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146in"/>
    </style:style>
    <style:style style:name="co3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GenerateRandomNumbers" table:style-name="ta1" table:print="false">
        <table:table-column table:style-name="co1" table:default-cell-style-name="Default"/>
        <table:table-column table:style-name="co2" table:number-columns-repeated="12" table:default-cell-style-name="ce1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2" office:value-type="string">
            <text:p>Generate Random Number Sums</text:p>
          </table:table-cell>
          <table:table-cell table:style-name="Default"/>
          <table:table-cell table:style-name="ce2"/>
          <table:table-cell table:style-name="Default" table:number-columns-repeated="8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2" office:value-type="string">
            <text:p>Approximation of the Normal Distribution</text:p>
          </table:table-cell>
          <table:table-cell table:style-name="Default"/>
          <table:table-cell table:style-name="ce2"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style-name="Default" table:formula="of:=AVERAGE([.N13:.N1012])" office:value-type="float" office:value="-0.0237409905339591">
            <text:p>-0.0237409905</text:p>
          </table:table-cell>
          <table:table-cell table:style-name="Default" office:value-type="string">
            <text:p><text:s/>= Average of the Sum and Centered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style-name="Default" table:formula="of:=SQRT(SUM([.P13:.P1012])/(1000-1))" office:value-type="float" office:value="0.964525569436655">
            <text:p>0.9645255694</text:p>
          </table:table-cell>
          <table:table-cell table:style-name="Default" office:value-type="string">
            <text:p><text:s/>= Standard Deviation = sqrt(sum((Xi-Xmean)^2/(n-1))</text:p>
          </table:table-cell>
          <table:table-cell table:style-name="Default" table:number-columns-repeated="6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2"/>
        </table:table-row>
        <table:table-row table:style-name="ro1">
          <table:table-cell table:number-columns-repeated="13"/>
          <table:table-cell office:value-type="string">
            <text:p>Xi</text:p>
          </table:table-cell>
          <table:table-cell table:style-name="ce1" office:value-type="string">
            <text:p>Xi-Xmean</text:p>
          </table:table-cell>
          <table:table-cell table:style-name="ce1" office:value-type="string">
            <text:p>(Xi-Xmean)^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Sum&amp;Center</text:p>
          </table:table-cell>
          <table:table-cell table:style-name="ce1" office:value-type="string">
            <text:p>Subtract Avg</text:p>
          </table:table-cell>
          <table:table-cell table:style-name="ce1" office:value-type="string">
            <text:p>Square pf</text:p>
          </table:table-cell>
        </table:table-row>
        <table:table-row table:style-name="ro1">
          <table:table-cell table:number-columns-repeated="14"/>
          <table:table-cell table:style-name="ce1" office:value-type="string">
            <text:p>from Sum&amp;Center</text:p>
          </table:table-cell>
          <table:table-cell table:style-name="ce1" office:value-type="string">
            <text:p>Centered Sum</text:p>
          </table:table-cell>
        </table:table-row>
        <table:table-row table:style-name="ro1">
          <table:table-cell/>
          <table:table-cell table:formula="of:=RAND()" office:value-type="float" office:value="0.252296314341947">
            <text:p>0.2522963143</text:p>
          </table:table-cell>
          <table:table-cell table:formula="of:=RAND()" office:value-type="float" office:value="0.927750768372789">
            <text:p>0.9277507684</text:p>
          </table:table-cell>
          <table:table-cell table:formula="of:=RAND()" office:value-type="float" office:value="0.995047912700102">
            <text:p>0.9950479127</text:p>
          </table:table-cell>
          <table:table-cell table:formula="of:=RAND()" office:value-type="float" office:value="0.450977099826559">
            <text:p>0.4509770998</text:p>
          </table:table-cell>
          <table:table-cell table:formula="of:=RAND()" office:value-type="float" office:value="0.018912858562544">
            <text:p>0.0189128586</text:p>
          </table:table-cell>
          <table:table-cell table:formula="of:=RAND()" office:value-type="float" office:value="0.475315962219611">
            <text:p>0.4753159622</text:p>
          </table:table-cell>
          <table:table-cell table:formula="of:=RAND()" office:value-type="float" office:value="0.651883978629485">
            <text:p>0.6518839786</text:p>
          </table:table-cell>
          <table:table-cell table:formula="of:=RAND()" office:value-type="float" office:value="0.645043583121151">
            <text:p>0.6450435831</text:p>
          </table:table-cell>
          <table:table-cell table:formula="of:=RAND()" office:value-type="float" office:value="0.770126672228798">
            <text:p>0.7701266722</text:p>
          </table:table-cell>
          <table:table-cell table:formula="of:=RAND()" office:value-type="float" office:value="0.131754712434486">
            <text:p>0.1317547124</text:p>
          </table:table-cell>
          <table:table-cell table:formula="of:=RAND()" office:value-type="float" office:value="0.00552596524357796">
            <text:p>0.0055259652</text:p>
          </table:table-cell>
          <table:table-cell table:formula="of:=RAND()" office:value-type="float" office:value="0.270734914112836">
            <text:p>0.2707349141</text:p>
          </table:table-cell>
          <table:table-cell table:formula="of:=SUM([.B13:.M13])-6" office:value-type="float" office:value="-0.404629258206114">
            <text:p>-0.4046292582</text:p>
          </table:table-cell>
          <table:table-cell table:formula="of:=[.N13]-[.$G$6]" office:value-type="float" office:value="-0.380888267672155">
            <text:p>-0.3808882677</text:p>
          </table:table-cell>
          <table:table-cell table:formula="of:=[.O13]*[.O13]" office:value-type="float" office:value="0.145075872450295">
            <text:p>0.1450758725</text:p>
          </table:table-cell>
        </table:table-row>
        <table:table-row table:style-name="ro1">
          <table:table-cell/>
          <table:table-cell table:formula="of:=RAND()" office:value-type="float" office:value="0.438714624615386">
            <text:p>0.4387146246</text:p>
          </table:table-cell>
          <table:table-cell table:formula="of:=RAND()" office:value-type="float" office:value="0.188490205444396">
            <text:p>0.1884902054</text:p>
          </table:table-cell>
          <table:table-cell table:formula="of:=RAND()" office:value-type="float" office:value="0.4186999311205">
            <text:p>0.4186999311</text:p>
          </table:table-cell>
          <table:table-cell table:formula="of:=RAND()" office:value-type="float" office:value="0.90431338432245">
            <text:p>0.9043133843</text:p>
          </table:table-cell>
          <table:table-cell table:formula="of:=RAND()" office:value-type="float" office:value="0.319462868385017">
            <text:p>0.3194628684</text:p>
          </table:table-cell>
          <table:table-cell table:formula="of:=RAND()" office:value-type="float" office:value="0.501274078385904">
            <text:p>0.5012740784</text:p>
          </table:table-cell>
          <table:table-cell table:formula="of:=RAND()" office:value-type="float" office:value="0.0745031132828444">
            <text:p>0.0745031133</text:p>
          </table:table-cell>
          <table:table-cell table:formula="of:=RAND()" office:value-type="float" office:value="0.996368024498224">
            <text:p>0.9963680245</text:p>
          </table:table-cell>
          <table:table-cell table:formula="of:=RAND()" office:value-type="float" office:value="0.461063692113385">
            <text:p>0.4610636921</text:p>
          </table:table-cell>
          <table:table-cell table:formula="of:=RAND()" office:value-type="float" office:value="0.816857598023489">
            <text:p>0.816857598</text:p>
          </table:table-cell>
          <table:table-cell table:formula="of:=RAND()" office:value-type="float" office:value="0.865444871131331">
            <text:p>0.8654448711</text:p>
          </table:table-cell>
          <table:table-cell table:formula="of:=RAND()" office:value-type="float" office:value="0.482334392145276">
            <text:p>0.4823343921</text:p>
          </table:table-cell>
          <table:table-cell table:formula="of:=SUM([.B14:.M14])-6" office:value-type="float" office:value="0.467526783468202">
            <text:p>0.4675267835</text:p>
          </table:table-cell>
          <table:table-cell table:formula="of:=[.N14]-[.$G$6]" office:value-type="float" office:value="0.491267774002161">
            <text:p>0.491267774</text:p>
          </table:table-cell>
          <table:table-cell table:formula="of:=[.O14]*[.O14]" office:value-type="float" office:value="0.241344025773038">
            <text:p>0.2413440258</text:p>
          </table:table-cell>
        </table:table-row>
        <table:table-row table:style-name="ro1">
          <table:table-cell/>
          <table:table-cell table:formula="of:=RAND()" office:value-type="float" office:value="0.979701325995848">
            <text:p>0.979701326</text:p>
          </table:table-cell>
          <table:table-cell table:formula="of:=RAND()" office:value-type="float" office:value="0.204771351069212">
            <text:p>0.2047713511</text:p>
          </table:table-cell>
          <table:table-cell table:formula="of:=RAND()" office:value-type="float" office:value="0.0692613087594509">
            <text:p>0.0692613088</text:p>
          </table:table-cell>
          <table:table-cell table:formula="of:=RAND()" office:value-type="float" office:value="0.191860722610727">
            <text:p>0.1918607226</text:p>
          </table:table-cell>
          <table:table-cell table:formula="of:=RAND()" office:value-type="float" office:value="0.248877899022773">
            <text:p>0.248877899</text:p>
          </table:table-cell>
          <table:table-cell table:formula="of:=RAND()" office:value-type="float" office:value="0.586560458876193">
            <text:p>0.5865604589</text:p>
          </table:table-cell>
          <table:table-cell table:formula="of:=RAND()" office:value-type="float" office:value="0.776659287745133">
            <text:p>0.7766592877</text:p>
          </table:table-cell>
          <table:table-cell table:formula="of:=RAND()" office:value-type="float" office:value="0.202967506134883">
            <text:p>0.2029675061</text:p>
          </table:table-cell>
          <table:table-cell table:formula="of:=RAND()" office:value-type="float" office:value="0.776089982129633">
            <text:p>0.7760899821</text:p>
          </table:table-cell>
          <table:table-cell table:formula="of:=RAND()" office:value-type="float" office:value="0.530970505904406">
            <text:p>0.5309705059</text:p>
          </table:table-cell>
          <table:table-cell table:formula="of:=RAND()" office:value-type="float" office:value="0.818271784111857">
            <text:p>0.8182717841</text:p>
          </table:table-cell>
          <table:table-cell table:formula="of:=RAND()" office:value-type="float" office:value="0.0479215020313859">
            <text:p>0.047921502</text:p>
          </table:table-cell>
          <table:table-cell table:formula="of:=SUM([.B15:.M15])-6" office:value-type="float" office:value="-0.566086365608498">
            <text:p>-0.5660863656</text:p>
          </table:table-cell>
          <table:table-cell table:formula="of:=[.N15]-[.$G$6]" office:value-type="float" office:value="-0.542345375074539">
            <text:p>-0.5423453751</text:p>
          </table:table-cell>
          <table:table-cell table:formula="of:=[.O15]*[.O15]" office:value-type="float" office:value="0.294138505864743">
            <text:p>0.2941385059</text:p>
          </table:table-cell>
        </table:table-row>
        <table:table-row table:style-name="ro1">
          <table:table-cell/>
          <table:table-cell table:formula="of:=RAND()" office:value-type="float" office:value="0.26829325594008">
            <text:p>0.2682932559</text:p>
          </table:table-cell>
          <table:table-cell table:formula="of:=RAND()" office:value-type="float" office:value="0.226063915295526">
            <text:p>0.2260639153</text:p>
          </table:table-cell>
          <table:table-cell table:formula="of:=RAND()" office:value-type="float" office:value="0.917386071523652">
            <text:p>0.9173860715</text:p>
          </table:table-cell>
          <table:table-cell table:formula="of:=RAND()" office:value-type="float" office:value="0.519235235173255">
            <text:p>0.5192352352</text:p>
          </table:table-cell>
          <table:table-cell table:formula="of:=RAND()" office:value-type="float" office:value="0.535423389868811">
            <text:p>0.5354233899</text:p>
          </table:table-cell>
          <table:table-cell table:formula="of:=RAND()" office:value-type="float" office:value="0.469719430431724">
            <text:p>0.4697194304</text:p>
          </table:table-cell>
          <table:table-cell table:formula="of:=RAND()" office:value-type="float" office:value="0.140249802265316">
            <text:p>0.1402498023</text:p>
          </table:table-cell>
          <table:table-cell table:formula="of:=RAND()" office:value-type="float" office:value="0.316490881377831">
            <text:p>0.3164908814</text:p>
          </table:table-cell>
          <table:table-cell table:formula="of:=RAND()" office:value-type="float" office:value="0.345136062242091">
            <text:p>0.3451360622</text:p>
          </table:table-cell>
          <table:table-cell table:formula="of:=RAND()" office:value-type="float" office:value="0.28646544017829">
            <text:p>0.2864654402</text:p>
          </table:table-cell>
          <table:table-cell table:formula="of:=RAND()" office:value-type="float" office:value="0.502311611082405">
            <text:p>0.5023116111</text:p>
          </table:table-cell>
          <table:table-cell table:formula="of:=RAND()" office:value-type="float" office:value="0.508788611972705">
            <text:p>0.508788612</text:p>
          </table:table-cell>
          <table:table-cell table:formula="of:=SUM([.B16:.M16])-6" office:value-type="float" office:value="-0.964436292648315">
            <text:p>-0.9644362926</text:p>
          </table:table-cell>
          <table:table-cell table:formula="of:=[.N16]-[.$G$6]" office:value-type="float" office:value="-0.940695302114356">
            <text:p>-0.9406953021</text:p>
          </table:table-cell>
          <table:table-cell table:formula="of:=[.O16]*[.O16]" office:value-type="float" office:value="0.88490765142002">
            <text:p>0.8849076514</text:p>
          </table:table-cell>
        </table:table-row>
        <table:table-row table:style-name="ro1">
          <table:table-cell/>
          <table:table-cell table:formula="of:=RAND()" office:value-type="float" office:value="0.0835188685450703">
            <text:p>0.0835188685</text:p>
          </table:table-cell>
          <table:table-cell table:formula="of:=RAND()" office:value-type="float" office:value="0.0523034839425236">
            <text:p>0.0523034839</text:p>
          </table:table-cell>
          <table:table-cell table:formula="of:=RAND()" office:value-type="float" office:value="0.971117085078731">
            <text:p>0.9711170851</text:p>
          </table:table-cell>
          <table:table-cell table:formula="of:=RAND()" office:value-type="float" office:value="0.47018124233">
            <text:p>0.4701812423</text:p>
          </table:table-cell>
          <table:table-cell table:formula="of:=RAND()" office:value-type="float" office:value="0.683103219838813">
            <text:p>0.6831032198</text:p>
          </table:table-cell>
          <table:table-cell table:formula="of:=RAND()" office:value-type="float" office:value="0.0727205774746835">
            <text:p>0.0727205775</text:p>
          </table:table-cell>
          <table:table-cell table:formula="of:=RAND()" office:value-type="float" office:value="0.307605520123616">
            <text:p>0.3076055201</text:p>
          </table:table-cell>
          <table:table-cell table:formula="of:=RAND()" office:value-type="float" office:value="0.425270575564355">
            <text:p>0.4252705756</text:p>
          </table:table-cell>
          <table:table-cell table:formula="of:=RAND()" office:value-type="float" office:value="0.386215942213312">
            <text:p>0.3862159422</text:p>
          </table:table-cell>
          <table:table-cell table:formula="of:=RAND()" office:value-type="float" office:value="0.613727753981948">
            <text:p>0.613727754</text:p>
          </table:table-cell>
          <table:table-cell table:formula="of:=RAND()" office:value-type="float" office:value="0.0793684718664736">
            <text:p>0.0793684719</text:p>
          </table:table-cell>
          <table:table-cell table:formula="of:=RAND()" office:value-type="float" office:value="0.917491342173889">
            <text:p>0.9174913422</text:p>
          </table:table-cell>
          <table:table-cell table:formula="of:=SUM([.B17:.M17])-6" office:value-type="float" office:value="-0.937375916866586">
            <text:p>-0.9373759169</text:p>
          </table:table-cell>
          <table:table-cell table:formula="of:=[.N17]-[.$G$6]" office:value-type="float" office:value="-0.913634926332626">
            <text:p>-0.9136349263</text:p>
          </table:table-cell>
          <table:table-cell table:formula="of:=[.O17]*[.O17]" office:value-type="float" office:value="0.834728778614824">
            <text:p>0.8347287786</text:p>
          </table:table-cell>
        </table:table-row>
        <table:table-row table:style-name="ro1">
          <table:table-cell/>
          <table:table-cell table:formula="of:=RAND()" office:value-type="float" office:value="0.581493451958522">
            <text:p>0.581493452</text:p>
          </table:table-cell>
          <table:table-cell table:formula="of:=RAND()" office:value-type="float" office:value="0.283832303481176">
            <text:p>0.2838323035</text:p>
          </table:table-cell>
          <table:table-cell table:formula="of:=RAND()" office:value-type="float" office:value="0.24750987929292">
            <text:p>0.2475098793</text:p>
          </table:table-cell>
          <table:table-cell table:formula="of:=RAND()" office:value-type="float" office:value="0.636757524684072">
            <text:p>0.6367575247</text:p>
          </table:table-cell>
          <table:table-cell table:formula="of:=RAND()" office:value-type="float" office:value="0.458140801405534">
            <text:p>0.4581408014</text:p>
          </table:table-cell>
          <table:table-cell table:formula="of:=RAND()" office:value-type="float" office:value="0.690199572127312">
            <text:p>0.6901995721</text:p>
          </table:table-cell>
          <table:table-cell table:formula="of:=RAND()" office:value-type="float" office:value="0.93433709256351">
            <text:p>0.9343370926</text:p>
          </table:table-cell>
          <table:table-cell table:formula="of:=RAND()" office:value-type="float" office:value="0.730625215917826">
            <text:p>0.7306252159</text:p>
          </table:table-cell>
          <table:table-cell table:formula="of:=RAND()" office:value-type="float" office:value="0.989983661333099">
            <text:p>0.9899836613</text:p>
          </table:table-cell>
          <table:table-cell table:formula="of:=RAND()" office:value-type="float" office:value="0.583493886049837">
            <text:p>0.583493886</text:p>
          </table:table-cell>
          <table:table-cell table:formula="of:=RAND()" office:value-type="float" office:value="0.588688884628937">
            <text:p>0.5886888846</text:p>
          </table:table-cell>
          <table:table-cell table:formula="of:=RAND()" office:value-type="float" office:value="0.961720573483035">
            <text:p>0.9617205735</text:p>
          </table:table-cell>
          <table:table-cell table:formula="of:=SUM([.B18:.M18])-6" office:value-type="float" office:value="1.68678284692578">
            <text:p>1.6867828469</text:p>
          </table:table-cell>
          <table:table-cell table:formula="of:=[.N18]-[.$G$6]" office:value-type="float" office:value="1.71052383745974">
            <text:p>1.7105238375</text:p>
          </table:table-cell>
          <table:table-cell table:formula="of:=[.O18]*[.O18]" office:value-type="float" office:value="2.92589179851799">
            <text:p>2.9258917985</text:p>
          </table:table-cell>
        </table:table-row>
        <table:table-row table:style-name="ro1">
          <table:table-cell/>
          <table:table-cell table:formula="of:=RAND()" office:value-type="float" office:value="0.509015639079735">
            <text:p>0.5090156391</text:p>
          </table:table-cell>
          <table:table-cell table:formula="of:=RAND()" office:value-type="float" office:value="0.181622747331858">
            <text:p>0.1816227473</text:p>
          </table:table-cell>
          <table:table-cell table:formula="of:=RAND()" office:value-type="float" office:value="0.359336600638926">
            <text:p>0.3593366006</text:p>
          </table:table-cell>
          <table:table-cell table:formula="of:=RAND()" office:value-type="float" office:value="0.772507798625156">
            <text:p>0.7725077986</text:p>
          </table:table-cell>
          <table:table-cell table:formula="of:=RAND()" office:value-type="float" office:value="0.888736131601036">
            <text:p>0.8887361316</text:p>
          </table:table-cell>
          <table:table-cell table:formula="of:=RAND()" office:value-type="float" office:value="0.86773150600493">
            <text:p>0.867731506</text:p>
          </table:table-cell>
          <table:table-cell table:formula="of:=RAND()" office:value-type="float" office:value="0.444635129300877">
            <text:p>0.4446351293</text:p>
          </table:table-cell>
          <table:table-cell table:formula="of:=RAND()" office:value-type="float" office:value="0.289989914977923">
            <text:p>0.289989915</text:p>
          </table:table-cell>
          <table:table-cell table:formula="of:=RAND()" office:value-type="float" office:value="0.618028031662107">
            <text:p>0.6180280317</text:p>
          </table:table-cell>
          <table:table-cell table:formula="of:=RAND()" office:value-type="float" office:value="0.67592086805962">
            <text:p>0.6759208681</text:p>
          </table:table-cell>
          <table:table-cell table:formula="of:=RAND()" office:value-type="float" office:value="0.474216452334076">
            <text:p>0.4742164523</text:p>
          </table:table-cell>
          <table:table-cell table:formula="of:=RAND()" office:value-type="float" office:value="0.301776135340333">
            <text:p>0.3017761353</text:p>
          </table:table-cell>
          <table:table-cell table:formula="of:=SUM([.B19:.M19])-6" office:value-type="float" office:value="0.383516954956576">
            <text:p>0.383516955</text:p>
          </table:table-cell>
          <table:table-cell table:formula="of:=[.N19]-[.$G$6]" office:value-type="float" office:value="0.407257945490535">
            <text:p>0.4072579455</text:p>
          </table:table-cell>
          <table:table-cell table:formula="of:=[.O19]*[.O19]" office:value-type="float" office:value="0.165859034165172">
            <text:p>0.1658590342</text:p>
          </table:table-cell>
        </table:table-row>
        <table:table-row table:style-name="ro1">
          <table:table-cell/>
          <table:table-cell table:formula="of:=RAND()" office:value-type="float" office:value="0.0209410467650741">
            <text:p>0.0209410468</text:p>
          </table:table-cell>
          <table:table-cell table:formula="of:=RAND()" office:value-type="float" office:value="0.229577321792021">
            <text:p>0.2295773218</text:p>
          </table:table-cell>
          <table:table-cell table:formula="of:=RAND()" office:value-type="float" office:value="0.290396348340437">
            <text:p>0.2903963483</text:p>
          </table:table-cell>
          <table:table-cell table:formula="of:=RAND()" office:value-type="float" office:value="0.824919578852132">
            <text:p>0.8249195789</text:p>
          </table:table-cell>
          <table:table-cell table:formula="of:=RAND()" office:value-type="float" office:value="0.401272349758074">
            <text:p>0.4012723498</text:p>
          </table:table-cell>
          <table:table-cell table:formula="of:=RAND()" office:value-type="float" office:value="0.609876523492858">
            <text:p>0.6098765235</text:p>
          </table:table-cell>
          <table:table-cell table:formula="of:=RAND()" office:value-type="float" office:value="0.532245801063255">
            <text:p>0.5322458011</text:p>
          </table:table-cell>
          <table:table-cell table:formula="of:=RAND()" office:value-type="float" office:value="0.321393080754206">
            <text:p>0.3213930808</text:p>
          </table:table-cell>
          <table:table-cell table:formula="of:=RAND()" office:value-type="float" office:value="0.147322295233607">
            <text:p>0.1473222952</text:p>
          </table:table-cell>
          <table:table-cell table:formula="of:=RAND()" office:value-type="float" office:value="0.207931390730664">
            <text:p>0.2079313907</text:p>
          </table:table-cell>
          <table:table-cell table:formula="of:=RAND()" office:value-type="float" office:value="0.731668988475576">
            <text:p>0.7316689885</text:p>
          </table:table-cell>
          <table:table-cell table:formula="of:=RAND()" office:value-type="float" office:value="0.493119997670874">
            <text:p>0.4931199977</text:p>
          </table:table-cell>
          <table:table-cell table:formula="of:=SUM([.B20:.M20])-6" office:value-type="float" office:value="-1.18933527707122">
            <text:p>-1.1893352771</text:p>
          </table:table-cell>
          <table:table-cell table:formula="of:=[.N20]-[.$G$6]" office:value-type="float" office:value="-1.16559428653726">
            <text:p>-1.1655942865</text:p>
          </table:table-cell>
          <table:table-cell table:formula="of:=[.O20]*[.O20]" office:value-type="float" office:value="1.35861004080831">
            <text:p>1.3586100408</text:p>
          </table:table-cell>
        </table:table-row>
        <table:table-row table:style-name="ro1">
          <table:table-cell/>
          <table:table-cell table:formula="of:=RAND()" office:value-type="float" office:value="0.752496994333342">
            <text:p>0.7524969943</text:p>
          </table:table-cell>
          <table:table-cell table:formula="of:=RAND()" office:value-type="float" office:value="0.360829871613532">
            <text:p>0.3608298716</text:p>
          </table:table-cell>
          <table:table-cell table:formula="of:=RAND()" office:value-type="float" office:value="0.499111699173227">
            <text:p>0.4991116992</text:p>
          </table:table-cell>
          <table:table-cell table:formula="of:=RAND()" office:value-type="float" office:value="0.409572097240016">
            <text:p>0.4095720972</text:p>
          </table:table-cell>
          <table:table-cell table:formula="of:=RAND()" office:value-type="float" office:value="0.560358338057995">
            <text:p>0.5603583381</text:p>
          </table:table-cell>
          <table:table-cell table:formula="of:=RAND()" office:value-type="float" office:value="0.757729980396107">
            <text:p>0.7577299804</text:p>
          </table:table-cell>
          <table:table-cell table:formula="of:=RAND()" office:value-type="float" office:value="0.228166866349056">
            <text:p>0.2281668663</text:p>
          </table:table-cell>
          <table:table-cell table:formula="of:=RAND()" office:value-type="float" office:value="0.573358950437978">
            <text:p>0.5733589504</text:p>
          </table:table-cell>
          <table:table-cell table:formula="of:=RAND()" office:value-type="float" office:value="0.464381061727181">
            <text:p>0.4643810617</text:p>
          </table:table-cell>
          <table:table-cell table:formula="of:=RAND()" office:value-type="float" office:value="0.369987949961796">
            <text:p>0.36998795</text:p>
          </table:table-cell>
          <table:table-cell table:formula="of:=RAND()" office:value-type="float" office:value="0.296126522589475">
            <text:p>0.2961265226</text:p>
          </table:table-cell>
          <table:table-cell table:formula="of:=RAND()" office:value-type="float" office:value="0.930960820522159">
            <text:p>0.9309608205</text:p>
          </table:table-cell>
          <table:table-cell table:formula="of:=SUM([.B21:.M21])-6" office:value-type="float" office:value="0.203081152401865">
            <text:p>0.2030811524</text:p>
          </table:table-cell>
          <table:table-cell table:formula="of:=[.N21]-[.$G$6]" office:value-type="float" office:value="0.226822142935824">
            <text:p>0.2268221429</text:p>
          </table:table-cell>
          <table:table-cell table:formula="of:=[.O21]*[.O21]" office:value-type="float" office:value="0.0514482845259992">
            <text:p>0.0514482845</text:p>
          </table:table-cell>
        </table:table-row>
        <table:table-row table:style-name="ro1">
          <table:table-cell/>
          <table:table-cell table:formula="of:=RAND()" office:value-type="float" office:value="0.0919388306792825">
            <text:p>0.0919388307</text:p>
          </table:table-cell>
          <table:table-cell table:formula="of:=RAND()" office:value-type="float" office:value="0.235296569066122">
            <text:p>0.2352965691</text:p>
          </table:table-cell>
          <table:table-cell table:formula="of:=RAND()" office:value-type="float" office:value="0.468111956492066">
            <text:p>0.4681119565</text:p>
          </table:table-cell>
          <table:table-cell table:formula="of:=RAND()" office:value-type="float" office:value="0.740636661183089">
            <text:p>0.7406366612</text:p>
          </table:table-cell>
          <table:table-cell table:formula="of:=RAND()" office:value-type="float" office:value="0.426790112396702">
            <text:p>0.4267901124</text:p>
          </table:table-cell>
          <table:table-cell table:formula="of:=RAND()" office:value-type="float" office:value="0.378729443531483">
            <text:p>0.3787294435</text:p>
          </table:table-cell>
          <table:table-cell table:formula="of:=RAND()" office:value-type="float" office:value="0.434163528028876">
            <text:p>0.434163528</text:p>
          </table:table-cell>
          <table:table-cell table:formula="of:=RAND()" office:value-type="float" office:value="0.865170040400699">
            <text:p>0.8651700404</text:p>
          </table:table-cell>
          <table:table-cell table:formula="of:=RAND()" office:value-type="float" office:value="0.171383669134229">
            <text:p>0.1713836691</text:p>
          </table:table-cell>
          <table:table-cell table:formula="of:=RAND()" office:value-type="float" office:value="0.514516470488161">
            <text:p>0.5145164705</text:p>
          </table:table-cell>
          <table:table-cell table:formula="of:=RAND()" office:value-type="float" office:value="0.175030839629471">
            <text:p>0.1750308396</text:p>
          </table:table-cell>
          <table:table-cell table:formula="of:=RAND()" office:value-type="float" office:value="0.0847785628866404">
            <text:p>0.0847785629</text:p>
          </table:table-cell>
          <table:table-cell table:formula="of:=SUM([.B22:.M22])-6" office:value-type="float" office:value="-1.41345331608318">
            <text:p>-1.4134533161</text:p>
          </table:table-cell>
          <table:table-cell table:formula="of:=[.N22]-[.$G$6]" office:value-type="float" office:value="-1.38971232554922">
            <text:p>-1.3897123255</text:p>
          </table:table-cell>
          <table:table-cell table:formula="of:=[.O22]*[.O22]" office:value-type="float" office:value="1.93130034778342">
            <text:p>1.9313003478</text:p>
          </table:table-cell>
        </table:table-row>
        <table:table-row table:style-name="ro1">
          <table:table-cell/>
          <table:table-cell table:formula="of:=RAND()" office:value-type="float" office:value="0.118066074792296">
            <text:p>0.1180660748</text:p>
          </table:table-cell>
          <table:table-cell table:formula="of:=RAND()" office:value-type="float" office:value="0.0974193741567433">
            <text:p>0.0974193742</text:p>
          </table:table-cell>
          <table:table-cell table:formula="of:=RAND()" office:value-type="float" office:value="0.74848437635228">
            <text:p>0.7484843764</text:p>
          </table:table-cell>
          <table:table-cell table:formula="of:=RAND()" office:value-type="float" office:value="0.136954188346863">
            <text:p>0.1369541883</text:p>
          </table:table-cell>
          <table:table-cell table:formula="of:=RAND()" office:value-type="float" office:value="0.0692935893312097">
            <text:p>0.0692935893</text:p>
          </table:table-cell>
          <table:table-cell table:formula="of:=RAND()" office:value-type="float" office:value="0.19930617371574">
            <text:p>0.1993061737</text:p>
          </table:table-cell>
          <table:table-cell table:formula="of:=RAND()" office:value-type="float" office:value="0.83632801938802">
            <text:p>0.8363280194</text:p>
          </table:table-cell>
          <table:table-cell table:formula="of:=RAND()" office:value-type="float" office:value="0.947700299322605">
            <text:p>0.9477002993</text:p>
          </table:table-cell>
          <table:table-cell table:formula="of:=RAND()" office:value-type="float" office:value="0.128326165955514">
            <text:p>0.128326166</text:p>
          </table:table-cell>
          <table:table-cell table:formula="of:=RAND()" office:value-type="float" office:value="0.386163326213136">
            <text:p>0.3861633262</text:p>
          </table:table-cell>
          <table:table-cell table:formula="of:=RAND()" office:value-type="float" office:value="0.502560605760664">
            <text:p>0.5025606058</text:p>
          </table:table-cell>
          <table:table-cell table:formula="of:=RAND()" office:value-type="float" office:value="0.79823211627081">
            <text:p>0.7982321163</text:p>
          </table:table-cell>
          <table:table-cell table:formula="of:=SUM([.B23:.M23])-6" office:value-type="float" office:value="-1.03116569039412">
            <text:p>-1.0311656904</text:p>
          </table:table-cell>
          <table:table-cell table:formula="of:=[.N23]-[.$G$6]" office:value-type="float" office:value="-1.00742469986016">
            <text:p>-1.0074246999</text:p>
          </table:table-cell>
          <table:table-cell table:formula="of:=[.O23]*[.O23]" office:value-type="float" office:value="1.01490452588833">
            <text:p>1.0149045259</text:p>
          </table:table-cell>
        </table:table-row>
        <table:table-row table:style-name="ro1">
          <table:table-cell/>
          <table:table-cell table:formula="of:=RAND()" office:value-type="float" office:value="0.117270317394286">
            <text:p>0.1172703174</text:p>
          </table:table-cell>
          <table:table-cell table:formula="of:=RAND()" office:value-type="float" office:value="0.4051653589122">
            <text:p>0.4051653589</text:p>
          </table:table-cell>
          <table:table-cell table:formula="of:=RAND()" office:value-type="float" office:value="0.455182112986222">
            <text:p>0.455182113</text:p>
          </table:table-cell>
          <table:table-cell table:formula="of:=RAND()" office:value-type="float" office:value="0.174493471626192">
            <text:p>0.1744934716</text:p>
          </table:table-cell>
          <table:table-cell table:formula="of:=RAND()" office:value-type="float" office:value="0.0724088249262422">
            <text:p>0.0724088249</text:p>
          </table:table-cell>
          <table:table-cell table:formula="of:=RAND()" office:value-type="float" office:value="0.6335840576794">
            <text:p>0.6335840577</text:p>
          </table:table-cell>
          <table:table-cell table:formula="of:=RAND()" office:value-type="float" office:value="0.287234638817608">
            <text:p>0.2872346388</text:p>
          </table:table-cell>
          <table:table-cell table:formula="of:=RAND()" office:value-type="float" office:value="0.873502933653072">
            <text:p>0.8735029337</text:p>
          </table:table-cell>
          <table:table-cell table:formula="of:=RAND()" office:value-type="float" office:value="0.02127735177055">
            <text:p>0.0212773518</text:p>
          </table:table-cell>
          <table:table-cell table:formula="of:=RAND()" office:value-type="float" office:value="0.932795427273959">
            <text:p>0.9327954273</text:p>
          </table:table-cell>
          <table:table-cell table:formula="of:=RAND()" office:value-type="float" office:value="0.407377103576437">
            <text:p>0.4073771036</text:p>
          </table:table-cell>
          <table:table-cell table:formula="of:=RAND()" office:value-type="float" office:value="0.842405253788456">
            <text:p>0.8424052538</text:p>
          </table:table-cell>
          <table:table-cell table:formula="of:=SUM([.B24:.M24])-6" office:value-type="float" office:value="-0.777303147595376">
            <text:p>-0.7773031476</text:p>
          </table:table-cell>
          <table:table-cell table:formula="of:=[.N24]-[.$G$6]" office:value-type="float" office:value="-0.753562157061417">
            <text:p>-0.7535621571</text:p>
          </table:table-cell>
          <table:table-cell table:formula="of:=[.O24]*[.O24]" office:value-type="float" office:value="0.567855924555055">
            <text:p>0.5678559246</text:p>
          </table:table-cell>
        </table:table-row>
        <table:table-row table:style-name="ro1">
          <table:table-cell/>
          <table:table-cell table:formula="of:=RAND()" office:value-type="float" office:value="0.844346218043938">
            <text:p>0.844346218</text:p>
          </table:table-cell>
          <table:table-cell table:formula="of:=RAND()" office:value-type="float" office:value="0.107558715390041">
            <text:p>0.1075587154</text:p>
          </table:table-cell>
          <table:table-cell table:formula="of:=RAND()" office:value-type="float" office:value="0.418229566188529">
            <text:p>0.4182295662</text:p>
          </table:table-cell>
          <table:table-cell table:formula="of:=RAND()" office:value-type="float" office:value="0.717827431391925">
            <text:p>0.7178274314</text:p>
          </table:table-cell>
          <table:table-cell table:formula="of:=RAND()" office:value-type="float" office:value="0.372116412734613">
            <text:p>0.3721164127</text:p>
          </table:table-cell>
          <table:table-cell table:formula="of:=RAND()" office:value-type="float" office:value="0.886345134815201">
            <text:p>0.8863451348</text:p>
          </table:table-cell>
          <table:table-cell table:formula="of:=RAND()" office:value-type="float" office:value="0.647970641264692">
            <text:p>0.6479706413</text:p>
          </table:table-cell>
          <table:table-cell table:formula="of:=RAND()" office:value-type="float" office:value="0.304733352269977">
            <text:p>0.3047333523</text:p>
          </table:table-cell>
          <table:table-cell table:formula="of:=RAND()" office:value-type="float" office:value="0.351451472844928">
            <text:p>0.3514514728</text:p>
          </table:table-cell>
          <table:table-cell table:formula="of:=RAND()" office:value-type="float" office:value="0.610709605040029">
            <text:p>0.610709605</text:p>
          </table:table-cell>
          <table:table-cell table:formula="of:=RAND()" office:value-type="float" office:value="0.597056401660666">
            <text:p>0.5970564017</text:p>
          </table:table-cell>
          <table:table-cell table:formula="of:=RAND()" office:value-type="float" office:value="0.333197126863524">
            <text:p>0.3331971269</text:p>
          </table:table-cell>
          <table:table-cell table:formula="of:=SUM([.B25:.M25])-6" office:value-type="float" office:value="0.191542078508064">
            <text:p>0.1915420785</text:p>
          </table:table-cell>
          <table:table-cell table:formula="of:=[.N25]-[.$G$6]" office:value-type="float" office:value="0.215283069042023">
            <text:p>0.215283069</text:p>
          </table:table-cell>
          <table:table-cell table:formula="of:=[.O25]*[.O25]" office:value-type="float" office:value="0.0463467998161526">
            <text:p>0.0463467998</text:p>
          </table:table-cell>
        </table:table-row>
        <table:table-row table:style-name="ro1">
          <table:table-cell/>
          <table:table-cell table:formula="of:=RAND()" office:value-type="float" office:value="0.937425852520391">
            <text:p>0.9374258525</text:p>
          </table:table-cell>
          <table:table-cell table:formula="of:=RAND()" office:value-type="float" office:value="0.51422944967635">
            <text:p>0.5142294497</text:p>
          </table:table-cell>
          <table:table-cell table:formula="of:=RAND()" office:value-type="float" office:value="0.441952837631106">
            <text:p>0.4419528376</text:p>
          </table:table-cell>
          <table:table-cell table:formula="of:=RAND()" office:value-type="float" office:value="0.377111189533025">
            <text:p>0.3771111895</text:p>
          </table:table-cell>
          <table:table-cell table:formula="of:=RAND()" office:value-type="float" office:value="0.324638021411374">
            <text:p>0.3246380214</text:p>
          </table:table-cell>
          <table:table-cell table:formula="of:=RAND()" office:value-type="float" office:value="0.208155141910538">
            <text:p>0.2081551419</text:p>
          </table:table-cell>
          <table:table-cell table:formula="of:=RAND()" office:value-type="float" office:value="0.547185286646709">
            <text:p>0.5471852866</text:p>
          </table:table-cell>
          <table:table-cell table:formula="of:=RAND()" office:value-type="float" office:value="0.732837258605287">
            <text:p>0.7328372586</text:p>
          </table:table-cell>
          <table:table-cell table:formula="of:=RAND()" office:value-type="float" office:value="0.398191277170554">
            <text:p>0.3981912772</text:p>
          </table:table-cell>
          <table:table-cell table:formula="of:=RAND()" office:value-type="float" office:value="0.927342308685184">
            <text:p>0.9273423087</text:p>
          </table:table-cell>
          <table:table-cell table:formula="of:=RAND()" office:value-type="float" office:value="0.341903729597107">
            <text:p>0.3419037296</text:p>
          </table:table-cell>
          <table:table-cell table:formula="of:=RAND()" office:value-type="float" office:value="0.302018445683643">
            <text:p>0.3020184457</text:p>
          </table:table-cell>
          <table:table-cell table:formula="of:=SUM([.B26:.M26])-6" office:value-type="float" office:value="0.0529907990712673">
            <text:p>0.0529907991</text:p>
          </table:table-cell>
          <table:table-cell table:formula="of:=[.N26]-[.$G$6]" office:value-type="float" office:value="0.0767317896052264">
            <text:p>0.0767317896</text:p>
          </table:table-cell>
          <table:table-cell table:formula="of:=[.O26]*[.O26]" office:value-type="float" office:value="0.00588776753602073">
            <text:p>0.0058877675</text:p>
          </table:table-cell>
        </table:table-row>
        <table:table-row table:style-name="ro1">
          <table:table-cell/>
          <table:table-cell table:formula="of:=RAND()" office:value-type="float" office:value="0.496827052207664">
            <text:p>0.4968270522</text:p>
          </table:table-cell>
          <table:table-cell table:formula="of:=RAND()" office:value-type="float" office:value="0.496333769988269">
            <text:p>0.49633377</text:p>
          </table:table-cell>
          <table:table-cell table:formula="of:=RAND()" office:value-type="float" office:value="0.659307406283915">
            <text:p>0.6593074063</text:p>
          </table:table-cell>
          <table:table-cell table:formula="of:=RAND()" office:value-type="float" office:value="0.767503449926153">
            <text:p>0.7675034499</text:p>
          </table:table-cell>
          <table:table-cell table:formula="of:=RAND()" office:value-type="float" office:value="0.0703224062453955">
            <text:p>0.0703224062</text:p>
          </table:table-cell>
          <table:table-cell table:formula="of:=RAND()" office:value-type="float" office:value="0.673662992892787">
            <text:p>0.6736629929</text:p>
          </table:table-cell>
          <table:table-cell table:formula="of:=RAND()" office:value-type="float" office:value="0.317760137841105">
            <text:p>0.3177601378</text:p>
          </table:table-cell>
          <table:table-cell table:formula="of:=RAND()" office:value-type="float" office:value="0.116520648123696">
            <text:p>0.1165206481</text:p>
          </table:table-cell>
          <table:table-cell table:formula="of:=RAND()" office:value-type="float" office:value="0.662942228605971">
            <text:p>0.6629422286</text:p>
          </table:table-cell>
          <table:table-cell table:formula="of:=RAND()" office:value-type="float" office:value="0.6849261415191">
            <text:p>0.6849261415</text:p>
          </table:table-cell>
          <table:table-cell table:formula="of:=RAND()" office:value-type="float" office:value="0.411397907184437">
            <text:p>0.4113979072</text:p>
          </table:table-cell>
          <table:table-cell table:formula="of:=RAND()" office:value-type="float" office:value="0.297407386824489">
            <text:p>0.2974073868</text:p>
          </table:table-cell>
          <table:table-cell table:formula="of:=SUM([.B27:.M27])-6" office:value-type="float" office:value="-0.34508847235702">
            <text:p>-0.3450884724</text:p>
          </table:table-cell>
          <table:table-cell table:formula="of:=[.N27]-[.$G$6]" office:value-type="float" office:value="-0.321347481823061">
            <text:p>-0.3213474818</text:p>
          </table:table-cell>
          <table:table-cell table:formula="of:=[.O27]*[.O27]" office:value-type="float" office:value="0.103264204074022">
            <text:p>0.1032642041</text:p>
          </table:table-cell>
        </table:table-row>
        <table:table-row table:style-name="ro1">
          <table:table-cell/>
          <table:table-cell table:formula="of:=RAND()" office:value-type="float" office:value="0.123112480388954">
            <text:p>0.1231124804</text:p>
          </table:table-cell>
          <table:table-cell table:formula="of:=RAND()" office:value-type="float" office:value="0.898330520140007">
            <text:p>0.8983305201</text:p>
          </table:table-cell>
          <table:table-cell table:formula="of:=RAND()" office:value-type="float" office:value="0.694401199929416">
            <text:p>0.6944011999</text:p>
          </table:table-cell>
          <table:table-cell table:formula="of:=RAND()" office:value-type="float" office:value="0.46486073709093">
            <text:p>0.4648607371</text:p>
          </table:table-cell>
          <table:table-cell table:formula="of:=RAND()" office:value-type="float" office:value="0.399240271421149">
            <text:p>0.3992402714</text:p>
          </table:table-cell>
          <table:table-cell table:formula="of:=RAND()" office:value-type="float" office:value="0.98566251504235">
            <text:p>0.985662515</text:p>
          </table:table-cell>
          <table:table-cell table:formula="of:=RAND()" office:value-type="float" office:value="0.790655414573848">
            <text:p>0.7906554146</text:p>
          </table:table-cell>
          <table:table-cell table:formula="of:=RAND()" office:value-type="float" office:value="0.751759527251124">
            <text:p>0.7517595273</text:p>
          </table:table-cell>
          <table:table-cell table:formula="of:=RAND()" office:value-type="float" office:value="0.629831831436604">
            <text:p>0.6298318314</text:p>
          </table:table-cell>
          <table:table-cell table:formula="of:=RAND()" office:value-type="float" office:value="0.896494302200154">
            <text:p>0.8964943022</text:p>
          </table:table-cell>
          <table:table-cell table:formula="of:=RAND()" office:value-type="float" office:value="0.865506803384051">
            <text:p>0.8655068034</text:p>
          </table:table-cell>
          <table:table-cell table:formula="of:=RAND()" office:value-type="float" office:value="0.885980196529999">
            <text:p>0.8859801965</text:p>
          </table:table-cell>
          <table:table-cell table:formula="of:=SUM([.B28:.M28])-6" office:value-type="float" office:value="2.38583579938859">
            <text:p>2.3858357994</text:p>
          </table:table-cell>
          <table:table-cell table:formula="of:=[.N28]-[.$G$6]" office:value-type="float" office:value="2.40957678992255">
            <text:p>2.4095767899</text:p>
          </table:table-cell>
          <table:table-cell table:formula="of:=[.O28]*[.O28]" office:value-type="float" office:value="5.80606030653344">
            <text:p>5.8060603065</text:p>
          </table:table-cell>
        </table:table-row>
        <table:table-row table:style-name="ro1">
          <table:table-cell/>
          <table:table-cell table:formula="of:=RAND()" office:value-type="float" office:value="0.0108089835848659">
            <text:p>0.0108089836</text:p>
          </table:table-cell>
          <table:table-cell table:formula="of:=RAND()" office:value-type="float" office:value="0.938052480574697">
            <text:p>0.9380524806</text:p>
          </table:table-cell>
          <table:table-cell table:formula="of:=RAND()" office:value-type="float" office:value="0.935035147005692">
            <text:p>0.935035147</text:p>
          </table:table-cell>
          <table:table-cell table:formula="of:=RAND()" office:value-type="float" office:value="0.0590231267269701">
            <text:p>0.0590231267</text:p>
          </table:table-cell>
          <table:table-cell table:formula="of:=RAND()" office:value-type="float" office:value="0.923915270948783">
            <text:p>0.9239152709</text:p>
          </table:table-cell>
          <table:table-cell table:formula="of:=RAND()" office:value-type="float" office:value="0.0315438625402749">
            <text:p>0.0315438625</text:p>
          </table:table-cell>
          <table:table-cell table:formula="of:=RAND()" office:value-type="float" office:value="0.410538138821721">
            <text:p>0.4105381388</text:p>
          </table:table-cell>
          <table:table-cell table:formula="of:=RAND()" office:value-type="float" office:value="0.00818560924381018">
            <text:p>0.0081856092</text:p>
          </table:table-cell>
          <table:table-cell table:formula="of:=RAND()" office:value-type="float" office:value="0.649407158605754">
            <text:p>0.6494071586</text:p>
          </table:table-cell>
          <table:table-cell table:formula="of:=RAND()" office:value-type="float" office:value="0.320736419642344">
            <text:p>0.3207364196</text:p>
          </table:table-cell>
          <table:table-cell table:formula="of:=RAND()" office:value-type="float" office:value="0.75973578938283">
            <text:p>0.7597357894</text:p>
          </table:table-cell>
          <table:table-cell table:formula="of:=RAND()" office:value-type="float" office:value="0.943122708471492">
            <text:p>0.9431227085</text:p>
          </table:table-cell>
          <table:table-cell table:formula="of:=SUM([.B29:.M29])-6" office:value-type="float" office:value="-0.00989530445076525">
            <text:p>-0.0098953045</text:p>
          </table:table-cell>
          <table:table-cell table:formula="of:=[.N29]-[.$G$6]" office:value-type="float" office:value="0.0138456860831939">
            <text:p>0.0138456861</text:p>
          </table:table-cell>
          <table:table-cell table:formula="of:=[.O29]*[.O29]" office:value-type="float" office:value="0.000191703023114348">
            <text:p>0.000191703</text:p>
          </table:table-cell>
        </table:table-row>
        <table:table-row table:style-name="ro1">
          <table:table-cell/>
          <table:table-cell table:formula="of:=RAND()" office:value-type="float" office:value="0.694550872547552">
            <text:p>0.6945508725</text:p>
          </table:table-cell>
          <table:table-cell table:formula="of:=RAND()" office:value-type="float" office:value="0.490609721047804">
            <text:p>0.490609721</text:p>
          </table:table-cell>
          <table:table-cell table:formula="of:=RAND()" office:value-type="float" office:value="0.0343930153176188">
            <text:p>0.0343930153</text:p>
          </table:table-cell>
          <table:table-cell table:formula="of:=RAND()" office:value-type="float" office:value="0.0947132057044655">
            <text:p>0.0947132057</text:p>
          </table:table-cell>
          <table:table-cell table:formula="of:=RAND()" office:value-type="float" office:value="0.933156551327556">
            <text:p>0.9331565513</text:p>
          </table:table-cell>
          <table:table-cell table:formula="of:=RAND()" office:value-type="float" office:value="0.662469672504813">
            <text:p>0.6624696725</text:p>
          </table:table-cell>
          <table:table-cell table:formula="of:=RAND()" office:value-type="float" office:value="0.571405863389373">
            <text:p>0.5714058634</text:p>
          </table:table-cell>
          <table:table-cell table:formula="of:=RAND()" office:value-type="float" office:value="0.780079838586971">
            <text:p>0.7800798386</text:p>
          </table:table-cell>
          <table:table-cell table:formula="of:=RAND()" office:value-type="float" office:value="0.76085459603928">
            <text:p>0.760854596</text:p>
          </table:table-cell>
          <table:table-cell table:formula="of:=RAND()" office:value-type="float" office:value="0.321915338281542">
            <text:p>0.3219153383</text:p>
          </table:table-cell>
          <table:table-cell table:formula="of:=RAND()" office:value-type="float" office:value="0.311981648206711">
            <text:p>0.3119816482</text:p>
          </table:table-cell>
          <table:table-cell table:formula="of:=RAND()" office:value-type="float" office:value="0.981709020910785">
            <text:p>0.9817090209</text:p>
          </table:table-cell>
          <table:table-cell table:formula="of:=SUM([.B30:.M30])-6" office:value-type="float" office:value="0.637839343864471">
            <text:p>0.6378393439</text:p>
          </table:table-cell>
          <table:table-cell table:formula="of:=[.N30]-[.$G$6]" office:value-type="float" office:value="0.66158033439843">
            <text:p>0.6615803344</text:p>
          </table:table-cell>
          <table:table-cell table:formula="of:=[.O30]*[.O30]" office:value-type="float" office:value="0.437688538862738">
            <text:p>0.4376885389</text:p>
          </table:table-cell>
        </table:table-row>
        <table:table-row table:style-name="ro1">
          <table:table-cell/>
          <table:table-cell table:formula="of:=RAND()" office:value-type="float" office:value="0.157579681836069">
            <text:p>0.1575796818</text:p>
          </table:table-cell>
          <table:table-cell table:formula="of:=RAND()" office:value-type="float" office:value="0.69683882733807">
            <text:p>0.6968388273</text:p>
          </table:table-cell>
          <table:table-cell table:formula="of:=RAND()" office:value-type="float" office:value="0.0472885516937822">
            <text:p>0.0472885517</text:p>
          </table:table-cell>
          <table:table-cell table:formula="of:=RAND()" office:value-type="float" office:value="0.885815115179867">
            <text:p>0.8858151152</text:p>
          </table:table-cell>
          <table:table-cell table:formula="of:=RAND()" office:value-type="float" office:value="0.467267791507766">
            <text:p>0.4672677915</text:p>
          </table:table-cell>
          <table:table-cell table:formula="of:=RAND()" office:value-type="float" office:value="0.127152867382392">
            <text:p>0.1271528674</text:p>
          </table:table-cell>
          <table:table-cell table:formula="of:=RAND()" office:value-type="float" office:value="0.407592821633443">
            <text:p>0.4075928216</text:p>
          </table:table-cell>
          <table:table-cell table:formula="of:=RAND()" office:value-type="float" office:value="0.0189558165147901">
            <text:p>0.0189558165</text:p>
          </table:table-cell>
          <table:table-cell table:formula="of:=RAND()" office:value-type="float" office:value="0.2649132439401">
            <text:p>0.2649132439</text:p>
          </table:table-cell>
          <table:table-cell table:formula="of:=RAND()" office:value-type="float" office:value="0.494887925451621">
            <text:p>0.4948879255</text:p>
          </table:table-cell>
          <table:table-cell table:formula="of:=RAND()" office:value-type="float" office:value="0.370514356996864">
            <text:p>0.370514357</text:p>
          </table:table-cell>
          <table:table-cell table:formula="of:=RAND()" office:value-type="float" office:value="0.775865292642266">
            <text:p>0.7758652926</text:p>
          </table:table-cell>
          <table:table-cell table:formula="of:=SUM([.B31:.M31])-6" office:value-type="float" office:value="-1.28532770788297">
            <text:p>-1.2853277079</text:p>
          </table:table-cell>
          <table:table-cell table:formula="of:=[.N31]-[.$G$6]" office:value-type="float" office:value="-1.26158671734901">
            <text:p>-1.2615867173</text:p>
          </table:table-cell>
          <table:table-cell table:formula="of:=[.O31]*[.O31]" office:value-type="float" office:value="1.59160104539145">
            <text:p>1.5916010454</text:p>
          </table:table-cell>
        </table:table-row>
        <table:table-row table:style-name="ro1">
          <table:table-cell/>
          <table:table-cell table:formula="of:=RAND()" office:value-type="float" office:value="0.409951896639541">
            <text:p>0.4099518966</text:p>
          </table:table-cell>
          <table:table-cell table:formula="of:=RAND()" office:value-type="float" office:value="0.166187989991158">
            <text:p>0.16618799</text:p>
          </table:table-cell>
          <table:table-cell table:formula="of:=RAND()" office:value-type="float" office:value="0.0691072561312467">
            <text:p>0.0691072561</text:p>
          </table:table-cell>
          <table:table-cell table:formula="of:=RAND()" office:value-type="float" office:value="0.162984761409462">
            <text:p>0.1629847614</text:p>
          </table:table-cell>
          <table:table-cell table:formula="of:=RAND()" office:value-type="float" office:value="0.481847456889227">
            <text:p>0.4818474569</text:p>
          </table:table-cell>
          <table:table-cell table:formula="of:=RAND()" office:value-type="float" office:value="0.240953068248928">
            <text:p>0.2409530682</text:p>
          </table:table-cell>
          <table:table-cell table:formula="of:=RAND()" office:value-type="float" office:value="0.913377162534744">
            <text:p>0.9133771625</text:p>
          </table:table-cell>
          <table:table-cell table:formula="of:=RAND()" office:value-type="float" office:value="0.153349491767585">
            <text:p>0.1533494918</text:p>
          </table:table-cell>
          <table:table-cell table:formula="of:=RAND()" office:value-type="float" office:value="0.910376735497266">
            <text:p>0.9103767355</text:p>
          </table:table-cell>
          <table:table-cell table:formula="of:=RAND()" office:value-type="float" office:value="0.227097034221515">
            <text:p>0.2270970342</text:p>
          </table:table-cell>
          <table:table-cell table:formula="of:=RAND()" office:value-type="float" office:value="0.419157186988741">
            <text:p>0.419157187</text:p>
          </table:table-cell>
          <table:table-cell table:formula="of:=RAND()" office:value-type="float" office:value="0.186520253308117">
            <text:p>0.1865202533</text:p>
          </table:table-cell>
          <table:table-cell table:formula="of:=SUM([.B32:.M32])-6" office:value-type="float" office:value="-1.65908970637247">
            <text:p>-1.6590897064</text:p>
          </table:table-cell>
          <table:table-cell table:formula="of:=[.N32]-[.$G$6]" office:value-type="float" office:value="-1.63534871583851">
            <text:p>-1.6353487158</text:p>
          </table:table-cell>
          <table:table-cell table:formula="of:=[.O32]*[.O32]" office:value-type="float" office:value="2.67436542239467">
            <text:p>2.6743654224</text:p>
          </table:table-cell>
        </table:table-row>
        <table:table-row table:style-name="ro1">
          <table:table-cell/>
          <table:table-cell table:formula="of:=RAND()" office:value-type="float" office:value="0.0881094788201153">
            <text:p>0.0881094788</text:p>
          </table:table-cell>
          <table:table-cell table:formula="of:=RAND()" office:value-type="float" office:value="0.36996108177118">
            <text:p>0.3699610818</text:p>
          </table:table-cell>
          <table:table-cell table:formula="of:=RAND()" office:value-type="float" office:value="0.718130095629022">
            <text:p>0.7181300956</text:p>
          </table:table-cell>
          <table:table-cell table:formula="of:=RAND()" office:value-type="float" office:value="0.605263877427205">
            <text:p>0.6052638774</text:p>
          </table:table-cell>
          <table:table-cell table:formula="of:=RAND()" office:value-type="float" office:value="0.419618046609685">
            <text:p>0.4196180466</text:p>
          </table:table-cell>
          <table:table-cell table:formula="of:=RAND()" office:value-type="float" office:value="0.349358332809061">
            <text:p>0.3493583328</text:p>
          </table:table-cell>
          <table:table-cell table:formula="of:=RAND()" office:value-type="float" office:value="0.848913518944755">
            <text:p>0.8489135189</text:p>
          </table:table-cell>
          <table:table-cell table:formula="of:=RAND()" office:value-type="float" office:value="0.811374762794003">
            <text:p>0.8113747628</text:p>
          </table:table-cell>
          <table:table-cell table:formula="of:=RAND()" office:value-type="float" office:value="0.21510136895813">
            <text:p>0.215101369</text:p>
          </table:table-cell>
          <table:table-cell table:formula="of:=RAND()" office:value-type="float" office:value="0.968532798113301">
            <text:p>0.9685327981</text:p>
          </table:table-cell>
          <table:table-cell table:formula="of:=RAND()" office:value-type="float" office:value="0.526331974891946">
            <text:p>0.5263319749</text:p>
          </table:table-cell>
          <table:table-cell table:formula="of:=RAND()" office:value-type="float" office:value="0.894613360287622">
            <text:p>0.8946133603</text:p>
          </table:table-cell>
          <table:table-cell table:formula="of:=SUM([.B33:.M33])-6" office:value-type="float" office:value="0.815308697056025">
            <text:p>0.8153086971</text:p>
          </table:table-cell>
          <table:table-cell table:formula="of:=[.N33]-[.$G$6]" office:value-type="float" office:value="0.839049687589984">
            <text:p>0.8390496876</text:p>
          </table:table-cell>
          <table:table-cell table:formula="of:=[.O33]*[.O33]" office:value-type="float" office:value="0.704004378244851">
            <text:p>0.7040043782</text:p>
          </table:table-cell>
        </table:table-row>
        <table:table-row table:style-name="ro1">
          <table:table-cell/>
          <table:table-cell table:formula="of:=RAND()" office:value-type="float" office:value="0.0180929896887392">
            <text:p>0.0180929897</text:p>
          </table:table-cell>
          <table:table-cell table:formula="of:=RAND()" office:value-type="float" office:value="0.34253313136287">
            <text:p>0.3425331314</text:p>
          </table:table-cell>
          <table:table-cell table:formula="of:=RAND()" office:value-type="float" office:value="0.235148136969656">
            <text:p>0.235148137</text:p>
          </table:table-cell>
          <table:table-cell table:formula="of:=RAND()" office:value-type="float" office:value="0.493960187770426">
            <text:p>0.4939601878</text:p>
          </table:table-cell>
          <table:table-cell table:formula="of:=RAND()" office:value-type="float" office:value="0.75030381930992">
            <text:p>0.7503038193</text:p>
          </table:table-cell>
          <table:table-cell table:formula="of:=RAND()" office:value-type="float" office:value="0.337636431213468">
            <text:p>0.3376364312</text:p>
          </table:table-cell>
          <table:table-cell table:formula="of:=RAND()" office:value-type="float" office:value="0.930252860533074">
            <text:p>0.9302528605</text:p>
          </table:table-cell>
          <table:table-cell table:formula="of:=RAND()" office:value-type="float" office:value="0.674753324827179">
            <text:p>0.6747533248</text:p>
          </table:table-cell>
          <table:table-cell table:formula="of:=RAND()" office:value-type="float" office:value="0.966875430662185">
            <text:p>0.9668754307</text:p>
          </table:table-cell>
          <table:table-cell table:formula="of:=RAND()" office:value-type="float" office:value="0.652199918869883">
            <text:p>0.6521999189</text:p>
          </table:table-cell>
          <table:table-cell table:formula="of:=RAND()" office:value-type="float" office:value="0.394913333002478">
            <text:p>0.394913333</text:p>
          </table:table-cell>
          <table:table-cell table:formula="of:=RAND()" office:value-type="float" office:value="0.338655815459788">
            <text:p>0.3386558155</text:p>
          </table:table-cell>
          <table:table-cell table:formula="of:=SUM([.B34:.M34])-6" office:value-type="float" office:value="0.135325379669666">
            <text:p>0.1353253797</text:p>
          </table:table-cell>
          <table:table-cell table:formula="of:=[.N34]-[.$G$6]" office:value-type="float" office:value="0.159066370203625">
            <text:p>0.1590663702</text:p>
          </table:table-cell>
          <table:table-cell table:formula="of:=[.O34]*[.O34]" office:value-type="float" office:value="0.0253021101297568">
            <text:p>0.0253021101</text:p>
          </table:table-cell>
        </table:table-row>
        <table:table-row table:style-name="ro1">
          <table:table-cell/>
          <table:table-cell table:formula="of:=RAND()" office:value-type="float" office:value="0.271026021800935">
            <text:p>0.2710260218</text:p>
          </table:table-cell>
          <table:table-cell table:formula="of:=RAND()" office:value-type="float" office:value="0.743620123015717">
            <text:p>0.743620123</text:p>
          </table:table-cell>
          <table:table-cell table:formula="of:=RAND()" office:value-type="float" office:value="0.335998417111114">
            <text:p>0.3359984171</text:p>
          </table:table-cell>
          <table:table-cell table:formula="of:=RAND()" office:value-type="float" office:value="0.0315465528983623">
            <text:p>0.0315465529</text:p>
          </table:table-cell>
          <table:table-cell table:formula="of:=RAND()" office:value-type="float" office:value="0.879866806091741">
            <text:p>0.8798668061</text:p>
          </table:table-cell>
          <table:table-cell table:formula="of:=RAND()" office:value-type="float" office:value="0.515808381140232">
            <text:p>0.5158083811</text:p>
          </table:table-cell>
          <table:table-cell table:formula="of:=RAND()" office:value-type="float" office:value="0.164164017187431">
            <text:p>0.1641640172</text:p>
          </table:table-cell>
          <table:table-cell table:formula="of:=RAND()" office:value-type="float" office:value="0.108217578148469">
            <text:p>0.1082175781</text:p>
          </table:table-cell>
          <table:table-cell table:formula="of:=RAND()" office:value-type="float" office:value="0.682202882599086">
            <text:p>0.6822028826</text:p>
          </table:table-cell>
          <table:table-cell table:formula="of:=RAND()" office:value-type="float" office:value="0.89618890825659">
            <text:p>0.8961889083</text:p>
          </table:table-cell>
          <table:table-cell table:formula="of:=RAND()" office:value-type="float" office:value="0.170508461771533">
            <text:p>0.1705084618</text:p>
          </table:table-cell>
          <table:table-cell table:formula="of:=RAND()" office:value-type="float" office:value="0.307640146929771">
            <text:p>0.3076401469</text:p>
          </table:table-cell>
          <table:table-cell table:formula="of:=SUM([.B35:.M35])-6" office:value-type="float" office:value="-0.893211703049019">
            <text:p>-0.893211703</text:p>
          </table:table-cell>
          <table:table-cell table:formula="of:=[.N35]-[.$G$6]" office:value-type="float" office:value="-0.86947071251506">
            <text:p>-0.8694707125</text:p>
          </table:table-cell>
          <table:table-cell table:formula="of:=[.O35]*[.O35]" office:value-type="float" office:value="0.755979319921446">
            <text:p>0.7559793199</text:p>
          </table:table-cell>
        </table:table-row>
        <table:table-row table:style-name="ro1">
          <table:table-cell/>
          <table:table-cell table:formula="of:=RAND()" office:value-type="float" office:value="0.358491103630513">
            <text:p>0.3584911036</text:p>
          </table:table-cell>
          <table:table-cell table:formula="of:=RAND()" office:value-type="float" office:value="0.124810440232977">
            <text:p>0.1248104402</text:p>
          </table:table-cell>
          <table:table-cell table:formula="of:=RAND()" office:value-type="float" office:value="0.747050262521952">
            <text:p>0.7470502625</text:p>
          </table:table-cell>
          <table:table-cell table:formula="of:=RAND()" office:value-type="float" office:value="0.387325839838013">
            <text:p>0.3873258398</text:p>
          </table:table-cell>
          <table:table-cell table:formula="of:=RAND()" office:value-type="float" office:value="0.262866081204265">
            <text:p>0.2628660812</text:p>
          </table:table-cell>
          <table:table-cell table:formula="of:=RAND()" office:value-type="float" office:value="0.399516942678019">
            <text:p>0.3995169427</text:p>
          </table:table-cell>
          <table:table-cell table:formula="of:=RAND()" office:value-type="float" office:value="0.485115633811802">
            <text:p>0.4851156338</text:p>
          </table:table-cell>
          <table:table-cell table:formula="of:=RAND()" office:value-type="float" office:value="0.519358850084245">
            <text:p>0.5193588501</text:p>
          </table:table-cell>
          <table:table-cell table:formula="of:=RAND()" office:value-type="float" office:value="0.125167713267729">
            <text:p>0.1251677133</text:p>
          </table:table-cell>
          <table:table-cell table:formula="of:=RAND()" office:value-type="float" office:value="0.172234244178981">
            <text:p>0.1722342442</text:p>
          </table:table-cell>
          <table:table-cell table:formula="of:=RAND()" office:value-type="float" office:value="0.701838596723974">
            <text:p>0.7018385967</text:p>
          </table:table-cell>
          <table:table-cell table:formula="of:=RAND()" office:value-type="float" office:value="0.517529111821204">
            <text:p>0.5175291118</text:p>
          </table:table-cell>
          <table:table-cell table:formula="of:=SUM([.B36:.M36])-6" office:value-type="float" office:value="-1.19869518000633">
            <text:p>-1.19869518</text:p>
          </table:table-cell>
          <table:table-cell table:formula="of:=[.N36]-[.$G$6]" office:value-type="float" office:value="-1.17495418947237">
            <text:p>-1.1749541895</text:p>
          </table:table-cell>
          <table:table-cell table:formula="of:=[.O36]*[.O36]" office:value-type="float" office:value="1.38051734735866">
            <text:p>1.3805173474</text:p>
          </table:table-cell>
        </table:table-row>
        <table:table-row table:style-name="ro1">
          <table:table-cell/>
          <table:table-cell table:formula="of:=RAND()" office:value-type="float" office:value="0.815556321525946">
            <text:p>0.8155563215</text:p>
          </table:table-cell>
          <table:table-cell table:formula="of:=RAND()" office:value-type="float" office:value="0.317734091775492">
            <text:p>0.3177340918</text:p>
          </table:table-cell>
          <table:table-cell table:formula="of:=RAND()" office:value-type="float" office:value="0.0745622259564698">
            <text:p>0.074562226</text:p>
          </table:table-cell>
          <table:table-cell table:formula="of:=RAND()" office:value-type="float" office:value="0.0925200986675918">
            <text:p>0.0925200987</text:p>
          </table:table-cell>
          <table:table-cell table:formula="of:=RAND()" office:value-type="float" office:value="0.350262207677588">
            <text:p>0.3502622077</text:p>
          </table:table-cell>
          <table:table-cell table:formula="of:=RAND()" office:value-type="float" office:value="0.230746609624475">
            <text:p>0.2307466096</text:p>
          </table:table-cell>
          <table:table-cell table:formula="of:=RAND()" office:value-type="float" office:value="0.0414952684659511">
            <text:p>0.0414952685</text:p>
          </table:table-cell>
          <table:table-cell table:formula="of:=RAND()" office:value-type="float" office:value="0.747864790027961">
            <text:p>0.74786479</text:p>
          </table:table-cell>
          <table:table-cell table:formula="of:=RAND()" office:value-type="float" office:value="0.340092216152698">
            <text:p>0.3400922162</text:p>
          </table:table-cell>
          <table:table-cell table:formula="of:=RAND()" office:value-type="float" office:value="0.491437654243782">
            <text:p>0.4914376542</text:p>
          </table:table-cell>
          <table:table-cell table:formula="of:=RAND()" office:value-type="float" office:value="0.907641049940139">
            <text:p>0.9076410499</text:p>
          </table:table-cell>
          <table:table-cell table:formula="of:=RAND()" office:value-type="float" office:value="0.476540114963427">
            <text:p>0.476540115</text:p>
          </table:table-cell>
          <table:table-cell table:formula="of:=SUM([.B37:.M37])-6" office:value-type="float" office:value="-1.11354735097848">
            <text:p>-1.113547351</text:p>
          </table:table-cell>
          <table:table-cell table:formula="of:=[.N37]-[.$G$6]" office:value-type="float" office:value="-1.08980636044452">
            <text:p>-1.0898063604</text:p>
          </table:table-cell>
          <table:table-cell table:formula="of:=[.O37]*[.O37]" office:value-type="float" office:value="1.18767790326533">
            <text:p>1.1876779033</text:p>
          </table:table-cell>
        </table:table-row>
        <table:table-row table:style-name="ro1">
          <table:table-cell/>
          <table:table-cell table:formula="of:=RAND()" office:value-type="float" office:value="0.416420837165788">
            <text:p>0.4164208372</text:p>
          </table:table-cell>
          <table:table-cell table:formula="of:=RAND()" office:value-type="float" office:value="0.768464849563316">
            <text:p>0.7684648496</text:p>
          </table:table-cell>
          <table:table-cell table:formula="of:=RAND()" office:value-type="float" office:value="0.10024791280739">
            <text:p>0.1002479128</text:p>
          </table:table-cell>
          <table:table-cell table:formula="of:=RAND()" office:value-type="float" office:value="0.828081000363454">
            <text:p>0.8280810004</text:p>
          </table:table-cell>
          <table:table-cell table:formula="of:=RAND()" office:value-type="float" office:value="0.916443697176874">
            <text:p>0.9164436972</text:p>
          </table:table-cell>
          <table:table-cell table:formula="of:=RAND()" office:value-type="float" office:value="0.521162787918001">
            <text:p>0.5211627879</text:p>
          </table:table-cell>
          <table:table-cell table:formula="of:=RAND()" office:value-type="float" office:value="0.112555155530572">
            <text:p>0.1125551555</text:p>
          </table:table-cell>
          <table:table-cell table:formula="of:=RAND()" office:value-type="float" office:value="0.124081893824041">
            <text:p>0.1240818938</text:p>
          </table:table-cell>
          <table:table-cell table:formula="of:=RAND()" office:value-type="float" office:value="0.236953353509307">
            <text:p>0.2369533535</text:p>
          </table:table-cell>
          <table:table-cell table:formula="of:=RAND()" office:value-type="float" office:value="0.690047721378505">
            <text:p>0.6900477214</text:p>
          </table:table-cell>
          <table:table-cell table:formula="of:=RAND()" office:value-type="float" office:value="0.915784868877381">
            <text:p>0.9157848689</text:p>
          </table:table-cell>
          <table:table-cell table:formula="of:=RAND()" office:value-type="float" office:value="0.464448916260153">
            <text:p>0.4644489163</text:p>
          </table:table-cell>
          <table:table-cell table:formula="of:=SUM([.B38:.M38])-6" office:value-type="float" office:value="0.0946929943747819">
            <text:p>0.0946929944</text:p>
          </table:table-cell>
          <table:table-cell table:formula="of:=[.N38]-[.$G$6]" office:value-type="float" office:value="0.118433984908741">
            <text:p>0.1184339849</text:p>
          </table:table-cell>
          <table:table-cell table:formula="of:=[.O38]*[.O38]" office:value-type="float" office:value="0.0140266087813639">
            <text:p>0.0140266088</text:p>
          </table:table-cell>
        </table:table-row>
        <table:table-row table:style-name="ro1">
          <table:table-cell/>
          <table:table-cell table:formula="of:=RAND()" office:value-type="float" office:value="0.515033964067698">
            <text:p>0.5150339641</text:p>
          </table:table-cell>
          <table:table-cell table:formula="of:=RAND()" office:value-type="float" office:value="0.308837692253292">
            <text:p>0.3088376923</text:p>
          </table:table-cell>
          <table:table-cell table:formula="of:=RAND()" office:value-type="float" office:value="0.474957848433405">
            <text:p>0.4749578484</text:p>
          </table:table-cell>
          <table:table-cell table:formula="of:=RAND()" office:value-type="float" office:value="0.888482688227668">
            <text:p>0.8884826882</text:p>
          </table:table-cell>
          <table:table-cell table:formula="of:=RAND()" office:value-type="float" office:value="0.809087774949148">
            <text:p>0.8090877749</text:p>
          </table:table-cell>
          <table:table-cell table:formula="of:=RAND()" office:value-type="float" office:value="0.27654883521609">
            <text:p>0.2765488352</text:p>
          </table:table-cell>
          <table:table-cell table:formula="of:=RAND()" office:value-type="float" office:value="0.634355403948575">
            <text:p>0.6343554039</text:p>
          </table:table-cell>
          <table:table-cell table:formula="of:=RAND()" office:value-type="float" office:value="0.763945609796792">
            <text:p>0.7639456098</text:p>
          </table:table-cell>
          <table:table-cell table:formula="of:=RAND()" office:value-type="float" office:value="0.535221356665716">
            <text:p>0.5352213567</text:p>
          </table:table-cell>
          <table:table-cell table:formula="of:=RAND()" office:value-type="float" office:value="0.359192821430042">
            <text:p>0.3591928214</text:p>
          </table:table-cell>
          <table:table-cell table:formula="of:=RAND()" office:value-type="float" office:value="0.979299639351666">
            <text:p>0.9792996394</text:p>
          </table:table-cell>
          <table:table-cell table:formula="of:=RAND()" office:value-type="float" office:value="0.23491072235629">
            <text:p>0.2349107224</text:p>
          </table:table-cell>
          <table:table-cell table:formula="of:=SUM([.B39:.M39])-6" office:value-type="float" office:value="0.779874356696382">
            <text:p>0.7798743567</text:p>
          </table:table-cell>
          <table:table-cell table:formula="of:=[.N39]-[.$G$6]" office:value-type="float" office:value="0.803615347230341">
            <text:p>0.8036153472</text:p>
          </table:table-cell>
          <table:table-cell table:formula="of:=[.O39]*[.O39]" office:value-type="float" office:value="0.645797626304142">
            <text:p>0.6457976263</text:p>
          </table:table-cell>
        </table:table-row>
        <table:table-row table:style-name="ro1">
          <table:table-cell/>
          <table:table-cell table:formula="of:=RAND()" office:value-type="float" office:value="0.462857702048495">
            <text:p>0.462857702</text:p>
          </table:table-cell>
          <table:table-cell table:formula="of:=RAND()" office:value-type="float" office:value="0.898489197483286">
            <text:p>0.8984891975</text:p>
          </table:table-cell>
          <table:table-cell table:formula="of:=RAND()" office:value-type="float" office:value="0.483517991611734">
            <text:p>0.4835179916</text:p>
          </table:table-cell>
          <table:table-cell table:formula="of:=RAND()" office:value-type="float" office:value="0.0270177330821753">
            <text:p>0.0270177331</text:p>
          </table:table-cell>
          <table:table-cell table:formula="of:=RAND()" office:value-type="float" office:value="0.865362890297547">
            <text:p>0.8653628903</text:p>
          </table:table-cell>
          <table:table-cell table:formula="of:=RAND()" office:value-type="float" office:value="0.551845757523552">
            <text:p>0.5518457575</text:p>
          </table:table-cell>
          <table:table-cell table:formula="of:=RAND()" office:value-type="float" office:value="0.462950731394812">
            <text:p>0.4629507314</text:p>
          </table:table-cell>
          <table:table-cell table:formula="of:=RAND()" office:value-type="float" office:value="0.367352356435731">
            <text:p>0.3673523564</text:p>
          </table:table-cell>
          <table:table-cell table:formula="of:=RAND()" office:value-type="float" office:value="0.612963550724089">
            <text:p>0.6129635507</text:p>
          </table:table-cell>
          <table:table-cell table:formula="of:=RAND()" office:value-type="float" office:value="0.636430055834353">
            <text:p>0.6364300558</text:p>
          </table:table-cell>
          <table:table-cell table:formula="of:=RAND()" office:value-type="float" office:value="0.583914897404611">
            <text:p>0.5839148974</text:p>
          </table:table-cell>
          <table:table-cell table:formula="of:=RAND()" office:value-type="float" office:value="0.209483368555084">
            <text:p>0.2094833686</text:p>
          </table:table-cell>
          <table:table-cell table:formula="of:=SUM([.B40:.M40])-6" office:value-type="float" office:value="0.16218623239547">
            <text:p>0.1621862324</text:p>
          </table:table-cell>
          <table:table-cell table:formula="of:=[.N40]-[.$G$6]" office:value-type="float" office:value="0.185927222929429">
            <text:p>0.1859272229</text:p>
          </table:table-cell>
          <table:table-cell table:formula="of:=[.O40]*[.O40]" office:value-type="float" office:value="0.0345689322262497">
            <text:p>0.0345689322</text:p>
          </table:table-cell>
        </table:table-row>
        <table:table-row table:style-name="ro1">
          <table:table-cell/>
          <table:table-cell table:formula="of:=RAND()" office:value-type="float" office:value="0.834012762410566">
            <text:p>0.8340127624</text:p>
          </table:table-cell>
          <table:table-cell table:formula="of:=RAND()" office:value-type="float" office:value="0.074725077021867">
            <text:p>0.074725077</text:p>
          </table:table-cell>
          <table:table-cell table:formula="of:=RAND()" office:value-type="float" office:value="0.984697860199958">
            <text:p>0.9846978602</text:p>
          </table:table-cell>
          <table:table-cell table:formula="of:=RAND()" office:value-type="float" office:value="0.351552495034412">
            <text:p>0.351552495</text:p>
          </table:table-cell>
          <table:table-cell table:formula="of:=RAND()" office:value-type="float" office:value="0.311393960146233">
            <text:p>0.3113939601</text:p>
          </table:table-cell>
          <table:table-cell table:formula="of:=RAND()" office:value-type="float" office:value="0.386739659123123">
            <text:p>0.3867396591</text:p>
          </table:table-cell>
          <table:table-cell table:formula="of:=RAND()" office:value-type="float" office:value="0.837886733701453">
            <text:p>0.8378867337</text:p>
          </table:table-cell>
          <table:table-cell table:formula="of:=RAND()" office:value-type="float" office:value="0.528526325477287">
            <text:p>0.5285263255</text:p>
          </table:table-cell>
          <table:table-cell table:formula="of:=RAND()" office:value-type="float" office:value="0.625159086659551">
            <text:p>0.6251590867</text:p>
          </table:table-cell>
          <table:table-cell table:formula="of:=RAND()" office:value-type="float" office:value="0.925494503229857">
            <text:p>0.9254945032</text:p>
          </table:table-cell>
          <table:table-cell table:formula="of:=RAND()" office:value-type="float" office:value="0.467928011203185">
            <text:p>0.4679280112</text:p>
          </table:table-cell>
          <table:table-cell table:formula="of:=RAND()" office:value-type="float" office:value="0.324136277427897">
            <text:p>0.3241362774</text:p>
          </table:table-cell>
          <table:table-cell table:formula="of:=SUM([.B41:.M41])-6" office:value-type="float" office:value="0.652252751635388">
            <text:p>0.6522527516</text:p>
          </table:table-cell>
          <table:table-cell table:formula="of:=[.N41]-[.$G$6]" office:value-type="float" office:value="0.675993742169347">
            <text:p>0.6759937422</text:p>
          </table:table-cell>
          <table:table-cell table:formula="of:=[.O41]*[.O41]" office:value-type="float" office:value="0.456967539452117">
            <text:p>0.4569675395</text:p>
          </table:table-cell>
        </table:table-row>
        <table:table-row table:style-name="ro1">
          <table:table-cell/>
          <table:table-cell table:formula="of:=RAND()" office:value-type="float" office:value="0.978717004414648">
            <text:p>0.9787170044</text:p>
          </table:table-cell>
          <table:table-cell table:formula="of:=RAND()" office:value-type="float" office:value="0.33961043972522">
            <text:p>0.3396104397</text:p>
          </table:table-cell>
          <table:table-cell table:formula="of:=RAND()" office:value-type="float" office:value="0.367400586139411">
            <text:p>0.3674005861</text:p>
          </table:table-cell>
          <table:table-cell table:formula="of:=RAND()" office:value-type="float" office:value="0.815129711292684">
            <text:p>0.8151297113</text:p>
          </table:table-cell>
          <table:table-cell table:formula="of:=RAND()" office:value-type="float" office:value="0.819226093124598">
            <text:p>0.8192260931</text:p>
          </table:table-cell>
          <table:table-cell table:formula="of:=RAND()" office:value-type="float" office:value="0.0809825104661286">
            <text:p>0.0809825105</text:p>
          </table:table-cell>
          <table:table-cell table:formula="of:=RAND()" office:value-type="float" office:value="0.67789181205444">
            <text:p>0.6778918121</text:p>
          </table:table-cell>
          <table:table-cell table:formula="of:=RAND()" office:value-type="float" office:value="0.794569408288226">
            <text:p>0.7945694083</text:p>
          </table:table-cell>
          <table:table-cell table:formula="of:=RAND()" office:value-type="float" office:value="0.573304780060425">
            <text:p>0.5733047801</text:p>
          </table:table-cell>
          <table:table-cell table:formula="of:=RAND()" office:value-type="float" office:value="0.483596245758235">
            <text:p>0.4835962458</text:p>
          </table:table-cell>
          <table:table-cell table:formula="of:=RAND()" office:value-type="float" office:value="0.736574569018558">
            <text:p>0.736574569</text:p>
          </table:table-cell>
          <table:table-cell table:formula="of:=RAND()" office:value-type="float" office:value="0.333488469477743">
            <text:p>0.3334884695</text:p>
          </table:table-cell>
          <table:table-cell table:formula="of:=SUM([.B42:.M42])-6" office:value-type="float" office:value="1.00049162982032">
            <text:p>1.0004916298</text:p>
          </table:table-cell>
          <table:table-cell table:formula="of:=[.N42]-[.$G$6]" office:value-type="float" office:value="1.02423262035428">
            <text:p>1.0242326204</text:p>
          </table:table-cell>
          <table:table-cell table:formula="of:=[.O42]*[.O42]" office:value-type="float" office:value="1.04905246059779">
            <text:p>1.0490524606</text:p>
          </table:table-cell>
        </table:table-row>
        <table:table-row table:style-name="ro1">
          <table:table-cell/>
          <table:table-cell table:formula="of:=RAND()" office:value-type="float" office:value="0.649439539760351">
            <text:p>0.6494395398</text:p>
          </table:table-cell>
          <table:table-cell table:formula="of:=RAND()" office:value-type="float" office:value="0.396643474232405">
            <text:p>0.3966434742</text:p>
          </table:table-cell>
          <table:table-cell table:formula="of:=RAND()" office:value-type="float" office:value="0.888127066427842">
            <text:p>0.8881270664</text:p>
          </table:table-cell>
          <table:table-cell table:formula="of:=RAND()" office:value-type="float" office:value="0.976484473329037">
            <text:p>0.9764844733</text:p>
          </table:table-cell>
          <table:table-cell table:formula="of:=RAND()" office:value-type="float" office:value="0.966723036952317">
            <text:p>0.966723037</text:p>
          </table:table-cell>
          <table:table-cell table:formula="of:=RAND()" office:value-type="float" office:value="0.728909299708903">
            <text:p>0.7289092997</text:p>
          </table:table-cell>
          <table:table-cell table:formula="of:=RAND()" office:value-type="float" office:value="0.322591949952766">
            <text:p>0.32259195</text:p>
          </table:table-cell>
          <table:table-cell table:formula="of:=RAND()" office:value-type="float" office:value="0.0926483948715031">
            <text:p>0.0926483949</text:p>
          </table:table-cell>
          <table:table-cell table:formula="of:=RAND()" office:value-type="float" office:value="0.0845321447122842">
            <text:p>0.0845321447</text:p>
          </table:table-cell>
          <table:table-cell table:formula="of:=RAND()" office:value-type="float" office:value="0.539737622719258">
            <text:p>0.5397376227</text:p>
          </table:table-cell>
          <table:table-cell table:formula="of:=RAND()" office:value-type="float" office:value="0.787545617902651">
            <text:p>0.7875456179</text:p>
          </table:table-cell>
          <table:table-cell table:formula="of:=RAND()" office:value-type="float" office:value="0.193387786392123">
            <text:p>0.1933877864</text:p>
          </table:table-cell>
          <table:table-cell table:formula="of:=SUM([.B43:.M43])-6" office:value-type="float" office:value="0.626770406961441">
            <text:p>0.626770407</text:p>
          </table:table-cell>
          <table:table-cell table:formula="of:=[.N43]-[.$G$6]" office:value-type="float" office:value="0.6505113974954">
            <text:p>0.6505113975</text:p>
          </table:table-cell>
          <table:table-cell table:formula="of:=[.O43]*[.O43]" office:value-type="float" office:value="0.423165078271419">
            <text:p>0.4231650783</text:p>
          </table:table-cell>
        </table:table-row>
        <table:table-row table:style-name="ro1">
          <table:table-cell/>
          <table:table-cell table:formula="of:=RAND()" office:value-type="float" office:value="0.711436378769577">
            <text:p>0.7114363788</text:p>
          </table:table-cell>
          <table:table-cell table:formula="of:=RAND()" office:value-type="float" office:value="0.799897233722732">
            <text:p>0.7998972337</text:p>
          </table:table-cell>
          <table:table-cell table:formula="of:=RAND()" office:value-type="float" office:value="0.400506686186418">
            <text:p>0.4005066862</text:p>
          </table:table-cell>
          <table:table-cell table:formula="of:=RAND()" office:value-type="float" office:value="0.578467967221513">
            <text:p>0.5784679672</text:p>
          </table:table-cell>
          <table:table-cell table:formula="of:=RAND()" office:value-type="float" office:value="0.549087461549789">
            <text:p>0.5490874615</text:p>
          </table:table-cell>
          <table:table-cell table:formula="of:=RAND()" office:value-type="float" office:value="0.804321350762621">
            <text:p>0.8043213508</text:p>
          </table:table-cell>
          <table:table-cell table:formula="of:=RAND()" office:value-type="float" office:value="0.611390738282353">
            <text:p>0.6113907383</text:p>
          </table:table-cell>
          <table:table-cell table:formula="of:=RAND()" office:value-type="float" office:value="0.171213605208322">
            <text:p>0.1712136052</text:p>
          </table:table-cell>
          <table:table-cell table:formula="of:=RAND()" office:value-type="float" office:value="0.109988902928308">
            <text:p>0.1099889029</text:p>
          </table:table-cell>
          <table:table-cell table:formula="of:=RAND()" office:value-type="float" office:value="0.721881998237222">
            <text:p>0.7218819982</text:p>
          </table:table-cell>
          <table:table-cell table:formula="of:=RAND()" office:value-type="float" office:value="0.558989946497604">
            <text:p>0.5589899465</text:p>
          </table:table-cell>
          <table:table-cell table:formula="of:=RAND()" office:value-type="float" office:value="0.70992486178875">
            <text:p>0.7099248618</text:p>
          </table:table-cell>
          <table:table-cell table:formula="of:=SUM([.B44:.M44])-6" office:value-type="float" office:value="0.727107131155208">
            <text:p>0.7271071312</text:p>
          </table:table-cell>
          <table:table-cell table:formula="of:=[.N44]-[.$G$6]" office:value-type="float" office:value="0.750848121689167">
            <text:p>0.7508481217</text:p>
          </table:table-cell>
          <table:table-cell table:formula="of:=[.O44]*[.O44]" office:value-type="float" office:value="0.56377290184415">
            <text:p>0.5637729018</text:p>
          </table:table-cell>
        </table:table-row>
        <table:table-row table:style-name="ro1">
          <table:table-cell/>
          <table:table-cell table:formula="of:=RAND()" office:value-type="float" office:value="0.6413227643352">
            <text:p>0.6413227643</text:p>
          </table:table-cell>
          <table:table-cell table:formula="of:=RAND()" office:value-type="float" office:value="0.879034372977912">
            <text:p>0.879034373</text:p>
          </table:table-cell>
          <table:table-cell table:formula="of:=RAND()" office:value-type="float" office:value="0.969095039879903">
            <text:p>0.9690950399</text:p>
          </table:table-cell>
          <table:table-cell table:formula="of:=RAND()" office:value-type="float" office:value="0.494765249779448">
            <text:p>0.4947652498</text:p>
          </table:table-cell>
          <table:table-cell table:formula="of:=RAND()" office:value-type="float" office:value="0.759273448958993">
            <text:p>0.759273449</text:p>
          </table:table-cell>
          <table:table-cell table:formula="of:=RAND()" office:value-type="float" office:value="0.192352100741118">
            <text:p>0.1923521007</text:p>
          </table:table-cell>
          <table:table-cell table:formula="of:=RAND()" office:value-type="float" office:value="0.494436669396237">
            <text:p>0.4944366694</text:p>
          </table:table-cell>
          <table:table-cell table:formula="of:=RAND()" office:value-type="float" office:value="0.396771623520181">
            <text:p>0.3967716235</text:p>
          </table:table-cell>
          <table:table-cell table:formula="of:=RAND()" office:value-type="float" office:value="0.335663832025602">
            <text:p>0.335663832</text:p>
          </table:table-cell>
          <table:table-cell table:formula="of:=RAND()" office:value-type="float" office:value="0.00193284754641354">
            <text:p>0.0019328475</text:p>
          </table:table-cell>
          <table:table-cell table:formula="of:=RAND()" office:value-type="float" office:value="0.854044674895704">
            <text:p>0.8540446749</text:p>
          </table:table-cell>
          <table:table-cell table:formula="of:=RAND()" office:value-type="float" office:value="0.522402421804145">
            <text:p>0.5224024218</text:p>
          </table:table-cell>
          <table:table-cell table:formula="of:=SUM([.B45:.M45])-6" office:value-type="float" office:value="0.541095045860857">
            <text:p>0.5410950459</text:p>
          </table:table-cell>
          <table:table-cell table:formula="of:=[.N45]-[.$G$6]" office:value-type="float" office:value="0.564836036394816">
            <text:p>0.5648360364</text:p>
          </table:table-cell>
          <table:table-cell table:formula="of:=[.O45]*[.O45]" office:value-type="float" office:value="0.319039748010206">
            <text:p>0.319039748</text:p>
          </table:table-cell>
        </table:table-row>
        <table:table-row table:style-name="ro1">
          <table:table-cell/>
          <table:table-cell table:formula="of:=RAND()" office:value-type="float" office:value="0.445841659558937">
            <text:p>0.4458416596</text:p>
          </table:table-cell>
          <table:table-cell table:formula="of:=RAND()" office:value-type="float" office:value="0.576606921153143">
            <text:p>0.5766069212</text:p>
          </table:table-cell>
          <table:table-cell table:formula="of:=RAND()" office:value-type="float" office:value="0.257037400500849">
            <text:p>0.2570374005</text:p>
          </table:table-cell>
          <table:table-cell table:formula="of:=RAND()" office:value-type="float" office:value="0.909346806118265">
            <text:p>0.9093468061</text:p>
          </table:table-cell>
          <table:table-cell table:formula="of:=RAND()" office:value-type="float" office:value="0.842429396696389">
            <text:p>0.8424293967</text:p>
          </table:table-cell>
          <table:table-cell table:formula="of:=RAND()" office:value-type="float" office:value="0.918237429345027">
            <text:p>0.9182374293</text:p>
          </table:table-cell>
          <table:table-cell table:formula="of:=RAND()" office:value-type="float" office:value="0.623011491261423">
            <text:p>0.6230114913</text:p>
          </table:table-cell>
          <table:table-cell table:formula="of:=RAND()" office:value-type="float" office:value="0.270337227731943">
            <text:p>0.2703372277</text:p>
          </table:table-cell>
          <table:table-cell table:formula="of:=RAND()" office:value-type="float" office:value="0.0236581054050475">
            <text:p>0.0236581054</text:p>
          </table:table-cell>
          <table:table-cell table:formula="of:=RAND()" office:value-type="float" office:value="0.703923536464572">
            <text:p>0.7039235365</text:p>
          </table:table-cell>
          <table:table-cell table:formula="of:=RAND()" office:value-type="float" office:value="0.0288564059883356">
            <text:p>0.028856406</text:p>
          </table:table-cell>
          <table:table-cell table:formula="of:=RAND()" office:value-type="float" office:value="0.891535521950573">
            <text:p>0.891535522</text:p>
          </table:table-cell>
          <table:table-cell table:formula="of:=SUM([.B46:.M46])-6" office:value-type="float" office:value="0.490821902174503">
            <text:p>0.4908219022</text:p>
          </table:table-cell>
          <table:table-cell table:formula="of:=[.N46]-[.$G$6]" office:value-type="float" office:value="0.514562892708462">
            <text:p>0.5145628927</text:p>
          </table:table-cell>
          <table:table-cell table:formula="of:=[.O46]*[.O46]" office:value-type="float" office:value="0.2647749705525">
            <text:p>0.2647749706</text:p>
          </table:table-cell>
        </table:table-row>
        <table:table-row table:style-name="ro1">
          <table:table-cell/>
          <table:table-cell table:formula="of:=RAND()" office:value-type="float" office:value="0.803121765377">
            <text:p>0.8031217654</text:p>
          </table:table-cell>
          <table:table-cell table:formula="of:=RAND()" office:value-type="float" office:value="0.200592761626467">
            <text:p>0.2005927616</text:p>
          </table:table-cell>
          <table:table-cell table:formula="of:=RAND()" office:value-type="float" office:value="0.431316017173231">
            <text:p>0.4313160172</text:p>
          </table:table-cell>
          <table:table-cell table:formula="of:=RAND()" office:value-type="float" office:value="0.512300943955779">
            <text:p>0.512300944</text:p>
          </table:table-cell>
          <table:table-cell table:formula="of:=RAND()" office:value-type="float" office:value="0.441090886713937">
            <text:p>0.4410908867</text:p>
          </table:table-cell>
          <table:table-cell table:formula="of:=RAND()" office:value-type="float" office:value="0.704604482045397">
            <text:p>0.704604482</text:p>
          </table:table-cell>
          <table:table-cell table:formula="of:=RAND()" office:value-type="float" office:value="0.377745752455667">
            <text:p>0.3777457525</text:p>
          </table:table-cell>
          <table:table-cell table:formula="of:=RAND()" office:value-type="float" office:value="0.223754561739042">
            <text:p>0.2237545617</text:p>
          </table:table-cell>
          <table:table-cell table:formula="of:=RAND()" office:value-type="float" office:value="0.543594419956207">
            <text:p>0.54359442</text:p>
          </table:table-cell>
          <table:table-cell table:formula="of:=RAND()" office:value-type="float" office:value="0.656825478421524">
            <text:p>0.6568254784</text:p>
          </table:table-cell>
          <table:table-cell table:formula="of:=RAND()" office:value-type="float" office:value="0.220716332085431">
            <text:p>0.2207163321</text:p>
          </table:table-cell>
          <table:table-cell table:formula="of:=RAND()" office:value-type="float" office:value="0.852892773225904">
            <text:p>0.8528927732</text:p>
          </table:table-cell>
          <table:table-cell table:formula="of:=SUM([.B47:.M47])-6" office:value-type="float" office:value="-0.0314438252244145">
            <text:p>-0.0314438252</text:p>
          </table:table-cell>
          <table:table-cell table:formula="of:=[.N47]-[.$G$6]" office:value-type="float" office:value="-0.00770283469045535">
            <text:p>-0.0077028347</text:p>
          </table:table-cell>
          <table:table-cell table:formula="of:=[.O47]*[.O47]" office:value-type="float" office:value="0.0000593336622684823">
            <text:p>5.93336622684823E-005</text:p>
          </table:table-cell>
        </table:table-row>
        <table:table-row table:style-name="ro1">
          <table:table-cell/>
          <table:table-cell table:formula="of:=RAND()" office:value-type="float" office:value="0.629988423548639">
            <text:p>0.6299884235</text:p>
          </table:table-cell>
          <table:table-cell table:formula="of:=RAND()" office:value-type="float" office:value="0.112019751220942">
            <text:p>0.1120197512</text:p>
          </table:table-cell>
          <table:table-cell table:formula="of:=RAND()" office:value-type="float" office:value="0.671780751319602">
            <text:p>0.6717807513</text:p>
          </table:table-cell>
          <table:table-cell table:formula="of:=RAND()" office:value-type="float" office:value="0.679483341984451">
            <text:p>0.679483342</text:p>
          </table:table-cell>
          <table:table-cell table:formula="of:=RAND()" office:value-type="float" office:value="0.550008392427117">
            <text:p>0.5500083924</text:p>
          </table:table-cell>
          <table:table-cell table:formula="of:=RAND()" office:value-type="float" office:value="0.374438269995153">
            <text:p>0.37443827</text:p>
          </table:table-cell>
          <table:table-cell table:formula="of:=RAND()" office:value-type="float" office:value="0.346564861014485">
            <text:p>0.346564861</text:p>
          </table:table-cell>
          <table:table-cell table:formula="of:=RAND()" office:value-type="float" office:value="0.257710130652413">
            <text:p>0.2577101307</text:p>
          </table:table-cell>
          <table:table-cell table:formula="of:=RAND()" office:value-type="float" office:value="0.953534660628065">
            <text:p>0.9535346606</text:p>
          </table:table-cell>
          <table:table-cell table:formula="of:=RAND()" office:value-type="float" office:value="0.148001988884062">
            <text:p>0.1480019889</text:p>
          </table:table-cell>
          <table:table-cell table:formula="of:=RAND()" office:value-type="float" office:value="0.334789105691016">
            <text:p>0.3347891057</text:p>
          </table:table-cell>
          <table:table-cell table:formula="of:=RAND()" office:value-type="float" office:value="0.201787275495008">
            <text:p>0.2017872755</text:p>
          </table:table-cell>
          <table:table-cell table:formula="of:=SUM([.B48:.M48])-6" office:value-type="float" office:value="-0.739893047139049">
            <text:p>-0.7398930471</text:p>
          </table:table-cell>
          <table:table-cell table:formula="of:=[.N48]-[.$G$6]" office:value-type="float" office:value="-0.716152056605089">
            <text:p>-0.7161520566</text:p>
          </table:table-cell>
          <table:table-cell table:formula="of:=[.O48]*[.O48]" office:value-type="float" office:value="0.512873768179699">
            <text:p>0.5128737682</text:p>
          </table:table-cell>
        </table:table-row>
        <table:table-row table:style-name="ro1">
          <table:table-cell/>
          <table:table-cell table:formula="of:=RAND()" office:value-type="float" office:value="0.499335358152166">
            <text:p>0.4993353582</text:p>
          </table:table-cell>
          <table:table-cell table:formula="of:=RAND()" office:value-type="float" office:value="0.985689077759162">
            <text:p>0.9856890778</text:p>
          </table:table-cell>
          <table:table-cell table:formula="of:=RAND()" office:value-type="float" office:value="0.840268309693784">
            <text:p>0.8402683097</text:p>
          </table:table-cell>
          <table:table-cell table:formula="of:=RAND()" office:value-type="float" office:value="0.842189416056499">
            <text:p>0.8421894161</text:p>
          </table:table-cell>
          <table:table-cell table:formula="of:=RAND()" office:value-type="float" office:value="0.535634131636471">
            <text:p>0.5356341316</text:p>
          </table:table-cell>
          <table:table-cell table:formula="of:=RAND()" office:value-type="float" office:value="0.88055335287936">
            <text:p>0.8805533529</text:p>
          </table:table-cell>
          <table:table-cell table:formula="of:=RAND()" office:value-type="float" office:value="0.116082276217639">
            <text:p>0.1160822762</text:p>
          </table:table-cell>
          <table:table-cell table:formula="of:=RAND()" office:value-type="float" office:value="0.543833338655531">
            <text:p>0.5438333387</text:p>
          </table:table-cell>
          <table:table-cell table:formula="of:=RAND()" office:value-type="float" office:value="0.425692072371021">
            <text:p>0.4256920724</text:p>
          </table:table-cell>
          <table:table-cell table:formula="of:=RAND()" office:value-type="float" office:value="0.268458399921656">
            <text:p>0.2684583999</text:p>
          </table:table-cell>
          <table:table-cell table:formula="of:=RAND()" office:value-type="float" office:value="0.518640701193363">
            <text:p>0.5186407012</text:p>
          </table:table-cell>
          <table:table-cell table:formula="of:=RAND()" office:value-type="float" office:value="0.832718067569658">
            <text:p>0.8327180676</text:p>
          </table:table-cell>
          <table:table-cell table:formula="of:=SUM([.B49:.M49])-6" office:value-type="float" office:value="1.28909450210631">
            <text:p>1.2890945021</text:p>
          </table:table-cell>
          <table:table-cell table:formula="of:=[.N49]-[.$G$6]" office:value-type="float" office:value="1.31283549264027">
            <text:p>1.3128354926</text:p>
          </table:table-cell>
          <table:table-cell table:formula="of:=[.O49]*[.O49]" office:value-type="float" office:value="1.72353703073602">
            <text:p>1.7235370307</text:p>
          </table:table-cell>
        </table:table-row>
        <table:table-row table:style-name="ro1">
          <table:table-cell/>
          <table:table-cell table:formula="of:=RAND()" office:value-type="float" office:value="0.360443272162229">
            <text:p>0.3604432722</text:p>
          </table:table-cell>
          <table:table-cell table:formula="of:=RAND()" office:value-type="float" office:value="0.696654602186754">
            <text:p>0.6966546022</text:p>
          </table:table-cell>
          <table:table-cell table:formula="of:=RAND()" office:value-type="float" office:value="0.795453770551831">
            <text:p>0.7954537706</text:p>
          </table:table-cell>
          <table:table-cell table:formula="of:=RAND()" office:value-type="float" office:value="0.734475212637335">
            <text:p>0.7344752126</text:p>
          </table:table-cell>
          <table:table-cell table:formula="of:=RAND()" office:value-type="float" office:value="0.851627589203417">
            <text:p>0.8516275892</text:p>
          </table:table-cell>
          <table:table-cell table:formula="of:=RAND()" office:value-type="float" office:value="0.370123225497082">
            <text:p>0.3701232255</text:p>
          </table:table-cell>
          <table:table-cell table:formula="of:=RAND()" office:value-type="float" office:value="0.717345383483917">
            <text:p>0.7173453835</text:p>
          </table:table-cell>
          <table:table-cell table:formula="of:=RAND()" office:value-type="float" office:value="0.239202888915315">
            <text:p>0.2392028889</text:p>
          </table:table-cell>
          <table:table-cell table:formula="of:=RAND()" office:value-type="float" office:value="0.858647935092449">
            <text:p>0.8586479351</text:p>
          </table:table-cell>
          <table:table-cell table:formula="of:=RAND()" office:value-type="float" office:value="0.739038139814511">
            <text:p>0.7390381398</text:p>
          </table:table-cell>
          <table:table-cell table:formula="of:=RAND()" office:value-type="float" office:value="0.384425054769963">
            <text:p>0.3844250548</text:p>
          </table:table-cell>
          <table:table-cell table:formula="of:=RAND()" office:value-type="float" office:value="0.660654296632856">
            <text:p>0.6606542966</text:p>
          </table:table-cell>
          <table:table-cell table:formula="of:=SUM([.B50:.M50])-6" office:value-type="float" office:value="1.40809137094766">
            <text:p>1.4080913709</text:p>
          </table:table-cell>
          <table:table-cell table:formula="of:=[.N50]-[.$G$6]" office:value-type="float" office:value="1.43183236148162">
            <text:p>1.4318323615</text:p>
          </table:table-cell>
          <table:table-cell table:formula="of:=[.O50]*[.O50]" office:value-type="float" office:value="2.05014391138603">
            <text:p>2.0501439114</text:p>
          </table:table-cell>
        </table:table-row>
        <table:table-row table:style-name="ro1">
          <table:table-cell/>
          <table:table-cell table:formula="of:=RAND()" office:value-type="float" office:value="0.535361887421459">
            <text:p>0.5353618874</text:p>
          </table:table-cell>
          <table:table-cell table:formula="of:=RAND()" office:value-type="float" office:value="0.448199479607865">
            <text:p>0.4481994796</text:p>
          </table:table-cell>
          <table:table-cell table:formula="of:=RAND()" office:value-type="float" office:value="0.884582469007">
            <text:p>0.884582469</text:p>
          </table:table-cell>
          <table:table-cell table:formula="of:=RAND()" office:value-type="float" office:value="0.75026814150624">
            <text:p>0.7502681415</text:p>
          </table:table-cell>
          <table:table-cell table:formula="of:=RAND()" office:value-type="float" office:value="0.660301257157698">
            <text:p>0.6603012572</text:p>
          </table:table-cell>
          <table:table-cell table:formula="of:=RAND()" office:value-type="float" office:value="0.203886396950111">
            <text:p>0.203886397</text:p>
          </table:table-cell>
          <table:table-cell table:formula="of:=RAND()" office:value-type="float" office:value="0.568456654436886">
            <text:p>0.5684566544</text:p>
          </table:table-cell>
          <table:table-cell table:formula="of:=RAND()" office:value-type="float" office:value="0.925567455822602">
            <text:p>0.9255674558</text:p>
          </table:table-cell>
          <table:table-cell table:formula="of:=RAND()" office:value-type="float" office:value="0.830854523228481">
            <text:p>0.8308545232</text:p>
          </table:table-cell>
          <table:table-cell table:formula="of:=RAND()" office:value-type="float" office:value="0.604791378835216">
            <text:p>0.6047913788</text:p>
          </table:table-cell>
          <table:table-cell table:formula="of:=RAND()" office:value-type="float" office:value="0.00329024670645595">
            <text:p>0.0032902467</text:p>
          </table:table-cell>
          <table:table-cell table:formula="of:=RAND()" office:value-type="float" office:value="0.345774503890425">
            <text:p>0.3457745039</text:p>
          </table:table-cell>
          <table:table-cell table:formula="of:=SUM([.B51:.M51])-6" office:value-type="float" office:value="0.76133439457044">
            <text:p>0.7613343946</text:p>
          </table:table-cell>
          <table:table-cell table:formula="of:=[.N51]-[.$G$6]" office:value-type="float" office:value="0.785075385104399">
            <text:p>0.7850753851</text:p>
          </table:table-cell>
          <table:table-cell table:formula="of:=[.O51]*[.O51]" office:value-type="float" office:value="0.616343360296821">
            <text:p>0.6163433603</text:p>
          </table:table-cell>
        </table:table-row>
        <table:table-row table:style-name="ro1">
          <table:table-cell/>
          <table:table-cell table:formula="of:=RAND()" office:value-type="float" office:value="0.718840508023277">
            <text:p>0.718840508</text:p>
          </table:table-cell>
          <table:table-cell table:formula="of:=RAND()" office:value-type="float" office:value="0.727472474332899">
            <text:p>0.7274724743</text:p>
          </table:table-cell>
          <table:table-cell table:formula="of:=RAND()" office:value-type="float" office:value="0.677855374291539">
            <text:p>0.6778553743</text:p>
          </table:table-cell>
          <table:table-cell table:formula="of:=RAND()" office:value-type="float" office:value="0.0166628879960626">
            <text:p>0.016662888</text:p>
          </table:table-cell>
          <table:table-cell table:formula="of:=RAND()" office:value-type="float" office:value="0.183147367322817">
            <text:p>0.1831473673</text:p>
          </table:table-cell>
          <table:table-cell table:formula="of:=RAND()" office:value-type="float" office:value="0.0283149485476315">
            <text:p>0.0283149485</text:p>
          </table:table-cell>
          <table:table-cell table:formula="of:=RAND()" office:value-type="float" office:value="0.737724624574184">
            <text:p>0.7377246246</text:p>
          </table:table-cell>
          <table:table-cell table:formula="of:=RAND()" office:value-type="float" office:value="0.474755629897118">
            <text:p>0.4747556299</text:p>
          </table:table-cell>
          <table:table-cell table:formula="of:=RAND()" office:value-type="float" office:value="0.744681161129847">
            <text:p>0.7446811611</text:p>
          </table:table-cell>
          <table:table-cell table:formula="of:=RAND()" office:value-type="float" office:value="0.448318298207596">
            <text:p>0.4483182982</text:p>
          </table:table-cell>
          <table:table-cell table:formula="of:=RAND()" office:value-type="float" office:value="0.747418392682448">
            <text:p>0.7474183927</text:p>
          </table:table-cell>
          <table:table-cell table:formula="of:=RAND()" office:value-type="float" office:value="0.880417856387794">
            <text:p>0.8804178564</text:p>
          </table:table-cell>
          <table:table-cell table:formula="of:=SUM([.B52:.M52])-6" office:value-type="float" office:value="0.385609523393214">
            <text:p>0.3856095234</text:p>
          </table:table-cell>
          <table:table-cell table:formula="of:=[.N52]-[.$G$6]" office:value-type="float" office:value="0.409350513927173">
            <text:p>0.4093505139</text:p>
          </table:table-cell>
          <table:table-cell table:formula="of:=[.O52]*[.O52]" office:value-type="float" office:value="0.167567843252441">
            <text:p>0.1675678433</text:p>
          </table:table-cell>
        </table:table-row>
        <table:table-row table:style-name="ro1">
          <table:table-cell/>
          <table:table-cell table:formula="of:=RAND()" office:value-type="float" office:value="0.604246758157387">
            <text:p>0.6042467582</text:p>
          </table:table-cell>
          <table:table-cell table:formula="of:=RAND()" office:value-type="float" office:value="0.240732295205817">
            <text:p>0.2407322952</text:p>
          </table:table-cell>
          <table:table-cell table:formula="of:=RAND()" office:value-type="float" office:value="0.12984254444018">
            <text:p>0.1298425444</text:p>
          </table:table-cell>
          <table:table-cell table:formula="of:=RAND()" office:value-type="float" office:value="0.31611428479664">
            <text:p>0.3161142848</text:p>
          </table:table-cell>
          <table:table-cell table:formula="of:=RAND()" office:value-type="float" office:value="0.469455211888999">
            <text:p>0.4694552119</text:p>
          </table:table-cell>
          <table:table-cell table:formula="of:=RAND()" office:value-type="float" office:value="0.478977953316644">
            <text:p>0.4789779533</text:p>
          </table:table-cell>
          <table:table-cell table:formula="of:=RAND()" office:value-type="float" office:value="0.71904260548763">
            <text:p>0.7190426055</text:p>
          </table:table-cell>
          <table:table-cell table:formula="of:=RAND()" office:value-type="float" office:value="0.408853891538456">
            <text:p>0.4088538915</text:p>
          </table:table-cell>
          <table:table-cell table:formula="of:=RAND()" office:value-type="float" office:value="0.901358762988821">
            <text:p>0.901358763</text:p>
          </table:table-cell>
          <table:table-cell table:formula="of:=RAND()" office:value-type="float" office:value="0.149390894919634">
            <text:p>0.1493908949</text:p>
          </table:table-cell>
          <table:table-cell table:formula="of:=RAND()" office:value-type="float" office:value="0.174607550725341">
            <text:p>0.1746075507</text:p>
          </table:table-cell>
          <table:table-cell table:formula="of:=RAND()" office:value-type="float" office:value="0.258509916253388">
            <text:p>0.2585099163</text:p>
          </table:table-cell>
          <table:table-cell table:formula="of:=SUM([.B53:.M53])-6" office:value-type="float" office:value="-1.14886733028106">
            <text:p>-1.1488673303</text:p>
          </table:table-cell>
          <table:table-cell table:formula="of:=[.N53]-[.$G$6]" office:value-type="float" office:value="-1.1251263397471">
            <text:p>-1.1251263397</text:p>
          </table:table-cell>
          <table:table-cell table:formula="of:=[.O53]*[.O53]" office:value-type="float" office:value="1.26590928039272">
            <text:p>1.2659092804</text:p>
          </table:table-cell>
        </table:table-row>
        <table:table-row table:style-name="ro1">
          <table:table-cell/>
          <table:table-cell table:formula="of:=RAND()" office:value-type="float" office:value="0.754516385961324">
            <text:p>0.754516386</text:p>
          </table:table-cell>
          <table:table-cell table:formula="of:=RAND()" office:value-type="float" office:value="0.228844384895638">
            <text:p>0.2288443849</text:p>
          </table:table-cell>
          <table:table-cell table:formula="of:=RAND()" office:value-type="float" office:value="0.0545738418586552">
            <text:p>0.0545738419</text:p>
          </table:table-cell>
          <table:table-cell table:formula="of:=RAND()" office:value-type="float" office:value="0.594923969358206">
            <text:p>0.5949239694</text:p>
          </table:table-cell>
          <table:table-cell table:formula="of:=RAND()" office:value-type="float" office:value="0.197024864843115">
            <text:p>0.1970248648</text:p>
          </table:table-cell>
          <table:table-cell table:formula="of:=RAND()" office:value-type="float" office:value="0.943978969240561">
            <text:p>0.9439789692</text:p>
          </table:table-cell>
          <table:table-cell table:formula="of:=RAND()" office:value-type="float" office:value="0.445074444171041">
            <text:p>0.4450744442</text:p>
          </table:table-cell>
          <table:table-cell table:formula="of:=RAND()" office:value-type="float" office:value="0.666858347831294">
            <text:p>0.6668583478</text:p>
          </table:table-cell>
          <table:table-cell table:formula="of:=RAND()" office:value-type="float" office:value="0.586138388840482">
            <text:p>0.5861383888</text:p>
          </table:table-cell>
          <table:table-cell table:formula="of:=RAND()" office:value-type="float" office:value="0.531643250025809">
            <text:p>0.53164325</text:p>
          </table:table-cell>
          <table:table-cell table:formula="of:=RAND()" office:value-type="float" office:value="0.394751213258132">
            <text:p>0.3947512133</text:p>
          </table:table-cell>
          <table:table-cell table:formula="of:=RAND()" office:value-type="float" office:value="0.887485773302615">
            <text:p>0.8874857733</text:p>
          </table:table-cell>
          <table:table-cell table:formula="of:=SUM([.B54:.M54])-6" office:value-type="float" office:value="0.285813833586872">
            <text:p>0.2858138336</text:p>
          </table:table-cell>
          <table:table-cell table:formula="of:=[.N54]-[.$G$6]" office:value-type="float" office:value="0.309554824120831">
            <text:p>0.3095548241</text:p>
          </table:table-cell>
          <table:table-cell table:formula="of:=[.O54]*[.O54]" office:value-type="float" office:value="0.0958241891364785">
            <text:p>0.0958241891</text:p>
          </table:table-cell>
        </table:table-row>
        <table:table-row table:style-name="ro1">
          <table:table-cell/>
          <table:table-cell table:formula="of:=RAND()" office:value-type="float" office:value="0.0127841390203685">
            <text:p>0.012784139</text:p>
          </table:table-cell>
          <table:table-cell table:formula="of:=RAND()" office:value-type="float" office:value="0.00222513033077121">
            <text:p>0.0022251303</text:p>
          </table:table-cell>
          <table:table-cell table:formula="of:=RAND()" office:value-type="float" office:value="0.197087727952749">
            <text:p>0.197087728</text:p>
          </table:table-cell>
          <table:table-cell table:formula="of:=RAND()" office:value-type="float" office:value="0.837809116113931">
            <text:p>0.8378091161</text:p>
          </table:table-cell>
          <table:table-cell table:formula="of:=RAND()" office:value-type="float" office:value="0.765779227251187">
            <text:p>0.7657792273</text:p>
          </table:table-cell>
          <table:table-cell table:formula="of:=RAND()" office:value-type="float" office:value="0.414982108166441">
            <text:p>0.4149821082</text:p>
          </table:table-cell>
          <table:table-cell table:formula="of:=RAND()" office:value-type="float" office:value="0.387676887447014">
            <text:p>0.3876768874</text:p>
          </table:table-cell>
          <table:table-cell table:formula="of:=RAND()" office:value-type="float" office:value="0.606327416375279">
            <text:p>0.6063274164</text:p>
          </table:table-cell>
          <table:table-cell table:formula="of:=RAND()" office:value-type="float" office:value="0.292746113380417">
            <text:p>0.2927461134</text:p>
          </table:table-cell>
          <table:table-cell table:formula="of:=RAND()" office:value-type="float" office:value="0.0943168147932738">
            <text:p>0.0943168148</text:p>
          </table:table-cell>
          <table:table-cell table:formula="of:=RAND()" office:value-type="float" office:value="0.392518440494314">
            <text:p>0.3925184405</text:p>
          </table:table-cell>
          <table:table-cell table:formula="of:=RAND()" office:value-type="float" office:value="0.00271200481802225">
            <text:p>0.0027120048</text:p>
          </table:table-cell>
          <table:table-cell table:formula="of:=SUM([.B55:.M55])-6" office:value-type="float" office:value="-1.99303487385623">
            <text:p>-1.9930348739</text:p>
          </table:table-cell>
          <table:table-cell table:formula="of:=[.N55]-[.$G$6]" office:value-type="float" office:value="-1.96929388332227">
            <text:p>-1.9692938833</text:p>
          </table:table-cell>
          <table:table-cell table:formula="of:=[.O55]*[.O55]" office:value-type="float" office:value="3.87811839889052">
            <text:p>3.8781183989</text:p>
          </table:table-cell>
        </table:table-row>
        <table:table-row table:style-name="ro1">
          <table:table-cell/>
          <table:table-cell table:formula="of:=RAND()" office:value-type="float" office:value="0.858126166975126">
            <text:p>0.858126167</text:p>
          </table:table-cell>
          <table:table-cell table:formula="of:=RAND()" office:value-type="float" office:value="0.155481737339869">
            <text:p>0.1554817373</text:p>
          </table:table-cell>
          <table:table-cell table:formula="of:=RAND()" office:value-type="float" office:value="0.671941631706432">
            <text:p>0.6719416317</text:p>
          </table:table-cell>
          <table:table-cell table:formula="of:=RAND()" office:value-type="float" office:value="0.65351377427578">
            <text:p>0.6535137743</text:p>
          </table:table-cell>
          <table:table-cell table:formula="of:=RAND()" office:value-type="float" office:value="0.698913782602176">
            <text:p>0.6989137826</text:p>
          </table:table-cell>
          <table:table-cell table:formula="of:=RAND()" office:value-type="float" office:value="0.739137661177665">
            <text:p>0.7391376612</text:p>
          </table:table-cell>
          <table:table-cell table:formula="of:=RAND()" office:value-type="float" office:value="0.257270493544638">
            <text:p>0.2572704935</text:p>
          </table:table-cell>
          <table:table-cell table:formula="of:=RAND()" office:value-type="float" office:value="0.501487425295636">
            <text:p>0.5014874253</text:p>
          </table:table-cell>
          <table:table-cell table:formula="of:=RAND()" office:value-type="float" office:value="0.745409794151783">
            <text:p>0.7454097942</text:p>
          </table:table-cell>
          <table:table-cell table:formula="of:=RAND()" office:value-type="float" office:value="0.77696408610791">
            <text:p>0.7769640861</text:p>
          </table:table-cell>
          <table:table-cell table:formula="of:=RAND()" office:value-type="float" office:value="0.43185731000267">
            <text:p>0.43185731</text:p>
          </table:table-cell>
          <table:table-cell table:formula="of:=RAND()" office:value-type="float" office:value="0.310506878886372">
            <text:p>0.3105068789</text:p>
          </table:table-cell>
          <table:table-cell table:formula="of:=SUM([.B56:.M56])-6" office:value-type="float" office:value="0.800610742066056">
            <text:p>0.8006107421</text:p>
          </table:table-cell>
          <table:table-cell table:formula="of:=[.N56]-[.$G$6]" office:value-type="float" office:value="0.824351732600015">
            <text:p>0.8243517326</text:p>
          </table:table-cell>
          <table:table-cell table:formula="of:=[.O56]*[.O56]" office:value-type="float" office:value="0.679555779040646">
            <text:p>0.679555779</text:p>
          </table:table-cell>
        </table:table-row>
        <table:table-row table:style-name="ro1">
          <table:table-cell/>
          <table:table-cell table:formula="of:=RAND()" office:value-type="float" office:value="0.546235394664109">
            <text:p>0.5462353947</text:p>
          </table:table-cell>
          <table:table-cell table:formula="of:=RAND()" office:value-type="float" office:value="0.0322486679069698">
            <text:p>0.0322486679</text:p>
          </table:table-cell>
          <table:table-cell table:formula="of:=RAND()" office:value-type="float" office:value="0.637122360058129">
            <text:p>0.6371223601</text:p>
          </table:table-cell>
          <table:table-cell table:formula="of:=RAND()" office:value-type="float" office:value="0.65623807022348">
            <text:p>0.6562380702</text:p>
          </table:table-cell>
          <table:table-cell table:formula="of:=RAND()" office:value-type="float" office:value="0.465134321479127">
            <text:p>0.4651343215</text:p>
          </table:table-cell>
          <table:table-cell table:formula="of:=RAND()" office:value-type="float" office:value="0.235787888988852">
            <text:p>0.235787889</text:p>
          </table:table-cell>
          <table:table-cell table:formula="of:=RAND()" office:value-type="float" office:value="0.725299359764904">
            <text:p>0.7252993598</text:p>
          </table:table-cell>
          <table:table-cell table:formula="of:=RAND()" office:value-type="float" office:value="0.416775768622756">
            <text:p>0.4167757686</text:p>
          </table:table-cell>
          <table:table-cell table:formula="of:=RAND()" office:value-type="float" office:value="0.91957456455566">
            <text:p>0.9195745646</text:p>
          </table:table-cell>
          <table:table-cell table:formula="of:=RAND()" office:value-type="float" office:value="0.638077774783596">
            <text:p>0.6380777748</text:p>
          </table:table-cell>
          <table:table-cell table:formula="of:=RAND()" office:value-type="float" office:value="0.0646526594646275">
            <text:p>0.0646526595</text:p>
          </table:table-cell>
          <table:table-cell table:formula="of:=RAND()" office:value-type="float" office:value="0.992320963414386">
            <text:p>0.9923209634</text:p>
          </table:table-cell>
          <table:table-cell table:formula="of:=SUM([.B57:.M57])-6" office:value-type="float" office:value="0.329467793926597">
            <text:p>0.3294677939</text:p>
          </table:table-cell>
          <table:table-cell table:formula="of:=[.N57]-[.$G$6]" office:value-type="float" office:value="0.353208784460556">
            <text:p>0.3532087845</text:p>
          </table:table-cell>
          <table:table-cell table:formula="of:=[.O57]*[.O57]" office:value-type="float" office:value="0.124756445420103">
            <text:p>0.1247564454</text:p>
          </table:table-cell>
        </table:table-row>
        <table:table-row table:style-name="ro1">
          <table:table-cell/>
          <table:table-cell table:formula="of:=RAND()" office:value-type="float" office:value="0.469183750217781">
            <text:p>0.4691837502</text:p>
          </table:table-cell>
          <table:table-cell table:formula="of:=RAND()" office:value-type="float" office:value="0.177954552229494">
            <text:p>0.1779545522</text:p>
          </table:table-cell>
          <table:table-cell table:formula="of:=RAND()" office:value-type="float" office:value="0.516557298600674">
            <text:p>0.5165572986</text:p>
          </table:table-cell>
          <table:table-cell table:formula="of:=RAND()" office:value-type="float" office:value="0.679470515809953">
            <text:p>0.6794705158</text:p>
          </table:table-cell>
          <table:table-cell table:formula="of:=RAND()" office:value-type="float" office:value="0.724903956288472">
            <text:p>0.7249039563</text:p>
          </table:table-cell>
          <table:table-cell table:formula="of:=RAND()" office:value-type="float" office:value="0.223809675080702">
            <text:p>0.2238096751</text:p>
          </table:table-cell>
          <table:table-cell table:formula="of:=RAND()" office:value-type="float" office:value="0.633509232196957">
            <text:p>0.6335092322</text:p>
          </table:table-cell>
          <table:table-cell table:formula="of:=RAND()" office:value-type="float" office:value="0.110066319117323">
            <text:p>0.1100663191</text:p>
          </table:table-cell>
          <table:table-cell table:formula="of:=RAND()" office:value-type="float" office:value="0.91607192135416">
            <text:p>0.9160719214</text:p>
          </table:table-cell>
          <table:table-cell table:formula="of:=RAND()" office:value-type="float" office:value="0.299835508456454">
            <text:p>0.2998355085</text:p>
          </table:table-cell>
          <table:table-cell table:formula="of:=RAND()" office:value-type="float" office:value="0.617708334466442">
            <text:p>0.6177083345</text:p>
          </table:table-cell>
          <table:table-cell table:formula="of:=RAND()" office:value-type="float" office:value="0.502716066781431">
            <text:p>0.5027160668</text:p>
          </table:table-cell>
          <table:table-cell table:formula="of:=SUM([.B58:.M58])-6" office:value-type="float" office:value="-0.128212869400159">
            <text:p>-0.1282128694</text:p>
          </table:table-cell>
          <table:table-cell table:formula="of:=[.N58]-[.$G$6]" office:value-type="float" office:value="-0.104471878866199">
            <text:p>-0.1044718789</text:p>
          </table:table-cell>
          <table:table-cell table:formula="of:=[.O58]*[.O58]" office:value-type="float" office:value="0.0109143734738338">
            <text:p>0.0109143735</text:p>
          </table:table-cell>
        </table:table-row>
        <table:table-row table:style-name="ro1">
          <table:table-cell/>
          <table:table-cell table:formula="of:=RAND()" office:value-type="float" office:value="0.688575674546883">
            <text:p>0.6885756745</text:p>
          </table:table-cell>
          <table:table-cell table:formula="of:=RAND()" office:value-type="float" office:value="0.711423978209496">
            <text:p>0.7114239782</text:p>
          </table:table-cell>
          <table:table-cell table:formula="of:=RAND()" office:value-type="float" office:value="0.250379581935704">
            <text:p>0.2503795819</text:p>
          </table:table-cell>
          <table:table-cell table:formula="of:=RAND()" office:value-type="float" office:value="0.34543999331072">
            <text:p>0.3454399933</text:p>
          </table:table-cell>
          <table:table-cell table:formula="of:=RAND()" office:value-type="float" office:value="0.366540446411818">
            <text:p>0.3665404464</text:p>
          </table:table-cell>
          <table:table-cell table:formula="of:=RAND()" office:value-type="float" office:value="0.87116489931941">
            <text:p>0.8711648993</text:p>
          </table:table-cell>
          <table:table-cell table:formula="of:=RAND()" office:value-type="float" office:value="0.714658484328538">
            <text:p>0.7146584843</text:p>
          </table:table-cell>
          <table:table-cell table:formula="of:=RAND()" office:value-type="float" office:value="0.798703743610531">
            <text:p>0.7987037436</text:p>
          </table:table-cell>
          <table:table-cell table:formula="of:=RAND()" office:value-type="float" office:value="0.878637939924374">
            <text:p>0.8786379399</text:p>
          </table:table-cell>
          <table:table-cell table:formula="of:=RAND()" office:value-type="float" office:value="0.343705429229885">
            <text:p>0.3437054292</text:p>
          </table:table-cell>
          <table:table-cell table:formula="of:=RAND()" office:value-type="float" office:value="0.954190984601155">
            <text:p>0.9541909846</text:p>
          </table:table-cell>
          <table:table-cell table:formula="of:=RAND()" office:value-type="float" office:value="0.606737357797101">
            <text:p>0.6067373578</text:p>
          </table:table-cell>
          <table:table-cell table:formula="of:=SUM([.B59:.M59])-6" office:value-type="float" office:value="1.53015851322562">
            <text:p>1.5301585132</text:p>
          </table:table-cell>
          <table:table-cell table:formula="of:=[.N59]-[.$G$6]" office:value-type="float" office:value="1.55389950375957">
            <text:p>1.5538995038</text:p>
          </table:table-cell>
          <table:table-cell table:formula="of:=[.O59]*[.O59]" office:value-type="float" office:value="2.41460366778425">
            <text:p>2.4146036678</text:p>
          </table:table-cell>
        </table:table-row>
        <table:table-row table:style-name="ro1">
          <table:table-cell/>
          <table:table-cell table:formula="of:=RAND()" office:value-type="float" office:value="0.423434142488986">
            <text:p>0.4234341425</text:p>
          </table:table-cell>
          <table:table-cell table:formula="of:=RAND()" office:value-type="float" office:value="0.603338432265446">
            <text:p>0.6033384323</text:p>
          </table:table-cell>
          <table:table-cell table:formula="of:=RAND()" office:value-type="float" office:value="0.258779584895819">
            <text:p>0.2587795849</text:p>
          </table:table-cell>
          <table:table-cell table:formula="of:=RAND()" office:value-type="float" office:value="0.935127100208774">
            <text:p>0.9351271002</text:p>
          </table:table-cell>
          <table:table-cell table:formula="of:=RAND()" office:value-type="float" office:value="0.720474484842271">
            <text:p>0.7204744848</text:p>
          </table:table-cell>
          <table:table-cell table:formula="of:=RAND()" office:value-type="float" office:value="0.124984201043844">
            <text:p>0.124984201</text:p>
          </table:table-cell>
          <table:table-cell table:formula="of:=RAND()" office:value-type="float" office:value="0.861555497860536">
            <text:p>0.8615554979</text:p>
          </table:table-cell>
          <table:table-cell table:formula="of:=RAND()" office:value-type="float" office:value="0.711745341774076">
            <text:p>0.7117453418</text:p>
          </table:table-cell>
          <table:table-cell table:formula="of:=RAND()" office:value-type="float" office:value="0.634372633416206">
            <text:p>0.6343726334</text:p>
          </table:table-cell>
          <table:table-cell table:formula="of:=RAND()" office:value-type="float" office:value="0.787543903570622">
            <text:p>0.7875439036</text:p>
          </table:table-cell>
          <table:table-cell table:formula="of:=RAND()" office:value-type="float" office:value="0.178547733463347">
            <text:p>0.1785477335</text:p>
          </table:table-cell>
          <table:table-cell table:formula="of:=RAND()" office:value-type="float" office:value="0.0891894309315831">
            <text:p>0.0891894309</text:p>
          </table:table-cell>
          <table:table-cell table:formula="of:=SUM([.B60:.M60])-6" office:value-type="float" office:value="0.32909248676151">
            <text:p>0.3290924868</text:p>
          </table:table-cell>
          <table:table-cell table:formula="of:=[.N60]-[.$G$6]" office:value-type="float" office:value="0.352833477295469">
            <text:p>0.3528334773</text:p>
          </table:table-cell>
          <table:table-cell table:formula="of:=[.O60]*[.O60]" office:value-type="float" office:value="0.124491462700413">
            <text:p>0.1244914627</text:p>
          </table:table-cell>
        </table:table-row>
        <table:table-row table:style-name="ro1">
          <table:table-cell/>
          <table:table-cell table:formula="of:=RAND()" office:value-type="float" office:value="0.450327732833102">
            <text:p>0.4503277328</text:p>
          </table:table-cell>
          <table:table-cell table:formula="of:=RAND()" office:value-type="float" office:value="0.195278121624142">
            <text:p>0.1952781216</text:p>
          </table:table-cell>
          <table:table-cell table:formula="of:=RAND()" office:value-type="float" office:value="0.0901279654353857">
            <text:p>0.0901279654</text:p>
          </table:table-cell>
          <table:table-cell table:formula="of:=RAND()" office:value-type="float" office:value="0.899059722432867">
            <text:p>0.8990597224</text:p>
          </table:table-cell>
          <table:table-cell table:formula="of:=RAND()" office:value-type="float" office:value="0.356928327586502">
            <text:p>0.3569283276</text:p>
          </table:table-cell>
          <table:table-cell table:formula="of:=RAND()" office:value-type="float" office:value="0.815101949498057">
            <text:p>0.8151019495</text:p>
          </table:table-cell>
          <table:table-cell table:formula="of:=RAND()" office:value-type="float" office:value="0.475487904855982">
            <text:p>0.4754879049</text:p>
          </table:table-cell>
          <table:table-cell table:formula="of:=RAND()" office:value-type="float" office:value="0.233220666414127">
            <text:p>0.2332206664</text:p>
          </table:table-cell>
          <table:table-cell table:formula="of:=RAND()" office:value-type="float" office:value="0.508215286303312">
            <text:p>0.5082152863</text:p>
          </table:table-cell>
          <table:table-cell table:formula="of:=RAND()" office:value-type="float" office:value="0.124973197933286">
            <text:p>0.1249731979</text:p>
          </table:table-cell>
          <table:table-cell table:formula="of:=RAND()" office:value-type="float" office:value="0.00212469208054245">
            <text:p>0.0021246921</text:p>
          </table:table-cell>
          <table:table-cell table:formula="of:=RAND()" office:value-type="float" office:value="0.644664959982038">
            <text:p>0.64466496</text:p>
          </table:table-cell>
          <table:table-cell table:formula="of:=SUM([.B61:.M61])-6" office:value-type="float" office:value="-1.20448947302066">
            <text:p>-1.204489473</text:p>
          </table:table-cell>
          <table:table-cell table:formula="of:=[.N61]-[.$G$6]" office:value-type="float" office:value="-1.1807484824867">
            <text:p>-1.1807484825</text:p>
          </table:table-cell>
          <table:table-cell table:formula="of:=[.O61]*[.O61]" office:value-type="float" office:value="1.39416697889464">
            <text:p>1.3941669789</text:p>
          </table:table-cell>
        </table:table-row>
        <table:table-row table:style-name="ro1">
          <table:table-cell/>
          <table:table-cell table:formula="of:=RAND()" office:value-type="float" office:value="0.406512860907242">
            <text:p>0.4065128609</text:p>
          </table:table-cell>
          <table:table-cell table:formula="of:=RAND()" office:value-type="float" office:value="0.594632267253473">
            <text:p>0.5946322673</text:p>
          </table:table-cell>
          <table:table-cell table:formula="of:=RAND()" office:value-type="float" office:value="0.517403022618964">
            <text:p>0.5174030226</text:p>
          </table:table-cell>
          <table:table-cell table:formula="of:=RAND()" office:value-type="float" office:value="0.789901362033561">
            <text:p>0.789901362</text:p>
          </table:table-cell>
          <table:table-cell table:formula="of:=RAND()" office:value-type="float" office:value="0.617472557816654">
            <text:p>0.6174725578</text:p>
          </table:table-cell>
          <table:table-cell table:formula="of:=RAND()" office:value-type="float" office:value="0.804591794032604">
            <text:p>0.804591794</text:p>
          </table:table-cell>
          <table:table-cell table:formula="of:=RAND()" office:value-type="float" office:value="0.896031785523519">
            <text:p>0.8960317855</text:p>
          </table:table-cell>
          <table:table-cell table:formula="of:=RAND()" office:value-type="float" office:value="0.955297139938921">
            <text:p>0.9552971399</text:p>
          </table:table-cell>
          <table:table-cell table:formula="of:=RAND()" office:value-type="float" office:value="0.0864083105698228">
            <text:p>0.0864083106</text:p>
          </table:table-cell>
          <table:table-cell table:formula="of:=RAND()" office:value-type="float" office:value="0.338700057240203">
            <text:p>0.3387000572</text:p>
          </table:table-cell>
          <table:table-cell table:formula="of:=RAND()" office:value-type="float" office:value="0.0183513108640909">
            <text:p>0.0183513109</text:p>
          </table:table-cell>
          <table:table-cell table:formula="of:=RAND()" office:value-type="float" office:value="0.559343139640987">
            <text:p>0.5593431396</text:p>
          </table:table-cell>
          <table:table-cell table:formula="of:=SUM([.B62:.M62])-6" office:value-type="float" office:value="0.584645608440042">
            <text:p>0.5846456084</text:p>
          </table:table-cell>
          <table:table-cell table:formula="of:=[.N62]-[.$G$6]" office:value-type="float" office:value="0.608386598974001">
            <text:p>0.608386599</text:p>
          </table:table-cell>
          <table:table-cell table:formula="of:=[.O62]*[.O62]" office:value-type="float" office:value="0.370134253811152">
            <text:p>0.3701342538</text:p>
          </table:table-cell>
        </table:table-row>
        <table:table-row table:style-name="ro1">
          <table:table-cell/>
          <table:table-cell table:formula="of:=RAND()" office:value-type="float" office:value="0.275787922553718">
            <text:p>0.2757879226</text:p>
          </table:table-cell>
          <table:table-cell table:formula="of:=RAND()" office:value-type="float" office:value="0.261458383640274">
            <text:p>0.2614583836</text:p>
          </table:table-cell>
          <table:table-cell table:formula="of:=RAND()" office:value-type="float" office:value="0.0965757423546165">
            <text:p>0.0965757424</text:p>
          </table:table-cell>
          <table:table-cell table:formula="of:=RAND()" office:value-type="float" office:value="0.142639375757426">
            <text:p>0.1426393758</text:p>
          </table:table-cell>
          <table:table-cell table:formula="of:=RAND()" office:value-type="float" office:value="0.590405301423743">
            <text:p>0.5904053014</text:p>
          </table:table-cell>
          <table:table-cell table:formula="of:=RAND()" office:value-type="float" office:value="0.152010309277102">
            <text:p>0.1520103093</text:p>
          </table:table-cell>
          <table:table-cell table:formula="of:=RAND()" office:value-type="float" office:value="0.979333844967186">
            <text:p>0.979333845</text:p>
          </table:table-cell>
          <table:table-cell table:formula="of:=RAND()" office:value-type="float" office:value="0.170503937872127">
            <text:p>0.1705039379</text:p>
          </table:table-cell>
          <table:table-cell table:formula="of:=RAND()" office:value-type="float" office:value="0.505281386431307">
            <text:p>0.5052813864</text:p>
          </table:table-cell>
          <table:table-cell table:formula="of:=RAND()" office:value-type="float" office:value="0.230747113469988">
            <text:p>0.2307471135</text:p>
          </table:table-cell>
          <table:table-cell table:formula="of:=RAND()" office:value-type="float" office:value="0.0664096819236875">
            <text:p>0.0664096819</text:p>
          </table:table-cell>
          <table:table-cell table:formula="of:=RAND()" office:value-type="float" office:value="0.574409291846678">
            <text:p>0.5744092918</text:p>
          </table:table-cell>
          <table:table-cell table:formula="of:=SUM([.B63:.M63])-6" office:value-type="float" office:value="-1.95443770848215">
            <text:p>-1.9544377085</text:p>
          </table:table-cell>
          <table:table-cell table:formula="of:=[.N63]-[.$G$6]" office:value-type="float" office:value="-1.93069671794819">
            <text:p>-1.9306967179</text:p>
          </table:table-cell>
          <table:table-cell table:formula="of:=[.O63]*[.O63]" office:value-type="float" office:value="3.7275898166959">
            <text:p>3.7275898167</text:p>
          </table:table-cell>
        </table:table-row>
        <table:table-row table:style-name="ro1">
          <table:table-cell/>
          <table:table-cell table:formula="of:=RAND()" office:value-type="float" office:value="0.419174475362524">
            <text:p>0.4191744754</text:p>
          </table:table-cell>
          <table:table-cell table:formula="of:=RAND()" office:value-type="float" office:value="0.670083622680977">
            <text:p>0.6700836227</text:p>
          </table:table-cell>
          <table:table-cell table:formula="of:=RAND()" office:value-type="float" office:value="0.337352634640411">
            <text:p>0.3373526346</text:p>
          </table:table-cell>
          <table:table-cell table:formula="of:=RAND()" office:value-type="float" office:value="0.409448792459443">
            <text:p>0.4094487925</text:p>
          </table:table-cell>
          <table:table-cell table:formula="of:=RAND()" office:value-type="float" office:value="0.71943518309854">
            <text:p>0.7194351831</text:p>
          </table:table-cell>
          <table:table-cell table:formula="of:=RAND()" office:value-type="float" office:value="0.496130395680666">
            <text:p>0.4961303957</text:p>
          </table:table-cell>
          <table:table-cell table:formula="of:=RAND()" office:value-type="float" office:value="0.143935428699479">
            <text:p>0.1439354287</text:p>
          </table:table-cell>
          <table:table-cell table:formula="of:=RAND()" office:value-type="float" office:value="0.581422436749563">
            <text:p>0.5814224367</text:p>
          </table:table-cell>
          <table:table-cell table:formula="of:=RAND()" office:value-type="float" office:value="0.116413478041068">
            <text:p>0.116413478</text:p>
          </table:table-cell>
          <table:table-cell table:formula="of:=RAND()" office:value-type="float" office:value="0.884978027781472">
            <text:p>0.8849780278</text:p>
          </table:table-cell>
          <table:table-cell table:formula="of:=RAND()" office:value-type="float" office:value="0.851905375253409">
            <text:p>0.8519053753</text:p>
          </table:table-cell>
          <table:table-cell table:formula="of:=RAND()" office:value-type="float" office:value="0.689618232194334">
            <text:p>0.6896182322</text:p>
          </table:table-cell>
          <table:table-cell table:formula="of:=SUM([.B64:.M64])-6" office:value-type="float" office:value="0.319898082641885">
            <text:p>0.3198980826</text:p>
          </table:table-cell>
          <table:table-cell table:formula="of:=[.N64]-[.$G$6]" office:value-type="float" office:value="0.343639073175844">
            <text:p>0.3436390732</text:p>
          </table:table-cell>
          <table:table-cell table:formula="of:=[.O64]*[.O64]" office:value-type="float" office:value="0.118087812613153">
            <text:p>0.1180878126</text:p>
          </table:table-cell>
        </table:table-row>
        <table:table-row table:style-name="ro1">
          <table:table-cell/>
          <table:table-cell table:formula="of:=RAND()" office:value-type="float" office:value="0.90353701193817">
            <text:p>0.9035370119</text:p>
          </table:table-cell>
          <table:table-cell table:formula="of:=RAND()" office:value-type="float" office:value="0.883110492490232">
            <text:p>0.8831104925</text:p>
          </table:table-cell>
          <table:table-cell table:formula="of:=RAND()" office:value-type="float" office:value="0.156442523933947">
            <text:p>0.1564425239</text:p>
          </table:table-cell>
          <table:table-cell table:formula="of:=RAND()" office:value-type="float" office:value="0.360609359573573">
            <text:p>0.3606093596</text:p>
          </table:table-cell>
          <table:table-cell table:formula="of:=RAND()" office:value-type="float" office:value="0.647297482006252">
            <text:p>0.647297482</text:p>
          </table:table-cell>
          <table:table-cell table:formula="of:=RAND()" office:value-type="float" office:value="0.0138396983966231">
            <text:p>0.0138396984</text:p>
          </table:table-cell>
          <table:table-cell table:formula="of:=RAND()" office:value-type="float" office:value="0.773424075217918">
            <text:p>0.7734240752</text:p>
          </table:table-cell>
          <table:table-cell table:formula="of:=RAND()" office:value-type="float" office:value="0.284959328360856">
            <text:p>0.2849593284</text:p>
          </table:table-cell>
          <table:table-cell table:formula="of:=RAND()" office:value-type="float" office:value="0.201394783798605">
            <text:p>0.2013947838</text:p>
          </table:table-cell>
          <table:table-cell table:formula="of:=RAND()" office:value-type="float" office:value="0.900419033132494">
            <text:p>0.9004190331</text:p>
          </table:table-cell>
          <table:table-cell table:formula="of:=RAND()" office:value-type="float" office:value="0.137460245750844">
            <text:p>0.1374602458</text:p>
          </table:table-cell>
          <table:table-cell table:formula="of:=RAND()" office:value-type="float" office:value="0.620184198021889">
            <text:p>0.620184198</text:p>
          </table:table-cell>
          <table:table-cell table:formula="of:=SUM([.B65:.M65])-6" office:value-type="float" office:value="-0.117321767378598">
            <text:p>-0.1173217674</text:p>
          </table:table-cell>
          <table:table-cell table:formula="of:=[.N65]-[.$G$6]" office:value-type="float" office:value="-0.0935807768446393">
            <text:p>-0.0935807768</text:p>
          </table:table-cell>
          <table:table-cell table:formula="of:=[.O65]*[.O65]" office:value-type="float" office:value="0.00875736179484619">
            <text:p>0.0087573618</text:p>
          </table:table-cell>
        </table:table-row>
        <table:table-row table:style-name="ro1">
          <table:table-cell/>
          <table:table-cell table:formula="of:=RAND()" office:value-type="float" office:value="0.269204007461667">
            <text:p>0.2692040075</text:p>
          </table:table-cell>
          <table:table-cell table:formula="of:=RAND()" office:value-type="float" office:value="0.0270380617585033">
            <text:p>0.0270380618</text:p>
          </table:table-cell>
          <table:table-cell table:formula="of:=RAND()" office:value-type="float" office:value="0.86988465115428">
            <text:p>0.8698846512</text:p>
          </table:table-cell>
          <table:table-cell table:formula="of:=RAND()" office:value-type="float" office:value="0.138215931132436">
            <text:p>0.1382159311</text:p>
          </table:table-cell>
          <table:table-cell table:formula="of:=RAND()" office:value-type="float" office:value="0.149853923590854">
            <text:p>0.1498539236</text:p>
          </table:table-cell>
          <table:table-cell table:formula="of:=RAND()" office:value-type="float" office:value="0.614508565282449">
            <text:p>0.6145085653</text:p>
          </table:table-cell>
          <table:table-cell table:formula="of:=RAND()" office:value-type="float" office:value="0.847445777151734">
            <text:p>0.8474457772</text:p>
          </table:table-cell>
          <table:table-cell table:formula="of:=RAND()" office:value-type="float" office:value="0.037259218050167">
            <text:p>0.0372592181</text:p>
          </table:table-cell>
          <table:table-cell table:formula="of:=RAND()" office:value-type="float" office:value="0.53429283760488">
            <text:p>0.5342928376</text:p>
          </table:table-cell>
          <table:table-cell table:formula="of:=RAND()" office:value-type="float" office:value="0.436706258682534">
            <text:p>0.4367062587</text:p>
          </table:table-cell>
          <table:table-cell table:formula="of:=RAND()" office:value-type="float" office:value="0.806930004386231">
            <text:p>0.8069300044</text:p>
          </table:table-cell>
          <table:table-cell table:formula="of:=RAND()" office:value-type="float" office:value="0.273651791270822">
            <text:p>0.2736517913</text:p>
          </table:table-cell>
          <table:table-cell table:formula="of:=SUM([.B66:.M66])-6" office:value-type="float" office:value="-0.995008972473443">
            <text:p>-0.9950089725</text:p>
          </table:table-cell>
          <table:table-cell table:formula="of:=[.N66]-[.$G$6]" office:value-type="float" office:value="-0.971267981939483">
            <text:p>-0.9712679819</text:p>
          </table:table-cell>
          <table:table-cell table:formula="of:=[.O66]*[.O66]" office:value-type="float" office:value="0.943361492740797">
            <text:p>0.9433614927</text:p>
          </table:table-cell>
        </table:table-row>
        <table:table-row table:style-name="ro1">
          <table:table-cell/>
          <table:table-cell table:formula="of:=RAND()" office:value-type="float" office:value="0.556313258595765">
            <text:p>0.5563132586</text:p>
          </table:table-cell>
          <table:table-cell table:formula="of:=RAND()" office:value-type="float" office:value="0.335373342502862">
            <text:p>0.3353733425</text:p>
          </table:table-cell>
          <table:table-cell table:formula="of:=RAND()" office:value-type="float" office:value="0.287760813720524">
            <text:p>0.2877608137</text:p>
          </table:table-cell>
          <table:table-cell table:formula="of:=RAND()" office:value-type="float" office:value="0.97931008413434">
            <text:p>0.9793100841</text:p>
          </table:table-cell>
          <table:table-cell table:formula="of:=RAND()" office:value-type="float" office:value="0.788062133360654">
            <text:p>0.7880621334</text:p>
          </table:table-cell>
          <table:table-cell table:formula="of:=RAND()" office:value-type="float" office:value="0.309762224322185">
            <text:p>0.3097622243</text:p>
          </table:table-cell>
          <table:table-cell table:formula="of:=RAND()" office:value-type="float" office:value="0.82307784142904">
            <text:p>0.8230778414</text:p>
          </table:table-cell>
          <table:table-cell table:formula="of:=RAND()" office:value-type="float" office:value="0.324540764791891">
            <text:p>0.3245407648</text:p>
          </table:table-cell>
          <table:table-cell table:formula="of:=RAND()" office:value-type="float" office:value="0.424577510217205">
            <text:p>0.4245775102</text:p>
          </table:table-cell>
          <table:table-cell table:formula="of:=RAND()" office:value-type="float" office:value="0.301870152819902">
            <text:p>0.3018701528</text:p>
          </table:table-cell>
          <table:table-cell table:formula="of:=RAND()" office:value-type="float" office:value="0.432483049109578">
            <text:p>0.4324830491</text:p>
          </table:table-cell>
          <table:table-cell table:formula="of:=RAND()" office:value-type="float" office:value="0.678938286146149">
            <text:p>0.6789382861</text:p>
          </table:table-cell>
          <table:table-cell table:formula="of:=SUM([.B67:.M67])-6" office:value-type="float" office:value="0.242069461150095">
            <text:p>0.2420694612</text:p>
          </table:table-cell>
          <table:table-cell table:formula="of:=[.N67]-[.$G$6]" office:value-type="float" office:value="0.265810451684054">
            <text:p>0.2658104517</text:p>
          </table:table-cell>
          <table:table-cell table:formula="of:=[.O67]*[.O67]" office:value-type="float" office:value="0.0706551962244808">
            <text:p>0.0706551962</text:p>
          </table:table-cell>
        </table:table-row>
        <table:table-row table:style-name="ro1">
          <table:table-cell/>
          <table:table-cell table:formula="of:=RAND()" office:value-type="float" office:value="0.305279353400692">
            <text:p>0.3052793534</text:p>
          </table:table-cell>
          <table:table-cell table:formula="of:=RAND()" office:value-type="float" office:value="0.192886488512158">
            <text:p>0.1928864885</text:p>
          </table:table-cell>
          <table:table-cell table:formula="of:=RAND()" office:value-type="float" office:value="0.612884008325636">
            <text:p>0.6128840083</text:p>
          </table:table-cell>
          <table:table-cell table:formula="of:=RAND()" office:value-type="float" office:value="0.697567636379972">
            <text:p>0.6975676364</text:p>
          </table:table-cell>
          <table:table-cell table:formula="of:=RAND()" office:value-type="float" office:value="0.906598579138517">
            <text:p>0.9065985791</text:p>
          </table:table-cell>
          <table:table-cell table:formula="of:=RAND()" office:value-type="float" office:value="0.527885593706742">
            <text:p>0.5278855937</text:p>
          </table:table-cell>
          <table:table-cell table:formula="of:=RAND()" office:value-type="float" office:value="0.0924097038805485">
            <text:p>0.0924097039</text:p>
          </table:table-cell>
          <table:table-cell table:formula="of:=RAND()" office:value-type="float" office:value="0.463691751006991">
            <text:p>0.463691751</text:p>
          </table:table-cell>
          <table:table-cell table:formula="of:=RAND()" office:value-type="float" office:value="0.502190274652094">
            <text:p>0.5021902747</text:p>
          </table:table-cell>
          <table:table-cell table:formula="of:=RAND()" office:value-type="float" office:value="0.868349690223113">
            <text:p>0.8683496902</text:p>
          </table:table-cell>
          <table:table-cell table:formula="of:=RAND()" office:value-type="float" office:value="0.101408014539629">
            <text:p>0.1014080145</text:p>
          </table:table-cell>
          <table:table-cell table:formula="of:=RAND()" office:value-type="float" office:value="0.810108110774308">
            <text:p>0.8101081108</text:p>
          </table:table-cell>
          <table:table-cell table:formula="of:=SUM([.B68:.M68])-6" office:value-type="float" office:value="0.0812592045404017">
            <text:p>0.0812592045</text:p>
          </table:table-cell>
          <table:table-cell table:formula="of:=[.N68]-[.$G$6]" office:value-type="float" office:value="0.105000195074361">
            <text:p>0.1050001951</text:p>
          </table:table-cell>
          <table:table-cell table:formula="of:=[.O68]*[.O68]" office:value-type="float" office:value="0.0110250409656538">
            <text:p>0.011025041</text:p>
          </table:table-cell>
        </table:table-row>
        <table:table-row table:style-name="ro1">
          <table:table-cell/>
          <table:table-cell table:formula="of:=RAND()" office:value-type="float" office:value="0.980004510143772">
            <text:p>0.9800045101</text:p>
          </table:table-cell>
          <table:table-cell table:formula="of:=RAND()" office:value-type="float" office:value="0.325075135333464">
            <text:p>0.3250751353</text:p>
          </table:table-cell>
          <table:table-cell table:formula="of:=RAND()" office:value-type="float" office:value="0.959147112909704">
            <text:p>0.9591471129</text:p>
          </table:table-cell>
          <table:table-cell table:formula="of:=RAND()" office:value-type="float" office:value="0.97131018829532">
            <text:p>0.9713101883</text:p>
          </table:table-cell>
          <table:table-cell table:formula="of:=RAND()" office:value-type="float" office:value="0.704061315162107">
            <text:p>0.7040613152</text:p>
          </table:table-cell>
          <table:table-cell table:formula="of:=RAND()" office:value-type="float" office:value="0.629136662464589">
            <text:p>0.6291366625</text:p>
          </table:table-cell>
          <table:table-cell table:formula="of:=RAND()" office:value-type="float" office:value="0.718375311000273">
            <text:p>0.718375311</text:p>
          </table:table-cell>
          <table:table-cell table:formula="of:=RAND()" office:value-type="float" office:value="0.63383391383104">
            <text:p>0.6338339138</text:p>
          </table:table-cell>
          <table:table-cell table:formula="of:=RAND()" office:value-type="float" office:value="0.349333833903074">
            <text:p>0.3493338339</text:p>
          </table:table-cell>
          <table:table-cell table:formula="of:=RAND()" office:value-type="float" office:value="0.21952987019904">
            <text:p>0.2195298702</text:p>
          </table:table-cell>
          <table:table-cell table:formula="of:=RAND()" office:value-type="float" office:value="0.325680636567995">
            <text:p>0.3256806366</text:p>
          </table:table-cell>
          <table:table-cell table:formula="of:=RAND()" office:value-type="float" office:value="0.952221153536812">
            <text:p>0.9522211535</text:p>
          </table:table-cell>
          <table:table-cell table:formula="of:=SUM([.B69:.M69])-6" office:value-type="float" office:value="1.76770964334719">
            <text:p>1.7677096433</text:p>
          </table:table-cell>
          <table:table-cell table:formula="of:=[.N69]-[.$G$6]" office:value-type="float" office:value="1.79145063388115">
            <text:p>1.7914506339</text:p>
          </table:table-cell>
          <table:table-cell table:formula="of:=[.O69]*[.O69]" office:value-type="float" office:value="3.20929537363317">
            <text:p>3.2092953736</text:p>
          </table:table-cell>
        </table:table-row>
        <table:table-row table:style-name="ro1">
          <table:table-cell/>
          <table:table-cell table:formula="of:=RAND()" office:value-type="float" office:value="0.105853401124477">
            <text:p>0.1058534011</text:p>
          </table:table-cell>
          <table:table-cell table:formula="of:=RAND()" office:value-type="float" office:value="0.664825457846746">
            <text:p>0.6648254578</text:p>
          </table:table-cell>
          <table:table-cell table:formula="of:=RAND()" office:value-type="float" office:value="0.578869255026802">
            <text:p>0.578869255</text:p>
          </table:table-cell>
          <table:table-cell table:formula="of:=RAND()" office:value-type="float" office:value="0.99629452242516">
            <text:p>0.9962945224</text:p>
          </table:table-cell>
          <table:table-cell table:formula="of:=RAND()" office:value-type="float" office:value="0.836210587527603">
            <text:p>0.8362105875</text:p>
          </table:table-cell>
          <table:table-cell table:formula="of:=RAND()" office:value-type="float" office:value="0.246111918007955">
            <text:p>0.246111918</text:p>
          </table:table-cell>
          <table:table-cell table:formula="of:=RAND()" office:value-type="float" office:value="0.0803604312241077">
            <text:p>0.0803604312</text:p>
          </table:table-cell>
          <table:table-cell table:formula="of:=RAND()" office:value-type="float" office:value="0.329116540262476">
            <text:p>0.3291165403</text:p>
          </table:table-cell>
          <table:table-cell table:formula="of:=RAND()" office:value-type="float" office:value="0.683198989368975">
            <text:p>0.6831989894</text:p>
          </table:table-cell>
          <table:table-cell table:formula="of:=RAND()" office:value-type="float" office:value="0.944716122467071">
            <text:p>0.9447161225</text:p>
          </table:table-cell>
          <table:table-cell table:formula="of:=RAND()" office:value-type="float" office:value="0.196627668337896">
            <text:p>0.1966276683</text:p>
          </table:table-cell>
          <table:table-cell table:formula="of:=RAND()" office:value-type="float" office:value="0.465805299114436">
            <text:p>0.4658052991</text:p>
          </table:table-cell>
          <table:table-cell table:formula="of:=SUM([.B70:.M70])-6" office:value-type="float" office:value="0.127990192733705">
            <text:p>0.1279901927</text:p>
          </table:table-cell>
          <table:table-cell table:formula="of:=[.N70]-[.$G$6]" office:value-type="float" office:value="0.151731183267664">
            <text:p>0.1517311833</text:p>
          </table:table-cell>
          <table:table-cell table:formula="of:=[.O70]*[.O70]" office:value-type="float" office:value="0.0230223519758055">
            <text:p>0.023022352</text:p>
          </table:table-cell>
        </table:table-row>
        <table:table-row table:style-name="ro1">
          <table:table-cell/>
          <table:table-cell table:formula="of:=RAND()" office:value-type="float" office:value="0.597160601988435">
            <text:p>0.597160602</text:p>
          </table:table-cell>
          <table:table-cell table:formula="of:=RAND()" office:value-type="float" office:value="0.33460802375339">
            <text:p>0.3346080238</text:p>
          </table:table-cell>
          <table:table-cell table:formula="of:=RAND()" office:value-type="float" office:value="0.822110187727958">
            <text:p>0.8221101877</text:p>
          </table:table-cell>
          <table:table-cell table:formula="of:=RAND()" office:value-type="float" office:value="0.228949580574408">
            <text:p>0.2289495806</text:p>
          </table:table-cell>
          <table:table-cell table:formula="of:=RAND()" office:value-type="float" office:value="0.25204702373594">
            <text:p>0.2520470237</text:p>
          </table:table-cell>
          <table:table-cell table:formula="of:=RAND()" office:value-type="float" office:value="0.833569552982226">
            <text:p>0.833569553</text:p>
          </table:table-cell>
          <table:table-cell table:formula="of:=RAND()" office:value-type="float" office:value="0.305745722027495">
            <text:p>0.305745722</text:p>
          </table:table-cell>
          <table:table-cell table:formula="of:=RAND()" office:value-type="float" office:value="0.799652881687507">
            <text:p>0.7996528817</text:p>
          </table:table-cell>
          <table:table-cell table:formula="of:=RAND()" office:value-type="float" office:value="0.27092163823545">
            <text:p>0.2709216382</text:p>
          </table:table-cell>
          <table:table-cell table:formula="of:=RAND()" office:value-type="float" office:value="0.830479646567255">
            <text:p>0.8304796466</text:p>
          </table:table-cell>
          <table:table-cell table:formula="of:=RAND()" office:value-type="float" office:value="0.3919749611523">
            <text:p>0.3919749612</text:p>
          </table:table-cell>
          <table:table-cell table:formula="of:=RAND()" office:value-type="float" office:value="0.810643252450973">
            <text:p>0.8106432525</text:p>
          </table:table-cell>
          <table:table-cell table:formula="of:=SUM([.B71:.M71])-6" office:value-type="float" office:value="0.477863072883338">
            <text:p>0.4778630729</text:p>
          </table:table-cell>
          <table:table-cell table:formula="of:=[.N71]-[.$G$6]" office:value-type="float" office:value="0.501604063417297">
            <text:p>0.5016040634</text:p>
          </table:table-cell>
          <table:table-cell table:formula="of:=[.O71]*[.O71]" office:value-type="float" office:value="0.251606636436744">
            <text:p>0.2516066364</text:p>
          </table:table-cell>
        </table:table-row>
        <table:table-row table:style-name="ro1">
          <table:table-cell/>
          <table:table-cell table:formula="of:=RAND()" office:value-type="float" office:value="0.337152210297063">
            <text:p>0.3371522103</text:p>
          </table:table-cell>
          <table:table-cell table:formula="of:=RAND()" office:value-type="float" office:value="0.181244082283229">
            <text:p>0.1812440823</text:p>
          </table:table-cell>
          <table:table-cell table:formula="of:=RAND()" office:value-type="float" office:value="0.713173890952021">
            <text:p>0.713173891</text:p>
          </table:table-cell>
          <table:table-cell table:formula="of:=RAND()" office:value-type="float" office:value="0.799870903370902">
            <text:p>0.7998709034</text:p>
          </table:table-cell>
          <table:table-cell table:formula="of:=RAND()" office:value-type="float" office:value="0.304387396201491">
            <text:p>0.3043873962</text:p>
          </table:table-cell>
          <table:table-cell table:formula="of:=RAND()" office:value-type="float" office:value="0.8148388476111">
            <text:p>0.8148388476</text:p>
          </table:table-cell>
          <table:table-cell table:formula="of:=RAND()" office:value-type="float" office:value="0.704309429274872">
            <text:p>0.7043094293</text:p>
          </table:table-cell>
          <table:table-cell table:formula="of:=RAND()" office:value-type="float" office:value="0.749894258100539">
            <text:p>0.7498942581</text:p>
          </table:table-cell>
          <table:table-cell table:formula="of:=RAND()" office:value-type="float" office:value="0.461884638760239">
            <text:p>0.4618846388</text:p>
          </table:table-cell>
          <table:table-cell table:formula="of:=RAND()" office:value-type="float" office:value="0.0837335649412125">
            <text:p>0.0837335649</text:p>
          </table:table-cell>
          <table:table-cell table:formula="of:=RAND()" office:value-type="float" office:value="0.606312717776746">
            <text:p>0.6063127178</text:p>
          </table:table-cell>
          <table:table-cell table:formula="of:=RAND()" office:value-type="float" office:value="0.218552041100338">
            <text:p>0.2185520411</text:p>
          </table:table-cell>
          <table:table-cell table:formula="of:=SUM([.B72:.M72])-6" office:value-type="float" office:value="-0.0246460193302482">
            <text:p>-0.0246460193</text:p>
          </table:table-cell>
          <table:table-cell table:formula="of:=[.N72]-[.$G$6]" office:value-type="float" office:value="-0.000905028796289117">
            <text:p>-0.0009050288</text:p>
          </table:table-cell>
          <table:table-cell table:formula="of:=[.O72]*[.O72]" office:value-type="float" office:value="0.000000819077122112527">
            <text:p>8.19077122112527E-007</text:p>
          </table:table-cell>
        </table:table-row>
        <table:table-row table:style-name="ro1">
          <table:table-cell/>
          <table:table-cell table:formula="of:=RAND()" office:value-type="float" office:value="0.875142311677337">
            <text:p>0.8751423117</text:p>
          </table:table-cell>
          <table:table-cell table:formula="of:=RAND()" office:value-type="float" office:value="0.682401129277423">
            <text:p>0.6824011293</text:p>
          </table:table-cell>
          <table:table-cell table:formula="of:=RAND()" office:value-type="float" office:value="0.524039504118264">
            <text:p>0.5240395041</text:p>
          </table:table-cell>
          <table:table-cell table:formula="of:=RAND()" office:value-type="float" office:value="0.746021286118776">
            <text:p>0.7460212861</text:p>
          </table:table-cell>
          <table:table-cell table:formula="of:=RAND()" office:value-type="float" office:value="0.0353774596005678">
            <text:p>0.0353774596</text:p>
          </table:table-cell>
          <table:table-cell table:formula="of:=RAND()" office:value-type="float" office:value="0.777408482739702">
            <text:p>0.7774084827</text:p>
          </table:table-cell>
          <table:table-cell table:formula="of:=RAND()" office:value-type="float" office:value="0.769075659336522">
            <text:p>0.7690756593</text:p>
          </table:table-cell>
          <table:table-cell table:formula="of:=RAND()" office:value-type="float" office:value="0.82382404897362">
            <text:p>0.823824049</text:p>
          </table:table-cell>
          <table:table-cell table:formula="of:=RAND()" office:value-type="float" office:value="0.171436096541584">
            <text:p>0.1714360965</text:p>
          </table:table-cell>
          <table:table-cell table:formula="of:=RAND()" office:value-type="float" office:value="0.0207094044890255">
            <text:p>0.0207094045</text:p>
          </table:table-cell>
          <table:table-cell table:formula="of:=RAND()" office:value-type="float" office:value="0.733484420925379">
            <text:p>0.7334844209</text:p>
          </table:table-cell>
          <table:table-cell table:formula="of:=RAND()" office:value-type="float" office:value="0.087986844824627">
            <text:p>0.0879868448</text:p>
          </table:table-cell>
          <table:table-cell table:formula="of:=SUM([.B73:.M73])-6" office:value-type="float" office:value="0.246906648622826">
            <text:p>0.2469066486</text:p>
          </table:table-cell>
          <table:table-cell table:formula="of:=[.N73]-[.$G$6]" office:value-type="float" office:value="0.270647639156785">
            <text:p>0.2706476392</text:p>
          </table:table-cell>
          <table:table-cell table:formula="of:=[.O73]*[.O73]" office:value-type="float" office:value="0.0732501445811412">
            <text:p>0.0732501446</text:p>
          </table:table-cell>
        </table:table-row>
        <table:table-row table:style-name="ro1">
          <table:table-cell/>
          <table:table-cell table:formula="of:=RAND()" office:value-type="float" office:value="0.688568810699508">
            <text:p>0.6885688107</text:p>
          </table:table-cell>
          <table:table-cell table:formula="of:=RAND()" office:value-type="float" office:value="0.233117838157341">
            <text:p>0.2331178382</text:p>
          </table:table-cell>
          <table:table-cell table:formula="of:=RAND()" office:value-type="float" office:value="0.356134830508381">
            <text:p>0.3561348305</text:p>
          </table:table-cell>
          <table:table-cell table:formula="of:=RAND()" office:value-type="float" office:value="0.534573757788166">
            <text:p>0.5345737578</text:p>
          </table:table-cell>
          <table:table-cell table:formula="of:=RAND()" office:value-type="float" office:value="0.615933467401192">
            <text:p>0.6159334674</text:p>
          </table:table-cell>
          <table:table-cell table:formula="of:=RAND()" office:value-type="float" office:value="0.915185657329857">
            <text:p>0.9151856573</text:p>
          </table:table-cell>
          <table:table-cell table:formula="of:=RAND()" office:value-type="float" office:value="0.770812194561586">
            <text:p>0.7708121946</text:p>
          </table:table-cell>
          <table:table-cell table:formula="of:=RAND()" office:value-type="float" office:value="0.869972617831081">
            <text:p>0.8699726178</text:p>
          </table:table-cell>
          <table:table-cell table:formula="of:=RAND()" office:value-type="float" office:value="0.375746003119275">
            <text:p>0.3757460031</text:p>
          </table:table-cell>
          <table:table-cell table:formula="of:=RAND()" office:value-type="float" office:value="0.673583784839138">
            <text:p>0.6735837848</text:p>
          </table:table-cell>
          <table:table-cell table:formula="of:=RAND()" office:value-type="float" office:value="0.327136485138908">
            <text:p>0.3271364851</text:p>
          </table:table-cell>
          <table:table-cell table:formula="of:=RAND()" office:value-type="float" office:value="0.368109993636608">
            <text:p>0.3681099936</text:p>
          </table:table-cell>
          <table:table-cell table:formula="of:=SUM([.B74:.M74])-6" office:value-type="float" office:value="0.728875441011041">
            <text:p>0.728875441</text:p>
          </table:table-cell>
          <table:table-cell table:formula="of:=[.N74]-[.$G$6]" office:value-type="float" office:value="0.752616431545001">
            <text:p>0.7526164315</text:p>
          </table:table-cell>
          <table:table-cell table:formula="of:=[.O74]*[.O74]" office:value-type="float" office:value="0.566431493031531">
            <text:p>0.566431493</text:p>
          </table:table-cell>
        </table:table-row>
        <table:table-row table:style-name="ro1">
          <table:table-cell/>
          <table:table-cell table:formula="of:=RAND()" office:value-type="float" office:value="0.629960549296811">
            <text:p>0.6299605493</text:p>
          </table:table-cell>
          <table:table-cell table:formula="of:=RAND()" office:value-type="float" office:value="0.0459354892373085">
            <text:p>0.0459354892</text:p>
          </table:table-cell>
          <table:table-cell table:formula="of:=RAND()" office:value-type="float" office:value="0.192309140227735">
            <text:p>0.1923091402</text:p>
          </table:table-cell>
          <table:table-cell table:formula="of:=RAND()" office:value-type="float" office:value="0.702378290472552">
            <text:p>0.7023782905</text:p>
          </table:table-cell>
          <table:table-cell table:formula="of:=RAND()" office:value-type="float" office:value="0.0951116005890071">
            <text:p>0.0951116006</text:p>
          </table:table-cell>
          <table:table-cell table:formula="of:=RAND()" office:value-type="float" office:value="0.916940083028749">
            <text:p>0.916940083</text:p>
          </table:table-cell>
          <table:table-cell table:formula="of:=RAND()" office:value-type="float" office:value="0.0661856208462268">
            <text:p>0.0661856208</text:p>
          </table:table-cell>
          <table:table-cell table:formula="of:=RAND()" office:value-type="float" office:value="0.858210653997958">
            <text:p>0.858210654</text:p>
          </table:table-cell>
          <table:table-cell table:formula="of:=RAND()" office:value-type="float" office:value="0.0174486467149109">
            <text:p>0.0174486467</text:p>
          </table:table-cell>
          <table:table-cell table:formula="of:=RAND()" office:value-type="float" office:value="0.209310229634866">
            <text:p>0.2093102296</text:p>
          </table:table-cell>
          <table:table-cell table:formula="of:=RAND()" office:value-type="float" office:value="0.622380743268877">
            <text:p>0.6223807433</text:p>
          </table:table-cell>
          <table:table-cell table:formula="of:=RAND()" office:value-type="float" office:value="0.977378233335912">
            <text:p>0.9773782333</text:p>
          </table:table-cell>
          <table:table-cell table:formula="of:=SUM([.B75:.M75])-6" office:value-type="float" office:value="-0.666450719349086">
            <text:p>-0.6664507193</text:p>
          </table:table-cell>
          <table:table-cell table:formula="of:=[.N75]-[.$G$6]" office:value-type="float" office:value="-0.642709728815127">
            <text:p>-0.6427097288</text:p>
          </table:table-cell>
          <table:table-cell table:formula="of:=[.O75]*[.O75]" office:value-type="float" office:value="0.413075795513614">
            <text:p>0.4130757955</text:p>
          </table:table-cell>
        </table:table-row>
        <table:table-row table:style-name="ro1">
          <table:table-cell/>
          <table:table-cell table:formula="of:=RAND()" office:value-type="float" office:value="0.537620488088578">
            <text:p>0.5376204881</text:p>
          </table:table-cell>
          <table:table-cell table:formula="of:=RAND()" office:value-type="float" office:value="0.741507650818676">
            <text:p>0.7415076508</text:p>
          </table:table-cell>
          <table:table-cell table:formula="of:=RAND()" office:value-type="float" office:value="0.982992009492591">
            <text:p>0.9829920095</text:p>
          </table:table-cell>
          <table:table-cell table:formula="of:=RAND()" office:value-type="float" office:value="0.731973635265604">
            <text:p>0.7319736353</text:p>
          </table:table-cell>
          <table:table-cell table:formula="of:=RAND()" office:value-type="float" office:value="0.38165235100314">
            <text:p>0.381652351</text:p>
          </table:table-cell>
          <table:table-cell table:formula="of:=RAND()" office:value-type="float" office:value="0.31853826274164">
            <text:p>0.3185382627</text:p>
          </table:table-cell>
          <table:table-cell table:formula="of:=RAND()" office:value-type="float" office:value="0.72914091264829">
            <text:p>0.7291409126</text:p>
          </table:table-cell>
          <table:table-cell table:formula="of:=RAND()" office:value-type="float" office:value="0.893137324601412">
            <text:p>0.8931373246</text:p>
          </table:table-cell>
          <table:table-cell table:formula="of:=RAND()" office:value-type="float" office:value="0.983119334094226">
            <text:p>0.9831193341</text:p>
          </table:table-cell>
          <table:table-cell table:formula="of:=RAND()" office:value-type="float" office:value="0.177404794609174">
            <text:p>0.1774047946</text:p>
          </table:table-cell>
          <table:table-cell table:formula="of:=RAND()" office:value-type="float" office:value="0.823117570020258">
            <text:p>0.82311757</text:p>
          </table:table-cell>
          <table:table-cell table:formula="of:=RAND()" office:value-type="float" office:value="0.969363342737779">
            <text:p>0.9693633427</text:p>
          </table:table-cell>
          <table:table-cell table:formula="of:=SUM([.B76:.M76])-6" office:value-type="float" office:value="2.26956767612137">
            <text:p>2.2695676761</text:p>
          </table:table-cell>
          <table:table-cell table:formula="of:=[.N76]-[.$G$6]" office:value-type="float" office:value="2.29330866665533">
            <text:p>2.2933086667</text:p>
          </table:table-cell>
          <table:table-cell table:formula="of:=[.O76]*[.O76]" office:value-type="float" office:value="5.25926464055644">
            <text:p>5.2592646406</text:p>
          </table:table-cell>
        </table:table-row>
        <table:table-row table:style-name="ro1">
          <table:table-cell/>
          <table:table-cell table:formula="of:=RAND()" office:value-type="float" office:value="0.647408240474761">
            <text:p>0.6474082405</text:p>
          </table:table-cell>
          <table:table-cell table:formula="of:=RAND()" office:value-type="float" office:value="0.815062196459621">
            <text:p>0.8150621965</text:p>
          </table:table-cell>
          <table:table-cell table:formula="of:=RAND()" office:value-type="float" office:value="0.075788909336552">
            <text:p>0.0757889093</text:p>
          </table:table-cell>
          <table:table-cell table:formula="of:=RAND()" office:value-type="float" office:value="0.93457091669552">
            <text:p>0.9345709167</text:p>
          </table:table-cell>
          <table:table-cell table:formula="of:=RAND()" office:value-type="float" office:value="0.749377659289166">
            <text:p>0.7493776593</text:p>
          </table:table-cell>
          <table:table-cell table:formula="of:=RAND()" office:value-type="float" office:value="0.786207549506798">
            <text:p>0.7862075495</text:p>
          </table:table-cell>
          <table:table-cell table:formula="of:=RAND()" office:value-type="float" office:value="0.122224992606789">
            <text:p>0.1222249926</text:p>
          </table:table-cell>
          <table:table-cell table:formula="of:=RAND()" office:value-type="float" office:value="0.469994505634531">
            <text:p>0.4699945056</text:p>
          </table:table-cell>
          <table:table-cell table:formula="of:=RAND()" office:value-type="float" office:value="0.731474401196465">
            <text:p>0.7314744012</text:p>
          </table:table-cell>
          <table:table-cell table:formula="of:=RAND()" office:value-type="float" office:value="0.275245633441955">
            <text:p>0.2752456334</text:p>
          </table:table-cell>
          <table:table-cell table:formula="of:=RAND()" office:value-type="float" office:value="0.0430031032301486">
            <text:p>0.0430031032</text:p>
          </table:table-cell>
          <table:table-cell table:formula="of:=RAND()" office:value-type="float" office:value="0.683909161249176">
            <text:p>0.6839091612</text:p>
          </table:table-cell>
          <table:table-cell table:formula="of:=SUM([.B77:.M77])-6" office:value-type="float" office:value="0.334267269121483">
            <text:p>0.3342672691</text:p>
          </table:table-cell>
          <table:table-cell table:formula="of:=[.N77]-[.$G$6]" office:value-type="float" office:value="0.358008259655442">
            <text:p>0.3580082597</text:p>
          </table:table-cell>
          <table:table-cell table:formula="of:=[.O77]*[.O77]" office:value-type="float" office:value="0.128169913981518">
            <text:p>0.128169914</text:p>
          </table:table-cell>
        </table:table-row>
        <table:table-row table:style-name="ro1">
          <table:table-cell/>
          <table:table-cell table:formula="of:=RAND()" office:value-type="float" office:value="0.310322217643261">
            <text:p>0.3103222176</text:p>
          </table:table-cell>
          <table:table-cell table:formula="of:=RAND()" office:value-type="float" office:value="0.858046101639047">
            <text:p>0.8580461016</text:p>
          </table:table-cell>
          <table:table-cell table:formula="of:=RAND()" office:value-type="float" office:value="0.234807779779658">
            <text:p>0.2348077798</text:p>
          </table:table-cell>
          <table:table-cell table:formula="of:=RAND()" office:value-type="float" office:value="0.301542458822951">
            <text:p>0.3015424588</text:p>
          </table:table-cell>
          <table:table-cell table:formula="of:=RAND()" office:value-type="float" office:value="0.0495498962700367">
            <text:p>0.0495498963</text:p>
          </table:table-cell>
          <table:table-cell table:formula="of:=RAND()" office:value-type="float" office:value="0.750030810479075">
            <text:p>0.7500308105</text:p>
          </table:table-cell>
          <table:table-cell table:formula="of:=RAND()" office:value-type="float" office:value="0.424690845888108">
            <text:p>0.4246908459</text:p>
          </table:table-cell>
          <table:table-cell table:formula="of:=RAND()" office:value-type="float" office:value="0.392431518761441">
            <text:p>0.3924315188</text:p>
          </table:table-cell>
          <table:table-cell table:formula="of:=RAND()" office:value-type="float" office:value="0.0186501750722528">
            <text:p>0.0186501751</text:p>
          </table:table-cell>
          <table:table-cell table:formula="of:=RAND()" office:value-type="float" office:value="0.464876308105886">
            <text:p>0.4648763081</text:p>
          </table:table-cell>
          <table:table-cell table:formula="of:=RAND()" office:value-type="float" office:value="0.410233518574387">
            <text:p>0.4102335186</text:p>
          </table:table-cell>
          <table:table-cell table:formula="of:=RAND()" office:value-type="float" office:value="0.0407949746586382">
            <text:p>0.0407949747</text:p>
          </table:table-cell>
          <table:table-cell table:formula="of:=SUM([.B78:.M78])-6" office:value-type="float" office:value="-1.74402339430526">
            <text:p>-1.7440233943</text:p>
          </table:table-cell>
          <table:table-cell table:formula="of:=[.N78]-[.$G$6]" office:value-type="float" office:value="-1.7202824037713">
            <text:p>-1.7202824038</text:p>
          </table:table-cell>
          <table:table-cell table:formula="of:=[.O78]*[.O78]" office:value-type="float" office:value="2.95937154872516">
            <text:p>2.9593715487</text:p>
          </table:table-cell>
        </table:table-row>
        <table:table-row table:style-name="ro1">
          <table:table-cell/>
          <table:table-cell table:formula="of:=RAND()" office:value-type="float" office:value="0.468036345439032">
            <text:p>0.4680363454</text:p>
          </table:table-cell>
          <table:table-cell table:formula="of:=RAND()" office:value-type="float" office:value="0.258642615517601">
            <text:p>0.2586426155</text:p>
          </table:table-cell>
          <table:table-cell table:formula="of:=RAND()" office:value-type="float" office:value="0.406634395010769">
            <text:p>0.406634395</text:p>
          </table:table-cell>
          <table:table-cell table:formula="of:=RAND()" office:value-type="float" office:value="0.426718519069254">
            <text:p>0.4267185191</text:p>
          </table:table-cell>
          <table:table-cell table:formula="of:=RAND()" office:value-type="float" office:value="0.0575154074467719">
            <text:p>0.0575154074</text:p>
          </table:table-cell>
          <table:table-cell table:formula="of:=RAND()" office:value-type="float" office:value="0.922877552686259">
            <text:p>0.9228775527</text:p>
          </table:table-cell>
          <table:table-cell table:formula="of:=RAND()" office:value-type="float" office:value="0.823312154505402">
            <text:p>0.8233121545</text:p>
          </table:table-cell>
          <table:table-cell table:formula="of:=RAND()" office:value-type="float" office:value="0.685108556877822">
            <text:p>0.6851085569</text:p>
          </table:table-cell>
          <table:table-cell table:formula="of:=RAND()" office:value-type="float" office:value="0.915698727825657">
            <text:p>0.9156987278</text:p>
          </table:table-cell>
          <table:table-cell table:formula="of:=RAND()" office:value-type="float" office:value="0.112280026776716">
            <text:p>0.1122800268</text:p>
          </table:table-cell>
          <table:table-cell table:formula="of:=RAND()" office:value-type="float" office:value="0.300164813175797">
            <text:p>0.3001648132</text:p>
          </table:table-cell>
          <table:table-cell table:formula="of:=RAND()" office:value-type="float" office:value="0.980685136048123">
            <text:p>0.980685136</text:p>
          </table:table-cell>
          <table:table-cell table:formula="of:=SUM([.B79:.M79])-6" office:value-type="float" office:value="0.357674250379205">
            <text:p>0.3576742504</text:p>
          </table:table-cell>
          <table:table-cell table:formula="of:=[.N79]-[.$G$6]" office:value-type="float" office:value="0.381415240913164">
            <text:p>0.3814152409</text:p>
          </table:table-cell>
          <table:table-cell table:formula="of:=[.O79]*[.O79]" office:value-type="float" office:value="0.145477586000847">
            <text:p>0.145477586</text:p>
          </table:table-cell>
        </table:table-row>
        <table:table-row table:style-name="ro1">
          <table:table-cell/>
          <table:table-cell table:formula="of:=RAND()" office:value-type="float" office:value="0.810269741108641">
            <text:p>0.8102697411</text:p>
          </table:table-cell>
          <table:table-cell table:formula="of:=RAND()" office:value-type="float" office:value="0.581294097239152">
            <text:p>0.5812940972</text:p>
          </table:table-cell>
          <table:table-cell table:formula="of:=RAND()" office:value-type="float" office:value="0.259320627199486">
            <text:p>0.2593206272</text:p>
          </table:table-cell>
          <table:table-cell table:formula="of:=RAND()" office:value-type="float" office:value="0.917151238303632">
            <text:p>0.9171512383</text:p>
          </table:table-cell>
          <table:table-cell table:formula="of:=RAND()" office:value-type="float" office:value="0.169803424272686">
            <text:p>0.1698034243</text:p>
          </table:table-cell>
          <table:table-cell table:formula="of:=RAND()" office:value-type="float" office:value="0.399649107363075">
            <text:p>0.3996491074</text:p>
          </table:table-cell>
          <table:table-cell table:formula="of:=RAND()" office:value-type="float" office:value="0.315205575199798">
            <text:p>0.3152055752</text:p>
          </table:table-cell>
          <table:table-cell table:formula="of:=RAND()" office:value-type="float" office:value="0.795107839396223">
            <text:p>0.7951078394</text:p>
          </table:table-cell>
          <table:table-cell table:formula="of:=RAND()" office:value-type="float" office:value="0.936199291609228">
            <text:p>0.9361992916</text:p>
          </table:table-cell>
          <table:table-cell table:formula="of:=RAND()" office:value-type="float" office:value="0.1933945028577">
            <text:p>0.1933945029</text:p>
          </table:table-cell>
          <table:table-cell table:formula="of:=RAND()" office:value-type="float" office:value="0.741019319510087">
            <text:p>0.7410193195</text:p>
          </table:table-cell>
          <table:table-cell table:formula="of:=RAND()" office:value-type="float" office:value="0.862212656764314">
            <text:p>0.8622126568</text:p>
          </table:table-cell>
          <table:table-cell table:formula="of:=SUM([.B80:.M80])-6" office:value-type="float" office:value="0.980627420824021">
            <text:p>0.9806274208</text:p>
          </table:table-cell>
          <table:table-cell table:formula="of:=[.N80]-[.$G$6]" office:value-type="float" office:value="1.00436841135798">
            <text:p>1.0043684114</text:p>
          </table:table-cell>
          <table:table-cell table:formula="of:=[.O80]*[.O80]" office:value-type="float" office:value="1.00875590573375">
            <text:p>1.0087559057</text:p>
          </table:table-cell>
        </table:table-row>
        <table:table-row table:style-name="ro1">
          <table:table-cell/>
          <table:table-cell table:formula="of:=RAND()" office:value-type="float" office:value="0.279121838742867">
            <text:p>0.2791218387</text:p>
          </table:table-cell>
          <table:table-cell table:formula="of:=RAND()" office:value-type="float" office:value="0.613479323685169">
            <text:p>0.6134793237</text:p>
          </table:table-cell>
          <table:table-cell table:formula="of:=RAND()" office:value-type="float" office:value="0.311475074617192">
            <text:p>0.3114750746</text:p>
          </table:table-cell>
          <table:table-cell table:formula="of:=RAND()" office:value-type="float" office:value="0.964506839634851">
            <text:p>0.9645068396</text:p>
          </table:table-cell>
          <table:table-cell table:formula="of:=RAND()" office:value-type="float" office:value="0.598343073390424">
            <text:p>0.5983430734</text:p>
          </table:table-cell>
          <table:table-cell table:formula="of:=RAND()" office:value-type="float" office:value="0.0282347330357879">
            <text:p>0.028234733</text:p>
          </table:table-cell>
          <table:table-cell table:formula="of:=RAND()" office:value-type="float" office:value="0.0346384344156831">
            <text:p>0.0346384344</text:p>
          </table:table-cell>
          <table:table-cell table:formula="of:=RAND()" office:value-type="float" office:value="0.721823409199715">
            <text:p>0.7218234092</text:p>
          </table:table-cell>
          <table:table-cell table:formula="of:=RAND()" office:value-type="float" office:value="0.519410029985011">
            <text:p>0.51941003</text:p>
          </table:table-cell>
          <table:table-cell table:formula="of:=RAND()" office:value-type="float" office:value="0.222306594252586">
            <text:p>0.2223065943</text:p>
          </table:table-cell>
          <table:table-cell table:formula="of:=RAND()" office:value-type="float" office:value="0.572469182079658">
            <text:p>0.5724691821</text:p>
          </table:table-cell>
          <table:table-cell table:formula="of:=RAND()" office:value-type="float" office:value="0.792772989254445">
            <text:p>0.7927729893</text:p>
          </table:table-cell>
          <table:table-cell table:formula="of:=SUM([.B81:.M81])-6" office:value-type="float" office:value="-0.341418477706611">
            <text:p>-0.3414184777</text:p>
          </table:table-cell>
          <table:table-cell table:formula="of:=[.N81]-[.$G$6]" office:value-type="float" office:value="-0.317677487172652">
            <text:p>-0.3176774872</text:p>
          </table:table-cell>
          <table:table-cell table:formula="of:=[.O81]*[.O81]" office:value-type="float" office:value="0.10091898585633">
            <text:p>0.1009189859</text:p>
          </table:table-cell>
        </table:table-row>
        <table:table-row table:style-name="ro1">
          <table:table-cell/>
          <table:table-cell table:formula="of:=RAND()" office:value-type="float" office:value="0.509954498149455">
            <text:p>0.5099544981</text:p>
          </table:table-cell>
          <table:table-cell table:formula="of:=RAND()" office:value-type="float" office:value="0.293691688217223">
            <text:p>0.2936916882</text:p>
          </table:table-cell>
          <table:table-cell table:formula="of:=RAND()" office:value-type="float" office:value="0.321791370399296">
            <text:p>0.3217913704</text:p>
          </table:table-cell>
          <table:table-cell table:formula="of:=RAND()" office:value-type="float" office:value="0.241096212761477">
            <text:p>0.2410962128</text:p>
          </table:table-cell>
          <table:table-cell table:formula="of:=RAND()" office:value-type="float" office:value="0.667493126820773">
            <text:p>0.6674931268</text:p>
          </table:table-cell>
          <table:table-cell table:formula="of:=RAND()" office:value-type="float" office:value="0.512300540693104">
            <text:p>0.5123005407</text:p>
          </table:table-cell>
          <table:table-cell table:formula="of:=RAND()" office:value-type="float" office:value="0.31519516906701">
            <text:p>0.3151951691</text:p>
          </table:table-cell>
          <table:table-cell table:formula="of:=RAND()" office:value-type="float" office:value="0.761336159426719">
            <text:p>0.7613361594</text:p>
          </table:table-cell>
          <table:table-cell table:formula="of:=RAND()" office:value-type="float" office:value="0.537218339275569">
            <text:p>0.5372183393</text:p>
          </table:table-cell>
          <table:table-cell table:formula="of:=RAND()" office:value-type="float" office:value="0.184356801910326">
            <text:p>0.1843568019</text:p>
          </table:table-cell>
          <table:table-cell table:formula="of:=RAND()" office:value-type="float" office:value="0.786346529843286">
            <text:p>0.7863465298</text:p>
          </table:table-cell>
          <table:table-cell table:formula="of:=RAND()" office:value-type="float" office:value="0.56410648371093">
            <text:p>0.5641064837</text:p>
          </table:table-cell>
          <table:table-cell table:formula="of:=SUM([.B82:.M82])-6" office:value-type="float" office:value="-0.305113079724833">
            <text:p>-0.3051130797</text:p>
          </table:table-cell>
          <table:table-cell table:formula="of:=[.N82]-[.$G$6]" office:value-type="float" office:value="-0.281372089190874">
            <text:p>-0.2813720892</text:p>
          </table:table-cell>
          <table:table-cell table:formula="of:=[.O82]*[.O82]" office:value-type="float" office:value="0.0791702525756373">
            <text:p>0.0791702526</text:p>
          </table:table-cell>
        </table:table-row>
        <table:table-row table:style-name="ro1">
          <table:table-cell/>
          <table:table-cell table:formula="of:=RAND()" office:value-type="float" office:value="0.216554378392175">
            <text:p>0.2165543784</text:p>
          </table:table-cell>
          <table:table-cell table:formula="of:=RAND()" office:value-type="float" office:value="0.940665691392496">
            <text:p>0.9406656914</text:p>
          </table:table-cell>
          <table:table-cell table:formula="of:=RAND()" office:value-type="float" office:value="0.0518110177945346">
            <text:p>0.0518110178</text:p>
          </table:table-cell>
          <table:table-cell table:formula="of:=RAND()" office:value-type="float" office:value="0.473921212833375">
            <text:p>0.4739212128</text:p>
          </table:table-cell>
          <table:table-cell table:formula="of:=RAND()" office:value-type="float" office:value="0.706363913137466">
            <text:p>0.7063639131</text:p>
          </table:table-cell>
          <table:table-cell table:formula="of:=RAND()" office:value-type="float" office:value="0.354781473288313">
            <text:p>0.3547814733</text:p>
          </table:table-cell>
          <table:table-cell table:formula="of:=RAND()" office:value-type="float" office:value="0.709973823511973">
            <text:p>0.7099738235</text:p>
          </table:table-cell>
          <table:table-cell table:formula="of:=RAND()" office:value-type="float" office:value="0.296632004436105">
            <text:p>0.2966320044</text:p>
          </table:table-cell>
          <table:table-cell table:formula="of:=RAND()" office:value-type="float" office:value="0.496799856191501">
            <text:p>0.4967998562</text:p>
          </table:table-cell>
          <table:table-cell table:formula="of:=RAND()" office:value-type="float" office:value="0.749257884919643">
            <text:p>0.7492578849</text:p>
          </table:table-cell>
          <table:table-cell table:formula="of:=RAND()" office:value-type="float" office:value="0.110752187669277">
            <text:p>0.1107521877</text:p>
          </table:table-cell>
          <table:table-cell table:formula="of:=RAND()" office:value-type="float" office:value="0.781812761444598">
            <text:p>0.7818127614</text:p>
          </table:table-cell>
          <table:table-cell table:formula="of:=SUM([.B83:.M83])-6" office:value-type="float" office:value="-0.110673794988543">
            <text:p>-0.110673795</text:p>
          </table:table-cell>
          <table:table-cell table:formula="of:=[.N83]-[.$G$6]" office:value-type="float" office:value="-0.0869328044545837">
            <text:p>-0.0869328045</text:p>
          </table:table-cell>
          <table:table-cell table:formula="of:=[.O83]*[.O83]" office:value-type="float" office:value="0.00755731249033888">
            <text:p>0.0075573125</text:p>
          </table:table-cell>
        </table:table-row>
        <table:table-row table:style-name="ro1">
          <table:table-cell/>
          <table:table-cell table:formula="of:=RAND()" office:value-type="float" office:value="0.292104065185413">
            <text:p>0.2921040652</text:p>
          </table:table-cell>
          <table:table-cell table:formula="of:=RAND()" office:value-type="float" office:value="0.47790050576441">
            <text:p>0.4779005058</text:p>
          </table:table-cell>
          <table:table-cell table:formula="of:=RAND()" office:value-type="float" office:value="0.236140887718648">
            <text:p>0.2361408877</text:p>
          </table:table-cell>
          <table:table-cell table:formula="of:=RAND()" office:value-type="float" office:value="0.108770665246993">
            <text:p>0.1087706652</text:p>
          </table:table-cell>
          <table:table-cell table:formula="of:=RAND()" office:value-type="float" office:value="0.75275170430541">
            <text:p>0.7527517043</text:p>
          </table:table-cell>
          <table:table-cell table:formula="of:=RAND()" office:value-type="float" office:value="0.634554157964885">
            <text:p>0.634554158</text:p>
          </table:table-cell>
          <table:table-cell table:formula="of:=RAND()" office:value-type="float" office:value="0.886490036500618">
            <text:p>0.8864900365</text:p>
          </table:table-cell>
          <table:table-cell table:formula="of:=RAND()" office:value-type="float" office:value="0.982604338554665">
            <text:p>0.9826043386</text:p>
          </table:table-cell>
          <table:table-cell table:formula="of:=RAND()" office:value-type="float" office:value="0.337021460290998">
            <text:p>0.3370214603</text:p>
          </table:table-cell>
          <table:table-cell table:formula="of:=RAND()" office:value-type="float" office:value="0.410760852508247">
            <text:p>0.4107608525</text:p>
          </table:table-cell>
          <table:table-cell table:formula="of:=RAND()" office:value-type="float" office:value="0.052246666746214">
            <text:p>0.0522466667</text:p>
          </table:table-cell>
          <table:table-cell table:formula="of:=RAND()" office:value-type="float" office:value="0.916784429689869">
            <text:p>0.9167844297</text:p>
          </table:table-cell>
          <table:table-cell table:formula="of:=SUM([.B84:.M84])-6" office:value-type="float" office:value="0.0881297704763711">
            <text:p>0.0881297705</text:p>
          </table:table-cell>
          <table:table-cell table:formula="of:=[.N84]-[.$G$6]" office:value-type="float" office:value="0.11187076101033">
            <text:p>0.111870761</text:p>
          </table:table-cell>
          <table:table-cell table:formula="of:=[.O84]*[.O84]" office:value-type="float" office:value="0.0125150671690304">
            <text:p>0.0125150672</text:p>
          </table:table-cell>
        </table:table-row>
        <table:table-row table:style-name="ro1">
          <table:table-cell/>
          <table:table-cell table:formula="of:=RAND()" office:value-type="float" office:value="0.33124350127764">
            <text:p>0.3312435013</text:p>
          </table:table-cell>
          <table:table-cell table:formula="of:=RAND()" office:value-type="float" office:value="0.738733751000837">
            <text:p>0.738733751</text:p>
          </table:table-cell>
          <table:table-cell table:formula="of:=RAND()" office:value-type="float" office:value="0.722280416637659">
            <text:p>0.7222804166</text:p>
          </table:table-cell>
          <table:table-cell table:formula="of:=RAND()" office:value-type="float" office:value="0.0542115815915167">
            <text:p>0.0542115816</text:p>
          </table:table-cell>
          <table:table-cell table:formula="of:=RAND()" office:value-type="float" office:value="0.315482896752655">
            <text:p>0.3154828968</text:p>
          </table:table-cell>
          <table:table-cell table:formula="of:=RAND()" office:value-type="float" office:value="0.569738761987537">
            <text:p>0.569738762</text:p>
          </table:table-cell>
          <table:table-cell table:formula="of:=RAND()" office:value-type="float" office:value="0.470747237093747">
            <text:p>0.4707472371</text:p>
          </table:table-cell>
          <table:table-cell table:formula="of:=RAND()" office:value-type="float" office:value="0.807792671024799">
            <text:p>0.807792671</text:p>
          </table:table-cell>
          <table:table-cell table:formula="of:=RAND()" office:value-type="float" office:value="0.642681353958324">
            <text:p>0.642681354</text:p>
          </table:table-cell>
          <table:table-cell table:formula="of:=RAND()" office:value-type="float" office:value="0.391706723021343">
            <text:p>0.391706723</text:p>
          </table:table-cell>
          <table:table-cell table:formula="of:=RAND()" office:value-type="float" office:value="0.971248505404219">
            <text:p>0.9712485054</text:p>
          </table:table-cell>
          <table:table-cell table:formula="of:=RAND()" office:value-type="float" office:value="0.140178573317826">
            <text:p>0.1401785733</text:p>
          </table:table-cell>
          <table:table-cell table:formula="of:=SUM([.B85:.M85])-6" office:value-type="float" office:value="0.156045973068103">
            <text:p>0.1560459731</text:p>
          </table:table-cell>
          <table:table-cell table:formula="of:=[.N85]-[.$G$6]" office:value-type="float" office:value="0.179786963602062">
            <text:p>0.1797869636</text:p>
          </table:table-cell>
          <table:table-cell table:formula="of:=[.O85]*[.O85]" office:value-type="float" office:value="0.0323233522812493">
            <text:p>0.0323233523</text:p>
          </table:table-cell>
        </table:table-row>
        <table:table-row table:style-name="ro1">
          <table:table-cell/>
          <table:table-cell table:formula="of:=RAND()" office:value-type="float" office:value="0.364248493453488">
            <text:p>0.3642484935</text:p>
          </table:table-cell>
          <table:table-cell table:formula="of:=RAND()" office:value-type="float" office:value="0.110839047469199">
            <text:p>0.1108390475</text:p>
          </table:table-cell>
          <table:table-cell table:formula="of:=RAND()" office:value-type="float" office:value="0.209263739408925">
            <text:p>0.2092637394</text:p>
          </table:table-cell>
          <table:table-cell table:formula="of:=RAND()" office:value-type="float" office:value="0.632173533551395">
            <text:p>0.6321735336</text:p>
          </table:table-cell>
          <table:table-cell table:formula="of:=RAND()" office:value-type="float" office:value="0.0169355920515955">
            <text:p>0.0169355921</text:p>
          </table:table-cell>
          <table:table-cell table:formula="of:=RAND()" office:value-type="float" office:value="0.773580107605085">
            <text:p>0.7735801076</text:p>
          </table:table-cell>
          <table:table-cell table:formula="of:=RAND()" office:value-type="float" office:value="0.574079693760723">
            <text:p>0.5740796938</text:p>
          </table:table-cell>
          <table:table-cell table:formula="of:=RAND()" office:value-type="float" office:value="0.840417546452954">
            <text:p>0.8404175465</text:p>
          </table:table-cell>
          <table:table-cell table:formula="of:=RAND()" office:value-type="float" office:value="0.329538801219314">
            <text:p>0.3295388012</text:p>
          </table:table-cell>
          <table:table-cell table:formula="of:=RAND()" office:value-type="float" office:value="0.739178295480087">
            <text:p>0.7391782955</text:p>
          </table:table-cell>
          <table:table-cell table:formula="of:=RAND()" office:value-type="float" office:value="0.527708814712241">
            <text:p>0.5277088147</text:p>
          </table:table-cell>
          <table:table-cell table:formula="of:=RAND()" office:value-type="float" office:value="0.711677568266168">
            <text:p>0.7116775683</text:p>
          </table:table-cell>
          <table:table-cell table:formula="of:=SUM([.B86:.M86])-6" office:value-type="float" office:value="-0.170358766568825">
            <text:p>-0.1703587666</text:p>
          </table:table-cell>
          <table:table-cell table:formula="of:=[.N86]-[.$G$6]" office:value-type="float" office:value="-0.146617776034866">
            <text:p>-0.146617776</text:p>
          </table:table-cell>
          <table:table-cell table:formula="of:=[.O86]*[.O86]" office:value-type="float" office:value="0.02149677224941">
            <text:p>0.0214967722</text:p>
          </table:table-cell>
        </table:table-row>
        <table:table-row table:style-name="ro1">
          <table:table-cell/>
          <table:table-cell table:formula="of:=RAND()" office:value-type="float" office:value="0.561006680829451">
            <text:p>0.5610066808</text:p>
          </table:table-cell>
          <table:table-cell table:formula="of:=RAND()" office:value-type="float" office:value="0.628549198620021">
            <text:p>0.6285491986</text:p>
          </table:table-cell>
          <table:table-cell table:formula="of:=RAND()" office:value-type="float" office:value="0.769837729632854">
            <text:p>0.7698377296</text:p>
          </table:table-cell>
          <table:table-cell table:formula="of:=RAND()" office:value-type="float" office:value="0.569949752418324">
            <text:p>0.5699497524</text:p>
          </table:table-cell>
          <table:table-cell table:formula="of:=RAND()" office:value-type="float" office:value="0.235442543635145">
            <text:p>0.2354425436</text:p>
          </table:table-cell>
          <table:table-cell table:formula="of:=RAND()" office:value-type="float" office:value="0.473511569667608">
            <text:p>0.4735115697</text:p>
          </table:table-cell>
          <table:table-cell table:formula="of:=RAND()" office:value-type="float" office:value="0.852156322216615">
            <text:p>0.8521563222</text:p>
          </table:table-cell>
          <table:table-cell table:formula="of:=RAND()" office:value-type="float" office:value="0.611465047113597">
            <text:p>0.6114650471</text:p>
          </table:table-cell>
          <table:table-cell table:formula="of:=RAND()" office:value-type="float" office:value="0.053544919937849">
            <text:p>0.0535449199</text:p>
          </table:table-cell>
          <table:table-cell table:formula="of:=RAND()" office:value-type="float" office:value="0.143626821925864">
            <text:p>0.1436268219</text:p>
          </table:table-cell>
          <table:table-cell table:formula="of:=RAND()" office:value-type="float" office:value="0.431091266917065">
            <text:p>0.4310912669</text:p>
          </table:table-cell>
          <table:table-cell table:formula="of:=RAND()" office:value-type="float" office:value="0.788569001713768">
            <text:p>0.7885690017</text:p>
          </table:table-cell>
          <table:table-cell table:formula="of:=SUM([.B87:.M87])-6" office:value-type="float" office:value="0.118750854628161">
            <text:p>0.1187508546</text:p>
          </table:table-cell>
          <table:table-cell table:formula="of:=[.N87]-[.$G$6]" office:value-type="float" office:value="0.14249184516212">
            <text:p>0.1424918452</text:p>
          </table:table-cell>
          <table:table-cell table:formula="of:=[.O87]*[.O87]" office:value-type="float" office:value="0.0203039259377055">
            <text:p>0.0203039259</text:p>
          </table:table-cell>
        </table:table-row>
        <table:table-row table:style-name="ro1">
          <table:table-cell/>
          <table:table-cell table:formula="of:=RAND()" office:value-type="float" office:value="0.778102883137763">
            <text:p>0.7781028831</text:p>
          </table:table-cell>
          <table:table-cell table:formula="of:=RAND()" office:value-type="float" office:value="0.364107207395136">
            <text:p>0.3641072074</text:p>
          </table:table-cell>
          <table:table-cell table:formula="of:=RAND()" office:value-type="float" office:value="0.568032184615731">
            <text:p>0.5680321846</text:p>
          </table:table-cell>
          <table:table-cell table:formula="of:=RAND()" office:value-type="float" office:value="0.457604016875848">
            <text:p>0.4576040169</text:p>
          </table:table-cell>
          <table:table-cell table:formula="of:=RAND()" office:value-type="float" office:value="0.222412622533739">
            <text:p>0.2224126225</text:p>
          </table:table-cell>
          <table:table-cell table:formula="of:=RAND()" office:value-type="float" office:value="0.906994378659874">
            <text:p>0.9069943787</text:p>
          </table:table-cell>
          <table:table-cell table:formula="of:=RAND()" office:value-type="float" office:value="0.123646459309384">
            <text:p>0.1236464593</text:p>
          </table:table-cell>
          <table:table-cell table:formula="of:=RAND()" office:value-type="float" office:value="0.429578227223828">
            <text:p>0.4295782272</text:p>
          </table:table-cell>
          <table:table-cell table:formula="of:=RAND()" office:value-type="float" office:value="0.337207202101126">
            <text:p>0.3372072021</text:p>
          </table:table-cell>
          <table:table-cell table:formula="of:=RAND()" office:value-type="float" office:value="0.859171042684466">
            <text:p>0.8591710427</text:p>
          </table:table-cell>
          <table:table-cell table:formula="of:=RAND()" office:value-type="float" office:value="0.159813412465155">
            <text:p>0.1598134125</text:p>
          </table:table-cell>
          <table:table-cell table:formula="of:=RAND()" office:value-type="float" office:value="0.156479668803513">
            <text:p>0.1564796688</text:p>
          </table:table-cell>
          <table:table-cell table:formula="of:=SUM([.B88:.M88])-6" office:value-type="float" office:value="-0.636850694194436">
            <text:p>-0.6368506942</text:p>
          </table:table-cell>
          <table:table-cell table:formula="of:=[.N88]-[.$G$6]" office:value-type="float" office:value="-0.613109703660477">
            <text:p>-0.6131097037</text:p>
          </table:table-cell>
          <table:table-cell table:formula="of:=[.O88]*[.O88]" office:value-type="float" office:value="0.375903508722638">
            <text:p>0.3759035087</text:p>
          </table:table-cell>
        </table:table-row>
        <table:table-row table:style-name="ro1">
          <table:table-cell/>
          <table:table-cell table:formula="of:=RAND()" office:value-type="float" office:value="0.783417537109926">
            <text:p>0.7834175371</text:p>
          </table:table-cell>
          <table:table-cell table:formula="of:=RAND()" office:value-type="float" office:value="0.175068564014509">
            <text:p>0.175068564</text:p>
          </table:table-cell>
          <table:table-cell table:formula="of:=RAND()" office:value-type="float" office:value="0.850654005538672">
            <text:p>0.8506540055</text:p>
          </table:table-cell>
          <table:table-cell table:formula="of:=RAND()" office:value-type="float" office:value="0.557683763094246">
            <text:p>0.5576837631</text:p>
          </table:table-cell>
          <table:table-cell table:formula="of:=RAND()" office:value-type="float" office:value="0.999413760611787">
            <text:p>0.9994137606</text:p>
          </table:table-cell>
          <table:table-cell table:formula="of:=RAND()" office:value-type="float" office:value="0.731375806732103">
            <text:p>0.7313758067</text:p>
          </table:table-cell>
          <table:table-cell table:formula="of:=RAND()" office:value-type="float" office:value="0.6996951228939">
            <text:p>0.6996951229</text:p>
          </table:table-cell>
          <table:table-cell table:formula="of:=RAND()" office:value-type="float" office:value="0.525978413876146">
            <text:p>0.5259784139</text:p>
          </table:table-cell>
          <table:table-cell table:formula="of:=RAND()" office:value-type="float" office:value="0.327920263400301">
            <text:p>0.3279202634</text:p>
          </table:table-cell>
          <table:table-cell table:formula="of:=RAND()" office:value-type="float" office:value="0.159344108775258">
            <text:p>0.1593441088</text:p>
          </table:table-cell>
          <table:table-cell table:formula="of:=RAND()" office:value-type="float" office:value="0.381814863532782">
            <text:p>0.3818148635</text:p>
          </table:table-cell>
          <table:table-cell table:formula="of:=RAND()" office:value-type="float" office:value="0.208480458939448">
            <text:p>0.2084804589</text:p>
          </table:table-cell>
          <table:table-cell table:formula="of:=SUM([.B89:.M89])-6" office:value-type="float" office:value="0.40084666851908">
            <text:p>0.4008466685</text:p>
          </table:table-cell>
          <table:table-cell table:formula="of:=[.N89]-[.$G$6]" office:value-type="float" office:value="0.424587659053039">
            <text:p>0.4245876591</text:p>
          </table:table-cell>
          <table:table-cell table:formula="of:=[.O89]*[.O89]" office:value-type="float" office:value="0.18027468022014">
            <text:p>0.1802746802</text:p>
          </table:table-cell>
        </table:table-row>
        <table:table-row table:style-name="ro1">
          <table:table-cell/>
          <table:table-cell table:formula="of:=RAND()" office:value-type="float" office:value="0.974616013700143">
            <text:p>0.9746160137</text:p>
          </table:table-cell>
          <table:table-cell table:formula="of:=RAND()" office:value-type="float" office:value="0.891310209641233">
            <text:p>0.8913102096</text:p>
          </table:table-cell>
          <table:table-cell table:formula="of:=RAND()" office:value-type="float" office:value="0.677437660517171">
            <text:p>0.6774376605</text:p>
          </table:table-cell>
          <table:table-cell table:formula="of:=RAND()" office:value-type="float" office:value="0.918148013530299">
            <text:p>0.9181480135</text:p>
          </table:table-cell>
          <table:table-cell table:formula="of:=RAND()" office:value-type="float" office:value="0.0733670096378773">
            <text:p>0.0733670096</text:p>
          </table:table-cell>
          <table:table-cell table:formula="of:=RAND()" office:value-type="float" office:value="0.164828335400671">
            <text:p>0.1648283354</text:p>
          </table:table-cell>
          <table:table-cell table:formula="of:=RAND()" office:value-type="float" office:value="0.587668791646138">
            <text:p>0.5876687916</text:p>
          </table:table-cell>
          <table:table-cell table:formula="of:=RAND()" office:value-type="float" office:value="0.41340013849549">
            <text:p>0.4134001385</text:p>
          </table:table-cell>
          <table:table-cell table:formula="of:=RAND()" office:value-type="float" office:value="0.331139189656824">
            <text:p>0.3311391897</text:p>
          </table:table-cell>
          <table:table-cell table:formula="of:=RAND()" office:value-type="float" office:value="0.81283927266486">
            <text:p>0.8128392727</text:p>
          </table:table-cell>
          <table:table-cell table:formula="of:=RAND()" office:value-type="float" office:value="0.910665788222104">
            <text:p>0.9106657882</text:p>
          </table:table-cell>
          <table:table-cell table:formula="of:=RAND()" office:value-type="float" office:value="0.51480328454636">
            <text:p>0.5148032845</text:p>
          </table:table-cell>
          <table:table-cell table:formula="of:=SUM([.B90:.M90])-6" office:value-type="float" office:value="1.27022370765917">
            <text:p>1.2702237077</text:p>
          </table:table-cell>
          <table:table-cell table:formula="of:=[.N90]-[.$G$6]" office:value-type="float" office:value="1.29396469819313">
            <text:p>1.2939646982</text:p>
          </table:table-cell>
          <table:table-cell table:formula="of:=[.O90]*[.O90]" office:value-type="float" office:value="1.67434464017004">
            <text:p>1.6743446402</text:p>
          </table:table-cell>
        </table:table-row>
        <table:table-row table:style-name="ro1">
          <table:table-cell/>
          <table:table-cell table:formula="of:=RAND()" office:value-type="float" office:value="0.468789633363485">
            <text:p>0.4687896334</text:p>
          </table:table-cell>
          <table:table-cell table:formula="of:=RAND()" office:value-type="float" office:value="0.858319217106327">
            <text:p>0.8583192171</text:p>
          </table:table-cell>
          <table:table-cell table:formula="of:=RAND()" office:value-type="float" office:value="0.264721689978614">
            <text:p>0.26472169</text:p>
          </table:table-cell>
          <table:table-cell table:formula="of:=RAND()" office:value-type="float" office:value="0.0556817932520062">
            <text:p>0.0556817933</text:p>
          </table:table-cell>
          <table:table-cell table:formula="of:=RAND()" office:value-type="float" office:value="0.227915448602289">
            <text:p>0.2279154486</text:p>
          </table:table-cell>
          <table:table-cell table:formula="of:=RAND()" office:value-type="float" office:value="0.62175583303906">
            <text:p>0.621755833</text:p>
          </table:table-cell>
          <table:table-cell table:formula="of:=RAND()" office:value-type="float" office:value="0.750991325592622">
            <text:p>0.7509913256</text:p>
          </table:table-cell>
          <table:table-cell table:formula="of:=RAND()" office:value-type="float" office:value="0.41755914199166">
            <text:p>0.417559142</text:p>
          </table:table-cell>
          <table:table-cell table:formula="of:=RAND()" office:value-type="float" office:value="0.510191283654422">
            <text:p>0.5101912837</text:p>
          </table:table-cell>
          <table:table-cell table:formula="of:=RAND()" office:value-type="float" office:value="0.915640230989084">
            <text:p>0.915640231</text:p>
          </table:table-cell>
          <table:table-cell table:formula="of:=RAND()" office:value-type="float" office:value="0.0607365611940622">
            <text:p>0.0607365612</text:p>
          </table:table-cell>
          <table:table-cell table:formula="of:=RAND()" office:value-type="float" office:value="0.344872717978433">
            <text:p>0.344872718</text:p>
          </table:table-cell>
          <table:table-cell table:formula="of:=SUM([.B91:.M91])-6" office:value-type="float" office:value="-0.502825123257935">
            <text:p>-0.5028251233</text:p>
          </table:table-cell>
          <table:table-cell table:formula="of:=[.N91]-[.$G$6]" office:value-type="float" office:value="-0.479084132723976">
            <text:p>-0.4790841327</text:p>
          </table:table-cell>
          <table:table-cell table:formula="of:=[.O91]*[.O91]" office:value-type="float" office:value="0.229521606227884">
            <text:p>0.2295216062</text:p>
          </table:table-cell>
        </table:table-row>
        <table:table-row table:style-name="ro1">
          <table:table-cell/>
          <table:table-cell table:formula="of:=RAND()" office:value-type="float" office:value="0.682994536357001">
            <text:p>0.6829945364</text:p>
          </table:table-cell>
          <table:table-cell table:formula="of:=RAND()" office:value-type="float" office:value="0.603437274461612">
            <text:p>0.6034372745</text:p>
          </table:table-cell>
          <table:table-cell table:formula="of:=RAND()" office:value-type="float" office:value="0.598974278196692">
            <text:p>0.5989742782</text:p>
          </table:table-cell>
          <table:table-cell table:formula="of:=RAND()" office:value-type="float" office:value="0.103517937008291">
            <text:p>0.103517937</text:p>
          </table:table-cell>
          <table:table-cell table:formula="of:=RAND()" office:value-type="float" office:value="0.191546370973811">
            <text:p>0.191546371</text:p>
          </table:table-cell>
          <table:table-cell table:formula="of:=RAND()" office:value-type="float" office:value="0.648045500740409">
            <text:p>0.6480455007</text:p>
          </table:table-cell>
          <table:table-cell table:formula="of:=RAND()" office:value-type="float" office:value="0.383000781061128">
            <text:p>0.3830007811</text:p>
          </table:table-cell>
          <table:table-cell table:formula="of:=RAND()" office:value-type="float" office:value="0.82797859958373">
            <text:p>0.8279785996</text:p>
          </table:table-cell>
          <table:table-cell table:formula="of:=RAND()" office:value-type="float" office:value="0.46855617268011">
            <text:p>0.4685561727</text:p>
          </table:table-cell>
          <table:table-cell table:formula="of:=RAND()" office:value-type="float" office:value="0.434565180446953">
            <text:p>0.4345651804</text:p>
          </table:table-cell>
          <table:table-cell table:formula="of:=RAND()" office:value-type="float" office:value="0.155393390916288">
            <text:p>0.1553933909</text:p>
          </table:table-cell>
          <table:table-cell table:formula="of:=RAND()" office:value-type="float" office:value="0.88239309610799">
            <text:p>0.8823930961</text:p>
          </table:table-cell>
          <table:table-cell table:formula="of:=SUM([.B92:.M92])-6" office:value-type="float" office:value="-0.0195968814659864">
            <text:p>-0.0195968815</text:p>
          </table:table-cell>
          <table:table-cell table:formula="of:=[.N92]-[.$G$6]" office:value-type="float" office:value="0.00414410906797275">
            <text:p>0.0041441091</text:p>
          </table:table-cell>
          <table:table-cell table:formula="of:=[.O92]*[.O92]" office:value-type="float" office:value="0.000017173639967254">
            <text:p>1.7173639967254E-005</text:p>
          </table:table-cell>
        </table:table-row>
        <table:table-row table:style-name="ro1">
          <table:table-cell/>
          <table:table-cell table:formula="of:=RAND()" office:value-type="float" office:value="0.26905460935086">
            <text:p>0.2690546094</text:p>
          </table:table-cell>
          <table:table-cell table:formula="of:=RAND()" office:value-type="float" office:value="0.337103111669421">
            <text:p>0.3371031117</text:p>
          </table:table-cell>
          <table:table-cell table:formula="of:=RAND()" office:value-type="float" office:value="0.92945060133934">
            <text:p>0.9294506013</text:p>
          </table:table-cell>
          <table:table-cell table:formula="of:=RAND()" office:value-type="float" office:value="0.451465068152174">
            <text:p>0.4514650682</text:p>
          </table:table-cell>
          <table:table-cell table:formula="of:=RAND()" office:value-type="float" office:value="0.0423584780655801">
            <text:p>0.0423584781</text:p>
          </table:table-cell>
          <table:table-cell table:formula="of:=RAND()" office:value-type="float" office:value="0.608618295751512">
            <text:p>0.6086182958</text:p>
          </table:table-cell>
          <table:table-cell table:formula="of:=RAND()" office:value-type="float" office:value="0.195313299773261">
            <text:p>0.1953132998</text:p>
          </table:table-cell>
          <table:table-cell table:formula="of:=RAND()" office:value-type="float" office:value="0.0309691524598747">
            <text:p>0.0309691525</text:p>
          </table:table-cell>
          <table:table-cell table:formula="of:=RAND()" office:value-type="float" office:value="0.702461824985221">
            <text:p>0.702461825</text:p>
          </table:table-cell>
          <table:table-cell table:formula="of:=RAND()" office:value-type="float" office:value="0.639528149971738">
            <text:p>0.63952815</text:p>
          </table:table-cell>
          <table:table-cell table:formula="of:=RAND()" office:value-type="float" office:value="0.999191442737356">
            <text:p>0.9991914427</text:p>
          </table:table-cell>
          <table:table-cell table:formula="of:=RAND()" office:value-type="float" office:value="0.10187707724981">
            <text:p>0.1018770772</text:p>
          </table:table-cell>
          <table:table-cell table:formula="of:=SUM([.B93:.M93])-6" office:value-type="float" office:value="-0.692608888493851">
            <text:p>-0.6926088885</text:p>
          </table:table-cell>
          <table:table-cell table:formula="of:=[.N93]-[.$G$6]" office:value-type="float" office:value="-0.668867897959892">
            <text:p>-0.668867898</text:p>
          </table:table-cell>
          <table:table-cell table:formula="of:=[.O93]*[.O93]" office:value-type="float" office:value="0.447384264921284">
            <text:p>0.4473842649</text:p>
          </table:table-cell>
        </table:table-row>
        <table:table-row table:style-name="ro1">
          <table:table-cell/>
          <table:table-cell table:formula="of:=RAND()" office:value-type="float" office:value="0.0119311134330928">
            <text:p>0.0119311134</text:p>
          </table:table-cell>
          <table:table-cell table:formula="of:=RAND()" office:value-type="float" office:value="0.588002839125693">
            <text:p>0.5880028391</text:p>
          </table:table-cell>
          <table:table-cell table:formula="of:=RAND()" office:value-type="float" office:value="0.844902733340859">
            <text:p>0.8449027333</text:p>
          </table:table-cell>
          <table:table-cell table:formula="of:=RAND()" office:value-type="float" office:value="0.746656890958548">
            <text:p>0.746656891</text:p>
          </table:table-cell>
          <table:table-cell table:formula="of:=RAND()" office:value-type="float" office:value="0.70111362519674">
            <text:p>0.7011136252</text:p>
          </table:table-cell>
          <table:table-cell table:formula="of:=RAND()" office:value-type="float" office:value="0.869913621107116">
            <text:p>0.8699136211</text:p>
          </table:table-cell>
          <table:table-cell table:formula="of:=RAND()" office:value-type="float" office:value="0.449932144256309">
            <text:p>0.4499321443</text:p>
          </table:table-cell>
          <table:table-cell table:formula="of:=RAND()" office:value-type="float" office:value="0.748844341840595">
            <text:p>0.7488443418</text:p>
          </table:table-cell>
          <table:table-cell table:formula="of:=RAND()" office:value-type="float" office:value="0.966979909222573">
            <text:p>0.9669799092</text:p>
          </table:table-cell>
          <table:table-cell table:formula="of:=RAND()" office:value-type="float" office:value="0.291534222196788">
            <text:p>0.2915342222</text:p>
          </table:table-cell>
          <table:table-cell table:formula="of:=RAND()" office:value-type="float" office:value="0.910809254972264">
            <text:p>0.910809255</text:p>
          </table:table-cell>
          <table:table-cell table:formula="of:=RAND()" office:value-type="float" office:value="0.0803471324034035">
            <text:p>0.0803471324</text:p>
          </table:table-cell>
          <table:table-cell table:formula="of:=SUM([.B94:.M94])-6" office:value-type="float" office:value="1.21096782805398">
            <text:p>1.2109678281</text:p>
          </table:table-cell>
          <table:table-cell table:formula="of:=[.N94]-[.$G$6]" office:value-type="float" office:value="1.23470881858794">
            <text:p>1.2347088186</text:p>
          </table:table-cell>
          <table:table-cell table:formula="of:=[.O94]*[.O94]" office:value-type="float" office:value="1.52450586669883">
            <text:p>1.5245058667</text:p>
          </table:table-cell>
        </table:table-row>
        <table:table-row table:style-name="ro1">
          <table:table-cell/>
          <table:table-cell table:formula="of:=RAND()" office:value-type="float" office:value="0.361502021085471">
            <text:p>0.3615020211</text:p>
          </table:table-cell>
          <table:table-cell table:formula="of:=RAND()" office:value-type="float" office:value="0.335110167972743">
            <text:p>0.335110168</text:p>
          </table:table-cell>
          <table:table-cell table:formula="of:=RAND()" office:value-type="float" office:value="0.431735377991572">
            <text:p>0.431735378</text:p>
          </table:table-cell>
          <table:table-cell table:formula="of:=RAND()" office:value-type="float" office:value="0.820166172925383">
            <text:p>0.8201661729</text:p>
          </table:table-cell>
          <table:table-cell table:formula="of:=RAND()" office:value-type="float" office:value="0.612173304660246">
            <text:p>0.6121733047</text:p>
          </table:table-cell>
          <table:table-cell table:formula="of:=RAND()" office:value-type="float" office:value="0.0185463223606348">
            <text:p>0.0185463224</text:p>
          </table:table-cell>
          <table:table-cell table:formula="of:=RAND()" office:value-type="float" office:value="0.719662880757824">
            <text:p>0.7196628808</text:p>
          </table:table-cell>
          <table:table-cell table:formula="of:=RAND()" office:value-type="float" office:value="0.223676229827106">
            <text:p>0.2236762298</text:p>
          </table:table-cell>
          <table:table-cell table:formula="of:=RAND()" office:value-type="float" office:value="0.915640837978572">
            <text:p>0.915640838</text:p>
          </table:table-cell>
          <table:table-cell table:formula="of:=RAND()" office:value-type="float" office:value="0.084888817043975">
            <text:p>0.084888817</text:p>
          </table:table-cell>
          <table:table-cell table:formula="of:=RAND()" office:value-type="float" office:value="0.0672458270564675">
            <text:p>0.0672458271</text:p>
          </table:table-cell>
          <table:table-cell table:formula="of:=RAND()" office:value-type="float" office:value="0.793336519505829">
            <text:p>0.7933365195</text:p>
          </table:table-cell>
          <table:table-cell table:formula="of:=SUM([.B95:.M95])-6" office:value-type="float" office:value="-0.616315520834178">
            <text:p>-0.6163155208</text:p>
          </table:table-cell>
          <table:table-cell table:formula="of:=[.N95]-[.$G$6]" office:value-type="float" office:value="-0.592574530300219">
            <text:p>-0.5925745303</text:p>
          </table:table-cell>
          <table:table-cell table:formula="of:=[.O95]*[.O95]" office:value-type="float" office:value="0.351144573960525">
            <text:p>0.351144574</text:p>
          </table:table-cell>
        </table:table-row>
        <table:table-row table:style-name="ro1">
          <table:table-cell/>
          <table:table-cell table:formula="of:=RAND()" office:value-type="float" office:value="0.344493742566556">
            <text:p>0.3444937426</text:p>
          </table:table-cell>
          <table:table-cell table:formula="of:=RAND()" office:value-type="float" office:value="0.290706942323595">
            <text:p>0.2907069423</text:p>
          </table:table-cell>
          <table:table-cell table:formula="of:=RAND()" office:value-type="float" office:value="0.657464992022142">
            <text:p>0.657464992</text:p>
          </table:table-cell>
          <table:table-cell table:formula="of:=RAND()" office:value-type="float" office:value="0.565798190189526">
            <text:p>0.5657981902</text:p>
          </table:table-cell>
          <table:table-cell table:formula="of:=RAND()" office:value-type="float" office:value="0.999585013836622">
            <text:p>0.9995850138</text:p>
          </table:table-cell>
          <table:table-cell table:formula="of:=RAND()" office:value-type="float" office:value="0.938819091767073">
            <text:p>0.9388190918</text:p>
          </table:table-cell>
          <table:table-cell table:formula="of:=RAND()" office:value-type="float" office:value="0.608836449449882">
            <text:p>0.6088364494</text:p>
          </table:table-cell>
          <table:table-cell table:formula="of:=RAND()" office:value-type="float" office:value="0.334550706669688">
            <text:p>0.3345507067</text:p>
          </table:table-cell>
          <table:table-cell table:formula="of:=RAND()" office:value-type="float" office:value="0.681824164232239">
            <text:p>0.6818241642</text:p>
          </table:table-cell>
          <table:table-cell table:formula="of:=RAND()" office:value-type="float" office:value="0.51006490457803">
            <text:p>0.5100649046</text:p>
          </table:table-cell>
          <table:table-cell table:formula="of:=RAND()" office:value-type="float" office:value="0.22691092803143">
            <text:p>0.226910928</text:p>
          </table:table-cell>
          <table:table-cell table:formula="of:=RAND()" office:value-type="float" office:value="0.57373124663718">
            <text:p>0.5737312466</text:p>
          </table:table-cell>
          <table:table-cell table:formula="of:=SUM([.B96:.M96])-6" office:value-type="float" office:value="0.732786372303963">
            <text:p>0.7327863723</text:p>
          </table:table-cell>
          <table:table-cell table:formula="of:=[.N96]-[.$G$6]" office:value-type="float" office:value="0.756527362837922">
            <text:p>0.7565273628</text:p>
          </table:table-cell>
          <table:table-cell table:formula="of:=[.O96]*[.O96]" office:value-type="float" office:value="0.572333650722501">
            <text:p>0.5723336507</text:p>
          </table:table-cell>
        </table:table-row>
        <table:table-row table:style-name="ro1">
          <table:table-cell/>
          <table:table-cell table:formula="of:=RAND()" office:value-type="float" office:value="0.512933825841174">
            <text:p>0.5129338258</text:p>
          </table:table-cell>
          <table:table-cell table:formula="of:=RAND()" office:value-type="float" office:value="0.181044394616038">
            <text:p>0.1810443946</text:p>
          </table:table-cell>
          <table:table-cell table:formula="of:=RAND()" office:value-type="float" office:value="0.193245935020968">
            <text:p>0.193245935</text:p>
          </table:table-cell>
          <table:table-cell table:formula="of:=RAND()" office:value-type="float" office:value="0.769046833040193">
            <text:p>0.769046833</text:p>
          </table:table-cell>
          <table:table-cell table:formula="of:=RAND()" office:value-type="float" office:value="0.849745195358992">
            <text:p>0.8497451954</text:p>
          </table:table-cell>
          <table:table-cell table:formula="of:=RAND()" office:value-type="float" office:value="0.154226067010313">
            <text:p>0.154226067</text:p>
          </table:table-cell>
          <table:table-cell table:formula="of:=RAND()" office:value-type="float" office:value="0.298221513396129">
            <text:p>0.2982215134</text:p>
          </table:table-cell>
          <table:table-cell table:formula="of:=RAND()" office:value-type="float" office:value="0.530397039838135">
            <text:p>0.5303970398</text:p>
          </table:table-cell>
          <table:table-cell table:formula="of:=RAND()" office:value-type="float" office:value="0.427685768110678">
            <text:p>0.4276857681</text:p>
          </table:table-cell>
          <table:table-cell table:formula="of:=RAND()" office:value-type="float" office:value="0.591505118412897">
            <text:p>0.5915051184</text:p>
          </table:table-cell>
          <table:table-cell table:formula="of:=RAND()" office:value-type="float" office:value="0.576083422638476">
            <text:p>0.5760834226</text:p>
          </table:table-cell>
          <table:table-cell table:formula="of:=RAND()" office:value-type="float" office:value="0.819029474398121">
            <text:p>0.8190294744</text:p>
          </table:table-cell>
          <table:table-cell table:formula="of:=SUM([.B97:.M97])-6" office:value-type="float" office:value="-0.096835412317887">
            <text:p>-0.0968354123</text:p>
          </table:table-cell>
          <table:table-cell table:formula="of:=[.N97]-[.$G$6]" office:value-type="float" office:value="-0.0730944217839278">
            <text:p>-0.0730944218</text:p>
          </table:table-cell>
          <table:table-cell table:formula="of:=[.O97]*[.O97]" office:value-type="float" office:value="0.00534279449592674">
            <text:p>0.0053427945</text:p>
          </table:table-cell>
        </table:table-row>
        <table:table-row table:style-name="ro1">
          <table:table-cell/>
          <table:table-cell table:formula="of:=RAND()" office:value-type="float" office:value="0.0217920211143792">
            <text:p>0.0217920211</text:p>
          </table:table-cell>
          <table:table-cell table:formula="of:=RAND()" office:value-type="float" office:value="0.900617775972933">
            <text:p>0.900617776</text:p>
          </table:table-cell>
          <table:table-cell table:formula="of:=RAND()" office:value-type="float" office:value="0.904517551185563">
            <text:p>0.9045175512</text:p>
          </table:table-cell>
          <table:table-cell table:formula="of:=RAND()" office:value-type="float" office:value="0.938244657358155">
            <text:p>0.9382446574</text:p>
          </table:table-cell>
          <table:table-cell table:formula="of:=RAND()" office:value-type="float" office:value="0.0289911297149956">
            <text:p>0.0289911297</text:p>
          </table:table-cell>
          <table:table-cell table:formula="of:=RAND()" office:value-type="float" office:value="0.231203773524612">
            <text:p>0.2312037735</text:p>
          </table:table-cell>
          <table:table-cell table:formula="of:=RAND()" office:value-type="float" office:value="0.536309127463028">
            <text:p>0.5363091275</text:p>
          </table:table-cell>
          <table:table-cell table:formula="of:=RAND()" office:value-type="float" office:value="0.359784148400649">
            <text:p>0.3597841484</text:p>
          </table:table-cell>
          <table:table-cell table:formula="of:=RAND()" office:value-type="float" office:value="0.596364147029817">
            <text:p>0.596364147</text:p>
          </table:table-cell>
          <table:table-cell table:formula="of:=RAND()" office:value-type="float" office:value="0.171301712049171">
            <text:p>0.171301712</text:p>
          </table:table-cell>
          <table:table-cell table:formula="of:=RAND()" office:value-type="float" office:value="0.674738955218345">
            <text:p>0.6747389552</text:p>
          </table:table-cell>
          <table:table-cell table:formula="of:=RAND()" office:value-type="float" office:value="0.0134690329432487">
            <text:p>0.0134690329</text:p>
          </table:table-cell>
          <table:table-cell table:formula="of:=SUM([.B98:.M98])-6" office:value-type="float" office:value="-0.622665968025103">
            <text:p>-0.622665968</text:p>
          </table:table-cell>
          <table:table-cell table:formula="of:=[.N98]-[.$G$6]" office:value-type="float" office:value="-0.598924977491144">
            <text:p>-0.5989249775</text:p>
          </table:table-cell>
          <table:table-cell table:formula="of:=[.O98]*[.O98]" office:value-type="float" office:value="0.358711128662767">
            <text:p>0.3587111287</text:p>
          </table:table-cell>
        </table:table-row>
        <table:table-row table:style-name="ro1">
          <table:table-cell/>
          <table:table-cell table:formula="of:=RAND()" office:value-type="float" office:value="0.239706019870937">
            <text:p>0.2397060199</text:p>
          </table:table-cell>
          <table:table-cell table:formula="of:=RAND()" office:value-type="float" office:value="0.105977864703164">
            <text:p>0.1059778647</text:p>
          </table:table-cell>
          <table:table-cell table:formula="of:=RAND()" office:value-type="float" office:value="0.97782581509091">
            <text:p>0.9778258151</text:p>
          </table:table-cell>
          <table:table-cell table:formula="of:=RAND()" office:value-type="float" office:value="0.552017997484654">
            <text:p>0.5520179975</text:p>
          </table:table-cell>
          <table:table-cell table:formula="of:=RAND()" office:value-type="float" office:value="0.664615272311494">
            <text:p>0.6646152723</text:p>
          </table:table-cell>
          <table:table-cell table:formula="of:=RAND()" office:value-type="float" office:value="0.719950878527015">
            <text:p>0.7199508785</text:p>
          </table:table-cell>
          <table:table-cell table:formula="of:=RAND()" office:value-type="float" office:value="0.256573086837307">
            <text:p>0.2565730868</text:p>
          </table:table-cell>
          <table:table-cell table:formula="of:=RAND()" office:value-type="float" office:value="0.905547592323273">
            <text:p>0.9055475923</text:p>
          </table:table-cell>
          <table:table-cell table:formula="of:=RAND()" office:value-type="float" office:value="0.490412304410711">
            <text:p>0.4904123044</text:p>
          </table:table-cell>
          <table:table-cell table:formula="of:=RAND()" office:value-type="float" office:value="0.739892991725355">
            <text:p>0.7398929917</text:p>
          </table:table-cell>
          <table:table-cell table:formula="of:=RAND()" office:value-type="float" office:value="0.219563958700746">
            <text:p>0.2195639587</text:p>
          </table:table-cell>
          <table:table-cell table:formula="of:=RAND()" office:value-type="float" office:value="0.61659646150656">
            <text:p>0.6165964615</text:p>
          </table:table-cell>
          <table:table-cell table:formula="of:=SUM([.B99:.M99])-6" office:value-type="float" office:value="0.488680243492126">
            <text:p>0.4886802435</text:p>
          </table:table-cell>
          <table:table-cell table:formula="of:=[.N99]-[.$G$6]" office:value-type="float" office:value="0.512421234026086">
            <text:p>0.512421234</text:p>
          </table:table-cell>
          <table:table-cell table:formula="of:=[.O99]*[.O99]" office:value-type="float" office:value="0.262575521080816">
            <text:p>0.2625755211</text:p>
          </table:table-cell>
        </table:table-row>
        <table:table-row table:style-name="ro1">
          <table:table-cell/>
          <table:table-cell table:formula="of:=RAND()" office:value-type="float" office:value="0.0905532364267856">
            <text:p>0.0905532364</text:p>
          </table:table-cell>
          <table:table-cell table:formula="of:=RAND()" office:value-type="float" office:value="0.15908484486863">
            <text:p>0.1590848449</text:p>
          </table:table-cell>
          <table:table-cell table:formula="of:=RAND()" office:value-type="float" office:value="0.556835372932255">
            <text:p>0.5568353729</text:p>
          </table:table-cell>
          <table:table-cell table:formula="of:=RAND()" office:value-type="float" office:value="0.501734837656841">
            <text:p>0.5017348377</text:p>
          </table:table-cell>
          <table:table-cell table:formula="of:=RAND()" office:value-type="float" office:value="0.219206294743344">
            <text:p>0.2192062947</text:p>
          </table:table-cell>
          <table:table-cell table:formula="of:=RAND()" office:value-type="float" office:value="0.30422016303055">
            <text:p>0.304220163</text:p>
          </table:table-cell>
          <table:table-cell table:formula="of:=RAND()" office:value-type="float" office:value="0.750179546885192">
            <text:p>0.7501795469</text:p>
          </table:table-cell>
          <table:table-cell table:formula="of:=RAND()" office:value-type="float" office:value="0.860858371946961">
            <text:p>0.8608583719</text:p>
          </table:table-cell>
          <table:table-cell table:formula="of:=RAND()" office:value-type="float" office:value="0.901421896414831">
            <text:p>0.9014218964</text:p>
          </table:table-cell>
          <table:table-cell table:formula="of:=RAND()" office:value-type="float" office:value="0.739825755590573">
            <text:p>0.7398257556</text:p>
          </table:table-cell>
          <table:table-cell table:formula="of:=RAND()" office:value-type="float" office:value="0.552370289107785">
            <text:p>0.5523702891</text:p>
          </table:table-cell>
          <table:table-cell table:formula="of:=RAND()" office:value-type="float" office:value="0.831400064053014">
            <text:p>0.8314000641</text:p>
          </table:table-cell>
          <table:table-cell table:formula="of:=SUM([.B100:.M100])-6" office:value-type="float" office:value="0.467690673656762">
            <text:p>0.4676906737</text:p>
          </table:table-cell>
          <table:table-cell table:formula="of:=[.N100]-[.$G$6]" office:value-type="float" office:value="0.491431664190721">
            <text:p>0.4914316642</text:p>
          </table:table-cell>
          <table:table-cell table:formula="of:=[.O100]*[.O100]" office:value-type="float" office:value="0.241505080569261">
            <text:p>0.2415050806</text:p>
          </table:table-cell>
        </table:table-row>
        <table:table-row table:style-name="ro1">
          <table:table-cell/>
          <table:table-cell table:formula="of:=RAND()" office:value-type="float" office:value="0.112259194720536">
            <text:p>0.1122591947</text:p>
          </table:table-cell>
          <table:table-cell table:formula="of:=RAND()" office:value-type="float" office:value="0.766928988741711">
            <text:p>0.7669289887</text:p>
          </table:table-cell>
          <table:table-cell table:formula="of:=RAND()" office:value-type="float" office:value="0.118202309822664">
            <text:p>0.1182023098</text:p>
          </table:table-cell>
          <table:table-cell table:formula="of:=RAND()" office:value-type="float" office:value="0.0618756234180182">
            <text:p>0.0618756234</text:p>
          </table:table-cell>
          <table:table-cell table:formula="of:=RAND()" office:value-type="float" office:value="0.508857818087563">
            <text:p>0.5088578181</text:p>
          </table:table-cell>
          <table:table-cell table:formula="of:=RAND()" office:value-type="float" office:value="0.653391039697453">
            <text:p>0.6533910397</text:p>
          </table:table-cell>
          <table:table-cell table:formula="of:=RAND()" office:value-type="float" office:value="0.465346162673086">
            <text:p>0.4653461627</text:p>
          </table:table-cell>
          <table:table-cell table:formula="of:=RAND()" office:value-type="float" office:value="0.484758304897696">
            <text:p>0.4847583049</text:p>
          </table:table-cell>
          <table:table-cell table:formula="of:=RAND()" office:value-type="float" office:value="0.0493832267820835">
            <text:p>0.0493832268</text:p>
          </table:table-cell>
          <table:table-cell table:formula="of:=RAND()" office:value-type="float" office:value="0.595046759117395">
            <text:p>0.5950467591</text:p>
          </table:table-cell>
          <table:table-cell table:formula="of:=RAND()" office:value-type="float" office:value="0.993537262547761">
            <text:p>0.9935372625</text:p>
          </table:table-cell>
          <table:table-cell table:formula="of:=RAND()" office:value-type="float" office:value="0.766246084822342">
            <text:p>0.7662460848</text:p>
          </table:table-cell>
          <table:table-cell table:formula="of:=SUM([.B101:.M101])-6" office:value-type="float" office:value="-0.424167224671692">
            <text:p>-0.4241672247</text:p>
          </table:table-cell>
          <table:table-cell table:formula="of:=[.N101]-[.$G$6]" office:value-type="float" office:value="-0.400426234137733">
            <text:p>-0.4004262341</text:p>
          </table:table-cell>
          <table:table-cell table:formula="of:=[.O101]*[.O101]" office:value-type="float" office:value="0.160341168985726">
            <text:p>0.160341169</text:p>
          </table:table-cell>
        </table:table-row>
        <table:table-row table:style-name="ro1">
          <table:table-cell/>
          <table:table-cell table:formula="of:=RAND()" office:value-type="float" office:value="0.923196095740423">
            <text:p>0.9231960957</text:p>
          </table:table-cell>
          <table:table-cell table:formula="of:=RAND()" office:value-type="float" office:value="0.648370976792648">
            <text:p>0.6483709768</text:p>
          </table:table-cell>
          <table:table-cell table:formula="of:=RAND()" office:value-type="float" office:value="0.143243675353006">
            <text:p>0.1432436754</text:p>
          </table:table-cell>
          <table:table-cell table:formula="of:=RAND()" office:value-type="float" office:value="0.823965221177787">
            <text:p>0.8239652212</text:p>
          </table:table-cell>
          <table:table-cell table:formula="of:=RAND()" office:value-type="float" office:value="0.843996326904744">
            <text:p>0.8439963269</text:p>
          </table:table-cell>
          <table:table-cell table:formula="of:=RAND()" office:value-type="float" office:value="0.292471690801904">
            <text:p>0.2924716908</text:p>
          </table:table-cell>
          <table:table-cell table:formula="of:=RAND()" office:value-type="float" office:value="0.699423337820917">
            <text:p>0.6994233378</text:p>
          </table:table-cell>
          <table:table-cell table:formula="of:=RAND()" office:value-type="float" office:value="0.975968675687909">
            <text:p>0.9759686757</text:p>
          </table:table-cell>
          <table:table-cell table:formula="of:=RAND()" office:value-type="float" office:value="0.821759082842618">
            <text:p>0.8217590828</text:p>
          </table:table-cell>
          <table:table-cell table:formula="of:=RAND()" office:value-type="float" office:value="0.896416273433715">
            <text:p>0.8964162734</text:p>
          </table:table-cell>
          <table:table-cell table:formula="of:=RAND()" office:value-type="float" office:value="0.183166111819446">
            <text:p>0.1831661118</text:p>
          </table:table-cell>
          <table:table-cell table:formula="of:=RAND()" office:value-type="float" office:value="0.821455940138549">
            <text:p>0.8214559401</text:p>
          </table:table-cell>
          <table:table-cell table:formula="of:=SUM([.B102:.M102])-6" office:value-type="float" office:value="2.07343340851367">
            <text:p>2.0734334085</text:p>
          </table:table-cell>
          <table:table-cell table:formula="of:=[.N102]-[.$G$6]" office:value-type="float" office:value="2.09717439904762">
            <text:p>2.097174399</text:p>
          </table:table-cell>
          <table:table-cell table:formula="of:=[.O102]*[.O102]" office:value-type="float" office:value="4.39814046002076">
            <text:p>4.39814046</text:p>
          </table:table-cell>
        </table:table-row>
        <table:table-row table:style-name="ro1">
          <table:table-cell/>
          <table:table-cell table:formula="of:=RAND()" office:value-type="float" office:value="0.715795618249103">
            <text:p>0.7157956182</text:p>
          </table:table-cell>
          <table:table-cell table:formula="of:=RAND()" office:value-type="float" office:value="0.257841074373573">
            <text:p>0.2578410744</text:p>
          </table:table-cell>
          <table:table-cell table:formula="of:=RAND()" office:value-type="float" office:value="0.892967445077375">
            <text:p>0.8929674451</text:p>
          </table:table-cell>
          <table:table-cell table:formula="of:=RAND()" office:value-type="float" office:value="0.452781552216038">
            <text:p>0.4527815522</text:p>
          </table:table-cell>
          <table:table-cell table:formula="of:=RAND()" office:value-type="float" office:value="0.761790109798312">
            <text:p>0.7617901098</text:p>
          </table:table-cell>
          <table:table-cell table:formula="of:=RAND()" office:value-type="float" office:value="0.535657052882016">
            <text:p>0.5356570529</text:p>
          </table:table-cell>
          <table:table-cell table:formula="of:=RAND()" office:value-type="float" office:value="0.557955630589277">
            <text:p>0.5579556306</text:p>
          </table:table-cell>
          <table:table-cell table:formula="of:=RAND()" office:value-type="float" office:value="0.439673562534153">
            <text:p>0.4396735625</text:p>
          </table:table-cell>
          <table:table-cell table:formula="of:=RAND()" office:value-type="float" office:value="0.89994613872841">
            <text:p>0.8999461387</text:p>
          </table:table-cell>
          <table:table-cell table:formula="of:=RAND()" office:value-type="float" office:value="0.968620506348088">
            <text:p>0.9686205063</text:p>
          </table:table-cell>
          <table:table-cell table:formula="of:=RAND()" office:value-type="float" office:value="0.00447993678972125">
            <text:p>0.0044799368</text:p>
          </table:table-cell>
          <table:table-cell table:formula="of:=RAND()" office:value-type="float" office:value="0.316202340181917">
            <text:p>0.3162023402</text:p>
          </table:table-cell>
          <table:table-cell table:formula="of:=SUM([.B103:.M103])-6" office:value-type="float" office:value="0.803710967767984">
            <text:p>0.8037109678</text:p>
          </table:table-cell>
          <table:table-cell table:formula="of:=[.N103]-[.$G$6]" office:value-type="float" office:value="0.827451958301943">
            <text:p>0.8274519583</text:p>
          </table:table-cell>
          <table:table-cell table:formula="of:=[.O103]*[.O103]" office:value-type="float" office:value="0.68467674329772">
            <text:p>0.6846767433</text:p>
          </table:table-cell>
        </table:table-row>
        <table:table-row table:style-name="ro1">
          <table:table-cell/>
          <table:table-cell table:formula="of:=RAND()" office:value-type="float" office:value="0.571192449191585">
            <text:p>0.5711924492</text:p>
          </table:table-cell>
          <table:table-cell table:formula="of:=RAND()" office:value-type="float" office:value="0.414476726669818">
            <text:p>0.4144767267</text:p>
          </table:table-cell>
          <table:table-cell table:formula="of:=RAND()" office:value-type="float" office:value="0.139583087293431">
            <text:p>0.1395830873</text:p>
          </table:table-cell>
          <table:table-cell table:formula="of:=RAND()" office:value-type="float" office:value="0.703284226823598">
            <text:p>0.7032842268</text:p>
          </table:table-cell>
          <table:table-cell table:formula="of:=RAND()" office:value-type="float" office:value="0.628126659663394">
            <text:p>0.6281266597</text:p>
          </table:table-cell>
          <table:table-cell table:formula="of:=RAND()" office:value-type="float" office:value="0.464846096700057">
            <text:p>0.4648460967</text:p>
          </table:table-cell>
          <table:table-cell table:formula="of:=RAND()" office:value-type="float" office:value="0.77876562345773">
            <text:p>0.7787656235</text:p>
          </table:table-cell>
          <table:table-cell table:formula="of:=RAND()" office:value-type="float" office:value="0.448439058382064">
            <text:p>0.4484390584</text:p>
          </table:table-cell>
          <table:table-cell table:formula="of:=RAND()" office:value-type="float" office:value="0.646581909153611">
            <text:p>0.6465819092</text:p>
          </table:table-cell>
          <table:table-cell table:formula="of:=RAND()" office:value-type="float" office:value="0.828828014200553">
            <text:p>0.8288280142</text:p>
          </table:table-cell>
          <table:table-cell table:formula="of:=RAND()" office:value-type="float" office:value="0.665831115795299">
            <text:p>0.6658311158</text:p>
          </table:table-cell>
          <table:table-cell table:formula="of:=RAND()" office:value-type="float" office:value="0.85807161941193">
            <text:p>0.8580716194</text:p>
          </table:table-cell>
          <table:table-cell table:formula="of:=SUM([.B104:.M104])-6" office:value-type="float" office:value="1.14802658674307">
            <text:p>1.1480265867</text:p>
          </table:table-cell>
          <table:table-cell table:formula="of:=[.N104]-[.$G$6]" office:value-type="float" office:value="1.17176757727703">
            <text:p>1.1717675773</text:p>
          </table:table-cell>
          <table:table-cell table:formula="of:=[.O104]*[.O104]" office:value-type="float" office:value="1.37303925515768">
            <text:p>1.3730392552</text:p>
          </table:table-cell>
        </table:table-row>
        <table:table-row table:style-name="ro1">
          <table:table-cell/>
          <table:table-cell table:formula="of:=RAND()" office:value-type="float" office:value="0.68101941049099">
            <text:p>0.6810194105</text:p>
          </table:table-cell>
          <table:table-cell table:formula="of:=RAND()" office:value-type="float" office:value="0.799227158538997">
            <text:p>0.7992271585</text:p>
          </table:table-cell>
          <table:table-cell table:formula="of:=RAND()" office:value-type="float" office:value="0.00869575561955571">
            <text:p>0.0086957556</text:p>
          </table:table-cell>
          <table:table-cell table:formula="of:=RAND()" office:value-type="float" office:value="0.120567995589226">
            <text:p>0.1205679956</text:p>
          </table:table-cell>
          <table:table-cell table:formula="of:=RAND()" office:value-type="float" office:value="0.931922387331724">
            <text:p>0.9319223873</text:p>
          </table:table-cell>
          <table:table-cell table:formula="of:=RAND()" office:value-type="float" office:value="0.0926200933754444">
            <text:p>0.0926200934</text:p>
          </table:table-cell>
          <table:table-cell table:formula="of:=RAND()" office:value-type="float" office:value="0.158261451637372">
            <text:p>0.1582614516</text:p>
          </table:table-cell>
          <table:table-cell table:formula="of:=RAND()" office:value-type="float" office:value="0.434808263555169">
            <text:p>0.4348082636</text:p>
          </table:table-cell>
          <table:table-cell table:formula="of:=RAND()" office:value-type="float" office:value="0.425183369312435">
            <text:p>0.4251833693</text:p>
          </table:table-cell>
          <table:table-cell table:formula="of:=RAND()" office:value-type="float" office:value="0.136492216493934">
            <text:p>0.1364922165</text:p>
          </table:table-cell>
          <table:table-cell table:formula="of:=RAND()" office:value-type="float" office:value="0.655466951429844">
            <text:p>0.6554669514</text:p>
          </table:table-cell>
          <table:table-cell table:formula="of:=RAND()" office:value-type="float" office:value="0.972411232534796">
            <text:p>0.9724112325</text:p>
          </table:table-cell>
          <table:table-cell table:formula="of:=SUM([.B105:.M105])-6" office:value-type="float" office:value="-0.583323714090511">
            <text:p>-0.5833237141</text:p>
          </table:table-cell>
          <table:table-cell table:formula="of:=[.N105]-[.$G$6]" office:value-type="float" office:value="-0.559582723556552">
            <text:p>-0.5595827236</text:p>
          </table:table-cell>
          <table:table-cell table:formula="of:=[.O105]*[.O105]" office:value-type="float" office:value="0.313132824502969">
            <text:p>0.3131328245</text:p>
          </table:table-cell>
        </table:table-row>
        <table:table-row table:style-name="ro1">
          <table:table-cell/>
          <table:table-cell table:formula="of:=RAND()" office:value-type="float" office:value="0.849762286990881">
            <text:p>0.849762287</text:p>
          </table:table-cell>
          <table:table-cell table:formula="of:=RAND()" office:value-type="float" office:value="0.608632115647197">
            <text:p>0.6086321156</text:p>
          </table:table-cell>
          <table:table-cell table:formula="of:=RAND()" office:value-type="float" office:value="0.8812881836202">
            <text:p>0.8812881836</text:p>
          </table:table-cell>
          <table:table-cell table:formula="of:=RAND()" office:value-type="float" office:value="0.485074320342392">
            <text:p>0.4850743203</text:p>
          </table:table-cell>
          <table:table-cell table:formula="of:=RAND()" office:value-type="float" office:value="0.109618103830144">
            <text:p>0.1096181038</text:p>
          </table:table-cell>
          <table:table-cell table:formula="of:=RAND()" office:value-type="float" office:value="0.634961199015379">
            <text:p>0.634961199</text:p>
          </table:table-cell>
          <table:table-cell table:formula="of:=RAND()" office:value-type="float" office:value="0.297154223779216">
            <text:p>0.2971542238</text:p>
          </table:table-cell>
          <table:table-cell table:formula="of:=RAND()" office:value-type="float" office:value="0.482634593266994">
            <text:p>0.4826345933</text:p>
          </table:table-cell>
          <table:table-cell table:formula="of:=RAND()" office:value-type="float" office:value="0.445676899282262">
            <text:p>0.4456768993</text:p>
          </table:table-cell>
          <table:table-cell table:formula="of:=RAND()" office:value-type="float" office:value="0.133935021003708">
            <text:p>0.133935021</text:p>
          </table:table-cell>
          <table:table-cell table:formula="of:=RAND()" office:value-type="float" office:value="0.563526478363201">
            <text:p>0.5635264784</text:p>
          </table:table-cell>
          <table:table-cell table:formula="of:=RAND()" office:value-type="float" office:value="0.34312688279897">
            <text:p>0.3431268828</text:p>
          </table:table-cell>
          <table:table-cell table:formula="of:=SUM([.B106:.M106])-6" office:value-type="float" office:value="-0.164609692059457">
            <text:p>-0.1646096921</text:p>
          </table:table-cell>
          <table:table-cell table:formula="of:=[.N106]-[.$G$6]" office:value-type="float" office:value="-0.140868701525498">
            <text:p>-0.1408687015</text:p>
          </table:table-cell>
          <table:table-cell table:formula="of:=[.O106]*[.O106]" office:value-type="float" office:value="0.0198439910694799">
            <text:p>0.0198439911</text:p>
          </table:table-cell>
        </table:table-row>
        <table:table-row table:style-name="ro1">
          <table:table-cell/>
          <table:table-cell table:formula="of:=RAND()" office:value-type="float" office:value="0.37503928784281">
            <text:p>0.3750392878</text:p>
          </table:table-cell>
          <table:table-cell table:formula="of:=RAND()" office:value-type="float" office:value="0.71545356605202">
            <text:p>0.7154535661</text:p>
          </table:table-cell>
          <table:table-cell table:formula="of:=RAND()" office:value-type="float" office:value="0.409050316782668">
            <text:p>0.4090503168</text:p>
          </table:table-cell>
          <table:table-cell table:formula="of:=RAND()" office:value-type="float" office:value="0.248180957976729">
            <text:p>0.248180958</text:p>
          </table:table-cell>
          <table:table-cell table:formula="of:=RAND()" office:value-type="float" office:value="0.56263386644423">
            <text:p>0.5626338664</text:p>
          </table:table-cell>
          <table:table-cell table:formula="of:=RAND()" office:value-type="float" office:value="0.987321083666757">
            <text:p>0.9873210837</text:p>
          </table:table-cell>
          <table:table-cell table:formula="of:=RAND()" office:value-type="float" office:value="0.59598155436106">
            <text:p>0.5959815544</text:p>
          </table:table-cell>
          <table:table-cell table:formula="of:=RAND()" office:value-type="float" office:value="0.0624154096003622">
            <text:p>0.0624154096</text:p>
          </table:table-cell>
          <table:table-cell table:formula="of:=RAND()" office:value-type="float" office:value="0.324396137148142">
            <text:p>0.3243961371</text:p>
          </table:table-cell>
          <table:table-cell table:formula="of:=RAND()" office:value-type="float" office:value="0.758652538293973">
            <text:p>0.7586525383</text:p>
          </table:table-cell>
          <table:table-cell table:formula="of:=RAND()" office:value-type="float" office:value="0.352748647332191">
            <text:p>0.3527486473</text:p>
          </table:table-cell>
          <table:table-cell table:formula="of:=RAND()" office:value-type="float" office:value="0.999545489437878">
            <text:p>0.9995454894</text:p>
          </table:table-cell>
          <table:table-cell table:formula="of:=SUM([.B107:.M107])-6" office:value-type="float" office:value="0.39141885493882">
            <text:p>0.3914188549</text:p>
          </table:table-cell>
          <table:table-cell table:formula="of:=[.N107]-[.$G$6]" office:value-type="float" office:value="0.415159845472779">
            <text:p>0.4151598455</text:p>
          </table:table-cell>
          <table:table-cell table:formula="of:=[.O107]*[.O107]" office:value-type="float" office:value="0.172357697292982">
            <text:p>0.1723576973</text:p>
          </table:table-cell>
        </table:table-row>
        <table:table-row table:style-name="ro1">
          <table:table-cell/>
          <table:table-cell table:formula="of:=RAND()" office:value-type="float" office:value="0.0522120220120996">
            <text:p>0.052212022</text:p>
          </table:table-cell>
          <table:table-cell table:formula="of:=RAND()" office:value-type="float" office:value="0.454964260105044">
            <text:p>0.4549642601</text:p>
          </table:table-cell>
          <table:table-cell table:formula="of:=RAND()" office:value-type="float" office:value="0.78171035903506">
            <text:p>0.781710359</text:p>
          </table:table-cell>
          <table:table-cell table:formula="of:=RAND()" office:value-type="float" office:value="0.742358644958586">
            <text:p>0.742358645</text:p>
          </table:table-cell>
          <table:table-cell table:formula="of:=RAND()" office:value-type="float" office:value="0.192380701424554">
            <text:p>0.1923807014</text:p>
          </table:table-cell>
          <table:table-cell table:formula="of:=RAND()" office:value-type="float" office:value="0.513902052072808">
            <text:p>0.5139020521</text:p>
          </table:table-cell>
          <table:table-cell table:formula="of:=RAND()" office:value-type="float" office:value="0.851260126801208">
            <text:p>0.8512601268</text:p>
          </table:table-cell>
          <table:table-cell table:formula="of:=RAND()" office:value-type="float" office:value="0.805390725377947">
            <text:p>0.8053907254</text:p>
          </table:table-cell>
          <table:table-cell table:formula="of:=RAND()" office:value-type="float" office:value="0.183930264087394">
            <text:p>0.1839302641</text:p>
          </table:table-cell>
          <table:table-cell table:formula="of:=RAND()" office:value-type="float" office:value="0.520729911047965">
            <text:p>0.520729911</text:p>
          </table:table-cell>
          <table:table-cell table:formula="of:=RAND()" office:value-type="float" office:value="0.491840082686394">
            <text:p>0.4918400827</text:p>
          </table:table-cell>
          <table:table-cell table:formula="of:=RAND()" office:value-type="float" office:value="0.630201800959185">
            <text:p>0.630201801</text:p>
          </table:table-cell>
          <table:table-cell table:formula="of:=SUM([.B108:.M108])-6" office:value-type="float" office:value="0.220880950568244">
            <text:p>0.2208809506</text:p>
          </table:table-cell>
          <table:table-cell table:formula="of:=[.N108]-[.$G$6]" office:value-type="float" office:value="0.244621941102203">
            <text:p>0.2446219411</text:p>
          </table:table-cell>
          <table:table-cell table:formula="of:=[.O108]*[.O108]" office:value-type="float" office:value="0.0598398940686097">
            <text:p>0.0598398941</text:p>
          </table:table-cell>
        </table:table-row>
        <table:table-row table:style-name="ro1">
          <table:table-cell/>
          <table:table-cell table:formula="of:=RAND()" office:value-type="float" office:value="0.200765362940729">
            <text:p>0.2007653629</text:p>
          </table:table-cell>
          <table:table-cell table:formula="of:=RAND()" office:value-type="float" office:value="0.597774607595056">
            <text:p>0.5977746076</text:p>
          </table:table-cell>
          <table:table-cell table:formula="of:=RAND()" office:value-type="float" office:value="0.31617560563609">
            <text:p>0.3161756056</text:p>
          </table:table-cell>
          <table:table-cell table:formula="of:=RAND()" office:value-type="float" office:value="0.703295978950337">
            <text:p>0.703295979</text:p>
          </table:table-cell>
          <table:table-cell table:formula="of:=RAND()" office:value-type="float" office:value="0.282792233861983">
            <text:p>0.2827922339</text:p>
          </table:table-cell>
          <table:table-cell table:formula="of:=RAND()" office:value-type="float" office:value="0.242816651239991">
            <text:p>0.2428166512</text:p>
          </table:table-cell>
          <table:table-cell table:formula="of:=RAND()" office:value-type="float" office:value="0.474778869654983">
            <text:p>0.4747788697</text:p>
          </table:table-cell>
          <table:table-cell table:formula="of:=RAND()" office:value-type="float" office:value="0.693583878688514">
            <text:p>0.6935838787</text:p>
          </table:table-cell>
          <table:table-cell table:formula="of:=RAND()" office:value-type="float" office:value="0.93059198348783">
            <text:p>0.9305919835</text:p>
          </table:table-cell>
          <table:table-cell table:formula="of:=RAND()" office:value-type="float" office:value="0.329338101902977">
            <text:p>0.3293381019</text:p>
          </table:table-cell>
          <table:table-cell table:formula="of:=RAND()" office:value-type="float" office:value="0.658438124926761">
            <text:p>0.6584381249</text:p>
          </table:table-cell>
          <table:table-cell table:formula="of:=RAND()" office:value-type="float" office:value="0.476942418608815">
            <text:p>0.4769424186</text:p>
          </table:table-cell>
          <table:table-cell table:formula="of:=SUM([.B109:.M109])-6" office:value-type="float" office:value="-0.0927061825059354">
            <text:p>-0.0927061825</text:p>
          </table:table-cell>
          <table:table-cell table:formula="of:=[.N109]-[.$G$6]" office:value-type="float" office:value="-0.0689651919719763">
            <text:p>-0.068965192</text:p>
          </table:table-cell>
          <table:table-cell table:formula="of:=[.O109]*[.O109]" office:value-type="float" office:value="0.00475619770373155">
            <text:p>0.0047561977</text:p>
          </table:table-cell>
        </table:table-row>
        <table:table-row table:style-name="ro1">
          <table:table-cell/>
          <table:table-cell table:formula="of:=RAND()" office:value-type="float" office:value="0.00306404777802527">
            <text:p>0.0030640478</text:p>
          </table:table-cell>
          <table:table-cell table:formula="of:=RAND()" office:value-type="float" office:value="0.509908280568197">
            <text:p>0.5099082806</text:p>
          </table:table-cell>
          <table:table-cell table:formula="of:=RAND()" office:value-type="float" office:value="0.441958284238353">
            <text:p>0.4419582842</text:p>
          </table:table-cell>
          <table:table-cell table:formula="of:=RAND()" office:value-type="float" office:value="0.775632476434112">
            <text:p>0.7756324764</text:p>
          </table:table-cell>
          <table:table-cell table:formula="of:=RAND()" office:value-type="float" office:value="0.807358386227861">
            <text:p>0.8073583862</text:p>
          </table:table-cell>
          <table:table-cell table:formula="of:=RAND()" office:value-type="float" office:value="0.384190779412165">
            <text:p>0.3841907794</text:p>
          </table:table-cell>
          <table:table-cell table:formula="of:=RAND()" office:value-type="float" office:value="0.883761205943301">
            <text:p>0.8837612059</text:p>
          </table:table-cell>
          <table:table-cell table:formula="of:=RAND()" office:value-type="float" office:value="0.826339065097272">
            <text:p>0.8263390651</text:p>
          </table:table-cell>
          <table:table-cell table:formula="of:=RAND()" office:value-type="float" office:value="0.0970380045473576">
            <text:p>0.0970380045</text:p>
          </table:table-cell>
          <table:table-cell table:formula="of:=RAND()" office:value-type="float" office:value="0.466739372117445">
            <text:p>0.4667393721</text:p>
          </table:table-cell>
          <table:table-cell table:formula="of:=RAND()" office:value-type="float" office:value="0.0892580826766789">
            <text:p>0.0892580827</text:p>
          </table:table-cell>
          <table:table-cell table:formula="of:=RAND()" office:value-type="float" office:value="0.426202046684921">
            <text:p>0.4262020467</text:p>
          </table:table-cell>
          <table:table-cell table:formula="of:=SUM([.B110:.M110])-6" office:value-type="float" office:value="-0.28854996827431">
            <text:p>-0.2885499683</text:p>
          </table:table-cell>
          <table:table-cell table:formula="of:=[.N110]-[.$G$6]" office:value-type="float" office:value="-0.264808977740351">
            <text:p>-0.2648089777</text:p>
          </table:table-cell>
          <table:table-cell table:formula="of:=[.O110]*[.O110]" office:value-type="float" office:value="0.0701237946918898">
            <text:p>0.0701237947</text:p>
          </table:table-cell>
        </table:table-row>
        <table:table-row table:style-name="ro1">
          <table:table-cell/>
          <table:table-cell table:formula="of:=RAND()" office:value-type="float" office:value="0.623505347641185">
            <text:p>0.6235053476</text:p>
          </table:table-cell>
          <table:table-cell table:formula="of:=RAND()" office:value-type="float" office:value="0.668548639165238">
            <text:p>0.6685486392</text:p>
          </table:table-cell>
          <table:table-cell table:formula="of:=RAND()" office:value-type="float" office:value="0.101855341810733">
            <text:p>0.1018553418</text:p>
          </table:table-cell>
          <table:table-cell table:formula="of:=RAND()" office:value-type="float" office:value="0.109592898283154">
            <text:p>0.1095928983</text:p>
          </table:table-cell>
          <table:table-cell table:formula="of:=RAND()" office:value-type="float" office:value="0.766878384398297">
            <text:p>0.7668783844</text:p>
          </table:table-cell>
          <table:table-cell table:formula="of:=RAND()" office:value-type="float" office:value="0.500478604575619">
            <text:p>0.5004786046</text:p>
          </table:table-cell>
          <table:table-cell table:formula="of:=RAND()" office:value-type="float" office:value="0.0222375253215432">
            <text:p>0.0222375253</text:p>
          </table:table-cell>
          <table:table-cell table:formula="of:=RAND()" office:value-type="float" office:value="0.575690323254094">
            <text:p>0.5756903233</text:p>
          </table:table-cell>
          <table:table-cell table:formula="of:=RAND()" office:value-type="float" office:value="0.568230785196647">
            <text:p>0.5682307852</text:p>
          </table:table-cell>
          <table:table-cell table:formula="of:=RAND()" office:value-type="float" office:value="0.766702025430277">
            <text:p>0.7667020254</text:p>
          </table:table-cell>
          <table:table-cell table:formula="of:=RAND()" office:value-type="float" office:value="0.0736888451501727">
            <text:p>0.0736888452</text:p>
          </table:table-cell>
          <table:table-cell table:formula="of:=RAND()" office:value-type="float" office:value="0.296931933844462">
            <text:p>0.2969319338</text:p>
          </table:table-cell>
          <table:table-cell table:formula="of:=SUM([.B111:.M111])-6" office:value-type="float" office:value="-0.92565934592858">
            <text:p>-0.9256593459</text:p>
          </table:table-cell>
          <table:table-cell table:formula="of:=[.N111]-[.$G$6]" office:value-type="float" office:value="-0.90191835539462">
            <text:p>-0.9019183554</text:p>
          </table:table-cell>
          <table:table-cell table:formula="of:=[.O111]*[.O111]" office:value-type="float" office:value="0.813456719797737">
            <text:p>0.8134567198</text:p>
          </table:table-cell>
        </table:table-row>
        <table:table-row table:style-name="ro1">
          <table:table-cell/>
          <table:table-cell table:formula="of:=RAND()" office:value-type="float" office:value="0.660630657104775">
            <text:p>0.6606306571</text:p>
          </table:table-cell>
          <table:table-cell table:formula="of:=RAND()" office:value-type="float" office:value="0.406067501753569">
            <text:p>0.4060675018</text:p>
          </table:table-cell>
          <table:table-cell table:formula="of:=RAND()" office:value-type="float" office:value="0.316547218943015">
            <text:p>0.3165472189</text:p>
          </table:table-cell>
          <table:table-cell table:formula="of:=RAND()" office:value-type="float" office:value="0.0534449224360287">
            <text:p>0.0534449224</text:p>
          </table:table-cell>
          <table:table-cell table:formula="of:=RAND()" office:value-type="float" office:value="0.487675196956843">
            <text:p>0.487675197</text:p>
          </table:table-cell>
          <table:table-cell table:formula="of:=RAND()" office:value-type="float" office:value="0.509063597768545">
            <text:p>0.5090635978</text:p>
          </table:table-cell>
          <table:table-cell table:formula="of:=RAND()" office:value-type="float" office:value="0.66879445197992">
            <text:p>0.668794452</text:p>
          </table:table-cell>
          <table:table-cell table:formula="of:=RAND()" office:value-type="float" office:value="0.461785996332765">
            <text:p>0.4617859963</text:p>
          </table:table-cell>
          <table:table-cell table:formula="of:=RAND()" office:value-type="float" office:value="0.84564348962158">
            <text:p>0.8456434896</text:p>
          </table:table-cell>
          <table:table-cell table:formula="of:=RAND()" office:value-type="float" office:value="0.176415746333078">
            <text:p>0.1764157463</text:p>
          </table:table-cell>
          <table:table-cell table:formula="of:=RAND()" office:value-type="float" office:value="0.761147154262289">
            <text:p>0.7611471543</text:p>
          </table:table-cell>
          <table:table-cell table:formula="of:=RAND()" office:value-type="float" office:value="0.29243265488185">
            <text:p>0.2924326549</text:p>
          </table:table-cell>
          <table:table-cell table:formula="of:=SUM([.B112:.M112])-6" office:value-type="float" office:value="-0.360351411625743">
            <text:p>-0.3603514116</text:p>
          </table:table-cell>
          <table:table-cell table:formula="of:=[.N112]-[.$G$6]" office:value-type="float" office:value="-0.336610421091784">
            <text:p>-0.3366104211</text:p>
          </table:table-cell>
          <table:table-cell table:formula="of:=[.O112]*[.O112]" office:value-type="float" office:value="0.113306575587588">
            <text:p>0.1133065756</text:p>
          </table:table-cell>
        </table:table-row>
        <table:table-row table:style-name="ro1">
          <table:table-cell/>
          <table:table-cell table:formula="of:=RAND()" office:value-type="float" office:value="0.497082246234641">
            <text:p>0.4970822462</text:p>
          </table:table-cell>
          <table:table-cell table:formula="of:=RAND()" office:value-type="float" office:value="0.0732476443517953">
            <text:p>0.0732476444</text:p>
          </table:table-cell>
          <table:table-cell table:formula="of:=RAND()" office:value-type="float" office:value="0.22640065010637">
            <text:p>0.2264006501</text:p>
          </table:table-cell>
          <table:table-cell table:formula="of:=RAND()" office:value-type="float" office:value="0.935174779267982">
            <text:p>0.9351747793</text:p>
          </table:table-cell>
          <table:table-cell table:formula="of:=RAND()" office:value-type="float" office:value="0.0625547906383872">
            <text:p>0.0625547906</text:p>
          </table:table-cell>
          <table:table-cell table:formula="of:=RAND()" office:value-type="float" office:value="0.18178516603075">
            <text:p>0.181785166</text:p>
          </table:table-cell>
          <table:table-cell table:formula="of:=RAND()" office:value-type="float" office:value="0.224944639485329">
            <text:p>0.2249446395</text:p>
          </table:table-cell>
          <table:table-cell table:formula="of:=RAND()" office:value-type="float" office:value="0.773919655242935">
            <text:p>0.7739196552</text:p>
          </table:table-cell>
          <table:table-cell table:formula="of:=RAND()" office:value-type="float" office:value="0.183543271617964">
            <text:p>0.1835432716</text:p>
          </table:table-cell>
          <table:table-cell table:formula="of:=RAND()" office:value-type="float" office:value="0.679648744408041">
            <text:p>0.6796487444</text:p>
          </table:table-cell>
          <table:table-cell table:formula="of:=RAND()" office:value-type="float" office:value="0.636599325574935">
            <text:p>0.6365993256</text:p>
          </table:table-cell>
          <table:table-cell table:formula="of:=RAND()" office:value-type="float" office:value="0.0947430613450706">
            <text:p>0.0947430613</text:p>
          </table:table-cell>
          <table:table-cell table:formula="of:=SUM([.B113:.M113])-6" office:value-type="float" office:value="-1.4303560256958">
            <text:p>-1.4303560257</text:p>
          </table:table-cell>
          <table:table-cell table:formula="of:=[.N113]-[.$G$6]" office:value-type="float" office:value="-1.40661503516184">
            <text:p>-1.4066150352</text:p>
          </table:table-cell>
          <table:table-cell table:formula="of:=[.O113]*[.O113]" office:value-type="float" office:value="1.97856585714335">
            <text:p>1.9785658571</text:p>
          </table:table-cell>
        </table:table-row>
        <table:table-row table:style-name="ro1">
          <table:table-cell/>
          <table:table-cell table:formula="of:=RAND()" office:value-type="float" office:value="0.724630089243874">
            <text:p>0.7246300892</text:p>
          </table:table-cell>
          <table:table-cell table:formula="of:=RAND()" office:value-type="float" office:value="0.390867588575929">
            <text:p>0.3908675886</text:p>
          </table:table-cell>
          <table:table-cell table:formula="of:=RAND()" office:value-type="float" office:value="0.217783952597529">
            <text:p>0.2177839526</text:p>
          </table:table-cell>
          <table:table-cell table:formula="of:=RAND()" office:value-type="float" office:value="0.435202019987628">
            <text:p>0.43520202</text:p>
          </table:table-cell>
          <table:table-cell table:formula="of:=RAND()" office:value-type="float" office:value="0.571912499843165">
            <text:p>0.5719124998</text:p>
          </table:table-cell>
          <table:table-cell table:formula="of:=RAND()" office:value-type="float" office:value="0.208946392638609">
            <text:p>0.2089463926</text:p>
          </table:table-cell>
          <table:table-cell table:formula="of:=RAND()" office:value-type="float" office:value="0.0316052199341357">
            <text:p>0.0316052199</text:p>
          </table:table-cell>
          <table:table-cell table:formula="of:=RAND()" office:value-type="float" office:value="0.373203878290951">
            <text:p>0.3732038783</text:p>
          </table:table-cell>
          <table:table-cell table:formula="of:=RAND()" office:value-type="float" office:value="0.811944263288751">
            <text:p>0.8119442633</text:p>
          </table:table-cell>
          <table:table-cell table:formula="of:=RAND()" office:value-type="float" office:value="0.261557897087187">
            <text:p>0.2615578971</text:p>
          </table:table-cell>
          <table:table-cell table:formula="of:=RAND()" office:value-type="float" office:value="0.0745429312810302">
            <text:p>0.0745429313</text:p>
          </table:table-cell>
          <table:table-cell table:formula="of:=RAND()" office:value-type="float" office:value="0.527837512549013">
            <text:p>0.5278375125</text:p>
          </table:table-cell>
          <table:table-cell table:formula="of:=SUM([.B114:.M114])-6" office:value-type="float" office:value="-1.3699657546822">
            <text:p>-1.3699657547</text:p>
          </table:table-cell>
          <table:table-cell table:formula="of:=[.N114]-[.$G$6]" office:value-type="float" office:value="-1.34622476414824">
            <text:p>-1.3462247641</text:p>
          </table:table-cell>
          <table:table-cell table:formula="of:=[.O114]*[.O114]" office:value-type="float" office:value="1.81232111560598">
            <text:p>1.8123211156</text:p>
          </table:table-cell>
        </table:table-row>
        <table:table-row table:style-name="ro1">
          <table:table-cell/>
          <table:table-cell table:formula="of:=RAND()" office:value-type="float" office:value="0.0571893840096891">
            <text:p>0.057189384</text:p>
          </table:table-cell>
          <table:table-cell table:formula="of:=RAND()" office:value-type="float" office:value="0.826429176377133">
            <text:p>0.8264291764</text:p>
          </table:table-cell>
          <table:table-cell table:formula="of:=RAND()" office:value-type="float" office:value="0.911787377903238">
            <text:p>0.9117873779</text:p>
          </table:table-cell>
          <table:table-cell table:formula="of:=RAND()" office:value-type="float" office:value="0.974450666923076">
            <text:p>0.9744506669</text:p>
          </table:table-cell>
          <table:table-cell table:formula="of:=RAND()" office:value-type="float" office:value="0.78971118433401">
            <text:p>0.7897111843</text:p>
          </table:table-cell>
          <table:table-cell table:formula="of:=RAND()" office:value-type="float" office:value="0.0644847685471177">
            <text:p>0.0644847685</text:p>
          </table:table-cell>
          <table:table-cell table:formula="of:=RAND()" office:value-type="float" office:value="0.475790061987937">
            <text:p>0.475790062</text:p>
          </table:table-cell>
          <table:table-cell table:formula="of:=RAND()" office:value-type="float" office:value="0.371289804112166">
            <text:p>0.3712898041</text:p>
          </table:table-cell>
          <table:table-cell table:formula="of:=RAND()" office:value-type="float" office:value="0.93939906754531">
            <text:p>0.9393990675</text:p>
          </table:table-cell>
          <table:table-cell table:formula="of:=RAND()" office:value-type="float" office:value="0.279810018837452">
            <text:p>0.2798100188</text:p>
          </table:table-cell>
          <table:table-cell table:formula="of:=RAND()" office:value-type="float" office:value="0.960509152151644">
            <text:p>0.9605091522</text:p>
          </table:table-cell>
          <table:table-cell table:formula="of:=RAND()" office:value-type="float" office:value="0.923388268332928">
            <text:p>0.9233882683</text:p>
          </table:table-cell>
          <table:table-cell table:formula="of:=SUM([.B115:.M115])-6" office:value-type="float" office:value="1.5742389310617">
            <text:p>1.5742389311</text:p>
          </table:table-cell>
          <table:table-cell table:formula="of:=[.N115]-[.$G$6]" office:value-type="float" office:value="1.59797992159566">
            <text:p>1.5979799216</text:p>
          </table:table-cell>
          <table:table-cell table:formula="of:=[.O115]*[.O115]" office:value-type="float" office:value="2.55353982982287">
            <text:p>2.5535398298</text:p>
          </table:table-cell>
        </table:table-row>
        <table:table-row table:style-name="ro1">
          <table:table-cell/>
          <table:table-cell table:formula="of:=RAND()" office:value-type="float" office:value="0.144334043841809">
            <text:p>0.1443340438</text:p>
          </table:table-cell>
          <table:table-cell table:formula="of:=RAND()" office:value-type="float" office:value="0.0493085202760994">
            <text:p>0.0493085203</text:p>
          </table:table-cell>
          <table:table-cell table:formula="of:=RAND()" office:value-type="float" office:value="0.959023042814806">
            <text:p>0.9590230428</text:p>
          </table:table-cell>
          <table:table-cell table:formula="of:=RAND()" office:value-type="float" office:value="0.750824699178338">
            <text:p>0.7508246992</text:p>
          </table:table-cell>
          <table:table-cell table:formula="of:=RAND()" office:value-type="float" office:value="0.874814028153196">
            <text:p>0.8748140282</text:p>
          </table:table-cell>
          <table:table-cell table:formula="of:=RAND()" office:value-type="float" office:value="0.309118231991306">
            <text:p>0.309118232</text:p>
          </table:table-cell>
          <table:table-cell table:formula="of:=RAND()" office:value-type="float" office:value="0.287264352664351">
            <text:p>0.2872643527</text:p>
          </table:table-cell>
          <table:table-cell table:formula="of:=RAND()" office:value-type="float" office:value="0.704434138024226">
            <text:p>0.704434138</text:p>
          </table:table-cell>
          <table:table-cell table:formula="of:=RAND()" office:value-type="float" office:value="0.816823015920818">
            <text:p>0.8168230159</text:p>
          </table:table-cell>
          <table:table-cell table:formula="of:=RAND()" office:value-type="float" office:value="0.785534644499421">
            <text:p>0.7855346445</text:p>
          </table:table-cell>
          <table:table-cell table:formula="of:=RAND()" office:value-type="float" office:value="0.413137800991535">
            <text:p>0.413137801</text:p>
          </table:table-cell>
          <table:table-cell table:formula="of:=RAND()" office:value-type="float" office:value="0.929443824104965">
            <text:p>0.9294438241</text:p>
          </table:table-cell>
          <table:table-cell table:formula="of:=SUM([.B116:.M116])-6" office:value-type="float" office:value="1.02406034246087">
            <text:p>1.0240603425</text:p>
          </table:table-cell>
          <table:table-cell table:formula="of:=[.N116]-[.$G$6]" office:value-type="float" office:value="1.04780133299483">
            <text:p>1.047801333</text:p>
          </table:table-cell>
          <table:table-cell table:formula="of:=[.O116]*[.O116]" office:value-type="float" office:value="1.09788763342574">
            <text:p>1.0978876334</text:p>
          </table:table-cell>
        </table:table-row>
        <table:table-row table:style-name="ro1">
          <table:table-cell/>
          <table:table-cell table:formula="of:=RAND()" office:value-type="float" office:value="0.394796486245468">
            <text:p>0.3947964862</text:p>
          </table:table-cell>
          <table:table-cell table:formula="of:=RAND()" office:value-type="float" office:value="0.0328208890277892">
            <text:p>0.032820889</text:p>
          </table:table-cell>
          <table:table-cell table:formula="of:=RAND()" office:value-type="float" office:value="0.421741931233555">
            <text:p>0.4217419312</text:p>
          </table:table-cell>
          <table:table-cell table:formula="of:=RAND()" office:value-type="float" office:value="0.0802203812636435">
            <text:p>0.0802203813</text:p>
          </table:table-cell>
          <table:table-cell table:formula="of:=RAND()" office:value-type="float" office:value="0.705413772026077">
            <text:p>0.705413772</text:p>
          </table:table-cell>
          <table:table-cell table:formula="of:=RAND()" office:value-type="float" office:value="0.24544607847929">
            <text:p>0.2454460785</text:p>
          </table:table-cell>
          <table:table-cell table:formula="of:=RAND()" office:value-type="float" office:value="0.909690403612331">
            <text:p>0.9096904036</text:p>
          </table:table-cell>
          <table:table-cell table:formula="of:=RAND()" office:value-type="float" office:value="0.598810492316261">
            <text:p>0.5988104923</text:p>
          </table:table-cell>
          <table:table-cell table:formula="of:=RAND()" office:value-type="float" office:value="0.647093881387264">
            <text:p>0.6470938814</text:p>
          </table:table-cell>
          <table:table-cell table:formula="of:=RAND()" office:value-type="float" office:value="0.615724341245368">
            <text:p>0.6157243412</text:p>
          </table:table-cell>
          <table:table-cell table:formula="of:=RAND()" office:value-type="float" office:value="0.0458239398431033">
            <text:p>0.0458239398</text:p>
          </table:table-cell>
          <table:table-cell table:formula="of:=RAND()" office:value-type="float" office:value="0.907742340816185">
            <text:p>0.9077423408</text:p>
          </table:table-cell>
          <table:table-cell table:formula="of:=SUM([.B117:.M117])-6" office:value-type="float" office:value="-0.394675062503666">
            <text:p>-0.3946750625</text:p>
          </table:table-cell>
          <table:table-cell table:formula="of:=[.N117]-[.$G$6]" office:value-type="float" office:value="-0.370934071969707">
            <text:p>-0.370934072</text:p>
          </table:table-cell>
          <table:table-cell table:formula="of:=[.O117]*[.O117]" office:value-type="float" office:value="0.137592085748027">
            <text:p>0.1375920857</text:p>
          </table:table-cell>
        </table:table-row>
        <table:table-row table:style-name="ro1">
          <table:table-cell/>
          <table:table-cell table:formula="of:=RAND()" office:value-type="float" office:value="0.942724018590525">
            <text:p>0.9427240186</text:p>
          </table:table-cell>
          <table:table-cell table:formula="of:=RAND()" office:value-type="float" office:value="0.422726690303534">
            <text:p>0.4227266903</text:p>
          </table:table-cell>
          <table:table-cell table:formula="of:=RAND()" office:value-type="float" office:value="0.99603054788895">
            <text:p>0.9960305479</text:p>
          </table:table-cell>
          <table:table-cell table:formula="of:=RAND()" office:value-type="float" office:value="0.490179878659546">
            <text:p>0.4901798787</text:p>
          </table:table-cell>
          <table:table-cell table:formula="of:=RAND()" office:value-type="float" office:value="0.775768566410989">
            <text:p>0.7757685664</text:p>
          </table:table-cell>
          <table:table-cell table:formula="of:=RAND()" office:value-type="float" office:value="0.387313263490796">
            <text:p>0.3873132635</text:p>
          </table:table-cell>
          <table:table-cell table:formula="of:=RAND()" office:value-type="float" office:value="0.519672553986311">
            <text:p>0.519672554</text:p>
          </table:table-cell>
          <table:table-cell table:formula="of:=RAND()" office:value-type="float" office:value="0.0351255706045777">
            <text:p>0.0351255706</text:p>
          </table:table-cell>
          <table:table-cell table:formula="of:=RAND()" office:value-type="float" office:value="0.404352388577536">
            <text:p>0.4043523886</text:p>
          </table:table-cell>
          <table:table-cell table:formula="of:=RAND()" office:value-type="float" office:value="0.601787410210818">
            <text:p>0.6017874102</text:p>
          </table:table-cell>
          <table:table-cell table:formula="of:=RAND()" office:value-type="float" office:value="0.581765359966084">
            <text:p>0.58176536</text:p>
          </table:table-cell>
          <table:table-cell table:formula="of:=RAND()" office:value-type="float" office:value="0.8005383212585">
            <text:p>0.8005383213</text:p>
          </table:table-cell>
          <table:table-cell table:formula="of:=SUM([.B118:.M118])-6" office:value-type="float" office:value="0.957984569948167">
            <text:p>0.9579845699</text:p>
          </table:table-cell>
          <table:table-cell table:formula="of:=[.N118]-[.$G$6]" office:value-type="float" office:value="0.981725560482126">
            <text:p>0.9817255605</text:p>
          </table:table-cell>
          <table:table-cell table:formula="of:=[.O118]*[.O118]" office:value-type="float" office:value="0.963785076103944">
            <text:p>0.9637850761</text:p>
          </table:table-cell>
        </table:table-row>
        <table:table-row table:style-name="ro1">
          <table:table-cell/>
          <table:table-cell table:formula="of:=RAND()" office:value-type="float" office:value="0.876079291570932">
            <text:p>0.8760792916</text:p>
          </table:table-cell>
          <table:table-cell table:formula="of:=RAND()" office:value-type="float" office:value="0.756787093123421">
            <text:p>0.7567870931</text:p>
          </table:table-cell>
          <table:table-cell table:formula="of:=RAND()" office:value-type="float" office:value="0.235301305074245">
            <text:p>0.2353013051</text:p>
          </table:table-cell>
          <table:table-cell table:formula="of:=RAND()" office:value-type="float" office:value="0.33770447364077">
            <text:p>0.3377044736</text:p>
          </table:table-cell>
          <table:table-cell table:formula="of:=RAND()" office:value-type="float" office:value="0.800688943360001">
            <text:p>0.8006889434</text:p>
          </table:table-cell>
          <table:table-cell table:formula="of:=RAND()" office:value-type="float" office:value="0.834008629433811">
            <text:p>0.8340086294</text:p>
          </table:table-cell>
          <table:table-cell table:formula="of:=RAND()" office:value-type="float" office:value="0.762686902424321">
            <text:p>0.7626869024</text:p>
          </table:table-cell>
          <table:table-cell table:formula="of:=RAND()" office:value-type="float" office:value="0.627781561110169">
            <text:p>0.6277815611</text:p>
          </table:table-cell>
          <table:table-cell table:formula="of:=RAND()" office:value-type="float" office:value="0.676649071043357">
            <text:p>0.676649071</text:p>
          </table:table-cell>
          <table:table-cell table:formula="of:=RAND()" office:value-type="float" office:value="0.955696315737441">
            <text:p>0.9556963157</text:p>
          </table:table-cell>
          <table:table-cell table:formula="of:=RAND()" office:value-type="float" office:value="0.392679570941254">
            <text:p>0.3926795709</text:p>
          </table:table-cell>
          <table:table-cell table:formula="of:=RAND()" office:value-type="float" office:value="0.331095159752294">
            <text:p>0.3310951598</text:p>
          </table:table-cell>
          <table:table-cell table:formula="of:=SUM([.B119:.M119])-6" office:value-type="float" office:value="1.58715831721202">
            <text:p>1.5871583172</text:p>
          </table:table-cell>
          <table:table-cell table:formula="of:=[.N119]-[.$G$6]" office:value-type="float" office:value="1.61089930774597">
            <text:p>1.6108993077</text:p>
          </table:table-cell>
          <table:table-cell table:formula="of:=[.O119]*[.O119]" office:value-type="float" office:value="2.59499657969646">
            <text:p>2.5949965797</text:p>
          </table:table-cell>
        </table:table-row>
        <table:table-row table:style-name="ro1">
          <table:table-cell/>
          <table:table-cell table:formula="of:=RAND()" office:value-type="float" office:value="0.312070170417428">
            <text:p>0.3120701704</text:p>
          </table:table-cell>
          <table:table-cell table:formula="of:=RAND()" office:value-type="float" office:value="0.594077904708684">
            <text:p>0.5940779047</text:p>
          </table:table-cell>
          <table:table-cell table:formula="of:=RAND()" office:value-type="float" office:value="0.975101351970807">
            <text:p>0.975101352</text:p>
          </table:table-cell>
          <table:table-cell table:formula="of:=RAND()" office:value-type="float" office:value="0.0683162421919405">
            <text:p>0.0683162422</text:p>
          </table:table-cell>
          <table:table-cell table:formula="of:=RAND()" office:value-type="float" office:value="0.226363750873134">
            <text:p>0.2263637509</text:p>
          </table:table-cell>
          <table:table-cell table:formula="of:=RAND()" office:value-type="float" office:value="0.766313441330567">
            <text:p>0.7663134413</text:p>
          </table:table-cell>
          <table:table-cell table:formula="of:=RAND()" office:value-type="float" office:value="0.645264134509489">
            <text:p>0.6452641345</text:p>
          </table:table-cell>
          <table:table-cell table:formula="of:=RAND()" office:value-type="float" office:value="0.917898044921458">
            <text:p>0.9178980449</text:p>
          </table:table-cell>
          <table:table-cell table:formula="of:=RAND()" office:value-type="float" office:value="0.131217560265213">
            <text:p>0.1312175603</text:p>
          </table:table-cell>
          <table:table-cell table:formula="of:=RAND()" office:value-type="float" office:value="0.960078317206353">
            <text:p>0.9600783172</text:p>
          </table:table-cell>
          <table:table-cell table:formula="of:=RAND()" office:value-type="float" office:value="0.0678598440717906">
            <text:p>0.0678598441</text:p>
          </table:table-cell>
          <table:table-cell table:formula="of:=RAND()" office:value-type="float" office:value="0.71160962455906">
            <text:p>0.7116096246</text:p>
          </table:table-cell>
          <table:table-cell table:formula="of:=SUM([.B120:.M120])-6" office:value-type="float" office:value="0.376170387025923">
            <text:p>0.376170387</text:p>
          </table:table-cell>
          <table:table-cell table:formula="of:=[.N120]-[.$G$6]" office:value-type="float" office:value="0.399911377559882">
            <text:p>0.3999113776</text:p>
          </table:table-cell>
          <table:table-cell table:formula="of:=[.O120]*[.O120]" office:value-type="float" office:value="0.159929109901842">
            <text:p>0.1599291099</text:p>
          </table:table-cell>
        </table:table-row>
        <table:table-row table:style-name="ro1">
          <table:table-cell/>
          <table:table-cell table:formula="of:=RAND()" office:value-type="float" office:value="0.665966319385916">
            <text:p>0.6659663194</text:p>
          </table:table-cell>
          <table:table-cell table:formula="of:=RAND()" office:value-type="float" office:value="0.491310826037079">
            <text:p>0.491310826</text:p>
          </table:table-cell>
          <table:table-cell table:formula="of:=RAND()" office:value-type="float" office:value="0.822974285343662">
            <text:p>0.8229742853</text:p>
          </table:table-cell>
          <table:table-cell table:formula="of:=RAND()" office:value-type="float" office:value="0.612063000211492">
            <text:p>0.6120630002</text:p>
          </table:table-cell>
          <table:table-cell table:formula="of:=RAND()" office:value-type="float" office:value="0.425562174525112">
            <text:p>0.4255621745</text:p>
          </table:table-cell>
          <table:table-cell table:formula="of:=RAND()" office:value-type="float" office:value="0.168471156619489">
            <text:p>0.1684711566</text:p>
          </table:table-cell>
          <table:table-cell table:formula="of:=RAND()" office:value-type="float" office:value="0.953771740430966">
            <text:p>0.9537717404</text:p>
          </table:table-cell>
          <table:table-cell table:formula="of:=RAND()" office:value-type="float" office:value="0.119269721675664">
            <text:p>0.1192697217</text:p>
          </table:table-cell>
          <table:table-cell table:formula="of:=RAND()" office:value-type="float" office:value="0.521086542867124">
            <text:p>0.5210865429</text:p>
          </table:table-cell>
          <table:table-cell table:formula="of:=RAND()" office:value-type="float" office:value="0.427200112491846">
            <text:p>0.4272001125</text:p>
          </table:table-cell>
          <table:table-cell table:formula="of:=RAND()" office:value-type="float" office:value="0.502239498309791">
            <text:p>0.5022394983</text:p>
          </table:table-cell>
          <table:table-cell table:formula="of:=RAND()" office:value-type="float" office:value="0.49347632820718">
            <text:p>0.4934763282</text:p>
          </table:table-cell>
          <table:table-cell table:formula="of:=SUM([.B121:.M121])-6" office:value-type="float" office:value="0.203391706105322">
            <text:p>0.2033917061</text:p>
          </table:table-cell>
          <table:table-cell table:formula="of:=[.N121]-[.$G$6]" office:value-type="float" office:value="0.227132696639281">
            <text:p>0.2271326966</text:p>
          </table:table-cell>
          <table:table-cell table:formula="of:=[.O121]*[.O121]" office:value-type="float" office:value="0.0515892618826315">
            <text:p>0.0515892619</text:p>
          </table:table-cell>
        </table:table-row>
        <table:table-row table:style-name="ro1">
          <table:table-cell/>
          <table:table-cell table:formula="of:=RAND()" office:value-type="float" office:value="0.736041073920205">
            <text:p>0.7360410739</text:p>
          </table:table-cell>
          <table:table-cell table:formula="of:=RAND()" office:value-type="float" office:value="0.514918052125722">
            <text:p>0.5149180521</text:p>
          </table:table-cell>
          <table:table-cell table:formula="of:=RAND()" office:value-type="float" office:value="0.256855425890535">
            <text:p>0.2568554259</text:p>
          </table:table-cell>
          <table:table-cell table:formula="of:=RAND()" office:value-type="float" office:value="0.470525947632268">
            <text:p>0.4705259476</text:p>
          </table:table-cell>
          <table:table-cell table:formula="of:=RAND()" office:value-type="float" office:value="0.488205977948383">
            <text:p>0.4882059779</text:p>
          </table:table-cell>
          <table:table-cell table:formula="of:=RAND()" office:value-type="float" office:value="0.157136448426172">
            <text:p>0.1571364484</text:p>
          </table:table-cell>
          <table:table-cell table:formula="of:=RAND()" office:value-type="float" office:value="0.133299877168611">
            <text:p>0.1332998772</text:p>
          </table:table-cell>
          <table:table-cell table:formula="of:=RAND()" office:value-type="float" office:value="0.190412725089118">
            <text:p>0.1904127251</text:p>
          </table:table-cell>
          <table:table-cell table:formula="of:=RAND()" office:value-type="float" office:value="0.194290976040065">
            <text:p>0.194290976</text:p>
          </table:table-cell>
          <table:table-cell table:formula="of:=RAND()" office:value-type="float" office:value="0.560740787535906">
            <text:p>0.5607407875</text:p>
          </table:table-cell>
          <table:table-cell table:formula="of:=RAND()" office:value-type="float" office:value="0.68500620033592">
            <text:p>0.6850062003</text:p>
          </table:table-cell>
          <table:table-cell table:formula="of:=RAND()" office:value-type="float" office:value="0.557301093358547">
            <text:p>0.5573010934</text:p>
          </table:table-cell>
          <table:table-cell table:formula="of:=SUM([.B122:.M122])-6" office:value-type="float" office:value="-1.05526541452855">
            <text:p>-1.0552654145</text:p>
          </table:table-cell>
          <table:table-cell table:formula="of:=[.N122]-[.$G$6]" office:value-type="float" office:value="-1.03152442399459">
            <text:p>-1.031524424</text:p>
          </table:table-cell>
          <table:table-cell table:formula="of:=[.O122]*[.O122]" office:value-type="float" office:value="1.06404263729737">
            <text:p>1.0640426373</text:p>
          </table:table-cell>
        </table:table-row>
        <table:table-row table:style-name="ro1">
          <table:table-cell/>
          <table:table-cell table:formula="of:=RAND()" office:value-type="float" office:value="0.62073140218854">
            <text:p>0.6207314022</text:p>
          </table:table-cell>
          <table:table-cell table:formula="of:=RAND()" office:value-type="float" office:value="0.415276242420077">
            <text:p>0.4152762424</text:p>
          </table:table-cell>
          <table:table-cell table:formula="of:=RAND()" office:value-type="float" office:value="0.560615916503593">
            <text:p>0.5606159165</text:p>
          </table:table-cell>
          <table:table-cell table:formula="of:=RAND()" office:value-type="float" office:value="0.861530542839319">
            <text:p>0.8615305428</text:p>
          </table:table-cell>
          <table:table-cell table:formula="of:=RAND()" office:value-type="float" office:value="0.285488547524437">
            <text:p>0.2854885475</text:p>
          </table:table-cell>
          <table:table-cell table:formula="of:=RAND()" office:value-type="float" office:value="0.425034609390423">
            <text:p>0.4250346094</text:p>
          </table:table-cell>
          <table:table-cell table:formula="of:=RAND()" office:value-type="float" office:value="0.628022469580174">
            <text:p>0.6280224696</text:p>
          </table:table-cell>
          <table:table-cell table:formula="of:=RAND()" office:value-type="float" office:value="0.856678539421409">
            <text:p>0.8566785394</text:p>
          </table:table-cell>
          <table:table-cell table:formula="of:=RAND()" office:value-type="float" office:value="0.054600196890533">
            <text:p>0.0546001969</text:p>
          </table:table-cell>
          <table:table-cell table:formula="of:=RAND()" office:value-type="float" office:value="0.0975399669259787">
            <text:p>0.0975399669</text:p>
          </table:table-cell>
          <table:table-cell table:formula="of:=RAND()" office:value-type="float" office:value="0.223421827191487">
            <text:p>0.2234218272</text:p>
          </table:table-cell>
          <table:table-cell table:formula="of:=RAND()" office:value-type="float" office:value="0.215641268063337">
            <text:p>0.2156412681</text:p>
          </table:table-cell>
          <table:table-cell table:formula="of:=SUM([.B123:.M123])-6" office:value-type="float" office:value="-0.755418471060693">
            <text:p>-0.7554184711</text:p>
          </table:table-cell>
          <table:table-cell table:formula="of:=[.N123]-[.$G$6]" office:value-type="float" office:value="-0.731677480526734">
            <text:p>-0.7316774805</text:p>
          </table:table-cell>
          <table:table-cell table:formula="of:=[.O123]*[.O123]" office:value-type="float" office:value="0.535351935509949">
            <text:p>0.5353519355</text:p>
          </table:table-cell>
        </table:table-row>
        <table:table-row table:style-name="ro1">
          <table:table-cell/>
          <table:table-cell table:formula="of:=RAND()" office:value-type="float" office:value="0.356598309008405">
            <text:p>0.356598309</text:p>
          </table:table-cell>
          <table:table-cell table:formula="of:=RAND()" office:value-type="float" office:value="0.186092768562958">
            <text:p>0.1860927686</text:p>
          </table:table-cell>
          <table:table-cell table:formula="of:=RAND()" office:value-type="float" office:value="0.792296893894672">
            <text:p>0.7922968939</text:p>
          </table:table-cell>
          <table:table-cell table:formula="of:=RAND()" office:value-type="float" office:value="0.00458283303305507">
            <text:p>0.004582833</text:p>
          </table:table-cell>
          <table:table-cell table:formula="of:=RAND()" office:value-type="float" office:value="0.792543454561383">
            <text:p>0.7925434546</text:p>
          </table:table-cell>
          <table:table-cell table:formula="of:=RAND()" office:value-type="float" office:value="0.0952119412831962">
            <text:p>0.0952119413</text:p>
          </table:table-cell>
          <table:table-cell table:formula="of:=RAND()" office:value-type="float" office:value="0.674563814187422">
            <text:p>0.6745638142</text:p>
          </table:table-cell>
          <table:table-cell table:formula="of:=RAND()" office:value-type="float" office:value="0.820182417053729">
            <text:p>0.8201824171</text:p>
          </table:table-cell>
          <table:table-cell table:formula="of:=RAND()" office:value-type="float" office:value="0.935323472833261">
            <text:p>0.9353234728</text:p>
          </table:table-cell>
          <table:table-cell table:formula="of:=RAND()" office:value-type="float" office:value="0.492961020907387">
            <text:p>0.4929610209</text:p>
          </table:table-cell>
          <table:table-cell table:formula="of:=RAND()" office:value-type="float" office:value="0.406614893348888">
            <text:p>0.4066148933</text:p>
          </table:table-cell>
          <table:table-cell table:formula="of:=RAND()" office:value-type="float" office:value="0.523082920582965">
            <text:p>0.5230829206</text:p>
          </table:table-cell>
          <table:table-cell table:formula="of:=SUM([.B124:.M124])-6" office:value-type="float" office:value="0.0800547392573208">
            <text:p>0.0800547393</text:p>
          </table:table-cell>
          <table:table-cell table:formula="of:=[.N124]-[.$G$6]" office:value-type="float" office:value="0.10379572979128">
            <text:p>0.1037957298</text:p>
          </table:table-cell>
          <table:table-cell table:formula="of:=[.O124]*[.O124]" office:value-type="float" office:value="0.0107735535229044">
            <text:p>0.0107735535</text:p>
          </table:table-cell>
        </table:table-row>
        <table:table-row table:style-name="ro1">
          <table:table-cell/>
          <table:table-cell table:formula="of:=RAND()" office:value-type="float" office:value="0.484653637278825">
            <text:p>0.4846536373</text:p>
          </table:table-cell>
          <table:table-cell table:formula="of:=RAND()" office:value-type="float" office:value="0.775715992320329">
            <text:p>0.7757159923</text:p>
          </table:table-cell>
          <table:table-cell table:formula="of:=RAND()" office:value-type="float" office:value="0.669570848345757">
            <text:p>0.6695708483</text:p>
          </table:table-cell>
          <table:table-cell table:formula="of:=RAND()" office:value-type="float" office:value="0.395670804893598">
            <text:p>0.3956708049</text:p>
          </table:table-cell>
          <table:table-cell table:formula="of:=RAND()" office:value-type="float" office:value="0.735178081784397">
            <text:p>0.7351780818</text:p>
          </table:table-cell>
          <table:table-cell table:formula="of:=RAND()" office:value-type="float" office:value="0.585723938187584">
            <text:p>0.5857239382</text:p>
          </table:table-cell>
          <table:table-cell table:formula="of:=RAND()" office:value-type="float" office:value="0.932678630342707">
            <text:p>0.9326786303</text:p>
          </table:table-cell>
          <table:table-cell table:formula="of:=RAND()" office:value-type="float" office:value="0.169239610433579">
            <text:p>0.1692396104</text:p>
          </table:table-cell>
          <table:table-cell table:formula="of:=RAND()" office:value-type="float" office:value="0.935511617222801">
            <text:p>0.9355116172</text:p>
          </table:table-cell>
          <table:table-cell table:formula="of:=RAND()" office:value-type="float" office:value="0.160343175986782">
            <text:p>0.160343176</text:p>
          </table:table-cell>
          <table:table-cell table:formula="of:=RAND()" office:value-type="float" office:value="0.700062519405037">
            <text:p>0.7000625194</text:p>
          </table:table-cell>
          <table:table-cell table:formula="of:=RAND()" office:value-type="float" office:value="0.0815115752629936">
            <text:p>0.0815115753</text:p>
          </table:table-cell>
          <table:table-cell table:formula="of:=SUM([.B125:.M125])-6" office:value-type="float" office:value="0.625860431464389">
            <text:p>0.6258604315</text:p>
          </table:table-cell>
          <table:table-cell table:formula="of:=[.N125]-[.$G$6]" office:value-type="float" office:value="0.649601421998348">
            <text:p>0.649601422</text:p>
          </table:table-cell>
          <table:table-cell table:formula="of:=[.O125]*[.O125]" office:value-type="float" office:value="0.421982007462276">
            <text:p>0.4219820075</text:p>
          </table:table-cell>
        </table:table-row>
        <table:table-row table:style-name="ro1">
          <table:table-cell/>
          <table:table-cell table:formula="of:=RAND()" office:value-type="float" office:value="0.751752541400492">
            <text:p>0.7517525414</text:p>
          </table:table-cell>
          <table:table-cell table:formula="of:=RAND()" office:value-type="float" office:value="0.287328351987526">
            <text:p>0.287328352</text:p>
          </table:table-cell>
          <table:table-cell table:formula="of:=RAND()" office:value-type="float" office:value="0.116215582937002">
            <text:p>0.1162155829</text:p>
          </table:table-cell>
          <table:table-cell table:formula="of:=RAND()" office:value-type="float" office:value="0.547935511451215">
            <text:p>0.5479355115</text:p>
          </table:table-cell>
          <table:table-cell table:formula="of:=RAND()" office:value-type="float" office:value="0.662913276581094">
            <text:p>0.6629132766</text:p>
          </table:table-cell>
          <table:table-cell table:formula="of:=RAND()" office:value-type="float" office:value="0.974492030916736">
            <text:p>0.9744920309</text:p>
          </table:table-cell>
          <table:table-cell table:formula="of:=RAND()" office:value-type="float" office:value="0.713970161043108">
            <text:p>0.713970161</text:p>
          </table:table-cell>
          <table:table-cell table:formula="of:=RAND()" office:value-type="float" office:value="0.237720878329128">
            <text:p>0.2377208783</text:p>
          </table:table-cell>
          <table:table-cell table:formula="of:=RAND()" office:value-type="float" office:value="0.142787154996768">
            <text:p>0.142787155</text:p>
          </table:table-cell>
          <table:table-cell table:formula="of:=RAND()" office:value-type="float" office:value="0.206917222356424">
            <text:p>0.2069172224</text:p>
          </table:table-cell>
          <table:table-cell table:formula="of:=RAND()" office:value-type="float" office:value="0.36783622764051">
            <text:p>0.3678362276</text:p>
          </table:table-cell>
          <table:table-cell table:formula="of:=RAND()" office:value-type="float" office:value="0.212427074788138">
            <text:p>0.2124270748</text:p>
          </table:table-cell>
          <table:table-cell table:formula="of:=SUM([.B126:.M126])-6" office:value-type="float" office:value="-0.777703985571861">
            <text:p>-0.7777039856</text:p>
          </table:table-cell>
          <table:table-cell table:formula="of:=[.N126]-[.$G$6]" office:value-type="float" office:value="-0.753962995037902">
            <text:p>-0.753962995</text:p>
          </table:table-cell>
          <table:table-cell table:formula="of:=[.O126]*[.O126]" office:value-type="float" office:value="0.568460197886524">
            <text:p>0.5684601979</text:p>
          </table:table-cell>
        </table:table-row>
        <table:table-row table:style-name="ro1">
          <table:table-cell/>
          <table:table-cell table:formula="of:=RAND()" office:value-type="float" office:value="0.836177982157096">
            <text:p>0.8361779822</text:p>
          </table:table-cell>
          <table:table-cell table:formula="of:=RAND()" office:value-type="float" office:value="0.0815462255850434">
            <text:p>0.0815462256</text:p>
          </table:table-cell>
          <table:table-cell table:formula="of:=RAND()" office:value-type="float" office:value="0.581136401742697">
            <text:p>0.5811364017</text:p>
          </table:table-cell>
          <table:table-cell table:formula="of:=RAND()" office:value-type="float" office:value="0.155134356115013">
            <text:p>0.1551343561</text:p>
          </table:table-cell>
          <table:table-cell table:formula="of:=RAND()" office:value-type="float" office:value="0.168470495380461">
            <text:p>0.1684704954</text:p>
          </table:table-cell>
          <table:table-cell table:formula="of:=RAND()" office:value-type="float" office:value="0.965591825312004">
            <text:p>0.9655918253</text:p>
          </table:table-cell>
          <table:table-cell table:formula="of:=RAND()" office:value-type="float" office:value="0.0327107910998166">
            <text:p>0.0327107911</text:p>
          </table:table-cell>
          <table:table-cell table:formula="of:=RAND()" office:value-type="float" office:value="0.67184097552672">
            <text:p>0.6718409755</text:p>
          </table:table-cell>
          <table:table-cell table:formula="of:=RAND()" office:value-type="float" office:value="0.763481240952387">
            <text:p>0.763481241</text:p>
          </table:table-cell>
          <table:table-cell table:formula="of:=RAND()" office:value-type="float" office:value="0.504705803003162">
            <text:p>0.504705803</text:p>
          </table:table-cell>
          <table:table-cell table:formula="of:=RAND()" office:value-type="float" office:value="0.422853298485279">
            <text:p>0.4228532985</text:p>
          </table:table-cell>
          <table:table-cell table:formula="of:=RAND()" office:value-type="float" office:value="0.939350687200204">
            <text:p>0.9393506872</text:p>
          </table:table-cell>
          <table:table-cell table:formula="of:=SUM([.B127:.M127])-6" office:value-type="float" office:value="0.123000082559884">
            <text:p>0.1230000826</text:p>
          </table:table-cell>
          <table:table-cell table:formula="of:=[.N127]-[.$G$6]" office:value-type="float" office:value="0.146741073093843">
            <text:p>0.1467410731</text:p>
          </table:table-cell>
          <table:table-cell table:formula="of:=[.O127]*[.O127]" office:value-type="float" office:value="0.0215329425327325">
            <text:p>0.0215329425</text:p>
          </table:table-cell>
        </table:table-row>
        <table:table-row table:style-name="ro1">
          <table:table-cell/>
          <table:table-cell table:formula="of:=RAND()" office:value-type="float" office:value="0.907107338309288">
            <text:p>0.9071073383</text:p>
          </table:table-cell>
          <table:table-cell table:formula="of:=RAND()" office:value-type="float" office:value="0.974926332011819">
            <text:p>0.974926332</text:p>
          </table:table-cell>
          <table:table-cell table:formula="of:=RAND()" office:value-type="float" office:value="0.81649881741032">
            <text:p>0.8164988174</text:p>
          </table:table-cell>
          <table:table-cell table:formula="of:=RAND()" office:value-type="float" office:value="0.33396162907593">
            <text:p>0.3339616291</text:p>
          </table:table-cell>
          <table:table-cell table:formula="of:=RAND()" office:value-type="float" office:value="0.961237551877275">
            <text:p>0.9612375519</text:p>
          </table:table-cell>
          <table:table-cell table:formula="of:=RAND()" office:value-type="float" office:value="0.944982446730137">
            <text:p>0.9449824467</text:p>
          </table:table-cell>
          <table:table-cell table:formula="of:=RAND()" office:value-type="float" office:value="0.899492504773662">
            <text:p>0.8994925048</text:p>
          </table:table-cell>
          <table:table-cell table:formula="of:=RAND()" office:value-type="float" office:value="0.12196610798128">
            <text:p>0.121966108</text:p>
          </table:table-cell>
          <table:table-cell table:formula="of:=RAND()" office:value-type="float" office:value="0.700284604215995">
            <text:p>0.7002846042</text:p>
          </table:table-cell>
          <table:table-cell table:formula="of:=RAND()" office:value-type="float" office:value="0.653515689307824">
            <text:p>0.6535156893</text:p>
          </table:table-cell>
          <table:table-cell table:formula="of:=RAND()" office:value-type="float" office:value="0.0277074526529759">
            <text:p>0.0277074527</text:p>
          </table:table-cell>
          <table:table-cell table:formula="of:=RAND()" office:value-type="float" office:value="0.0481965884100646">
            <text:p>0.0481965884</text:p>
          </table:table-cell>
          <table:table-cell table:formula="of:=SUM([.B128:.M128])-6" office:value-type="float" office:value="1.38987706275657">
            <text:p>1.3898770628</text:p>
          </table:table-cell>
          <table:table-cell table:formula="of:=[.N128]-[.$G$6]" office:value-type="float" office:value="1.41361805329053">
            <text:p>1.4136180533</text:p>
          </table:table-cell>
          <table:table-cell table:formula="of:=[.O128]*[.O128]" office:value-type="float" office:value="1.9983160005889">
            <text:p>1.9983160006</text:p>
          </table:table-cell>
        </table:table-row>
        <table:table-row table:style-name="ro1">
          <table:table-cell/>
          <table:table-cell table:formula="of:=RAND()" office:value-type="float" office:value="0.818824665155262">
            <text:p>0.8188246652</text:p>
          </table:table-cell>
          <table:table-cell table:formula="of:=RAND()" office:value-type="float" office:value="0.308434231905267">
            <text:p>0.3084342319</text:p>
          </table:table-cell>
          <table:table-cell table:formula="of:=RAND()" office:value-type="float" office:value="0.663396074902266">
            <text:p>0.6633960749</text:p>
          </table:table-cell>
          <table:table-cell table:formula="of:=RAND()" office:value-type="float" office:value="0.127196585293859">
            <text:p>0.1271965853</text:p>
          </table:table-cell>
          <table:table-cell table:formula="of:=RAND()" office:value-type="float" office:value="0.695257216691971">
            <text:p>0.6952572167</text:p>
          </table:table-cell>
          <table:table-cell table:formula="of:=RAND()" office:value-type="float" office:value="0.16472224984318">
            <text:p>0.1647222498</text:p>
          </table:table-cell>
          <table:table-cell table:formula="of:=RAND()" office:value-type="float" office:value="0.56973815173842">
            <text:p>0.5697381517</text:p>
          </table:table-cell>
          <table:table-cell table:formula="of:=RAND()" office:value-type="float" office:value="0.381672272924334">
            <text:p>0.3816722729</text:p>
          </table:table-cell>
          <table:table-cell table:formula="of:=RAND()" office:value-type="float" office:value="0.0145879248157144">
            <text:p>0.0145879248</text:p>
          </table:table-cell>
          <table:table-cell table:formula="of:=RAND()" office:value-type="float" office:value="0.680349385831505">
            <text:p>0.6803493858</text:p>
          </table:table-cell>
          <table:table-cell table:formula="of:=RAND()" office:value-type="float" office:value="0.213696962455288">
            <text:p>0.2136969625</text:p>
          </table:table-cell>
          <table:table-cell table:formula="of:=RAND()" office:value-type="float" office:value="0.881411000154913">
            <text:p>0.8814110002</text:p>
          </table:table-cell>
          <table:table-cell table:formula="of:=SUM([.B129:.M129])-6" office:value-type="float" office:value="-0.480713278288022">
            <text:p>-0.4807132783</text:p>
          </table:table-cell>
          <table:table-cell table:formula="of:=[.N129]-[.$G$6]" office:value-type="float" office:value="-0.456972287754063">
            <text:p>-0.4569722878</text:p>
          </table:table-cell>
          <table:table-cell table:formula="of:=[.O129]*[.O129]" office:value-type="float" office:value="0.208823671775182">
            <text:p>0.2088236718</text:p>
          </table:table-cell>
        </table:table-row>
        <table:table-row table:style-name="ro1">
          <table:table-cell/>
          <table:table-cell table:formula="of:=RAND()" office:value-type="float" office:value="0.818608854198828">
            <text:p>0.8186088542</text:p>
          </table:table-cell>
          <table:table-cell table:formula="of:=RAND()" office:value-type="float" office:value="0.569070539437234">
            <text:p>0.5690705394</text:p>
          </table:table-cell>
          <table:table-cell table:formula="of:=RAND()" office:value-type="float" office:value="0.0693808095529676">
            <text:p>0.0693808096</text:p>
          </table:table-cell>
          <table:table-cell table:formula="of:=RAND()" office:value-type="float" office:value="0.600763847585768">
            <text:p>0.6007638476</text:p>
          </table:table-cell>
          <table:table-cell table:formula="of:=RAND()" office:value-type="float" office:value="0.0604482744820416">
            <text:p>0.0604482745</text:p>
          </table:table-cell>
          <table:table-cell table:formula="of:=RAND()" office:value-type="float" office:value="0.0851649816613644">
            <text:p>0.0851649817</text:p>
          </table:table-cell>
          <table:table-cell table:formula="of:=RAND()" office:value-type="float" office:value="0.0136754503473639">
            <text:p>0.0136754503</text:p>
          </table:table-cell>
          <table:table-cell table:formula="of:=RAND()" office:value-type="float" office:value="0.697659894358367">
            <text:p>0.6976598944</text:p>
          </table:table-cell>
          <table:table-cell table:formula="of:=RAND()" office:value-type="float" office:value="0.552503931801766">
            <text:p>0.5525039318</text:p>
          </table:table-cell>
          <table:table-cell table:formula="of:=RAND()" office:value-type="float" office:value="0.378936325665563">
            <text:p>0.3789363257</text:p>
          </table:table-cell>
          <table:table-cell table:formula="of:=RAND()" office:value-type="float" office:value="0.699092151131481">
            <text:p>0.6990921511</text:p>
          </table:table-cell>
          <table:table-cell table:formula="of:=RAND()" office:value-type="float" office:value="0.913696099305525">
            <text:p>0.9136960993</text:p>
          </table:table-cell>
          <table:table-cell table:formula="of:=SUM([.B130:.M130])-6" office:value-type="float" office:value="-0.54099884047173">
            <text:p>-0.5409988405</text:p>
          </table:table-cell>
          <table:table-cell table:formula="of:=[.N130]-[.$G$6]" office:value-type="float" office:value="-0.51725784993777">
            <text:p>-0.5172578499</text:p>
          </table:table-cell>
          <table:table-cell table:formula="of:=[.O130]*[.O130]" office:value-type="float" office:value="0.267555683322245">
            <text:p>0.2675556833</text:p>
          </table:table-cell>
        </table:table-row>
        <table:table-row table:style-name="ro1">
          <table:table-cell/>
          <table:table-cell table:formula="of:=RAND()" office:value-type="float" office:value="0.338264966150746">
            <text:p>0.3382649662</text:p>
          </table:table-cell>
          <table:table-cell table:formula="of:=RAND()" office:value-type="float" office:value="0.948670485056937">
            <text:p>0.9486704851</text:p>
          </table:table-cell>
          <table:table-cell table:formula="of:=RAND()" office:value-type="float" office:value="0.84082583989948">
            <text:p>0.8408258399</text:p>
          </table:table-cell>
          <table:table-cell table:formula="of:=RAND()" office:value-type="float" office:value="0.176549184834585">
            <text:p>0.1765491848</text:p>
          </table:table-cell>
          <table:table-cell table:formula="of:=RAND()" office:value-type="float" office:value="0.970956162549555">
            <text:p>0.9709561625</text:p>
          </table:table-cell>
          <table:table-cell table:formula="of:=RAND()" office:value-type="float" office:value="0.453796582296491">
            <text:p>0.4537965823</text:p>
          </table:table-cell>
          <table:table-cell table:formula="of:=RAND()" office:value-type="float" office:value="0.660075597697869">
            <text:p>0.6600755977</text:p>
          </table:table-cell>
          <table:table-cell table:formula="of:=RAND()" office:value-type="float" office:value="0.223604814149439">
            <text:p>0.2236048141</text:p>
          </table:table-cell>
          <table:table-cell table:formula="of:=RAND()" office:value-type="float" office:value="0.827755037695169">
            <text:p>0.8277550377</text:p>
          </table:table-cell>
          <table:table-cell table:formula="of:=RAND()" office:value-type="float" office:value="0.684421621728689">
            <text:p>0.6844216217</text:p>
          </table:table-cell>
          <table:table-cell table:formula="of:=RAND()" office:value-type="float" office:value="0.622803792124614">
            <text:p>0.6228037921</text:p>
          </table:table-cell>
          <table:table-cell table:formula="of:=RAND()" office:value-type="float" office:value="0.878775837831199">
            <text:p>0.8787758378</text:p>
          </table:table-cell>
          <table:table-cell table:formula="of:=SUM([.B131:.M131])-6" office:value-type="float" office:value="1.62649992201477">
            <text:p>1.626499922</text:p>
          </table:table-cell>
          <table:table-cell table:formula="of:=[.N131]-[.$G$6]" office:value-type="float" office:value="1.65024091254873">
            <text:p>1.6502409125</text:p>
          </table:table-cell>
          <table:table-cell table:formula="of:=[.O131]*[.O131]" office:value-type="float" office:value="2.72329506944967">
            <text:p>2.7232950694</text:p>
          </table:table-cell>
        </table:table-row>
        <table:table-row table:style-name="ro1">
          <table:table-cell/>
          <table:table-cell table:formula="of:=RAND()" office:value-type="float" office:value="0.497984806541353">
            <text:p>0.4979848065</text:p>
          </table:table-cell>
          <table:table-cell table:formula="of:=RAND()" office:value-type="float" office:value="0.698348820907995">
            <text:p>0.6983488209</text:p>
          </table:table-cell>
          <table:table-cell table:formula="of:=RAND()" office:value-type="float" office:value="0.522210693219677">
            <text:p>0.5222106932</text:p>
          </table:table-cell>
          <table:table-cell table:formula="of:=RAND()" office:value-type="float" office:value="0.41078746621497">
            <text:p>0.4107874662</text:p>
          </table:table-cell>
          <table:table-cell table:formula="of:=RAND()" office:value-type="float" office:value="0.0511752443853766">
            <text:p>0.0511752444</text:p>
          </table:table-cell>
          <table:table-cell table:formula="of:=RAND()" office:value-type="float" office:value="0.235636152792722">
            <text:p>0.2356361528</text:p>
          </table:table-cell>
          <table:table-cell table:formula="of:=RAND()" office:value-type="float" office:value="0.997208218788728">
            <text:p>0.9972082188</text:p>
          </table:table-cell>
          <table:table-cell table:formula="of:=RAND()" office:value-type="float" office:value="0.204117435961962">
            <text:p>0.204117436</text:p>
          </table:table-cell>
          <table:table-cell table:formula="of:=RAND()" office:value-type="float" office:value="0.727171520004049">
            <text:p>0.72717152</text:p>
          </table:table-cell>
          <table:table-cell table:formula="of:=RAND()" office:value-type="float" office:value="0.8903143259231">
            <text:p>0.8903143259</text:p>
          </table:table-cell>
          <table:table-cell table:formula="of:=RAND()" office:value-type="float" office:value="0.742321518715471">
            <text:p>0.7423215187</text:p>
          </table:table-cell>
          <table:table-cell table:formula="of:=RAND()" office:value-type="float" office:value="0.360077184159309">
            <text:p>0.3600771842</text:p>
          </table:table-cell>
          <table:table-cell table:formula="of:=SUM([.B132:.M132])-6" office:value-type="float" office:value="0.337353387614712">
            <text:p>0.3373533876</text:p>
          </table:table-cell>
          <table:table-cell table:formula="of:=[.N132]-[.$G$6]" office:value-type="float" office:value="0.361094378148671">
            <text:p>0.3610943781</text:p>
          </table:table-cell>
          <table:table-cell table:formula="of:=[.O132]*[.O132]" office:value-type="float" office:value="0.130389149930576">
            <text:p>0.1303891499</text:p>
          </table:table-cell>
        </table:table-row>
        <table:table-row table:style-name="ro1">
          <table:table-cell/>
          <table:table-cell table:formula="of:=RAND()" office:value-type="float" office:value="0.690971746109426">
            <text:p>0.6909717461</text:p>
          </table:table-cell>
          <table:table-cell table:formula="of:=RAND()" office:value-type="float" office:value="0.668512934818864">
            <text:p>0.6685129348</text:p>
          </table:table-cell>
          <table:table-cell table:formula="of:=RAND()" office:value-type="float" office:value="0.841622031060979">
            <text:p>0.8416220311</text:p>
          </table:table-cell>
          <table:table-cell table:formula="of:=RAND()" office:value-type="float" office:value="0.756154115777463">
            <text:p>0.7561541158</text:p>
          </table:table-cell>
          <table:table-cell table:formula="of:=RAND()" office:value-type="float" office:value="0.567821828415617">
            <text:p>0.5678218284</text:p>
          </table:table-cell>
          <table:table-cell table:formula="of:=RAND()" office:value-type="float" office:value="0.415765011915937">
            <text:p>0.4157650119</text:p>
          </table:table-cell>
          <table:table-cell table:formula="of:=RAND()" office:value-type="float" office:value="0.32491125469096">
            <text:p>0.3249112547</text:p>
          </table:table-cell>
          <table:table-cell table:formula="of:=RAND()" office:value-type="float" office:value="0.484038500115275">
            <text:p>0.4840385001</text:p>
          </table:table-cell>
          <table:table-cell table:formula="of:=RAND()" office:value-type="float" office:value="0.798346685012803">
            <text:p>0.798346685</text:p>
          </table:table-cell>
          <table:table-cell table:formula="of:=RAND()" office:value-type="float" office:value="0.534806829877198">
            <text:p>0.5348068299</text:p>
          </table:table-cell>
          <table:table-cell table:formula="of:=RAND()" office:value-type="float" office:value="0.842155922669917">
            <text:p>0.8421559227</text:p>
          </table:table-cell>
          <table:table-cell table:formula="of:=RAND()" office:value-type="float" office:value="0.657151444349438">
            <text:p>0.6571514443</text:p>
          </table:table-cell>
          <table:table-cell table:formula="of:=SUM([.B133:.M133])-6" office:value-type="float" office:value="1.58225830481388">
            <text:p>1.5822583048</text:p>
          </table:table-cell>
          <table:table-cell table:formula="of:=[.N133]-[.$G$6]" office:value-type="float" office:value="1.60599929534784">
            <text:p>1.6059992953</text:p>
          </table:table-cell>
          <table:table-cell table:formula="of:=[.O133]*[.O133]" office:value-type="float" office:value="2.57923373665775">
            <text:p>2.5792337367</text:p>
          </table:table-cell>
        </table:table-row>
        <table:table-row table:style-name="ro1">
          <table:table-cell/>
          <table:table-cell table:formula="of:=RAND()" office:value-type="float" office:value="0.821557589573786">
            <text:p>0.8215575896</text:p>
          </table:table-cell>
          <table:table-cell table:formula="of:=RAND()" office:value-type="float" office:value="0.784396532690153">
            <text:p>0.7843965327</text:p>
          </table:table-cell>
          <table:table-cell table:formula="of:=RAND()" office:value-type="float" office:value="0.560461011016741">
            <text:p>0.560461011</text:p>
          </table:table-cell>
          <table:table-cell table:formula="of:=RAND()" office:value-type="float" office:value="0.955171528970823">
            <text:p>0.955171529</text:p>
          </table:table-cell>
          <table:table-cell table:formula="of:=RAND()" office:value-type="float" office:value="0.16058233496733">
            <text:p>0.160582335</text:p>
          </table:table-cell>
          <table:table-cell table:formula="of:=RAND()" office:value-type="float" office:value="0.0526506083551794">
            <text:p>0.0526506084</text:p>
          </table:table-cell>
          <table:table-cell table:formula="of:=RAND()" office:value-type="float" office:value="0.803433631313965">
            <text:p>0.8034336313</text:p>
          </table:table-cell>
          <table:table-cell table:formula="of:=RAND()" office:value-type="float" office:value="0.777299107750878">
            <text:p>0.7772991078</text:p>
          </table:table-cell>
          <table:table-cell table:formula="of:=RAND()" office:value-type="float" office:value="0.839533427031711">
            <text:p>0.839533427</text:p>
          </table:table-cell>
          <table:table-cell table:formula="of:=RAND()" office:value-type="float" office:value="0.955894809681922">
            <text:p>0.9558948097</text:p>
          </table:table-cell>
          <table:table-cell table:formula="of:=RAND()" office:value-type="float" office:value="0.612341130850837">
            <text:p>0.6123411309</text:p>
          </table:table-cell>
          <table:table-cell table:formula="of:=RAND()" office:value-type="float" office:value="0.142015941441059">
            <text:p>0.1420159414</text:p>
          </table:table-cell>
          <table:table-cell table:formula="of:=SUM([.B134:.M134])-6" office:value-type="float" office:value="1.46533765364438">
            <text:p>1.4653376536</text:p>
          </table:table-cell>
          <table:table-cell table:formula="of:=[.N134]-[.$G$6]" office:value-type="float" office:value="1.48907864417834">
            <text:p>1.4890786442</text:p>
          </table:table-cell>
          <table:table-cell table:formula="of:=[.O134]*[.O134]" office:value-type="float" office:value="2.21735520854801">
            <text:p>2.2173552085</text:p>
          </table:table-cell>
        </table:table-row>
        <table:table-row table:style-name="ro1">
          <table:table-cell/>
          <table:table-cell table:formula="of:=RAND()" office:value-type="float" office:value="0.356012015137821">
            <text:p>0.3560120151</text:p>
          </table:table-cell>
          <table:table-cell table:formula="of:=RAND()" office:value-type="float" office:value="0.753256250405684">
            <text:p>0.7532562504</text:p>
          </table:table-cell>
          <table:table-cell table:formula="of:=RAND()" office:value-type="float" office:value="0.573341678828001">
            <text:p>0.5733416788</text:p>
          </table:table-cell>
          <table:table-cell table:formula="of:=RAND()" office:value-type="float" office:value="0.819990801624954">
            <text:p>0.8199908016</text:p>
          </table:table-cell>
          <table:table-cell table:formula="of:=RAND()" office:value-type="float" office:value="0.434595504309982">
            <text:p>0.4345955043</text:p>
          </table:table-cell>
          <table:table-cell table:formula="of:=RAND()" office:value-type="float" office:value="0.708162175491452">
            <text:p>0.7081621755</text:p>
          </table:table-cell>
          <table:table-cell table:formula="of:=RAND()" office:value-type="float" office:value="0.23763429839164">
            <text:p>0.2376342984</text:p>
          </table:table-cell>
          <table:table-cell table:formula="of:=RAND()" office:value-type="float" office:value="0.0397209660150111">
            <text:p>0.039720966</text:p>
          </table:table-cell>
          <table:table-cell table:formula="of:=RAND()" office:value-type="float" office:value="0.201486232457682">
            <text:p>0.2014862325</text:p>
          </table:table-cell>
          <table:table-cell table:formula="of:=RAND()" office:value-type="float" office:value="0.342476027319208">
            <text:p>0.3424760273</text:p>
          </table:table-cell>
          <table:table-cell table:formula="of:=RAND()" office:value-type="float" office:value="0.678683925885707">
            <text:p>0.6786839259</text:p>
          </table:table-cell>
          <table:table-cell table:formula="of:=RAND()" office:value-type="float" office:value="0.961733030620962">
            <text:p>0.9617330306</text:p>
          </table:table-cell>
          <table:table-cell table:formula="of:=SUM([.B135:.M135])-6" office:value-type="float" office:value="0.107092906488106">
            <text:p>0.1070929065</text:p>
          </table:table-cell>
          <table:table-cell table:formula="of:=[.N135]-[.$G$6]" office:value-type="float" office:value="0.130833897022065">
            <text:p>0.130833897</text:p>
          </table:table-cell>
          <table:table-cell table:formula="of:=[.O135]*[.O135]" office:value-type="float" office:value="0.0171175086099803">
            <text:p>0.0171175086</text:p>
          </table:table-cell>
        </table:table-row>
        <table:table-row table:style-name="ro1">
          <table:table-cell/>
          <table:table-cell table:formula="of:=RAND()" office:value-type="float" office:value="0.503997266059741">
            <text:p>0.5039972661</text:p>
          </table:table-cell>
          <table:table-cell table:formula="of:=RAND()" office:value-type="float" office:value="0.105757540557534">
            <text:p>0.1057575406</text:p>
          </table:table-cell>
          <table:table-cell table:formula="of:=RAND()" office:value-type="float" office:value="0.913628144888207">
            <text:p>0.9136281449</text:p>
          </table:table-cell>
          <table:table-cell table:formula="of:=RAND()" office:value-type="float" office:value="0.949135365895927">
            <text:p>0.9491353659</text:p>
          </table:table-cell>
          <table:table-cell table:formula="of:=RAND()" office:value-type="float" office:value="0.331259278347716">
            <text:p>0.3312592783</text:p>
          </table:table-cell>
          <table:table-cell table:formula="of:=RAND()" office:value-type="float" office:value="0.450518561061472">
            <text:p>0.4505185611</text:p>
          </table:table-cell>
          <table:table-cell table:formula="of:=RAND()" office:value-type="float" office:value="0.213011499261484">
            <text:p>0.2130114993</text:p>
          </table:table-cell>
          <table:table-cell table:formula="of:=RAND()" office:value-type="float" office:value="0.417002238566056">
            <text:p>0.4170022386</text:p>
          </table:table-cell>
          <table:table-cell table:formula="of:=RAND()" office:value-type="float" office:value="0.0809734838549048">
            <text:p>0.0809734839</text:p>
          </table:table-cell>
          <table:table-cell table:formula="of:=RAND()" office:value-type="float" office:value="0.50049071921967">
            <text:p>0.5004907192</text:p>
          </table:table-cell>
          <table:table-cell table:formula="of:=RAND()" office:value-type="float" office:value="0.427078601438552">
            <text:p>0.4270786014</text:p>
          </table:table-cell>
          <table:table-cell table:formula="of:=RAND()" office:value-type="float" office:value="0.733406270388514">
            <text:p>0.7334062704</text:p>
          </table:table-cell>
          <table:table-cell table:formula="of:=SUM([.B136:.M136])-6" office:value-type="float" office:value="-0.373741030460224">
            <text:p>-0.3737410305</text:p>
          </table:table-cell>
          <table:table-cell table:formula="of:=[.N136]-[.$G$6]" office:value-type="float" office:value="-0.350000039926264">
            <text:p>-0.3500000399</text:p>
          </table:table-cell>
          <table:table-cell table:formula="of:=[.O136]*[.O136]" office:value-type="float" office:value="0.122500027948387">
            <text:p>0.1225000279</text:p>
          </table:table-cell>
        </table:table-row>
        <table:table-row table:style-name="ro1">
          <table:table-cell/>
          <table:table-cell table:formula="of:=RAND()" office:value-type="float" office:value="0.159778189612553">
            <text:p>0.1597781896</text:p>
          </table:table-cell>
          <table:table-cell table:formula="of:=RAND()" office:value-type="float" office:value="0.502557839965448">
            <text:p>0.50255784</text:p>
          </table:table-cell>
          <table:table-cell table:formula="of:=RAND()" office:value-type="float" office:value="0.72256841417402">
            <text:p>0.7225684142</text:p>
          </table:table-cell>
          <table:table-cell table:formula="of:=RAND()" office:value-type="float" office:value="0.038173143286258">
            <text:p>0.0381731433</text:p>
          </table:table-cell>
          <table:table-cell table:formula="of:=RAND()" office:value-type="float" office:value="0.342773623764515">
            <text:p>0.3427736238</text:p>
          </table:table-cell>
          <table:table-cell table:formula="of:=RAND()" office:value-type="float" office:value="0.360974414972588">
            <text:p>0.360974415</text:p>
          </table:table-cell>
          <table:table-cell table:formula="of:=RAND()" office:value-type="float" office:value="0.00506987702101469">
            <text:p>0.005069877</text:p>
          </table:table-cell>
          <table:table-cell table:formula="of:=RAND()" office:value-type="float" office:value="0.458189222263172">
            <text:p>0.4581892223</text:p>
          </table:table-cell>
          <table:table-cell table:formula="of:=RAND()" office:value-type="float" office:value="0.0373946481849998">
            <text:p>0.0373946482</text:p>
          </table:table-cell>
          <table:table-cell table:formula="of:=RAND()" office:value-type="float" office:value="0.841584671987221">
            <text:p>0.841584672</text:p>
          </table:table-cell>
          <table:table-cell table:formula="of:=RAND()" office:value-type="float" office:value="0.603766183136031">
            <text:p>0.6037661831</text:p>
          </table:table-cell>
          <table:table-cell table:formula="of:=RAND()" office:value-type="float" office:value="0.448956017615274">
            <text:p>0.4489560176</text:p>
          </table:table-cell>
          <table:table-cell table:formula="of:=SUM([.B137:.M137])-6" office:value-type="float" office:value="-1.47821375401691">
            <text:p>-1.478213754</text:p>
          </table:table-cell>
          <table:table-cell table:formula="of:=[.N137]-[.$G$6]" office:value-type="float" office:value="-1.45447276348295">
            <text:p>-1.4544727635</text:p>
          </table:table-cell>
          <table:table-cell table:formula="of:=[.O137]*[.O137]" office:value-type="float" office:value="2.11549101971372">
            <text:p>2.1154910197</text:p>
          </table:table-cell>
        </table:table-row>
        <table:table-row table:style-name="ro1">
          <table:table-cell/>
          <table:table-cell table:formula="of:=RAND()" office:value-type="float" office:value="0.0344332186505198">
            <text:p>0.0344332187</text:p>
          </table:table-cell>
          <table:table-cell table:formula="of:=RAND()" office:value-type="float" office:value="0.501129047712311">
            <text:p>0.5011290477</text:p>
          </table:table-cell>
          <table:table-cell table:formula="of:=RAND()" office:value-type="float" office:value="0.830740367295221">
            <text:p>0.8307403673</text:p>
          </table:table-cell>
          <table:table-cell table:formula="of:=RAND()" office:value-type="float" office:value="0.139455484459177">
            <text:p>0.1394554845</text:p>
          </table:table-cell>
          <table:table-cell table:formula="of:=RAND()" office:value-type="float" office:value="0.799045885214582">
            <text:p>0.7990458852</text:p>
          </table:table-cell>
          <table:table-cell table:formula="of:=RAND()" office:value-type="float" office:value="0.750114946858957">
            <text:p>0.7501149469</text:p>
          </table:table-cell>
          <table:table-cell table:formula="of:=RAND()" office:value-type="float" office:value="0.814880916615948">
            <text:p>0.8148809166</text:p>
          </table:table-cell>
          <table:table-cell table:formula="of:=RAND()" office:value-type="float" office:value="0.205283739371225">
            <text:p>0.2052837394</text:p>
          </table:table-cell>
          <table:table-cell table:formula="of:=RAND()" office:value-type="float" office:value="0.636320920428261">
            <text:p>0.6363209204</text:p>
          </table:table-cell>
          <table:table-cell table:formula="of:=RAND()" office:value-type="float" office:value="0.410779318073764">
            <text:p>0.4107793181</text:p>
          </table:table-cell>
          <table:table-cell table:formula="of:=RAND()" office:value-type="float" office:value="0.00107388407923281">
            <text:p>0.0010738841</text:p>
          </table:table-cell>
          <table:table-cell table:formula="of:=RAND()" office:value-type="float" office:value="0.0118786713574082">
            <text:p>0.0118786714</text:p>
          </table:table-cell>
          <table:table-cell table:formula="of:=SUM([.B138:.M138])-6" office:value-type="float" office:value="-0.864863599883392">
            <text:p>-0.8648635999</text:p>
          </table:table-cell>
          <table:table-cell table:formula="of:=[.N138]-[.$G$6]" office:value-type="float" office:value="-0.841122609349433">
            <text:p>-0.8411226093</text:p>
          </table:table-cell>
          <table:table-cell table:formula="of:=[.O138]*[.O138]" office:value-type="float" office:value="0.707487243958799">
            <text:p>0.707487244</text:p>
          </table:table-cell>
        </table:table-row>
        <table:table-row table:style-name="ro1">
          <table:table-cell/>
          <table:table-cell table:formula="of:=RAND()" office:value-type="float" office:value="0.133734618546441">
            <text:p>0.1337346185</text:p>
          </table:table-cell>
          <table:table-cell table:formula="of:=RAND()" office:value-type="float" office:value="0.750170437851921">
            <text:p>0.7501704379</text:p>
          </table:table-cell>
          <table:table-cell table:formula="of:=RAND()" office:value-type="float" office:value="0.218944802647457">
            <text:p>0.2189448026</text:p>
          </table:table-cell>
          <table:table-cell table:formula="of:=RAND()" office:value-type="float" office:value="0.00363680347800255">
            <text:p>0.0036368035</text:p>
          </table:table-cell>
          <table:table-cell table:formula="of:=RAND()" office:value-type="float" office:value="0.941767152398825">
            <text:p>0.9417671524</text:p>
          </table:table-cell>
          <table:table-cell table:formula="of:=RAND()" office:value-type="float" office:value="0.13390474114567">
            <text:p>0.1339047411</text:p>
          </table:table-cell>
          <table:table-cell table:formula="of:=RAND()" office:value-type="float" office:value="0.290463336277753">
            <text:p>0.2904633363</text:p>
          </table:table-cell>
          <table:table-cell table:formula="of:=RAND()" office:value-type="float" office:value="0.87886475934647">
            <text:p>0.8788647593</text:p>
          </table:table-cell>
          <table:table-cell table:formula="of:=RAND()" office:value-type="float" office:value="0.899711184436455">
            <text:p>0.8997111844</text:p>
          </table:table-cell>
          <table:table-cell table:formula="of:=RAND()" office:value-type="float" office:value="0.0360330785624683">
            <text:p>0.0360330786</text:p>
          </table:table-cell>
          <table:table-cell table:formula="of:=RAND()" office:value-type="float" office:value="0.762220242293552">
            <text:p>0.7622202423</text:p>
          </table:table-cell>
          <table:table-cell table:formula="of:=RAND()" office:value-type="float" office:value="0.587701705284417">
            <text:p>0.5877017053</text:p>
          </table:table-cell>
          <table:table-cell table:formula="of:=SUM([.B139:.M139])-6" office:value-type="float" office:value="-0.362847137730569">
            <text:p>-0.3628471377</text:p>
          </table:table-cell>
          <table:table-cell table:formula="of:=[.N139]-[.$G$6]" office:value-type="float" office:value="-0.33910614719661">
            <text:p>-0.3391061472</text:p>
          </table:table-cell>
          <table:table-cell table:formula="of:=[.O139]*[.O139]" office:value-type="float" office:value="0.114992979066529">
            <text:p>0.1149929791</text:p>
          </table:table-cell>
        </table:table-row>
        <table:table-row table:style-name="ro1">
          <table:table-cell/>
          <table:table-cell table:formula="of:=RAND()" office:value-type="float" office:value="0.903598990757018">
            <text:p>0.9035989908</text:p>
          </table:table-cell>
          <table:table-cell table:formula="of:=RAND()" office:value-type="float" office:value="0.903728519566357">
            <text:p>0.9037285196</text:p>
          </table:table-cell>
          <table:table-cell table:formula="of:=RAND()" office:value-type="float" office:value="0.903502718545496">
            <text:p>0.9035027185</text:p>
          </table:table-cell>
          <table:table-cell table:formula="of:=RAND()" office:value-type="float" office:value="0.71377141866833">
            <text:p>0.7137714187</text:p>
          </table:table-cell>
          <table:table-cell table:formula="of:=RAND()" office:value-type="float" office:value="0.16361080436036">
            <text:p>0.1636108044</text:p>
          </table:table-cell>
          <table:table-cell table:formula="of:=RAND()" office:value-type="float" office:value="0.496578847290948">
            <text:p>0.4965788473</text:p>
          </table:table-cell>
          <table:table-cell table:formula="of:=RAND()" office:value-type="float" office:value="0.820899064652622">
            <text:p>0.8208990647</text:p>
          </table:table-cell>
          <table:table-cell table:formula="of:=RAND()" office:value-type="float" office:value="0.986251290887594">
            <text:p>0.9862512909</text:p>
          </table:table-cell>
          <table:table-cell table:formula="of:=RAND()" office:value-type="float" office:value="0.28296722099185">
            <text:p>0.282967221</text:p>
          </table:table-cell>
          <table:table-cell table:formula="of:=RAND()" office:value-type="float" office:value="0.74653402925469">
            <text:p>0.7465340293</text:p>
          </table:table-cell>
          <table:table-cell table:formula="of:=RAND()" office:value-type="float" office:value="0.215230923611671">
            <text:p>0.2152309236</text:p>
          </table:table-cell>
          <table:table-cell table:formula="of:=RAND()" office:value-type="float" office:value="0.802530472166836">
            <text:p>0.8025304722</text:p>
          </table:table-cell>
          <table:table-cell table:formula="of:=SUM([.B140:.M140])-6" office:value-type="float" office:value="1.93920430075377">
            <text:p>1.9392043008</text:p>
          </table:table-cell>
          <table:table-cell table:formula="of:=[.N140]-[.$G$6]" office:value-type="float" office:value="1.96294529128773">
            <text:p>1.9629452913</text:p>
          </table:table-cell>
          <table:table-cell table:formula="of:=[.O140]*[.O140]" office:value-type="float" office:value="3.85315421658868">
            <text:p>3.8531542166</text:p>
          </table:table-cell>
        </table:table-row>
        <table:table-row table:style-name="ro1">
          <table:table-cell/>
          <table:table-cell table:formula="of:=RAND()" office:value-type="float" office:value="0.838641549926251">
            <text:p>0.8386415499</text:p>
          </table:table-cell>
          <table:table-cell table:formula="of:=RAND()" office:value-type="float" office:value="0.405486716656014">
            <text:p>0.4054867167</text:p>
          </table:table-cell>
          <table:table-cell table:formula="of:=RAND()" office:value-type="float" office:value="0.154341646237299">
            <text:p>0.1543416462</text:p>
          </table:table-cell>
          <table:table-cell table:formula="of:=RAND()" office:value-type="float" office:value="0.5468646180816">
            <text:p>0.5468646181</text:p>
          </table:table-cell>
          <table:table-cell table:formula="of:=RAND()" office:value-type="float" office:value="0.0280278436839581">
            <text:p>0.0280278437</text:p>
          </table:table-cell>
          <table:table-cell table:formula="of:=RAND()" office:value-type="float" office:value="0.899236196419224">
            <text:p>0.8992361964</text:p>
          </table:table-cell>
          <table:table-cell table:formula="of:=RAND()" office:value-type="float" office:value="0.145151235396042">
            <text:p>0.1451512354</text:p>
          </table:table-cell>
          <table:table-cell table:formula="of:=RAND()" office:value-type="float" office:value="0.551207540789619">
            <text:p>0.5512075408</text:p>
          </table:table-cell>
          <table:table-cell table:formula="of:=RAND()" office:value-type="float" office:value="0.467530536232516">
            <text:p>0.4675305362</text:p>
          </table:table-cell>
          <table:table-cell table:formula="of:=RAND()" office:value-type="float" office:value="0.648088564863429">
            <text:p>0.6480885649</text:p>
          </table:table-cell>
          <table:table-cell table:formula="of:=RAND()" office:value-type="float" office:value="0.0303522036410868">
            <text:p>0.0303522036</text:p>
          </table:table-cell>
          <table:table-cell table:formula="of:=RAND()" office:value-type="float" office:value="0.166869181673974">
            <text:p>0.1668691817</text:p>
          </table:table-cell>
          <table:table-cell table:formula="of:=SUM([.B141:.M141])-6" office:value-type="float" office:value="-1.11820216639899">
            <text:p>-1.1182021664</text:p>
          </table:table-cell>
          <table:table-cell table:formula="of:=[.N141]-[.$G$6]" office:value-type="float" office:value="-1.09446117586503">
            <text:p>-1.0944611759</text:p>
          </table:table-cell>
          <table:table-cell table:formula="of:=[.O141]*[.O141]" office:value-type="float" office:value="1.19784526547586">
            <text:p>1.1978452655</text:p>
          </table:table-cell>
        </table:table-row>
        <table:table-row table:style-name="ro1">
          <table:table-cell/>
          <table:table-cell table:formula="of:=RAND()" office:value-type="float" office:value="0.83636402245611">
            <text:p>0.8363640225</text:p>
          </table:table-cell>
          <table:table-cell table:formula="of:=RAND()" office:value-type="float" office:value="0.583678856259212">
            <text:p>0.5836788563</text:p>
          </table:table-cell>
          <table:table-cell table:formula="of:=RAND()" office:value-type="float" office:value="0.9850947575178">
            <text:p>0.9850947575</text:p>
          </table:table-cell>
          <table:table-cell table:formula="of:=RAND()" office:value-type="float" office:value="0.798217258183286">
            <text:p>0.7982172582</text:p>
          </table:table-cell>
          <table:table-cell table:formula="of:=RAND()" office:value-type="float" office:value="0.795043253572658">
            <text:p>0.7950432536</text:p>
          </table:table-cell>
          <table:table-cell table:formula="of:=RAND()" office:value-type="float" office:value="0.173280619317666">
            <text:p>0.1732806193</text:p>
          </table:table-cell>
          <table:table-cell table:formula="of:=RAND()" office:value-type="float" office:value="0.862339618150145">
            <text:p>0.8623396182</text:p>
          </table:table-cell>
          <table:table-cell table:formula="of:=RAND()" office:value-type="float" office:value="0.397881673416123">
            <text:p>0.3978816734</text:p>
          </table:table-cell>
          <table:table-cell table:formula="of:=RAND()" office:value-type="float" office:value="0.312113140244037">
            <text:p>0.3121131402</text:p>
          </table:table-cell>
          <table:table-cell table:formula="of:=RAND()" office:value-type="float" office:value="0.756843896582723">
            <text:p>0.7568438966</text:p>
          </table:table-cell>
          <table:table-cell table:formula="of:=RAND()" office:value-type="float" office:value="0.0244779409840703">
            <text:p>0.024477941</text:p>
          </table:table-cell>
          <table:table-cell table:formula="of:=RAND()" office:value-type="float" office:value="0.520639146212488">
            <text:p>0.5206391462</text:p>
          </table:table-cell>
          <table:table-cell table:formula="of:=SUM([.B142:.M142])-6" office:value-type="float" office:value="1.04597418289632">
            <text:p>1.0459741829</text:p>
          </table:table-cell>
          <table:table-cell table:formula="of:=[.N142]-[.$G$6]" office:value-type="float" office:value="1.06971517343028">
            <text:p>1.0697151734</text:p>
          </table:table-cell>
          <table:table-cell table:formula="of:=[.O142]*[.O142]" office:value-type="float" office:value="1.14429055226696">
            <text:p>1.1442905523</text:p>
          </table:table-cell>
        </table:table-row>
        <table:table-row table:style-name="ro1">
          <table:table-cell/>
          <table:table-cell table:formula="of:=RAND()" office:value-type="float" office:value="0.120553405955434">
            <text:p>0.120553406</text:p>
          </table:table-cell>
          <table:table-cell table:formula="of:=RAND()" office:value-type="float" office:value="0.656304273754358">
            <text:p>0.6563042738</text:p>
          </table:table-cell>
          <table:table-cell table:formula="of:=RAND()" office:value-type="float" office:value="0.516341886017472">
            <text:p>0.516341886</text:p>
          </table:table-cell>
          <table:table-cell table:formula="of:=RAND()" office:value-type="float" office:value="0.2088556305971">
            <text:p>0.2088556306</text:p>
          </table:table-cell>
          <table:table-cell table:formula="of:=RAND()" office:value-type="float" office:value="0.24068603804335">
            <text:p>0.240686038</text:p>
          </table:table-cell>
          <table:table-cell table:formula="of:=RAND()" office:value-type="float" office:value="0.26310673286207">
            <text:p>0.2631067329</text:p>
          </table:table-cell>
          <table:table-cell table:formula="of:=RAND()" office:value-type="float" office:value="0.831233200617135">
            <text:p>0.8312332006</text:p>
          </table:table-cell>
          <table:table-cell table:formula="of:=RAND()" office:value-type="float" office:value="0.746811169432476">
            <text:p>0.7468111694</text:p>
          </table:table-cell>
          <table:table-cell table:formula="of:=RAND()" office:value-type="float" office:value="0.397800759645179">
            <text:p>0.3978007596</text:p>
          </table:table-cell>
          <table:table-cell table:formula="of:=RAND()" office:value-type="float" office:value="0.977484592003748">
            <text:p>0.977484592</text:p>
          </table:table-cell>
          <table:table-cell table:formula="of:=RAND()" office:value-type="float" office:value="0.233353403164074">
            <text:p>0.2333534032</text:p>
          </table:table-cell>
          <table:table-cell table:formula="of:=RAND()" office:value-type="float" office:value="0.578342955559492">
            <text:p>0.5783429556</text:p>
          </table:table-cell>
          <table:table-cell table:formula="of:=SUM([.B143:.M143])-6" office:value-type="float" office:value="-0.229125952348113">
            <text:p>-0.2291259523</text:p>
          </table:table-cell>
          <table:table-cell table:formula="of:=[.N143]-[.$G$6]" office:value-type="float" office:value="-0.205384961814154">
            <text:p>-0.2053849618</text:p>
          </table:table-cell>
          <table:table-cell table:formula="of:=[.O143]*[.O143]" office:value-type="float" office:value="0.0421829825394015">
            <text:p>0.0421829825</text:p>
          </table:table-cell>
        </table:table-row>
        <table:table-row table:style-name="ro1">
          <table:table-cell/>
          <table:table-cell table:formula="of:=RAND()" office:value-type="float" office:value="0.735144248930737">
            <text:p>0.7351442489</text:p>
          </table:table-cell>
          <table:table-cell table:formula="of:=RAND()" office:value-type="float" office:value="0.538650582544506">
            <text:p>0.5386505825</text:p>
          </table:table-cell>
          <table:table-cell table:formula="of:=RAND()" office:value-type="float" office:value="0.669106824789196">
            <text:p>0.6691068248</text:p>
          </table:table-cell>
          <table:table-cell table:formula="of:=RAND()" office:value-type="float" office:value="0.486770948860794">
            <text:p>0.4867709489</text:p>
          </table:table-cell>
          <table:table-cell table:formula="of:=RAND()" office:value-type="float" office:value="0.533342184731737">
            <text:p>0.5333421847</text:p>
          </table:table-cell>
          <table:table-cell table:formula="of:=RAND()" office:value-type="float" office:value="0.722701356746256">
            <text:p>0.7227013567</text:p>
          </table:table-cell>
          <table:table-cell table:formula="of:=RAND()" office:value-type="float" office:value="0.859066366683692">
            <text:p>0.8590663667</text:p>
          </table:table-cell>
          <table:table-cell table:formula="of:=RAND()" office:value-type="float" office:value="0.673529672436416">
            <text:p>0.6735296724</text:p>
          </table:table-cell>
          <table:table-cell table:formula="of:=RAND()" office:value-type="float" office:value="0.916814143303782">
            <text:p>0.9168141433</text:p>
          </table:table-cell>
          <table:table-cell table:formula="of:=RAND()" office:value-type="float" office:value="0.175080607645214">
            <text:p>0.1750806076</text:p>
          </table:table-cell>
          <table:table-cell table:formula="of:=RAND()" office:value-type="float" office:value="0.0212087684776634">
            <text:p>0.0212087685</text:p>
          </table:table-cell>
          <table:table-cell table:formula="of:=RAND()" office:value-type="float" office:value="0.838508486980572">
            <text:p>0.838508487</text:p>
          </table:table-cell>
          <table:table-cell table:formula="of:=SUM([.B144:.M144])-6" office:value-type="float" office:value="1.16992419213057">
            <text:p>1.1699241921</text:p>
          </table:table-cell>
          <table:table-cell table:formula="of:=[.N144]-[.$G$6]" office:value-type="float" office:value="1.19366518266452">
            <text:p>1.1936651827</text:p>
          </table:table-cell>
          <table:table-cell table:formula="of:=[.O144]*[.O144]" office:value-type="float" office:value="1.42483656830553">
            <text:p>1.4248365683</text:p>
          </table:table-cell>
        </table:table-row>
        <table:table-row table:style-name="ro1">
          <table:table-cell/>
          <table:table-cell table:formula="of:=RAND()" office:value-type="float" office:value="0.409793995087966">
            <text:p>0.4097939951</text:p>
          </table:table-cell>
          <table:table-cell table:formula="of:=RAND()" office:value-type="float" office:value="0.945639281300828">
            <text:p>0.9456392813</text:p>
          </table:table-cell>
          <table:table-cell table:formula="of:=RAND()" office:value-type="float" office:value="0.993441410828382">
            <text:p>0.9934414108</text:p>
          </table:table-cell>
          <table:table-cell table:formula="of:=RAND()" office:value-type="float" office:value="0.0190580855123699">
            <text:p>0.0190580855</text:p>
          </table:table-cell>
          <table:table-cell table:formula="of:=RAND()" office:value-type="float" office:value="0.280451497295871">
            <text:p>0.2804514973</text:p>
          </table:table-cell>
          <table:table-cell table:formula="of:=RAND()" office:value-type="float" office:value="0.330793333007023">
            <text:p>0.330793333</text:p>
          </table:table-cell>
          <table:table-cell table:formula="of:=RAND()" office:value-type="float" office:value="0.171572590945289">
            <text:p>0.1715725909</text:p>
          </table:table-cell>
          <table:table-cell table:formula="of:=RAND()" office:value-type="float" office:value="0.995549184270203">
            <text:p>0.9955491843</text:p>
          </table:table-cell>
          <table:table-cell table:formula="of:=RAND()" office:value-type="float" office:value="0.468295582337305">
            <text:p>0.4682955823</text:p>
          </table:table-cell>
          <table:table-cell table:formula="of:=RAND()" office:value-type="float" office:value="0.162332599284127">
            <text:p>0.1623325993</text:p>
          </table:table-cell>
          <table:table-cell table:formula="of:=RAND()" office:value-type="float" office:value="0.885185152990744">
            <text:p>0.885185153</text:p>
          </table:table-cell>
          <table:table-cell table:formula="of:=RAND()" office:value-type="float" office:value="0.557220755843446">
            <text:p>0.5572207558</text:p>
          </table:table-cell>
          <table:table-cell table:formula="of:=SUM([.B145:.M145])-6" office:value-type="float" office:value="0.219333468703553">
            <text:p>0.2193334687</text:p>
          </table:table-cell>
          <table:table-cell table:formula="of:=[.N145]-[.$G$6]" office:value-type="float" office:value="0.243074459237512">
            <text:p>0.2430744592</text:p>
          </table:table-cell>
          <table:table-cell table:formula="of:=[.O145]*[.O145]" office:value-type="float" office:value="0.059085192733609">
            <text:p>0.0590851927</text:p>
          </table:table-cell>
        </table:table-row>
        <table:table-row table:style-name="ro1">
          <table:table-cell/>
          <table:table-cell table:formula="of:=RAND()" office:value-type="float" office:value="0.379409139510244">
            <text:p>0.3794091395</text:p>
          </table:table-cell>
          <table:table-cell table:formula="of:=RAND()" office:value-type="float" office:value="0.416641384130344">
            <text:p>0.4166413841</text:p>
          </table:table-cell>
          <table:table-cell table:formula="of:=RAND()" office:value-type="float" office:value="0.910317981848493">
            <text:p>0.9103179818</text:p>
          </table:table-cell>
          <table:table-cell table:formula="of:=RAND()" office:value-type="float" office:value="0.81652939808555">
            <text:p>0.8165293981</text:p>
          </table:table-cell>
          <table:table-cell table:formula="of:=RAND()" office:value-type="float" office:value="0.976061816792935">
            <text:p>0.9760618168</text:p>
          </table:table-cell>
          <table:table-cell table:formula="of:=RAND()" office:value-type="float" office:value="0.854067948181182">
            <text:p>0.8540679482</text:p>
          </table:table-cell>
          <table:table-cell table:formula="of:=RAND()" office:value-type="float" office:value="0.00686672166921198">
            <text:p>0.0068667217</text:p>
          </table:table-cell>
          <table:table-cell table:formula="of:=RAND()" office:value-type="float" office:value="0.0508896545507014">
            <text:p>0.0508896546</text:p>
          </table:table-cell>
          <table:table-cell table:formula="of:=RAND()" office:value-type="float" office:value="0.513737274333835">
            <text:p>0.5137372743</text:p>
          </table:table-cell>
          <table:table-cell table:formula="of:=RAND()" office:value-type="float" office:value="0.727676632348448">
            <text:p>0.7276766323</text:p>
          </table:table-cell>
          <table:table-cell table:formula="of:=RAND()" office:value-type="float" office:value="0.954416267806664">
            <text:p>0.9544162678</text:p>
          </table:table-cell>
          <table:table-cell table:formula="of:=RAND()" office:value-type="float" office:value="0.585458552464843">
            <text:p>0.5854585525</text:p>
          </table:table-cell>
          <table:table-cell table:formula="of:=SUM([.B146:.M146])-6" office:value-type="float" office:value="1.19207277172245">
            <text:p>1.1920727717</text:p>
          </table:table-cell>
          <table:table-cell table:formula="of:=[.N146]-[.$G$6]" office:value-type="float" office:value="1.21581376225641">
            <text:p>1.2158137623</text:p>
          </table:table-cell>
          <table:table-cell table:formula="of:=[.O146]*[.O146]" office:value-type="float" office:value="1.47820310449209">
            <text:p>1.4782031045</text:p>
          </table:table-cell>
        </table:table-row>
        <table:table-row table:style-name="ro1">
          <table:table-cell/>
          <table:table-cell table:formula="of:=RAND()" office:value-type="float" office:value="0.0320609321352094">
            <text:p>0.0320609321</text:p>
          </table:table-cell>
          <table:table-cell table:formula="of:=RAND()" office:value-type="float" office:value="0.571728203678504">
            <text:p>0.5717282037</text:p>
          </table:table-cell>
          <table:table-cell table:formula="of:=RAND()" office:value-type="float" office:value="0.179032950429246">
            <text:p>0.1790329504</text:p>
          </table:table-cell>
          <table:table-cell table:formula="of:=RAND()" office:value-type="float" office:value="0.782210065983236">
            <text:p>0.782210066</text:p>
          </table:table-cell>
          <table:table-cell table:formula="of:=RAND()" office:value-type="float" office:value="0.727736758533865">
            <text:p>0.7277367585</text:p>
          </table:table-cell>
          <table:table-cell table:formula="of:=RAND()" office:value-type="float" office:value="0.933842188678682">
            <text:p>0.9338421887</text:p>
          </table:table-cell>
          <table:table-cell table:formula="of:=RAND()" office:value-type="float" office:value="0.47940835589543">
            <text:p>0.4794083559</text:p>
          </table:table-cell>
          <table:table-cell table:formula="of:=RAND()" office:value-type="float" office:value="0.322468213737011">
            <text:p>0.3224682137</text:p>
          </table:table-cell>
          <table:table-cell table:formula="of:=RAND()" office:value-type="float" office:value="0.91721837152727">
            <text:p>0.9172183715</text:p>
          </table:table-cell>
          <table:table-cell table:formula="of:=RAND()" office:value-type="float" office:value="0.981020592851564">
            <text:p>0.9810205929</text:p>
          </table:table-cell>
          <table:table-cell table:formula="of:=RAND()" office:value-type="float" office:value="0.972298490814865">
            <text:p>0.9722984908</text:p>
          </table:table-cell>
          <table:table-cell table:formula="of:=RAND()" office:value-type="float" office:value="0.807927423389629">
            <text:p>0.8079274234</text:p>
          </table:table-cell>
          <table:table-cell table:formula="of:=SUM([.B147:.M147])-6" office:value-type="float" office:value="1.70695254765451">
            <text:p>1.7069525477</text:p>
          </table:table-cell>
          <table:table-cell table:formula="of:=[.N147]-[.$G$6]" office:value-type="float" office:value="1.73069353818847">
            <text:p>1.7306935382</text:p>
          </table:table-cell>
          <table:table-cell table:formula="of:=[.O147]*[.O147]" office:value-type="float" office:value="2.99530012312732">
            <text:p>2.9953001231</text:p>
          </table:table-cell>
        </table:table-row>
        <table:table-row table:style-name="ro1">
          <table:table-cell/>
          <table:table-cell table:formula="of:=RAND()" office:value-type="float" office:value="0.872133735334501">
            <text:p>0.8721337353</text:p>
          </table:table-cell>
          <table:table-cell table:formula="of:=RAND()" office:value-type="float" office:value="0.665353521704674">
            <text:p>0.6653535217</text:p>
          </table:table-cell>
          <table:table-cell table:formula="of:=RAND()" office:value-type="float" office:value="0.94901945698075">
            <text:p>0.949019457</text:p>
          </table:table-cell>
          <table:table-cell table:formula="of:=RAND()" office:value-type="float" office:value="0.297456179279834">
            <text:p>0.2974561793</text:p>
          </table:table-cell>
          <table:table-cell table:formula="of:=RAND()" office:value-type="float" office:value="0.752855804283172">
            <text:p>0.7528558043</text:p>
          </table:table-cell>
          <table:table-cell table:formula="of:=RAND()" office:value-type="float" office:value="0.970882542431355">
            <text:p>0.9708825424</text:p>
          </table:table-cell>
          <table:table-cell table:formula="of:=RAND()" office:value-type="float" office:value="0.302641708636656">
            <text:p>0.3026417086</text:p>
          </table:table-cell>
          <table:table-cell table:formula="of:=RAND()" office:value-type="float" office:value="0.502945387968794">
            <text:p>0.502945388</text:p>
          </table:table-cell>
          <table:table-cell table:formula="of:=RAND()" office:value-type="float" office:value="0.331862268270925">
            <text:p>0.3318622683</text:p>
          </table:table-cell>
          <table:table-cell table:formula="of:=RAND()" office:value-type="float" office:value="0.64773634634912">
            <text:p>0.6477363463</text:p>
          </table:table-cell>
          <table:table-cell table:formula="of:=RAND()" office:value-type="float" office:value="0.773368250811473">
            <text:p>0.7733682508</text:p>
          </table:table-cell>
          <table:table-cell table:formula="of:=RAND()" office:value-type="float" office:value="0.81654532905668">
            <text:p>0.8165453291</text:p>
          </table:table-cell>
          <table:table-cell table:formula="of:=SUM([.B148:.M148])-6" office:value-type="float" office:value="1.88280053110793">
            <text:p>1.8828005311</text:p>
          </table:table-cell>
          <table:table-cell table:formula="of:=[.N148]-[.$G$6]" office:value-type="float" office:value="1.90654152164189">
            <text:p>1.9065415216</text:p>
          </table:table-cell>
          <table:table-cell table:formula="of:=[.O148]*[.O148]" office:value-type="float" office:value="3.63490057374458">
            <text:p>3.6349005737</text:p>
          </table:table-cell>
        </table:table-row>
        <table:table-row table:style-name="ro1">
          <table:table-cell/>
          <table:table-cell table:formula="of:=RAND()" office:value-type="float" office:value="0.605962874367833">
            <text:p>0.6059628744</text:p>
          </table:table-cell>
          <table:table-cell table:formula="of:=RAND()" office:value-type="float" office:value="0.0409200899302959">
            <text:p>0.0409200899</text:p>
          </table:table-cell>
          <table:table-cell table:formula="of:=RAND()" office:value-type="float" office:value="0.937820814084262">
            <text:p>0.9378208141</text:p>
          </table:table-cell>
          <table:table-cell table:formula="of:=RAND()" office:value-type="float" office:value="0.841525459429249">
            <text:p>0.8415254594</text:p>
          </table:table-cell>
          <table:table-cell table:formula="of:=RAND()" office:value-type="float" office:value="0.487634354969487">
            <text:p>0.487634355</text:p>
          </table:table-cell>
          <table:table-cell table:formula="of:=RAND()" office:value-type="float" office:value="0.537205213913694">
            <text:p>0.5372052139</text:p>
          </table:table-cell>
          <table:table-cell table:formula="of:=RAND()" office:value-type="float" office:value="0.641584319062531">
            <text:p>0.6415843191</text:p>
          </table:table-cell>
          <table:table-cell table:formula="of:=RAND()" office:value-type="float" office:value="0.735811956692487">
            <text:p>0.7358119567</text:p>
          </table:table-cell>
          <table:table-cell table:formula="of:=RAND()" office:value-type="float" office:value="0.190364033915102">
            <text:p>0.1903640339</text:p>
          </table:table-cell>
          <table:table-cell table:formula="of:=RAND()" office:value-type="float" office:value="0.705910294083878">
            <text:p>0.7059102941</text:p>
          </table:table-cell>
          <table:table-cell table:formula="of:=RAND()" office:value-type="float" office:value="0.334367604926229">
            <text:p>0.3343676049</text:p>
          </table:table-cell>
          <table:table-cell table:formula="of:=RAND()" office:value-type="float" office:value="0.867395134875551">
            <text:p>0.8673951349</text:p>
          </table:table-cell>
          <table:table-cell table:formula="of:=SUM([.B149:.M149])-6" office:value-type="float" office:value="0.926502150250599">
            <text:p>0.9265021503</text:p>
          </table:table-cell>
          <table:table-cell table:formula="of:=[.N149]-[.$G$6]" office:value-type="float" office:value="0.950243140784558">
            <text:p>0.9502431408</text:p>
          </table:table-cell>
          <table:table-cell table:formula="of:=[.O149]*[.O149]" office:value-type="float" office:value="0.902962026608101">
            <text:p>0.9029620266</text:p>
          </table:table-cell>
        </table:table-row>
        <table:table-row table:style-name="ro1">
          <table:table-cell/>
          <table:table-cell table:formula="of:=RAND()" office:value-type="float" office:value="0.48138685291633">
            <text:p>0.4813868529</text:p>
          </table:table-cell>
          <table:table-cell table:formula="of:=RAND()" office:value-type="float" office:value="0.775025527225807">
            <text:p>0.7750255272</text:p>
          </table:table-cell>
          <table:table-cell table:formula="of:=RAND()" office:value-type="float" office:value="0.59700987348333">
            <text:p>0.5970098735</text:p>
          </table:table-cell>
          <table:table-cell table:formula="of:=RAND()" office:value-type="float" office:value="0.252520120935515">
            <text:p>0.2525201209</text:p>
          </table:table-cell>
          <table:table-cell table:formula="of:=RAND()" office:value-type="float" office:value="0.292789864121005">
            <text:p>0.2927898641</text:p>
          </table:table-cell>
          <table:table-cell table:formula="of:=RAND()" office:value-type="float" office:value="0.27140418626368">
            <text:p>0.2714041863</text:p>
          </table:table-cell>
          <table:table-cell table:formula="of:=RAND()" office:value-type="float" office:value="0.812512557487935">
            <text:p>0.8125125575</text:p>
          </table:table-cell>
          <table:table-cell table:formula="of:=RAND()" office:value-type="float" office:value="0.0134164488408715">
            <text:p>0.0134164488</text:p>
          </table:table-cell>
          <table:table-cell table:formula="of:=RAND()" office:value-type="float" office:value="0.587190026650205">
            <text:p>0.5871900267</text:p>
          </table:table-cell>
          <table:table-cell table:formula="of:=RAND()" office:value-type="float" office:value="0.191729031736031">
            <text:p>0.1917290317</text:p>
          </table:table-cell>
          <table:table-cell table:formula="of:=RAND()" office:value-type="float" office:value="0.251783280400559">
            <text:p>0.2517832804</text:p>
          </table:table-cell>
          <table:table-cell table:formula="of:=RAND()" office:value-type="float" office:value="0.528300363337621">
            <text:p>0.5283003633</text:p>
          </table:table-cell>
          <table:table-cell table:formula="of:=SUM([.B150:.M150])-6" office:value-type="float" office:value="-0.94493186660111">
            <text:p>-0.9449318666</text:p>
          </table:table-cell>
          <table:table-cell table:formula="of:=[.N150]-[.$G$6]" office:value-type="float" office:value="-0.92119087606715">
            <text:p>-0.9211908761</text:p>
          </table:table-cell>
          <table:table-cell table:formula="of:=[.O150]*[.O150]" office:value-type="float" office:value="0.848592630149364">
            <text:p>0.8485926301</text:p>
          </table:table-cell>
        </table:table-row>
        <table:table-row table:style-name="ro1">
          <table:table-cell/>
          <table:table-cell table:formula="of:=RAND()" office:value-type="float" office:value="0.769855294376612">
            <text:p>0.7698552944</text:p>
          </table:table-cell>
          <table:table-cell table:formula="of:=RAND()" office:value-type="float" office:value="0.731015280820429">
            <text:p>0.7310152808</text:p>
          </table:table-cell>
          <table:table-cell table:formula="of:=RAND()" office:value-type="float" office:value="0.999144556699321">
            <text:p>0.9991445567</text:p>
          </table:table-cell>
          <table:table-cell table:formula="of:=RAND()" office:value-type="float" office:value="0.716059300350025">
            <text:p>0.7160593004</text:p>
          </table:table-cell>
          <table:table-cell table:formula="of:=RAND()" office:value-type="float" office:value="0.399861727375537">
            <text:p>0.3998617274</text:p>
          </table:table-cell>
          <table:table-cell table:formula="of:=RAND()" office:value-type="float" office:value="0.509435735177249">
            <text:p>0.5094357352</text:p>
          </table:table-cell>
          <table:table-cell table:formula="of:=RAND()" office:value-type="float" office:value="0.0618895906955004">
            <text:p>0.0618895907</text:p>
          </table:table-cell>
          <table:table-cell table:formula="of:=RAND()" office:value-type="float" office:value="0.232634987449273">
            <text:p>0.2326349874</text:p>
          </table:table-cell>
          <table:table-cell table:formula="of:=RAND()" office:value-type="float" office:value="0.917461822973564">
            <text:p>0.917461823</text:p>
          </table:table-cell>
          <table:table-cell table:formula="of:=RAND()" office:value-type="float" office:value="0.218686073552817">
            <text:p>0.2186860736</text:p>
          </table:table-cell>
          <table:table-cell table:formula="of:=RAND()" office:value-type="float" office:value="0.439556293422356">
            <text:p>0.4395562934</text:p>
          </table:table-cell>
          <table:table-cell table:formula="of:=RAND()" office:value-type="float" office:value="0.244562468724325">
            <text:p>0.2445624687</text:p>
          </table:table-cell>
          <table:table-cell table:formula="of:=SUM([.B151:.M151])-6" office:value-type="float" office:value="0.24016313161701">
            <text:p>0.2401631316</text:p>
          </table:table-cell>
          <table:table-cell table:formula="of:=[.N151]-[.$G$6]" office:value-type="float" office:value="0.263904122150969">
            <text:p>0.2639041222</text:p>
          </table:table-cell>
          <table:table-cell table:formula="of:=[.O151]*[.O151]" office:value-type="float" office:value="0.0696453856882734">
            <text:p>0.0696453857</text:p>
          </table:table-cell>
        </table:table-row>
        <table:table-row table:style-name="ro1">
          <table:table-cell/>
          <table:table-cell table:formula="of:=RAND()" office:value-type="float" office:value="0.0543296567630023">
            <text:p>0.0543296568</text:p>
          </table:table-cell>
          <table:table-cell table:formula="of:=RAND()" office:value-type="float" office:value="0.841551253106445">
            <text:p>0.8415512531</text:p>
          </table:table-cell>
          <table:table-cell table:formula="of:=RAND()" office:value-type="float" office:value="0.357362929033115">
            <text:p>0.357362929</text:p>
          </table:table-cell>
          <table:table-cell table:formula="of:=RAND()" office:value-type="float" office:value="0.511638013878837">
            <text:p>0.5116380139</text:p>
          </table:table-cell>
          <table:table-cell table:formula="of:=RAND()" office:value-type="float" office:value="0.438701772363856">
            <text:p>0.4387017724</text:p>
          </table:table-cell>
          <table:table-cell table:formula="of:=RAND()" office:value-type="float" office:value="0.636012410046533">
            <text:p>0.63601241</text:p>
          </table:table-cell>
          <table:table-cell table:formula="of:=RAND()" office:value-type="float" office:value="0.240861149737611">
            <text:p>0.2408611497</text:p>
          </table:table-cell>
          <table:table-cell table:formula="of:=RAND()" office:value-type="float" office:value="0.340536962030455">
            <text:p>0.340536962</text:p>
          </table:table-cell>
          <table:table-cell table:formula="of:=RAND()" office:value-type="float" office:value="0.493894336977974">
            <text:p>0.493894337</text:p>
          </table:table-cell>
          <table:table-cell table:formula="of:=RAND()" office:value-type="float" office:value="0.642964565660805">
            <text:p>0.6429645657</text:p>
          </table:table-cell>
          <table:table-cell table:formula="of:=RAND()" office:value-type="float" office:value="0.0289300987496972">
            <text:p>0.0289300987</text:p>
          </table:table-cell>
          <table:table-cell table:formula="of:=RAND()" office:value-type="float" office:value="0.375708403531462">
            <text:p>0.3757084035</text:p>
          </table:table-cell>
          <table:table-cell table:formula="of:=SUM([.B152:.M152])-6" office:value-type="float" office:value="-1.03750844812021">
            <text:p>-1.0375084481</text:p>
          </table:table-cell>
          <table:table-cell table:formula="of:=[.N152]-[.$G$6]" office:value-type="float" office:value="-1.01376745758625">
            <text:p>-1.0137674576</text:p>
          </table:table-cell>
          <table:table-cell table:formula="of:=[.O152]*[.O152]" office:value-type="float" office:value="1.02772445806088">
            <text:p>1.0277244581</text:p>
          </table:table-cell>
        </table:table-row>
        <table:table-row table:style-name="ro1">
          <table:table-cell/>
          <table:table-cell table:formula="of:=RAND()" office:value-type="float" office:value="0.603260145056993">
            <text:p>0.6032601451</text:p>
          </table:table-cell>
          <table:table-cell table:formula="of:=RAND()" office:value-type="float" office:value="0.568942433455959">
            <text:p>0.5689424335</text:p>
          </table:table-cell>
          <table:table-cell table:formula="of:=RAND()" office:value-type="float" office:value="0.21183972293511">
            <text:p>0.2118397229</text:p>
          </table:table-cell>
          <table:table-cell table:formula="of:=RAND()" office:value-type="float" office:value="0.663254556013271">
            <text:p>0.663254556</text:p>
          </table:table-cell>
          <table:table-cell table:formula="of:=RAND()" office:value-type="float" office:value="0.639446032699198">
            <text:p>0.6394460327</text:p>
          </table:table-cell>
          <table:table-cell table:formula="of:=RAND()" office:value-type="float" office:value="0.304434486897662">
            <text:p>0.3044344869</text:p>
          </table:table-cell>
          <table:table-cell table:formula="of:=RAND()" office:value-type="float" office:value="0.989612177480012">
            <text:p>0.9896121775</text:p>
          </table:table-cell>
          <table:table-cell table:formula="of:=RAND()" office:value-type="float" office:value="0.211583703756332">
            <text:p>0.2115837038</text:p>
          </table:table-cell>
          <table:table-cell table:formula="of:=RAND()" office:value-type="float" office:value="0.775132448878139">
            <text:p>0.7751324489</text:p>
          </table:table-cell>
          <table:table-cell table:formula="of:=RAND()" office:value-type="float" office:value="0.0170669814106077">
            <text:p>0.0170669814</text:p>
          </table:table-cell>
          <table:table-cell table:formula="of:=RAND()" office:value-type="float" office:value="0.101270006969571">
            <text:p>0.101270007</text:p>
          </table:table-cell>
          <table:table-cell table:formula="of:=RAND()" office:value-type="float" office:value="0.120705136563629">
            <text:p>0.1207051366</text:p>
          </table:table-cell>
          <table:table-cell table:formula="of:=SUM([.B153:.M153])-6" office:value-type="float" office:value="-0.793452167883515">
            <text:p>-0.7934521679</text:p>
          </table:table-cell>
          <table:table-cell table:formula="of:=[.N153]-[.$G$6]" office:value-type="float" office:value="-0.769711177349556">
            <text:p>-0.7697111773</text:p>
          </table:table-cell>
          <table:table-cell table:formula="of:=[.O153]*[.O153]" office:value-type="float" office:value="0.59245529653684">
            <text:p>0.5924552965</text:p>
          </table:table-cell>
        </table:table-row>
        <table:table-row table:style-name="ro1">
          <table:table-cell/>
          <table:table-cell table:formula="of:=RAND()" office:value-type="float" office:value="0.327858184929937">
            <text:p>0.3278581849</text:p>
          </table:table-cell>
          <table:table-cell table:formula="of:=RAND()" office:value-type="float" office:value="0.874906862387434">
            <text:p>0.8749068624</text:p>
          </table:table-cell>
          <table:table-cell table:formula="of:=RAND()" office:value-type="float" office:value="0.358210038626567">
            <text:p>0.3582100386</text:p>
          </table:table-cell>
          <table:table-cell table:formula="of:=RAND()" office:value-type="float" office:value="0.924414799315855">
            <text:p>0.9244147993</text:p>
          </table:table-cell>
          <table:table-cell table:formula="of:=RAND()" office:value-type="float" office:value="0.85056644375436">
            <text:p>0.8505664438</text:p>
          </table:table-cell>
          <table:table-cell table:formula="of:=RAND()" office:value-type="float" office:value="0.396166179096326">
            <text:p>0.3961661791</text:p>
          </table:table-cell>
          <table:table-cell table:formula="of:=RAND()" office:value-type="float" office:value="0.533338519977406">
            <text:p>0.53333852</text:p>
          </table:table-cell>
          <table:table-cell table:formula="of:=RAND()" office:value-type="float" office:value="0.0332536913920194">
            <text:p>0.0332536914</text:p>
          </table:table-cell>
          <table:table-cell table:formula="of:=RAND()" office:value-type="float" office:value="0.516352829989046">
            <text:p>0.51635283</text:p>
          </table:table-cell>
          <table:table-cell table:formula="of:=RAND()" office:value-type="float" office:value="0.180829421849921">
            <text:p>0.1808294218</text:p>
          </table:table-cell>
          <table:table-cell table:formula="of:=RAND()" office:value-type="float" office:value="0.475130422273651">
            <text:p>0.4751304223</text:p>
          </table:table-cell>
          <table:table-cell table:formula="of:=RAND()" office:value-type="float" office:value="0.482820879435167">
            <text:p>0.4828208794</text:p>
          </table:table-cell>
          <table:table-cell table:formula="of:=SUM([.B154:.M154])-6" office:value-type="float" office:value="-0.0461517269723117">
            <text:p>-0.046151727</text:p>
          </table:table-cell>
          <table:table-cell table:formula="of:=[.N154]-[.$G$6]" office:value-type="float" office:value="-0.0224107364383526">
            <text:p>-0.0224107364</text:p>
          </table:table-cell>
          <table:table-cell table:formula="of:=[.O154]*[.O154]" office:value-type="float" office:value="0.000502241107709306">
            <text:p>0.0005022411</text:p>
          </table:table-cell>
        </table:table-row>
        <table:table-row table:style-name="ro1">
          <table:table-cell/>
          <table:table-cell table:formula="of:=RAND()" office:value-type="float" office:value="0.817768214968964">
            <text:p>0.817768215</text:p>
          </table:table-cell>
          <table:table-cell table:formula="of:=RAND()" office:value-type="float" office:value="0.243998623918742">
            <text:p>0.2439986239</text:p>
          </table:table-cell>
          <table:table-cell table:formula="of:=RAND()" office:value-type="float" office:value="0.88286358024925">
            <text:p>0.8828635802</text:p>
          </table:table-cell>
          <table:table-cell table:formula="of:=RAND()" office:value-type="float" office:value="0.94077339861542">
            <text:p>0.9407733986</text:p>
          </table:table-cell>
          <table:table-cell table:formula="of:=RAND()" office:value-type="float" office:value="0.88648071535863">
            <text:p>0.8864807154</text:p>
          </table:table-cell>
          <table:table-cell table:formula="of:=RAND()" office:value-type="float" office:value="0.32439717813395">
            <text:p>0.3243971781</text:p>
          </table:table-cell>
          <table:table-cell table:formula="of:=RAND()" office:value-type="float" office:value="0.51673281006515">
            <text:p>0.5167328101</text:p>
          </table:table-cell>
          <table:table-cell table:formula="of:=RAND()" office:value-type="float" office:value="0.229985494865105">
            <text:p>0.2299854949</text:p>
          </table:table-cell>
          <table:table-cell table:formula="of:=RAND()" office:value-type="float" office:value="0.807953914394602">
            <text:p>0.8079539144</text:p>
          </table:table-cell>
          <table:table-cell table:formula="of:=RAND()" office:value-type="float" office:value="0.01206985861063">
            <text:p>0.0120698586</text:p>
          </table:table-cell>
          <table:table-cell table:formula="of:=RAND()" office:value-type="float" office:value="0.829741680296138">
            <text:p>0.8297416803</text:p>
          </table:table-cell>
          <table:table-cell table:formula="of:=RAND()" office:value-type="float" office:value="0.180350289214402">
            <text:p>0.1803502892</text:p>
          </table:table-cell>
          <table:table-cell table:formula="of:=SUM([.B155:.M155])-6" office:value-type="float" office:value="0.673115758690983">
            <text:p>0.6731157587</text:p>
          </table:table-cell>
          <table:table-cell table:formula="of:=[.N155]-[.$G$6]" office:value-type="float" office:value="0.696856749224942">
            <text:p>0.6968567492</text:p>
          </table:table-cell>
          <table:table-cell table:formula="of:=[.O155]*[.O155]" office:value-type="float" office:value="0.485609328940354">
            <text:p>0.4856093289</text:p>
          </table:table-cell>
        </table:table-row>
        <table:table-row table:style-name="ro1">
          <table:table-cell/>
          <table:table-cell table:formula="of:=RAND()" office:value-type="float" office:value="0.127724090823904">
            <text:p>0.1277240908</text:p>
          </table:table-cell>
          <table:table-cell table:formula="of:=RAND()" office:value-type="float" office:value="0.783454938791692">
            <text:p>0.7834549388</text:p>
          </table:table-cell>
          <table:table-cell table:formula="of:=RAND()" office:value-type="float" office:value="0.809825869044289">
            <text:p>0.809825869</text:p>
          </table:table-cell>
          <table:table-cell table:formula="of:=RAND()" office:value-type="float" office:value="0.573905445868149">
            <text:p>0.5739054459</text:p>
          </table:table-cell>
          <table:table-cell table:formula="of:=RAND()" office:value-type="float" office:value="0.519899972015992">
            <text:p>0.519899972</text:p>
          </table:table-cell>
          <table:table-cell table:formula="of:=RAND()" office:value-type="float" office:value="0.181775464676321">
            <text:p>0.1817754647</text:p>
          </table:table-cell>
          <table:table-cell table:formula="of:=RAND()" office:value-type="float" office:value="0.213263232260942">
            <text:p>0.2132632323</text:p>
          </table:table-cell>
          <table:table-cell table:formula="of:=RAND()" office:value-type="float" office:value="0.432005020556971">
            <text:p>0.4320050206</text:p>
          </table:table-cell>
          <table:table-cell table:formula="of:=RAND()" office:value-type="float" office:value="0.993282205658034">
            <text:p>0.9932822057</text:p>
          </table:table-cell>
          <table:table-cell table:formula="of:=RAND()" office:value-type="float" office:value="0.667591707780957">
            <text:p>0.6675917078</text:p>
          </table:table-cell>
          <table:table-cell table:formula="of:=RAND()" office:value-type="float" office:value="0.414389320649207">
            <text:p>0.4143893206</text:p>
          </table:table-cell>
          <table:table-cell table:formula="of:=RAND()" office:value-type="float" office:value="0.611179161584005">
            <text:p>0.6111791616</text:p>
          </table:table-cell>
          <table:table-cell table:formula="of:=SUM([.B156:.M156])-6" office:value-type="float" office:value="0.328296429710463">
            <text:p>0.3282964297</text:p>
          </table:table-cell>
          <table:table-cell table:formula="of:=[.N156]-[.$G$6]" office:value-type="float" office:value="0.352037420244422">
            <text:p>0.3520374202</text:p>
          </table:table-cell>
          <table:table-cell table:formula="of:=[.O156]*[.O156]" office:value-type="float" office:value="0.123930345252348">
            <text:p>0.1239303453</text:p>
          </table:table-cell>
        </table:table-row>
        <table:table-row table:style-name="ro1">
          <table:table-cell/>
          <table:table-cell table:formula="of:=RAND()" office:value-type="float" office:value="0.177420259220526">
            <text:p>0.1774202592</text:p>
          </table:table-cell>
          <table:table-cell table:formula="of:=RAND()" office:value-type="float" office:value="0.533241603756323">
            <text:p>0.5332416038</text:p>
          </table:table-cell>
          <table:table-cell table:formula="of:=RAND()" office:value-type="float" office:value="0.140068109845743">
            <text:p>0.1400681098</text:p>
          </table:table-cell>
          <table:table-cell table:formula="of:=RAND()" office:value-type="float" office:value="0.72022027336061">
            <text:p>0.7202202734</text:p>
          </table:table-cell>
          <table:table-cell table:formula="of:=RAND()" office:value-type="float" office:value="0.256963614374399">
            <text:p>0.2569636144</text:p>
          </table:table-cell>
          <table:table-cell table:formula="of:=RAND()" office:value-type="float" office:value="0.478776185307652">
            <text:p>0.4787761853</text:p>
          </table:table-cell>
          <table:table-cell table:formula="of:=RAND()" office:value-type="float" office:value="0.841568538919091">
            <text:p>0.8415685389</text:p>
          </table:table-cell>
          <table:table-cell table:formula="of:=RAND()" office:value-type="float" office:value="0.0887854448519647">
            <text:p>0.0887854449</text:p>
          </table:table-cell>
          <table:table-cell table:formula="of:=RAND()" office:value-type="float" office:value="0.893459325889125">
            <text:p>0.8934593259</text:p>
          </table:table-cell>
          <table:table-cell table:formula="of:=RAND()" office:value-type="float" office:value="0.183049918618053">
            <text:p>0.1830499186</text:p>
          </table:table-cell>
          <table:table-cell table:formula="of:=RAND()" office:value-type="float" office:value="0.919007281539962">
            <text:p>0.9190072815</text:p>
          </table:table-cell>
          <table:table-cell table:formula="of:=RAND()" office:value-type="float" office:value="0.641434795688838">
            <text:p>0.6414347957</text:p>
          </table:table-cell>
          <table:table-cell table:formula="of:=SUM([.B157:.M157])-6" office:value-type="float" office:value="-0.126004648627713">
            <text:p>-0.1260046486</text:p>
          </table:table-cell>
          <table:table-cell table:formula="of:=[.N157]-[.$G$6]" office:value-type="float" office:value="-0.102263658093754">
            <text:p>-0.1022636581</text:p>
          </table:table-cell>
          <table:table-cell table:formula="of:=[.O157]*[.O157]" office:value-type="float" office:value="0.0104578557667163">
            <text:p>0.0104578558</text:p>
          </table:table-cell>
        </table:table-row>
        <table:table-row table:style-name="ro1">
          <table:table-cell/>
          <table:table-cell table:formula="of:=RAND()" office:value-type="float" office:value="0.935719390632585">
            <text:p>0.9357193906</text:p>
          </table:table-cell>
          <table:table-cell table:formula="of:=RAND()" office:value-type="float" office:value="0.288312757154927">
            <text:p>0.2883127572</text:p>
          </table:table-cell>
          <table:table-cell table:formula="of:=RAND()" office:value-type="float" office:value="0.396426665363833">
            <text:p>0.3964266654</text:p>
          </table:table-cell>
          <table:table-cell table:formula="of:=RAND()" office:value-type="float" office:value="0.32260315772146">
            <text:p>0.3226031577</text:p>
          </table:table-cell>
          <table:table-cell table:formula="of:=RAND()" office:value-type="float" office:value="0.389654749305919">
            <text:p>0.3896547493</text:p>
          </table:table-cell>
          <table:table-cell table:formula="of:=RAND()" office:value-type="float" office:value="0.447059627389535">
            <text:p>0.4470596274</text:p>
          </table:table-cell>
          <table:table-cell table:formula="of:=RAND()" office:value-type="float" office:value="0.762048022123054">
            <text:p>0.7620480221</text:p>
          </table:table-cell>
          <table:table-cell table:formula="of:=RAND()" office:value-type="float" office:value="0.0944848803337663">
            <text:p>0.0944848803</text:p>
          </table:table-cell>
          <table:table-cell table:formula="of:=RAND()" office:value-type="float" office:value="0.975424214731902">
            <text:p>0.9754242147</text:p>
          </table:table-cell>
          <table:table-cell table:formula="of:=RAND()" office:value-type="float" office:value="0.163104022853076">
            <text:p>0.1631040229</text:p>
          </table:table-cell>
          <table:table-cell table:formula="of:=RAND()" office:value-type="float" office:value="0.873381559737027">
            <text:p>0.8733815597</text:p>
          </table:table-cell>
          <table:table-cell table:formula="of:=RAND()" office:value-type="float" office:value="0.306269698776305">
            <text:p>0.3062696988</text:p>
          </table:table-cell>
          <table:table-cell table:formula="of:=SUM([.B158:.M158])-6" office:value-type="float" office:value="-0.0455112538766116">
            <text:p>-0.0455112539</text:p>
          </table:table-cell>
          <table:table-cell table:formula="of:=[.N158]-[.$G$6]" office:value-type="float" office:value="-0.0217702633426525">
            <text:p>-0.0217702633</text:p>
          </table:table-cell>
          <table:table-cell table:formula="of:=[.O158]*[.O158]" office:value-type="float" office:value="0.000473944366008438">
            <text:p>0.0004739444</text:p>
          </table:table-cell>
        </table:table-row>
        <table:table-row table:style-name="ro1">
          <table:table-cell/>
          <table:table-cell table:formula="of:=RAND()" office:value-type="float" office:value="0.553801736794412">
            <text:p>0.5538017368</text:p>
          </table:table-cell>
          <table:table-cell table:formula="of:=RAND()" office:value-type="float" office:value="0.634922198951244">
            <text:p>0.634922199</text:p>
          </table:table-cell>
          <table:table-cell table:formula="of:=RAND()" office:value-type="float" office:value="0.938565481221303">
            <text:p>0.9385654812</text:p>
          </table:table-cell>
          <table:table-cell table:formula="of:=RAND()" office:value-type="float" office:value="0.99294358631596">
            <text:p>0.9929435863</text:p>
          </table:table-cell>
          <table:table-cell table:formula="of:=RAND()" office:value-type="float" office:value="0.628716913284734">
            <text:p>0.6287169133</text:p>
          </table:table-cell>
          <table:table-cell table:formula="of:=RAND()" office:value-type="float" office:value="0.218585813418031">
            <text:p>0.2185858134</text:p>
          </table:table-cell>
          <table:table-cell table:formula="of:=RAND()" office:value-type="float" office:value="0.324272809084505">
            <text:p>0.3242728091</text:p>
          </table:table-cell>
          <table:table-cell table:formula="of:=RAND()" office:value-type="float" office:value="0.0536900095175952">
            <text:p>0.0536900095</text:p>
          </table:table-cell>
          <table:table-cell table:formula="of:=RAND()" office:value-type="float" office:value="0.308897757204249">
            <text:p>0.3088977572</text:p>
          </table:table-cell>
          <table:table-cell table:formula="of:=RAND()" office:value-type="float" office:value="0.853296593064442">
            <text:p>0.8532965931</text:p>
          </table:table-cell>
          <table:table-cell table:formula="of:=RAND()" office:value-type="float" office:value="0.296888291370124">
            <text:p>0.2968882914</text:p>
          </table:table-cell>
          <table:table-cell table:formula="of:=RAND()" office:value-type="float" office:value="0.783939786953852">
            <text:p>0.783939787</text:p>
          </table:table-cell>
          <table:table-cell table:formula="of:=SUM([.B159:.M159])-6" office:value-type="float" office:value="0.588520977180451">
            <text:p>0.5885209772</text:p>
          </table:table-cell>
          <table:table-cell table:formula="of:=[.N159]-[.$G$6]" office:value-type="float" office:value="0.61226196771441">
            <text:p>0.6122619677</text:p>
          </table:table-cell>
          <table:table-cell table:formula="of:=[.O159]*[.O159]" office:value-type="float" office:value="0.374864717109522">
            <text:p>0.3748647171</text:p>
          </table:table-cell>
        </table:table-row>
        <table:table-row table:style-name="ro1">
          <table:table-cell/>
          <table:table-cell table:formula="of:=RAND()" office:value-type="float" office:value="0.101143057225272">
            <text:p>0.1011430572</text:p>
          </table:table-cell>
          <table:table-cell table:formula="of:=RAND()" office:value-type="float" office:value="0.446267577353865">
            <text:p>0.4462675774</text:p>
          </table:table-cell>
          <table:table-cell table:formula="of:=RAND()" office:value-type="float" office:value="0.0440335622988641">
            <text:p>0.0440335623</text:p>
          </table:table-cell>
          <table:table-cell table:formula="of:=RAND()" office:value-type="float" office:value="0.187146582873538">
            <text:p>0.1871465829</text:p>
          </table:table-cell>
          <table:table-cell table:formula="of:=RAND()" office:value-type="float" office:value="0.255732572404668">
            <text:p>0.2557325724</text:p>
          </table:table-cell>
          <table:table-cell table:formula="of:=RAND()" office:value-type="float" office:value="0.689725276082754">
            <text:p>0.6897252761</text:p>
          </table:table-cell>
          <table:table-cell table:formula="of:=RAND()" office:value-type="float" office:value="0.326851055957377">
            <text:p>0.326851056</text:p>
          </table:table-cell>
          <table:table-cell table:formula="of:=RAND()" office:value-type="float" office:value="0.897265630541369">
            <text:p>0.8972656305</text:p>
          </table:table-cell>
          <table:table-cell table:formula="of:=RAND()" office:value-type="float" office:value="0.161803740542382">
            <text:p>0.1618037405</text:p>
          </table:table-cell>
          <table:table-cell table:formula="of:=RAND()" office:value-type="float" office:value="0.61577258631587">
            <text:p>0.6157725863</text:p>
          </table:table-cell>
          <table:table-cell table:formula="of:=RAND()" office:value-type="float" office:value="0.232547684572637">
            <text:p>0.2325476846</text:p>
          </table:table-cell>
          <table:table-cell table:formula="of:=RAND()" office:value-type="float" office:value="0.408692758530378">
            <text:p>0.4086927585</text:p>
          </table:table-cell>
          <table:table-cell table:formula="of:=SUM([.B160:.M160])-6" office:value-type="float" office:value="-1.63301791530103">
            <text:p>-1.6330179153</text:p>
          </table:table-cell>
          <table:table-cell table:formula="of:=[.N160]-[.$G$6]" office:value-type="float" office:value="-1.60927692476707">
            <text:p>-1.6092769248</text:p>
          </table:table-cell>
          <table:table-cell table:formula="of:=[.O160]*[.O160]" office:value-type="float" office:value="2.58977222058774">
            <text:p>2.5897722206</text:p>
          </table:table-cell>
        </table:table-row>
        <table:table-row table:style-name="ro1">
          <table:table-cell/>
          <table:table-cell table:formula="of:=RAND()" office:value-type="float" office:value="0.485190291656181">
            <text:p>0.4851902917</text:p>
          </table:table-cell>
          <table:table-cell table:formula="of:=RAND()" office:value-type="float" office:value="0.682442054385319">
            <text:p>0.6824420544</text:p>
          </table:table-cell>
          <table:table-cell table:formula="of:=RAND()" office:value-type="float" office:value="0.110089960275218">
            <text:p>0.1100899603</text:p>
          </table:table-cell>
          <table:table-cell table:formula="of:=RAND()" office:value-type="float" office:value="0.20166725339368">
            <text:p>0.2016672534</text:p>
          </table:table-cell>
          <table:table-cell table:formula="of:=RAND()" office:value-type="float" office:value="0.623768159421161">
            <text:p>0.6237681594</text:p>
          </table:table-cell>
          <table:table-cell table:formula="of:=RAND()" office:value-type="float" office:value="0.625632500974461">
            <text:p>0.625632501</text:p>
          </table:table-cell>
          <table:table-cell table:formula="of:=RAND()" office:value-type="float" office:value="0.594729207223281">
            <text:p>0.5947292072</text:p>
          </table:table-cell>
          <table:table-cell table:formula="of:=RAND()" office:value-type="float" office:value="0.767415384296328">
            <text:p>0.7674153843</text:p>
          </table:table-cell>
          <table:table-cell table:formula="of:=RAND()" office:value-type="float" office:value="0.185927950311452">
            <text:p>0.1859279503</text:p>
          </table:table-cell>
          <table:table-cell table:formula="of:=RAND()" office:value-type="float" office:value="0.815927378367633">
            <text:p>0.8159273784</text:p>
          </table:table-cell>
          <table:table-cell table:formula="of:=RAND()" office:value-type="float" office:value="0.448918548412621">
            <text:p>0.4489185484</text:p>
          </table:table-cell>
          <table:table-cell table:formula="of:=RAND()" office:value-type="float" office:value="0.403398179914802">
            <text:p>0.4033981799</text:p>
          </table:table-cell>
          <table:table-cell table:formula="of:=SUM([.B161:.M161])-6" office:value-type="float" office:value="-0.0548931313678622">
            <text:p>-0.0548931314</text:p>
          </table:table-cell>
          <table:table-cell table:formula="of:=[.N161]-[.$G$6]" office:value-type="float" office:value="-0.0311521408339031">
            <text:p>-0.0311521408</text:p>
          </table:table-cell>
          <table:table-cell table:formula="of:=[.O161]*[.O161]" office:value-type="float" office:value="0.000970455878535333">
            <text:p>0.0009704559</text:p>
          </table:table-cell>
        </table:table-row>
        <table:table-row table:style-name="ro1">
          <table:table-cell/>
          <table:table-cell table:formula="of:=RAND()" office:value-type="float" office:value="0.451897385763004">
            <text:p>0.4518973858</text:p>
          </table:table-cell>
          <table:table-cell table:formula="of:=RAND()" office:value-type="float" office:value="0.199576330604032">
            <text:p>0.1995763306</text:p>
          </table:table-cell>
          <table:table-cell table:formula="of:=RAND()" office:value-type="float" office:value="0.0385479889810085">
            <text:p>0.038547989</text:p>
          </table:table-cell>
          <table:table-cell table:formula="of:=RAND()" office:value-type="float" office:value="0.141363835893571">
            <text:p>0.1413638359</text:p>
          </table:table-cell>
          <table:table-cell table:formula="of:=RAND()" office:value-type="float" office:value="0.41069638566114">
            <text:p>0.4106963857</text:p>
          </table:table-cell>
          <table:table-cell table:formula="of:=RAND()" office:value-type="float" office:value="0.152779375202954">
            <text:p>0.1527793752</text:p>
          </table:table-cell>
          <table:table-cell table:formula="of:=RAND()" office:value-type="float" office:value="0.0278215291909873">
            <text:p>0.0278215292</text:p>
          </table:table-cell>
          <table:table-cell table:formula="of:=RAND()" office:value-type="float" office:value="0.566628448897973">
            <text:p>0.5666284489</text:p>
          </table:table-cell>
          <table:table-cell table:formula="of:=RAND()" office:value-type="float" office:value="0.0380766720045358">
            <text:p>0.038076672</text:p>
          </table:table-cell>
          <table:table-cell table:formula="of:=RAND()" office:value-type="float" office:value="0.927021282492206">
            <text:p>0.9270212825</text:p>
          </table:table-cell>
          <table:table-cell table:formula="of:=RAND()" office:value-type="float" office:value="0.188743912149221">
            <text:p>0.1887439121</text:p>
          </table:table-cell>
          <table:table-cell table:formula="of:=RAND()" office:value-type="float" office:value="0.529794988920912">
            <text:p>0.5297949889</text:p>
          </table:table-cell>
          <table:table-cell table:formula="of:=SUM([.B162:.M162])-6" office:value-type="float" office:value="-2.32705186423846">
            <text:p>-2.3270518642</text:p>
          </table:table-cell>
          <table:table-cell table:formula="of:=[.N162]-[.$G$6]" office:value-type="float" office:value="-2.3033108737045">
            <text:p>-2.3033108737</text:p>
          </table:table-cell>
          <table:table-cell table:formula="of:=[.O162]*[.O162]" office:value-type="float" office:value="5.30524098092537">
            <text:p>5.3052409809</text:p>
          </table:table-cell>
        </table:table-row>
        <table:table-row table:style-name="ro1">
          <table:table-cell/>
          <table:table-cell table:formula="of:=RAND()" office:value-type="float" office:value="0.67350393999368">
            <text:p>0.67350394</text:p>
          </table:table-cell>
          <table:table-cell table:formula="of:=RAND()" office:value-type="float" office:value="0.391136967111379">
            <text:p>0.3911369671</text:p>
          </table:table-cell>
          <table:table-cell table:formula="of:=RAND()" office:value-type="float" office:value="0.93808045424521">
            <text:p>0.9380804542</text:p>
          </table:table-cell>
          <table:table-cell table:formula="of:=RAND()" office:value-type="float" office:value="0.840766193345189">
            <text:p>0.8407661933</text:p>
          </table:table-cell>
          <table:table-cell table:formula="of:=RAND()" office:value-type="float" office:value="0.826892420416698">
            <text:p>0.8268924204</text:p>
          </table:table-cell>
          <table:table-cell table:formula="of:=RAND()" office:value-type="float" office:value="0.863544528372586">
            <text:p>0.8635445284</text:p>
          </table:table-cell>
          <table:table-cell table:formula="of:=RAND()" office:value-type="float" office:value="0.385151188354939">
            <text:p>0.3851511884</text:p>
          </table:table-cell>
          <table:table-cell table:formula="of:=RAND()" office:value-type="float" office:value="0.882198204053566">
            <text:p>0.8821982041</text:p>
          </table:table-cell>
          <table:table-cell table:formula="of:=RAND()" office:value-type="float" office:value="0.151604284532368">
            <text:p>0.1516042845</text:p>
          </table:table-cell>
          <table:table-cell table:formula="of:=RAND()" office:value-type="float" office:value="0.672960165888071">
            <text:p>0.6729601659</text:p>
          </table:table-cell>
          <table:table-cell table:formula="of:=RAND()" office:value-type="float" office:value="0.473139625974">
            <text:p>0.473139626</text:p>
          </table:table-cell>
          <table:table-cell table:formula="of:=RAND()" office:value-type="float" office:value="0.388539690291509">
            <text:p>0.3885396903</text:p>
          </table:table-cell>
          <table:table-cell table:formula="of:=SUM([.B163:.M163])-6" office:value-type="float" office:value="1.48751766257919">
            <text:p>1.4875176626</text:p>
          </table:table-cell>
          <table:table-cell table:formula="of:=[.N163]-[.$G$6]" office:value-type="float" office:value="1.51125865311315">
            <text:p>1.5112586531</text:p>
          </table:table-cell>
          <table:table-cell table:formula="of:=[.O163]*[.O163]" office:value-type="float" office:value="2.28390271660938">
            <text:p>2.2839027166</text:p>
          </table:table-cell>
        </table:table-row>
        <table:table-row table:style-name="ro1">
          <table:table-cell/>
          <table:table-cell table:formula="of:=RAND()" office:value-type="float" office:value="0.333401577314362">
            <text:p>0.3334015773</text:p>
          </table:table-cell>
          <table:table-cell table:formula="of:=RAND()" office:value-type="float" office:value="0.951184168225154">
            <text:p>0.9511841682</text:p>
          </table:table-cell>
          <table:table-cell table:formula="of:=RAND()" office:value-type="float" office:value="0.461307830410078">
            <text:p>0.4613078304</text:p>
          </table:table-cell>
          <table:table-cell table:formula="of:=RAND()" office:value-type="float" office:value="0.375489502679557">
            <text:p>0.3754895027</text:p>
          </table:table-cell>
          <table:table-cell table:formula="of:=RAND()" office:value-type="float" office:value="0.971515865763649">
            <text:p>0.9715158658</text:p>
          </table:table-cell>
          <table:table-cell table:formula="of:=RAND()" office:value-type="float" office:value="0.44424715009518">
            <text:p>0.4442471501</text:p>
          </table:table-cell>
          <table:table-cell table:formula="of:=RAND()" office:value-type="float" office:value="0.868387081194669">
            <text:p>0.8683870812</text:p>
          </table:table-cell>
          <table:table-cell table:formula="of:=RAND()" office:value-type="float" office:value="0.416203918168321">
            <text:p>0.4162039182</text:p>
          </table:table-cell>
          <table:table-cell table:formula="of:=RAND()" office:value-type="float" office:value="0.19295297563076">
            <text:p>0.1929529756</text:p>
          </table:table-cell>
          <table:table-cell table:formula="of:=RAND()" office:value-type="float" office:value="0.806459946557879">
            <text:p>0.8064599466</text:p>
          </table:table-cell>
          <table:table-cell table:formula="of:=RAND()" office:value-type="float" office:value="0.264450642513111">
            <text:p>0.2644506425</text:p>
          </table:table-cell>
          <table:table-cell table:formula="of:=RAND()" office:value-type="float" office:value="0.0949409136082977">
            <text:p>0.0949409136</text:p>
          </table:table-cell>
          <table:table-cell table:formula="of:=SUM([.B164:.M164])-6" office:value-type="float" office:value="0.180541572161019">
            <text:p>0.1805415722</text:p>
          </table:table-cell>
          <table:table-cell table:formula="of:=[.N164]-[.$G$6]" office:value-type="float" office:value="0.204282562694978">
            <text:p>0.2042825627</text:p>
          </table:table-cell>
          <table:table-cell table:formula="of:=[.O164]*[.O164]" office:value-type="float" office:value="0.0417313654212276">
            <text:p>0.0417313654</text:p>
          </table:table-cell>
        </table:table-row>
        <table:table-row table:style-name="ro1">
          <table:table-cell/>
          <table:table-cell table:formula="of:=RAND()" office:value-type="float" office:value="0.497338329907507">
            <text:p>0.4973383299</text:p>
          </table:table-cell>
          <table:table-cell table:formula="of:=RAND()" office:value-type="float" office:value="0.655306334374473">
            <text:p>0.6553063344</text:p>
          </table:table-cell>
          <table:table-cell table:formula="of:=RAND()" office:value-type="float" office:value="0.906965855974704">
            <text:p>0.906965856</text:p>
          </table:table-cell>
          <table:table-cell table:formula="of:=RAND()" office:value-type="float" office:value="0.587824857095256">
            <text:p>0.5878248571</text:p>
          </table:table-cell>
          <table:table-cell table:formula="of:=RAND()" office:value-type="float" office:value="0.267365239560604">
            <text:p>0.2673652396</text:p>
          </table:table-cell>
          <table:table-cell table:formula="of:=RAND()" office:value-type="float" office:value="0.567639576271176">
            <text:p>0.5676395763</text:p>
          </table:table-cell>
          <table:table-cell table:formula="of:=RAND()" office:value-type="float" office:value="0.71044619823806">
            <text:p>0.7104461982</text:p>
          </table:table-cell>
          <table:table-cell table:formula="of:=RAND()" office:value-type="float" office:value="0.875975686591119">
            <text:p>0.8759756866</text:p>
          </table:table-cell>
          <table:table-cell table:formula="of:=RAND()" office:value-type="float" office:value="0.720713057089597">
            <text:p>0.7207130571</text:p>
          </table:table-cell>
          <table:table-cell table:formula="of:=RAND()" office:value-type="float" office:value="0.673290196340531">
            <text:p>0.6732901963</text:p>
          </table:table-cell>
          <table:table-cell table:formula="of:=RAND()" office:value-type="float" office:value="0.0652619083411992">
            <text:p>0.0652619083</text:p>
          </table:table-cell>
          <table:table-cell table:formula="of:=RAND()" office:value-type="float" office:value="0.205151151865721">
            <text:p>0.2051511519</text:p>
          </table:table-cell>
          <table:table-cell table:formula="of:=SUM([.B165:.M165])-6" office:value-type="float" office:value="0.733278391649947">
            <text:p>0.7332783916</text:p>
          </table:table-cell>
          <table:table-cell table:formula="of:=[.N165]-[.$G$6]" office:value-type="float" office:value="0.757019382183906">
            <text:p>0.7570193822</text:p>
          </table:table-cell>
          <table:table-cell table:formula="of:=[.O165]*[.O165]" office:value-type="float" office:value="0.573078345002102">
            <text:p>0.573078345</text:p>
          </table:table-cell>
        </table:table-row>
        <table:table-row table:style-name="ro1">
          <table:table-cell/>
          <table:table-cell table:formula="of:=RAND()" office:value-type="float" office:value="0.618590526981279">
            <text:p>0.618590527</text:p>
          </table:table-cell>
          <table:table-cell table:formula="of:=RAND()" office:value-type="float" office:value="0.628857982577756">
            <text:p>0.6288579826</text:p>
          </table:table-cell>
          <table:table-cell table:formula="of:=RAND()" office:value-type="float" office:value="0.752869819290936">
            <text:p>0.7528698193</text:p>
          </table:table-cell>
          <table:table-cell table:formula="of:=RAND()" office:value-type="float" office:value="0.401383245363832">
            <text:p>0.4013832454</text:p>
          </table:table-cell>
          <table:table-cell table:formula="of:=RAND()" office:value-type="float" office:value="0.414766241796315">
            <text:p>0.4147662418</text:p>
          </table:table-cell>
          <table:table-cell table:formula="of:=RAND()" office:value-type="float" office:value="0.594915283843875">
            <text:p>0.5949152838</text:p>
          </table:table-cell>
          <table:table-cell table:formula="of:=RAND()" office:value-type="float" office:value="0.0651705905329436">
            <text:p>0.0651705905</text:p>
          </table:table-cell>
          <table:table-cell table:formula="of:=RAND()" office:value-type="float" office:value="0.0954840937629342">
            <text:p>0.0954840938</text:p>
          </table:table-cell>
          <table:table-cell table:formula="of:=RAND()" office:value-type="float" office:value="0.338764099404216">
            <text:p>0.3387640994</text:p>
          </table:table-cell>
          <table:table-cell table:formula="of:=RAND()" office:value-type="float" office:value="0.470643320353702">
            <text:p>0.4706433204</text:p>
          </table:table-cell>
          <table:table-cell table:formula="of:=RAND()" office:value-type="float" office:value="0.412179523846135">
            <text:p>0.4121795238</text:p>
          </table:table-cell>
          <table:table-cell table:formula="of:=RAND()" office:value-type="float" office:value="0.655831165611744">
            <text:p>0.6558311656</text:p>
          </table:table-cell>
          <table:table-cell table:formula="of:=SUM([.B166:.M166])-6" office:value-type="float" office:value="-0.550544106634334">
            <text:p>-0.5505441066</text:p>
          </table:table-cell>
          <table:table-cell table:formula="of:=[.N166]-[.$G$6]" office:value-type="float" office:value="-0.526803116100375">
            <text:p>-0.5268031161</text:p>
          </table:table-cell>
          <table:table-cell table:formula="of:=[.O166]*[.O166]" office:value-type="float" office:value="0.277521523133065">
            <text:p>0.2775215231</text:p>
          </table:table-cell>
        </table:table-row>
        <table:table-row table:style-name="ro1">
          <table:table-cell/>
          <table:table-cell table:formula="of:=RAND()" office:value-type="float" office:value="0.350570406299084">
            <text:p>0.3505704063</text:p>
          </table:table-cell>
          <table:table-cell table:formula="of:=RAND()" office:value-type="float" office:value="0.959256811533123">
            <text:p>0.9592568115</text:p>
          </table:table-cell>
          <table:table-cell table:formula="of:=RAND()" office:value-type="float" office:value="0.0505021156277508">
            <text:p>0.0505021156</text:p>
          </table:table-cell>
          <table:table-cell table:formula="of:=RAND()" office:value-type="float" office:value="0.881420654710382">
            <text:p>0.8814206547</text:p>
          </table:table-cell>
          <table:table-cell table:formula="of:=RAND()" office:value-type="float" office:value="0.831728343386203">
            <text:p>0.8317283434</text:p>
          </table:table-cell>
          <table:table-cell table:formula="of:=RAND()" office:value-type="float" office:value="0.405888400506228">
            <text:p>0.4058884005</text:p>
          </table:table-cell>
          <table:table-cell table:formula="of:=RAND()" office:value-type="float" office:value="0.854732430772856">
            <text:p>0.8547324308</text:p>
          </table:table-cell>
          <table:table-cell table:formula="of:=RAND()" office:value-type="float" office:value="0.545192609308288">
            <text:p>0.5451926093</text:p>
          </table:table-cell>
          <table:table-cell table:formula="of:=RAND()" office:value-type="float" office:value="0.670123227406293">
            <text:p>0.6701232274</text:p>
          </table:table-cell>
          <table:table-cell table:formula="of:=RAND()" office:value-type="float" office:value="0.642696086317301">
            <text:p>0.6426960863</text:p>
          </table:table-cell>
          <table:table-cell table:formula="of:=RAND()" office:value-type="float" office:value="0.653961402829737">
            <text:p>0.6539614028</text:p>
          </table:table-cell>
          <table:table-cell table:formula="of:=RAND()" office:value-type="float" office:value="0.064939099829644">
            <text:p>0.0649390998</text:p>
          </table:table-cell>
          <table:table-cell table:formula="of:=SUM([.B167:.M167])-6" office:value-type="float" office:value="0.91101158852689">
            <text:p>0.9110115885</text:p>
          </table:table-cell>
          <table:table-cell table:formula="of:=[.N167]-[.$G$6]" office:value-type="float" office:value="0.934752579060849">
            <text:p>0.9347525791</text:p>
          </table:table-cell>
          <table:table-cell table:formula="of:=[.O167]*[.O167]" office:value-type="float" office:value="0.873762384060908">
            <text:p>0.8737623841</text:p>
          </table:table-cell>
        </table:table-row>
        <table:table-row table:style-name="ro1">
          <table:table-cell/>
          <table:table-cell table:formula="of:=RAND()" office:value-type="float" office:value="0.969221944455057">
            <text:p>0.9692219445</text:p>
          </table:table-cell>
          <table:table-cell table:formula="of:=RAND()" office:value-type="float" office:value="0.247333176666871">
            <text:p>0.2473331767</text:p>
          </table:table-cell>
          <table:table-cell table:formula="of:=RAND()" office:value-type="float" office:value="0.499605839839205">
            <text:p>0.4996058398</text:p>
          </table:table-cell>
          <table:table-cell table:formula="of:=RAND()" office:value-type="float" office:value="0.140937854535878">
            <text:p>0.1409378545</text:p>
          </table:table-cell>
          <table:table-cell table:formula="of:=RAND()" office:value-type="float" office:value="0.590800703968853">
            <text:p>0.590800704</text:p>
          </table:table-cell>
          <table:table-cell table:formula="of:=RAND()" office:value-type="float" office:value="0.994783216388896">
            <text:p>0.9947832164</text:p>
          </table:table-cell>
          <table:table-cell table:formula="of:=RAND()" office:value-type="float" office:value="0.740081204567105">
            <text:p>0.7400812046</text:p>
          </table:table-cell>
          <table:table-cell table:formula="of:=RAND()" office:value-type="float" office:value="0.304413282312453">
            <text:p>0.3044132823</text:p>
          </table:table-cell>
          <table:table-cell table:formula="of:=RAND()" office:value-type="float" office:value="0.440767034189776">
            <text:p>0.4407670342</text:p>
          </table:table-cell>
          <table:table-cell table:formula="of:=RAND()" office:value-type="float" office:value="0.144266843097284">
            <text:p>0.1442668431</text:p>
          </table:table-cell>
          <table:table-cell table:formula="of:=RAND()" office:value-type="float" office:value="0.864570397417992">
            <text:p>0.8645703974</text:p>
          </table:table-cell>
          <table:table-cell table:formula="of:=RAND()" office:value-type="float" office:value="0.980856560636312">
            <text:p>0.9808565606</text:p>
          </table:table-cell>
          <table:table-cell table:formula="of:=SUM([.B168:.M168])-6" office:value-type="float" office:value="0.917638058075681">
            <text:p>0.9176380581</text:p>
          </table:table-cell>
          <table:table-cell table:formula="of:=[.N168]-[.$G$6]" office:value-type="float" office:value="0.94137904860964">
            <text:p>0.9413790486</text:p>
          </table:table-cell>
          <table:table-cell table:formula="of:=[.O168]*[.O168]" office:value-type="float" office:value="0.886194513161192">
            <text:p>0.8861945132</text:p>
          </table:table-cell>
        </table:table-row>
        <table:table-row table:style-name="ro1">
          <table:table-cell/>
          <table:table-cell table:formula="of:=RAND()" office:value-type="float" office:value="0.0720486333593726">
            <text:p>0.0720486334</text:p>
          </table:table-cell>
          <table:table-cell table:formula="of:=RAND()" office:value-type="float" office:value="0.874471506802365">
            <text:p>0.8744715068</text:p>
          </table:table-cell>
          <table:table-cell table:formula="of:=RAND()" office:value-type="float" office:value="0.333346570841968">
            <text:p>0.3333465708</text:p>
          </table:table-cell>
          <table:table-cell table:formula="of:=RAND()" office:value-type="float" office:value="0.502130052540451">
            <text:p>0.5021300525</text:p>
          </table:table-cell>
          <table:table-cell table:formula="of:=RAND()" office:value-type="float" office:value="0.0202233099844307">
            <text:p>0.02022331</text:p>
          </table:table-cell>
          <table:table-cell table:formula="of:=RAND()" office:value-type="float" office:value="0.419882304733619">
            <text:p>0.4198823047</text:p>
          </table:table-cell>
          <table:table-cell table:formula="of:=RAND()" office:value-type="float" office:value="0.189778479514644">
            <text:p>0.1897784795</text:p>
          </table:table-cell>
          <table:table-cell table:formula="of:=RAND()" office:value-type="float" office:value="0.975711575476453">
            <text:p>0.9757115755</text:p>
          </table:table-cell>
          <table:table-cell table:formula="of:=RAND()" office:value-type="float" office:value="0.577613533707336">
            <text:p>0.5776135337</text:p>
          </table:table-cell>
          <table:table-cell table:formula="of:=RAND()" office:value-type="float" office:value="0.889125640969723">
            <text:p>0.889125641</text:p>
          </table:table-cell>
          <table:table-cell table:formula="of:=RAND()" office:value-type="float" office:value="0.329804360400885">
            <text:p>0.3298043604</text:p>
          </table:table-cell>
          <table:table-cell table:formula="of:=RAND()" office:value-type="float" office:value="0.803494685329497">
            <text:p>0.8034946853</text:p>
          </table:table-cell>
          <table:table-cell table:formula="of:=SUM([.B169:.M169])-6" office:value-type="float" office:value="-0.0123693463392556">
            <text:p>-0.0123693463</text:p>
          </table:table-cell>
          <table:table-cell table:formula="of:=[.N169]-[.$G$6]" office:value-type="float" office:value="0.0113716441947035">
            <text:p>0.0113716442</text:p>
          </table:table-cell>
          <table:table-cell table:formula="of:=[.O169]*[.O169]" office:value-type="float" office:value="0.000129314291690935">
            <text:p>0.0001293143</text:p>
          </table:table-cell>
        </table:table-row>
        <table:table-row table:style-name="ro1">
          <table:table-cell/>
          <table:table-cell table:formula="of:=RAND()" office:value-type="float" office:value="0.872949846554548">
            <text:p>0.8729498466</text:p>
          </table:table-cell>
          <table:table-cell table:formula="of:=RAND()" office:value-type="float" office:value="0.286469184327871">
            <text:p>0.2864691843</text:p>
          </table:table-cell>
          <table:table-cell table:formula="of:=RAND()" office:value-type="float" office:value="0.144874209305272">
            <text:p>0.1448742093</text:p>
          </table:table-cell>
          <table:table-cell table:formula="of:=RAND()" office:value-type="float" office:value="0.461447729030624">
            <text:p>0.461447729</text:p>
          </table:table-cell>
          <table:table-cell table:formula="of:=RAND()" office:value-type="float" office:value="0.523266013711691">
            <text:p>0.5232660137</text:p>
          </table:table-cell>
          <table:table-cell table:formula="of:=RAND()" office:value-type="float" office:value="0.81886009243317">
            <text:p>0.8188600924</text:p>
          </table:table-cell>
          <table:table-cell table:formula="of:=RAND()" office:value-type="float" office:value="0.373112460132688">
            <text:p>0.3731124601</text:p>
          </table:table-cell>
          <table:table-cell table:formula="of:=RAND()" office:value-type="float" office:value="0.72277584951371">
            <text:p>0.7227758495</text:p>
          </table:table-cell>
          <table:table-cell table:formula="of:=RAND()" office:value-type="float" office:value="0.233947850298136">
            <text:p>0.2339478503</text:p>
          </table:table-cell>
          <table:table-cell table:formula="of:=RAND()" office:value-type="float" office:value="0.624122584238648">
            <text:p>0.6241225842</text:p>
          </table:table-cell>
          <table:table-cell table:formula="of:=RAND()" office:value-type="float" office:value="0.921691653085873">
            <text:p>0.9216916531</text:p>
          </table:table-cell>
          <table:table-cell table:formula="of:=RAND()" office:value-type="float" office:value="0.392826467053965">
            <text:p>0.3928264671</text:p>
          </table:table-cell>
          <table:table-cell table:formula="of:=SUM([.B170:.M170])-6" office:value-type="float" office:value="0.376343939686194">
            <text:p>0.3763439397</text:p>
          </table:table-cell>
          <table:table-cell table:formula="of:=[.N170]-[.$G$6]" office:value-type="float" office:value="0.400084930220153">
            <text:p>0.4000849302</text:p>
          </table:table-cell>
          <table:table-cell table:formula="of:=[.O170]*[.O170]" office:value-type="float" office:value="0.160067951389265">
            <text:p>0.1600679514</text:p>
          </table:table-cell>
        </table:table-row>
        <table:table-row table:style-name="ro1">
          <table:table-cell/>
          <table:table-cell table:formula="of:=RAND()" office:value-type="float" office:value="0.205865481169894">
            <text:p>0.2058654812</text:p>
          </table:table-cell>
          <table:table-cell table:formula="of:=RAND()" office:value-type="float" office:value="0.0350786473136395">
            <text:p>0.0350786473</text:p>
          </table:table-cell>
          <table:table-cell table:formula="of:=RAND()" office:value-type="float" office:value="0.778153670718893">
            <text:p>0.7781536707</text:p>
          </table:table-cell>
          <table:table-cell table:formula="of:=RAND()" office:value-type="float" office:value="0.377394328359514">
            <text:p>0.3773943284</text:p>
          </table:table-cell>
          <table:table-cell table:formula="of:=RAND()" office:value-type="float" office:value="0.811032014200464">
            <text:p>0.8110320142</text:p>
          </table:table-cell>
          <table:table-cell table:formula="of:=RAND()" office:value-type="float" office:value="0.0337939183227718">
            <text:p>0.0337939183</text:p>
          </table:table-cell>
          <table:table-cell table:formula="of:=RAND()" office:value-type="float" office:value="0.0254415858071297">
            <text:p>0.0254415858</text:p>
          </table:table-cell>
          <table:table-cell table:formula="of:=RAND()" office:value-type="float" office:value="0.91771798976697">
            <text:p>0.9177179898</text:p>
          </table:table-cell>
          <table:table-cell table:formula="of:=RAND()" office:value-type="float" office:value="0.476957743987441">
            <text:p>0.476957744</text:p>
          </table:table-cell>
          <table:table-cell table:formula="of:=RAND()" office:value-type="float" office:value="0.394447598140687">
            <text:p>0.3944475981</text:p>
          </table:table-cell>
          <table:table-cell table:formula="of:=RAND()" office:value-type="float" office:value="0.565355596598238">
            <text:p>0.5653555966</text:p>
          </table:table-cell>
          <table:table-cell table:formula="of:=RAND()" office:value-type="float" office:value="0.663043012609705">
            <text:p>0.6630430126</text:p>
          </table:table-cell>
          <table:table-cell table:formula="of:=SUM([.B171:.M171])-6" office:value-type="float" office:value="-0.715718413004652">
            <text:p>-0.715718413</text:p>
          </table:table-cell>
          <table:table-cell table:formula="of:=[.N171]-[.$G$6]" office:value-type="float" office:value="-0.691977422470692">
            <text:p>-0.6919774225</text:p>
          </table:table-cell>
          <table:table-cell table:formula="of:=[.O171]*[.O171]" office:value-type="float" office:value="0.478832753209183">
            <text:p>0.4788327532</text:p>
          </table:table-cell>
        </table:table-row>
        <table:table-row table:style-name="ro1">
          <table:table-cell/>
          <table:table-cell table:formula="of:=RAND()" office:value-type="float" office:value="0.88139271363616">
            <text:p>0.8813927136</text:p>
          </table:table-cell>
          <table:table-cell table:formula="of:=RAND()" office:value-type="float" office:value="0.747633911669254">
            <text:p>0.7476339117</text:p>
          </table:table-cell>
          <table:table-cell table:formula="of:=RAND()" office:value-type="float" office:value="0.507589755114168">
            <text:p>0.5075897551</text:p>
          </table:table-cell>
          <table:table-cell table:formula="of:=RAND()" office:value-type="float" office:value="0.699360574129969">
            <text:p>0.6993605741</text:p>
          </table:table-cell>
          <table:table-cell table:formula="of:=RAND()" office:value-type="float" office:value="0.469427826115862">
            <text:p>0.4694278261</text:p>
          </table:table-cell>
          <table:table-cell table:formula="of:=RAND()" office:value-type="float" office:value="0.301694309106097">
            <text:p>0.3016943091</text:p>
          </table:table-cell>
          <table:table-cell table:formula="of:=RAND()" office:value-type="float" office:value="0.101996002951637">
            <text:p>0.101996003</text:p>
          </table:table-cell>
          <table:table-cell table:formula="of:=RAND()" office:value-type="float" office:value="0.33981613535434">
            <text:p>0.3398161354</text:p>
          </table:table-cell>
          <table:table-cell table:formula="of:=RAND()" office:value-type="float" office:value="0.0696675542276353">
            <text:p>0.0696675542</text:p>
          </table:table-cell>
          <table:table-cell table:formula="of:=RAND()" office:value-type="float" office:value="0.305693797767162">
            <text:p>0.3056937978</text:p>
          </table:table-cell>
          <table:table-cell table:formula="of:=RAND()" office:value-type="float" office:value="0.0590697163715959">
            <text:p>0.0590697164</text:p>
          </table:table-cell>
          <table:table-cell table:formula="of:=RAND()" office:value-type="float" office:value="0.470338721759617">
            <text:p>0.4703387218</text:p>
          </table:table-cell>
          <table:table-cell table:formula="of:=SUM([.B172:.M172])-6" office:value-type="float" office:value="-1.0463189817965">
            <text:p>-1.0463189818</text:p>
          </table:table-cell>
          <table:table-cell table:formula="of:=[.N172]-[.$G$6]" office:value-type="float" office:value="-1.02257799126254">
            <text:p>-1.0225779913</text:p>
          </table:table-cell>
          <table:table-cell table:formula="of:=[.O172]*[.O172]" office:value-type="float" office:value="1.04566574821454">
            <text:p>1.0456657482</text:p>
          </table:table-cell>
        </table:table-row>
        <table:table-row table:style-name="ro1">
          <table:table-cell/>
          <table:table-cell table:formula="of:=RAND()" office:value-type="float" office:value="0.372151529882103">
            <text:p>0.3721515299</text:p>
          </table:table-cell>
          <table:table-cell table:formula="of:=RAND()" office:value-type="float" office:value="0.139025809243321">
            <text:p>0.1390258092</text:p>
          </table:table-cell>
          <table:table-cell table:formula="of:=RAND()" office:value-type="float" office:value="0.905843157554045">
            <text:p>0.9058431576</text:p>
          </table:table-cell>
          <table:table-cell table:formula="of:=RAND()" office:value-type="float" office:value="0.73058738023974">
            <text:p>0.7305873802</text:p>
          </table:table-cell>
          <table:table-cell table:formula="of:=RAND()" office:value-type="float" office:value="0.90940052177757">
            <text:p>0.9094005218</text:p>
          </table:table-cell>
          <table:table-cell table:formula="of:=RAND()" office:value-type="float" office:value="0.175663761096075">
            <text:p>0.1756637611</text:p>
          </table:table-cell>
          <table:table-cell table:formula="of:=RAND()" office:value-type="float" office:value="0.843251148704439">
            <text:p>0.8432511487</text:p>
          </table:table-cell>
          <table:table-cell table:formula="of:=RAND()" office:value-type="float" office:value="0.477075065951794">
            <text:p>0.477075066</text:p>
          </table:table-cell>
          <table:table-cell table:formula="of:=RAND()" office:value-type="float" office:value="0.816926894010976">
            <text:p>0.816926894</text:p>
          </table:table-cell>
          <table:table-cell table:formula="of:=RAND()" office:value-type="float" office:value="0.800728318048641">
            <text:p>0.800728318</text:p>
          </table:table-cell>
          <table:table-cell table:formula="of:=RAND()" office:value-type="float" office:value="0.401905790437013">
            <text:p>0.4019057904</text:p>
          </table:table-cell>
          <table:table-cell table:formula="of:=RAND()" office:value-type="float" office:value="0.977119751973078">
            <text:p>0.977119752</text:p>
          </table:table-cell>
          <table:table-cell table:formula="of:=SUM([.B173:.M173])-6" office:value-type="float" office:value="1.5496791289188">
            <text:p>1.5496791289</text:p>
          </table:table-cell>
          <table:table-cell table:formula="of:=[.N173]-[.$G$6]" office:value-type="float" office:value="1.57342011945276">
            <text:p>1.5734201195</text:p>
          </table:table-cell>
          <table:table-cell table:formula="of:=[.O173]*[.O173]" office:value-type="float" office:value="2.47565087229872">
            <text:p>2.4756508723</text:p>
          </table:table-cell>
        </table:table-row>
        <table:table-row table:style-name="ro1">
          <table:table-cell/>
          <table:table-cell table:formula="of:=RAND()" office:value-type="float" office:value="0.64976326096803">
            <text:p>0.649763261</text:p>
          </table:table-cell>
          <table:table-cell table:formula="of:=RAND()" office:value-type="float" office:value="0.830244041280821">
            <text:p>0.8302440413</text:p>
          </table:table-cell>
          <table:table-cell table:formula="of:=RAND()" office:value-type="float" office:value="0.413921741768718">
            <text:p>0.4139217418</text:p>
          </table:table-cell>
          <table:table-cell table:formula="of:=RAND()" office:value-type="float" office:value="0.463931439444423">
            <text:p>0.4639314394</text:p>
          </table:table-cell>
          <table:table-cell table:formula="of:=RAND()" office:value-type="float" office:value="0.992438308428973">
            <text:p>0.9924383084</text:p>
          </table:table-cell>
          <table:table-cell table:formula="of:=RAND()" office:value-type="float" office:value="0.488870278699324">
            <text:p>0.4888702787</text:p>
          </table:table-cell>
          <table:table-cell table:formula="of:=RAND()" office:value-type="float" office:value="0.416438320185989">
            <text:p>0.4164383202</text:p>
          </table:table-cell>
          <table:table-cell table:formula="of:=RAND()" office:value-type="float" office:value="0.911633050767705">
            <text:p>0.9116330508</text:p>
          </table:table-cell>
          <table:table-cell table:formula="of:=RAND()" office:value-type="float" office:value="0.0844307306688279">
            <text:p>0.0844307307</text:p>
          </table:table-cell>
          <table:table-cell table:formula="of:=RAND()" office:value-type="float" office:value="0.75845473469235">
            <text:p>0.7584547347</text:p>
          </table:table-cell>
          <table:table-cell table:formula="of:=RAND()" office:value-type="float" office:value="0.896474950481206">
            <text:p>0.8964749505</text:p>
          </table:table-cell>
          <table:table-cell table:formula="of:=RAND()" office:value-type="float" office:value="0.953263162402436">
            <text:p>0.9532631624</text:p>
          </table:table-cell>
          <table:table-cell table:formula="of:=SUM([.B174:.M174])-6" office:value-type="float" office:value="1.8598640197888">
            <text:p>1.8598640198</text:p>
          </table:table-cell>
          <table:table-cell table:formula="of:=[.N174]-[.$G$6]" office:value-type="float" office:value="1.88360501032276">
            <text:p>1.8836050103</text:p>
          </table:table-cell>
          <table:table-cell table:formula="of:=[.O174]*[.O174]" office:value-type="float" office:value="3.54796783491301">
            <text:p>3.5479678349</text:p>
          </table:table-cell>
        </table:table-row>
        <table:table-row table:style-name="ro1">
          <table:table-cell/>
          <table:table-cell table:formula="of:=RAND()" office:value-type="float" office:value="0.397964402101934">
            <text:p>0.3979644021</text:p>
          </table:table-cell>
          <table:table-cell table:formula="of:=RAND()" office:value-type="float" office:value="0.0443328369874507">
            <text:p>0.044332837</text:p>
          </table:table-cell>
          <table:table-cell table:formula="of:=RAND()" office:value-type="float" office:value="0.223546612076461">
            <text:p>0.2235466121</text:p>
          </table:table-cell>
          <table:table-cell table:formula="of:=RAND()" office:value-type="float" office:value="0.120768963359296">
            <text:p>0.1207689634</text:p>
          </table:table-cell>
          <table:table-cell table:formula="of:=RAND()" office:value-type="float" office:value="0.774985858937725">
            <text:p>0.7749858589</text:p>
          </table:table-cell>
          <table:table-cell table:formula="of:=RAND()" office:value-type="float" office:value="0.415487671503797">
            <text:p>0.4154876715</text:p>
          </table:table-cell>
          <table:table-cell table:formula="of:=RAND()" office:value-type="float" office:value="0.942024318268523">
            <text:p>0.9420243183</text:p>
          </table:table-cell>
          <table:table-cell table:formula="of:=RAND()" office:value-type="float" office:value="0.00380673306062818">
            <text:p>0.0038067331</text:p>
          </table:table-cell>
          <table:table-cell table:formula="of:=RAND()" office:value-type="float" office:value="0.454434558283538">
            <text:p>0.4544345583</text:p>
          </table:table-cell>
          <table:table-cell table:formula="of:=RAND()" office:value-type="float" office:value="0.505900669377297">
            <text:p>0.5059006694</text:p>
          </table:table-cell>
          <table:table-cell table:formula="of:=RAND()" office:value-type="float" office:value="0.336069475393742">
            <text:p>0.3360694754</text:p>
          </table:table-cell>
          <table:table-cell table:formula="of:=RAND()" office:value-type="float" office:value="0.0678451829589903">
            <text:p>0.067845183</text:p>
          </table:table-cell>
          <table:table-cell table:formula="of:=SUM([.B175:.M175])-6" office:value-type="float" office:value="-1.71283271769062">
            <text:p>-1.7128327177</text:p>
          </table:table-cell>
          <table:table-cell table:formula="of:=[.N175]-[.$G$6]" office:value-type="float" office:value="-1.68909172715666">
            <text:p>-1.6890917272</text:p>
          </table:table-cell>
          <table:table-cell table:formula="of:=[.O175]*[.O175]" office:value-type="float" office:value="2.85303086274906">
            <text:p>2.8530308627</text:p>
          </table:table-cell>
        </table:table-row>
        <table:table-row table:style-name="ro1">
          <table:table-cell/>
          <table:table-cell table:formula="of:=RAND()" office:value-type="float" office:value="0.405229815049097">
            <text:p>0.405229815</text:p>
          </table:table-cell>
          <table:table-cell table:formula="of:=RAND()" office:value-type="float" office:value="0.420448776800185">
            <text:p>0.4204487768</text:p>
          </table:table-cell>
          <table:table-cell table:formula="of:=RAND()" office:value-type="float" office:value="0.224136166973039">
            <text:p>0.224136167</text:p>
          </table:table-cell>
          <table:table-cell table:formula="of:=RAND()" office:value-type="float" office:value="0.702671727864072">
            <text:p>0.7026717279</text:p>
          </table:table-cell>
          <table:table-cell table:formula="of:=RAND()" office:value-type="float" office:value="0.381093030795455">
            <text:p>0.3810930308</text:p>
          </table:table-cell>
          <table:table-cell table:formula="of:=RAND()" office:value-type="float" office:value="0.00625195470638573">
            <text:p>0.0062519547</text:p>
          </table:table-cell>
          <table:table-cell table:formula="of:=RAND()" office:value-type="float" office:value="0.772376023465768">
            <text:p>0.7723760235</text:p>
          </table:table-cell>
          <table:table-cell table:formula="of:=RAND()" office:value-type="float" office:value="0.372275485889986">
            <text:p>0.3722754859</text:p>
          </table:table-cell>
          <table:table-cell table:formula="of:=RAND()" office:value-type="float" office:value="0.864121867576614">
            <text:p>0.8641218676</text:p>
          </table:table-cell>
          <table:table-cell table:formula="of:=RAND()" office:value-type="float" office:value="0.751347651006654">
            <text:p>0.751347651</text:p>
          </table:table-cell>
          <table:table-cell table:formula="of:=RAND()" office:value-type="float" office:value="0.389227335574105">
            <text:p>0.3892273356</text:p>
          </table:table-cell>
          <table:table-cell table:formula="of:=RAND()" office:value-type="float" office:value="0.47804571967572">
            <text:p>0.4780457197</text:p>
          </table:table-cell>
          <table:table-cell table:formula="of:=SUM([.B176:.M176])-6" office:value-type="float" office:value="-0.232774444622919">
            <text:p>-0.2327744446</text:p>
          </table:table-cell>
          <table:table-cell table:formula="of:=[.N176]-[.$G$6]" office:value-type="float" office:value="-0.20903345408896">
            <text:p>-0.2090334541</text:p>
          </table:table-cell>
          <table:table-cell table:formula="of:=[.O176]*[.O176]" office:value-type="float" office:value="0.0436949849283613">
            <text:p>0.0436949849</text:p>
          </table:table-cell>
        </table:table-row>
        <table:table-row table:style-name="ro1">
          <table:table-cell/>
          <table:table-cell table:formula="of:=RAND()" office:value-type="float" office:value="0.888106046244502">
            <text:p>0.8881060462</text:p>
          </table:table-cell>
          <table:table-cell table:formula="of:=RAND()" office:value-type="float" office:value="0.551448232028633">
            <text:p>0.551448232</text:p>
          </table:table-cell>
          <table:table-cell table:formula="of:=RAND()" office:value-type="float" office:value="0.238920141942799">
            <text:p>0.2389201419</text:p>
          </table:table-cell>
          <table:table-cell table:formula="of:=RAND()" office:value-type="float" office:value="0.459550292929634">
            <text:p>0.4595502929</text:p>
          </table:table-cell>
          <table:table-cell table:formula="of:=RAND()" office:value-type="float" office:value="0.177112987963483">
            <text:p>0.177112988</text:p>
          </table:table-cell>
          <table:table-cell table:formula="of:=RAND()" office:value-type="float" office:value="0.0164319719187915">
            <text:p>0.0164319719</text:p>
          </table:table-cell>
          <table:table-cell table:formula="of:=RAND()" office:value-type="float" office:value="0.115524870343506">
            <text:p>0.1155248703</text:p>
          </table:table-cell>
          <table:table-cell table:formula="of:=RAND()" office:value-type="float" office:value="0.0812857733108103">
            <text:p>0.0812857733</text:p>
          </table:table-cell>
          <table:table-cell table:formula="of:=RAND()" office:value-type="float" office:value="0.619367978302762">
            <text:p>0.6193679783</text:p>
          </table:table-cell>
          <table:table-cell table:formula="of:=RAND()" office:value-type="float" office:value="0.0077436650171876">
            <text:p>0.007743665</text:p>
          </table:table-cell>
          <table:table-cell table:formula="of:=RAND()" office:value-type="float" office:value="0.750569643452764">
            <text:p>0.7505696435</text:p>
          </table:table-cell>
          <table:table-cell table:formula="of:=RAND()" office:value-type="float" office:value="0.507406499469653">
            <text:p>0.5074064995</text:p>
          </table:table-cell>
          <table:table-cell table:formula="of:=SUM([.B177:.M177])-6" office:value-type="float" office:value="-1.58653189707547">
            <text:p>-1.5865318971</text:p>
          </table:table-cell>
          <table:table-cell table:formula="of:=[.N177]-[.$G$6]" office:value-type="float" office:value="-1.56279090654152">
            <text:p>-1.5627909065</text:p>
          </table:table-cell>
          <table:table-cell table:formula="of:=[.O177]*[.O177]" office:value-type="float" office:value="2.44231541756885">
            <text:p>2.4423154176</text:p>
          </table:table-cell>
        </table:table-row>
        <table:table-row table:style-name="ro1">
          <table:table-cell/>
          <table:table-cell table:formula="of:=RAND()" office:value-type="float" office:value="0.378589369356632">
            <text:p>0.3785893694</text:p>
          </table:table-cell>
          <table:table-cell table:formula="of:=RAND()" office:value-type="float" office:value="0.332399998093024">
            <text:p>0.3323999981</text:p>
          </table:table-cell>
          <table:table-cell table:formula="of:=RAND()" office:value-type="float" office:value="0.0485552507452667">
            <text:p>0.0485552507</text:p>
          </table:table-cell>
          <table:table-cell table:formula="of:=RAND()" office:value-type="float" office:value="0.606514853192493">
            <text:p>0.6065148532</text:p>
          </table:table-cell>
          <table:table-cell table:formula="of:=RAND()" office:value-type="float" office:value="0.879948917310685">
            <text:p>0.8799489173</text:p>
          </table:table-cell>
          <table:table-cell table:formula="of:=RAND()" office:value-type="float" office:value="0.597074051853269">
            <text:p>0.5970740519</text:p>
          </table:table-cell>
          <table:table-cell table:formula="of:=RAND()" office:value-type="float" office:value="0.10502199199982">
            <text:p>0.105021992</text:p>
          </table:table-cell>
          <table:table-cell table:formula="of:=RAND()" office:value-type="float" office:value="0.183767142239958">
            <text:p>0.1837671422</text:p>
          </table:table-cell>
          <table:table-cell table:formula="of:=RAND()" office:value-type="float" office:value="0.925838065566495">
            <text:p>0.9258380656</text:p>
          </table:table-cell>
          <table:table-cell table:formula="of:=RAND()" office:value-type="float" office:value="0.663844655035064">
            <text:p>0.663844655</text:p>
          </table:table-cell>
          <table:table-cell table:formula="of:=RAND()" office:value-type="float" office:value="0.414014460751787">
            <text:p>0.4140144608</text:p>
          </table:table-cell>
          <table:table-cell table:formula="of:=RAND()" office:value-type="float" office:value="0.298189701745287">
            <text:p>0.2981897017</text:p>
          </table:table-cell>
          <table:table-cell table:formula="of:=SUM([.B178:.M178])-6" office:value-type="float" office:value="-0.56624154211022">
            <text:p>-0.5662415421</text:p>
          </table:table-cell>
          <table:table-cell table:formula="of:=[.N178]-[.$G$6]" office:value-type="float" office:value="-0.54250055157626">
            <text:p>-0.5425005516</text:p>
          </table:table-cell>
          <table:table-cell table:formula="of:=[.O178]*[.O178]" office:value-type="float" office:value="0.294306848460547">
            <text:p>0.2943068485</text:p>
          </table:table-cell>
        </table:table-row>
        <table:table-row table:style-name="ro1">
          <table:table-cell/>
          <table:table-cell table:formula="of:=RAND()" office:value-type="float" office:value="0.583920632721856">
            <text:p>0.5839206327</text:p>
          </table:table-cell>
          <table:table-cell table:formula="of:=RAND()" office:value-type="float" office:value="0.965165622998029">
            <text:p>0.965165623</text:p>
          </table:table-cell>
          <table:table-cell table:formula="of:=RAND()" office:value-type="float" office:value="0.800123576307669">
            <text:p>0.8001235763</text:p>
          </table:table-cell>
          <table:table-cell table:formula="of:=RAND()" office:value-type="float" office:value="0.563528837868944">
            <text:p>0.5635288379</text:p>
          </table:table-cell>
          <table:table-cell table:formula="of:=RAND()" office:value-type="float" office:value="0.181138704065233">
            <text:p>0.1811387041</text:p>
          </table:table-cell>
          <table:table-cell table:formula="of:=RAND()" office:value-type="float" office:value="0.451837883796543">
            <text:p>0.4518378838</text:p>
          </table:table-cell>
          <table:table-cell table:formula="of:=RAND()" office:value-type="float" office:value="0.0170084002893418">
            <text:p>0.0170084003</text:p>
          </table:table-cell>
          <table:table-cell table:formula="of:=RAND()" office:value-type="float" office:value="0.739921374246478">
            <text:p>0.7399213742</text:p>
          </table:table-cell>
          <table:table-cell table:formula="of:=RAND()" office:value-type="float" office:value="0.702859442448244">
            <text:p>0.7028594424</text:p>
          </table:table-cell>
          <table:table-cell table:formula="of:=RAND()" office:value-type="float" office:value="0.153257593745366">
            <text:p>0.1532575937</text:p>
          </table:table-cell>
          <table:table-cell table:formula="of:=RAND()" office:value-type="float" office:value="0.460233126534149">
            <text:p>0.4602331265</text:p>
          </table:table-cell>
          <table:table-cell table:formula="of:=RAND()" office:value-type="float" office:value="0.796019405359402">
            <text:p>0.7960194054</text:p>
          </table:table-cell>
          <table:table-cell table:formula="of:=SUM([.B179:.M179])-6" office:value-type="float" office:value="0.415014600381255">
            <text:p>0.4150146004</text:p>
          </table:table-cell>
          <table:table-cell table:formula="of:=[.N179]-[.$G$6]" office:value-type="float" office:value="0.438755590915214">
            <text:p>0.4387555909</text:p>
          </table:table-cell>
          <table:table-cell table:formula="of:=[.O179]*[.O179]" office:value-type="float" office:value="0.192506468559359">
            <text:p>0.1925064686</text:p>
          </table:table-cell>
        </table:table-row>
        <table:table-row table:style-name="ro1">
          <table:table-cell/>
          <table:table-cell table:formula="of:=RAND()" office:value-type="float" office:value="0.812292366987094">
            <text:p>0.812292367</text:p>
          </table:table-cell>
          <table:table-cell table:formula="of:=RAND()" office:value-type="float" office:value="0.421439219731838">
            <text:p>0.4214392197</text:p>
          </table:table-cell>
          <table:table-cell table:formula="of:=RAND()" office:value-type="float" office:value="0.324916654732078">
            <text:p>0.3249166547</text:p>
          </table:table-cell>
          <table:table-cell table:formula="of:=RAND()" office:value-type="float" office:value="0.824949056608602">
            <text:p>0.8249490566</text:p>
          </table:table-cell>
          <table:table-cell table:formula="of:=RAND()" office:value-type="float" office:value="0.30164034338668">
            <text:p>0.3016403434</text:p>
          </table:table-cell>
          <table:table-cell table:formula="of:=RAND()" office:value-type="float" office:value="0.205127264140174">
            <text:p>0.2051272641</text:p>
          </table:table-cell>
          <table:table-cell table:formula="of:=RAND()" office:value-type="float" office:value="0.549681507749483">
            <text:p>0.5496815077</text:p>
          </table:table-cell>
          <table:table-cell table:formula="of:=RAND()" office:value-type="float" office:value="0.395296135917306">
            <text:p>0.3952961359</text:p>
          </table:table-cell>
          <table:table-cell table:formula="of:=RAND()" office:value-type="float" office:value="0.19795314152725">
            <text:p>0.1979531415</text:p>
          </table:table-cell>
          <table:table-cell table:formula="of:=RAND()" office:value-type="float" office:value="0.146829917328432">
            <text:p>0.1468299173</text:p>
          </table:table-cell>
          <table:table-cell table:formula="of:=RAND()" office:value-type="float" office:value="0.223189768614247">
            <text:p>0.2231897686</text:p>
          </table:table-cell>
          <table:table-cell table:formula="of:=RAND()" office:value-type="float" office:value="0.546550708822906">
            <text:p>0.5465507088</text:p>
          </table:table-cell>
          <table:table-cell table:formula="of:=SUM([.B180:.M180])-6" office:value-type="float" office:value="-1.05013391445391">
            <text:p>-1.0501339145</text:p>
          </table:table-cell>
          <table:table-cell table:formula="of:=[.N180]-[.$G$6]" office:value-type="float" office:value="-1.02639292391995">
            <text:p>-1.0263929239</text:p>
          </table:table-cell>
          <table:table-cell table:formula="of:=[.O180]*[.O180]" office:value-type="float" office:value="1.05348243427294">
            <text:p>1.0534824343</text:p>
          </table:table-cell>
        </table:table-row>
        <table:table-row table:style-name="ro1">
          <table:table-cell/>
          <table:table-cell table:formula="of:=RAND()" office:value-type="float" office:value="0.273662563413382">
            <text:p>0.2736625634</text:p>
          </table:table-cell>
          <table:table-cell table:formula="of:=RAND()" office:value-type="float" office:value="0.753569398308173">
            <text:p>0.7535693983</text:p>
          </table:table-cell>
          <table:table-cell table:formula="of:=RAND()" office:value-type="float" office:value="0.00963237090036273">
            <text:p>0.0096323709</text:p>
          </table:table-cell>
          <table:table-cell table:formula="of:=RAND()" office:value-type="float" office:value="0.182286241091788">
            <text:p>0.1822862411</text:p>
          </table:table-cell>
          <table:table-cell table:formula="of:=RAND()" office:value-type="float" office:value="0.217895628418773">
            <text:p>0.2178956284</text:p>
          </table:table-cell>
          <table:table-cell table:formula="of:=RAND()" office:value-type="float" office:value="0.95963524770923">
            <text:p>0.9596352477</text:p>
          </table:table-cell>
          <table:table-cell table:formula="of:=RAND()" office:value-type="float" office:value="0.982773520983756">
            <text:p>0.982773521</text:p>
          </table:table-cell>
          <table:table-cell table:formula="of:=RAND()" office:value-type="float" office:value="0.536062745610252">
            <text:p>0.5360627456</text:p>
          </table:table-cell>
          <table:table-cell table:formula="of:=RAND()" office:value-type="float" office:value="0.192585441516712">
            <text:p>0.1925854415</text:p>
          </table:table-cell>
          <table:table-cell table:formula="of:=RAND()" office:value-type="float" office:value="0.463154211873189">
            <text:p>0.4631542119</text:p>
          </table:table-cell>
          <table:table-cell table:formula="of:=RAND()" office:value-type="float" office:value="0.0851182374171913">
            <text:p>0.0851182374</text:p>
          </table:table-cell>
          <table:table-cell table:formula="of:=RAND()" office:value-type="float" office:value="0.355503215687349">
            <text:p>0.3555032157</text:p>
          </table:table-cell>
          <table:table-cell table:formula="of:=SUM([.B181:.M181])-6" office:value-type="float" office:value="-0.988121177069843">
            <text:p>-0.9881211771</text:p>
          </table:table-cell>
          <table:table-cell table:formula="of:=[.N181]-[.$G$6]" office:value-type="float" office:value="-0.964380186535884">
            <text:p>-0.9643801865</text:p>
          </table:table-cell>
          <table:table-cell table:formula="of:=[.O181]*[.O181]" office:value-type="float" office:value="0.930029144182986">
            <text:p>0.9300291442</text:p>
          </table:table-cell>
        </table:table-row>
        <table:table-row table:style-name="ro1">
          <table:table-cell/>
          <table:table-cell table:formula="of:=RAND()" office:value-type="float" office:value="0.500145327998325">
            <text:p>0.500145328</text:p>
          </table:table-cell>
          <table:table-cell table:formula="of:=RAND()" office:value-type="float" office:value="0.141821630299091">
            <text:p>0.1418216303</text:p>
          </table:table-cell>
          <table:table-cell table:formula="of:=RAND()" office:value-type="float" office:value="0.643880123505369">
            <text:p>0.6438801235</text:p>
          </table:table-cell>
          <table:table-cell table:formula="of:=RAND()" office:value-type="float" office:value="0.516432603588328">
            <text:p>0.5164326036</text:p>
          </table:table-cell>
          <table:table-cell table:formula="of:=RAND()" office:value-type="float" office:value="0.589507279451937">
            <text:p>0.5895072795</text:p>
          </table:table-cell>
          <table:table-cell table:formula="of:=RAND()" office:value-type="float" office:value="0.959990307455882">
            <text:p>0.9599903075</text:p>
          </table:table-cell>
          <table:table-cell table:formula="of:=RAND()" office:value-type="float" office:value="0.610146458959207">
            <text:p>0.610146459</text:p>
          </table:table-cell>
          <table:table-cell table:formula="of:=RAND()" office:value-type="float" office:value="0.946105666924268">
            <text:p>0.9461056669</text:p>
          </table:table-cell>
          <table:table-cell table:formula="of:=RAND()" office:value-type="float" office:value="0.875444271601737">
            <text:p>0.8754442716</text:p>
          </table:table-cell>
          <table:table-cell table:formula="of:=RAND()" office:value-type="float" office:value="0.404822023119777">
            <text:p>0.4048220231</text:p>
          </table:table-cell>
          <table:table-cell table:formula="of:=RAND()" office:value-type="float" office:value="0.253976197680458">
            <text:p>0.2539761977</text:p>
          </table:table-cell>
          <table:table-cell table:formula="of:=RAND()" office:value-type="float" office:value="0.990359282586724">
            <text:p>0.9903592826</text:p>
          </table:table-cell>
          <table:table-cell table:formula="of:=SUM([.B182:.M182])-6" office:value-type="float" office:value="1.4326311731711">
            <text:p>1.4326311732</text:p>
          </table:table-cell>
          <table:table-cell table:formula="of:=[.N182]-[.$G$6]" office:value-type="float" office:value="1.45637216370506">
            <text:p>1.4563721637</text:p>
          </table:table-cell>
          <table:table-cell table:formula="of:=[.O182]*[.O182]" office:value-type="float" office:value="2.12101987921496">
            <text:p>2.1210198792</text:p>
          </table:table-cell>
        </table:table-row>
        <table:table-row table:style-name="ro1">
          <table:table-cell/>
          <table:table-cell table:formula="of:=RAND()" office:value-type="float" office:value="0.0319723980501294">
            <text:p>0.0319723981</text:p>
          </table:table-cell>
          <table:table-cell table:formula="of:=RAND()" office:value-type="float" office:value="0.232959495158866">
            <text:p>0.2329594952</text:p>
          </table:table-cell>
          <table:table-cell table:formula="of:=RAND()" office:value-type="float" office:value="0.311842339811847">
            <text:p>0.3118423398</text:p>
          </table:table-cell>
          <table:table-cell table:formula="of:=RAND()" office:value-type="float" office:value="0.114267469150946">
            <text:p>0.1142674692</text:p>
          </table:table-cell>
          <table:table-cell table:formula="of:=RAND()" office:value-type="float" office:value="0.781100993743166">
            <text:p>0.7811009937</text:p>
          </table:table-cell>
          <table:table-cell table:formula="of:=RAND()" office:value-type="float" office:value="0.00373754720203578">
            <text:p>0.0037375472</text:p>
          </table:table-cell>
          <table:table-cell table:formula="of:=RAND()" office:value-type="float" office:value="0.774728518677875">
            <text:p>0.7747285187</text:p>
          </table:table-cell>
          <table:table-cell table:formula="of:=RAND()" office:value-type="float" office:value="0.0726491664536297">
            <text:p>0.0726491665</text:p>
          </table:table-cell>
          <table:table-cell table:formula="of:=RAND()" office:value-type="float" office:value="0.674008956411853">
            <text:p>0.6740089564</text:p>
          </table:table-cell>
          <table:table-cell table:formula="of:=RAND()" office:value-type="float" office:value="0.095020086504519">
            <text:p>0.0950200865</text:p>
          </table:table-cell>
          <table:table-cell table:formula="of:=RAND()" office:value-type="float" office:value="0.820867641828954">
            <text:p>0.8208676418</text:p>
          </table:table-cell>
          <table:table-cell table:formula="of:=RAND()" office:value-type="float" office:value="0.120345592964441">
            <text:p>0.120345593</text:p>
          </table:table-cell>
          <table:table-cell table:formula="of:=SUM([.B183:.M183])-6" office:value-type="float" office:value="-1.96649979404174">
            <text:p>-1.966499794</text:p>
          </table:table-cell>
          <table:table-cell table:formula="of:=[.N183]-[.$G$6]" office:value-type="float" office:value="-1.94275880350778">
            <text:p>-1.9427588035</text:p>
          </table:table-cell>
          <table:table-cell table:formula="of:=[.O183]*[.O183]" office:value-type="float" office:value="3.77431176860698">
            <text:p>3.7743117686</text:p>
          </table:table-cell>
        </table:table-row>
        <table:table-row table:style-name="ro1">
          <table:table-cell/>
          <table:table-cell table:formula="of:=RAND()" office:value-type="float" office:value="0.536699778167531">
            <text:p>0.5366997782</text:p>
          </table:table-cell>
          <table:table-cell table:formula="of:=RAND()" office:value-type="float" office:value="0.242786372313276">
            <text:p>0.2427863723</text:p>
          </table:table-cell>
          <table:table-cell table:formula="of:=RAND()" office:value-type="float" office:value="0.00857276492752135">
            <text:p>0.0085727649</text:p>
          </table:table-cell>
          <table:table-cell table:formula="of:=RAND()" office:value-type="float" office:value="0.00793992076069117">
            <text:p>0.0079399208</text:p>
          </table:table-cell>
          <table:table-cell table:formula="of:=RAND()" office:value-type="float" office:value="0.0946215093135834">
            <text:p>0.0946215093</text:p>
          </table:table-cell>
          <table:table-cell table:formula="of:=RAND()" office:value-type="float" office:value="0.35715201520361">
            <text:p>0.3571520152</text:p>
          </table:table-cell>
          <table:table-cell table:formula="of:=RAND()" office:value-type="float" office:value="0.720716567710042">
            <text:p>0.7207165677</text:p>
          </table:table-cell>
          <table:table-cell table:formula="of:=RAND()" office:value-type="float" office:value="0.320849871728569">
            <text:p>0.3208498717</text:p>
          </table:table-cell>
          <table:table-cell table:formula="of:=RAND()" office:value-type="float" office:value="0.0771620862651616">
            <text:p>0.0771620863</text:p>
          </table:table-cell>
          <table:table-cell table:formula="of:=RAND()" office:value-type="float" office:value="0.0905129588209093">
            <text:p>0.0905129588</text:p>
          </table:table-cell>
          <table:table-cell table:formula="of:=RAND()" office:value-type="float" office:value="0.915034950245172">
            <text:p>0.9150349502</text:p>
          </table:table-cell>
          <table:table-cell table:formula="of:=RAND()" office:value-type="float" office:value="0.857562517048791">
            <text:p>0.857562517</text:p>
          </table:table-cell>
          <table:table-cell table:formula="of:=SUM([.B184:.M184])-6" office:value-type="float" office:value="-1.77038868749514">
            <text:p>-1.7703886875</text:p>
          </table:table-cell>
          <table:table-cell table:formula="of:=[.N184]-[.$G$6]" office:value-type="float" office:value="-1.74664769696118">
            <text:p>-1.746647697</text:p>
          </table:table-cell>
          <table:table-cell table:formula="of:=[.O184]*[.O184]" office:value-type="float" office:value="3.0507781772998">
            <text:p>3.0507781773</text:p>
          </table:table-cell>
        </table:table-row>
        <table:table-row table:style-name="ro1">
          <table:table-cell/>
          <table:table-cell table:formula="of:=RAND()" office:value-type="float" office:value="0.577351773390546">
            <text:p>0.5773517734</text:p>
          </table:table-cell>
          <table:table-cell table:formula="of:=RAND()" office:value-type="float" office:value="0.114824936026707">
            <text:p>0.114824936</text:p>
          </table:table-cell>
          <table:table-cell table:formula="of:=RAND()" office:value-type="float" office:value="0.443226637551561">
            <text:p>0.4432266376</text:p>
          </table:table-cell>
          <table:table-cell table:formula="of:=RAND()" office:value-type="float" office:value="0.69213520293124">
            <text:p>0.6921352029</text:p>
          </table:table-cell>
          <table:table-cell table:formula="of:=RAND()" office:value-type="float" office:value="0.239167829276994">
            <text:p>0.2391678293</text:p>
          </table:table-cell>
          <table:table-cell table:formula="of:=RAND()" office:value-type="float" office:value="0.0577285892795771">
            <text:p>0.0577285893</text:p>
          </table:table-cell>
          <table:table-cell table:formula="of:=RAND()" office:value-type="float" office:value="0.501350448932499">
            <text:p>0.5013504489</text:p>
          </table:table-cell>
          <table:table-cell table:formula="of:=RAND()" office:value-type="float" office:value="0.208671981934458">
            <text:p>0.2086719819</text:p>
          </table:table-cell>
          <table:table-cell table:formula="of:=RAND()" office:value-type="float" office:value="0.417544904397801">
            <text:p>0.4175449044</text:p>
          </table:table-cell>
          <table:table-cell table:formula="of:=RAND()" office:value-type="float" office:value="0.449794761138037">
            <text:p>0.4497947611</text:p>
          </table:table-cell>
          <table:table-cell table:formula="of:=RAND()" office:value-type="float" office:value="0.805761728901416">
            <text:p>0.8057617289</text:p>
          </table:table-cell>
          <table:table-cell table:formula="of:=RAND()" office:value-type="float" office:value="0.600850130897015">
            <text:p>0.6008501309</text:p>
          </table:table-cell>
          <table:table-cell table:formula="of:=SUM([.B185:.M185])-6" office:value-type="float" office:value="-0.891591075342149">
            <text:p>-0.8915910753</text:p>
          </table:table-cell>
          <table:table-cell table:formula="of:=[.N185]-[.$G$6]" office:value-type="float" office:value="-0.867850084808189">
            <text:p>-0.8678500848</text:p>
          </table:table-cell>
          <table:table-cell table:formula="of:=[.O185]*[.O185]" office:value-type="float" office:value="0.753163769701582">
            <text:p>0.7531637697</text:p>
          </table:table-cell>
        </table:table-row>
        <table:table-row table:style-name="ro1">
          <table:table-cell/>
          <table:table-cell table:formula="of:=RAND()" office:value-type="float" office:value="0.976135488599539">
            <text:p>0.9761354886</text:p>
          </table:table-cell>
          <table:table-cell table:formula="of:=RAND()" office:value-type="float" office:value="0.318902262253687">
            <text:p>0.3189022623</text:p>
          </table:table-cell>
          <table:table-cell table:formula="of:=RAND()" office:value-type="float" office:value="0.832746327621862">
            <text:p>0.8327463276</text:p>
          </table:table-cell>
          <table:table-cell table:formula="of:=RAND()" office:value-type="float" office:value="0.51064778259024">
            <text:p>0.5106477826</text:p>
          </table:table-cell>
          <table:table-cell table:formula="of:=RAND()" office:value-type="float" office:value="0.703364480519667">
            <text:p>0.7033644805</text:p>
          </table:table-cell>
          <table:table-cell table:formula="of:=RAND()" office:value-type="float" office:value="0.0176172393839806">
            <text:p>0.0176172394</text:p>
          </table:table-cell>
          <table:table-cell table:formula="of:=RAND()" office:value-type="float" office:value="0.151659497758374">
            <text:p>0.1516594978</text:p>
          </table:table-cell>
          <table:table-cell table:formula="of:=RAND()" office:value-type="float" office:value="0.40845086495392">
            <text:p>0.408450865</text:p>
          </table:table-cell>
          <table:table-cell table:formula="of:=RAND()" office:value-type="float" office:value="0.738490206189454">
            <text:p>0.7384902062</text:p>
          </table:table-cell>
          <table:table-cell table:formula="of:=RAND()" office:value-type="float" office:value="0.901474308222532">
            <text:p>0.9014743082</text:p>
          </table:table-cell>
          <table:table-cell table:formula="of:=RAND()" office:value-type="float" office:value="0.52687004278414">
            <text:p>0.5268700428</text:p>
          </table:table-cell>
          <table:table-cell table:formula="of:=RAND()" office:value-type="float" office:value="0.25136048393324">
            <text:p>0.2513604839</text:p>
          </table:table-cell>
          <table:table-cell table:formula="of:=SUM([.B186:.M186])-6" office:value-type="float" office:value="0.337718984810635">
            <text:p>0.3377189848</text:p>
          </table:table-cell>
          <table:table-cell table:formula="of:=[.N186]-[.$G$6]" office:value-type="float" office:value="0.361459975344595">
            <text:p>0.3614599753</text:p>
          </table:table-cell>
          <table:table-cell table:formula="of:=[.O186]*[.O186]" office:value-type="float" office:value="0.130653313776115">
            <text:p>0.1306533138</text:p>
          </table:table-cell>
        </table:table-row>
        <table:table-row table:style-name="ro1">
          <table:table-cell/>
          <table:table-cell table:formula="of:=RAND()" office:value-type="float" office:value="0.0237220532726496">
            <text:p>0.0237220533</text:p>
          </table:table-cell>
          <table:table-cell table:formula="of:=RAND()" office:value-type="float" office:value="0.631269052857533">
            <text:p>0.6312690529</text:p>
          </table:table-cell>
          <table:table-cell table:formula="of:=RAND()" office:value-type="float" office:value="0.389542023884133">
            <text:p>0.3895420239</text:p>
          </table:table-cell>
          <table:table-cell table:formula="of:=RAND()" office:value-type="float" office:value="0.093522313516587">
            <text:p>0.0935223135</text:p>
          </table:table-cell>
          <table:table-cell table:formula="of:=RAND()" office:value-type="float" office:value="0.187302857171744">
            <text:p>0.1873028572</text:p>
          </table:table-cell>
          <table:table-cell table:formula="of:=RAND()" office:value-type="float" office:value="0.822279195766896">
            <text:p>0.8222791958</text:p>
          </table:table-cell>
          <table:table-cell table:formula="of:=RAND()" office:value-type="float" office:value="0.284426553640515">
            <text:p>0.2844265536</text:p>
          </table:table-cell>
          <table:table-cell table:formula="of:=RAND()" office:value-type="float" office:value="0.0618078564293683">
            <text:p>0.0618078564</text:p>
          </table:table-cell>
          <table:table-cell table:formula="of:=RAND()" office:value-type="float" office:value="0.511588358087465">
            <text:p>0.5115883581</text:p>
          </table:table-cell>
          <table:table-cell table:formula="of:=RAND()" office:value-type="float" office:value="0.996798593085259">
            <text:p>0.9967985931</text:p>
          </table:table-cell>
          <table:table-cell table:formula="of:=RAND()" office:value-type="float" office:value="0.431033212924376">
            <text:p>0.4310332129</text:p>
          </table:table-cell>
          <table:table-cell table:formula="of:=RAND()" office:value-type="float" office:value="0.914580046664923">
            <text:p>0.9145800467</text:p>
          </table:table-cell>
          <table:table-cell table:formula="of:=SUM([.B187:.M187])-6" office:value-type="float" office:value="-0.652127882698551">
            <text:p>-0.6521278827</text:p>
          </table:table-cell>
          <table:table-cell table:formula="of:=[.N187]-[.$G$6]" office:value-type="float" office:value="-0.628386892164592">
            <text:p>-0.6283868922</text:p>
          </table:table-cell>
          <table:table-cell table:formula="of:=[.O187]*[.O187]" office:value-type="float" office:value="0.394870086244274">
            <text:p>0.3948700862</text:p>
          </table:table-cell>
        </table:table-row>
        <table:table-row table:style-name="ro1">
          <table:table-cell/>
          <table:table-cell table:formula="of:=RAND()" office:value-type="float" office:value="0.205374235054478">
            <text:p>0.2053742351</text:p>
          </table:table-cell>
          <table:table-cell table:formula="of:=RAND()" office:value-type="float" office:value="0.351321022259071">
            <text:p>0.3513210223</text:p>
          </table:table-cell>
          <table:table-cell table:formula="of:=RAND()" office:value-type="float" office:value="0.316934252390638">
            <text:p>0.3169342524</text:p>
          </table:table-cell>
          <table:table-cell table:formula="of:=RAND()" office:value-type="float" office:value="0.309824461583048">
            <text:p>0.3098244616</text:p>
          </table:table-cell>
          <table:table-cell table:formula="of:=RAND()" office:value-type="float" office:value="0.301276560872793">
            <text:p>0.3012765609</text:p>
          </table:table-cell>
          <table:table-cell table:formula="of:=RAND()" office:value-type="float" office:value="0.246699556708336">
            <text:p>0.2466995567</text:p>
          </table:table-cell>
          <table:table-cell table:formula="of:=RAND()" office:value-type="float" office:value="0.314886854495853">
            <text:p>0.3148868545</text:p>
          </table:table-cell>
          <table:table-cell table:formula="of:=RAND()" office:value-type="float" office:value="0.225949364015833">
            <text:p>0.225949364</text:p>
          </table:table-cell>
          <table:table-cell table:formula="of:=RAND()" office:value-type="float" office:value="0.513571510324255">
            <text:p>0.5135715103</text:p>
          </table:table-cell>
          <table:table-cell table:formula="of:=RAND()" office:value-type="float" office:value="0.150994591182098">
            <text:p>0.1509945912</text:p>
          </table:table-cell>
          <table:table-cell table:formula="of:=RAND()" office:value-type="float" office:value="0.0179447331465781">
            <text:p>0.0179447331</text:p>
          </table:table-cell>
          <table:table-cell table:formula="of:=RAND()" office:value-type="float" office:value="0.794398152967915">
            <text:p>0.794398153</text:p>
          </table:table-cell>
          <table:table-cell table:formula="of:=SUM([.B188:.M188])-6" office:value-type="float" office:value="-2.2508247049991">
            <text:p>-2.250824705</text:p>
          </table:table-cell>
          <table:table-cell table:formula="of:=[.N188]-[.$G$6]" office:value-type="float" office:value="-2.22708371446515">
            <text:p>-2.2270837145</text:p>
          </table:table-cell>
          <table:table-cell table:formula="of:=[.O188]*[.O188]" office:value-type="float" office:value="4.95990187123587">
            <text:p>4.9599018712</text:p>
          </table:table-cell>
        </table:table-row>
        <table:table-row table:style-name="ro1">
          <table:table-cell/>
          <table:table-cell table:formula="of:=RAND()" office:value-type="float" office:value="0.394234727835283">
            <text:p>0.3942347278</text:p>
          </table:table-cell>
          <table:table-cell table:formula="of:=RAND()" office:value-type="float" office:value="0.348581497790292">
            <text:p>0.3485814978</text:p>
          </table:table-cell>
          <table:table-cell table:formula="of:=RAND()" office:value-type="float" office:value="0.530211340170354">
            <text:p>0.5302113402</text:p>
          </table:table-cell>
          <table:table-cell table:formula="of:=RAND()" office:value-type="float" office:value="0.64894040976651">
            <text:p>0.6489404098</text:p>
          </table:table-cell>
          <table:table-cell table:formula="of:=RAND()" office:value-type="float" office:value="0.566825796384364">
            <text:p>0.5668257964</text:p>
          </table:table-cell>
          <table:table-cell table:formula="of:=RAND()" office:value-type="float" office:value="0.599234652006999">
            <text:p>0.599234652</text:p>
          </table:table-cell>
          <table:table-cell table:formula="of:=RAND()" office:value-type="float" office:value="0.0683149241376668">
            <text:p>0.0683149241</text:p>
          </table:table-cell>
          <table:table-cell table:formula="of:=RAND()" office:value-type="float" office:value="0.0129202613607049">
            <text:p>0.0129202614</text:p>
          </table:table-cell>
          <table:table-cell table:formula="of:=RAND()" office:value-type="float" office:value="0.162817132892087">
            <text:p>0.1628171329</text:p>
          </table:table-cell>
          <table:table-cell table:formula="of:=RAND()" office:value-type="float" office:value="0.0739824147894979">
            <text:p>0.0739824148</text:p>
          </table:table-cell>
          <table:table-cell table:formula="of:=RAND()" office:value-type="float" office:value="0.293549434980378">
            <text:p>0.293549435</text:p>
          </table:table-cell>
          <table:table-cell table:formula="of:=RAND()" office:value-type="float" office:value="0.423133434727788">
            <text:p>0.4231334347</text:p>
          </table:table-cell>
          <table:table-cell table:formula="of:=SUM([.B189:.M189])-6" office:value-type="float" office:value="-1.87725397315808">
            <text:p>-1.8772539732</text:p>
          </table:table-cell>
          <table:table-cell table:formula="of:=[.N189]-[.$G$6]" office:value-type="float" office:value="-1.85351298262412">
            <text:p>-1.8535129826</text:p>
          </table:table-cell>
          <table:table-cell table:formula="of:=[.O189]*[.O189]" office:value-type="float" office:value="3.43551037675615">
            <text:p>3.4355103768</text:p>
          </table:table-cell>
        </table:table-row>
        <table:table-row table:style-name="ro1">
          <table:table-cell/>
          <table:table-cell table:formula="of:=RAND()" office:value-type="float" office:value="0.974225599085912">
            <text:p>0.9742255991</text:p>
          </table:table-cell>
          <table:table-cell table:formula="of:=RAND()" office:value-type="float" office:value="0.549284145701677">
            <text:p>0.5492841457</text:p>
          </table:table-cell>
          <table:table-cell table:formula="of:=RAND()" office:value-type="float" office:value="0.106744871009141">
            <text:p>0.106744871</text:p>
          </table:table-cell>
          <table:table-cell table:formula="of:=RAND()" office:value-type="float" office:value="0.722671347437426">
            <text:p>0.7226713474</text:p>
          </table:table-cell>
          <table:table-cell table:formula="of:=RAND()" office:value-type="float" office:value="0.834313684375957">
            <text:p>0.8343136844</text:p>
          </table:table-cell>
          <table:table-cell table:formula="of:=RAND()" office:value-type="float" office:value="0.485729427076876">
            <text:p>0.4857294271</text:p>
          </table:table-cell>
          <table:table-cell table:formula="of:=RAND()" office:value-type="float" office:value="0.527691157069057">
            <text:p>0.5276911571</text:p>
          </table:table-cell>
          <table:table-cell table:formula="of:=RAND()" office:value-type="float" office:value="0.193505267146975">
            <text:p>0.1935052671</text:p>
          </table:table-cell>
          <table:table-cell table:formula="of:=RAND()" office:value-type="float" office:value="0.644542200723663">
            <text:p>0.6445422007</text:p>
          </table:table-cell>
          <table:table-cell table:formula="of:=RAND()" office:value-type="float" office:value="0.0243533391039819">
            <text:p>0.0243533391</text:p>
          </table:table-cell>
          <table:table-cell table:formula="of:=RAND()" office:value-type="float" office:value="0.212245002621785">
            <text:p>0.2122450026</text:p>
          </table:table-cell>
          <table:table-cell table:formula="of:=RAND()" office:value-type="float" office:value="0.659680734621361">
            <text:p>0.6596807346</text:p>
          </table:table-cell>
          <table:table-cell table:formula="of:=SUM([.B190:.M190])-6" office:value-type="float" office:value="-0.0650132240261883">
            <text:p>-0.065013224</text:p>
          </table:table-cell>
          <table:table-cell table:formula="of:=[.N190]-[.$G$6]" office:value-type="float" office:value="-0.0412722334922291">
            <text:p>-0.0412722335</text:p>
          </table:table-cell>
          <table:table-cell table:formula="of:=[.O190]*[.O190]" office:value-type="float" office:value="0.00170339725743708">
            <text:p>0.0017033973</text:p>
          </table:table-cell>
        </table:table-row>
        <table:table-row table:style-name="ro1">
          <table:table-cell/>
          <table:table-cell table:formula="of:=RAND()" office:value-type="float" office:value="0.217761809704825">
            <text:p>0.2177618097</text:p>
          </table:table-cell>
          <table:table-cell table:formula="of:=RAND()" office:value-type="float" office:value="0.954464362934232">
            <text:p>0.9544643629</text:p>
          </table:table-cell>
          <table:table-cell table:formula="of:=RAND()" office:value-type="float" office:value="0.608369477558881">
            <text:p>0.6083694776</text:p>
          </table:table-cell>
          <table:table-cell table:formula="of:=RAND()" office:value-type="float" office:value="0.909047930501401">
            <text:p>0.9090479305</text:p>
          </table:table-cell>
          <table:table-cell table:formula="of:=RAND()" office:value-type="float" office:value="0.992932585533708">
            <text:p>0.9929325855</text:p>
          </table:table-cell>
          <table:table-cell table:formula="of:=RAND()" office:value-type="float" office:value="0.828633153112605">
            <text:p>0.8286331531</text:p>
          </table:table-cell>
          <table:table-cell table:formula="of:=RAND()" office:value-type="float" office:value="0.168841443955898">
            <text:p>0.168841444</text:p>
          </table:table-cell>
          <table:table-cell table:formula="of:=RAND()" office:value-type="float" office:value="0.540790589526296">
            <text:p>0.5407905895</text:p>
          </table:table-cell>
          <table:table-cell table:formula="of:=RAND()" office:value-type="float" office:value="0.439066788181663">
            <text:p>0.4390667882</text:p>
          </table:table-cell>
          <table:table-cell table:formula="of:=RAND()" office:value-type="float" office:value="0.612001090776175">
            <text:p>0.6120010908</text:p>
          </table:table-cell>
          <table:table-cell table:formula="of:=RAND()" office:value-type="float" office:value="0.677068450953811">
            <text:p>0.677068451</text:p>
          </table:table-cell>
          <table:table-cell table:formula="of:=RAND()" office:value-type="float" office:value="0.0452960857655853">
            <text:p>0.0452960858</text:p>
          </table:table-cell>
          <table:table-cell table:formula="of:=SUM([.B191:.M191])-6" office:value-type="float" office:value="0.994273768505082">
            <text:p>0.9942737685</text:p>
          </table:table-cell>
          <table:table-cell table:formula="of:=[.N191]-[.$G$6]" office:value-type="float" office:value="1.01801475903904">
            <text:p>1.018014759</text:p>
          </table:table-cell>
          <table:table-cell table:formula="of:=[.O191]*[.O191]" office:value-type="float" office:value="1.03635404962132">
            <text:p>1.0363540496</text:p>
          </table:table-cell>
        </table:table-row>
        <table:table-row table:style-name="ro1">
          <table:table-cell/>
          <table:table-cell table:formula="of:=RAND()" office:value-type="float" office:value="0.444336577318609">
            <text:p>0.4443365773</text:p>
          </table:table-cell>
          <table:table-cell table:formula="of:=RAND()" office:value-type="float" office:value="0.105716671328992">
            <text:p>0.1057166713</text:p>
          </table:table-cell>
          <table:table-cell table:formula="of:=RAND()" office:value-type="float" office:value="0.271802801871672">
            <text:p>0.2718028019</text:p>
          </table:table-cell>
          <table:table-cell table:formula="of:=RAND()" office:value-type="float" office:value="0.747190597467124">
            <text:p>0.7471905975</text:p>
          </table:table-cell>
          <table:table-cell table:formula="of:=RAND()" office:value-type="float" office:value="0.924007588997483">
            <text:p>0.924007589</text:p>
          </table:table-cell>
          <table:table-cell table:formula="of:=RAND()" office:value-type="float" office:value="0.374429855495691">
            <text:p>0.3744298555</text:p>
          </table:table-cell>
          <table:table-cell table:formula="of:=RAND()" office:value-type="float" office:value="0.774542825762183">
            <text:p>0.7745428258</text:p>
          </table:table-cell>
          <table:table-cell table:formula="of:=RAND()" office:value-type="float" office:value="0.129782193573192">
            <text:p>0.1297821936</text:p>
          </table:table-cell>
          <table:table-cell table:formula="of:=RAND()" office:value-type="float" office:value="0.144708557287231">
            <text:p>0.1447085573</text:p>
          </table:table-cell>
          <table:table-cell table:formula="of:=RAND()" office:value-type="float" office:value="0.39628557022661">
            <text:p>0.3962855702</text:p>
          </table:table-cell>
          <table:table-cell table:formula="of:=RAND()" office:value-type="float" office:value="0.740754704689607">
            <text:p>0.7407547047</text:p>
          </table:table-cell>
          <table:table-cell table:formula="of:=RAND()" office:value-type="float" office:value="0.796537269605324">
            <text:p>0.7965372696</text:p>
          </table:table-cell>
          <table:table-cell table:formula="of:=SUM([.B192:.M192])-6" office:value-type="float" office:value="-0.149904786376283">
            <text:p>-0.1499047864</text:p>
          </table:table-cell>
          <table:table-cell table:formula="of:=[.N192]-[.$G$6]" office:value-type="float" office:value="-0.126163795842323">
            <text:p>-0.1261637958</text:p>
          </table:table-cell>
          <table:table-cell table:formula="of:=[.O192]*[.O192]" office:value-type="float" office:value="0.0159173033813435">
            <text:p>0.0159173034</text:p>
          </table:table-cell>
        </table:table-row>
        <table:table-row table:style-name="ro1">
          <table:table-cell/>
          <table:table-cell table:formula="of:=RAND()" office:value-type="float" office:value="0.333564639557153">
            <text:p>0.3335646396</text:p>
          </table:table-cell>
          <table:table-cell table:formula="of:=RAND()" office:value-type="float" office:value="0.73021800047718">
            <text:p>0.7302180005</text:p>
          </table:table-cell>
          <table:table-cell table:formula="of:=RAND()" office:value-type="float" office:value="0.850506719434634">
            <text:p>0.8505067194</text:p>
          </table:table-cell>
          <table:table-cell table:formula="of:=RAND()" office:value-type="float" office:value="0.960359309101477">
            <text:p>0.9603593091</text:p>
          </table:table-cell>
          <table:table-cell table:formula="of:=RAND()" office:value-type="float" office:value="0.890522422268987">
            <text:p>0.8905224223</text:p>
          </table:table-cell>
          <table:table-cell table:formula="of:=RAND()" office:value-type="float" office:value="0.589265184942633">
            <text:p>0.5892651849</text:p>
          </table:table-cell>
          <table:table-cell table:formula="of:=RAND()" office:value-type="float" office:value="0.592497467529029">
            <text:p>0.5924974675</text:p>
          </table:table-cell>
          <table:table-cell table:formula="of:=RAND()" office:value-type="float" office:value="0.301242584362626">
            <text:p>0.3012425844</text:p>
          </table:table-cell>
          <table:table-cell table:formula="of:=RAND()" office:value-type="float" office:value="0.0819958620704711">
            <text:p>0.0819958621</text:p>
          </table:table-cell>
          <table:table-cell table:formula="of:=RAND()" office:value-type="float" office:value="0.187374578090385">
            <text:p>0.1873745781</text:p>
          </table:table-cell>
          <table:table-cell table:formula="of:=RAND()" office:value-type="float" office:value="0.371446118690073">
            <text:p>0.3714461187</text:p>
          </table:table-cell>
          <table:table-cell table:formula="of:=RAND()" office:value-type="float" office:value="0.824480335460976">
            <text:p>0.8244803355</text:p>
          </table:table-cell>
          <table:table-cell table:formula="of:=SUM([.B193:.M193])-6" office:value-type="float" office:value="0.713473221985623">
            <text:p>0.713473222</text:p>
          </table:table-cell>
          <table:table-cell table:formula="of:=[.N193]-[.$G$6]" office:value-type="float" office:value="0.737214212519582">
            <text:p>0.7372142125</text:p>
          </table:table-cell>
          <table:table-cell table:formula="of:=[.O193]*[.O193]" office:value-type="float" office:value="0.543484795140868">
            <text:p>0.5434847951</text:p>
          </table:table-cell>
        </table:table-row>
        <table:table-row table:style-name="ro1">
          <table:table-cell/>
          <table:table-cell table:formula="of:=RAND()" office:value-type="float" office:value="0.0657978537492454">
            <text:p>0.0657978537</text:p>
          </table:table-cell>
          <table:table-cell table:formula="of:=RAND()" office:value-type="float" office:value="0.160326231038198">
            <text:p>0.160326231</text:p>
          </table:table-cell>
          <table:table-cell table:formula="of:=RAND()" office:value-type="float" office:value="0.0572445394936949">
            <text:p>0.0572445395</text:p>
          </table:table-cell>
          <table:table-cell table:formula="of:=RAND()" office:value-type="float" office:value="0.362064874032512">
            <text:p>0.362064874</text:p>
          </table:table-cell>
          <table:table-cell table:formula="of:=RAND()" office:value-type="float" office:value="0.733059906866401">
            <text:p>0.7330599069</text:p>
          </table:table-cell>
          <table:table-cell table:formula="of:=RAND()" office:value-type="float" office:value="0.709470884641632">
            <text:p>0.7094708846</text:p>
          </table:table-cell>
          <table:table-cell table:formula="of:=RAND()" office:value-type="float" office:value="0.834270872175694">
            <text:p>0.8342708722</text:p>
          </table:table-cell>
          <table:table-cell table:formula="of:=RAND()" office:value-type="float" office:value="0.763040336547419">
            <text:p>0.7630403365</text:p>
          </table:table-cell>
          <table:table-cell table:formula="of:=RAND()" office:value-type="float" office:value="0.259622741257772">
            <text:p>0.2596227413</text:p>
          </table:table-cell>
          <table:table-cell table:formula="of:=RAND()" office:value-type="float" office:value="0.209569327067584">
            <text:p>0.2095693271</text:p>
          </table:table-cell>
          <table:table-cell table:formula="of:=RAND()" office:value-type="float" office:value="0.0463272905908525">
            <text:p>0.0463272906</text:p>
          </table:table-cell>
          <table:table-cell table:formula="of:=RAND()" office:value-type="float" office:value="0.111909850034863">
            <text:p>0.11190985</text:p>
          </table:table-cell>
          <table:table-cell table:formula="of:=SUM([.B194:.M194])-6" office:value-type="float" office:value="-1.68729529250413">
            <text:p>-1.6872952925</text:p>
          </table:table-cell>
          <table:table-cell table:formula="of:=[.N194]-[.$G$6]" office:value-type="float" office:value="-1.66355430197017">
            <text:p>-1.663554302</text:p>
          </table:table-cell>
          <table:table-cell table:formula="of:=[.O194]*[.O194]" office:value-type="float" office:value="2.76741291560347">
            <text:p>2.7674129156</text:p>
          </table:table-cell>
        </table:table-row>
        <table:table-row table:style-name="ro1">
          <table:table-cell/>
          <table:table-cell table:formula="of:=RAND()" office:value-type="float" office:value="0.608041342580691">
            <text:p>0.6080413426</text:p>
          </table:table-cell>
          <table:table-cell table:formula="of:=RAND()" office:value-type="float" office:value="0.882104137679562">
            <text:p>0.8821041377</text:p>
          </table:table-cell>
          <table:table-cell table:formula="of:=RAND()" office:value-type="float" office:value="0.565427400404587">
            <text:p>0.5654274004</text:p>
          </table:table-cell>
          <table:table-cell table:formula="of:=RAND()" office:value-type="float" office:value="0.899439501343295">
            <text:p>0.8994395013</text:p>
          </table:table-cell>
          <table:table-cell table:formula="of:=RAND()" office:value-type="float" office:value="0.0135967733804137">
            <text:p>0.0135967734</text:p>
          </table:table-cell>
          <table:table-cell table:formula="of:=RAND()" office:value-type="float" office:value="0.269759963965043">
            <text:p>0.269759964</text:p>
          </table:table-cell>
          <table:table-cell table:formula="of:=RAND()" office:value-type="float" office:value="0.992823490640149">
            <text:p>0.9928234906</text:p>
          </table:table-cell>
          <table:table-cell table:formula="of:=RAND()" office:value-type="float" office:value="0.911288752686232">
            <text:p>0.9112887527</text:p>
          </table:table-cell>
          <table:table-cell table:formula="of:=RAND()" office:value-type="float" office:value="0.0232041254639626">
            <text:p>0.0232041255</text:p>
          </table:table-cell>
          <table:table-cell table:formula="of:=RAND()" office:value-type="float" office:value="0.815799403237179">
            <text:p>0.8157994032</text:p>
          </table:table-cell>
          <table:table-cell table:formula="of:=RAND()" office:value-type="float" office:value="0.625239224871621">
            <text:p>0.6252392249</text:p>
          </table:table-cell>
          <table:table-cell table:formula="of:=RAND()" office:value-type="float" office:value="0.467635715380311">
            <text:p>0.4676357154</text:p>
          </table:table-cell>
          <table:table-cell table:formula="of:=SUM([.B195:.M195])-6" office:value-type="float" office:value="1.07435983163305">
            <text:p>1.0743598316</text:p>
          </table:table-cell>
          <table:table-cell table:formula="of:=[.N195]-[.$G$6]" office:value-type="float" office:value="1.09810082216701">
            <text:p>1.0981008222</text:p>
          </table:table-cell>
          <table:table-cell table:formula="of:=[.O195]*[.O195]" office:value-type="float" office:value="1.20582541564385">
            <text:p>1.2058254156</text:p>
          </table:table-cell>
        </table:table-row>
        <table:table-row table:style-name="ro1">
          <table:table-cell/>
          <table:table-cell table:formula="of:=RAND()" office:value-type="float" office:value="0.495306851575151">
            <text:p>0.4953068516</text:p>
          </table:table-cell>
          <table:table-cell table:formula="of:=RAND()" office:value-type="float" office:value="0.852277793223038">
            <text:p>0.8522777932</text:p>
          </table:table-cell>
          <table:table-cell table:formula="of:=RAND()" office:value-type="float" office:value="0.511544893728569">
            <text:p>0.5115448937</text:p>
          </table:table-cell>
          <table:table-cell table:formula="of:=RAND()" office:value-type="float" office:value="0.528466882416979">
            <text:p>0.5284668824</text:p>
          </table:table-cell>
          <table:table-cell table:formula="of:=RAND()" office:value-type="float" office:value="0.356303765438497">
            <text:p>0.3563037654</text:p>
          </table:table-cell>
          <table:table-cell table:formula="of:=RAND()" office:value-type="float" office:value="0.383796426234767">
            <text:p>0.3837964262</text:p>
          </table:table-cell>
          <table:table-cell table:formula="of:=RAND()" office:value-type="float" office:value="0.736426756484434">
            <text:p>0.7364267565</text:p>
          </table:table-cell>
          <table:table-cell table:formula="of:=RAND()" office:value-type="float" office:value="0.482907890342176">
            <text:p>0.4829078903</text:p>
          </table:table-cell>
          <table:table-cell table:formula="of:=RAND()" office:value-type="float" office:value="0.26215210952796">
            <text:p>0.2621521095</text:p>
          </table:table-cell>
          <table:table-cell table:formula="of:=RAND()" office:value-type="float" office:value="0.844561570091173">
            <text:p>0.8445615701</text:p>
          </table:table-cell>
          <table:table-cell table:formula="of:=RAND()" office:value-type="float" office:value="0.704541281564161">
            <text:p>0.7045412816</text:p>
          </table:table-cell>
          <table:table-cell table:formula="of:=RAND()" office:value-type="float" office:value="0.128966085845605">
            <text:p>0.1289660858</text:p>
          </table:table-cell>
          <table:table-cell table:formula="of:=SUM([.B196:.M196])-6" office:value-type="float" office:value="0.28725230647251">
            <text:p>0.2872523065</text:p>
          </table:table-cell>
          <table:table-cell table:formula="of:=[.N196]-[.$G$6]" office:value-type="float" office:value="0.310993297006469">
            <text:p>0.310993297</text:p>
          </table:table-cell>
          <table:table-cell table:formula="of:=[.O196]*[.O196]" office:value-type="float" office:value="0.096716830782954">
            <text:p>0.0967168308</text:p>
          </table:table-cell>
        </table:table-row>
        <table:table-row table:style-name="ro1">
          <table:table-cell/>
          <table:table-cell table:formula="of:=RAND()" office:value-type="float" office:value="0.0972973320167512">
            <text:p>0.097297332</text:p>
          </table:table-cell>
          <table:table-cell table:formula="of:=RAND()" office:value-type="float" office:value="0.709748700726777">
            <text:p>0.7097487007</text:p>
          </table:table-cell>
          <table:table-cell table:formula="of:=RAND()" office:value-type="float" office:value="0.495608642697334">
            <text:p>0.4956086427</text:p>
          </table:table-cell>
          <table:table-cell table:formula="of:=RAND()" office:value-type="float" office:value="0.782768894452602">
            <text:p>0.7827688945</text:p>
          </table:table-cell>
          <table:table-cell table:formula="of:=RAND()" office:value-type="float" office:value="0.865959006827325">
            <text:p>0.8659590068</text:p>
          </table:table-cell>
          <table:table-cell table:formula="of:=RAND()" office:value-type="float" office:value="0.0083089389372617">
            <text:p>0.0083089389</text:p>
          </table:table-cell>
          <table:table-cell table:formula="of:=RAND()" office:value-type="float" office:value="0.848350063432008">
            <text:p>0.8483500634</text:p>
          </table:table-cell>
          <table:table-cell table:formula="of:=RAND()" office:value-type="float" office:value="0.81056421645917">
            <text:p>0.8105642165</text:p>
          </table:table-cell>
          <table:table-cell table:formula="of:=RAND()" office:value-type="float" office:value="0.395726648624986">
            <text:p>0.3957266486</text:p>
          </table:table-cell>
          <table:table-cell table:formula="of:=RAND()" office:value-type="float" office:value="0.963617490138859">
            <text:p>0.9636174901</text:p>
          </table:table-cell>
          <table:table-cell table:formula="of:=RAND()" office:value-type="float" office:value="0.659322203835472">
            <text:p>0.6593222038</text:p>
          </table:table-cell>
          <table:table-cell table:formula="of:=RAND()" office:value-type="float" office:value="0.175949748372659">
            <text:p>0.1759497484</text:p>
          </table:table-cell>
          <table:table-cell table:formula="of:=SUM([.B197:.M197])-6" office:value-type="float" office:value="0.813221886521205">
            <text:p>0.8132218865</text:p>
          </table:table-cell>
          <table:table-cell table:formula="of:=[.N197]-[.$G$6]" office:value-type="float" office:value="0.836962877055164">
            <text:p>0.8369628771</text:p>
          </table:table-cell>
          <table:table-cell table:formula="of:=[.O197]*[.O197]" office:value-type="float" office:value="0.700506857568458">
            <text:p>0.7005068576</text:p>
          </table:table-cell>
        </table:table-row>
        <table:table-row table:style-name="ro1">
          <table:table-cell/>
          <table:table-cell table:formula="of:=RAND()" office:value-type="float" office:value="0.406027821823955">
            <text:p>0.4060278218</text:p>
          </table:table-cell>
          <table:table-cell table:formula="of:=RAND()" office:value-type="float" office:value="0.668915984919295">
            <text:p>0.6689159849</text:p>
          </table:table-cell>
          <table:table-cell table:formula="of:=RAND()" office:value-type="float" office:value="0.273646069690585">
            <text:p>0.2736460697</text:p>
          </table:table-cell>
          <table:table-cell table:formula="of:=RAND()" office:value-type="float" office:value="0.0566870477050543">
            <text:p>0.0566870477</text:p>
          </table:table-cell>
          <table:table-cell table:formula="of:=RAND()" office:value-type="float" office:value="0.25228498224169">
            <text:p>0.2522849822</text:p>
          </table:table-cell>
          <table:table-cell table:formula="of:=RAND()" office:value-type="float" office:value="0.316949755186215">
            <text:p>0.3169497552</text:p>
          </table:table-cell>
          <table:table-cell table:formula="of:=RAND()" office:value-type="float" office:value="0.744407248217613">
            <text:p>0.7444072482</text:p>
          </table:table-cell>
          <table:table-cell table:formula="of:=RAND()" office:value-type="float" office:value="0.670122821349651">
            <text:p>0.6701228213</text:p>
          </table:table-cell>
          <table:table-cell table:formula="of:=RAND()" office:value-type="float" office:value="0.0341575231868774">
            <text:p>0.0341575232</text:p>
          </table:table-cell>
          <table:table-cell table:formula="of:=RAND()" office:value-type="float" office:value="0.542579957284033">
            <text:p>0.5425799573</text:p>
          </table:table-cell>
          <table:table-cell table:formula="of:=RAND()" office:value-type="float" office:value="0.369906985433772">
            <text:p>0.3699069854</text:p>
          </table:table-cell>
          <table:table-cell table:formula="of:=RAND()" office:value-type="float" office:value="0.143074376974255">
            <text:p>0.143074377</text:p>
          </table:table-cell>
          <table:table-cell table:formula="of:=SUM([.B198:.M198])-6" office:value-type="float" office:value="-1.52123942598701">
            <text:p>-1.521239426</text:p>
          </table:table-cell>
          <table:table-cell table:formula="of:=[.N198]-[.$G$6]" office:value-type="float" office:value="-1.49749843545305">
            <text:p>-1.4974984355</text:p>
          </table:table-cell>
          <table:table-cell table:formula="of:=[.O198]*[.O198]" office:value-type="float" office:value="2.24250156418432">
            <text:p>2.2425015642</text:p>
          </table:table-cell>
        </table:table-row>
        <table:table-row table:style-name="ro1">
          <table:table-cell/>
          <table:table-cell table:formula="of:=RAND()" office:value-type="float" office:value="0.699884633067995">
            <text:p>0.6998846331</text:p>
          </table:table-cell>
          <table:table-cell table:formula="of:=RAND()" office:value-type="float" office:value="0.0354265065398067">
            <text:p>0.0354265065</text:p>
          </table:table-cell>
          <table:table-cell table:formula="of:=RAND()" office:value-type="float" office:value="0.0307451426051557">
            <text:p>0.0307451426</text:p>
          </table:table-cell>
          <table:table-cell table:formula="of:=RAND()" office:value-type="float" office:value="0.147214603144676">
            <text:p>0.1472146031</text:p>
          </table:table-cell>
          <table:table-cell table:formula="of:=RAND()" office:value-type="float" office:value="0.346568807959557">
            <text:p>0.346568808</text:p>
          </table:table-cell>
          <table:table-cell table:formula="of:=RAND()" office:value-type="float" office:value="0.159638859797269">
            <text:p>0.1596388598</text:p>
          </table:table-cell>
          <table:table-cell table:formula="of:=RAND()" office:value-type="float" office:value="0.186210551764816">
            <text:p>0.1862105518</text:p>
          </table:table-cell>
          <table:table-cell table:formula="of:=RAND()" office:value-type="float" office:value="0.532124861842021">
            <text:p>0.5321248618</text:p>
          </table:table-cell>
          <table:table-cell table:formula="of:=RAND()" office:value-type="float" office:value="0.714530378114432">
            <text:p>0.7145303781</text:p>
          </table:table-cell>
          <table:table-cell table:formula="of:=RAND()" office:value-type="float" office:value="0.644591660704464">
            <text:p>0.6445916607</text:p>
          </table:table-cell>
          <table:table-cell table:formula="of:=RAND()" office:value-type="float" office:value="0.207079058280215">
            <text:p>0.2070790583</text:p>
          </table:table-cell>
          <table:table-cell table:formula="of:=RAND()" office:value-type="float" office:value="0.243348048534244">
            <text:p>0.2433480485</text:p>
          </table:table-cell>
          <table:table-cell table:formula="of:=SUM([.B199:.M199])-6" office:value-type="float" office:value="-2.05263688764535">
            <text:p>-2.0526368876</text:p>
          </table:table-cell>
          <table:table-cell table:formula="of:=[.N199]-[.$G$6]" office:value-type="float" office:value="-2.02889589711139">
            <text:p>-2.0288958971</text:p>
          </table:table-cell>
          <table:table-cell table:formula="of:=[.O199]*[.O199]" office:value-type="float" office:value="4.11641856131543">
            <text:p>4.1164185613</text:p>
          </table:table-cell>
        </table:table-row>
        <table:table-row table:style-name="ro1">
          <table:table-cell/>
          <table:table-cell table:formula="of:=RAND()" office:value-type="float" office:value="0.894512682687491">
            <text:p>0.8945126827</text:p>
          </table:table-cell>
          <table:table-cell table:formula="of:=RAND()" office:value-type="float" office:value="0.143817803822458">
            <text:p>0.1438178038</text:p>
          </table:table-cell>
          <table:table-cell table:formula="of:=RAND()" office:value-type="float" office:value="0.477983270771802">
            <text:p>0.4779832708</text:p>
          </table:table-cell>
          <table:table-cell table:formula="of:=RAND()" office:value-type="float" office:value="0.904502537101507">
            <text:p>0.9045025371</text:p>
          </table:table-cell>
          <table:table-cell table:formula="of:=RAND()" office:value-type="float" office:value="0.416178454877809">
            <text:p>0.4161784549</text:p>
          </table:table-cell>
          <table:table-cell table:formula="of:=RAND()" office:value-type="float" office:value="0.186999632045627">
            <text:p>0.186999632</text:p>
          </table:table-cell>
          <table:table-cell table:formula="of:=RAND()" office:value-type="float" office:value="0.493403570726514">
            <text:p>0.4934035707</text:p>
          </table:table-cell>
          <table:table-cell table:formula="of:=RAND()" office:value-type="float" office:value="0.572795322863385">
            <text:p>0.5727953229</text:p>
          </table:table-cell>
          <table:table-cell table:formula="of:=RAND()" office:value-type="float" office:value="0.764663749141619">
            <text:p>0.7646637491</text:p>
          </table:table-cell>
          <table:table-cell table:formula="of:=RAND()" office:value-type="float" office:value="0.863139101769775">
            <text:p>0.8631391018</text:p>
          </table:table-cell>
          <table:table-cell table:formula="of:=RAND()" office:value-type="float" office:value="0.395969982258976">
            <text:p>0.3959699823</text:p>
          </table:table-cell>
          <table:table-cell table:formula="of:=RAND()" office:value-type="float" office:value="0.481178273214027">
            <text:p>0.4811782732</text:p>
          </table:table-cell>
          <table:table-cell table:formula="of:=SUM([.B200:.M200])-6" office:value-type="float" office:value="0.595144381280988">
            <text:p>0.5951443813</text:p>
          </table:table-cell>
          <table:table-cell table:formula="of:=[.N200]-[.$G$6]" office:value-type="float" office:value="0.618885371814948">
            <text:p>0.6188853718</text:p>
          </table:table-cell>
          <table:table-cell table:formula="of:=[.O200]*[.O200]" office:value-type="float" office:value="0.383019103446526">
            <text:p>0.3830191034</text:p>
          </table:table-cell>
        </table:table-row>
        <table:table-row table:style-name="ro1">
          <table:table-cell/>
          <table:table-cell table:formula="of:=RAND()" office:value-type="float" office:value="0.209809020161629">
            <text:p>0.2098090202</text:p>
          </table:table-cell>
          <table:table-cell table:formula="of:=RAND()" office:value-type="float" office:value="0.61526419618167">
            <text:p>0.6152641962</text:p>
          </table:table-cell>
          <table:table-cell table:formula="of:=RAND()" office:value-type="float" office:value="0.285990881035104">
            <text:p>0.285990881</text:p>
          </table:table-cell>
          <table:table-cell table:formula="of:=RAND()" office:value-type="float" office:value="0.0150052197277546">
            <text:p>0.0150052197</text:p>
          </table:table-cell>
          <table:table-cell table:formula="of:=RAND()" office:value-type="float" office:value="0.403279277728871">
            <text:p>0.4032792777</text:p>
          </table:table-cell>
          <table:table-cell table:formula="of:=RAND()" office:value-type="float" office:value="0.886499777901918">
            <text:p>0.8864997779</text:p>
          </table:table-cell>
          <table:table-cell table:formula="of:=RAND()" office:value-type="float" office:value="0.623070512898266">
            <text:p>0.6230705129</text:p>
          </table:table-cell>
          <table:table-cell table:formula="of:=RAND()" office:value-type="float" office:value="0.635055233258754">
            <text:p>0.6350552333</text:p>
          </table:table-cell>
          <table:table-cell table:formula="of:=RAND()" office:value-type="float" office:value="0.74249430000782">
            <text:p>0.7424943</text:p>
          </table:table-cell>
          <table:table-cell table:formula="of:=RAND()" office:value-type="float" office:value="0.967697493499145">
            <text:p>0.9676974935</text:p>
          </table:table-cell>
          <table:table-cell table:formula="of:=RAND()" office:value-type="float" office:value="0.138597244862467">
            <text:p>0.1385972449</text:p>
          </table:table-cell>
          <table:table-cell table:formula="of:=RAND()" office:value-type="float" office:value="0.0218058838509023">
            <text:p>0.0218058839</text:p>
          </table:table-cell>
          <table:table-cell table:formula="of:=SUM([.B201:.M201])-6" office:value-type="float" office:value="-0.4554309588857">
            <text:p>-0.4554309589</text:p>
          </table:table-cell>
          <table:table-cell table:formula="of:=[.N201]-[.$G$6]" office:value-type="float" office:value="-0.43168996835174">
            <text:p>-0.4316899684</text:p>
          </table:table-cell>
          <table:table-cell table:formula="of:=[.O201]*[.O201]" office:value-type="float" office:value="0.186356228775527">
            <text:p>0.1863562288</text:p>
          </table:table-cell>
        </table:table-row>
        <table:table-row table:style-name="ro1">
          <table:table-cell/>
          <table:table-cell table:formula="of:=RAND()" office:value-type="float" office:value="0.401524589397013">
            <text:p>0.4015245894</text:p>
          </table:table-cell>
          <table:table-cell table:formula="of:=RAND()" office:value-type="float" office:value="0.607064081821591">
            <text:p>0.6070640818</text:p>
          </table:table-cell>
          <table:table-cell table:formula="of:=RAND()" office:value-type="float" office:value="0.652912005782127">
            <text:p>0.6529120058</text:p>
          </table:table-cell>
          <table:table-cell table:formula="of:=RAND()" office:value-type="float" office:value="0.590923952171579">
            <text:p>0.5909239522</text:p>
          </table:table-cell>
          <table:table-cell table:formula="of:=RAND()" office:value-type="float" office:value="0.246231164317578">
            <text:p>0.2462311643</text:p>
          </table:table-cell>
          <table:table-cell table:formula="of:=RAND()" office:value-type="float" office:value="0.107454499229789">
            <text:p>0.1074544992</text:p>
          </table:table-cell>
          <table:table-cell table:formula="of:=RAND()" office:value-type="float" office:value="0.899985733674839">
            <text:p>0.8999857337</text:p>
          </table:table-cell>
          <table:table-cell table:formula="of:=RAND()" office:value-type="float" office:value="0.203977258875966">
            <text:p>0.2039772589</text:p>
          </table:table-cell>
          <table:table-cell table:formula="of:=RAND()" office:value-type="float" office:value="0.329302212223411">
            <text:p>0.3293022122</text:p>
          </table:table-cell>
          <table:table-cell table:formula="of:=RAND()" office:value-type="float" office:value="0.986039436655119">
            <text:p>0.9860394367</text:p>
          </table:table-cell>
          <table:table-cell table:formula="of:=RAND()" office:value-type="float" office:value="0.962379406904802">
            <text:p>0.9623794069</text:p>
          </table:table-cell>
          <table:table-cell table:formula="of:=RAND()" office:value-type="float" office:value="0.419297602958977">
            <text:p>0.419297603</text:p>
          </table:table-cell>
          <table:table-cell table:formula="of:=SUM([.B202:.M202])-6" office:value-type="float" office:value="0.407091944012791">
            <text:p>0.407091944</text:p>
          </table:table-cell>
          <table:table-cell table:formula="of:=[.N202]-[.$G$6]" office:value-type="float" office:value="0.43083293454675">
            <text:p>0.4308329345</text:p>
          </table:table-cell>
          <table:table-cell table:formula="of:=[.O202]*[.O202]" office:value-type="float" office:value="0.185617017490164">
            <text:p>0.1856170175</text:p>
          </table:table-cell>
        </table:table-row>
        <table:table-row table:style-name="ro1">
          <table:table-cell/>
          <table:table-cell table:formula="of:=RAND()" office:value-type="float" office:value="0.286098266253248">
            <text:p>0.2860982663</text:p>
          </table:table-cell>
          <table:table-cell table:formula="of:=RAND()" office:value-type="float" office:value="0.228692247299477">
            <text:p>0.2286922473</text:p>
          </table:table-cell>
          <table:table-cell table:formula="of:=RAND()" office:value-type="float" office:value="0.999471923103556">
            <text:p>0.9994719231</text:p>
          </table:table-cell>
          <table:table-cell table:formula="of:=RAND()" office:value-type="float" office:value="0.466843956382945">
            <text:p>0.4668439564</text:p>
          </table:table-cell>
          <table:table-cell table:formula="of:=RAND()" office:value-type="float" office:value="0.628818483557552">
            <text:p>0.6288184836</text:p>
          </table:table-cell>
          <table:table-cell table:formula="of:=RAND()" office:value-type="float" office:value="0.675720671424642">
            <text:p>0.6757206714</text:p>
          </table:table-cell>
          <table:table-cell table:formula="of:=RAND()" office:value-type="float" office:value="0.136332894908264">
            <text:p>0.1363328949</text:p>
          </table:table-cell>
          <table:table-cell table:formula="of:=RAND()" office:value-type="float" office:value="0.156221804674715">
            <text:p>0.1562218047</text:p>
          </table:table-cell>
          <table:table-cell table:formula="of:=RAND()" office:value-type="float" office:value="0.368500257143751">
            <text:p>0.3685002571</text:p>
          </table:table-cell>
          <table:table-cell table:formula="of:=RAND()" office:value-type="float" office:value="0.847639609593898">
            <text:p>0.8476396096</text:p>
          </table:table-cell>
          <table:table-cell table:formula="of:=RAND()" office:value-type="float" office:value="0.408524015452713">
            <text:p>0.4085240155</text:p>
          </table:table-cell>
          <table:table-cell table:formula="of:=RAND()" office:value-type="float" office:value="0.623300968436524">
            <text:p>0.6233009684</text:p>
          </table:table-cell>
          <table:table-cell table:formula="of:=SUM([.B203:.M203])-6" office:value-type="float" office:value="-0.173834901768714">
            <text:p>-0.1738349018</text:p>
          </table:table-cell>
          <table:table-cell table:formula="of:=[.N203]-[.$G$6]" office:value-type="float" office:value="-0.150093911234755">
            <text:p>-0.1500939112</text:p>
          </table:table-cell>
          <table:table-cell table:formula="of:=[.O203]*[.O203]" office:value-type="float" office:value="0.0225281821897465">
            <text:p>0.0225281822</text:p>
          </table:table-cell>
        </table:table-row>
        <table:table-row table:style-name="ro1">
          <table:table-cell/>
          <table:table-cell table:formula="of:=RAND()" office:value-type="float" office:value="0.0812994155567139">
            <text:p>0.0812994156</text:p>
          </table:table-cell>
          <table:table-cell table:formula="of:=RAND()" office:value-type="float" office:value="0.483354676980525">
            <text:p>0.483354677</text:p>
          </table:table-cell>
          <table:table-cell table:formula="of:=RAND()" office:value-type="float" office:value="0.14850130234845">
            <text:p>0.1485013023</text:p>
          </table:table-cell>
          <table:table-cell table:formula="of:=RAND()" office:value-type="float" office:value="0.788731923792511">
            <text:p>0.7887319238</text:p>
          </table:table-cell>
          <table:table-cell table:formula="of:=RAND()" office:value-type="float" office:value="0.812531064031646">
            <text:p>0.812531064</text:p>
          </table:table-cell>
          <table:table-cell table:formula="of:=RAND()" office:value-type="float" office:value="0.747952280100435">
            <text:p>0.7479522801</text:p>
          </table:table-cell>
          <table:table-cell table:formula="of:=RAND()" office:value-type="float" office:value="0.987784472992644">
            <text:p>0.987784473</text:p>
          </table:table-cell>
          <table:table-cell table:formula="of:=RAND()" office:value-type="float" office:value="0.135681443614885">
            <text:p>0.1356814436</text:p>
          </table:table-cell>
          <table:table-cell table:formula="of:=RAND()" office:value-type="float" office:value="0.79267750820145">
            <text:p>0.7926775082</text:p>
          </table:table-cell>
          <table:table-cell table:formula="of:=RAND()" office:value-type="float" office:value="0.92713741841726">
            <text:p>0.9271374184</text:p>
          </table:table-cell>
          <table:table-cell table:formula="of:=RAND()" office:value-type="float" office:value="0.183013090165332">
            <text:p>0.1830130902</text:p>
          </table:table-cell>
          <table:table-cell table:formula="of:=RAND()" office:value-type="float" office:value="0.313841726630926">
            <text:p>0.3138417266</text:p>
          </table:table-cell>
          <table:table-cell table:formula="of:=SUM([.B204:.M204])-6" office:value-type="float" office:value="0.402506322832778">
            <text:p>0.4025063228</text:p>
          </table:table-cell>
          <table:table-cell table:formula="of:=[.N204]-[.$G$6]" office:value-type="float" office:value="0.426247313366737">
            <text:p>0.4262473134</text:p>
          </table:table-cell>
          <table:table-cell table:formula="of:=[.O204]*[.O204]" office:value-type="float" office:value="0.181686772152361">
            <text:p>0.1816867722</text:p>
          </table:table-cell>
        </table:table-row>
        <table:table-row table:style-name="ro1">
          <table:table-cell/>
          <table:table-cell table:formula="of:=RAND()" office:value-type="float" office:value="0.839670229237527">
            <text:p>0.8396702292</text:p>
          </table:table-cell>
          <table:table-cell table:formula="of:=RAND()" office:value-type="float" office:value="0.340453112963587">
            <text:p>0.340453113</text:p>
          </table:table-cell>
          <table:table-cell table:formula="of:=RAND()" office:value-type="float" office:value="0.384333512047306">
            <text:p>0.384333512</text:p>
          </table:table-cell>
          <table:table-cell table:formula="of:=RAND()" office:value-type="float" office:value="0.510087479604408">
            <text:p>0.5100874796</text:p>
          </table:table-cell>
          <table:table-cell table:formula="of:=RAND()" office:value-type="float" office:value="0.147006145678461">
            <text:p>0.1470061457</text:p>
          </table:table-cell>
          <table:table-cell table:formula="of:=RAND()" office:value-type="float" office:value="0.795619350625202">
            <text:p>0.7956193506</text:p>
          </table:table-cell>
          <table:table-cell table:formula="of:=RAND()" office:value-type="float" office:value="0.89985974621959">
            <text:p>0.8998597462</text:p>
          </table:table-cell>
          <table:table-cell table:formula="of:=RAND()" office:value-type="float" office:value="0.635486696381122">
            <text:p>0.6354866964</text:p>
          </table:table-cell>
          <table:table-cell table:formula="of:=RAND()" office:value-type="float" office:value="0.628232792019844">
            <text:p>0.628232792</text:p>
          </table:table-cell>
          <table:table-cell table:formula="of:=RAND()" office:value-type="float" office:value="0.147909916006029">
            <text:p>0.147909916</text:p>
          </table:table-cell>
          <table:table-cell table:formula="of:=RAND()" office:value-type="float" office:value="0.409746230114251">
            <text:p>0.4097462301</text:p>
          </table:table-cell>
          <table:table-cell table:formula="of:=RAND()" office:value-type="float" office:value="0.333442696835846">
            <text:p>0.3334426968</text:p>
          </table:table-cell>
          <table:table-cell table:formula="of:=SUM([.B205:.M205])-6" office:value-type="float" office:value="0.0718479077331722">
            <text:p>0.0718479077</text:p>
          </table:table-cell>
          <table:table-cell table:formula="of:=[.N205]-[.$G$6]" office:value-type="float" office:value="0.0955888982671313">
            <text:p>0.0955888983</text:p>
          </table:table-cell>
          <table:table-cell table:formula="of:=[.O205]*[.O205]" office:value-type="float" office:value="0.00913723747192398">
            <text:p>0.0091372375</text:p>
          </table:table-cell>
        </table:table-row>
        <table:table-row table:style-name="ro1">
          <table:table-cell/>
          <table:table-cell table:formula="of:=RAND()" office:value-type="float" office:value="0.151073533575982">
            <text:p>0.1510735336</text:p>
          </table:table-cell>
          <table:table-cell table:formula="of:=RAND()" office:value-type="float" office:value="0.983973328955472">
            <text:p>0.983973329</text:p>
          </table:table-cell>
          <table:table-cell table:formula="of:=RAND()" office:value-type="float" office:value="0.55567062436603">
            <text:p>0.5556706244</text:p>
          </table:table-cell>
          <table:table-cell table:formula="of:=RAND()" office:value-type="float" office:value="0.58867409080267">
            <text:p>0.5886740908</text:p>
          </table:table-cell>
          <table:table-cell table:formula="of:=RAND()" office:value-type="float" office:value="0.404575690627098">
            <text:p>0.4045756906</text:p>
          </table:table-cell>
          <table:table-cell table:formula="of:=RAND()" office:value-type="float" office:value="0.610732720699161">
            <text:p>0.6107327207</text:p>
          </table:table-cell>
          <table:table-cell table:formula="of:=RAND()" office:value-type="float" office:value="0.666043021017686">
            <text:p>0.666043021</text:p>
          </table:table-cell>
          <table:table-cell table:formula="of:=RAND()" office:value-type="float" office:value="0.970428376225755">
            <text:p>0.9704283762</text:p>
          </table:table-cell>
          <table:table-cell table:formula="of:=RAND()" office:value-type="float" office:value="0.593079588143155">
            <text:p>0.5930795881</text:p>
          </table:table-cell>
          <table:table-cell table:formula="of:=RAND()" office:value-type="float" office:value="0.100474374368787">
            <text:p>0.1004743744</text:p>
          </table:table-cell>
          <table:table-cell table:formula="of:=RAND()" office:value-type="float" office:value="0.491593743907288">
            <text:p>0.4915937439</text:p>
          </table:table-cell>
          <table:table-cell table:formula="of:=RAND()" office:value-type="float" office:value="0.615500180050731">
            <text:p>0.6155001801</text:p>
          </table:table-cell>
          <table:table-cell table:formula="of:=SUM([.B206:.M206])-6" office:value-type="float" office:value="0.731819272739813">
            <text:p>0.7318192727</text:p>
          </table:table-cell>
          <table:table-cell table:formula="of:=[.N206]-[.$G$6]" office:value-type="float" office:value="0.755560263273772">
            <text:p>0.7555602633</text:p>
          </table:table-cell>
          <table:table-cell table:formula="of:=[.O206]*[.O206]" office:value-type="float" office:value="0.570871311438332">
            <text:p>0.5708713114</text:p>
          </table:table-cell>
        </table:table-row>
        <table:table-row table:style-name="ro1">
          <table:table-cell/>
          <table:table-cell table:formula="of:=RAND()" office:value-type="float" office:value="0.135354574769735">
            <text:p>0.1353545748</text:p>
          </table:table-cell>
          <table:table-cell table:formula="of:=RAND()" office:value-type="float" office:value="0.709931280463934">
            <text:p>0.7099312805</text:p>
          </table:table-cell>
          <table:table-cell table:formula="of:=RAND()" office:value-type="float" office:value="0.991178171942011">
            <text:p>0.9911781719</text:p>
          </table:table-cell>
          <table:table-cell table:formula="of:=RAND()" office:value-type="float" office:value="0.65007692668587">
            <text:p>0.6500769267</text:p>
          </table:table-cell>
          <table:table-cell table:formula="of:=RAND()" office:value-type="float" office:value="0.806716502411291">
            <text:p>0.8067165024</text:p>
          </table:table-cell>
          <table:table-cell table:formula="of:=RAND()" office:value-type="float" office:value="0.681608364451677">
            <text:p>0.6816083645</text:p>
          </table:table-cell>
          <table:table-cell table:formula="of:=RAND()" office:value-type="float" office:value="0.972012802027166">
            <text:p>0.972012802</text:p>
          </table:table-cell>
          <table:table-cell table:formula="of:=RAND()" office:value-type="float" office:value="0.890294908545911">
            <text:p>0.8902949085</text:p>
          </table:table-cell>
          <table:table-cell table:formula="of:=RAND()" office:value-type="float" office:value="0.336592064937577">
            <text:p>0.3365920649</text:p>
          </table:table-cell>
          <table:table-cell table:formula="of:=RAND()" office:value-type="float" office:value="0.147488594753668">
            <text:p>0.1474885948</text:p>
          </table:table-cell>
          <table:table-cell table:formula="of:=RAND()" office:value-type="float" office:value="0.0617712959647179">
            <text:p>0.061771296</text:p>
          </table:table-cell>
          <table:table-cell table:formula="of:=RAND()" office:value-type="float" office:value="0.123674196423963">
            <text:p>0.1236741964</text:p>
          </table:table-cell>
          <table:table-cell table:formula="of:=SUM([.B207:.M207])-6" office:value-type="float" office:value="0.506699683377519">
            <text:p>0.5066996834</text:p>
          </table:table-cell>
          <table:table-cell table:formula="of:=[.N207]-[.$G$6]" office:value-type="float" office:value="0.530440673911478">
            <text:p>0.5304406739</text:p>
          </table:table-cell>
          <table:table-cell table:formula="of:=[.O207]*[.O207]" office:value-type="float" office:value="0.281367308539663">
            <text:p>0.2813673085</text:p>
          </table:table-cell>
        </table:table-row>
        <table:table-row table:style-name="ro1">
          <table:table-cell/>
          <table:table-cell table:formula="of:=RAND()" office:value-type="float" office:value="0.870958976913244">
            <text:p>0.8709589769</text:p>
          </table:table-cell>
          <table:table-cell table:formula="of:=RAND()" office:value-type="float" office:value="0.273231095634401">
            <text:p>0.2732310956</text:p>
          </table:table-cell>
          <table:table-cell table:formula="of:=RAND()" office:value-type="float" office:value="0.799089583568275">
            <text:p>0.7990895836</text:p>
          </table:table-cell>
          <table:table-cell table:formula="of:=RAND()" office:value-type="float" office:value="0.245180686470121">
            <text:p>0.2451806865</text:p>
          </table:table-cell>
          <table:table-cell table:formula="of:=RAND()" office:value-type="float" office:value="0.157903089188039">
            <text:p>0.1579030892</text:p>
          </table:table-cell>
          <table:table-cell table:formula="of:=RAND()" office:value-type="float" office:value="0.213924668729305">
            <text:p>0.2139246687</text:p>
          </table:table-cell>
          <table:table-cell table:formula="of:=RAND()" office:value-type="float" office:value="0.0914551510941237">
            <text:p>0.0914551511</text:p>
          </table:table-cell>
          <table:table-cell table:formula="of:=RAND()" office:value-type="float" office:value="0.961379296844825">
            <text:p>0.9613792968</text:p>
          </table:table-cell>
          <table:table-cell table:formula="of:=RAND()" office:value-type="float" office:value="0.658704105997458">
            <text:p>0.658704106</text:p>
          </table:table-cell>
          <table:table-cell table:formula="of:=RAND()" office:value-type="float" office:value="0.824536851374432">
            <text:p>0.8245368514</text:p>
          </table:table-cell>
          <table:table-cell table:formula="of:=RAND()" office:value-type="float" office:value="0.453259661328048">
            <text:p>0.4532596613</text:p>
          </table:table-cell>
          <table:table-cell table:formula="of:=RAND()" office:value-type="float" office:value="0.306139971362427">
            <text:p>0.3061399714</text:p>
          </table:table-cell>
          <table:table-cell table:formula="of:=SUM([.B208:.M208])-6" office:value-type="float" office:value="-0.144236861495301">
            <text:p>-0.1442368615</text:p>
          </table:table-cell>
          <table:table-cell table:formula="of:=[.N208]-[.$G$6]" office:value-type="float" office:value="-0.120495870961342">
            <text:p>-0.120495871</text:p>
          </table:table-cell>
          <table:table-cell table:formula="of:=[.O208]*[.O208]" office:value-type="float" office:value="0.0145192549187324">
            <text:p>0.0145192549</text:p>
          </table:table-cell>
        </table:table-row>
        <table:table-row table:style-name="ro1">
          <table:table-cell/>
          <table:table-cell table:formula="of:=RAND()" office:value-type="float" office:value="0.954359257826582">
            <text:p>0.9543592578</text:p>
          </table:table-cell>
          <table:table-cell table:formula="of:=RAND()" office:value-type="float" office:value="0.893061351962388">
            <text:p>0.893061352</text:p>
          </table:table-cell>
          <table:table-cell table:formula="of:=RAND()" office:value-type="float" office:value="0.694325487362221">
            <text:p>0.6943254874</text:p>
          </table:table-cell>
          <table:table-cell table:formula="of:=RAND()" office:value-type="float" office:value="0.235039784340188">
            <text:p>0.2350397843</text:p>
          </table:table-cell>
          <table:table-cell table:formula="of:=RAND()" office:value-type="float" office:value="0.732040473259985">
            <text:p>0.7320404733</text:p>
          </table:table-cell>
          <table:table-cell table:formula="of:=RAND()" office:value-type="float" office:value="0.582133662188426">
            <text:p>0.5821336622</text:p>
          </table:table-cell>
          <table:table-cell table:formula="of:=RAND()" office:value-type="float" office:value="0.0681244749575853">
            <text:p>0.068124475</text:p>
          </table:table-cell>
          <table:table-cell table:formula="of:=RAND()" office:value-type="float" office:value="0.164841006975621">
            <text:p>0.164841007</text:p>
          </table:table-cell>
          <table:table-cell table:formula="of:=RAND()" office:value-type="float" office:value="0.60524850175716">
            <text:p>0.6052485018</text:p>
          </table:table-cell>
          <table:table-cell table:formula="of:=RAND()" office:value-type="float" office:value="0.55914386571385">
            <text:p>0.5591438657</text:p>
          </table:table-cell>
          <table:table-cell table:formula="of:=RAND()" office:value-type="float" office:value="0.838564930250868">
            <text:p>0.8385649303</text:p>
          </table:table-cell>
          <table:table-cell table:formula="of:=RAND()" office:value-type="float" office:value="0.173947169911116">
            <text:p>0.1739471699</text:p>
          </table:table-cell>
          <table:table-cell table:formula="of:=SUM([.B209:.M209])-6" office:value-type="float" office:value="0.500829966505989">
            <text:p>0.5008299665</text:p>
          </table:table-cell>
          <table:table-cell table:formula="of:=[.N209]-[.$G$6]" office:value-type="float" office:value="0.524570957039949">
            <text:p>0.524570957</text:p>
          </table:table-cell>
          <table:table-cell table:formula="of:=[.O209]*[.O209]" office:value-type="float" office:value="0.275174688969808">
            <text:p>0.275174689</text:p>
          </table:table-cell>
        </table:table-row>
        <table:table-row table:style-name="ro1">
          <table:table-cell/>
          <table:table-cell table:formula="of:=RAND()" office:value-type="float" office:value="0.203366537578404">
            <text:p>0.2033665376</text:p>
          </table:table-cell>
          <table:table-cell table:formula="of:=RAND()" office:value-type="float" office:value="0.357922384049743">
            <text:p>0.357922384</text:p>
          </table:table-cell>
          <table:table-cell table:formula="of:=RAND()" office:value-type="float" office:value="0.532752764644101">
            <text:p>0.5327527646</text:p>
          </table:table-cell>
          <table:table-cell table:formula="of:=RAND()" office:value-type="float" office:value="0.905724512180314">
            <text:p>0.9057245122</text:p>
          </table:table-cell>
          <table:table-cell table:formula="of:=RAND()" office:value-type="float" office:value="0.788391553098336">
            <text:p>0.7883915531</text:p>
          </table:table-cell>
          <table:table-cell table:formula="of:=RAND()" office:value-type="float" office:value="0.660952980164439">
            <text:p>0.6609529802</text:p>
          </table:table-cell>
          <table:table-cell table:formula="of:=RAND()" office:value-type="float" office:value="0.418808192014694">
            <text:p>0.418808192</text:p>
          </table:table-cell>
          <table:table-cell table:formula="of:=RAND()" office:value-type="float" office:value="0.727995944675058">
            <text:p>0.7279959447</text:p>
          </table:table-cell>
          <table:table-cell table:formula="of:=RAND()" office:value-type="float" office:value="0.304049307247624">
            <text:p>0.3040493072</text:p>
          </table:table-cell>
          <table:table-cell table:formula="of:=RAND()" office:value-type="float" office:value="0.945791782112792">
            <text:p>0.9457917821</text:p>
          </table:table-cell>
          <table:table-cell table:formula="of:=RAND()" office:value-type="float" office:value="0.609833667054772">
            <text:p>0.6098336671</text:p>
          </table:table-cell>
          <table:table-cell table:formula="of:=RAND()" office:value-type="float" office:value="0.699279508087784">
            <text:p>0.6992795081</text:p>
          </table:table-cell>
          <table:table-cell table:formula="of:=SUM([.B210:.M210])-6" office:value-type="float" office:value="1.15486913290806">
            <text:p>1.1548691329</text:p>
          </table:table-cell>
          <table:table-cell table:formula="of:=[.N210]-[.$G$6]" office:value-type="float" office:value="1.17861012344202">
            <text:p>1.1786101234</text:p>
          </table:table-cell>
          <table:table-cell table:formula="of:=[.O210]*[.O210]" office:value-type="float" office:value="1.38912182308001">
            <text:p>1.3891218231</text:p>
          </table:table-cell>
        </table:table-row>
        <table:table-row table:style-name="ro1">
          <table:table-cell/>
          <table:table-cell table:formula="of:=RAND()" office:value-type="float" office:value="0.886977286543697">
            <text:p>0.8869772865</text:p>
          </table:table-cell>
          <table:table-cell table:formula="of:=RAND()" office:value-type="float" office:value="0.704692187486216">
            <text:p>0.7046921875</text:p>
          </table:table-cell>
          <table:table-cell table:formula="of:=RAND()" office:value-type="float" office:value="0.631237579276785">
            <text:p>0.6312375793</text:p>
          </table:table-cell>
          <table:table-cell table:formula="of:=RAND()" office:value-type="float" office:value="0.206414122600108">
            <text:p>0.2064141226</text:p>
          </table:table-cell>
          <table:table-cell table:formula="of:=RAND()" office:value-type="float" office:value="0.967083022231236">
            <text:p>0.9670830222</text:p>
          </table:table-cell>
          <table:table-cell table:formula="of:=RAND()" office:value-type="float" office:value="0.0887653613463044">
            <text:p>0.0887653613</text:p>
          </table:table-cell>
          <table:table-cell table:formula="of:=RAND()" office:value-type="float" office:value="0.65577148552984">
            <text:p>0.6557714855</text:p>
          </table:table-cell>
          <table:table-cell table:formula="of:=RAND()" office:value-type="float" office:value="0.0686026366893202">
            <text:p>0.0686026367</text:p>
          </table:table-cell>
          <table:table-cell table:formula="of:=RAND()" office:value-type="float" office:value="0.874399174237624">
            <text:p>0.8743991742</text:p>
          </table:table-cell>
          <table:table-cell table:formula="of:=RAND()" office:value-type="float" office:value="0.70283515821211">
            <text:p>0.7028351582</text:p>
          </table:table-cell>
          <table:table-cell table:formula="of:=RAND()" office:value-type="float" office:value="0.431266471277922">
            <text:p>0.4312664713</text:p>
          </table:table-cell>
          <table:table-cell table:formula="of:=RAND()" office:value-type="float" office:value="0.870273239910603">
            <text:p>0.8702732399</text:p>
          </table:table-cell>
          <table:table-cell table:formula="of:=SUM([.B211:.M211])-6" office:value-type="float" office:value="1.08831772534177">
            <text:p>1.0883177253</text:p>
          </table:table-cell>
          <table:table-cell table:formula="of:=[.N211]-[.$G$6]" office:value-type="float" office:value="1.11205871587573">
            <text:p>1.1120587159</text:p>
          </table:table-cell>
          <table:table-cell table:formula="of:=[.O211]*[.O211]" office:value-type="float" office:value="1.23667458755517">
            <text:p>1.2366745876</text:p>
          </table:table-cell>
        </table:table-row>
        <table:table-row table:style-name="ro1">
          <table:table-cell/>
          <table:table-cell table:formula="of:=RAND()" office:value-type="float" office:value="0.379936409648508">
            <text:p>0.3799364096</text:p>
          </table:table-cell>
          <table:table-cell table:formula="of:=RAND()" office:value-type="float" office:value="0.183180960826576">
            <text:p>0.1831809608</text:p>
          </table:table-cell>
          <table:table-cell table:formula="of:=RAND()" office:value-type="float" office:value="0.714336720760912">
            <text:p>0.7143367208</text:p>
          </table:table-cell>
          <table:table-cell table:formula="of:=RAND()" office:value-type="float" office:value="0.51018897886388">
            <text:p>0.5101889789</text:p>
          </table:table-cell>
          <table:table-cell table:formula="of:=RAND()" office:value-type="float" office:value="0.420252081705257">
            <text:p>0.4202520817</text:p>
          </table:table-cell>
          <table:table-cell table:formula="of:=RAND()" office:value-type="float" office:value="0.525838504545391">
            <text:p>0.5258385045</text:p>
          </table:table-cell>
          <table:table-cell table:formula="of:=RAND()" office:value-type="float" office:value="0.484811513451859">
            <text:p>0.4848115135</text:p>
          </table:table-cell>
          <table:table-cell table:formula="of:=RAND()" office:value-type="float" office:value="0.689127813093364">
            <text:p>0.6891278131</text:p>
          </table:table-cell>
          <table:table-cell table:formula="of:=RAND()" office:value-type="float" office:value="0.359825795982033">
            <text:p>0.359825796</text:p>
          </table:table-cell>
          <table:table-cell table:formula="of:=RAND()" office:value-type="float" office:value="0.021820830879733">
            <text:p>0.0218208309</text:p>
          </table:table-cell>
          <table:table-cell table:formula="of:=RAND()" office:value-type="float" office:value="0.458849875256419">
            <text:p>0.4588498753</text:p>
          </table:table-cell>
          <table:table-cell table:formula="of:=RAND()" office:value-type="float" office:value="0.869628813117743">
            <text:p>0.8696288131</text:p>
          </table:table-cell>
          <table:table-cell table:formula="of:=SUM([.B212:.M212])-6" office:value-type="float" office:value="-0.382201701868325">
            <text:p>-0.3822017019</text:p>
          </table:table-cell>
          <table:table-cell table:formula="of:=[.N212]-[.$G$6]" office:value-type="float" office:value="-0.358460711334366">
            <text:p>-0.3584607113</text:p>
          </table:table-cell>
          <table:table-cell table:formula="of:=[.O212]*[.O212]" office:value-type="float" office:value="0.12849408157034">
            <text:p>0.1284940816</text:p>
          </table:table-cell>
        </table:table-row>
        <table:table-row table:style-name="ro1">
          <table:table-cell/>
          <table:table-cell table:formula="of:=RAND()" office:value-type="float" office:value="0.265222671208903">
            <text:p>0.2652226712</text:p>
          </table:table-cell>
          <table:table-cell table:formula="of:=RAND()" office:value-type="float" office:value="0.68196149263531">
            <text:p>0.6819614926</text:p>
          </table:table-cell>
          <table:table-cell table:formula="of:=RAND()" office:value-type="float" office:value="0.652438583085313">
            <text:p>0.6524385831</text:p>
          </table:table-cell>
          <table:table-cell table:formula="of:=RAND()" office:value-type="float" office:value="0.531258173752576">
            <text:p>0.5312581738</text:p>
          </table:table-cell>
          <table:table-cell table:formula="of:=RAND()" office:value-type="float" office:value="0.234908873448148">
            <text:p>0.2349088734</text:p>
          </table:table-cell>
          <table:table-cell table:formula="of:=RAND()" office:value-type="float" office:value="0.997897011926398">
            <text:p>0.9978970119</text:p>
          </table:table-cell>
          <table:table-cell table:formula="of:=RAND()" office:value-type="float" office:value="0.00986898993141949">
            <text:p>0.0098689899</text:p>
          </table:table-cell>
          <table:table-cell table:formula="of:=RAND()" office:value-type="float" office:value="0.887268517166376">
            <text:p>0.8872685172</text:p>
          </table:table-cell>
          <table:table-cell table:formula="of:=RAND()" office:value-type="float" office:value="0.000284226844087243">
            <text:p>0.0002842268</text:p>
          </table:table-cell>
          <table:table-cell table:formula="of:=RAND()" office:value-type="float" office:value="0.538471955806017">
            <text:p>0.5384719558</text:p>
          </table:table-cell>
          <table:table-cell table:formula="of:=RAND()" office:value-type="float" office:value="0.706881343387067">
            <text:p>0.7068813434</text:p>
          </table:table-cell>
          <table:table-cell table:formula="of:=RAND()" office:value-type="float" office:value="0.512599613284692">
            <text:p>0.5125996133</text:p>
          </table:table-cell>
          <table:table-cell table:formula="of:=SUM([.B213:.M213])-6" office:value-type="float" office:value="0.0190614524763078">
            <text:p>0.0190614525</text:p>
          </table:table-cell>
          <table:table-cell table:formula="of:=[.N213]-[.$G$6]" office:value-type="float" office:value="0.0428024430102669">
            <text:p>0.042802443</text:p>
          </table:table-cell>
          <table:table-cell table:formula="of:=[.O213]*[.O213]" office:value-type="float" office:value="0.00183204912764714">
            <text:p>0.0018320491</text:p>
          </table:table-cell>
        </table:table-row>
        <table:table-row table:style-name="ro1">
          <table:table-cell/>
          <table:table-cell table:formula="of:=RAND()" office:value-type="float" office:value="0.388209088239819">
            <text:p>0.3882090882</text:p>
          </table:table-cell>
          <table:table-cell table:formula="of:=RAND()" office:value-type="float" office:value="0.864234718261287">
            <text:p>0.8642347183</text:p>
          </table:table-cell>
          <table:table-cell table:formula="of:=RAND()" office:value-type="float" office:value="0.253452502656728">
            <text:p>0.2534525027</text:p>
          </table:table-cell>
          <table:table-cell table:formula="of:=RAND()" office:value-type="float" office:value="0.885910673998296">
            <text:p>0.885910674</text:p>
          </table:table-cell>
          <table:table-cell table:formula="of:=RAND()" office:value-type="float" office:value="0.521166687365621">
            <text:p>0.5211666874</text:p>
          </table:table-cell>
          <table:table-cell table:formula="of:=RAND()" office:value-type="float" office:value="0.41473462479189">
            <text:p>0.4147346248</text:p>
          </table:table-cell>
          <table:table-cell table:formula="of:=RAND()" office:value-type="float" office:value="0.363634614273906">
            <text:p>0.3636346143</text:p>
          </table:table-cell>
          <table:table-cell table:formula="of:=RAND()" office:value-type="float" office:value="0.727795001119375">
            <text:p>0.7277950011</text:p>
          </table:table-cell>
          <table:table-cell table:formula="of:=RAND()" office:value-type="float" office:value="0.455568124772981">
            <text:p>0.4555681248</text:p>
          </table:table-cell>
          <table:table-cell table:formula="of:=RAND()" office:value-type="float" office:value="0.00500660692341626">
            <text:p>0.0050066069</text:p>
          </table:table-cell>
          <table:table-cell table:formula="of:=RAND()" office:value-type="float" office:value="0.177919261157513">
            <text:p>0.1779192612</text:p>
          </table:table-cell>
          <table:table-cell table:formula="of:=RAND()" office:value-type="float" office:value="0.148590847617015">
            <text:p>0.1485908476</text:p>
          </table:table-cell>
          <table:table-cell table:formula="of:=SUM([.B214:.M214])-6" office:value-type="float" office:value="-0.793777248822153">
            <text:p>-0.7937772488</text:p>
          </table:table-cell>
          <table:table-cell table:formula="of:=[.N214]-[.$G$6]" office:value-type="float" office:value="-0.770036258288193">
            <text:p>-0.7700362583</text:p>
          </table:table-cell>
          <table:table-cell table:formula="of:=[.O214]*[.O214]" office:value-type="float" office:value="0.592955839078481">
            <text:p>0.5929558391</text:p>
          </table:table-cell>
        </table:table-row>
        <table:table-row table:style-name="ro1">
          <table:table-cell/>
          <table:table-cell table:formula="of:=RAND()" office:value-type="float" office:value="0.130219268146902">
            <text:p>0.1302192681</text:p>
          </table:table-cell>
          <table:table-cell table:formula="of:=RAND()" office:value-type="float" office:value="0.00745092774741352">
            <text:p>0.0074509277</text:p>
          </table:table-cell>
          <table:table-cell table:formula="of:=RAND()" office:value-type="float" office:value="0.77989161410369">
            <text:p>0.7798916141</text:p>
          </table:table-cell>
          <table:table-cell table:formula="of:=RAND()" office:value-type="float" office:value="0.51931432960555">
            <text:p>0.5193143296</text:p>
          </table:table-cell>
          <table:table-cell table:formula="of:=RAND()" office:value-type="float" office:value="0.847121835686266">
            <text:p>0.8471218357</text:p>
          </table:table-cell>
          <table:table-cell table:formula="of:=RAND()" office:value-type="float" office:value="0.153429716359824">
            <text:p>0.1534297164</text:p>
          </table:table-cell>
          <table:table-cell table:formula="of:=RAND()" office:value-type="float" office:value="0.92439790838398">
            <text:p>0.9243979084</text:p>
          </table:table-cell>
          <table:table-cell table:formula="of:=RAND()" office:value-type="float" office:value="0.802898214897141">
            <text:p>0.8028982149</text:p>
          </table:table-cell>
          <table:table-cell table:formula="of:=RAND()" office:value-type="float" office:value="0.959211248205975">
            <text:p>0.9592112482</text:p>
          </table:table-cell>
          <table:table-cell table:formula="of:=RAND()" office:value-type="float" office:value="0.223014304414392">
            <text:p>0.2230143044</text:p>
          </table:table-cell>
          <table:table-cell table:formula="of:=RAND()" office:value-type="float" office:value="0.237453107489273">
            <text:p>0.2374531075</text:p>
          </table:table-cell>
          <table:table-cell table:formula="of:=RAND()" office:value-type="float" office:value="0.67182982689701">
            <text:p>0.6718298269</text:p>
          </table:table-cell>
          <table:table-cell table:formula="of:=SUM([.B215:.M215])-6" office:value-type="float" office:value="0.256232301937416">
            <text:p>0.2562323019</text:p>
          </table:table-cell>
          <table:table-cell table:formula="of:=[.N215]-[.$G$6]" office:value-type="float" office:value="0.279973292471375">
            <text:p>0.2799732925</text:p>
          </table:table-cell>
          <table:table-cell table:formula="of:=[.O215]*[.O215]" office:value-type="float" office:value="0.0783850444972623">
            <text:p>0.0783850445</text:p>
          </table:table-cell>
        </table:table-row>
        <table:table-row table:style-name="ro1">
          <table:table-cell/>
          <table:table-cell table:formula="of:=RAND()" office:value-type="float" office:value="0.785757349804044">
            <text:p>0.7857573498</text:p>
          </table:table-cell>
          <table:table-cell table:formula="of:=RAND()" office:value-type="float" office:value="0.22286757803522">
            <text:p>0.222867578</text:p>
          </table:table-cell>
          <table:table-cell table:formula="of:=RAND()" office:value-type="float" office:value="0.0612100255675614">
            <text:p>0.0612100256</text:p>
          </table:table-cell>
          <table:table-cell table:formula="of:=RAND()" office:value-type="float" office:value="0.2835625607986">
            <text:p>0.2835625608</text:p>
          </table:table-cell>
          <table:table-cell table:formula="of:=RAND()" office:value-type="float" office:value="0.288001460721716">
            <text:p>0.2880014607</text:p>
          </table:table-cell>
          <table:table-cell table:formula="of:=RAND()" office:value-type="float" office:value="0.33648631349206">
            <text:p>0.3364863135</text:p>
          </table:table-cell>
          <table:table-cell table:formula="of:=RAND()" office:value-type="float" office:value="0.608115773415193">
            <text:p>0.6081157734</text:p>
          </table:table-cell>
          <table:table-cell table:formula="of:=RAND()" office:value-type="float" office:value="0.950672818114981">
            <text:p>0.9506728181</text:p>
          </table:table-cell>
          <table:table-cell table:formula="of:=RAND()" office:value-type="float" office:value="0.121477674692869">
            <text:p>0.1214776747</text:p>
          </table:table-cell>
          <table:table-cell table:formula="of:=RAND()" office:value-type="float" office:value="0.642618232639506">
            <text:p>0.6426182326</text:p>
          </table:table-cell>
          <table:table-cell table:formula="of:=RAND()" office:value-type="float" office:value="0.45970254112035">
            <text:p>0.4597025411</text:p>
          </table:table-cell>
          <table:table-cell table:formula="of:=RAND()" office:value-type="float" office:value="0.379820282338187">
            <text:p>0.3798202823</text:p>
          </table:table-cell>
          <table:table-cell table:formula="of:=SUM([.B216:.M216])-6" office:value-type="float" office:value="-0.859707389259711">
            <text:p>-0.8597073893</text:p>
          </table:table-cell>
          <table:table-cell table:formula="of:=[.N216]-[.$G$6]" office:value-type="float" office:value="-0.835966398725752">
            <text:p>-0.8359663987</text:p>
          </table:table-cell>
          <table:table-cell table:formula="of:=[.O216]*[.O216]" office:value-type="float" office:value="0.698839819798503">
            <text:p>0.6988398198</text:p>
          </table:table-cell>
        </table:table-row>
        <table:table-row table:style-name="ro1">
          <table:table-cell/>
          <table:table-cell table:formula="of:=RAND()" office:value-type="float" office:value="0.564802861073986">
            <text:p>0.5648028611</text:p>
          </table:table-cell>
          <table:table-cell table:formula="of:=RAND()" office:value-type="float" office:value="0.117815268225968">
            <text:p>0.1178152682</text:p>
          </table:table-cell>
          <table:table-cell table:formula="of:=RAND()" office:value-type="float" office:value="0.458248103037477">
            <text:p>0.458248103</text:p>
          </table:table-cell>
          <table:table-cell table:formula="of:=RAND()" office:value-type="float" office:value="0.860043240012601">
            <text:p>0.86004324</text:p>
          </table:table-cell>
          <table:table-cell table:formula="of:=RAND()" office:value-type="float" office:value="0.377053031232208">
            <text:p>0.3770530312</text:p>
          </table:table-cell>
          <table:table-cell table:formula="of:=RAND()" office:value-type="float" office:value="0.0755690399091691">
            <text:p>0.0755690399</text:p>
          </table:table-cell>
          <table:table-cell table:formula="of:=RAND()" office:value-type="float" office:value="0.129648036556318">
            <text:p>0.1296480366</text:p>
          </table:table-cell>
          <table:table-cell table:formula="of:=RAND()" office:value-type="float" office:value="0.272170759737492">
            <text:p>0.2721707597</text:p>
          </table:table-cell>
          <table:table-cell table:formula="of:=RAND()" office:value-type="float" office:value="0.308545734267682">
            <text:p>0.3085457343</text:p>
          </table:table-cell>
          <table:table-cell table:formula="of:=RAND()" office:value-type="float" office:value="0.547458398621529">
            <text:p>0.5474583986</text:p>
          </table:table-cell>
          <table:table-cell table:formula="of:=RAND()" office:value-type="float" office:value="0.325455384096131">
            <text:p>0.3254553841</text:p>
          </table:table-cell>
          <table:table-cell table:formula="of:=RAND()" office:value-type="float" office:value="0.814989846665412">
            <text:p>0.8149898467</text:p>
          </table:table-cell>
          <table:table-cell table:formula="of:=SUM([.B217:.M217])-6" office:value-type="float" office:value="-1.14820029656403">
            <text:p>-1.1482002966</text:p>
          </table:table-cell>
          <table:table-cell table:formula="of:=[.N217]-[.$G$6]" office:value-type="float" office:value="-1.12445930603007">
            <text:p>-1.124459306</text:p>
          </table:table-cell>
          <table:table-cell table:formula="of:=[.O217]*[.O217]" office:value-type="float" office:value="1.26440873091762">
            <text:p>1.2644087309</text:p>
          </table:table-cell>
        </table:table-row>
        <table:table-row table:style-name="ro1">
          <table:table-cell/>
          <table:table-cell table:formula="of:=RAND()" office:value-type="float" office:value="0.56283473293297">
            <text:p>0.5628347329</text:p>
          </table:table-cell>
          <table:table-cell table:formula="of:=RAND()" office:value-type="float" office:value="0.101268021157011">
            <text:p>0.1012680212</text:p>
          </table:table-cell>
          <table:table-cell table:formula="of:=RAND()" office:value-type="float" office:value="0.359183954307809">
            <text:p>0.3591839543</text:p>
          </table:table-cell>
          <table:table-cell table:formula="of:=RAND()" office:value-type="float" office:value="0.87459520646371">
            <text:p>0.8745952065</text:p>
          </table:table-cell>
          <table:table-cell table:formula="of:=RAND()" office:value-type="float" office:value="0.817106739152223">
            <text:p>0.8171067392</text:p>
          </table:table-cell>
          <table:table-cell table:formula="of:=RAND()" office:value-type="float" office:value="0.521249326877296">
            <text:p>0.5212493269</text:p>
          </table:table-cell>
          <table:table-cell table:formula="of:=RAND()" office:value-type="float" office:value="0.037996603641659">
            <text:p>0.0379966036</text:p>
          </table:table-cell>
          <table:table-cell table:formula="of:=RAND()" office:value-type="float" office:value="0.909187413519248">
            <text:p>0.9091874135</text:p>
          </table:table-cell>
          <table:table-cell table:formula="of:=RAND()" office:value-type="float" office:value="0.128359341295436">
            <text:p>0.1283593413</text:p>
          </table:table-cell>
          <table:table-cell table:formula="of:=RAND()" office:value-type="float" office:value="0.179802975617349">
            <text:p>0.1798029756</text:p>
          </table:table-cell>
          <table:table-cell table:formula="of:=RAND()" office:value-type="float" office:value="0.582728831795976">
            <text:p>0.5827288318</text:p>
          </table:table-cell>
          <table:table-cell table:formula="of:=RAND()" office:value-type="float" office:value="0.947446533245966">
            <text:p>0.9474465332</text:p>
          </table:table-cell>
          <table:table-cell table:formula="of:=SUM([.B218:.M218])-6" office:value-type="float" office:value="0.0217596800066531">
            <text:p>0.02175968</text:p>
          </table:table-cell>
          <table:table-cell table:formula="of:=[.N218]-[.$G$6]" office:value-type="float" office:value="0.0455006705406122">
            <text:p>0.0455006705</text:p>
          </table:table-cell>
          <table:table-cell table:formula="of:=[.O218]*[.O218]" office:value-type="float" office:value="0.00207031101964533">
            <text:p>0.002070311</text:p>
          </table:table-cell>
        </table:table-row>
        <table:table-row table:style-name="ro1">
          <table:table-cell/>
          <table:table-cell table:formula="of:=RAND()" office:value-type="float" office:value="0.530445440672338">
            <text:p>0.5304454407</text:p>
          </table:table-cell>
          <table:table-cell table:formula="of:=RAND()" office:value-type="float" office:value="0.36802264302969">
            <text:p>0.368022643</text:p>
          </table:table-cell>
          <table:table-cell table:formula="of:=RAND()" office:value-type="float" office:value="0.0898768892511725">
            <text:p>0.0898768893</text:p>
          </table:table-cell>
          <table:table-cell table:formula="of:=RAND()" office:value-type="float" office:value="0.198804622981697">
            <text:p>0.198804623</text:p>
          </table:table-cell>
          <table:table-cell table:formula="of:=RAND()" office:value-type="float" office:value="0.539216942852363">
            <text:p>0.5392169429</text:p>
          </table:table-cell>
          <table:table-cell table:formula="of:=RAND()" office:value-type="float" office:value="0.526538967620581">
            <text:p>0.5265389676</text:p>
          </table:table-cell>
          <table:table-cell table:formula="of:=RAND()" office:value-type="float" office:value="0.702128675300628">
            <text:p>0.7021286753</text:p>
          </table:table-cell>
          <table:table-cell table:formula="of:=RAND()" office:value-type="float" office:value="0.955967207439244">
            <text:p>0.9559672074</text:p>
          </table:table-cell>
          <table:table-cell table:formula="of:=RAND()" office:value-type="float" office:value="0.701637561665848">
            <text:p>0.7016375617</text:p>
          </table:table-cell>
          <table:table-cell table:formula="of:=RAND()" office:value-type="float" office:value="0.900030439486727">
            <text:p>0.9000304395</text:p>
          </table:table-cell>
          <table:table-cell table:formula="of:=RAND()" office:value-type="float" office:value="0.284361235331744">
            <text:p>0.2843612353</text:p>
          </table:table-cell>
          <table:table-cell table:formula="of:=RAND()" office:value-type="float" office:value="0.152957875514403">
            <text:p>0.1529578755</text:p>
          </table:table-cell>
          <table:table-cell table:formula="of:=SUM([.B219:.M219])-6" office:value-type="float" office:value="-0.0500114988535643">
            <text:p>-0.0500114989</text:p>
          </table:table-cell>
          <table:table-cell table:formula="of:=[.N219]-[.$G$6]" office:value-type="float" office:value="-0.0262705083196051">
            <text:p>-0.0262705083</text:p>
          </table:table-cell>
          <table:table-cell table:formula="of:=[.O219]*[.O219]" office:value-type="float" office:value="0.000690139607370443">
            <text:p>0.0006901396</text:p>
          </table:table-cell>
        </table:table-row>
        <table:table-row table:style-name="ro1">
          <table:table-cell/>
          <table:table-cell table:formula="of:=RAND()" office:value-type="float" office:value="0.61956634465605">
            <text:p>0.6195663447</text:p>
          </table:table-cell>
          <table:table-cell table:formula="of:=RAND()" office:value-type="float" office:value="0.196236609481275">
            <text:p>0.1962366095</text:p>
          </table:table-cell>
          <table:table-cell table:formula="of:=RAND()" office:value-type="float" office:value="0.567451511742547">
            <text:p>0.5674515117</text:p>
          </table:table-cell>
          <table:table-cell table:formula="of:=RAND()" office:value-type="float" office:value="0.453644897323102">
            <text:p>0.4536448973</text:p>
          </table:table-cell>
          <table:table-cell table:formula="of:=RAND()" office:value-type="float" office:value="0.503571266774088">
            <text:p>0.5035712668</text:p>
          </table:table-cell>
          <table:table-cell table:formula="of:=RAND()" office:value-type="float" office:value="0.577389701502398">
            <text:p>0.5773897015</text:p>
          </table:table-cell>
          <table:table-cell table:formula="of:=RAND()" office:value-type="float" office:value="0.0731349640991539">
            <text:p>0.0731349641</text:p>
          </table:table-cell>
          <table:table-cell table:formula="of:=RAND()" office:value-type="float" office:value="0.885855656117201">
            <text:p>0.8858556561</text:p>
          </table:table-cell>
          <table:table-cell table:formula="of:=RAND()" office:value-type="float" office:value="0.883260746719316">
            <text:p>0.8832607467</text:p>
          </table:table-cell>
          <table:table-cell table:formula="of:=RAND()" office:value-type="float" office:value="0.562509726732969">
            <text:p>0.5625097267</text:p>
          </table:table-cell>
          <table:table-cell table:formula="of:=RAND()" office:value-type="float" office:value="0.268178243422881">
            <text:p>0.2681782434</text:p>
          </table:table-cell>
          <table:table-cell table:formula="of:=RAND()" office:value-type="float" office:value="0.570113478694111">
            <text:p>0.5701134787</text:p>
          </table:table-cell>
          <table:table-cell table:formula="of:=SUM([.B220:.M220])-6" office:value-type="float" office:value="0.160913147265092">
            <text:p>0.1609131473</text:p>
          </table:table-cell>
          <table:table-cell table:formula="of:=[.N220]-[.$G$6]" office:value-type="float" office:value="0.184654137799051">
            <text:p>0.1846541378</text:p>
          </table:table-cell>
          <table:table-cell table:formula="of:=[.O220]*[.O220]" office:value-type="float" office:value="0.0340971506063108">
            <text:p>0.0340971506</text:p>
          </table:table-cell>
        </table:table-row>
        <table:table-row table:style-name="ro1">
          <table:table-cell/>
          <table:table-cell table:formula="of:=RAND()" office:value-type="float" office:value="0.0749954103957862">
            <text:p>0.0749954104</text:p>
          </table:table-cell>
          <table:table-cell table:formula="of:=RAND()" office:value-type="float" office:value="0.816682759905234">
            <text:p>0.8166827599</text:p>
          </table:table-cell>
          <table:table-cell table:formula="of:=RAND()" office:value-type="float" office:value="0.926677771611139">
            <text:p>0.9266777716</text:p>
          </table:table-cell>
          <table:table-cell table:formula="of:=RAND()" office:value-type="float" office:value="0.604261446278542">
            <text:p>0.6042614463</text:p>
          </table:table-cell>
          <table:table-cell table:formula="of:=RAND()" office:value-type="float" office:value="0.980904705589637">
            <text:p>0.9809047056</text:p>
          </table:table-cell>
          <table:table-cell table:formula="of:=RAND()" office:value-type="float" office:value="0.981643114238977">
            <text:p>0.9816431142</text:p>
          </table:table-cell>
          <table:table-cell table:formula="of:=RAND()" office:value-type="float" office:value="0.091496319277212">
            <text:p>0.0914963193</text:p>
          </table:table-cell>
          <table:table-cell table:formula="of:=RAND()" office:value-type="float" office:value="0.12432399741374">
            <text:p>0.1243239974</text:p>
          </table:table-cell>
          <table:table-cell table:formula="of:=RAND()" office:value-type="float" office:value="0.457214461639524">
            <text:p>0.4572144616</text:p>
          </table:table-cell>
          <table:table-cell table:formula="of:=RAND()" office:value-type="float" office:value="0.69839827530086">
            <text:p>0.6983982753</text:p>
          </table:table-cell>
          <table:table-cell table:formula="of:=RAND()" office:value-type="float" office:value="0.726808974519372">
            <text:p>0.7268089745</text:p>
          </table:table-cell>
          <table:table-cell table:formula="of:=RAND()" office:value-type="float" office:value="0.295227541821077">
            <text:p>0.2952275418</text:p>
          </table:table-cell>
          <table:table-cell table:formula="of:=SUM([.B221:.M221])-6" office:value-type="float" office:value="0.778634777991101">
            <text:p>0.778634778</text:p>
          </table:table-cell>
          <table:table-cell table:formula="of:=[.N221]-[.$G$6]" office:value-type="float" office:value="0.80237576852506">
            <text:p>0.8023757685</text:p>
          </table:table-cell>
          <table:table-cell table:formula="of:=[.O221]*[.O221]" office:value-type="float" office:value="0.643806873916181">
            <text:p>0.6438068739</text:p>
          </table:table-cell>
        </table:table-row>
        <table:table-row table:style-name="ro1">
          <table:table-cell/>
          <table:table-cell table:formula="of:=RAND()" office:value-type="float" office:value="0.58740306342952">
            <text:p>0.5874030634</text:p>
          </table:table-cell>
          <table:table-cell table:formula="of:=RAND()" office:value-type="float" office:value="0.852076094597578">
            <text:p>0.8520760946</text:p>
          </table:table-cell>
          <table:table-cell table:formula="of:=RAND()" office:value-type="float" office:value="0.856232708320022">
            <text:p>0.8562327083</text:p>
          </table:table-cell>
          <table:table-cell table:formula="of:=RAND()" office:value-type="float" office:value="0.627057691570371">
            <text:p>0.6270576916</text:p>
          </table:table-cell>
          <table:table-cell table:formula="of:=RAND()" office:value-type="float" office:value="0.504843711620197">
            <text:p>0.5048437116</text:p>
          </table:table-cell>
          <table:table-cell table:formula="of:=RAND()" office:value-type="float" office:value="0.585024771979079">
            <text:p>0.585024772</text:p>
          </table:table-cell>
          <table:table-cell table:formula="of:=RAND()" office:value-type="float" office:value="0.775164066348225">
            <text:p>0.7751640663</text:p>
          </table:table-cell>
          <table:table-cell table:formula="of:=RAND()" office:value-type="float" office:value="0.263193375896662">
            <text:p>0.2631933759</text:p>
          </table:table-cell>
          <table:table-cell table:formula="of:=RAND()" office:value-type="float" office:value="0.526059585390613">
            <text:p>0.5260595854</text:p>
          </table:table-cell>
          <table:table-cell table:formula="of:=RAND()" office:value-type="float" office:value="0.98653625859879">
            <text:p>0.9865362586</text:p>
          </table:table-cell>
          <table:table-cell table:formula="of:=RAND()" office:value-type="float" office:value="0.335431070066988">
            <text:p>0.3354310701</text:p>
          </table:table-cell>
          <table:table-cell table:formula="of:=RAND()" office:value-type="float" office:value="0.0976829926948994">
            <text:p>0.0976829927</text:p>
          </table:table-cell>
          <table:table-cell table:formula="of:=SUM([.B222:.M222])-6" office:value-type="float" office:value="0.996705390512943">
            <text:p>0.9967053905</text:p>
          </table:table-cell>
          <table:table-cell table:formula="of:=[.N222]-[.$G$6]" office:value-type="float" office:value="1.0204463810469">
            <text:p>1.020446381</text:p>
          </table:table-cell>
          <table:table-cell table:formula="of:=[.O222]*[.O222]" office:value-type="float" office:value="1.04131081659172">
            <text:p>1.0413108166</text:p>
          </table:table-cell>
        </table:table-row>
        <table:table-row table:style-name="ro1">
          <table:table-cell/>
          <table:table-cell table:formula="of:=RAND()" office:value-type="float" office:value="0.55848029628396">
            <text:p>0.5584802963</text:p>
          </table:table-cell>
          <table:table-cell table:formula="of:=RAND()" office:value-type="float" office:value="0.544879795750603">
            <text:p>0.5448797958</text:p>
          </table:table-cell>
          <table:table-cell table:formula="of:=RAND()" office:value-type="float" office:value="0.855756546137854">
            <text:p>0.8557565461</text:p>
          </table:table-cell>
          <table:table-cell table:formula="of:=RAND()" office:value-type="float" office:value="0.234602451091632">
            <text:p>0.2346024511</text:p>
          </table:table-cell>
          <table:table-cell table:formula="of:=RAND()" office:value-type="float" office:value="0.284911522641778">
            <text:p>0.2849115226</text:p>
          </table:table-cell>
          <table:table-cell table:formula="of:=RAND()" office:value-type="float" office:value="0.987388332607225">
            <text:p>0.9873883326</text:p>
          </table:table-cell>
          <table:table-cell table:formula="of:=RAND()" office:value-type="float" office:value="0.000637643737718463">
            <text:p>0.0006376437</text:p>
          </table:table-cell>
          <table:table-cell table:formula="of:=RAND()" office:value-type="float" office:value="0.615957578876987">
            <text:p>0.6159575789</text:p>
          </table:table-cell>
          <table:table-cell table:formula="of:=RAND()" office:value-type="float" office:value="0.000674037029966712">
            <text:p>0.000674037</text:p>
          </table:table-cell>
          <table:table-cell table:formula="of:=RAND()" office:value-type="float" office:value="0.25646262592636">
            <text:p>0.2564626259</text:p>
          </table:table-cell>
          <table:table-cell table:formula="of:=RAND()" office:value-type="float" office:value="0.0475274906493723">
            <text:p>0.0475274906</text:p>
          </table:table-cell>
          <table:table-cell table:formula="of:=RAND()" office:value-type="float" office:value="0.00261810910888016">
            <text:p>0.0026181091</text:p>
          </table:table-cell>
          <table:table-cell table:formula="of:=SUM([.B223:.M223])-6" office:value-type="float" office:value="-1.61010357015766">
            <text:p>-1.6101035702</text:p>
          </table:table-cell>
          <table:table-cell table:formula="of:=[.N223]-[.$G$6]" office:value-type="float" office:value="-1.5863625796237">
            <text:p>-1.5863625796</text:p>
          </table:table-cell>
          <table:table-cell table:formula="of:=[.O223]*[.O223]" office:value-type="float" office:value="2.51654623403037">
            <text:p>2.516546234</text:p>
          </table:table-cell>
        </table:table-row>
        <table:table-row table:style-name="ro1">
          <table:table-cell/>
          <table:table-cell table:formula="of:=RAND()" office:value-type="float" office:value="0.76833486254327">
            <text:p>0.7683348625</text:p>
          </table:table-cell>
          <table:table-cell table:formula="of:=RAND()" office:value-type="float" office:value="0.703050254378468">
            <text:p>0.7030502544</text:p>
          </table:table-cell>
          <table:table-cell table:formula="of:=RAND()" office:value-type="float" office:value="0.0339085906744003">
            <text:p>0.0339085907</text:p>
          </table:table-cell>
          <table:table-cell table:formula="of:=RAND()" office:value-type="float" office:value="0.0191040067002177">
            <text:p>0.0191040067</text:p>
          </table:table-cell>
          <table:table-cell table:formula="of:=RAND()" office:value-type="float" office:value="0.768127492861822">
            <text:p>0.7681274929</text:p>
          </table:table-cell>
          <table:table-cell table:formula="of:=RAND()" office:value-type="float" office:value="0.775692138820887">
            <text:p>0.7756921388</text:p>
          </table:table-cell>
          <table:table-cell table:formula="of:=RAND()" office:value-type="float" office:value="0.214845105074346">
            <text:p>0.2148451051</text:p>
          </table:table-cell>
          <table:table-cell table:formula="of:=RAND()" office:value-type="float" office:value="0.468713504495099">
            <text:p>0.4687135045</text:p>
          </table:table-cell>
          <table:table-cell table:formula="of:=RAND()" office:value-type="float" office:value="0.110810938524082">
            <text:p>0.1108109385</text:p>
          </table:table-cell>
          <table:table-cell table:formula="of:=RAND()" office:value-type="float" office:value="0.455241652205586">
            <text:p>0.4552416522</text:p>
          </table:table-cell>
          <table:table-cell table:formula="of:=RAND()" office:value-type="float" office:value="0.0340320882387459">
            <text:p>0.0340320882</text:p>
          </table:table-cell>
          <table:table-cell table:formula="of:=RAND()" office:value-type="float" office:value="0.14560054638423">
            <text:p>0.1456005464</text:p>
          </table:table-cell>
          <table:table-cell table:formula="of:=SUM([.B224:.M224])-6" office:value-type="float" office:value="-1.50253881909885">
            <text:p>-1.5025388191</text:p>
          </table:table-cell>
          <table:table-cell table:formula="of:=[.N224]-[.$G$6]" office:value-type="float" office:value="-1.47879782856489">
            <text:p>-1.4787978286</text:p>
          </table:table-cell>
          <table:table-cell table:formula="of:=[.O224]*[.O224]" office:value-type="float" office:value="2.18684301776822">
            <text:p>2.1868430178</text:p>
          </table:table-cell>
        </table:table-row>
        <table:table-row table:style-name="ro1">
          <table:table-cell/>
          <table:table-cell table:formula="of:=RAND()" office:value-type="float" office:value="0.769942511804402">
            <text:p>0.7699425118</text:p>
          </table:table-cell>
          <table:table-cell table:formula="of:=RAND()" office:value-type="float" office:value="0.46886212262325">
            <text:p>0.4688621226</text:p>
          </table:table-cell>
          <table:table-cell table:formula="of:=RAND()" office:value-type="float" office:value="0.76065976312384">
            <text:p>0.7606597631</text:p>
          </table:table-cell>
          <table:table-cell table:formula="of:=RAND()" office:value-type="float" office:value="0.717095624189824">
            <text:p>0.7170956242</text:p>
          </table:table-cell>
          <table:table-cell table:formula="of:=RAND()" office:value-type="float" office:value="0.799976384732872">
            <text:p>0.7999763847</text:p>
          </table:table-cell>
          <table:table-cell table:formula="of:=RAND()" office:value-type="float" office:value="0.845684690633789">
            <text:p>0.8456846906</text:p>
          </table:table-cell>
          <table:table-cell table:formula="of:=RAND()" office:value-type="float" office:value="0.727269386872649">
            <text:p>0.7272693869</text:p>
          </table:table-cell>
          <table:table-cell table:formula="of:=RAND()" office:value-type="float" office:value="0.349455752409995">
            <text:p>0.3494557524</text:p>
          </table:table-cell>
          <table:table-cell table:formula="of:=RAND()" office:value-type="float" office:value="0.483761054696515">
            <text:p>0.4837610547</text:p>
          </table:table-cell>
          <table:table-cell table:formula="of:=RAND()" office:value-type="float" office:value="0.692580414237455">
            <text:p>0.6925804142</text:p>
          </table:table-cell>
          <table:table-cell table:formula="of:=RAND()" office:value-type="float" office:value="0.116599932080135">
            <text:p>0.1165999321</text:p>
          </table:table-cell>
          <table:table-cell table:formula="of:=RAND()" office:value-type="float" office:value="0.920661582611501">
            <text:p>0.9206615826</text:p>
          </table:table-cell>
          <table:table-cell table:formula="of:=SUM([.B225:.M225])-6" office:value-type="float" office:value="1.65254922001623">
            <text:p>1.65254922</text:p>
          </table:table-cell>
          <table:table-cell table:formula="of:=[.N225]-[.$G$6]" office:value-type="float" office:value="1.67629021055019">
            <text:p>1.6762902106</text:p>
          </table:table-cell>
          <table:table-cell table:formula="of:=[.O225]*[.O225]" office:value-type="float" office:value="2.80994886998638">
            <text:p>2.80994887</text:p>
          </table:table-cell>
        </table:table-row>
        <table:table-row table:style-name="ro1">
          <table:table-cell/>
          <table:table-cell table:formula="of:=RAND()" office:value-type="float" office:value="0.170830020448193">
            <text:p>0.1708300204</text:p>
          </table:table-cell>
          <table:table-cell table:formula="of:=RAND()" office:value-type="float" office:value="0.693272796226665">
            <text:p>0.6932727962</text:p>
          </table:table-cell>
          <table:table-cell table:formula="of:=RAND()" office:value-type="float" office:value="0.713081602007151">
            <text:p>0.713081602</text:p>
          </table:table-cell>
          <table:table-cell table:formula="of:=RAND()" office:value-type="float" office:value="0.42506296816282">
            <text:p>0.4250629682</text:p>
          </table:table-cell>
          <table:table-cell table:formula="of:=RAND()" office:value-type="float" office:value="0.953231236198917">
            <text:p>0.9532312362</text:p>
          </table:table-cell>
          <table:table-cell table:formula="of:=RAND()" office:value-type="float" office:value="0.346278989920393">
            <text:p>0.3462789899</text:p>
          </table:table-cell>
          <table:table-cell table:formula="of:=RAND()" office:value-type="float" office:value="0.24850213737227">
            <text:p>0.2485021374</text:p>
          </table:table-cell>
          <table:table-cell table:formula="of:=RAND()" office:value-type="float" office:value="0.548200245713815">
            <text:p>0.5482002457</text:p>
          </table:table-cell>
          <table:table-cell table:formula="of:=RAND()" office:value-type="float" office:value="0.244555021869019">
            <text:p>0.2445550219</text:p>
          </table:table-cell>
          <table:table-cell table:formula="of:=RAND()" office:value-type="float" office:value="0.159554882906377">
            <text:p>0.1595548829</text:p>
          </table:table-cell>
          <table:table-cell table:formula="of:=RAND()" office:value-type="float" office:value="0.205224171513692">
            <text:p>0.2052241715</text:p>
          </table:table-cell>
          <table:table-cell table:formula="of:=RAND()" office:value-type="float" office:value="0.843844040296972">
            <text:p>0.8438440403</text:p>
          </table:table-cell>
          <table:table-cell table:formula="of:=SUM([.B226:.M226])-6" office:value-type="float" office:value="-0.448361887363717">
            <text:p>-0.4483618874</text:p>
          </table:table-cell>
          <table:table-cell table:formula="of:=[.N226]-[.$G$6]" office:value-type="float" office:value="-0.424620896829758">
            <text:p>-0.4246208968</text:p>
          </table:table-cell>
          <table:table-cell table:formula="of:=[.O226]*[.O226]" office:value-type="float" office:value="0.180302906024508">
            <text:p>0.180302906</text:p>
          </table:table-cell>
        </table:table-row>
        <table:table-row table:style-name="ro1">
          <table:table-cell/>
          <table:table-cell table:formula="of:=RAND()" office:value-type="float" office:value="0.383158893324435">
            <text:p>0.3831588933</text:p>
          </table:table-cell>
          <table:table-cell table:formula="of:=RAND()" office:value-type="float" office:value="0.306573643814772">
            <text:p>0.3065736438</text:p>
          </table:table-cell>
          <table:table-cell table:formula="of:=RAND()" office:value-type="float" office:value="0.233519821427762">
            <text:p>0.2335198214</text:p>
          </table:table-cell>
          <table:table-cell table:formula="of:=RAND()" office:value-type="float" office:value="0.643160438165069">
            <text:p>0.6431604382</text:p>
          </table:table-cell>
          <table:table-cell table:formula="of:=RAND()" office:value-type="float" office:value="0.422325395280495">
            <text:p>0.4223253953</text:p>
          </table:table-cell>
          <table:table-cell table:formula="of:=RAND()" office:value-type="float" office:value="0.030436345608905">
            <text:p>0.0304363456</text:p>
          </table:table-cell>
          <table:table-cell table:formula="of:=RAND()" office:value-type="float" office:value="0.455070296535268">
            <text:p>0.4550702965</text:p>
          </table:table-cell>
          <table:table-cell table:formula="of:=RAND()" office:value-type="float" office:value="0.132085343822837">
            <text:p>0.1320853438</text:p>
          </table:table-cell>
          <table:table-cell table:formula="of:=RAND()" office:value-type="float" office:value="0.720999994315207">
            <text:p>0.7209999943</text:p>
          </table:table-cell>
          <table:table-cell table:formula="of:=RAND()" office:value-type="float" office:value="0.619171858532354">
            <text:p>0.6191718585</text:p>
          </table:table-cell>
          <table:table-cell table:formula="of:=RAND()" office:value-type="float" office:value="0.616829873761162">
            <text:p>0.6168298738</text:p>
          </table:table-cell>
          <table:table-cell table:formula="of:=RAND()" office:value-type="float" office:value="0.463701975997537">
            <text:p>0.463701976</text:p>
          </table:table-cell>
          <table:table-cell table:formula="of:=SUM([.B227:.M227])-6" office:value-type="float" office:value="-0.972966119414195">
            <text:p>-0.9729661194</text:p>
          </table:table-cell>
          <table:table-cell table:formula="of:=[.N227]-[.$G$6]" office:value-type="float" office:value="-0.949225128880236">
            <text:p>-0.9492251289</text:p>
          </table:table-cell>
          <table:table-cell table:formula="of:=[.O227]*[.O227]" office:value-type="float" office:value="0.901028345297701">
            <text:p>0.9010283453</text:p>
          </table:table-cell>
        </table:table-row>
        <table:table-row table:style-name="ro1">
          <table:table-cell/>
          <table:table-cell table:formula="of:=RAND()" office:value-type="float" office:value="0.793815589044243">
            <text:p>0.793815589</text:p>
          </table:table-cell>
          <table:table-cell table:formula="of:=RAND()" office:value-type="float" office:value="0.299878069898114">
            <text:p>0.2998780699</text:p>
          </table:table-cell>
          <table:table-cell table:formula="of:=RAND()" office:value-type="float" office:value="0.397295535542071">
            <text:p>0.3972955355</text:p>
          </table:table-cell>
          <table:table-cell table:formula="of:=RAND()" office:value-type="float" office:value="0.314188188640401">
            <text:p>0.3141881886</text:p>
          </table:table-cell>
          <table:table-cell table:formula="of:=RAND()" office:value-type="float" office:value="0.61206493456848">
            <text:p>0.6120649346</text:p>
          </table:table-cell>
          <table:table-cell table:formula="of:=RAND()" office:value-type="float" office:value="0.888407306745648">
            <text:p>0.8884073067</text:p>
          </table:table-cell>
          <table:table-cell table:formula="of:=RAND()" office:value-type="float" office:value="0.695265332702547">
            <text:p>0.6952653327</text:p>
          </table:table-cell>
          <table:table-cell table:formula="of:=RAND()" office:value-type="float" office:value="0.694932410027832">
            <text:p>0.69493241</text:p>
          </table:table-cell>
          <table:table-cell table:formula="of:=RAND()" office:value-type="float" office:value="0.140252303564921">
            <text:p>0.1402523036</text:p>
          </table:table-cell>
          <table:table-cell table:formula="of:=RAND()" office:value-type="float" office:value="0.0012402362190187">
            <text:p>0.0012402362</text:p>
          </table:table-cell>
          <table:table-cell table:formula="of:=RAND()" office:value-type="float" office:value="0.922356142429635">
            <text:p>0.9223561424</text:p>
          </table:table-cell>
          <table:table-cell table:formula="of:=RAND()" office:value-type="float" office:value="0.237371666356921">
            <text:p>0.2373716664</text:p>
          </table:table-cell>
          <table:table-cell table:formula="of:=SUM([.B228:.M228])-6" office:value-type="float" office:value="-0.00293228426016867">
            <text:p>-0.0029322843</text:p>
          </table:table-cell>
          <table:table-cell table:formula="of:=[.N228]-[.$G$6]" office:value-type="float" office:value="0.0208087062737904">
            <text:p>0.0208087063</text:p>
          </table:table-cell>
          <table:table-cell table:formula="of:=[.O228]*[.O228]" office:value-type="float" office:value="0.000433002256788886">
            <text:p>0.0004330023</text:p>
          </table:table-cell>
        </table:table-row>
        <table:table-row table:style-name="ro1">
          <table:table-cell/>
          <table:table-cell table:formula="of:=RAND()" office:value-type="float" office:value="0.45155867934227">
            <text:p>0.4515586793</text:p>
          </table:table-cell>
          <table:table-cell table:formula="of:=RAND()" office:value-type="float" office:value="0.559267394244671">
            <text:p>0.5592673942</text:p>
          </table:table-cell>
          <table:table-cell table:formula="of:=RAND()" office:value-type="float" office:value="0.400212517473847">
            <text:p>0.4002125175</text:p>
          </table:table-cell>
          <table:table-cell table:formula="of:=RAND()" office:value-type="float" office:value="0.812668984755874">
            <text:p>0.8126689848</text:p>
          </table:table-cell>
          <table:table-cell table:formula="of:=RAND()" office:value-type="float" office:value="0.50967413932085">
            <text:p>0.5096741393</text:p>
          </table:table-cell>
          <table:table-cell table:formula="of:=RAND()" office:value-type="float" office:value="0.477549833478406">
            <text:p>0.4775498335</text:p>
          </table:table-cell>
          <table:table-cell table:formula="of:=RAND()" office:value-type="float" office:value="0.671964722918347">
            <text:p>0.6719647229</text:p>
          </table:table-cell>
          <table:table-cell table:formula="of:=RAND()" office:value-type="float" office:value="0.572308690985665">
            <text:p>0.572308691</text:p>
          </table:table-cell>
          <table:table-cell table:formula="of:=RAND()" office:value-type="float" office:value="0.57892767386511">
            <text:p>0.5789276739</text:p>
          </table:table-cell>
          <table:table-cell table:formula="of:=RAND()" office:value-type="float" office:value="0.998459830880165">
            <text:p>0.9984598309</text:p>
          </table:table-cell>
          <table:table-cell table:formula="of:=RAND()" office:value-type="float" office:value="0.537086637690663">
            <text:p>0.5370866377</text:p>
          </table:table-cell>
          <table:table-cell table:formula="of:=RAND()" office:value-type="float" office:value="0.478899160632864">
            <text:p>0.4788991606</text:p>
          </table:table-cell>
          <table:table-cell table:formula="of:=SUM([.B229:.M229])-6" office:value-type="float" office:value="1.04857826558873">
            <text:p>1.0485782656</text:p>
          </table:table-cell>
          <table:table-cell table:formula="of:=[.N229]-[.$G$6]" office:value-type="float" office:value="1.07231925612269">
            <text:p>1.0723192561</text:p>
          </table:table-cell>
          <table:table-cell table:formula="of:=[.O229]*[.O229]" office:value-type="float" office:value="1.14986858705152">
            <text:p>1.1498685871</text:p>
          </table:table-cell>
        </table:table-row>
        <table:table-row table:style-name="ro1">
          <table:table-cell/>
          <table:table-cell table:formula="of:=RAND()" office:value-type="float" office:value="0.0744936289265752">
            <text:p>0.0744936289</text:p>
          </table:table-cell>
          <table:table-cell table:formula="of:=RAND()" office:value-type="float" office:value="0.418104747543111">
            <text:p>0.4181047475</text:p>
          </table:table-cell>
          <table:table-cell table:formula="of:=RAND()" office:value-type="float" office:value="0.91833430971019">
            <text:p>0.9183343097</text:p>
          </table:table-cell>
          <table:table-cell table:formula="of:=RAND()" office:value-type="float" office:value="0.120611949590966">
            <text:p>0.1206119496</text:p>
          </table:table-cell>
          <table:table-cell table:formula="of:=RAND()" office:value-type="float" office:value="0.616937056416646">
            <text:p>0.6169370564</text:p>
          </table:table-cell>
          <table:table-cell table:formula="of:=RAND()" office:value-type="float" office:value="0.0497001439798623">
            <text:p>0.049700144</text:p>
          </table:table-cell>
          <table:table-cell table:formula="of:=RAND()" office:value-type="float" office:value="0.457849875558168">
            <text:p>0.4578498756</text:p>
          </table:table-cell>
          <table:table-cell table:formula="of:=RAND()" office:value-type="float" office:value="0.357354628387839">
            <text:p>0.3573546284</text:p>
          </table:table-cell>
          <table:table-cell table:formula="of:=RAND()" office:value-type="float" office:value="0.35706371278502">
            <text:p>0.3570637128</text:p>
          </table:table-cell>
          <table:table-cell table:formula="of:=RAND()" office:value-type="float" office:value="0.435361029813066">
            <text:p>0.4353610298</text:p>
          </table:table-cell>
          <table:table-cell table:formula="of:=RAND()" office:value-type="float" office:value="0.896090314956382">
            <text:p>0.896090315</text:p>
          </table:table-cell>
          <table:table-cell table:formula="of:=RAND()" office:value-type="float" office:value="0.643337973859161">
            <text:p>0.6433379739</text:p>
          </table:table-cell>
          <table:table-cell table:formula="of:=SUM([.B230:.M230])-6" office:value-type="float" office:value="-0.654760628473014">
            <text:p>-0.6547606285</text:p>
          </table:table-cell>
          <table:table-cell table:formula="of:=[.N230]-[.$G$6]" office:value-type="float" office:value="-0.631019637939054">
            <text:p>-0.6310196379</text:p>
          </table:table-cell>
          <table:table-cell table:formula="of:=[.O230]*[.O230]" office:value-type="float" office:value="0.398185783464735">
            <text:p>0.3981857835</text:p>
          </table:table-cell>
        </table:table-row>
        <table:table-row table:style-name="ro1">
          <table:table-cell/>
          <table:table-cell table:formula="of:=RAND()" office:value-type="float" office:value="0.648668022127822">
            <text:p>0.6486680221</text:p>
          </table:table-cell>
          <table:table-cell table:formula="of:=RAND()" office:value-type="float" office:value="0.293244175147265">
            <text:p>0.2932441751</text:p>
          </table:table-cell>
          <table:table-cell table:formula="of:=RAND()" office:value-type="float" office:value="0.572810126468539">
            <text:p>0.5728101265</text:p>
          </table:table-cell>
          <table:table-cell table:formula="of:=RAND()" office:value-type="float" office:value="0.025526576442644">
            <text:p>0.0255265764</text:p>
          </table:table-cell>
          <table:table-cell table:formula="of:=RAND()" office:value-type="float" office:value="0.919860931811854">
            <text:p>0.9198609318</text:p>
          </table:table-cell>
          <table:table-cell table:formula="of:=RAND()" office:value-type="float" office:value="0.455975313670933">
            <text:p>0.4559753137</text:p>
          </table:table-cell>
          <table:table-cell table:formula="of:=RAND()" office:value-type="float" office:value="0.328968422953039">
            <text:p>0.328968423</text:p>
          </table:table-cell>
          <table:table-cell table:formula="of:=RAND()" office:value-type="float" office:value="0.925174551084638">
            <text:p>0.9251745511</text:p>
          </table:table-cell>
          <table:table-cell table:formula="of:=RAND()" office:value-type="float" office:value="0.784804065478966">
            <text:p>0.7848040655</text:p>
          </table:table-cell>
          <table:table-cell table:formula="of:=RAND()" office:value-type="float" office:value="0.95612640096806">
            <text:p>0.956126401</text:p>
          </table:table-cell>
          <table:table-cell table:formula="of:=RAND()" office:value-type="float" office:value="0.0693739724811167">
            <text:p>0.0693739725</text:p>
          </table:table-cell>
          <table:table-cell table:formula="of:=RAND()" office:value-type="float" office:value="0.423631170298904">
            <text:p>0.4236311703</text:p>
          </table:table-cell>
          <table:table-cell table:formula="of:=SUM([.B231:.M231])-6" office:value-type="float" office:value="0.404163728933781">
            <text:p>0.4041637289</text:p>
          </table:table-cell>
          <table:table-cell table:formula="of:=[.N231]-[.$G$6]" office:value-type="float" office:value="0.427904719467741">
            <text:p>0.4279047195</text:p>
          </table:table-cell>
          <table:table-cell table:formula="of:=[.O231]*[.O231]" office:value-type="float" office:value="0.183102448942766">
            <text:p>0.1831024489</text:p>
          </table:table-cell>
        </table:table-row>
        <table:table-row table:style-name="ro1">
          <table:table-cell/>
          <table:table-cell table:formula="of:=RAND()" office:value-type="float" office:value="0.834940201370046">
            <text:p>0.8349402014</text:p>
          </table:table-cell>
          <table:table-cell table:formula="of:=RAND()" office:value-type="float" office:value="0.779843477066606">
            <text:p>0.7798434771</text:p>
          </table:table-cell>
          <table:table-cell table:formula="of:=RAND()" office:value-type="float" office:value="0.283974193735048">
            <text:p>0.2839741937</text:p>
          </table:table-cell>
          <table:table-cell table:formula="of:=RAND()" office:value-type="float" office:value="0.98520157369785">
            <text:p>0.9852015737</text:p>
          </table:table-cell>
          <table:table-cell table:formula="of:=RAND()" office:value-type="float" office:value="0.23608603188768">
            <text:p>0.2360860319</text:p>
          </table:table-cell>
          <table:table-cell table:formula="of:=RAND()" office:value-type="float" office:value="0.155058655422181">
            <text:p>0.1550586554</text:p>
          </table:table-cell>
          <table:table-cell table:formula="of:=RAND()" office:value-type="float" office:value="0.640723446849734">
            <text:p>0.6407234468</text:p>
          </table:table-cell>
          <table:table-cell table:formula="of:=RAND()" office:value-type="float" office:value="0.117205356713384">
            <text:p>0.1172053567</text:p>
          </table:table-cell>
          <table:table-cell table:formula="of:=RAND()" office:value-type="float" office:value="0.133360969601199">
            <text:p>0.1333609696</text:p>
          </table:table-cell>
          <table:table-cell table:formula="of:=RAND()" office:value-type="float" office:value="0.36095729819499">
            <text:p>0.3609572982</text:p>
          </table:table-cell>
          <table:table-cell table:formula="of:=RAND()" office:value-type="float" office:value="0.0996767771430314">
            <text:p>0.0996767771</text:p>
          </table:table-cell>
          <table:table-cell table:formula="of:=RAND()" office:value-type="float" office:value="0.775770738022402">
            <text:p>0.775770738</text:p>
          </table:table-cell>
          <table:table-cell table:formula="of:=SUM([.B232:.M232])-6" office:value-type="float" office:value="-0.597201280295849">
            <text:p>-0.5972012803</text:p>
          </table:table-cell>
          <table:table-cell table:formula="of:=[.N232]-[.$G$6]" office:value-type="float" office:value="-0.57346028976189">
            <text:p>-0.5734602898</text:p>
          </table:table-cell>
          <table:table-cell table:formula="of:=[.O232]*[.O232]" office:value-type="float" office:value="0.32885670393379">
            <text:p>0.3288567039</text:p>
          </table:table-cell>
        </table:table-row>
        <table:table-row table:style-name="ro1">
          <table:table-cell/>
          <table:table-cell table:formula="of:=RAND()" office:value-type="float" office:value="0.168344950070605">
            <text:p>0.1683449501</text:p>
          </table:table-cell>
          <table:table-cell table:formula="of:=RAND()" office:value-type="float" office:value="0.401339358882979">
            <text:p>0.4013393589</text:p>
          </table:table-cell>
          <table:table-cell table:formula="of:=RAND()" office:value-type="float" office:value="0.899645334575325">
            <text:p>0.8996453346</text:p>
          </table:table-cell>
          <table:table-cell table:formula="of:=RAND()" office:value-type="float" office:value="0.793572557624429">
            <text:p>0.7935725576</text:p>
          </table:table-cell>
          <table:table-cell table:formula="of:=RAND()" office:value-type="float" office:value="0.979152535321191">
            <text:p>0.9791525353</text:p>
          </table:table-cell>
          <table:table-cell table:formula="of:=RAND()" office:value-type="float" office:value="0.22599881188944">
            <text:p>0.2259988119</text:p>
          </table:table-cell>
          <table:table-cell table:formula="of:=RAND()" office:value-type="float" office:value="0.910314201610163">
            <text:p>0.9103142016</text:p>
          </table:table-cell>
          <table:table-cell table:formula="of:=RAND()" office:value-type="float" office:value="0.421724209096283">
            <text:p>0.4217242091</text:p>
          </table:table-cell>
          <table:table-cell table:formula="of:=RAND()" office:value-type="float" office:value="0.678407083963975">
            <text:p>0.678407084</text:p>
          </table:table-cell>
          <table:table-cell table:formula="of:=RAND()" office:value-type="float" office:value="0.429538115859032">
            <text:p>0.4295381159</text:p>
          </table:table-cell>
          <table:table-cell table:formula="of:=RAND()" office:value-type="float" office:value="0.000826958101242781">
            <text:p>0.0008269581</text:p>
          </table:table-cell>
          <table:table-cell table:formula="of:=RAND()" office:value-type="float" office:value="0.320209201425314">
            <text:p>0.3202092014</text:p>
          </table:table-cell>
          <table:table-cell table:formula="of:=SUM([.B233:.M233])-6" office:value-type="float" office:value="0.229073318419978">
            <text:p>0.2290733184</text:p>
          </table:table-cell>
          <table:table-cell table:formula="of:=[.N233]-[.$G$6]" office:value-type="float" office:value="0.252814308953937">
            <text:p>0.252814309</text:p>
          </table:table-cell>
          <table:table-cell table:formula="of:=[.O233]*[.O233]" office:value-type="float" office:value="0.0639150748118568">
            <text:p>0.0639150748</text:p>
          </table:table-cell>
        </table:table-row>
        <table:table-row table:style-name="ro1">
          <table:table-cell/>
          <table:table-cell table:formula="of:=RAND()" office:value-type="float" office:value="0.484421547502279">
            <text:p>0.4844215475</text:p>
          </table:table-cell>
          <table:table-cell table:formula="of:=RAND()" office:value-type="float" office:value="0.744090631604195">
            <text:p>0.7440906316</text:p>
          </table:table-cell>
          <table:table-cell table:formula="of:=RAND()" office:value-type="float" office:value="0.90238140290603">
            <text:p>0.9023814029</text:p>
          </table:table-cell>
          <table:table-cell table:formula="of:=RAND()" office:value-type="float" office:value="0.500099412398413">
            <text:p>0.5000994124</text:p>
          </table:table-cell>
          <table:table-cell table:formula="of:=RAND()" office:value-type="float" office:value="0.095234444597736">
            <text:p>0.0952344446</text:p>
          </table:table-cell>
          <table:table-cell table:formula="of:=RAND()" office:value-type="float" office:value="0.671411501243711">
            <text:p>0.6714115012</text:p>
          </table:table-cell>
          <table:table-cell table:formula="of:=RAND()" office:value-type="float" office:value="0.413296388462186">
            <text:p>0.4132963885</text:p>
          </table:table-cell>
          <table:table-cell table:formula="of:=RAND()" office:value-type="float" office:value="0.487795235356316">
            <text:p>0.4877952354</text:p>
          </table:table-cell>
          <table:table-cell table:formula="of:=RAND()" office:value-type="float" office:value="0.746570027666166">
            <text:p>0.7465700277</text:p>
          </table:table-cell>
          <table:table-cell table:formula="of:=RAND()" office:value-type="float" office:value="0.857626313343644">
            <text:p>0.8576263133</text:p>
          </table:table-cell>
          <table:table-cell table:formula="of:=RAND()" office:value-type="float" office:value="0.463300493313">
            <text:p>0.4633004933</text:p>
          </table:table-cell>
          <table:table-cell table:formula="of:=RAND()" office:value-type="float" office:value="0.139856419758871">
            <text:p>0.1398564198</text:p>
          </table:table-cell>
          <table:table-cell table:formula="of:=SUM([.B234:.M234])-6" office:value-type="float" office:value="0.506083818152547">
            <text:p>0.5060838182</text:p>
          </table:table-cell>
          <table:table-cell table:formula="of:=[.N234]-[.$G$6]" office:value-type="float" office:value="0.529824808686506">
            <text:p>0.5298248087</text:p>
          </table:table-cell>
          <table:table-cell table:formula="of:=[.O234]*[.O234]" office:value-type="float" office:value="0.280714327899693">
            <text:p>0.2807143279</text:p>
          </table:table-cell>
        </table:table-row>
        <table:table-row table:style-name="ro1">
          <table:table-cell/>
          <table:table-cell table:formula="of:=RAND()" office:value-type="float" office:value="0.952557404758409">
            <text:p>0.9525574048</text:p>
          </table:table-cell>
          <table:table-cell table:formula="of:=RAND()" office:value-type="float" office:value="0.586124711669982">
            <text:p>0.5861247117</text:p>
          </table:table-cell>
          <table:table-cell table:formula="of:=RAND()" office:value-type="float" office:value="0.938530327985063">
            <text:p>0.938530328</text:p>
          </table:table-cell>
          <table:table-cell table:formula="of:=RAND()" office:value-type="float" office:value="0.481030534021556">
            <text:p>0.481030534</text:p>
          </table:table-cell>
          <table:table-cell table:formula="of:=RAND()" office:value-type="float" office:value="0.680005360860378">
            <text:p>0.6800053609</text:p>
          </table:table-cell>
          <table:table-cell table:formula="of:=RAND()" office:value-type="float" office:value="0.902042056433857">
            <text:p>0.9020420564</text:p>
          </table:table-cell>
          <table:table-cell table:formula="of:=RAND()" office:value-type="float" office:value="0.492597718723118">
            <text:p>0.4925977187</text:p>
          </table:table-cell>
          <table:table-cell table:formula="of:=RAND()" office:value-type="float" office:value="0.53333910764195">
            <text:p>0.5333391076</text:p>
          </table:table-cell>
          <table:table-cell table:formula="of:=RAND()" office:value-type="float" office:value="0.607586094643921">
            <text:p>0.6075860946</text:p>
          </table:table-cell>
          <table:table-cell table:formula="of:=RAND()" office:value-type="float" office:value="0.317009651334956">
            <text:p>0.3170096513</text:p>
          </table:table-cell>
          <table:table-cell table:formula="of:=RAND()" office:value-type="float" office:value="0.823287579463795">
            <text:p>0.8232875795</text:p>
          </table:table-cell>
          <table:table-cell table:formula="of:=RAND()" office:value-type="float" office:value="0.798437655903399">
            <text:p>0.7984376559</text:p>
          </table:table-cell>
          <table:table-cell table:formula="of:=SUM([.B235:.M235])-6" office:value-type="float" office:value="2.11254820344038">
            <text:p>2.1125482034</text:p>
          </table:table-cell>
          <table:table-cell table:formula="of:=[.N235]-[.$G$6]" office:value-type="float" office:value="2.13628919397434">
            <text:p>2.136289194</text:p>
          </table:table-cell>
          <table:table-cell table:formula="of:=[.O235]*[.O235]" office:value-type="float" office:value="4.56373152029154">
            <text:p>4.5637315203</text:p>
          </table:table-cell>
        </table:table-row>
        <table:table-row table:style-name="ro1">
          <table:table-cell/>
          <table:table-cell table:formula="of:=RAND()" office:value-type="float" office:value="0.664390326011926">
            <text:p>0.664390326</text:p>
          </table:table-cell>
          <table:table-cell table:formula="of:=RAND()" office:value-type="float" office:value="0.0832219119183719">
            <text:p>0.0832219119</text:p>
          </table:table-cell>
          <table:table-cell table:formula="of:=RAND()" office:value-type="float" office:value="0.355152304982766">
            <text:p>0.355152305</text:p>
          </table:table-cell>
          <table:table-cell table:formula="of:=RAND()" office:value-type="float" office:value="0.862935035023838">
            <text:p>0.862935035</text:p>
          </table:table-cell>
          <table:table-cell table:formula="of:=RAND()" office:value-type="float" office:value="0.0338836912997067">
            <text:p>0.0338836913</text:p>
          </table:table-cell>
          <table:table-cell table:formula="of:=RAND()" office:value-type="float" office:value="0.87296565505676">
            <text:p>0.8729656551</text:p>
          </table:table-cell>
          <table:table-cell table:formula="of:=RAND()" office:value-type="float" office:value="0.00966258998960257">
            <text:p>0.00966259</text:p>
          </table:table-cell>
          <table:table-cell table:formula="of:=RAND()" office:value-type="float" office:value="0.0400024708360434">
            <text:p>0.0400024708</text:p>
          </table:table-cell>
          <table:table-cell table:formula="of:=RAND()" office:value-type="float" office:value="0.778273304458708">
            <text:p>0.7782733045</text:p>
          </table:table-cell>
          <table:table-cell table:formula="of:=RAND()" office:value-type="float" office:value="0.815546640194953">
            <text:p>0.8155466402</text:p>
          </table:table-cell>
          <table:table-cell table:formula="of:=RAND()" office:value-type="float" office:value="0.428301558131352">
            <text:p>0.4283015581</text:p>
          </table:table-cell>
          <table:table-cell table:formula="of:=RAND()" office:value-type="float" office:value="0.889147537760437">
            <text:p>0.8891475378</text:p>
          </table:table-cell>
          <table:table-cell table:formula="of:=SUM([.B236:.M236])-6" office:value-type="float" office:value="-0.166516974335536">
            <text:p>-0.1665169743</text:p>
          </table:table-cell>
          <table:table-cell table:formula="of:=[.N236]-[.$G$6]" office:value-type="float" office:value="-0.142775983801577">
            <text:p>-0.1427759838</text:p>
          </table:table-cell>
          <table:table-cell table:formula="of:=[.O236]*[.O236]" office:value-type="float" office:value="0.0203849815505082">
            <text:p>0.0203849816</text:p>
          </table:table-cell>
        </table:table-row>
        <table:table-row table:style-name="ro1">
          <table:table-cell/>
          <table:table-cell table:formula="of:=RAND()" office:value-type="float" office:value="0.0115901352837682">
            <text:p>0.0115901353</text:p>
          </table:table-cell>
          <table:table-cell table:formula="of:=RAND()" office:value-type="float" office:value="0.954261408187449">
            <text:p>0.9542614082</text:p>
          </table:table-cell>
          <table:table-cell table:formula="of:=RAND()" office:value-type="float" office:value="0.662871384760365">
            <text:p>0.6628713848</text:p>
          </table:table-cell>
          <table:table-cell table:formula="of:=RAND()" office:value-type="float" office:value="0.339774292660877">
            <text:p>0.3397742927</text:p>
          </table:table-cell>
          <table:table-cell table:formula="of:=RAND()" office:value-type="float" office:value="0.673504611942917">
            <text:p>0.6735046119</text:p>
          </table:table-cell>
          <table:table-cell table:formula="of:=RAND()" office:value-type="float" office:value="0.287266812752932">
            <text:p>0.2872668128</text:p>
          </table:table-cell>
          <table:table-cell table:formula="of:=RAND()" office:value-type="float" office:value="0.685499958926812">
            <text:p>0.6854999589</text:p>
          </table:table-cell>
          <table:table-cell table:formula="of:=RAND()" office:value-type="float" office:value="0.22099796961993">
            <text:p>0.2209979696</text:p>
          </table:table-cell>
          <table:table-cell table:formula="of:=RAND()" office:value-type="float" office:value="0.487183658638969">
            <text:p>0.4871836586</text:p>
          </table:table-cell>
          <table:table-cell table:formula="of:=RAND()" office:value-type="float" office:value="0.0695626740343869">
            <text:p>0.069562674</text:p>
          </table:table-cell>
          <table:table-cell table:formula="of:=RAND()" office:value-type="float" office:value="0.787731121992692">
            <text:p>0.787731122</text:p>
          </table:table-cell>
          <table:table-cell table:formula="of:=RAND()" office:value-type="float" office:value="0.0627936604432762">
            <text:p>0.0627936604</text:p>
          </table:table-cell>
          <table:table-cell table:formula="of:=SUM([.B237:.M237])-6" office:value-type="float" office:value="-0.756962310755625">
            <text:p>-0.7569623108</text:p>
          </table:table-cell>
          <table:table-cell table:formula="of:=[.N237]-[.$G$6]" office:value-type="float" office:value="-0.733221320221666">
            <text:p>-0.7332213202</text:p>
          </table:table-cell>
          <table:table-cell table:formula="of:=[.O237]*[.O237]" office:value-type="float" office:value="0.537613504427603">
            <text:p>0.5376135044</text:p>
          </table:table-cell>
        </table:table-row>
        <table:table-row table:style-name="ro1">
          <table:table-cell/>
          <table:table-cell table:formula="of:=RAND()" office:value-type="float" office:value="0.271615513367578">
            <text:p>0.2716155134</text:p>
          </table:table-cell>
          <table:table-cell table:formula="of:=RAND()" office:value-type="float" office:value="0.0653168854769319">
            <text:p>0.0653168855</text:p>
          </table:table-cell>
          <table:table-cell table:formula="of:=RAND()" office:value-type="float" office:value="0.250729420455173">
            <text:p>0.2507294205</text:p>
          </table:table-cell>
          <table:table-cell table:formula="of:=RAND()" office:value-type="float" office:value="0.807921692728996">
            <text:p>0.8079216927</text:p>
          </table:table-cell>
          <table:table-cell table:formula="of:=RAND()" office:value-type="float" office:value="0.609035473782569">
            <text:p>0.6090354738</text:p>
          </table:table-cell>
          <table:table-cell table:formula="of:=RAND()" office:value-type="float" office:value="0.440010425634682">
            <text:p>0.4400104256</text:p>
          </table:table-cell>
          <table:table-cell table:formula="of:=RAND()" office:value-type="float" office:value="0.243110738461837">
            <text:p>0.2431107385</text:p>
          </table:table-cell>
          <table:table-cell table:formula="of:=RAND()" office:value-type="float" office:value="0.0459087509661913">
            <text:p>0.045908751</text:p>
          </table:table-cell>
          <table:table-cell table:formula="of:=RAND()" office:value-type="float" office:value="0.373563134344295">
            <text:p>0.3735631343</text:p>
          </table:table-cell>
          <table:table-cell table:formula="of:=RAND()" office:value-type="float" office:value="0.175292642321438">
            <text:p>0.1752926423</text:p>
          </table:table-cell>
          <table:table-cell table:formula="of:=RAND()" office:value-type="float" office:value="0.742245227331296">
            <text:p>0.7422452273</text:p>
          </table:table-cell>
          <table:table-cell table:formula="of:=RAND()" office:value-type="float" office:value="0.630187724949792">
            <text:p>0.6301877249</text:p>
          </table:table-cell>
          <table:table-cell table:formula="of:=SUM([.B238:.M238])-6" office:value-type="float" office:value="-1.34506237017922">
            <text:p>-1.3450623702</text:p>
          </table:table-cell>
          <table:table-cell table:formula="of:=[.N238]-[.$G$6]" office:value-type="float" office:value="-1.32132137964526">
            <text:p>-1.3213213796</text:p>
          </table:table-cell>
          <table:table-cell table:formula="of:=[.O238]*[.O238]" office:value-type="float" office:value="1.74589018830766">
            <text:p>1.7458901883</text:p>
          </table:table-cell>
        </table:table-row>
        <table:table-row table:style-name="ro1">
          <table:table-cell/>
          <table:table-cell table:formula="of:=RAND()" office:value-type="float" office:value="0.650504039600492">
            <text:p>0.6505040396</text:p>
          </table:table-cell>
          <table:table-cell table:formula="of:=RAND()" office:value-type="float" office:value="0.928743382217363">
            <text:p>0.9287433822</text:p>
          </table:table-cell>
          <table:table-cell table:formula="of:=RAND()" office:value-type="float" office:value="0.834576515015215">
            <text:p>0.834576515</text:p>
          </table:table-cell>
          <table:table-cell table:formula="of:=RAND()" office:value-type="float" office:value="0.540866093011573">
            <text:p>0.540866093</text:p>
          </table:table-cell>
          <table:table-cell table:formula="of:=RAND()" office:value-type="float" office:value="0.0545464875176549">
            <text:p>0.0545464875</text:p>
          </table:table-cell>
          <table:table-cell table:formula="of:=RAND()" office:value-type="float" office:value="0.649238540325314">
            <text:p>0.6492385403</text:p>
          </table:table-cell>
          <table:table-cell table:formula="of:=RAND()" office:value-type="float" office:value="0.51313775870949">
            <text:p>0.5131377587</text:p>
          </table:table-cell>
          <table:table-cell table:formula="of:=RAND()" office:value-type="float" office:value="0.998229555552825">
            <text:p>0.9982295556</text:p>
          </table:table-cell>
          <table:table-cell table:formula="of:=RAND()" office:value-type="float" office:value="0.27995714941062">
            <text:p>0.2799571494</text:p>
          </table:table-cell>
          <table:table-cell table:formula="of:=RAND()" office:value-type="float" office:value="0.206669621402398">
            <text:p>0.2066696214</text:p>
          </table:table-cell>
          <table:table-cell table:formula="of:=RAND()" office:value-type="float" office:value="0.994615233037621">
            <text:p>0.994615233</text:p>
          </table:table-cell>
          <table:table-cell table:formula="of:=RAND()" office:value-type="float" office:value="0.461281750816852">
            <text:p>0.4612817508</text:p>
          </table:table-cell>
          <table:table-cell table:formula="of:=SUM([.B239:.M239])-6" office:value-type="float" office:value="1.11236612661742">
            <text:p>1.1123661266</text:p>
          </table:table-cell>
          <table:table-cell table:formula="of:=[.N239]-[.$G$6]" office:value-type="float" office:value="1.13610711715138">
            <text:p>1.1361071172</text:p>
          </table:table-cell>
          <table:table-cell table:formula="of:=[.O239]*[.O239]" office:value-type="float" office:value="1.29073938164201">
            <text:p>1.2907393816</text:p>
          </table:table-cell>
        </table:table-row>
        <table:table-row table:style-name="ro1">
          <table:table-cell/>
          <table:table-cell table:formula="of:=RAND()" office:value-type="float" office:value="0.721863526385278">
            <text:p>0.7218635264</text:p>
          </table:table-cell>
          <table:table-cell table:formula="of:=RAND()" office:value-type="float" office:value="0.773706717649475">
            <text:p>0.7737067176</text:p>
          </table:table-cell>
          <table:table-cell table:formula="of:=RAND()" office:value-type="float" office:value="0.597326430957764">
            <text:p>0.597326431</text:p>
          </table:table-cell>
          <table:table-cell table:formula="of:=RAND()" office:value-type="float" office:value="0.680531337857246">
            <text:p>0.6805313379</text:p>
          </table:table-cell>
          <table:table-cell table:formula="of:=RAND()" office:value-type="float" office:value="0.169635585509241">
            <text:p>0.1696355855</text:p>
          </table:table-cell>
          <table:table-cell table:formula="of:=RAND()" office:value-type="float" office:value="0.513787850737572">
            <text:p>0.5137878507</text:p>
          </table:table-cell>
          <table:table-cell table:formula="of:=RAND()" office:value-type="float" office:value="0.877062783576548">
            <text:p>0.8770627836</text:p>
          </table:table-cell>
          <table:table-cell table:formula="of:=RAND()" office:value-type="float" office:value="0.936761663062498">
            <text:p>0.9367616631</text:p>
          </table:table-cell>
          <table:table-cell table:formula="of:=RAND()" office:value-type="float" office:value="0.210470020771027">
            <text:p>0.2104700208</text:p>
          </table:table-cell>
          <table:table-cell table:formula="of:=RAND()" office:value-type="float" office:value="0.195109508698806">
            <text:p>0.1951095087</text:p>
          </table:table-cell>
          <table:table-cell table:formula="of:=RAND()" office:value-type="float" office:value="0.955983245512471">
            <text:p>0.9559832455</text:p>
          </table:table-cell>
          <table:table-cell table:formula="of:=RAND()" office:value-type="float" office:value="0.188375744735822">
            <text:p>0.1883757447</text:p>
          </table:table-cell>
          <table:table-cell table:formula="of:=SUM([.B240:.M240])-6" office:value-type="float" office:value="0.820614415453747">
            <text:p>0.8206144155</text:p>
          </table:table-cell>
          <table:table-cell table:formula="of:=[.N240]-[.$G$6]" office:value-type="float" office:value="0.844355405987706">
            <text:p>0.844355406</text:p>
          </table:table-cell>
          <table:table-cell table:formula="of:=[.O240]*[.O240]" office:value-type="float" office:value="0.712936051620664">
            <text:p>0.7129360516</text:p>
          </table:table-cell>
        </table:table-row>
        <table:table-row table:style-name="ro1">
          <table:table-cell/>
          <table:table-cell table:formula="of:=RAND()" office:value-type="float" office:value="0.0813534932676703">
            <text:p>0.0813534933</text:p>
          </table:table-cell>
          <table:table-cell table:formula="of:=RAND()" office:value-type="float" office:value="0.450892265653238">
            <text:p>0.4508922657</text:p>
          </table:table-cell>
          <table:table-cell table:formula="of:=RAND()" office:value-type="float" office:value="0.516028466168791">
            <text:p>0.5160284662</text:p>
          </table:table-cell>
          <table:table-cell table:formula="of:=RAND()" office:value-type="float" office:value="0.789428084855899">
            <text:p>0.7894280849</text:p>
          </table:table-cell>
          <table:table-cell table:formula="of:=RAND()" office:value-type="float" office:value="0.0604275849182159">
            <text:p>0.0604275849</text:p>
          </table:table-cell>
          <table:table-cell table:formula="of:=RAND()" office:value-type="float" office:value="0.183965226635337">
            <text:p>0.1839652266</text:p>
          </table:table-cell>
          <table:table-cell table:formula="of:=RAND()" office:value-type="float" office:value="0.0156402245629579">
            <text:p>0.0156402246</text:p>
          </table:table-cell>
          <table:table-cell table:formula="of:=RAND()" office:value-type="float" office:value="0.47357346303761">
            <text:p>0.473573463</text:p>
          </table:table-cell>
          <table:table-cell table:formula="of:=RAND()" office:value-type="float" office:value="0.321320427814499">
            <text:p>0.3213204278</text:p>
          </table:table-cell>
          <table:table-cell table:formula="of:=RAND()" office:value-type="float" office:value="0.139633050886914">
            <text:p>0.1396330509</text:p>
          </table:table-cell>
          <table:table-cell table:formula="of:=RAND()" office:value-type="float" office:value="0.602081366814673">
            <text:p>0.6020813668</text:p>
          </table:table-cell>
          <table:table-cell table:formula="of:=RAND()" office:value-type="float" office:value="0.652854540385306">
            <text:p>0.6528545404</text:p>
          </table:table-cell>
          <table:table-cell table:formula="of:=SUM([.B241:.M241])-6" office:value-type="float" office:value="-1.71280180499889">
            <text:p>-1.712801805</text:p>
          </table:table-cell>
          <table:table-cell table:formula="of:=[.N241]-[.$G$6]" office:value-type="float" office:value="-1.68906081446493">
            <text:p>-1.6890608145</text:p>
          </table:table-cell>
          <table:table-cell table:formula="of:=[.O241]*[.O241]" office:value-type="float" office:value="2.85292643496093">
            <text:p>2.852926435</text:p>
          </table:table-cell>
        </table:table-row>
        <table:table-row table:style-name="ro1">
          <table:table-cell/>
          <table:table-cell table:formula="of:=RAND()" office:value-type="float" office:value="0.125529133249074">
            <text:p>0.1255291332</text:p>
          </table:table-cell>
          <table:table-cell table:formula="of:=RAND()" office:value-type="float" office:value="0.0732677795458585">
            <text:p>0.0732677795</text:p>
          </table:table-cell>
          <table:table-cell table:formula="of:=RAND()" office:value-type="float" office:value="0.677629451733083">
            <text:p>0.6776294517</text:p>
          </table:table-cell>
          <table:table-cell table:formula="of:=RAND()" office:value-type="float" office:value="0.647135313600302">
            <text:p>0.6471353136</text:p>
          </table:table-cell>
          <table:table-cell table:formula="of:=RAND()" office:value-type="float" office:value="0.9187145922333">
            <text:p>0.9187145922</text:p>
          </table:table-cell>
          <table:table-cell table:formula="of:=RAND()" office:value-type="float" office:value="0.284500894136727">
            <text:p>0.2845008941</text:p>
          </table:table-cell>
          <table:table-cell table:formula="of:=RAND()" office:value-type="float" office:value="0.253604331053793">
            <text:p>0.2536043311</text:p>
          </table:table-cell>
          <table:table-cell table:formula="of:=RAND()" office:value-type="float" office:value="0.196253211703151">
            <text:p>0.1962532117</text:p>
          </table:table-cell>
          <table:table-cell table:formula="of:=RAND()" office:value-type="float" office:value="0.418387912912294">
            <text:p>0.4183879129</text:p>
          </table:table-cell>
          <table:table-cell table:formula="of:=RAND()" office:value-type="float" office:value="0.302744638873264">
            <text:p>0.3027446389</text:p>
          </table:table-cell>
          <table:table-cell table:formula="of:=RAND()" office:value-type="float" office:value="0.888231419958174">
            <text:p>0.88823142</text:p>
          </table:table-cell>
          <table:table-cell table:formula="of:=RAND()" office:value-type="float" office:value="0.214469128288329">
            <text:p>0.2144691283</text:p>
          </table:table-cell>
          <table:table-cell table:formula="of:=SUM([.B242:.M242])-6" office:value-type="float" office:value="-0.99953219271265">
            <text:p>-0.9995321927</text:p>
          </table:table-cell>
          <table:table-cell table:formula="of:=[.N242]-[.$G$6]" office:value-type="float" office:value="-0.97579120217869">
            <text:p>-0.9757912022</text:p>
          </table:table-cell>
          <table:table-cell table:formula="of:=[.O242]*[.O242]" office:value-type="float" office:value="0.952168470249334">
            <text:p>0.9521684702</text:p>
          </table:table-cell>
        </table:table-row>
        <table:table-row table:style-name="ro1">
          <table:table-cell/>
          <table:table-cell table:formula="of:=RAND()" office:value-type="float" office:value="0.985468073515222">
            <text:p>0.9854680735</text:p>
          </table:table-cell>
          <table:table-cell table:formula="of:=RAND()" office:value-type="float" office:value="0.680752282263711">
            <text:p>0.6807522823</text:p>
          </table:table-cell>
          <table:table-cell table:formula="of:=RAND()" office:value-type="float" office:value="0.740787326591089">
            <text:p>0.7407873266</text:p>
          </table:table-cell>
          <table:table-cell table:formula="of:=RAND()" office:value-type="float" office:value="0.374789205612615">
            <text:p>0.3747892056</text:p>
          </table:table-cell>
          <table:table-cell table:formula="of:=RAND()" office:value-type="float" office:value="0.236335359979421">
            <text:p>0.23633536</text:p>
          </table:table-cell>
          <table:table-cell table:formula="of:=RAND()" office:value-type="float" office:value="0.0974107421934605">
            <text:p>0.0974107422</text:p>
          </table:table-cell>
          <table:table-cell table:formula="of:=RAND()" office:value-type="float" office:value="0.774655735585839">
            <text:p>0.7746557356</text:p>
          </table:table-cell>
          <table:table-cell table:formula="of:=RAND()" office:value-type="float" office:value="0.718099150573835">
            <text:p>0.7180991506</text:p>
          </table:table-cell>
          <table:table-cell table:formula="of:=RAND()" office:value-type="float" office:value="0.346738304942846">
            <text:p>0.3467383049</text:p>
          </table:table-cell>
          <table:table-cell table:formula="of:=RAND()" office:value-type="float" office:value="0.968622062820941">
            <text:p>0.9686220628</text:p>
          </table:table-cell>
          <table:table-cell table:formula="of:=RAND()" office:value-type="float" office:value="0.236423703143373">
            <text:p>0.2364237031</text:p>
          </table:table-cell>
          <table:table-cell table:formula="of:=RAND()" office:value-type="float" office:value="0.71404774626717">
            <text:p>0.7140477463</text:p>
          </table:table-cell>
          <table:table-cell table:formula="of:=SUM([.B243:.M243])-6" office:value-type="float" office:value="0.874129693489522">
            <text:p>0.8741296935</text:p>
          </table:table-cell>
          <table:table-cell table:formula="of:=[.N243]-[.$G$6]" office:value-type="float" office:value="0.897870684023481">
            <text:p>0.897870684</text:p>
          </table:table-cell>
          <table:table-cell table:formula="of:=[.O243]*[.O243]" office:value-type="float" office:value="0.806171765228794">
            <text:p>0.8061717652</text:p>
          </table:table-cell>
        </table:table-row>
        <table:table-row table:style-name="ro1">
          <table:table-cell/>
          <table:table-cell table:formula="of:=RAND()" office:value-type="float" office:value="0.538895678240806">
            <text:p>0.5388956782</text:p>
          </table:table-cell>
          <table:table-cell table:formula="of:=RAND()" office:value-type="float" office:value="0.417240913724527">
            <text:p>0.4172409137</text:p>
          </table:table-cell>
          <table:table-cell table:formula="of:=RAND()" office:value-type="float" office:value="0.576769742416218">
            <text:p>0.5767697424</text:p>
          </table:table-cell>
          <table:table-cell table:formula="of:=RAND()" office:value-type="float" office:value="0.352614006958902">
            <text:p>0.352614007</text:p>
          </table:table-cell>
          <table:table-cell table:formula="of:=RAND()" office:value-type="float" office:value="0.499713251134381">
            <text:p>0.4997132511</text:p>
          </table:table-cell>
          <table:table-cell table:formula="of:=RAND()" office:value-type="float" office:value="0.375704881735146">
            <text:p>0.3757048817</text:p>
          </table:table-cell>
          <table:table-cell table:formula="of:=RAND()" office:value-type="float" office:value="0.105542444624007">
            <text:p>0.1055424446</text:p>
          </table:table-cell>
          <table:table-cell table:formula="of:=RAND()" office:value-type="float" office:value="0.314916512463242">
            <text:p>0.3149165125</text:p>
          </table:table-cell>
          <table:table-cell table:formula="of:=RAND()" office:value-type="float" office:value="0.201138695934787">
            <text:p>0.2011386959</text:p>
          </table:table-cell>
          <table:table-cell table:formula="of:=RAND()" office:value-type="float" office:value="0.585591707378626">
            <text:p>0.5855917074</text:p>
          </table:table-cell>
          <table:table-cell table:formula="of:=RAND()" office:value-type="float" office:value="0.0974281097296625">
            <text:p>0.0974281097</text:p>
          </table:table-cell>
          <table:table-cell table:formula="of:=RAND()" office:value-type="float" office:value="0.862551560858265">
            <text:p>0.8625515609</text:p>
          </table:table-cell>
          <table:table-cell table:formula="of:=SUM([.B244:.M244])-6" office:value-type="float" office:value="-1.07189249480143">
            <text:p>-1.0718924948</text:p>
          </table:table-cell>
          <table:table-cell table:formula="of:=[.N244]-[.$G$6]" office:value-type="float" office:value="-1.04815150426747">
            <text:p>-1.0481515043</text:p>
          </table:table-cell>
          <table:table-cell table:formula="of:=[.O244]*[.O244]" office:value-type="float" office:value="1.09862157589817">
            <text:p>1.0986215759</text:p>
          </table:table-cell>
        </table:table-row>
        <table:table-row table:style-name="ro1">
          <table:table-cell/>
          <table:table-cell table:formula="of:=RAND()" office:value-type="float" office:value="0.218888443894684">
            <text:p>0.2188884439</text:p>
          </table:table-cell>
          <table:table-cell table:formula="of:=RAND()" office:value-type="float" office:value="0.164322849595919">
            <text:p>0.1643228496</text:p>
          </table:table-cell>
          <table:table-cell table:formula="of:=RAND()" office:value-type="float" office:value="0.157396549126133">
            <text:p>0.1573965491</text:p>
          </table:table-cell>
          <table:table-cell table:formula="of:=RAND()" office:value-type="float" office:value="0.554733271244913">
            <text:p>0.5547332712</text:p>
          </table:table-cell>
          <table:table-cell table:formula="of:=RAND()" office:value-type="float" office:value="0.587733008665964">
            <text:p>0.5877330087</text:p>
          </table:table-cell>
          <table:table-cell table:formula="of:=RAND()" office:value-type="float" office:value="0.62652890314348">
            <text:p>0.6265289031</text:p>
          </table:table-cell>
          <table:table-cell table:formula="of:=RAND()" office:value-type="float" office:value="0.303423005854711">
            <text:p>0.3034230059</text:p>
          </table:table-cell>
          <table:table-cell table:formula="of:=RAND()" office:value-type="float" office:value="0.485554064391181">
            <text:p>0.4855540644</text:p>
          </table:table-cell>
          <table:table-cell table:formula="of:=RAND()" office:value-type="float" office:value="0.728841316653416">
            <text:p>0.7288413167</text:p>
          </table:table-cell>
          <table:table-cell table:formula="of:=RAND()" office:value-type="float" office:value="0.890713895438239">
            <text:p>0.8907138954</text:p>
          </table:table-cell>
          <table:table-cell table:formula="of:=RAND()" office:value-type="float" office:value="0.507955193985254">
            <text:p>0.507955194</text:p>
          </table:table-cell>
          <table:table-cell table:formula="of:=RAND()" office:value-type="float" office:value="0.66135687706992">
            <text:p>0.6613568771</text:p>
          </table:table-cell>
          <table:table-cell table:formula="of:=SUM([.B245:.M245])-6" office:value-type="float" office:value="-0.112552620936185">
            <text:p>-0.1125526209</text:p>
          </table:table-cell>
          <table:table-cell table:formula="of:=[.N245]-[.$G$6]" office:value-type="float" office:value="-0.088811630402226">
            <text:p>-0.0888116304</text:p>
          </table:table-cell>
          <table:table-cell table:formula="of:=[.O245]*[.O245]" office:value-type="float" office:value="0.00788750569470159">
            <text:p>0.0078875057</text:p>
          </table:table-cell>
        </table:table-row>
        <table:table-row table:style-name="ro1">
          <table:table-cell/>
          <table:table-cell table:formula="of:=RAND()" office:value-type="float" office:value="0.870158724253997">
            <text:p>0.8701587243</text:p>
          </table:table-cell>
          <table:table-cell table:formula="of:=RAND()" office:value-type="float" office:value="0.197685284074396">
            <text:p>0.1976852841</text:p>
          </table:table-cell>
          <table:table-cell table:formula="of:=RAND()" office:value-type="float" office:value="0.0911666580941528">
            <text:p>0.0911666581</text:p>
          </table:table-cell>
          <table:table-cell table:formula="of:=RAND()" office:value-type="float" office:value="0.741370100993663">
            <text:p>0.741370101</text:p>
          </table:table-cell>
          <table:table-cell table:formula="of:=RAND()" office:value-type="float" office:value="0.840345607604831">
            <text:p>0.8403456076</text:p>
          </table:table-cell>
          <table:table-cell table:formula="of:=RAND()" office:value-type="float" office:value="0.760384363820776">
            <text:p>0.7603843638</text:p>
          </table:table-cell>
          <table:table-cell table:formula="of:=RAND()" office:value-type="float" office:value="0.342224502004683">
            <text:p>0.342224502</text:p>
          </table:table-cell>
          <table:table-cell table:formula="of:=RAND()" office:value-type="float" office:value="0.464170445688069">
            <text:p>0.4641704457</text:p>
          </table:table-cell>
          <table:table-cell table:formula="of:=RAND()" office:value-type="float" office:value="0.469631284242496">
            <text:p>0.4696312842</text:p>
          </table:table-cell>
          <table:table-cell table:formula="of:=RAND()" office:value-type="float" office:value="0.712942351587117">
            <text:p>0.7129423516</text:p>
          </table:table-cell>
          <table:table-cell table:formula="of:=RAND()" office:value-type="float" office:value="0.33825647784397">
            <text:p>0.3382564778</text:p>
          </table:table-cell>
          <table:table-cell table:formula="of:=RAND()" office:value-type="float" office:value="0.549271925585344">
            <text:p>0.5492719256</text:p>
          </table:table-cell>
          <table:table-cell table:formula="of:=SUM([.B246:.M246])-6" office:value-type="float" office:value="0.377607725793496">
            <text:p>0.3776077258</text:p>
          </table:table-cell>
          <table:table-cell table:formula="of:=[.N246]-[.$G$6]" office:value-type="float" office:value="0.401348716327455">
            <text:p>0.4013487163</text:p>
          </table:table-cell>
          <table:table-cell table:formula="of:=[.O246]*[.O246]" office:value-type="float" office:value="0.161080792097696">
            <text:p>0.1610807921</text:p>
          </table:table-cell>
        </table:table-row>
        <table:table-row table:style-name="ro1">
          <table:table-cell/>
          <table:table-cell table:formula="of:=RAND()" office:value-type="float" office:value="0.357090705307201">
            <text:p>0.3570907053</text:p>
          </table:table-cell>
          <table:table-cell table:formula="of:=RAND()" office:value-type="float" office:value="0.516137012746185">
            <text:p>0.5161370127</text:p>
          </table:table-cell>
          <table:table-cell table:formula="of:=RAND()" office:value-type="float" office:value="0.617953174049035">
            <text:p>0.617953174</text:p>
          </table:table-cell>
          <table:table-cell table:formula="of:=RAND()" office:value-type="float" office:value="0.423694568220526">
            <text:p>0.4236945682</text:p>
          </table:table-cell>
          <table:table-cell table:formula="of:=RAND()" office:value-type="float" office:value="0.682815573876724">
            <text:p>0.6828155739</text:p>
          </table:table-cell>
          <table:table-cell table:formula="of:=RAND()" office:value-type="float" office:value="0.7262179388199">
            <text:p>0.7262179388</text:p>
          </table:table-cell>
          <table:table-cell table:formula="of:=RAND()" office:value-type="float" office:value="0.149734479608014">
            <text:p>0.1497344796</text:p>
          </table:table-cell>
          <table:table-cell table:formula="of:=RAND()" office:value-type="float" office:value="0.265787431038916">
            <text:p>0.265787431</text:p>
          </table:table-cell>
          <table:table-cell table:formula="of:=RAND()" office:value-type="float" office:value="0.649833055445924">
            <text:p>0.6498330554</text:p>
          </table:table-cell>
          <table:table-cell table:formula="of:=RAND()" office:value-type="float" office:value="0.941878911107779">
            <text:p>0.9418789111</text:p>
          </table:table-cell>
          <table:table-cell table:formula="of:=RAND()" office:value-type="float" office:value="0.0412309858947992">
            <text:p>0.0412309859</text:p>
          </table:table-cell>
          <table:table-cell table:formula="of:=RAND()" office:value-type="float" office:value="0.705493695335463">
            <text:p>0.7054936953</text:p>
          </table:table-cell>
          <table:table-cell table:formula="of:=SUM([.B247:.M247])-6" office:value-type="float" office:value="0.0778675314504653">
            <text:p>0.0778675315</text:p>
          </table:table-cell>
          <table:table-cell table:formula="of:=[.N247]-[.$G$6]" office:value-type="float" office:value="0.101608521984424">
            <text:p>0.101608522</text:p>
          </table:table-cell>
          <table:table-cell table:formula="of:=[.O247]*[.O247]" office:value-type="float" office:value="0.0103242917398593">
            <text:p>0.0103242917</text:p>
          </table:table-cell>
        </table:table-row>
        <table:table-row table:style-name="ro1">
          <table:table-cell/>
          <table:table-cell table:formula="of:=RAND()" office:value-type="float" office:value="0.19048175541684">
            <text:p>0.1904817554</text:p>
          </table:table-cell>
          <table:table-cell table:formula="of:=RAND()" office:value-type="float" office:value="0.459224441321567">
            <text:p>0.4592244413</text:p>
          </table:table-cell>
          <table:table-cell table:formula="of:=RAND()" office:value-type="float" office:value="0.0698534732218832">
            <text:p>0.0698534732</text:p>
          </table:table-cell>
          <table:table-cell table:formula="of:=RAND()" office:value-type="float" office:value="0.882580232573673">
            <text:p>0.8825802326</text:p>
          </table:table-cell>
          <table:table-cell table:formula="of:=RAND()" office:value-type="float" office:value="0.62568422476761">
            <text:p>0.6256842248</text:p>
          </table:table-cell>
          <table:table-cell table:formula="of:=RAND()" office:value-type="float" office:value="0.354195152875036">
            <text:p>0.3541951529</text:p>
          </table:table-cell>
          <table:table-cell table:formula="of:=RAND()" office:value-type="float" office:value="0.629860664717853">
            <text:p>0.6298606647</text:p>
          </table:table-cell>
          <table:table-cell table:formula="of:=RAND()" office:value-type="float" office:value="0.136468514567241">
            <text:p>0.1364685146</text:p>
          </table:table-cell>
          <table:table-cell table:formula="of:=RAND()" office:value-type="float" office:value="0.433391656028107">
            <text:p>0.433391656</text:p>
          </table:table-cell>
          <table:table-cell table:formula="of:=RAND()" office:value-type="float" office:value="0.833618083037436">
            <text:p>0.833618083</text:p>
          </table:table-cell>
          <table:table-cell table:formula="of:=RAND()" office:value-type="float" office:value="0.517587944632396">
            <text:p>0.5175879446</text:p>
          </table:table-cell>
          <table:table-cell table:formula="of:=RAND()" office:value-type="float" office:value="0.402279732516035">
            <text:p>0.4022797325</text:p>
          </table:table-cell>
          <table:table-cell table:formula="of:=SUM([.B248:.M248])-6" office:value-type="float" office:value="-0.464774124324322">
            <text:p>-0.4647741243</text:p>
          </table:table-cell>
          <table:table-cell table:formula="of:=[.N248]-[.$G$6]" office:value-type="float" office:value="-0.441033133790363">
            <text:p>-0.4410331338</text:p>
          </table:table-cell>
          <table:table-cell table:formula="of:=[.O248]*[.O248]" office:value-type="float" office:value="0.194510225100948">
            <text:p>0.1945102251</text:p>
          </table:table-cell>
        </table:table-row>
        <table:table-row table:style-name="ro1">
          <table:table-cell/>
          <table:table-cell table:formula="of:=RAND()" office:value-type="float" office:value="0.529374320991337">
            <text:p>0.529374321</text:p>
          </table:table-cell>
          <table:table-cell table:formula="of:=RAND()" office:value-type="float" office:value="0.932831306010485">
            <text:p>0.932831306</text:p>
          </table:table-cell>
          <table:table-cell table:formula="of:=RAND()" office:value-type="float" office:value="0.275821866467595">
            <text:p>0.2758218665</text:p>
          </table:table-cell>
          <table:table-cell table:formula="of:=RAND()" office:value-type="float" office:value="0.639451355673373">
            <text:p>0.6394513557</text:p>
          </table:table-cell>
          <table:table-cell table:formula="of:=RAND()" office:value-type="float" office:value="0.010106380097568">
            <text:p>0.0101063801</text:p>
          </table:table-cell>
          <table:table-cell table:formula="of:=RAND()" office:value-type="float" office:value="0.807267181808129">
            <text:p>0.8072671818</text:p>
          </table:table-cell>
          <table:table-cell table:formula="of:=RAND()" office:value-type="float" office:value="0.399179524043575">
            <text:p>0.399179524</text:p>
          </table:table-cell>
          <table:table-cell table:formula="of:=RAND()" office:value-type="float" office:value="0.34306903090328">
            <text:p>0.3430690309</text:p>
          </table:table-cell>
          <table:table-cell table:formula="of:=RAND()" office:value-type="float" office:value="0.248526618815958">
            <text:p>0.2485266188</text:p>
          </table:table-cell>
          <table:table-cell table:formula="of:=RAND()" office:value-type="float" office:value="0.135164002189413">
            <text:p>0.1351640022</text:p>
          </table:table-cell>
          <table:table-cell table:formula="of:=RAND()" office:value-type="float" office:value="0.514115123776719">
            <text:p>0.5141151238</text:p>
          </table:table-cell>
          <table:table-cell table:formula="of:=RAND()" office:value-type="float" office:value="0.0869631238747388">
            <text:p>0.0869631239</text:p>
          </table:table-cell>
          <table:table-cell table:formula="of:=SUM([.B249:.M249])-6" office:value-type="float" office:value="-1.07813016534783">
            <text:p>-1.0781301653</text:p>
          </table:table-cell>
          <table:table-cell table:formula="of:=[.N249]-[.$G$6]" office:value-type="float" office:value="-1.05438917481387">
            <text:p>-1.0543891748</text:p>
          </table:table-cell>
          <table:table-cell table:formula="of:=[.O249]*[.O249]" office:value-type="float" office:value="1.11173653196467">
            <text:p>1.111736532</text:p>
          </table:table-cell>
        </table:table-row>
        <table:table-row table:style-name="ro1">
          <table:table-cell/>
          <table:table-cell table:formula="of:=RAND()" office:value-type="float" office:value="0.803049603942782">
            <text:p>0.8030496039</text:p>
          </table:table-cell>
          <table:table-cell table:formula="of:=RAND()" office:value-type="float" office:value="0.837718656519428">
            <text:p>0.8377186565</text:p>
          </table:table-cell>
          <table:table-cell table:formula="of:=RAND()" office:value-type="float" office:value="0.577526107896119">
            <text:p>0.5775261079</text:p>
          </table:table-cell>
          <table:table-cell table:formula="of:=RAND()" office:value-type="float" office:value="0.80339497118257">
            <text:p>0.8033949712</text:p>
          </table:table-cell>
          <table:table-cell table:formula="of:=RAND()" office:value-type="float" office:value="0.477520918473601">
            <text:p>0.4775209185</text:p>
          </table:table-cell>
          <table:table-cell table:formula="of:=RAND()" office:value-type="float" office:value="0.45918402960524">
            <text:p>0.4591840296</text:p>
          </table:table-cell>
          <table:table-cell table:formula="of:=RAND()" office:value-type="float" office:value="0.0398373850621283">
            <text:p>0.0398373851</text:p>
          </table:table-cell>
          <table:table-cell table:formula="of:=RAND()" office:value-type="float" office:value="0.460118701448664">
            <text:p>0.4601187014</text:p>
          </table:table-cell>
          <table:table-cell table:formula="of:=RAND()" office:value-type="float" office:value="0.147175116930157">
            <text:p>0.1471751169</text:p>
          </table:table-cell>
          <table:table-cell table:formula="of:=RAND()" office:value-type="float" office:value="0.31504417466931">
            <text:p>0.3150441747</text:p>
          </table:table-cell>
          <table:table-cell table:formula="of:=RAND()" office:value-type="float" office:value="0.927571605425328">
            <text:p>0.9275716054</text:p>
          </table:table-cell>
          <table:table-cell table:formula="of:=RAND()" office:value-type="float" office:value="0.855818586423993">
            <text:p>0.8558185864</text:p>
          </table:table-cell>
          <table:table-cell table:formula="of:=SUM([.B250:.M250])-6" office:value-type="float" office:value="0.703959857579321">
            <text:p>0.7039598576</text:p>
          </table:table-cell>
          <table:table-cell table:formula="of:=[.N250]-[.$G$6]" office:value-type="float" office:value="0.72770084811328">
            <text:p>0.7277008481</text:p>
          </table:table-cell>
          <table:table-cell table:formula="of:=[.O250]*[.O250]" office:value-type="float" office:value="0.529548524344787">
            <text:p>0.5295485243</text:p>
          </table:table-cell>
        </table:table-row>
        <table:table-row table:style-name="ro1">
          <table:table-cell/>
          <table:table-cell table:formula="of:=RAND()" office:value-type="float" office:value="0.741409023525193">
            <text:p>0.7414090235</text:p>
          </table:table-cell>
          <table:table-cell table:formula="of:=RAND()" office:value-type="float" office:value="0.739809995284304">
            <text:p>0.7398099953</text:p>
          </table:table-cell>
          <table:table-cell table:formula="of:=RAND()" office:value-type="float" office:value="0.792269589146599">
            <text:p>0.7922695891</text:p>
          </table:table-cell>
          <table:table-cell table:formula="of:=RAND()" office:value-type="float" office:value="0.126938472967595">
            <text:p>0.126938473</text:p>
          </table:table-cell>
          <table:table-cell table:formula="of:=RAND()" office:value-type="float" office:value="0.833764773793519">
            <text:p>0.8337647738</text:p>
          </table:table-cell>
          <table:table-cell table:formula="of:=RAND()" office:value-type="float" office:value="0.758949376409873">
            <text:p>0.7589493764</text:p>
          </table:table-cell>
          <table:table-cell table:formula="of:=RAND()" office:value-type="float" office:value="0.945951879955828">
            <text:p>0.94595188</text:p>
          </table:table-cell>
          <table:table-cell table:formula="of:=RAND()" office:value-type="float" office:value="0.493697132915258">
            <text:p>0.4936971329</text:p>
          </table:table-cell>
          <table:table-cell table:formula="of:=RAND()" office:value-type="float" office:value="0.770100309513509">
            <text:p>0.7701003095</text:p>
          </table:table-cell>
          <table:table-cell table:formula="of:=RAND()" office:value-type="float" office:value="0.628336365800351">
            <text:p>0.6283363658</text:p>
          </table:table-cell>
          <table:table-cell table:formula="of:=RAND()" office:value-type="float" office:value="0.627617201535031">
            <text:p>0.6276172015</text:p>
          </table:table-cell>
          <table:table-cell table:formula="of:=RAND()" office:value-type="float" office:value="0.987420707941055">
            <text:p>0.9874207079</text:p>
          </table:table-cell>
          <table:table-cell table:formula="of:=SUM([.B251:.M251])-6" office:value-type="float" office:value="2.44626482878812">
            <text:p>2.4462648288</text:p>
          </table:table-cell>
          <table:table-cell table:formula="of:=[.N251]-[.$G$6]" office:value-type="float" office:value="2.47000581932208">
            <text:p>2.4700058193</text:p>
          </table:table-cell>
          <table:table-cell table:formula="of:=[.O251]*[.O251]" office:value-type="float" office:value="6.10092874748492">
            <text:p>6.1009287475</text:p>
          </table:table-cell>
        </table:table-row>
        <table:table-row table:style-name="ro1">
          <table:table-cell/>
          <table:table-cell table:formula="of:=RAND()" office:value-type="float" office:value="0.497211314039305">
            <text:p>0.497211314</text:p>
          </table:table-cell>
          <table:table-cell table:formula="of:=RAND()" office:value-type="float" office:value="0.0320083061233163">
            <text:p>0.0320083061</text:p>
          </table:table-cell>
          <table:table-cell table:formula="of:=RAND()" office:value-type="float" office:value="0.0999338373076171">
            <text:p>0.0999338373</text:p>
          </table:table-cell>
          <table:table-cell table:formula="of:=RAND()" office:value-type="float" office:value="0.584081078879535">
            <text:p>0.5840810789</text:p>
          </table:table-cell>
          <table:table-cell table:formula="of:=RAND()" office:value-type="float" office:value="0.421258257236332">
            <text:p>0.4212582572</text:p>
          </table:table-cell>
          <table:table-cell table:formula="of:=RAND()" office:value-type="float" office:value="0.452819669619203">
            <text:p>0.4528196696</text:p>
          </table:table-cell>
          <table:table-cell table:formula="of:=RAND()" office:value-type="float" office:value="0.589058032259345">
            <text:p>0.5890580323</text:p>
          </table:table-cell>
          <table:table-cell table:formula="of:=RAND()" office:value-type="float" office:value="0.0783770403359085">
            <text:p>0.0783770403</text:p>
          </table:table-cell>
          <table:table-cell table:formula="of:=RAND()" office:value-type="float" office:value="0.409737169742584">
            <text:p>0.4097371697</text:p>
          </table:table-cell>
          <table:table-cell table:formula="of:=RAND()" office:value-type="float" office:value="0.347577447304502">
            <text:p>0.3475774473</text:p>
          </table:table-cell>
          <table:table-cell table:formula="of:=RAND()" office:value-type="float" office:value="0.331822350155562">
            <text:p>0.3318223502</text:p>
          </table:table-cell>
          <table:table-cell table:formula="of:=RAND()" office:value-type="float" office:value="0.120588978752494">
            <text:p>0.1205889788</text:p>
          </table:table-cell>
          <table:table-cell table:formula="of:=SUM([.B252:.M252])-6" office:value-type="float" office:value="-2.0355265182443">
            <text:p>-2.0355265182</text:p>
          </table:table-cell>
          <table:table-cell table:formula="of:=[.N252]-[.$G$6]" office:value-type="float" office:value="-2.01178552771034">
            <text:p>-2.0117855277</text:p>
          </table:table-cell>
          <table:table-cell table:formula="of:=[.O252]*[.O252]" office:value-type="float" office:value="4.04728100950476">
            <text:p>4.0472810095</text:p>
          </table:table-cell>
        </table:table-row>
        <table:table-row table:style-name="ro1">
          <table:table-cell/>
          <table:table-cell table:formula="of:=RAND()" office:value-type="float" office:value="0.218990820692852">
            <text:p>0.2189908207</text:p>
          </table:table-cell>
          <table:table-cell table:formula="of:=RAND()" office:value-type="float" office:value="0.127439639065415">
            <text:p>0.1274396391</text:p>
          </table:table-cell>
          <table:table-cell table:formula="of:=RAND()" office:value-type="float" office:value="0.165717159630731">
            <text:p>0.1657171596</text:p>
          </table:table-cell>
          <table:table-cell table:formula="of:=RAND()" office:value-type="float" office:value="0.463499592849985">
            <text:p>0.4634995928</text:p>
          </table:table-cell>
          <table:table-cell table:formula="of:=RAND()" office:value-type="float" office:value="0.930933539289981">
            <text:p>0.9309335393</text:p>
          </table:table-cell>
          <table:table-cell table:formula="of:=RAND()" office:value-type="float" office:value="0.975550839444622">
            <text:p>0.9755508394</text:p>
          </table:table-cell>
          <table:table-cell table:formula="of:=RAND()" office:value-type="float" office:value="0.716131229186431">
            <text:p>0.7161312292</text:p>
          </table:table-cell>
          <table:table-cell table:formula="of:=RAND()" office:value-type="float" office:value="0.200136108091101">
            <text:p>0.2001361081</text:p>
          </table:table-cell>
          <table:table-cell table:formula="of:=RAND()" office:value-type="float" office:value="0.678936488926411">
            <text:p>0.6789364889</text:p>
          </table:table-cell>
          <table:table-cell table:formula="of:=RAND()" office:value-type="float" office:value="0.411099093267694">
            <text:p>0.4110990933</text:p>
          </table:table-cell>
          <table:table-cell table:formula="of:=RAND()" office:value-type="float" office:value="0.94825274636969">
            <text:p>0.9482527464</text:p>
          </table:table-cell>
          <table:table-cell table:formula="of:=RAND()" office:value-type="float" office:value="0.169441357254982">
            <text:p>0.1694413573</text:p>
          </table:table-cell>
          <table:table-cell table:formula="of:=SUM([.B253:.M253])-6" office:value-type="float" office:value="0.00612861406989396">
            <text:p>0.0061286141</text:p>
          </table:table-cell>
          <table:table-cell table:formula="of:=[.N253]-[.$G$6]" office:value-type="float" office:value="0.0298696046038531">
            <text:p>0.0298696046</text:p>
          </table:table-cell>
          <table:table-cell table:formula="of:=[.O253]*[.O253]" office:value-type="float" office:value="0.000892193279190521">
            <text:p>0.0008921933</text:p>
          </table:table-cell>
        </table:table-row>
        <table:table-row table:style-name="ro1">
          <table:table-cell/>
          <table:table-cell table:formula="of:=RAND()" office:value-type="float" office:value="0.766565848374739">
            <text:p>0.7665658484</text:p>
          </table:table-cell>
          <table:table-cell table:formula="of:=RAND()" office:value-type="float" office:value="0.122417614096776">
            <text:p>0.1224176141</text:p>
          </table:table-cell>
          <table:table-cell table:formula="of:=RAND()" office:value-type="float" office:value="0.621854522498325">
            <text:p>0.6218545225</text:p>
          </table:table-cell>
          <table:table-cell table:formula="of:=RAND()" office:value-type="float" office:value="0.397022748598829">
            <text:p>0.3970227486</text:p>
          </table:table-cell>
          <table:table-cell table:formula="of:=RAND()" office:value-type="float" office:value="0.656349316937849">
            <text:p>0.6563493169</text:p>
          </table:table-cell>
          <table:table-cell table:formula="of:=RAND()" office:value-type="float" office:value="0.381236238172278">
            <text:p>0.3812362382</text:p>
          </table:table-cell>
          <table:table-cell table:formula="of:=RAND()" office:value-type="float" office:value="0.44144425005652">
            <text:p>0.4414442501</text:p>
          </table:table-cell>
          <table:table-cell table:formula="of:=RAND()" office:value-type="float" office:value="0.757633022032678">
            <text:p>0.757633022</text:p>
          </table:table-cell>
          <table:table-cell table:formula="of:=RAND()" office:value-type="float" office:value="0.484338810900226">
            <text:p>0.4843388109</text:p>
          </table:table-cell>
          <table:table-cell table:formula="of:=RAND()" office:value-type="float" office:value="0.981475752079859">
            <text:p>0.9814757521</text:p>
          </table:table-cell>
          <table:table-cell table:formula="of:=RAND()" office:value-type="float" office:value="0.497799625154585">
            <text:p>0.4977996252</text:p>
          </table:table-cell>
          <table:table-cell table:formula="of:=RAND()" office:value-type="float" office:value="0.47069187508896">
            <text:p>0.4706918751</text:p>
          </table:table-cell>
          <table:table-cell table:formula="of:=SUM([.B254:.M254])-6" office:value-type="float" office:value="0.578829623991624">
            <text:p>0.578829624</text:p>
          </table:table-cell>
          <table:table-cell table:formula="of:=[.N254]-[.$G$6]" office:value-type="float" office:value="0.602570614525583">
            <text:p>0.6025706145</text:p>
          </table:table-cell>
          <table:table-cell table:formula="of:=[.O254]*[.O254]" office:value-type="float" office:value="0.363091345489738">
            <text:p>0.3630913455</text:p>
          </table:table-cell>
        </table:table-row>
        <table:table-row table:style-name="ro1">
          <table:table-cell/>
          <table:table-cell table:formula="of:=RAND()" office:value-type="float" office:value="0.0160272377543151">
            <text:p>0.0160272378</text:p>
          </table:table-cell>
          <table:table-cell table:formula="of:=RAND()" office:value-type="float" office:value="0.428472496569157">
            <text:p>0.4284724966</text:p>
          </table:table-cell>
          <table:table-cell table:formula="of:=RAND()" office:value-type="float" office:value="0.151303569786251">
            <text:p>0.1513035698</text:p>
          </table:table-cell>
          <table:table-cell table:formula="of:=RAND()" office:value-type="float" office:value="0.224333863239735">
            <text:p>0.2243338632</text:p>
          </table:table-cell>
          <table:table-cell table:formula="of:=RAND()" office:value-type="float" office:value="0.483953654300422">
            <text:p>0.4839536543</text:p>
          </table:table-cell>
          <table:table-cell table:formula="of:=RAND()" office:value-type="float" office:value="0.910319962305948">
            <text:p>0.9103199623</text:p>
          </table:table-cell>
          <table:table-cell table:formula="of:=RAND()" office:value-type="float" office:value="0.112537214765325">
            <text:p>0.1125372148</text:p>
          </table:table-cell>
          <table:table-cell table:formula="of:=RAND()" office:value-type="float" office:value="0.473501407308504">
            <text:p>0.4735014073</text:p>
          </table:table-cell>
          <table:table-cell table:formula="of:=RAND()" office:value-type="float" office:value="0.152891273377463">
            <text:p>0.1528912734</text:p>
          </table:table-cell>
          <table:table-cell table:formula="of:=RAND()" office:value-type="float" office:value="0.316684701479971">
            <text:p>0.3166847015</text:p>
          </table:table-cell>
          <table:table-cell table:formula="of:=RAND()" office:value-type="float" office:value="0.4441829174757">
            <text:p>0.4441829175</text:p>
          </table:table-cell>
          <table:table-cell table:formula="of:=RAND()" office:value-type="float" office:value="0.277292043203488">
            <text:p>0.2772920432</text:p>
          </table:table-cell>
          <table:table-cell table:formula="of:=SUM([.B255:.M255])-6" office:value-type="float" office:value="-2.00849965843372">
            <text:p>-2.0084996584</text:p>
          </table:table-cell>
          <table:table-cell table:formula="of:=[.N255]-[.$G$6]" office:value-type="float" office:value="-1.98475866789976">
            <text:p>-1.9847586679</text:p>
          </table:table-cell>
          <table:table-cell table:formula="of:=[.O255]*[.O255]" office:value-type="float" office:value="3.93926696980323">
            <text:p>3.9392669698</text:p>
          </table:table-cell>
        </table:table-row>
        <table:table-row table:style-name="ro1">
          <table:table-cell/>
          <table:table-cell table:formula="of:=RAND()" office:value-type="float" office:value="0.377009281888604">
            <text:p>0.3770092819</text:p>
          </table:table-cell>
          <table:table-cell table:formula="of:=RAND()" office:value-type="float" office:value="0.94576032157056">
            <text:p>0.9457603216</text:p>
          </table:table-cell>
          <table:table-cell table:formula="of:=RAND()" office:value-type="float" office:value="0.307223287411034">
            <text:p>0.3072232874</text:p>
          </table:table-cell>
          <table:table-cell table:formula="of:=RAND()" office:value-type="float" office:value="0.658961965003982">
            <text:p>0.658961965</text:p>
          </table:table-cell>
          <table:table-cell table:formula="of:=RAND()" office:value-type="float" office:value="0.271869571646675">
            <text:p>0.2718695716</text:p>
          </table:table-cell>
          <table:table-cell table:formula="of:=RAND()" office:value-type="float" office:value="0.85744136525318">
            <text:p>0.8574413653</text:p>
          </table:table-cell>
          <table:table-cell table:formula="of:=RAND()" office:value-type="float" office:value="0.344994124723598">
            <text:p>0.3449941247</text:p>
          </table:table-cell>
          <table:table-cell table:formula="of:=RAND()" office:value-type="float" office:value="0.790999978547916">
            <text:p>0.7909999785</text:p>
          </table:table-cell>
          <table:table-cell table:formula="of:=RAND()" office:value-type="float" office:value="0.865140652516857">
            <text:p>0.8651406525</text:p>
          </table:table-cell>
          <table:table-cell table:formula="of:=RAND()" office:value-type="float" office:value="0.131137678399682">
            <text:p>0.1311376784</text:p>
          </table:table-cell>
          <table:table-cell table:formula="of:=RAND()" office:value-type="float" office:value="0.773622181732208">
            <text:p>0.7736221817</text:p>
          </table:table-cell>
          <table:table-cell table:formula="of:=RAND()" office:value-type="float" office:value="0.334208152024075">
            <text:p>0.334208152</text:p>
          </table:table-cell>
          <table:table-cell table:formula="of:=SUM([.B256:.M256])-6" office:value-type="float" office:value="0.658368560718372">
            <text:p>0.6583685607</text:p>
          </table:table-cell>
          <table:table-cell table:formula="of:=[.N256]-[.$G$6]" office:value-type="float" office:value="0.682109551252332">
            <text:p>0.6821095513</text:p>
          </table:table-cell>
          <table:table-cell table:formula="of:=[.O256]*[.O256]" office:value-type="float" office:value="0.465273439909657">
            <text:p>0.4652734399</text:p>
          </table:table-cell>
        </table:table-row>
        <table:table-row table:style-name="ro1">
          <table:table-cell/>
          <table:table-cell table:formula="of:=RAND()" office:value-type="float" office:value="0.802468110341579">
            <text:p>0.8024681103</text:p>
          </table:table-cell>
          <table:table-cell table:formula="of:=RAND()" office:value-type="float" office:value="0.285306067438796">
            <text:p>0.2853060674</text:p>
          </table:table-cell>
          <table:table-cell table:formula="of:=RAND()" office:value-type="float" office:value="0.425233511254191">
            <text:p>0.4252335113</text:p>
          </table:table-cell>
          <table:table-cell table:formula="of:=RAND()" office:value-type="float" office:value="0.57250289269723">
            <text:p>0.5725028927</text:p>
          </table:table-cell>
          <table:table-cell table:formula="of:=RAND()" office:value-type="float" office:value="0.474091538693756">
            <text:p>0.4740915387</text:p>
          </table:table-cell>
          <table:table-cell table:formula="of:=RAND()" office:value-type="float" office:value="0.726436794968322">
            <text:p>0.726436795</text:p>
          </table:table-cell>
          <table:table-cell table:formula="of:=RAND()" office:value-type="float" office:value="0.379172287881374">
            <text:p>0.3791722879</text:p>
          </table:table-cell>
          <table:table-cell table:formula="of:=RAND()" office:value-type="float" office:value="0.0778000662103295">
            <text:p>0.0778000662</text:p>
          </table:table-cell>
          <table:table-cell table:formula="of:=RAND()" office:value-type="float" office:value="0.206524132285267">
            <text:p>0.2065241323</text:p>
          </table:table-cell>
          <table:table-cell table:formula="of:=RAND()" office:value-type="float" office:value="0.0457879293244332">
            <text:p>0.0457879293</text:p>
          </table:table-cell>
          <table:table-cell table:formula="of:=RAND()" office:value-type="float" office:value="0.198271366069093">
            <text:p>0.1982713661</text:p>
          </table:table-cell>
          <table:table-cell table:formula="of:=RAND()" office:value-type="float" office:value="0.0286549793090671">
            <text:p>0.0286549793</text:p>
          </table:table-cell>
          <table:table-cell table:formula="of:=SUM([.B257:.M257])-6" office:value-type="float" office:value="-1.77775032352656">
            <text:p>-1.7777503235</text:p>
          </table:table-cell>
          <table:table-cell table:formula="of:=[.N257]-[.$G$6]" office:value-type="float" office:value="-1.7540093329926">
            <text:p>-1.754009333</text:p>
          </table:table-cell>
          <table:table-cell table:formula="of:=[.O257]*[.O257]" office:value-type="float" office:value="3.07654874022515">
            <text:p>3.0765487402</text:p>
          </table:table-cell>
        </table:table-row>
        <table:table-row table:style-name="ro1">
          <table:table-cell/>
          <table:table-cell table:formula="of:=RAND()" office:value-type="float" office:value="0.0103510885965079">
            <text:p>0.0103510886</text:p>
          </table:table-cell>
          <table:table-cell table:formula="of:=RAND()" office:value-type="float" office:value="0.15621315757744">
            <text:p>0.1562131576</text:p>
          </table:table-cell>
          <table:table-cell table:formula="of:=RAND()" office:value-type="float" office:value="0.888746671145782">
            <text:p>0.8887466711</text:p>
          </table:table-cell>
          <table:table-cell table:formula="of:=RAND()" office:value-type="float" office:value="0.817184887360781">
            <text:p>0.8171848874</text:p>
          </table:table-cell>
          <table:table-cell table:formula="of:=RAND()" office:value-type="float" office:value="0.677882340736687">
            <text:p>0.6778823407</text:p>
          </table:table-cell>
          <table:table-cell table:formula="of:=RAND()" office:value-type="float" office:value="0.830744709819555">
            <text:p>0.8307447098</text:p>
          </table:table-cell>
          <table:table-cell table:formula="of:=RAND()" office:value-type="float" office:value="0.437911406625062">
            <text:p>0.4379114066</text:p>
          </table:table-cell>
          <table:table-cell table:formula="of:=RAND()" office:value-type="float" office:value="0.891359217464924">
            <text:p>0.8913592175</text:p>
          </table:table-cell>
          <table:table-cell table:formula="of:=RAND()" office:value-type="float" office:value="0.462357453769073">
            <text:p>0.4623574538</text:p>
          </table:table-cell>
          <table:table-cell table:formula="of:=RAND()" office:value-type="float" office:value="0.0419017428066582">
            <text:p>0.0419017428</text:p>
          </table:table-cell>
          <table:table-cell table:formula="of:=RAND()" office:value-type="float" office:value="0.829571800073609">
            <text:p>0.8295718001</text:p>
          </table:table-cell>
          <table:table-cell table:formula="of:=RAND()" office:value-type="float" office:value="0.358224732102826">
            <text:p>0.3582247321</text:p>
          </table:table-cell>
          <table:table-cell table:formula="of:=SUM([.B258:.M258])-6" office:value-type="float" office:value="0.402449208078906">
            <text:p>0.4024492081</text:p>
          </table:table-cell>
          <table:table-cell table:formula="of:=[.N258]-[.$G$6]" office:value-type="float" office:value="0.426190198612865">
            <text:p>0.4261901986</text:p>
          </table:table-cell>
          <table:table-cell table:formula="of:=[.O258]*[.O258]" office:value-type="float" office:value="0.181638085393673">
            <text:p>0.1816380854</text:p>
          </table:table-cell>
        </table:table-row>
        <table:table-row table:style-name="ro1">
          <table:table-cell/>
          <table:table-cell table:formula="of:=RAND()" office:value-type="float" office:value="0.291078960988671">
            <text:p>0.291078961</text:p>
          </table:table-cell>
          <table:table-cell table:formula="of:=RAND()" office:value-type="float" office:value="0.6221595085226">
            <text:p>0.6221595085</text:p>
          </table:table-cell>
          <table:table-cell table:formula="of:=RAND()" office:value-type="float" office:value="0.568147545447573">
            <text:p>0.5681475454</text:p>
          </table:table-cell>
          <table:table-cell table:formula="of:=RAND()" office:value-type="float" office:value="0.540731030749157">
            <text:p>0.5407310307</text:p>
          </table:table-cell>
          <table:table-cell table:formula="of:=RAND()" office:value-type="float" office:value="0.027374045457691">
            <text:p>0.0273740455</text:p>
          </table:table-cell>
          <table:table-cell table:formula="of:=RAND()" office:value-type="float" office:value="0.773312783800066">
            <text:p>0.7733127838</text:p>
          </table:table-cell>
          <table:table-cell table:formula="of:=RAND()" office:value-type="float" office:value="0.306580716045573">
            <text:p>0.306580716</text:p>
          </table:table-cell>
          <table:table-cell table:formula="of:=RAND()" office:value-type="float" office:value="0.444500931771472">
            <text:p>0.4445009318</text:p>
          </table:table-cell>
          <table:table-cell table:formula="of:=RAND()" office:value-type="float" office:value="0.698789099929854">
            <text:p>0.6987890999</text:p>
          </table:table-cell>
          <table:table-cell table:formula="of:=RAND()" office:value-type="float" office:value="0.644469019956887">
            <text:p>0.64446902</text:p>
          </table:table-cell>
          <table:table-cell table:formula="of:=RAND()" office:value-type="float" office:value="0.334877341985703">
            <text:p>0.334877342</text:p>
          </table:table-cell>
          <table:table-cell table:formula="of:=RAND()" office:value-type="float" office:value="0.737923683831468">
            <text:p>0.7379236838</text:p>
          </table:table-cell>
          <table:table-cell table:formula="of:=SUM([.B259:.M259])-6" office:value-type="float" office:value="-0.0100553315132856">
            <text:p>-0.0100553315</text:p>
          </table:table-cell>
          <table:table-cell table:formula="of:=[.N259]-[.$G$6]" office:value-type="float" office:value="0.0136856590206735">
            <text:p>0.013685659</text:p>
          </table:table-cell>
          <table:table-cell table:formula="of:=[.O259]*[.O259]" office:value-type="float" office:value="0.000187297262830141">
            <text:p>0.0001872973</text:p>
          </table:table-cell>
        </table:table-row>
        <table:table-row table:style-name="ro1">
          <table:table-cell/>
          <table:table-cell table:formula="of:=RAND()" office:value-type="float" office:value="0.836161227663979">
            <text:p>0.8361612277</text:p>
          </table:table-cell>
          <table:table-cell table:formula="of:=RAND()" office:value-type="float" office:value="0.163901324383914">
            <text:p>0.1639013244</text:p>
          </table:table-cell>
          <table:table-cell table:formula="of:=RAND()" office:value-type="float" office:value="0.673999019432813">
            <text:p>0.6739990194</text:p>
          </table:table-cell>
          <table:table-cell table:formula="of:=RAND()" office:value-type="float" office:value="0.904583336086944">
            <text:p>0.9045833361</text:p>
          </table:table-cell>
          <table:table-cell table:formula="of:=RAND()" office:value-type="float" office:value="0.958498680731282">
            <text:p>0.9584986807</text:p>
          </table:table-cell>
          <table:table-cell table:formula="of:=RAND()" office:value-type="float" office:value="0.519922593142837">
            <text:p>0.5199225931</text:p>
          </table:table-cell>
          <table:table-cell table:formula="of:=RAND()" office:value-type="float" office:value="0.637514711823314">
            <text:p>0.6375147118</text:p>
          </table:table-cell>
          <table:table-cell table:formula="of:=RAND()" office:value-type="float" office:value="0.735170749947429">
            <text:p>0.7351707499</text:p>
          </table:table-cell>
          <table:table-cell table:formula="of:=RAND()" office:value-type="float" office:value="0.421207966050133">
            <text:p>0.4212079661</text:p>
          </table:table-cell>
          <table:table-cell table:formula="of:=RAND()" office:value-type="float" office:value="0.0490510370582342">
            <text:p>0.0490510371</text:p>
          </table:table-cell>
          <table:table-cell table:formula="of:=RAND()" office:value-type="float" office:value="0.886635165428743">
            <text:p>0.8866351654</text:p>
          </table:table-cell>
          <table:table-cell table:formula="of:=RAND()" office:value-type="float" office:value="0.66690116818063">
            <text:p>0.6669011682</text:p>
          </table:table-cell>
          <table:table-cell table:formula="of:=SUM([.B260:.M260])-6" office:value-type="float" office:value="1.45354697993025">
            <text:p>1.4535469799</text:p>
          </table:table-cell>
          <table:table-cell table:formula="of:=[.N260]-[.$G$6]" office:value-type="float" office:value="1.47728797046421">
            <text:p>1.4772879705</text:p>
          </table:table-cell>
          <table:table-cell table:formula="of:=[.O260]*[.O260]" office:value-type="float" office:value="2.18237974767827">
            <text:p>2.1823797477</text:p>
          </table:table-cell>
        </table:table-row>
        <table:table-row table:style-name="ro1">
          <table:table-cell/>
          <table:table-cell table:formula="of:=RAND()" office:value-type="float" office:value="0.35115856397897">
            <text:p>0.351158564</text:p>
          </table:table-cell>
          <table:table-cell table:formula="of:=RAND()" office:value-type="float" office:value="0.958198979962617">
            <text:p>0.95819898</text:p>
          </table:table-cell>
          <table:table-cell table:formula="of:=RAND()" office:value-type="float" office:value="0.976583257783204">
            <text:p>0.9765832578</text:p>
          </table:table-cell>
          <table:table-cell table:formula="of:=RAND()" office:value-type="float" office:value="0.840395246399567">
            <text:p>0.8403952464</text:p>
          </table:table-cell>
          <table:table-cell table:formula="of:=RAND()" office:value-type="float" office:value="0.929476739140227">
            <text:p>0.9294767391</text:p>
          </table:table-cell>
          <table:table-cell table:formula="of:=RAND()" office:value-type="float" office:value="0.458910072920844">
            <text:p>0.4589100729</text:p>
          </table:table-cell>
          <table:table-cell table:formula="of:=RAND()" office:value-type="float" office:value="0.565771187888458">
            <text:p>0.5657711879</text:p>
          </table:table-cell>
          <table:table-cell table:formula="of:=RAND()" office:value-type="float" office:value="0.962200001580641">
            <text:p>0.9622000016</text:p>
          </table:table-cell>
          <table:table-cell table:formula="of:=RAND()" office:value-type="float" office:value="0.312997105298564">
            <text:p>0.3129971053</text:p>
          </table:table-cell>
          <table:table-cell table:formula="of:=RAND()" office:value-type="float" office:value="0.141483551822603">
            <text:p>0.1414835518</text:p>
          </table:table-cell>
          <table:table-cell table:formula="of:=RAND()" office:value-type="float" office:value="0.0501470523886383">
            <text:p>0.0501470524</text:p>
          </table:table-cell>
          <table:table-cell table:formula="of:=RAND()" office:value-type="float" office:value="0.596422369126231">
            <text:p>0.5964223691</text:p>
          </table:table-cell>
          <table:table-cell table:formula="of:=SUM([.B261:.M261])-6" office:value-type="float" office:value="1.14374412829056">
            <text:p>1.1437441283</text:p>
          </table:table-cell>
          <table:table-cell table:formula="of:=[.N261]-[.$G$6]" office:value-type="float" office:value="1.16748511882452">
            <text:p>1.1674851188</text:p>
          </table:table-cell>
          <table:table-cell table:formula="of:=[.O261]*[.O261]" office:value-type="float" office:value="1.36302150267671">
            <text:p>1.3630215027</text:p>
          </table:table-cell>
        </table:table-row>
        <table:table-row table:style-name="ro1">
          <table:table-cell/>
          <table:table-cell table:formula="of:=RAND()" office:value-type="float" office:value="0.913433407898992">
            <text:p>0.9134334079</text:p>
          </table:table-cell>
          <table:table-cell table:formula="of:=RAND()" office:value-type="float" office:value="0.529447639593855">
            <text:p>0.5294476396</text:p>
          </table:table-cell>
          <table:table-cell table:formula="of:=RAND()" office:value-type="float" office:value="0.811142515623942">
            <text:p>0.8111425156</text:p>
          </table:table-cell>
          <table:table-cell table:formula="of:=RAND()" office:value-type="float" office:value="0.859264999395236">
            <text:p>0.8592649994</text:p>
          </table:table-cell>
          <table:table-cell table:formula="of:=RAND()" office:value-type="float" office:value="0.65040709474124">
            <text:p>0.6504070947</text:p>
          </table:table-cell>
          <table:table-cell table:formula="of:=RAND()" office:value-type="float" office:value="0.360581277869642">
            <text:p>0.3605812779</text:p>
          </table:table-cell>
          <table:table-cell table:formula="of:=RAND()" office:value-type="float" office:value="0.847196866292506">
            <text:p>0.8471968663</text:p>
          </table:table-cell>
          <table:table-cell table:formula="of:=RAND()" office:value-type="float" office:value="0.90724690631032">
            <text:p>0.9072469063</text:p>
          </table:table-cell>
          <table:table-cell table:formula="of:=RAND()" office:value-type="float" office:value="0.5685974964872">
            <text:p>0.5685974965</text:p>
          </table:table-cell>
          <table:table-cell table:formula="of:=RAND()" office:value-type="float" office:value="0.49735156702809">
            <text:p>0.497351567</text:p>
          </table:table-cell>
          <table:table-cell table:formula="of:=RAND()" office:value-type="float" office:value="0.937890944536775">
            <text:p>0.9378909445</text:p>
          </table:table-cell>
          <table:table-cell table:formula="of:=RAND()" office:value-type="float" office:value="0.732681081397459">
            <text:p>0.7326810814</text:p>
          </table:table-cell>
          <table:table-cell table:formula="of:=SUM([.B262:.M262])-6" office:value-type="float" office:value="2.61524179717526">
            <text:p>2.6152417972</text:p>
          </table:table-cell>
          <table:table-cell table:formula="of:=[.N262]-[.$G$6]" office:value-type="float" office:value="2.63898278770922">
            <text:p>2.6389827877</text:p>
          </table:table-cell>
          <table:table-cell table:formula="of:=[.O262]*[.O262]" office:value-type="float" office:value="6.96423015382551">
            <text:p>6.9642301538</text:p>
          </table:table-cell>
        </table:table-row>
        <table:table-row table:style-name="ro1">
          <table:table-cell/>
          <table:table-cell table:formula="of:=RAND()" office:value-type="float" office:value="0.87507860804908">
            <text:p>0.875078608</text:p>
          </table:table-cell>
          <table:table-cell table:formula="of:=RAND()" office:value-type="float" office:value="0.303967040264979">
            <text:p>0.3039670403</text:p>
          </table:table-cell>
          <table:table-cell table:formula="of:=RAND()" office:value-type="float" office:value="0.249485509702936">
            <text:p>0.2494855097</text:p>
          </table:table-cell>
          <table:table-cell table:formula="of:=RAND()" office:value-type="float" office:value="0.474840368377045">
            <text:p>0.4748403684</text:p>
          </table:table-cell>
          <table:table-cell table:formula="of:=RAND()" office:value-type="float" office:value="0.227089699823409">
            <text:p>0.2270896998</text:p>
          </table:table-cell>
          <table:table-cell table:formula="of:=RAND()" office:value-type="float" office:value="0.124383524525911">
            <text:p>0.1243835245</text:p>
          </table:table-cell>
          <table:table-cell table:formula="of:=RAND()" office:value-type="float" office:value="0.139311821665615">
            <text:p>0.1393118217</text:p>
          </table:table-cell>
          <table:table-cell table:formula="of:=RAND()" office:value-type="float" office:value="0.748006389243528">
            <text:p>0.7480063892</text:p>
          </table:table-cell>
          <table:table-cell table:formula="of:=RAND()" office:value-type="float" office:value="0.366062824148685">
            <text:p>0.3660628241</text:p>
          </table:table-cell>
          <table:table-cell table:formula="of:=RAND()" office:value-type="float" office:value="0.500182337127626">
            <text:p>0.5001823371</text:p>
          </table:table-cell>
          <table:table-cell table:formula="of:=RAND()" office:value-type="float" office:value="0.909615984652191">
            <text:p>0.9096159847</text:p>
          </table:table-cell>
          <table:table-cell table:formula="of:=RAND()" office:value-type="float" office:value="0.442437459947541">
            <text:p>0.4424374599</text:p>
          </table:table-cell>
          <table:table-cell table:formula="of:=SUM([.B263:.M263])-6" office:value-type="float" office:value="-0.639538432471454">
            <text:p>-0.6395384325</text:p>
          </table:table-cell>
          <table:table-cell table:formula="of:=[.N263]-[.$G$6]" office:value-type="float" office:value="-0.615797441937495">
            <text:p>-0.6157974419</text:p>
          </table:table-cell>
          <table:table-cell table:formula="of:=[.O263]*[.O263]" office:value-type="float" office:value="0.379206489496762">
            <text:p>0.3792064895</text:p>
          </table:table-cell>
        </table:table-row>
        <table:table-row table:style-name="ro1">
          <table:table-cell/>
          <table:table-cell table:formula="of:=RAND()" office:value-type="float" office:value="0.679136905819178">
            <text:p>0.6791369058</text:p>
          </table:table-cell>
          <table:table-cell table:formula="of:=RAND()" office:value-type="float" office:value="0.397313399240375">
            <text:p>0.3973133992</text:p>
          </table:table-cell>
          <table:table-cell table:formula="of:=RAND()" office:value-type="float" office:value="0.784912354312837">
            <text:p>0.7849123543</text:p>
          </table:table-cell>
          <table:table-cell table:formula="of:=RAND()" office:value-type="float" office:value="0.458127926336601">
            <text:p>0.4581279263</text:p>
          </table:table-cell>
          <table:table-cell table:formula="of:=RAND()" office:value-type="float" office:value="0.956162443617359">
            <text:p>0.9561624436</text:p>
          </table:table-cell>
          <table:table-cell table:formula="of:=RAND()" office:value-type="float" office:value="0.240331797627732">
            <text:p>0.2403317976</text:p>
          </table:table-cell>
          <table:table-cell table:formula="of:=RAND()" office:value-type="float" office:value="0.781294921878725">
            <text:p>0.7812949219</text:p>
          </table:table-cell>
          <table:table-cell table:formula="of:=RAND()" office:value-type="float" office:value="0.842478287173435">
            <text:p>0.8424782872</text:p>
          </table:table-cell>
          <table:table-cell table:formula="of:=RAND()" office:value-type="float" office:value="0.332848574966192">
            <text:p>0.332848575</text:p>
          </table:table-cell>
          <table:table-cell table:formula="of:=RAND()" office:value-type="float" office:value="0.645200943574309">
            <text:p>0.6452009436</text:p>
          </table:table-cell>
          <table:table-cell table:formula="of:=RAND()" office:value-type="float" office:value="0.829251530813053">
            <text:p>0.8292515308</text:p>
          </table:table-cell>
          <table:table-cell table:formula="of:=RAND()" office:value-type="float" office:value="0.235906932270154">
            <text:p>0.2359069323</text:p>
          </table:table-cell>
          <table:table-cell table:formula="of:=SUM([.B264:.M264])-6" office:value-type="float" office:value="1.18296601762995">
            <text:p>1.1829660176</text:p>
          </table:table-cell>
          <table:table-cell table:formula="of:=[.N264]-[.$G$6]" office:value-type="float" office:value="1.20670700816391">
            <text:p>1.2067070082</text:p>
          </table:table-cell>
          <table:table-cell table:formula="of:=[.O264]*[.O264]" office:value-type="float" office:value="1.4561418035519">
            <text:p>1.4561418036</text:p>
          </table:table-cell>
        </table:table-row>
        <table:table-row table:style-name="ro1">
          <table:table-cell/>
          <table:table-cell table:formula="of:=RAND()" office:value-type="float" office:value="0.786695789545774">
            <text:p>0.7866957895</text:p>
          </table:table-cell>
          <table:table-cell table:formula="of:=RAND()" office:value-type="float" office:value="0.622675888007507">
            <text:p>0.622675888</text:p>
          </table:table-cell>
          <table:table-cell table:formula="of:=RAND()" office:value-type="float" office:value="0.407098022522405">
            <text:p>0.4070980225</text:p>
          </table:table-cell>
          <table:table-cell table:formula="of:=RAND()" office:value-type="float" office:value="0.428374101407826">
            <text:p>0.4283741014</text:p>
          </table:table-cell>
          <table:table-cell table:formula="of:=RAND()" office:value-type="float" office:value="0.122138928622007">
            <text:p>0.1221389286</text:p>
          </table:table-cell>
          <table:table-cell table:formula="of:=RAND()" office:value-type="float" office:value="0.674830420874059">
            <text:p>0.6748304209</text:p>
          </table:table-cell>
          <table:table-cell table:formula="of:=RAND()" office:value-type="float" office:value="0.149896627990529">
            <text:p>0.149896628</text:p>
          </table:table-cell>
          <table:table-cell table:formula="of:=RAND()" office:value-type="float" office:value="0.147240108577535">
            <text:p>0.1472401086</text:p>
          </table:table-cell>
          <table:table-cell table:formula="of:=RAND()" office:value-type="float" office:value="0.9813965652138">
            <text:p>0.9813965652</text:p>
          </table:table-cell>
          <table:table-cell table:formula="of:=RAND()" office:value-type="float" office:value="0.374320880975574">
            <text:p>0.374320881</text:p>
          </table:table-cell>
          <table:table-cell table:formula="of:=RAND()" office:value-type="float" office:value="0.64288424840197">
            <text:p>0.6428842484</text:p>
          </table:table-cell>
          <table:table-cell table:formula="of:=RAND()" office:value-type="float" office:value="0.391312616877258">
            <text:p>0.3913126169</text:p>
          </table:table-cell>
          <table:table-cell table:formula="of:=SUM([.B265:.M265])-6" office:value-type="float" office:value="-0.271135800983757">
            <text:p>-0.271135801</text:p>
          </table:table-cell>
          <table:table-cell table:formula="of:=[.N265]-[.$G$6]" office:value-type="float" office:value="-0.247394810449798">
            <text:p>-0.2473948104</text:p>
          </table:table-cell>
          <table:table-cell table:formula="of:=[.O265]*[.O265]" office:value-type="float" office:value="0.0612041922374913">
            <text:p>0.0612041922</text:p>
          </table:table-cell>
        </table:table-row>
        <table:table-row table:style-name="ro1">
          <table:table-cell/>
          <table:table-cell table:formula="of:=RAND()" office:value-type="float" office:value="0.750454651890323">
            <text:p>0.7504546519</text:p>
          </table:table-cell>
          <table:table-cell table:formula="of:=RAND()" office:value-type="float" office:value="0.675911503611133">
            <text:p>0.6759115036</text:p>
          </table:table-cell>
          <table:table-cell table:formula="of:=RAND()" office:value-type="float" office:value="0.493232132866979">
            <text:p>0.4932321329</text:p>
          </table:table-cell>
          <table:table-cell table:formula="of:=RAND()" office:value-type="float" office:value="0.0740352845750749">
            <text:p>0.0740352846</text:p>
          </table:table-cell>
          <table:table-cell table:formula="of:=RAND()" office:value-type="float" office:value="0.589225039351732">
            <text:p>0.5892250394</text:p>
          </table:table-cell>
          <table:table-cell table:formula="of:=RAND()" office:value-type="float" office:value="0.653323005419225">
            <text:p>0.6533230054</text:p>
          </table:table-cell>
          <table:table-cell table:formula="of:=RAND()" office:value-type="float" office:value="0.242577974218875">
            <text:p>0.2425779742</text:p>
          </table:table-cell>
          <table:table-cell table:formula="of:=RAND()" office:value-type="float" office:value="0.379609698895365">
            <text:p>0.3796096989</text:p>
          </table:table-cell>
          <table:table-cell table:formula="of:=RAND()" office:value-type="float" office:value="0.69467034121044">
            <text:p>0.6946703412</text:p>
          </table:table-cell>
          <table:table-cell table:formula="of:=RAND()" office:value-type="float" office:value="0.551394894719124">
            <text:p>0.5513948947</text:p>
          </table:table-cell>
          <table:table-cell table:formula="of:=RAND()" office:value-type="float" office:value="0.494578602490947">
            <text:p>0.4945786025</text:p>
          </table:table-cell>
          <table:table-cell table:formula="of:=RAND()" office:value-type="float" office:value="0.344034283421934">
            <text:p>0.3440342834</text:p>
          </table:table-cell>
          <table:table-cell table:formula="of:=SUM([.B266:.M266])-6" office:value-type="float" office:value="-0.0569525873288512">
            <text:p>-0.0569525873</text:p>
          </table:table-cell>
          <table:table-cell table:formula="of:=[.N266]-[.$G$6]" office:value-type="float" office:value="-0.0332115967948921">
            <text:p>-0.0332115968</text:p>
          </table:table-cell>
          <table:table-cell table:formula="of:=[.O266]*[.O266]" office:value-type="float" office:value="0.00110301016166649">
            <text:p>0.0011030102</text:p>
          </table:table-cell>
        </table:table-row>
        <table:table-row table:style-name="ro1">
          <table:table-cell/>
          <table:table-cell table:formula="of:=RAND()" office:value-type="float" office:value="0.50503396987915">
            <text:p>0.5050339699</text:p>
          </table:table-cell>
          <table:table-cell table:formula="of:=RAND()" office:value-type="float" office:value="0.35835085157305">
            <text:p>0.3583508516</text:p>
          </table:table-cell>
          <table:table-cell table:formula="of:=RAND()" office:value-type="float" office:value="0.399683228461072">
            <text:p>0.3996832285</text:p>
          </table:table-cell>
          <table:table-cell table:formula="of:=RAND()" office:value-type="float" office:value="0.940358927007765">
            <text:p>0.940358927</text:p>
          </table:table-cell>
          <table:table-cell table:formula="of:=RAND()" office:value-type="float" office:value="0.224393710261211">
            <text:p>0.2243937103</text:p>
          </table:table-cell>
          <table:table-cell table:formula="of:=RAND()" office:value-type="float" office:value="0.987944153137505">
            <text:p>0.9879441531</text:p>
          </table:table-cell>
          <table:table-cell table:formula="of:=RAND()" office:value-type="float" office:value="0.293797974009067">
            <text:p>0.293797974</text:p>
          </table:table-cell>
          <table:table-cell table:formula="of:=RAND()" office:value-type="float" office:value="0.159376678289846">
            <text:p>0.1593766783</text:p>
          </table:table-cell>
          <table:table-cell table:formula="of:=RAND()" office:value-type="float" office:value="0.970446590334177">
            <text:p>0.9704465903</text:p>
          </table:table-cell>
          <table:table-cell table:formula="of:=RAND()" office:value-type="float" office:value="0.378237693104893">
            <text:p>0.3782376931</text:p>
          </table:table-cell>
          <table:table-cell table:formula="of:=RAND()" office:value-type="float" office:value="0.9618722028099">
            <text:p>0.9618722028</text:p>
          </table:table-cell>
          <table:table-cell table:formula="of:=RAND()" office:value-type="float" office:value="0.627543545328081">
            <text:p>0.6275435453</text:p>
          </table:table-cell>
          <table:table-cell table:formula="of:=SUM([.B267:.M267])-6" office:value-type="float" office:value="0.807039524195716">
            <text:p>0.8070395242</text:p>
          </table:table-cell>
          <table:table-cell table:formula="of:=[.N267]-[.$G$6]" office:value-type="float" office:value="0.830780514729675">
            <text:p>0.8307805147</text:p>
          </table:table-cell>
          <table:table-cell table:formula="of:=[.O267]*[.O267]" office:value-type="float" office:value="0.690196263654504">
            <text:p>0.6901962637</text:p>
          </table:table-cell>
        </table:table-row>
        <table:table-row table:style-name="ro1">
          <table:table-cell/>
          <table:table-cell table:formula="of:=RAND()" office:value-type="float" office:value="0.759607665240765">
            <text:p>0.7596076652</text:p>
          </table:table-cell>
          <table:table-cell table:formula="of:=RAND()" office:value-type="float" office:value="0.612636716570705">
            <text:p>0.6126367166</text:p>
          </table:table-cell>
          <table:table-cell table:formula="of:=RAND()" office:value-type="float" office:value="0.217914099572226">
            <text:p>0.2179140996</text:p>
          </table:table-cell>
          <table:table-cell table:formula="of:=RAND()" office:value-type="float" office:value="0.156120037660003">
            <text:p>0.1561200377</text:p>
          </table:table-cell>
          <table:table-cell table:formula="of:=RAND()" office:value-type="float" office:value="0.726759419776499">
            <text:p>0.7267594198</text:p>
          </table:table-cell>
          <table:table-cell table:formula="of:=RAND()" office:value-type="float" office:value="0.177285680081695">
            <text:p>0.1772856801</text:p>
          </table:table-cell>
          <table:table-cell table:formula="of:=RAND()" office:value-type="float" office:value="0.850902515696362">
            <text:p>0.8509025157</text:p>
          </table:table-cell>
          <table:table-cell table:formula="of:=RAND()" office:value-type="float" office:value="0.638259709114209">
            <text:p>0.6382597091</text:p>
          </table:table-cell>
          <table:table-cell table:formula="of:=RAND()" office:value-type="float" office:value="0.952269499422982">
            <text:p>0.9522694994</text:p>
          </table:table-cell>
          <table:table-cell table:formula="of:=RAND()" office:value-type="float" office:value="0.953888879623264">
            <text:p>0.9538888796</text:p>
          </table:table-cell>
          <table:table-cell table:formula="of:=RAND()" office:value-type="float" office:value="0.0775464251637459">
            <text:p>0.0775464252</text:p>
          </table:table-cell>
          <table:table-cell table:formula="of:=RAND()" office:value-type="float" office:value="0.141854764195159">
            <text:p>0.1418547642</text:p>
          </table:table-cell>
          <table:table-cell table:formula="of:=SUM([.B268:.M268])-6" office:value-type="float" office:value="0.265045412117615">
            <text:p>0.2650454121</text:p>
          </table:table-cell>
          <table:table-cell table:formula="of:=[.N268]-[.$G$6]" office:value-type="float" office:value="0.288786402651574">
            <text:p>0.2887864027</text:p>
          </table:table-cell>
          <table:table-cell table:formula="of:=[.O268]*[.O268]" office:value-type="float" office:value="0.0833975863564373">
            <text:p>0.0833975864</text:p>
          </table:table-cell>
        </table:table-row>
        <table:table-row table:style-name="ro1">
          <table:table-cell/>
          <table:table-cell table:formula="of:=RAND()" office:value-type="float" office:value="0.361369219142944">
            <text:p>0.3613692191</text:p>
          </table:table-cell>
          <table:table-cell table:formula="of:=RAND()" office:value-type="float" office:value="0.201341005740687">
            <text:p>0.2013410057</text:p>
          </table:table-cell>
          <table:table-cell table:formula="of:=RAND()" office:value-type="float" office:value="0.247339581605047">
            <text:p>0.2473395816</text:p>
          </table:table-cell>
          <table:table-cell table:formula="of:=RAND()" office:value-type="float" office:value="0.215261599747464">
            <text:p>0.2152615997</text:p>
          </table:table-cell>
          <table:table-cell table:formula="of:=RAND()" office:value-type="float" office:value="0.40652840747498">
            <text:p>0.4065284075</text:p>
          </table:table-cell>
          <table:table-cell table:formula="of:=RAND()" office:value-type="float" office:value="0.0470143717247993">
            <text:p>0.0470143717</text:p>
          </table:table-cell>
          <table:table-cell table:formula="of:=RAND()" office:value-type="float" office:value="0.933010160690174">
            <text:p>0.9330101607</text:p>
          </table:table-cell>
          <table:table-cell table:formula="of:=RAND()" office:value-type="float" office:value="0.729573475196958">
            <text:p>0.7295734752</text:p>
          </table:table-cell>
          <table:table-cell table:formula="of:=RAND()" office:value-type="float" office:value="0.714009127113968">
            <text:p>0.7140091271</text:p>
          </table:table-cell>
          <table:table-cell table:formula="of:=RAND()" office:value-type="float" office:value="0.897393946535885">
            <text:p>0.8973939465</text:p>
          </table:table-cell>
          <table:table-cell table:formula="of:=RAND()" office:value-type="float" office:value="0.389425973407924">
            <text:p>0.3894259734</text:p>
          </table:table-cell>
          <table:table-cell table:formula="of:=RAND()" office:value-type="float" office:value="0.123249990399927">
            <text:p>0.1232499904</text:p>
          </table:table-cell>
          <table:table-cell table:formula="of:=SUM([.B269:.M269])-6" office:value-type="float" office:value="-0.734483141219243">
            <text:p>-0.7344831412</text:p>
          </table:table-cell>
          <table:table-cell table:formula="of:=[.N269]-[.$G$6]" office:value-type="float" office:value="-0.710742150685284">
            <text:p>-0.7107421507</text:p>
          </table:table-cell>
          <table:table-cell table:formula="of:=[.O269]*[.O269]" office:value-type="float" office:value="0.505154404760743">
            <text:p>0.5051544048</text:p>
          </table:table-cell>
        </table:table-row>
        <table:table-row table:style-name="ro1">
          <table:table-cell/>
          <table:table-cell table:formula="of:=RAND()" office:value-type="float" office:value="0.465527313295752">
            <text:p>0.4655273133</text:p>
          </table:table-cell>
          <table:table-cell table:formula="of:=RAND()" office:value-type="float" office:value="0.328907470218837">
            <text:p>0.3289074702</text:p>
          </table:table-cell>
          <table:table-cell table:formula="of:=RAND()" office:value-type="float" office:value="0.400877725798637">
            <text:p>0.4008777258</text:p>
          </table:table-cell>
          <table:table-cell table:formula="of:=RAND()" office:value-type="float" office:value="0.159384406870231">
            <text:p>0.1593844069</text:p>
          </table:table-cell>
          <table:table-cell table:formula="of:=RAND()" office:value-type="float" office:value="0.357228901237249">
            <text:p>0.3572289012</text:p>
          </table:table-cell>
          <table:table-cell table:formula="of:=RAND()" office:value-type="float" office:value="0.337791963014752">
            <text:p>0.337791963</text:p>
          </table:table-cell>
          <table:table-cell table:formula="of:=RAND()" office:value-type="float" office:value="0.883817460155115">
            <text:p>0.8838174602</text:p>
          </table:table-cell>
          <table:table-cell table:formula="of:=RAND()" office:value-type="float" office:value="0.494517576647922">
            <text:p>0.4945175766</text:p>
          </table:table-cell>
          <table:table-cell table:formula="of:=RAND()" office:value-type="float" office:value="0.565577003406361">
            <text:p>0.5655770034</text:p>
          </table:table-cell>
          <table:table-cell table:formula="of:=RAND()" office:value-type="float" office:value="0.933980207657442">
            <text:p>0.9339802077</text:p>
          </table:table-cell>
          <table:table-cell table:formula="of:=RAND()" office:value-type="float" office:value="0.183992264559492">
            <text:p>0.1839922646</text:p>
          </table:table-cell>
          <table:table-cell table:formula="of:=RAND()" office:value-type="float" office:value="0.773107877699658">
            <text:p>0.7731078777</text:p>
          </table:table-cell>
          <table:table-cell table:formula="of:=SUM([.B270:.M270])-6" office:value-type="float" office:value="-0.115289829438552">
            <text:p>-0.1152898294</text:p>
          </table:table-cell>
          <table:table-cell table:formula="of:=[.N270]-[.$G$6]" office:value-type="float" office:value="-0.0915488389045932">
            <text:p>-0.0915488389</text:p>
          </table:table-cell>
          <table:table-cell table:formula="of:=[.O270]*[.O270]" office:value-type="float" office:value="0.00838118990477915">
            <text:p>0.0083811899</text:p>
          </table:table-cell>
        </table:table-row>
        <table:table-row table:style-name="ro1">
          <table:table-cell/>
          <table:table-cell table:formula="of:=RAND()" office:value-type="float" office:value="0.540009064599872">
            <text:p>0.5400090646</text:p>
          </table:table-cell>
          <table:table-cell table:formula="of:=RAND()" office:value-type="float" office:value="0.875193752814084">
            <text:p>0.8751937528</text:p>
          </table:table-cell>
          <table:table-cell table:formula="of:=RAND()" office:value-type="float" office:value="0.903137153247371">
            <text:p>0.9031371532</text:p>
          </table:table-cell>
          <table:table-cell table:formula="of:=RAND()" office:value-type="float" office:value="0.683138567022979">
            <text:p>0.683138567</text:p>
          </table:table-cell>
          <table:table-cell table:formula="of:=RAND()" office:value-type="float" office:value="0.0372404826339334">
            <text:p>0.0372404826</text:p>
          </table:table-cell>
          <table:table-cell table:formula="of:=RAND()" office:value-type="float" office:value="0.882858316414058">
            <text:p>0.8828583164</text:p>
          </table:table-cell>
          <table:table-cell table:formula="of:=RAND()" office:value-type="float" office:value="0.390688775107265">
            <text:p>0.3906887751</text:p>
          </table:table-cell>
          <table:table-cell table:formula="of:=RAND()" office:value-type="float" office:value="0.501437359023839">
            <text:p>0.501437359</text:p>
          </table:table-cell>
          <table:table-cell table:formula="of:=RAND()" office:value-type="float" office:value="0.749843786470592">
            <text:p>0.7498437865</text:p>
          </table:table-cell>
          <table:table-cell table:formula="of:=RAND()" office:value-type="float" office:value="0.527816367102787">
            <text:p>0.5278163671</text:p>
          </table:table-cell>
          <table:table-cell table:formula="of:=RAND()" office:value-type="float" office:value="0.086532051442191">
            <text:p>0.0865320514</text:p>
          </table:table-cell>
          <table:table-cell table:formula="of:=RAND()" office:value-type="float" office:value="0.652796425158158">
            <text:p>0.6527964252</text:p>
          </table:table-cell>
          <table:table-cell table:formula="of:=SUM([.B271:.M271])-6" office:value-type="float" office:value="0.83069210103713">
            <text:p>0.830692101</text:p>
          </table:table-cell>
          <table:table-cell table:formula="of:=[.N271]-[.$G$6]" office:value-type="float" office:value="0.854433091571089">
            <text:p>0.8544330916</text:p>
          </table:table-cell>
          <table:table-cell table:formula="of:=[.O271]*[.O271]" office:value-type="float" office:value="0.730055907971729">
            <text:p>0.730055908</text:p>
          </table:table-cell>
        </table:table-row>
        <table:table-row table:style-name="ro1">
          <table:table-cell/>
          <table:table-cell table:formula="of:=RAND()" office:value-type="float" office:value="0.157745857955888">
            <text:p>0.157745858</text:p>
          </table:table-cell>
          <table:table-cell table:formula="of:=RAND()" office:value-type="float" office:value="0.389999484876171">
            <text:p>0.3899994849</text:p>
          </table:table-cell>
          <table:table-cell table:formula="of:=RAND()" office:value-type="float" office:value="0.366736017633229">
            <text:p>0.3667360176</text:p>
          </table:table-cell>
          <table:table-cell table:formula="of:=RAND()" office:value-type="float" office:value="0.941606187261641">
            <text:p>0.9416061873</text:p>
          </table:table-cell>
          <table:table-cell table:formula="of:=RAND()" office:value-type="float" office:value="0.342426092596725">
            <text:p>0.3424260926</text:p>
          </table:table-cell>
          <table:table-cell table:formula="of:=RAND()" office:value-type="float" office:value="0.423853960121051">
            <text:p>0.4238539601</text:p>
          </table:table-cell>
          <table:table-cell table:formula="of:=RAND()" office:value-type="float" office:value="0.882322419201955">
            <text:p>0.8823224192</text:p>
          </table:table-cell>
          <table:table-cell table:formula="of:=RAND()" office:value-type="float" office:value="0.338477019919083">
            <text:p>0.3384770199</text:p>
          </table:table-cell>
          <table:table-cell table:formula="of:=RAND()" office:value-type="float" office:value="0.769926955923438">
            <text:p>0.7699269559</text:p>
          </table:table-cell>
          <table:table-cell table:formula="of:=RAND()" office:value-type="float" office:value="0.671987066743895">
            <text:p>0.6719870667</text:p>
          </table:table-cell>
          <table:table-cell table:formula="of:=RAND()" office:value-type="float" office:value="0.192761245416477">
            <text:p>0.1927612454</text:p>
          </table:table-cell>
          <table:table-cell table:formula="of:=RAND()" office:value-type="float" office:value="0.283110111718997">
            <text:p>0.2831101117</text:p>
          </table:table-cell>
          <table:table-cell table:formula="of:=SUM([.B272:.M272])-6" office:value-type="float" office:value="-0.23904758063145">
            <text:p>-0.2390475806</text:p>
          </table:table-cell>
          <table:table-cell table:formula="of:=[.N272]-[.$G$6]" office:value-type="float" office:value="-0.215306590097491">
            <text:p>-0.2153065901</text:p>
          </table:table-cell>
          <table:table-cell table:formula="of:=[.O272]*[.O272]" office:value-type="float" office:value="0.0463569277394089">
            <text:p>0.0463569277</text:p>
          </table:table-cell>
        </table:table-row>
        <table:table-row table:style-name="ro1">
          <table:table-cell/>
          <table:table-cell table:formula="of:=RAND()" office:value-type="float" office:value="0.0636082841083407">
            <text:p>0.0636082841</text:p>
          </table:table-cell>
          <table:table-cell table:formula="of:=RAND()" office:value-type="float" office:value="0.996208659838885">
            <text:p>0.9962086598</text:p>
          </table:table-cell>
          <table:table-cell table:formula="of:=RAND()" office:value-type="float" office:value="0.197313670068979">
            <text:p>0.1973136701</text:p>
          </table:table-cell>
          <table:table-cell table:formula="of:=RAND()" office:value-type="float" office:value="0.517927828012034">
            <text:p>0.517927828</text:p>
          </table:table-cell>
          <table:table-cell table:formula="of:=RAND()" office:value-type="float" office:value="0.159349518595263">
            <text:p>0.1593495186</text:p>
          </table:table-cell>
          <table:table-cell table:formula="of:=RAND()" office:value-type="float" office:value="0.96744418493472">
            <text:p>0.9674441849</text:p>
          </table:table-cell>
          <table:table-cell table:formula="of:=RAND()" office:value-type="float" office:value="0.476100244559348">
            <text:p>0.4761002446</text:p>
          </table:table-cell>
          <table:table-cell table:formula="of:=RAND()" office:value-type="float" office:value="0.431861775228754">
            <text:p>0.4318617752</text:p>
          </table:table-cell>
          <table:table-cell table:formula="of:=RAND()" office:value-type="float" office:value="0.802538749063388">
            <text:p>0.8025387491</text:p>
          </table:table-cell>
          <table:table-cell table:formula="of:=RAND()" office:value-type="float" office:value="0.0639151213690639">
            <text:p>0.0639151214</text:p>
          </table:table-cell>
          <table:table-cell table:formula="of:=RAND()" office:value-type="float" office:value="0.767628971720114">
            <text:p>0.7676289717</text:p>
          </table:table-cell>
          <table:table-cell table:formula="of:=RAND()" office:value-type="float" office:value="0.637819394236431">
            <text:p>0.6378193942</text:p>
          </table:table-cell>
          <table:table-cell table:formula="of:=SUM([.B273:.M273])-6" office:value-type="float" office:value="0.0817164017353207">
            <text:p>0.0817164017</text:p>
          </table:table-cell>
          <table:table-cell table:formula="of:=[.N273]-[.$G$6]" office:value-type="float" office:value="0.10545739226928">
            <text:p>0.1054573923</text:p>
          </table:table-cell>
          <table:table-cell table:formula="of:=[.O273]*[.O273]" office:value-type="float" office:value="0.0111212615842368">
            <text:p>0.0111212616</text:p>
          </table:table-cell>
        </table:table-row>
        <table:table-row table:style-name="ro1">
          <table:table-cell/>
          <table:table-cell table:formula="of:=RAND()" office:value-type="float" office:value="0.719016826944426">
            <text:p>0.7190168269</text:p>
          </table:table-cell>
          <table:table-cell table:formula="of:=RAND()" office:value-type="float" office:value="0.527470552129671">
            <text:p>0.5274705521</text:p>
          </table:table-cell>
          <table:table-cell table:formula="of:=RAND()" office:value-type="float" office:value="0.517033535987139">
            <text:p>0.517033536</text:p>
          </table:table-cell>
          <table:table-cell table:formula="of:=RAND()" office:value-type="float" office:value="0.614693673327565">
            <text:p>0.6146936733</text:p>
          </table:table-cell>
          <table:table-cell table:formula="of:=RAND()" office:value-type="float" office:value="0.738466182723641">
            <text:p>0.7384661827</text:p>
          </table:table-cell>
          <table:table-cell table:formula="of:=RAND()" office:value-type="float" office:value="0.238787779584527">
            <text:p>0.2387877796</text:p>
          </table:table-cell>
          <table:table-cell table:formula="of:=RAND()" office:value-type="float" office:value="0.854951886925846">
            <text:p>0.8549518869</text:p>
          </table:table-cell>
          <table:table-cell table:formula="of:=RAND()" office:value-type="float" office:value="0.886447170749307">
            <text:p>0.8864471707</text:p>
          </table:table-cell>
          <table:table-cell table:formula="of:=RAND()" office:value-type="float" office:value="0.200437087798491">
            <text:p>0.2004370878</text:p>
          </table:table-cell>
          <table:table-cell table:formula="of:=RAND()" office:value-type="float" office:value="0.529490766813979">
            <text:p>0.5294907668</text:p>
          </table:table-cell>
          <table:table-cell table:formula="of:=RAND()" office:value-type="float" office:value="0.770206913352013">
            <text:p>0.7702069134</text:p>
          </table:table-cell>
          <table:table-cell table:formula="of:=RAND()" office:value-type="float" office:value="0.898457219358534">
            <text:p>0.8984572194</text:p>
          </table:table-cell>
          <table:table-cell table:formula="of:=SUM([.B274:.M274])-6" office:value-type="float" office:value="1.49545959569514">
            <text:p>1.4954595957</text:p>
          </table:table-cell>
          <table:table-cell table:formula="of:=[.N274]-[.$G$6]" office:value-type="float" office:value="1.5192005862291">
            <text:p>1.5192005862</text:p>
          </table:table-cell>
          <table:table-cell table:formula="of:=[.O274]*[.O274]" office:value-type="float" office:value="2.30797042119883">
            <text:p>2.3079704212</text:p>
          </table:table-cell>
        </table:table-row>
        <table:table-row table:style-name="ro1">
          <table:table-cell/>
          <table:table-cell table:formula="of:=RAND()" office:value-type="float" office:value="0.0078436175826937">
            <text:p>0.0078436176</text:p>
          </table:table-cell>
          <table:table-cell table:formula="of:=RAND()" office:value-type="float" office:value="0.325737110106274">
            <text:p>0.3257371101</text:p>
          </table:table-cell>
          <table:table-cell table:formula="of:=RAND()" office:value-type="float" office:value="0.957792589208111">
            <text:p>0.9577925892</text:p>
          </table:table-cell>
          <table:table-cell table:formula="of:=RAND()" office:value-type="float" office:value="0.156295010820031">
            <text:p>0.1562950108</text:p>
          </table:table-cell>
          <table:table-cell table:formula="of:=RAND()" office:value-type="float" office:value="0.314163833390921">
            <text:p>0.3141638334</text:p>
          </table:table-cell>
          <table:table-cell table:formula="of:=RAND()" office:value-type="float" office:value="0.542004922870547">
            <text:p>0.5420049229</text:p>
          </table:table-cell>
          <table:table-cell table:formula="of:=RAND()" office:value-type="float" office:value="0.326132932212204">
            <text:p>0.3261329322</text:p>
          </table:table-cell>
          <table:table-cell table:formula="of:=RAND()" office:value-type="float" office:value="0.394396516727284">
            <text:p>0.3943965167</text:p>
          </table:table-cell>
          <table:table-cell table:formula="of:=RAND()" office:value-type="float" office:value="0.0766420625150204">
            <text:p>0.0766420625</text:p>
          </table:table-cell>
          <table:table-cell table:formula="of:=RAND()" office:value-type="float" office:value="0.578167393803597">
            <text:p>0.5781673938</text:p>
          </table:table-cell>
          <table:table-cell table:formula="of:=RAND()" office:value-type="float" office:value="0.750462092459202">
            <text:p>0.7504620925</text:p>
          </table:table-cell>
          <table:table-cell table:formula="of:=RAND()" office:value-type="float" office:value="0.970509006176144">
            <text:p>0.9705090062</text:p>
          </table:table-cell>
          <table:table-cell table:formula="of:=SUM([.B275:.M275])-6" office:value-type="float" office:value="-0.599852912127972">
            <text:p>-0.5998529121</text:p>
          </table:table-cell>
          <table:table-cell table:formula="of:=[.N275]-[.$G$6]" office:value-type="float" office:value="-0.576111921594012">
            <text:p>-0.5761119216</text:p>
          </table:table-cell>
          <table:table-cell table:formula="of:=[.O275]*[.O275]" office:value-type="float" office:value="0.331904946202746">
            <text:p>0.3319049462</text:p>
          </table:table-cell>
        </table:table-row>
        <table:table-row table:style-name="ro1">
          <table:table-cell/>
          <table:table-cell table:formula="of:=RAND()" office:value-type="float" office:value="0.82377586979419">
            <text:p>0.8237758698</text:p>
          </table:table-cell>
          <table:table-cell table:formula="of:=RAND()" office:value-type="float" office:value="0.382668036501855">
            <text:p>0.3826680365</text:p>
          </table:table-cell>
          <table:table-cell table:formula="of:=RAND()" office:value-type="float" office:value="0.398084443528205">
            <text:p>0.3980844435</text:p>
          </table:table-cell>
          <table:table-cell table:formula="of:=RAND()" office:value-type="float" office:value="0.338602746138349">
            <text:p>0.3386027461</text:p>
          </table:table-cell>
          <table:table-cell table:formula="of:=RAND()" office:value-type="float" office:value="0.375171773135662">
            <text:p>0.3751717731</text:p>
          </table:table-cell>
          <table:table-cell table:formula="of:=RAND()" office:value-type="float" office:value="0.914089699042961">
            <text:p>0.914089699</text:p>
          </table:table-cell>
          <table:table-cell table:formula="of:=RAND()" office:value-type="float" office:value="0.800346712116152">
            <text:p>0.8003467121</text:p>
          </table:table-cell>
          <table:table-cell table:formula="of:=RAND()" office:value-type="float" office:value="0.411008718656376">
            <text:p>0.4110087187</text:p>
          </table:table-cell>
          <table:table-cell table:formula="of:=RAND()" office:value-type="float" office:value="0.910881313262507">
            <text:p>0.9108813133</text:p>
          </table:table-cell>
          <table:table-cell table:formula="of:=RAND()" office:value-type="float" office:value="0.0876396701205522">
            <text:p>0.0876396701</text:p>
          </table:table-cell>
          <table:table-cell table:formula="of:=RAND()" office:value-type="float" office:value="0.429123665438965">
            <text:p>0.4291236654</text:p>
          </table:table-cell>
          <table:table-cell table:formula="of:=RAND()" office:value-type="float" office:value="0.103283451404423">
            <text:p>0.1032834514</text:p>
          </table:table-cell>
          <table:table-cell table:formula="of:=SUM([.B276:.M276])-6" office:value-type="float" office:value="-0.025323900859803">
            <text:p>-0.0253239009</text:p>
          </table:table-cell>
          <table:table-cell table:formula="of:=[.N276]-[.$G$6]" office:value-type="float" office:value="-0.00158291032584384">
            <text:p>-0.0015829103</text:p>
          </table:table-cell>
          <table:table-cell table:formula="of:=[.O276]*[.O276]" office:value-type="float" office:value="0.00000250560509966306">
            <text:p>2.50560509966306E-006</text:p>
          </table:table-cell>
        </table:table-row>
        <table:table-row table:style-name="ro1">
          <table:table-cell/>
          <table:table-cell table:formula="of:=RAND()" office:value-type="float" office:value="0.426305791595951">
            <text:p>0.4263057916</text:p>
          </table:table-cell>
          <table:table-cell table:formula="of:=RAND()" office:value-type="float" office:value="0.735531205311418">
            <text:p>0.7355312053</text:p>
          </table:table-cell>
          <table:table-cell table:formula="of:=RAND()" office:value-type="float" office:value="0.719248860841617">
            <text:p>0.7192488608</text:p>
          </table:table-cell>
          <table:table-cell table:formula="of:=RAND()" office:value-type="float" office:value="0.454167713178322">
            <text:p>0.4541677132</text:p>
          </table:table-cell>
          <table:table-cell table:formula="of:=RAND()" office:value-type="float" office:value="0.612308498471975">
            <text:p>0.6123084985</text:p>
          </table:table-cell>
          <table:table-cell table:formula="of:=RAND()" office:value-type="float" office:value="0.577325165038928">
            <text:p>0.577325165</text:p>
          </table:table-cell>
          <table:table-cell table:formula="of:=RAND()" office:value-type="float" office:value="0.623365459265187">
            <text:p>0.6233654593</text:p>
          </table:table-cell>
          <table:table-cell table:formula="of:=RAND()" office:value-type="float" office:value="0.6447222630959">
            <text:p>0.6447222631</text:p>
          </table:table-cell>
          <table:table-cell table:formula="of:=RAND()" office:value-type="float" office:value="0.470324997557327">
            <text:p>0.4703249976</text:p>
          </table:table-cell>
          <table:table-cell table:formula="of:=RAND()" office:value-type="float" office:value="0.266356287058443">
            <text:p>0.2663562871</text:p>
          </table:table-cell>
          <table:table-cell table:formula="of:=RAND()" office:value-type="float" office:value="0.104969787877053">
            <text:p>0.1049697879</text:p>
          </table:table-cell>
          <table:table-cell table:formula="of:=RAND()" office:value-type="float" office:value="0.481630833121017">
            <text:p>0.4816308331</text:p>
          </table:table-cell>
          <table:table-cell table:formula="of:=SUM([.B277:.M277])-6" office:value-type="float" office:value="0.116256862413138">
            <text:p>0.1162568624</text:p>
          </table:table-cell>
          <table:table-cell table:formula="of:=[.N277]-[.$G$6]" office:value-type="float" office:value="0.139997852947097">
            <text:p>0.1399978529</text:p>
          </table:table-cell>
          <table:table-cell table:formula="of:=[.O277]*[.O277]" office:value-type="float" office:value="0.0195993988297971">
            <text:p>0.0195993988</text:p>
          </table:table-cell>
        </table:table-row>
        <table:table-row table:style-name="ro1">
          <table:table-cell/>
          <table:table-cell table:formula="of:=RAND()" office:value-type="float" office:value="0.827824161155149">
            <text:p>0.8278241612</text:p>
          </table:table-cell>
          <table:table-cell table:formula="of:=RAND()" office:value-type="float" office:value="0.542691566050053">
            <text:p>0.5426915661</text:p>
          </table:table-cell>
          <table:table-cell table:formula="of:=RAND()" office:value-type="float" office:value="0.950746404007077">
            <text:p>0.950746404</text:p>
          </table:table-cell>
          <table:table-cell table:formula="of:=RAND()" office:value-type="float" office:value="0.485031510004774">
            <text:p>0.48503151</text:p>
          </table:table-cell>
          <table:table-cell table:formula="of:=RAND()" office:value-type="float" office:value="0.199474263004959">
            <text:p>0.199474263</text:p>
          </table:table-cell>
          <table:table-cell table:formula="of:=RAND()" office:value-type="float" office:value="0.230371159268543">
            <text:p>0.2303711593</text:p>
          </table:table-cell>
          <table:table-cell table:formula="of:=RAND()" office:value-type="float" office:value="0.369999843882397">
            <text:p>0.3699998439</text:p>
          </table:table-cell>
          <table:table-cell table:formula="of:=RAND()" office:value-type="float" office:value="0.118259409209713">
            <text:p>0.1182594092</text:p>
          </table:table-cell>
          <table:table-cell table:formula="of:=RAND()" office:value-type="float" office:value="0.540441263467073">
            <text:p>0.5404412635</text:p>
          </table:table-cell>
          <table:table-cell table:formula="of:=RAND()" office:value-type="float" office:value="0.627137168310583">
            <text:p>0.6271371683</text:p>
          </table:table-cell>
          <table:table-cell table:formula="of:=RAND()" office:value-type="float" office:value="0.85099980654195">
            <text:p>0.8509998065</text:p>
          </table:table-cell>
          <table:table-cell table:formula="of:=RAND()" office:value-type="float" office:value="0.811517367837951">
            <text:p>0.8115173678</text:p>
          </table:table-cell>
          <table:table-cell table:formula="of:=SUM([.B278:.M278])-6" office:value-type="float" office:value="0.554493922740221">
            <text:p>0.5544939227</text:p>
          </table:table-cell>
          <table:table-cell table:formula="of:=[.N278]-[.$G$6]" office:value-type="float" office:value="0.57823491327418">
            <text:p>0.5782349133</text:p>
          </table:table-cell>
          <table:table-cell table:formula="of:=[.O278]*[.O278]" office:value-type="float" office:value="0.334355614929199">
            <text:p>0.3343556149</text:p>
          </table:table-cell>
        </table:table-row>
        <table:table-row table:style-name="ro1">
          <table:table-cell/>
          <table:table-cell table:formula="of:=RAND()" office:value-type="float" office:value="0.0694138689432293">
            <text:p>0.0694138689</text:p>
          </table:table-cell>
          <table:table-cell table:formula="of:=RAND()" office:value-type="float" office:value="0.167784614954144">
            <text:p>0.167784615</text:p>
          </table:table-cell>
          <table:table-cell table:formula="of:=RAND()" office:value-type="float" office:value="0.142303161788732">
            <text:p>0.1423031618</text:p>
          </table:table-cell>
          <table:table-cell table:formula="of:=RAND()" office:value-type="float" office:value="0.342075385386124">
            <text:p>0.3420753854</text:p>
          </table:table-cell>
          <table:table-cell table:formula="of:=RAND()" office:value-type="float" office:value="0.778136642416939">
            <text:p>0.7781366424</text:p>
          </table:table-cell>
          <table:table-cell table:formula="of:=RAND()" office:value-type="float" office:value="0.651961693773046">
            <text:p>0.6519616938</text:p>
          </table:table-cell>
          <table:table-cell table:formula="of:=RAND()" office:value-type="float" office:value="0.575482964050025">
            <text:p>0.5754829641</text:p>
          </table:table-cell>
          <table:table-cell table:formula="of:=RAND()" office:value-type="float" office:value="0.70410083164461">
            <text:p>0.7041008316</text:p>
          </table:table-cell>
          <table:table-cell table:formula="of:=RAND()" office:value-type="float" office:value="0.776277604745701">
            <text:p>0.7762776047</text:p>
          </table:table-cell>
          <table:table-cell table:formula="of:=RAND()" office:value-type="float" office:value="0.614192761713639">
            <text:p>0.6141927617</text:p>
          </table:table-cell>
          <table:table-cell table:formula="of:=RAND()" office:value-type="float" office:value="0.427809071028605">
            <text:p>0.427809071</text:p>
          </table:table-cell>
          <table:table-cell table:formula="of:=RAND()" office:value-type="float" office:value="0.276265362277627">
            <text:p>0.2762653623</text:p>
          </table:table-cell>
          <table:table-cell table:formula="of:=SUM([.B279:.M279])-6" office:value-type="float" office:value="-0.474196037277579">
            <text:p>-0.4741960373</text:p>
          </table:table-cell>
          <table:table-cell table:formula="of:=[.N279]-[.$G$6]" office:value-type="float" office:value="-0.45045504674362">
            <text:p>-0.4504550467</text:p>
          </table:table-cell>
          <table:table-cell table:formula="of:=[.O279]*[.O279]" office:value-type="float" office:value="0.202909749136797">
            <text:p>0.2029097491</text:p>
          </table:table-cell>
        </table:table-row>
        <table:table-row table:style-name="ro1">
          <table:table-cell/>
          <table:table-cell table:formula="of:=RAND()" office:value-type="float" office:value="0.575591403059661">
            <text:p>0.5755914031</text:p>
          </table:table-cell>
          <table:table-cell table:formula="of:=RAND()" office:value-type="float" office:value="0.212342882528901">
            <text:p>0.2123428825</text:p>
          </table:table-cell>
          <table:table-cell table:formula="of:=RAND()" office:value-type="float" office:value="0.219433879479766">
            <text:p>0.2194338795</text:p>
          </table:table-cell>
          <table:table-cell table:formula="of:=RAND()" office:value-type="float" office:value="0.562557289376855">
            <text:p>0.5625572894</text:p>
          </table:table-cell>
          <table:table-cell table:formula="of:=RAND()" office:value-type="float" office:value="0.615596894174814">
            <text:p>0.6155968942</text:p>
          </table:table-cell>
          <table:table-cell table:formula="of:=RAND()" office:value-type="float" office:value="0.186201859498397">
            <text:p>0.1862018595</text:p>
          </table:table-cell>
          <table:table-cell table:formula="of:=RAND()" office:value-type="float" office:value="0.14797523827292">
            <text:p>0.1479752383</text:p>
          </table:table-cell>
          <table:table-cell table:formula="of:=RAND()" office:value-type="float" office:value="0.83140358957462">
            <text:p>0.8314035896</text:p>
          </table:table-cell>
          <table:table-cell table:formula="of:=RAND()" office:value-type="float" office:value="0.822032145923004">
            <text:p>0.8220321459</text:p>
          </table:table-cell>
          <table:table-cell table:formula="of:=RAND()" office:value-type="float" office:value="0.322218707296997">
            <text:p>0.3222187073</text:p>
          </table:table-cell>
          <table:table-cell table:formula="of:=RAND()" office:value-type="float" office:value="0.359361900482327">
            <text:p>0.3593619005</text:p>
          </table:table-cell>
          <table:table-cell table:formula="of:=RAND()" office:value-type="float" office:value="0.157273218035698">
            <text:p>0.157273218</text:p>
          </table:table-cell>
          <table:table-cell table:formula="of:=SUM([.B280:.M280])-6" office:value-type="float" office:value="-0.98801099229604">
            <text:p>-0.9880109923</text:p>
          </table:table-cell>
          <table:table-cell table:formula="of:=[.N280]-[.$G$6]" office:value-type="float" office:value="-0.964270001762081">
            <text:p>-0.9642700018</text:p>
          </table:table-cell>
          <table:table-cell table:formula="of:=[.O280]*[.O280]" office:value-type="float" office:value="0.929816636298244">
            <text:p>0.9298166363</text:p>
          </table:table-cell>
        </table:table-row>
        <table:table-row table:style-name="ro1">
          <table:table-cell/>
          <table:table-cell table:formula="of:=RAND()" office:value-type="float" office:value="0.229861296946183">
            <text:p>0.2298612969</text:p>
          </table:table-cell>
          <table:table-cell table:formula="of:=RAND()" office:value-type="float" office:value="0.305693202186376">
            <text:p>0.3056932022</text:p>
          </table:table-cell>
          <table:table-cell table:formula="of:=RAND()" office:value-type="float" office:value="0.602310955524445">
            <text:p>0.6023109555</text:p>
          </table:table-cell>
          <table:table-cell table:formula="of:=RAND()" office:value-type="float" office:value="0.0479929288849235">
            <text:p>0.0479929289</text:p>
          </table:table-cell>
          <table:table-cell table:formula="of:=RAND()" office:value-type="float" office:value="0.768730328883976">
            <text:p>0.7687303289</text:p>
          </table:table-cell>
          <table:table-cell table:formula="of:=RAND()" office:value-type="float" office:value="0.911251653917134">
            <text:p>0.9112516539</text:p>
          </table:table-cell>
          <table:table-cell table:formula="of:=RAND()" office:value-type="float" office:value="0.0136551868636161">
            <text:p>0.0136551869</text:p>
          </table:table-cell>
          <table:table-cell table:formula="of:=RAND()" office:value-type="float" office:value="0.36037320853211">
            <text:p>0.3603732085</text:p>
          </table:table-cell>
          <table:table-cell table:formula="of:=RAND()" office:value-type="float" office:value="0.474312869599089">
            <text:p>0.4743128696</text:p>
          </table:table-cell>
          <table:table-cell table:formula="of:=RAND()" office:value-type="float" office:value="0.0468168810475618">
            <text:p>0.046816881</text:p>
          </table:table-cell>
          <table:table-cell table:formula="of:=RAND()" office:value-type="float" office:value="0.306754961842671">
            <text:p>0.3067549618</text:p>
          </table:table-cell>
          <table:table-cell table:formula="of:=RAND()" office:value-type="float" office:value="0.253911087755114">
            <text:p>0.2539110878</text:p>
          </table:table-cell>
          <table:table-cell table:formula="of:=SUM([.B281:.M281])-6" office:value-type="float" office:value="-1.6783354380168">
            <text:p>-1.678335438</text:p>
          </table:table-cell>
          <table:table-cell table:formula="of:=[.N281]-[.$G$6]" office:value-type="float" office:value="-1.65459444748284">
            <text:p>-1.6545944475</text:p>
          </table:table-cell>
          <table:table-cell table:formula="of:=[.O281]*[.O281]" office:value-type="float" office:value="2.73768278564105">
            <text:p>2.7376827856</text:p>
          </table:table-cell>
        </table:table-row>
        <table:table-row table:style-name="ro1">
          <table:table-cell/>
          <table:table-cell table:formula="of:=RAND()" office:value-type="float" office:value="0.459519539261237">
            <text:p>0.4595195393</text:p>
          </table:table-cell>
          <table:table-cell table:formula="of:=RAND()" office:value-type="float" office:value="0.377240058267489">
            <text:p>0.3772400583</text:p>
          </table:table-cell>
          <table:table-cell table:formula="of:=RAND()" office:value-type="float" office:value="0.145182865671814">
            <text:p>0.1451828657</text:p>
          </table:table-cell>
          <table:table-cell table:formula="of:=RAND()" office:value-type="float" office:value="0.447858782252297">
            <text:p>0.4478587823</text:p>
          </table:table-cell>
          <table:table-cell table:formula="of:=RAND()" office:value-type="float" office:value="0.0597640564665198">
            <text:p>0.0597640565</text:p>
          </table:table-cell>
          <table:table-cell table:formula="of:=RAND()" office:value-type="float" office:value="0.711920364527032">
            <text:p>0.7119203645</text:p>
          </table:table-cell>
          <table:table-cell table:formula="of:=RAND()" office:value-type="float" office:value="0.613067679805681">
            <text:p>0.6130676798</text:p>
          </table:table-cell>
          <table:table-cell table:formula="of:=RAND()" office:value-type="float" office:value="0.128320524701849">
            <text:p>0.1283205247</text:p>
          </table:table-cell>
          <table:table-cell table:formula="of:=RAND()" office:value-type="float" office:value="0.0319424120243639">
            <text:p>0.031942412</text:p>
          </table:table-cell>
          <table:table-cell table:formula="of:=RAND()" office:value-type="float" office:value="0.479902063729242">
            <text:p>0.4799020637</text:p>
          </table:table-cell>
          <table:table-cell table:formula="of:=RAND()" office:value-type="float" office:value="0.603074794635177">
            <text:p>0.6030747946</text:p>
          </table:table-cell>
          <table:table-cell table:formula="of:=RAND()" office:value-type="float" office:value="0.449665405321866">
            <text:p>0.4496654053</text:p>
          </table:table-cell>
          <table:table-cell table:formula="of:=SUM([.B282:.M282])-6" office:value-type="float" office:value="-1.49254145333543">
            <text:p>-1.4925414533</text:p>
          </table:table-cell>
          <table:table-cell table:formula="of:=[.N282]-[.$G$6]" office:value-type="float" office:value="-1.46880046280148">
            <text:p>-1.4688004628</text:p>
          </table:table-cell>
          <table:table-cell table:formula="of:=[.O282]*[.O282]" office:value-type="float" office:value="2.15737479952583">
            <text:p>2.1573747995</text:p>
          </table:table-cell>
        </table:table-row>
        <table:table-row table:style-name="ro1">
          <table:table-cell/>
          <table:table-cell table:formula="of:=RAND()" office:value-type="float" office:value="0.493874343577772">
            <text:p>0.4938743436</text:p>
          </table:table-cell>
          <table:table-cell table:formula="of:=RAND()" office:value-type="float" office:value="0.961908960482106">
            <text:p>0.9619089605</text:p>
          </table:table-cell>
          <table:table-cell table:formula="of:=RAND()" office:value-type="float" office:value="0.77017163252458">
            <text:p>0.7701716325</text:p>
          </table:table-cell>
          <table:table-cell table:formula="of:=RAND()" office:value-type="float" office:value="0.951023496454582">
            <text:p>0.9510234965</text:p>
          </table:table-cell>
          <table:table-cell table:formula="of:=RAND()" office:value-type="float" office:value="0.742789666634053">
            <text:p>0.7427896666</text:p>
          </table:table-cell>
          <table:table-cell table:formula="of:=RAND()" office:value-type="float" office:value="0.137813944602385">
            <text:p>0.1378139446</text:p>
          </table:table-cell>
          <table:table-cell table:formula="of:=RAND()" office:value-type="float" office:value="0.0160269234329462">
            <text:p>0.0160269234</text:p>
          </table:table-cell>
          <table:table-cell table:formula="of:=RAND()" office:value-type="float" office:value="0.882636844413355">
            <text:p>0.8826368444</text:p>
          </table:table-cell>
          <table:table-cell table:formula="of:=RAND()" office:value-type="float" office:value="0.8014943045564">
            <text:p>0.8014943046</text:p>
          </table:table-cell>
          <table:table-cell table:formula="of:=RAND()" office:value-type="float" office:value="0.38666010601446">
            <text:p>0.386660106</text:p>
          </table:table-cell>
          <table:table-cell table:formula="of:=RAND()" office:value-type="float" office:value="0.688418927835301">
            <text:p>0.6884189278</text:p>
          </table:table-cell>
          <table:table-cell table:formula="of:=RAND()" office:value-type="float" office:value="0.80515964794904">
            <text:p>0.8051596479</text:p>
          </table:table-cell>
          <table:table-cell table:formula="of:=SUM([.B283:.M283])-6" office:value-type="float" office:value="1.63797879847698">
            <text:p>1.6379787985</text:p>
          </table:table-cell>
          <table:table-cell table:formula="of:=[.N283]-[.$G$6]" office:value-type="float" office:value="1.66171978901094">
            <text:p>1.661719789</text:p>
          </table:table-cell>
          <table:table-cell table:formula="of:=[.O283]*[.O283]" office:value-type="float" office:value="2.76131265719056">
            <text:p>2.7613126572</text:p>
          </table:table-cell>
        </table:table-row>
        <table:table-row table:style-name="ro1">
          <table:table-cell/>
          <table:table-cell table:formula="of:=RAND()" office:value-type="float" office:value="0.663770883111283">
            <text:p>0.6637708831</text:p>
          </table:table-cell>
          <table:table-cell table:formula="of:=RAND()" office:value-type="float" office:value="0.260099722538143">
            <text:p>0.2600997225</text:p>
          </table:table-cell>
          <table:table-cell table:formula="of:=RAND()" office:value-type="float" office:value="0.487549902871251">
            <text:p>0.4875499029</text:p>
          </table:table-cell>
          <table:table-cell table:formula="of:=RAND()" office:value-type="float" office:value="0.438341367756948">
            <text:p>0.4383413678</text:p>
          </table:table-cell>
          <table:table-cell table:formula="of:=RAND()" office:value-type="float" office:value="0.552384251495823">
            <text:p>0.5523842515</text:p>
          </table:table-cell>
          <table:table-cell table:formula="of:=RAND()" office:value-type="float" office:value="0.293720937334001">
            <text:p>0.2937209373</text:p>
          </table:table-cell>
          <table:table-cell table:formula="of:=RAND()" office:value-type="float" office:value="0.356962110148743">
            <text:p>0.3569621101</text:p>
          </table:table-cell>
          <table:table-cell table:formula="of:=RAND()" office:value-type="float" office:value="0.600698170950636">
            <text:p>0.600698171</text:p>
          </table:table-cell>
          <table:table-cell table:formula="of:=RAND()" office:value-type="float" office:value="0.618011084385216">
            <text:p>0.6180110844</text:p>
          </table:table-cell>
          <table:table-cell table:formula="of:=RAND()" office:value-type="float" office:value="0.6044912179932">
            <text:p>0.604491218</text:p>
          </table:table-cell>
          <table:table-cell table:formula="of:=RAND()" office:value-type="float" office:value="0.482920313952491">
            <text:p>0.482920314</text:p>
          </table:table-cell>
          <table:table-cell table:formula="of:=RAND()" office:value-type="float" office:value="0.705809835111722">
            <text:p>0.7058098351</text:p>
          </table:table-cell>
          <table:table-cell table:formula="of:=SUM([.B284:.M284])-6" office:value-type="float" office:value="0.0647597976494581">
            <text:p>0.0647597976</text:p>
          </table:table-cell>
          <table:table-cell table:formula="of:=[.N284]-[.$G$6]" office:value-type="float" office:value="0.0885007881834172">
            <text:p>0.0885007882</text:p>
          </table:table-cell>
          <table:table-cell table:formula="of:=[.O284]*[.O284]" office:value-type="float" office:value="0.00783238950908607">
            <text:p>0.0078323895</text:p>
          </table:table-cell>
        </table:table-row>
        <table:table-row table:style-name="ro1">
          <table:table-cell/>
          <table:table-cell table:formula="of:=RAND()" office:value-type="float" office:value="0.739203383680433">
            <text:p>0.7392033837</text:p>
          </table:table-cell>
          <table:table-cell table:formula="of:=RAND()" office:value-type="float" office:value="0.575505286687985">
            <text:p>0.5755052867</text:p>
          </table:table-cell>
          <table:table-cell table:formula="of:=RAND()" office:value-type="float" office:value="0.639359958004206">
            <text:p>0.639359958</text:p>
          </table:table-cell>
          <table:table-cell table:formula="of:=RAND()" office:value-type="float" office:value="0.462542711524293">
            <text:p>0.4625427115</text:p>
          </table:table-cell>
          <table:table-cell table:formula="of:=RAND()" office:value-type="float" office:value="0.980844464618713">
            <text:p>0.9808444646</text:p>
          </table:table-cell>
          <table:table-cell table:formula="of:=RAND()" office:value-type="float" office:value="0.130522538209334">
            <text:p>0.1305225382</text:p>
          </table:table-cell>
          <table:table-cell table:formula="of:=RAND()" office:value-type="float" office:value="0.393293108325452">
            <text:p>0.3932931083</text:p>
          </table:table-cell>
          <table:table-cell table:formula="of:=RAND()" office:value-type="float" office:value="0.490589359309524">
            <text:p>0.4905893593</text:p>
          </table:table-cell>
          <table:table-cell table:formula="of:=RAND()" office:value-type="float" office:value="0.447083624312654">
            <text:p>0.4470836243</text:p>
          </table:table-cell>
          <table:table-cell table:formula="of:=RAND()" office:value-type="float" office:value="0.0460246703587472">
            <text:p>0.0460246704</text:p>
          </table:table-cell>
          <table:table-cell table:formula="of:=RAND()" office:value-type="float" office:value="0.765669224318117">
            <text:p>0.7656692243</text:p>
          </table:table-cell>
          <table:table-cell table:formula="of:=RAND()" office:value-type="float" office:value="0.731991185573861">
            <text:p>0.7319911856</text:p>
          </table:table-cell>
          <table:table-cell table:formula="of:=SUM([.B285:.M285])-6" office:value-type="float" office:value="0.402629514923319">
            <text:p>0.4026295149</text:p>
          </table:table-cell>
          <table:table-cell table:formula="of:=[.N285]-[.$G$6]" office:value-type="float" office:value="0.426370505457278">
            <text:p>0.4263705055</text:p>
          </table:table-cell>
          <table:table-cell table:formula="of:=[.O285]*[.O285]" office:value-type="float" office:value="0.181791807923895">
            <text:p>0.1817918079</text:p>
          </table:table-cell>
        </table:table-row>
        <table:table-row table:style-name="ro1">
          <table:table-cell/>
          <table:table-cell table:formula="of:=RAND()" office:value-type="float" office:value="0.438726468244568">
            <text:p>0.4387264682</text:p>
          </table:table-cell>
          <table:table-cell table:formula="of:=RAND()" office:value-type="float" office:value="0.963140970328823">
            <text:p>0.9631409703</text:p>
          </table:table-cell>
          <table:table-cell table:formula="of:=RAND()" office:value-type="float" office:value="0.471596684539691">
            <text:p>0.4715966845</text:p>
          </table:table-cell>
          <table:table-cell table:formula="of:=RAND()" office:value-type="float" office:value="0.923635475104675">
            <text:p>0.9236354751</text:p>
          </table:table-cell>
          <table:table-cell table:formula="of:=RAND()" office:value-type="float" office:value="0.428383824648336">
            <text:p>0.4283838246</text:p>
          </table:table-cell>
          <table:table-cell table:formula="of:=RAND()" office:value-type="float" office:value="0.566823917673901">
            <text:p>0.5668239177</text:p>
          </table:table-cell>
          <table:table-cell table:formula="of:=RAND()" office:value-type="float" office:value="0.322209495818242">
            <text:p>0.3222094958</text:p>
          </table:table-cell>
          <table:table-cell table:formula="of:=RAND()" office:value-type="float" office:value="0.213761255377904">
            <text:p>0.2137612554</text:p>
          </table:table-cell>
          <table:table-cell table:formula="of:=RAND()" office:value-type="float" office:value="0.264728289563209">
            <text:p>0.2647282896</text:p>
          </table:table-cell>
          <table:table-cell table:formula="of:=RAND()" office:value-type="float" office:value="0.398030335549265">
            <text:p>0.3980303355</text:p>
          </table:table-cell>
          <table:table-cell table:formula="of:=RAND()" office:value-type="float" office:value="0.150466444436461">
            <text:p>0.1504664444</text:p>
          </table:table-cell>
          <table:table-cell table:formula="of:=RAND()" office:value-type="float" office:value="0.483755994588137">
            <text:p>0.4837559946</text:p>
          </table:table-cell>
          <table:table-cell table:formula="of:=SUM([.B286:.M286])-6" office:value-type="float" office:value="-0.374740844126791">
            <text:p>-0.3747408441</text:p>
          </table:table-cell>
          <table:table-cell table:formula="of:=[.N286]-[.$G$6]" office:value-type="float" office:value="-0.350999853592832">
            <text:p>-0.3509998536</text:p>
          </table:table-cell>
          <table:table-cell table:formula="of:=[.O286]*[.O286]" office:value-type="float" office:value="0.123200897222189">
            <text:p>0.1232008972</text:p>
          </table:table-cell>
        </table:table-row>
        <table:table-row table:style-name="ro1">
          <table:table-cell/>
          <table:table-cell table:formula="of:=RAND()" office:value-type="float" office:value="0.0938338954001665">
            <text:p>0.0938338954</text:p>
          </table:table-cell>
          <table:table-cell table:formula="of:=RAND()" office:value-type="float" office:value="0.163102890364826">
            <text:p>0.1631028904</text:p>
          </table:table-cell>
          <table:table-cell table:formula="of:=RAND()" office:value-type="float" office:value="0.308251031674445">
            <text:p>0.3082510317</text:p>
          </table:table-cell>
          <table:table-cell table:formula="of:=RAND()" office:value-type="float" office:value="0.364896086510271">
            <text:p>0.3648960865</text:p>
          </table:table-cell>
          <table:table-cell table:formula="of:=RAND()" office:value-type="float" office:value="0.538668656023219">
            <text:p>0.538668656</text:p>
          </table:table-cell>
          <table:table-cell table:formula="of:=RAND()" office:value-type="float" office:value="0.0198899554088712">
            <text:p>0.0198899554</text:p>
          </table:table-cell>
          <table:table-cell table:formula="of:=RAND()" office:value-type="float" office:value="0.848800118779764">
            <text:p>0.8488001188</text:p>
          </table:table-cell>
          <table:table-cell table:formula="of:=RAND()" office:value-type="float" office:value="0.133240567520261">
            <text:p>0.1332405675</text:p>
          </table:table-cell>
          <table:table-cell table:formula="of:=RAND()" office:value-type="float" office:value="0.764119264204055">
            <text:p>0.7641192642</text:p>
          </table:table-cell>
          <table:table-cell table:formula="of:=RAND()" office:value-type="float" office:value="0.627134763402864">
            <text:p>0.6271347634</text:p>
          </table:table-cell>
          <table:table-cell table:formula="of:=RAND()" office:value-type="float" office:value="0.724538939073682">
            <text:p>0.7245389391</text:p>
          </table:table-cell>
          <table:table-cell table:formula="of:=RAND()" office:value-type="float" office:value="0.542864706134424">
            <text:p>0.5428647061</text:p>
          </table:table-cell>
          <table:table-cell table:formula="of:=SUM([.B287:.M287])-6" office:value-type="float" office:value="-0.870659125503153">
            <text:p>-0.8706591255</text:p>
          </table:table-cell>
          <table:table-cell table:formula="of:=[.N287]-[.$G$6]" office:value-type="float" office:value="-0.846918134969193">
            <text:p>-0.846918135</text:p>
          </table:table-cell>
          <table:table-cell table:formula="of:=[.O287]*[.O287]" office:value-type="float" office:value="0.717270327339697">
            <text:p>0.7172703273</text:p>
          </table:table-cell>
        </table:table-row>
        <table:table-row table:style-name="ro1">
          <table:table-cell/>
          <table:table-cell table:formula="of:=RAND()" office:value-type="float" office:value="0.762130077928305">
            <text:p>0.7621300779</text:p>
          </table:table-cell>
          <table:table-cell table:formula="of:=RAND()" office:value-type="float" office:value="0.361955762375146">
            <text:p>0.3619557624</text:p>
          </table:table-cell>
          <table:table-cell table:formula="of:=RAND()" office:value-type="float" office:value="0.111294068861753">
            <text:p>0.1112940689</text:p>
          </table:table-cell>
          <table:table-cell table:formula="of:=RAND()" office:value-type="float" office:value="0.419774676207453">
            <text:p>0.4197746762</text:p>
          </table:table-cell>
          <table:table-cell table:formula="of:=RAND()" office:value-type="float" office:value="0.649402903858572">
            <text:p>0.6494029039</text:p>
          </table:table-cell>
          <table:table-cell table:formula="of:=RAND()" office:value-type="float" office:value="0.203137181932107">
            <text:p>0.2031371819</text:p>
          </table:table-cell>
          <table:table-cell table:formula="of:=RAND()" office:value-type="float" office:value="0.0743926449213177">
            <text:p>0.0743926449</text:p>
          </table:table-cell>
          <table:table-cell table:formula="of:=RAND()" office:value-type="float" office:value="0.925276255700737">
            <text:p>0.9252762557</text:p>
          </table:table-cell>
          <table:table-cell table:formula="of:=RAND()" office:value-type="float" office:value="0.640513570746407">
            <text:p>0.6405135707</text:p>
          </table:table-cell>
          <table:table-cell table:formula="of:=RAND()" office:value-type="float" office:value="0.702212969772518">
            <text:p>0.7022129698</text:p>
          </table:table-cell>
          <table:table-cell table:formula="of:=RAND()" office:value-type="float" office:value="0.97123652137816">
            <text:p>0.9712365214</text:p>
          </table:table-cell>
          <table:table-cell table:formula="of:=RAND()" office:value-type="float" office:value="0.805801294278353">
            <text:p>0.8058012943</text:p>
          </table:table-cell>
          <table:table-cell table:formula="of:=SUM([.B288:.M288])-6" office:value-type="float" office:value="0.627127927960828">
            <text:p>0.627127928</text:p>
          </table:table-cell>
          <table:table-cell table:formula="of:=[.N288]-[.$G$6]" office:value-type="float" office:value="0.650868918494787">
            <text:p>0.6508689185</text:p>
          </table:table-cell>
          <table:table-cell table:formula="of:=[.O288]*[.O288]" office:value-type="float" office:value="0.423630349062574">
            <text:p>0.4236303491</text:p>
          </table:table-cell>
        </table:table-row>
        <table:table-row table:style-name="ro1">
          <table:table-cell/>
          <table:table-cell table:formula="of:=RAND()" office:value-type="float" office:value="0.714651642134413">
            <text:p>0.7146516421</text:p>
          </table:table-cell>
          <table:table-cell table:formula="of:=RAND()" office:value-type="float" office:value="0.391313633648679">
            <text:p>0.3913136336</text:p>
          </table:table-cell>
          <table:table-cell table:formula="of:=RAND()" office:value-type="float" office:value="0.407129787839949">
            <text:p>0.4071297878</text:p>
          </table:table-cell>
          <table:table-cell table:formula="of:=RAND()" office:value-type="float" office:value="0.58352083642967">
            <text:p>0.5835208364</text:p>
          </table:table-cell>
          <table:table-cell table:formula="of:=RAND()" office:value-type="float" office:value="0.00442421110346913">
            <text:p>0.0044242111</text:p>
          </table:table-cell>
          <table:table-cell table:formula="of:=RAND()" office:value-type="float" office:value="0.676226909738034">
            <text:p>0.6762269097</text:p>
          </table:table-cell>
          <table:table-cell table:formula="of:=RAND()" office:value-type="float" office:value="0.126757490681484">
            <text:p>0.1267574907</text:p>
          </table:table-cell>
          <table:table-cell table:formula="of:=RAND()" office:value-type="float" office:value="0.655313053168356">
            <text:p>0.6553130532</text:p>
          </table:table-cell>
          <table:table-cell table:formula="of:=RAND()" office:value-type="float" office:value="0.58520175027661">
            <text:p>0.5852017503</text:p>
          </table:table-cell>
          <table:table-cell table:formula="of:=RAND()" office:value-type="float" office:value="0.144365842919797">
            <text:p>0.1443658429</text:p>
          </table:table-cell>
          <table:table-cell table:formula="of:=RAND()" office:value-type="float" office:value="0.371489435900003">
            <text:p>0.3714894359</text:p>
          </table:table-cell>
          <table:table-cell table:formula="of:=RAND()" office:value-type="float" office:value="0.764773258240894">
            <text:p>0.7647732582</text:p>
          </table:table-cell>
          <table:table-cell table:formula="of:=SUM([.B289:.M289])-6" office:value-type="float" office:value="-0.574832147918642">
            <text:p>-0.5748321479</text:p>
          </table:table-cell>
          <table:table-cell table:formula="of:=[.N289]-[.$G$6]" office:value-type="float" office:value="-0.551091157384682">
            <text:p>-0.5510911574</text:p>
          </table:table-cell>
          <table:table-cell table:formula="of:=[.O289]*[.O289]" office:value-type="float" office:value="0.303701463747589">
            <text:p>0.3037014637</text:p>
          </table:table-cell>
        </table:table-row>
        <table:table-row table:style-name="ro1">
          <table:table-cell/>
          <table:table-cell table:formula="of:=RAND()" office:value-type="float" office:value="0.0132857300341129">
            <text:p>0.01328573</text:p>
          </table:table-cell>
          <table:table-cell table:formula="of:=RAND()" office:value-type="float" office:value="0.378530128626153">
            <text:p>0.3785301286</text:p>
          </table:table-cell>
          <table:table-cell table:formula="of:=RAND()" office:value-type="float" office:value="0.358054991113022">
            <text:p>0.3580549911</text:p>
          </table:table-cell>
          <table:table-cell table:formula="of:=RAND()" office:value-type="float" office:value="0.735811609309167">
            <text:p>0.7358116093</text:p>
          </table:table-cell>
          <table:table-cell table:formula="of:=RAND()" office:value-type="float" office:value="0.866237862734124">
            <text:p>0.8662378627</text:p>
          </table:table-cell>
          <table:table-cell table:formula="of:=RAND()" office:value-type="float" office:value="0.1369065833278">
            <text:p>0.1369065833</text:p>
          </table:table-cell>
          <table:table-cell table:formula="of:=RAND()" office:value-type="float" office:value="0.106444034492597">
            <text:p>0.1064440345</text:p>
          </table:table-cell>
          <table:table-cell table:formula="of:=RAND()" office:value-type="float" office:value="0.817203080747277">
            <text:p>0.8172030807</text:p>
          </table:table-cell>
          <table:table-cell table:formula="of:=RAND()" office:value-type="float" office:value="0.572183473734185">
            <text:p>0.5721834737</text:p>
          </table:table-cell>
          <table:table-cell table:formula="of:=RAND()" office:value-type="float" office:value="0.0589708194602281">
            <text:p>0.0589708195</text:p>
          </table:table-cell>
          <table:table-cell table:formula="of:=RAND()" office:value-type="float" office:value="0.717708729440346">
            <text:p>0.7177087294</text:p>
          </table:table-cell>
          <table:table-cell table:formula="of:=RAND()" office:value-type="float" office:value="0.497040942078456">
            <text:p>0.4970409421</text:p>
          </table:table-cell>
          <table:table-cell table:formula="of:=SUM([.B290:.M290])-6" office:value-type="float" office:value="-0.741622014902532">
            <text:p>-0.7416220149</text:p>
          </table:table-cell>
          <table:table-cell table:formula="of:=[.N290]-[.$G$6]" office:value-type="float" office:value="-0.717881024368573">
            <text:p>-0.7178810244</text:p>
          </table:table-cell>
          <table:table-cell table:formula="of:=[.O290]*[.O290]" office:value-type="float" office:value="0.515353165148472">
            <text:p>0.5153531651</text:p>
          </table:table-cell>
        </table:table-row>
        <table:table-row table:style-name="ro1">
          <table:table-cell/>
          <table:table-cell table:formula="of:=RAND()" office:value-type="float" office:value="0.602456001797691">
            <text:p>0.6024560018</text:p>
          </table:table-cell>
          <table:table-cell table:formula="of:=RAND()" office:value-type="float" office:value="0.0580810238607228">
            <text:p>0.0580810239</text:p>
          </table:table-cell>
          <table:table-cell table:formula="of:=RAND()" office:value-type="float" office:value="0.595863158116117">
            <text:p>0.5958631581</text:p>
          </table:table-cell>
          <table:table-cell table:formula="of:=RAND()" office:value-type="float" office:value="0.976349351694807">
            <text:p>0.9763493517</text:p>
          </table:table-cell>
          <table:table-cell table:formula="of:=RAND()" office:value-type="float" office:value="0.987895247293636">
            <text:p>0.9878952473</text:p>
          </table:table-cell>
          <table:table-cell table:formula="of:=RAND()" office:value-type="float" office:value="0.602169280871749">
            <text:p>0.6021692809</text:p>
          </table:table-cell>
          <table:table-cell table:formula="of:=RAND()" office:value-type="float" office:value="0.641983582405373">
            <text:p>0.6419835824</text:p>
          </table:table-cell>
          <table:table-cell table:formula="of:=RAND()" office:value-type="float" office:value="0.75622059754096">
            <text:p>0.7562205975</text:p>
          </table:table-cell>
          <table:table-cell table:formula="of:=RAND()" office:value-type="float" office:value="0.209363887086511">
            <text:p>0.2093638871</text:p>
          </table:table-cell>
          <table:table-cell table:formula="of:=RAND()" office:value-type="float" office:value="0.617642181692645">
            <text:p>0.6176421817</text:p>
          </table:table-cell>
          <table:table-cell table:formula="of:=RAND()" office:value-type="float" office:value="0.0316209134180099">
            <text:p>0.0316209134</text:p>
          </table:table-cell>
          <table:table-cell table:formula="of:=RAND()" office:value-type="float" office:value="0.852352085523307">
            <text:p>0.8523520855</text:p>
          </table:table-cell>
          <table:table-cell table:formula="of:=SUM([.B291:.M291])-6" office:value-type="float" office:value="0.931997311301529">
            <text:p>0.9319973113</text:p>
          </table:table-cell>
          <table:table-cell table:formula="of:=[.N291]-[.$G$6]" office:value-type="float" office:value="0.955738301835489">
            <text:p>0.9557383018</text:p>
          </table:table-cell>
          <table:table-cell table:formula="of:=[.O291]*[.O291]" office:value-type="float" office:value="0.913435701595383">
            <text:p>0.9134357016</text:p>
          </table:table-cell>
        </table:table-row>
        <table:table-row table:style-name="ro1">
          <table:table-cell/>
          <table:table-cell table:formula="of:=RAND()" office:value-type="float" office:value="0.522185080451891">
            <text:p>0.5221850805</text:p>
          </table:table-cell>
          <table:table-cell table:formula="of:=RAND()" office:value-type="float" office:value="0.907518386375159">
            <text:p>0.9075183864</text:p>
          </table:table-cell>
          <table:table-cell table:formula="of:=RAND()" office:value-type="float" office:value="0.57501678285189">
            <text:p>0.5750167829</text:p>
          </table:table-cell>
          <table:table-cell table:formula="of:=RAND()" office:value-type="float" office:value="0.625682454789057">
            <text:p>0.6256824548</text:p>
          </table:table-cell>
          <table:table-cell table:formula="of:=RAND()" office:value-type="float" office:value="0.604793757433072">
            <text:p>0.6047937574</text:p>
          </table:table-cell>
          <table:table-cell table:formula="of:=RAND()" office:value-type="float" office:value="0.687672878615558">
            <text:p>0.6876728786</text:p>
          </table:table-cell>
          <table:table-cell table:formula="of:=RAND()" office:value-type="float" office:value="0.095003675436601">
            <text:p>0.0950036754</text:p>
          </table:table-cell>
          <table:table-cell table:formula="of:=RAND()" office:value-type="float" office:value="0.132941684219986">
            <text:p>0.1329416842</text:p>
          </table:table-cell>
          <table:table-cell table:formula="of:=RAND()" office:value-type="float" office:value="0.936525386525318">
            <text:p>0.9365253865</text:p>
          </table:table-cell>
          <table:table-cell table:formula="of:=RAND()" office:value-type="float" office:value="0.923169687390327">
            <text:p>0.9231696874</text:p>
          </table:table-cell>
          <table:table-cell table:formula="of:=RAND()" office:value-type="float" office:value="0.308494305703789">
            <text:p>0.3084943057</text:p>
          </table:table-cell>
          <table:table-cell table:formula="of:=RAND()" office:value-type="float" office:value="0.635949574410915">
            <text:p>0.6359495744</text:p>
          </table:table-cell>
          <table:table-cell table:formula="of:=SUM([.B292:.M292])-6" office:value-type="float" office:value="0.954953654203564">
            <text:p>0.9549536542</text:p>
          </table:table-cell>
          <table:table-cell table:formula="of:=[.N292]-[.$G$6]" office:value-type="float" office:value="0.978694644737523">
            <text:p>0.9786946447</text:p>
          </table:table-cell>
          <table:table-cell table:formula="of:=[.O292]*[.O292]" office:value-type="float" office:value="0.957843207637906">
            <text:p>0.9578432076</text:p>
          </table:table-cell>
        </table:table-row>
        <table:table-row table:style-name="ro1">
          <table:table-cell/>
          <table:table-cell table:formula="of:=RAND()" office:value-type="float" office:value="0.363349538994953">
            <text:p>0.363349539</text:p>
          </table:table-cell>
          <table:table-cell table:formula="of:=RAND()" office:value-type="float" office:value="0.842780273640528">
            <text:p>0.8427802736</text:p>
          </table:table-cell>
          <table:table-cell table:formula="of:=RAND()" office:value-type="float" office:value="0.929882431402803">
            <text:p>0.9298824314</text:p>
          </table:table-cell>
          <table:table-cell table:formula="of:=RAND()" office:value-type="float" office:value="0.462670520646498">
            <text:p>0.4626705206</text:p>
          </table:table-cell>
          <table:table-cell table:formula="of:=RAND()" office:value-type="float" office:value="0.716301542008296">
            <text:p>0.716301542</text:p>
          </table:table-cell>
          <table:table-cell table:formula="of:=RAND()" office:value-type="float" office:value="0.535117299295962">
            <text:p>0.5351172993</text:p>
          </table:table-cell>
          <table:table-cell table:formula="of:=RAND()" office:value-type="float" office:value="0.655255762394518">
            <text:p>0.6552557624</text:p>
          </table:table-cell>
          <table:table-cell table:formula="of:=RAND()" office:value-type="float" office:value="0.354565093060955">
            <text:p>0.3545650931</text:p>
          </table:table-cell>
          <table:table-cell table:formula="of:=RAND()" office:value-type="float" office:value="0.687111465027556">
            <text:p>0.687111465</text:p>
          </table:table-cell>
          <table:table-cell table:formula="of:=RAND()" office:value-type="float" office:value="0.301205296535045">
            <text:p>0.3012052965</text:p>
          </table:table-cell>
          <table:table-cell table:formula="of:=RAND()" office:value-type="float" office:value="0.658216968178749">
            <text:p>0.6582169682</text:p>
          </table:table-cell>
          <table:table-cell table:formula="of:=RAND()" office:value-type="float" office:value="0.195114901289344">
            <text:p>0.1951149013</text:p>
          </table:table-cell>
          <table:table-cell table:formula="of:=SUM([.B293:.M293])-6" office:value-type="float" office:value="0.701571092475206">
            <text:p>0.7015710925</text:p>
          </table:table-cell>
          <table:table-cell table:formula="of:=[.N293]-[.$G$6]" office:value-type="float" office:value="0.725312083009165">
            <text:p>0.725312083</text:p>
          </table:table-cell>
          <table:table-cell table:formula="of:=[.O293]*[.O293]" office:value-type="float" office:value="0.526077617759094">
            <text:p>0.5260776178</text:p>
          </table:table-cell>
        </table:table-row>
        <table:table-row table:style-name="ro1">
          <table:table-cell/>
          <table:table-cell table:formula="of:=RAND()" office:value-type="float" office:value="0.468750399770215">
            <text:p>0.4687503998</text:p>
          </table:table-cell>
          <table:table-cell table:formula="of:=RAND()" office:value-type="float" office:value="0.139548718230799">
            <text:p>0.1395487182</text:p>
          </table:table-cell>
          <table:table-cell table:formula="of:=RAND()" office:value-type="float" office:value="0.209289865801111">
            <text:p>0.2092898658</text:p>
          </table:table-cell>
          <table:table-cell table:formula="of:=RAND()" office:value-type="float" office:value="0.0507513079792261">
            <text:p>0.050751308</text:p>
          </table:table-cell>
          <table:table-cell table:formula="of:=RAND()" office:value-type="float" office:value="0.392706936225295">
            <text:p>0.3927069362</text:p>
          </table:table-cell>
          <table:table-cell table:formula="of:=RAND()" office:value-type="float" office:value="0.523216531379148">
            <text:p>0.5232165314</text:p>
          </table:table-cell>
          <table:table-cell table:formula="of:=RAND()" office:value-type="float" office:value="0.714171066880226">
            <text:p>0.7141710669</text:p>
          </table:table-cell>
          <table:table-cell table:formula="of:=RAND()" office:value-type="float" office:value="0.932164619909599">
            <text:p>0.9321646199</text:p>
          </table:table-cell>
          <table:table-cell table:formula="of:=RAND()" office:value-type="float" office:value="0.342603490687907">
            <text:p>0.3426034907</text:p>
          </table:table-cell>
          <table:table-cell table:formula="of:=RAND()" office:value-type="float" office:value="0.787342061055824">
            <text:p>0.7873420611</text:p>
          </table:table-cell>
          <table:table-cell table:formula="of:=RAND()" office:value-type="float" office:value="0.484748454531655">
            <text:p>0.4847484545</text:p>
          </table:table-cell>
          <table:table-cell table:formula="of:=RAND()" office:value-type="float" office:value="0.45136469299905">
            <text:p>0.451364693</text:p>
          </table:table-cell>
          <table:table-cell table:formula="of:=SUM([.B294:.M294])-6" office:value-type="float" office:value="-0.503341854549944">
            <text:p>-0.5033418545</text:p>
          </table:table-cell>
          <table:table-cell table:formula="of:=[.N294]-[.$G$6]" office:value-type="float" office:value="-0.479600864015985">
            <text:p>-0.479600864</text:p>
          </table:table-cell>
          <table:table-cell table:formula="of:=[.O294]*[.O294]" office:value-type="float" office:value="0.23001698876488">
            <text:p>0.2300169888</text:p>
          </table:table-cell>
        </table:table-row>
        <table:table-row table:style-name="ro1">
          <table:table-cell/>
          <table:table-cell table:formula="of:=RAND()" office:value-type="float" office:value="0.296219945885241">
            <text:p>0.2962199459</text:p>
          </table:table-cell>
          <table:table-cell table:formula="of:=RAND()" office:value-type="float" office:value="0.2054510966409">
            <text:p>0.2054510966</text:p>
          </table:table-cell>
          <table:table-cell table:formula="of:=RAND()" office:value-type="float" office:value="0.453090561786667">
            <text:p>0.4530905618</text:p>
          </table:table-cell>
          <table:table-cell table:formula="of:=RAND()" office:value-type="float" office:value="0.906666294904426">
            <text:p>0.9066662949</text:p>
          </table:table-cell>
          <table:table-cell table:formula="of:=RAND()" office:value-type="float" office:value="0.207209917949513">
            <text:p>0.2072099179</text:p>
          </table:table-cell>
          <table:table-cell table:formula="of:=RAND()" office:value-type="float" office:value="0.255435291444883">
            <text:p>0.2554352914</text:p>
          </table:table-cell>
          <table:table-cell table:formula="of:=RAND()" office:value-type="float" office:value="0.930157464696094">
            <text:p>0.9301574647</text:p>
          </table:table-cell>
          <table:table-cell table:formula="of:=RAND()" office:value-type="float" office:value="0.591339048231021">
            <text:p>0.5913390482</text:p>
          </table:table-cell>
          <table:table-cell table:formula="of:=RAND()" office:value-type="float" office:value="0.997640496119857">
            <text:p>0.9976404961</text:p>
          </table:table-cell>
          <table:table-cell table:formula="of:=RAND()" office:value-type="float" office:value="0.204011216992512">
            <text:p>0.204011217</text:p>
          </table:table-cell>
          <table:table-cell table:formula="of:=RAND()" office:value-type="float" office:value="0.429775351658464">
            <text:p>0.4297753517</text:p>
          </table:table-cell>
          <table:table-cell table:formula="of:=RAND()" office:value-type="float" office:value="0.623194967396557">
            <text:p>0.6231949674</text:p>
          </table:table-cell>
          <table:table-cell table:formula="of:=SUM([.B295:.M295])-6" office:value-type="float" office:value="0.100191653706133">
            <text:p>0.1001916537</text:p>
          </table:table-cell>
          <table:table-cell table:formula="of:=[.N295]-[.$G$6]" office:value-type="float" office:value="0.123932644240092">
            <text:p>0.1239326442</text:p>
          </table:table-cell>
          <table:table-cell table:formula="of:=[.O295]*[.O295]" office:value-type="float" office:value="0.0153593003083413">
            <text:p>0.0153593003</text:p>
          </table:table-cell>
        </table:table-row>
        <table:table-row table:style-name="ro1">
          <table:table-cell/>
          <table:table-cell table:formula="of:=RAND()" office:value-type="float" office:value="0.751583400648087">
            <text:p>0.7515834006</text:p>
          </table:table-cell>
          <table:table-cell table:formula="of:=RAND()" office:value-type="float" office:value="0.773191896965727">
            <text:p>0.773191897</text:p>
          </table:table-cell>
          <table:table-cell table:formula="of:=RAND()" office:value-type="float" office:value="0.915975390700623">
            <text:p>0.9159753907</text:p>
          </table:table-cell>
          <table:table-cell table:formula="of:=RAND()" office:value-type="float" office:value="0.111792251467705">
            <text:p>0.1117922515</text:p>
          </table:table-cell>
          <table:table-cell table:formula="of:=RAND()" office:value-type="float" office:value="0.416568208951503">
            <text:p>0.416568209</text:p>
          </table:table-cell>
          <table:table-cell table:formula="of:=RAND()" office:value-type="float" office:value="0.574455484980717">
            <text:p>0.574455485</text:p>
          </table:table-cell>
          <table:table-cell table:formula="of:=RAND()" office:value-type="float" office:value="0.823310920735821">
            <text:p>0.8233109207</text:p>
          </table:table-cell>
          <table:table-cell table:formula="of:=RAND()" office:value-type="float" office:value="0.168052181834355">
            <text:p>0.1680521818</text:p>
          </table:table-cell>
          <table:table-cell table:formula="of:=RAND()" office:value-type="float" office:value="0.225390606559813">
            <text:p>0.2253906066</text:p>
          </table:table-cell>
          <table:table-cell table:formula="of:=RAND()" office:value-type="float" office:value="0.203783414326608">
            <text:p>0.2037834143</text:p>
          </table:table-cell>
          <table:table-cell table:formula="of:=RAND()" office:value-type="float" office:value="0.597763307625428">
            <text:p>0.5977633076</text:p>
          </table:table-cell>
          <table:table-cell table:formula="of:=RAND()" office:value-type="float" office:value="0.86950542172417">
            <text:p>0.8695054217</text:p>
          </table:table-cell>
          <table:table-cell table:formula="of:=SUM([.B296:.M296])-6" office:value-type="float" office:value="0.431372486520559">
            <text:p>0.4313724865</text:p>
          </table:table-cell>
          <table:table-cell table:formula="of:=[.N296]-[.$G$6]" office:value-type="float" office:value="0.455113477054518">
            <text:p>0.4551134771</text:p>
          </table:table-cell>
          <table:table-cell table:formula="of:=[.O296]*[.O296]" office:value-type="float" office:value="0.207128276996653">
            <text:p>0.207128277</text:p>
          </table:table-cell>
        </table:table-row>
        <table:table-row table:style-name="ro1">
          <table:table-cell/>
          <table:table-cell table:formula="of:=RAND()" office:value-type="float" office:value="0.552368100965396">
            <text:p>0.552368101</text:p>
          </table:table-cell>
          <table:table-cell table:formula="of:=RAND()" office:value-type="float" office:value="0.519146536011249">
            <text:p>0.519146536</text:p>
          </table:table-cell>
          <table:table-cell table:formula="of:=RAND()" office:value-type="float" office:value="0.364374983590096">
            <text:p>0.3643749836</text:p>
          </table:table-cell>
          <table:table-cell table:formula="of:=RAND()" office:value-type="float" office:value="0.926960215903819">
            <text:p>0.9269602159</text:p>
          </table:table-cell>
          <table:table-cell table:formula="of:=RAND()" office:value-type="float" office:value="0.329703334486112">
            <text:p>0.3297033345</text:p>
          </table:table-cell>
          <table:table-cell table:formula="of:=RAND()" office:value-type="float" office:value="0.95092702889815">
            <text:p>0.9509270289</text:p>
          </table:table-cell>
          <table:table-cell table:formula="of:=RAND()" office:value-type="float" office:value="0.427590509643778">
            <text:p>0.4275905096</text:p>
          </table:table-cell>
          <table:table-cell table:formula="of:=RAND()" office:value-type="float" office:value="0.628572165500373">
            <text:p>0.6285721655</text:p>
          </table:table-cell>
          <table:table-cell table:formula="of:=RAND()" office:value-type="float" office:value="0.247727437177673">
            <text:p>0.2477274372</text:p>
          </table:table-cell>
          <table:table-cell table:formula="of:=RAND()" office:value-type="float" office:value="0.320154240587726">
            <text:p>0.3201542406</text:p>
          </table:table-cell>
          <table:table-cell table:formula="of:=RAND()" office:value-type="float" office:value="0.13143338705413">
            <text:p>0.1314333871</text:p>
          </table:table-cell>
          <table:table-cell table:formula="of:=RAND()" office:value-type="float" office:value="0.995129318442196">
            <text:p>0.9951293184</text:p>
          </table:table-cell>
          <table:table-cell table:formula="of:=SUM([.B297:.M297])-6" office:value-type="float" office:value="0.394087258260697">
            <text:p>0.3940872583</text:p>
          </table:table-cell>
          <table:table-cell table:formula="of:=[.N297]-[.$G$6]" office:value-type="float" office:value="0.417828248794656">
            <text:p>0.4178282488</text:p>
          </table:table-cell>
          <table:table-cell table:formula="of:=[.O297]*[.O297]" office:value-type="float" office:value="0.174580445490809">
            <text:p>0.1745804455</text:p>
          </table:table-cell>
        </table:table-row>
        <table:table-row table:style-name="ro1">
          <table:table-cell/>
          <table:table-cell table:formula="of:=RAND()" office:value-type="float" office:value="0.049071335233748">
            <text:p>0.0490713352</text:p>
          </table:table-cell>
          <table:table-cell table:formula="of:=RAND()" office:value-type="float" office:value="0.377704481827095">
            <text:p>0.3777044818</text:p>
          </table:table-cell>
          <table:table-cell table:formula="of:=RAND()" office:value-type="float" office:value="0.325942769646645">
            <text:p>0.3259427696</text:p>
          </table:table-cell>
          <table:table-cell table:formula="of:=RAND()" office:value-type="float" office:value="0.233804895076901">
            <text:p>0.2338048951</text:p>
          </table:table-cell>
          <table:table-cell table:formula="of:=RAND()" office:value-type="float" office:value="0.0529427372384816">
            <text:p>0.0529427372</text:p>
          </table:table-cell>
          <table:table-cell table:formula="of:=RAND()" office:value-type="float" office:value="0.0390123324468732">
            <text:p>0.0390123324</text:p>
          </table:table-cell>
          <table:table-cell table:formula="of:=RAND()" office:value-type="float" office:value="0.232330088736489">
            <text:p>0.2323300887</text:p>
          </table:table-cell>
          <table:table-cell table:formula="of:=RAND()" office:value-type="float" office:value="0.263802750268951">
            <text:p>0.2638027503</text:p>
          </table:table-cell>
          <table:table-cell table:formula="of:=RAND()" office:value-type="float" office:value="0.130660817027092">
            <text:p>0.130660817</text:p>
          </table:table-cell>
          <table:table-cell table:formula="of:=RAND()" office:value-type="float" office:value="0.81703239469789">
            <text:p>0.8170323947</text:p>
          </table:table-cell>
          <table:table-cell table:formula="of:=RAND()" office:value-type="float" office:value="0.375308068236336">
            <text:p>0.3753080682</text:p>
          </table:table-cell>
          <table:table-cell table:formula="of:=RAND()" office:value-type="float" office:value="0.143498339457437">
            <text:p>0.1434983395</text:p>
          </table:table-cell>
          <table:table-cell table:formula="of:=SUM([.B298:.M298])-6" office:value-type="float" office:value="-2.95888899010606">
            <text:p>-2.9588889901</text:p>
          </table:table-cell>
          <table:table-cell table:formula="of:=[.N298]-[.$G$6]" office:value-type="float" office:value="-2.9351479995721">
            <text:p>-2.9351479996</text:p>
          </table:table-cell>
          <table:table-cell table:formula="of:=[.O298]*[.O298]" office:value-type="float" office:value="8.61509377939211">
            <text:p>8.6150937794</text:p>
          </table:table-cell>
        </table:table-row>
        <table:table-row table:style-name="ro1">
          <table:table-cell/>
          <table:table-cell table:formula="of:=RAND()" office:value-type="float" office:value="0.87781361094676">
            <text:p>0.8778136109</text:p>
          </table:table-cell>
          <table:table-cell table:formula="of:=RAND()" office:value-type="float" office:value="0.725201460532844">
            <text:p>0.7252014605</text:p>
          </table:table-cell>
          <table:table-cell table:formula="of:=RAND()" office:value-type="float" office:value="0.44502822868526">
            <text:p>0.4450282287</text:p>
          </table:table-cell>
          <table:table-cell table:formula="of:=RAND()" office:value-type="float" office:value="0.333340264623985">
            <text:p>0.3333402646</text:p>
          </table:table-cell>
          <table:table-cell table:formula="of:=RAND()" office:value-type="float" office:value="0.863617069786415">
            <text:p>0.8636170698</text:p>
          </table:table-cell>
          <table:table-cell table:formula="of:=RAND()" office:value-type="float" office:value="0.521060642087832">
            <text:p>0.5210606421</text:p>
          </table:table-cell>
          <table:table-cell table:formula="of:=RAND()" office:value-type="float" office:value="0.235148679697886">
            <text:p>0.2351486797</text:p>
          </table:table-cell>
          <table:table-cell table:formula="of:=RAND()" office:value-type="float" office:value="0.488491506781429">
            <text:p>0.4884915068</text:p>
          </table:table-cell>
          <table:table-cell table:formula="of:=RAND()" office:value-type="float" office:value="0.801374679198489">
            <text:p>0.8013746792</text:p>
          </table:table-cell>
          <table:table-cell table:formula="of:=RAND()" office:value-type="float" office:value="0.0695446119643748">
            <text:p>0.069544612</text:p>
          </table:table-cell>
          <table:table-cell table:formula="of:=RAND()" office:value-type="float" office:value="0.176837836625054">
            <text:p>0.1768378366</text:p>
          </table:table-cell>
          <table:table-cell table:formula="of:=RAND()" office:value-type="float" office:value="0.622387326555327">
            <text:p>0.6223873266</text:p>
          </table:table-cell>
          <table:table-cell table:formula="of:=SUM([.B299:.M299])-6" office:value-type="float" office:value="0.159845917485654">
            <text:p>0.1598459175</text:p>
          </table:table-cell>
          <table:table-cell table:formula="of:=[.N299]-[.$G$6]" office:value-type="float" office:value="0.183586908019613">
            <text:p>0.183586908</text:p>
          </table:table-cell>
          <table:table-cell table:formula="of:=[.O299]*[.O299]" office:value-type="float" office:value="0.033704152796202">
            <text:p>0.0337041528</text:p>
          </table:table-cell>
        </table:table-row>
        <table:table-row table:style-name="ro1">
          <table:table-cell/>
          <table:table-cell table:formula="of:=RAND()" office:value-type="float" office:value="0.100720087531954">
            <text:p>0.1007200875</text:p>
          </table:table-cell>
          <table:table-cell table:formula="of:=RAND()" office:value-type="float" office:value="0.545272108633071">
            <text:p>0.5452721086</text:p>
          </table:table-cell>
          <table:table-cell table:formula="of:=RAND()" office:value-type="float" office:value="0.876184676541016">
            <text:p>0.8761846765</text:p>
          </table:table-cell>
          <table:table-cell table:formula="of:=RAND()" office:value-type="float" office:value="0.614996333839372">
            <text:p>0.6149963338</text:p>
          </table:table-cell>
          <table:table-cell table:formula="of:=RAND()" office:value-type="float" office:value="0.254493806976825">
            <text:p>0.254493807</text:p>
          </table:table-cell>
          <table:table-cell table:formula="of:=RAND()" office:value-type="float" office:value="0.89267721096985">
            <text:p>0.892677211</text:p>
          </table:table-cell>
          <table:table-cell table:formula="of:=RAND()" office:value-type="float" office:value="0.00781443389132619">
            <text:p>0.0078144339</text:p>
          </table:table-cell>
          <table:table-cell table:formula="of:=RAND()" office:value-type="float" office:value="0.0763541995547712">
            <text:p>0.0763541996</text:p>
          </table:table-cell>
          <table:table-cell table:formula="of:=RAND()" office:value-type="float" office:value="0.362680292222649">
            <text:p>0.3626802922</text:p>
          </table:table-cell>
          <table:table-cell table:formula="of:=RAND()" office:value-type="float" office:value="0.498084369814023">
            <text:p>0.4980843698</text:p>
          </table:table-cell>
          <table:table-cell table:formula="of:=RAND()" office:value-type="float" office:value="0.733851788798347">
            <text:p>0.7338517888</text:p>
          </table:table-cell>
          <table:table-cell table:formula="of:=RAND()" office:value-type="float" office:value="0.176827472168952">
            <text:p>0.1768274722</text:p>
          </table:table-cell>
          <table:table-cell table:formula="of:=SUM([.B300:.M300])-6" office:value-type="float" office:value="-0.860043219057843">
            <text:p>-0.8600432191</text:p>
          </table:table-cell>
          <table:table-cell table:formula="of:=[.N300]-[.$G$6]" office:value-type="float" office:value="-0.836302228523884">
            <text:p>-0.8363022285</text:p>
          </table:table-cell>
          <table:table-cell table:formula="of:=[.O300]*[.O300]" office:value-type="float" office:value="0.699401417434015">
            <text:p>0.6994014174</text:p>
          </table:table-cell>
        </table:table-row>
        <table:table-row table:style-name="ro1">
          <table:table-cell/>
          <table:table-cell table:formula="of:=RAND()" office:value-type="float" office:value="0.806800011312589">
            <text:p>0.8068000113</text:p>
          </table:table-cell>
          <table:table-cell table:formula="of:=RAND()" office:value-type="float" office:value="0.266075884457678">
            <text:p>0.2660758845</text:p>
          </table:table-cell>
          <table:table-cell table:formula="of:=RAND()" office:value-type="float" office:value="0.474163922248408">
            <text:p>0.4741639222</text:p>
          </table:table-cell>
          <table:table-cell table:formula="of:=RAND()" office:value-type="float" office:value="0.430059731937945">
            <text:p>0.4300597319</text:p>
          </table:table-cell>
          <table:table-cell table:formula="of:=RAND()" office:value-type="float" office:value="0.583111740415916">
            <text:p>0.5831117404</text:p>
          </table:table-cell>
          <table:table-cell table:formula="of:=RAND()" office:value-type="float" office:value="0.298747569788247">
            <text:p>0.2987475698</text:p>
          </table:table-cell>
          <table:table-cell table:formula="of:=RAND()" office:value-type="float" office:value="0.910368886077777">
            <text:p>0.9103688861</text:p>
          </table:table-cell>
          <table:table-cell table:formula="of:=RAND()" office:value-type="float" office:value="0.910775165772066">
            <text:p>0.9107751658</text:p>
          </table:table-cell>
          <table:table-cell table:formula="of:=RAND()" office:value-type="float" office:value="0.190818018047139">
            <text:p>0.190818018</text:p>
          </table:table-cell>
          <table:table-cell table:formula="of:=RAND()" office:value-type="float" office:value="0.0257954839617014">
            <text:p>0.025795484</text:p>
          </table:table-cell>
          <table:table-cell table:formula="of:=RAND()" office:value-type="float" office:value="0.300812209490687">
            <text:p>0.3008122095</text:p>
          </table:table-cell>
          <table:table-cell table:formula="of:=RAND()" office:value-type="float" office:value="0.114995785756037">
            <text:p>0.1149957858</text:p>
          </table:table-cell>
          <table:table-cell table:formula="of:=SUM([.B301:.M301])-6" office:value-type="float" office:value="-0.687475590733811">
            <text:p>-0.6874755907</text:p>
          </table:table-cell>
          <table:table-cell table:formula="of:=[.N301]-[.$G$6]" office:value-type="float" office:value="-0.663734600199852">
            <text:p>-0.6637346002</text:p>
          </table:table-cell>
          <table:table-cell table:formula="of:=[.O301]*[.O301]" office:value-type="float" office:value="0.440543619502458">
            <text:p>0.4405436195</text:p>
          </table:table-cell>
        </table:table-row>
        <table:table-row table:style-name="ro1">
          <table:table-cell/>
          <table:table-cell table:formula="of:=RAND()" office:value-type="float" office:value="0.379617274040356">
            <text:p>0.379617274</text:p>
          </table:table-cell>
          <table:table-cell table:formula="of:=RAND()" office:value-type="float" office:value="0.0733736427500844">
            <text:p>0.0733736428</text:p>
          </table:table-cell>
          <table:table-cell table:formula="of:=RAND()" office:value-type="float" office:value="0.00603240146301687">
            <text:p>0.0060324015</text:p>
          </table:table-cell>
          <table:table-cell table:formula="of:=RAND()" office:value-type="float" office:value="0.54007933777757">
            <text:p>0.5400793378</text:p>
          </table:table-cell>
          <table:table-cell table:formula="of:=RAND()" office:value-type="float" office:value="0.223594703711569">
            <text:p>0.2235947037</text:p>
          </table:table-cell>
          <table:table-cell table:formula="of:=RAND()" office:value-type="float" office:value="0.807620610343292">
            <text:p>0.8076206103</text:p>
          </table:table-cell>
          <table:table-cell table:formula="of:=RAND()" office:value-type="float" office:value="0.666656656190753">
            <text:p>0.6666566562</text:p>
          </table:table-cell>
          <table:table-cell table:formula="of:=RAND()" office:value-type="float" office:value="0.786523695569485">
            <text:p>0.7865236956</text:p>
          </table:table-cell>
          <table:table-cell table:formula="of:=RAND()" office:value-type="float" office:value="0.222087822621688">
            <text:p>0.2220878226</text:p>
          </table:table-cell>
          <table:table-cell table:formula="of:=RAND()" office:value-type="float" office:value="0.970084527274594">
            <text:p>0.9700845273</text:p>
          </table:table-cell>
          <table:table-cell table:formula="of:=RAND()" office:value-type="float" office:value="0.728898389730603">
            <text:p>0.7288983897</text:p>
          </table:table-cell>
          <table:table-cell table:formula="of:=RAND()" office:value-type="float" office:value="0.0582959877792746">
            <text:p>0.0582959878</text:p>
          </table:table-cell>
          <table:table-cell table:formula="of:=SUM([.B302:.M302])-6" office:value-type="float" office:value="-0.537134950747713">
            <text:p>-0.5371349507</text:p>
          </table:table-cell>
          <table:table-cell table:formula="of:=[.N302]-[.$G$6]" office:value-type="float" office:value="-0.513393960213754">
            <text:p>-0.5133939602</text:p>
          </table:table-cell>
          <table:table-cell table:formula="of:=[.O302]*[.O302]" office:value-type="float" office:value="0.263573358383962">
            <text:p>0.2635733584</text:p>
          </table:table-cell>
        </table:table-row>
        <table:table-row table:style-name="ro1">
          <table:table-cell/>
          <table:table-cell table:formula="of:=RAND()" office:value-type="float" office:value="0.138376437826082">
            <text:p>0.1383764378</text:p>
          </table:table-cell>
          <table:table-cell table:formula="of:=RAND()" office:value-type="float" office:value="0.868640434462577">
            <text:p>0.8686404345</text:p>
          </table:table-cell>
          <table:table-cell table:formula="of:=RAND()" office:value-type="float" office:value="0.701488405233249">
            <text:p>0.7014884052</text:p>
          </table:table-cell>
          <table:table-cell table:formula="of:=RAND()" office:value-type="float" office:value="0.856752534629777">
            <text:p>0.8567525346</text:p>
          </table:table-cell>
          <table:table-cell table:formula="of:=RAND()" office:value-type="float" office:value="0.84236654615961">
            <text:p>0.8423665462</text:p>
          </table:table-cell>
          <table:table-cell table:formula="of:=RAND()" office:value-type="float" office:value="0.274388640420511">
            <text:p>0.2743886404</text:p>
          </table:table-cell>
          <table:table-cell table:formula="of:=RAND()" office:value-type="float" office:value="0.716645311331376">
            <text:p>0.7166453113</text:p>
          </table:table-cell>
          <table:table-cell table:formula="of:=RAND()" office:value-type="float" office:value="0.166630992898718">
            <text:p>0.1666309929</text:p>
          </table:table-cell>
          <table:table-cell table:formula="of:=RAND()" office:value-type="float" office:value="0.237600327003747">
            <text:p>0.237600327</text:p>
          </table:table-cell>
          <table:table-cell table:formula="of:=RAND()" office:value-type="float" office:value="0.298020208487287">
            <text:p>0.2980202085</text:p>
          </table:table-cell>
          <table:table-cell table:formula="of:=RAND()" office:value-type="float" office:value="0.35094478726387">
            <text:p>0.3509447873</text:p>
          </table:table-cell>
          <table:table-cell table:formula="of:=RAND()" office:value-type="float" office:value="0.585109951905906">
            <text:p>0.5851099519</text:p>
          </table:table-cell>
          <table:table-cell table:formula="of:=SUM([.B303:.M303])-6" office:value-type="float" office:value="0.0369645776227117">
            <text:p>0.0369645776</text:p>
          </table:table-cell>
          <table:table-cell table:formula="of:=[.N303]-[.$G$6]" office:value-type="float" office:value="0.0607055681566708">
            <text:p>0.0607055682</text:p>
          </table:table-cell>
          <table:table-cell table:formula="of:=[.O303]*[.O303]" office:value-type="float" office:value="0.0036851660052242">
            <text:p>0.003685166</text:p>
          </table:table-cell>
        </table:table-row>
        <table:table-row table:style-name="ro1">
          <table:table-cell/>
          <table:table-cell table:formula="of:=RAND()" office:value-type="float" office:value="0.814156080363318">
            <text:p>0.8141560804</text:p>
          </table:table-cell>
          <table:table-cell table:formula="of:=RAND()" office:value-type="float" office:value="0.486650817561895">
            <text:p>0.4866508176</text:p>
          </table:table-cell>
          <table:table-cell table:formula="of:=RAND()" office:value-type="float" office:value="0.971505925757811">
            <text:p>0.9715059258</text:p>
          </table:table-cell>
          <table:table-cell table:formula="of:=RAND()" office:value-type="float" office:value="0.62736076163128">
            <text:p>0.6273607616</text:p>
          </table:table-cell>
          <table:table-cell table:formula="of:=RAND()" office:value-type="float" office:value="0.391974081285298">
            <text:p>0.3919740813</text:p>
          </table:table-cell>
          <table:table-cell table:formula="of:=RAND()" office:value-type="float" office:value="0.233164212666452">
            <text:p>0.2331642127</text:p>
          </table:table-cell>
          <table:table-cell table:formula="of:=RAND()" office:value-type="float" office:value="0.525855832267553">
            <text:p>0.5258558323</text:p>
          </table:table-cell>
          <table:table-cell table:formula="of:=RAND()" office:value-type="float" office:value="0.188265309669077">
            <text:p>0.1882653097</text:p>
          </table:table-cell>
          <table:table-cell table:formula="of:=RAND()" office:value-type="float" office:value="0.632683648495004">
            <text:p>0.6326836485</text:p>
          </table:table-cell>
          <table:table-cell table:formula="of:=RAND()" office:value-type="float" office:value="0.162627406185493">
            <text:p>0.1626274062</text:p>
          </table:table-cell>
          <table:table-cell table:formula="of:=RAND()" office:value-type="float" office:value="0.632197328144684">
            <text:p>0.6321973281</text:p>
          </table:table-cell>
          <table:table-cell table:formula="of:=RAND()" office:value-type="float" office:value="0.713480212492868">
            <text:p>0.7134802125</text:p>
          </table:table-cell>
          <table:table-cell table:formula="of:=SUM([.B304:.M304])-6" office:value-type="float" office:value="0.379921616520733">
            <text:p>0.3799216165</text:p>
          </table:table-cell>
          <table:table-cell table:formula="of:=[.N304]-[.$G$6]" office:value-type="float" office:value="0.403662607054692">
            <text:p>0.4036626071</text:p>
          </table:table-cell>
          <table:table-cell table:formula="of:=[.O304]*[.O304]" office:value-type="float" office:value="0.16294350033419">
            <text:p>0.1629435003</text:p>
          </table:table-cell>
        </table:table-row>
        <table:table-row table:style-name="ro1">
          <table:table-cell/>
          <table:table-cell table:formula="of:=RAND()" office:value-type="float" office:value="0.693125821417198">
            <text:p>0.6931258214</text:p>
          </table:table-cell>
          <table:table-cell table:formula="of:=RAND()" office:value-type="float" office:value="0.39391642366536">
            <text:p>0.3939164237</text:p>
          </table:table-cell>
          <table:table-cell table:formula="of:=RAND()" office:value-type="float" office:value="0.135144164087251">
            <text:p>0.1351441641</text:p>
          </table:table-cell>
          <table:table-cell table:formula="of:=RAND()" office:value-type="float" office:value="0.096976900473237">
            <text:p>0.0969769005</text:p>
          </table:table-cell>
          <table:table-cell table:formula="of:=RAND()" office:value-type="float" office:value="0.736207483336329">
            <text:p>0.7362074833</text:p>
          </table:table-cell>
          <table:table-cell table:formula="of:=RAND()" office:value-type="float" office:value="0.27885088394396">
            <text:p>0.2788508839</text:p>
          </table:table-cell>
          <table:table-cell table:formula="of:=RAND()" office:value-type="float" office:value="0.90300271497108">
            <text:p>0.903002715</text:p>
          </table:table-cell>
          <table:table-cell table:formula="of:=RAND()" office:value-type="float" office:value="0.956269448855892">
            <text:p>0.9562694489</text:p>
          </table:table-cell>
          <table:table-cell table:formula="of:=RAND()" office:value-type="float" office:value="0.515663210302591">
            <text:p>0.5156632103</text:p>
          </table:table-cell>
          <table:table-cell table:formula="of:=RAND()" office:value-type="float" office:value="0.0241092522628605">
            <text:p>0.0241092523</text:p>
          </table:table-cell>
          <table:table-cell table:formula="of:=RAND()" office:value-type="float" office:value="0.0895805719774216">
            <text:p>0.089580572</text:p>
          </table:table-cell>
          <table:table-cell table:formula="of:=RAND()" office:value-type="float" office:value="0.505079311551526">
            <text:p>0.5050793116</text:p>
          </table:table-cell>
          <table:table-cell table:formula="of:=SUM([.B305:.M305])-6" office:value-type="float" office:value="-0.672073813155293">
            <text:p>-0.6720738132</text:p>
          </table:table-cell>
          <table:table-cell table:formula="of:=[.N305]-[.$G$6]" office:value-type="float" office:value="-0.648332822621334">
            <text:p>-0.6483328226</text:p>
          </table:table-cell>
          <table:table-cell table:formula="of:=[.O305]*[.O305]" office:value-type="float" office:value="0.420335448888147">
            <text:p>0.4203354489</text:p>
          </table:table-cell>
        </table:table-row>
        <table:table-row table:style-name="ro1">
          <table:table-cell/>
          <table:table-cell table:formula="of:=RAND()" office:value-type="float" office:value="0.731579425977543">
            <text:p>0.731579426</text:p>
          </table:table-cell>
          <table:table-cell table:formula="of:=RAND()" office:value-type="float" office:value="0.333424254320562">
            <text:p>0.3334242543</text:p>
          </table:table-cell>
          <table:table-cell table:formula="of:=RAND()" office:value-type="float" office:value="0.13940181164071">
            <text:p>0.1394018116</text:p>
          </table:table-cell>
          <table:table-cell table:formula="of:=RAND()" office:value-type="float" office:value="0.654551152139902">
            <text:p>0.6545511521</text:p>
          </table:table-cell>
          <table:table-cell table:formula="of:=RAND()" office:value-type="float" office:value="0.852571584284306">
            <text:p>0.8525715843</text:p>
          </table:table-cell>
          <table:table-cell table:formula="of:=RAND()" office:value-type="float" office:value="0.251765252323821">
            <text:p>0.2517652523</text:p>
          </table:table-cell>
          <table:table-cell table:formula="of:=RAND()" office:value-type="float" office:value="0.518618251662701">
            <text:p>0.5186182517</text:p>
          </table:table-cell>
          <table:table-cell table:formula="of:=RAND()" office:value-type="float" office:value="0.125133485533297">
            <text:p>0.1251334855</text:p>
          </table:table-cell>
          <table:table-cell table:formula="of:=RAND()" office:value-type="float" office:value="0.339889701688662">
            <text:p>0.3398897017</text:p>
          </table:table-cell>
          <table:table-cell table:formula="of:=RAND()" office:value-type="float" office:value="0.509363638469949">
            <text:p>0.5093636385</text:p>
          </table:table-cell>
          <table:table-cell table:formula="of:=RAND()" office:value-type="float" office:value="0.655733794206753">
            <text:p>0.6557337942</text:p>
          </table:table-cell>
          <table:table-cell table:formula="of:=RAND()" office:value-type="float" office:value="0.254188034450635">
            <text:p>0.2541880345</text:p>
          </table:table-cell>
          <table:table-cell table:formula="of:=SUM([.B306:.M306])-6" office:value-type="float" office:value="-0.633779613301158">
            <text:p>-0.6337796133</text:p>
          </table:table-cell>
          <table:table-cell table:formula="of:=[.N306]-[.$G$6]" office:value-type="float" office:value="-0.610038622767199">
            <text:p>-0.6100386228</text:p>
          </table:table-cell>
          <table:table-cell table:formula="of:=[.O306]*[.O306]" office:value-type="float" office:value="0.372147121267701">
            <text:p>0.3721471213</text:p>
          </table:table-cell>
        </table:table-row>
        <table:table-row table:style-name="ro1">
          <table:table-cell/>
          <table:table-cell table:formula="of:=RAND()" office:value-type="float" office:value="0.850826588459313">
            <text:p>0.8508265885</text:p>
          </table:table-cell>
          <table:table-cell table:formula="of:=RAND()" office:value-type="float" office:value="0.00106387678533793">
            <text:p>0.0010638768</text:p>
          </table:table-cell>
          <table:table-cell table:formula="of:=RAND()" office:value-type="float" office:value="0.0151349888183177">
            <text:p>0.0151349888</text:p>
          </table:table-cell>
          <table:table-cell table:formula="of:=RAND()" office:value-type="float" office:value="0.933862450299785">
            <text:p>0.9338624503</text:p>
          </table:table-cell>
          <table:table-cell table:formula="of:=RAND()" office:value-type="float" office:value="0.593959767837077">
            <text:p>0.5939597678</text:p>
          </table:table-cell>
          <table:table-cell table:formula="of:=RAND()" office:value-type="float" office:value="0.525922394823283">
            <text:p>0.5259223948</text:p>
          </table:table-cell>
          <table:table-cell table:formula="of:=RAND()" office:value-type="float" office:value="0.589872074080631">
            <text:p>0.5898720741</text:p>
          </table:table-cell>
          <table:table-cell table:formula="of:=RAND()" office:value-type="float" office:value="0.920097129885107">
            <text:p>0.9200971299</text:p>
          </table:table-cell>
          <table:table-cell table:formula="of:=RAND()" office:value-type="float" office:value="0.425649676471949">
            <text:p>0.4256496765</text:p>
          </table:table-cell>
          <table:table-cell table:formula="of:=RAND()" office:value-type="float" office:value="0.806167739909142">
            <text:p>0.8061677399</text:p>
          </table:table-cell>
          <table:table-cell table:formula="of:=RAND()" office:value-type="float" office:value="0.102809922536835">
            <text:p>0.1028099225</text:p>
          </table:table-cell>
          <table:table-cell table:formula="of:=RAND()" office:value-type="float" office:value="0.551189245888963">
            <text:p>0.5511892459</text:p>
          </table:table-cell>
          <table:table-cell table:formula="of:=SUM([.B307:.M307])-6" office:value-type="float" office:value="0.316555855795741">
            <text:p>0.3165558558</text:p>
          </table:table-cell>
          <table:table-cell table:formula="of:=[.N307]-[.$G$6]" office:value-type="float" office:value="0.3402968463297">
            <text:p>0.3402968463</text:p>
          </table:table-cell>
          <table:table-cell table:formula="of:=[.O307]*[.O307]" office:value-type="float" office:value="0.11580194362194">
            <text:p>0.1158019436</text:p>
          </table:table-cell>
        </table:table-row>
        <table:table-row table:style-name="ro1">
          <table:table-cell/>
          <table:table-cell table:formula="of:=RAND()" office:value-type="float" office:value="0.0492125686723739">
            <text:p>0.0492125687</text:p>
          </table:table-cell>
          <table:table-cell table:formula="of:=RAND()" office:value-type="float" office:value="0.892003363696858">
            <text:p>0.8920033637</text:p>
          </table:table-cell>
          <table:table-cell table:formula="of:=RAND()" office:value-type="float" office:value="0.607725389767438">
            <text:p>0.6077253898</text:p>
          </table:table-cell>
          <table:table-cell table:formula="of:=RAND()" office:value-type="float" office:value="0.407485088100657">
            <text:p>0.4074850881</text:p>
          </table:table-cell>
          <table:table-cell table:formula="of:=RAND()" office:value-type="float" office:value="0.615364388562739">
            <text:p>0.6153643886</text:p>
          </table:table-cell>
          <table:table-cell table:formula="of:=RAND()" office:value-type="float" office:value="0.269788870122284">
            <text:p>0.2697888701</text:p>
          </table:table-cell>
          <table:table-cell table:formula="of:=RAND()" office:value-type="float" office:value="0.00354730128310621">
            <text:p>0.0035473013</text:p>
          </table:table-cell>
          <table:table-cell table:formula="of:=RAND()" office:value-type="float" office:value="0.672365304781124">
            <text:p>0.6723653048</text:p>
          </table:table-cell>
          <table:table-cell table:formula="of:=RAND()" office:value-type="float" office:value="0.577107346151024">
            <text:p>0.5771073462</text:p>
          </table:table-cell>
          <table:table-cell table:formula="of:=RAND()" office:value-type="float" office:value="0.440162278246135">
            <text:p>0.4401622782</text:p>
          </table:table-cell>
          <table:table-cell table:formula="of:=RAND()" office:value-type="float" office:value="0.243146392749622">
            <text:p>0.2431463927</text:p>
          </table:table-cell>
          <table:table-cell table:formula="of:=RAND()" office:value-type="float" office:value="0.282527735689655">
            <text:p>0.2825277357</text:p>
          </table:table-cell>
          <table:table-cell table:formula="of:=SUM([.B308:.M308])-6" office:value-type="float" office:value="-0.939563972176984">
            <text:p>-0.9395639722</text:p>
          </table:table-cell>
          <table:table-cell table:formula="of:=[.N308]-[.$G$6]" office:value-type="float" office:value="-0.915822981643025">
            <text:p>-0.9158229816</text:p>
          </table:table-cell>
          <table:table-cell table:formula="of:=[.O308]*[.O308]" office:value-type="float" office:value="0.83873173370552">
            <text:p>0.8387317337</text:p>
          </table:table-cell>
        </table:table-row>
        <table:table-row table:style-name="ro1">
          <table:table-cell/>
          <table:table-cell table:formula="of:=RAND()" office:value-type="float" office:value="0.680463443743065">
            <text:p>0.6804634437</text:p>
          </table:table-cell>
          <table:table-cell table:formula="of:=RAND()" office:value-type="float" office:value="0.826632411917672">
            <text:p>0.8266324119</text:p>
          </table:table-cell>
          <table:table-cell table:formula="of:=RAND()" office:value-type="float" office:value="0.263185277814046">
            <text:p>0.2631852778</text:p>
          </table:table-cell>
          <table:table-cell table:formula="of:=RAND()" office:value-type="float" office:value="0.255600609118119">
            <text:p>0.2556006091</text:p>
          </table:table-cell>
          <table:table-cell table:formula="of:=RAND()" office:value-type="float" office:value="0.118193312780932">
            <text:p>0.1181933128</text:p>
          </table:table-cell>
          <table:table-cell table:formula="of:=RAND()" office:value-type="float" office:value="0.342499448219314">
            <text:p>0.3424994482</text:p>
          </table:table-cell>
          <table:table-cell table:formula="of:=RAND()" office:value-type="float" office:value="0.717585670994595">
            <text:p>0.717585671</text:p>
          </table:table-cell>
          <table:table-cell table:formula="of:=RAND()" office:value-type="float" office:value="0.326276533771306">
            <text:p>0.3262765338</text:p>
          </table:table-cell>
          <table:table-cell table:formula="of:=RAND()" office:value-type="float" office:value="0.51742967707105">
            <text:p>0.5174296771</text:p>
          </table:table-cell>
          <table:table-cell table:formula="of:=RAND()" office:value-type="float" office:value="0.515492539387196">
            <text:p>0.5154925394</text:p>
          </table:table-cell>
          <table:table-cell table:formula="of:=RAND()" office:value-type="float" office:value="0.33951820502989">
            <text:p>0.339518205</text:p>
          </table:table-cell>
          <table:table-cell table:formula="of:=RAND()" office:value-type="float" office:value="0.338007374433801">
            <text:p>0.3380073744</text:p>
          </table:table-cell>
          <table:table-cell table:formula="of:=SUM([.B309:.M309])-6" office:value-type="float" office:value="-0.759115495719016">
            <text:p>-0.7591154957</text:p>
          </table:table-cell>
          <table:table-cell table:formula="of:=[.N309]-[.$G$6]" office:value-type="float" office:value="-0.735374505185056">
            <text:p>-0.7353745052</text:p>
          </table:table-cell>
          <table:table-cell table:formula="of:=[.O309]*[.O309]" office:value-type="float" office:value="0.540775662876167">
            <text:p>0.5407756629</text:p>
          </table:table-cell>
        </table:table-row>
        <table:table-row table:style-name="ro1">
          <table:table-cell/>
          <table:table-cell table:formula="of:=RAND()" office:value-type="float" office:value="0.789300909265876">
            <text:p>0.7893009093</text:p>
          </table:table-cell>
          <table:table-cell table:formula="of:=RAND()" office:value-type="float" office:value="0.518078577937558">
            <text:p>0.5180785779</text:p>
          </table:table-cell>
          <table:table-cell table:formula="of:=RAND()" office:value-type="float" office:value="0.240965599427">
            <text:p>0.2409655994</text:p>
          </table:table-cell>
          <table:table-cell table:formula="of:=RAND()" office:value-type="float" office:value="0.70256021572277">
            <text:p>0.7025602157</text:p>
          </table:table-cell>
          <table:table-cell table:formula="of:=RAND()" office:value-type="float" office:value="0.515683141769841">
            <text:p>0.5156831418</text:p>
          </table:table-cell>
          <table:table-cell table:formula="of:=RAND()" office:value-type="float" office:value="0.458748585078865">
            <text:p>0.4587485851</text:p>
          </table:table-cell>
          <table:table-cell table:formula="of:=RAND()" office:value-type="float" office:value="0.611433125333861">
            <text:p>0.6114331253</text:p>
          </table:table-cell>
          <table:table-cell table:formula="of:=RAND()" office:value-type="float" office:value="0.29751286865212">
            <text:p>0.2975128687</text:p>
          </table:table-cell>
          <table:table-cell table:formula="of:=RAND()" office:value-type="float" office:value="0.391769635258242">
            <text:p>0.3917696353</text:p>
          </table:table-cell>
          <table:table-cell table:formula="of:=RAND()" office:value-type="float" office:value="0.597974406322464">
            <text:p>0.5979744063</text:p>
          </table:table-cell>
          <table:table-cell table:formula="of:=RAND()" office:value-type="float" office:value="0.634161350084469">
            <text:p>0.6341613501</text:p>
          </table:table-cell>
          <table:table-cell table:formula="of:=RAND()" office:value-type="float" office:value="0.313052957179025">
            <text:p>0.3130529572</text:p>
          </table:table-cell>
          <table:table-cell table:formula="of:=SUM([.B310:.M310])-6" office:value-type="float" office:value="0.071241372032091">
            <text:p>0.071241372</text:p>
          </table:table-cell>
          <table:table-cell table:formula="of:=[.N310]-[.$G$6]" office:value-type="float" office:value="0.0949823625660501">
            <text:p>0.0949823626</text:p>
          </table:table-cell>
          <table:table-cell table:formula="of:=[.O310]*[.O310]" office:value-type="float" office:value="0.0090216491986286">
            <text:p>0.0090216492</text:p>
          </table:table-cell>
        </table:table-row>
        <table:table-row table:style-name="ro1">
          <table:table-cell/>
          <table:table-cell table:formula="of:=RAND()" office:value-type="float" office:value="0.123574499273673">
            <text:p>0.1235744993</text:p>
          </table:table-cell>
          <table:table-cell table:formula="of:=RAND()" office:value-type="float" office:value="0.702281733509153">
            <text:p>0.7022817335</text:p>
          </table:table-cell>
          <table:table-cell table:formula="of:=RAND()" office:value-type="float" office:value="0.163612775504589">
            <text:p>0.1636127755</text:p>
          </table:table-cell>
          <table:table-cell table:formula="of:=RAND()" office:value-type="float" office:value="0.461187836248428">
            <text:p>0.4611878362</text:p>
          </table:table-cell>
          <table:table-cell table:formula="of:=RAND()" office:value-type="float" office:value="0.984367066994309">
            <text:p>0.984367067</text:p>
          </table:table-cell>
          <table:table-cell table:formula="of:=RAND()" office:value-type="float" office:value="0.233271159697324">
            <text:p>0.2332711597</text:p>
          </table:table-cell>
          <table:table-cell table:formula="of:=RAND()" office:value-type="float" office:value="0.412443347042426">
            <text:p>0.412443347</text:p>
          </table:table-cell>
          <table:table-cell table:formula="of:=RAND()" office:value-type="float" office:value="0.147466552210972">
            <text:p>0.1474665522</text:p>
          </table:table-cell>
          <table:table-cell table:formula="of:=RAND()" office:value-type="float" office:value="0.14809005195275">
            <text:p>0.148090052</text:p>
          </table:table-cell>
          <table:table-cell table:formula="of:=RAND()" office:value-type="float" office:value="0.505537793040276">
            <text:p>0.505537793</text:p>
          </table:table-cell>
          <table:table-cell table:formula="of:=RAND()" office:value-type="float" office:value="0.606815313221887">
            <text:p>0.6068153132</text:p>
          </table:table-cell>
          <table:table-cell table:formula="of:=RAND()" office:value-type="float" office:value="0.547849161084741">
            <text:p>0.5478491611</text:p>
          </table:table-cell>
          <table:table-cell table:formula="of:=SUM([.B311:.M311])-6" office:value-type="float" office:value="-0.963502710219473">
            <text:p>-0.9635027102</text:p>
          </table:table-cell>
          <table:table-cell table:formula="of:=[.N311]-[.$G$6]" office:value-type="float" office:value="-0.939761719685513">
            <text:p>-0.9397617197</text:p>
          </table:table-cell>
          <table:table-cell table:formula="of:=[.O311]*[.O311]" office:value-type="float" office:value="0.883152089786273">
            <text:p>0.8831520898</text:p>
          </table:table-cell>
        </table:table-row>
        <table:table-row table:style-name="ro1">
          <table:table-cell/>
          <table:table-cell table:formula="of:=RAND()" office:value-type="float" office:value="0.510151156689972">
            <text:p>0.5101511567</text:p>
          </table:table-cell>
          <table:table-cell table:formula="of:=RAND()" office:value-type="float" office:value="0.763009337475523">
            <text:p>0.7630093375</text:p>
          </table:table-cell>
          <table:table-cell table:formula="of:=RAND()" office:value-type="float" office:value="0.354452761122957">
            <text:p>0.3544527611</text:p>
          </table:table-cell>
          <table:table-cell table:formula="of:=RAND()" office:value-type="float" office:value="0.604410415282473">
            <text:p>0.6044104153</text:p>
          </table:table-cell>
          <table:table-cell table:formula="of:=RAND()" office:value-type="float" office:value="0.675755783217028">
            <text:p>0.6757557832</text:p>
          </table:table-cell>
          <table:table-cell table:formula="of:=RAND()" office:value-type="float" office:value="0.430739681469277">
            <text:p>0.4307396815</text:p>
          </table:table-cell>
          <table:table-cell table:formula="of:=RAND()" office:value-type="float" office:value="0.674827775917947">
            <text:p>0.6748277759</text:p>
          </table:table-cell>
          <table:table-cell table:formula="of:=RAND()" office:value-type="float" office:value="0.146133343921974">
            <text:p>0.1461333439</text:p>
          </table:table-cell>
          <table:table-cell table:formula="of:=RAND()" office:value-type="float" office:value="0.171956531936303">
            <text:p>0.1719565319</text:p>
          </table:table-cell>
          <table:table-cell table:formula="of:=RAND()" office:value-type="float" office:value="0.5971076390706">
            <text:p>0.5971076391</text:p>
          </table:table-cell>
          <table:table-cell table:formula="of:=RAND()" office:value-type="float" office:value="0.357984984759241">
            <text:p>0.3579849848</text:p>
          </table:table-cell>
          <table:table-cell table:formula="of:=RAND()" office:value-type="float" office:value="0.674980309093371">
            <text:p>0.6749803091</text:p>
          </table:table-cell>
          <table:table-cell table:formula="of:=SUM([.B312:.M312])-6" office:value-type="float" office:value="-0.0384902800433338">
            <text:p>-0.03849028</text:p>
          </table:table-cell>
          <table:table-cell table:formula="of:=[.N312]-[.$G$6]" office:value-type="float" office:value="-0.0147492895093746">
            <text:p>-0.0147492895</text:p>
          </table:table-cell>
          <table:table-cell table:formula="of:=[.O312]*[.O312]" office:value-type="float" office:value="0.000217541541031349">
            <text:p>0.0002175415</text:p>
          </table:table-cell>
        </table:table-row>
        <table:table-row table:style-name="ro1">
          <table:table-cell/>
          <table:table-cell table:formula="of:=RAND()" office:value-type="float" office:value="0.741073459153995">
            <text:p>0.7410734592</text:p>
          </table:table-cell>
          <table:table-cell table:formula="of:=RAND()" office:value-type="float" office:value="0.462574071716517">
            <text:p>0.4625740717</text:p>
          </table:table-cell>
          <table:table-cell table:formula="of:=RAND()" office:value-type="float" office:value="0.793463018257171">
            <text:p>0.7934630183</text:p>
          </table:table-cell>
          <table:table-cell table:formula="of:=RAND()" office:value-type="float" office:value="0.0642204626929015">
            <text:p>0.0642204627</text:p>
          </table:table-cell>
          <table:table-cell table:formula="of:=RAND()" office:value-type="float" office:value="0.61042623152025">
            <text:p>0.6104262315</text:p>
          </table:table-cell>
          <table:table-cell table:formula="of:=RAND()" office:value-type="float" office:value="0.416923448210582">
            <text:p>0.4169234482</text:p>
          </table:table-cell>
          <table:table-cell table:formula="of:=RAND()" office:value-type="float" office:value="0.647732083452866">
            <text:p>0.6477320835</text:p>
          </table:table-cell>
          <table:table-cell table:formula="of:=RAND()" office:value-type="float" office:value="0.770680305315182">
            <text:p>0.7706803053</text:p>
          </table:table-cell>
          <table:table-cell table:formula="of:=RAND()" office:value-type="float" office:value="0.579385750927031">
            <text:p>0.5793857509</text:p>
          </table:table-cell>
          <table:table-cell table:formula="of:=RAND()" office:value-type="float" office:value="0.427816349314526">
            <text:p>0.4278163493</text:p>
          </table:table-cell>
          <table:table-cell table:formula="of:=RAND()" office:value-type="float" office:value="0.39250500081107">
            <text:p>0.3925050008</text:p>
          </table:table-cell>
          <table:table-cell table:formula="of:=RAND()" office:value-type="float" office:value="0.0621969837229699">
            <text:p>0.0621969837</text:p>
          </table:table-cell>
          <table:table-cell table:formula="of:=SUM([.B313:.M313])-6" office:value-type="float" office:value="-0.0310028349049389">
            <text:p>-0.0310028349</text:p>
          </table:table-cell>
          <table:table-cell table:formula="of:=[.N313]-[.$G$6]" office:value-type="float" office:value="-0.00726184437097982">
            <text:p>-0.0072618444</text:p>
          </table:table-cell>
          <table:table-cell table:formula="of:=[.O313]*[.O313]" office:value-type="float" office:value="0.0000527343836683312">
            <text:p>5.27343836683312E-005</text:p>
          </table:table-cell>
        </table:table-row>
        <table:table-row table:style-name="ro1">
          <table:table-cell/>
          <table:table-cell table:formula="of:=RAND()" office:value-type="float" office:value="0.937570620095357">
            <text:p>0.9375706201</text:p>
          </table:table-cell>
          <table:table-cell table:formula="of:=RAND()" office:value-type="float" office:value="0.271730113308877">
            <text:p>0.2717301133</text:p>
          </table:table-cell>
          <table:table-cell table:formula="of:=RAND()" office:value-type="float" office:value="0.597490936052054">
            <text:p>0.5974909361</text:p>
          </table:table-cell>
          <table:table-cell table:formula="of:=RAND()" office:value-type="float" office:value="0.68729428993538">
            <text:p>0.6872942899</text:p>
          </table:table-cell>
          <table:table-cell table:formula="of:=RAND()" office:value-type="float" office:value="0.127452479908243">
            <text:p>0.1274524799</text:p>
          </table:table-cell>
          <table:table-cell table:formula="of:=RAND()" office:value-type="float" office:value="0.60604858584702">
            <text:p>0.6060485858</text:p>
          </table:table-cell>
          <table:table-cell table:formula="of:=RAND()" office:value-type="float" office:value="0.00920463330112398">
            <text:p>0.0092046333</text:p>
          </table:table-cell>
          <table:table-cell table:formula="of:=RAND()" office:value-type="float" office:value="0.333279782440513">
            <text:p>0.3332797824</text:p>
          </table:table-cell>
          <table:table-cell table:formula="of:=RAND()" office:value-type="float" office:value="0.657569297822192">
            <text:p>0.6575692978</text:p>
          </table:table-cell>
          <table:table-cell table:formula="of:=RAND()" office:value-type="float" office:value="0.744183419272304">
            <text:p>0.7441834193</text:p>
          </table:table-cell>
          <table:table-cell table:formula="of:=RAND()" office:value-type="float" office:value="0.174790248973295">
            <text:p>0.174790249</text:p>
          </table:table-cell>
          <table:table-cell table:formula="of:=RAND()" office:value-type="float" office:value="0.172291157767177">
            <text:p>0.1722911578</text:p>
          </table:table-cell>
          <table:table-cell table:formula="of:=SUM([.B314:.M314])-6" office:value-type="float" office:value="-0.681094435276464">
            <text:p>-0.6810944353</text:p>
          </table:table-cell>
          <table:table-cell table:formula="of:=[.N314]-[.$G$6]" office:value-type="float" office:value="-0.657353444742504">
            <text:p>-0.6573534447</text:p>
          </table:table-cell>
          <table:table-cell table:formula="of:=[.O314]*[.O314]" office:value-type="float" office:value="0.432113551314837">
            <text:p>0.4321135513</text:p>
          </table:table-cell>
        </table:table-row>
        <table:table-row table:style-name="ro1">
          <table:table-cell/>
          <table:table-cell table:formula="of:=RAND()" office:value-type="float" office:value="0.0940692822914571">
            <text:p>0.0940692823</text:p>
          </table:table-cell>
          <table:table-cell table:formula="of:=RAND()" office:value-type="float" office:value="0.529282205738127">
            <text:p>0.5292822057</text:p>
          </table:table-cell>
          <table:table-cell table:formula="of:=RAND()" office:value-type="float" office:value="0.214926386252046">
            <text:p>0.2149263863</text:p>
          </table:table-cell>
          <table:table-cell table:formula="of:=RAND()" office:value-type="float" office:value="0.477805097121745">
            <text:p>0.4778050971</text:p>
          </table:table-cell>
          <table:table-cell table:formula="of:=RAND()" office:value-type="float" office:value="0.867848519934341">
            <text:p>0.8678485199</text:p>
          </table:table-cell>
          <table:table-cell table:formula="of:=RAND()" office:value-type="float" office:value="0.170845927204937">
            <text:p>0.1708459272</text:p>
          </table:table-cell>
          <table:table-cell table:formula="of:=RAND()" office:value-type="float" office:value="0.375752377090976">
            <text:p>0.3757523771</text:p>
          </table:table-cell>
          <table:table-cell table:formula="of:=RAND()" office:value-type="float" office:value="0.783922038041055">
            <text:p>0.783922038</text:p>
          </table:table-cell>
          <table:table-cell table:formula="of:=RAND()" office:value-type="float" office:value="0.03069345257245">
            <text:p>0.0306934526</text:p>
          </table:table-cell>
          <table:table-cell table:formula="of:=RAND()" office:value-type="float" office:value="0.79849426727742">
            <text:p>0.7984942673</text:p>
          </table:table-cell>
          <table:table-cell table:formula="of:=RAND()" office:value-type="float" office:value="0.655108633451164">
            <text:p>0.6551086335</text:p>
          </table:table-cell>
          <table:table-cell table:formula="of:=RAND()" office:value-type="float" office:value="0.887748482404277">
            <text:p>0.8877484824</text:p>
          </table:table-cell>
          <table:table-cell table:formula="of:=SUM([.B315:.M315])-6" office:value-type="float" office:value="-0.113503330620006">
            <text:p>-0.1135033306</text:p>
          </table:table-cell>
          <table:table-cell table:formula="of:=[.N315]-[.$G$6]" office:value-type="float" office:value="-0.0897623400860466">
            <text:p>-0.0897623401</text:p>
          </table:table-cell>
          <table:table-cell table:formula="of:=[.O315]*[.O315]" office:value-type="float" office:value="0.00805727769772309">
            <text:p>0.0080572777</text:p>
          </table:table-cell>
        </table:table-row>
        <table:table-row table:style-name="ro1">
          <table:table-cell/>
          <table:table-cell table:formula="of:=RAND()" office:value-type="float" office:value="0.633261132752523">
            <text:p>0.6332611328</text:p>
          </table:table-cell>
          <table:table-cell table:formula="of:=RAND()" office:value-type="float" office:value="0.373663614504039">
            <text:p>0.3736636145</text:p>
          </table:table-cell>
          <table:table-cell table:formula="of:=RAND()" office:value-type="float" office:value="0.381901357555762">
            <text:p>0.3819013576</text:p>
          </table:table-cell>
          <table:table-cell table:formula="of:=RAND()" office:value-type="float" office:value="0.932449329411611">
            <text:p>0.9324493294</text:p>
          </table:table-cell>
          <table:table-cell table:formula="of:=RAND()" office:value-type="float" office:value="0.159750315360725">
            <text:p>0.1597503154</text:p>
          </table:table-cell>
          <table:table-cell table:formula="of:=RAND()" office:value-type="float" office:value="0.0787401264533401">
            <text:p>0.0787401265</text:p>
          </table:table-cell>
          <table:table-cell table:formula="of:=RAND()" office:value-type="float" office:value="0.953646965324879">
            <text:p>0.9536469653</text:p>
          </table:table-cell>
          <table:table-cell table:formula="of:=RAND()" office:value-type="float" office:value="0.544361539650708">
            <text:p>0.5443615397</text:p>
          </table:table-cell>
          <table:table-cell table:formula="of:=RAND()" office:value-type="float" office:value="0.791600697673857">
            <text:p>0.7916006977</text:p>
          </table:table-cell>
          <table:table-cell table:formula="of:=RAND()" office:value-type="float" office:value="0.636416185181588">
            <text:p>0.6364161852</text:p>
          </table:table-cell>
          <table:table-cell table:formula="of:=RAND()" office:value-type="float" office:value="0.750030619092286">
            <text:p>0.7500306191</text:p>
          </table:table-cell>
          <table:table-cell table:formula="of:=RAND()" office:value-type="float" office:value="0.500331921037287">
            <text:p>0.500331921</text:p>
          </table:table-cell>
          <table:table-cell table:formula="of:=SUM([.B316:.M316])-6" office:value-type="float" office:value="0.736153803998604">
            <text:p>0.736153804</text:p>
          </table:table-cell>
          <table:table-cell table:formula="of:=[.N316]-[.$G$6]" office:value-type="float" office:value="0.759894794532564">
            <text:p>0.7598947945</text:p>
          </table:table-cell>
          <table:table-cell table:formula="of:=[.O316]*[.O316]" office:value-type="float" office:value="0.577440098757687">
            <text:p>0.5774400988</text:p>
          </table:table-cell>
        </table:table-row>
        <table:table-row table:style-name="ro1">
          <table:table-cell/>
          <table:table-cell table:formula="of:=RAND()" office:value-type="float" office:value="0.999540327582508">
            <text:p>0.9995403276</text:p>
          </table:table-cell>
          <table:table-cell table:formula="of:=RAND()" office:value-type="float" office:value="0.188761322991923">
            <text:p>0.188761323</text:p>
          </table:table-cell>
          <table:table-cell table:formula="of:=RAND()" office:value-type="float" office:value="0.620434369659051">
            <text:p>0.6204343697</text:p>
          </table:table-cell>
          <table:table-cell table:formula="of:=RAND()" office:value-type="float" office:value="0.570764804491773">
            <text:p>0.5707648045</text:p>
          </table:table-cell>
          <table:table-cell table:formula="of:=RAND()" office:value-type="float" office:value="0.119343805592507">
            <text:p>0.1193438056</text:p>
          </table:table-cell>
          <table:table-cell table:formula="of:=RAND()" office:value-type="float" office:value="0.48966294946149">
            <text:p>0.4896629495</text:p>
          </table:table-cell>
          <table:table-cell table:formula="of:=RAND()" office:value-type="float" office:value="0.344473819015548">
            <text:p>0.344473819</text:p>
          </table:table-cell>
          <table:table-cell table:formula="of:=RAND()" office:value-type="float" office:value="0.123986408114433">
            <text:p>0.1239864081</text:p>
          </table:table-cell>
          <table:table-cell table:formula="of:=RAND()" office:value-type="float" office:value="0.241107866866514">
            <text:p>0.2411078669</text:p>
          </table:table-cell>
          <table:table-cell table:formula="of:=RAND()" office:value-type="float" office:value="0.653289969079196">
            <text:p>0.6532899691</text:p>
          </table:table-cell>
          <table:table-cell table:formula="of:=RAND()" office:value-type="float" office:value="0.98818289139308">
            <text:p>0.9881828914</text:p>
          </table:table-cell>
          <table:table-cell table:formula="of:=RAND()" office:value-type="float" office:value="0.13180304504931">
            <text:p>0.131803045</text:p>
          </table:table-cell>
          <table:table-cell table:formula="of:=SUM([.B317:.M317])-6" office:value-type="float" office:value="-0.528648420702666">
            <text:p>-0.5286484207</text:p>
          </table:table-cell>
          <table:table-cell table:formula="of:=[.N317]-[.$G$6]" office:value-type="float" office:value="-0.504907430168707">
            <text:p>-0.5049074302</text:p>
          </table:table-cell>
          <table:table-cell table:formula="of:=[.O317]*[.O317]" office:value-type="float" office:value="0.254931513039568">
            <text:p>0.254931513</text:p>
          </table:table-cell>
        </table:table-row>
        <table:table-row table:style-name="ro1">
          <table:table-cell/>
          <table:table-cell table:formula="of:=RAND()" office:value-type="float" office:value="0.369221704313532">
            <text:p>0.3692217043</text:p>
          </table:table-cell>
          <table:table-cell table:formula="of:=RAND()" office:value-type="float" office:value="0.695207488024607">
            <text:p>0.695207488</text:p>
          </table:table-cell>
          <table:table-cell table:formula="of:=RAND()" office:value-type="float" office:value="0.745458445046097">
            <text:p>0.745458445</text:p>
          </table:table-cell>
          <table:table-cell table:formula="of:=RAND()" office:value-type="float" office:value="0.615974712418392">
            <text:p>0.6159747124</text:p>
          </table:table-cell>
          <table:table-cell table:formula="of:=RAND()" office:value-type="float" office:value="0.358172579435632">
            <text:p>0.3581725794</text:p>
          </table:table-cell>
          <table:table-cell table:formula="of:=RAND()" office:value-type="float" office:value="0.203634232049808">
            <text:p>0.203634232</text:p>
          </table:table-cell>
          <table:table-cell table:formula="of:=RAND()" office:value-type="float" office:value="0.969645402161405">
            <text:p>0.9696454022</text:p>
          </table:table-cell>
          <table:table-cell table:formula="of:=RAND()" office:value-type="float" office:value="0.927426478127018">
            <text:p>0.9274264781</text:p>
          </table:table-cell>
          <table:table-cell table:formula="of:=RAND()" office:value-type="float" office:value="0.586327048484236">
            <text:p>0.5863270485</text:p>
          </table:table-cell>
          <table:table-cell table:formula="of:=RAND()" office:value-type="float" office:value="0.183838059660047">
            <text:p>0.1838380597</text:p>
          </table:table-cell>
          <table:table-cell table:formula="of:=RAND()" office:value-type="float" office:value="0.581814037635922">
            <text:p>0.5818140376</text:p>
          </table:table-cell>
          <table:table-cell table:formula="of:=RAND()" office:value-type="float" office:value="0.328402129234746">
            <text:p>0.3284021292</text:p>
          </table:table-cell>
          <table:table-cell table:formula="of:=SUM([.B318:.M318])-6" office:value-type="float" office:value="0.565122316591442">
            <text:p>0.5651223166</text:p>
          </table:table-cell>
          <table:table-cell table:formula="of:=[.N318]-[.$G$6]" office:value-type="float" office:value="0.588863307125401">
            <text:p>0.5888633071</text:p>
          </table:table-cell>
          <table:table-cell table:formula="of:=[.O318]*[.O318]" office:value-type="float" office:value="0.346759994478664">
            <text:p>0.3467599945</text:p>
          </table:table-cell>
        </table:table-row>
        <table:table-row table:style-name="ro1">
          <table:table-cell/>
          <table:table-cell table:formula="of:=RAND()" office:value-type="float" office:value="0.174789671786129">
            <text:p>0.1747896718</text:p>
          </table:table-cell>
          <table:table-cell table:formula="of:=RAND()" office:value-type="float" office:value="0.482448387425393">
            <text:p>0.4824483874</text:p>
          </table:table-cell>
          <table:table-cell table:formula="of:=RAND()" office:value-type="float" office:value="0.859713508049026">
            <text:p>0.859713508</text:p>
          </table:table-cell>
          <table:table-cell table:formula="of:=RAND()" office:value-type="float" office:value="0.622464326443151">
            <text:p>0.6224643264</text:p>
          </table:table-cell>
          <table:table-cell table:formula="of:=RAND()" office:value-type="float" office:value="0.0355860244017094">
            <text:p>0.0355860244</text:p>
          </table:table-cell>
          <table:table-cell table:formula="of:=RAND()" office:value-type="float" office:value="0.324154953006655">
            <text:p>0.324154953</text:p>
          </table:table-cell>
          <table:table-cell table:formula="of:=RAND()" office:value-type="float" office:value="0.580636251252145">
            <text:p>0.5806362513</text:p>
          </table:table-cell>
          <table:table-cell table:formula="of:=RAND()" office:value-type="float" office:value="0.803387361112982">
            <text:p>0.8033873611</text:p>
          </table:table-cell>
          <table:table-cell table:formula="of:=RAND()" office:value-type="float" office:value="0.490983956493437">
            <text:p>0.4909839565</text:p>
          </table:table-cell>
          <table:table-cell table:formula="of:=RAND()" office:value-type="float" office:value="0.8664130049292">
            <text:p>0.8664130049</text:p>
          </table:table-cell>
          <table:table-cell table:formula="of:=RAND()" office:value-type="float" office:value="0.941642013145611">
            <text:p>0.9416420131</text:p>
          </table:table-cell>
          <table:table-cell table:formula="of:=RAND()" office:value-type="float" office:value="0.318449151236564">
            <text:p>0.3184491512</text:p>
          </table:table-cell>
          <table:table-cell table:formula="of:=SUM([.B319:.M319])-6" office:value-type="float" office:value="0.500668609282002">
            <text:p>0.5006686093</text:p>
          </table:table-cell>
          <table:table-cell table:formula="of:=[.N319]-[.$G$6]" office:value-type="float" office:value="0.524409599815961">
            <text:p>0.5244095998</text:p>
          </table:table-cell>
          <table:table-cell table:formula="of:=[.O319]*[.O319]" office:value-type="float" office:value="0.275005428379136">
            <text:p>0.2750054284</text:p>
          </table:table-cell>
        </table:table-row>
        <table:table-row table:style-name="ro1">
          <table:table-cell/>
          <table:table-cell table:formula="of:=RAND()" office:value-type="float" office:value="0.0535424752160907">
            <text:p>0.0535424752</text:p>
          </table:table-cell>
          <table:table-cell table:formula="of:=RAND()" office:value-type="float" office:value="0.257929583778605">
            <text:p>0.2579295838</text:p>
          </table:table-cell>
          <table:table-cell table:formula="of:=RAND()" office:value-type="float" office:value="0.970378930214793">
            <text:p>0.9703789302</text:p>
          </table:table-cell>
          <table:table-cell table:formula="of:=RAND()" office:value-type="float" office:value="0.961605200311169">
            <text:p>0.9616052003</text:p>
          </table:table-cell>
          <table:table-cell table:formula="of:=RAND()" office:value-type="float" office:value="0.608296156860888">
            <text:p>0.6082961569</text:p>
          </table:table-cell>
          <table:table-cell table:formula="of:=RAND()" office:value-type="float" office:value="0.940458394121379">
            <text:p>0.9404583941</text:p>
          </table:table-cell>
          <table:table-cell table:formula="of:=RAND()" office:value-type="float" office:value="0.752420138102025">
            <text:p>0.7524201381</text:p>
          </table:table-cell>
          <table:table-cell table:formula="of:=RAND()" office:value-type="float" office:value="0.955990966642275">
            <text:p>0.9559909666</text:p>
          </table:table-cell>
          <table:table-cell table:formula="of:=RAND()" office:value-type="float" office:value="0.335515982238576">
            <text:p>0.3355159822</text:p>
          </table:table-cell>
          <table:table-cell table:formula="of:=RAND()" office:value-type="float" office:value="0.680088208755478">
            <text:p>0.6800882088</text:p>
          </table:table-cell>
          <table:table-cell table:formula="of:=RAND()" office:value-type="float" office:value="0.482000853400677">
            <text:p>0.4820008534</text:p>
          </table:table-cell>
          <table:table-cell table:formula="of:=RAND()" office:value-type="float" office:value="0.302792877657339">
            <text:p>0.3027928777</text:p>
          </table:table-cell>
          <table:table-cell table:formula="of:=SUM([.B320:.M320])-6" office:value-type="float" office:value="1.30101976729929">
            <text:p>1.3010197673</text:p>
          </table:table-cell>
          <table:table-cell table:formula="of:=[.N320]-[.$G$6]" office:value-type="float" office:value="1.32476075783325">
            <text:p>1.3247607578</text:p>
          </table:table-cell>
          <table:table-cell table:formula="of:=[.O320]*[.O320]" office:value-type="float" office:value="1.75499106549494">
            <text:p>1.7549910655</text:p>
          </table:table-cell>
        </table:table-row>
        <table:table-row table:style-name="ro1">
          <table:table-cell/>
          <table:table-cell table:formula="of:=RAND()" office:value-type="float" office:value="0.381217321148142">
            <text:p>0.3812173211</text:p>
          </table:table-cell>
          <table:table-cell table:formula="of:=RAND()" office:value-type="float" office:value="0.559718189295381">
            <text:p>0.5597181893</text:p>
          </table:table-cell>
          <table:table-cell table:formula="of:=RAND()" office:value-type="float" office:value="0.280879444209859">
            <text:p>0.2808794442</text:p>
          </table:table-cell>
          <table:table-cell table:formula="of:=RAND()" office:value-type="float" office:value="0.358834426151589">
            <text:p>0.3588344262</text:p>
          </table:table-cell>
          <table:table-cell table:formula="of:=RAND()" office:value-type="float" office:value="0.562532124808058">
            <text:p>0.5625321248</text:p>
          </table:table-cell>
          <table:table-cell table:formula="of:=RAND()" office:value-type="float" office:value="0.529103361768648">
            <text:p>0.5291033618</text:p>
          </table:table-cell>
          <table:table-cell table:formula="of:=RAND()" office:value-type="float" office:value="0.0377613545861095">
            <text:p>0.0377613546</text:p>
          </table:table-cell>
          <table:table-cell table:formula="of:=RAND()" office:value-type="float" office:value="0.963226599618793">
            <text:p>0.9632265996</text:p>
          </table:table-cell>
          <table:table-cell table:formula="of:=RAND()" office:value-type="float" office:value="0.677351882215589">
            <text:p>0.6773518822</text:p>
          </table:table-cell>
          <table:table-cell table:formula="of:=RAND()" office:value-type="float" office:value="0.489529484882951">
            <text:p>0.4895294849</text:p>
          </table:table-cell>
          <table:table-cell table:formula="of:=RAND()" office:value-type="float" office:value="0.098356782225892">
            <text:p>0.0983567822</text:p>
          </table:table-cell>
          <table:table-cell table:formula="of:=RAND()" office:value-type="float" office:value="0.97623808728531">
            <text:p>0.9762380873</text:p>
          </table:table-cell>
          <table:table-cell table:formula="of:=SUM([.B321:.M321])-6" office:value-type="float" office:value="-0.0852509418036789">
            <text:p>-0.0852509418</text:p>
          </table:table-cell>
          <table:table-cell table:formula="of:=[.N321]-[.$G$6]" office:value-type="float" office:value="-0.0615099512697198">
            <text:p>-0.0615099513</text:p>
          </table:table-cell>
          <table:table-cell table:formula="of:=[.O321]*[.O321]" office:value-type="float" office:value="0.0037834741052033">
            <text:p>0.0037834741</text:p>
          </table:table-cell>
        </table:table-row>
        <table:table-row table:style-name="ro1">
          <table:table-cell/>
          <table:table-cell table:formula="of:=RAND()" office:value-type="float" office:value="0.556418903172016">
            <text:p>0.5564189032</text:p>
          </table:table-cell>
          <table:table-cell table:formula="of:=RAND()" office:value-type="float" office:value="0.669037327403203">
            <text:p>0.6690373274</text:p>
          </table:table-cell>
          <table:table-cell table:formula="of:=RAND()" office:value-type="float" office:value="0.340142731089145">
            <text:p>0.3401427311</text:p>
          </table:table-cell>
          <table:table-cell table:formula="of:=RAND()" office:value-type="float" office:value="0.320925594074652">
            <text:p>0.3209255941</text:p>
          </table:table-cell>
          <table:table-cell table:formula="of:=RAND()" office:value-type="float" office:value="0.602079743519425">
            <text:p>0.6020797435</text:p>
          </table:table-cell>
          <table:table-cell table:formula="of:=RAND()" office:value-type="float" office:value="0.662417195970193">
            <text:p>0.662417196</text:p>
          </table:table-cell>
          <table:table-cell table:formula="of:=RAND()" office:value-type="float" office:value="0.58771889586933">
            <text:p>0.5877188959</text:p>
          </table:table-cell>
          <table:table-cell table:formula="of:=RAND()" office:value-type="float" office:value="0.177326036849991">
            <text:p>0.1773260368</text:p>
          </table:table-cell>
          <table:table-cell table:formula="of:=RAND()" office:value-type="float" office:value="0.670985757838935">
            <text:p>0.6709857578</text:p>
          </table:table-cell>
          <table:table-cell table:formula="of:=RAND()" office:value-type="float" office:value="0.454490539152175">
            <text:p>0.4544905392</text:p>
          </table:table-cell>
          <table:table-cell table:formula="of:=RAND()" office:value-type="float" office:value="0.121506802970544">
            <text:p>0.121506803</text:p>
          </table:table-cell>
          <table:table-cell table:formula="of:=RAND()" office:value-type="float" office:value="0.123604014981538">
            <text:p>0.123604015</text:p>
          </table:table-cell>
          <table:table-cell table:formula="of:=SUM([.B322:.M322])-6" office:value-type="float" office:value="-0.713346457108855">
            <text:p>-0.7133464571</text:p>
          </table:table-cell>
          <table:table-cell table:formula="of:=[.N322]-[.$G$6]" office:value-type="float" office:value="-0.689605466574896">
            <text:p>-0.6896054666</text:p>
          </table:table-cell>
          <table:table-cell table:formula="of:=[.O322]*[.O322]" office:value-type="float" office:value="0.47555569952998">
            <text:p>0.4755556995</text:p>
          </table:table-cell>
        </table:table-row>
        <table:table-row table:style-name="ro1">
          <table:table-cell/>
          <table:table-cell table:formula="of:=RAND()" office:value-type="float" office:value="0.648537344997749">
            <text:p>0.648537345</text:p>
          </table:table-cell>
          <table:table-cell table:formula="of:=RAND()" office:value-type="float" office:value="0.506720820907503">
            <text:p>0.5067208209</text:p>
          </table:table-cell>
          <table:table-cell table:formula="of:=RAND()" office:value-type="float" office:value="0.247416349826381">
            <text:p>0.2474163498</text:p>
          </table:table-cell>
          <table:table-cell table:formula="of:=RAND()" office:value-type="float" office:value="0.0998745616525412">
            <text:p>0.0998745617</text:p>
          </table:table-cell>
          <table:table-cell table:formula="of:=RAND()" office:value-type="float" office:value="0.221403525210917">
            <text:p>0.2214035252</text:p>
          </table:table-cell>
          <table:table-cell table:formula="of:=RAND()" office:value-type="float" office:value="0.135503043653443">
            <text:p>0.1355030437</text:p>
          </table:table-cell>
          <table:table-cell table:formula="of:=RAND()" office:value-type="float" office:value="0.762448932975531">
            <text:p>0.762448933</text:p>
          </table:table-cell>
          <table:table-cell table:formula="of:=RAND()" office:value-type="float" office:value="0.906669521704316">
            <text:p>0.9066695217</text:p>
          </table:table-cell>
          <table:table-cell table:formula="of:=RAND()" office:value-type="float" office:value="0.885277786524966">
            <text:p>0.8852777865</text:p>
          </table:table-cell>
          <table:table-cell table:formula="of:=RAND()" office:value-type="float" office:value="0.622017005924135">
            <text:p>0.6220170059</text:p>
          </table:table-cell>
          <table:table-cell table:formula="of:=RAND()" office:value-type="float" office:value="0.797869036206976">
            <text:p>0.7978690362</text:p>
          </table:table-cell>
          <table:table-cell table:formula="of:=RAND()" office:value-type="float" office:value="0.987557564163581">
            <text:p>0.9875575642</text:p>
          </table:table-cell>
          <table:table-cell table:formula="of:=SUM([.B323:.M323])-6" office:value-type="float" office:value="0.821295493748039">
            <text:p>0.8212954937</text:p>
          </table:table-cell>
          <table:table-cell table:formula="of:=[.N323]-[.$G$6]" office:value-type="float" office:value="0.845036484281998">
            <text:p>0.8450364843</text:p>
          </table:table-cell>
          <table:table-cell table:formula="of:=[.O323]*[.O323]" office:value-type="float" office:value="0.71408665976768">
            <text:p>0.7140866598</text:p>
          </table:table-cell>
        </table:table-row>
        <table:table-row table:style-name="ro1">
          <table:table-cell/>
          <table:table-cell table:formula="of:=RAND()" office:value-type="float" office:value="0.924671367509291">
            <text:p>0.9246713675</text:p>
          </table:table-cell>
          <table:table-cell table:formula="of:=RAND()" office:value-type="float" office:value="0.0029295573476702">
            <text:p>0.0029295573</text:p>
          </table:table-cell>
          <table:table-cell table:formula="of:=RAND()" office:value-type="float" office:value="0.826586194336414">
            <text:p>0.8265861943</text:p>
          </table:table-cell>
          <table:table-cell table:formula="of:=RAND()" office:value-type="float" office:value="0.703002537600696">
            <text:p>0.7030025376</text:p>
          </table:table-cell>
          <table:table-cell table:formula="of:=RAND()" office:value-type="float" office:value="0.461245102342218">
            <text:p>0.4612451023</text:p>
          </table:table-cell>
          <table:table-cell table:formula="of:=RAND()" office:value-type="float" office:value="0.862632092786953">
            <text:p>0.8626320928</text:p>
          </table:table-cell>
          <table:table-cell table:formula="of:=RAND()" office:value-type="float" office:value="0.939258779166266">
            <text:p>0.9392587792</text:p>
          </table:table-cell>
          <table:table-cell table:formula="of:=RAND()" office:value-type="float" office:value="0.752946521854028">
            <text:p>0.7529465219</text:p>
          </table:table-cell>
          <table:table-cell table:formula="of:=RAND()" office:value-type="float" office:value="0.660154134733602">
            <text:p>0.6601541347</text:p>
          </table:table-cell>
          <table:table-cell table:formula="of:=RAND()" office:value-type="float" office:value="0.137433619704098">
            <text:p>0.1374336197</text:p>
          </table:table-cell>
          <table:table-cell table:formula="of:=RAND()" office:value-type="float" office:value="0.0130655020475388">
            <text:p>0.013065502</text:p>
          </table:table-cell>
          <table:table-cell table:formula="of:=RAND()" office:value-type="float" office:value="0.828887860290706">
            <text:p>0.8288878603</text:p>
          </table:table-cell>
          <table:table-cell table:formula="of:=SUM([.B324:.M324])-6" office:value-type="float" office:value="1.11281326971948">
            <text:p>1.1128132697</text:p>
          </table:table-cell>
          <table:table-cell table:formula="of:=[.N324]-[.$G$6]" office:value-type="float" office:value="1.13655426025344">
            <text:p>1.1365542603</text:p>
          </table:table-cell>
          <table:table-cell table:formula="of:=[.O324]*[.O324]" office:value-type="float" office:value="1.29175558650025">
            <text:p>1.2917555865</text:p>
          </table:table-cell>
        </table:table-row>
        <table:table-row table:style-name="ro1">
          <table:table-cell/>
          <table:table-cell table:formula="of:=RAND()" office:value-type="float" office:value="0.887323315255344">
            <text:p>0.8873233153</text:p>
          </table:table-cell>
          <table:table-cell table:formula="of:=RAND()" office:value-type="float" office:value="0.153571019181982">
            <text:p>0.1535710192</text:p>
          </table:table-cell>
          <table:table-cell table:formula="of:=RAND()" office:value-type="float" office:value="0.0340456978883594">
            <text:p>0.0340456979</text:p>
          </table:table-cell>
          <table:table-cell table:formula="of:=RAND()" office:value-type="float" office:value="0.758393946103752">
            <text:p>0.7583939461</text:p>
          </table:table-cell>
          <table:table-cell table:formula="of:=RAND()" office:value-type="float" office:value="0.566893930546939">
            <text:p>0.5668939305</text:p>
          </table:table-cell>
          <table:table-cell table:formula="of:=RAND()" office:value-type="float" office:value="0.518495520344004">
            <text:p>0.5184955203</text:p>
          </table:table-cell>
          <table:table-cell table:formula="of:=RAND()" office:value-type="float" office:value="0.286014256067574">
            <text:p>0.2860142561</text:p>
          </table:table-cell>
          <table:table-cell table:formula="of:=RAND()" office:value-type="float" office:value="0.941675984067842">
            <text:p>0.9416759841</text:p>
          </table:table-cell>
          <table:table-cell table:formula="of:=RAND()" office:value-type="float" office:value="0.660242392681539">
            <text:p>0.6602423927</text:p>
          </table:table-cell>
          <table:table-cell table:formula="of:=RAND()" office:value-type="float" office:value="0.138858885504305">
            <text:p>0.1388588855</text:p>
          </table:table-cell>
          <table:table-cell table:formula="of:=RAND()" office:value-type="float" office:value="0.821090457960963">
            <text:p>0.821090458</text:p>
          </table:table-cell>
          <table:table-cell table:formula="of:=RAND()" office:value-type="float" office:value="0.769339514663443">
            <text:p>0.7693395147</text:p>
          </table:table-cell>
          <table:table-cell table:formula="of:=SUM([.B325:.M325])-6" office:value-type="float" office:value="0.535944920266047">
            <text:p>0.5359449203</text:p>
          </table:table-cell>
          <table:table-cell table:formula="of:=[.N325]-[.$G$6]" office:value-type="float" office:value="0.559685910800006">
            <text:p>0.5596859108</text:p>
          </table:table-cell>
          <table:table-cell table:formula="of:=[.O325]*[.O325]" office:value-type="float" office:value="0.313248318748033">
            <text:p>0.3132483187</text:p>
          </table:table-cell>
        </table:table-row>
        <table:table-row table:style-name="ro1">
          <table:table-cell/>
          <table:table-cell table:formula="of:=RAND()" office:value-type="float" office:value="0.689155502012">
            <text:p>0.689155502</text:p>
          </table:table-cell>
          <table:table-cell table:formula="of:=RAND()" office:value-type="float" office:value="0.738969738595188">
            <text:p>0.7389697386</text:p>
          </table:table-cell>
          <table:table-cell table:formula="of:=RAND()" office:value-type="float" office:value="0.474325355608016">
            <text:p>0.4743253556</text:p>
          </table:table-cell>
          <table:table-cell table:formula="of:=RAND()" office:value-type="float" office:value="0.690978369675577">
            <text:p>0.6909783697</text:p>
          </table:table-cell>
          <table:table-cell table:formula="of:=RAND()" office:value-type="float" office:value="0.51440114621073">
            <text:p>0.5144011462</text:p>
          </table:table-cell>
          <table:table-cell table:formula="of:=RAND()" office:value-type="float" office:value="0.298219832126051">
            <text:p>0.2982198321</text:p>
          </table:table-cell>
          <table:table-cell table:formula="of:=RAND()" office:value-type="float" office:value="0.0652765345294029">
            <text:p>0.0652765345</text:p>
          </table:table-cell>
          <table:table-cell table:formula="of:=RAND()" office:value-type="float" office:value="0.892830388620496">
            <text:p>0.8928303886</text:p>
          </table:table-cell>
          <table:table-cell table:formula="of:=RAND()" office:value-type="float" office:value="0.18167436029762">
            <text:p>0.1816743603</text:p>
          </table:table-cell>
          <table:table-cell table:formula="of:=RAND()" office:value-type="float" office:value="0.940425960579887">
            <text:p>0.9404259606</text:p>
          </table:table-cell>
          <table:table-cell table:formula="of:=RAND()" office:value-type="float" office:value="0.540272770216689">
            <text:p>0.5402727702</text:p>
          </table:table-cell>
          <table:table-cell table:formula="of:=RAND()" office:value-type="float" office:value="0.877592006698251">
            <text:p>0.8775920067</text:p>
          </table:table-cell>
          <table:table-cell table:formula="of:=SUM([.B326:.M326])-6" office:value-type="float" office:value="0.904121965169907">
            <text:p>0.9041219652</text:p>
          </table:table-cell>
          <table:table-cell table:formula="of:=[.N326]-[.$G$6]" office:value-type="float" office:value="0.927862955703866">
            <text:p>0.9278629557</text:p>
          </table:table-cell>
          <table:table-cell table:formula="of:=[.O326]*[.O326]" office:value-type="float" office:value="0.860929664567514">
            <text:p>0.8609296646</text:p>
          </table:table-cell>
        </table:table-row>
        <table:table-row table:style-name="ro1">
          <table:table-cell/>
          <table:table-cell table:formula="of:=RAND()" office:value-type="float" office:value="0.23077061958611">
            <text:p>0.2307706196</text:p>
          </table:table-cell>
          <table:table-cell table:formula="of:=RAND()" office:value-type="float" office:value="0.739886844763532">
            <text:p>0.7398868448</text:p>
          </table:table-cell>
          <table:table-cell table:formula="of:=RAND()" office:value-type="float" office:value="0.494080841774121">
            <text:p>0.4940808418</text:p>
          </table:table-cell>
          <table:table-cell table:formula="of:=RAND()" office:value-type="float" office:value="0.332928915275261">
            <text:p>0.3329289153</text:p>
          </table:table-cell>
          <table:table-cell table:formula="of:=RAND()" office:value-type="float" office:value="0.826464519370347">
            <text:p>0.8264645194</text:p>
          </table:table-cell>
          <table:table-cell table:formula="of:=RAND()" office:value-type="float" office:value="0.419234053464606">
            <text:p>0.4192340535</text:p>
          </table:table-cell>
          <table:table-cell table:formula="of:=RAND()" office:value-type="float" office:value="0.0699422270990908">
            <text:p>0.0699422271</text:p>
          </table:table-cell>
          <table:table-cell table:formula="of:=RAND()" office:value-type="float" office:value="0.850207542767748">
            <text:p>0.8502075428</text:p>
          </table:table-cell>
          <table:table-cell table:formula="of:=RAND()" office:value-type="float" office:value="0.664416197687387">
            <text:p>0.6644161977</text:p>
          </table:table-cell>
          <table:table-cell table:formula="of:=RAND()" office:value-type="float" office:value="0.681107718264684">
            <text:p>0.6811077183</text:p>
          </table:table-cell>
          <table:table-cell table:formula="of:=RAND()" office:value-type="float" office:value="0.366108696907759">
            <text:p>0.3661086969</text:p>
          </table:table-cell>
          <table:table-cell table:formula="of:=RAND()" office:value-type="float" office:value="0.640518119791523">
            <text:p>0.6405181198</text:p>
          </table:table-cell>
          <table:table-cell table:formula="of:=SUM([.B327:.M327])-6" office:value-type="float" office:value="0.31566629675217">
            <text:p>0.3156662968</text:p>
          </table:table-cell>
          <table:table-cell table:formula="of:=[.N327]-[.$G$6]" office:value-type="float" office:value="0.339407287286129">
            <text:p>0.3394072873</text:p>
          </table:table-cell>
          <table:table-cell table:formula="of:=[.O327]*[.O327]" office:value-type="float" office:value="0.115197306662929">
            <text:p>0.1151973067</text:p>
          </table:table-cell>
        </table:table-row>
        <table:table-row table:style-name="ro1">
          <table:table-cell/>
          <table:table-cell table:formula="of:=RAND()" office:value-type="float" office:value="0.189841426676139">
            <text:p>0.1898414267</text:p>
          </table:table-cell>
          <table:table-cell table:formula="of:=RAND()" office:value-type="float" office:value="0.807070604059845">
            <text:p>0.8070706041</text:p>
          </table:table-cell>
          <table:table-cell table:formula="of:=RAND()" office:value-type="float" office:value="0.745763458544388">
            <text:p>0.7457634585</text:p>
          </table:table-cell>
          <table:table-cell table:formula="of:=RAND()" office:value-type="float" office:value="0.756439757766202">
            <text:p>0.7564397578</text:p>
          </table:table-cell>
          <table:table-cell table:formula="of:=RAND()" office:value-type="float" office:value="0.652265236945823">
            <text:p>0.6522652369</text:p>
          </table:table-cell>
          <table:table-cell table:formula="of:=RAND()" office:value-type="float" office:value="0.613621036754921">
            <text:p>0.6136210368</text:p>
          </table:table-cell>
          <table:table-cell table:formula="of:=RAND()" office:value-type="float" office:value="0.229083272162825">
            <text:p>0.2290832722</text:p>
          </table:table-cell>
          <table:table-cell table:formula="of:=RAND()" office:value-type="float" office:value="0.62688655173406">
            <text:p>0.6268865517</text:p>
          </table:table-cell>
          <table:table-cell table:formula="of:=RAND()" office:value-type="float" office:value="0.117793992394581">
            <text:p>0.1177939924</text:p>
          </table:table-cell>
          <table:table-cell table:formula="of:=RAND()" office:value-type="float" office:value="0.343189552891999">
            <text:p>0.3431895529</text:p>
          </table:table-cell>
          <table:table-cell table:formula="of:=RAND()" office:value-type="float" office:value="0.334988938411698">
            <text:p>0.3349889384</text:p>
          </table:table-cell>
          <table:table-cell table:formula="of:=RAND()" office:value-type="float" office:value="0.0197900438215584">
            <text:p>0.0197900438</text:p>
          </table:table-cell>
          <table:table-cell table:formula="of:=SUM([.B328:.M328])-6" office:value-type="float" office:value="-0.563266127835959">
            <text:p>-0.5632661278</text:p>
          </table:table-cell>
          <table:table-cell table:formula="of:=[.N328]-[.$G$6]" office:value-type="float" office:value="-0.539525137302">
            <text:p>-0.5395251373</text:p>
          </table:table-cell>
          <table:table-cell table:formula="of:=[.O328]*[.O328]" office:value-type="float" office:value="0.291087373780742">
            <text:p>0.2910873738</text:p>
          </table:table-cell>
        </table:table-row>
        <table:table-row table:style-name="ro1">
          <table:table-cell/>
          <table:table-cell table:formula="of:=RAND()" office:value-type="float" office:value="0.964184529148042">
            <text:p>0.9641845291</text:p>
          </table:table-cell>
          <table:table-cell table:formula="of:=RAND()" office:value-type="float" office:value="0.0420048406813294">
            <text:p>0.0420048407</text:p>
          </table:table-cell>
          <table:table-cell table:formula="of:=RAND()" office:value-type="float" office:value="0.168046705657616">
            <text:p>0.1680467057</text:p>
          </table:table-cell>
          <table:table-cell table:formula="of:=RAND()" office:value-type="float" office:value="0.483613591408357">
            <text:p>0.4836135914</text:p>
          </table:table-cell>
          <table:table-cell table:formula="of:=RAND()" office:value-type="float" office:value="0.895207482157275">
            <text:p>0.8952074822</text:p>
          </table:table-cell>
          <table:table-cell table:formula="of:=RAND()" office:value-type="float" office:value="0.876843998674303">
            <text:p>0.8768439987</text:p>
          </table:table-cell>
          <table:table-cell table:formula="of:=RAND()" office:value-type="float" office:value="0.686490757390857">
            <text:p>0.6864907574</text:p>
          </table:table-cell>
          <table:table-cell table:formula="of:=RAND()" office:value-type="float" office:value="0.977285541128367">
            <text:p>0.9772855411</text:p>
          </table:table-cell>
          <table:table-cell table:formula="of:=RAND()" office:value-type="float" office:value="0.875178424408659">
            <text:p>0.8751784244</text:p>
          </table:table-cell>
          <table:table-cell table:formula="of:=RAND()" office:value-type="float" office:value="0.36776869581081">
            <text:p>0.3677686958</text:p>
          </table:table-cell>
          <table:table-cell table:formula="of:=RAND()" office:value-type="float" office:value="0.251356298103929">
            <text:p>0.2513562981</text:p>
          </table:table-cell>
          <table:table-cell table:formula="of:=RAND()" office:value-type="float" office:value="0.497112167300656">
            <text:p>0.4971121673</text:p>
          </table:table-cell>
          <table:table-cell table:formula="of:=SUM([.B329:.M329])-6" office:value-type="float" office:value="1.0850930318702">
            <text:p>1.0850930319</text:p>
          </table:table-cell>
          <table:table-cell table:formula="of:=[.N329]-[.$G$6]" office:value-type="float" office:value="1.10883402240416">
            <text:p>1.1088340224</text:p>
          </table:table-cell>
          <table:table-cell table:formula="of:=[.O329]*[.O329]" office:value-type="float" office:value="1.22951288924099">
            <text:p>1.2295128892</text:p>
          </table:table-cell>
        </table:table-row>
        <table:table-row table:style-name="ro1">
          <table:table-cell/>
          <table:table-cell table:formula="of:=RAND()" office:value-type="float" office:value="0.847079865401611">
            <text:p>0.8470798654</text:p>
          </table:table-cell>
          <table:table-cell table:formula="of:=RAND()" office:value-type="float" office:value="0.934643000597134">
            <text:p>0.9346430006</text:p>
          </table:table-cell>
          <table:table-cell table:formula="of:=RAND()" office:value-type="float" office:value="0.655634399969131">
            <text:p>0.6556344</text:p>
          </table:table-cell>
          <table:table-cell table:formula="of:=RAND()" office:value-type="float" office:value="0.411606268025935">
            <text:p>0.411606268</text:p>
          </table:table-cell>
          <table:table-cell table:formula="of:=RAND()" office:value-type="float" office:value="0.968665180495009">
            <text:p>0.9686651805</text:p>
          </table:table-cell>
          <table:table-cell table:formula="of:=RAND()" office:value-type="float" office:value="0.215516405412927">
            <text:p>0.2155164054</text:p>
          </table:table-cell>
          <table:table-cell table:formula="of:=RAND()" office:value-type="float" office:value="0.703802813543007">
            <text:p>0.7038028135</text:p>
          </table:table-cell>
          <table:table-cell table:formula="of:=RAND()" office:value-type="float" office:value="0.519889821764082">
            <text:p>0.5198898218</text:p>
          </table:table-cell>
          <table:table-cell table:formula="of:=RAND()" office:value-type="float" office:value="0.911157653899863">
            <text:p>0.9111576539</text:p>
          </table:table-cell>
          <table:table-cell table:formula="of:=RAND()" office:value-type="float" office:value="0.424213103484362">
            <text:p>0.4242131035</text:p>
          </table:table-cell>
          <table:table-cell table:formula="of:=RAND()" office:value-type="float" office:value="0.0995382678229362">
            <text:p>0.0995382678</text:p>
          </table:table-cell>
          <table:table-cell table:formula="of:=RAND()" office:value-type="float" office:value="0.224512419197708">
            <text:p>0.2245124192</text:p>
          </table:table-cell>
          <table:table-cell table:formula="of:=SUM([.B330:.M330])-6" office:value-type="float" office:value="0.916259199613705">
            <text:p>0.9162591996</text:p>
          </table:table-cell>
          <table:table-cell table:formula="of:=[.N330]-[.$G$6]" office:value-type="float" office:value="0.940000190147664">
            <text:p>0.9400001901</text:p>
          </table:table-cell>
          <table:table-cell table:formula="of:=[.O330]*[.O330]" office:value-type="float" office:value="0.883600357477645">
            <text:p>0.8836003575</text:p>
          </table:table-cell>
        </table:table-row>
        <table:table-row table:style-name="ro1">
          <table:table-cell/>
          <table:table-cell table:formula="of:=RAND()" office:value-type="float" office:value="0.126030592247844">
            <text:p>0.1260305922</text:p>
          </table:table-cell>
          <table:table-cell table:formula="of:=RAND()" office:value-type="float" office:value="0.523562271380797">
            <text:p>0.5235622714</text:p>
          </table:table-cell>
          <table:table-cell table:formula="of:=RAND()" office:value-type="float" office:value="0.443070428678766">
            <text:p>0.4430704287</text:p>
          </table:table-cell>
          <table:table-cell table:formula="of:=RAND()" office:value-type="float" office:value="0.781494835857302">
            <text:p>0.7814948359</text:p>
          </table:table-cell>
          <table:table-cell table:formula="of:=RAND()" office:value-type="float" office:value="0.449801293201745">
            <text:p>0.4498012932</text:p>
          </table:table-cell>
          <table:table-cell table:formula="of:=RAND()" office:value-type="float" office:value="0.287392384605482">
            <text:p>0.2873923846</text:p>
          </table:table-cell>
          <table:table-cell table:formula="of:=RAND()" office:value-type="float" office:value="0.248920187354088">
            <text:p>0.2489201874</text:p>
          </table:table-cell>
          <table:table-cell table:formula="of:=RAND()" office:value-type="float" office:value="0.10046923882328">
            <text:p>0.1004692388</text:p>
          </table:table-cell>
          <table:table-cell table:formula="of:=RAND()" office:value-type="float" office:value="0.0862641991116107">
            <text:p>0.0862641991</text:p>
          </table:table-cell>
          <table:table-cell table:formula="of:=RAND()" office:value-type="float" office:value="0.0148820320609957">
            <text:p>0.0148820321</text:p>
          </table:table-cell>
          <table:table-cell table:formula="of:=RAND()" office:value-type="float" office:value="0.850803357316181">
            <text:p>0.8508033573</text:p>
          </table:table-cell>
          <table:table-cell table:formula="of:=RAND()" office:value-type="float" office:value="0.0287837702780962">
            <text:p>0.0287837703</text:p>
          </table:table-cell>
          <table:table-cell table:formula="of:=SUM([.B331:.M331])-6" office:value-type="float" office:value="-2.05852540908381">
            <text:p>-2.0585254091</text:p>
          </table:table-cell>
          <table:table-cell table:formula="of:=[.N331]-[.$G$6]" office:value-type="float" office:value="-2.03478441854985">
            <text:p>-2.0347844185</text:p>
          </table:table-cell>
          <table:table-cell table:formula="of:=[.O331]*[.O331]" office:value-type="float" office:value="4.14034762997327">
            <text:p>4.14034763</text:p>
          </table:table-cell>
        </table:table-row>
        <table:table-row table:style-name="ro1">
          <table:table-cell/>
          <table:table-cell table:formula="of:=RAND()" office:value-type="float" office:value="0.483394689159468">
            <text:p>0.4833946892</text:p>
          </table:table-cell>
          <table:table-cell table:formula="of:=RAND()" office:value-type="float" office:value="0.562493027420715">
            <text:p>0.5624930274</text:p>
          </table:table-cell>
          <table:table-cell table:formula="of:=RAND()" office:value-type="float" office:value="0.155417913803831">
            <text:p>0.1554179138</text:p>
          </table:table-cell>
          <table:table-cell table:formula="of:=RAND()" office:value-type="float" office:value="0.850428548175842">
            <text:p>0.8504285482</text:p>
          </table:table-cell>
          <table:table-cell table:formula="of:=RAND()" office:value-type="float" office:value="0.484705984592438">
            <text:p>0.4847059846</text:p>
          </table:table-cell>
          <table:table-cell table:formula="of:=RAND()" office:value-type="float" office:value="0.0787265202961862">
            <text:p>0.0787265203</text:p>
          </table:table-cell>
          <table:table-cell table:formula="of:=RAND()" office:value-type="float" office:value="0.040847219992429">
            <text:p>0.04084722</text:p>
          </table:table-cell>
          <table:table-cell table:formula="of:=RAND()" office:value-type="float" office:value="0.879195292713121">
            <text:p>0.8791952927</text:p>
          </table:table-cell>
          <table:table-cell table:formula="of:=RAND()" office:value-type="float" office:value="0.742430896498263">
            <text:p>0.7424308965</text:p>
          </table:table-cell>
          <table:table-cell table:formula="of:=RAND()" office:value-type="float" office:value="0.213783082785085">
            <text:p>0.2137830828</text:p>
          </table:table-cell>
          <table:table-cell table:formula="of:=RAND()" office:value-type="float" office:value="0.0837643714621663">
            <text:p>0.0837643715</text:p>
          </table:table-cell>
          <table:table-cell table:formula="of:=RAND()" office:value-type="float" office:value="0.533696257509291">
            <text:p>0.5336962575</text:p>
          </table:table-cell>
          <table:table-cell table:formula="of:=SUM([.B332:.M332])-6" office:value-type="float" office:value="-0.891116195591167">
            <text:p>-0.8911161956</text:p>
          </table:table-cell>
          <table:table-cell table:formula="of:=[.N332]-[.$G$6]" office:value-type="float" office:value="-0.867375205057207">
            <text:p>-0.8673752051</text:p>
          </table:table-cell>
          <table:table-cell table:formula="of:=[.O332]*[.O332]" office:value-type="float" office:value="0.752339746348033">
            <text:p>0.7523397463</text:p>
          </table:table-cell>
        </table:table-row>
        <table:table-row table:style-name="ro1">
          <table:table-cell/>
          <table:table-cell table:formula="of:=RAND()" office:value-type="float" office:value="0.522682897746563">
            <text:p>0.5226828977</text:p>
          </table:table-cell>
          <table:table-cell table:formula="of:=RAND()" office:value-type="float" office:value="0.929058309644461">
            <text:p>0.9290583096</text:p>
          </table:table-cell>
          <table:table-cell table:formula="of:=RAND()" office:value-type="float" office:value="0.487170801497996">
            <text:p>0.4871708015</text:p>
          </table:table-cell>
          <table:table-cell table:formula="of:=RAND()" office:value-type="float" office:value="0.384034011280164">
            <text:p>0.3840340113</text:p>
          </table:table-cell>
          <table:table-cell table:formula="of:=RAND()" office:value-type="float" office:value="0.431691209319979">
            <text:p>0.4316912093</text:p>
          </table:table-cell>
          <table:table-cell table:formula="of:=RAND()" office:value-type="float" office:value="0.924767613876611">
            <text:p>0.9247676139</text:p>
          </table:table-cell>
          <table:table-cell table:formula="of:=RAND()" office:value-type="float" office:value="0.312020502751693">
            <text:p>0.3120205028</text:p>
          </table:table-cell>
          <table:table-cell table:formula="of:=RAND()" office:value-type="float" office:value="0.881888081785291">
            <text:p>0.8818880818</text:p>
          </table:table-cell>
          <table:table-cell table:formula="of:=RAND()" office:value-type="float" office:value="0.604233515216038">
            <text:p>0.6042335152</text:p>
          </table:table-cell>
          <table:table-cell table:formula="of:=RAND()" office:value-type="float" office:value="0.927108006784692">
            <text:p>0.9271080068</text:p>
          </table:table-cell>
          <table:table-cell table:formula="of:=RAND()" office:value-type="float" office:value="0.217822744278237">
            <text:p>0.2178227443</text:p>
          </table:table-cell>
          <table:table-cell table:formula="of:=RAND()" office:value-type="float" office:value="0.89448341075331">
            <text:p>0.8944834108</text:p>
          </table:table-cell>
          <table:table-cell table:formula="of:=SUM([.B333:.M333])-6" office:value-type="float" office:value="1.51696110493504">
            <text:p>1.5169611049</text:p>
          </table:table-cell>
          <table:table-cell table:formula="of:=[.N333]-[.$G$6]" office:value-type="float" office:value="1.54070209546899">
            <text:p>1.5407020955</text:p>
          </table:table-cell>
          <table:table-cell table:formula="of:=[.O333]*[.O333]" office:value-type="float" office:value="2.37376294698255">
            <text:p>2.373762947</text:p>
          </table:table-cell>
        </table:table-row>
        <table:table-row table:style-name="ro1">
          <table:table-cell/>
          <table:table-cell table:formula="of:=RAND()" office:value-type="float" office:value="0.123581914464012">
            <text:p>0.1235819145</text:p>
          </table:table-cell>
          <table:table-cell table:formula="of:=RAND()" office:value-type="float" office:value="0.464427015278488">
            <text:p>0.4644270153</text:p>
          </table:table-cell>
          <table:table-cell table:formula="of:=RAND()" office:value-type="float" office:value="0.710746090160683">
            <text:p>0.7107460902</text:p>
          </table:table-cell>
          <table:table-cell table:formula="of:=RAND()" office:value-type="float" office:value="0.302180443191901">
            <text:p>0.3021804432</text:p>
          </table:table-cell>
          <table:table-cell table:formula="of:=RAND()" office:value-type="float" office:value="0.202461468288675">
            <text:p>0.2024614683</text:p>
          </table:table-cell>
          <table:table-cell table:formula="of:=RAND()" office:value-type="float" office:value="0.465741660213098">
            <text:p>0.4657416602</text:p>
          </table:table-cell>
          <table:table-cell table:formula="of:=RAND()" office:value-type="float" office:value="0.670756031991914">
            <text:p>0.670756032</text:p>
          </table:table-cell>
          <table:table-cell table:formula="of:=RAND()" office:value-type="float" office:value="0.212887038709596">
            <text:p>0.2128870387</text:p>
          </table:table-cell>
          <table:table-cell table:formula="of:=RAND()" office:value-type="float" office:value="0.695057420991361">
            <text:p>0.695057421</text:p>
          </table:table-cell>
          <table:table-cell table:formula="of:=RAND()" office:value-type="float" office:value="0.123679459560663">
            <text:p>0.1236794596</text:p>
          </table:table-cell>
          <table:table-cell table:formula="of:=RAND()" office:value-type="float" office:value="0.628032272681594">
            <text:p>0.6280322727</text:p>
          </table:table-cell>
          <table:table-cell table:formula="of:=RAND()" office:value-type="float" office:value="0.916356631787494">
            <text:p>0.9163566318</text:p>
          </table:table-cell>
          <table:table-cell table:formula="of:=SUM([.B334:.M334])-6" office:value-type="float" office:value="-0.484092552680522">
            <text:p>-0.4840925527</text:p>
          </table:table-cell>
          <table:table-cell table:formula="of:=[.N334]-[.$G$6]" office:value-type="float" office:value="-0.460351562146563">
            <text:p>-0.4603515621</text:p>
          </table:table-cell>
          <table:table-cell table:formula="of:=[.O334]*[.O334]" office:value-type="float" office:value="0.211923560770781">
            <text:p>0.2119235608</text:p>
          </table:table-cell>
        </table:table-row>
        <table:table-row table:style-name="ro1">
          <table:table-cell/>
          <table:table-cell table:formula="of:=RAND()" office:value-type="float" office:value="0.3933107459452">
            <text:p>0.3933107459</text:p>
          </table:table-cell>
          <table:table-cell table:formula="of:=RAND()" office:value-type="float" office:value="0.971839715959504">
            <text:p>0.971839716</text:p>
          </table:table-cell>
          <table:table-cell table:formula="of:=RAND()" office:value-type="float" office:value="0.569790703244507">
            <text:p>0.5697907032</text:p>
          </table:table-cell>
          <table:table-cell table:formula="of:=RAND()" office:value-type="float" office:value="0.762536654947326">
            <text:p>0.7625366549</text:p>
          </table:table-cell>
          <table:table-cell table:formula="of:=RAND()" office:value-type="float" office:value="0.170384285971522">
            <text:p>0.170384286</text:p>
          </table:table-cell>
          <table:table-cell table:formula="of:=RAND()" office:value-type="float" office:value="0.398287997115403">
            <text:p>0.3982879971</text:p>
          </table:table-cell>
          <table:table-cell table:formula="of:=RAND()" office:value-type="float" office:value="0.431785350199789">
            <text:p>0.4317853502</text:p>
          </table:table-cell>
          <table:table-cell table:formula="of:=RAND()" office:value-type="float" office:value="0.381089047063142">
            <text:p>0.3810890471</text:p>
          </table:table-cell>
          <table:table-cell table:formula="of:=RAND()" office:value-type="float" office:value="0.64901635912247">
            <text:p>0.6490163591</text:p>
          </table:table-cell>
          <table:table-cell table:formula="of:=RAND()" office:value-type="float" office:value="0.489569000899792">
            <text:p>0.4895690009</text:p>
          </table:table-cell>
          <table:table-cell table:formula="of:=RAND()" office:value-type="float" office:value="0.932841221103445">
            <text:p>0.9328412211</text:p>
          </table:table-cell>
          <table:table-cell table:formula="of:=RAND()" office:value-type="float" office:value="0.551481710979715">
            <text:p>0.551481711</text:p>
          </table:table-cell>
          <table:table-cell table:formula="of:=SUM([.B335:.M335])-6" office:value-type="float" office:value="0.701932792551816">
            <text:p>0.7019327926</text:p>
          </table:table-cell>
          <table:table-cell table:formula="of:=[.N335]-[.$G$6]" office:value-type="float" office:value="0.725673783085775">
            <text:p>0.7256737831</text:p>
          </table:table-cell>
          <table:table-cell table:formula="of:=[.O335]*[.O335]" office:value-type="float" office:value="0.52660243945802">
            <text:p>0.5266024395</text:p>
          </table:table-cell>
        </table:table-row>
        <table:table-row table:style-name="ro1">
          <table:table-cell/>
          <table:table-cell table:formula="of:=RAND()" office:value-type="float" office:value="0.97371126501821">
            <text:p>0.973711265</text:p>
          </table:table-cell>
          <table:table-cell table:formula="of:=RAND()" office:value-type="float" office:value="0.56523903645575">
            <text:p>0.5652390365</text:p>
          </table:table-cell>
          <table:table-cell table:formula="of:=RAND()" office:value-type="float" office:value="0.597599606961012">
            <text:p>0.597599607</text:p>
          </table:table-cell>
          <table:table-cell table:formula="of:=RAND()" office:value-type="float" office:value="0.0862851715646684">
            <text:p>0.0862851716</text:p>
          </table:table-cell>
          <table:table-cell table:formula="of:=RAND()" office:value-type="float" office:value="0.106624213745818">
            <text:p>0.1066242137</text:p>
          </table:table-cell>
          <table:table-cell table:formula="of:=RAND()" office:value-type="float" office:value="0.14258728036657">
            <text:p>0.1425872804</text:p>
          </table:table-cell>
          <table:table-cell table:formula="of:=RAND()" office:value-type="float" office:value="0.465374137507752">
            <text:p>0.4653741375</text:p>
          </table:table-cell>
          <table:table-cell table:formula="of:=RAND()" office:value-type="float" office:value="0.762239877134562">
            <text:p>0.7622398771</text:p>
          </table:table-cell>
          <table:table-cell table:formula="of:=RAND()" office:value-type="float" office:value="0.603630888042972">
            <text:p>0.603630888</text:p>
          </table:table-cell>
          <table:table-cell table:formula="of:=RAND()" office:value-type="float" office:value="0.606961173471063">
            <text:p>0.6069611735</text:p>
          </table:table-cell>
          <table:table-cell table:formula="of:=RAND()" office:value-type="float" office:value="0.967874373542145">
            <text:p>0.9678743735</text:p>
          </table:table-cell>
          <table:table-cell table:formula="of:=RAND()" office:value-type="float" office:value="0.375720705604181">
            <text:p>0.3757207056</text:p>
          </table:table-cell>
          <table:table-cell table:formula="of:=SUM([.B336:.M336])-6" office:value-type="float" office:value="0.253847729414701">
            <text:p>0.2538477294</text:p>
          </table:table-cell>
          <table:table-cell table:formula="of:=[.N336]-[.$G$6]" office:value-type="float" office:value="0.277588719948661">
            <text:p>0.2775887199</text:p>
          </table:table-cell>
          <table:table-cell table:formula="of:=[.O336]*[.O336]" office:value-type="float" office:value="0.0770554974427359">
            <text:p>0.0770554974</text:p>
          </table:table-cell>
        </table:table-row>
        <table:table-row table:style-name="ro1">
          <table:table-cell/>
          <table:table-cell table:formula="of:=RAND()" office:value-type="float" office:value="0.764922669157386">
            <text:p>0.7649226692</text:p>
          </table:table-cell>
          <table:table-cell table:formula="of:=RAND()" office:value-type="float" office:value="0.742764971219003">
            <text:p>0.7427649712</text:p>
          </table:table-cell>
          <table:table-cell table:formula="of:=RAND()" office:value-type="float" office:value="0.175927302334458">
            <text:p>0.1759273023</text:p>
          </table:table-cell>
          <table:table-cell table:formula="of:=RAND()" office:value-type="float" office:value="0.635740543482825">
            <text:p>0.6357405435</text:p>
          </table:table-cell>
          <table:table-cell table:formula="of:=RAND()" office:value-type="float" office:value="0.270788486814126">
            <text:p>0.2707884868</text:p>
          </table:table-cell>
          <table:table-cell table:formula="of:=RAND()" office:value-type="float" office:value="0.169237116817385">
            <text:p>0.1692371168</text:p>
          </table:table-cell>
          <table:table-cell table:formula="of:=RAND()" office:value-type="float" office:value="0.155358022544533">
            <text:p>0.1553580225</text:p>
          </table:table-cell>
          <table:table-cell table:formula="of:=RAND()" office:value-type="float" office:value="0.473338979529217">
            <text:p>0.4733389795</text:p>
          </table:table-cell>
          <table:table-cell table:formula="of:=RAND()" office:value-type="float" office:value="0.45499681471847">
            <text:p>0.4549968147</text:p>
          </table:table-cell>
          <table:table-cell table:formula="of:=RAND()" office:value-type="float" office:value="0.525913591962308">
            <text:p>0.525913592</text:p>
          </table:table-cell>
          <table:table-cell table:formula="of:=RAND()" office:value-type="float" office:value="0.353298566304147">
            <text:p>0.3532985663</text:p>
          </table:table-cell>
          <table:table-cell table:formula="of:=RAND()" office:value-type="float" office:value="0.0493809590116143">
            <text:p>0.049380959</text:p>
          </table:table-cell>
          <table:table-cell table:formula="of:=SUM([.B337:.M337])-6" office:value-type="float" office:value="-1.22833197610453">
            <text:p>-1.2283319761</text:p>
          </table:table-cell>
          <table:table-cell table:formula="of:=[.N337]-[.$G$6]" office:value-type="float" office:value="-1.20459098557057">
            <text:p>-1.2045909856</text:p>
          </table:table-cell>
          <table:table-cell table:formula="of:=[.O337]*[.O337]" office:value-type="float" office:value="1.45103944251787">
            <text:p>1.4510394425</text:p>
          </table:table-cell>
        </table:table-row>
        <table:table-row table:style-name="ro1">
          <table:table-cell/>
          <table:table-cell table:formula="of:=RAND()" office:value-type="float" office:value="0.640456038760021">
            <text:p>0.6404560388</text:p>
          </table:table-cell>
          <table:table-cell table:formula="of:=RAND()" office:value-type="float" office:value="0.207671958953142">
            <text:p>0.207671959</text:p>
          </table:table-cell>
          <table:table-cell table:formula="of:=RAND()" office:value-type="float" office:value="0.0118333422578871">
            <text:p>0.0118333423</text:p>
          </table:table-cell>
          <table:table-cell table:formula="of:=RAND()" office:value-type="float" office:value="0.922063626348972">
            <text:p>0.9220636263</text:p>
          </table:table-cell>
          <table:table-cell table:formula="of:=RAND()" office:value-type="float" office:value="0.885683118831366">
            <text:p>0.8856831188</text:p>
          </table:table-cell>
          <table:table-cell table:formula="of:=RAND()" office:value-type="float" office:value="0.893533267080784">
            <text:p>0.8935332671</text:p>
          </table:table-cell>
          <table:table-cell table:formula="of:=RAND()" office:value-type="float" office:value="0.0202763271518052">
            <text:p>0.0202763272</text:p>
          </table:table-cell>
          <table:table-cell table:formula="of:=RAND()" office:value-type="float" office:value="0.0727264897432178">
            <text:p>0.0727264897</text:p>
          </table:table-cell>
          <table:table-cell table:formula="of:=RAND()" office:value-type="float" office:value="0.848661365685985">
            <text:p>0.8486613657</text:p>
          </table:table-cell>
          <table:table-cell table:formula="of:=RAND()" office:value-type="float" office:value="0.305014409124851">
            <text:p>0.3050144091</text:p>
          </table:table-cell>
          <table:table-cell table:formula="of:=RAND()" office:value-type="float" office:value="0.632435766980052">
            <text:p>0.632435767</text:p>
          </table:table-cell>
          <table:table-cell table:formula="of:=RAND()" office:value-type="float" office:value="0.562804879620671">
            <text:p>0.5628048796</text:p>
          </table:table-cell>
          <table:table-cell table:formula="of:=SUM([.B338:.M338])-6" office:value-type="float" office:value="0.00316059053875506">
            <text:p>0.0031605905</text:p>
          </table:table-cell>
          <table:table-cell table:formula="of:=[.N338]-[.$G$6]" office:value-type="float" office:value="0.0269015810727142">
            <text:p>0.0269015811</text:p>
          </table:table-cell>
          <table:table-cell table:formula="of:=[.O338]*[.O338]" office:value-type="float" office:value="0.000723695064211814">
            <text:p>0.0007236951</text:p>
          </table:table-cell>
        </table:table-row>
        <table:table-row table:style-name="ro1">
          <table:table-cell/>
          <table:table-cell table:formula="of:=RAND()" office:value-type="float" office:value="0.74020056752488">
            <text:p>0.7402005675</text:p>
          </table:table-cell>
          <table:table-cell table:formula="of:=RAND()" office:value-type="float" office:value="0.265114903682843">
            <text:p>0.2651149037</text:p>
          </table:table-cell>
          <table:table-cell table:formula="of:=RAND()" office:value-type="float" office:value="0.762599154375494">
            <text:p>0.7625991544</text:p>
          </table:table-cell>
          <table:table-cell table:formula="of:=RAND()" office:value-type="float" office:value="0.458262382308021">
            <text:p>0.4582623823</text:p>
          </table:table-cell>
          <table:table-cell table:formula="of:=RAND()" office:value-type="float" office:value="0.638207783689722">
            <text:p>0.6382077837</text:p>
          </table:table-cell>
          <table:table-cell table:formula="of:=RAND()" office:value-type="float" office:value="0.0204020775854588">
            <text:p>0.0204020776</text:p>
          </table:table-cell>
          <table:table-cell table:formula="of:=RAND()" office:value-type="float" office:value="0.708914082264528">
            <text:p>0.7089140823</text:p>
          </table:table-cell>
          <table:table-cell table:formula="of:=RAND()" office:value-type="float" office:value="0.7176566158887">
            <text:p>0.7176566159</text:p>
          </table:table-cell>
          <table:table-cell table:formula="of:=RAND()" office:value-type="float" office:value="0.773404113482684">
            <text:p>0.7734041135</text:p>
          </table:table-cell>
          <table:table-cell table:formula="of:=RAND()" office:value-type="float" office:value="0.632919176714495">
            <text:p>0.6329191767</text:p>
          </table:table-cell>
          <table:table-cell table:formula="of:=RAND()" office:value-type="float" office:value="0.272724494105205">
            <text:p>0.2727244941</text:p>
          </table:table-cell>
          <table:table-cell table:formula="of:=RAND()" office:value-type="float" office:value="0.339585725683719">
            <text:p>0.3395857257</text:p>
          </table:table-cell>
          <table:table-cell table:formula="of:=SUM([.B339:.M339])-6" office:value-type="float" office:value="0.329991077305749">
            <text:p>0.3299910773</text:p>
          </table:table-cell>
          <table:table-cell table:formula="of:=[.N339]-[.$G$6]" office:value-type="float" office:value="0.353732067839708">
            <text:p>0.3537320678</text:p>
          </table:table-cell>
          <table:table-cell table:formula="of:=[.O339]*[.O339]" office:value-type="float" office:value="0.125126375818156">
            <text:p>0.1251263758</text:p>
          </table:table-cell>
        </table:table-row>
        <table:table-row table:style-name="ro1">
          <table:table-cell/>
          <table:table-cell table:formula="of:=RAND()" office:value-type="float" office:value="0.289509964874014">
            <text:p>0.2895099649</text:p>
          </table:table-cell>
          <table:table-cell table:formula="of:=RAND()" office:value-type="float" office:value="0.00530811469070613">
            <text:p>0.0053081147</text:p>
          </table:table-cell>
          <table:table-cell table:formula="of:=RAND()" office:value-type="float" office:value="0.269614087650552">
            <text:p>0.2696140877</text:p>
          </table:table-cell>
          <table:table-cell table:formula="of:=RAND()" office:value-type="float" office:value="0.709454801399261">
            <text:p>0.7094548014</text:p>
          </table:table-cell>
          <table:table-cell table:formula="of:=RAND()" office:value-type="float" office:value="0.366282133152708">
            <text:p>0.3662821332</text:p>
          </table:table-cell>
          <table:table-cell table:formula="of:=RAND()" office:value-type="float" office:value="0.421316081192344">
            <text:p>0.4213160812</text:p>
          </table:table-cell>
          <table:table-cell table:formula="of:=RAND()" office:value-type="float" office:value="0.0914666543249041">
            <text:p>0.0914666543</text:p>
          </table:table-cell>
          <table:table-cell table:formula="of:=RAND()" office:value-type="float" office:value="0.618091952987015">
            <text:p>0.618091953</text:p>
          </table:table-cell>
          <table:table-cell table:formula="of:=RAND()" office:value-type="float" office:value="0.721416650572792">
            <text:p>0.7214166506</text:p>
          </table:table-cell>
          <table:table-cell table:formula="of:=RAND()" office:value-type="float" office:value="0.66001235996373">
            <text:p>0.66001236</text:p>
          </table:table-cell>
          <table:table-cell table:formula="of:=RAND()" office:value-type="float" office:value="0.8684457547497">
            <text:p>0.8684457547</text:p>
          </table:table-cell>
          <table:table-cell table:formula="of:=RAND()" office:value-type="float" office:value="0.471688742050901">
            <text:p>0.4716887421</text:p>
          </table:table-cell>
          <table:table-cell table:formula="of:=SUM([.B340:.M340])-6" office:value-type="float" office:value="-0.507392702391371">
            <text:p>-0.5073927024</text:p>
          </table:table-cell>
          <table:table-cell table:formula="of:=[.N340]-[.$G$6]" office:value-type="float" office:value="-0.483651711857412">
            <text:p>-0.4836517119</text:p>
          </table:table-cell>
          <table:table-cell table:formula="of:=[.O340]*[.O340]" office:value-type="float" office:value="0.233918978382605">
            <text:p>0.2339189784</text:p>
          </table:table-cell>
        </table:table-row>
        <table:table-row table:style-name="ro1">
          <table:table-cell/>
          <table:table-cell table:formula="of:=RAND()" office:value-type="float" office:value="0.397604525787756">
            <text:p>0.3976045258</text:p>
          </table:table-cell>
          <table:table-cell table:formula="of:=RAND()" office:value-type="float" office:value="0.376698760315776">
            <text:p>0.3766987603</text:p>
          </table:table-cell>
          <table:table-cell table:formula="of:=RAND()" office:value-type="float" office:value="0.442323680268601">
            <text:p>0.4423236803</text:p>
          </table:table-cell>
          <table:table-cell table:formula="of:=RAND()" office:value-type="float" office:value="0.310097794048488">
            <text:p>0.310097794</text:p>
          </table:table-cell>
          <table:table-cell table:formula="of:=RAND()" office:value-type="float" office:value="0.713611212093383">
            <text:p>0.7136112121</text:p>
          </table:table-cell>
          <table:table-cell table:formula="of:=RAND()" office:value-type="float" office:value="0.103371514938772">
            <text:p>0.1033715149</text:p>
          </table:table-cell>
          <table:table-cell table:formula="of:=RAND()" office:value-type="float" office:value="0.440413634292781">
            <text:p>0.4404136343</text:p>
          </table:table-cell>
          <table:table-cell table:formula="of:=RAND()" office:value-type="float" office:value="0.752380401827395">
            <text:p>0.7523804018</text:p>
          </table:table-cell>
          <table:table-cell table:formula="of:=RAND()" office:value-type="float" office:value="0.999272253364325">
            <text:p>0.9992722534</text:p>
          </table:table-cell>
          <table:table-cell table:formula="of:=RAND()" office:value-type="float" office:value="0.996998846996576">
            <text:p>0.996998847</text:p>
          </table:table-cell>
          <table:table-cell table:formula="of:=RAND()" office:value-type="float" office:value="0.942133086500689">
            <text:p>0.9421330865</text:p>
          </table:table-cell>
          <table:table-cell table:formula="of:=RAND()" office:value-type="float" office:value="0.582240058341995">
            <text:p>0.5822400583</text:p>
          </table:table-cell>
          <table:table-cell table:formula="of:=SUM([.B341:.M341])-6" office:value-type="float" office:value="1.05714576877654">
            <text:p>1.0571457688</text:p>
          </table:table-cell>
          <table:table-cell table:formula="of:=[.N341]-[.$G$6]" office:value-type="float" office:value="1.0808867593105">
            <text:p>1.0808867593</text:p>
          </table:table-cell>
          <table:table-cell table:formula="of:=[.O341]*[.O341]" office:value-type="float" office:value="1.16831618645274">
            <text:p>1.1683161865</text:p>
          </table:table-cell>
        </table:table-row>
        <table:table-row table:style-name="ro1">
          <table:table-cell/>
          <table:table-cell table:formula="of:=RAND()" office:value-type="float" office:value="0.25066402903758">
            <text:p>0.250664029</text:p>
          </table:table-cell>
          <table:table-cell table:formula="of:=RAND()" office:value-type="float" office:value="0.4132297297474">
            <text:p>0.4132297297</text:p>
          </table:table-cell>
          <table:table-cell table:formula="of:=RAND()" office:value-type="float" office:value="0.252927002962679">
            <text:p>0.252927003</text:p>
          </table:table-cell>
          <table:table-cell table:formula="of:=RAND()" office:value-type="float" office:value="0.248212389880791">
            <text:p>0.2482123899</text:p>
          </table:table-cell>
          <table:table-cell table:formula="of:=RAND()" office:value-type="float" office:value="0.336092558456585">
            <text:p>0.3360925585</text:p>
          </table:table-cell>
          <table:table-cell table:formula="of:=RAND()" office:value-type="float" office:value="0.900724438717589">
            <text:p>0.9007244387</text:p>
          </table:table-cell>
          <table:table-cell table:formula="of:=RAND()" office:value-type="float" office:value="0.392358515411615">
            <text:p>0.3923585154</text:p>
          </table:table-cell>
          <table:table-cell table:formula="of:=RAND()" office:value-type="float" office:value="0.916754855308682">
            <text:p>0.9167548553</text:p>
          </table:table-cell>
          <table:table-cell table:formula="of:=RAND()" office:value-type="float" office:value="0.937387447338551">
            <text:p>0.9373874473</text:p>
          </table:table-cell>
          <table:table-cell table:formula="of:=RAND()" office:value-type="float" office:value="0.030646592611447">
            <text:p>0.0306465926</text:p>
          </table:table-cell>
          <table:table-cell table:formula="of:=RAND()" office:value-type="float" office:value="0.367088355822489">
            <text:p>0.3670883558</text:p>
          </table:table-cell>
          <table:table-cell table:formula="of:=RAND()" office:value-type="float" office:value="0.5507015963085">
            <text:p>0.5507015963</text:p>
          </table:table-cell>
          <table:table-cell table:formula="of:=SUM([.B342:.M342])-6" office:value-type="float" office:value="-0.403212488396093">
            <text:p>-0.4032124884</text:p>
          </table:table-cell>
          <table:table-cell table:formula="of:=[.N342]-[.$G$6]" office:value-type="float" office:value="-0.379471497862134">
            <text:p>-0.3794714979</text:p>
          </table:table-cell>
          <table:table-cell table:formula="of:=[.O342]*[.O342]" office:value-type="float" office:value="0.143998617689732">
            <text:p>0.1439986177</text:p>
          </table:table-cell>
        </table:table-row>
        <table:table-row table:style-name="ro1">
          <table:table-cell/>
          <table:table-cell table:formula="of:=RAND()" office:value-type="float" office:value="0.274870515568182">
            <text:p>0.2748705156</text:p>
          </table:table-cell>
          <table:table-cell table:formula="of:=RAND()" office:value-type="float" office:value="0.913021163083613">
            <text:p>0.9130211631</text:p>
          </table:table-cell>
          <table:table-cell table:formula="of:=RAND()" office:value-type="float" office:value="0.39801889215596">
            <text:p>0.3980188922</text:p>
          </table:table-cell>
          <table:table-cell table:formula="of:=RAND()" office:value-type="float" office:value="0.981119652511552">
            <text:p>0.9811196525</text:p>
          </table:table-cell>
          <table:table-cell table:formula="of:=RAND()" office:value-type="float" office:value="0.602944394573569">
            <text:p>0.6029443946</text:p>
          </table:table-cell>
          <table:table-cell table:formula="of:=RAND()" office:value-type="float" office:value="0.231670912820846">
            <text:p>0.2316709128</text:p>
          </table:table-cell>
          <table:table-cell table:formula="of:=RAND()" office:value-type="float" office:value="0.122913263272494">
            <text:p>0.1229132633</text:p>
          </table:table-cell>
          <table:table-cell table:formula="of:=RAND()" office:value-type="float" office:value="0.18473087460734">
            <text:p>0.1847308746</text:p>
          </table:table-cell>
          <table:table-cell table:formula="of:=RAND()" office:value-type="float" office:value="0.0435080162715167">
            <text:p>0.0435080163</text:p>
          </table:table-cell>
          <table:table-cell table:formula="of:=RAND()" office:value-type="float" office:value="0.455836579669267">
            <text:p>0.4558365797</text:p>
          </table:table-cell>
          <table:table-cell table:formula="of:=RAND()" office:value-type="float" office:value="0.549595612101257">
            <text:p>0.5495956121</text:p>
          </table:table-cell>
          <table:table-cell table:formula="of:=RAND()" office:value-type="float" office:value="0.902272872393951">
            <text:p>0.9022728724</text:p>
          </table:table-cell>
          <table:table-cell table:formula="of:=SUM([.B343:.M343])-6" office:value-type="float" office:value="-0.339497250970453">
            <text:p>-0.339497251</text:p>
          </table:table-cell>
          <table:table-cell table:formula="of:=[.N343]-[.$G$6]" office:value-type="float" office:value="-0.315756260436494">
            <text:p>-0.3157562604</text:p>
          </table:table-cell>
          <table:table-cell table:formula="of:=[.O343]*[.O343]" office:value-type="float" office:value="0.099702016004839">
            <text:p>0.099702016</text:p>
          </table:table-cell>
        </table:table-row>
        <table:table-row table:style-name="ro1">
          <table:table-cell/>
          <table:table-cell table:formula="of:=RAND()" office:value-type="float" office:value="0.439599136356264">
            <text:p>0.4395991364</text:p>
          </table:table-cell>
          <table:table-cell table:formula="of:=RAND()" office:value-type="float" office:value="0.13538860087283">
            <text:p>0.1353886009</text:p>
          </table:table-cell>
          <table:table-cell table:formula="of:=RAND()" office:value-type="float" office:value="0.113218169426546">
            <text:p>0.1132181694</text:p>
          </table:table-cell>
          <table:table-cell table:formula="of:=RAND()" office:value-type="float" office:value="0.706350521417335">
            <text:p>0.7063505214</text:p>
          </table:table-cell>
          <table:table-cell table:formula="of:=RAND()" office:value-type="float" office:value="0.206867440370843">
            <text:p>0.2068674404</text:p>
          </table:table-cell>
          <table:table-cell table:formula="of:=RAND()" office:value-type="float" office:value="0.528696505352855">
            <text:p>0.5286965054</text:p>
          </table:table-cell>
          <table:table-cell table:formula="of:=RAND()" office:value-type="float" office:value="0.774229721864685">
            <text:p>0.7742297219</text:p>
          </table:table-cell>
          <table:table-cell table:formula="of:=RAND()" office:value-type="float" office:value="0.605957127409056">
            <text:p>0.6059571274</text:p>
          </table:table-cell>
          <table:table-cell table:formula="of:=RAND()" office:value-type="float" office:value="0.838061850285158">
            <text:p>0.8380618503</text:p>
          </table:table-cell>
          <table:table-cell table:formula="of:=RAND()" office:value-type="float" office:value="0.985798683250323">
            <text:p>0.9857986833</text:p>
          </table:table-cell>
          <table:table-cell table:formula="of:=RAND()" office:value-type="float" office:value="0.702453245874494">
            <text:p>0.7024532459</text:p>
          </table:table-cell>
          <table:table-cell table:formula="of:=RAND()" office:value-type="float" office:value="0.369267401983961">
            <text:p>0.369267402</text:p>
          </table:table-cell>
          <table:table-cell table:formula="of:=SUM([.B344:.M344])-6" office:value-type="float" office:value="0.405888404464349">
            <text:p>0.4058884045</text:p>
          </table:table-cell>
          <table:table-cell table:formula="of:=[.N344]-[.$G$6]" office:value-type="float" office:value="0.429629394998308">
            <text:p>0.429629395</text:p>
          </table:table-cell>
          <table:table-cell table:formula="of:=[.O344]*[.O344]" office:value-type="float" office:value="0.184581417046612">
            <text:p>0.184581417</text:p>
          </table:table-cell>
        </table:table-row>
        <table:table-row table:style-name="ro1">
          <table:table-cell/>
          <table:table-cell table:formula="of:=RAND()" office:value-type="float" office:value="0.729573068674654">
            <text:p>0.7295730687</text:p>
          </table:table-cell>
          <table:table-cell table:formula="of:=RAND()" office:value-type="float" office:value="0.842387809418142">
            <text:p>0.8423878094</text:p>
          </table:table-cell>
          <table:table-cell table:formula="of:=RAND()" office:value-type="float" office:value="0.00628731679171324">
            <text:p>0.0062873168</text:p>
          </table:table-cell>
          <table:table-cell table:formula="of:=RAND()" office:value-type="float" office:value="0.451155299786478">
            <text:p>0.4511552998</text:p>
          </table:table-cell>
          <table:table-cell table:formula="of:=RAND()" office:value-type="float" office:value="0.651571868686006">
            <text:p>0.6515718687</text:p>
          </table:table-cell>
          <table:table-cell table:formula="of:=RAND()" office:value-type="float" office:value="0.462452021660283">
            <text:p>0.4624520217</text:p>
          </table:table-cell>
          <table:table-cell table:formula="of:=RAND()" office:value-type="float" office:value="0.987297238782048">
            <text:p>0.9872972388</text:p>
          </table:table-cell>
          <table:table-cell table:formula="of:=RAND()" office:value-type="float" office:value="0.94397657760419">
            <text:p>0.9439765776</text:p>
          </table:table-cell>
          <table:table-cell table:formula="of:=RAND()" office:value-type="float" office:value="0.121498484862968">
            <text:p>0.1214984849</text:p>
          </table:table-cell>
          <table:table-cell table:formula="of:=RAND()" office:value-type="float" office:value="0.500963887898251">
            <text:p>0.5009638879</text:p>
          </table:table-cell>
          <table:table-cell table:formula="of:=RAND()" office:value-type="float" office:value="0.745626473799348">
            <text:p>0.7456264738</text:p>
          </table:table-cell>
          <table:table-cell table:formula="of:=RAND()" office:value-type="float" office:value="0.416672271909192">
            <text:p>0.4166722719</text:p>
          </table:table-cell>
          <table:table-cell table:formula="of:=SUM([.B345:.M345])-6" office:value-type="float" office:value="0.859462319873273">
            <text:p>0.8594623199</text:p>
          </table:table-cell>
          <table:table-cell table:formula="of:=[.N345]-[.$G$6]" office:value-type="float" office:value="0.883203310407233">
            <text:p>0.8832033104</text:p>
          </table:table-cell>
          <table:table-cell table:formula="of:=[.O345]*[.O345]" office:value-type="float" office:value="0.780048087514294">
            <text:p>0.7800480875</text:p>
          </table:table-cell>
        </table:table-row>
        <table:table-row table:style-name="ro1">
          <table:table-cell/>
          <table:table-cell table:formula="of:=RAND()" office:value-type="float" office:value="0.718683243729174">
            <text:p>0.7186832437</text:p>
          </table:table-cell>
          <table:table-cell table:formula="of:=RAND()" office:value-type="float" office:value="0.34830883401446">
            <text:p>0.348308834</text:p>
          </table:table-cell>
          <table:table-cell table:formula="of:=RAND()" office:value-type="float" office:value="0.342450409196317">
            <text:p>0.3424504092</text:p>
          </table:table-cell>
          <table:table-cell table:formula="of:=RAND()" office:value-type="float" office:value="0.269880635431036">
            <text:p>0.2698806354</text:p>
          </table:table-cell>
          <table:table-cell table:formula="of:=RAND()" office:value-type="float" office:value="0.978279254166409">
            <text:p>0.9782792542</text:p>
          </table:table-cell>
          <table:table-cell table:formula="of:=RAND()" office:value-type="float" office:value="0.445361962774769">
            <text:p>0.4453619628</text:p>
          </table:table-cell>
          <table:table-cell table:formula="of:=RAND()" office:value-type="float" office:value="0.350997076136991">
            <text:p>0.3509970761</text:p>
          </table:table-cell>
          <table:table-cell table:formula="of:=RAND()" office:value-type="float" office:value="0.464585660491139">
            <text:p>0.4645856605</text:p>
          </table:table-cell>
          <table:table-cell table:formula="of:=RAND()" office:value-type="float" office:value="0.719314338872209">
            <text:p>0.7193143389</text:p>
          </table:table-cell>
          <table:table-cell table:formula="of:=RAND()" office:value-type="float" office:value="0.927815660601482">
            <text:p>0.9278156606</text:p>
          </table:table-cell>
          <table:table-cell table:formula="of:=RAND()" office:value-type="float" office:value="0.166249440284446">
            <text:p>0.1662494403</text:p>
          </table:table-cell>
          <table:table-cell table:formula="of:=RAND()" office:value-type="float" office:value="0.151370910927653">
            <text:p>0.1513709109</text:p>
          </table:table-cell>
          <table:table-cell table:formula="of:=SUM([.B346:.M346])-6" office:value-type="float" office:value="-0.116702573373914">
            <text:p>-0.1167025734</text:p>
          </table:table-cell>
          <table:table-cell table:formula="of:=[.N346]-[.$G$6]" office:value-type="float" office:value="-0.0929615828399547">
            <text:p>-0.0929615828</text:p>
          </table:table-cell>
          <table:table-cell table:formula="of:=[.O346]*[.O346]" office:value-type="float" office:value="0.00864185588410975">
            <text:p>0.0086418559</text:p>
          </table:table-cell>
        </table:table-row>
        <table:table-row table:style-name="ro1">
          <table:table-cell/>
          <table:table-cell table:formula="of:=RAND()" office:value-type="float" office:value="0.267974957358092">
            <text:p>0.2679749574</text:p>
          </table:table-cell>
          <table:table-cell table:formula="of:=RAND()" office:value-type="float" office:value="0.766809756634757">
            <text:p>0.7668097566</text:p>
          </table:table-cell>
          <table:table-cell table:formula="of:=RAND()" office:value-type="float" office:value="0.859196843812242">
            <text:p>0.8591968438</text:p>
          </table:table-cell>
          <table:table-cell table:formula="of:=RAND()" office:value-type="float" office:value="0.0708608098793775">
            <text:p>0.0708608099</text:p>
          </table:table-cell>
          <table:table-cell table:formula="of:=RAND()" office:value-type="float" office:value="0.439436768414453">
            <text:p>0.4394367684</text:p>
          </table:table-cell>
          <table:table-cell table:formula="of:=RAND()" office:value-type="float" office:value="0.187851413153112">
            <text:p>0.1878514132</text:p>
          </table:table-cell>
          <table:table-cell table:formula="of:=RAND()" office:value-type="float" office:value="0.693343626800925">
            <text:p>0.6933436268</text:p>
          </table:table-cell>
          <table:table-cell table:formula="of:=RAND()" office:value-type="float" office:value="0.164833526359871">
            <text:p>0.1648335264</text:p>
          </table:table-cell>
          <table:table-cell table:formula="of:=RAND()" office:value-type="float" office:value="0.129350994713604">
            <text:p>0.1293509947</text:p>
          </table:table-cell>
          <table:table-cell table:formula="of:=RAND()" office:value-type="float" office:value="0.749530448345467">
            <text:p>0.7495304483</text:p>
          </table:table-cell>
          <table:table-cell table:formula="of:=RAND()" office:value-type="float" office:value="0.385642529930919">
            <text:p>0.3856425299</text:p>
          </table:table-cell>
          <table:table-cell table:formula="of:=RAND()" office:value-type="float" office:value="0.480505951214582">
            <text:p>0.4805059512</text:p>
          </table:table-cell>
          <table:table-cell table:formula="of:=SUM([.B347:.M347])-6" office:value-type="float" office:value="-0.804662373382598">
            <text:p>-0.8046623734</text:p>
          </table:table-cell>
          <table:table-cell table:formula="of:=[.N347]-[.$G$6]" office:value-type="float" office:value="-0.780921382848639">
            <text:p>-0.7809213828</text:p>
          </table:table-cell>
          <table:table-cell table:formula="of:=[.O347]*[.O347]" office:value-type="float" office:value="0.609838206190231">
            <text:p>0.6098382062</text:p>
          </table:table-cell>
        </table:table-row>
        <table:table-row table:style-name="ro1">
          <table:table-cell/>
          <table:table-cell table:formula="of:=RAND()" office:value-type="float" office:value="0.0862109777517617">
            <text:p>0.0862109778</text:p>
          </table:table-cell>
          <table:table-cell table:formula="of:=RAND()" office:value-type="float" office:value="0.147299242671579">
            <text:p>0.1472992427</text:p>
          </table:table-cell>
          <table:table-cell table:formula="of:=RAND()" office:value-type="float" office:value="0.187220982508734">
            <text:p>0.1872209825</text:p>
          </table:table-cell>
          <table:table-cell table:formula="of:=RAND()" office:value-type="float" office:value="0.832526666345075">
            <text:p>0.8325266663</text:p>
          </table:table-cell>
          <table:table-cell table:formula="of:=RAND()" office:value-type="float" office:value="0.0239174184389412">
            <text:p>0.0239174184</text:p>
          </table:table-cell>
          <table:table-cell table:formula="of:=RAND()" office:value-type="float" office:value="0.420087217818946">
            <text:p>0.4200872178</text:p>
          </table:table-cell>
          <table:table-cell table:formula="of:=RAND()" office:value-type="float" office:value="0.418463532812893">
            <text:p>0.4184635328</text:p>
          </table:table-cell>
          <table:table-cell table:formula="of:=RAND()" office:value-type="float" office:value="0.634279230842367">
            <text:p>0.6342792308</text:p>
          </table:table-cell>
          <table:table-cell table:formula="of:=RAND()" office:value-type="float" office:value="0.622607464436442">
            <text:p>0.6226074644</text:p>
          </table:table-cell>
          <table:table-cell table:formula="of:=RAND()" office:value-type="float" office:value="0.559987550601363">
            <text:p>0.5599875506</text:p>
          </table:table-cell>
          <table:table-cell table:formula="of:=RAND()" office:value-type="float" office:value="0.0244866637513041">
            <text:p>0.0244866638</text:p>
          </table:table-cell>
          <table:table-cell table:formula="of:=RAND()" office:value-type="float" office:value="0.333927700994536">
            <text:p>0.333927701</text:p>
          </table:table-cell>
          <table:table-cell table:formula="of:=SUM([.B348:.M348])-6" office:value-type="float" office:value="-1.70898535102606">
            <text:p>-1.708985351</text:p>
          </table:table-cell>
          <table:table-cell table:formula="of:=[.N348]-[.$G$6]" office:value-type="float" office:value="-1.6852443604921">
            <text:p>-1.6852443605</text:p>
          </table:table-cell>
          <table:table-cell table:formula="of:=[.O348]*[.O348]" office:value-type="float" office:value="2.84004855457042">
            <text:p>2.8400485546</text:p>
          </table:table-cell>
        </table:table-row>
        <table:table-row table:style-name="ro1">
          <table:table-cell/>
          <table:table-cell table:formula="of:=RAND()" office:value-type="float" office:value="0.448937922250479">
            <text:p>0.4489379223</text:p>
          </table:table-cell>
          <table:table-cell table:formula="of:=RAND()" office:value-type="float" office:value="0.768362500704825">
            <text:p>0.7683625007</text:p>
          </table:table-cell>
          <table:table-cell table:formula="of:=RAND()" office:value-type="float" office:value="0.756081877974793">
            <text:p>0.756081878</text:p>
          </table:table-cell>
          <table:table-cell table:formula="of:=RAND()" office:value-type="float" office:value="0.799001479754224">
            <text:p>0.7990014798</text:p>
          </table:table-cell>
          <table:table-cell table:formula="of:=RAND()" office:value-type="float" office:value="0.0782149869482964">
            <text:p>0.0782149869</text:p>
          </table:table-cell>
          <table:table-cell table:formula="of:=RAND()" office:value-type="float" office:value="0.201008677482605">
            <text:p>0.2010086775</text:p>
          </table:table-cell>
          <table:table-cell table:formula="of:=RAND()" office:value-type="float" office:value="0.585377903422341">
            <text:p>0.5853779034</text:p>
          </table:table-cell>
          <table:table-cell table:formula="of:=RAND()" office:value-type="float" office:value="0.967552498215809">
            <text:p>0.9675524982</text:p>
          </table:table-cell>
          <table:table-cell table:formula="of:=RAND()" office:value-type="float" office:value="0.0525332666002214">
            <text:p>0.0525332666</text:p>
          </table:table-cell>
          <table:table-cell table:formula="of:=RAND()" office:value-type="float" office:value="0.561732602538541">
            <text:p>0.5617326025</text:p>
          </table:table-cell>
          <table:table-cell table:formula="of:=RAND()" office:value-type="float" office:value="0.199142778292298">
            <text:p>0.1991427783</text:p>
          </table:table-cell>
          <table:table-cell table:formula="of:=RAND()" office:value-type="float" office:value="0.662032431922853">
            <text:p>0.6620324319</text:p>
          </table:table-cell>
          <table:table-cell table:formula="of:=SUM([.B349:.M349])-6" office:value-type="float" office:value="0.0799789261072874">
            <text:p>0.0799789261</text:p>
          </table:table-cell>
          <table:table-cell table:formula="of:=[.N349]-[.$G$6]" office:value-type="float" office:value="0.103719916641247">
            <text:p>0.1037199166</text:p>
          </table:table-cell>
          <table:table-cell table:formula="of:=[.O349]*[.O349]" office:value-type="float" office:value="0.0107578211080671">
            <text:p>0.0107578211</text:p>
          </table:table-cell>
        </table:table-row>
        <table:table-row table:style-name="ro1">
          <table:table-cell/>
          <table:table-cell table:formula="of:=RAND()" office:value-type="float" office:value="0.290783691918477">
            <text:p>0.2907836919</text:p>
          </table:table-cell>
          <table:table-cell table:formula="of:=RAND()" office:value-type="float" office:value="0.969813705421984">
            <text:p>0.9698137054</text:p>
          </table:table-cell>
          <table:table-cell table:formula="of:=RAND()" office:value-type="float" office:value="0.0545926389750093">
            <text:p>0.054592639</text:p>
          </table:table-cell>
          <table:table-cell table:formula="of:=RAND()" office:value-type="float" office:value="0.606111873174086">
            <text:p>0.6061118732</text:p>
          </table:table-cell>
          <table:table-cell table:formula="of:=RAND()" office:value-type="float" office:value="0.574535871157423">
            <text:p>0.5745358712</text:p>
          </table:table-cell>
          <table:table-cell table:formula="of:=RAND()" office:value-type="float" office:value="0.303865175694227">
            <text:p>0.3038651757</text:p>
          </table:table-cell>
          <table:table-cell table:formula="of:=RAND()" office:value-type="float" office:value="0.17028371617198">
            <text:p>0.1702837162</text:p>
          </table:table-cell>
          <table:table-cell table:formula="of:=RAND()" office:value-type="float" office:value="0.60609561833553">
            <text:p>0.6060956183</text:p>
          </table:table-cell>
          <table:table-cell table:formula="of:=RAND()" office:value-type="float" office:value="0.804370570695028">
            <text:p>0.8043705707</text:p>
          </table:table-cell>
          <table:table-cell table:formula="of:=RAND()" office:value-type="float" office:value="0.944305505137891">
            <text:p>0.9443055051</text:p>
          </table:table-cell>
          <table:table-cell table:formula="of:=RAND()" office:value-type="float" office:value="0.787948354380205">
            <text:p>0.7879483544</text:p>
          </table:table-cell>
          <table:table-cell table:formula="of:=RAND()" office:value-type="float" office:value="0.212129665538669">
            <text:p>0.2121296655</text:p>
          </table:table-cell>
          <table:table-cell table:formula="of:=SUM([.B350:.M350])-6" office:value-type="float" office:value="0.324836386600509">
            <text:p>0.3248363866</text:p>
          </table:table-cell>
          <table:table-cell table:formula="of:=[.N350]-[.$G$6]" office:value-type="float" office:value="0.348577377134468">
            <text:p>0.3485773771</text:p>
          </table:table-cell>
          <table:table-cell table:formula="of:=[.O350]*[.O350]" office:value-type="float" office:value="0.121506187849945">
            <text:p>0.1215061878</text:p>
          </table:table-cell>
        </table:table-row>
        <table:table-row table:style-name="ro1">
          <table:table-cell/>
          <table:table-cell table:formula="of:=RAND()" office:value-type="float" office:value="0.95589812961407">
            <text:p>0.9558981296</text:p>
          </table:table-cell>
          <table:table-cell table:formula="of:=RAND()" office:value-type="float" office:value="0.979860560270026">
            <text:p>0.9798605603</text:p>
          </table:table-cell>
          <table:table-cell table:formula="of:=RAND()" office:value-type="float" office:value="0.573283553821966">
            <text:p>0.5732835538</text:p>
          </table:table-cell>
          <table:table-cell table:formula="of:=RAND()" office:value-type="float" office:value="0.462325915228576">
            <text:p>0.4623259152</text:p>
          </table:table-cell>
          <table:table-cell table:formula="of:=RAND()" office:value-type="float" office:value="0.551528755109757">
            <text:p>0.5515287551</text:p>
          </table:table-cell>
          <table:table-cell table:formula="of:=RAND()" office:value-type="float" office:value="0.479779859306291">
            <text:p>0.4797798593</text:p>
          </table:table-cell>
          <table:table-cell table:formula="of:=RAND()" office:value-type="float" office:value="0.660412504803389">
            <text:p>0.6604125048</text:p>
          </table:table-cell>
          <table:table-cell table:formula="of:=RAND()" office:value-type="float" office:value="0.376617085654289">
            <text:p>0.3766170857</text:p>
          </table:table-cell>
          <table:table-cell table:formula="of:=RAND()" office:value-type="float" office:value="0.192850651219487">
            <text:p>0.1928506512</text:p>
          </table:table-cell>
          <table:table-cell table:formula="of:=RAND()" office:value-type="float" office:value="0.394079413730651">
            <text:p>0.3940794137</text:p>
          </table:table-cell>
          <table:table-cell table:formula="of:=RAND()" office:value-type="float" office:value="0.615930663887411">
            <text:p>0.6159306639</text:p>
          </table:table-cell>
          <table:table-cell table:formula="of:=RAND()" office:value-type="float" office:value="0.920701465103775">
            <text:p>0.9207014651</text:p>
          </table:table-cell>
          <table:table-cell table:formula="of:=SUM([.B351:.M351])-6" office:value-type="float" office:value="1.16326855774969">
            <text:p>1.1632685577</text:p>
          </table:table-cell>
          <table:table-cell table:formula="of:=[.N351]-[.$G$6]" office:value-type="float" office:value="1.18700954828365">
            <text:p>1.1870095483</text:p>
          </table:table-cell>
          <table:table-cell table:formula="of:=[.O351]*[.O351]" office:value-type="float" office:value="1.40899166771655">
            <text:p>1.4089916677</text:p>
          </table:table-cell>
        </table:table-row>
        <table:table-row table:style-name="ro1">
          <table:table-cell/>
          <table:table-cell table:formula="of:=RAND()" office:value-type="float" office:value="0.888291857670993">
            <text:p>0.8882918577</text:p>
          </table:table-cell>
          <table:table-cell table:formula="of:=RAND()" office:value-type="float" office:value="0.83637117757462">
            <text:p>0.8363711776</text:p>
          </table:table-cell>
          <table:table-cell table:formula="of:=RAND()" office:value-type="float" office:value="0.0385794432368129">
            <text:p>0.0385794432</text:p>
          </table:table-cell>
          <table:table-cell table:formula="of:=RAND()" office:value-type="float" office:value="0.96417871536687">
            <text:p>0.9641787154</text:p>
          </table:table-cell>
          <table:table-cell table:formula="of:=RAND()" office:value-type="float" office:value="0.887312100501731">
            <text:p>0.8873121005</text:p>
          </table:table-cell>
          <table:table-cell table:formula="of:=RAND()" office:value-type="float" office:value="0.375051563372836">
            <text:p>0.3750515634</text:p>
          </table:table-cell>
          <table:table-cell table:formula="of:=RAND()" office:value-type="float" office:value="0.705925317713991">
            <text:p>0.7059253177</text:p>
          </table:table-cell>
          <table:table-cell table:formula="of:=RAND()" office:value-type="float" office:value="0.540278499014676">
            <text:p>0.540278499</text:p>
          </table:table-cell>
          <table:table-cell table:formula="of:=RAND()" office:value-type="float" office:value="0.667894086800516">
            <text:p>0.6678940868</text:p>
          </table:table-cell>
          <table:table-cell table:formula="of:=RAND()" office:value-type="float" office:value="0.37217218359001">
            <text:p>0.3721721836</text:p>
          </table:table-cell>
          <table:table-cell table:formula="of:=RAND()" office:value-type="float" office:value="0.601880546426401">
            <text:p>0.6018805464</text:p>
          </table:table-cell>
          <table:table-cell table:formula="of:=RAND()" office:value-type="float" office:value="0.599111098796129">
            <text:p>0.5991110988</text:p>
          </table:table-cell>
          <table:table-cell table:formula="of:=SUM([.B352:.M352])-6" office:value-type="float" office:value="1.47704659006558">
            <text:p>1.4770465901</text:p>
          </table:table-cell>
          <table:table-cell table:formula="of:=[.N352]-[.$G$6]" office:value-type="float" office:value="1.50078758059954">
            <text:p>1.5007875806</text:p>
          </table:table-cell>
          <table:table-cell table:formula="of:=[.O352]*[.O352]" office:value-type="float" office:value="2.25236336208183">
            <text:p>2.2523633621</text:p>
          </table:table-cell>
        </table:table-row>
        <table:table-row table:style-name="ro1">
          <table:table-cell/>
          <table:table-cell table:formula="of:=RAND()" office:value-type="float" office:value="0.0956413885578513">
            <text:p>0.0956413886</text:p>
          </table:table-cell>
          <table:table-cell table:formula="of:=RAND()" office:value-type="float" office:value="0.66811912949197">
            <text:p>0.6681191295</text:p>
          </table:table-cell>
          <table:table-cell table:formula="of:=RAND()" office:value-type="float" office:value="0.465662228642032">
            <text:p>0.4656622286</text:p>
          </table:table-cell>
          <table:table-cell table:formula="of:=RAND()" office:value-type="float" office:value="0.586597150191665">
            <text:p>0.5865971502</text:p>
          </table:table-cell>
          <table:table-cell table:formula="of:=RAND()" office:value-type="float" office:value="0.777573698433116">
            <text:p>0.7775736984</text:p>
          </table:table-cell>
          <table:table-cell table:formula="of:=RAND()" office:value-type="float" office:value="0.165102761238813">
            <text:p>0.1651027612</text:p>
          </table:table-cell>
          <table:table-cell table:formula="of:=RAND()" office:value-type="float" office:value="0.456585928797722">
            <text:p>0.4565859288</text:p>
          </table:table-cell>
          <table:table-cell table:formula="of:=RAND()" office:value-type="float" office:value="0.473136536544189">
            <text:p>0.4731365365</text:p>
          </table:table-cell>
          <table:table-cell table:formula="of:=RAND()" office:value-type="float" office:value="0.883781373500824">
            <text:p>0.8837813735</text:p>
          </table:table-cell>
          <table:table-cell table:formula="of:=RAND()" office:value-type="float" office:value="0.513789377408102">
            <text:p>0.5137893774</text:p>
          </table:table-cell>
          <table:table-cell table:formula="of:=RAND()" office:value-type="float" office:value="0.566261413274333">
            <text:p>0.5662614133</text:p>
          </table:table-cell>
          <table:table-cell table:formula="of:=RAND()" office:value-type="float" office:value="0.729723270284012">
            <text:p>0.7297232703</text:p>
          </table:table-cell>
          <table:table-cell table:formula="of:=SUM([.B353:.M353])-6" office:value-type="float" office:value="0.381974256364629">
            <text:p>0.3819742564</text:p>
          </table:table-cell>
          <table:table-cell table:formula="of:=[.N353]-[.$G$6]" office:value-type="float" office:value="0.405715246898588">
            <text:p>0.4057152469</text:p>
          </table:table-cell>
          <table:table-cell table:formula="of:=[.O353]*[.O353]" office:value-type="float" office:value="0.164604861565982">
            <text:p>0.1646048616</text:p>
          </table:table-cell>
        </table:table-row>
        <table:table-row table:style-name="ro1">
          <table:table-cell/>
          <table:table-cell table:formula="of:=RAND()" office:value-type="float" office:value="0.134317537071183">
            <text:p>0.1343175371</text:p>
          </table:table-cell>
          <table:table-cell table:formula="of:=RAND()" office:value-type="float" office:value="0.0689892570953816">
            <text:p>0.0689892571</text:p>
          </table:table-cell>
          <table:table-cell table:formula="of:=RAND()" office:value-type="float" office:value="0.190026230411604">
            <text:p>0.1900262304</text:p>
          </table:table-cell>
          <table:table-cell table:formula="of:=RAND()" office:value-type="float" office:value="0.33138041710481">
            <text:p>0.3313804171</text:p>
          </table:table-cell>
          <table:table-cell table:formula="of:=RAND()" office:value-type="float" office:value="0.0339541875291616">
            <text:p>0.0339541875</text:p>
          </table:table-cell>
          <table:table-cell table:formula="of:=RAND()" office:value-type="float" office:value="0.783410092582926">
            <text:p>0.7834100926</text:p>
          </table:table-cell>
          <table:table-cell table:formula="of:=RAND()" office:value-type="float" office:value="0.334631852339953">
            <text:p>0.3346318523</text:p>
          </table:table-cell>
          <table:table-cell table:formula="of:=RAND()" office:value-type="float" office:value="0.0389540581963956">
            <text:p>0.0389540582</text:p>
          </table:table-cell>
          <table:table-cell table:formula="of:=RAND()" office:value-type="float" office:value="0.0586912864819169">
            <text:p>0.0586912865</text:p>
          </table:table-cell>
          <table:table-cell table:formula="of:=RAND()" office:value-type="float" office:value="0.402748173801228">
            <text:p>0.4027481738</text:p>
          </table:table-cell>
          <table:table-cell table:formula="of:=RAND()" office:value-type="float" office:value="0.264317172579467">
            <text:p>0.2643171726</text:p>
          </table:table-cell>
          <table:table-cell table:formula="of:=RAND()" office:value-type="float" office:value="0.990032773232088">
            <text:p>0.9900327732</text:p>
          </table:table-cell>
          <table:table-cell table:formula="of:=SUM([.B354:.M354])-6" office:value-type="float" office:value="-2.36854696157388">
            <text:p>-2.3685469616</text:p>
          </table:table-cell>
          <table:table-cell table:formula="of:=[.N354]-[.$G$6]" office:value-type="float" office:value="-2.34480597103992">
            <text:p>-2.344805971</text:p>
          </table:table-cell>
          <table:table-cell table:formula="of:=[.O354]*[.O354]" office:value-type="float" office:value="5.49811504182449">
            <text:p>5.4981150418</text:p>
          </table:table-cell>
        </table:table-row>
        <table:table-row table:style-name="ro1">
          <table:table-cell/>
          <table:table-cell table:formula="of:=RAND()" office:value-type="float" office:value="0.871938473312184">
            <text:p>0.8719384733</text:p>
          </table:table-cell>
          <table:table-cell table:formula="of:=RAND()" office:value-type="float" office:value="0.687347230967134">
            <text:p>0.687347231</text:p>
          </table:table-cell>
          <table:table-cell table:formula="of:=RAND()" office:value-type="float" office:value="0.486403946299106">
            <text:p>0.4864039463</text:p>
          </table:table-cell>
          <table:table-cell table:formula="of:=RAND()" office:value-type="float" office:value="0.521055131917819">
            <text:p>0.5210551319</text:p>
          </table:table-cell>
          <table:table-cell table:formula="of:=RAND()" office:value-type="float" office:value="0.448795777512714">
            <text:p>0.4487957775</text:p>
          </table:table-cell>
          <table:table-cell table:formula="of:=RAND()" office:value-type="float" office:value="0.331790754804388">
            <text:p>0.3317907548</text:p>
          </table:table-cell>
          <table:table-cell table:formula="of:=RAND()" office:value-type="float" office:value="0.412414041347802">
            <text:p>0.4124140413</text:p>
          </table:table-cell>
          <table:table-cell table:formula="of:=RAND()" office:value-type="float" office:value="0.176656380062923">
            <text:p>0.1766563801</text:p>
          </table:table-cell>
          <table:table-cell table:formula="of:=RAND()" office:value-type="float" office:value="0.105675226310268">
            <text:p>0.1056752263</text:p>
          </table:table-cell>
          <table:table-cell table:formula="of:=RAND()" office:value-type="float" office:value="0.165034018456936">
            <text:p>0.1650340185</text:p>
          </table:table-cell>
          <table:table-cell table:formula="of:=RAND()" office:value-type="float" office:value="0.215474536642432">
            <text:p>0.2154745366</text:p>
          </table:table-cell>
          <table:table-cell table:formula="of:=RAND()" office:value-type="float" office:value="0.483422570861876">
            <text:p>0.4834225709</text:p>
          </table:table-cell>
          <table:table-cell table:formula="of:=SUM([.B355:.M355])-6" office:value-type="float" office:value="-1.09399191150442">
            <text:p>-1.0939919115</text:p>
          </table:table-cell>
          <table:table-cell table:formula="of:=[.N355]-[.$G$6]" office:value-type="float" office:value="-1.07025092097046">
            <text:p>-1.070250921</text:p>
          </table:table-cell>
          <table:table-cell table:formula="of:=[.O355]*[.O355]" office:value-type="float" office:value="1.14543703383811">
            <text:p>1.1454370338</text:p>
          </table:table-cell>
        </table:table-row>
        <table:table-row table:style-name="ro1">
          <table:table-cell/>
          <table:table-cell table:formula="of:=RAND()" office:value-type="float" office:value="0.924126929370686">
            <text:p>0.9241269294</text:p>
          </table:table-cell>
          <table:table-cell table:formula="of:=RAND()" office:value-type="float" office:value="0.225054428214207">
            <text:p>0.2250544282</text:p>
          </table:table-cell>
          <table:table-cell table:formula="of:=RAND()" office:value-type="float" office:value="0.686740214936435">
            <text:p>0.6867402149</text:p>
          </table:table-cell>
          <table:table-cell table:formula="of:=RAND()" office:value-type="float" office:value="0.402685440843925">
            <text:p>0.4026854408</text:p>
          </table:table-cell>
          <table:table-cell table:formula="of:=RAND()" office:value-type="float" office:value="0.685993597144261">
            <text:p>0.6859935971</text:p>
          </table:table-cell>
          <table:table-cell table:formula="of:=RAND()" office:value-type="float" office:value="0.359524371800944">
            <text:p>0.3595243718</text:p>
          </table:table-cell>
          <table:table-cell table:formula="of:=RAND()" office:value-type="float" office:value="0.584104568464682">
            <text:p>0.5841045685</text:p>
          </table:table-cell>
          <table:table-cell table:formula="of:=RAND()" office:value-type="float" office:value="0.296870461665094">
            <text:p>0.2968704617</text:p>
          </table:table-cell>
          <table:table-cell table:formula="of:=RAND()" office:value-type="float" office:value="0.379241792485118">
            <text:p>0.3792417925</text:p>
          </table:table-cell>
          <table:table-cell table:formula="of:=RAND()" office:value-type="float" office:value="0.0454188461881131">
            <text:p>0.0454188462</text:p>
          </table:table-cell>
          <table:table-cell table:formula="of:=RAND()" office:value-type="float" office:value="0.423991308314726">
            <text:p>0.4239913083</text:p>
          </table:table-cell>
          <table:table-cell table:formula="of:=RAND()" office:value-type="float" office:value="0.328228864818811">
            <text:p>0.3282288648</text:p>
          </table:table-cell>
          <table:table-cell table:formula="of:=SUM([.B356:.M356])-6" office:value-type="float" office:value="-0.658019175752997">
            <text:p>-0.6580191758</text:p>
          </table:table-cell>
          <table:table-cell table:formula="of:=[.N356]-[.$G$6]" office:value-type="float" office:value="-0.634278185219038">
            <text:p>-0.6342781852</text:p>
          </table:table-cell>
          <table:table-cell table:formula="of:=[.O356]*[.O356]" office:value-type="float" office:value="0.402308816244757">
            <text:p>0.4023088162</text:p>
          </table:table-cell>
        </table:table-row>
        <table:table-row table:style-name="ro1">
          <table:table-cell/>
          <table:table-cell table:formula="of:=RAND()" office:value-type="float" office:value="0.602716516004875">
            <text:p>0.602716516</text:p>
          </table:table-cell>
          <table:table-cell table:formula="of:=RAND()" office:value-type="float" office:value="0.963626226177439">
            <text:p>0.9636262262</text:p>
          </table:table-cell>
          <table:table-cell table:formula="of:=RAND()" office:value-type="float" office:value="0.378827375127003">
            <text:p>0.3788273751</text:p>
          </table:table-cell>
          <table:table-cell table:formula="of:=RAND()" office:value-type="float" office:value="0.755445044953376">
            <text:p>0.755445045</text:p>
          </table:table-cell>
          <table:table-cell table:formula="of:=RAND()" office:value-type="float" office:value="0.308287432417274">
            <text:p>0.3082874324</text:p>
          </table:table-cell>
          <table:table-cell table:formula="of:=RAND()" office:value-type="float" office:value="0.0270804178435355">
            <text:p>0.0270804178</text:p>
          </table:table-cell>
          <table:table-cell table:formula="of:=RAND()" office:value-type="float" office:value="0.457812456646934">
            <text:p>0.4578124566</text:p>
          </table:table-cell>
          <table:table-cell table:formula="of:=RAND()" office:value-type="float" office:value="0.0855212309397757">
            <text:p>0.0855212309</text:p>
          </table:table-cell>
          <table:table-cell table:formula="of:=RAND()" office:value-type="float" office:value="0.488939999369904">
            <text:p>0.4889399994</text:p>
          </table:table-cell>
          <table:table-cell table:formula="of:=RAND()" office:value-type="float" office:value="0.694209379376844">
            <text:p>0.6942093794</text:p>
          </table:table-cell>
          <table:table-cell table:formula="of:=RAND()" office:value-type="float" office:value="0.304513305891305">
            <text:p>0.3045133059</text:p>
          </table:table-cell>
          <table:table-cell table:formula="of:=RAND()" office:value-type="float" office:value="0.558890742016956">
            <text:p>0.558890742</text:p>
          </table:table-cell>
          <table:table-cell table:formula="of:=SUM([.B357:.M357])-6" office:value-type="float" office:value="-0.374129873234779">
            <text:p>-0.3741298732</text:p>
          </table:table-cell>
          <table:table-cell table:formula="of:=[.N357]-[.$G$6]" office:value-type="float" office:value="-0.35038888270082">
            <text:p>-0.3503888827</text:p>
          </table:table-cell>
          <table:table-cell table:formula="of:=[.O357]*[.O357]" office:value-type="float" office:value="0.122772369120329">
            <text:p>0.1227723691</text:p>
          </table:table-cell>
        </table:table-row>
        <table:table-row table:style-name="ro1">
          <table:table-cell/>
          <table:table-cell table:formula="of:=RAND()" office:value-type="float" office:value="0.67600509733893">
            <text:p>0.6760050973</text:p>
          </table:table-cell>
          <table:table-cell table:formula="of:=RAND()" office:value-type="float" office:value="0.43314615287818">
            <text:p>0.4331461529</text:p>
          </table:table-cell>
          <table:table-cell table:formula="of:=RAND()" office:value-type="float" office:value="0.87528050551191">
            <text:p>0.8752805055</text:p>
          </table:table-cell>
          <table:table-cell table:formula="of:=RAND()" office:value-type="float" office:value="0.759202914312482">
            <text:p>0.7592029143</text:p>
          </table:table-cell>
          <table:table-cell table:formula="of:=RAND()" office:value-type="float" office:value="0.729321107035503">
            <text:p>0.729321107</text:p>
          </table:table-cell>
          <table:table-cell table:formula="of:=RAND()" office:value-type="float" office:value="0.964139067335054">
            <text:p>0.9641390673</text:p>
          </table:table-cell>
          <table:table-cell table:formula="of:=RAND()" office:value-type="float" office:value="0.146401626290753">
            <text:p>0.1464016263</text:p>
          </table:table-cell>
          <table:table-cell table:formula="of:=RAND()" office:value-type="float" office:value="0.962889771675691">
            <text:p>0.9628897717</text:p>
          </table:table-cell>
          <table:table-cell table:formula="of:=RAND()" office:value-type="float" office:value="0.135004013311118">
            <text:p>0.1350040133</text:p>
          </table:table-cell>
          <table:table-cell table:formula="of:=RAND()" office:value-type="float" office:value="0.466499381233007">
            <text:p>0.4664993812</text:p>
          </table:table-cell>
          <table:table-cell table:formula="of:=RAND()" office:value-type="float" office:value="0.0922606240492314">
            <text:p>0.092260624</text:p>
          </table:table-cell>
          <table:table-cell table:formula="of:=RAND()" office:value-type="float" office:value="0.293392849387601">
            <text:p>0.2933928494</text:p>
          </table:table-cell>
          <table:table-cell table:formula="of:=SUM([.B358:.M358])-6" office:value-type="float" office:value="0.53354311035946">
            <text:p>0.5335431104</text:p>
          </table:table-cell>
          <table:table-cell table:formula="of:=[.N358]-[.$G$6]" office:value-type="float" office:value="0.557284100893419">
            <text:p>0.5572841009</text:p>
          </table:table-cell>
          <table:table-cell table:formula="of:=[.O358]*[.O358]" office:value-type="float" office:value="0.310565569108587">
            <text:p>0.3105655691</text:p>
          </table:table-cell>
        </table:table-row>
        <table:table-row table:style-name="ro1">
          <table:table-cell/>
          <table:table-cell table:formula="of:=RAND()" office:value-type="float" office:value="0.779147137422115">
            <text:p>0.7791471374</text:p>
          </table:table-cell>
          <table:table-cell table:formula="of:=RAND()" office:value-type="float" office:value="0.540215394459665">
            <text:p>0.5402153945</text:p>
          </table:table-cell>
          <table:table-cell table:formula="of:=RAND()" office:value-type="float" office:value="0.200675481231883">
            <text:p>0.2006754812</text:p>
          </table:table-cell>
          <table:table-cell table:formula="of:=RAND()" office:value-type="float" office:value="0.499940518522635">
            <text:p>0.4999405185</text:p>
          </table:table-cell>
          <table:table-cell table:formula="of:=RAND()" office:value-type="float" office:value="0.0543653797358274">
            <text:p>0.0543653797</text:p>
          </table:table-cell>
          <table:table-cell table:formula="of:=RAND()" office:value-type="float" office:value="0.879567187512293">
            <text:p>0.8795671875</text:p>
          </table:table-cell>
          <table:table-cell table:formula="of:=RAND()" office:value-type="float" office:value="0.581071531167254">
            <text:p>0.5810715312</text:p>
          </table:table-cell>
          <table:table-cell table:formula="of:=RAND()" office:value-type="float" office:value="0.716403342084959">
            <text:p>0.7164033421</text:p>
          </table:table-cell>
          <table:table-cell table:formula="of:=RAND()" office:value-type="float" office:value="0.920706530800089">
            <text:p>0.9207065308</text:p>
          </table:table-cell>
          <table:table-cell table:formula="of:=RAND()" office:value-type="float" office:value="0.201926207868382">
            <text:p>0.2019262079</text:p>
          </table:table-cell>
          <table:table-cell table:formula="of:=RAND()" office:value-type="float" office:value="0.948101733578369">
            <text:p>0.9481017336</text:p>
          </table:table-cell>
          <table:table-cell table:formula="of:=RAND()" office:value-type="float" office:value="0.468351612100378">
            <text:p>0.4683516121</text:p>
          </table:table-cell>
          <table:table-cell table:formula="of:=SUM([.B359:.M359])-6" office:value-type="float" office:value="0.79047205648385">
            <text:p>0.7904720565</text:p>
          </table:table-cell>
          <table:table-cell table:formula="of:=[.N359]-[.$G$6]" office:value-type="float" office:value="0.814213047017809">
            <text:p>0.814213047</text:p>
          </table:table-cell>
          <table:table-cell table:formula="of:=[.O359]*[.O359]" office:value-type="float" office:value="0.662942885934025">
            <text:p>0.6629428859</text:p>
          </table:table-cell>
        </table:table-row>
        <table:table-row table:style-name="ro1">
          <table:table-cell/>
          <table:table-cell table:formula="of:=RAND()" office:value-type="float" office:value="0.134132800856605">
            <text:p>0.1341328009</text:p>
          </table:table-cell>
          <table:table-cell table:formula="of:=RAND()" office:value-type="float" office:value="0.0572970886714757">
            <text:p>0.0572970887</text:p>
          </table:table-cell>
          <table:table-cell table:formula="of:=RAND()" office:value-type="float" office:value="0.627921727253124">
            <text:p>0.6279217273</text:p>
          </table:table-cell>
          <table:table-cell table:formula="of:=RAND()" office:value-type="float" office:value="0.437657373026013">
            <text:p>0.437657373</text:p>
          </table:table-cell>
          <table:table-cell table:formula="of:=RAND()" office:value-type="float" office:value="0.0489298517350107">
            <text:p>0.0489298517</text:p>
          </table:table-cell>
          <table:table-cell table:formula="of:=RAND()" office:value-type="float" office:value="0.761623116908595">
            <text:p>0.7616231169</text:p>
          </table:table-cell>
          <table:table-cell table:formula="of:=RAND()" office:value-type="float" office:value="0.43929864699021">
            <text:p>0.439298647</text:p>
          </table:table-cell>
          <table:table-cell table:formula="of:=RAND()" office:value-type="float" office:value="0.640774785540998">
            <text:p>0.6407747855</text:p>
          </table:table-cell>
          <table:table-cell table:formula="of:=RAND()" office:value-type="float" office:value="0.175187729299068">
            <text:p>0.1751877293</text:p>
          </table:table-cell>
          <table:table-cell table:formula="of:=RAND()" office:value-type="float" office:value="0.0170463842805475">
            <text:p>0.0170463843</text:p>
          </table:table-cell>
          <table:table-cell table:formula="of:=RAND()" office:value-type="float" office:value="0.209583354415372">
            <text:p>0.2095833544</text:p>
          </table:table-cell>
          <table:table-cell table:formula="of:=RAND()" office:value-type="float" office:value="0.483073889976367">
            <text:p>0.48307389</text:p>
          </table:table-cell>
          <table:table-cell table:formula="of:=SUM([.B360:.M360])-6" office:value-type="float" office:value="-1.96747325104661">
            <text:p>-1.967473251</text:p>
          </table:table-cell>
          <table:table-cell table:formula="of:=[.N360]-[.$G$6]" office:value-type="float" office:value="-1.94373226051265">
            <text:p>-1.9437322605</text:p>
          </table:table-cell>
          <table:table-cell table:formula="of:=[.O360]*[.O360]" office:value-type="float" office:value="3.77809510055763">
            <text:p>3.7780951006</text:p>
          </table:table-cell>
        </table:table-row>
        <table:table-row table:style-name="ro1">
          <table:table-cell/>
          <table:table-cell table:formula="of:=RAND()" office:value-type="float" office:value="0.687799118459225">
            <text:p>0.6877991185</text:p>
          </table:table-cell>
          <table:table-cell table:formula="of:=RAND()" office:value-type="float" office:value="0.402860230999067">
            <text:p>0.402860231</text:p>
          </table:table-cell>
          <table:table-cell table:formula="of:=RAND()" office:value-type="float" office:value="0.407541849184781">
            <text:p>0.4075418492</text:p>
          </table:table-cell>
          <table:table-cell table:formula="of:=RAND()" office:value-type="float" office:value="0.28745103138499">
            <text:p>0.2874510314</text:p>
          </table:table-cell>
          <table:table-cell table:formula="of:=RAND()" office:value-type="float" office:value="0.327102114446461">
            <text:p>0.3271021144</text:p>
          </table:table-cell>
          <table:table-cell table:formula="of:=RAND()" office:value-type="float" office:value="0.992467602714896">
            <text:p>0.9924676027</text:p>
          </table:table-cell>
          <table:table-cell table:formula="of:=RAND()" office:value-type="float" office:value="0.467183243716136">
            <text:p>0.4671832437</text:p>
          </table:table-cell>
          <table:table-cell table:formula="of:=RAND()" office:value-type="float" office:value="0.319401702843606">
            <text:p>0.3194017028</text:p>
          </table:table-cell>
          <table:table-cell table:formula="of:=RAND()" office:value-type="float" office:value="0.406000190647319">
            <text:p>0.4060001906</text:p>
          </table:table-cell>
          <table:table-cell table:formula="of:=RAND()" office:value-type="float" office:value="0.820352606708184">
            <text:p>0.8203526067</text:p>
          </table:table-cell>
          <table:table-cell table:formula="of:=RAND()" office:value-type="float" office:value="0.794392304029316">
            <text:p>0.794392304</text:p>
          </table:table-cell>
          <table:table-cell table:formula="of:=RAND()" office:value-type="float" office:value="0.760321218520403">
            <text:p>0.7603212185</text:p>
          </table:table-cell>
          <table:table-cell table:formula="of:=SUM([.B361:.M361])-6" office:value-type="float" office:value="0.672873213654384">
            <text:p>0.6728732137</text:p>
          </table:table-cell>
          <table:table-cell table:formula="of:=[.N361]-[.$G$6]" office:value-type="float" office:value="0.696614204188343">
            <text:p>0.6966142042</text:p>
          </table:table-cell>
          <table:table-cell table:formula="of:=[.O361]*[.O361]" office:value-type="float" office:value="0.485271349476959">
            <text:p>0.4852713495</text:p>
          </table:table-cell>
        </table:table-row>
        <table:table-row table:style-name="ro1">
          <table:table-cell/>
          <table:table-cell table:formula="of:=RAND()" office:value-type="float" office:value="0.585156297078356">
            <text:p>0.5851562971</text:p>
          </table:table-cell>
          <table:table-cell table:formula="of:=RAND()" office:value-type="float" office:value="0.790599615545943">
            <text:p>0.7905996155</text:p>
          </table:table-cell>
          <table:table-cell table:formula="of:=RAND()" office:value-type="float" office:value="0.70031655067578">
            <text:p>0.7003165507</text:p>
          </table:table-cell>
          <table:table-cell table:formula="of:=RAND()" office:value-type="float" office:value="0.0545120111200959">
            <text:p>0.0545120111</text:p>
          </table:table-cell>
          <table:table-cell table:formula="of:=RAND()" office:value-type="float" office:value="0.00402891845442355">
            <text:p>0.0040289185</text:p>
          </table:table-cell>
          <table:table-cell table:formula="of:=RAND()" office:value-type="float" office:value="0.418559572892264">
            <text:p>0.4185595729</text:p>
          </table:table-cell>
          <table:table-cell table:formula="of:=RAND()" office:value-type="float" office:value="0.189875656040385">
            <text:p>0.189875656</text:p>
          </table:table-cell>
          <table:table-cell table:formula="of:=RAND()" office:value-type="float" office:value="0.967421616660431">
            <text:p>0.9674216167</text:p>
          </table:table-cell>
          <table:table-cell table:formula="of:=RAND()" office:value-type="float" office:value="0.572045457316563">
            <text:p>0.5720454573</text:p>
          </table:table-cell>
          <table:table-cell table:formula="of:=RAND()" office:value-type="float" office:value="0.539104900090024">
            <text:p>0.5391049001</text:p>
          </table:table-cell>
          <table:table-cell table:formula="of:=RAND()" office:value-type="float" office:value="0.622951535508037">
            <text:p>0.6229515355</text:p>
          </table:table-cell>
          <table:table-cell table:formula="of:=RAND()" office:value-type="float" office:value="0.00336599419824779">
            <text:p>0.0033659942</text:p>
          </table:table-cell>
          <table:table-cell table:formula="of:=SUM([.B362:.M362])-6" office:value-type="float" office:value="-0.552061874419451">
            <text:p>-0.5520618744</text:p>
          </table:table-cell>
          <table:table-cell table:formula="of:=[.N362]-[.$G$6]" office:value-type="float" office:value="-0.528320883885492">
            <text:p>-0.5283208839</text:p>
          </table:table-cell>
          <table:table-cell table:formula="of:=[.O362]*[.O362]" office:value-type="float" office:value="0.279122956349547">
            <text:p>0.2791229563</text:p>
          </table:table-cell>
        </table:table-row>
        <table:table-row table:style-name="ro1">
          <table:table-cell/>
          <table:table-cell table:formula="of:=RAND()" office:value-type="float" office:value="0.489710174966604">
            <text:p>0.489710175</text:p>
          </table:table-cell>
          <table:table-cell table:formula="of:=RAND()" office:value-type="float" office:value="0.687549685128033">
            <text:p>0.6875496851</text:p>
          </table:table-cell>
          <table:table-cell table:formula="of:=RAND()" office:value-type="float" office:value="0.398737074574456">
            <text:p>0.3987370746</text:p>
          </table:table-cell>
          <table:table-cell table:formula="of:=RAND()" office:value-type="float" office:value="0.299924521706998">
            <text:p>0.2999245217</text:p>
          </table:table-cell>
          <table:table-cell table:formula="of:=RAND()" office:value-type="float" office:value="0.394251360325143">
            <text:p>0.3942513603</text:p>
          </table:table-cell>
          <table:table-cell table:formula="of:=RAND()" office:value-type="float" office:value="0.246469525853172">
            <text:p>0.2464695259</text:p>
          </table:table-cell>
          <table:table-cell table:formula="of:=RAND()" office:value-type="float" office:value="0.13867883849889">
            <text:p>0.1386788385</text:p>
          </table:table-cell>
          <table:table-cell table:formula="of:=RAND()" office:value-type="float" office:value="0.673032032093033">
            <text:p>0.6730320321</text:p>
          </table:table-cell>
          <table:table-cell table:formula="of:=RAND()" office:value-type="float" office:value="0.323149758391082">
            <text:p>0.3231497584</text:p>
          </table:table-cell>
          <table:table-cell table:formula="of:=RAND()" office:value-type="float" office:value="0.741002285387367">
            <text:p>0.7410022854</text:p>
          </table:table-cell>
          <table:table-cell table:formula="of:=RAND()" office:value-type="float" office:value="0.0625559857580811">
            <text:p>0.0625559858</text:p>
          </table:table-cell>
          <table:table-cell table:formula="of:=RAND()" office:value-type="float" office:value="0.293918103212491">
            <text:p>0.2939181032</text:p>
          </table:table-cell>
          <table:table-cell table:formula="of:=SUM([.B363:.M363])-6" office:value-type="float" office:value="-1.25102065410465">
            <text:p>-1.2510206541</text:p>
          </table:table-cell>
          <table:table-cell table:formula="of:=[.N363]-[.$G$6]" office:value-type="float" office:value="-1.22727966357069">
            <text:p>-1.2272796636</text:p>
          </table:table-cell>
          <table:table-cell table:formula="of:=[.O363]*[.O363]" office:value-type="float" office:value="1.50621537261419">
            <text:p>1.5062153726</text:p>
          </table:table-cell>
        </table:table-row>
        <table:table-row table:style-name="ro1">
          <table:table-cell/>
          <table:table-cell table:formula="of:=RAND()" office:value-type="float" office:value="0.973950106883422">
            <text:p>0.9739501069</text:p>
          </table:table-cell>
          <table:table-cell table:formula="of:=RAND()" office:value-type="float" office:value="0.0470949453301728">
            <text:p>0.0470949453</text:p>
          </table:table-cell>
          <table:table-cell table:formula="of:=RAND()" office:value-type="float" office:value="0.428461269009858">
            <text:p>0.428461269</text:p>
          </table:table-cell>
          <table:table-cell table:formula="of:=RAND()" office:value-type="float" office:value="0.214107987238094">
            <text:p>0.2141079872</text:p>
          </table:table-cell>
          <table:table-cell table:formula="of:=RAND()" office:value-type="float" office:value="0.658055092673749">
            <text:p>0.6580550927</text:p>
          </table:table-cell>
          <table:table-cell table:formula="of:=RAND()" office:value-type="float" office:value="0.222602795343846">
            <text:p>0.2226027953</text:p>
          </table:table-cell>
          <table:table-cell table:formula="of:=RAND()" office:value-type="float" office:value="0.413431621156633">
            <text:p>0.4134316212</text:p>
          </table:table-cell>
          <table:table-cell table:formula="of:=RAND()" office:value-type="float" office:value="0.520419518230483">
            <text:p>0.5204195182</text:p>
          </table:table-cell>
          <table:table-cell table:formula="of:=RAND()" office:value-type="float" office:value="0.408132551703602">
            <text:p>0.4081325517</text:p>
          </table:table-cell>
          <table:table-cell table:formula="of:=RAND()" office:value-type="float" office:value="0.47038899618201">
            <text:p>0.4703889962</text:p>
          </table:table-cell>
          <table:table-cell table:formula="of:=RAND()" office:value-type="float" office:value="0.193900070851669">
            <text:p>0.1939000709</text:p>
          </table:table-cell>
          <table:table-cell table:formula="of:=RAND()" office:value-type="float" office:value="0.487747148610652">
            <text:p>0.4877471486</text:p>
          </table:table-cell>
          <table:table-cell table:formula="of:=SUM([.B364:.M364])-6" office:value-type="float" office:value="-0.961707896785811">
            <text:p>-0.9617078968</text:p>
          </table:table-cell>
          <table:table-cell table:formula="of:=[.N364]-[.$G$6]" office:value-type="float" office:value="-0.937966906251851">
            <text:p>-0.9379669063</text:p>
          </table:table-cell>
          <table:table-cell table:formula="of:=[.O364]*[.O364]" office:value-type="float" office:value="0.879781917223669">
            <text:p>0.8797819172</text:p>
          </table:table-cell>
        </table:table-row>
        <table:table-row table:style-name="ro1">
          <table:table-cell/>
          <table:table-cell table:formula="of:=RAND()" office:value-type="float" office:value="0.785701424349099">
            <text:p>0.7857014243</text:p>
          </table:table-cell>
          <table:table-cell table:formula="of:=RAND()" office:value-type="float" office:value="0.796037789434195">
            <text:p>0.7960377894</text:p>
          </table:table-cell>
          <table:table-cell table:formula="of:=RAND()" office:value-type="float" office:value="0.886359842028469">
            <text:p>0.886359842</text:p>
          </table:table-cell>
          <table:table-cell table:formula="of:=RAND()" office:value-type="float" office:value="0.00908973929472268">
            <text:p>0.0090897393</text:p>
          </table:table-cell>
          <table:table-cell table:formula="of:=RAND()" office:value-type="float" office:value="0.145712557015941">
            <text:p>0.145712557</text:p>
          </table:table-cell>
          <table:table-cell table:formula="of:=RAND()" office:value-type="float" office:value="0.948467358015478">
            <text:p>0.948467358</text:p>
          </table:table-cell>
          <table:table-cell table:formula="of:=RAND()" office:value-type="float" office:value="0.0466421053279191">
            <text:p>0.0466421053</text:p>
          </table:table-cell>
          <table:table-cell table:formula="of:=RAND()" office:value-type="float" office:value="0.808781978208572">
            <text:p>0.8087819782</text:p>
          </table:table-cell>
          <table:table-cell table:formula="of:=RAND()" office:value-type="float" office:value="0.802107847528532">
            <text:p>0.8021078475</text:p>
          </table:table-cell>
          <table:table-cell table:formula="of:=RAND()" office:value-type="float" office:value="0.0125238120090216">
            <text:p>0.012523812</text:p>
          </table:table-cell>
          <table:table-cell table:formula="of:=RAND()" office:value-type="float" office:value="0.0080311696510762">
            <text:p>0.0080311697</text:p>
          </table:table-cell>
          <table:table-cell table:formula="of:=RAND()" office:value-type="float" office:value="0.405448350356892">
            <text:p>0.4054483504</text:p>
          </table:table-cell>
          <table:table-cell table:formula="of:=SUM([.B365:.M365])-6" office:value-type="float" office:value="-0.345096026780084">
            <text:p>-0.3450960268</text:p>
          </table:table-cell>
          <table:table-cell table:formula="of:=[.N365]-[.$G$6]" office:value-type="float" office:value="-0.321355036246125">
            <text:p>-0.3213550362</text:p>
          </table:table-cell>
          <table:table-cell table:formula="of:=[.O365]*[.O365]" office:value-type="float" office:value="0.103269059320748">
            <text:p>0.1032690593</text:p>
          </table:table-cell>
        </table:table-row>
        <table:table-row table:style-name="ro1">
          <table:table-cell/>
          <table:table-cell table:formula="of:=RAND()" office:value-type="float" office:value="0.816281113773584">
            <text:p>0.8162811138</text:p>
          </table:table-cell>
          <table:table-cell table:formula="of:=RAND()" office:value-type="float" office:value="0.942554119508714">
            <text:p>0.9425541195</text:p>
          </table:table-cell>
          <table:table-cell table:formula="of:=RAND()" office:value-type="float" office:value="0.239227221580222">
            <text:p>0.2392272216</text:p>
          </table:table-cell>
          <table:table-cell table:formula="of:=RAND()" office:value-type="float" office:value="0.0632165188435465">
            <text:p>0.0632165188</text:p>
          </table:table-cell>
          <table:table-cell table:formula="of:=RAND()" office:value-type="float" office:value="0.672548506874591">
            <text:p>0.6725485069</text:p>
          </table:table-cell>
          <table:table-cell table:formula="of:=RAND()" office:value-type="float" office:value="0.4725549032446">
            <text:p>0.4725549032</text:p>
          </table:table-cell>
          <table:table-cell table:formula="of:=RAND()" office:value-type="float" office:value="0.940769094275311">
            <text:p>0.9407690943</text:p>
          </table:table-cell>
          <table:table-cell table:formula="of:=RAND()" office:value-type="float" office:value="0.467408307129517">
            <text:p>0.4674083071</text:p>
          </table:table-cell>
          <table:table-cell table:formula="of:=RAND()" office:value-type="float" office:value="0.715154478792101">
            <text:p>0.7151544788</text:p>
          </table:table-cell>
          <table:table-cell table:formula="of:=RAND()" office:value-type="float" office:value="0.0733649220783263">
            <text:p>0.0733649221</text:p>
          </table:table-cell>
          <table:table-cell table:formula="of:=RAND()" office:value-type="float" office:value="0.640271955868229">
            <text:p>0.6402719559</text:p>
          </table:table-cell>
          <table:table-cell table:formula="of:=RAND()" office:value-type="float" office:value="0.583260548533872">
            <text:p>0.5832605485</text:p>
          </table:table-cell>
          <table:table-cell table:formula="of:=SUM([.B366:.M366])-6" office:value-type="float" office:value="0.626611690502614">
            <text:p>0.6266116905</text:p>
          </table:table-cell>
          <table:table-cell table:formula="of:=[.N366]-[.$G$6]" office:value-type="float" office:value="0.650352681036573">
            <text:p>0.650352681</text:p>
          </table:table-cell>
          <table:table-cell table:formula="of:=[.O366]*[.O366]" office:value-type="float" office:value="0.422958609731458">
            <text:p>0.4229586097</text:p>
          </table:table-cell>
        </table:table-row>
        <table:table-row table:style-name="ro1">
          <table:table-cell/>
          <table:table-cell table:formula="of:=RAND()" office:value-type="float" office:value="0.52836812264286">
            <text:p>0.5283681226</text:p>
          </table:table-cell>
          <table:table-cell table:formula="of:=RAND()" office:value-type="float" office:value="0.368641921551898">
            <text:p>0.3686419216</text:p>
          </table:table-cell>
          <table:table-cell table:formula="of:=RAND()" office:value-type="float" office:value="0.868800879456103">
            <text:p>0.8688008795</text:p>
          </table:table-cell>
          <table:table-cell table:formula="of:=RAND()" office:value-type="float" office:value="0.768534993287176">
            <text:p>0.7685349933</text:p>
          </table:table-cell>
          <table:table-cell table:formula="of:=RAND()" office:value-type="float" office:value="0.00910694827325642">
            <text:p>0.0091069483</text:p>
          </table:table-cell>
          <table:table-cell table:formula="of:=RAND()" office:value-type="float" office:value="0.317533086286858">
            <text:p>0.3175330863</text:p>
          </table:table-cell>
          <table:table-cell table:formula="of:=RAND()" office:value-type="float" office:value="0.128552760928869">
            <text:p>0.1285527609</text:p>
          </table:table-cell>
          <table:table-cell table:formula="of:=RAND()" office:value-type="float" office:value="0.129679415840656">
            <text:p>0.1296794158</text:p>
          </table:table-cell>
          <table:table-cell table:formula="of:=RAND()" office:value-type="float" office:value="0.945540513610467">
            <text:p>0.9455405136</text:p>
          </table:table-cell>
          <table:table-cell table:formula="of:=RAND()" office:value-type="float" office:value="0.449762295000255">
            <text:p>0.449762295</text:p>
          </table:table-cell>
          <table:table-cell table:formula="of:=RAND()" office:value-type="float" office:value="0.256808280711994">
            <text:p>0.2568082807</text:p>
          </table:table-cell>
          <table:table-cell table:formula="of:=RAND()" office:value-type="float" office:value="0.75950373406522">
            <text:p>0.7595037341</text:p>
          </table:table-cell>
          <table:table-cell table:formula="of:=SUM([.B367:.M367])-6" office:value-type="float" office:value="-0.469167048344389">
            <text:p>-0.4691670483</text:p>
          </table:table-cell>
          <table:table-cell table:formula="of:=[.N367]-[.$G$6]" office:value-type="float" office:value="-0.44542605781043">
            <text:p>-0.4454260578</text:p>
          </table:table-cell>
          <table:table-cell table:formula="of:=[.O367]*[.O367]" office:value-type="float" office:value="0.19840437297654">
            <text:p>0.198404373</text:p>
          </table:table-cell>
        </table:table-row>
        <table:table-row table:style-name="ro1">
          <table:table-cell/>
          <table:table-cell table:formula="of:=RAND()" office:value-type="float" office:value="0.179753477219492">
            <text:p>0.1797534772</text:p>
          </table:table-cell>
          <table:table-cell table:formula="of:=RAND()" office:value-type="float" office:value="0.782299427548423">
            <text:p>0.7822994275</text:p>
          </table:table-cell>
          <table:table-cell table:formula="of:=RAND()" office:value-type="float" office:value="0.643085290212184">
            <text:p>0.6430852902</text:p>
          </table:table-cell>
          <table:table-cell table:formula="of:=RAND()" office:value-type="float" office:value="0.235474896151572">
            <text:p>0.2354748962</text:p>
          </table:table-cell>
          <table:table-cell table:formula="of:=RAND()" office:value-type="float" office:value="0.293765968410298">
            <text:p>0.2937659684</text:p>
          </table:table-cell>
          <table:table-cell table:formula="of:=RAND()" office:value-type="float" office:value="0.577507695415989">
            <text:p>0.5775076954</text:p>
          </table:table-cell>
          <table:table-cell table:formula="of:=RAND()" office:value-type="float" office:value="0.502828089753166">
            <text:p>0.5028280898</text:p>
          </table:table-cell>
          <table:table-cell table:formula="of:=RAND()" office:value-type="float" office:value="0.649405332747847">
            <text:p>0.6494053327</text:p>
          </table:table-cell>
          <table:table-cell table:formula="of:=RAND()" office:value-type="float" office:value="0.881573816528544">
            <text:p>0.8815738165</text:p>
          </table:table-cell>
          <table:table-cell table:formula="of:=RAND()" office:value-type="float" office:value="0.573494788492098">
            <text:p>0.5734947885</text:p>
          </table:table-cell>
          <table:table-cell table:formula="of:=RAND()" office:value-type="float" office:value="0.625550020951778">
            <text:p>0.625550021</text:p>
          </table:table-cell>
          <table:table-cell table:formula="of:=RAND()" office:value-type="float" office:value="0.278929368127137">
            <text:p>0.2789293681</text:p>
          </table:table-cell>
          <table:table-cell table:formula="of:=SUM([.B368:.M368])-6" office:value-type="float" office:value="0.223668171558529">
            <text:p>0.2236681716</text:p>
          </table:table-cell>
          <table:table-cell table:formula="of:=[.N368]-[.$G$6]" office:value-type="float" office:value="0.247409162092488">
            <text:p>0.2474091621</text:p>
          </table:table-cell>
          <table:table-cell table:formula="of:=[.O368]*[.O368]" office:value-type="float" office:value="0.0612112934873071">
            <text:p>0.0612112935</text:p>
          </table:table-cell>
        </table:table-row>
        <table:table-row table:style-name="ro1">
          <table:table-cell/>
          <table:table-cell table:formula="of:=RAND()" office:value-type="float" office:value="0.593086664564908">
            <text:p>0.5930866646</text:p>
          </table:table-cell>
          <table:table-cell table:formula="of:=RAND()" office:value-type="float" office:value="0.668982950272039">
            <text:p>0.6689829503</text:p>
          </table:table-cell>
          <table:table-cell table:formula="of:=RAND()" office:value-type="float" office:value="0.20669762021862">
            <text:p>0.2066976202</text:p>
          </table:table-cell>
          <table:table-cell table:formula="of:=RAND()" office:value-type="float" office:value="0.862378843594343">
            <text:p>0.8623788436</text:p>
          </table:table-cell>
          <table:table-cell table:formula="of:=RAND()" office:value-type="float" office:value="0.817774891620502">
            <text:p>0.8177748916</text:p>
          </table:table-cell>
          <table:table-cell table:formula="of:=RAND()" office:value-type="float" office:value="0.91080205491744">
            <text:p>0.9108020549</text:p>
          </table:table-cell>
          <table:table-cell table:formula="of:=RAND()" office:value-type="float" office:value="0.531637655803934">
            <text:p>0.5316376558</text:p>
          </table:table-cell>
          <table:table-cell table:formula="of:=RAND()" office:value-type="float" office:value="0.422344394959509">
            <text:p>0.422344395</text:p>
          </table:table-cell>
          <table:table-cell table:formula="of:=RAND()" office:value-type="float" office:value="0.542776281945407">
            <text:p>0.5427762819</text:p>
          </table:table-cell>
          <table:table-cell table:formula="of:=RAND()" office:value-type="float" office:value="0.805006961105391">
            <text:p>0.8050069611</text:p>
          </table:table-cell>
          <table:table-cell table:formula="of:=RAND()" office:value-type="float" office:value="0.0212117047049105">
            <text:p>0.0212117047</text:p>
          </table:table-cell>
          <table:table-cell table:formula="of:=RAND()" office:value-type="float" office:value="0.0597007961478084">
            <text:p>0.0597007961</text:p>
          </table:table-cell>
          <table:table-cell table:formula="of:=SUM([.B369:.M369])-6" office:value-type="float" office:value="0.442400819854811">
            <text:p>0.4424008199</text:p>
          </table:table-cell>
          <table:table-cell table:formula="of:=[.N369]-[.$G$6]" office:value-type="float" office:value="0.46614181038877">
            <text:p>0.4661418104</text:p>
          </table:table-cell>
          <table:table-cell table:formula="of:=[.O369]*[.O369]" office:value-type="float" office:value="0.21728818739252">
            <text:p>0.2172881874</text:p>
          </table:table-cell>
        </table:table-row>
        <table:table-row table:style-name="ro1">
          <table:table-cell/>
          <table:table-cell table:formula="of:=RAND()" office:value-type="float" office:value="0.216640459606424">
            <text:p>0.2166404596</text:p>
          </table:table-cell>
          <table:table-cell table:formula="of:=RAND()" office:value-type="float" office:value="0.639882072340697">
            <text:p>0.6398820723</text:p>
          </table:table-cell>
          <table:table-cell table:formula="of:=RAND()" office:value-type="float" office:value="0.259810036048293">
            <text:p>0.259810036</text:p>
          </table:table-cell>
          <table:table-cell table:formula="of:=RAND()" office:value-type="float" office:value="0.859903091564775">
            <text:p>0.8599030916</text:p>
          </table:table-cell>
          <table:table-cell table:formula="of:=RAND()" office:value-type="float" office:value="0.000252088299021125">
            <text:p>0.0002520883</text:p>
          </table:table-cell>
          <table:table-cell table:formula="of:=RAND()" office:value-type="float" office:value="0.129627291578799">
            <text:p>0.1296272916</text:p>
          </table:table-cell>
          <table:table-cell table:formula="of:=RAND()" office:value-type="float" office:value="0.0299321883358061">
            <text:p>0.0299321883</text:p>
          </table:table-cell>
          <table:table-cell table:formula="of:=RAND()" office:value-type="float" office:value="0.443289341172203">
            <text:p>0.4432893412</text:p>
          </table:table-cell>
          <table:table-cell table:formula="of:=RAND()" office:value-type="float" office:value="0.166807511355728">
            <text:p>0.1668075114</text:p>
          </table:table-cell>
          <table:table-cell table:formula="of:=RAND()" office:value-type="float" office:value="0.530523847555742">
            <text:p>0.5305238476</text:p>
          </table:table-cell>
          <table:table-cell table:formula="of:=RAND()" office:value-type="float" office:value="0.758487657876685">
            <text:p>0.7584876579</text:p>
          </table:table-cell>
          <table:table-cell table:formula="of:=RAND()" office:value-type="float" office:value="0.823959313565865">
            <text:p>0.8239593136</text:p>
          </table:table-cell>
          <table:table-cell table:formula="of:=SUM([.B370:.M370])-6" office:value-type="float" office:value="-1.14088510069996">
            <text:p>-1.1408851007</text:p>
          </table:table-cell>
          <table:table-cell table:formula="of:=[.N370]-[.$G$6]" office:value-type="float" office:value="-1.117144110166">
            <text:p>-1.1171441102</text:p>
          </table:table-cell>
          <table:table-cell table:formula="of:=[.O370]*[.O370]" office:value-type="float" office:value="1.24801096287859">
            <text:p>1.2480109629</text:p>
          </table:table-cell>
        </table:table-row>
        <table:table-row table:style-name="ro1">
          <table:table-cell/>
          <table:table-cell table:formula="of:=RAND()" office:value-type="float" office:value="0.877895286306739">
            <text:p>0.8778952863</text:p>
          </table:table-cell>
          <table:table-cell table:formula="of:=RAND()" office:value-type="float" office:value="0.855281305499375">
            <text:p>0.8552813055</text:p>
          </table:table-cell>
          <table:table-cell table:formula="of:=RAND()" office:value-type="float" office:value="0.225452308077365">
            <text:p>0.2254523081</text:p>
          </table:table-cell>
          <table:table-cell table:formula="of:=RAND()" office:value-type="float" office:value="0.813417813740671">
            <text:p>0.8134178137</text:p>
          </table:table-cell>
          <table:table-cell table:formula="of:=RAND()" office:value-type="float" office:value="0.825504243606702">
            <text:p>0.8255042436</text:p>
          </table:table-cell>
          <table:table-cell table:formula="of:=RAND()" office:value-type="float" office:value="0.920605718158186">
            <text:p>0.9206057182</text:p>
          </table:table-cell>
          <table:table-cell table:formula="of:=RAND()" office:value-type="float" office:value="0.553574663354084">
            <text:p>0.5535746634</text:p>
          </table:table-cell>
          <table:table-cell table:formula="of:=RAND()" office:value-type="float" office:value="0.498235407285392">
            <text:p>0.4982354073</text:p>
          </table:table-cell>
          <table:table-cell table:formula="of:=RAND()" office:value-type="float" office:value="0.0544191370718181">
            <text:p>0.0544191371</text:p>
          </table:table-cell>
          <table:table-cell table:formula="of:=RAND()" office:value-type="float" office:value="0.416302986210212">
            <text:p>0.4163029862</text:p>
          </table:table-cell>
          <table:table-cell table:formula="of:=RAND()" office:value-type="float" office:value="0.868748858105391">
            <text:p>0.8687488581</text:p>
          </table:table-cell>
          <table:table-cell table:formula="of:=RAND()" office:value-type="float" office:value="0.850367512088269">
            <text:p>0.8503675121</text:p>
          </table:table-cell>
          <table:table-cell table:formula="of:=SUM([.B371:.M371])-6" office:value-type="float" office:value="1.7598052395042">
            <text:p>1.7598052395</text:p>
          </table:table-cell>
          <table:table-cell table:formula="of:=[.N371]-[.$G$6]" office:value-type="float" office:value="1.78354623003816">
            <text:p>1.78354623</text:p>
          </table:table-cell>
          <table:table-cell table:formula="of:=[.O371]*[.O371]" office:value-type="float" office:value="3.18103715468334">
            <text:p>3.1810371547</text:p>
          </table:table-cell>
        </table:table-row>
        <table:table-row table:style-name="ro1">
          <table:table-cell/>
          <table:table-cell table:formula="of:=RAND()" office:value-type="float" office:value="0.870562340365723">
            <text:p>0.8705623404</text:p>
          </table:table-cell>
          <table:table-cell table:formula="of:=RAND()" office:value-type="float" office:value="0.87538243480958">
            <text:p>0.8753824348</text:p>
          </table:table-cell>
          <table:table-cell table:formula="of:=RAND()" office:value-type="float" office:value="0.489050030941144">
            <text:p>0.4890500309</text:p>
          </table:table-cell>
          <table:table-cell table:formula="of:=RAND()" office:value-type="float" office:value="0.291774719720706">
            <text:p>0.2917747197</text:p>
          </table:table-cell>
          <table:table-cell table:formula="of:=RAND()" office:value-type="float" office:value="0.613164127105847">
            <text:p>0.6131641271</text:p>
          </table:table-cell>
          <table:table-cell table:formula="of:=RAND()" office:value-type="float" office:value="0.746457575121895">
            <text:p>0.7464575751</text:p>
          </table:table-cell>
          <table:table-cell table:formula="of:=RAND()" office:value-type="float" office:value="0.113435252569616">
            <text:p>0.1134352526</text:p>
          </table:table-cell>
          <table:table-cell table:formula="of:=RAND()" office:value-type="float" office:value="0.824260962894186">
            <text:p>0.8242609629</text:p>
          </table:table-cell>
          <table:table-cell table:formula="of:=RAND()" office:value-type="float" office:value="0.886855102609843">
            <text:p>0.8868551026</text:p>
          </table:table-cell>
          <table:table-cell table:formula="of:=RAND()" office:value-type="float" office:value="0.783790099667385">
            <text:p>0.7837900997</text:p>
          </table:table-cell>
          <table:table-cell table:formula="of:=RAND()" office:value-type="float" office:value="0.589215537998825">
            <text:p>0.589215538</text:p>
          </table:table-cell>
          <table:table-cell table:formula="of:=RAND()" office:value-type="float" office:value="0.581674614688382">
            <text:p>0.5816746147</text:p>
          </table:table-cell>
          <table:table-cell table:formula="of:=SUM([.B372:.M372])-6" office:value-type="float" office:value="1.66562279849313">
            <text:p>1.6656227985</text:p>
          </table:table-cell>
          <table:table-cell table:formula="of:=[.N372]-[.$G$6]" office:value-type="float" office:value="1.68936378902709">
            <text:p>1.689363789</text:p>
          </table:table-cell>
          <table:table-cell table:formula="of:=[.O372]*[.O372]" office:value-type="float" office:value="2.85395001167597">
            <text:p>2.8539500117</text:p>
          </table:table-cell>
        </table:table-row>
        <table:table-row table:style-name="ro1">
          <table:table-cell/>
          <table:table-cell table:formula="of:=RAND()" office:value-type="float" office:value="0.870042902417481">
            <text:p>0.8700429024</text:p>
          </table:table-cell>
          <table:table-cell table:formula="of:=RAND()" office:value-type="float" office:value="0.564549260772765">
            <text:p>0.5645492608</text:p>
          </table:table-cell>
          <table:table-cell table:formula="of:=RAND()" office:value-type="float" office:value="0.608412323286757">
            <text:p>0.6084123233</text:p>
          </table:table-cell>
          <table:table-cell table:formula="of:=RAND()" office:value-type="float" office:value="0.178724650992081">
            <text:p>0.178724651</text:p>
          </table:table-cell>
          <table:table-cell table:formula="of:=RAND()" office:value-type="float" office:value="0.93101461022161">
            <text:p>0.9310146102</text:p>
          </table:table-cell>
          <table:table-cell table:formula="of:=RAND()" office:value-type="float" office:value="0.100647003157064">
            <text:p>0.1006470032</text:p>
          </table:table-cell>
          <table:table-cell table:formula="of:=RAND()" office:value-type="float" office:value="0.856150261359289">
            <text:p>0.8561502614</text:p>
          </table:table-cell>
          <table:table-cell table:formula="of:=RAND()" office:value-type="float" office:value="0.0780575920362026">
            <text:p>0.078057592</text:p>
          </table:table-cell>
          <table:table-cell table:formula="of:=RAND()" office:value-type="float" office:value="0.557487438898534">
            <text:p>0.5574874389</text:p>
          </table:table-cell>
          <table:table-cell table:formula="of:=RAND()" office:value-type="float" office:value="0.520425837486982">
            <text:p>0.5204258375</text:p>
          </table:table-cell>
          <table:table-cell table:formula="of:=RAND()" office:value-type="float" office:value="0.799745382973924">
            <text:p>0.799745383</text:p>
          </table:table-cell>
          <table:table-cell table:formula="of:=RAND()" office:value-type="float" office:value="0.315420772414654">
            <text:p>0.3154207724</text:p>
          </table:table-cell>
          <table:table-cell table:formula="of:=SUM([.B373:.M373])-6" office:value-type="float" office:value="0.380678036017343">
            <text:p>0.380678036</text:p>
          </table:table-cell>
          <table:table-cell table:formula="of:=[.N373]-[.$G$6]" office:value-type="float" office:value="0.404419026551303">
            <text:p>0.4044190266</text:p>
          </table:table-cell>
          <table:table-cell table:formula="of:=[.O373]*[.O373]" office:value-type="float" office:value="0.163554749036703">
            <text:p>0.163554749</text:p>
          </table:table-cell>
        </table:table-row>
        <table:table-row table:style-name="ro1">
          <table:table-cell/>
          <table:table-cell table:formula="of:=RAND()" office:value-type="float" office:value="0.0188067385461181">
            <text:p>0.0188067385</text:p>
          </table:table-cell>
          <table:table-cell table:formula="of:=RAND()" office:value-type="float" office:value="0.409459020011127">
            <text:p>0.40945902</text:p>
          </table:table-cell>
          <table:table-cell table:formula="of:=RAND()" office:value-type="float" office:value="0.807647994253784">
            <text:p>0.8076479943</text:p>
          </table:table-cell>
          <table:table-cell table:formula="of:=RAND()" office:value-type="float" office:value="0.756909536896274">
            <text:p>0.7569095369</text:p>
          </table:table-cell>
          <table:table-cell table:formula="of:=RAND()" office:value-type="float" office:value="0.0203120324295014">
            <text:p>0.0203120324</text:p>
          </table:table-cell>
          <table:table-cell table:formula="of:=RAND()" office:value-type="float" office:value="0.845882807392627">
            <text:p>0.8458828074</text:p>
          </table:table-cell>
          <table:table-cell table:formula="of:=RAND()" office:value-type="float" office:value="0.0785523687954992">
            <text:p>0.0785523688</text:p>
          </table:table-cell>
          <table:table-cell table:formula="of:=RAND()" office:value-type="float" office:value="0.111791683826596">
            <text:p>0.1117916838</text:p>
          </table:table-cell>
          <table:table-cell table:formula="of:=RAND()" office:value-type="float" office:value="0.500763450050727">
            <text:p>0.5007634501</text:p>
          </table:table-cell>
          <table:table-cell table:formula="of:=RAND()" office:value-type="float" office:value="0.519196372944862">
            <text:p>0.5191963729</text:p>
          </table:table-cell>
          <table:table-cell table:formula="of:=RAND()" office:value-type="float" office:value="0.134090905310586">
            <text:p>0.1340909053</text:p>
          </table:table-cell>
          <table:table-cell table:formula="of:=RAND()" office:value-type="float" office:value="0.874301451491192">
            <text:p>0.8743014515</text:p>
          </table:table-cell>
          <table:table-cell table:formula="of:=SUM([.B374:.M374])-6" office:value-type="float" office:value="-0.922285638051108">
            <text:p>-0.9222856381</text:p>
          </table:table-cell>
          <table:table-cell table:formula="of:=[.N374]-[.$G$6]" office:value-type="float" office:value="-0.898544647517148">
            <text:p>-0.8985446475</text:p>
          </table:table-cell>
          <table:table-cell table:formula="of:=[.O374]*[.O374]" office:value-type="float" office:value="0.807382483581716">
            <text:p>0.8073824836</text:p>
          </table:table-cell>
        </table:table-row>
        <table:table-row table:style-name="ro1">
          <table:table-cell/>
          <table:table-cell table:formula="of:=RAND()" office:value-type="float" office:value="0.796872642356902">
            <text:p>0.7968726424</text:p>
          </table:table-cell>
          <table:table-cell table:formula="of:=RAND()" office:value-type="float" office:value="0.594111024402082">
            <text:p>0.5941110244</text:p>
          </table:table-cell>
          <table:table-cell table:formula="of:=RAND()" office:value-type="float" office:value="0.120171804912388">
            <text:p>0.1201718049</text:p>
          </table:table-cell>
          <table:table-cell table:formula="of:=RAND()" office:value-type="float" office:value="0.531363955000415">
            <text:p>0.531363955</text:p>
          </table:table-cell>
          <table:table-cell table:formula="of:=RAND()" office:value-type="float" office:value="0.966303892899305">
            <text:p>0.9663038929</text:p>
          </table:table-cell>
          <table:table-cell table:formula="of:=RAND()" office:value-type="float" office:value="0.270904086530209">
            <text:p>0.2709040865</text:p>
          </table:table-cell>
          <table:table-cell table:formula="of:=RAND()" office:value-type="float" office:value="0.899095721077174">
            <text:p>0.8990957211</text:p>
          </table:table-cell>
          <table:table-cell table:formula="of:=RAND()" office:value-type="float" office:value="0.11117693176493">
            <text:p>0.1111769318</text:p>
          </table:table-cell>
          <table:table-cell table:formula="of:=RAND()" office:value-type="float" office:value="0.232790171634406">
            <text:p>0.2327901716</text:p>
          </table:table-cell>
          <table:table-cell table:formula="of:=RAND()" office:value-type="float" office:value="0.600435961037874">
            <text:p>0.600435961</text:p>
          </table:table-cell>
          <table:table-cell table:formula="of:=RAND()" office:value-type="float" office:value="0.00558116100728512">
            <text:p>0.005581161</text:p>
          </table:table-cell>
          <table:table-cell table:formula="of:=RAND()" office:value-type="float" office:value="0.0287622562609613">
            <text:p>0.0287622563</text:p>
          </table:table-cell>
          <table:table-cell table:formula="of:=SUM([.B375:.M375])-6" office:value-type="float" office:value="-0.842430391116068">
            <text:p>-0.8424303911</text:p>
          </table:table-cell>
          <table:table-cell table:formula="of:=[.N375]-[.$G$6]" office:value-type="float" office:value="-0.818689400582108">
            <text:p>-0.8186894006</text:p>
          </table:table-cell>
          <table:table-cell table:formula="of:=[.O375]*[.O375]" office:value-type="float" office:value="0.670252334625492">
            <text:p>0.6702523346</text:p>
          </table:table-cell>
        </table:table-row>
        <table:table-row table:style-name="ro1">
          <table:table-cell/>
          <table:table-cell table:formula="of:=RAND()" office:value-type="float" office:value="0.0904625835828483">
            <text:p>0.0904625836</text:p>
          </table:table-cell>
          <table:table-cell table:formula="of:=RAND()" office:value-type="float" office:value="0.0443403387907892">
            <text:p>0.0443403388</text:p>
          </table:table-cell>
          <table:table-cell table:formula="of:=RAND()" office:value-type="float" office:value="0.842234063195065">
            <text:p>0.8422340632</text:p>
          </table:table-cell>
          <table:table-cell table:formula="of:=RAND()" office:value-type="float" office:value="0.641272870823741">
            <text:p>0.6412728708</text:p>
          </table:table-cell>
          <table:table-cell table:formula="of:=RAND()" office:value-type="float" office:value="0.819905974902213">
            <text:p>0.8199059749</text:p>
          </table:table-cell>
          <table:table-cell table:formula="of:=RAND()" office:value-type="float" office:value="0.313875917578116">
            <text:p>0.3138759176</text:p>
          </table:table-cell>
          <table:table-cell table:formula="of:=RAND()" office:value-type="float" office:value="0.36433217767626">
            <text:p>0.3643321777</text:p>
          </table:table-cell>
          <table:table-cell table:formula="of:=RAND()" office:value-type="float" office:value="0.694607651559636">
            <text:p>0.6946076516</text:p>
          </table:table-cell>
          <table:table-cell table:formula="of:=RAND()" office:value-type="float" office:value="0.648780700284988">
            <text:p>0.6487807003</text:p>
          </table:table-cell>
          <table:table-cell table:formula="of:=RAND()" office:value-type="float" office:value="0.947666859952733">
            <text:p>0.94766686</text:p>
          </table:table-cell>
          <table:table-cell table:formula="of:=RAND()" office:value-type="float" office:value="0.507964619668201">
            <text:p>0.5079646197</text:p>
          </table:table-cell>
          <table:table-cell table:formula="of:=RAND()" office:value-type="float" office:value="0.413020476466045">
            <text:p>0.4130204765</text:p>
          </table:table-cell>
          <table:table-cell table:formula="of:=SUM([.B376:.M376])-6" office:value-type="float" office:value="0.328464234480634">
            <text:p>0.3284642345</text:p>
          </table:table-cell>
          <table:table-cell table:formula="of:=[.N376]-[.$G$6]" office:value-type="float" office:value="0.352205225014593">
            <text:p>0.352205225</text:p>
          </table:table-cell>
          <table:table-cell table:formula="of:=[.O376]*[.O376]" office:value-type="float" office:value="0.12404852052758">
            <text:p>0.1240485205</text:p>
          </table:table-cell>
        </table:table-row>
        <table:table-row table:style-name="ro1">
          <table:table-cell/>
          <table:table-cell table:formula="of:=RAND()" office:value-type="float" office:value="0.198852919973433">
            <text:p>0.19885292</text:p>
          </table:table-cell>
          <table:table-cell table:formula="of:=RAND()" office:value-type="float" office:value="0.590152682503685">
            <text:p>0.5901526825</text:p>
          </table:table-cell>
          <table:table-cell table:formula="of:=RAND()" office:value-type="float" office:value="0.880807297769934">
            <text:p>0.8808072978</text:p>
          </table:table-cell>
          <table:table-cell table:formula="of:=RAND()" office:value-type="float" office:value="0.331715717213228">
            <text:p>0.3317157172</text:p>
          </table:table-cell>
          <table:table-cell table:formula="of:=RAND()" office:value-type="float" office:value="0.558930957457051">
            <text:p>0.5589309575</text:p>
          </table:table-cell>
          <table:table-cell table:formula="of:=RAND()" office:value-type="float" office:value="0.107675839681178">
            <text:p>0.1076758397</text:p>
          </table:table-cell>
          <table:table-cell table:formula="of:=RAND()" office:value-type="float" office:value="0.562890778295696">
            <text:p>0.5628907783</text:p>
          </table:table-cell>
          <table:table-cell table:formula="of:=RAND()" office:value-type="float" office:value="0.371860202169046">
            <text:p>0.3718602022</text:p>
          </table:table-cell>
          <table:table-cell table:formula="of:=RAND()" office:value-type="float" office:value="0.120632645208389">
            <text:p>0.1206326452</text:p>
          </table:table-cell>
          <table:table-cell table:formula="of:=RAND()" office:value-type="float" office:value="0.990840022917837">
            <text:p>0.9908400229</text:p>
          </table:table-cell>
          <table:table-cell table:formula="of:=RAND()" office:value-type="float" office:value="0.832881343085319">
            <text:p>0.8328813431</text:p>
          </table:table-cell>
          <table:table-cell table:formula="of:=RAND()" office:value-type="float" office:value="0.302384198410436">
            <text:p>0.3023841984</text:p>
          </table:table-cell>
          <table:table-cell table:formula="of:=SUM([.B377:.M377])-6" office:value-type="float" office:value="-0.150375395314768">
            <text:p>-0.1503753953</text:p>
          </table:table-cell>
          <table:table-cell table:formula="of:=[.N377]-[.$G$6]" office:value-type="float" office:value="-0.126634404780809">
            <text:p>-0.1266344048</text:p>
          </table:table-cell>
          <table:table-cell table:formula="of:=[.O377]*[.O377]" office:value-type="float" office:value="0.0160362724741897">
            <text:p>0.0160362725</text:p>
          </table:table-cell>
        </table:table-row>
        <table:table-row table:style-name="ro1">
          <table:table-cell/>
          <table:table-cell table:formula="of:=RAND()" office:value-type="float" office:value="0.186469447333366">
            <text:p>0.1864694473</text:p>
          </table:table-cell>
          <table:table-cell table:formula="of:=RAND()" office:value-type="float" office:value="0.815734450239688">
            <text:p>0.8157344502</text:p>
          </table:table-cell>
          <table:table-cell table:formula="of:=RAND()" office:value-type="float" office:value="0.0400192036759108">
            <text:p>0.0400192037</text:p>
          </table:table-cell>
          <table:table-cell table:formula="of:=RAND()" office:value-type="float" office:value="0.0681394301354885">
            <text:p>0.0681394301</text:p>
          </table:table-cell>
          <table:table-cell table:formula="of:=RAND()" office:value-type="float" office:value="0.407013846794143">
            <text:p>0.4070138468</text:p>
          </table:table-cell>
          <table:table-cell table:formula="of:=RAND()" office:value-type="float" office:value="0.414247585693374">
            <text:p>0.4142475857</text:p>
          </table:table-cell>
          <table:table-cell table:formula="of:=RAND()" office:value-type="float" office:value="0.125107881380245">
            <text:p>0.1251078814</text:p>
          </table:table-cell>
          <table:table-cell table:formula="of:=RAND()" office:value-type="float" office:value="0.0268941158428788">
            <text:p>0.0268941158</text:p>
          </table:table-cell>
          <table:table-cell table:formula="of:=RAND()" office:value-type="float" office:value="0.263886330183595">
            <text:p>0.2638863302</text:p>
          </table:table-cell>
          <table:table-cell table:formula="of:=RAND()" office:value-type="float" office:value="0.791377119719982">
            <text:p>0.7913771197</text:p>
          </table:table-cell>
          <table:table-cell table:formula="of:=RAND()" office:value-type="float" office:value="0.20091173122637">
            <text:p>0.2009117312</text:p>
          </table:table-cell>
          <table:table-cell table:formula="of:=RAND()" office:value-type="float" office:value="0.150122989201918">
            <text:p>0.1501229892</text:p>
          </table:table-cell>
          <table:table-cell table:formula="of:=SUM([.B378:.M378])-6" office:value-type="float" office:value="-2.51007586857304">
            <text:p>-2.5100758686</text:p>
          </table:table-cell>
          <table:table-cell table:formula="of:=[.N378]-[.$G$6]" office:value-type="float" office:value="-2.48633487803908">
            <text:p>-2.486334878</text:p>
          </table:table-cell>
          <table:table-cell table:formula="of:=[.O378]*[.O378]" office:value-type="float" office:value="6.18186112575361">
            <text:p>6.1818611258</text:p>
          </table:table-cell>
        </table:table-row>
        <table:table-row table:style-name="ro1">
          <table:table-cell/>
          <table:table-cell table:formula="of:=RAND()" office:value-type="float" office:value="0.501030072802678">
            <text:p>0.5010300728</text:p>
          </table:table-cell>
          <table:table-cell table:formula="of:=RAND()" office:value-type="float" office:value="0.376491532195359">
            <text:p>0.3764915322</text:p>
          </table:table-cell>
          <table:table-cell table:formula="of:=RAND()" office:value-type="float" office:value="0.569057026412338">
            <text:p>0.5690570264</text:p>
          </table:table-cell>
          <table:table-cell table:formula="of:=RAND()" office:value-type="float" office:value="0.492609399370849">
            <text:p>0.4926093994</text:p>
          </table:table-cell>
          <table:table-cell table:formula="of:=RAND()" office:value-type="float" office:value="0.81779605941847">
            <text:p>0.8177960594</text:p>
          </table:table-cell>
          <table:table-cell table:formula="of:=RAND()" office:value-type="float" office:value="0.313545187702402">
            <text:p>0.3135451877</text:p>
          </table:table-cell>
          <table:table-cell table:formula="of:=RAND()" office:value-type="float" office:value="0.55738737527281">
            <text:p>0.5573873753</text:p>
          </table:table-cell>
          <table:table-cell table:formula="of:=RAND()" office:value-type="float" office:value="0.181634769542143">
            <text:p>0.1816347695</text:p>
          </table:table-cell>
          <table:table-cell table:formula="of:=RAND()" office:value-type="float" office:value="0.18301876517944">
            <text:p>0.1830187652</text:p>
          </table:table-cell>
          <table:table-cell table:formula="of:=RAND()" office:value-type="float" office:value="0.941843536682427">
            <text:p>0.9418435367</text:p>
          </table:table-cell>
          <table:table-cell table:formula="of:=RAND()" office:value-type="float" office:value="0.922727453289554">
            <text:p>0.9227274533</text:p>
          </table:table-cell>
          <table:table-cell table:formula="of:=RAND()" office:value-type="float" office:value="0.60533085744828">
            <text:p>0.6053308574</text:p>
          </table:table-cell>
          <table:table-cell table:formula="of:=SUM([.B379:.M379])-6" office:value-type="float" office:value="0.46247203531675">
            <text:p>0.4624720353</text:p>
          </table:table-cell>
          <table:table-cell table:formula="of:=[.N379]-[.$G$6]" office:value-type="float" office:value="0.48621302585071">
            <text:p>0.4862130259</text:p>
          </table:table-cell>
          <table:table-cell table:formula="of:=[.O379]*[.O379]" office:value-type="float" office:value="0.236403106506903">
            <text:p>0.2364031065</text:p>
          </table:table-cell>
        </table:table-row>
        <table:table-row table:style-name="ro1">
          <table:table-cell/>
          <table:table-cell table:formula="of:=RAND()" office:value-type="float" office:value="0.786876735975966">
            <text:p>0.786876736</text:p>
          </table:table-cell>
          <table:table-cell table:formula="of:=RAND()" office:value-type="float" office:value="0.597256407840177">
            <text:p>0.5972564078</text:p>
          </table:table-cell>
          <table:table-cell table:formula="of:=RAND()" office:value-type="float" office:value="0.712368435692042">
            <text:p>0.7123684357</text:p>
          </table:table-cell>
          <table:table-cell table:formula="of:=RAND()" office:value-type="float" office:value="0.37948602787219">
            <text:p>0.3794860279</text:p>
          </table:table-cell>
          <table:table-cell table:formula="of:=RAND()" office:value-type="float" office:value="0.924541669432074">
            <text:p>0.9245416694</text:p>
          </table:table-cell>
          <table:table-cell table:formula="of:=RAND()" office:value-type="float" office:value="0.0101581290364265">
            <text:p>0.010158129</text:p>
          </table:table-cell>
          <table:table-cell table:formula="of:=RAND()" office:value-type="float" office:value="0.966123788850382">
            <text:p>0.9661237889</text:p>
          </table:table-cell>
          <table:table-cell table:formula="of:=RAND()" office:value-type="float" office:value="0.232030608458444">
            <text:p>0.2320306085</text:p>
          </table:table-cell>
          <table:table-cell table:formula="of:=RAND()" office:value-type="float" office:value="0.176911974558607">
            <text:p>0.1769119746</text:p>
          </table:table-cell>
          <table:table-cell table:formula="of:=RAND()" office:value-type="float" office:value="0.810416377615184">
            <text:p>0.8104163776</text:p>
          </table:table-cell>
          <table:table-cell table:formula="of:=RAND()" office:value-type="float" office:value="0.0329612148925662">
            <text:p>0.0329612149</text:p>
          </table:table-cell>
          <table:table-cell table:formula="of:=RAND()" office:value-type="float" office:value="0.672502887202427">
            <text:p>0.6725028872</text:p>
          </table:table-cell>
          <table:table-cell table:formula="of:=SUM([.B380:.M380])-6" office:value-type="float" office:value="0.301634257426485">
            <text:p>0.3016342574</text:p>
          </table:table-cell>
          <table:table-cell table:formula="of:=[.N380]-[.$G$6]" office:value-type="float" office:value="0.325375247960444">
            <text:p>0.325375248</text:p>
          </table:table-cell>
          <table:table-cell table:formula="of:=[.O380]*[.O380]" office:value-type="float" office:value="0.105869051985321">
            <text:p>0.105869052</text:p>
          </table:table-cell>
        </table:table-row>
        <table:table-row table:style-name="ro1">
          <table:table-cell/>
          <table:table-cell table:formula="of:=RAND()" office:value-type="float" office:value="0.431750761345029">
            <text:p>0.4317507613</text:p>
          </table:table-cell>
          <table:table-cell table:formula="of:=RAND()" office:value-type="float" office:value="0.030473692342639">
            <text:p>0.0304736923</text:p>
          </table:table-cell>
          <table:table-cell table:formula="of:=RAND()" office:value-type="float" office:value="0.960964371217415">
            <text:p>0.9609643712</text:p>
          </table:table-cell>
          <table:table-cell table:formula="of:=RAND()" office:value-type="float" office:value="0.840146945323795">
            <text:p>0.8401469453</text:p>
          </table:table-cell>
          <table:table-cell table:formula="of:=RAND()" office:value-type="float" office:value="0.0456586282234639">
            <text:p>0.0456586282</text:p>
          </table:table-cell>
          <table:table-cell table:formula="of:=RAND()" office:value-type="float" office:value="0.54198496369645">
            <text:p>0.5419849637</text:p>
          </table:table-cell>
          <table:table-cell table:formula="of:=RAND()" office:value-type="float" office:value="0.594610319240019">
            <text:p>0.5946103192</text:p>
          </table:table-cell>
          <table:table-cell table:formula="of:=RAND()" office:value-type="float" office:value="0.803760298760608">
            <text:p>0.8037602988</text:p>
          </table:table-cell>
          <table:table-cell table:formula="of:=RAND()" office:value-type="float" office:value="0.541466941125691">
            <text:p>0.5414669411</text:p>
          </table:table-cell>
          <table:table-cell table:formula="of:=RAND()" office:value-type="float" office:value="0.429942659335211">
            <text:p>0.4299426593</text:p>
          </table:table-cell>
          <table:table-cell table:formula="of:=RAND()" office:value-type="float" office:value="0.38835692894645">
            <text:p>0.3883569289</text:p>
          </table:table-cell>
          <table:table-cell table:formula="of:=RAND()" office:value-type="float" office:value="0.24052303400822">
            <text:p>0.240523034</text:p>
          </table:table-cell>
          <table:table-cell table:formula="of:=SUM([.B381:.M381])-6" office:value-type="float" office:value="-0.15036045643501">
            <text:p>-0.1503604564</text:p>
          </table:table-cell>
          <table:table-cell table:formula="of:=[.N381]-[.$G$6]" office:value-type="float" office:value="-0.126619465901051">
            <text:p>-0.1266194659</text:p>
          </table:table-cell>
          <table:table-cell table:formula="of:=[.O381]*[.O381]" office:value-type="float" office:value="0.0160324891450673">
            <text:p>0.0160324891</text:p>
          </table:table-cell>
        </table:table-row>
        <table:table-row table:style-name="ro1">
          <table:table-cell/>
          <table:table-cell table:formula="of:=RAND()" office:value-type="float" office:value="0.264024099567905">
            <text:p>0.2640240996</text:p>
          </table:table-cell>
          <table:table-cell table:formula="of:=RAND()" office:value-type="float" office:value="0.857860501389951">
            <text:p>0.8578605014</text:p>
          </table:table-cell>
          <table:table-cell table:formula="of:=RAND()" office:value-type="float" office:value="0.938015596242622">
            <text:p>0.9380155962</text:p>
          </table:table-cell>
          <table:table-cell table:formula="of:=RAND()" office:value-type="float" office:value="0.26179804187268">
            <text:p>0.2617980419</text:p>
          </table:table-cell>
          <table:table-cell table:formula="of:=RAND()" office:value-type="float" office:value="0.956981554860249">
            <text:p>0.9569815549</text:p>
          </table:table-cell>
          <table:table-cell table:formula="of:=RAND()" office:value-type="float" office:value="0.0436666519381106">
            <text:p>0.0436666519</text:p>
          </table:table-cell>
          <table:table-cell table:formula="of:=RAND()" office:value-type="float" office:value="0.0807115582283586">
            <text:p>0.0807115582</text:p>
          </table:table-cell>
          <table:table-cell table:formula="of:=RAND()" office:value-type="float" office:value="0.902802716707811">
            <text:p>0.9028027167</text:p>
          </table:table-cell>
          <table:table-cell table:formula="of:=RAND()" office:value-type="float" office:value="0.259114573244005">
            <text:p>0.2591145732</text:p>
          </table:table-cell>
          <table:table-cell table:formula="of:=RAND()" office:value-type="float" office:value="0.716710983309895">
            <text:p>0.7167109833</text:p>
          </table:table-cell>
          <table:table-cell table:formula="of:=RAND()" office:value-type="float" office:value="0.908715003170073">
            <text:p>0.9087150032</text:p>
          </table:table-cell>
          <table:table-cell table:formula="of:=RAND()" office:value-type="float" office:value="0.798016215441749">
            <text:p>0.7980162154</text:p>
          </table:table-cell>
          <table:table-cell table:formula="of:=SUM([.B382:.M382])-6" office:value-type="float" office:value="0.988417495973408">
            <text:p>0.988417496</text:p>
          </table:table-cell>
          <table:table-cell table:formula="of:=[.N382]-[.$G$6]" office:value-type="float" office:value="1.01215848650737">
            <text:p>1.0121584865</text:p>
          </table:table-cell>
          <table:table-cell table:formula="of:=[.O382]*[.O382]" office:value-type="float" office:value="1.02446480180888">
            <text:p>1.0244648018</text:p>
          </table:table-cell>
        </table:table-row>
        <table:table-row table:style-name="ro1">
          <table:table-cell/>
          <table:table-cell table:formula="of:=RAND()" office:value-type="float" office:value="0.660087872063741">
            <text:p>0.6600878721</text:p>
          </table:table-cell>
          <table:table-cell table:formula="of:=RAND()" office:value-type="float" office:value="0.755234417738393">
            <text:p>0.7552344177</text:p>
          </table:table-cell>
          <table:table-cell table:formula="of:=RAND()" office:value-type="float" office:value="0.682565016672015">
            <text:p>0.6825650167</text:p>
          </table:table-cell>
          <table:table-cell table:formula="of:=RAND()" office:value-type="float" office:value="0.168948724167421">
            <text:p>0.1689487242</text:p>
          </table:table-cell>
          <table:table-cell table:formula="of:=RAND()" office:value-type="float" office:value="0.322312760399654">
            <text:p>0.3223127604</text:p>
          </table:table-cell>
          <table:table-cell table:formula="of:=RAND()" office:value-type="float" office:value="0.973679553251714">
            <text:p>0.9736795533</text:p>
          </table:table-cell>
          <table:table-cell table:formula="of:=RAND()" office:value-type="float" office:value="0.331543960841373">
            <text:p>0.3315439608</text:p>
          </table:table-cell>
          <table:table-cell table:formula="of:=RAND()" office:value-type="float" office:value="0.072527380194515">
            <text:p>0.0725273802</text:p>
          </table:table-cell>
          <table:table-cell table:formula="of:=RAND()" office:value-type="float" office:value="0.4842740946915">
            <text:p>0.4842740947</text:p>
          </table:table-cell>
          <table:table-cell table:formula="of:=RAND()" office:value-type="float" office:value="0.302395925857127">
            <text:p>0.3023959259</text:p>
          </table:table-cell>
          <table:table-cell table:formula="of:=RAND()" office:value-type="float" office:value="0.805345318978652">
            <text:p>0.805345319</text:p>
          </table:table-cell>
          <table:table-cell table:formula="of:=RAND()" office:value-type="float" office:value="0.0946367823053151">
            <text:p>0.0946367823</text:p>
          </table:table-cell>
          <table:table-cell table:formula="of:=SUM([.B383:.M383])-6" office:value-type="float" office:value="-0.346448192838579">
            <text:p>-0.3464481928</text:p>
          </table:table-cell>
          <table:table-cell table:formula="of:=[.N383]-[.$G$6]" office:value-type="float" office:value="-0.32270720230462">
            <text:p>-0.3227072023</text:p>
          </table:table-cell>
          <table:table-cell table:formula="of:=[.O383]*[.O383]" office:value-type="float" office:value="0.104139938419275">
            <text:p>0.1041399384</text:p>
          </table:table-cell>
        </table:table-row>
        <table:table-row table:style-name="ro1">
          <table:table-cell/>
          <table:table-cell table:formula="of:=RAND()" office:value-type="float" office:value="0.458972210297361">
            <text:p>0.4589722103</text:p>
          </table:table-cell>
          <table:table-cell table:formula="of:=RAND()" office:value-type="float" office:value="0.257280159508809">
            <text:p>0.2572801595</text:p>
          </table:table-cell>
          <table:table-cell table:formula="of:=RAND()" office:value-type="float" office:value="0.546726205153391">
            <text:p>0.5467262052</text:p>
          </table:table-cell>
          <table:table-cell table:formula="of:=RAND()" office:value-type="float" office:value="0.341621504863724">
            <text:p>0.3416215049</text:p>
          </table:table-cell>
          <table:table-cell table:formula="of:=RAND()" office:value-type="float" office:value="0.506800325121731">
            <text:p>0.5068003251</text:p>
          </table:table-cell>
          <table:table-cell table:formula="of:=RAND()" office:value-type="float" office:value="0.518307247431949">
            <text:p>0.5183072474</text:p>
          </table:table-cell>
          <table:table-cell table:formula="of:=RAND()" office:value-type="float" office:value="0.0474151337984949">
            <text:p>0.0474151338</text:p>
          </table:table-cell>
          <table:table-cell table:formula="of:=RAND()" office:value-type="float" office:value="0.776279309066013">
            <text:p>0.7762793091</text:p>
          </table:table-cell>
          <table:table-cell table:formula="of:=RAND()" office:value-type="float" office:value="0.817297880537808">
            <text:p>0.8172978805</text:p>
          </table:table-cell>
          <table:table-cell table:formula="of:=RAND()" office:value-type="float" office:value="0.162826454034075">
            <text:p>0.162826454</text:p>
          </table:table-cell>
          <table:table-cell table:formula="of:=RAND()" office:value-type="float" office:value="0.830233751563355">
            <text:p>0.8302337516</text:p>
          </table:table-cell>
          <table:table-cell table:formula="of:=RAND()" office:value-type="float" office:value="0.120463285828009">
            <text:p>0.1204632858</text:p>
          </table:table-cell>
          <table:table-cell table:formula="of:=SUM([.B384:.M384])-6" office:value-type="float" office:value="-0.61577653279528">
            <text:p>-0.6157765328</text:p>
          </table:table-cell>
          <table:table-cell table:formula="of:=[.N384]-[.$G$6]" office:value-type="float" office:value="-0.592035542261321">
            <text:p>-0.5920355423</text:p>
          </table:table-cell>
          <table:table-cell table:formula="of:=[.O384]*[.O384]" office:value-type="float" office:value="0.350506083300656">
            <text:p>0.3505060833</text:p>
          </table:table-cell>
        </table:table-row>
        <table:table-row table:style-name="ro1">
          <table:table-cell/>
          <table:table-cell table:formula="of:=RAND()" office:value-type="float" office:value="0.864186052232981">
            <text:p>0.8641860522</text:p>
          </table:table-cell>
          <table:table-cell table:formula="of:=RAND()" office:value-type="float" office:value="0.319434094941244">
            <text:p>0.3194340949</text:p>
          </table:table-cell>
          <table:table-cell table:formula="of:=RAND()" office:value-type="float" office:value="0.329506539041176">
            <text:p>0.329506539</text:p>
          </table:table-cell>
          <table:table-cell table:formula="of:=RAND()" office:value-type="float" office:value="0.0668981440830976">
            <text:p>0.0668981441</text:p>
          </table:table-cell>
          <table:table-cell table:formula="of:=RAND()" office:value-type="float" office:value="0.88911060243845">
            <text:p>0.8891106024</text:p>
          </table:table-cell>
          <table:table-cell table:formula="of:=RAND()" office:value-type="float" office:value="0.42176081892103">
            <text:p>0.4217608189</text:p>
          </table:table-cell>
          <table:table-cell table:formula="of:=RAND()" office:value-type="float" office:value="0.0767905679531395">
            <text:p>0.076790568</text:p>
          </table:table-cell>
          <table:table-cell table:formula="of:=RAND()" office:value-type="float" office:value="0.890594086609781">
            <text:p>0.8905940866</text:p>
          </table:table-cell>
          <table:table-cell table:formula="of:=RAND()" office:value-type="float" office:value="0.155584777705371">
            <text:p>0.1555847777</text:p>
          </table:table-cell>
          <table:table-cell table:formula="of:=RAND()" office:value-type="float" office:value="0.52134011220187">
            <text:p>0.5213401122</text:p>
          </table:table-cell>
          <table:table-cell table:formula="of:=RAND()" office:value-type="float" office:value="0.137862883042544">
            <text:p>0.137862883</text:p>
          </table:table-cell>
          <table:table-cell table:formula="of:=RAND()" office:value-type="float" office:value="0.235332684591413">
            <text:p>0.2353326846</text:p>
          </table:table-cell>
          <table:table-cell table:formula="of:=SUM([.B385:.M385])-6" office:value-type="float" office:value="-1.0915986362379">
            <text:p>-1.0915986362</text:p>
          </table:table-cell>
          <table:table-cell table:formula="of:=[.N385]-[.$G$6]" office:value-type="float" office:value="-1.06785764570395">
            <text:p>-1.0678576457</text:p>
          </table:table-cell>
          <table:table-cell table:formula="of:=[.O385]*[.O385]" office:value-type="float" office:value="1.14031995148837">
            <text:p>1.1403199515</text:p>
          </table:table-cell>
        </table:table-row>
        <table:table-row table:style-name="ro1">
          <table:table-cell/>
          <table:table-cell table:formula="of:=RAND()" office:value-type="float" office:value="0.263295671436936">
            <text:p>0.2632956714</text:p>
          </table:table-cell>
          <table:table-cell table:formula="of:=RAND()" office:value-type="float" office:value="0.238868504529819">
            <text:p>0.2388685045</text:p>
          </table:table-cell>
          <table:table-cell table:formula="of:=RAND()" office:value-type="float" office:value="0.493374779820442">
            <text:p>0.4933747798</text:p>
          </table:table-cell>
          <table:table-cell table:formula="of:=RAND()" office:value-type="float" office:value="0.666289661545306">
            <text:p>0.6662896615</text:p>
          </table:table-cell>
          <table:table-cell table:formula="of:=RAND()" office:value-type="float" office:value="0.540233938954771">
            <text:p>0.540233939</text:p>
          </table:table-cell>
          <table:table-cell table:formula="of:=RAND()" office:value-type="float" office:value="0.209466707194224">
            <text:p>0.2094667072</text:p>
          </table:table-cell>
          <table:table-cell table:formula="of:=RAND()" office:value-type="float" office:value="0.695304394699633">
            <text:p>0.6953043947</text:p>
          </table:table-cell>
          <table:table-cell table:formula="of:=RAND()" office:value-type="float" office:value="0.379642867250368">
            <text:p>0.3796428673</text:p>
          </table:table-cell>
          <table:table-cell table:formula="of:=RAND()" office:value-type="float" office:value="0.0206426705699414">
            <text:p>0.0206426706</text:p>
          </table:table-cell>
          <table:table-cell table:formula="of:=RAND()" office:value-type="float" office:value="0.630450672702864">
            <text:p>0.6304506727</text:p>
          </table:table-cell>
          <table:table-cell table:formula="of:=RAND()" office:value-type="float" office:value="0.14090604451485">
            <text:p>0.1409060445</text:p>
          </table:table-cell>
          <table:table-cell table:formula="of:=RAND()" office:value-type="float" office:value="0.32047248352319">
            <text:p>0.3204724835</text:p>
          </table:table-cell>
          <table:table-cell table:formula="of:=SUM([.B386:.M386])-6" office:value-type="float" office:value="-1.40105160325766">
            <text:p>-1.4010516033</text:p>
          </table:table-cell>
          <table:table-cell table:formula="of:=[.N386]-[.$G$6]" office:value-type="float" office:value="-1.3773106127237">
            <text:p>-1.3773106127</text:p>
          </table:table-cell>
          <table:table-cell table:formula="of:=[.O386]*[.O386]" office:value-type="float" office:value="1.89698452392133">
            <text:p>1.8969845239</text:p>
          </table:table-cell>
        </table:table-row>
        <table:table-row table:style-name="ro1">
          <table:table-cell/>
          <table:table-cell table:formula="of:=RAND()" office:value-type="float" office:value="0.32151871942915">
            <text:p>0.3215187194</text:p>
          </table:table-cell>
          <table:table-cell table:formula="of:=RAND()" office:value-type="float" office:value="0.852013072930276">
            <text:p>0.8520130729</text:p>
          </table:table-cell>
          <table:table-cell table:formula="of:=RAND()" office:value-type="float" office:value="0.0450737590435892">
            <text:p>0.045073759</text:p>
          </table:table-cell>
          <table:table-cell table:formula="of:=RAND()" office:value-type="float" office:value="0.830590007826686">
            <text:p>0.8305900078</text:p>
          </table:table-cell>
          <table:table-cell table:formula="of:=RAND()" office:value-type="float" office:value="0.674859762890264">
            <text:p>0.6748597629</text:p>
          </table:table-cell>
          <table:table-cell table:formula="of:=RAND()" office:value-type="float" office:value="0.637929206481203">
            <text:p>0.6379292065</text:p>
          </table:table-cell>
          <table:table-cell table:formula="of:=RAND()" office:value-type="float" office:value="0.31249048630707">
            <text:p>0.3124904863</text:p>
          </table:table-cell>
          <table:table-cell table:formula="of:=RAND()" office:value-type="float" office:value="0.377030852017924">
            <text:p>0.377030852</text:p>
          </table:table-cell>
          <table:table-cell table:formula="of:=RAND()" office:value-type="float" office:value="0.087125557474792">
            <text:p>0.0871255575</text:p>
          </table:table-cell>
          <table:table-cell table:formula="of:=RAND()" office:value-type="float" office:value="0.621961552882567">
            <text:p>0.6219615529</text:p>
          </table:table-cell>
          <table:table-cell table:formula="of:=RAND()" office:value-type="float" office:value="0.469466334208846">
            <text:p>0.4694663342</text:p>
          </table:table-cell>
          <table:table-cell table:formula="of:=RAND()" office:value-type="float" office:value="0.215656019514427">
            <text:p>0.2156560195</text:p>
          </table:table-cell>
          <table:table-cell table:formula="of:=SUM([.B387:.M387])-6" office:value-type="float" office:value="-0.554284668993205">
            <text:p>-0.554284669</text:p>
          </table:table-cell>
          <table:table-cell table:formula="of:=[.N387]-[.$G$6]" office:value-type="float" office:value="-0.530543678459246">
            <text:p>-0.5305436785</text:p>
          </table:table-cell>
          <table:table-cell table:formula="of:=[.O387]*[.O387]" office:value-type="float" office:value="0.281476594753067">
            <text:p>0.2814765948</text:p>
          </table:table-cell>
        </table:table-row>
        <table:table-row table:style-name="ro1">
          <table:table-cell/>
          <table:table-cell table:formula="of:=RAND()" office:value-type="float" office:value="0.0301952308509499">
            <text:p>0.0301952309</text:p>
          </table:table-cell>
          <table:table-cell table:formula="of:=RAND()" office:value-type="float" office:value="0.0308737966697663">
            <text:p>0.0308737967</text:p>
          </table:table-cell>
          <table:table-cell table:formula="of:=RAND()" office:value-type="float" office:value="0.168609358370304">
            <text:p>0.1686093584</text:p>
          </table:table-cell>
          <table:table-cell table:formula="of:=RAND()" office:value-type="float" office:value="0.95103740086779">
            <text:p>0.9510374009</text:p>
          </table:table-cell>
          <table:table-cell table:formula="of:=RAND()" office:value-type="float" office:value="0.338406367460266">
            <text:p>0.3384063675</text:p>
          </table:table-cell>
          <table:table-cell table:formula="of:=RAND()" office:value-type="float" office:value="0.408396495273337">
            <text:p>0.4083964953</text:p>
          </table:table-cell>
          <table:table-cell table:formula="of:=RAND()" office:value-type="float" office:value="0.0416936979163438">
            <text:p>0.0416936979</text:p>
          </table:table-cell>
          <table:table-cell table:formula="of:=RAND()" office:value-type="float" office:value="0.120317436521873">
            <text:p>0.1203174365</text:p>
          </table:table-cell>
          <table:table-cell table:formula="of:=RAND()" office:value-type="float" office:value="0.522934969048947">
            <text:p>0.522934969</text:p>
          </table:table-cell>
          <table:table-cell table:formula="of:=RAND()" office:value-type="float" office:value="0.703376310644671">
            <text:p>0.7033763106</text:p>
          </table:table-cell>
          <table:table-cell table:formula="of:=RAND()" office:value-type="float" office:value="0.354832705575973">
            <text:p>0.3548327056</text:p>
          </table:table-cell>
          <table:table-cell table:formula="of:=RAND()" office:value-type="float" office:value="0.31515950919129">
            <text:p>0.3151595092</text:p>
          </table:table-cell>
          <table:table-cell table:formula="of:=SUM([.B388:.M388])-6" office:value-type="float" office:value="-2.01416672160849">
            <text:p>-2.0141667216</text:p>
          </table:table-cell>
          <table:table-cell table:formula="of:=[.N388]-[.$G$6]" office:value-type="float" office:value="-1.99042573107453">
            <text:p>-1.9904257311</text:p>
          </table:table-cell>
          <table:table-cell table:formula="of:=[.O388]*[.O388]" office:value-type="float" office:value="3.96179459092358">
            <text:p>3.9617945909</text:p>
          </table:table-cell>
        </table:table-row>
        <table:table-row table:style-name="ro1">
          <table:table-cell/>
          <table:table-cell table:formula="of:=RAND()" office:value-type="float" office:value="0.366224204888567">
            <text:p>0.3662242049</text:p>
          </table:table-cell>
          <table:table-cell table:formula="of:=RAND()" office:value-type="float" office:value="0.784051317721605">
            <text:p>0.7840513177</text:p>
          </table:table-cell>
          <table:table-cell table:formula="of:=RAND()" office:value-type="float" office:value="0.531224875943735">
            <text:p>0.5312248759</text:p>
          </table:table-cell>
          <table:table-cell table:formula="of:=RAND()" office:value-type="float" office:value="0.889924940420315">
            <text:p>0.8899249404</text:p>
          </table:table-cell>
          <table:table-cell table:formula="of:=RAND()" office:value-type="float" office:value="0.710272213909775">
            <text:p>0.7102722139</text:p>
          </table:table-cell>
          <table:table-cell table:formula="of:=RAND()" office:value-type="float" office:value="0.127268312731758">
            <text:p>0.1272683127</text:p>
          </table:table-cell>
          <table:table-cell table:formula="of:=RAND()" office:value-type="float" office:value="0.509948997059837">
            <text:p>0.5099489971</text:p>
          </table:table-cell>
          <table:table-cell table:formula="of:=RAND()" office:value-type="float" office:value="0.93581071565859">
            <text:p>0.9358107157</text:p>
          </table:table-cell>
          <table:table-cell table:formula="of:=RAND()" office:value-type="float" office:value="0.563725437037647">
            <text:p>0.563725437</text:p>
          </table:table-cell>
          <table:table-cell table:formula="of:=RAND()" office:value-type="float" office:value="0.457348520634696">
            <text:p>0.4573485206</text:p>
          </table:table-cell>
          <table:table-cell table:formula="of:=RAND()" office:value-type="float" office:value="0.100219303043559">
            <text:p>0.100219303</text:p>
          </table:table-cell>
          <table:table-cell table:formula="of:=RAND()" office:value-type="float" office:value="0.501154436962679">
            <text:p>0.501154437</text:p>
          </table:table-cell>
          <table:table-cell table:formula="of:=SUM([.B389:.M389])-6" office:value-type="float" office:value="0.477173276012763">
            <text:p>0.477173276</text:p>
          </table:table-cell>
          <table:table-cell table:formula="of:=[.N389]-[.$G$6]" office:value-type="float" office:value="0.500914266546723">
            <text:p>0.5009142665</text:p>
          </table:table-cell>
          <table:table-cell table:formula="of:=[.O389]*[.O389]" office:value-type="float" office:value="0.250915102430041">
            <text:p>0.2509151024</text:p>
          </table:table-cell>
        </table:table-row>
        <table:table-row table:style-name="ro1">
          <table:table-cell/>
          <table:table-cell table:formula="of:=RAND()" office:value-type="float" office:value="0.605886206729338">
            <text:p>0.6058862067</text:p>
          </table:table-cell>
          <table:table-cell table:formula="of:=RAND()" office:value-type="float" office:value="0.555957274278626">
            <text:p>0.5559572743</text:p>
          </table:table-cell>
          <table:table-cell table:formula="of:=RAND()" office:value-type="float" office:value="0.293983195442706">
            <text:p>0.2939831954</text:p>
          </table:table-cell>
          <table:table-cell table:formula="of:=RAND()" office:value-type="float" office:value="0.42218260304071">
            <text:p>0.422182603</text:p>
          </table:table-cell>
          <table:table-cell table:formula="of:=RAND()" office:value-type="float" office:value="0.637616388034076">
            <text:p>0.637616388</text:p>
          </table:table-cell>
          <table:table-cell table:formula="of:=RAND()" office:value-type="float" office:value="0.977815822931007">
            <text:p>0.9778158229</text:p>
          </table:table-cell>
          <table:table-cell table:formula="of:=RAND()" office:value-type="float" office:value="0.577705684816465">
            <text:p>0.5777056848</text:p>
          </table:table-cell>
          <table:table-cell table:formula="of:=RAND()" office:value-type="float" office:value="0.991073648445308">
            <text:p>0.9910736484</text:p>
          </table:table-cell>
          <table:table-cell table:formula="of:=RAND()" office:value-type="float" office:value="0.943651500390843">
            <text:p>0.9436515004</text:p>
          </table:table-cell>
          <table:table-cell table:formula="of:=RAND()" office:value-type="float" office:value="0.902794755995274">
            <text:p>0.902794756</text:p>
          </table:table-cell>
          <table:table-cell table:formula="of:=RAND()" office:value-type="float" office:value="0.61567340278998">
            <text:p>0.6156734028</text:p>
          </table:table-cell>
          <table:table-cell table:formula="of:=RAND()" office:value-type="float" office:value="0.515142076415941">
            <text:p>0.5151420764</text:p>
          </table:table-cell>
          <table:table-cell table:formula="of:=SUM([.B390:.M390])-6" office:value-type="float" office:value="2.03948255931027">
            <text:p>2.0394825593</text:p>
          </table:table-cell>
          <table:table-cell table:formula="of:=[.N390]-[.$G$6]" office:value-type="float" office:value="2.06322354984423">
            <text:p>2.0632235498</text:p>
          </table:table-cell>
          <table:table-cell table:formula="of:=[.O390]*[.O390]" office:value-type="float" office:value="4.25689141663183">
            <text:p>4.2568914166</text:p>
          </table:table-cell>
        </table:table-row>
        <table:table-row table:style-name="ro1">
          <table:table-cell/>
          <table:table-cell table:formula="of:=RAND()" office:value-type="float" office:value="0.30522580537945">
            <text:p>0.3052258054</text:p>
          </table:table-cell>
          <table:table-cell table:formula="of:=RAND()" office:value-type="float" office:value="0.57340265950188">
            <text:p>0.5734026595</text:p>
          </table:table-cell>
          <table:table-cell table:formula="of:=RAND()" office:value-type="float" office:value="0.154531594133005">
            <text:p>0.1545315941</text:p>
          </table:table-cell>
          <table:table-cell table:formula="of:=RAND()" office:value-type="float" office:value="0.803408464882523">
            <text:p>0.8034084649</text:p>
          </table:table-cell>
          <table:table-cell table:formula="of:=RAND()" office:value-type="float" office:value="0.339083768427372">
            <text:p>0.3390837684</text:p>
          </table:table-cell>
          <table:table-cell table:formula="of:=RAND()" office:value-type="float" office:value="0.96877803048119">
            <text:p>0.9687780305</text:p>
          </table:table-cell>
          <table:table-cell table:formula="of:=RAND()" office:value-type="float" office:value="0.933207153808326">
            <text:p>0.9332071538</text:p>
          </table:table-cell>
          <table:table-cell table:formula="of:=RAND()" office:value-type="float" office:value="0.124697191407904">
            <text:p>0.1246971914</text:p>
          </table:table-cell>
          <table:table-cell table:formula="of:=RAND()" office:value-type="float" office:value="0.918340249918401">
            <text:p>0.9183402499</text:p>
          </table:table-cell>
          <table:table-cell table:formula="of:=RAND()" office:value-type="float" office:value="0.835230557015166">
            <text:p>0.835230557</text:p>
          </table:table-cell>
          <table:table-cell table:formula="of:=RAND()" office:value-type="float" office:value="0.00636062957346439">
            <text:p>0.0063606296</text:p>
          </table:table-cell>
          <table:table-cell table:formula="of:=RAND()" office:value-type="float" office:value="0.632906379643828">
            <text:p>0.6329063796</text:p>
          </table:table-cell>
          <table:table-cell table:formula="of:=SUM([.B391:.M391])-6" office:value-type="float" office:value="0.595172484172508">
            <text:p>0.5951724842</text:p>
          </table:table-cell>
          <table:table-cell table:formula="of:=[.N391]-[.$G$6]" office:value-type="float" office:value="0.618913474706467">
            <text:p>0.6189134747</text:p>
          </table:table-cell>
          <table:table-cell table:formula="of:=[.O391]*[.O391]" office:value-type="float" office:value="0.383053889173233">
            <text:p>0.3830538892</text:p>
          </table:table-cell>
        </table:table-row>
        <table:table-row table:style-name="ro1">
          <table:table-cell/>
          <table:table-cell table:formula="of:=RAND()" office:value-type="float" office:value="0.793381545692682">
            <text:p>0.7933815457</text:p>
          </table:table-cell>
          <table:table-cell table:formula="of:=RAND()" office:value-type="float" office:value="0.212407937971875">
            <text:p>0.212407938</text:p>
          </table:table-cell>
          <table:table-cell table:formula="of:=RAND()" office:value-type="float" office:value="0.0532374235335737">
            <text:p>0.0532374235</text:p>
          </table:table-cell>
          <table:table-cell table:formula="of:=RAND()" office:value-type="float" office:value="0.979978745337576">
            <text:p>0.9799787453</text:p>
          </table:table-cell>
          <table:table-cell table:formula="of:=RAND()" office:value-type="float" office:value="0.0864629882853478">
            <text:p>0.0864629883</text:p>
          </table:table-cell>
          <table:table-cell table:formula="of:=RAND()" office:value-type="float" office:value="0.932807812700048">
            <text:p>0.9328078127</text:p>
          </table:table-cell>
          <table:table-cell table:formula="of:=RAND()" office:value-type="float" office:value="0.803187107667327">
            <text:p>0.8031871077</text:p>
          </table:table-cell>
          <table:table-cell table:formula="of:=RAND()" office:value-type="float" office:value="0.836519949836656">
            <text:p>0.8365199498</text:p>
          </table:table-cell>
          <table:table-cell table:formula="of:=RAND()" office:value-type="float" office:value="0.793950054561719">
            <text:p>0.7939500546</text:p>
          </table:table-cell>
          <table:table-cell table:formula="of:=RAND()" office:value-type="float" office:value="0.937372541287914">
            <text:p>0.9373725413</text:p>
          </table:table-cell>
          <table:table-cell table:formula="of:=RAND()" office:value-type="float" office:value="0.0110081641469151">
            <text:p>0.0110081641</text:p>
          </table:table-cell>
          <table:table-cell table:formula="of:=RAND()" office:value-type="float" office:value="0.446168747963384">
            <text:p>0.446168748</text:p>
          </table:table-cell>
          <table:table-cell table:formula="of:=SUM([.B392:.M392])-6" office:value-type="float" office:value="0.886483018985018">
            <text:p>0.886483019</text:p>
          </table:table-cell>
          <table:table-cell table:formula="of:=[.N392]-[.$G$6]" office:value-type="float" office:value="0.910224009518977">
            <text:p>0.9102240095</text:p>
          </table:table-cell>
          <table:table-cell table:formula="of:=[.O392]*[.O392]" office:value-type="float" office:value="0.828507747504803">
            <text:p>0.8285077475</text:p>
          </table:table-cell>
        </table:table-row>
        <table:table-row table:style-name="ro1">
          <table:table-cell/>
          <table:table-cell table:formula="of:=RAND()" office:value-type="float" office:value="0.916750269941986">
            <text:p>0.9167502699</text:p>
          </table:table-cell>
          <table:table-cell table:formula="of:=RAND()" office:value-type="float" office:value="0.241142517887056">
            <text:p>0.2411425179</text:p>
          </table:table-cell>
          <table:table-cell table:formula="of:=RAND()" office:value-type="float" office:value="0.51671283505857">
            <text:p>0.5167128351</text:p>
          </table:table-cell>
          <table:table-cell table:formula="of:=RAND()" office:value-type="float" office:value="0.753059627721086">
            <text:p>0.7530596277</text:p>
          </table:table-cell>
          <table:table-cell table:formula="of:=RAND()" office:value-type="float" office:value="0.57499077450484">
            <text:p>0.5749907745</text:p>
          </table:table-cell>
          <table:table-cell table:formula="of:=RAND()" office:value-type="float" office:value="0.60947434627451">
            <text:p>0.6094743463</text:p>
          </table:table-cell>
          <table:table-cell table:formula="of:=RAND()" office:value-type="float" office:value="0.155036889016628">
            <text:p>0.155036889</text:p>
          </table:table-cell>
          <table:table-cell table:formula="of:=RAND()" office:value-type="float" office:value="0.773242958588526">
            <text:p>0.7732429586</text:p>
          </table:table-cell>
          <table:table-cell table:formula="of:=RAND()" office:value-type="float" office:value="0.741524076787755">
            <text:p>0.7415240768</text:p>
          </table:table-cell>
          <table:table-cell table:formula="of:=RAND()" office:value-type="float" office:value="0.628813920076937">
            <text:p>0.6288139201</text:p>
          </table:table-cell>
          <table:table-cell table:formula="of:=RAND()" office:value-type="float" office:value="0.127640449907631">
            <text:p>0.1276404499</text:p>
          </table:table-cell>
          <table:table-cell table:formula="of:=RAND()" office:value-type="float" office:value="0.247607132187113">
            <text:p>0.2476071322</text:p>
          </table:table-cell>
          <table:table-cell table:formula="of:=SUM([.B393:.M393])-6" office:value-type="float" office:value="0.285995797952637">
            <text:p>0.285995798</text:p>
          </table:table-cell>
          <table:table-cell table:formula="of:=[.N393]-[.$G$6]" office:value-type="float" office:value="0.309736788486596">
            <text:p>0.3097367885</text:p>
          </table:table-cell>
          <table:table-cell table:formula="of:=[.O393]*[.O393]" office:value-type="float" office:value="0.0959368781419904">
            <text:p>0.0959368781</text:p>
          </table:table-cell>
        </table:table-row>
        <table:table-row table:style-name="ro1">
          <table:table-cell/>
          <table:table-cell table:formula="of:=RAND()" office:value-type="float" office:value="0.64047576719895">
            <text:p>0.6404757672</text:p>
          </table:table-cell>
          <table:table-cell table:formula="of:=RAND()" office:value-type="float" office:value="0.945317881181836">
            <text:p>0.9453178812</text:p>
          </table:table-cell>
          <table:table-cell table:formula="of:=RAND()" office:value-type="float" office:value="0.60042844642885">
            <text:p>0.6004284464</text:p>
          </table:table-cell>
          <table:table-cell table:formula="of:=RAND()" office:value-type="float" office:value="0.966360471211374">
            <text:p>0.9663604712</text:p>
          </table:table-cell>
          <table:table-cell table:formula="of:=RAND()" office:value-type="float" office:value="0.85298584587872">
            <text:p>0.8529858459</text:p>
          </table:table-cell>
          <table:table-cell table:formula="of:=RAND()" office:value-type="float" office:value="0.0665740109980106">
            <text:p>0.066574011</text:p>
          </table:table-cell>
          <table:table-cell table:formula="of:=RAND()" office:value-type="float" office:value="0.430679924786091">
            <text:p>0.4306799248</text:p>
          </table:table-cell>
          <table:table-cell table:formula="of:=RAND()" office:value-type="float" office:value="0.886223304551095">
            <text:p>0.8862233046</text:p>
          </table:table-cell>
          <table:table-cell table:formula="of:=RAND()" office:value-type="float" office:value="0.24254258046858">
            <text:p>0.2425425805</text:p>
          </table:table-cell>
          <table:table-cell table:formula="of:=RAND()" office:value-type="float" office:value="0.726617895998061">
            <text:p>0.726617896</text:p>
          </table:table-cell>
          <table:table-cell table:formula="of:=RAND()" office:value-type="float" office:value="0.611885496880859">
            <text:p>0.6118854969</text:p>
          </table:table-cell>
          <table:table-cell table:formula="of:=RAND()" office:value-type="float" office:value="0.939925797283649">
            <text:p>0.9399257973</text:p>
          </table:table-cell>
          <table:table-cell table:formula="of:=SUM([.B394:.M394])-6" office:value-type="float" office:value="1.91001742286608">
            <text:p>1.9100174229</text:p>
          </table:table-cell>
          <table:table-cell table:formula="of:=[.N394]-[.$G$6]" office:value-type="float" office:value="1.93375841340004">
            <text:p>1.9337584134</text:p>
          </table:table-cell>
          <table:table-cell table:formula="of:=[.O394]*[.O394]" office:value-type="float" office:value="3.73942160139542">
            <text:p>3.7394216014</text:p>
          </table:table-cell>
        </table:table-row>
        <table:table-row table:style-name="ro1">
          <table:table-cell/>
          <table:table-cell table:formula="of:=RAND()" office:value-type="float" office:value="0.499658465618268">
            <text:p>0.4996584656</text:p>
          </table:table-cell>
          <table:table-cell table:formula="of:=RAND()" office:value-type="float" office:value="0.991796065121889">
            <text:p>0.9917960651</text:p>
          </table:table-cell>
          <table:table-cell table:formula="of:=RAND()" office:value-type="float" office:value="0.556429945165291">
            <text:p>0.5564299452</text:p>
          </table:table-cell>
          <table:table-cell table:formula="of:=RAND()" office:value-type="float" office:value="0.598039834760129">
            <text:p>0.5980398348</text:p>
          </table:table-cell>
          <table:table-cell table:formula="of:=RAND()" office:value-type="float" office:value="0.798175827134401">
            <text:p>0.7981758271</text:p>
          </table:table-cell>
          <table:table-cell table:formula="of:=RAND()" office:value-type="float" office:value="0.469071086728945">
            <text:p>0.4690710867</text:p>
          </table:table-cell>
          <table:table-cell table:formula="of:=RAND()" office:value-type="float" office:value="0.531577493529767">
            <text:p>0.5315774935</text:p>
          </table:table-cell>
          <table:table-cell table:formula="of:=RAND()" office:value-type="float" office:value="0.0252642629202455">
            <text:p>0.0252642629</text:p>
          </table:table-cell>
          <table:table-cell table:formula="of:=RAND()" office:value-type="float" office:value="0.478786762338132">
            <text:p>0.4787867623</text:p>
          </table:table-cell>
          <table:table-cell table:formula="of:=RAND()" office:value-type="float" office:value="0.286459925351664">
            <text:p>0.2864599254</text:p>
          </table:table-cell>
          <table:table-cell table:formula="of:=RAND()" office:value-type="float" office:value="0.477637808769941">
            <text:p>0.4776378088</text:p>
          </table:table-cell>
          <table:table-cell table:formula="of:=RAND()" office:value-type="float" office:value="0.987160874297842">
            <text:p>0.9871608743</text:p>
          </table:table-cell>
          <table:table-cell table:formula="of:=SUM([.B395:.M395])-6" office:value-type="float" office:value="0.700058351736516">
            <text:p>0.7000583517</text:p>
          </table:table-cell>
          <table:table-cell table:formula="of:=[.N395]-[.$G$6]" office:value-type="float" office:value="0.723799342270475">
            <text:p>0.7237993423</text:p>
          </table:table-cell>
          <table:table-cell table:formula="of:=[.O395]*[.O395]" office:value-type="float" office:value="0.523885487871172">
            <text:p>0.5238854879</text:p>
          </table:table-cell>
        </table:table-row>
        <table:table-row table:style-name="ro1">
          <table:table-cell/>
          <table:table-cell table:formula="of:=RAND()" office:value-type="float" office:value="0.988940356997773">
            <text:p>0.988940357</text:p>
          </table:table-cell>
          <table:table-cell table:formula="of:=RAND()" office:value-type="float" office:value="0.221180512104183">
            <text:p>0.2211805121</text:p>
          </table:table-cell>
          <table:table-cell table:formula="of:=RAND()" office:value-type="float" office:value="0.725023705512285">
            <text:p>0.7250237055</text:p>
          </table:table-cell>
          <table:table-cell table:formula="of:=RAND()" office:value-type="float" office:value="0.248297142796218">
            <text:p>0.2482971428</text:p>
          </table:table-cell>
          <table:table-cell table:formula="of:=RAND()" office:value-type="float" office:value="0.849212570115924">
            <text:p>0.8492125701</text:p>
          </table:table-cell>
          <table:table-cell table:formula="of:=RAND()" office:value-type="float" office:value="0.0284052544739097">
            <text:p>0.0284052545</text:p>
          </table:table-cell>
          <table:table-cell table:formula="of:=RAND()" office:value-type="float" office:value="0.0553072118200362">
            <text:p>0.0553072118</text:p>
          </table:table-cell>
          <table:table-cell table:formula="of:=RAND()" office:value-type="float" office:value="0.340685978764668">
            <text:p>0.3406859788</text:p>
          </table:table-cell>
          <table:table-cell table:formula="of:=RAND()" office:value-type="float" office:value="0.977657620795071">
            <text:p>0.9776576208</text:p>
          </table:table-cell>
          <table:table-cell table:formula="of:=RAND()" office:value-type="float" office:value="0.838771911570802">
            <text:p>0.8387719116</text:p>
          </table:table-cell>
          <table:table-cell table:formula="of:=RAND()" office:value-type="float" office:value="0.363804875640199">
            <text:p>0.3638048756</text:p>
          </table:table-cell>
          <table:table-cell table:formula="of:=RAND()" office:value-type="float" office:value="0.217284253099933">
            <text:p>0.2172842531</text:p>
          </table:table-cell>
          <table:table-cell table:formula="of:=SUM([.B396:.M396])-6" office:value-type="float" office:value="-0.145428606308997">
            <text:p>-0.1454286063</text:p>
          </table:table-cell>
          <table:table-cell table:formula="of:=[.N396]-[.$G$6]" office:value-type="float" office:value="-0.121687615775038">
            <text:p>-0.1216876158</text:p>
          </table:table-cell>
          <table:table-cell table:formula="of:=[.O396]*[.O396]" office:value-type="float" office:value="0.0148078758330132">
            <text:p>0.0148078758</text:p>
          </table:table-cell>
        </table:table-row>
        <table:table-row table:style-name="ro1">
          <table:table-cell/>
          <table:table-cell table:formula="of:=RAND()" office:value-type="float" office:value="0.230835200054571">
            <text:p>0.2308352001</text:p>
          </table:table-cell>
          <table:table-cell table:formula="of:=RAND()" office:value-type="float" office:value="0.543168243719265">
            <text:p>0.5431682437</text:p>
          </table:table-cell>
          <table:table-cell table:formula="of:=RAND()" office:value-type="float" office:value="0.00554693769663572">
            <text:p>0.0055469377</text:p>
          </table:table-cell>
          <table:table-cell table:formula="of:=RAND()" office:value-type="float" office:value="0.0463172602467239">
            <text:p>0.0463172602</text:p>
          </table:table-cell>
          <table:table-cell table:formula="of:=RAND()" office:value-type="float" office:value="0.0372094467747957">
            <text:p>0.0372094468</text:p>
          </table:table-cell>
          <table:table-cell table:formula="of:=RAND()" office:value-type="float" office:value="0.580746355233714">
            <text:p>0.5807463552</text:p>
          </table:table-cell>
          <table:table-cell table:formula="of:=RAND()" office:value-type="float" office:value="0.269034277414903">
            <text:p>0.2690342774</text:p>
          </table:table-cell>
          <table:table-cell table:formula="of:=RAND()" office:value-type="float" office:value="0.73642300022766">
            <text:p>0.7364230002</text:p>
          </table:table-cell>
          <table:table-cell table:formula="of:=RAND()" office:value-type="float" office:value="0.111701995134354">
            <text:p>0.1117019951</text:p>
          </table:table-cell>
          <table:table-cell table:formula="of:=RAND()" office:value-type="float" office:value="0.912838194984943">
            <text:p>0.912838195</text:p>
          </table:table-cell>
          <table:table-cell table:formula="of:=RAND()" office:value-type="float" office:value="0.415788609534502">
            <text:p>0.4157886095</text:p>
          </table:table-cell>
          <table:table-cell table:formula="of:=RAND()" office:value-type="float" office:value="0.546873813960701">
            <text:p>0.546873814</text:p>
          </table:table-cell>
          <table:table-cell table:formula="of:=SUM([.B397:.M397])-6" office:value-type="float" office:value="-1.56351666501723">
            <text:p>-1.563516665</text:p>
          </table:table-cell>
          <table:table-cell table:formula="of:=[.N397]-[.$G$6]" office:value-type="float" office:value="-1.53977567448327">
            <text:p>-1.5397756745</text:p>
          </table:table-cell>
          <table:table-cell table:formula="of:=[.O397]*[.O397]" office:value-type="float" office:value="2.37090912773042">
            <text:p>2.3709091277</text:p>
          </table:table-cell>
        </table:table-row>
        <table:table-row table:style-name="ro1">
          <table:table-cell/>
          <table:table-cell table:formula="of:=RAND()" office:value-type="float" office:value="0.751662187511101">
            <text:p>0.7516621875</text:p>
          </table:table-cell>
          <table:table-cell table:formula="of:=RAND()" office:value-type="float" office:value="0.641271935077384">
            <text:p>0.6412719351</text:p>
          </table:table-cell>
          <table:table-cell table:formula="of:=RAND()" office:value-type="float" office:value="0.8818827890791">
            <text:p>0.8818827891</text:p>
          </table:table-cell>
          <table:table-cell table:formula="of:=RAND()" office:value-type="float" office:value="0.434211082058027">
            <text:p>0.4342110821</text:p>
          </table:table-cell>
          <table:table-cell table:formula="of:=RAND()" office:value-type="float" office:value="0.954321380704641">
            <text:p>0.9543213807</text:p>
          </table:table-cell>
          <table:table-cell table:formula="of:=RAND()" office:value-type="float" office:value="0.884140047710389">
            <text:p>0.8841400477</text:p>
          </table:table-cell>
          <table:table-cell table:formula="of:=RAND()" office:value-type="float" office:value="0.691617680247873">
            <text:p>0.6916176802</text:p>
          </table:table-cell>
          <table:table-cell table:formula="of:=RAND()" office:value-type="float" office:value="0.132693980587646">
            <text:p>0.1326939806</text:p>
          </table:table-cell>
          <table:table-cell table:formula="of:=RAND()" office:value-type="float" office:value="0.0183270536363125">
            <text:p>0.0183270536</text:p>
          </table:table-cell>
          <table:table-cell table:formula="of:=RAND()" office:value-type="float" office:value="0.864207354141399">
            <text:p>0.8642073541</text:p>
          </table:table-cell>
          <table:table-cell table:formula="of:=RAND()" office:value-type="float" office:value="0.916725247632712">
            <text:p>0.9167252476</text:p>
          </table:table-cell>
          <table:table-cell table:formula="of:=RAND()" office:value-type="float" office:value="0.773898730287328">
            <text:p>0.7738987303</text:p>
          </table:table-cell>
          <table:table-cell table:formula="of:=SUM([.B398:.M398])-6" office:value-type="float" office:value="1.94495946867391">
            <text:p>1.9449594687</text:p>
          </table:table-cell>
          <table:table-cell table:formula="of:=[.N398]-[.$G$6]" office:value-type="float" office:value="1.96870045920787">
            <text:p>1.9687004592</text:p>
          </table:table-cell>
          <table:table-cell table:formula="of:=[.O398]*[.O398]" office:value-type="float" office:value="3.87578149808529">
            <text:p>3.8757814981</text:p>
          </table:table-cell>
        </table:table-row>
        <table:table-row table:style-name="ro1">
          <table:table-cell/>
          <table:table-cell table:formula="of:=RAND()" office:value-type="float" office:value="0.0737209136132151">
            <text:p>0.0737209136</text:p>
          </table:table-cell>
          <table:table-cell table:formula="of:=RAND()" office:value-type="float" office:value="0.166056622518227">
            <text:p>0.1660566225</text:p>
          </table:table-cell>
          <table:table-cell table:formula="of:=RAND()" office:value-type="float" office:value="0.223458098247647">
            <text:p>0.2234580982</text:p>
          </table:table-cell>
          <table:table-cell table:formula="of:=RAND()" office:value-type="float" office:value="0.407500874251127">
            <text:p>0.4075008743</text:p>
          </table:table-cell>
          <table:table-cell table:formula="of:=RAND()" office:value-type="float" office:value="0.318903996376321">
            <text:p>0.3189039964</text:p>
          </table:table-cell>
          <table:table-cell table:formula="of:=RAND()" office:value-type="float" office:value="0.615170567529276">
            <text:p>0.6151705675</text:p>
          </table:table-cell>
          <table:table-cell table:formula="of:=RAND()" office:value-type="float" office:value="0.788288703421131">
            <text:p>0.7882887034</text:p>
          </table:table-cell>
          <table:table-cell table:formula="of:=RAND()" office:value-type="float" office:value="0.465654110070318">
            <text:p>0.4656541101</text:p>
          </table:table-cell>
          <table:table-cell table:formula="of:=RAND()" office:value-type="float" office:value="0.251836669864133">
            <text:p>0.2518366699</text:p>
          </table:table-cell>
          <table:table-cell table:formula="of:=RAND()" office:value-type="float" office:value="0.29131274134852">
            <text:p>0.2913127413</text:p>
          </table:table-cell>
          <table:table-cell table:formula="of:=RAND()" office:value-type="float" office:value="0.336945971474051">
            <text:p>0.3369459715</text:p>
          </table:table-cell>
          <table:table-cell table:formula="of:=RAND()" office:value-type="float" office:value="0.299936652183533">
            <text:p>0.2999366522</text:p>
          </table:table-cell>
          <table:table-cell table:formula="of:=SUM([.B399:.M399])-6" office:value-type="float" office:value="-1.7612140791025">
            <text:p>-1.7612140791</text:p>
          </table:table-cell>
          <table:table-cell table:formula="of:=[.N399]-[.$G$6]" office:value-type="float" office:value="-1.73747308856854">
            <text:p>-1.7374730886</text:p>
          </table:table-cell>
          <table:table-cell table:formula="of:=[.O399]*[.O399]" office:value-type="float" office:value="3.01881273349991">
            <text:p>3.0188127335</text:p>
          </table:table-cell>
        </table:table-row>
        <table:table-row table:style-name="ro1">
          <table:table-cell/>
          <table:table-cell table:formula="of:=RAND()" office:value-type="float" office:value="0.759058785159141">
            <text:p>0.7590587852</text:p>
          </table:table-cell>
          <table:table-cell table:formula="of:=RAND()" office:value-type="float" office:value="0.373481729766354">
            <text:p>0.3734817298</text:p>
          </table:table-cell>
          <table:table-cell table:formula="of:=RAND()" office:value-type="float" office:value="0.206037168158218">
            <text:p>0.2060371682</text:p>
          </table:table-cell>
          <table:table-cell table:formula="of:=RAND()" office:value-type="float" office:value="0.170486553804949">
            <text:p>0.1704865538</text:p>
          </table:table-cell>
          <table:table-cell table:formula="of:=RAND()" office:value-type="float" office:value="0.442784305661917">
            <text:p>0.4427843057</text:p>
          </table:table-cell>
          <table:table-cell table:formula="of:=RAND()" office:value-type="float" office:value="0.961347694508731">
            <text:p>0.9613476945</text:p>
          </table:table-cell>
          <table:table-cell table:formula="of:=RAND()" office:value-type="float" office:value="0.651967120356858">
            <text:p>0.6519671204</text:p>
          </table:table-cell>
          <table:table-cell table:formula="of:=RAND()" office:value-type="float" office:value="0.67773115541786">
            <text:p>0.6777311554</text:p>
          </table:table-cell>
          <table:table-cell table:formula="of:=RAND()" office:value-type="float" office:value="0.405298443278298">
            <text:p>0.4052984433</text:p>
          </table:table-cell>
          <table:table-cell table:formula="of:=RAND()" office:value-type="float" office:value="0.674981965217739">
            <text:p>0.6749819652</text:p>
          </table:table-cell>
          <table:table-cell table:formula="of:=RAND()" office:value-type="float" office:value="0.106381443561986">
            <text:p>0.1063814436</text:p>
          </table:table-cell>
          <table:table-cell table:formula="of:=RAND()" office:value-type="float" office:value="0.31041050190106">
            <text:p>0.3104105019</text:p>
          </table:table-cell>
          <table:table-cell table:formula="of:=SUM([.B400:.M400])-6" office:value-type="float" office:value="-0.260033133206889">
            <text:p>-0.2600331332</text:p>
          </table:table-cell>
          <table:table-cell table:formula="of:=[.N400]-[.$G$6]" office:value-type="float" office:value="-0.23629214267293">
            <text:p>-0.2362921427</text:p>
          </table:table-cell>
          <table:table-cell table:formula="of:=[.O400]*[.O400]" office:value-type="float" office:value="0.0558339766889643">
            <text:p>0.0558339767</text:p>
          </table:table-cell>
        </table:table-row>
        <table:table-row table:style-name="ro1">
          <table:table-cell/>
          <table:table-cell table:formula="of:=RAND()" office:value-type="float" office:value="0.269329501315951">
            <text:p>0.2693295013</text:p>
          </table:table-cell>
          <table:table-cell table:formula="of:=RAND()" office:value-type="float" office:value="0.198812123620883">
            <text:p>0.1988121236</text:p>
          </table:table-cell>
          <table:table-cell table:formula="of:=RAND()" office:value-type="float" office:value="0.326216759160161">
            <text:p>0.3262167592</text:p>
          </table:table-cell>
          <table:table-cell table:formula="of:=RAND()" office:value-type="float" office:value="0.281945757800713">
            <text:p>0.2819457578</text:p>
          </table:table-cell>
          <table:table-cell table:formula="of:=RAND()" office:value-type="float" office:value="0.946256874362007">
            <text:p>0.9462568744</text:p>
          </table:table-cell>
          <table:table-cell table:formula="of:=RAND()" office:value-type="float" office:value="0.689084558980539">
            <text:p>0.689084559</text:p>
          </table:table-cell>
          <table:table-cell table:formula="of:=RAND()" office:value-type="float" office:value="0.227815815014765">
            <text:p>0.227815815</text:p>
          </table:table-cell>
          <table:table-cell table:formula="of:=RAND()" office:value-type="float" office:value="0.832583495182917">
            <text:p>0.8325834952</text:p>
          </table:table-cell>
          <table:table-cell table:formula="of:=RAND()" office:value-type="float" office:value="0.225792390294373">
            <text:p>0.2257923903</text:p>
          </table:table-cell>
          <table:table-cell table:formula="of:=RAND()" office:value-type="float" office:value="0.65131737315096">
            <text:p>0.6513173732</text:p>
          </table:table-cell>
          <table:table-cell table:formula="of:=RAND()" office:value-type="float" office:value="0.707243627635762">
            <text:p>0.7072436276</text:p>
          </table:table-cell>
          <table:table-cell table:formula="of:=RAND()" office:value-type="float" office:value="0.493076316779479">
            <text:p>0.4930763168</text:p>
          </table:table-cell>
          <table:table-cell table:formula="of:=SUM([.B401:.M401])-6" office:value-type="float" office:value="-0.15052540670149">
            <text:p>-0.1505254067</text:p>
          </table:table-cell>
          <table:table-cell table:formula="of:=[.N401]-[.$G$6]" office:value-type="float" office:value="-0.126784416167531">
            <text:p>-0.1267844162</text:p>
          </table:table-cell>
          <table:table-cell table:formula="of:=[.O401]*[.O401]" office:value-type="float" office:value="0.0160742881829417">
            <text:p>0.0160742882</text:p>
          </table:table-cell>
        </table:table-row>
        <table:table-row table:style-name="ro1">
          <table:table-cell/>
          <table:table-cell table:formula="of:=RAND()" office:value-type="float" office:value="0.569658925291151">
            <text:p>0.5696589253</text:p>
          </table:table-cell>
          <table:table-cell table:formula="of:=RAND()" office:value-type="float" office:value="0.460784130496904">
            <text:p>0.4607841305</text:p>
          </table:table-cell>
          <table:table-cell table:formula="of:=RAND()" office:value-type="float" office:value="0.740702423732728">
            <text:p>0.7407024237</text:p>
          </table:table-cell>
          <table:table-cell table:formula="of:=RAND()" office:value-type="float" office:value="0.812658859649673">
            <text:p>0.8126588596</text:p>
          </table:table-cell>
          <table:table-cell table:formula="of:=RAND()" office:value-type="float" office:value="0.932799600996077">
            <text:p>0.932799601</text:p>
          </table:table-cell>
          <table:table-cell table:formula="of:=RAND()" office:value-type="float" office:value="0.00617877067998052">
            <text:p>0.0061787707</text:p>
          </table:table-cell>
          <table:table-cell table:formula="of:=RAND()" office:value-type="float" office:value="0.926419600844383">
            <text:p>0.9264196008</text:p>
          </table:table-cell>
          <table:table-cell table:formula="of:=RAND()" office:value-type="float" office:value="0.244685879675671">
            <text:p>0.2446858797</text:p>
          </table:table-cell>
          <table:table-cell table:formula="of:=RAND()" office:value-type="float" office:value="0.113963787676767">
            <text:p>0.1139637877</text:p>
          </table:table-cell>
          <table:table-cell table:formula="of:=RAND()" office:value-type="float" office:value="0.00180429965257645">
            <text:p>0.0018042997</text:p>
          </table:table-cell>
          <table:table-cell table:formula="of:=RAND()" office:value-type="float" office:value="0.808459675638005">
            <text:p>0.8084596756</text:p>
          </table:table-cell>
          <table:table-cell table:formula="of:=RAND()" office:value-type="float" office:value="0.261931319022551">
            <text:p>0.261931319</text:p>
          </table:table-cell>
          <table:table-cell table:formula="of:=SUM([.B402:.M402])-6" office:value-type="float" office:value="-0.119952726643533">
            <text:p>-0.1199527266</text:p>
          </table:table-cell>
          <table:table-cell table:formula="of:=[.N402]-[.$G$6]" office:value-type="float" office:value="-0.0962117361095734">
            <text:p>-0.0962117361</text:p>
          </table:table-cell>
          <table:table-cell table:formula="of:=[.O402]*[.O402]" office:value-type="float" office:value="0.00925669816521819">
            <text:p>0.0092566982</text:p>
          </table:table-cell>
        </table:table-row>
        <table:table-row table:style-name="ro1">
          <table:table-cell/>
          <table:table-cell table:formula="of:=RAND()" office:value-type="float" office:value="0.94468888361007">
            <text:p>0.9446888836</text:p>
          </table:table-cell>
          <table:table-cell table:formula="of:=RAND()" office:value-type="float" office:value="0.495309009449557">
            <text:p>0.4953090094</text:p>
          </table:table-cell>
          <table:table-cell table:formula="of:=RAND()" office:value-type="float" office:value="0.872895157430321">
            <text:p>0.8728951574</text:p>
          </table:table-cell>
          <table:table-cell table:formula="of:=RAND()" office:value-type="float" office:value="0.635742705548182">
            <text:p>0.6357427055</text:p>
          </table:table-cell>
          <table:table-cell table:formula="of:=RAND()" office:value-type="float" office:value="0.600606949767098">
            <text:p>0.6006069498</text:p>
          </table:table-cell>
          <table:table-cell table:formula="of:=RAND()" office:value-type="float" office:value="0.413563770009205">
            <text:p>0.41356377</text:p>
          </table:table-cell>
          <table:table-cell table:formula="of:=RAND()" office:value-type="float" office:value="0.270037717651576">
            <text:p>0.2700377177</text:p>
          </table:table-cell>
          <table:table-cell table:formula="of:=RAND()" office:value-type="float" office:value="0.489752019988373">
            <text:p>0.48975202</text:p>
          </table:table-cell>
          <table:table-cell table:formula="of:=RAND()" office:value-type="float" office:value="0.863493806216866">
            <text:p>0.8634938062</text:p>
          </table:table-cell>
          <table:table-cell table:formula="of:=RAND()" office:value-type="float" office:value="0.0600099037401378">
            <text:p>0.0600099037</text:p>
          </table:table-cell>
          <table:table-cell table:formula="of:=RAND()" office:value-type="float" office:value="0.324100896948948">
            <text:p>0.3241008969</text:p>
          </table:table-cell>
          <table:table-cell table:formula="of:=RAND()" office:value-type="float" office:value="0.609223926672712">
            <text:p>0.6092239267</text:p>
          </table:table-cell>
          <table:table-cell table:formula="of:=SUM([.B403:.M403])-6" office:value-type="float" office:value="0.579424747033045">
            <text:p>0.579424747</text:p>
          </table:table-cell>
          <table:table-cell table:formula="of:=[.N403]-[.$G$6]" office:value-type="float" office:value="0.603165737567004">
            <text:p>0.6031657376</text:p>
          </table:table-cell>
          <table:table-cell table:formula="of:=[.O403]*[.O403]" office:value-type="float" office:value="0.363808906974748">
            <text:p>0.363808907</text:p>
          </table:table-cell>
        </table:table-row>
        <table:table-row table:style-name="ro1">
          <table:table-cell/>
          <table:table-cell table:formula="of:=RAND()" office:value-type="float" office:value="0.868250807281584">
            <text:p>0.8682508073</text:p>
          </table:table-cell>
          <table:table-cell table:formula="of:=RAND()" office:value-type="float" office:value="0.590943381888792">
            <text:p>0.5909433819</text:p>
          </table:table-cell>
          <table:table-cell table:formula="of:=RAND()" office:value-type="float" office:value="0.543019787874073">
            <text:p>0.5430197879</text:p>
          </table:table-cell>
          <table:table-cell table:formula="of:=RAND()" office:value-type="float" office:value="0.996757433284074">
            <text:p>0.9967574333</text:p>
          </table:table-cell>
          <table:table-cell table:formula="of:=RAND()" office:value-type="float" office:value="0.383642160333693">
            <text:p>0.3836421603</text:p>
          </table:table-cell>
          <table:table-cell table:formula="of:=RAND()" office:value-type="float" office:value="0.0756906610913575">
            <text:p>0.0756906611</text:p>
          </table:table-cell>
          <table:table-cell table:formula="of:=RAND()" office:value-type="float" office:value="0.990305157378316">
            <text:p>0.9903051574</text:p>
          </table:table-cell>
          <table:table-cell table:formula="of:=RAND()" office:value-type="float" office:value="0.0793693056330085">
            <text:p>0.0793693056</text:p>
          </table:table-cell>
          <table:table-cell table:formula="of:=RAND()" office:value-type="float" office:value="0.577411124948412">
            <text:p>0.5774111249</text:p>
          </table:table-cell>
          <table:table-cell table:formula="of:=RAND()" office:value-type="float" office:value="0.617934477748349">
            <text:p>0.6179344777</text:p>
          </table:table-cell>
          <table:table-cell table:formula="of:=RAND()" office:value-type="float" office:value="0.260827510617673">
            <text:p>0.2608275106</text:p>
          </table:table-cell>
          <table:table-cell table:formula="of:=RAND()" office:value-type="float" office:value="0.481406365521252">
            <text:p>0.4814063655</text:p>
          </table:table-cell>
          <table:table-cell table:formula="of:=SUM([.B404:.M404])-6" office:value-type="float" office:value="0.465558173600584">
            <text:p>0.4655581736</text:p>
          </table:table-cell>
          <table:table-cell table:formula="of:=[.N404]-[.$G$6]" office:value-type="float" office:value="0.489299164134543">
            <text:p>0.4892991641</text:p>
          </table:table-cell>
          <table:table-cell table:formula="of:=[.O404]*[.O404]" office:value-type="float" office:value="0.239413672022763">
            <text:p>0.239413672</text:p>
          </table:table-cell>
        </table:table-row>
        <table:table-row table:style-name="ro1">
          <table:table-cell/>
          <table:table-cell table:formula="of:=RAND()" office:value-type="float" office:value="0.289449729258195">
            <text:p>0.2894497293</text:p>
          </table:table-cell>
          <table:table-cell table:formula="of:=RAND()" office:value-type="float" office:value="0.207578081870452">
            <text:p>0.2075780819</text:p>
          </table:table-cell>
          <table:table-cell table:formula="of:=RAND()" office:value-type="float" office:value="0.447058223886415">
            <text:p>0.4470582239</text:p>
          </table:table-cell>
          <table:table-cell table:formula="of:=RAND()" office:value-type="float" office:value="0.375158696901053">
            <text:p>0.3751586969</text:p>
          </table:table-cell>
          <table:table-cell table:formula="of:=RAND()" office:value-type="float" office:value="0.498622294282541">
            <text:p>0.4986222943</text:p>
          </table:table-cell>
          <table:table-cell table:formula="of:=RAND()" office:value-type="float" office:value="0.0375915563199669">
            <text:p>0.0375915563</text:p>
          </table:table-cell>
          <table:table-cell table:formula="of:=RAND()" office:value-type="float" office:value="0.560737567255273">
            <text:p>0.5607375673</text:p>
          </table:table-cell>
          <table:table-cell table:formula="of:=RAND()" office:value-type="float" office:value="0.322969523491338">
            <text:p>0.3229695235</text:p>
          </table:table-cell>
          <table:table-cell table:formula="of:=RAND()" office:value-type="float" office:value="0.924504635855556">
            <text:p>0.9245046359</text:p>
          </table:table-cell>
          <table:table-cell table:formula="of:=RAND()" office:value-type="float" office:value="0.308898580959067">
            <text:p>0.308898581</text:p>
          </table:table-cell>
          <table:table-cell table:formula="of:=RAND()" office:value-type="float" office:value="0.572797570610419">
            <text:p>0.5727975706</text:p>
          </table:table-cell>
          <table:table-cell table:formula="of:=RAND()" office:value-type="float" office:value="0.515464620897546">
            <text:p>0.5154646209</text:p>
          </table:table-cell>
          <table:table-cell table:formula="of:=SUM([.B405:.M405])-6" office:value-type="float" office:value="-0.939168918412179">
            <text:p>-0.9391689184</text:p>
          </table:table-cell>
          <table:table-cell table:formula="of:=[.N405]-[.$G$6]" office:value-type="float" office:value="-0.915427927878219">
            <text:p>-0.9154279279</text:p>
          </table:table-cell>
          <table:table-cell table:formula="of:=[.O405]*[.O405]" office:value-type="float" office:value="0.838008291139411">
            <text:p>0.8380082911</text:p>
          </table:table-cell>
        </table:table-row>
        <table:table-row table:style-name="ro1">
          <table:table-cell/>
          <table:table-cell table:formula="of:=RAND()" office:value-type="float" office:value="0.972556964727119">
            <text:p>0.9725569647</text:p>
          </table:table-cell>
          <table:table-cell table:formula="of:=RAND()" office:value-type="float" office:value="0.714818475302309">
            <text:p>0.7148184753</text:p>
          </table:table-cell>
          <table:table-cell table:formula="of:=RAND()" office:value-type="float" office:value="0.252827692544088">
            <text:p>0.2528276925</text:p>
          </table:table-cell>
          <table:table-cell table:formula="of:=RAND()" office:value-type="float" office:value="0.293623549863696">
            <text:p>0.2936235499</text:p>
          </table:table-cell>
          <table:table-cell table:formula="of:=RAND()" office:value-type="float" office:value="0.250558910658583">
            <text:p>0.2505589107</text:p>
          </table:table-cell>
          <table:table-cell table:formula="of:=RAND()" office:value-type="float" office:value="0.283282363554463">
            <text:p>0.2832823636</text:p>
          </table:table-cell>
          <table:table-cell table:formula="of:=RAND()" office:value-type="float" office:value="0.958823806373403">
            <text:p>0.9588238064</text:p>
          </table:table-cell>
          <table:table-cell table:formula="of:=RAND()" office:value-type="float" office:value="0.244013596326113">
            <text:p>0.2440135963</text:p>
          </table:table-cell>
          <table:table-cell table:formula="of:=RAND()" office:value-type="float" office:value="0.799519051564857">
            <text:p>0.7995190516</text:p>
          </table:table-cell>
          <table:table-cell table:formula="of:=RAND()" office:value-type="float" office:value="0.601818935014308">
            <text:p>0.601818935</text:p>
          </table:table-cell>
          <table:table-cell table:formula="of:=RAND()" office:value-type="float" office:value="0.881954003823921">
            <text:p>0.8819540038</text:p>
          </table:table-cell>
          <table:table-cell table:formula="of:=RAND()" office:value-type="float" office:value="0.792208485072479">
            <text:p>0.7922084851</text:p>
          </table:table-cell>
          <table:table-cell table:formula="of:=SUM([.B406:.M406])-6" office:value-type="float" office:value="1.04600583482534">
            <text:p>1.0460058348</text:p>
          </table:table-cell>
          <table:table-cell table:formula="of:=[.N406]-[.$G$6]" office:value-type="float" office:value="1.0697468253593">
            <text:p>1.0697468254</text:p>
          </table:table-cell>
          <table:table-cell table:formula="of:=[.O406]*[.O406]" office:value-type="float" office:value="1.14435827036629">
            <text:p>1.1443582704</text:p>
          </table:table-cell>
        </table:table-row>
        <table:table-row table:style-name="ro1">
          <table:table-cell/>
          <table:table-cell table:formula="of:=RAND()" office:value-type="float" office:value="0.447232155129314">
            <text:p>0.4472321551</text:p>
          </table:table-cell>
          <table:table-cell table:formula="of:=RAND()" office:value-type="float" office:value="0.322634688578546">
            <text:p>0.3226346886</text:p>
          </table:table-cell>
          <table:table-cell table:formula="of:=RAND()" office:value-type="float" office:value="0.651160809444264">
            <text:p>0.6511608094</text:p>
          </table:table-cell>
          <table:table-cell table:formula="of:=RAND()" office:value-type="float" office:value="0.783348453696817">
            <text:p>0.7833484537</text:p>
          </table:table-cell>
          <table:table-cell table:formula="of:=RAND()" office:value-type="float" office:value="0.404240356758237">
            <text:p>0.4042403568</text:p>
          </table:table-cell>
          <table:table-cell table:formula="of:=RAND()" office:value-type="float" office:value="0.981631015427411">
            <text:p>0.9816310154</text:p>
          </table:table-cell>
          <table:table-cell table:formula="of:=RAND()" office:value-type="float" office:value="0.807772289728746">
            <text:p>0.8077722897</text:p>
          </table:table-cell>
          <table:table-cell table:formula="of:=RAND()" office:value-type="float" office:value="0.832152796210721">
            <text:p>0.8321527962</text:p>
          </table:table-cell>
          <table:table-cell table:formula="of:=RAND()" office:value-type="float" office:value="0.0850654265377671">
            <text:p>0.0850654265</text:p>
          </table:table-cell>
          <table:table-cell table:formula="of:=RAND()" office:value-type="float" office:value="0.0488811226096004">
            <text:p>0.0488811226</text:p>
          </table:table-cell>
          <table:table-cell table:formula="of:=RAND()" office:value-type="float" office:value="0.478050325065851">
            <text:p>0.4780503251</text:p>
          </table:table-cell>
          <table:table-cell table:formula="of:=RAND()" office:value-type="float" office:value="0.638643020531163">
            <text:p>0.6386430205</text:p>
          </table:table-cell>
          <table:table-cell table:formula="of:=SUM([.B407:.M407])-6" office:value-type="float" office:value="0.480812459718436">
            <text:p>0.4808124597</text:p>
          </table:table-cell>
          <table:table-cell table:formula="of:=[.N407]-[.$G$6]" office:value-type="float" office:value="0.504553450252395">
            <text:p>0.5045534503</text:p>
          </table:table-cell>
          <table:table-cell table:formula="of:=[.O407]*[.O407]" office:value-type="float" office:value="0.254574184161596">
            <text:p>0.2545741842</text:p>
          </table:table-cell>
        </table:table-row>
        <table:table-row table:style-name="ro1">
          <table:table-cell/>
          <table:table-cell table:formula="of:=RAND()" office:value-type="float" office:value="0.217159688938409">
            <text:p>0.2171596889</text:p>
          </table:table-cell>
          <table:table-cell table:formula="of:=RAND()" office:value-type="float" office:value="0.114650954026729">
            <text:p>0.114650954</text:p>
          </table:table-cell>
          <table:table-cell table:formula="of:=RAND()" office:value-type="float" office:value="0.855845430167392">
            <text:p>0.8558454302</text:p>
          </table:table-cell>
          <table:table-cell table:formula="of:=RAND()" office:value-type="float" office:value="0.628269746899605">
            <text:p>0.6282697469</text:p>
          </table:table-cell>
          <table:table-cell table:formula="of:=RAND()" office:value-type="float" office:value="0.97940252488479">
            <text:p>0.9794025249</text:p>
          </table:table-cell>
          <table:table-cell table:formula="of:=RAND()" office:value-type="float" office:value="0.363532820250839">
            <text:p>0.3635328203</text:p>
          </table:table-cell>
          <table:table-cell table:formula="of:=RAND()" office:value-type="float" office:value="0.701643336797133">
            <text:p>0.7016433368</text:p>
          </table:table-cell>
          <table:table-cell table:formula="of:=RAND()" office:value-type="float" office:value="0.384280768921599">
            <text:p>0.3842807689</text:p>
          </table:table-cell>
          <table:table-cell table:formula="of:=RAND()" office:value-type="float" office:value="0.430346979759634">
            <text:p>0.4303469798</text:p>
          </table:table-cell>
          <table:table-cell table:formula="of:=RAND()" office:value-type="float" office:value="0.269523131195456">
            <text:p>0.2695231312</text:p>
          </table:table-cell>
          <table:table-cell table:formula="of:=RAND()" office:value-type="float" office:value="0.954243301413953">
            <text:p>0.9542433014</text:p>
          </table:table-cell>
          <table:table-cell table:formula="of:=RAND()" office:value-type="float" office:value="0.0444968068040907">
            <text:p>0.0444968068</text:p>
          </table:table-cell>
          <table:table-cell table:formula="of:=SUM([.B408:.M408])-6" office:value-type="float" office:value="-0.0566045099403709">
            <text:p>-0.0566045099</text:p>
          </table:table-cell>
          <table:table-cell table:formula="of:=[.N408]-[.$G$6]" office:value-type="float" office:value="-0.0328635194064118">
            <text:p>-0.0328635194</text:p>
          </table:table-cell>
          <table:table-cell table:formula="of:=[.O408]*[.O408]" office:value-type="float" office:value="0.00108001090777561">
            <text:p>0.0010800109</text:p>
          </table:table-cell>
        </table:table-row>
        <table:table-row table:style-name="ro1">
          <table:table-cell/>
          <table:table-cell table:formula="of:=RAND()" office:value-type="float" office:value="0.593673518160358">
            <text:p>0.5936735182</text:p>
          </table:table-cell>
          <table:table-cell table:formula="of:=RAND()" office:value-type="float" office:value="0.678285907255486">
            <text:p>0.6782859073</text:p>
          </table:table-cell>
          <table:table-cell table:formula="of:=RAND()" office:value-type="float" office:value="0.359318373259157">
            <text:p>0.3593183733</text:p>
          </table:table-cell>
          <table:table-cell table:formula="of:=RAND()" office:value-type="float" office:value="0.405231821816415">
            <text:p>0.4052318218</text:p>
          </table:table-cell>
          <table:table-cell table:formula="of:=RAND()" office:value-type="float" office:value="0.415739080868661">
            <text:p>0.4157390809</text:p>
          </table:table-cell>
          <table:table-cell table:formula="of:=RAND()" office:value-type="float" office:value="0.0190788554027677">
            <text:p>0.0190788554</text:p>
          </table:table-cell>
          <table:table-cell table:formula="of:=RAND()" office:value-type="float" office:value="0.975295933429152">
            <text:p>0.9752959334</text:p>
          </table:table-cell>
          <table:table-cell table:formula="of:=RAND()" office:value-type="float" office:value="0.826823926297948">
            <text:p>0.8268239263</text:p>
          </table:table-cell>
          <table:table-cell table:formula="of:=RAND()" office:value-type="float" office:value="0.384160495596007">
            <text:p>0.3841604956</text:p>
          </table:table-cell>
          <table:table-cell table:formula="of:=RAND()" office:value-type="float" office:value="0.303657193668187">
            <text:p>0.3036571937</text:p>
          </table:table-cell>
          <table:table-cell table:formula="of:=RAND()" office:value-type="float" office:value="0.266531595727429">
            <text:p>0.2665315957</text:p>
          </table:table-cell>
          <table:table-cell table:formula="of:=RAND()" office:value-type="float" office:value="0.487852951511741">
            <text:p>0.4878529515</text:p>
          </table:table-cell>
          <table:table-cell table:formula="of:=SUM([.B409:.M409])-6" office:value-type="float" office:value="-0.284350347006693">
            <text:p>-0.284350347</text:p>
          </table:table-cell>
          <table:table-cell table:formula="of:=[.N409]-[.$G$6]" office:value-type="float" office:value="-0.260609356472734">
            <text:p>-0.2606093565</text:p>
          </table:table-cell>
          <table:table-cell table:formula="of:=[.O409]*[.O409]" office:value-type="float" office:value="0.0679172366811327">
            <text:p>0.0679172367</text:p>
          </table:table-cell>
        </table:table-row>
        <table:table-row table:style-name="ro1">
          <table:table-cell/>
          <table:table-cell table:formula="of:=RAND()" office:value-type="float" office:value="0.843805678188801">
            <text:p>0.8438056782</text:p>
          </table:table-cell>
          <table:table-cell table:formula="of:=RAND()" office:value-type="float" office:value="0.741435690084472">
            <text:p>0.7414356901</text:p>
          </table:table-cell>
          <table:table-cell table:formula="of:=RAND()" office:value-type="float" office:value="0.464373867725953">
            <text:p>0.4643738677</text:p>
          </table:table-cell>
          <table:table-cell table:formula="of:=RAND()" office:value-type="float" office:value="0.206544764805585">
            <text:p>0.2065447648</text:p>
          </table:table-cell>
          <table:table-cell table:formula="of:=RAND()" office:value-type="float" office:value="0.0790719320066273">
            <text:p>0.079071932</text:p>
          </table:table-cell>
          <table:table-cell table:formula="of:=RAND()" office:value-type="float" office:value="0.197659214027226">
            <text:p>0.197659214</text:p>
          </table:table-cell>
          <table:table-cell table:formula="of:=RAND()" office:value-type="float" office:value="0.634367156075314">
            <text:p>0.6343671561</text:p>
          </table:table-cell>
          <table:table-cell table:formula="of:=RAND()" office:value-type="float" office:value="0.768841616809368">
            <text:p>0.7688416168</text:p>
          </table:table-cell>
          <table:table-cell table:formula="of:=RAND()" office:value-type="float" office:value="0.132055395515636">
            <text:p>0.1320553955</text:p>
          </table:table-cell>
          <table:table-cell table:formula="of:=RAND()" office:value-type="float" office:value="0.118428877322003">
            <text:p>0.1184288773</text:p>
          </table:table-cell>
          <table:table-cell table:formula="of:=RAND()" office:value-type="float" office:value="0.331214891979471">
            <text:p>0.331214892</text:p>
          </table:table-cell>
          <table:table-cell table:formula="of:=RAND()" office:value-type="float" office:value="0.273022987181321">
            <text:p>0.2730229872</text:p>
          </table:table-cell>
          <table:table-cell table:formula="of:=SUM([.B410:.M410])-6" office:value-type="float" office:value="-1.20917792827822">
            <text:p>-1.2091779283</text:p>
          </table:table-cell>
          <table:table-cell table:formula="of:=[.N410]-[.$G$6]" office:value-type="float" office:value="-1.18543693774426">
            <text:p>-1.1854369377</text:p>
          </table:table-cell>
          <table:table-cell table:formula="of:=[.O410]*[.O410]" office:value-type="float" office:value="1.4052607333685">
            <text:p>1.4052607334</text:p>
          </table:table-cell>
        </table:table-row>
        <table:table-row table:style-name="ro1">
          <table:table-cell/>
          <table:table-cell table:formula="of:=RAND()" office:value-type="float" office:value="0.792988787638024">
            <text:p>0.7929887876</text:p>
          </table:table-cell>
          <table:table-cell table:formula="of:=RAND()" office:value-type="float" office:value="0.471940726973116">
            <text:p>0.471940727</text:p>
          </table:table-cell>
          <table:table-cell table:formula="of:=RAND()" office:value-type="float" office:value="0.411388189066201">
            <text:p>0.4113881891</text:p>
          </table:table-cell>
          <table:table-cell table:formula="of:=RAND()" office:value-type="float" office:value="0.508286823751405">
            <text:p>0.5082868238</text:p>
          </table:table-cell>
          <table:table-cell table:formula="of:=RAND()" office:value-type="float" office:value="0.89917003409937">
            <text:p>0.8991700341</text:p>
          </table:table-cell>
          <table:table-cell table:formula="of:=RAND()" office:value-type="float" office:value="0.66635729582049">
            <text:p>0.6663572958</text:p>
          </table:table-cell>
          <table:table-cell table:formula="of:=RAND()" office:value-type="float" office:value="0.340180787490681">
            <text:p>0.3401807875</text:p>
          </table:table-cell>
          <table:table-cell table:formula="of:=RAND()" office:value-type="float" office:value="0.239835119573399">
            <text:p>0.2398351196</text:p>
          </table:table-cell>
          <table:table-cell table:formula="of:=RAND()" office:value-type="float" office:value="0.222618663916364">
            <text:p>0.2226186639</text:p>
          </table:table-cell>
          <table:table-cell table:formula="of:=RAND()" office:value-type="float" office:value="0.0213523914571851">
            <text:p>0.0213523915</text:p>
          </table:table-cell>
          <table:table-cell table:formula="of:=RAND()" office:value-type="float" office:value="0.278614852111787">
            <text:p>0.2786148521</text:p>
          </table:table-cell>
          <table:table-cell table:formula="of:=RAND()" office:value-type="float" office:value="0.875739684794098">
            <text:p>0.8757396848</text:p>
          </table:table-cell>
          <table:table-cell table:formula="of:=SUM([.B411:.M411])-6" office:value-type="float" office:value="-0.27152664330788">
            <text:p>-0.2715266433</text:p>
          </table:table-cell>
          <table:table-cell table:formula="of:=[.N411]-[.$G$6]" office:value-type="float" office:value="-0.24778565277392">
            <text:p>-0.2477856528</text:p>
          </table:table-cell>
          <table:table-cell table:formula="of:=[.O411]*[.O411]" office:value-type="float" office:value="0.0613977297205979">
            <text:p>0.0613977297</text:p>
          </table:table-cell>
        </table:table-row>
        <table:table-row table:style-name="ro1">
          <table:table-cell/>
          <table:table-cell table:formula="of:=RAND()" office:value-type="float" office:value="0.724336992250755">
            <text:p>0.7243369923</text:p>
          </table:table-cell>
          <table:table-cell table:formula="of:=RAND()" office:value-type="float" office:value="0.556853548623621">
            <text:p>0.5568535486</text:p>
          </table:table-cell>
          <table:table-cell table:formula="of:=RAND()" office:value-type="float" office:value="0.361454067053273">
            <text:p>0.3614540671</text:p>
          </table:table-cell>
          <table:table-cell table:formula="of:=RAND()" office:value-type="float" office:value="0.437249635113403">
            <text:p>0.4372496351</text:p>
          </table:table-cell>
          <table:table-cell table:formula="of:=RAND()" office:value-type="float" office:value="0.440716052195057">
            <text:p>0.4407160522</text:p>
          </table:table-cell>
          <table:table-cell table:formula="of:=RAND()" office:value-type="float" office:value="0.630649593193084">
            <text:p>0.6306495932</text:p>
          </table:table-cell>
          <table:table-cell table:formula="of:=RAND()" office:value-type="float" office:value="0.217544424347579">
            <text:p>0.2175444243</text:p>
          </table:table-cell>
          <table:table-cell table:formula="of:=RAND()" office:value-type="float" office:value="0.919473190791905">
            <text:p>0.9194731908</text:p>
          </table:table-cell>
          <table:table-cell table:formula="of:=RAND()" office:value-type="float" office:value="0.253649299731478">
            <text:p>0.2536492997</text:p>
          </table:table-cell>
          <table:table-cell table:formula="of:=RAND()" office:value-type="float" office:value="0.123022255720571">
            <text:p>0.1230222557</text:p>
          </table:table-cell>
          <table:table-cell table:formula="of:=RAND()" office:value-type="float" office:value="0.939769724616781">
            <text:p>0.9397697246</text:p>
          </table:table-cell>
          <table:table-cell table:formula="of:=RAND()" office:value-type="float" office:value="0.247419197112322">
            <text:p>0.2474191971</text:p>
          </table:table-cell>
          <table:table-cell table:formula="of:=SUM([.B412:.M412])-6" office:value-type="float" office:value="-0.147862019250169">
            <text:p>-0.1478620193</text:p>
          </table:table-cell>
          <table:table-cell table:formula="of:=[.N412]-[.$G$6]" office:value-type="float" office:value="-0.12412102871621">
            <text:p>-0.1241210287</text:p>
          </table:table-cell>
          <table:table-cell table:formula="of:=[.O412]*[.O412]" office:value-type="float" office:value="0.0154060297695703">
            <text:p>0.0154060298</text:p>
          </table:table-cell>
        </table:table-row>
        <table:table-row table:style-name="ro1">
          <table:table-cell/>
          <table:table-cell table:formula="of:=RAND()" office:value-type="float" office:value="0.795007765991613">
            <text:p>0.795007766</text:p>
          </table:table-cell>
          <table:table-cell table:formula="of:=RAND()" office:value-type="float" office:value="0.719930920982733">
            <text:p>0.719930921</text:p>
          </table:table-cell>
          <table:table-cell table:formula="of:=RAND()" office:value-type="float" office:value="0.279074247693643">
            <text:p>0.2790742477</text:p>
          </table:table-cell>
          <table:table-cell table:formula="of:=RAND()" office:value-type="float" office:value="0.576062982203439">
            <text:p>0.5760629822</text:p>
          </table:table-cell>
          <table:table-cell table:formula="of:=RAND()" office:value-type="float" office:value="0.840593172470108">
            <text:p>0.8405931725</text:p>
          </table:table-cell>
          <table:table-cell table:formula="of:=RAND()" office:value-type="float" office:value="0.0249819334130734">
            <text:p>0.0249819334</text:p>
          </table:table-cell>
          <table:table-cell table:formula="of:=RAND()" office:value-type="float" office:value="0.584488603752106">
            <text:p>0.5844886038</text:p>
          </table:table-cell>
          <table:table-cell table:formula="of:=RAND()" office:value-type="float" office:value="0.695434527471662">
            <text:p>0.6954345275</text:p>
          </table:table-cell>
          <table:table-cell table:formula="of:=RAND()" office:value-type="float" office:value="0.879471813328564">
            <text:p>0.8794718133</text:p>
          </table:table-cell>
          <table:table-cell table:formula="of:=RAND()" office:value-type="float" office:value="0.278263645246625">
            <text:p>0.2782636452</text:p>
          </table:table-cell>
          <table:table-cell table:formula="of:=RAND()" office:value-type="float" office:value="0.751668209442869">
            <text:p>0.7516682094</text:p>
          </table:table-cell>
          <table:table-cell table:formula="of:=RAND()" office:value-type="float" office:value="0.373337634839118">
            <text:p>0.3733376348</text:p>
          </table:table-cell>
          <table:table-cell table:formula="of:=SUM([.B413:.M413])-6" office:value-type="float" office:value="0.798315456835553">
            <text:p>0.7983154568</text:p>
          </table:table-cell>
          <table:table-cell table:formula="of:=[.N413]-[.$G$6]" office:value-type="float" office:value="0.822056447369512">
            <text:p>0.8220564474</text:p>
          </table:table-cell>
          <table:table-cell table:formula="of:=[.O413]*[.O413]" office:value-type="float" office:value="0.675776802661784">
            <text:p>0.6757768027</text:p>
          </table:table-cell>
        </table:table-row>
        <table:table-row table:style-name="ro1">
          <table:table-cell/>
          <table:table-cell table:formula="of:=RAND()" office:value-type="float" office:value="0.0466789815109223">
            <text:p>0.0466789815</text:p>
          </table:table-cell>
          <table:table-cell table:formula="of:=RAND()" office:value-type="float" office:value="0.0548083076719195">
            <text:p>0.0548083077</text:p>
          </table:table-cell>
          <table:table-cell table:formula="of:=RAND()" office:value-type="float" office:value="0.231747507350519">
            <text:p>0.2317475074</text:p>
          </table:table-cell>
          <table:table-cell table:formula="of:=RAND()" office:value-type="float" office:value="0.775443498510867">
            <text:p>0.7754434985</text:p>
          </table:table-cell>
          <table:table-cell table:formula="of:=RAND()" office:value-type="float" office:value="0.158397664315999">
            <text:p>0.1583976643</text:p>
          </table:table-cell>
          <table:table-cell table:formula="of:=RAND()" office:value-type="float" office:value="0.246173874009401">
            <text:p>0.246173874</text:p>
          </table:table-cell>
          <table:table-cell table:formula="of:=RAND()" office:value-type="float" office:value="0.267320018960163">
            <text:p>0.267320019</text:p>
          </table:table-cell>
          <table:table-cell table:formula="of:=RAND()" office:value-type="float" office:value="0.0175760115962476">
            <text:p>0.0175760116</text:p>
          </table:table-cell>
          <table:table-cell table:formula="of:=RAND()" office:value-type="float" office:value="0.93567654886283">
            <text:p>0.9356765489</text:p>
          </table:table-cell>
          <table:table-cell table:formula="of:=RAND()" office:value-type="float" office:value="0.55364794190973">
            <text:p>0.5536479419</text:p>
          </table:table-cell>
          <table:table-cell table:formula="of:=RAND()" office:value-type="float" office:value="0.160154774552211">
            <text:p>0.1601547746</text:p>
          </table:table-cell>
          <table:table-cell table:formula="of:=RAND()" office:value-type="float" office:value="0.645095999119803">
            <text:p>0.6450959991</text:p>
          </table:table-cell>
          <table:table-cell table:formula="of:=SUM([.B414:.M414])-6" office:value-type="float" office:value="-1.90727887162939">
            <text:p>-1.9072788716</text:p>
          </table:table-cell>
          <table:table-cell table:formula="of:=[.N414]-[.$G$6]" office:value-type="float" office:value="-1.88353788109543">
            <text:p>-1.8835378811</text:p>
          </table:table-cell>
          <table:table-cell table:formula="of:=[.O414]*[.O414]" office:value-type="float" office:value="3.54771494952145">
            <text:p>3.5477149495</text:p>
          </table:table-cell>
        </table:table-row>
        <table:table-row table:style-name="ro1">
          <table:table-cell/>
          <table:table-cell table:formula="of:=RAND()" office:value-type="float" office:value="0.793726331321523">
            <text:p>0.7937263313</text:p>
          </table:table-cell>
          <table:table-cell table:formula="of:=RAND()" office:value-type="float" office:value="0.0460092758294195">
            <text:p>0.0460092758</text:p>
          </table:table-cell>
          <table:table-cell table:formula="of:=RAND()" office:value-type="float" office:value="0.807725561317056">
            <text:p>0.8077255613</text:p>
          </table:table-cell>
          <table:table-cell table:formula="of:=RAND()" office:value-type="float" office:value="0.1745079762768">
            <text:p>0.1745079763</text:p>
          </table:table-cell>
          <table:table-cell table:formula="of:=RAND()" office:value-type="float" office:value="0.0940147386863828">
            <text:p>0.0940147387</text:p>
          </table:table-cell>
          <table:table-cell table:formula="of:=RAND()" office:value-type="float" office:value="0.22815646440722">
            <text:p>0.2281564644</text:p>
          </table:table-cell>
          <table:table-cell table:formula="of:=RAND()" office:value-type="float" office:value="0.0724760305602104">
            <text:p>0.0724760306</text:p>
          </table:table-cell>
          <table:table-cell table:formula="of:=RAND()" office:value-type="float" office:value="0.303904998581856">
            <text:p>0.3039049986</text:p>
          </table:table-cell>
          <table:table-cell table:formula="of:=RAND()" office:value-type="float" office:value="0.422561936080456">
            <text:p>0.4225619361</text:p>
          </table:table-cell>
          <table:table-cell table:formula="of:=RAND()" office:value-type="float" office:value="0.459380936110392">
            <text:p>0.4593809361</text:p>
          </table:table-cell>
          <table:table-cell table:formula="of:=RAND()" office:value-type="float" office:value="0.440576682565734">
            <text:p>0.4405766826</text:p>
          </table:table-cell>
          <table:table-cell table:formula="of:=RAND()" office:value-type="float" office:value="0.570751222083345">
            <text:p>0.5707512221</text:p>
          </table:table-cell>
          <table:table-cell table:formula="of:=SUM([.B415:.M415])-6" office:value-type="float" office:value="-1.5862078461796">
            <text:p>-1.5862078462</text:p>
          </table:table-cell>
          <table:table-cell table:formula="of:=[.N415]-[.$G$6]" office:value-type="float" office:value="-1.56246685564565">
            <text:p>-1.5624668556</text:p>
          </table:table-cell>
          <table:table-cell table:formula="of:=[.O415]*[.O415]" office:value-type="float" office:value="2.44130267499119">
            <text:p>2.441302675</text:p>
          </table:table-cell>
        </table:table-row>
        <table:table-row table:style-name="ro1">
          <table:table-cell/>
          <table:table-cell table:formula="of:=RAND()" office:value-type="float" office:value="0.459052896359935">
            <text:p>0.4590528964</text:p>
          </table:table-cell>
          <table:table-cell table:formula="of:=RAND()" office:value-type="float" office:value="0.718847044510767">
            <text:p>0.7188470445</text:p>
          </table:table-cell>
          <table:table-cell table:formula="of:=RAND()" office:value-type="float" office:value="0.101783989695832">
            <text:p>0.1017839897</text:p>
          </table:table-cell>
          <table:table-cell table:formula="of:=RAND()" office:value-type="float" office:value="0.345483148703352">
            <text:p>0.3454831487</text:p>
          </table:table-cell>
          <table:table-cell table:formula="of:=RAND()" office:value-type="float" office:value="0.905541128711775">
            <text:p>0.9055411287</text:p>
          </table:table-cell>
          <table:table-cell table:formula="of:=RAND()" office:value-type="float" office:value="0.334936902625486">
            <text:p>0.3349369026</text:p>
          </table:table-cell>
          <table:table-cell table:formula="of:=RAND()" office:value-type="float" office:value="0.0183455350343138">
            <text:p>0.018345535</text:p>
          </table:table-cell>
          <table:table-cell table:formula="of:=RAND()" office:value-type="float" office:value="0.578193267108873">
            <text:p>0.5781932671</text:p>
          </table:table-cell>
          <table:table-cell table:formula="of:=RAND()" office:value-type="float" office:value="0.100368824787438">
            <text:p>0.1003688248</text:p>
          </table:table-cell>
          <table:table-cell table:formula="of:=RAND()" office:value-type="float" office:value="0.691316656768322">
            <text:p>0.6913166568</text:p>
          </table:table-cell>
          <table:table-cell table:formula="of:=RAND()" office:value-type="float" office:value="0.964687325293198">
            <text:p>0.9646873253</text:p>
          </table:table-cell>
          <table:table-cell table:formula="of:=RAND()" office:value-type="float" office:value="0.235094373114407">
            <text:p>0.2350943731</text:p>
          </table:table-cell>
          <table:table-cell table:formula="of:=SUM([.B416:.M416])-6" office:value-type="float" office:value="-0.546348907286301">
            <text:p>-0.5463489073</text:p>
          </table:table-cell>
          <table:table-cell table:formula="of:=[.N416]-[.$G$6]" office:value-type="float" office:value="-0.522607916752342">
            <text:p>-0.5226079168</text:p>
          </table:table-cell>
          <table:table-cell table:formula="of:=[.O416]*[.O416]" office:value-type="float" office:value="0.273119034652223">
            <text:p>0.2731190347</text:p>
          </table:table-cell>
        </table:table-row>
        <table:table-row table:style-name="ro1">
          <table:table-cell/>
          <table:table-cell table:formula="of:=RAND()" office:value-type="float" office:value="0.558982089394704">
            <text:p>0.5589820894</text:p>
          </table:table-cell>
          <table:table-cell table:formula="of:=RAND()" office:value-type="float" office:value="0.176724933553487">
            <text:p>0.1767249336</text:p>
          </table:table-cell>
          <table:table-cell table:formula="of:=RAND()" office:value-type="float" office:value="0.948084604460746">
            <text:p>0.9480846045</text:p>
          </table:table-cell>
          <table:table-cell table:formula="of:=RAND()" office:value-type="float" office:value="0.361011362634599">
            <text:p>0.3610113626</text:p>
          </table:table-cell>
          <table:table-cell table:formula="of:=RAND()" office:value-type="float" office:value="0.298048080410808">
            <text:p>0.2980480804</text:p>
          </table:table-cell>
          <table:table-cell table:formula="of:=RAND()" office:value-type="float" office:value="0.122380167478696">
            <text:p>0.1223801675</text:p>
          </table:table-cell>
          <table:table-cell table:formula="of:=RAND()" office:value-type="float" office:value="0.890346588334069">
            <text:p>0.8903465883</text:p>
          </table:table-cell>
          <table:table-cell table:formula="of:=RAND()" office:value-type="float" office:value="0.869418359361589">
            <text:p>0.8694183594</text:p>
          </table:table-cell>
          <table:table-cell table:formula="of:=RAND()" office:value-type="float" office:value="0.768978816689923">
            <text:p>0.7689788167</text:p>
          </table:table-cell>
          <table:table-cell table:formula="of:=RAND()" office:value-type="float" office:value="0.239159974968061">
            <text:p>0.239159975</text:p>
          </table:table-cell>
          <table:table-cell table:formula="of:=RAND()" office:value-type="float" office:value="0.17827033624053">
            <text:p>0.1782703362</text:p>
          </table:table-cell>
          <table:table-cell table:formula="of:=RAND()" office:value-type="float" office:value="0.137567929225042">
            <text:p>0.1375679292</text:p>
          </table:table-cell>
          <table:table-cell table:formula="of:=SUM([.B417:.M417])-6" office:value-type="float" office:value="-0.451026757247746">
            <text:p>-0.4510267572</text:p>
          </table:table-cell>
          <table:table-cell table:formula="of:=[.N417]-[.$G$6]" office:value-type="float" office:value="-0.427285766713787">
            <text:p>-0.4272857667</text:p>
          </table:table-cell>
          <table:table-cell table:formula="of:=[.O417]*[.O417]" office:value-type="float" office:value="0.182573126436189">
            <text:p>0.1825731264</text:p>
          </table:table-cell>
        </table:table-row>
        <table:table-row table:style-name="ro1">
          <table:table-cell/>
          <table:table-cell table:formula="of:=RAND()" office:value-type="float" office:value="0.207853993633762">
            <text:p>0.2078539936</text:p>
          </table:table-cell>
          <table:table-cell table:formula="of:=RAND()" office:value-type="float" office:value="0.693205107934773">
            <text:p>0.6932051079</text:p>
          </table:table-cell>
          <table:table-cell table:formula="of:=RAND()" office:value-type="float" office:value="0.846479539992288">
            <text:p>0.84647954</text:p>
          </table:table-cell>
          <table:table-cell table:formula="of:=RAND()" office:value-type="float" office:value="0.906315451255068">
            <text:p>0.9063154513</text:p>
          </table:table-cell>
          <table:table-cell table:formula="of:=RAND()" office:value-type="float" office:value="0.93611133354716">
            <text:p>0.9361113335</text:p>
          </table:table-cell>
          <table:table-cell table:formula="of:=RAND()" office:value-type="float" office:value="0.826988649088889">
            <text:p>0.8269886491</text:p>
          </table:table-cell>
          <table:table-cell table:formula="of:=RAND()" office:value-type="float" office:value="0.797313164919615">
            <text:p>0.7973131649</text:p>
          </table:table-cell>
          <table:table-cell table:formula="of:=RAND()" office:value-type="float" office:value="0.357474892400205">
            <text:p>0.3574748924</text:p>
          </table:table-cell>
          <table:table-cell table:formula="of:=RAND()" office:value-type="float" office:value="0.650756940245628">
            <text:p>0.6507569402</text:p>
          </table:table-cell>
          <table:table-cell table:formula="of:=RAND()" office:value-type="float" office:value="0.783499695826322">
            <text:p>0.7834996958</text:p>
          </table:table-cell>
          <table:table-cell table:formula="of:=RAND()" office:value-type="float" office:value="0.712169309612364">
            <text:p>0.7121693096</text:p>
          </table:table-cell>
          <table:table-cell table:formula="of:=RAND()" office:value-type="float" office:value="0.837992513785139">
            <text:p>0.8379925138</text:p>
          </table:table-cell>
          <table:table-cell table:formula="of:=SUM([.B418:.M418])-6" office:value-type="float" office:value="2.55616059224121">
            <text:p>2.5561605922</text:p>
          </table:table-cell>
          <table:table-cell table:formula="of:=[.N418]-[.$G$6]" office:value-type="float" office:value="2.57990158277517">
            <text:p>2.5799015828</text:p>
          </table:table-cell>
          <table:table-cell table:formula="of:=[.O418]*[.O418]" office:value-type="float" office:value="6.65589217680584">
            <text:p>6.6558921768</text:p>
          </table:table-cell>
        </table:table-row>
        <table:table-row table:style-name="ro1">
          <table:table-cell/>
          <table:table-cell table:formula="of:=RAND()" office:value-type="float" office:value="0.638180691283196">
            <text:p>0.6381806913</text:p>
          </table:table-cell>
          <table:table-cell table:formula="of:=RAND()" office:value-type="float" office:value="0.75492205703631">
            <text:p>0.754922057</text:p>
          </table:table-cell>
          <table:table-cell table:formula="of:=RAND()" office:value-type="float" office:value="0.123020326485857">
            <text:p>0.1230203265</text:p>
          </table:table-cell>
          <table:table-cell table:formula="of:=RAND()" office:value-type="float" office:value="0.267337824683636">
            <text:p>0.2673378247</text:p>
          </table:table-cell>
          <table:table-cell table:formula="of:=RAND()" office:value-type="float" office:value="0.290138292359188">
            <text:p>0.2901382924</text:p>
          </table:table-cell>
          <table:table-cell table:formula="of:=RAND()" office:value-type="float" office:value="0.355122570414096">
            <text:p>0.3551225704</text:p>
          </table:table-cell>
          <table:table-cell table:formula="of:=RAND()" office:value-type="float" office:value="0.440125446300954">
            <text:p>0.4401254463</text:p>
          </table:table-cell>
          <table:table-cell table:formula="of:=RAND()" office:value-type="float" office:value="0.466029663104564">
            <text:p>0.4660296631</text:p>
          </table:table-cell>
          <table:table-cell table:formula="of:=RAND()" office:value-type="float" office:value="0.833449237979949">
            <text:p>0.833449238</text:p>
          </table:table-cell>
          <table:table-cell table:formula="of:=RAND()" office:value-type="float" office:value="0.255290814908221">
            <text:p>0.2552908149</text:p>
          </table:table-cell>
          <table:table-cell table:formula="of:=RAND()" office:value-type="float" office:value="0.698371183359996">
            <text:p>0.6983711834</text:p>
          </table:table-cell>
          <table:table-cell table:formula="of:=RAND()" office:value-type="float" office:value="0.666910700267181">
            <text:p>0.6669107003</text:p>
          </table:table-cell>
          <table:table-cell table:formula="of:=SUM([.B419:.M419])-6" office:value-type="float" office:value="-0.211101191816851">
            <text:p>-0.2111011918</text:p>
          </table:table-cell>
          <table:table-cell table:formula="of:=[.N419]-[.$G$6]" office:value-type="float" office:value="-0.187360201282892">
            <text:p>-0.1873602013</text:p>
          </table:table-cell>
          <table:table-cell table:formula="of:=[.O419]*[.O419]" office:value-type="float" office:value="0.0351038450247659">
            <text:p>0.035103845</text:p>
          </table:table-cell>
        </table:table-row>
        <table:table-row table:style-name="ro1">
          <table:table-cell/>
          <table:table-cell table:formula="of:=RAND()" office:value-type="float" office:value="0.407729636179283">
            <text:p>0.4077296362</text:p>
          </table:table-cell>
          <table:table-cell table:formula="of:=RAND()" office:value-type="float" office:value="0.016506661195308">
            <text:p>0.0165066612</text:p>
          </table:table-cell>
          <table:table-cell table:formula="of:=RAND()" office:value-type="float" office:value="0.269586487207562">
            <text:p>0.2695864872</text:p>
          </table:table-cell>
          <table:table-cell table:formula="of:=RAND()" office:value-type="float" office:value="0.132090831408277">
            <text:p>0.1320908314</text:p>
          </table:table-cell>
          <table:table-cell table:formula="of:=RAND()" office:value-type="float" office:value="0.158212057081983">
            <text:p>0.1582120571</text:p>
          </table:table-cell>
          <table:table-cell table:formula="of:=RAND()" office:value-type="float" office:value="0.71417398005724">
            <text:p>0.7141739801</text:p>
          </table:table-cell>
          <table:table-cell table:formula="of:=RAND()" office:value-type="float" office:value="0.418659726623446">
            <text:p>0.4186597266</text:p>
          </table:table-cell>
          <table:table-cell table:formula="of:=RAND()" office:value-type="float" office:value="0.922761894296855">
            <text:p>0.9227618943</text:p>
          </table:table-cell>
          <table:table-cell table:formula="of:=RAND()" office:value-type="float" office:value="0.142340442398563">
            <text:p>0.1423404424</text:p>
          </table:table-cell>
          <table:table-cell table:formula="of:=RAND()" office:value-type="float" office:value="0.591608444461599">
            <text:p>0.5916084445</text:p>
          </table:table-cell>
          <table:table-cell table:formula="of:=RAND()" office:value-type="float" office:value="0.141961114713922">
            <text:p>0.1419611147</text:p>
          </table:table-cell>
          <table:table-cell table:formula="of:=RAND()" office:value-type="float" office:value="0.904917430132628">
            <text:p>0.9049174301</text:p>
          </table:table-cell>
          <table:table-cell table:formula="of:=SUM([.B420:.M420])-6" office:value-type="float" office:value="-1.17945129424334">
            <text:p>-1.1794512942</text:p>
          </table:table-cell>
          <table:table-cell table:formula="of:=[.N420]-[.$G$6]" office:value-type="float" office:value="-1.15571030370938">
            <text:p>-1.1557103037</text:p>
          </table:table-cell>
          <table:table-cell table:formula="of:=[.O420]*[.O420]" office:value-type="float" office:value="1.33566630610002">
            <text:p>1.3356663061</text:p>
          </table:table-cell>
        </table:table-row>
        <table:table-row table:style-name="ro1">
          <table:table-cell/>
          <table:table-cell table:formula="of:=RAND()" office:value-type="float" office:value="0.0700614729430527">
            <text:p>0.0700614729</text:p>
          </table:table-cell>
          <table:table-cell table:formula="of:=RAND()" office:value-type="float" office:value="0.0557994192931801">
            <text:p>0.0557994193</text:p>
          </table:table-cell>
          <table:table-cell table:formula="of:=RAND()" office:value-type="float" office:value="0.432029879884794">
            <text:p>0.4320298799</text:p>
          </table:table-cell>
          <table:table-cell table:formula="of:=RAND()" office:value-type="float" office:value="0.851450351299718">
            <text:p>0.8514503513</text:p>
          </table:table-cell>
          <table:table-cell table:formula="of:=RAND()" office:value-type="float" office:value="0.516192418755963">
            <text:p>0.5161924188</text:p>
          </table:table-cell>
          <table:table-cell table:formula="of:=RAND()" office:value-type="float" office:value="0.524844898376614">
            <text:p>0.5248448984</text:p>
          </table:table-cell>
          <table:table-cell table:formula="of:=RAND()" office:value-type="float" office:value="0.868389558279887">
            <text:p>0.8683895583</text:p>
          </table:table-cell>
          <table:table-cell table:formula="of:=RAND()" office:value-type="float" office:value="0.92320097470656">
            <text:p>0.9232009747</text:p>
          </table:table-cell>
          <table:table-cell table:formula="of:=RAND()" office:value-type="float" office:value="0.033455835422501">
            <text:p>0.0334558354</text:p>
          </table:table-cell>
          <table:table-cell table:formula="of:=RAND()" office:value-type="float" office:value="0.343141589313745">
            <text:p>0.3431415893</text:p>
          </table:table-cell>
          <table:table-cell table:formula="of:=RAND()" office:value-type="float" office:value="0.811135724419728">
            <text:p>0.8111357244</text:p>
          </table:table-cell>
          <table:table-cell table:formula="of:=RAND()" office:value-type="float" office:value="0.0385602836031467">
            <text:p>0.0385602836</text:p>
          </table:table-cell>
          <table:table-cell table:formula="of:=SUM([.B421:.M421])-6" office:value-type="float" office:value="-0.531737593701109">
            <text:p>-0.5317375937</text:p>
          </table:table-cell>
          <table:table-cell table:formula="of:=[.N421]-[.$G$6]" office:value-type="float" office:value="-0.50799660316715">
            <text:p>-0.5079966032</text:p>
          </table:table-cell>
          <table:table-cell table:formula="of:=[.O421]*[.O421]" office:value-type="float" office:value="0.258060548829363">
            <text:p>0.2580605488</text:p>
          </table:table-cell>
        </table:table-row>
        <table:table-row table:style-name="ro1">
          <table:table-cell/>
          <table:table-cell table:formula="of:=RAND()" office:value-type="float" office:value="0.0532577037811279">
            <text:p>0.0532577038</text:p>
          </table:table-cell>
          <table:table-cell table:formula="of:=RAND()" office:value-type="float" office:value="0.830827517202124">
            <text:p>0.8308275172</text:p>
          </table:table-cell>
          <table:table-cell table:formula="of:=RAND()" office:value-type="float" office:value="0.872123338514939">
            <text:p>0.8721233385</text:p>
          </table:table-cell>
          <table:table-cell table:formula="of:=RAND()" office:value-type="float" office:value="0.801431096391752">
            <text:p>0.8014310964</text:p>
          </table:table-cell>
          <table:table-cell table:formula="of:=RAND()" office:value-type="float" office:value="0.518657392123714">
            <text:p>0.5186573921</text:p>
          </table:table-cell>
          <table:table-cell table:formula="of:=RAND()" office:value-type="float" office:value="0.917442526901141">
            <text:p>0.9174425269</text:p>
          </table:table-cell>
          <table:table-cell table:formula="of:=RAND()" office:value-type="float" office:value="0.399683672236279">
            <text:p>0.3996836722</text:p>
          </table:table-cell>
          <table:table-cell table:formula="of:=RAND()" office:value-type="float" office:value="0.555566346971318">
            <text:p>0.555566347</text:p>
          </table:table-cell>
          <table:table-cell table:formula="of:=RAND()" office:value-type="float" office:value="0.823406746145338">
            <text:p>0.8234067461</text:p>
          </table:table-cell>
          <table:table-cell table:formula="of:=RAND()" office:value-type="float" office:value="0.799149944679812">
            <text:p>0.7991499447</text:p>
          </table:table-cell>
          <table:table-cell table:formula="of:=RAND()" office:value-type="float" office:value="0.210219786502421">
            <text:p>0.2102197865</text:p>
          </table:table-cell>
          <table:table-cell table:formula="of:=RAND()" office:value-type="float" office:value="0.958350846776739">
            <text:p>0.9583508468</text:p>
          </table:table-cell>
          <table:table-cell table:formula="of:=SUM([.B422:.M422])-6" office:value-type="float" office:value="1.7401169182267">
            <text:p>1.7401169182</text:p>
          </table:table-cell>
          <table:table-cell table:formula="of:=[.N422]-[.$G$6]" office:value-type="float" office:value="1.76385790876066">
            <text:p>1.7638579088</text:p>
          </table:table-cell>
          <table:table-cell table:formula="of:=[.O422]*[.O422]" office:value-type="float" office:value="3.11119472229754">
            <text:p>3.1111947223</text:p>
          </table:table-cell>
        </table:table-row>
        <table:table-row table:style-name="ro1">
          <table:table-cell/>
          <table:table-cell table:formula="of:=RAND()" office:value-type="float" office:value="0.873682155972347">
            <text:p>0.873682156</text:p>
          </table:table-cell>
          <table:table-cell table:formula="of:=RAND()" office:value-type="float" office:value="0.420319607015699">
            <text:p>0.420319607</text:p>
          </table:table-cell>
          <table:table-cell table:formula="of:=RAND()" office:value-type="float" office:value="0.136575763346627">
            <text:p>0.1365757633</text:p>
          </table:table-cell>
          <table:table-cell table:formula="of:=RAND()" office:value-type="float" office:value="0.622021050425246">
            <text:p>0.6220210504</text:p>
          </table:table-cell>
          <table:table-cell table:formula="of:=RAND()" office:value-type="float" office:value="0.245501352241263">
            <text:p>0.2455013522</text:p>
          </table:table-cell>
          <table:table-cell table:formula="of:=RAND()" office:value-type="float" office:value="0.33285427140072">
            <text:p>0.3328542714</text:p>
          </table:table-cell>
          <table:table-cell table:formula="of:=RAND()" office:value-type="float" office:value="0.655862608458847">
            <text:p>0.6558626085</text:p>
          </table:table-cell>
          <table:table-cell table:formula="of:=RAND()" office:value-type="float" office:value="0.50630375999026">
            <text:p>0.50630376</text:p>
          </table:table-cell>
          <table:table-cell table:formula="of:=RAND()" office:value-type="float" office:value="0.942261793417856">
            <text:p>0.9422617934</text:p>
          </table:table-cell>
          <table:table-cell table:formula="of:=RAND()" office:value-type="float" office:value="0.533451747847721">
            <text:p>0.5334517478</text:p>
          </table:table-cell>
          <table:table-cell table:formula="of:=RAND()" office:value-type="float" office:value="0.539308046689257">
            <text:p>0.5393080467</text:p>
          </table:table-cell>
          <table:table-cell table:formula="of:=RAND()" office:value-type="float" office:value="0.189793714787811">
            <text:p>0.1897937148</text:p>
          </table:table-cell>
          <table:table-cell table:formula="of:=SUM([.B423:.M423])-6" office:value-type="float" office:value="-0.00206412840634584">
            <text:p>-0.0020641284</text:p>
          </table:table-cell>
          <table:table-cell table:formula="of:=[.N423]-[.$G$6]" office:value-type="float" office:value="0.0216768621276133">
            <text:p>0.0216768621</text:p>
          </table:table-cell>
          <table:table-cell table:formula="of:=[.O423]*[.O423]" office:value-type="float" office:value="0.000469886351699555">
            <text:p>0.0004698864</text:p>
          </table:table-cell>
        </table:table-row>
        <table:table-row table:style-name="ro1">
          <table:table-cell/>
          <table:table-cell table:formula="of:=RAND()" office:value-type="float" office:value="0.540775320958346">
            <text:p>0.540775321</text:p>
          </table:table-cell>
          <table:table-cell table:formula="of:=RAND()" office:value-type="float" office:value="0.743653565878049">
            <text:p>0.7436535659</text:p>
          </table:table-cell>
          <table:table-cell table:formula="of:=RAND()" office:value-type="float" office:value="0.53337164176628">
            <text:p>0.5333716418</text:p>
          </table:table-cell>
          <table:table-cell table:formula="of:=RAND()" office:value-type="float" office:value="0.221141099464148">
            <text:p>0.2211410995</text:p>
          </table:table-cell>
          <table:table-cell table:formula="of:=RAND()" office:value-type="float" office:value="0.200022895820439">
            <text:p>0.2000228958</text:p>
          </table:table-cell>
          <table:table-cell table:formula="of:=RAND()" office:value-type="float" office:value="0.134455950465053">
            <text:p>0.1344559505</text:p>
          </table:table-cell>
          <table:table-cell table:formula="of:=RAND()" office:value-type="float" office:value="0.726478463737294">
            <text:p>0.7264784637</text:p>
          </table:table-cell>
          <table:table-cell table:formula="of:=RAND()" office:value-type="float" office:value="0.398884414229542">
            <text:p>0.3988844142</text:p>
          </table:table-cell>
          <table:table-cell table:formula="of:=RAND()" office:value-type="float" office:value="0.24411635636352">
            <text:p>0.2441163564</text:p>
          </table:table-cell>
          <table:table-cell table:formula="of:=RAND()" office:value-type="float" office:value="0.576281109359115">
            <text:p>0.5762811094</text:p>
          </table:table-cell>
          <table:table-cell table:formula="of:=RAND()" office:value-type="float" office:value="0.070732829393819">
            <text:p>0.0707328294</text:p>
          </table:table-cell>
          <table:table-cell table:formula="of:=RAND()" office:value-type="float" office:value="0.0796019393019378">
            <text:p>0.0796019393</text:p>
          </table:table-cell>
          <table:table-cell table:formula="of:=SUM([.B424:.M424])-6" office:value-type="float" office:value="-1.53048441326246">
            <text:p>-1.5304844133</text:p>
          </table:table-cell>
          <table:table-cell table:formula="of:=[.N424]-[.$G$6]" office:value-type="float" office:value="-1.5067434227285">
            <text:p>-1.5067434227</text:p>
          </table:table-cell>
          <table:table-cell table:formula="of:=[.O424]*[.O424]" office:value-type="float" office:value="2.27027574193559">
            <text:p>2.2702757419</text:p>
          </table:table-cell>
        </table:table-row>
        <table:table-row table:style-name="ro1">
          <table:table-cell/>
          <table:table-cell table:formula="of:=RAND()" office:value-type="float" office:value="0.267968834377825">
            <text:p>0.2679688344</text:p>
          </table:table-cell>
          <table:table-cell table:formula="of:=RAND()" office:value-type="float" office:value="0.463467523921281">
            <text:p>0.4634675239</text:p>
          </table:table-cell>
          <table:table-cell table:formula="of:=RAND()" office:value-type="float" office:value="0.000963227124884725">
            <text:p>0.0009632271</text:p>
          </table:table-cell>
          <table:table-cell table:formula="of:=RAND()" office:value-type="float" office:value="0.128172940574586">
            <text:p>0.1281729406</text:p>
          </table:table-cell>
          <table:table-cell table:formula="of:=RAND()" office:value-type="float" office:value="0.551197050372139">
            <text:p>0.5511970504</text:p>
          </table:table-cell>
          <table:table-cell table:formula="of:=RAND()" office:value-type="float" office:value="0.515925943851471">
            <text:p>0.5159259439</text:p>
          </table:table-cell>
          <table:table-cell table:formula="of:=RAND()" office:value-type="float" office:value="0.636074931360781">
            <text:p>0.6360749314</text:p>
          </table:table-cell>
          <table:table-cell table:formula="of:=RAND()" office:value-type="float" office:value="0.717088867910206">
            <text:p>0.7170888679</text:p>
          </table:table-cell>
          <table:table-cell table:formula="of:=RAND()" office:value-type="float" office:value="0.116318197688088">
            <text:p>0.1163181977</text:p>
          </table:table-cell>
          <table:table-cell table:formula="of:=RAND()" office:value-type="float" office:value="0.19258518028073">
            <text:p>0.1925851803</text:p>
          </table:table-cell>
          <table:table-cell table:formula="of:=RAND()" office:value-type="float" office:value="0.945734831038862">
            <text:p>0.945734831</text:p>
          </table:table-cell>
          <table:table-cell table:formula="of:=RAND()" office:value-type="float" office:value="0.417146629886702">
            <text:p>0.4171466299</text:p>
          </table:table-cell>
          <table:table-cell table:formula="of:=SUM([.B425:.M425])-6" office:value-type="float" office:value="-1.04735584161244">
            <text:p>-1.0473558416</text:p>
          </table:table-cell>
          <table:table-cell table:formula="of:=[.N425]-[.$G$6]" office:value-type="float" office:value="-1.02361485107848">
            <text:p>-1.0236148511</text:p>
          </table:table-cell>
          <table:table-cell table:formula="of:=[.O425]*[.O425]" office:value-type="float" office:value="1.04778736334843">
            <text:p>1.0477873633</text:p>
          </table:table-cell>
        </table:table-row>
        <table:table-row table:style-name="ro1">
          <table:table-cell/>
          <table:table-cell table:formula="of:=RAND()" office:value-type="float" office:value="0.585860572988167">
            <text:p>0.585860573</text:p>
          </table:table-cell>
          <table:table-cell table:formula="of:=RAND()" office:value-type="float" office:value="0.541212379466742">
            <text:p>0.5412123795</text:p>
          </table:table-cell>
          <table:table-cell table:formula="of:=RAND()" office:value-type="float" office:value="0.703731819987297">
            <text:p>0.70373182</text:p>
          </table:table-cell>
          <table:table-cell table:formula="of:=RAND()" office:value-type="float" office:value="0.430587370414287">
            <text:p>0.4305873704</text:p>
          </table:table-cell>
          <table:table-cell table:formula="of:=RAND()" office:value-type="float" office:value="0.644809548277408">
            <text:p>0.6448095483</text:p>
          </table:table-cell>
          <table:table-cell table:formula="of:=RAND()" office:value-type="float" office:value="0.151433208957315">
            <text:p>0.151433209</text:p>
          </table:table-cell>
          <table:table-cell table:formula="of:=RAND()" office:value-type="float" office:value="0.989536175271496">
            <text:p>0.9895361753</text:p>
          </table:table-cell>
          <table:table-cell table:formula="of:=RAND()" office:value-type="float" office:value="0.694934146013111">
            <text:p>0.694934146</text:p>
          </table:table-cell>
          <table:table-cell table:formula="of:=RAND()" office:value-type="float" office:value="0.745417996775359">
            <text:p>0.7454179968</text:p>
          </table:table-cell>
          <table:table-cell table:formula="of:=RAND()" office:value-type="float" office:value="0.770745937246829">
            <text:p>0.7707459372</text:p>
          </table:table-cell>
          <table:table-cell table:formula="of:=RAND()" office:value-type="float" office:value="0.157004514709115">
            <text:p>0.1570045147</text:p>
          </table:table-cell>
          <table:table-cell table:formula="of:=RAND()" office:value-type="float" office:value="0.788864887552336">
            <text:p>0.7888648876</text:p>
          </table:table-cell>
          <table:table-cell table:formula="of:=SUM([.B426:.M426])-6" office:value-type="float" office:value="1.20413855765946">
            <text:p>1.2041385577</text:p>
          </table:table-cell>
          <table:table-cell table:formula="of:=[.N426]-[.$G$6]" office:value-type="float" office:value="1.22787954819342">
            <text:p>1.2278795482</text:p>
          </table:table-cell>
          <table:table-cell table:formula="of:=[.O426]*[.O426]" office:value-type="float" office:value="1.50768818487168">
            <text:p>1.5076881849</text:p>
          </table:table-cell>
        </table:table-row>
        <table:table-row table:style-name="ro1">
          <table:table-cell/>
          <table:table-cell table:formula="of:=RAND()" office:value-type="float" office:value="0.696348570520058">
            <text:p>0.6963485705</text:p>
          </table:table-cell>
          <table:table-cell table:formula="of:=RAND()" office:value-type="float" office:value="0.222292403457686">
            <text:p>0.2222924035</text:p>
          </table:table-cell>
          <table:table-cell table:formula="of:=RAND()" office:value-type="float" office:value="0.214575255988166">
            <text:p>0.214575256</text:p>
          </table:table-cell>
          <table:table-cell table:formula="of:=RAND()" office:value-type="float" office:value="0.810833559837192">
            <text:p>0.8108335598</text:p>
          </table:table-cell>
          <table:table-cell table:formula="of:=RAND()" office:value-type="float" office:value="0.815489219734445">
            <text:p>0.8154892197</text:p>
          </table:table-cell>
          <table:table-cell table:formula="of:=RAND()" office:value-type="float" office:value="0.0751403390895575">
            <text:p>0.0751403391</text:p>
          </table:table-cell>
          <table:table-cell table:formula="of:=RAND()" office:value-type="float" office:value="0.697497945511714">
            <text:p>0.6974979455</text:p>
          </table:table-cell>
          <table:table-cell table:formula="of:=RAND()" office:value-type="float" office:value="0.771466593258083">
            <text:p>0.7714665933</text:p>
          </table:table-cell>
          <table:table-cell table:formula="of:=RAND()" office:value-type="float" office:value="0.2777849372942">
            <text:p>0.2777849373</text:p>
          </table:table-cell>
          <table:table-cell table:formula="of:=RAND()" office:value-type="float" office:value="0.217281090095639">
            <text:p>0.2172810901</text:p>
          </table:table-cell>
          <table:table-cell table:formula="of:=RAND()" office:value-type="float" office:value="0.163607108173892">
            <text:p>0.1636071082</text:p>
          </table:table-cell>
          <table:table-cell table:formula="of:=RAND()" office:value-type="float" office:value="0.669766856357455">
            <text:p>0.6697668564</text:p>
          </table:table-cell>
          <table:table-cell table:formula="of:=SUM([.B427:.M427])-6" office:value-type="float" office:value="-0.367916120681912">
            <text:p>-0.3679161207</text:p>
          </table:table-cell>
          <table:table-cell table:formula="of:=[.N427]-[.$G$6]" office:value-type="float" office:value="-0.344175130147953">
            <text:p>-0.3441751301</text:p>
          </table:table-cell>
          <table:table-cell table:formula="of:=[.O427]*[.O427]" office:value-type="float" office:value="0.11845652021236">
            <text:p>0.1184565202</text:p>
          </table:table-cell>
        </table:table-row>
        <table:table-row table:style-name="ro1">
          <table:table-cell/>
          <table:table-cell table:formula="of:=RAND()" office:value-type="float" office:value="0.417090933537111">
            <text:p>0.4170909335</text:p>
          </table:table-cell>
          <table:table-cell table:formula="of:=RAND()" office:value-type="float" office:value="0.5871960837394">
            <text:p>0.5871960837</text:p>
          </table:table-cell>
          <table:table-cell table:formula="of:=RAND()" office:value-type="float" office:value="0.823754275450483">
            <text:p>0.8237542755</text:p>
          </table:table-cell>
          <table:table-cell table:formula="of:=RAND()" office:value-type="float" office:value="0.209595978958532">
            <text:p>0.209595979</text:p>
          </table:table-cell>
          <table:table-cell table:formula="of:=RAND()" office:value-type="float" office:value="0.560723320581019">
            <text:p>0.5607233206</text:p>
          </table:table-cell>
          <table:table-cell table:formula="of:=RAND()" office:value-type="float" office:value="0.293360418872908">
            <text:p>0.2933604189</text:p>
          </table:table-cell>
          <table:table-cell table:formula="of:=RAND()" office:value-type="float" office:value="0.900459955912083">
            <text:p>0.9004599559</text:p>
          </table:table-cell>
          <table:table-cell table:formula="of:=RAND()" office:value-type="float" office:value="0.812526328722015">
            <text:p>0.8125263287</text:p>
          </table:table-cell>
          <table:table-cell table:formula="of:=RAND()" office:value-type="float" office:value="0.952695270068944">
            <text:p>0.9526952701</text:p>
          </table:table-cell>
          <table:table-cell table:formula="of:=RAND()" office:value-type="float" office:value="0.972464907681569">
            <text:p>0.9724649077</text:p>
          </table:table-cell>
          <table:table-cell table:formula="of:=RAND()" office:value-type="float" office:value="0.51244397694245">
            <text:p>0.5124439769</text:p>
          </table:table-cell>
          <table:table-cell table:formula="of:=RAND()" office:value-type="float" office:value="0.217155002756044">
            <text:p>0.2171550028</text:p>
          </table:table-cell>
          <table:table-cell table:formula="of:=SUM([.B428:.M428])-6" office:value-type="float" office:value="1.25946645322256">
            <text:p>1.2594664532</text:p>
          </table:table-cell>
          <table:table-cell table:formula="of:=[.N428]-[.$G$6]" office:value-type="float" office:value="1.28320744375652">
            <text:p>1.2832074438</text:p>
          </table:table-cell>
          <table:table-cell table:formula="of:=[.O428]*[.O428]" office:value-type="float" office:value="1.64662134371214">
            <text:p>1.6466213437</text:p>
          </table:table-cell>
        </table:table-row>
        <table:table-row table:style-name="ro1">
          <table:table-cell/>
          <table:table-cell table:formula="of:=RAND()" office:value-type="float" office:value="0.157205709256232">
            <text:p>0.1572057093</text:p>
          </table:table-cell>
          <table:table-cell table:formula="of:=RAND()" office:value-type="float" office:value="0.894526908872649">
            <text:p>0.8945269089</text:p>
          </table:table-cell>
          <table:table-cell table:formula="of:=RAND()" office:value-type="float" office:value="0.985670941881835">
            <text:p>0.9856709419</text:p>
          </table:table-cell>
          <table:table-cell table:formula="of:=RAND()" office:value-type="float" office:value="0.0598028858657926">
            <text:p>0.0598028859</text:p>
          </table:table-cell>
          <table:table-cell table:formula="of:=RAND()" office:value-type="float" office:value="0.215646185912192">
            <text:p>0.2156461859</text:p>
          </table:table-cell>
          <table:table-cell table:formula="of:=RAND()" office:value-type="float" office:value="0.369580995058641">
            <text:p>0.3695809951</text:p>
          </table:table-cell>
          <table:table-cell table:formula="of:=RAND()" office:value-type="float" office:value="0.267846323782578">
            <text:p>0.2678463238</text:p>
          </table:table-cell>
          <table:table-cell table:formula="of:=RAND()" office:value-type="float" office:value="0.11452169297263">
            <text:p>0.114521693</text:p>
          </table:table-cell>
          <table:table-cell table:formula="of:=RAND()" office:value-type="float" office:value="0.66207205853425">
            <text:p>0.6620720585</text:p>
          </table:table-cell>
          <table:table-cell table:formula="of:=RAND()" office:value-type="float" office:value="0.922656581038609">
            <text:p>0.922656581</text:p>
          </table:table-cell>
          <table:table-cell table:formula="of:=RAND()" office:value-type="float" office:value="0.265040996251628">
            <text:p>0.2650409963</text:p>
          </table:table-cell>
          <table:table-cell table:formula="of:=RAND()" office:value-type="float" office:value="0.771483262302354">
            <text:p>0.7714832623</text:p>
          </table:table-cell>
          <table:table-cell table:formula="of:=SUM([.B429:.M429])-6" office:value-type="float" office:value="-0.313945458270609">
            <text:p>-0.3139454583</text:p>
          </table:table-cell>
          <table:table-cell table:formula="of:=[.N429]-[.$G$6]" office:value-type="float" office:value="-0.29020446773665">
            <text:p>-0.2902044677</text:p>
          </table:table-cell>
          <table:table-cell table:formula="of:=[.O429]*[.O429]" office:value-type="float" office:value="0.0842186330943125">
            <text:p>0.0842186331</text:p>
          </table:table-cell>
        </table:table-row>
        <table:table-row table:style-name="ro1">
          <table:table-cell/>
          <table:table-cell table:formula="of:=RAND()" office:value-type="float" office:value="0.715996232116595">
            <text:p>0.7159962321</text:p>
          </table:table-cell>
          <table:table-cell table:formula="of:=RAND()" office:value-type="float" office:value="0.9331483989954">
            <text:p>0.933148399</text:p>
          </table:table-cell>
          <table:table-cell table:formula="of:=RAND()" office:value-type="float" office:value="0.420876408694312">
            <text:p>0.4208764087</text:p>
          </table:table-cell>
          <table:table-cell table:formula="of:=RAND()" office:value-type="float" office:value="0.805232611717656">
            <text:p>0.8052326117</text:p>
          </table:table-cell>
          <table:table-cell table:formula="of:=RAND()" office:value-type="float" office:value="0.151950241997838">
            <text:p>0.151950242</text:p>
          </table:table-cell>
          <table:table-cell table:formula="of:=RAND()" office:value-type="float" office:value="0.99187924223952">
            <text:p>0.9918792422</text:p>
          </table:table-cell>
          <table:table-cell table:formula="of:=RAND()" office:value-type="float" office:value="0.414369873702526">
            <text:p>0.4143698737</text:p>
          </table:table-cell>
          <table:table-cell table:formula="of:=RAND()" office:value-type="float" office:value="0.248625007690862">
            <text:p>0.2486250077</text:p>
          </table:table-cell>
          <table:table-cell table:formula="of:=RAND()" office:value-type="float" office:value="0.340246684616432">
            <text:p>0.3402466846</text:p>
          </table:table-cell>
          <table:table-cell table:formula="of:=RAND()" office:value-type="float" office:value="0.739659823477268">
            <text:p>0.7396598235</text:p>
          </table:table-cell>
          <table:table-cell table:formula="of:=RAND()" office:value-type="float" office:value="0.198690638877451">
            <text:p>0.1986906389</text:p>
          </table:table-cell>
          <table:table-cell table:formula="of:=RAND()" office:value-type="float" office:value="0.895818755496293">
            <text:p>0.8958187555</text:p>
          </table:table-cell>
          <table:table-cell table:formula="of:=SUM([.B430:.M430])-6" office:value-type="float" office:value="0.856493919622153">
            <text:p>0.8564939196</text:p>
          </table:table-cell>
          <table:table-cell table:formula="of:=[.N430]-[.$G$6]" office:value-type="float" office:value="0.880234910156112">
            <text:p>0.8802349102</text:p>
          </table:table-cell>
          <table:table-cell table:formula="of:=[.O430]*[.O430]" office:value-type="float" office:value="0.774813497057539">
            <text:p>0.7748134971</text:p>
          </table:table-cell>
        </table:table-row>
        <table:table-row table:style-name="ro1">
          <table:table-cell/>
          <table:table-cell table:formula="of:=RAND()" office:value-type="float" office:value="0.101218637079">
            <text:p>0.1012186371</text:p>
          </table:table-cell>
          <table:table-cell table:formula="of:=RAND()" office:value-type="float" office:value="0.952306824270636">
            <text:p>0.9523068243</text:p>
          </table:table-cell>
          <table:table-cell table:formula="of:=RAND()" office:value-type="float" office:value="0.125856877071783">
            <text:p>0.1258568771</text:p>
          </table:table-cell>
          <table:table-cell table:formula="of:=RAND()" office:value-type="float" office:value="0.829802854685113">
            <text:p>0.8298028547</text:p>
          </table:table-cell>
          <table:table-cell table:formula="of:=RAND()" office:value-type="float" office:value="0.425828415201977">
            <text:p>0.4258284152</text:p>
          </table:table-cell>
          <table:table-cell table:formula="of:=RAND()" office:value-type="float" office:value="0.396471370477229">
            <text:p>0.3964713705</text:p>
          </table:table-cell>
          <table:table-cell table:formula="of:=RAND()" office:value-type="float" office:value="0.345455165952444">
            <text:p>0.345455166</text:p>
          </table:table-cell>
          <table:table-cell table:formula="of:=RAND()" office:value-type="float" office:value="0.801654716022313">
            <text:p>0.801654716</text:p>
          </table:table-cell>
          <table:table-cell table:formula="of:=RAND()" office:value-type="float" office:value="0.0941744288429618">
            <text:p>0.0941744288</text:p>
          </table:table-cell>
          <table:table-cell table:formula="of:=RAND()" office:value-type="float" office:value="0.991602618247271">
            <text:p>0.9916026182</text:p>
          </table:table-cell>
          <table:table-cell table:formula="of:=RAND()" office:value-type="float" office:value="0.443382903235033">
            <text:p>0.4433829032</text:p>
          </table:table-cell>
          <table:table-cell table:formula="of:=RAND()" office:value-type="float" office:value="0.0350678563117981">
            <text:p>0.0350678563</text:p>
          </table:table-cell>
          <table:table-cell table:formula="of:=SUM([.B431:.M431])-6" office:value-type="float" office:value="-0.457177332602441">
            <text:p>-0.4571773326</text:p>
          </table:table-cell>
          <table:table-cell table:formula="of:=[.N431]-[.$G$6]" office:value-type="float" office:value="-0.433436342068482">
            <text:p>-0.4334363421</text:p>
          </table:table-cell>
          <table:table-cell table:formula="of:=[.O431]*[.O431]" office:value-type="float" office:value="0.187867062625706">
            <text:p>0.1878670626</text:p>
          </table:table-cell>
        </table:table-row>
        <table:table-row table:style-name="ro1">
          <table:table-cell/>
          <table:table-cell table:formula="of:=RAND()" office:value-type="float" office:value="0.98410292272456">
            <text:p>0.9841029227</text:p>
          </table:table-cell>
          <table:table-cell table:formula="of:=RAND()" office:value-type="float" office:value="0.512903981842101">
            <text:p>0.5129039818</text:p>
          </table:table-cell>
          <table:table-cell table:formula="of:=RAND()" office:value-type="float" office:value="0.588310140650719">
            <text:p>0.5883101407</text:p>
          </table:table-cell>
          <table:table-cell table:formula="of:=RAND()" office:value-type="float" office:value="0.467963305767626">
            <text:p>0.4679633058</text:p>
          </table:table-cell>
          <table:table-cell table:formula="of:=RAND()" office:value-type="float" office:value="0.49393582646735">
            <text:p>0.4939358265</text:p>
          </table:table-cell>
          <table:table-cell table:formula="of:=RAND()" office:value-type="float" office:value="0.494428058620542">
            <text:p>0.4944280586</text:p>
          </table:table-cell>
          <table:table-cell table:formula="of:=RAND()" office:value-type="float" office:value="0.734365359414369">
            <text:p>0.7343653594</text:p>
          </table:table-cell>
          <table:table-cell table:formula="of:=RAND()" office:value-type="float" office:value="0.259099726798013">
            <text:p>0.2590997268</text:p>
          </table:table-cell>
          <table:table-cell table:formula="of:=RAND()" office:value-type="float" office:value="0.0362478920724243">
            <text:p>0.0362478921</text:p>
          </table:table-cell>
          <table:table-cell table:formula="of:=RAND()" office:value-type="float" office:value="0.542096835095435">
            <text:p>0.5420968351</text:p>
          </table:table-cell>
          <table:table-cell table:formula="of:=RAND()" office:value-type="float" office:value="0.920315383467823">
            <text:p>0.9203153835</text:p>
          </table:table-cell>
          <table:table-cell table:formula="of:=RAND()" office:value-type="float" office:value="0.981120413402095">
            <text:p>0.9811204134</text:p>
          </table:table-cell>
          <table:table-cell table:formula="of:=SUM([.B432:.M432])-6" office:value-type="float" office:value="1.01488984632306">
            <text:p>1.0148898463</text:p>
          </table:table-cell>
          <table:table-cell table:formula="of:=[.N432]-[.$G$6]" office:value-type="float" office:value="1.03863083685702">
            <text:p>1.0386308369</text:p>
          </table:table-cell>
          <table:table-cell table:formula="of:=[.O432]*[.O432]" office:value-type="float" office:value="1.07875401527031">
            <text:p>1.0787540153</text:p>
          </table:table-cell>
        </table:table-row>
        <table:table-row table:style-name="ro1">
          <table:table-cell/>
          <table:table-cell table:formula="of:=RAND()" office:value-type="float" office:value="0.680368928005919">
            <text:p>0.680368928</text:p>
          </table:table-cell>
          <table:table-cell table:formula="of:=RAND()" office:value-type="float" office:value="0.192341092741117">
            <text:p>0.1923410927</text:p>
          </table:table-cell>
          <table:table-cell table:formula="of:=RAND()" office:value-type="float" office:value="0.165636800928041">
            <text:p>0.1656368009</text:p>
          </table:table-cell>
          <table:table-cell table:formula="of:=RAND()" office:value-type="float" office:value="0.453487161779776">
            <text:p>0.4534871618</text:p>
          </table:table-cell>
          <table:table-cell table:formula="of:=RAND()" office:value-type="float" office:value="0.25569730415009">
            <text:p>0.2556973042</text:p>
          </table:table-cell>
          <table:table-cell table:formula="of:=RAND()" office:value-type="float" office:value="0.13773339195177">
            <text:p>0.137733392</text:p>
          </table:table-cell>
          <table:table-cell table:formula="of:=RAND()" office:value-type="float" office:value="0.389021087903529">
            <text:p>0.3890210879</text:p>
          </table:table-cell>
          <table:table-cell table:formula="of:=RAND()" office:value-type="float" office:value="0.942093433812261">
            <text:p>0.9420934338</text:p>
          </table:table-cell>
          <table:table-cell table:formula="of:=RAND()" office:value-type="float" office:value="0.886965994490311">
            <text:p>0.8869659945</text:p>
          </table:table-cell>
          <table:table-cell table:formula="of:=RAND()" office:value-type="float" office:value="0.969310158630833">
            <text:p>0.9693101586</text:p>
          </table:table-cell>
          <table:table-cell table:formula="of:=RAND()" office:value-type="float" office:value="0.575992464786395">
            <text:p>0.5759924648</text:p>
          </table:table-cell>
          <table:table-cell table:formula="of:=RAND()" office:value-type="float" office:value="0.378306773956865">
            <text:p>0.378306774</text:p>
          </table:table-cell>
          <table:table-cell table:formula="of:=SUM([.B433:.M433])-6" office:value-type="float" office:value="0.0269545931369066">
            <text:p>0.0269545931</text:p>
          </table:table-cell>
          <table:table-cell table:formula="of:=[.N433]-[.$G$6]" office:value-type="float" office:value="0.0506955836708657">
            <text:p>0.0506955837</text:p>
          </table:table-cell>
          <table:table-cell table:formula="of:=[.O433]*[.O433]" office:value-type="float" office:value="0.00257004220372975">
            <text:p>0.0025700422</text:p>
          </table:table-cell>
        </table:table-row>
        <table:table-row table:style-name="ro1">
          <table:table-cell/>
          <table:table-cell table:formula="of:=RAND()" office:value-type="float" office:value="0.64543226081878">
            <text:p>0.6454322608</text:p>
          </table:table-cell>
          <table:table-cell table:formula="of:=RAND()" office:value-type="float" office:value="0.357072856742889">
            <text:p>0.3570728567</text:p>
          </table:table-cell>
          <table:table-cell table:formula="of:=RAND()" office:value-type="float" office:value="0.332138087367639">
            <text:p>0.3321380874</text:p>
          </table:table-cell>
          <table:table-cell table:formula="of:=RAND()" office:value-type="float" office:value="0.400719598634169">
            <text:p>0.4007195986</text:p>
          </table:table-cell>
          <table:table-cell table:formula="of:=RAND()" office:value-type="float" office:value="0.209969456074759">
            <text:p>0.2099694561</text:p>
          </table:table-cell>
          <table:table-cell table:formula="of:=RAND()" office:value-type="float" office:value="0.900326027302071">
            <text:p>0.9003260273</text:p>
          </table:table-cell>
          <table:table-cell table:formula="of:=RAND()" office:value-type="float" office:value="0.546782059362158">
            <text:p>0.5467820594</text:p>
          </table:table-cell>
          <table:table-cell table:formula="of:=RAND()" office:value-type="float" office:value="0.0153373046778142">
            <text:p>0.0153373047</text:p>
          </table:table-cell>
          <table:table-cell table:formula="of:=RAND()" office:value-type="float" office:value="0.227085770107806">
            <text:p>0.2270857701</text:p>
          </table:table-cell>
          <table:table-cell table:formula="of:=RAND()" office:value-type="float" office:value="0.0355187028180808">
            <text:p>0.0355187028</text:p>
          </table:table-cell>
          <table:table-cell table:formula="of:=RAND()" office:value-type="float" office:value="0.664186192909256">
            <text:p>0.6641861929</text:p>
          </table:table-cell>
          <table:table-cell table:formula="of:=RAND()" office:value-type="float" office:value="0.150262973504141">
            <text:p>0.1502629735</text:p>
          </table:table-cell>
          <table:table-cell table:formula="of:=SUM([.B434:.M434])-6" office:value-type="float" office:value="-1.51516870968044">
            <text:p>-1.5151687097</text:p>
          </table:table-cell>
          <table:table-cell table:formula="of:=[.N434]-[.$G$6]" office:value-type="float" office:value="-1.49142771914648">
            <text:p>-1.4914277191</text:p>
          </table:table-cell>
          <table:table-cell table:formula="of:=[.O434]*[.O434]" office:value-type="float" office:value="2.22435664143847">
            <text:p>2.2243566414</text:p>
          </table:table-cell>
        </table:table-row>
        <table:table-row table:style-name="ro1">
          <table:table-cell/>
          <table:table-cell table:formula="of:=RAND()" office:value-type="float" office:value="0.681766128400341">
            <text:p>0.6817661284</text:p>
          </table:table-cell>
          <table:table-cell table:formula="of:=RAND()" office:value-type="float" office:value="0.903068957850337">
            <text:p>0.9030689579</text:p>
          </table:table-cell>
          <table:table-cell table:formula="of:=RAND()" office:value-type="float" office:value="0.837633315706626">
            <text:p>0.8376333157</text:p>
          </table:table-cell>
          <table:table-cell table:formula="of:=RAND()" office:value-type="float" office:value="0.732894014799967">
            <text:p>0.7328940148</text:p>
          </table:table-cell>
          <table:table-cell table:formula="of:=RAND()" office:value-type="float" office:value="0.741468215128407">
            <text:p>0.7414682151</text:p>
          </table:table-cell>
          <table:table-cell table:formula="of:=RAND()" office:value-type="float" office:value="0.966688466258347">
            <text:p>0.9666884663</text:p>
          </table:table-cell>
          <table:table-cell table:formula="of:=RAND()" office:value-type="float" office:value="0.215034992899746">
            <text:p>0.2150349929</text:p>
          </table:table-cell>
          <table:table-cell table:formula="of:=RAND()" office:value-type="float" office:value="0.322131227934733">
            <text:p>0.3221312279</text:p>
          </table:table-cell>
          <table:table-cell table:formula="of:=RAND()" office:value-type="float" office:value="0.27752458001487">
            <text:p>0.27752458</text:p>
          </table:table-cell>
          <table:table-cell table:formula="of:=RAND()" office:value-type="float" office:value="0.354744153795764">
            <text:p>0.3547441538</text:p>
          </table:table-cell>
          <table:table-cell table:formula="of:=RAND()" office:value-type="float" office:value="0.247248745756224">
            <text:p>0.2472487458</text:p>
          </table:table-cell>
          <table:table-cell table:formula="of:=RAND()" office:value-type="float" office:value="0.506929361261427">
            <text:p>0.5069293613</text:p>
          </table:table-cell>
          <table:table-cell table:formula="of:=SUM([.B435:.M435])-6" office:value-type="float" office:value="0.787132159806788">
            <text:p>0.7871321598</text:p>
          </table:table-cell>
          <table:table-cell table:formula="of:=[.N435]-[.$G$6]" office:value-type="float" office:value="0.810873150340747">
            <text:p>0.8108731503</text:p>
          </table:table-cell>
          <table:table-cell table:formula="of:=[.O435]*[.O435]" office:value-type="float" office:value="0.657515265943528">
            <text:p>0.6575152659</text:p>
          </table:table-cell>
        </table:table-row>
        <table:table-row table:style-name="ro1">
          <table:table-cell/>
          <table:table-cell table:formula="of:=RAND()" office:value-type="float" office:value="0.43937207153067">
            <text:p>0.4393720715</text:p>
          </table:table-cell>
          <table:table-cell table:formula="of:=RAND()" office:value-type="float" office:value="0.806792740244418">
            <text:p>0.8067927402</text:p>
          </table:table-cell>
          <table:table-cell table:formula="of:=RAND()" office:value-type="float" office:value="0.613931061699986">
            <text:p>0.6139310617</text:p>
          </table:table-cell>
          <table:table-cell table:formula="of:=RAND()" office:value-type="float" office:value="0.668210069416091">
            <text:p>0.6682100694</text:p>
          </table:table-cell>
          <table:table-cell table:formula="of:=RAND()" office:value-type="float" office:value="0.464000798994675">
            <text:p>0.464000799</text:p>
          </table:table-cell>
          <table:table-cell table:formula="of:=RAND()" office:value-type="float" office:value="0.641731251496822">
            <text:p>0.6417312515</text:p>
          </table:table-cell>
          <table:table-cell table:formula="of:=RAND()" office:value-type="float" office:value="0.230791820213199">
            <text:p>0.2307918202</text:p>
          </table:table-cell>
          <table:table-cell table:formula="of:=RAND()" office:value-type="float" office:value="0.656364256050438">
            <text:p>0.6563642561</text:p>
          </table:table-cell>
          <table:table-cell table:formula="of:=RAND()" office:value-type="float" office:value="0.343690755078569">
            <text:p>0.3436907551</text:p>
          </table:table-cell>
          <table:table-cell table:formula="of:=RAND()" office:value-type="float" office:value="0.49320010188967">
            <text:p>0.4932001019</text:p>
          </table:table-cell>
          <table:table-cell table:formula="of:=RAND()" office:value-type="float" office:value="0.839836492436007">
            <text:p>0.8398364924</text:p>
          </table:table-cell>
          <table:table-cell table:formula="of:=RAND()" office:value-type="float" office:value="0.593276890460402">
            <text:p>0.5932768905</text:p>
          </table:table-cell>
          <table:table-cell table:formula="of:=SUM([.B436:.M436])-6" office:value-type="float" office:value="0.791198309510946">
            <text:p>0.7911983095</text:p>
          </table:table-cell>
          <table:table-cell table:formula="of:=[.N436]-[.$G$6]" office:value-type="float" office:value="0.814939300044905">
            <text:p>0.8149393</text:p>
          </table:table-cell>
          <table:table-cell table:formula="of:=[.O436]*[.O436]" office:value-type="float" office:value="0.66412606275768">
            <text:p>0.6641260628</text:p>
          </table:table-cell>
        </table:table-row>
        <table:table-row table:style-name="ro1">
          <table:table-cell/>
          <table:table-cell table:formula="of:=RAND()" office:value-type="float" office:value="0.472382792271674">
            <text:p>0.4723827923</text:p>
          </table:table-cell>
          <table:table-cell table:formula="of:=RAND()" office:value-type="float" office:value="0.710801986511797">
            <text:p>0.7108019865</text:p>
          </table:table-cell>
          <table:table-cell table:formula="of:=RAND()" office:value-type="float" office:value="0.793527527712286">
            <text:p>0.7935275277</text:p>
          </table:table-cell>
          <table:table-cell table:formula="of:=RAND()" office:value-type="float" office:value="0.789210946066305">
            <text:p>0.7892109461</text:p>
          </table:table-cell>
          <table:table-cell table:formula="of:=RAND()" office:value-type="float" office:value="0.357484319712967">
            <text:p>0.3574843197</text:p>
          </table:table-cell>
          <table:table-cell table:formula="of:=RAND()" office:value-type="float" office:value="0.107320080511272">
            <text:p>0.1073200805</text:p>
          </table:table-cell>
          <table:table-cell table:formula="of:=RAND()" office:value-type="float" office:value="0.397248009219766">
            <text:p>0.3972480092</text:p>
          </table:table-cell>
          <table:table-cell table:formula="of:=RAND()" office:value-type="float" office:value="0.915102123050019">
            <text:p>0.9151021231</text:p>
          </table:table-cell>
          <table:table-cell table:formula="of:=RAND()" office:value-type="float" office:value="0.307220881571993">
            <text:p>0.3072208816</text:p>
          </table:table-cell>
          <table:table-cell table:formula="of:=RAND()" office:value-type="float" office:value="0.119087732164189">
            <text:p>0.1190877322</text:p>
          </table:table-cell>
          <table:table-cell table:formula="of:=RAND()" office:value-type="float" office:value="0.322187167825177">
            <text:p>0.3221871678</text:p>
          </table:table-cell>
          <table:table-cell table:formula="of:=RAND()" office:value-type="float" office:value="0.83628026326187">
            <text:p>0.8362802633</text:p>
          </table:table-cell>
          <table:table-cell table:formula="of:=SUM([.B437:.M437])-6" office:value-type="float" office:value="0.127853829879314">
            <text:p>0.1278538299</text:p>
          </table:table-cell>
          <table:table-cell table:formula="of:=[.N437]-[.$G$6]" office:value-type="float" office:value="0.151594820413273">
            <text:p>0.1515948204</text:p>
          </table:table-cell>
          <table:table-cell table:formula="of:=[.O437]*[.O437]" office:value-type="float" office:value="0.0229809895761324">
            <text:p>0.0229809896</text:p>
          </table:table-cell>
        </table:table-row>
        <table:table-row table:style-name="ro1">
          <table:table-cell/>
          <table:table-cell table:formula="of:=RAND()" office:value-type="float" office:value="0.640701241791248">
            <text:p>0.6407012418</text:p>
          </table:table-cell>
          <table:table-cell table:formula="of:=RAND()" office:value-type="float" office:value="0.00615577679127455">
            <text:p>0.0061557768</text:p>
          </table:table-cell>
          <table:table-cell table:formula="of:=RAND()" office:value-type="float" office:value="0.11255079973489">
            <text:p>0.1125507997</text:p>
          </table:table-cell>
          <table:table-cell table:formula="of:=RAND()" office:value-type="float" office:value="0.00644572335295379">
            <text:p>0.0064457234</text:p>
          </table:table-cell>
          <table:table-cell table:formula="of:=RAND()" office:value-type="float" office:value="0.436702754581347">
            <text:p>0.4367027546</text:p>
          </table:table-cell>
          <table:table-cell table:formula="of:=RAND()" office:value-type="float" office:value="0.142937443451956">
            <text:p>0.1429374435</text:p>
          </table:table-cell>
          <table:table-cell table:formula="of:=RAND()" office:value-type="float" office:value="0.342265527928248">
            <text:p>0.3422655279</text:p>
          </table:table-cell>
          <table:table-cell table:formula="of:=RAND()" office:value-type="float" office:value="0.837692725006491">
            <text:p>0.837692725</text:p>
          </table:table-cell>
          <table:table-cell table:formula="of:=RAND()" office:value-type="float" office:value="0.187064657220617">
            <text:p>0.1870646572</text:p>
          </table:table-cell>
          <table:table-cell table:formula="of:=RAND()" office:value-type="float" office:value="0.518901210045442">
            <text:p>0.51890121</text:p>
          </table:table-cell>
          <table:table-cell table:formula="of:=RAND()" office:value-type="float" office:value="0.040291856508702">
            <text:p>0.0402918565</text:p>
          </table:table-cell>
          <table:table-cell table:formula="of:=RAND()" office:value-type="float" office:value="0.863874941132963">
            <text:p>0.8638749411</text:p>
          </table:table-cell>
          <table:table-cell table:formula="of:=SUM([.B438:.M438])-6" office:value-type="float" office:value="-1.86441534245387">
            <text:p>-1.8644153425</text:p>
          </table:table-cell>
          <table:table-cell table:formula="of:=[.N438]-[.$G$6]" office:value-type="float" office:value="-1.84067435191991">
            <text:p>-1.8406743519</text:p>
          </table:table-cell>
          <table:table-cell table:formula="of:=[.O438]*[.O438]" office:value-type="float" office:value="3.38808206981577">
            <text:p>3.3880820698</text:p>
          </table:table-cell>
        </table:table-row>
        <table:table-row table:style-name="ro1">
          <table:table-cell/>
          <table:table-cell table:formula="of:=RAND()" office:value-type="float" office:value="0.85735298297368">
            <text:p>0.857352983</text:p>
          </table:table-cell>
          <table:table-cell table:formula="of:=RAND()" office:value-type="float" office:value="0.0256863811518997">
            <text:p>0.0256863812</text:p>
          </table:table-cell>
          <table:table-cell table:formula="of:=RAND()" office:value-type="float" office:value="0.60398017289117">
            <text:p>0.6039801729</text:p>
          </table:table-cell>
          <table:table-cell table:formula="of:=RAND()" office:value-type="float" office:value="0.0159479172434658">
            <text:p>0.0159479172</text:p>
          </table:table-cell>
          <table:table-cell table:formula="of:=RAND()" office:value-type="float" office:value="0.0518712957855314">
            <text:p>0.0518712958</text:p>
          </table:table-cell>
          <table:table-cell table:formula="of:=RAND()" office:value-type="float" office:value="0.962886046618223">
            <text:p>0.9628860466</text:p>
          </table:table-cell>
          <table:table-cell table:formula="of:=RAND()" office:value-type="float" office:value="0.852426203666255">
            <text:p>0.8524262037</text:p>
          </table:table-cell>
          <table:table-cell table:formula="of:=RAND()" office:value-type="float" office:value="0.0626502279192209">
            <text:p>0.0626502279</text:p>
          </table:table-cell>
          <table:table-cell table:formula="of:=RAND()" office:value-type="float" office:value="0.406970364972949">
            <text:p>0.406970365</text:p>
          </table:table-cell>
          <table:table-cell table:formula="of:=RAND()" office:value-type="float" office:value="0.252668126951903">
            <text:p>0.252668127</text:p>
          </table:table-cell>
          <table:table-cell table:formula="of:=RAND()" office:value-type="float" office:value="0.990205894224346">
            <text:p>0.9902058942</text:p>
          </table:table-cell>
          <table:table-cell table:formula="of:=RAND()" office:value-type="float" office:value="0.280667735496536">
            <text:p>0.2806677355</text:p>
          </table:table-cell>
          <table:table-cell table:formula="of:=SUM([.B439:.M439])-6" office:value-type="float" office:value="-0.636686650104821">
            <text:p>-0.6366866501</text:p>
          </table:table-cell>
          <table:table-cell table:formula="of:=[.N439]-[.$G$6]" office:value-type="float" office:value="-0.612945659570862">
            <text:p>-0.6129456596</text:p>
          </table:table-cell>
          <table:table-cell table:formula="of:=[.O439]*[.O439]" office:value-type="float" office:value="0.375702381586758">
            <text:p>0.3757023816</text:p>
          </table:table-cell>
        </table:table-row>
        <table:table-row table:style-name="ro1">
          <table:table-cell/>
          <table:table-cell table:formula="of:=RAND()" office:value-type="float" office:value="0.514754090923816">
            <text:p>0.5147540909</text:p>
          </table:table-cell>
          <table:table-cell table:formula="of:=RAND()" office:value-type="float" office:value="0.783158008242026">
            <text:p>0.7831580082</text:p>
          </table:table-cell>
          <table:table-cell table:formula="of:=RAND()" office:value-type="float" office:value="0.572743531549349">
            <text:p>0.5727435315</text:p>
          </table:table-cell>
          <table:table-cell table:formula="of:=RAND()" office:value-type="float" office:value="0.118461720645428">
            <text:p>0.1184617206</text:p>
          </table:table-cell>
          <table:table-cell table:formula="of:=RAND()" office:value-type="float" office:value="0.989249998703599">
            <text:p>0.9892499987</text:p>
          </table:table-cell>
          <table:table-cell table:formula="of:=RAND()" office:value-type="float" office:value="0.175387744093314">
            <text:p>0.1753877441</text:p>
          </table:table-cell>
          <table:table-cell table:formula="of:=RAND()" office:value-type="float" office:value="0.70391018060036">
            <text:p>0.7039101806</text:p>
          </table:table-cell>
          <table:table-cell table:formula="of:=RAND()" office:value-type="float" office:value="0.118232948472723">
            <text:p>0.1182329485</text:p>
          </table:table-cell>
          <table:table-cell table:formula="of:=RAND()" office:value-type="float" office:value="0.531350689241663">
            <text:p>0.5313506892</text:p>
          </table:table-cell>
          <table:table-cell table:formula="of:=RAND()" office:value-type="float" office:value="0.933663221541792">
            <text:p>0.9336632215</text:p>
          </table:table-cell>
          <table:table-cell table:formula="of:=RAND()" office:value-type="float" office:value="0.670982657698914">
            <text:p>0.6709826577</text:p>
          </table:table-cell>
          <table:table-cell table:formula="of:=RAND()" office:value-type="float" office:value="0.60963948792778">
            <text:p>0.6096394879</text:p>
          </table:table-cell>
          <table:table-cell table:formula="of:=SUM([.B440:.M440])-6" office:value-type="float" office:value="0.721534279640764">
            <text:p>0.7215342796</text:p>
          </table:table-cell>
          <table:table-cell table:formula="of:=[.N440]-[.$G$6]" office:value-type="float" office:value="0.745275270174723">
            <text:p>0.7452752702</text:p>
          </table:table-cell>
          <table:table-cell table:formula="of:=[.O440]*[.O440]" office:value-type="float" office:value="0.555435228334007">
            <text:p>0.5554352283</text:p>
          </table:table-cell>
        </table:table-row>
        <table:table-row table:style-name="ro1">
          <table:table-cell/>
          <table:table-cell table:formula="of:=RAND()" office:value-type="float" office:value="0.791994160972536">
            <text:p>0.791994161</text:p>
          </table:table-cell>
          <table:table-cell table:formula="of:=RAND()" office:value-type="float" office:value="0.104518937179819">
            <text:p>0.1045189372</text:p>
          </table:table-cell>
          <table:table-cell table:formula="of:=RAND()" office:value-type="float" office:value="0.875285092741251">
            <text:p>0.8752850927</text:p>
          </table:table-cell>
          <table:table-cell table:formula="of:=RAND()" office:value-type="float" office:value="0.515382992569357">
            <text:p>0.5153829926</text:p>
          </table:table-cell>
          <table:table-cell table:formula="of:=RAND()" office:value-type="float" office:value="0.787241535726935">
            <text:p>0.7872415357</text:p>
          </table:table-cell>
          <table:table-cell table:formula="of:=RAND()" office:value-type="float" office:value="0.554510235786438">
            <text:p>0.5545102358</text:p>
          </table:table-cell>
          <table:table-cell table:formula="of:=RAND()" office:value-type="float" office:value="0.465449505951256">
            <text:p>0.465449506</text:p>
          </table:table-cell>
          <table:table-cell table:formula="of:=RAND()" office:value-type="float" office:value="0.996042871614918">
            <text:p>0.9960428716</text:p>
          </table:table-cell>
          <table:table-cell table:formula="of:=RAND()" office:value-type="float" office:value="0.159209800418466">
            <text:p>0.1592098004</text:p>
          </table:table-cell>
          <table:table-cell table:formula="of:=RAND()" office:value-type="float" office:value="0.697388251312077">
            <text:p>0.6973882513</text:p>
          </table:table-cell>
          <table:table-cell table:formula="of:=RAND()" office:value-type="float" office:value="0.105948933633044">
            <text:p>0.1059489336</text:p>
          </table:table-cell>
          <table:table-cell table:formula="of:=RAND()" office:value-type="float" office:value="0.686147808562964">
            <text:p>0.6861478086</text:p>
          </table:table-cell>
          <table:table-cell table:formula="of:=SUM([.B441:.M441])-6" office:value-type="float" office:value="0.739120126469061">
            <text:p>0.7391201265</text:p>
          </table:table-cell>
          <table:table-cell table:formula="of:=[.N441]-[.$G$6]" office:value-type="float" office:value="0.76286111700302">
            <text:p>0.762861117</text:p>
          </table:table-cell>
          <table:table-cell table:formula="of:=[.O441]*[.O441]" office:value-type="float" office:value="0.581957083835095">
            <text:p>0.5819570838</text:p>
          </table:table-cell>
        </table:table-row>
        <table:table-row table:style-name="ro1">
          <table:table-cell/>
          <table:table-cell table:formula="of:=RAND()" office:value-type="float" office:value="0.104496441781521">
            <text:p>0.1044964418</text:p>
          </table:table-cell>
          <table:table-cell table:formula="of:=RAND()" office:value-type="float" office:value="0.384854624047875">
            <text:p>0.384854624</text:p>
          </table:table-cell>
          <table:table-cell table:formula="of:=RAND()" office:value-type="float" office:value="0.912543876562268">
            <text:p>0.9125438766</text:p>
          </table:table-cell>
          <table:table-cell table:formula="of:=RAND()" office:value-type="float" office:value="0.915740302531049">
            <text:p>0.9157403025</text:p>
          </table:table-cell>
          <table:table-cell table:formula="of:=RAND()" office:value-type="float" office:value="0.756752940127626">
            <text:p>0.7567529401</text:p>
          </table:table-cell>
          <table:table-cell table:formula="of:=RAND()" office:value-type="float" office:value="0.559596774168313">
            <text:p>0.5595967742</text:p>
          </table:table-cell>
          <table:table-cell table:formula="of:=RAND()" office:value-type="float" office:value="0.451099029509351">
            <text:p>0.4510990295</text:p>
          </table:table-cell>
          <table:table-cell table:formula="of:=RAND()" office:value-type="float" office:value="0.380550459725782">
            <text:p>0.3805504597</text:p>
          </table:table-cell>
          <table:table-cell table:formula="of:=RAND()" office:value-type="float" office:value="0.652224992169067">
            <text:p>0.6522249922</text:p>
          </table:table-cell>
          <table:table-cell table:formula="of:=RAND()" office:value-type="float" office:value="0.260975213255733">
            <text:p>0.2609752133</text:p>
          </table:table-cell>
          <table:table-cell table:formula="of:=RAND()" office:value-type="float" office:value="0.405270272865891">
            <text:p>0.4052702729</text:p>
          </table:table-cell>
          <table:table-cell table:formula="of:=RAND()" office:value-type="float" office:value="0.110827206168324">
            <text:p>0.1108272062</text:p>
          </table:table-cell>
          <table:table-cell table:formula="of:=SUM([.B442:.M442])-6" office:value-type="float" office:value="-0.1050678670872">
            <text:p>-0.1050678671</text:p>
          </table:table-cell>
          <table:table-cell table:formula="of:=[.N442]-[.$G$6]" office:value-type="float" office:value="-0.0813268765532412">
            <text:p>-0.0813268766</text:p>
          </table:table-cell>
          <table:table-cell table:formula="of:=[.O442]*[.O442]" office:value-type="float" office:value="0.00661406084990613">
            <text:p>0.0066140608</text:p>
          </table:table-cell>
        </table:table-row>
        <table:table-row table:style-name="ro1">
          <table:table-cell/>
          <table:table-cell table:formula="of:=RAND()" office:value-type="float" office:value="0.443729997845367">
            <text:p>0.4437299978</text:p>
          </table:table-cell>
          <table:table-cell table:formula="of:=RAND()" office:value-type="float" office:value="0.977668270701543">
            <text:p>0.9776682707</text:p>
          </table:table-cell>
          <table:table-cell table:formula="of:=RAND()" office:value-type="float" office:value="0.618480269797146">
            <text:p>0.6184802698</text:p>
          </table:table-cell>
          <table:table-cell table:formula="of:=RAND()" office:value-type="float" office:value="0.756099295569584">
            <text:p>0.7560992956</text:p>
          </table:table-cell>
          <table:table-cell table:formula="of:=RAND()" office:value-type="float" office:value="0.443474804749712">
            <text:p>0.4434748047</text:p>
          </table:table-cell>
          <table:table-cell table:formula="of:=RAND()" office:value-type="float" office:value="0.318118861410767">
            <text:p>0.3181188614</text:p>
          </table:table-cell>
          <table:table-cell table:formula="of:=RAND()" office:value-type="float" office:value="0.521326381480321">
            <text:p>0.5213263815</text:p>
          </table:table-cell>
          <table:table-cell table:formula="of:=RAND()" office:value-type="float" office:value="0.596289447508752">
            <text:p>0.5962894475</text:p>
          </table:table-cell>
          <table:table-cell table:formula="of:=RAND()" office:value-type="float" office:value="0.814483817433938">
            <text:p>0.8144838174</text:p>
          </table:table-cell>
          <table:table-cell table:formula="of:=RAND()" office:value-type="float" office:value="0.241235547466204">
            <text:p>0.2412355475</text:p>
          </table:table-cell>
          <table:table-cell table:formula="of:=RAND()" office:value-type="float" office:value="0.0394038704689592">
            <text:p>0.0394038705</text:p>
          </table:table-cell>
          <table:table-cell table:formula="of:=RAND()" office:value-type="float" office:value="0.719798762584105">
            <text:p>0.7197987626</text:p>
          </table:table-cell>
          <table:table-cell table:formula="of:=SUM([.B443:.M443])-6" office:value-type="float" office:value="0.490109327016398">
            <text:p>0.490109327</text:p>
          </table:table-cell>
          <table:table-cell table:formula="of:=[.N443]-[.$G$6]" office:value-type="float" office:value="0.513850317550357">
            <text:p>0.5138503176</text:p>
          </table:table-cell>
          <table:table-cell table:formula="of:=[.O443]*[.O443]" office:value-type="float" office:value="0.264042148846603">
            <text:p>0.2640421488</text:p>
          </table:table-cell>
        </table:table-row>
        <table:table-row table:style-name="ro1">
          <table:table-cell/>
          <table:table-cell table:formula="of:=RAND()" office:value-type="float" office:value="0.90560832596384">
            <text:p>0.905608326</text:p>
          </table:table-cell>
          <table:table-cell table:formula="of:=RAND()" office:value-type="float" office:value="0.562491514021531">
            <text:p>0.562491514</text:p>
          </table:table-cell>
          <table:table-cell table:formula="of:=RAND()" office:value-type="float" office:value="0.668738689972088">
            <text:p>0.66873869</text:p>
          </table:table-cell>
          <table:table-cell table:formula="of:=RAND()" office:value-type="float" office:value="0.41001037391834">
            <text:p>0.4100103739</text:p>
          </table:table-cell>
          <table:table-cell table:formula="of:=RAND()" office:value-type="float" office:value="0.76199236814864">
            <text:p>0.7619923681</text:p>
          </table:table-cell>
          <table:table-cell table:formula="of:=RAND()" office:value-type="float" office:value="0.889707220485434">
            <text:p>0.8897072205</text:p>
          </table:table-cell>
          <table:table-cell table:formula="of:=RAND()" office:value-type="float" office:value="0.92135567846708">
            <text:p>0.9213556785</text:p>
          </table:table-cell>
          <table:table-cell table:formula="of:=RAND()" office:value-type="float" office:value="0.15136095858179">
            <text:p>0.1513609586</text:p>
          </table:table-cell>
          <table:table-cell table:formula="of:=RAND()" office:value-type="float" office:value="0.117639470146969">
            <text:p>0.1176394701</text:p>
          </table:table-cell>
          <table:table-cell table:formula="of:=RAND()" office:value-type="float" office:value="0.129886115435511">
            <text:p>0.1298861154</text:p>
          </table:table-cell>
          <table:table-cell table:formula="of:=RAND()" office:value-type="float" office:value="0.659095033071935">
            <text:p>0.6590950331</text:p>
          </table:table-cell>
          <table:table-cell table:formula="of:=RAND()" office:value-type="float" office:value="0.615486177382991">
            <text:p>0.6154861774</text:p>
          </table:table-cell>
          <table:table-cell table:formula="of:=SUM([.B444:.M444])-6" office:value-type="float" office:value="0.793371925596148">
            <text:p>0.7933719256</text:p>
          </table:table-cell>
          <table:table-cell table:formula="of:=[.N444]-[.$G$6]" office:value-type="float" office:value="0.817112916130107">
            <text:p>0.8171129161</text:p>
          </table:table-cell>
          <table:table-cell table:formula="of:=[.O444]*[.O444]" office:value-type="float" office:value="0.667673517706647">
            <text:p>0.6676735177</text:p>
          </table:table-cell>
        </table:table-row>
        <table:table-row table:style-name="ro1">
          <table:table-cell/>
          <table:table-cell table:formula="of:=RAND()" office:value-type="float" office:value="0.520029747160152">
            <text:p>0.5200297472</text:p>
          </table:table-cell>
          <table:table-cell table:formula="of:=RAND()" office:value-type="float" office:value="0.280244678724557">
            <text:p>0.2802446787</text:p>
          </table:table-cell>
          <table:table-cell table:formula="of:=RAND()" office:value-type="float" office:value="0.840494262753055">
            <text:p>0.8404942628</text:p>
          </table:table-cell>
          <table:table-cell table:formula="of:=RAND()" office:value-type="float" office:value="0.441673174966127">
            <text:p>0.441673175</text:p>
          </table:table-cell>
          <table:table-cell table:formula="of:=RAND()" office:value-type="float" office:value="0.639656379818916">
            <text:p>0.6396563798</text:p>
          </table:table-cell>
          <table:table-cell table:formula="of:=RAND()" office:value-type="float" office:value="0.622023206902668">
            <text:p>0.6220232069</text:p>
          </table:table-cell>
          <table:table-cell table:formula="of:=RAND()" office:value-type="float" office:value="0.698546999134123">
            <text:p>0.6985469991</text:p>
          </table:table-cell>
          <table:table-cell table:formula="of:=RAND()" office:value-type="float" office:value="0.617142188129947">
            <text:p>0.6171421881</text:p>
          </table:table-cell>
          <table:table-cell table:formula="of:=RAND()" office:value-type="float" office:value="0.467510195216164">
            <text:p>0.4675101952</text:p>
          </table:table-cell>
          <table:table-cell table:formula="of:=RAND()" office:value-type="float" office:value="0.42531241173856">
            <text:p>0.4253124117</text:p>
          </table:table-cell>
          <table:table-cell table:formula="of:=RAND()" office:value-type="float" office:value="0.520326368976384">
            <text:p>0.520326369</text:p>
          </table:table-cell>
          <table:table-cell table:formula="of:=RAND()" office:value-type="float" office:value="0.854647431755438">
            <text:p>0.8546474318</text:p>
          </table:table-cell>
          <table:table-cell table:formula="of:=SUM([.B445:.M445])-6" office:value-type="float" office:value="0.927607045276091">
            <text:p>0.9276070453</text:p>
          </table:table-cell>
          <table:table-cell table:formula="of:=[.N445]-[.$G$6]" office:value-type="float" office:value="0.95134803581005">
            <text:p>0.9513480358</text:p>
          </table:table-cell>
          <table:table-cell table:formula="of:=[.O445]*[.O445]" office:value-type="float" office:value="0.90506308523964">
            <text:p>0.9050630852</text:p>
          </table:table-cell>
        </table:table-row>
        <table:table-row table:style-name="ro1">
          <table:table-cell/>
          <table:table-cell table:formula="of:=RAND()" office:value-type="float" office:value="0.993526468286291">
            <text:p>0.9935264683</text:p>
          </table:table-cell>
          <table:table-cell table:formula="of:=RAND()" office:value-type="float" office:value="0.250530909746885">
            <text:p>0.2505309097</text:p>
          </table:table-cell>
          <table:table-cell table:formula="of:=RAND()" office:value-type="float" office:value="0.973020429722965">
            <text:p>0.9730204297</text:p>
          </table:table-cell>
          <table:table-cell table:formula="of:=RAND()" office:value-type="float" office:value="0.608035652898252">
            <text:p>0.6080356529</text:p>
          </table:table-cell>
          <table:table-cell table:formula="of:=RAND()" office:value-type="float" office:value="0.845567615702748">
            <text:p>0.8455676157</text:p>
          </table:table-cell>
          <table:table-cell table:formula="of:=RAND()" office:value-type="float" office:value="0.139098714105785">
            <text:p>0.1390987141</text:p>
          </table:table-cell>
          <table:table-cell table:formula="of:=RAND()" office:value-type="float" office:value="0.731212409678847">
            <text:p>0.7312124097</text:p>
          </table:table-cell>
          <table:table-cell table:formula="of:=RAND()" office:value-type="float" office:value="0.566227494738996">
            <text:p>0.5662274947</text:p>
          </table:table-cell>
          <table:table-cell table:formula="of:=RAND()" office:value-type="float" office:value="0.316484249196947">
            <text:p>0.3164842492</text:p>
          </table:table-cell>
          <table:table-cell table:formula="of:=RAND()" office:value-type="float" office:value="0.0833518747240305">
            <text:p>0.0833518747</text:p>
          </table:table-cell>
          <table:table-cell table:formula="of:=RAND()" office:value-type="float" office:value="0.993352293036878">
            <text:p>0.993352293</text:p>
          </table:table-cell>
          <table:table-cell table:formula="of:=RAND()" office:value-type="float" office:value="0.269061703700572">
            <text:p>0.2690617037</text:p>
          </table:table-cell>
          <table:table-cell table:formula="of:=SUM([.B446:.M446])-6" office:value-type="float" office:value="0.769469815539196">
            <text:p>0.7694698155</text:p>
          </table:table-cell>
          <table:table-cell table:formula="of:=[.N446]-[.$G$6]" office:value-type="float" office:value="0.793210806073155">
            <text:p>0.7932108061</text:p>
          </table:table-cell>
          <table:table-cell table:formula="of:=[.O446]*[.O446]" office:value-type="float" office:value="0.629183382871225">
            <text:p>0.6291833829</text:p>
          </table:table-cell>
        </table:table-row>
        <table:table-row table:style-name="ro1">
          <table:table-cell/>
          <table:table-cell table:formula="of:=RAND()" office:value-type="float" office:value="0.408430748153478">
            <text:p>0.4084307482</text:p>
          </table:table-cell>
          <table:table-cell table:formula="of:=RAND()" office:value-type="float" office:value="0.644200540147722">
            <text:p>0.6442005401</text:p>
          </table:table-cell>
          <table:table-cell table:formula="of:=RAND()" office:value-type="float" office:value="0.853162820916623">
            <text:p>0.8531628209</text:p>
          </table:table-cell>
          <table:table-cell table:formula="of:=RAND()" office:value-type="float" office:value="0.0503614516928792">
            <text:p>0.0503614517</text:p>
          </table:table-cell>
          <table:table-cell table:formula="of:=RAND()" office:value-type="float" office:value="0.838652507402003">
            <text:p>0.8386525074</text:p>
          </table:table-cell>
          <table:table-cell table:formula="of:=RAND()" office:value-type="float" office:value="0.751369782956317">
            <text:p>0.751369783</text:p>
          </table:table-cell>
          <table:table-cell table:formula="of:=RAND()" office:value-type="float" office:value="0.985559721011668">
            <text:p>0.985559721</text:p>
          </table:table-cell>
          <table:table-cell table:formula="of:=RAND()" office:value-type="float" office:value="0.680769551778212">
            <text:p>0.6807695518</text:p>
          </table:table-cell>
          <table:table-cell table:formula="of:=RAND()" office:value-type="float" office:value="0.877243172610179">
            <text:p>0.8772431726</text:p>
          </table:table-cell>
          <table:table-cell table:formula="of:=RAND()" office:value-type="float" office:value="0.193430941551924">
            <text:p>0.1934309416</text:p>
          </table:table-cell>
          <table:table-cell table:formula="of:=RAND()" office:value-type="float" office:value="0.987149085616693">
            <text:p>0.9871490856</text:p>
          </table:table-cell>
          <table:table-cell table:formula="of:=RAND()" office:value-type="float" office:value="0.732709444593638">
            <text:p>0.7327094446</text:p>
          </table:table-cell>
          <table:table-cell table:formula="of:=SUM([.B447:.M447])-6" office:value-type="float" office:value="2.00303976843134">
            <text:p>2.0030397684</text:p>
          </table:table-cell>
          <table:table-cell table:formula="of:=[.N447]-[.$G$6]" office:value-type="float" office:value="2.02678075896529">
            <text:p>2.026780759</text:p>
          </table:table-cell>
          <table:table-cell table:formula="of:=[.O447]*[.O447]" office:value-type="float" office:value="4.10784024491194">
            <text:p>4.1078402449</text:p>
          </table:table-cell>
        </table:table-row>
        <table:table-row table:style-name="ro1">
          <table:table-cell/>
          <table:table-cell table:formula="of:=RAND()" office:value-type="float" office:value="0.697917057434097">
            <text:p>0.6979170574</text:p>
          </table:table-cell>
          <table:table-cell table:formula="of:=RAND()" office:value-type="float" office:value="0.491238741902635">
            <text:p>0.4912387419</text:p>
          </table:table-cell>
          <table:table-cell table:formula="of:=RAND()" office:value-type="float" office:value="0.0626614026259631">
            <text:p>0.0626614026</text:p>
          </table:table-cell>
          <table:table-cell table:formula="of:=RAND()" office:value-type="float" office:value="0.0217956444248557">
            <text:p>0.0217956444</text:p>
          </table:table-cell>
          <table:table-cell table:formula="of:=RAND()" office:value-type="float" office:value="0.337633606046438">
            <text:p>0.337633606</text:p>
          </table:table-cell>
          <table:table-cell table:formula="of:=RAND()" office:value-type="float" office:value="0.072630487382412">
            <text:p>0.0726304874</text:p>
          </table:table-cell>
          <table:table-cell table:formula="of:=RAND()" office:value-type="float" office:value="0.940984237007797">
            <text:p>0.940984237</text:p>
          </table:table-cell>
          <table:table-cell table:formula="of:=RAND()" office:value-type="float" office:value="0.182694465620443">
            <text:p>0.1826944656</text:p>
          </table:table-cell>
          <table:table-cell table:formula="of:=RAND()" office:value-type="float" office:value="0.654558938695118">
            <text:p>0.6545589387</text:p>
          </table:table-cell>
          <table:table-cell table:formula="of:=RAND()" office:value-type="float" office:value="0.0380367960315198">
            <text:p>0.038036796</text:p>
          </table:table-cell>
          <table:table-cell table:formula="of:=RAND()" office:value-type="float" office:value="0.100841293111444">
            <text:p>0.1008412931</text:p>
          </table:table-cell>
          <table:table-cell table:formula="of:=RAND()" office:value-type="float" office:value="0.294852798338979">
            <text:p>0.2948527983</text:p>
          </table:table-cell>
          <table:table-cell table:formula="of:=SUM([.B448:.M448])-6" office:value-type="float" office:value="-2.1041545313783">
            <text:p>-2.1041545314</text:p>
          </table:table-cell>
          <table:table-cell table:formula="of:=[.N448]-[.$G$6]" office:value-type="float" office:value="-2.08041354084434">
            <text:p>-2.0804135408</text:p>
          </table:table-cell>
          <table:table-cell table:formula="of:=[.O448]*[.O448]" office:value-type="float" office:value="4.32812050092848">
            <text:p>4.3281205009</text:p>
          </table:table-cell>
        </table:table-row>
        <table:table-row table:style-name="ro1">
          <table:table-cell/>
          <table:table-cell table:formula="of:=RAND()" office:value-type="float" office:value="0.400030522141606">
            <text:p>0.4000305221</text:p>
          </table:table-cell>
          <table:table-cell table:formula="of:=RAND()" office:value-type="float" office:value="0.0448244605213404">
            <text:p>0.0448244605</text:p>
          </table:table-cell>
          <table:table-cell table:formula="of:=RAND()" office:value-type="float" office:value="0.213958630571142">
            <text:p>0.2139586306</text:p>
          </table:table-cell>
          <table:table-cell table:formula="of:=RAND()" office:value-type="float" office:value="0.952001816127449">
            <text:p>0.9520018161</text:p>
          </table:table-cell>
          <table:table-cell table:formula="of:=RAND()" office:value-type="float" office:value="0.930116170551628">
            <text:p>0.9301161706</text:p>
          </table:table-cell>
          <table:table-cell table:formula="of:=RAND()" office:value-type="float" office:value="0.155972246546298">
            <text:p>0.1559722465</text:p>
          </table:table-cell>
          <table:table-cell table:formula="of:=RAND()" office:value-type="float" office:value="0.55697751021944">
            <text:p>0.5569775102</text:p>
          </table:table-cell>
          <table:table-cell table:formula="of:=RAND()" office:value-type="float" office:value="0.842174002202228">
            <text:p>0.8421740022</text:p>
          </table:table-cell>
          <table:table-cell table:formula="of:=RAND()" office:value-type="float" office:value="0.572328962851316">
            <text:p>0.5723289629</text:p>
          </table:table-cell>
          <table:table-cell table:formula="of:=RAND()" office:value-type="float" office:value="0.932932324707508">
            <text:p>0.9329323247</text:p>
          </table:table-cell>
          <table:table-cell table:formula="of:=RAND()" office:value-type="float" office:value="0.73523763823323">
            <text:p>0.7352376382</text:p>
          </table:table-cell>
          <table:table-cell table:formula="of:=RAND()" office:value-type="float" office:value="0.351789518492296">
            <text:p>0.3517895185</text:p>
          </table:table-cell>
          <table:table-cell table:formula="of:=SUM([.B449:.M449])-6" office:value-type="float" office:value="0.688343803165481">
            <text:p>0.6883438032</text:p>
          </table:table-cell>
          <table:table-cell table:formula="of:=[.N449]-[.$G$6]" office:value-type="float" office:value="0.71208479369944">
            <text:p>0.7120847937</text:p>
          </table:table-cell>
          <table:table-cell table:formula="of:=[.O449]*[.O449]" office:value-type="float" office:value="0.507064753417974">
            <text:p>0.5070647534</text:p>
          </table:table-cell>
        </table:table-row>
        <table:table-row table:style-name="ro1">
          <table:table-cell/>
          <table:table-cell table:formula="of:=RAND()" office:value-type="float" office:value="0.569146825466305">
            <text:p>0.5691468255</text:p>
          </table:table-cell>
          <table:table-cell table:formula="of:=RAND()" office:value-type="float" office:value="0.515984100522473">
            <text:p>0.5159841005</text:p>
          </table:table-cell>
          <table:table-cell table:formula="of:=RAND()" office:value-type="float" office:value="0.859634415712208">
            <text:p>0.8596344157</text:p>
          </table:table-cell>
          <table:table-cell table:formula="of:=RAND()" office:value-type="float" office:value="0.538423286983743">
            <text:p>0.538423287</text:p>
          </table:table-cell>
          <table:table-cell table:formula="of:=RAND()" office:value-type="float" office:value="0.699668753426522">
            <text:p>0.6996687534</text:p>
          </table:table-cell>
          <table:table-cell table:formula="of:=RAND()" office:value-type="float" office:value="0.544248136691749">
            <text:p>0.5442481367</text:p>
          </table:table-cell>
          <table:table-cell table:formula="of:=RAND()" office:value-type="float" office:value="0.767511962680146">
            <text:p>0.7675119627</text:p>
          </table:table-cell>
          <table:table-cell table:formula="of:=RAND()" office:value-type="float" office:value="0.851223611971363">
            <text:p>0.851223612</text:p>
          </table:table-cell>
          <table:table-cell table:formula="of:=RAND()" office:value-type="float" office:value="0.833540879189968">
            <text:p>0.8335408792</text:p>
          </table:table-cell>
          <table:table-cell table:formula="of:=RAND()" office:value-type="float" office:value="0.034397664712742">
            <text:p>0.0343976647</text:p>
          </table:table-cell>
          <table:table-cell table:formula="of:=RAND()" office:value-type="float" office:value="0.617286497727037">
            <text:p>0.6172864977</text:p>
          </table:table-cell>
          <table:table-cell table:formula="of:=RAND()" office:value-type="float" office:value="0.0715788083616644">
            <text:p>0.0715788084</text:p>
          </table:table-cell>
          <table:table-cell table:formula="of:=SUM([.B450:.M450])-6" office:value-type="float" office:value="0.902644943445921">
            <text:p>0.9026449434</text:p>
          </table:table-cell>
          <table:table-cell table:formula="of:=[.N450]-[.$G$6]" office:value-type="float" office:value="0.92638593397988">
            <text:p>0.926385934</text:p>
          </table:table-cell>
          <table:table-cell table:formula="of:=[.O450]*[.O450]" office:value-type="float" office:value="0.858190898675775">
            <text:p>0.8581908987</text:p>
          </table:table-cell>
        </table:table-row>
        <table:table-row table:style-name="ro1">
          <table:table-cell/>
          <table:table-cell table:formula="of:=RAND()" office:value-type="float" office:value="0.782947844825685">
            <text:p>0.7829478448</text:p>
          </table:table-cell>
          <table:table-cell table:formula="of:=RAND()" office:value-type="float" office:value="0.355469534639269">
            <text:p>0.3554695346</text:p>
          </table:table-cell>
          <table:table-cell table:formula="of:=RAND()" office:value-type="float" office:value="0.215855422895402">
            <text:p>0.2158554229</text:p>
          </table:table-cell>
          <table:table-cell table:formula="of:=RAND()" office:value-type="float" office:value="0.80762928747572">
            <text:p>0.8076292875</text:p>
          </table:table-cell>
          <table:table-cell table:formula="of:=RAND()" office:value-type="float" office:value="0.495224331039935">
            <text:p>0.495224331</text:p>
          </table:table-cell>
          <table:table-cell table:formula="of:=RAND()" office:value-type="float" office:value="0.355169659946114">
            <text:p>0.3551696599</text:p>
          </table:table-cell>
          <table:table-cell table:formula="of:=RAND()" office:value-type="float" office:value="0.785234236391261">
            <text:p>0.7852342364</text:p>
          </table:table-cell>
          <table:table-cell table:formula="of:=RAND()" office:value-type="float" office:value="0.076878939056769">
            <text:p>0.0768789391</text:p>
          </table:table-cell>
          <table:table-cell table:formula="of:=RAND()" office:value-type="float" office:value="0.238471639808267">
            <text:p>0.2384716398</text:p>
          </table:table-cell>
          <table:table-cell table:formula="of:=RAND()" office:value-type="float" office:value="0.785292638931423">
            <text:p>0.7852926389</text:p>
          </table:table-cell>
          <table:table-cell table:formula="of:=RAND()" office:value-type="float" office:value="0.623862232547253">
            <text:p>0.6238622325</text:p>
          </table:table-cell>
          <table:table-cell table:formula="of:=RAND()" office:value-type="float" office:value="0.565564502961934">
            <text:p>0.565564503</text:p>
          </table:table-cell>
          <table:table-cell table:formula="of:=SUM([.B451:.M451])-6" office:value-type="float" office:value="0.0876002705190331">
            <text:p>0.0876002705</text:p>
          </table:table-cell>
          <table:table-cell table:formula="of:=[.N451]-[.$G$6]" office:value-type="float" office:value="0.111341261052992">
            <text:p>0.1113412611</text:p>
          </table:table-cell>
          <table:table-cell table:formula="of:=[.O451]*[.O451]" office:value-type="float" office:value="0.0123968764128706">
            <text:p>0.0123968764</text:p>
          </table:table-cell>
        </table:table-row>
        <table:table-row table:style-name="ro1">
          <table:table-cell/>
          <table:table-cell table:formula="of:=RAND()" office:value-type="float" office:value="0.197245938237757">
            <text:p>0.1972459382</text:p>
          </table:table-cell>
          <table:table-cell table:formula="of:=RAND()" office:value-type="float" office:value="0.767779426416382">
            <text:p>0.7677794264</text:p>
          </table:table-cell>
          <table:table-cell table:formula="of:=RAND()" office:value-type="float" office:value="0.692833460867405">
            <text:p>0.6928334609</text:p>
          </table:table-cell>
          <table:table-cell table:formula="of:=RAND()" office:value-type="float" office:value="0.309465596219525">
            <text:p>0.3094655962</text:p>
          </table:table-cell>
          <table:table-cell table:formula="of:=RAND()" office:value-type="float" office:value="0.469403026625514">
            <text:p>0.4694030266</text:p>
          </table:table-cell>
          <table:table-cell table:formula="of:=RAND()" office:value-type="float" office:value="0.669409626629204">
            <text:p>0.6694096266</text:p>
          </table:table-cell>
          <table:table-cell table:formula="of:=RAND()" office:value-type="float" office:value="0.75325260637328">
            <text:p>0.7532526064</text:p>
          </table:table-cell>
          <table:table-cell table:formula="of:=RAND()" office:value-type="float" office:value="0.238528616959229">
            <text:p>0.238528617</text:p>
          </table:table-cell>
          <table:table-cell table:formula="of:=RAND()" office:value-type="float" office:value="0.427595108281821">
            <text:p>0.4275951083</text:p>
          </table:table-cell>
          <table:table-cell table:formula="of:=RAND()" office:value-type="float" office:value="0.121917333919555">
            <text:p>0.1219173339</text:p>
          </table:table-cell>
          <table:table-cell table:formula="of:=RAND()" office:value-type="float" office:value="0.336330094374716">
            <text:p>0.3363300944</text:p>
          </table:table-cell>
          <table:table-cell table:formula="of:=RAND()" office:value-type="float" office:value="0.732005396857858">
            <text:p>0.7320053969</text:p>
          </table:table-cell>
          <table:table-cell table:formula="of:=SUM([.B452:.M452])-6" office:value-type="float" office:value="-0.284233768237755">
            <text:p>-0.2842337682</text:p>
          </table:table-cell>
          <table:table-cell table:formula="of:=[.N452]-[.$G$6]" office:value-type="float" office:value="-0.260492777703796">
            <text:p>-0.2604927777</text:p>
          </table:table-cell>
          <table:table-cell table:formula="of:=[.O452]*[.O452]" office:value-type="float" office:value="0.0678564872358391">
            <text:p>0.0678564872</text:p>
          </table:table-cell>
        </table:table-row>
        <table:table-row table:style-name="ro1">
          <table:table-cell/>
          <table:table-cell table:formula="of:=RAND()" office:value-type="float" office:value="0.588321499992162">
            <text:p>0.5883215</text:p>
          </table:table-cell>
          <table:table-cell table:formula="of:=RAND()" office:value-type="float" office:value="0.382107907673344">
            <text:p>0.3821079077</text:p>
          </table:table-cell>
          <table:table-cell table:formula="of:=RAND()" office:value-type="float" office:value="0.124289327999577">
            <text:p>0.124289328</text:p>
          </table:table-cell>
          <table:table-cell table:formula="of:=RAND()" office:value-type="float" office:value="0.0556473373435438">
            <text:p>0.0556473373</text:p>
          </table:table-cell>
          <table:table-cell table:formula="of:=RAND()" office:value-type="float" office:value="0.771102579077706">
            <text:p>0.7711025791</text:p>
          </table:table-cell>
          <table:table-cell table:formula="of:=RAND()" office:value-type="float" office:value="0.731441474752501">
            <text:p>0.7314414748</text:p>
          </table:table-cell>
          <table:table-cell table:formula="of:=RAND()" office:value-type="float" office:value="0.653306411346421">
            <text:p>0.6533064113</text:p>
          </table:table-cell>
          <table:table-cell table:formula="of:=RAND()" office:value-type="float" office:value="0.783445510081947">
            <text:p>0.7834455101</text:p>
          </table:table-cell>
          <table:table-cell table:formula="of:=RAND()" office:value-type="float" office:value="0.119249532232061">
            <text:p>0.1192495322</text:p>
          </table:table-cell>
          <table:table-cell table:formula="of:=RAND()" office:value-type="float" office:value="0.409101290861145">
            <text:p>0.4091012909</text:p>
          </table:table-cell>
          <table:table-cell table:formula="of:=RAND()" office:value-type="float" office:value="0.888326777843758">
            <text:p>0.8883267778</text:p>
          </table:table-cell>
          <table:table-cell table:formula="of:=RAND()" office:value-type="float" office:value="0.140755930915475">
            <text:p>0.1407559309</text:p>
          </table:table-cell>
          <table:table-cell table:formula="of:=SUM([.B453:.M453])-6" office:value-type="float" office:value="-0.35290441988036">
            <text:p>-0.3529044199</text:p>
          </table:table-cell>
          <table:table-cell table:formula="of:=[.N453]-[.$G$6]" office:value-type="float" office:value="-0.329163429346401">
            <text:p>-0.3291634293</text:p>
          </table:table-cell>
          <table:table-cell table:formula="of:=[.O453]*[.O453]" office:value-type="float" office:value="0.108348563219083">
            <text:p>0.1083485632</text:p>
          </table:table-cell>
        </table:table-row>
        <table:table-row table:style-name="ro1">
          <table:table-cell/>
          <table:table-cell table:formula="of:=RAND()" office:value-type="float" office:value="0.343962562736124">
            <text:p>0.3439625627</text:p>
          </table:table-cell>
          <table:table-cell table:formula="of:=RAND()" office:value-type="float" office:value="0.453614366706461">
            <text:p>0.4536143667</text:p>
          </table:table-cell>
          <table:table-cell table:formula="of:=RAND()" office:value-type="float" office:value="0.653773567639291">
            <text:p>0.6537735676</text:p>
          </table:table-cell>
          <table:table-cell table:formula="of:=RAND()" office:value-type="float" office:value="0.0387834482826293">
            <text:p>0.0387834483</text:p>
          </table:table-cell>
          <table:table-cell table:formula="of:=RAND()" office:value-type="float" office:value="0.302649752702564">
            <text:p>0.3026497527</text:p>
          </table:table-cell>
          <table:table-cell table:formula="of:=RAND()" office:value-type="float" office:value="0.561926928814501">
            <text:p>0.5619269288</text:p>
          </table:table-cell>
          <table:table-cell table:formula="of:=RAND()" office:value-type="float" office:value="0.458206850802526">
            <text:p>0.4582068508</text:p>
          </table:table-cell>
          <table:table-cell table:formula="of:=RAND()" office:value-type="float" office:value="0.704673524480313">
            <text:p>0.7046735245</text:p>
          </table:table-cell>
          <table:table-cell table:formula="of:=RAND()" office:value-type="float" office:value="0.124682758469135">
            <text:p>0.1246827585</text:p>
          </table:table-cell>
          <table:table-cell table:formula="of:=RAND()" office:value-type="float" office:value="0.833718616049737">
            <text:p>0.833718616</text:p>
          </table:table-cell>
          <table:table-cell table:formula="of:=RAND()" office:value-type="float" office:value="0.92979236622341">
            <text:p>0.9297923662</text:p>
          </table:table-cell>
          <table:table-cell table:formula="of:=RAND()" office:value-type="float" office:value="0.50239131366834">
            <text:p>0.5023913137</text:p>
          </table:table-cell>
          <table:table-cell table:formula="of:=SUM([.B454:.M454])-6" office:value-type="float" office:value="-0.0918239434249699">
            <text:p>-0.0918239434</text:p>
          </table:table-cell>
          <table:table-cell table:formula="of:=[.N454]-[.$G$6]" office:value-type="float" office:value="-0.0680829528910108">
            <text:p>-0.0680829529</text:p>
          </table:table-cell>
          <table:table-cell table:formula="of:=[.O454]*[.O454]" office:value-type="float" office:value="0.0046352884743596">
            <text:p>0.0046352885</text:p>
          </table:table-cell>
        </table:table-row>
        <table:table-row table:style-name="ro1">
          <table:table-cell/>
          <table:table-cell table:formula="of:=RAND()" office:value-type="float" office:value="0.656785232480615">
            <text:p>0.6567852325</text:p>
          </table:table-cell>
          <table:table-cell table:formula="of:=RAND()" office:value-type="float" office:value="0.729814998107031">
            <text:p>0.7298149981</text:p>
          </table:table-cell>
          <table:table-cell table:formula="of:=RAND()" office:value-type="float" office:value="0.150387031724677">
            <text:p>0.1503870317</text:p>
          </table:table-cell>
          <table:table-cell table:formula="of:=RAND()" office:value-type="float" office:value="0.596840967191383">
            <text:p>0.5968409672</text:p>
          </table:table-cell>
          <table:table-cell table:formula="of:=RAND()" office:value-type="float" office:value="0.455368686234579">
            <text:p>0.4553686862</text:p>
          </table:table-cell>
          <table:table-cell table:formula="of:=RAND()" office:value-type="float" office:value="0.608528234995902">
            <text:p>0.608528235</text:p>
          </table:table-cell>
          <table:table-cell table:formula="of:=RAND()" office:value-type="float" office:value="0.137322916882113">
            <text:p>0.1373229169</text:p>
          </table:table-cell>
          <table:table-cell table:formula="of:=RAND()" office:value-type="float" office:value="0.0247279738541692">
            <text:p>0.0247279739</text:p>
          </table:table-cell>
          <table:table-cell table:formula="of:=RAND()" office:value-type="float" office:value="0.136691909050569">
            <text:p>0.1366919091</text:p>
          </table:table-cell>
          <table:table-cell table:formula="of:=RAND()" office:value-type="float" office:value="0.714089083950967">
            <text:p>0.714089084</text:p>
          </table:table-cell>
          <table:table-cell table:formula="of:=RAND()" office:value-type="float" office:value="0.282156407600269">
            <text:p>0.2821564076</text:p>
          </table:table-cell>
          <table:table-cell table:formula="of:=RAND()" office:value-type="float" office:value="0.365474752848968">
            <text:p>0.3654747528</text:p>
          </table:table-cell>
          <table:table-cell table:formula="of:=SUM([.B455:.M455])-6" office:value-type="float" office:value="-1.14181180507876">
            <text:p>-1.1418118051</text:p>
          </table:table-cell>
          <table:table-cell table:formula="of:=[.N455]-[.$G$6]" office:value-type="float" office:value="-1.1180708145448">
            <text:p>-1.1180708145</text:p>
          </table:table-cell>
          <table:table-cell table:formula="of:=[.O455]*[.O455]" office:value-type="float" office:value="1.25008234633687">
            <text:p>1.2500823463</text:p>
          </table:table-cell>
        </table:table-row>
        <table:table-row table:style-name="ro1">
          <table:table-cell/>
          <table:table-cell table:formula="of:=RAND()" office:value-type="float" office:value="0.75109087349847">
            <text:p>0.7510908735</text:p>
          </table:table-cell>
          <table:table-cell table:formula="of:=RAND()" office:value-type="float" office:value="0.0207244094926864">
            <text:p>0.0207244095</text:p>
          </table:table-cell>
          <table:table-cell table:formula="of:=RAND()" office:value-type="float" office:value="0.523624958004802">
            <text:p>0.523624958</text:p>
          </table:table-cell>
          <table:table-cell table:formula="of:=RAND()" office:value-type="float" office:value="0.766346691176295">
            <text:p>0.7663466912</text:p>
          </table:table-cell>
          <table:table-cell table:formula="of:=RAND()" office:value-type="float" office:value="0.433696143096313">
            <text:p>0.4336961431</text:p>
          </table:table-cell>
          <table:table-cell table:formula="of:=RAND()" office:value-type="float" office:value="0.222253769636154">
            <text:p>0.2222537696</text:p>
          </table:table-cell>
          <table:table-cell table:formula="of:=RAND()" office:value-type="float" office:value="0.816055621253327">
            <text:p>0.8160556213</text:p>
          </table:table-cell>
          <table:table-cell table:formula="of:=RAND()" office:value-type="float" office:value="0.164854190545157">
            <text:p>0.1648541905</text:p>
          </table:table-cell>
          <table:table-cell table:formula="of:=RAND()" office:value-type="float" office:value="0.9471524967812">
            <text:p>0.9471524968</text:p>
          </table:table-cell>
          <table:table-cell table:formula="of:=RAND()" office:value-type="float" office:value="0.380959549220279">
            <text:p>0.3809595492</text:p>
          </table:table-cell>
          <table:table-cell table:formula="of:=RAND()" office:value-type="float" office:value="0.995345966424793">
            <text:p>0.9953459664</text:p>
          </table:table-cell>
          <table:table-cell table:formula="of:=RAND()" office:value-type="float" office:value="0.147927927784622">
            <text:p>0.1479279278</text:p>
          </table:table-cell>
          <table:table-cell table:formula="of:=SUM([.B456:.M456])-6" office:value-type="float" office:value="0.170032596914098">
            <text:p>0.1700325969</text:p>
          </table:table-cell>
          <table:table-cell table:formula="of:=[.N456]-[.$G$6]" office:value-type="float" office:value="0.193773587448057">
            <text:p>0.1937735874</text:p>
          </table:table-cell>
          <table:table-cell table:formula="of:=[.O456]*[.O456]" office:value-type="float" office:value="0.0375482031924897">
            <text:p>0.0375482032</text:p>
          </table:table-cell>
        </table:table-row>
        <table:table-row table:style-name="ro1">
          <table:table-cell/>
          <table:table-cell table:formula="of:=RAND()" office:value-type="float" office:value="0.686230573570356">
            <text:p>0.6862305736</text:p>
          </table:table-cell>
          <table:table-cell table:formula="of:=RAND()" office:value-type="float" office:value="0.798887727316469">
            <text:p>0.7988877273</text:p>
          </table:table-cell>
          <table:table-cell table:formula="of:=RAND()" office:value-type="float" office:value="0.373589380877092">
            <text:p>0.3735893809</text:p>
          </table:table-cell>
          <table:table-cell table:formula="of:=RAND()" office:value-type="float" office:value="0.636443313676864">
            <text:p>0.6364433137</text:p>
          </table:table-cell>
          <table:table-cell table:formula="of:=RAND()" office:value-type="float" office:value="0.365282922750339">
            <text:p>0.3652829228</text:p>
          </table:table-cell>
          <table:table-cell table:formula="of:=RAND()" office:value-type="float" office:value="0.0749913041945547">
            <text:p>0.0749913042</text:p>
          </table:table-cell>
          <table:table-cell table:formula="of:=RAND()" office:value-type="float" office:value="0.20041684131138">
            <text:p>0.2004168413</text:p>
          </table:table-cell>
          <table:table-cell table:formula="of:=RAND()" office:value-type="float" office:value="0.403756910469383">
            <text:p>0.4037569105</text:p>
          </table:table-cell>
          <table:table-cell table:formula="of:=RAND()" office:value-type="float" office:value="0.234846527921036">
            <text:p>0.2348465279</text:p>
          </table:table-cell>
          <table:table-cell table:formula="of:=RAND()" office:value-type="float" office:value="0.350217196857557">
            <text:p>0.3502171969</text:p>
          </table:table-cell>
          <table:table-cell table:formula="of:=RAND()" office:value-type="float" office:value="0.829788013594225">
            <text:p>0.8297880136</text:p>
          </table:table-cell>
          <table:table-cell table:formula="of:=RAND()" office:value-type="float" office:value="0.657287365756929">
            <text:p>0.6572873658</text:p>
          </table:table-cell>
          <table:table-cell table:formula="of:=SUM([.B457:.M457])-6" office:value-type="float" office:value="-0.388261921703815">
            <text:p>-0.3882619217</text:p>
          </table:table-cell>
          <table:table-cell table:formula="of:=[.N457]-[.$G$6]" office:value-type="float" office:value="-0.364520931169856">
            <text:p>-0.3645209312</text:p>
          </table:table-cell>
          <table:table-cell table:formula="of:=[.O457]*[.O457]" office:value-type="float" office:value="0.132875509260939">
            <text:p>0.1328755093</text:p>
          </table:table-cell>
        </table:table-row>
        <table:table-row table:style-name="ro1">
          <table:table-cell/>
          <table:table-cell table:formula="of:=RAND()" office:value-type="float" office:value="0.902244672179222">
            <text:p>0.9022446722</text:p>
          </table:table-cell>
          <table:table-cell table:formula="of:=RAND()" office:value-type="float" office:value="0.714641748229042">
            <text:p>0.7146417482</text:p>
          </table:table-cell>
          <table:table-cell table:formula="of:=RAND()" office:value-type="float" office:value="0.667632484808564">
            <text:p>0.6676324848</text:p>
          </table:table-cell>
          <table:table-cell table:formula="of:=RAND()" office:value-type="float" office:value="0.0219705959316343">
            <text:p>0.0219705959</text:p>
          </table:table-cell>
          <table:table-cell table:formula="of:=RAND()" office:value-type="float" office:value="0.450993675971404">
            <text:p>0.450993676</text:p>
          </table:table-cell>
          <table:table-cell table:formula="of:=RAND()" office:value-type="float" office:value="0.215889378916472">
            <text:p>0.2158893789</text:p>
          </table:table-cell>
          <table:table-cell table:formula="of:=RAND()" office:value-type="float" office:value="0.732472564093769">
            <text:p>0.7324725641</text:p>
          </table:table-cell>
          <table:table-cell table:formula="of:=RAND()" office:value-type="float" office:value="0.456091029103845">
            <text:p>0.4560910291</text:p>
          </table:table-cell>
          <table:table-cell table:formula="of:=RAND()" office:value-type="float" office:value="0.783763757906854">
            <text:p>0.7837637579</text:p>
          </table:table-cell>
          <table:table-cell table:formula="of:=RAND()" office:value-type="float" office:value="0.805752050830051">
            <text:p>0.8057520508</text:p>
          </table:table-cell>
          <table:table-cell table:formula="of:=RAND()" office:value-type="float" office:value="0.489224416669458">
            <text:p>0.4892244167</text:p>
          </table:table-cell>
          <table:table-cell table:formula="of:=RAND()" office:value-type="float" office:value="0.121931930072606">
            <text:p>0.1219319301</text:p>
          </table:table-cell>
          <table:table-cell table:formula="of:=SUM([.B458:.M458])-6" office:value-type="float" office:value="0.362608304712921">
            <text:p>0.3626083047</text:p>
          </table:table-cell>
          <table:table-cell table:formula="of:=[.N458]-[.$G$6]" office:value-type="float" office:value="0.38634929524688">
            <text:p>0.3863492952</text:p>
          </table:table-cell>
          <table:table-cell table:formula="of:=[.O458]*[.O458]" office:value-type="float" office:value="0.149265777937761">
            <text:p>0.1492657779</text:p>
          </table:table-cell>
        </table:table-row>
        <table:table-row table:style-name="ro1">
          <table:table-cell/>
          <table:table-cell table:formula="of:=RAND()" office:value-type="float" office:value="0.984017580747604">
            <text:p>0.9840175807</text:p>
          </table:table-cell>
          <table:table-cell table:formula="of:=RAND()" office:value-type="float" office:value="0.186915142694488">
            <text:p>0.1869151427</text:p>
          </table:table-cell>
          <table:table-cell table:formula="of:=RAND()" office:value-type="float" office:value="0.453892019111663">
            <text:p>0.4538920191</text:p>
          </table:table-cell>
          <table:table-cell table:formula="of:=RAND()" office:value-type="float" office:value="0.553778416709974">
            <text:p>0.5537784167</text:p>
          </table:table-cell>
          <table:table-cell table:formula="of:=RAND()" office:value-type="float" office:value="0.906516808783636">
            <text:p>0.9065168088</text:p>
          </table:table-cell>
          <table:table-cell table:formula="of:=RAND()" office:value-type="float" office:value="0.445084444014356">
            <text:p>0.445084444</text:p>
          </table:table-cell>
          <table:table-cell table:formula="of:=RAND()" office:value-type="float" office:value="0.177649692166597">
            <text:p>0.1776496922</text:p>
          </table:table-cell>
          <table:table-cell table:formula="of:=RAND()" office:value-type="float" office:value="0.552061684429646">
            <text:p>0.5520616844</text:p>
          </table:table-cell>
          <table:table-cell table:formula="of:=RAND()" office:value-type="float" office:value="0.697479615686461">
            <text:p>0.6974796157</text:p>
          </table:table-cell>
          <table:table-cell table:formula="of:=RAND()" office:value-type="float" office:value="0.893907113699243">
            <text:p>0.8939071137</text:p>
          </table:table-cell>
          <table:table-cell table:formula="of:=RAND()" office:value-type="float" office:value="0.311369024915621">
            <text:p>0.3113690249</text:p>
          </table:table-cell>
          <table:table-cell table:formula="of:=RAND()" office:value-type="float" office:value="0.895614804467186">
            <text:p>0.8956148045</text:p>
          </table:table-cell>
          <table:table-cell table:formula="of:=SUM([.B459:.M459])-6" office:value-type="float" office:value="1.05828634742647">
            <text:p>1.0582863474</text:p>
          </table:table-cell>
          <table:table-cell table:formula="of:=[.N459]-[.$G$6]" office:value-type="float" office:value="1.08202733796043">
            <text:p>1.082027338</text:p>
          </table:table-cell>
          <table:table-cell table:formula="of:=[.O459]*[.O459]" office:value-type="float" office:value="1.17078316009374">
            <text:p>1.1707831601</text:p>
          </table:table-cell>
        </table:table-row>
        <table:table-row table:style-name="ro1">
          <table:table-cell/>
          <table:table-cell table:formula="of:=RAND()" office:value-type="float" office:value="0.0250857248902321">
            <text:p>0.0250857249</text:p>
          </table:table-cell>
          <table:table-cell table:formula="of:=RAND()" office:value-type="float" office:value="0.151926687918603">
            <text:p>0.1519266879</text:p>
          </table:table-cell>
          <table:table-cell table:formula="of:=RAND()" office:value-type="float" office:value="0.695776122389361">
            <text:p>0.6957761224</text:p>
          </table:table-cell>
          <table:table-cell table:formula="of:=RAND()" office:value-type="float" office:value="0.59890615567565">
            <text:p>0.5989061557</text:p>
          </table:table-cell>
          <table:table-cell table:formula="of:=RAND()" office:value-type="float" office:value="0.515963377663866">
            <text:p>0.5159633777</text:p>
          </table:table-cell>
          <table:table-cell table:formula="of:=RAND()" office:value-type="float" office:value="0.150518111651763">
            <text:p>0.1505181117</text:p>
          </table:table-cell>
          <table:table-cell table:formula="of:=RAND()" office:value-type="float" office:value="0.0711982939392328">
            <text:p>0.0711982939</text:p>
          </table:table-cell>
          <table:table-cell table:formula="of:=RAND()" office:value-type="float" office:value="0.358258066931739">
            <text:p>0.3582580669</text:p>
          </table:table-cell>
          <table:table-cell table:formula="of:=RAND()" office:value-type="float" office:value="0.726035174448043">
            <text:p>0.7260351744</text:p>
          </table:table-cell>
          <table:table-cell table:formula="of:=RAND()" office:value-type="float" office:value="0.446699232561514">
            <text:p>0.4466992326</text:p>
          </table:table-cell>
          <table:table-cell table:formula="of:=RAND()" office:value-type="float" office:value="0.989277999382466">
            <text:p>0.9892779994</text:p>
          </table:table-cell>
          <table:table-cell table:formula="of:=RAND()" office:value-type="float" office:value="0.282371750101447">
            <text:p>0.2823717501</text:p>
          </table:table-cell>
          <table:table-cell table:formula="of:=SUM([.B460:.M460])-6" office:value-type="float" office:value="-0.987983302446082">
            <text:p>-0.9879833024</text:p>
          </table:table-cell>
          <table:table-cell table:formula="of:=[.N460]-[.$G$6]" office:value-type="float" office:value="-0.964242311912123">
            <text:p>-0.9642423119</text:p>
          </table:table-cell>
          <table:table-cell table:formula="of:=[.O460]*[.O460]" office:value-type="float" office:value="0.929763236081636">
            <text:p>0.9297632361</text:p>
          </table:table-cell>
        </table:table-row>
        <table:table-row table:style-name="ro1">
          <table:table-cell/>
          <table:table-cell table:formula="of:=RAND()" office:value-type="float" office:value="0.51079072477296">
            <text:p>0.5107907248</text:p>
          </table:table-cell>
          <table:table-cell table:formula="of:=RAND()" office:value-type="float" office:value="0.109251003013924">
            <text:p>0.109251003</text:p>
          </table:table-cell>
          <table:table-cell table:formula="of:=RAND()" office:value-type="float" office:value="0.561300992034376">
            <text:p>0.561300992</text:p>
          </table:table-cell>
          <table:table-cell table:formula="of:=RAND()" office:value-type="float" office:value="0.628410068107769">
            <text:p>0.6284100681</text:p>
          </table:table-cell>
          <table:table-cell table:formula="of:=RAND()" office:value-type="float" office:value="0.912655285093933">
            <text:p>0.9126552851</text:p>
          </table:table-cell>
          <table:table-cell table:formula="of:=RAND()" office:value-type="float" office:value="0.0262048598378897">
            <text:p>0.0262048598</text:p>
          </table:table-cell>
          <table:table-cell table:formula="of:=RAND()" office:value-type="float" office:value="0.902478881878778">
            <text:p>0.9024788819</text:p>
          </table:table-cell>
          <table:table-cell table:formula="of:=RAND()" office:value-type="float" office:value="0.308740609092638">
            <text:p>0.3087406091</text:p>
          </table:table-cell>
          <table:table-cell table:formula="of:=RAND()" office:value-type="float" office:value="0.106919035082683">
            <text:p>0.1069190351</text:p>
          </table:table-cell>
          <table:table-cell table:formula="of:=RAND()" office:value-type="float" office:value="0.981082445243374">
            <text:p>0.9810824452</text:p>
          </table:table-cell>
          <table:table-cell table:formula="of:=RAND()" office:value-type="float" office:value="0.484516506548971">
            <text:p>0.4845165065</text:p>
          </table:table-cell>
          <table:table-cell table:formula="of:=RAND()" office:value-type="float" office:value="0.614039495354518">
            <text:p>0.6140394954</text:p>
          </table:table-cell>
          <table:table-cell table:formula="of:=SUM([.B461:.M461])-6" office:value-type="float" office:value="0.146389906061813">
            <text:p>0.1463899061</text:p>
          </table:table-cell>
          <table:table-cell table:formula="of:=[.N461]-[.$G$6]" office:value-type="float" office:value="0.170130896595772">
            <text:p>0.1701308966</text:p>
          </table:table-cell>
          <table:table-cell table:formula="of:=[.O461]*[.O461]" office:value-type="float" office:value="0.0289445219764814">
            <text:p>0.028944522</text:p>
          </table:table-cell>
        </table:table-row>
        <table:table-row table:style-name="ro1">
          <table:table-cell/>
          <table:table-cell table:formula="of:=RAND()" office:value-type="float" office:value="0.548817644128576">
            <text:p>0.5488176441</text:p>
          </table:table-cell>
          <table:table-cell table:formula="of:=RAND()" office:value-type="float" office:value="0.394113762769848">
            <text:p>0.3941137628</text:p>
          </table:table-cell>
          <table:table-cell table:formula="of:=RAND()" office:value-type="float" office:value="0.063050574855879">
            <text:p>0.0630505749</text:p>
          </table:table-cell>
          <table:table-cell table:formula="of:=RAND()" office:value-type="float" office:value="0.971378036309034">
            <text:p>0.9713780363</text:p>
          </table:table-cell>
          <table:table-cell table:formula="of:=RAND()" office:value-type="float" office:value="0.612903926288709">
            <text:p>0.6129039263</text:p>
          </table:table-cell>
          <table:table-cell table:formula="of:=RAND()" office:value-type="float" office:value="0.868900516070426">
            <text:p>0.8689005161</text:p>
          </table:table-cell>
          <table:table-cell table:formula="of:=RAND()" office:value-type="float" office:value="0.819822348887101">
            <text:p>0.8198223489</text:p>
          </table:table-cell>
          <table:table-cell table:formula="of:=RAND()" office:value-type="float" office:value="0.273889737669379">
            <text:p>0.2738897377</text:p>
          </table:table-cell>
          <table:table-cell table:formula="of:=RAND()" office:value-type="float" office:value="0.383628915995359">
            <text:p>0.383628916</text:p>
          </table:table-cell>
          <table:table-cell table:formula="of:=RAND()" office:value-type="float" office:value="0.713094332255423">
            <text:p>0.7130943323</text:p>
          </table:table-cell>
          <table:table-cell table:formula="of:=RAND()" office:value-type="float" office:value="0.0184746985323727">
            <text:p>0.0184746985</text:p>
          </table:table-cell>
          <table:table-cell table:formula="of:=RAND()" office:value-type="float" office:value="0.7711841405835">
            <text:p>0.7711841406</text:p>
          </table:table-cell>
          <table:table-cell table:formula="of:=SUM([.B462:.M462])-6" office:value-type="float" office:value="0.439258634345606">
            <text:p>0.4392586343</text:p>
          </table:table-cell>
          <table:table-cell table:formula="of:=[.N462]-[.$G$6]" office:value-type="float" office:value="0.462999624879565">
            <text:p>0.4629996249</text:p>
          </table:table-cell>
          <table:table-cell table:formula="of:=[.O462]*[.O462]" office:value-type="float" office:value="0.214368652638618">
            <text:p>0.2143686526</text:p>
          </table:table-cell>
        </table:table-row>
        <table:table-row table:style-name="ro1">
          <table:table-cell/>
          <table:table-cell table:formula="of:=RAND()" office:value-type="float" office:value="0.0923419850878418">
            <text:p>0.0923419851</text:p>
          </table:table-cell>
          <table:table-cell table:formula="of:=RAND()" office:value-type="float" office:value="0.866318592103198">
            <text:p>0.8663185921</text:p>
          </table:table-cell>
          <table:table-cell table:formula="of:=RAND()" office:value-type="float" office:value="0.78988015698269">
            <text:p>0.789880157</text:p>
          </table:table-cell>
          <table:table-cell table:formula="of:=RAND()" office:value-type="float" office:value="0.308061420917511">
            <text:p>0.3080614209</text:p>
          </table:table-cell>
          <table:table-cell table:formula="of:=RAND()" office:value-type="float" office:value="0.973323999671266">
            <text:p>0.9733239997</text:p>
          </table:table-cell>
          <table:table-cell table:formula="of:=RAND()" office:value-type="float" office:value="0.925272427266464">
            <text:p>0.9252724273</text:p>
          </table:table-cell>
          <table:table-cell table:formula="of:=RAND()" office:value-type="float" office:value="0.862680512946099">
            <text:p>0.8626805129</text:p>
          </table:table-cell>
          <table:table-cell table:formula="of:=RAND()" office:value-type="float" office:value="0.771757799200714">
            <text:p>0.7717577992</text:p>
          </table:table-cell>
          <table:table-cell table:formula="of:=RAND()" office:value-type="float" office:value="0.263830805197358">
            <text:p>0.2638308052</text:p>
          </table:table-cell>
          <table:table-cell table:formula="of:=RAND()" office:value-type="float" office:value="0.0147383096627891">
            <text:p>0.0147383097</text:p>
          </table:table-cell>
          <table:table-cell table:formula="of:=RAND()" office:value-type="float" office:value="0.740021262550727">
            <text:p>0.7400212626</text:p>
          </table:table-cell>
          <table:table-cell table:formula="of:=RAND()" office:value-type="float" office:value="0.528575078118593">
            <text:p>0.5285750781</text:p>
          </table:table-cell>
          <table:table-cell table:formula="of:=SUM([.B463:.M463])-6" office:value-type="float" office:value="1.13680234970525">
            <text:p>1.1368023497</text:p>
          </table:table-cell>
          <table:table-cell table:formula="of:=[.N463]-[.$G$6]" office:value-type="float" office:value="1.16054334023921">
            <text:p>1.1605433402</text:p>
          </table:table-cell>
          <table:table-cell table:formula="of:=[.O463]*[.O463]" office:value-type="float" office:value="1.34686084457358">
            <text:p>1.3468608446</text:p>
          </table:table-cell>
        </table:table-row>
        <table:table-row table:style-name="ro1">
          <table:table-cell/>
          <table:table-cell table:formula="of:=RAND()" office:value-type="float" office:value="0.68618140835315">
            <text:p>0.6861814084</text:p>
          </table:table-cell>
          <table:table-cell table:formula="of:=RAND()" office:value-type="float" office:value="0.82464402448386">
            <text:p>0.8246440245</text:p>
          </table:table-cell>
          <table:table-cell table:formula="of:=RAND()" office:value-type="float" office:value="0.622262709075585">
            <text:p>0.6222627091</text:p>
          </table:table-cell>
          <table:table-cell table:formula="of:=RAND()" office:value-type="float" office:value="0.675171562936157">
            <text:p>0.6751715629</text:p>
          </table:table-cell>
          <table:table-cell table:formula="of:=RAND()" office:value-type="float" office:value="0.770855113398284">
            <text:p>0.7708551134</text:p>
          </table:table-cell>
          <table:table-cell table:formula="of:=RAND()" office:value-type="float" office:value="0.192316594999284">
            <text:p>0.192316595</text:p>
          </table:table-cell>
          <table:table-cell table:formula="of:=RAND()" office:value-type="float" office:value="0.382160695036873">
            <text:p>0.382160695</text:p>
          </table:table-cell>
          <table:table-cell table:formula="of:=RAND()" office:value-type="float" office:value="0.407507773023099">
            <text:p>0.407507773</text:p>
          </table:table-cell>
          <table:table-cell table:formula="of:=RAND()" office:value-type="float" office:value="0.457426969194785">
            <text:p>0.4574269692</text:p>
          </table:table-cell>
          <table:table-cell table:formula="of:=RAND()" office:value-type="float" office:value="0.968520334921777">
            <text:p>0.9685203349</text:p>
          </table:table-cell>
          <table:table-cell table:formula="of:=RAND()" office:value-type="float" office:value="0.923578050686047">
            <text:p>0.9235780507</text:p>
          </table:table-cell>
          <table:table-cell table:formula="of:=RAND()" office:value-type="float" office:value="0.845011565834284">
            <text:p>0.8450115658</text:p>
          </table:table-cell>
          <table:table-cell table:formula="of:=SUM([.B464:.M464])-6" office:value-type="float" office:value="1.75563680194318">
            <text:p>1.7556368019</text:p>
          </table:table-cell>
          <table:table-cell table:formula="of:=[.N464]-[.$G$6]" office:value-type="float" office:value="1.77937779247714">
            <text:p>1.7793777925</text:p>
          </table:table-cell>
          <table:table-cell table:formula="of:=[.O464]*[.O464]" office:value-type="float" office:value="3.16618532836083">
            <text:p>3.1661853284</text:p>
          </table:table-cell>
        </table:table-row>
        <table:table-row table:style-name="ro1">
          <table:table-cell/>
          <table:table-cell table:formula="of:=RAND()" office:value-type="float" office:value="0.956935319583863">
            <text:p>0.9569353196</text:p>
          </table:table-cell>
          <table:table-cell table:formula="of:=RAND()" office:value-type="float" office:value="0.560528123285621">
            <text:p>0.5605281233</text:p>
          </table:table-cell>
          <table:table-cell table:formula="of:=RAND()" office:value-type="float" office:value="0.134006209671497">
            <text:p>0.1340062097</text:p>
          </table:table-cell>
          <table:table-cell table:formula="of:=RAND()" office:value-type="float" office:value="0.345083412481472">
            <text:p>0.3450834125</text:p>
          </table:table-cell>
          <table:table-cell table:formula="of:=RAND()" office:value-type="float" office:value="0.382160564418882">
            <text:p>0.3821605644</text:p>
          </table:table-cell>
          <table:table-cell table:formula="of:=RAND()" office:value-type="float" office:value="0.885055784368888">
            <text:p>0.8850557844</text:p>
          </table:table-cell>
          <table:table-cell table:formula="of:=RAND()" office:value-type="float" office:value="0.654052540194243">
            <text:p>0.6540525402</text:p>
          </table:table-cell>
          <table:table-cell table:formula="of:=RAND()" office:value-type="float" office:value="0.297596913063899">
            <text:p>0.2975969131</text:p>
          </table:table-cell>
          <table:table-cell table:formula="of:=RAND()" office:value-type="float" office:value="0.781925438903272">
            <text:p>0.7819254389</text:p>
          </table:table-cell>
          <table:table-cell table:formula="of:=RAND()" office:value-type="float" office:value="0.676247377181426">
            <text:p>0.6762473772</text:p>
          </table:table-cell>
          <table:table-cell table:formula="of:=RAND()" office:value-type="float" office:value="0.314861516468227">
            <text:p>0.3148615165</text:p>
          </table:table-cell>
          <table:table-cell table:formula="of:=RAND()" office:value-type="float" office:value="0.722683957545087">
            <text:p>0.7226839575</text:p>
          </table:table-cell>
          <table:table-cell table:formula="of:=SUM([.B465:.M465])-6" office:value-type="float" office:value="0.711137157166377">
            <text:p>0.7111371572</text:p>
          </table:table-cell>
          <table:table-cell table:formula="of:=[.N465]-[.$G$6]" office:value-type="float" office:value="0.734878147700336">
            <text:p>0.7348781477</text:p>
          </table:table-cell>
          <table:table-cell table:formula="of:=[.O465]*[.O465]" office:value-type="float" office:value="0.540045891967477">
            <text:p>0.540045892</text:p>
          </table:table-cell>
        </table:table-row>
        <table:table-row table:style-name="ro1">
          <table:table-cell/>
          <table:table-cell table:formula="of:=RAND()" office:value-type="float" office:value="0.186523718526587">
            <text:p>0.1865237185</text:p>
          </table:table-cell>
          <table:table-cell table:formula="of:=RAND()" office:value-type="float" office:value="0.626487238332629">
            <text:p>0.6264872383</text:p>
          </table:table-cell>
          <table:table-cell table:formula="of:=RAND()" office:value-type="float" office:value="0.0852985475212336">
            <text:p>0.0852985475</text:p>
          </table:table-cell>
          <table:table-cell table:formula="of:=RAND()" office:value-type="float" office:value="0.951948180561885">
            <text:p>0.9519481806</text:p>
          </table:table-cell>
          <table:table-cell table:formula="of:=RAND()" office:value-type="float" office:value="0.00486416835337877">
            <text:p>0.0048641684</text:p>
          </table:table-cell>
          <table:table-cell table:formula="of:=RAND()" office:value-type="float" office:value="0.87014810112305">
            <text:p>0.8701481011</text:p>
          </table:table-cell>
          <table:table-cell table:formula="of:=RAND()" office:value-type="float" office:value="0.642115941969678">
            <text:p>0.642115942</text:p>
          </table:table-cell>
          <table:table-cell table:formula="of:=RAND()" office:value-type="float" office:value="0.451369123067707">
            <text:p>0.4513691231</text:p>
          </table:table-cell>
          <table:table-cell table:formula="of:=RAND()" office:value-type="float" office:value="0.61011768435128">
            <text:p>0.6101176844</text:p>
          </table:table-cell>
          <table:table-cell table:formula="of:=RAND()" office:value-type="float" office:value="0.509527466725558">
            <text:p>0.5095274667</text:p>
          </table:table-cell>
          <table:table-cell table:formula="of:=RAND()" office:value-type="float" office:value="0.841709074797109">
            <text:p>0.8417090748</text:p>
          </table:table-cell>
          <table:table-cell table:formula="of:=RAND()" office:value-type="float" office:value="0.310414427192882">
            <text:p>0.3104144272</text:p>
          </table:table-cell>
          <table:table-cell table:formula="of:=SUM([.B466:.M466])-6" office:value-type="float" office:value="0.090523672522977">
            <text:p>0.0905236725</text:p>
          </table:table-cell>
          <table:table-cell table:formula="of:=[.N466]-[.$G$6]" office:value-type="float" office:value="0.114264663056936">
            <text:p>0.1142646631</text:p>
          </table:table-cell>
          <table:table-cell table:formula="of:=[.O466]*[.O466]" office:value-type="float" office:value="0.0130564132235151">
            <text:p>0.0130564132</text:p>
          </table:table-cell>
        </table:table-row>
        <table:table-row table:style-name="ro1">
          <table:table-cell/>
          <table:table-cell table:formula="of:=RAND()" office:value-type="float" office:value="0.415542596252635">
            <text:p>0.4155425963</text:p>
          </table:table-cell>
          <table:table-cell table:formula="of:=RAND()" office:value-type="float" office:value="0.873084366787225">
            <text:p>0.8730843668</text:p>
          </table:table-cell>
          <table:table-cell table:formula="of:=RAND()" office:value-type="float" office:value="0.718296063365415">
            <text:p>0.7182960634</text:p>
          </table:table-cell>
          <table:table-cell table:formula="of:=RAND()" office:value-type="float" office:value="0.731473413063213">
            <text:p>0.7314734131</text:p>
          </table:table-cell>
          <table:table-cell table:formula="of:=RAND()" office:value-type="float" office:value="0.61276068422012">
            <text:p>0.6127606842</text:p>
          </table:table-cell>
          <table:table-cell table:formula="of:=RAND()" office:value-type="float" office:value="0.226221761666238">
            <text:p>0.2262217617</text:p>
          </table:table-cell>
          <table:table-cell table:formula="of:=RAND()" office:value-type="float" office:value="0.737087147543207">
            <text:p>0.7370871475</text:p>
          </table:table-cell>
          <table:table-cell table:formula="of:=RAND()" office:value-type="float" office:value="0.564241600921378">
            <text:p>0.5642416009</text:p>
          </table:table-cell>
          <table:table-cell table:formula="of:=RAND()" office:value-type="float" office:value="0.0996524780057371">
            <text:p>0.099652478</text:p>
          </table:table-cell>
          <table:table-cell table:formula="of:=RAND()" office:value-type="float" office:value="0.254234558902681">
            <text:p>0.2542345589</text:p>
          </table:table-cell>
          <table:table-cell table:formula="of:=RAND()" office:value-type="float" office:value="0.843935864977539">
            <text:p>0.843935865</text:p>
          </table:table-cell>
          <table:table-cell table:formula="of:=RAND()" office:value-type="float" office:value="0.633202452911064">
            <text:p>0.6332024529</text:p>
          </table:table-cell>
          <table:table-cell table:formula="of:=SUM([.B467:.M467])-6" office:value-type="float" office:value="0.709732988616452">
            <text:p>0.7097329886</text:p>
          </table:table-cell>
          <table:table-cell table:formula="of:=[.N467]-[.$G$6]" office:value-type="float" office:value="0.733473979150411">
            <text:p>0.7334739792</text:p>
          </table:table-cell>
          <table:table-cell table:formula="of:=[.O467]*[.O467]" office:value-type="float" office:value="0.537984078090737">
            <text:p>0.5379840781</text:p>
          </table:table-cell>
        </table:table-row>
        <table:table-row table:style-name="ro1">
          <table:table-cell/>
          <table:table-cell table:formula="of:=RAND()" office:value-type="float" office:value="0.791543740546331">
            <text:p>0.7915437405</text:p>
          </table:table-cell>
          <table:table-cell table:formula="of:=RAND()" office:value-type="float" office:value="0.833600550191477">
            <text:p>0.8336005502</text:p>
          </table:table-cell>
          <table:table-cell table:formula="of:=RAND()" office:value-type="float" office:value="0.389587216777727">
            <text:p>0.3895872168</text:p>
          </table:table-cell>
          <table:table-cell table:formula="of:=RAND()" office:value-type="float" office:value="0.634324104525149">
            <text:p>0.6343241045</text:p>
          </table:table-cell>
          <table:table-cell table:formula="of:=RAND()" office:value-type="float" office:value="0.150659180013463">
            <text:p>0.15065918</text:p>
          </table:table-cell>
          <table:table-cell table:formula="of:=RAND()" office:value-type="float" office:value="0.85272280103527">
            <text:p>0.852722801</text:p>
          </table:table-cell>
          <table:table-cell table:formula="of:=RAND()" office:value-type="float" office:value="0.496375286020339">
            <text:p>0.496375286</text:p>
          </table:table-cell>
          <table:table-cell table:formula="of:=RAND()" office:value-type="float" office:value="0.911630501737818">
            <text:p>0.9116305017</text:p>
          </table:table-cell>
          <table:table-cell table:formula="of:=RAND()" office:value-type="float" office:value="0.753071427578107">
            <text:p>0.7530714276</text:p>
          </table:table-cell>
          <table:table-cell table:formula="of:=RAND()" office:value-type="float" office:value="0.437388247810304">
            <text:p>0.4373882478</text:p>
          </table:table-cell>
          <table:table-cell table:formula="of:=RAND()" office:value-type="float" office:value="0.0538066327571869">
            <text:p>0.0538066328</text:p>
          </table:table-cell>
          <table:table-cell table:formula="of:=RAND()" office:value-type="float" office:value="0.837129788007587">
            <text:p>0.837129788</text:p>
          </table:table-cell>
          <table:table-cell table:formula="of:=SUM([.B468:.M468])-6" office:value-type="float" office:value="1.14183947700076">
            <text:p>1.141839477</text:p>
          </table:table-cell>
          <table:table-cell table:formula="of:=[.N468]-[.$G$6]" office:value-type="float" office:value="1.16558046753472">
            <text:p>1.1655804675</text:p>
          </table:table-cell>
          <table:table-cell table:formula="of:=[.O468]*[.O468]" office:value-type="float" office:value="1.35857782629845">
            <text:p>1.3585778263</text:p>
          </table:table-cell>
        </table:table-row>
        <table:table-row table:style-name="ro1">
          <table:table-cell/>
          <table:table-cell table:formula="of:=RAND()" office:value-type="float" office:value="0.602536834776402">
            <text:p>0.6025368348</text:p>
          </table:table-cell>
          <table:table-cell table:formula="of:=RAND()" office:value-type="float" office:value="0.691510590724647">
            <text:p>0.6915105907</text:p>
          </table:table-cell>
          <table:table-cell table:formula="of:=RAND()" office:value-type="float" office:value="0.338002061238512">
            <text:p>0.3380020612</text:p>
          </table:table-cell>
          <table:table-cell table:formula="of:=RAND()" office:value-type="float" office:value="0.11752383550629">
            <text:p>0.1175238355</text:p>
          </table:table-cell>
          <table:table-cell table:formula="of:=RAND()" office:value-type="float" office:value="0.683328645536676">
            <text:p>0.6833286455</text:p>
          </table:table-cell>
          <table:table-cell table:formula="of:=RAND()" office:value-type="float" office:value="0.492520561208949">
            <text:p>0.4925205612</text:p>
          </table:table-cell>
          <table:table-cell table:formula="of:=RAND()" office:value-type="float" office:value="0.449782298877835">
            <text:p>0.4497822989</text:p>
          </table:table-cell>
          <table:table-cell table:formula="of:=RAND()" office:value-type="float" office:value="0.18294024746865">
            <text:p>0.1829402475</text:p>
          </table:table-cell>
          <table:table-cell table:formula="of:=RAND()" office:value-type="float" office:value="0.569445052649826">
            <text:p>0.5694450526</text:p>
          </table:table-cell>
          <table:table-cell table:formula="of:=RAND()" office:value-type="float" office:value="0.140566383255646">
            <text:p>0.1405663833</text:p>
          </table:table-cell>
          <table:table-cell table:formula="of:=RAND()" office:value-type="float" office:value="0.45301646227017">
            <text:p>0.4530164623</text:p>
          </table:table-cell>
          <table:table-cell table:formula="of:=RAND()" office:value-type="float" office:value="0.53821775293909">
            <text:p>0.5382177529</text:p>
          </table:table-cell>
          <table:table-cell table:formula="of:=SUM([.B469:.M469])-6" office:value-type="float" office:value="-0.740609273547307">
            <text:p>-0.7406092735</text:p>
          </table:table-cell>
          <table:table-cell table:formula="of:=[.N469]-[.$G$6]" office:value-type="float" office:value="-0.716868283013347">
            <text:p>-0.716868283</text:p>
          </table:table-cell>
          <table:table-cell table:formula="of:=[.O469]*[.O469]" office:value-type="float" office:value="0.513900135190505">
            <text:p>0.5139001352</text:p>
          </table:table-cell>
        </table:table-row>
        <table:table-row table:style-name="ro1">
          <table:table-cell/>
          <table:table-cell table:formula="of:=RAND()" office:value-type="float" office:value="0.697884605266154">
            <text:p>0.6978846053</text:p>
          </table:table-cell>
          <table:table-cell table:formula="of:=RAND()" office:value-type="float" office:value="0.945937112206593">
            <text:p>0.9459371122</text:p>
          </table:table-cell>
          <table:table-cell table:formula="of:=RAND()" office:value-type="float" office:value="0.389158121543005">
            <text:p>0.3891581215</text:p>
          </table:table-cell>
          <table:table-cell table:formula="of:=RAND()" office:value-type="float" office:value="0.596724699018523">
            <text:p>0.596724699</text:p>
          </table:table-cell>
          <table:table-cell table:formula="of:=RAND()" office:value-type="float" office:value="0.0291136098094285">
            <text:p>0.0291136098</text:p>
          </table:table-cell>
          <table:table-cell table:formula="of:=RAND()" office:value-type="float" office:value="0.323753360193223">
            <text:p>0.3237533602</text:p>
          </table:table-cell>
          <table:table-cell table:formula="of:=RAND()" office:value-type="float" office:value="0.315560610499233">
            <text:p>0.3155606105</text:p>
          </table:table-cell>
          <table:table-cell table:formula="of:=RAND()" office:value-type="float" office:value="0.568672771099955">
            <text:p>0.5686727711</text:p>
          </table:table-cell>
          <table:table-cell table:formula="of:=RAND()" office:value-type="float" office:value="0.0571602925192565">
            <text:p>0.0571602925</text:p>
          </table:table-cell>
          <table:table-cell table:formula="of:=RAND()" office:value-type="float" office:value="0.682820815825835">
            <text:p>0.6828208158</text:p>
          </table:table-cell>
          <table:table-cell table:formula="of:=RAND()" office:value-type="float" office:value="0.625391335226595">
            <text:p>0.6253913352</text:p>
          </table:table-cell>
          <table:table-cell table:formula="of:=RAND()" office:value-type="float" office:value="0.13212320767343">
            <text:p>0.1321232077</text:p>
          </table:table-cell>
          <table:table-cell table:formula="of:=SUM([.B470:.M470])-6" office:value-type="float" office:value="-0.635699459118769">
            <text:p>-0.6356994591</text:p>
          </table:table-cell>
          <table:table-cell table:formula="of:=[.N470]-[.$G$6]" office:value-type="float" office:value="-0.611958468584809">
            <text:p>-0.6119584686</text:p>
          </table:table-cell>
          <table:table-cell table:formula="of:=[.O470]*[.O470]" office:value-type="float" office:value="0.374493167272665">
            <text:p>0.3744931673</text:p>
          </table:table-cell>
        </table:table-row>
        <table:table-row table:style-name="ro1">
          <table:table-cell/>
          <table:table-cell table:formula="of:=RAND()" office:value-type="float" office:value="0.763179326197133">
            <text:p>0.7631793262</text:p>
          </table:table-cell>
          <table:table-cell table:formula="of:=RAND()" office:value-type="float" office:value="0.91756019811146">
            <text:p>0.9175601981</text:p>
          </table:table-cell>
          <table:table-cell table:formula="of:=RAND()" office:value-type="float" office:value="0.741252834210172">
            <text:p>0.7412528342</text:p>
          </table:table-cell>
          <table:table-cell table:formula="of:=RAND()" office:value-type="float" office:value="0.246876916149631">
            <text:p>0.2468769161</text:p>
          </table:table-cell>
          <table:table-cell table:formula="of:=RAND()" office:value-type="float" office:value="0.589888193877414">
            <text:p>0.5898881939</text:p>
          </table:table-cell>
          <table:table-cell table:formula="of:=RAND()" office:value-type="float" office:value="0.287632193649188">
            <text:p>0.2876321936</text:p>
          </table:table-cell>
          <table:table-cell table:formula="of:=RAND()" office:value-type="float" office:value="0.574849748518318">
            <text:p>0.5748497485</text:p>
          </table:table-cell>
          <table:table-cell table:formula="of:=RAND()" office:value-type="float" office:value="0.326396009186283">
            <text:p>0.3263960092</text:p>
          </table:table-cell>
          <table:table-cell table:formula="of:=RAND()" office:value-type="float" office:value="0.964618456317112">
            <text:p>0.9646184563</text:p>
          </table:table-cell>
          <table:table-cell table:formula="of:=RAND()" office:value-type="float" office:value="0.851680107880384">
            <text:p>0.8516801079</text:p>
          </table:table-cell>
          <table:table-cell table:formula="of:=RAND()" office:value-type="float" office:value="0.117587433662266">
            <text:p>0.1175874337</text:p>
          </table:table-cell>
          <table:table-cell table:formula="of:=RAND()" office:value-type="float" office:value="0.416158660547808">
            <text:p>0.4161586605</text:p>
          </table:table-cell>
          <table:table-cell table:formula="of:=SUM([.B471:.M471])-6" office:value-type="float" office:value="0.797680078307167">
            <text:p>0.7976800783</text:p>
          </table:table-cell>
          <table:table-cell table:formula="of:=[.N471]-[.$G$6]" office:value-type="float" office:value="0.821421068841126">
            <text:p>0.8214210688</text:p>
          </table:table-cell>
          <table:table-cell table:formula="of:=[.O471]*[.O471]" office:value-type="float" office:value="0.674732572336098">
            <text:p>0.6747325723</text:p>
          </table:table-cell>
        </table:table-row>
        <table:table-row table:style-name="ro1">
          <table:table-cell/>
          <table:table-cell table:formula="of:=RAND()" office:value-type="float" office:value="0.813842632109299">
            <text:p>0.8138426321</text:p>
          </table:table-cell>
          <table:table-cell table:formula="of:=RAND()" office:value-type="float" office:value="0.0217104584444314">
            <text:p>0.0217104584</text:p>
          </table:table-cell>
          <table:table-cell table:formula="of:=RAND()" office:value-type="float" office:value="0.970679577672854">
            <text:p>0.9706795777</text:p>
          </table:table-cell>
          <table:table-cell table:formula="of:=RAND()" office:value-type="float" office:value="0.585924674989656">
            <text:p>0.585924675</text:p>
          </table:table-cell>
          <table:table-cell table:formula="of:=RAND()" office:value-type="float" office:value="0.593498224858195">
            <text:p>0.5934982249</text:p>
          </table:table-cell>
          <table:table-cell table:formula="of:=RAND()" office:value-type="float" office:value="0.950169085990638">
            <text:p>0.950169086</text:p>
          </table:table-cell>
          <table:table-cell table:formula="of:=RAND()" office:value-type="float" office:value="0.362077981699258">
            <text:p>0.3620779817</text:p>
          </table:table-cell>
          <table:table-cell table:formula="of:=RAND()" office:value-type="float" office:value="0.15915568289347">
            <text:p>0.1591556829</text:p>
          </table:table-cell>
          <table:table-cell table:formula="of:=RAND()" office:value-type="float" office:value="0.858372480142862">
            <text:p>0.8583724801</text:p>
          </table:table-cell>
          <table:table-cell table:formula="of:=RAND()" office:value-type="float" office:value="0.550504711456597">
            <text:p>0.5505047115</text:p>
          </table:table-cell>
          <table:table-cell table:formula="of:=RAND()" office:value-type="float" office:value="0.195788951823488">
            <text:p>0.1957889518</text:p>
          </table:table-cell>
          <table:table-cell table:formula="of:=RAND()" office:value-type="float" office:value="0.278582388302311">
            <text:p>0.2785823883</text:p>
          </table:table-cell>
          <table:table-cell table:formula="of:=SUM([.B472:.M472])-6" office:value-type="float" office:value="0.340306850383058">
            <text:p>0.3403068504</text:p>
          </table:table-cell>
          <table:table-cell table:formula="of:=[.N472]-[.$G$6]" office:value-type="float" office:value="0.364047840917017">
            <text:p>0.3640478409</text:p>
          </table:table-cell>
          <table:table-cell table:formula="of:=[.O472]*[.O472]" office:value-type="float" office:value="0.132530830476342">
            <text:p>0.1325308305</text:p>
          </table:table-cell>
        </table:table-row>
        <table:table-row table:style-name="ro1">
          <table:table-cell/>
          <table:table-cell table:formula="of:=RAND()" office:value-type="float" office:value="0.632658032467589">
            <text:p>0.6326580325</text:p>
          </table:table-cell>
          <table:table-cell table:formula="of:=RAND()" office:value-type="float" office:value="0.439195740269497">
            <text:p>0.4391957403</text:p>
          </table:table-cell>
          <table:table-cell table:formula="of:=RAND()" office:value-type="float" office:value="0.439113672357053">
            <text:p>0.4391136724</text:p>
          </table:table-cell>
          <table:table-cell table:formula="of:=RAND()" office:value-type="float" office:value="0.103024233365431">
            <text:p>0.1030242334</text:p>
          </table:table-cell>
          <table:table-cell table:formula="of:=RAND()" office:value-type="float" office:value="0.171251290244982">
            <text:p>0.1712512902</text:p>
          </table:table-cell>
          <table:table-cell table:formula="of:=RAND()" office:value-type="float" office:value="0.272008397849277">
            <text:p>0.2720083978</text:p>
          </table:table-cell>
          <table:table-cell table:formula="of:=RAND()" office:value-type="float" office:value="0.871928642503917">
            <text:p>0.8719286425</text:p>
          </table:table-cell>
          <table:table-cell table:formula="of:=RAND()" office:value-type="float" office:value="0.11912528029643">
            <text:p>0.1191252803</text:p>
          </table:table-cell>
          <table:table-cell table:formula="of:=RAND()" office:value-type="float" office:value="0.712342975661159">
            <text:p>0.7123429757</text:p>
          </table:table-cell>
          <table:table-cell table:formula="of:=RAND()" office:value-type="float" office:value="0.67899135989137">
            <text:p>0.6789913599</text:p>
          </table:table-cell>
          <table:table-cell table:formula="of:=RAND()" office:value-type="float" office:value="0.38727954402566">
            <text:p>0.387279544</text:p>
          </table:table-cell>
          <table:table-cell table:formula="of:=RAND()" office:value-type="float" office:value="0.183465539943427">
            <text:p>0.1834655399</text:p>
          </table:table-cell>
          <table:table-cell table:formula="of:=SUM([.B473:.M473])-6" office:value-type="float" office:value="-0.98961529112421">
            <text:p>-0.9896152911</text:p>
          </table:table-cell>
          <table:table-cell table:formula="of:=[.N473]-[.$G$6]" office:value-type="float" office:value="-0.96587430059025">
            <text:p>-0.9658743006</text:p>
          </table:table-cell>
          <table:table-cell table:formula="of:=[.O473]*[.O473]" office:value-type="float" office:value="0.932913164540706">
            <text:p>0.9329131645</text:p>
          </table:table-cell>
        </table:table-row>
        <table:table-row table:style-name="ro1">
          <table:table-cell/>
          <table:table-cell table:formula="of:=RAND()" office:value-type="float" office:value="0.314393532229587">
            <text:p>0.3143935322</text:p>
          </table:table-cell>
          <table:table-cell table:formula="of:=RAND()" office:value-type="float" office:value="0.245232323184609">
            <text:p>0.2452323232</text:p>
          </table:table-cell>
          <table:table-cell table:formula="of:=RAND()" office:value-type="float" office:value="0.291422034613788">
            <text:p>0.2914220346</text:p>
          </table:table-cell>
          <table:table-cell table:formula="of:=RAND()" office:value-type="float" office:value="0.903723428258672">
            <text:p>0.9037234283</text:p>
          </table:table-cell>
          <table:table-cell table:formula="of:=RAND()" office:value-type="float" office:value="0.439129078295082">
            <text:p>0.4391290783</text:p>
          </table:table-cell>
          <table:table-cell table:formula="of:=RAND()" office:value-type="float" office:value="0.420357850845903">
            <text:p>0.4203578508</text:p>
          </table:table-cell>
          <table:table-cell table:formula="of:=RAND()" office:value-type="float" office:value="0.415881234453991">
            <text:p>0.4158812345</text:p>
          </table:table-cell>
          <table:table-cell table:formula="of:=RAND()" office:value-type="float" office:value="0.0318651292473078">
            <text:p>0.0318651292</text:p>
          </table:table-cell>
          <table:table-cell table:formula="of:=RAND()" office:value-type="float" office:value="0.119143892312422">
            <text:p>0.1191438923</text:p>
          </table:table-cell>
          <table:table-cell table:formula="of:=RAND()" office:value-type="float" office:value="0.575356763321906">
            <text:p>0.5753567633</text:p>
          </table:table-cell>
          <table:table-cell table:formula="of:=RAND()" office:value-type="float" office:value="0.0671115219593048">
            <text:p>0.067111522</text:p>
          </table:table-cell>
          <table:table-cell table:formula="of:=RAND()" office:value-type="float" office:value="0.31882894365117">
            <text:p>0.3188289437</text:p>
          </table:table-cell>
          <table:table-cell table:formula="of:=SUM([.B474:.M474])-6" office:value-type="float" office:value="-1.85755426762626">
            <text:p>-1.8575542676</text:p>
          </table:table-cell>
          <table:table-cell table:formula="of:=[.N474]-[.$G$6]" office:value-type="float" office:value="-1.8338132770923">
            <text:p>-1.8338132771</text:p>
          </table:table-cell>
          <table:table-cell table:formula="of:=[.O474]*[.O474]" office:value-type="float" office:value="3.36287113523999">
            <text:p>3.3628711352</text:p>
          </table:table-cell>
        </table:table-row>
        <table:table-row table:style-name="ro1">
          <table:table-cell/>
          <table:table-cell table:formula="of:=RAND()" office:value-type="float" office:value="0.803144425386563">
            <text:p>0.8031444254</text:p>
          </table:table-cell>
          <table:table-cell table:formula="of:=RAND()" office:value-type="float" office:value="0.0253067328594625">
            <text:p>0.0253067329</text:p>
          </table:table-cell>
          <table:table-cell table:formula="of:=RAND()" office:value-type="float" office:value="0.100725003518164">
            <text:p>0.1007250035</text:p>
          </table:table-cell>
          <table:table-cell table:formula="of:=RAND()" office:value-type="float" office:value="0.00338616222143173">
            <text:p>0.0033861622</text:p>
          </table:table-cell>
          <table:table-cell table:formula="of:=RAND()" office:value-type="float" office:value="0.595853907288983">
            <text:p>0.5958539073</text:p>
          </table:table-cell>
          <table:table-cell table:formula="of:=RAND()" office:value-type="float" office:value="0.718493685824797">
            <text:p>0.7184936858</text:p>
          </table:table-cell>
          <table:table-cell table:formula="of:=RAND()" office:value-type="float" office:value="0.350801010616124">
            <text:p>0.3508010106</text:p>
          </table:table-cell>
          <table:table-cell table:formula="of:=RAND()" office:value-type="float" office:value="0.251344707095996">
            <text:p>0.2513447071</text:p>
          </table:table-cell>
          <table:table-cell table:formula="of:=RAND()" office:value-type="float" office:value="0.603668163763359">
            <text:p>0.6036681638</text:p>
          </table:table-cell>
          <table:table-cell table:formula="of:=RAND()" office:value-type="float" office:value="0.160238307900727">
            <text:p>0.1602383079</text:p>
          </table:table-cell>
          <table:table-cell table:formula="of:=RAND()" office:value-type="float" office:value="0.419426362263039">
            <text:p>0.4194263623</text:p>
          </table:table-cell>
          <table:table-cell table:formula="of:=RAND()" office:value-type="float" office:value="0.230421675834805">
            <text:p>0.2304216758</text:p>
          </table:table-cell>
          <table:table-cell table:formula="of:=SUM([.B475:.M475])-6" office:value-type="float" office:value="-1.73718985542655">
            <text:p>-1.7371898554</text:p>
          </table:table-cell>
          <table:table-cell table:formula="of:=[.N475]-[.$G$6]" office:value-type="float" office:value="-1.71344886489259">
            <text:p>-1.7134488649</text:p>
          </table:table-cell>
          <table:table-cell table:formula="of:=[.O475]*[.O475]" office:value-type="float" office:value="2.93590701260171">
            <text:p>2.9359070126</text:p>
          </table:table-cell>
        </table:table-row>
        <table:table-row table:style-name="ro1">
          <table:table-cell/>
          <table:table-cell table:formula="of:=RAND()" office:value-type="float" office:value="0.582921809749678">
            <text:p>0.5829218097</text:p>
          </table:table-cell>
          <table:table-cell table:formula="of:=RAND()" office:value-type="float" office:value="0.804667349206284">
            <text:p>0.8046673492</text:p>
          </table:table-cell>
          <table:table-cell table:formula="of:=RAND()" office:value-type="float" office:value="0.95010718004778">
            <text:p>0.95010718</text:p>
          </table:table-cell>
          <table:table-cell table:formula="of:=RAND()" office:value-type="float" office:value="0.513684703502804">
            <text:p>0.5136847035</text:p>
          </table:table-cell>
          <table:table-cell table:formula="of:=RAND()" office:value-type="float" office:value="0.361822703154758">
            <text:p>0.3618227032</text:p>
          </table:table-cell>
          <table:table-cell table:formula="of:=RAND()" office:value-type="float" office:value="0.395423906855285">
            <text:p>0.3954239069</text:p>
          </table:table-cell>
          <table:table-cell table:formula="of:=RAND()" office:value-type="float" office:value="0.963882011827081">
            <text:p>0.9638820118</text:p>
          </table:table-cell>
          <table:table-cell table:formula="of:=RAND()" office:value-type="float" office:value="0.496799516491592">
            <text:p>0.4967995165</text:p>
          </table:table-cell>
          <table:table-cell table:formula="of:=RAND()" office:value-type="float" office:value="0.112296293023974">
            <text:p>0.112296293</text:p>
          </table:table-cell>
          <table:table-cell table:formula="of:=RAND()" office:value-type="float" office:value="0.447623162064701">
            <text:p>0.4476231621</text:p>
          </table:table-cell>
          <table:table-cell table:formula="of:=RAND()" office:value-type="float" office:value="0.147141476161778">
            <text:p>0.1471414762</text:p>
          </table:table-cell>
          <table:table-cell table:formula="of:=RAND()" office:value-type="float" office:value="0.497081724461168">
            <text:p>0.4970817245</text:p>
          </table:table-cell>
          <table:table-cell table:formula="of:=SUM([.B476:.M476])-6" office:value-type="float" office:value="0.273451836546883">
            <text:p>0.2734518365</text:p>
          </table:table-cell>
          <table:table-cell table:formula="of:=[.N476]-[.$G$6]" office:value-type="float" office:value="0.297192827080842">
            <text:p>0.2971928271</text:p>
          </table:table-cell>
          <table:table-cell table:formula="of:=[.O476]*[.O476]" office:value-type="float" office:value="0.0883235764683033">
            <text:p>0.0883235765</text:p>
          </table:table-cell>
        </table:table-row>
        <table:table-row table:style-name="ro1">
          <table:table-cell/>
          <table:table-cell table:formula="of:=RAND()" office:value-type="float" office:value="0.559929410926998">
            <text:p>0.5599294109</text:p>
          </table:table-cell>
          <table:table-cell table:formula="of:=RAND()" office:value-type="float" office:value="0.407200245186687">
            <text:p>0.4072002452</text:p>
          </table:table-cell>
          <table:table-cell table:formula="of:=RAND()" office:value-type="float" office:value="0.502147448481992">
            <text:p>0.5021474485</text:p>
          </table:table-cell>
          <table:table-cell table:formula="of:=RAND()" office:value-type="float" office:value="0.123186094686389">
            <text:p>0.1231860947</text:p>
          </table:table-cell>
          <table:table-cell table:formula="of:=RAND()" office:value-type="float" office:value="0.798608792945743">
            <text:p>0.7986087929</text:p>
          </table:table-cell>
          <table:table-cell table:formula="of:=RAND()" office:value-type="float" office:value="0.889856049558148">
            <text:p>0.8898560496</text:p>
          </table:table-cell>
          <table:table-cell table:formula="of:=RAND()" office:value-type="float" office:value="0.203528363490477">
            <text:p>0.2035283635</text:p>
          </table:table-cell>
          <table:table-cell table:formula="of:=RAND()" office:value-type="float" office:value="0.811431996524334">
            <text:p>0.8114319965</text:p>
          </table:table-cell>
          <table:table-cell table:formula="of:=RAND()" office:value-type="float" office:value="0.242141925031319">
            <text:p>0.242141925</text:p>
          </table:table-cell>
          <table:table-cell table:formula="of:=RAND()" office:value-type="float" office:value="0.881246632197872">
            <text:p>0.8812466322</text:p>
          </table:table-cell>
          <table:table-cell table:formula="of:=RAND()" office:value-type="float" office:value="0.941975328605622">
            <text:p>0.9419753286</text:p>
          </table:table-cell>
          <table:table-cell table:formula="of:=RAND()" office:value-type="float" office:value="0.948987724492326">
            <text:p>0.9489877245</text:p>
          </table:table-cell>
          <table:table-cell table:formula="of:=SUM([.B477:.M477])-6" office:value-type="float" office:value="1.31024001212791">
            <text:p>1.3102400121</text:p>
          </table:table-cell>
          <table:table-cell table:formula="of:=[.N477]-[.$G$6]" office:value-type="float" office:value="1.33398100266187">
            <text:p>1.3339810027</text:p>
          </table:table-cell>
          <table:table-cell table:formula="of:=[.O477]*[.O477]" office:value-type="float" office:value="1.77950531546276">
            <text:p>1.7795053155</text:p>
          </table:table-cell>
        </table:table-row>
        <table:table-row table:style-name="ro1">
          <table:table-cell/>
          <table:table-cell table:formula="of:=RAND()" office:value-type="float" office:value="0.281817518407479">
            <text:p>0.2818175184</text:p>
          </table:table-cell>
          <table:table-cell table:formula="of:=RAND()" office:value-type="float" office:value="0.192079832777381">
            <text:p>0.1920798328</text:p>
          </table:table-cell>
          <table:table-cell table:formula="of:=RAND()" office:value-type="float" office:value="0.522521926788613">
            <text:p>0.5225219268</text:p>
          </table:table-cell>
          <table:table-cell table:formula="of:=RAND()" office:value-type="float" office:value="0.212239531101659">
            <text:p>0.2122395311</text:p>
          </table:table-cell>
          <table:table-cell table:formula="of:=RAND()" office:value-type="float" office:value="0.0978209897875786">
            <text:p>0.0978209898</text:p>
          </table:table-cell>
          <table:table-cell table:formula="of:=RAND()" office:value-type="float" office:value="0.933704354800284">
            <text:p>0.9337043548</text:p>
          </table:table-cell>
          <table:table-cell table:formula="of:=RAND()" office:value-type="float" office:value="0.487802675459534">
            <text:p>0.4878026755</text:p>
          </table:table-cell>
          <table:table-cell table:formula="of:=RAND()" office:value-type="float" office:value="0.621177750639617">
            <text:p>0.6211777506</text:p>
          </table:table-cell>
          <table:table-cell table:formula="of:=RAND()" office:value-type="float" office:value="0.665485095232725">
            <text:p>0.6654850952</text:p>
          </table:table-cell>
          <table:table-cell table:formula="of:=RAND()" office:value-type="float" office:value="0.822484224801883">
            <text:p>0.8224842248</text:p>
          </table:table-cell>
          <table:table-cell table:formula="of:=RAND()" office:value-type="float" office:value="0.500436626607552">
            <text:p>0.5004366266</text:p>
          </table:table-cell>
          <table:table-cell table:formula="of:=RAND()" office:value-type="float" office:value="0.0266722270753235">
            <text:p>0.0266722271</text:p>
          </table:table-cell>
          <table:table-cell table:formula="of:=SUM([.B478:.M478])-6" office:value-type="float" office:value="-0.63575724652037">
            <text:p>-0.6357572465</text:p>
          </table:table-cell>
          <table:table-cell table:formula="of:=[.N478]-[.$G$6]" office:value-type="float" office:value="-0.612016255986411">
            <text:p>-0.612016256</text:p>
          </table:table-cell>
          <table:table-cell table:formula="of:=[.O478]*[.O478]" office:value-type="float" office:value="0.374563897591624">
            <text:p>0.3745638976</text:p>
          </table:table-cell>
        </table:table-row>
        <table:table-row table:style-name="ro1">
          <table:table-cell/>
          <table:table-cell table:formula="of:=RAND()" office:value-type="float" office:value="0.0771326427347958">
            <text:p>0.0771326427</text:p>
          </table:table-cell>
          <table:table-cell table:formula="of:=RAND()" office:value-type="float" office:value="0.27857275144197">
            <text:p>0.2785727514</text:p>
          </table:table-cell>
          <table:table-cell table:formula="of:=RAND()" office:value-type="float" office:value="0.367026806110516">
            <text:p>0.3670268061</text:p>
          </table:table-cell>
          <table:table-cell table:formula="of:=RAND()" office:value-type="float" office:value="0.552552171982825">
            <text:p>0.552552172</text:p>
          </table:table-cell>
          <table:table-cell table:formula="of:=RAND()" office:value-type="float" office:value="0.097827464574948">
            <text:p>0.0978274646</text:p>
          </table:table-cell>
          <table:table-cell table:formula="of:=RAND()" office:value-type="float" office:value="0.92459085653536">
            <text:p>0.9245908565</text:p>
          </table:table-cell>
          <table:table-cell table:formula="of:=RAND()" office:value-type="float" office:value="0.813512203283608">
            <text:p>0.8135122033</text:p>
          </table:table-cell>
          <table:table-cell table:formula="of:=RAND()" office:value-type="float" office:value="0.729474183637649">
            <text:p>0.7294741836</text:p>
          </table:table-cell>
          <table:table-cell table:formula="of:=RAND()" office:value-type="float" office:value="0.601501283468679">
            <text:p>0.6015012835</text:p>
          </table:table-cell>
          <table:table-cell table:formula="of:=RAND()" office:value-type="float" office:value="0.501313683111221">
            <text:p>0.5013136831</text:p>
          </table:table-cell>
          <table:table-cell table:formula="of:=RAND()" office:value-type="float" office:value="0.663697958458215">
            <text:p>0.6636979585</text:p>
          </table:table-cell>
          <table:table-cell table:formula="of:=RAND()" office:value-type="float" office:value="0.780805519782007">
            <text:p>0.7808055198</text:p>
          </table:table-cell>
          <table:table-cell table:formula="of:=SUM([.B479:.M479])-6" office:value-type="float" office:value="0.388007525121793">
            <text:p>0.3880075251</text:p>
          </table:table-cell>
          <table:table-cell table:formula="of:=[.N479]-[.$G$6]" office:value-type="float" office:value="0.411748515655752">
            <text:p>0.4117485157</text:p>
          </table:table-cell>
          <table:table-cell table:formula="of:=[.O479]*[.O479]" office:value-type="float" office:value="0.169536840144715">
            <text:p>0.1695368401</text:p>
          </table:table-cell>
        </table:table-row>
        <table:table-row table:style-name="ro1">
          <table:table-cell/>
          <table:table-cell table:formula="of:=RAND()" office:value-type="float" office:value="0.329130548518151">
            <text:p>0.3291305485</text:p>
          </table:table-cell>
          <table:table-cell table:formula="of:=RAND()" office:value-type="float" office:value="0.264767723390833">
            <text:p>0.2647677234</text:p>
          </table:table-cell>
          <table:table-cell table:formula="of:=RAND()" office:value-type="float" office:value="0.953511846717447">
            <text:p>0.9535118467</text:p>
          </table:table-cell>
          <table:table-cell table:formula="of:=RAND()" office:value-type="float" office:value="0.664561457931995">
            <text:p>0.6645614579</text:p>
          </table:table-cell>
          <table:table-cell table:formula="of:=RAND()" office:value-type="float" office:value="0.187012413749471">
            <text:p>0.1870124137</text:p>
          </table:table-cell>
          <table:table-cell table:formula="of:=RAND()" office:value-type="float" office:value="0.789238505996764">
            <text:p>0.789238506</text:p>
          </table:table-cell>
          <table:table-cell table:formula="of:=RAND()" office:value-type="float" office:value="0.162366483360529">
            <text:p>0.1623664834</text:p>
          </table:table-cell>
          <table:table-cell table:formula="of:=RAND()" office:value-type="float" office:value="0.0105288538616151">
            <text:p>0.0105288539</text:p>
          </table:table-cell>
          <table:table-cell table:formula="of:=RAND()" office:value-type="float" office:value="0.229125098092481">
            <text:p>0.2291250981</text:p>
          </table:table-cell>
          <table:table-cell table:formula="of:=RAND()" office:value-type="float" office:value="0.508284215582535">
            <text:p>0.5082842156</text:p>
          </table:table-cell>
          <table:table-cell table:formula="of:=RAND()" office:value-type="float" office:value="0.341988420579582">
            <text:p>0.3419884206</text:p>
          </table:table-cell>
          <table:table-cell table:formula="of:=RAND()" office:value-type="float" office:value="0.0686347202863544">
            <text:p>0.0686347203</text:p>
          </table:table-cell>
          <table:table-cell table:formula="of:=SUM([.B480:.M480])-6" office:value-type="float" office:value="-1.49084971193224">
            <text:p>-1.4908497119</text:p>
          </table:table-cell>
          <table:table-cell table:formula="of:=[.N480]-[.$G$6]" office:value-type="float" office:value="-1.46710872139828">
            <text:p>-1.4671087214</text:p>
          </table:table-cell>
          <table:table-cell table:formula="of:=[.O480]*[.O480]" office:value-type="float" office:value="2.1524080004029">
            <text:p>2.1524080004</text:p>
          </table:table-cell>
        </table:table-row>
        <table:table-row table:style-name="ro1">
          <table:table-cell/>
          <table:table-cell table:formula="of:=RAND()" office:value-type="float" office:value="0.774357379879802">
            <text:p>0.7743573799</text:p>
          </table:table-cell>
          <table:table-cell table:formula="of:=RAND()" office:value-type="float" office:value="0.274080064613372">
            <text:p>0.2740800646</text:p>
          </table:table-cell>
          <table:table-cell table:formula="of:=RAND()" office:value-type="float" office:value="0.884837133344263">
            <text:p>0.8848371333</text:p>
          </table:table-cell>
          <table:table-cell table:formula="of:=RAND()" office:value-type="float" office:value="0.430775453103706">
            <text:p>0.4307754531</text:p>
          </table:table-cell>
          <table:table-cell table:formula="of:=RAND()" office:value-type="float" office:value="0.33673694380559">
            <text:p>0.3367369438</text:p>
          </table:table-cell>
          <table:table-cell table:formula="of:=RAND()" office:value-type="float" office:value="0.389008295023814">
            <text:p>0.389008295</text:p>
          </table:table-cell>
          <table:table-cell table:formula="of:=RAND()" office:value-type="float" office:value="0.753589170519263">
            <text:p>0.7535891705</text:p>
          </table:table-cell>
          <table:table-cell table:formula="of:=RAND()" office:value-type="float" office:value="0.599960327148438">
            <text:p>0.5999603271</text:p>
          </table:table-cell>
          <table:table-cell table:formula="of:=RAND()" office:value-type="float" office:value="0.989221330266446">
            <text:p>0.9892213303</text:p>
          </table:table-cell>
          <table:table-cell table:formula="of:=RAND()" office:value-type="float" office:value="0.15357987722382">
            <text:p>0.1535798772</text:p>
          </table:table-cell>
          <table:table-cell table:formula="of:=RAND()" office:value-type="float" office:value="0.64895085641183">
            <text:p>0.6489508564</text:p>
          </table:table-cell>
          <table:table-cell table:formula="of:=RAND()" office:value-type="float" office:value="0.27252867212519">
            <text:p>0.2725286721</text:p>
          </table:table-cell>
          <table:table-cell table:formula="of:=SUM([.B481:.M481])-6" office:value-type="float" office:value="0.507625503465533">
            <text:p>0.5076255035</text:p>
          </table:table-cell>
          <table:table-cell table:formula="of:=[.N481]-[.$G$6]" office:value-type="float" office:value="0.531366493999492">
            <text:p>0.531366494</text:p>
          </table:table-cell>
          <table:table-cell table:formula="of:=[.O481]*[.O481]" office:value-type="float" office:value="0.282350350945313">
            <text:p>0.2823503509</text:p>
          </table:table-cell>
        </table:table-row>
        <table:table-row table:style-name="ro1">
          <table:table-cell/>
          <table:table-cell table:formula="of:=RAND()" office:value-type="float" office:value="0.377685415092856">
            <text:p>0.3776854151</text:p>
          </table:table-cell>
          <table:table-cell table:formula="of:=RAND()" office:value-type="float" office:value="0.31610195315443">
            <text:p>0.3161019532</text:p>
          </table:table-cell>
          <table:table-cell table:formula="of:=RAND()" office:value-type="float" office:value="0.0463257560040802">
            <text:p>0.046325756</text:p>
          </table:table-cell>
          <table:table-cell table:formula="of:=RAND()" office:value-type="float" office:value="0.00388616835698485">
            <text:p>0.0038861684</text:p>
          </table:table-cell>
          <table:table-cell table:formula="of:=RAND()" office:value-type="float" office:value="0.228744928492233">
            <text:p>0.2287449285</text:p>
          </table:table-cell>
          <table:table-cell table:formula="of:=RAND()" office:value-type="float" office:value="0.163112311158329">
            <text:p>0.1631123112</text:p>
          </table:table-cell>
          <table:table-cell table:formula="of:=RAND()" office:value-type="float" office:value="0.0830695757176727">
            <text:p>0.0830695757</text:p>
          </table:table-cell>
          <table:table-cell table:formula="of:=RAND()" office:value-type="float" office:value="0.438092791941017">
            <text:p>0.4380927919</text:p>
          </table:table-cell>
          <table:table-cell table:formula="of:=RAND()" office:value-type="float" office:value="0.677941212197766">
            <text:p>0.6779412122</text:p>
          </table:table-cell>
          <table:table-cell table:formula="of:=RAND()" office:value-type="float" office:value="0.471880424302071">
            <text:p>0.4718804243</text:p>
          </table:table-cell>
          <table:table-cell table:formula="of:=RAND()" office:value-type="float" office:value="0.00595062877982855">
            <text:p>0.0059506288</text:p>
          </table:table-cell>
          <table:table-cell table:formula="of:=RAND()" office:value-type="float" office:value="0.743118827231228">
            <text:p>0.7431188272</text:p>
          </table:table-cell>
          <table:table-cell table:formula="of:=SUM([.B482:.M482])-6" office:value-type="float" office:value="-2.4440900075715">
            <text:p>-2.4440900076</text:p>
          </table:table-cell>
          <table:table-cell table:formula="of:=[.N482]-[.$G$6]" office:value-type="float" office:value="-2.42034901703754">
            <text:p>-2.420349017</text:p>
          </table:table-cell>
          <table:table-cell table:formula="of:=[.O482]*[.O482]" office:value-type="float" office:value="5.85808936427461">
            <text:p>5.8580893643</text:p>
          </table:table-cell>
        </table:table-row>
        <table:table-row table:style-name="ro1">
          <table:table-cell/>
          <table:table-cell table:formula="of:=RAND()" office:value-type="float" office:value="0.64366653887555">
            <text:p>0.6436665389</text:p>
          </table:table-cell>
          <table:table-cell table:formula="of:=RAND()" office:value-type="float" office:value="0.729957016650587">
            <text:p>0.7299570167</text:p>
          </table:table-cell>
          <table:table-cell table:formula="of:=RAND()" office:value-type="float" office:value="0.593365533510223">
            <text:p>0.5933655335</text:p>
          </table:table-cell>
          <table:table-cell table:formula="of:=RAND()" office:value-type="float" office:value="0.20026162173599">
            <text:p>0.2002616217</text:p>
          </table:table-cell>
          <table:table-cell table:formula="of:=RAND()" office:value-type="float" office:value="0.789780187653378">
            <text:p>0.7897801877</text:p>
          </table:table-cell>
          <table:table-cell table:formula="of:=RAND()" office:value-type="float" office:value="0.656875062035397">
            <text:p>0.656875062</text:p>
          </table:table-cell>
          <table:table-cell table:formula="of:=RAND()" office:value-type="float" office:value="0.328482969431207">
            <text:p>0.3284829694</text:p>
          </table:table-cell>
          <table:table-cell table:formula="of:=RAND()" office:value-type="float" office:value="0.508907337207347">
            <text:p>0.5089073372</text:p>
          </table:table-cell>
          <table:table-cell table:formula="of:=RAND()" office:value-type="float" office:value="0.147992164362222">
            <text:p>0.1479921644</text:p>
          </table:table-cell>
          <table:table-cell table:formula="of:=RAND()" office:value-type="float" office:value="0.553380618803203">
            <text:p>0.5533806188</text:p>
          </table:table-cell>
          <table:table-cell table:formula="of:=RAND()" office:value-type="float" office:value="0.607379797147587">
            <text:p>0.6073797971</text:p>
          </table:table-cell>
          <table:table-cell table:formula="of:=RAND()" office:value-type="float" office:value="0.659969737520441">
            <text:p>0.6599697375</text:p>
          </table:table-cell>
          <table:table-cell table:formula="of:=SUM([.B483:.M483])-6" office:value-type="float" office:value="0.420018584933132">
            <text:p>0.4200185849</text:p>
          </table:table-cell>
          <table:table-cell table:formula="of:=[.N483]-[.$G$6]" office:value-type="float" office:value="0.443759575467091">
            <text:p>0.4437595755</text:p>
          </table:table-cell>
          <table:table-cell table:formula="of:=[.O483]*[.O483]" office:value-type="float" office:value="0.196922560818733">
            <text:p>0.1969225608</text:p>
          </table:table-cell>
        </table:table-row>
        <table:table-row table:style-name="ro1">
          <table:table-cell/>
          <table:table-cell table:formula="of:=RAND()" office:value-type="float" office:value="0.649306395323947">
            <text:p>0.6493063953</text:p>
          </table:table-cell>
          <table:table-cell table:formula="of:=RAND()" office:value-type="float" office:value="0.279815178131685">
            <text:p>0.2798151781</text:p>
          </table:table-cell>
          <table:table-cell table:formula="of:=RAND()" office:value-type="float" office:value="0.974769444670528">
            <text:p>0.9747694447</text:p>
          </table:table-cell>
          <table:table-cell table:formula="of:=RAND()" office:value-type="float" office:value="0.489902552450076">
            <text:p>0.4899025525</text:p>
          </table:table-cell>
          <table:table-cell table:formula="of:=RAND()" office:value-type="float" office:value="0.953431712696329">
            <text:p>0.9534317127</text:p>
          </table:table-cell>
          <table:table-cell table:formula="of:=RAND()" office:value-type="float" office:value="0.846595949493349">
            <text:p>0.8465959495</text:p>
          </table:table-cell>
          <table:table-cell table:formula="of:=RAND()" office:value-type="float" office:value="0.780162713723257">
            <text:p>0.7801627137</text:p>
          </table:table-cell>
          <table:table-cell table:formula="of:=RAND()" office:value-type="float" office:value="0.487476736074314">
            <text:p>0.4874767361</text:p>
          </table:table-cell>
          <table:table-cell table:formula="of:=RAND()" office:value-type="float" office:value="0.484381742309779">
            <text:p>0.4843817423</text:p>
          </table:table-cell>
          <table:table-cell table:formula="of:=RAND()" office:value-type="float" office:value="0.103079653345048">
            <text:p>0.1030796533</text:p>
          </table:table-cell>
          <table:table-cell table:formula="of:=RAND()" office:value-type="float" office:value="0.0304753202944994">
            <text:p>0.0304753203</text:p>
          </table:table-cell>
          <table:table-cell table:formula="of:=RAND()" office:value-type="float" office:value="0.985791796585545">
            <text:p>0.9857917966</text:p>
          </table:table-cell>
          <table:table-cell table:formula="of:=SUM([.B484:.M484])-6" office:value-type="float" office:value="1.06518919509836">
            <text:p>1.0651891951</text:p>
          </table:table-cell>
          <table:table-cell table:formula="of:=[.N484]-[.$G$6]" office:value-type="float" office:value="1.08893018563231">
            <text:p>1.0889301856</text:p>
          </table:table-cell>
          <table:table-cell table:formula="of:=[.O484]*[.O484]" office:value-type="float" office:value="1.18576894918123">
            <text:p>1.1857689492</text:p>
          </table:table-cell>
        </table:table-row>
        <table:table-row table:style-name="ro1">
          <table:table-cell/>
          <table:table-cell table:formula="of:=RAND()" office:value-type="float" office:value="0.345491935731843">
            <text:p>0.3454919357</text:p>
          </table:table-cell>
          <table:table-cell table:formula="of:=RAND()" office:value-type="float" office:value="0.750270524062216">
            <text:p>0.7502705241</text:p>
          </table:table-cell>
          <table:table-cell table:formula="of:=RAND()" office:value-type="float" office:value="0.883124462328851">
            <text:p>0.8831244623</text:p>
          </table:table-cell>
          <table:table-cell table:formula="of:=RAND()" office:value-type="float" office:value="0.233892283868045">
            <text:p>0.2338922839</text:p>
          </table:table-cell>
          <table:table-cell table:formula="of:=RAND()" office:value-type="float" office:value="0.227261561900377">
            <text:p>0.2272615619</text:p>
          </table:table-cell>
          <table:table-cell table:formula="of:=RAND()" office:value-type="float" office:value="0.0440339318010956">
            <text:p>0.0440339318</text:p>
          </table:table-cell>
          <table:table-cell table:formula="of:=RAND()" office:value-type="float" office:value="0.315885229501873">
            <text:p>0.3158852295</text:p>
          </table:table-cell>
          <table:table-cell table:formula="of:=RAND()" office:value-type="float" office:value="0.532355297589675">
            <text:p>0.5323552976</text:p>
          </table:table-cell>
          <table:table-cell table:formula="of:=RAND()" office:value-type="float" office:value="0.254660187521949">
            <text:p>0.2546601875</text:p>
          </table:table-cell>
          <table:table-cell table:formula="of:=RAND()" office:value-type="float" office:value="0.181797301396728">
            <text:p>0.1817973014</text:p>
          </table:table-cell>
          <table:table-cell table:formula="of:=RAND()" office:value-type="float" office:value="0.907123511191458">
            <text:p>0.9071235112</text:p>
          </table:table-cell>
          <table:table-cell table:formula="of:=RAND()" office:value-type="float" office:value="0.325091342907399">
            <text:p>0.3250913429</text:p>
          </table:table-cell>
          <table:table-cell table:formula="of:=SUM([.B485:.M485])-6" office:value-type="float" office:value="-0.999012430198491">
            <text:p>-0.9990124302</text:p>
          </table:table-cell>
          <table:table-cell table:formula="of:=[.N485]-[.$G$6]" office:value-type="float" office:value="-0.975271439664531">
            <text:p>-0.9752714397</text:p>
          </table:table-cell>
          <table:table-cell table:formula="of:=[.O485]*[.O485]" office:value-type="float" office:value="0.951154381025328">
            <text:p>0.951154381</text:p>
          </table:table-cell>
        </table:table-row>
        <table:table-row table:style-name="ro1">
          <table:table-cell/>
          <table:table-cell table:formula="of:=RAND()" office:value-type="float" office:value="0.722761152079329">
            <text:p>0.7227611521</text:p>
          </table:table-cell>
          <table:table-cell table:formula="of:=RAND()" office:value-type="float" office:value="0.240854363888502">
            <text:p>0.2408543639</text:p>
          </table:table-cell>
          <table:table-cell table:formula="of:=RAND()" office:value-type="float" office:value="0.686614388599992">
            <text:p>0.6866143886</text:p>
          </table:table-cell>
          <table:table-cell table:formula="of:=RAND()" office:value-type="float" office:value="0.124604393029585">
            <text:p>0.124604393</text:p>
          </table:table-cell>
          <table:table-cell table:formula="of:=RAND()" office:value-type="float" office:value="0.458237642189488">
            <text:p>0.4582376422</text:p>
          </table:table-cell>
          <table:table-cell table:formula="of:=RAND()" office:value-type="float" office:value="0.554576051887125">
            <text:p>0.5545760519</text:p>
          </table:table-cell>
          <table:table-cell table:formula="of:=RAND()" office:value-type="float" office:value="0.520357888424769">
            <text:p>0.5203578884</text:p>
          </table:table-cell>
          <table:table-cell table:formula="of:=RAND()" office:value-type="float" office:value="0.623739488888532">
            <text:p>0.6237394889</text:p>
          </table:table-cell>
          <table:table-cell table:formula="of:=RAND()" office:value-type="float" office:value="0.979563920293003">
            <text:p>0.9795639203</text:p>
          </table:table-cell>
          <table:table-cell table:formula="of:=RAND()" office:value-type="float" office:value="0.189029711065814">
            <text:p>0.1890297111</text:p>
          </table:table-cell>
          <table:table-cell table:formula="of:=RAND()" office:value-type="float" office:value="0.434323174646124">
            <text:p>0.4343231746</text:p>
          </table:table-cell>
          <table:table-cell table:formula="of:=RAND()" office:value-type="float" office:value="0.883505282923579">
            <text:p>0.8835052829</text:p>
          </table:table-cell>
          <table:table-cell table:formula="of:=SUM([.B486:.M486])-6" office:value-type="float" office:value="0.418167457915843">
            <text:p>0.4181674579</text:p>
          </table:table-cell>
          <table:table-cell table:formula="of:=[.N486]-[.$G$6]" office:value-type="float" office:value="0.441908448449802">
            <text:p>0.4419084484</text:p>
          </table:table-cell>
          <table:table-cell table:formula="of:=[.O486]*[.O486]" office:value-type="float" office:value="0.195283076811311">
            <text:p>0.1952830768</text:p>
          </table:table-cell>
        </table:table-row>
        <table:table-row table:style-name="ro1">
          <table:table-cell/>
          <table:table-cell table:formula="of:=RAND()" office:value-type="float" office:value="0.0547999134287238">
            <text:p>0.0547999134</text:p>
          </table:table-cell>
          <table:table-cell table:formula="of:=RAND()" office:value-type="float" office:value="0.798652460100129">
            <text:p>0.7986524601</text:p>
          </table:table-cell>
          <table:table-cell table:formula="of:=RAND()" office:value-type="float" office:value="0.567917238688096">
            <text:p>0.5679172387</text:p>
          </table:table-cell>
          <table:table-cell table:formula="of:=RAND()" office:value-type="float" office:value="0.312829580856487">
            <text:p>0.3128295809</text:p>
          </table:table-cell>
          <table:table-cell table:formula="of:=RAND()" office:value-type="float" office:value="0.770226298598573">
            <text:p>0.7702262986</text:p>
          </table:table-cell>
          <table:table-cell table:formula="of:=RAND()" office:value-type="float" office:value="0.192177193006501">
            <text:p>0.192177193</text:p>
          </table:table-cell>
          <table:table-cell table:formula="of:=RAND()" office:value-type="float" office:value="0.667640142841265">
            <text:p>0.6676401428</text:p>
          </table:table-cell>
          <table:table-cell table:formula="of:=RAND()" office:value-type="float" office:value="0.948891088599339">
            <text:p>0.9488910886</text:p>
          </table:table-cell>
          <table:table-cell table:formula="of:=RAND()" office:value-type="float" office:value="0.325231567956507">
            <text:p>0.325231568</text:p>
          </table:table-cell>
          <table:table-cell table:formula="of:=RAND()" office:value-type="float" office:value="0.984607837162912">
            <text:p>0.9846078372</text:p>
          </table:table-cell>
          <table:table-cell table:formula="of:=RAND()" office:value-type="float" office:value="0.815026134019718">
            <text:p>0.815026134</text:p>
          </table:table-cell>
          <table:table-cell table:formula="of:=RAND()" office:value-type="float" office:value="0.987008636817336">
            <text:p>0.9870086368</text:p>
          </table:table-cell>
          <table:table-cell table:formula="of:=SUM([.B487:.M487])-6" office:value-type="float" office:value="1.42500809207559">
            <text:p>1.4250080921</text:p>
          </table:table-cell>
          <table:table-cell table:formula="of:=[.N487]-[.$G$6]" office:value-type="float" office:value="1.44874908260955">
            <text:p>1.4487490826</text:p>
          </table:table-cell>
          <table:table-cell table:formula="of:=[.O487]*[.O487]" office:value-type="float" office:value="2.098873904362">
            <text:p>2.0988739044</text:p>
          </table:table-cell>
        </table:table-row>
        <table:table-row table:style-name="ro1">
          <table:table-cell/>
          <table:table-cell table:formula="of:=RAND()" office:value-type="float" office:value="0.19245143327862">
            <text:p>0.1924514333</text:p>
          </table:table-cell>
          <table:table-cell table:formula="of:=RAND()" office:value-type="float" office:value="0.722572216996923">
            <text:p>0.722572217</text:p>
          </table:table-cell>
          <table:table-cell table:formula="of:=RAND()" office:value-type="float" office:value="0.885681484127417">
            <text:p>0.8856814841</text:p>
          </table:table-cell>
          <table:table-cell table:formula="of:=RAND()" office:value-type="float" office:value="0.173631634097546">
            <text:p>0.1736316341</text:p>
          </table:table-cell>
          <table:table-cell table:formula="of:=RAND()" office:value-type="float" office:value="0.953398359473795">
            <text:p>0.9533983595</text:p>
          </table:table-cell>
          <table:table-cell table:formula="of:=RAND()" office:value-type="float" office:value="0.228568114107475">
            <text:p>0.2285681141</text:p>
          </table:table-cell>
          <table:table-cell table:formula="of:=RAND()" office:value-type="float" office:value="0.949946031207219">
            <text:p>0.9499460312</text:p>
          </table:table-cell>
          <table:table-cell table:formula="of:=RAND()" office:value-type="float" office:value="0.167383511317894">
            <text:p>0.1673835113</text:p>
          </table:table-cell>
          <table:table-cell table:formula="of:=RAND()" office:value-type="float" office:value="0.0268492717295885">
            <text:p>0.0268492717</text:p>
          </table:table-cell>
          <table:table-cell table:formula="of:=RAND()" office:value-type="float" office:value="0.458364240825176">
            <text:p>0.4583642408</text:p>
          </table:table-cell>
          <table:table-cell table:formula="of:=RAND()" office:value-type="float" office:value="0.161235475214198">
            <text:p>0.1612354752</text:p>
          </table:table-cell>
          <table:table-cell table:formula="of:=RAND()" office:value-type="float" office:value="0.13133630505763">
            <text:p>0.1313363051</text:p>
          </table:table-cell>
          <table:table-cell table:formula="of:=SUM([.B488:.M488])-6" office:value-type="float" office:value="-0.948581922566518">
            <text:p>-0.9485819226</text:p>
          </table:table-cell>
          <table:table-cell table:formula="of:=[.N488]-[.$G$6]" office:value-type="float" office:value="-0.924840932032559">
            <text:p>-0.924840932</text:p>
          </table:table-cell>
          <table:table-cell table:formula="of:=[.O488]*[.O488]" office:value-type="float" office:value="0.855330749562853">
            <text:p>0.8553307496</text:p>
          </table:table-cell>
        </table:table-row>
        <table:table-row table:style-name="ro1">
          <table:table-cell/>
          <table:table-cell table:formula="of:=RAND()" office:value-type="float" office:value="0.320484044961631">
            <text:p>0.320484045</text:p>
          </table:table-cell>
          <table:table-cell table:formula="of:=RAND()" office:value-type="float" office:value="0.508583950810134">
            <text:p>0.5085839508</text:p>
          </table:table-cell>
          <table:table-cell table:formula="of:=RAND()" office:value-type="float" office:value="0.230411523021758">
            <text:p>0.230411523</text:p>
          </table:table-cell>
          <table:table-cell table:formula="of:=RAND()" office:value-type="float" office:value="0.99010324315168">
            <text:p>0.9901032432</text:p>
          </table:table-cell>
          <table:table-cell table:formula="of:=RAND()" office:value-type="float" office:value="0.52809336851351">
            <text:p>0.5280933685</text:p>
          </table:table-cell>
          <table:table-cell table:formula="of:=RAND()" office:value-type="float" office:value="0.758779350668192">
            <text:p>0.7587793507</text:p>
          </table:table-cell>
          <table:table-cell table:formula="of:=RAND()" office:value-type="float" office:value="0.101394580444321">
            <text:p>0.1013945804</text:p>
          </table:table-cell>
          <table:table-cell table:formula="of:=RAND()" office:value-type="float" office:value="0.756161676952615">
            <text:p>0.756161677</text:p>
          </table:table-cell>
          <table:table-cell table:formula="of:=RAND()" office:value-type="float" office:value="0.0773993479087949">
            <text:p>0.0773993479</text:p>
          </table:table-cell>
          <table:table-cell table:formula="of:=RAND()" office:value-type="float" office:value="0.825460630003363">
            <text:p>0.82546063</text:p>
          </table:table-cell>
          <table:table-cell table:formula="of:=RAND()" office:value-type="float" office:value="0.2354384327773">
            <text:p>0.2354384328</text:p>
          </table:table-cell>
          <table:table-cell table:formula="of:=RAND()" office:value-type="float" office:value="0.995637957239524">
            <text:p>0.9956379572</text:p>
          </table:table-cell>
          <table:table-cell table:formula="of:=SUM([.B489:.M489])-6" office:value-type="float" office:value="0.327948106452823">
            <text:p>0.3279481065</text:p>
          </table:table-cell>
          <table:table-cell table:formula="of:=[.N489]-[.$G$6]" office:value-type="float" office:value="0.351689096986782">
            <text:p>0.351689097</text:p>
          </table:table-cell>
          <table:table-cell table:formula="of:=[.O489]*[.O489]" office:value-type="float" office:value="0.123685220939378">
            <text:p>0.1236852209</text:p>
          </table:table-cell>
        </table:table-row>
        <table:table-row table:style-name="ro1">
          <table:table-cell/>
          <table:table-cell table:formula="of:=RAND()" office:value-type="float" office:value="0.62717756186612">
            <text:p>0.6271775619</text:p>
          </table:table-cell>
          <table:table-cell table:formula="of:=RAND()" office:value-type="float" office:value="0.575034800218418">
            <text:p>0.5750348002</text:p>
          </table:table-cell>
          <table:table-cell table:formula="of:=RAND()" office:value-type="float" office:value="0.732999392785132">
            <text:p>0.7329993928</text:p>
          </table:table-cell>
          <table:table-cell table:formula="of:=RAND()" office:value-type="float" office:value="0.817220041761175">
            <text:p>0.8172200418</text:p>
          </table:table-cell>
          <table:table-cell table:formula="of:=RAND()" office:value-type="float" office:value="0.216030267532915">
            <text:p>0.2160302675</text:p>
          </table:table-cell>
          <table:table-cell table:formula="of:=RAND()" office:value-type="float" office:value="0.0978315335232765">
            <text:p>0.0978315335</text:p>
          </table:table-cell>
          <table:table-cell table:formula="of:=RAND()" office:value-type="float" office:value="0.32382070296444">
            <text:p>0.323820703</text:p>
          </table:table-cell>
          <table:table-cell table:formula="of:=RAND()" office:value-type="float" office:value="0.168505886103958">
            <text:p>0.1685058861</text:p>
          </table:table-cell>
          <table:table-cell table:formula="of:=RAND()" office:value-type="float" office:value="0.846570685505867">
            <text:p>0.8465706855</text:p>
          </table:table-cell>
          <table:table-cell table:formula="of:=RAND()" office:value-type="float" office:value="0.720431865658611">
            <text:p>0.7204318657</text:p>
          </table:table-cell>
          <table:table-cell table:formula="of:=RAND()" office:value-type="float" office:value="0.698202813509852">
            <text:p>0.6982028135</text:p>
          </table:table-cell>
          <table:table-cell table:formula="of:=RAND()" office:value-type="float" office:value="0.884220606414601">
            <text:p>0.8842206064</text:p>
          </table:table-cell>
          <table:table-cell table:formula="of:=SUM([.B490:.M490])-6" office:value-type="float" office:value="0.708046157844365">
            <text:p>0.7080461578</text:p>
          </table:table-cell>
          <table:table-cell table:formula="of:=[.N490]-[.$G$6]" office:value-type="float" office:value="0.731787148378324">
            <text:p>0.7317871484</text:p>
          </table:table-cell>
          <table:table-cell table:formula="of:=[.O490]*[.O490]" office:value-type="float" office:value="0.535512430531679">
            <text:p>0.5355124305</text:p>
          </table:table-cell>
        </table:table-row>
        <table:table-row table:style-name="ro1">
          <table:table-cell/>
          <table:table-cell table:formula="of:=RAND()" office:value-type="float" office:value="0.931956912158057">
            <text:p>0.9319569122</text:p>
          </table:table-cell>
          <table:table-cell table:formula="of:=RAND()" office:value-type="float" office:value="0.211483289720491">
            <text:p>0.2114832897</text:p>
          </table:table-cell>
          <table:table-cell table:formula="of:=RAND()" office:value-type="float" office:value="0.802848941180855">
            <text:p>0.8028489412</text:p>
          </table:table-cell>
          <table:table-cell table:formula="of:=RAND()" office:value-type="float" office:value="0.961855472996831">
            <text:p>0.961855473</text:p>
          </table:table-cell>
          <table:table-cell table:formula="of:=RAND()" office:value-type="float" office:value="0.538247575052083">
            <text:p>0.5382475751</text:p>
          </table:table-cell>
          <table:table-cell table:formula="of:=RAND()" office:value-type="float" office:value="0.744604783831164">
            <text:p>0.7446047838</text:p>
          </table:table-cell>
          <table:table-cell table:formula="of:=RAND()" office:value-type="float" office:value="0.0169566578697413">
            <text:p>0.0169566579</text:p>
          </table:table-cell>
          <table:table-cell table:formula="of:=RAND()" office:value-type="float" office:value="0.186775194713846">
            <text:p>0.1867751947</text:p>
          </table:table-cell>
          <table:table-cell table:formula="of:=RAND()" office:value-type="float" office:value="0.198154099751264">
            <text:p>0.1981540998</text:p>
          </table:table-cell>
          <table:table-cell table:formula="of:=RAND()" office:value-type="float" office:value="0.558131308760494">
            <text:p>0.5581313088</text:p>
          </table:table-cell>
          <table:table-cell table:formula="of:=RAND()" office:value-type="float" office:value="0.0212876501027495">
            <text:p>0.0212876501</text:p>
          </table:table-cell>
          <table:table-cell table:formula="of:=RAND()" office:value-type="float" office:value="0.829764762893319">
            <text:p>0.8297647629</text:p>
          </table:table-cell>
          <table:table-cell table:formula="of:=SUM([.B491:.M491])-6" office:value-type="float" office:value="0.00206664903089404">
            <text:p>0.002066649</text:p>
          </table:table-cell>
          <table:table-cell table:formula="of:=[.N491]-[.$G$6]" office:value-type="float" office:value="0.0258076395648532">
            <text:p>0.0258076396</text:p>
          </table:table-cell>
          <table:table-cell table:formula="of:=[.O491]*[.O491]" office:value-type="float" office:value="0.000666034259909374">
            <text:p>0.0006660343</text:p>
          </table:table-cell>
        </table:table-row>
        <table:table-row table:style-name="ro1">
          <table:table-cell/>
          <table:table-cell table:formula="of:=RAND()" office:value-type="float" office:value="0.926191067090258">
            <text:p>0.9261910671</text:p>
          </table:table-cell>
          <table:table-cell table:formula="of:=RAND()" office:value-type="float" office:value="0.308397316141054">
            <text:p>0.3083973161</text:p>
          </table:table-cell>
          <table:table-cell table:formula="of:=RAND()" office:value-type="float" office:value="0.715895407833159">
            <text:p>0.7158954078</text:p>
          </table:table-cell>
          <table:table-cell table:formula="of:=RAND()" office:value-type="float" office:value="0.440336297033355">
            <text:p>0.440336297</text:p>
          </table:table-cell>
          <table:table-cell table:formula="of:=RAND()" office:value-type="float" office:value="0.415329623268917">
            <text:p>0.4153296233</text:p>
          </table:table-cell>
          <table:table-cell table:formula="of:=RAND()" office:value-type="float" office:value="0.319047025870532">
            <text:p>0.3190470259</text:p>
          </table:table-cell>
          <table:table-cell table:formula="of:=RAND()" office:value-type="float" office:value="0.221350304782391">
            <text:p>0.2213503048</text:p>
          </table:table-cell>
          <table:table-cell table:formula="of:=RAND()" office:value-type="float" office:value="0.685100874397904">
            <text:p>0.6851008744</text:p>
          </table:table-cell>
          <table:table-cell table:formula="of:=RAND()" office:value-type="float" office:value="0.151366994250566">
            <text:p>0.1513669943</text:p>
          </table:table-cell>
          <table:table-cell table:formula="of:=RAND()" office:value-type="float" office:value="0.420472455443814">
            <text:p>0.4204724554</text:p>
          </table:table-cell>
          <table:table-cell table:formula="of:=RAND()" office:value-type="float" office:value="0.543654034845531">
            <text:p>0.5436540348</text:p>
          </table:table-cell>
          <table:table-cell table:formula="of:=RAND()" office:value-type="float" office:value="0.0631929005030543">
            <text:p>0.0631929005</text:p>
          </table:table-cell>
          <table:table-cell table:formula="of:=SUM([.B492:.M492])-6" office:value-type="float" office:value="-0.789665698539466">
            <text:p>-0.7896656985</text:p>
          </table:table-cell>
          <table:table-cell table:formula="of:=[.N492]-[.$G$6]" office:value-type="float" office:value="-0.765924708005506">
            <text:p>-0.765924708</text:p>
          </table:table-cell>
          <table:table-cell table:formula="of:=[.O492]*[.O492]" office:value-type="float" office:value="0.58664065833332">
            <text:p>0.5866406583</text:p>
          </table:table-cell>
        </table:table-row>
        <table:table-row table:style-name="ro1">
          <table:table-cell/>
          <table:table-cell table:formula="of:=RAND()" office:value-type="float" office:value="0.228688584407791">
            <text:p>0.2286885844</text:p>
          </table:table-cell>
          <table:table-cell table:formula="of:=RAND()" office:value-type="float" office:value="0.852394628571346">
            <text:p>0.8523946286</text:p>
          </table:table-cell>
          <table:table-cell table:formula="of:=RAND()" office:value-type="float" office:value="0.173595469677821">
            <text:p>0.1735954697</text:p>
          </table:table-cell>
          <table:table-cell table:formula="of:=RAND()" office:value-type="float" office:value="0.531542637618259">
            <text:p>0.5315426376</text:p>
          </table:table-cell>
          <table:table-cell table:formula="of:=RAND()" office:value-type="float" office:value="0.505431486060843">
            <text:p>0.5054314861</text:p>
          </table:table-cell>
          <table:table-cell table:formula="of:=RAND()" office:value-type="float" office:value="0.492668747901917">
            <text:p>0.4926687479</text:p>
          </table:table-cell>
          <table:table-cell table:formula="of:=RAND()" office:value-type="float" office:value="0.364295698236674">
            <text:p>0.3642956982</text:p>
          </table:table-cell>
          <table:table-cell table:formula="of:=RAND()" office:value-type="float" office:value="0.367405636236072">
            <text:p>0.3674056362</text:p>
          </table:table-cell>
          <table:table-cell table:formula="of:=RAND()" office:value-type="float" office:value="0.527041191468015">
            <text:p>0.5270411915</text:p>
          </table:table-cell>
          <table:table-cell table:formula="of:=RAND()" office:value-type="float" office:value="0.852715352550149">
            <text:p>0.8527153526</text:p>
          </table:table-cell>
          <table:table-cell table:formula="of:=RAND()" office:value-type="float" office:value="0.580237835645676">
            <text:p>0.5802378356</text:p>
          </table:table-cell>
          <table:table-cell table:formula="of:=RAND()" office:value-type="float" office:value="0.479959888383746">
            <text:p>0.4799598884</text:p>
          </table:table-cell>
          <table:table-cell table:formula="of:=SUM([.B493:.M493])-6" office:value-type="float" office:value="-0.0440228432416916">
            <text:p>-0.0440228432</text:p>
          </table:table-cell>
          <table:table-cell table:formula="of:=[.N493]-[.$G$6]" office:value-type="float" office:value="-0.0202818527077325">
            <text:p>-0.0202818527</text:p>
          </table:table-cell>
          <table:table-cell table:formula="of:=[.O493]*[.O493]" office:value-type="float" office:value="0.000411353549258155">
            <text:p>0.0004113535</text:p>
          </table:table-cell>
        </table:table-row>
        <table:table-row table:style-name="ro1">
          <table:table-cell/>
          <table:table-cell table:formula="of:=RAND()" office:value-type="float" office:value="0.674649832770228">
            <text:p>0.6746498328</text:p>
          </table:table-cell>
          <table:table-cell table:formula="of:=RAND()" office:value-type="float" office:value="0.754796964582056">
            <text:p>0.7547969646</text:p>
          </table:table-cell>
          <table:table-cell table:formula="of:=RAND()" office:value-type="float" office:value="0.483658046228811">
            <text:p>0.4836580462</text:p>
          </table:table-cell>
          <table:table-cell table:formula="of:=RAND()" office:value-type="float" office:value="0.69153169891797">
            <text:p>0.6915316989</text:p>
          </table:table-cell>
          <table:table-cell table:formula="of:=RAND()" office:value-type="float" office:value="0.630446639610454">
            <text:p>0.6304466396</text:p>
          </table:table-cell>
          <table:table-cell table:formula="of:=RAND()" office:value-type="float" office:value="0.105148039525375">
            <text:p>0.1051480395</text:p>
          </table:table-cell>
          <table:table-cell table:formula="of:=RAND()" office:value-type="float" office:value="0.409492006292567">
            <text:p>0.4094920063</text:p>
          </table:table-cell>
          <table:table-cell table:formula="of:=RAND()" office:value-type="float" office:value="0.630630659870803">
            <text:p>0.6306306599</text:p>
          </table:table-cell>
          <table:table-cell table:formula="of:=RAND()" office:value-type="float" office:value="0.179315944667906">
            <text:p>0.1793159447</text:p>
          </table:table-cell>
          <table:table-cell table:formula="of:=RAND()" office:value-type="float" office:value="0.0936091274488717">
            <text:p>0.0936091274</text:p>
          </table:table-cell>
          <table:table-cell table:formula="of:=RAND()" office:value-type="float" office:value="0.693241591798142">
            <text:p>0.6932415918</text:p>
          </table:table-cell>
          <table:table-cell table:formula="of:=RAND()" office:value-type="float" office:value="0.535791196161881">
            <text:p>0.5357911962</text:p>
          </table:table-cell>
          <table:table-cell table:formula="of:=SUM([.B494:.M494])-6" office:value-type="float" office:value="-0.117688252124935">
            <text:p>-0.1176882521</text:p>
          </table:table-cell>
          <table:table-cell table:formula="of:=[.N494]-[.$G$6]" office:value-type="float" office:value="-0.0939472615909763">
            <text:p>-0.0939472616</text:p>
          </table:table-cell>
          <table:table-cell table:formula="of:=[.O494]*[.O494]" office:value-type="float" office:value="0.00882608796044333">
            <text:p>0.008826088</text:p>
          </table:table-cell>
        </table:table-row>
        <table:table-row table:style-name="ro1">
          <table:table-cell/>
          <table:table-cell table:formula="of:=RAND()" office:value-type="float" office:value="0.636767592746764">
            <text:p>0.6367675927</text:p>
          </table:table-cell>
          <table:table-cell table:formula="of:=RAND()" office:value-type="float" office:value="0.72696519875899">
            <text:p>0.7269651988</text:p>
          </table:table-cell>
          <table:table-cell table:formula="of:=RAND()" office:value-type="float" office:value="0.70884128799662">
            <text:p>0.708841288</text:p>
          </table:table-cell>
          <table:table-cell table:formula="of:=RAND()" office:value-type="float" office:value="0.721506795613095">
            <text:p>0.7215067956</text:p>
          </table:table-cell>
          <table:table-cell table:formula="of:=RAND()" office:value-type="float" office:value="0.228248064173385">
            <text:p>0.2282480642</text:p>
          </table:table-cell>
          <table:table-cell table:formula="of:=RAND()" office:value-type="float" office:value="0.865263083484024">
            <text:p>0.8652630835</text:p>
          </table:table-cell>
          <table:table-cell table:formula="of:=RAND()" office:value-type="float" office:value="0.770836062962189">
            <text:p>0.770836063</text:p>
          </table:table-cell>
          <table:table-cell table:formula="of:=RAND()" office:value-type="float" office:value="0.652699911734089">
            <text:p>0.6526999117</text:p>
          </table:table-cell>
          <table:table-cell table:formula="of:=RAND()" office:value-type="float" office:value="0.963563394732773">
            <text:p>0.9635633947</text:p>
          </table:table-cell>
          <table:table-cell table:formula="of:=RAND()" office:value-type="float" office:value="0.778418224770576">
            <text:p>0.7784182248</text:p>
          </table:table-cell>
          <table:table-cell table:formula="of:=RAND()" office:value-type="float" office:value="0.401694713626057">
            <text:p>0.4016947136</text:p>
          </table:table-cell>
          <table:table-cell table:formula="of:=RAND()" office:value-type="float" office:value="0.966320435749367">
            <text:p>0.9663204357</text:p>
          </table:table-cell>
          <table:table-cell table:formula="of:=SUM([.B495:.M495])-6" office:value-type="float" office:value="2.42112476634793">
            <text:p>2.4211247663</text:p>
          </table:table-cell>
          <table:table-cell table:formula="of:=[.N495]-[.$G$6]" office:value-type="float" office:value="2.44486575688189">
            <text:p>2.4448657569</text:p>
          </table:table-cell>
          <table:table-cell table:formula="of:=[.O495]*[.O495]" office:value-type="float" office:value="5.97736856917365">
            <text:p>5.9773685692</text:p>
          </table:table-cell>
        </table:table-row>
        <table:table-row table:style-name="ro1">
          <table:table-cell/>
          <table:table-cell table:formula="of:=RAND()" office:value-type="float" office:value="0.357469763839617">
            <text:p>0.3574697638</text:p>
          </table:table-cell>
          <table:table-cell table:formula="of:=RAND()" office:value-type="float" office:value="0.287067003315315">
            <text:p>0.2870670033</text:p>
          </table:table-cell>
          <table:table-cell table:formula="of:=RAND()" office:value-type="float" office:value="0.545149990124628">
            <text:p>0.5451499901</text:p>
          </table:table-cell>
          <table:table-cell table:formula="of:=RAND()" office:value-type="float" office:value="0.952445072121918">
            <text:p>0.9524450721</text:p>
          </table:table-cell>
          <table:table-cell table:formula="of:=RAND()" office:value-type="float" office:value="0.985880443360657">
            <text:p>0.9858804434</text:p>
          </table:table-cell>
          <table:table-cell table:formula="of:=RAND()" office:value-type="float" office:value="0.0170918628573418">
            <text:p>0.0170918629</text:p>
          </table:table-cell>
          <table:table-cell table:formula="of:=RAND()" office:value-type="float" office:value="0.00970136933028698">
            <text:p>0.0097013693</text:p>
          </table:table-cell>
          <table:table-cell table:formula="of:=RAND()" office:value-type="float" office:value="0.394628298236057">
            <text:p>0.3946282982</text:p>
          </table:table-cell>
          <table:table-cell table:formula="of:=RAND()" office:value-type="float" office:value="0.0449071370530874">
            <text:p>0.0449071371</text:p>
          </table:table-cell>
          <table:table-cell table:formula="of:=RAND()" office:value-type="float" office:value="0.275851140031591">
            <text:p>0.27585114</text:p>
          </table:table-cell>
          <table:table-cell table:formula="of:=RAND()" office:value-type="float" office:value="0.794705889653415">
            <text:p>0.7947058897</text:p>
          </table:table-cell>
          <table:table-cell table:formula="of:=RAND()" office:value-type="float" office:value="0.798927075928077">
            <text:p>0.7989270759</text:p>
          </table:table-cell>
          <table:table-cell table:formula="of:=SUM([.B496:.M496])-6" office:value-type="float" office:value="-0.536174954148009">
            <text:p>-0.5361749541</text:p>
          </table:table-cell>
          <table:table-cell table:formula="of:=[.N496]-[.$G$6]" office:value-type="float" office:value="-0.51243396361405">
            <text:p>-0.5124339636</text:p>
          </table:table-cell>
          <table:table-cell table:formula="of:=[.O496]*[.O496]" office:value-type="float" office:value="0.262588567065206">
            <text:p>0.2625885671</text:p>
          </table:table-cell>
        </table:table-row>
        <table:table-row table:style-name="ro1">
          <table:table-cell/>
          <table:table-cell table:formula="of:=RAND()" office:value-type="float" office:value="0.107056692009792">
            <text:p>0.107056692</text:p>
          </table:table-cell>
          <table:table-cell table:formula="of:=RAND()" office:value-type="float" office:value="0.564228377770633">
            <text:p>0.5642283778</text:p>
          </table:table-cell>
          <table:table-cell table:formula="of:=RAND()" office:value-type="float" office:value="0.572460994124413">
            <text:p>0.5724609941</text:p>
          </table:table-cell>
          <table:table-cell table:formula="of:=RAND()" office:value-type="float" office:value="0.856980616925284">
            <text:p>0.8569806169</text:p>
          </table:table-cell>
          <table:table-cell table:formula="of:=RAND()" office:value-type="float" office:value="0.504784307442606">
            <text:p>0.5047843074</text:p>
          </table:table-cell>
          <table:table-cell table:formula="of:=RAND()" office:value-type="float" office:value="0.467327828286216">
            <text:p>0.4673278283</text:p>
          </table:table-cell>
          <table:table-cell table:formula="of:=RAND()" office:value-type="float" office:value="0.104707562364638">
            <text:p>0.1047075624</text:p>
          </table:table-cell>
          <table:table-cell table:formula="of:=RAND()" office:value-type="float" office:value="0.0825708417687565">
            <text:p>0.0825708418</text:p>
          </table:table-cell>
          <table:table-cell table:formula="of:=RAND()" office:value-type="float" office:value="0.984913101419807">
            <text:p>0.9849131014</text:p>
          </table:table-cell>
          <table:table-cell table:formula="of:=RAND()" office:value-type="float" office:value="0.646275871433318">
            <text:p>0.6462758714</text:p>
          </table:table-cell>
          <table:table-cell table:formula="of:=RAND()" office:value-type="float" office:value="0.777271100552753">
            <text:p>0.7772711006</text:p>
          </table:table-cell>
          <table:table-cell table:formula="of:=RAND()" office:value-type="float" office:value="0.927941268542782">
            <text:p>0.9279412685</text:p>
          </table:table-cell>
          <table:table-cell table:formula="of:=SUM([.B497:.M497])-6" office:value-type="float" office:value="0.596518562640995">
            <text:p>0.5965185626</text:p>
          </table:table-cell>
          <table:table-cell table:formula="of:=[.N497]-[.$G$6]" office:value-type="float" office:value="0.620259553174954">
            <text:p>0.6202595532</text:p>
          </table:table-cell>
          <table:table-cell table:formula="of:=[.O497]*[.O497]" office:value-type="float" office:value="0.384721913304794">
            <text:p>0.3847219133</text:p>
          </table:table-cell>
        </table:table-row>
        <table:table-row table:style-name="ro1">
          <table:table-cell/>
          <table:table-cell table:formula="of:=RAND()" office:value-type="float" office:value="0.419562630821019">
            <text:p>0.4195626308</text:p>
          </table:table-cell>
          <table:table-cell table:formula="of:=RAND()" office:value-type="float" office:value="0.546614889753982">
            <text:p>0.5466148898</text:p>
          </table:table-cell>
          <table:table-cell table:formula="of:=RAND()" office:value-type="float" office:value="0.468251929851249">
            <text:p>0.4682519299</text:p>
          </table:table-cell>
          <table:table-cell table:formula="of:=RAND()" office:value-type="float" office:value="0.498530398588628">
            <text:p>0.4985303986</text:p>
          </table:table-cell>
          <table:table-cell table:formula="of:=RAND()" office:value-type="float" office:value="0.399101438233629">
            <text:p>0.3991014382</text:p>
          </table:table-cell>
          <table:table-cell table:formula="of:=RAND()" office:value-type="float" office:value="0.514451603172347">
            <text:p>0.5144516032</text:p>
          </table:table-cell>
          <table:table-cell table:formula="of:=RAND()" office:value-type="float" office:value="0.152203604578972">
            <text:p>0.1522036046</text:p>
          </table:table-cell>
          <table:table-cell table:formula="of:=RAND()" office:value-type="float" office:value="0.831202260684222">
            <text:p>0.8312022607</text:p>
          </table:table-cell>
          <table:table-cell table:formula="of:=RAND()" office:value-type="float" office:value="0.00729054375551641">
            <text:p>0.0072905438</text:p>
          </table:table-cell>
          <table:table-cell table:formula="of:=RAND()" office:value-type="float" office:value="0.176069528330117">
            <text:p>0.1760695283</text:p>
          </table:table-cell>
          <table:table-cell table:formula="of:=RAND()" office:value-type="float" office:value="0.843019002350047">
            <text:p>0.8430190024</text:p>
          </table:table-cell>
          <table:table-cell table:formula="of:=RAND()" office:value-type="float" office:value="0.896829730598256">
            <text:p>0.8968297306</text:p>
          </table:table-cell>
          <table:table-cell table:formula="of:=SUM([.B498:.M498])-6" office:value-type="float" office:value="-0.246872439282015">
            <text:p>-0.2468724393</text:p>
          </table:table-cell>
          <table:table-cell table:formula="of:=[.N498]-[.$G$6]" office:value-type="float" office:value="-0.223131448748056">
            <text:p>-0.2231314487</text:p>
          </table:table-cell>
          <table:table-cell table:formula="of:=[.O498]*[.O498]" office:value-type="float" office:value="0.0497876434204063">
            <text:p>0.0497876434</text:p>
          </table:table-cell>
        </table:table-row>
        <table:table-row table:style-name="ro1">
          <table:table-cell/>
          <table:table-cell table:formula="of:=RAND()" office:value-type="float" office:value="0.956149880541489">
            <text:p>0.9561498805</text:p>
          </table:table-cell>
          <table:table-cell table:formula="of:=RAND()" office:value-type="float" office:value="0.685667969752103">
            <text:p>0.6856679698</text:p>
          </table:table-cell>
          <table:table-cell table:formula="of:=RAND()" office:value-type="float" office:value="0.856960406061262">
            <text:p>0.8569604061</text:p>
          </table:table-cell>
          <table:table-cell table:formula="of:=RAND()" office:value-type="float" office:value="0.924601467559114">
            <text:p>0.9246014676</text:p>
          </table:table-cell>
          <table:table-cell table:formula="of:=RAND()" office:value-type="float" office:value="0.258838455891237">
            <text:p>0.2588384559</text:p>
          </table:table-cell>
          <table:table-cell table:formula="of:=RAND()" office:value-type="float" office:value="0.582452661124989">
            <text:p>0.5824526611</text:p>
          </table:table-cell>
          <table:table-cell table:formula="of:=RAND()" office:value-type="float" office:value="0.63559774751775">
            <text:p>0.6355977475</text:p>
          </table:table-cell>
          <table:table-cell table:formula="of:=RAND()" office:value-type="float" office:value="0.0134472539648414">
            <text:p>0.013447254</text:p>
          </table:table-cell>
          <table:table-cell table:formula="of:=RAND()" office:value-type="float" office:value="0.704185062088072">
            <text:p>0.7041850621</text:p>
          </table:table-cell>
          <table:table-cell table:formula="of:=RAND()" office:value-type="float" office:value="0.479224172187969">
            <text:p>0.4792241722</text:p>
          </table:table-cell>
          <table:table-cell table:formula="of:=RAND()" office:value-type="float" office:value="0.873769742669538">
            <text:p>0.8737697427</text:p>
          </table:table-cell>
          <table:table-cell table:formula="of:=RAND()" office:value-type="float" office:value="0.571174816926941">
            <text:p>0.5711748169</text:p>
          </table:table-cell>
          <table:table-cell table:formula="of:=SUM([.B499:.M499])-6" office:value-type="float" office:value="1.54206963628531">
            <text:p>1.5420696363</text:p>
          </table:table-cell>
          <table:table-cell table:formula="of:=[.N499]-[.$G$6]" office:value-type="float" office:value="1.56581062681926">
            <text:p>1.5658106268</text:p>
          </table:table-cell>
          <table:table-cell table:formula="of:=[.O499]*[.O499]" office:value-type="float" office:value="2.45176291906014">
            <text:p>2.4517629191</text:p>
          </table:table-cell>
        </table:table-row>
        <table:table-row table:style-name="ro1">
          <table:table-cell/>
          <table:table-cell table:formula="of:=RAND()" office:value-type="float" office:value="0.399403064278886">
            <text:p>0.3994030643</text:p>
          </table:table-cell>
          <table:table-cell table:formula="of:=RAND()" office:value-type="float" office:value="0.828150847693905">
            <text:p>0.8281508477</text:p>
          </table:table-cell>
          <table:table-cell table:formula="of:=RAND()" office:value-type="float" office:value="0.125347964931279">
            <text:p>0.1253479649</text:p>
          </table:table-cell>
          <table:table-cell table:formula="of:=RAND()" office:value-type="float" office:value="0.186826466815546">
            <text:p>0.1868264668</text:p>
          </table:table-cell>
          <table:table-cell table:formula="of:=RAND()" office:value-type="float" office:value="0.706318559823558">
            <text:p>0.7063185598</text:p>
          </table:table-cell>
          <table:table-cell table:formula="of:=RAND()" office:value-type="float" office:value="0.0494139126967639">
            <text:p>0.0494139127</text:p>
          </table:table-cell>
          <table:table-cell table:formula="of:=RAND()" office:value-type="float" office:value="0.237242240924388">
            <text:p>0.2372422409</text:p>
          </table:table-cell>
          <table:table-cell table:formula="of:=RAND()" office:value-type="float" office:value="0.977412703912705">
            <text:p>0.9774127039</text:p>
          </table:table-cell>
          <table:table-cell table:formula="of:=RAND()" office:value-type="float" office:value="0.937896352028474">
            <text:p>0.937896352</text:p>
          </table:table-cell>
          <table:table-cell table:formula="of:=RAND()" office:value-type="float" office:value="0.24583117198199">
            <text:p>0.245831172</text:p>
          </table:table-cell>
          <table:table-cell table:formula="of:=RAND()" office:value-type="float" office:value="0.657415131339803">
            <text:p>0.6574151313</text:p>
          </table:table-cell>
          <table:table-cell table:formula="of:=RAND()" office:value-type="float" office:value="0.617894221795723">
            <text:p>0.6178942218</text:p>
          </table:table-cell>
          <table:table-cell table:formula="of:=SUM([.B500:.M500])-6" office:value-type="float" office:value="-0.0308473617769778">
            <text:p>-0.0308473618</text:p>
          </table:table-cell>
          <table:table-cell table:formula="of:=[.N500]-[.$G$6]" office:value-type="float" office:value="-0.00710637124301866">
            <text:p>-0.0071063712</text:p>
          </table:table-cell>
          <table:table-cell table:formula="of:=[.O500]*[.O500]" office:value-type="float" office:value="0.0000505005122436025">
            <text:p>5.05005122436025E-005</text:p>
          </table:table-cell>
        </table:table-row>
        <table:table-row table:style-name="ro1">
          <table:table-cell/>
          <table:table-cell table:formula="of:=RAND()" office:value-type="float" office:value="0.922847013920546">
            <text:p>0.9228470139</text:p>
          </table:table-cell>
          <table:table-cell table:formula="of:=RAND()" office:value-type="float" office:value="0.908975847065449">
            <text:p>0.9089758471</text:p>
          </table:table-cell>
          <table:table-cell table:formula="of:=RAND()" office:value-type="float" office:value="0.286214443389326">
            <text:p>0.2862144434</text:p>
          </table:table-cell>
          <table:table-cell table:formula="of:=RAND()" office:value-type="float" office:value="0.053026475943625">
            <text:p>0.0530264759</text:p>
          </table:table-cell>
          <table:table-cell table:formula="of:=RAND()" office:value-type="float" office:value="0.987196019152179">
            <text:p>0.9871960192</text:p>
          </table:table-cell>
          <table:table-cell table:formula="of:=RAND()" office:value-type="float" office:value="0.0732880521100014">
            <text:p>0.0732880521</text:p>
          </table:table-cell>
          <table:table-cell table:formula="of:=RAND()" office:value-type="float" office:value="0.7720130472444">
            <text:p>0.7720130472</text:p>
          </table:table-cell>
          <table:table-cell table:formula="of:=RAND()" office:value-type="float" office:value="0.621100786142051">
            <text:p>0.6211007861</text:p>
          </table:table-cell>
          <table:table-cell table:formula="of:=RAND()" office:value-type="float" office:value="0.81103903776966">
            <text:p>0.8110390378</text:p>
          </table:table-cell>
          <table:table-cell table:formula="of:=RAND()" office:value-type="float" office:value="0.154677028069273">
            <text:p>0.1546770281</text:p>
          </table:table-cell>
          <table:table-cell table:formula="of:=RAND()" office:value-type="float" office:value="0.811636206926778">
            <text:p>0.8116362069</text:p>
          </table:table-cell>
          <table:table-cell table:formula="of:=RAND()" office:value-type="float" office:value="0.966524065937847">
            <text:p>0.9665240659</text:p>
          </table:table-cell>
          <table:table-cell table:formula="of:=SUM([.B501:.M501])-6" office:value-type="float" office:value="1.36853802367114">
            <text:p>1.3685380237</text:p>
          </table:table-cell>
          <table:table-cell table:formula="of:=[.N501]-[.$G$6]" office:value-type="float" office:value="1.39227901420509">
            <text:p>1.3922790142</text:p>
          </table:table-cell>
          <table:table-cell table:formula="of:=[.O501]*[.O501]" office:value-type="float" office:value="1.93844085339591">
            <text:p>1.9384408534</text:p>
          </table:table-cell>
        </table:table-row>
        <table:table-row table:style-name="ro1">
          <table:table-cell/>
          <table:table-cell table:formula="of:=RAND()" office:value-type="float" office:value="0.251036701025441">
            <text:p>0.251036701</text:p>
          </table:table-cell>
          <table:table-cell table:formula="of:=RAND()" office:value-type="float" office:value="0.108003946021199">
            <text:p>0.108003946</text:p>
          </table:table-cell>
          <table:table-cell table:formula="of:=RAND()" office:value-type="float" office:value="0.635007417062297">
            <text:p>0.6350074171</text:p>
          </table:table-cell>
          <table:table-cell table:formula="of:=RAND()" office:value-type="float" office:value="0.848603338934481">
            <text:p>0.8486033389</text:p>
          </table:table-cell>
          <table:table-cell table:formula="of:=RAND()" office:value-type="float" office:value="0.676744380034506">
            <text:p>0.67674438</text:p>
          </table:table-cell>
          <table:table-cell table:formula="of:=RAND()" office:value-type="float" office:value="0.490748100914061">
            <text:p>0.4907481009</text:p>
          </table:table-cell>
          <table:table-cell table:formula="of:=RAND()" office:value-type="float" office:value="0.10174419125542">
            <text:p>0.1017441913</text:p>
          </table:table-cell>
          <table:table-cell table:formula="of:=RAND()" office:value-type="float" office:value="0.53865972883068">
            <text:p>0.5386597288</text:p>
          </table:table-cell>
          <table:table-cell table:formula="of:=RAND()" office:value-type="float" office:value="0.664340726332739">
            <text:p>0.6643407263</text:p>
          </table:table-cell>
          <table:table-cell table:formula="of:=RAND()" office:value-type="float" office:value="0.914008578518406">
            <text:p>0.9140085785</text:p>
          </table:table-cell>
          <table:table-cell table:formula="of:=RAND()" office:value-type="float" office:value="0.352749579120427">
            <text:p>0.3527495791</text:p>
          </table:table-cell>
          <table:table-cell table:formula="of:=RAND()" office:value-type="float" office:value="0.436738586751744">
            <text:p>0.4367385868</text:p>
          </table:table-cell>
          <table:table-cell table:formula="of:=SUM([.B502:.M502])-6" office:value-type="float" office:value="0.0183852748014033">
            <text:p>0.0183852748</text:p>
          </table:table-cell>
          <table:table-cell table:formula="of:=[.N502]-[.$G$6]" office:value-type="float" office:value="0.0421262653353624">
            <text:p>0.0421262653</text:p>
          </table:table-cell>
          <table:table-cell table:formula="of:=[.O502]*[.O502]" office:value-type="float" office:value="0.00177462223110536">
            <text:p>0.0017746222</text:p>
          </table:table-cell>
        </table:table-row>
        <table:table-row table:style-name="ro1">
          <table:table-cell/>
          <table:table-cell table:formula="of:=RAND()" office:value-type="float" office:value="0.571711995638907">
            <text:p>0.5717119956</text:p>
          </table:table-cell>
          <table:table-cell table:formula="of:=RAND()" office:value-type="float" office:value="0.491306869778782">
            <text:p>0.4913068698</text:p>
          </table:table-cell>
          <table:table-cell table:formula="of:=RAND()" office:value-type="float" office:value="0.519837317522615">
            <text:p>0.5198373175</text:p>
          </table:table-cell>
          <table:table-cell table:formula="of:=RAND()" office:value-type="float" office:value="0.12967467866838">
            <text:p>0.1296746787</text:p>
          </table:table-cell>
          <table:table-cell table:formula="of:=RAND()" office:value-type="float" office:value="0.814138677204028">
            <text:p>0.8141386772</text:p>
          </table:table-cell>
          <table:table-cell table:formula="of:=RAND()" office:value-type="float" office:value="0.342511237366125">
            <text:p>0.3425112374</text:p>
          </table:table-cell>
          <table:table-cell table:formula="of:=RAND()" office:value-type="float" office:value="0.163214117754251">
            <text:p>0.1632141178</text:p>
          </table:table-cell>
          <table:table-cell table:formula="of:=RAND()" office:value-type="float" office:value="0.92609834112227">
            <text:p>0.9260983411</text:p>
          </table:table-cell>
          <table:table-cell table:formula="of:=RAND()" office:value-type="float" office:value="0.147874790709466">
            <text:p>0.1478747907</text:p>
          </table:table-cell>
          <table:table-cell table:formula="of:=RAND()" office:value-type="float" office:value="0.464635286247358">
            <text:p>0.4646352862</text:p>
          </table:table-cell>
          <table:table-cell table:formula="of:=RAND()" office:value-type="float" office:value="0.0252975292969495">
            <text:p>0.0252975293</text:p>
          </table:table-cell>
          <table:table-cell table:formula="of:=RAND()" office:value-type="float" office:value="0.517227071803063">
            <text:p>0.5172270718</text:p>
          </table:table-cell>
          <table:table-cell table:formula="of:=SUM([.B503:.M503])-6" office:value-type="float" office:value="-0.886472086887807">
            <text:p>-0.8864720869</text:p>
          </table:table-cell>
          <table:table-cell table:formula="of:=[.N503]-[.$G$6]" office:value-type="float" office:value="-0.862731096353847">
            <text:p>-0.8627310964</text:p>
          </table:table-cell>
          <table:table-cell table:formula="of:=[.O503]*[.O503]" office:value-type="float" office:value="0.744304944615912">
            <text:p>0.7443049446</text:p>
          </table:table-cell>
        </table:table-row>
        <table:table-row table:style-name="ro1">
          <table:table-cell/>
          <table:table-cell table:formula="of:=RAND()" office:value-type="float" office:value="0.434906499227509">
            <text:p>0.4349064992</text:p>
          </table:table-cell>
          <table:table-cell table:formula="of:=RAND()" office:value-type="float" office:value="0.0289355779532343">
            <text:p>0.028935578</text:p>
          </table:table-cell>
          <table:table-cell table:formula="of:=RAND()" office:value-type="float" office:value="0.7942639158573">
            <text:p>0.7942639159</text:p>
          </table:table-cell>
          <table:table-cell table:formula="of:=RAND()" office:value-type="float" office:value="0.81401312048547">
            <text:p>0.8140131205</text:p>
          </table:table-cell>
          <table:table-cell table:formula="of:=RAND()" office:value-type="float" office:value="0.989848887780681">
            <text:p>0.9898488878</text:p>
          </table:table-cell>
          <table:table-cell table:formula="of:=RAND()" office:value-type="float" office:value="0.0695955129340291">
            <text:p>0.0695955129</text:p>
          </table:table-cell>
          <table:table-cell table:formula="of:=RAND()" office:value-type="float" office:value="0.202562616905197">
            <text:p>0.2025626169</text:p>
          </table:table-cell>
          <table:table-cell table:formula="of:=RAND()" office:value-type="float" office:value="0.439120202790946">
            <text:p>0.4391202028</text:p>
          </table:table-cell>
          <table:table-cell table:formula="of:=RAND()" office:value-type="float" office:value="0.0658023864962161">
            <text:p>0.0658023865</text:p>
          </table:table-cell>
          <table:table-cell table:formula="of:=RAND()" office:value-type="float" office:value="0.315557208377868">
            <text:p>0.3155572084</text:p>
          </table:table-cell>
          <table:table-cell table:formula="of:=RAND()" office:value-type="float" office:value="0.164590230444446">
            <text:p>0.1645902304</text:p>
          </table:table-cell>
          <table:table-cell table:formula="of:=RAND()" office:value-type="float" office:value="0.868465170264244">
            <text:p>0.8684651703</text:p>
          </table:table-cell>
          <table:table-cell table:formula="of:=SUM([.B504:.M504])-6" office:value-type="float" office:value="-0.812338670482859">
            <text:p>-0.8123386705</text:p>
          </table:table-cell>
          <table:table-cell table:formula="of:=[.N504]-[.$G$6]" office:value-type="float" office:value="-0.7885976799489">
            <text:p>-0.7885976799</text:p>
          </table:table-cell>
          <table:table-cell table:formula="of:=[.O504]*[.O504]" office:value-type="float" office:value="0.621886300820787">
            <text:p>0.6218863008</text:p>
          </table:table-cell>
        </table:table-row>
        <table:table-row table:style-name="ro1">
          <table:table-cell/>
          <table:table-cell table:formula="of:=RAND()" office:value-type="float" office:value="0.352025617845356">
            <text:p>0.3520256178</text:p>
          </table:table-cell>
          <table:table-cell table:formula="of:=RAND()" office:value-type="float" office:value="0.960768186487258">
            <text:p>0.9607681865</text:p>
          </table:table-cell>
          <table:table-cell table:formula="of:=RAND()" office:value-type="float" office:value="0.860859395004809">
            <text:p>0.860859395</text:p>
          </table:table-cell>
          <table:table-cell table:formula="of:=RAND()" office:value-type="float" office:value="0.822950555244461">
            <text:p>0.8229505552</text:p>
          </table:table-cell>
          <table:table-cell table:formula="of:=RAND()" office:value-type="float" office:value="0.748216778738424">
            <text:p>0.7482167787</text:p>
          </table:table-cell>
          <table:table-cell table:formula="of:=RAND()" office:value-type="float" office:value="0.522402189206332">
            <text:p>0.5224021892</text:p>
          </table:table-cell>
          <table:table-cell table:formula="of:=RAND()" office:value-type="float" office:value="0.723442797083408">
            <text:p>0.7234427971</text:p>
          </table:table-cell>
          <table:table-cell table:formula="of:=RAND()" office:value-type="float" office:value="0.826795469038188">
            <text:p>0.826795469</text:p>
          </table:table-cell>
          <table:table-cell table:formula="of:=RAND()" office:value-type="float" office:value="0.503479652106762">
            <text:p>0.5034796521</text:p>
          </table:table-cell>
          <table:table-cell table:formula="of:=RAND()" office:value-type="float" office:value="0.771992811001837">
            <text:p>0.771992811</text:p>
          </table:table-cell>
          <table:table-cell table:formula="of:=RAND()" office:value-type="float" office:value="0.275320632383227">
            <text:p>0.2753206324</text:p>
          </table:table-cell>
          <table:table-cell table:formula="of:=RAND()" office:value-type="float" office:value="0.992899934761226">
            <text:p>0.9928999348</text:p>
          </table:table-cell>
          <table:table-cell table:formula="of:=SUM([.B505:.M505])-6" office:value-type="float" office:value="2.36115401890129">
            <text:p>2.3611540189</text:p>
          </table:table-cell>
          <table:table-cell table:formula="of:=[.N505]-[.$G$6]" office:value-type="float" office:value="2.38489500943525">
            <text:p>2.3848950094</text:p>
          </table:table-cell>
          <table:table-cell table:formula="of:=[.O505]*[.O505]" office:value-type="float" office:value="5.68772420602915">
            <text:p>5.687724206</text:p>
          </table:table-cell>
        </table:table-row>
        <table:table-row table:style-name="ro1">
          <table:table-cell/>
          <table:table-cell table:formula="of:=RAND()" office:value-type="float" office:value="0.174634677125141">
            <text:p>0.1746346771</text:p>
          </table:table-cell>
          <table:table-cell table:formula="of:=RAND()" office:value-type="float" office:value="0.904412601841614">
            <text:p>0.9044126018</text:p>
          </table:table-cell>
          <table:table-cell table:formula="of:=RAND()" office:value-type="float" office:value="0.80406620237045">
            <text:p>0.8040662024</text:p>
          </table:table-cell>
          <table:table-cell table:formula="of:=RAND()" office:value-type="float" office:value="0.18974419333972">
            <text:p>0.1897441933</text:p>
          </table:table-cell>
          <table:table-cell table:formula="of:=RAND()" office:value-type="float" office:value="0.384637584444135">
            <text:p>0.3846375844</text:p>
          </table:table-cell>
          <table:table-cell table:formula="of:=RAND()" office:value-type="float" office:value="0.23776293755509">
            <text:p>0.2377629376</text:p>
          </table:table-cell>
          <table:table-cell table:formula="of:=RAND()" office:value-type="float" office:value="0.286053405841812">
            <text:p>0.2860534058</text:p>
          </table:table-cell>
          <table:table-cell table:formula="of:=RAND()" office:value-type="float" office:value="0.959596485598013">
            <text:p>0.9595964856</text:p>
          </table:table-cell>
          <table:table-cell table:formula="of:=RAND()" office:value-type="float" office:value="0.808673609979451">
            <text:p>0.80867361</text:p>
          </table:table-cell>
          <table:table-cell table:formula="of:=RAND()" office:value-type="float" office:value="0.123842990957201">
            <text:p>0.123842991</text:p>
          </table:table-cell>
          <table:table-cell table:formula="of:=RAND()" office:value-type="float" office:value="0.0544225461781025">
            <text:p>0.0544225462</text:p>
          </table:table-cell>
          <table:table-cell table:formula="of:=RAND()" office:value-type="float" office:value="0.358071602880955">
            <text:p>0.3580716029</text:p>
          </table:table-cell>
          <table:table-cell table:formula="of:=SUM([.B506:.M506])-6" office:value-type="float" office:value="-0.714081161888316">
            <text:p>-0.7140811619</text:p>
          </table:table-cell>
          <table:table-cell table:formula="of:=[.N506]-[.$G$6]" office:value-type="float" office:value="-0.690340171354357">
            <text:p>-0.6903401714</text:p>
          </table:table-cell>
          <table:table-cell table:formula="of:=[.O506]*[.O506]" office:value-type="float" office:value="0.476569552185563">
            <text:p>0.4765695522</text:p>
          </table:table-cell>
        </table:table-row>
        <table:table-row table:style-name="ro1">
          <table:table-cell/>
          <table:table-cell table:formula="of:=RAND()" office:value-type="float" office:value="0.353799463948235">
            <text:p>0.3537994639</text:p>
          </table:table-cell>
          <table:table-cell table:formula="of:=RAND()" office:value-type="float" office:value="0.688384779728949">
            <text:p>0.6883847797</text:p>
          </table:table-cell>
          <table:table-cell table:formula="of:=RAND()" office:value-type="float" office:value="0.718901427695528">
            <text:p>0.7189014277</text:p>
          </table:table-cell>
          <table:table-cell table:formula="of:=RAND()" office:value-type="float" office:value="0.952029759297147">
            <text:p>0.9520297593</text:p>
          </table:table-cell>
          <table:table-cell table:formula="of:=RAND()" office:value-type="float" office:value="0.240564478561282">
            <text:p>0.2405644786</text:p>
          </table:table-cell>
          <table:table-cell table:formula="of:=RAND()" office:value-type="float" office:value="0.764625897165388">
            <text:p>0.7646258972</text:p>
          </table:table-cell>
          <table:table-cell table:formula="of:=RAND()" office:value-type="float" office:value="0.386847459478304">
            <text:p>0.3868474595</text:p>
          </table:table-cell>
          <table:table-cell table:formula="of:=RAND()" office:value-type="float" office:value="0.0731672532856464">
            <text:p>0.0731672533</text:p>
          </table:table-cell>
          <table:table-cell table:formula="of:=RAND()" office:value-type="float" office:value="0.111411059740931">
            <text:p>0.1114110597</text:p>
          </table:table-cell>
          <table:table-cell table:formula="of:=RAND()" office:value-type="float" office:value="0.288681295933202">
            <text:p>0.2886812959</text:p>
          </table:table-cell>
          <table:table-cell table:formula="of:=RAND()" office:value-type="float" office:value="0.0674151291605085">
            <text:p>0.0674151292</text:p>
          </table:table-cell>
          <table:table-cell table:formula="of:=RAND()" office:value-type="float" office:value="0.292401200393215">
            <text:p>0.2924012004</text:p>
          </table:table-cell>
          <table:table-cell table:formula="of:=SUM([.B507:.M507])-6" office:value-type="float" office:value="-1.06177079561166">
            <text:p>-1.0617707956</text:p>
          </table:table-cell>
          <table:table-cell table:formula="of:=[.N507]-[.$G$6]" office:value-type="float" office:value="-1.03802980507771">
            <text:p>-1.0380298051</text:p>
          </table:table-cell>
          <table:table-cell table:formula="of:=[.O507]*[.O507]" office:value-type="float" office:value="1.07750587622966">
            <text:p>1.0775058762</text:p>
          </table:table-cell>
        </table:table-row>
        <table:table-row table:style-name="ro1">
          <table:table-cell/>
          <table:table-cell table:formula="of:=RAND()" office:value-type="float" office:value="0.802378222579137">
            <text:p>0.8023782226</text:p>
          </table:table-cell>
          <table:table-cell table:formula="of:=RAND()" office:value-type="float" office:value="0.536605076631531">
            <text:p>0.5366050766</text:p>
          </table:table-cell>
          <table:table-cell table:formula="of:=RAND()" office:value-type="float" office:value="0.894669835921377">
            <text:p>0.8946698359</text:p>
          </table:table-cell>
          <table:table-cell table:formula="of:=RAND()" office:value-type="float" office:value="0.272622584132478">
            <text:p>0.2726225841</text:p>
          </table:table-cell>
          <table:table-cell table:formula="of:=RAND()" office:value-type="float" office:value="0.261080562835559">
            <text:p>0.2610805628</text:p>
          </table:table-cell>
          <table:table-cell table:formula="of:=RAND()" office:value-type="float" office:value="0.51509411027655">
            <text:p>0.5150941103</text:p>
          </table:table-cell>
          <table:table-cell table:formula="of:=RAND()" office:value-type="float" office:value="0.177913765888661">
            <text:p>0.1779137659</text:p>
          </table:table-cell>
          <table:table-cell table:formula="of:=RAND()" office:value-type="float" office:value="0.360927968285978">
            <text:p>0.3609279683</text:p>
          </table:table-cell>
          <table:table-cell table:formula="of:=RAND()" office:value-type="float" office:value="0.996232822071761">
            <text:p>0.9962328221</text:p>
          </table:table-cell>
          <table:table-cell table:formula="of:=RAND()" office:value-type="float" office:value="0.00830591353587806">
            <text:p>0.0083059135</text:p>
          </table:table-cell>
          <table:table-cell table:formula="of:=RAND()" office:value-type="float" office:value="0.962386334780604">
            <text:p>0.9623863348</text:p>
          </table:table-cell>
          <table:table-cell table:formula="of:=RAND()" office:value-type="float" office:value="0.25930252019316">
            <text:p>0.2593025202</text:p>
          </table:table-cell>
          <table:table-cell table:formula="of:=SUM([.B508:.M508])-6" office:value-type="float" office:value="0.0475197171326727">
            <text:p>0.0475197171</text:p>
          </table:table-cell>
          <table:table-cell table:formula="of:=[.N508]-[.$G$6]" office:value-type="float" office:value="0.0712607076666318">
            <text:p>0.0712607077</text:p>
          </table:table-cell>
          <table:table-cell table:formula="of:=[.O508]*[.O508]" office:value-type="float" office:value="0.00507808845714915">
            <text:p>0.0050780885</text:p>
          </table:table-cell>
        </table:table-row>
        <table:table-row table:style-name="ro1">
          <table:table-cell/>
          <table:table-cell table:formula="of:=RAND()" office:value-type="float" office:value="0.778051654109731">
            <text:p>0.7780516541</text:p>
          </table:table-cell>
          <table:table-cell table:formula="of:=RAND()" office:value-type="float" office:value="0.350755323888734">
            <text:p>0.3507553239</text:p>
          </table:table-cell>
          <table:table-cell table:formula="of:=RAND()" office:value-type="float" office:value="0.718601507134736">
            <text:p>0.7186015071</text:p>
          </table:table-cell>
          <table:table-cell table:formula="of:=RAND()" office:value-type="float" office:value="0.20842336025089">
            <text:p>0.2084233603</text:p>
          </table:table-cell>
          <table:table-cell table:formula="of:=RAND()" office:value-type="float" office:value="0.657627258449793">
            <text:p>0.6576272584</text:p>
          </table:table-cell>
          <table:table-cell table:formula="of:=RAND()" office:value-type="float" office:value="0.335520750144497">
            <text:p>0.3355207501</text:p>
          </table:table-cell>
          <table:table-cell table:formula="of:=RAND()" office:value-type="float" office:value="0.170671305153519">
            <text:p>0.1706713052</text:p>
          </table:table-cell>
          <table:table-cell table:formula="of:=RAND()" office:value-type="float" office:value="0.138640032149851">
            <text:p>0.1386400321</text:p>
          </table:table-cell>
          <table:table-cell table:formula="of:=RAND()" office:value-type="float" office:value="0.273121557431296">
            <text:p>0.2731215574</text:p>
          </table:table-cell>
          <table:table-cell table:formula="of:=RAND()" office:value-type="float" office:value="0.587276118341833">
            <text:p>0.5872761183</text:p>
          </table:table-cell>
          <table:table-cell table:formula="of:=RAND()" office:value-type="float" office:value="0.809867625823244">
            <text:p>0.8098676258</text:p>
          </table:table-cell>
          <table:table-cell table:formula="of:=RAND()" office:value-type="float" office:value="0.787222985178232">
            <text:p>0.7872229852</text:p>
          </table:table-cell>
          <table:table-cell table:formula="of:=SUM([.B509:.M509])-6" office:value-type="float" office:value="-0.184220521943644">
            <text:p>-0.1842205219</text:p>
          </table:table-cell>
          <table:table-cell table:formula="of:=[.N509]-[.$G$6]" office:value-type="float" office:value="-0.160479531409685">
            <text:p>-0.1604795314</text:p>
          </table:table-cell>
          <table:table-cell table:formula="of:=[.O509]*[.O509]" office:value-type="float" office:value="0.0257536800014719">
            <text:p>0.02575368</text:p>
          </table:table-cell>
        </table:table-row>
        <table:table-row table:style-name="ro1">
          <table:table-cell/>
          <table:table-cell table:formula="of:=RAND()" office:value-type="float" office:value="0.712619270430878">
            <text:p>0.7126192704</text:p>
          </table:table-cell>
          <table:table-cell table:formula="of:=RAND()" office:value-type="float" office:value="0.488809679402038">
            <text:p>0.4888096794</text:p>
          </table:table-cell>
          <table:table-cell table:formula="of:=RAND()" office:value-type="float" office:value="0.374484553234652">
            <text:p>0.3744845532</text:p>
          </table:table-cell>
          <table:table-cell table:formula="of:=RAND()" office:value-type="float" office:value="0.624088367447257">
            <text:p>0.6240883674</text:p>
          </table:table-cell>
          <table:table-cell table:formula="of:=RAND()" office:value-type="float" office:value="0.14393072668463">
            <text:p>0.1439307267</text:p>
          </table:table-cell>
          <table:table-cell table:formula="of:=RAND()" office:value-type="float" office:value="0.0751628351863474">
            <text:p>0.0751628352</text:p>
          </table:table-cell>
          <table:table-cell table:formula="of:=RAND()" office:value-type="float" office:value="0.206141681876034">
            <text:p>0.2061416819</text:p>
          </table:table-cell>
          <table:table-cell table:formula="of:=RAND()" office:value-type="float" office:value="0.814221226377413">
            <text:p>0.8142212264</text:p>
          </table:table-cell>
          <table:table-cell table:formula="of:=RAND()" office:value-type="float" office:value="0.580248135374859">
            <text:p>0.5802481354</text:p>
          </table:table-cell>
          <table:table-cell table:formula="of:=RAND()" office:value-type="float" office:value="0.20290959556587">
            <text:p>0.2029095956</text:p>
          </table:table-cell>
          <table:table-cell table:formula="of:=RAND()" office:value-type="float" office:value="0.0584968200419098">
            <text:p>0.05849682</text:p>
          </table:table-cell>
          <table:table-cell table:formula="of:=RAND()" office:value-type="float" office:value="0.900403219275177">
            <text:p>0.9004032193</text:p>
          </table:table-cell>
          <table:table-cell table:formula="of:=SUM([.B510:.M510])-6" office:value-type="float" office:value="-0.818483889102936">
            <text:p>-0.8184838891</text:p>
          </table:table-cell>
          <table:table-cell table:formula="of:=[.N510]-[.$G$6]" office:value-type="float" office:value="-0.794742898568977">
            <text:p>-0.7947428986</text:p>
          </table:table-cell>
          <table:table-cell table:formula="of:=[.O510]*[.O510]" office:value-type="float" office:value="0.631616274825819">
            <text:p>0.6316162748</text:p>
          </table:table-cell>
        </table:table-row>
        <table:table-row table:style-name="ro1">
          <table:table-cell/>
          <table:table-cell table:formula="of:=RAND()" office:value-type="float" office:value="0.056378462119028">
            <text:p>0.0563784621</text:p>
          </table:table-cell>
          <table:table-cell table:formula="of:=RAND()" office:value-type="float" office:value="0.0354824080131948">
            <text:p>0.035482408</text:p>
          </table:table-cell>
          <table:table-cell table:formula="of:=RAND()" office:value-type="float" office:value="0.348763816291466">
            <text:p>0.3487638163</text:p>
          </table:table-cell>
          <table:table-cell table:formula="of:=RAND()" office:value-type="float" office:value="0.490299795754254">
            <text:p>0.4902997958</text:p>
          </table:table-cell>
          <table:table-cell table:formula="of:=RAND()" office:value-type="float" office:value="0.201707603177056">
            <text:p>0.2017076032</text:p>
          </table:table-cell>
          <table:table-cell table:formula="of:=RAND()" office:value-type="float" office:value="0.392704480793327">
            <text:p>0.3927044808</text:p>
          </table:table-cell>
          <table:table-cell table:formula="of:=RAND()" office:value-type="float" office:value="0.517524132272229">
            <text:p>0.5175241323</text:p>
          </table:table-cell>
          <table:table-cell table:formula="of:=RAND()" office:value-type="float" office:value="0.391645027557388">
            <text:p>0.3916450276</text:p>
          </table:table-cell>
          <table:table-cell table:formula="of:=RAND()" office:value-type="float" office:value="0.457990874536336">
            <text:p>0.4579908745</text:p>
          </table:table-cell>
          <table:table-cell table:formula="of:=RAND()" office:value-type="float" office:value="0.0943718187045306">
            <text:p>0.0943718187</text:p>
          </table:table-cell>
          <table:table-cell table:formula="of:=RAND()" office:value-type="float" office:value="0.446319148177281">
            <text:p>0.4463191482</text:p>
          </table:table-cell>
          <table:table-cell table:formula="of:=RAND()" office:value-type="float" office:value="0.0621523116715252">
            <text:p>0.0621523117</text:p>
          </table:table-cell>
          <table:table-cell table:formula="of:=SUM([.B511:.M511])-6" office:value-type="float" office:value="-2.50466012093239">
            <text:p>-2.5046601209</text:p>
          </table:table-cell>
          <table:table-cell table:formula="of:=[.N511]-[.$G$6]" office:value-type="float" office:value="-2.48091913039843">
            <text:p>-2.4809191304</text:p>
          </table:table-cell>
          <table:table-cell table:formula="of:=[.O511]*[.O511]" office:value-type="float" office:value="6.15495973157688">
            <text:p>6.1549597316</text:p>
          </table:table-cell>
        </table:table-row>
        <table:table-row table:style-name="ro1">
          <table:table-cell/>
          <table:table-cell table:formula="of:=RAND()" office:value-type="float" office:value="0.994104932295159">
            <text:p>0.9941049323</text:p>
          </table:table-cell>
          <table:table-cell table:formula="of:=RAND()" office:value-type="float" office:value="0.245556979440153">
            <text:p>0.2455569794</text:p>
          </table:table-cell>
          <table:table-cell table:formula="of:=RAND()" office:value-type="float" office:value="0.0357564955484122">
            <text:p>0.0357564955</text:p>
          </table:table-cell>
          <table:table-cell table:formula="of:=RAND()" office:value-type="float" office:value="0.736269488697872">
            <text:p>0.7362694887</text:p>
          </table:table-cell>
          <table:table-cell table:formula="of:=RAND()" office:value-type="float" office:value="0.917010217905045">
            <text:p>0.9170102179</text:p>
          </table:table-cell>
          <table:table-cell table:formula="of:=RAND()" office:value-type="float" office:value="0.881534216459841">
            <text:p>0.8815342165</text:p>
          </table:table-cell>
          <table:table-cell table:formula="of:=RAND()" office:value-type="float" office:value="0.117033363552764">
            <text:p>0.1170333636</text:p>
          </table:table-cell>
          <table:table-cell table:formula="of:=RAND()" office:value-type="float" office:value="0.805566302966327">
            <text:p>0.805566303</text:p>
          </table:table-cell>
          <table:table-cell table:formula="of:=RAND()" office:value-type="float" office:value="0.446631024591625">
            <text:p>0.4466310246</text:p>
          </table:table-cell>
          <table:table-cell table:formula="of:=RAND()" office:value-type="float" office:value="0.128208436071873">
            <text:p>0.1282084361</text:p>
          </table:table-cell>
          <table:table-cell table:formula="of:=RAND()" office:value-type="float" office:value="0.201691419351846">
            <text:p>0.2016914194</text:p>
          </table:table-cell>
          <table:table-cell table:formula="of:=RAND()" office:value-type="float" office:value="0.846583262784407">
            <text:p>0.8465832628</text:p>
          </table:table-cell>
          <table:table-cell table:formula="of:=SUM([.B512:.M512])-6" office:value-type="float" office:value="0.355946139665321">
            <text:p>0.3559461397</text:p>
          </table:table-cell>
          <table:table-cell table:formula="of:=[.N512]-[.$G$6]" office:value-type="float" office:value="0.37968713019928">
            <text:p>0.3796871302</text:p>
          </table:table-cell>
          <table:table-cell table:formula="of:=[.O512]*[.O512]" office:value-type="float" office:value="0.144162316838965">
            <text:p>0.1441623168</text:p>
          </table:table-cell>
        </table:table-row>
        <table:table-row table:style-name="ro1">
          <table:table-cell/>
          <table:table-cell table:formula="of:=RAND()" office:value-type="float" office:value="0.626953083788976">
            <text:p>0.6269530838</text:p>
          </table:table-cell>
          <table:table-cell table:formula="of:=RAND()" office:value-type="float" office:value="0.0684879021719098">
            <text:p>0.0684879022</text:p>
          </table:table-cell>
          <table:table-cell table:formula="of:=RAND()" office:value-type="float" office:value="0.462419785093516">
            <text:p>0.4624197851</text:p>
          </table:table-cell>
          <table:table-cell table:formula="of:=RAND()" office:value-type="float" office:value="0.618945028400049">
            <text:p>0.6189450284</text:p>
          </table:table-cell>
          <table:table-cell table:formula="of:=RAND()" office:value-type="float" office:value="0.936386455316097">
            <text:p>0.9363864553</text:p>
          </table:table-cell>
          <table:table-cell table:formula="of:=RAND()" office:value-type="float" office:value="0.8564482931979">
            <text:p>0.8564482932</text:p>
          </table:table-cell>
          <table:table-cell table:formula="of:=RAND()" office:value-type="float" office:value="0.530515980673954">
            <text:p>0.5305159807</text:p>
          </table:table-cell>
          <table:table-cell table:formula="of:=RAND()" office:value-type="float" office:value="0.850620622513816">
            <text:p>0.8506206225</text:p>
          </table:table-cell>
          <table:table-cell table:formula="of:=RAND()" office:value-type="float" office:value="0.445416113361716">
            <text:p>0.4454161134</text:p>
          </table:table-cell>
          <table:table-cell table:formula="of:=RAND()" office:value-type="float" office:value="0.777166771935299">
            <text:p>0.7771667719</text:p>
          </table:table-cell>
          <table:table-cell table:formula="of:=RAND()" office:value-type="float" office:value="0.716105554020032">
            <text:p>0.716105554</text:p>
          </table:table-cell>
          <table:table-cell table:formula="of:=RAND()" office:value-type="float" office:value="0.197238355642185">
            <text:p>0.1972383556</text:p>
          </table:table-cell>
          <table:table-cell table:formula="of:=SUM([.B513:.M513])-6" office:value-type="float" office:value="1.08670394611545">
            <text:p>1.0867039461</text:p>
          </table:table-cell>
          <table:table-cell table:formula="of:=[.N513]-[.$G$6]" office:value-type="float" office:value="1.11044493664941">
            <text:p>1.1104449366</text:p>
          </table:table-cell>
          <table:table-cell table:formula="of:=[.O513]*[.O513]" office:value-type="float" office:value="1.23308795733031">
            <text:p>1.2330879573</text:p>
          </table:table-cell>
        </table:table-row>
        <table:table-row table:style-name="ro1">
          <table:table-cell/>
          <table:table-cell table:formula="of:=RAND()" office:value-type="float" office:value="0.758333661826327">
            <text:p>0.7583336618</text:p>
          </table:table-cell>
          <table:table-cell table:formula="of:=RAND()" office:value-type="float" office:value="0.360868970165029">
            <text:p>0.3608689702</text:p>
          </table:table-cell>
          <table:table-cell table:formula="of:=RAND()" office:value-type="float" office:value="0.595292382407934">
            <text:p>0.5952923824</text:p>
          </table:table-cell>
          <table:table-cell table:formula="of:=RAND()" office:value-type="float" office:value="0.163832615828142">
            <text:p>0.1638326158</text:p>
          </table:table-cell>
          <table:table-cell table:formula="of:=RAND()" office:value-type="float" office:value="0.262483916943893">
            <text:p>0.2624839169</text:p>
          </table:table-cell>
          <table:table-cell table:formula="of:=RAND()" office:value-type="float" office:value="0.462882041931152">
            <text:p>0.4628820419</text:p>
          </table:table-cell>
          <table:table-cell table:formula="of:=RAND()" office:value-type="float" office:value="0.578377932310104">
            <text:p>0.5783779323</text:p>
          </table:table-cell>
          <table:table-cell table:formula="of:=RAND()" office:value-type="float" office:value="0.0397718406748027">
            <text:p>0.0397718407</text:p>
          </table:table-cell>
          <table:table-cell table:formula="of:=RAND()" office:value-type="float" office:value="0.999361640773714">
            <text:p>0.9993616408</text:p>
          </table:table-cell>
          <table:table-cell table:formula="of:=RAND()" office:value-type="float" office:value="0.0672800296451896">
            <text:p>0.0672800296</text:p>
          </table:table-cell>
          <table:table-cell table:formula="of:=RAND()" office:value-type="float" office:value="0.187311907997355">
            <text:p>0.187311908</text:p>
          </table:table-cell>
          <table:table-cell table:formula="of:=RAND()" office:value-type="float" office:value="0.0450711660087109">
            <text:p>0.045071166</text:p>
          </table:table-cell>
          <table:table-cell table:formula="of:=SUM([.B514:.M514])-6" office:value-type="float" office:value="-1.47913189348765">
            <text:p>-1.4791318935</text:p>
          </table:table-cell>
          <table:table-cell table:formula="of:=[.N514]-[.$G$6]" office:value-type="float" office:value="-1.45539090295369">
            <text:p>-1.455390903</text:p>
          </table:table-cell>
          <table:table-cell table:formula="of:=[.O514]*[.O514]" office:value-type="float" office:value="2.11816268040035">
            <text:p>2.1181626804</text:p>
          </table:table-cell>
        </table:table-row>
        <table:table-row table:style-name="ro1">
          <table:table-cell/>
          <table:table-cell table:formula="of:=RAND()" office:value-type="float" office:value="0.0746139390394092">
            <text:p>0.074613939</text:p>
          </table:table-cell>
          <table:table-cell table:formula="of:=RAND()" office:value-type="float" office:value="0.214310642331839">
            <text:p>0.2143106423</text:p>
          </table:table-cell>
          <table:table-cell table:formula="of:=RAND()" office:value-type="float" office:value="0.323651458369568">
            <text:p>0.3236514584</text:p>
          </table:table-cell>
          <table:table-cell table:formula="of:=RAND()" office:value-type="float" office:value="0.218608651775867">
            <text:p>0.2186086518</text:p>
          </table:table-cell>
          <table:table-cell table:formula="of:=RAND()" office:value-type="float" office:value="0.178428509971127">
            <text:p>0.17842851</text:p>
          </table:table-cell>
          <table:table-cell table:formula="of:=RAND()" office:value-type="float" office:value="0.311101494822651">
            <text:p>0.3111014948</text:p>
          </table:table-cell>
          <table:table-cell table:formula="of:=RAND()" office:value-type="float" office:value="0.927418616833165">
            <text:p>0.9274186168</text:p>
          </table:table-cell>
          <table:table-cell table:formula="of:=RAND()" office:value-type="float" office:value="0.149782072985545">
            <text:p>0.149782073</text:p>
          </table:table-cell>
          <table:table-cell table:formula="of:=RAND()" office:value-type="float" office:value="0.433986192336306">
            <text:p>0.4339861923</text:p>
          </table:table-cell>
          <table:table-cell table:formula="of:=RAND()" office:value-type="float" office:value="0.558568884152919">
            <text:p>0.5585688842</text:p>
          </table:table-cell>
          <table:table-cell table:formula="of:=RAND()" office:value-type="float" office:value="0.669727901229635">
            <text:p>0.6697279012</text:p>
          </table:table-cell>
          <table:table-cell table:formula="of:=RAND()" office:value-type="float" office:value="0.204284969717264">
            <text:p>0.2042849697</text:p>
          </table:table-cell>
          <table:table-cell table:formula="of:=SUM([.B515:.M515])-6" office:value-type="float" office:value="-1.73551666643471">
            <text:p>-1.7355166664</text:p>
          </table:table-cell>
          <table:table-cell table:formula="of:=[.N515]-[.$G$6]" office:value-type="float" office:value="-1.71177567590075">
            <text:p>-1.7117756759</text:p>
          </table:table-cell>
          <table:table-cell table:formula="of:=[.O515]*[.O515]" office:value-type="float" office:value="2.93017596460546">
            <text:p>2.9301759646</text:p>
          </table:table-cell>
        </table:table-row>
        <table:table-row table:style-name="ro1">
          <table:table-cell/>
          <table:table-cell table:formula="of:=RAND()" office:value-type="float" office:value="0.357686965260655">
            <text:p>0.3576869653</text:p>
          </table:table-cell>
          <table:table-cell table:formula="of:=RAND()" office:value-type="float" office:value="0.770699182758108">
            <text:p>0.7706991828</text:p>
          </table:table-cell>
          <table:table-cell table:formula="of:=RAND()" office:value-type="float" office:value="0.185987984063104">
            <text:p>0.1859879841</text:p>
          </table:table-cell>
          <table:table-cell table:formula="of:=RAND()" office:value-type="float" office:value="0.679038292495534">
            <text:p>0.6790382925</text:p>
          </table:table-cell>
          <table:table-cell table:formula="of:=RAND()" office:value-type="float" office:value="0.0375875690951943">
            <text:p>0.0375875691</text:p>
          </table:table-cell>
          <table:table-cell table:formula="of:=RAND()" office:value-type="float" office:value="0.192512719891965">
            <text:p>0.1925127199</text:p>
          </table:table-cell>
          <table:table-cell table:formula="of:=RAND()" office:value-type="float" office:value="0.0894486506003886">
            <text:p>0.0894486506</text:p>
          </table:table-cell>
          <table:table-cell table:formula="of:=RAND()" office:value-type="float" office:value="0.915365213295445">
            <text:p>0.9153652133</text:p>
          </table:table-cell>
          <table:table-cell table:formula="of:=RAND()" office:value-type="float" office:value="0.740974203683436">
            <text:p>0.7409742037</text:p>
          </table:table-cell>
          <table:table-cell table:formula="of:=RAND()" office:value-type="float" office:value="0.246023049578071">
            <text:p>0.2460230496</text:p>
          </table:table-cell>
          <table:table-cell table:formula="of:=RAND()" office:value-type="float" office:value="0.111820867517963">
            <text:p>0.1118208675</text:p>
          </table:table-cell>
          <table:table-cell table:formula="of:=RAND()" office:value-type="float" office:value="0.799272629898042">
            <text:p>0.7992726299</text:p>
          </table:table-cell>
          <table:table-cell table:formula="of:=SUM([.B516:.M516])-6" office:value-type="float" office:value="-0.873582671862096">
            <text:p>-0.8735826719</text:p>
          </table:table-cell>
          <table:table-cell table:formula="of:=[.N516]-[.$G$6]" office:value-type="float" office:value="-0.849841681328136">
            <text:p>-0.8498416813</text:p>
          </table:table-cell>
          <table:table-cell table:formula="of:=[.O516]*[.O516]" office:value-type="float" office:value="0.722230883322634">
            <text:p>0.7222308833</text:p>
          </table:table-cell>
        </table:table-row>
        <table:table-row table:style-name="ro1">
          <table:table-cell/>
          <table:table-cell table:formula="of:=RAND()" office:value-type="float" office:value="0.657506386050954">
            <text:p>0.6575063861</text:p>
          </table:table-cell>
          <table:table-cell table:formula="of:=RAND()" office:value-type="float" office:value="0.709044158924371">
            <text:p>0.7090441589</text:p>
          </table:table-cell>
          <table:table-cell table:formula="of:=RAND()" office:value-type="float" office:value="0.509110253071412">
            <text:p>0.5091102531</text:p>
          </table:table-cell>
          <table:table-cell table:formula="of:=RAND()" office:value-type="float" office:value="0.172191805671901">
            <text:p>0.1721918057</text:p>
          </table:table-cell>
          <table:table-cell table:formula="of:=RAND()" office:value-type="float" office:value="0.342932397034019">
            <text:p>0.342932397</text:p>
          </table:table-cell>
          <table:table-cell table:formula="of:=RAND()" office:value-type="float" office:value="0.370733094634488">
            <text:p>0.3707330946</text:p>
          </table:table-cell>
          <table:table-cell table:formula="of:=RAND()" office:value-type="float" office:value="0.949953138129786">
            <text:p>0.9499531381</text:p>
          </table:table-cell>
          <table:table-cell table:formula="of:=RAND()" office:value-type="float" office:value="0.502785587217659">
            <text:p>0.5027855872</text:p>
          </table:table-cell>
          <table:table-cell table:formula="of:=RAND()" office:value-type="float" office:value="0.587781687034294">
            <text:p>0.587781687</text:p>
          </table:table-cell>
          <table:table-cell table:formula="of:=RAND()" office:value-type="float" office:value="0.393598865019158">
            <text:p>0.393598865</text:p>
          </table:table-cell>
          <table:table-cell table:formula="of:=RAND()" office:value-type="float" office:value="0.812004464911297">
            <text:p>0.8120044649</text:p>
          </table:table-cell>
          <table:table-cell table:formula="of:=RAND()" office:value-type="float" office:value="0.628578853327781">
            <text:p>0.6285788533</text:p>
          </table:table-cell>
          <table:table-cell table:formula="of:=SUM([.B517:.M517])-6" office:value-type="float" office:value="0.63622069102712">
            <text:p>0.636220691</text:p>
          </table:table-cell>
          <table:table-cell table:formula="of:=[.N517]-[.$G$6]" office:value-type="float" office:value="0.659961681561079">
            <text:p>0.6599616816</text:p>
          </table:table-cell>
          <table:table-cell table:formula="of:=[.O517]*[.O517]" office:value-type="float" office:value="0.435549421128927">
            <text:p>0.4355494211</text:p>
          </table:table-cell>
        </table:table-row>
        <table:table-row table:style-name="ro1">
          <table:table-cell/>
          <table:table-cell table:formula="of:=RAND()" office:value-type="float" office:value="0.953169575426728">
            <text:p>0.9531695754</text:p>
          </table:table-cell>
          <table:table-cell table:formula="of:=RAND()" office:value-type="float" office:value="0.137078770669177">
            <text:p>0.1370787707</text:p>
          </table:table-cell>
          <table:table-cell table:formula="of:=RAND()" office:value-type="float" office:value="0.883453536545858">
            <text:p>0.8834535365</text:p>
          </table:table-cell>
          <table:table-cell table:formula="of:=RAND()" office:value-type="float" office:value="0.760495580732822">
            <text:p>0.7604955807</text:p>
          </table:table-cell>
          <table:table-cell table:formula="of:=RAND()" office:value-type="float" office:value="0.261350046377629">
            <text:p>0.2613500464</text:p>
          </table:table-cell>
          <table:table-cell table:formula="of:=RAND()" office:value-type="float" office:value="0.249213295988739">
            <text:p>0.249213296</text:p>
          </table:table-cell>
          <table:table-cell table:formula="of:=RAND()" office:value-type="float" office:value="0.0846931545529515">
            <text:p>0.0846931546</text:p>
          </table:table-cell>
          <table:table-cell table:formula="of:=RAND()" office:value-type="float" office:value="0.614980667363852">
            <text:p>0.6149806674</text:p>
          </table:table-cell>
          <table:table-cell table:formula="of:=RAND()" office:value-type="float" office:value="0.406226800289005">
            <text:p>0.4062268003</text:p>
          </table:table-cell>
          <table:table-cell table:formula="of:=RAND()" office:value-type="float" office:value="0.478024413110688">
            <text:p>0.4780244131</text:p>
          </table:table-cell>
          <table:table-cell table:formula="of:=RAND()" office:value-type="float" office:value="0.0605600168928504">
            <text:p>0.0605600169</text:p>
          </table:table-cell>
          <table:table-cell table:formula="of:=RAND()" office:value-type="float" office:value="0.945959895849228">
            <text:p>0.9459598958</text:p>
          </table:table-cell>
          <table:table-cell table:formula="of:=SUM([.B518:.M518])-6" office:value-type="float" office:value="-0.164794246200472">
            <text:p>-0.1647942462</text:p>
          </table:table-cell>
          <table:table-cell table:formula="of:=[.N518]-[.$G$6]" office:value-type="float" office:value="-0.141053255666513">
            <text:p>-0.1410532557</text:p>
          </table:table-cell>
          <table:table-cell table:formula="of:=[.O518]*[.O518]" office:value-type="float" office:value="0.0198960209341227">
            <text:p>0.0198960209</text:p>
          </table:table-cell>
        </table:table-row>
        <table:table-row table:style-name="ro1">
          <table:table-cell/>
          <table:table-cell table:formula="of:=RAND()" office:value-type="float" office:value="0.311513658612967">
            <text:p>0.3115136586</text:p>
          </table:table-cell>
          <table:table-cell table:formula="of:=RAND()" office:value-type="float" office:value="0.0443821302615106">
            <text:p>0.0443821303</text:p>
          </table:table-cell>
          <table:table-cell table:formula="of:=RAND()" office:value-type="float" office:value="0.793477464467287">
            <text:p>0.7934774645</text:p>
          </table:table-cell>
          <table:table-cell table:formula="of:=RAND()" office:value-type="float" office:value="0.406632588710636">
            <text:p>0.4066325887</text:p>
          </table:table-cell>
          <table:table-cell table:formula="of:=RAND()" office:value-type="float" office:value="0.822938575176522">
            <text:p>0.8229385752</text:p>
          </table:table-cell>
          <table:table-cell table:formula="of:=RAND()" office:value-type="float" office:value="0.43856238340959">
            <text:p>0.4385623834</text:p>
          </table:table-cell>
          <table:table-cell table:formula="of:=RAND()" office:value-type="float" office:value="0.522930898005143">
            <text:p>0.522930898</text:p>
          </table:table-cell>
          <table:table-cell table:formula="of:=RAND()" office:value-type="float" office:value="0.0240783095359802">
            <text:p>0.0240783095</text:p>
          </table:table-cell>
          <table:table-cell table:formula="of:=RAND()" office:value-type="float" office:value="0.425048172706738">
            <text:p>0.4250481727</text:p>
          </table:table-cell>
          <table:table-cell table:formula="of:=RAND()" office:value-type="float" office:value="0.0511674347799271">
            <text:p>0.0511674348</text:p>
          </table:table-cell>
          <table:table-cell table:formula="of:=RAND()" office:value-type="float" office:value="0.371820850530639">
            <text:p>0.3718208505</text:p>
          </table:table-cell>
          <table:table-cell table:formula="of:=RAND()" office:value-type="float" office:value="0.125764565775171">
            <text:p>0.1257645658</text:p>
          </table:table-cell>
          <table:table-cell table:formula="of:=SUM([.B519:.M519])-6" office:value-type="float" office:value="-1.66168296802789">
            <text:p>-1.661682968</text:p>
          </table:table-cell>
          <table:table-cell table:formula="of:=[.N519]-[.$G$6]" office:value-type="float" office:value="-1.63794197749393">
            <text:p>-1.6379419775</text:p>
          </table:table-cell>
          <table:table-cell table:formula="of:=[.O519]*[.O519]" office:value-type="float" office:value="2.68285392163673">
            <text:p>2.6828539216</text:p>
          </table:table-cell>
        </table:table-row>
        <table:table-row table:style-name="ro1">
          <table:table-cell/>
          <table:table-cell table:formula="of:=RAND()" office:value-type="float" office:value="0.424724262207747">
            <text:p>0.4247242622</text:p>
          </table:table-cell>
          <table:table-cell table:formula="of:=RAND()" office:value-type="float" office:value="0.865821524756029">
            <text:p>0.8658215248</text:p>
          </table:table-cell>
          <table:table-cell table:formula="of:=RAND()" office:value-type="float" office:value="0.766320214839652">
            <text:p>0.7663202148</text:p>
          </table:table-cell>
          <table:table-cell table:formula="of:=RAND()" office:value-type="float" office:value="0.336227112682536">
            <text:p>0.3362271127</text:p>
          </table:table-cell>
          <table:table-cell table:formula="of:=RAND()" office:value-type="float" office:value="0.652072159107775">
            <text:p>0.6520721591</text:p>
          </table:table-cell>
          <table:table-cell table:formula="of:=RAND()" office:value-type="float" office:value="0.459008693229407">
            <text:p>0.4590086932</text:p>
          </table:table-cell>
          <table:table-cell table:formula="of:=RAND()" office:value-type="float" office:value="0.486061668256298">
            <text:p>0.4860616683</text:p>
          </table:table-cell>
          <table:table-cell table:formula="of:=RAND()" office:value-type="float" office:value="0.344072364736348">
            <text:p>0.3440723647</text:p>
          </table:table-cell>
          <table:table-cell table:formula="of:=RAND()" office:value-type="float" office:value="0.321114984108135">
            <text:p>0.3211149841</text:p>
          </table:table-cell>
          <table:table-cell table:formula="of:=RAND()" office:value-type="float" office:value="0.179926989134401">
            <text:p>0.1799269891</text:p>
          </table:table-cell>
          <table:table-cell table:formula="of:=RAND()" office:value-type="float" office:value="0.427550487685949">
            <text:p>0.4275504877</text:p>
          </table:table-cell>
          <table:table-cell table:formula="of:=RAND()" office:value-type="float" office:value="0.0731079352553934">
            <text:p>0.0731079353</text:p>
          </table:table-cell>
          <table:table-cell table:formula="of:=SUM([.B520:.M520])-6" office:value-type="float" office:value="-0.66399160400033">
            <text:p>-0.663991604</text:p>
          </table:table-cell>
          <table:table-cell table:formula="of:=[.N520]-[.$G$6]" office:value-type="float" office:value="-0.640250613466371">
            <text:p>-0.6402506135</text:p>
          </table:table-cell>
          <table:table-cell table:formula="of:=[.O520]*[.O520]" office:value-type="float" office:value="0.409920848044064">
            <text:p>0.409920848</text:p>
          </table:table-cell>
        </table:table-row>
        <table:table-row table:style-name="ro1">
          <table:table-cell/>
          <table:table-cell table:formula="of:=RAND()" office:value-type="float" office:value="0.977075846400112">
            <text:p>0.9770758464</text:p>
          </table:table-cell>
          <table:table-cell table:formula="of:=RAND()" office:value-type="float" office:value="0.881053718505427">
            <text:p>0.8810537185</text:p>
          </table:table-cell>
          <table:table-cell table:formula="of:=RAND()" office:value-type="float" office:value="0.245717887533829">
            <text:p>0.2457178875</text:p>
          </table:table-cell>
          <table:table-cell table:formula="of:=RAND()" office:value-type="float" office:value="0.164212426403537">
            <text:p>0.1642124264</text:p>
          </table:table-cell>
          <table:table-cell table:formula="of:=RAND()" office:value-type="float" office:value="0.649577855598182">
            <text:p>0.6495778556</text:p>
          </table:table-cell>
          <table:table-cell table:formula="of:=RAND()" office:value-type="float" office:value="0.00852026185020804">
            <text:p>0.0085202619</text:p>
          </table:table-cell>
          <table:table-cell table:formula="of:=RAND()" office:value-type="float" office:value="0.0476790214888752">
            <text:p>0.0476790215</text:p>
          </table:table-cell>
          <table:table-cell table:formula="of:=RAND()" office:value-type="float" office:value="0.091847738949582">
            <text:p>0.0918477389</text:p>
          </table:table-cell>
          <table:table-cell table:formula="of:=RAND()" office:value-type="float" office:value="0.072701811324805">
            <text:p>0.0727018113</text:p>
          </table:table-cell>
          <table:table-cell table:formula="of:=RAND()" office:value-type="float" office:value="0.172378646675497">
            <text:p>0.1723786467</text:p>
          </table:table-cell>
          <table:table-cell table:formula="of:=RAND()" office:value-type="float" office:value="0.59416232444346">
            <text:p>0.5941623244</text:p>
          </table:table-cell>
          <table:table-cell table:formula="of:=RAND()" office:value-type="float" office:value="0.71867634030059">
            <text:p>0.7186763403</text:p>
          </table:table-cell>
          <table:table-cell table:formula="of:=SUM([.B521:.M521])-6" office:value-type="float" office:value="-1.3763961205259">
            <text:p>-1.3763961205</text:p>
          </table:table-cell>
          <table:table-cell table:formula="of:=[.N521]-[.$G$6]" office:value-type="float" office:value="-1.35265512999194">
            <text:p>-1.35265513</text:p>
          </table:table-cell>
          <table:table-cell table:formula="of:=[.O521]*[.O521]" office:value-type="float" office:value="1.82967590069351">
            <text:p>1.8296759007</text:p>
          </table:table-cell>
        </table:table-row>
        <table:table-row table:style-name="ro1">
          <table:table-cell/>
          <table:table-cell table:formula="of:=RAND()" office:value-type="float" office:value="0.927769917529076">
            <text:p>0.9277699175</text:p>
          </table:table-cell>
          <table:table-cell table:formula="of:=RAND()" office:value-type="float" office:value="0.27404118492268">
            <text:p>0.2740411849</text:p>
          </table:table-cell>
          <table:table-cell table:formula="of:=RAND()" office:value-type="float" office:value="0.284168732818216">
            <text:p>0.2841687328</text:p>
          </table:table-cell>
          <table:table-cell table:formula="of:=RAND()" office:value-type="float" office:value="0.467014731373638">
            <text:p>0.4670147314</text:p>
          </table:table-cell>
          <table:table-cell table:formula="of:=RAND()" office:value-type="float" office:value="0.720871750498191">
            <text:p>0.7208717505</text:p>
          </table:table-cell>
          <table:table-cell table:formula="of:=RAND()" office:value-type="float" office:value="0.514421538915485">
            <text:p>0.5144215389</text:p>
          </table:table-cell>
          <table:table-cell table:formula="of:=RAND()" office:value-type="float" office:value="0.38284530560486">
            <text:p>0.3828453056</text:p>
          </table:table-cell>
          <table:table-cell table:formula="of:=RAND()" office:value-type="float" office:value="0.774845954496414">
            <text:p>0.7748459545</text:p>
          </table:table-cell>
          <table:table-cell table:formula="of:=RAND()" office:value-type="float" office:value="0.839794158237055">
            <text:p>0.8397941582</text:p>
          </table:table-cell>
          <table:table-cell table:formula="of:=RAND()" office:value-type="float" office:value="0.629629703471437">
            <text:p>0.6296297035</text:p>
          </table:table-cell>
          <table:table-cell table:formula="of:=RAND()" office:value-type="float" office:value="0.338211733382195">
            <text:p>0.3382117334</text:p>
          </table:table-cell>
          <table:table-cell table:formula="of:=RAND()" office:value-type="float" office:value="0.96472282637842">
            <text:p>0.9647228264</text:p>
          </table:table-cell>
          <table:table-cell table:formula="of:=SUM([.B522:.M522])-6" office:value-type="float" office:value="1.11833753762767">
            <text:p>1.1183375376</text:p>
          </table:table-cell>
          <table:table-cell table:formula="of:=[.N522]-[.$G$6]" office:value-type="float" office:value="1.14207852816163">
            <text:p>1.1420785282</text:p>
          </table:table-cell>
          <table:table-cell table:formula="of:=[.O522]*[.O522]" office:value-type="float" office:value="1.30434336448783">
            <text:p>1.3043433645</text:p>
          </table:table-cell>
        </table:table-row>
        <table:table-row table:style-name="ro1">
          <table:table-cell/>
          <table:table-cell table:formula="of:=RAND()" office:value-type="float" office:value="0.229512057965621">
            <text:p>0.229512058</text:p>
          </table:table-cell>
          <table:table-cell table:formula="of:=RAND()" office:value-type="float" office:value="0.791598855983466">
            <text:p>0.791598856</text:p>
          </table:table-cell>
          <table:table-cell table:formula="of:=RAND()" office:value-type="float" office:value="0.206335938535631">
            <text:p>0.2063359385</text:p>
          </table:table-cell>
          <table:table-cell table:formula="of:=RAND()" office:value-type="float" office:value="0.911207609577104">
            <text:p>0.9112076096</text:p>
          </table:table-cell>
          <table:table-cell table:formula="of:=RAND()" office:value-type="float" office:value="0.476860136026517">
            <text:p>0.476860136</text:p>
          </table:table-cell>
          <table:table-cell table:formula="of:=RAND()" office:value-type="float" office:value="0.939155726693571">
            <text:p>0.9391557267</text:p>
          </table:table-cell>
          <table:table-cell table:formula="of:=RAND()" office:value-type="float" office:value="0.491920861182734">
            <text:p>0.4919208612</text:p>
          </table:table-cell>
          <table:table-cell table:formula="of:=RAND()" office:value-type="float" office:value="0.688939136685804">
            <text:p>0.6889391367</text:p>
          </table:table-cell>
          <table:table-cell table:formula="of:=RAND()" office:value-type="float" office:value="0.304746020818129">
            <text:p>0.3047460208</text:p>
          </table:table-cell>
          <table:table-cell table:formula="of:=RAND()" office:value-type="float" office:value="0.147088950499892">
            <text:p>0.1470889505</text:p>
          </table:table-cell>
          <table:table-cell table:formula="of:=RAND()" office:value-type="float" office:value="0.893640958471224">
            <text:p>0.8936409585</text:p>
          </table:table-cell>
          <table:table-cell table:formula="of:=RAND()" office:value-type="float" office:value="0.969317304203287">
            <text:p>0.9693173042</text:p>
          </table:table-cell>
          <table:table-cell table:formula="of:=SUM([.B523:.M523])-6" office:value-type="float" office:value="1.05032355664298">
            <text:p>1.0503235566</text:p>
          </table:table-cell>
          <table:table-cell table:formula="of:=[.N523]-[.$G$6]" office:value-type="float" office:value="1.07406454717694">
            <text:p>1.0740645472</text:p>
          </table:table-cell>
          <table:table-cell table:formula="of:=[.O523]*[.O523]" office:value-type="float" office:value="1.1536146515024">
            <text:p>1.1536146515</text:p>
          </table:table-cell>
        </table:table-row>
        <table:table-row table:style-name="ro1">
          <table:table-cell/>
          <table:table-cell table:formula="of:=RAND()" office:value-type="float" office:value="0.928872159682214">
            <text:p>0.9288721597</text:p>
          </table:table-cell>
          <table:table-cell table:formula="of:=RAND()" office:value-type="float" office:value="0.277872527483851">
            <text:p>0.2778725275</text:p>
          </table:table-cell>
          <table:table-cell table:formula="of:=RAND()" office:value-type="float" office:value="0.262557760579512">
            <text:p>0.2625577606</text:p>
          </table:table-cell>
          <table:table-cell table:formula="of:=RAND()" office:value-type="float" office:value="0.048421053448692">
            <text:p>0.0484210534</text:p>
          </table:table-cell>
          <table:table-cell table:formula="of:=RAND()" office:value-type="float" office:value="0.768148884177208">
            <text:p>0.7681488842</text:p>
          </table:table-cell>
          <table:table-cell table:formula="of:=RAND()" office:value-type="float" office:value="0.564661227865145">
            <text:p>0.5646612279</text:p>
          </table:table-cell>
          <table:table-cell table:formula="of:=RAND()" office:value-type="float" office:value="0.715449108276516">
            <text:p>0.7154491083</text:p>
          </table:table-cell>
          <table:table-cell table:formula="of:=RAND()" office:value-type="float" office:value="0.244997084373608">
            <text:p>0.2449970844</text:p>
          </table:table-cell>
          <table:table-cell table:formula="of:=RAND()" office:value-type="float" office:value="0.428694264031947">
            <text:p>0.428694264</text:p>
          </table:table-cell>
          <table:table-cell table:formula="of:=RAND()" office:value-type="float" office:value="0.201991069130599">
            <text:p>0.2019910691</text:p>
          </table:table-cell>
          <table:table-cell table:formula="of:=RAND()" office:value-type="float" office:value="0.0948437540791929">
            <text:p>0.0948437541</text:p>
          </table:table-cell>
          <table:table-cell table:formula="of:=RAND()" office:value-type="float" office:value="0.473452230449766">
            <text:p>0.4734522304</text:p>
          </table:table-cell>
          <table:table-cell table:formula="of:=SUM([.B524:.M524])-6" office:value-type="float" office:value="-0.99003887642175">
            <text:p>-0.9900388764</text:p>
          </table:table-cell>
          <table:table-cell table:formula="of:=[.N524]-[.$G$6]" office:value-type="float" office:value="-0.96629788588779">
            <text:p>-0.9662978859</text:p>
          </table:table-cell>
          <table:table-cell table:formula="of:=[.O524]*[.O524]" office:value-type="float" office:value="0.933731604271213">
            <text:p>0.9337316043</text:p>
          </table:table-cell>
        </table:table-row>
        <table:table-row table:style-name="ro1">
          <table:table-cell/>
          <table:table-cell table:formula="of:=RAND()" office:value-type="float" office:value="0.515025296714157">
            <text:p>0.5150252967</text:p>
          </table:table-cell>
          <table:table-cell table:formula="of:=RAND()" office:value-type="float" office:value="0.0721965737175196">
            <text:p>0.0721965737</text:p>
          </table:table-cell>
          <table:table-cell table:formula="of:=RAND()" office:value-type="float" office:value="0.325313361128792">
            <text:p>0.3253133611</text:p>
          </table:table-cell>
          <table:table-cell table:formula="of:=RAND()" office:value-type="float" office:value="0.73740710131824">
            <text:p>0.7374071013</text:p>
          </table:table-cell>
          <table:table-cell table:formula="of:=RAND()" office:value-type="float" office:value="0.59274392365478">
            <text:p>0.5927439237</text:p>
          </table:table-cell>
          <table:table-cell table:formula="of:=RAND()" office:value-type="float" office:value="0.488916334463283">
            <text:p>0.4889163345</text:p>
          </table:table-cell>
          <table:table-cell table:formula="of:=RAND()" office:value-type="float" office:value="0.563129211543128">
            <text:p>0.5631292115</text:p>
          </table:table-cell>
          <table:table-cell table:formula="of:=RAND()" office:value-type="float" office:value="0.00955453468486667">
            <text:p>0.0095545347</text:p>
          </table:table-cell>
          <table:table-cell table:formula="of:=RAND()" office:value-type="float" office:value="0.95665573514998">
            <text:p>0.9566557351</text:p>
          </table:table-cell>
          <table:table-cell table:formula="of:=RAND()" office:value-type="float" office:value="0.630169962299988">
            <text:p>0.6301699623</text:p>
          </table:table-cell>
          <table:table-cell table:formula="of:=RAND()" office:value-type="float" office:value="0.46534960786812">
            <text:p>0.4653496079</text:p>
          </table:table-cell>
          <table:table-cell table:formula="of:=RAND()" office:value-type="float" office:value="0.155022285412997">
            <text:p>0.1550222854</text:p>
          </table:table-cell>
          <table:table-cell table:formula="of:=SUM([.B525:.M525])-6" office:value-type="float" office:value="-0.488516072044149">
            <text:p>-0.488516072</text:p>
          </table:table-cell>
          <table:table-cell table:formula="of:=[.N525]-[.$G$6]" office:value-type="float" office:value="-0.46477508151019">
            <text:p>-0.4647750815</text:p>
          </table:table-cell>
          <table:table-cell table:formula="of:=[.O525]*[.O525]" office:value-type="float" office:value="0.216015876392804">
            <text:p>0.2160158764</text:p>
          </table:table-cell>
        </table:table-row>
        <table:table-row table:style-name="ro1">
          <table:table-cell/>
          <table:table-cell table:formula="of:=RAND()" office:value-type="float" office:value="0.226169116562232">
            <text:p>0.2261691166</text:p>
          </table:table-cell>
          <table:table-cell table:formula="of:=RAND()" office:value-type="float" office:value="0.460989156505093">
            <text:p>0.4609891565</text:p>
          </table:table-cell>
          <table:table-cell table:formula="of:=RAND()" office:value-type="float" office:value="0.888547728769481">
            <text:p>0.8885477288</text:p>
          </table:table-cell>
          <table:table-cell table:formula="of:=RAND()" office:value-type="float" office:value="0.910517075564712">
            <text:p>0.9105170756</text:p>
          </table:table-cell>
          <table:table-cell table:formula="of:=RAND()" office:value-type="float" office:value="0.847184553742409">
            <text:p>0.8471845537</text:p>
          </table:table-cell>
          <table:table-cell table:formula="of:=RAND()" office:value-type="float" office:value="0.539465041365474">
            <text:p>0.5394650414</text:p>
          </table:table-cell>
          <table:table-cell table:formula="of:=RAND()" office:value-type="float" office:value="0.253893125802279">
            <text:p>0.2538931258</text:p>
          </table:table-cell>
          <table:table-cell table:formula="of:=RAND()" office:value-type="float" office:value="0.0596748690586537">
            <text:p>0.0596748691</text:p>
          </table:table-cell>
          <table:table-cell table:formula="of:=RAND()" office:value-type="float" office:value="0.673670316115022">
            <text:p>0.6736703161</text:p>
          </table:table-cell>
          <table:table-cell table:formula="of:=RAND()" office:value-type="float" office:value="0.69776804628782">
            <text:p>0.6977680463</text:p>
          </table:table-cell>
          <table:table-cell table:formula="of:=RAND()" office:value-type="float" office:value="0.0240836795419455">
            <text:p>0.0240836795</text:p>
          </table:table-cell>
          <table:table-cell table:formula="of:=RAND()" office:value-type="float" office:value="0.831559440353885">
            <text:p>0.8315594404</text:p>
          </table:table-cell>
          <table:table-cell table:formula="of:=SUM([.B526:.M526])-6" office:value-type="float" office:value="0.413522149669006">
            <text:p>0.4135221497</text:p>
          </table:table-cell>
          <table:table-cell table:formula="of:=[.N526]-[.$G$6]" office:value-type="float" office:value="0.437263140202966">
            <text:p>0.4372631402</text:p>
          </table:table-cell>
          <table:table-cell table:formula="of:=[.O526]*[.O526]" office:value-type="float" office:value="0.191199053780158">
            <text:p>0.1911990538</text:p>
          </table:table-cell>
        </table:table-row>
        <table:table-row table:style-name="ro1">
          <table:table-cell/>
          <table:table-cell table:formula="of:=RAND()" office:value-type="float" office:value="0.255250007612631">
            <text:p>0.2552500076</text:p>
          </table:table-cell>
          <table:table-cell table:formula="of:=RAND()" office:value-type="float" office:value="0.338422884931788">
            <text:p>0.3384228849</text:p>
          </table:table-cell>
          <table:table-cell table:formula="of:=RAND()" office:value-type="float" office:value="0.497383892070502">
            <text:p>0.4973838921</text:p>
          </table:table-cell>
          <table:table-cell table:formula="of:=RAND()" office:value-type="float" office:value="0.417228755075485">
            <text:p>0.4172287551</text:p>
          </table:table-cell>
          <table:table-cell table:formula="of:=RAND()" office:value-type="float" office:value="0.287666597403586">
            <text:p>0.2876665974</text:p>
          </table:table-cell>
          <table:table-cell table:formula="of:=RAND()" office:value-type="float" office:value="0.184085525106639">
            <text:p>0.1840855251</text:p>
          </table:table-cell>
          <table:table-cell table:formula="of:=RAND()" office:value-type="float" office:value="0.93006581440568">
            <text:p>0.9300658144</text:p>
          </table:table-cell>
          <table:table-cell table:formula="of:=RAND()" office:value-type="float" office:value="0.173970315605402">
            <text:p>0.1739703156</text:p>
          </table:table-cell>
          <table:table-cell table:formula="of:=RAND()" office:value-type="float" office:value="0.406283490359783">
            <text:p>0.4062834904</text:p>
          </table:table-cell>
          <table:table-cell table:formula="of:=RAND()" office:value-type="float" office:value="0.102037118515">
            <text:p>0.1020371185</text:p>
          </table:table-cell>
          <table:table-cell table:formula="of:=RAND()" office:value-type="float" office:value="0.478775863302872">
            <text:p>0.4787758633</text:p>
          </table:table-cell>
          <table:table-cell table:formula="of:=RAND()" office:value-type="float" office:value="0.119100217707455">
            <text:p>0.1191002177</text:p>
          </table:table-cell>
          <table:table-cell table:formula="of:=SUM([.B527:.M527])-6" office:value-type="float" office:value="-1.80972951790318">
            <text:p>-1.8097295179</text:p>
          </table:table-cell>
          <table:table-cell table:formula="of:=[.N527]-[.$G$6]" office:value-type="float" office:value="-1.78598852736922">
            <text:p>-1.7859885274</text:p>
          </table:table-cell>
          <table:table-cell table:formula="of:=[.O527]*[.O527]" office:value-type="float" office:value="3.18975501989447">
            <text:p>3.1897550199</text:p>
          </table:table-cell>
        </table:table-row>
        <table:table-row table:style-name="ro1">
          <table:table-cell/>
          <table:table-cell table:formula="of:=RAND()" office:value-type="float" office:value="0.779258785769343">
            <text:p>0.7792587858</text:p>
          </table:table-cell>
          <table:table-cell table:formula="of:=RAND()" office:value-type="float" office:value="0.270718009443954">
            <text:p>0.2707180094</text:p>
          </table:table-cell>
          <table:table-cell table:formula="of:=RAND()" office:value-type="float" office:value="0.934705204330385">
            <text:p>0.9347052043</text:p>
          </table:table-cell>
          <table:table-cell table:formula="of:=RAND()" office:value-type="float" office:value="0.213601015973836">
            <text:p>0.213601016</text:p>
          </table:table-cell>
          <table:table-cell table:formula="of:=RAND()" office:value-type="float" office:value="0.218939910409972">
            <text:p>0.2189399104</text:p>
          </table:table-cell>
          <table:table-cell table:formula="of:=RAND()" office:value-type="float" office:value="0.305541184032336">
            <text:p>0.305541184</text:p>
          </table:table-cell>
          <table:table-cell table:formula="of:=RAND()" office:value-type="float" office:value="0.172510404605418">
            <text:p>0.1725104046</text:p>
          </table:table-cell>
          <table:table-cell table:formula="of:=RAND()" office:value-type="float" office:value="0.408722759224474">
            <text:p>0.4087227592</text:p>
          </table:table-cell>
          <table:table-cell table:formula="of:=RAND()" office:value-type="float" office:value="0.171527477446944">
            <text:p>0.1715274774</text:p>
          </table:table-cell>
          <table:table-cell table:formula="of:=RAND()" office:value-type="float" office:value="0.28061356395483">
            <text:p>0.280613564</text:p>
          </table:table-cell>
          <table:table-cell table:formula="of:=RAND()" office:value-type="float" office:value="0.97067306865938">
            <text:p>0.9706730687</text:p>
          </table:table-cell>
          <table:table-cell table:formula="of:=RAND()" office:value-type="float" office:value="0.245672820601612">
            <text:p>0.2456728206</text:p>
          </table:table-cell>
          <table:table-cell table:formula="of:=SUM([.B528:.M528])-6" office:value-type="float" office:value="-1.02751579554752">
            <text:p>-1.0275157955</text:p>
          </table:table-cell>
          <table:table-cell table:formula="of:=[.N528]-[.$G$6]" office:value-type="float" office:value="-1.00377480501356">
            <text:p>-1.003774805</text:p>
          </table:table-cell>
          <table:table-cell table:formula="of:=[.O528]*[.O528]" office:value-type="float" office:value="1.00756385918">
            <text:p>1.0075638592</text:p>
          </table:table-cell>
        </table:table-row>
        <table:table-row table:style-name="ro1">
          <table:table-cell/>
          <table:table-cell table:formula="of:=RAND()" office:value-type="float" office:value="0.570107064209878">
            <text:p>0.5701070642</text:p>
          </table:table-cell>
          <table:table-cell table:formula="of:=RAND()" office:value-type="float" office:value="0.638314832467586">
            <text:p>0.6383148325</text:p>
          </table:table-cell>
          <table:table-cell table:formula="of:=RAND()" office:value-type="float" office:value="0.64381423429586">
            <text:p>0.6438142343</text:p>
          </table:table-cell>
          <table:table-cell table:formula="of:=RAND()" office:value-type="float" office:value="0.0325771635398269">
            <text:p>0.0325771635</text:p>
          </table:table-cell>
          <table:table-cell table:formula="of:=RAND()" office:value-type="float" office:value="0.28049366385676">
            <text:p>0.2804936639</text:p>
          </table:table-cell>
          <table:table-cell table:formula="of:=RAND()" office:value-type="float" office:value="0.502232503378764">
            <text:p>0.5022325034</text:p>
          </table:table-cell>
          <table:table-cell table:formula="of:=RAND()" office:value-type="float" office:value="0.243727587396279">
            <text:p>0.2437275874</text:p>
          </table:table-cell>
          <table:table-cell table:formula="of:=RAND()" office:value-type="float" office:value="0.606241474859417">
            <text:p>0.6062414749</text:p>
          </table:table-cell>
          <table:table-cell table:formula="of:=RAND()" office:value-type="float" office:value="0.732209280598909">
            <text:p>0.7322092806</text:p>
          </table:table-cell>
          <table:table-cell table:formula="of:=RAND()" office:value-type="float" office:value="0.316808227915317">
            <text:p>0.3168082279</text:p>
          </table:table-cell>
          <table:table-cell table:formula="of:=RAND()" office:value-type="float" office:value="0.474523358279839">
            <text:p>0.4745233583</text:p>
          </table:table-cell>
          <table:table-cell table:formula="of:=RAND()" office:value-type="float" office:value="0.298645530128852">
            <text:p>0.2986455301</text:p>
          </table:table-cell>
          <table:table-cell table:formula="of:=SUM([.B529:.M529])-6" office:value-type="float" office:value="-0.660305079072714">
            <text:p>-0.6603050791</text:p>
          </table:table-cell>
          <table:table-cell table:formula="of:=[.N529]-[.$G$6]" office:value-type="float" office:value="-0.636564088538755">
            <text:p>-0.6365640885</text:p>
          </table:table-cell>
          <table:table-cell table:formula="of:=[.O529]*[.O529]" office:value-type="float" office:value="0.405213838817175">
            <text:p>0.4052138388</text:p>
          </table:table-cell>
        </table:table-row>
        <table:table-row table:style-name="ro1">
          <table:table-cell/>
          <table:table-cell table:formula="of:=RAND()" office:value-type="float" office:value="0.950967512791976">
            <text:p>0.9509675128</text:p>
          </table:table-cell>
          <table:table-cell table:formula="of:=RAND()" office:value-type="float" office:value="0.686960393562913">
            <text:p>0.6869603936</text:p>
          </table:table-cell>
          <table:table-cell table:formula="of:=RAND()" office:value-type="float" office:value="0.141042607370764">
            <text:p>0.1410426074</text:p>
          </table:table-cell>
          <table:table-cell table:formula="of:=RAND()" office:value-type="float" office:value="0.370789111824706">
            <text:p>0.3707891118</text:p>
          </table:table-cell>
          <table:table-cell table:formula="of:=RAND()" office:value-type="float" office:value="0.898514359723777">
            <text:p>0.8985143597</text:p>
          </table:table-cell>
          <table:table-cell table:formula="of:=RAND()" office:value-type="float" office:value="0.647606697399169">
            <text:p>0.6476066974</text:p>
          </table:table-cell>
          <table:table-cell table:formula="of:=RAND()" office:value-type="float" office:value="0.717792503302917">
            <text:p>0.7177925033</text:p>
          </table:table-cell>
          <table:table-cell table:formula="of:=RAND()" office:value-type="float" office:value="0.726177496835589">
            <text:p>0.7261774968</text:p>
          </table:table-cell>
          <table:table-cell table:formula="of:=RAND()" office:value-type="float" office:value="0.669395392993465">
            <text:p>0.669395393</text:p>
          </table:table-cell>
          <table:table-cell table:formula="of:=RAND()" office:value-type="float" office:value="0.666795523604378">
            <text:p>0.6667955236</text:p>
          </table:table-cell>
          <table:table-cell table:formula="of:=RAND()" office:value-type="float" office:value="0.226519632851705">
            <text:p>0.2265196329</text:p>
          </table:table-cell>
          <table:table-cell table:formula="of:=RAND()" office:value-type="float" office:value="0.317316191736609">
            <text:p>0.3173161917</text:p>
          </table:table-cell>
          <table:table-cell table:formula="of:=SUM([.B530:.M530])-6" office:value-type="float" office:value="1.01987742399797">
            <text:p>1.019877424</text:p>
          </table:table-cell>
          <table:table-cell table:formula="of:=[.N530]-[.$G$6]" office:value-type="float" office:value="1.04361841453193">
            <text:p>1.0436184145</text:p>
          </table:table-cell>
          <table:table-cell table:formula="of:=[.O530]*[.O530]" office:value-type="float" office:value="1.08913939515013">
            <text:p>1.0891393952</text:p>
          </table:table-cell>
        </table:table-row>
        <table:table-row table:style-name="ro1">
          <table:table-cell/>
          <table:table-cell table:formula="of:=RAND()" office:value-type="float" office:value="0.0839774985797703">
            <text:p>0.0839774986</text:p>
          </table:table-cell>
          <table:table-cell table:formula="of:=RAND()" office:value-type="float" office:value="0.0265311724506319">
            <text:p>0.0265311725</text:p>
          </table:table-cell>
          <table:table-cell table:formula="of:=RAND()" office:value-type="float" office:value="0.817623869981617">
            <text:p>0.81762387</text:p>
          </table:table-cell>
          <table:table-cell table:formula="of:=RAND()" office:value-type="float" office:value="0.286031519528478">
            <text:p>0.2860315195</text:p>
          </table:table-cell>
          <table:table-cell table:formula="of:=RAND()" office:value-type="float" office:value="0.690025784773752">
            <text:p>0.6900257848</text:p>
          </table:table-cell>
          <table:table-cell table:formula="of:=RAND()" office:value-type="float" office:value="0.0291391217615455">
            <text:p>0.0291391218</text:p>
          </table:table-cell>
          <table:table-cell table:formula="of:=RAND()" office:value-type="float" office:value="0.643578025978059">
            <text:p>0.643578026</text:p>
          </table:table-cell>
          <table:table-cell table:formula="of:=RAND()" office:value-type="float" office:value="0.665797390043736">
            <text:p>0.66579739</text:p>
          </table:table-cell>
          <table:table-cell table:formula="of:=RAND()" office:value-type="float" office:value="0.248288396047428">
            <text:p>0.248288396</text:p>
          </table:table-cell>
          <table:table-cell table:formula="of:=RAND()" office:value-type="float" office:value="0.284267436247319">
            <text:p>0.2842674362</text:p>
          </table:table-cell>
          <table:table-cell table:formula="of:=RAND()" office:value-type="float" office:value="0.581840739352629">
            <text:p>0.5818407394</text:p>
          </table:table-cell>
          <table:table-cell table:formula="of:=RAND()" office:value-type="float" office:value="0.834802350727841">
            <text:p>0.8348023507</text:p>
          </table:table-cell>
          <table:table-cell table:formula="of:=SUM([.B531:.M531])-6" office:value-type="float" office:value="-0.808096694527194">
            <text:p>-0.8080966945</text:p>
          </table:table-cell>
          <table:table-cell table:formula="of:=[.N531]-[.$G$6]" office:value-type="float" office:value="-0.784355703993235">
            <text:p>-0.784355704</text:p>
          </table:table-cell>
          <table:table-cell table:formula="of:=[.O531]*[.O531]" office:value-type="float" office:value="0.615213870386723">
            <text:p>0.6152138704</text:p>
          </table:table-cell>
        </table:table-row>
        <table:table-row table:style-name="ro1">
          <table:table-cell/>
          <table:table-cell table:formula="of:=RAND()" office:value-type="float" office:value="0.0192855487111956">
            <text:p>0.0192855487</text:p>
          </table:table-cell>
          <table:table-cell table:formula="of:=RAND()" office:value-type="float" office:value="0.947051644790918">
            <text:p>0.9470516448</text:p>
          </table:table-cell>
          <table:table-cell table:formula="of:=RAND()" office:value-type="float" office:value="0.497821031836793">
            <text:p>0.4978210318</text:p>
          </table:table-cell>
          <table:table-cell table:formula="of:=RAND()" office:value-type="float" office:value="0.134079144103453">
            <text:p>0.1340791441</text:p>
          </table:table-cell>
          <table:table-cell table:formula="of:=RAND()" office:value-type="float" office:value="0.528216653969139">
            <text:p>0.528216654</text:p>
          </table:table-cell>
          <table:table-cell table:formula="of:=RAND()" office:value-type="float" office:value="0.513994549866766">
            <text:p>0.5139945499</text:p>
          </table:table-cell>
          <table:table-cell table:formula="of:=RAND()" office:value-type="float" office:value="0.432884372072294">
            <text:p>0.4328843721</text:p>
          </table:table-cell>
          <table:table-cell table:formula="of:=RAND()" office:value-type="float" office:value="0.556998374173418">
            <text:p>0.5569983742</text:p>
          </table:table-cell>
          <table:table-cell table:formula="of:=RAND()" office:value-type="float" office:value="0.0134901942219585">
            <text:p>0.0134901942</text:p>
          </table:table-cell>
          <table:table-cell table:formula="of:=RAND()" office:value-type="float" office:value="0.0846391499508172">
            <text:p>0.08463915</text:p>
          </table:table-cell>
          <table:table-cell table:formula="of:=RAND()" office:value-type="float" office:value="0.733438396826386">
            <text:p>0.7334383968</text:p>
          </table:table-cell>
          <table:table-cell table:formula="of:=RAND()" office:value-type="float" office:value="0.838162169791758">
            <text:p>0.8381621698</text:p>
          </table:table-cell>
          <table:table-cell table:formula="of:=SUM([.B532:.M532])-6" office:value-type="float" office:value="-0.699938769685105">
            <text:p>-0.6999387697</text:p>
          </table:table-cell>
          <table:table-cell table:formula="of:=[.N532]-[.$G$6]" office:value-type="float" office:value="-0.676197779151145">
            <text:p>-0.6761977792</text:p>
          </table:table-cell>
          <table:table-cell table:formula="of:=[.O532]*[.O532]" office:value-type="float" office:value="0.457243436528941">
            <text:p>0.4572434365</text:p>
          </table:table-cell>
        </table:table-row>
        <table:table-row table:style-name="ro1">
          <table:table-cell/>
          <table:table-cell table:formula="of:=RAND()" office:value-type="float" office:value="0.506876304047182">
            <text:p>0.506876304</text:p>
          </table:table-cell>
          <table:table-cell table:formula="of:=RAND()" office:value-type="float" office:value="0.713957088068128">
            <text:p>0.7139570881</text:p>
          </table:table-cell>
          <table:table-cell table:formula="of:=RAND()" office:value-type="float" office:value="0.295240036677569">
            <text:p>0.2952400367</text:p>
          </table:table-cell>
          <table:table-cell table:formula="of:=RAND()" office:value-type="float" office:value="0.939736902713776">
            <text:p>0.9397369027</text:p>
          </table:table-cell>
          <table:table-cell table:formula="of:=RAND()" office:value-type="float" office:value="0.877300238469616">
            <text:p>0.8773002385</text:p>
          </table:table-cell>
          <table:table-cell table:formula="of:=RAND()" office:value-type="float" office:value="0.171434656716883">
            <text:p>0.1714346567</text:p>
          </table:table-cell>
          <table:table-cell table:formula="of:=RAND()" office:value-type="float" office:value="0.483934375224635">
            <text:p>0.4839343752</text:p>
          </table:table-cell>
          <table:table-cell table:formula="of:=RAND()" office:value-type="float" office:value="0.0948606680613011">
            <text:p>0.0948606681</text:p>
          </table:table-cell>
          <table:table-cell table:formula="of:=RAND()" office:value-type="float" office:value="0.694697060855106">
            <text:p>0.6946970609</text:p>
          </table:table-cell>
          <table:table-cell table:formula="of:=RAND()" office:value-type="float" office:value="0.112747803330421">
            <text:p>0.1127478033</text:p>
          </table:table-cell>
          <table:table-cell table:formula="of:=RAND()" office:value-type="float" office:value="0.50840375199914">
            <text:p>0.508403752</text:p>
          </table:table-cell>
          <table:table-cell table:formula="of:=RAND()" office:value-type="float" office:value="0.276708241319284">
            <text:p>0.2767082413</text:p>
          </table:table-cell>
          <table:table-cell table:formula="of:=SUM([.B533:.M533])-6" office:value-type="float" office:value="-0.32410287251696">
            <text:p>-0.3241028725</text:p>
          </table:table-cell>
          <table:table-cell table:formula="of:=[.N533]-[.$G$6]" office:value-type="float" office:value="-0.300361881983001">
            <text:p>-0.300361882</text:p>
          </table:table-cell>
          <table:table-cell table:formula="of:=[.O533]*[.O533]" office:value-type="float" office:value="0.0902172601483701">
            <text:p>0.0902172601</text:p>
          </table:table-cell>
        </table:table-row>
        <table:table-row table:style-name="ro1">
          <table:table-cell/>
          <table:table-cell table:formula="of:=RAND()" office:value-type="float" office:value="0.375242430483922">
            <text:p>0.3752424305</text:p>
          </table:table-cell>
          <table:table-cell table:formula="of:=RAND()" office:value-type="float" office:value="0.984444154892117">
            <text:p>0.9844441549</text:p>
          </table:table-cell>
          <table:table-cell table:formula="of:=RAND()" office:value-type="float" office:value="0.955633572069928">
            <text:p>0.9556335721</text:p>
          </table:table-cell>
          <table:table-cell table:formula="of:=RAND()" office:value-type="float" office:value="0.274849862558767">
            <text:p>0.2748498626</text:p>
          </table:table-cell>
          <table:table-cell table:formula="of:=RAND()" office:value-type="float" office:value="0.995048132026568">
            <text:p>0.995048132</text:p>
          </table:table-cell>
          <table:table-cell table:formula="of:=RAND()" office:value-type="float" office:value="0.349765687715262">
            <text:p>0.3497656877</text:p>
          </table:table-cell>
          <table:table-cell table:formula="of:=RAND()" office:value-type="float" office:value="0.36813056981191">
            <text:p>0.3681305698</text:p>
          </table:table-cell>
          <table:table-cell table:formula="of:=RAND()" office:value-type="float" office:value="0.105318475048989">
            <text:p>0.105318475</text:p>
          </table:table-cell>
          <table:table-cell table:formula="of:=RAND()" office:value-type="float" office:value="0.342646196018904">
            <text:p>0.342646196</text:p>
          </table:table-cell>
          <table:table-cell table:formula="of:=RAND()" office:value-type="float" office:value="0.610251023434103">
            <text:p>0.6102510234</text:p>
          </table:table-cell>
          <table:table-cell table:formula="of:=RAND()" office:value-type="float" office:value="0.465675488812849">
            <text:p>0.4656754888</text:p>
          </table:table-cell>
          <table:table-cell table:formula="of:=RAND()" office:value-type="float" office:value="0.945396780967712">
            <text:p>0.945396781</text:p>
          </table:table-cell>
          <table:table-cell table:formula="of:=SUM([.B534:.M534])-6" office:value-type="float" office:value="0.772402373841032">
            <text:p>0.7724023738</text:p>
          </table:table-cell>
          <table:table-cell table:formula="of:=[.N534]-[.$G$6]" office:value-type="float" office:value="0.796143364374992">
            <text:p>0.7961433644</text:p>
          </table:table-cell>
          <table:table-cell table:formula="of:=[.O534]*[.O534]" office:value-type="float" office:value="0.633844256638331">
            <text:p>0.6338442566</text:p>
          </table:table-cell>
        </table:table-row>
        <table:table-row table:style-name="ro1">
          <table:table-cell/>
          <table:table-cell table:formula="of:=RAND()" office:value-type="float" office:value="0.653248199028894">
            <text:p>0.653248199</text:p>
          </table:table-cell>
          <table:table-cell table:formula="of:=RAND()" office:value-type="float" office:value="0.393884563585743">
            <text:p>0.3938845636</text:p>
          </table:table-cell>
          <table:table-cell table:formula="of:=RAND()" office:value-type="float" office:value="0.604882212122902">
            <text:p>0.6048822121</text:p>
          </table:table-cell>
          <table:table-cell table:formula="of:=RAND()" office:value-type="float" office:value="0.0892949695698917">
            <text:p>0.0892949696</text:p>
          </table:table-cell>
          <table:table-cell table:formula="of:=RAND()" office:value-type="float" office:value="0.588134787976742">
            <text:p>0.588134788</text:p>
          </table:table-cell>
          <table:table-cell table:formula="of:=RAND()" office:value-type="float" office:value="0.541495613055304">
            <text:p>0.5414956131</text:p>
          </table:table-cell>
          <table:table-cell table:formula="of:=RAND()" office:value-type="float" office:value="0.0164996134117246">
            <text:p>0.0164996134</text:p>
          </table:table-cell>
          <table:table-cell table:formula="of:=RAND()" office:value-type="float" office:value="0.668346217367798">
            <text:p>0.6683462174</text:p>
          </table:table-cell>
          <table:table-cell table:formula="of:=RAND()" office:value-type="float" office:value="0.966351975686848">
            <text:p>0.9663519757</text:p>
          </table:table-cell>
          <table:table-cell table:formula="of:=RAND()" office:value-type="float" office:value="0.132677565328777">
            <text:p>0.1326775653</text:p>
          </table:table-cell>
          <table:table-cell table:formula="of:=RAND()" office:value-type="float" office:value="0.805645917309448">
            <text:p>0.8056459173</text:p>
          </table:table-cell>
          <table:table-cell table:formula="of:=RAND()" office:value-type="float" office:value="0.42645473103039">
            <text:p>0.426454731</text:p>
          </table:table-cell>
          <table:table-cell table:formula="of:=SUM([.B535:.M535])-6" office:value-type="float" office:value="-0.113083634525538">
            <text:p>-0.1130836345</text:p>
          </table:table-cell>
          <table:table-cell table:formula="of:=[.N535]-[.$G$6]" office:value-type="float" office:value="-0.0893426439915784">
            <text:p>-0.089342644</text:p>
          </table:table-cell>
          <table:table-cell table:formula="of:=[.O535]*[.O535]" office:value-type="float" office:value="0.00798210803540592">
            <text:p>0.007982108</text:p>
          </table:table-cell>
        </table:table-row>
        <table:table-row table:style-name="ro1">
          <table:table-cell/>
          <table:table-cell table:formula="of:=RAND()" office:value-type="float" office:value="0.986906938487664">
            <text:p>0.9869069385</text:p>
          </table:table-cell>
          <table:table-cell table:formula="of:=RAND()" office:value-type="float" office:value="0.408916214946657">
            <text:p>0.4089162149</text:p>
          </table:table-cell>
          <table:table-cell table:formula="of:=RAND()" office:value-type="float" office:value="0.391902333591133">
            <text:p>0.3919023336</text:p>
          </table:table-cell>
          <table:table-cell table:formula="of:=RAND()" office:value-type="float" office:value="0.778911166358739">
            <text:p>0.7789111664</text:p>
          </table:table-cell>
          <table:table-cell table:formula="of:=RAND()" office:value-type="float" office:value="0.368550002574921">
            <text:p>0.3685500026</text:p>
          </table:table-cell>
          <table:table-cell table:formula="of:=RAND()" office:value-type="float" office:value="0.114101718179882">
            <text:p>0.1141017182</text:p>
          </table:table-cell>
          <table:table-cell table:formula="of:=RAND()" office:value-type="float" office:value="0.409297754289582">
            <text:p>0.4092977543</text:p>
          </table:table-cell>
          <table:table-cell table:formula="of:=RAND()" office:value-type="float" office:value="0.0340592947322875">
            <text:p>0.0340592947</text:p>
          </table:table-cell>
          <table:table-cell table:formula="of:=RAND()" office:value-type="float" office:value="0.501589329214767">
            <text:p>0.5015893292</text:p>
          </table:table-cell>
          <table:table-cell table:formula="of:=RAND()" office:value-type="float" office:value="0.0522341318428516">
            <text:p>0.0522341318</text:p>
          </table:table-cell>
          <table:table-cell table:formula="of:=RAND()" office:value-type="float" office:value="0.303726136684418">
            <text:p>0.3037261367</text:p>
          </table:table-cell>
          <table:table-cell table:formula="of:=RAND()" office:value-type="float" office:value="0.853789290878922">
            <text:p>0.8537892909</text:p>
          </table:table-cell>
          <table:table-cell table:formula="of:=SUM([.B536:.M536])-6" office:value-type="float" office:value="-0.796015688218176">
            <text:p>-0.7960156882</text:p>
          </table:table-cell>
          <table:table-cell table:formula="of:=[.N536]-[.$G$6]" office:value-type="float" office:value="-0.772274697684217">
            <text:p>-0.7722746977</text:p>
          </table:table-cell>
          <table:table-cell table:formula="of:=[.O536]*[.O536]" office:value-type="float" office:value="0.596408208683249">
            <text:p>0.5964082087</text:p>
          </table:table-cell>
        </table:table-row>
        <table:table-row table:style-name="ro1">
          <table:table-cell/>
          <table:table-cell table:formula="of:=RAND()" office:value-type="float" office:value="0.312582593644038">
            <text:p>0.3125825936</text:p>
          </table:table-cell>
          <table:table-cell table:formula="of:=RAND()" office:value-type="float" office:value="0.156835593283176">
            <text:p>0.1568355933</text:p>
          </table:table-cell>
          <table:table-cell table:formula="of:=RAND()" office:value-type="float" office:value="0.668923174729571">
            <text:p>0.6689231747</text:p>
          </table:table-cell>
          <table:table-cell table:formula="of:=RAND()" office:value-type="float" office:value="0.680553673999384">
            <text:p>0.680553674</text:p>
          </table:table-cell>
          <table:table-cell table:formula="of:=RAND()" office:value-type="float" office:value="0.474006825359538">
            <text:p>0.4740068254</text:p>
          </table:table-cell>
          <table:table-cell table:formula="of:=RAND()" office:value-type="float" office:value="0.41741243051365">
            <text:p>0.4174124305</text:p>
          </table:table-cell>
          <table:table-cell table:formula="of:=RAND()" office:value-type="float" office:value="0.383683594409376">
            <text:p>0.3836835944</text:p>
          </table:table-cell>
          <table:table-cell table:formula="of:=RAND()" office:value-type="float" office:value="0.214081457117572">
            <text:p>0.2140814571</text:p>
          </table:table-cell>
          <table:table-cell table:formula="of:=RAND()" office:value-type="float" office:value="0.380179778207093">
            <text:p>0.3801797782</text:p>
          </table:table-cell>
          <table:table-cell table:formula="of:=RAND()" office:value-type="float" office:value="0.853884679730982">
            <text:p>0.8538846797</text:p>
          </table:table-cell>
          <table:table-cell table:formula="of:=RAND()" office:value-type="float" office:value="0.773978261975572">
            <text:p>0.773978262</text:p>
          </table:table-cell>
          <table:table-cell table:formula="of:=RAND()" office:value-type="float" office:value="0.775127028580755">
            <text:p>0.7751270286</text:p>
          </table:table-cell>
          <table:table-cell table:formula="of:=SUM([.B537:.M537])-6" office:value-type="float" office:value="0.0912490915507078">
            <text:p>0.0912490916</text:p>
          </table:table-cell>
          <table:table-cell table:formula="of:=[.N537]-[.$G$6]" office:value-type="float" office:value="0.114990082084667">
            <text:p>0.1149900821</text:p>
          </table:table-cell>
          <table:table-cell table:formula="of:=[.O537]*[.O537]" office:value-type="float" office:value="0.0132227189778384">
            <text:p>0.013222719</text:p>
          </table:table-cell>
        </table:table-row>
        <table:table-row table:style-name="ro1">
          <table:table-cell/>
          <table:table-cell table:formula="of:=RAND()" office:value-type="float" office:value="0.522810032824054">
            <text:p>0.5228100328</text:p>
          </table:table-cell>
          <table:table-cell table:formula="of:=RAND()" office:value-type="float" office:value="0.388464138144627">
            <text:p>0.3884641381</text:p>
          </table:table-cell>
          <table:table-cell table:formula="of:=RAND()" office:value-type="float" office:value="0.179650567937642">
            <text:p>0.1796505679</text:p>
          </table:table-cell>
          <table:table-cell table:formula="of:=RAND()" office:value-type="float" office:value="0.662942925235257">
            <text:p>0.6629429252</text:p>
          </table:table-cell>
          <table:table-cell table:formula="of:=RAND()" office:value-type="float" office:value="0.957129682181403">
            <text:p>0.9571296822</text:p>
          </table:table-cell>
          <table:table-cell table:formula="of:=RAND()" office:value-type="float" office:value="0.230264221318066">
            <text:p>0.2302642213</text:p>
          </table:table-cell>
          <table:table-cell table:formula="of:=RAND()" office:value-type="float" office:value="0.889880649046972">
            <text:p>0.889880649</text:p>
          </table:table-cell>
          <table:table-cell table:formula="of:=RAND()" office:value-type="float" office:value="0.48791355965659">
            <text:p>0.4879135597</text:p>
          </table:table-cell>
          <table:table-cell table:formula="of:=RAND()" office:value-type="float" office:value="0.857258329400793">
            <text:p>0.8572583294</text:p>
          </table:table-cell>
          <table:table-cell table:formula="of:=RAND()" office:value-type="float" office:value="0.18758078222163">
            <text:p>0.1875807822</text:p>
          </table:table-cell>
          <table:table-cell table:formula="of:=RAND()" office:value-type="float" office:value="0.0522844726219773">
            <text:p>0.0522844726</text:p>
          </table:table-cell>
          <table:table-cell table:formula="of:=RAND()" office:value-type="float" office:value="0.438326831208542">
            <text:p>0.4383268312</text:p>
          </table:table-cell>
          <table:table-cell table:formula="of:=SUM([.B538:.M538])-6" office:value-type="float" office:value="-0.145493808202446">
            <text:p>-0.1454938082</text:p>
          </table:table-cell>
          <table:table-cell table:formula="of:=[.N538]-[.$G$6]" office:value-type="float" office:value="-0.121752817668486">
            <text:p>-0.1217528177</text:p>
          </table:table-cell>
          <table:table-cell table:formula="of:=[.O538]*[.O538]" office:value-type="float" office:value="0.0148237486102157">
            <text:p>0.0148237486</text:p>
          </table:table-cell>
        </table:table-row>
        <table:table-row table:style-name="ro1">
          <table:table-cell/>
          <table:table-cell table:formula="of:=RAND()" office:value-type="float" office:value="0.735013988567516">
            <text:p>0.7350139886</text:p>
          </table:table-cell>
          <table:table-cell table:formula="of:=RAND()" office:value-type="float" office:value="0.594744929345325">
            <text:p>0.5947449293</text:p>
          </table:table-cell>
          <table:table-cell table:formula="of:=RAND()" office:value-type="float" office:value="0.925424227723852">
            <text:p>0.9254242277</text:p>
          </table:table-cell>
          <table:table-cell table:formula="of:=RAND()" office:value-type="float" office:value="0.486064377706498">
            <text:p>0.4860643777</text:p>
          </table:table-cell>
          <table:table-cell table:formula="of:=RAND()" office:value-type="float" office:value="0.679363496834412">
            <text:p>0.6793634968</text:p>
          </table:table-cell>
          <table:table-cell table:formula="of:=RAND()" office:value-type="float" office:value="0.347691530128941">
            <text:p>0.3476915301</text:p>
          </table:table-cell>
          <table:table-cell table:formula="of:=RAND()" office:value-type="float" office:value="0.558618609560654">
            <text:p>0.5586186096</text:p>
          </table:table-cell>
          <table:table-cell table:formula="of:=RAND()" office:value-type="float" office:value="0.137582092080265">
            <text:p>0.1375820921</text:p>
          </table:table-cell>
          <table:table-cell table:formula="of:=RAND()" office:value-type="float" office:value="0.655507618794218">
            <text:p>0.6555076188</text:p>
          </table:table-cell>
          <table:table-cell table:formula="of:=RAND()" office:value-type="float" office:value="0.374292502179742">
            <text:p>0.3742925022</text:p>
          </table:table-cell>
          <table:table-cell table:formula="of:=RAND()" office:value-type="float" office:value="0.0976960589177907">
            <text:p>0.0976960589</text:p>
          </table:table-cell>
          <table:table-cell table:formula="of:=RAND()" office:value-type="float" office:value="0.310651132138446">
            <text:p>0.3106511321</text:p>
          </table:table-cell>
          <table:table-cell table:formula="of:=SUM([.B539:.M539])-6" office:value-type="float" office:value="-0.0973494360223413">
            <text:p>-0.097349436</text:p>
          </table:table-cell>
          <table:table-cell table:formula="of:=[.N539]-[.$G$6]" office:value-type="float" office:value="-0.0736084454883821">
            <text:p>-0.0736084455</text:p>
          </table:table-cell>
          <table:table-cell table:formula="of:=[.O539]*[.O539]" office:value-type="float" office:value="0.00541820324721612">
            <text:p>0.0054182032</text:p>
          </table:table-cell>
        </table:table-row>
        <table:table-row table:style-name="ro1">
          <table:table-cell/>
          <table:table-cell table:formula="of:=RAND()" office:value-type="float" office:value="0.746897156815976">
            <text:p>0.7468971568</text:p>
          </table:table-cell>
          <table:table-cell table:formula="of:=RAND()" office:value-type="float" office:value="0.0953646837733686">
            <text:p>0.0953646838</text:p>
          </table:table-cell>
          <table:table-cell table:formula="of:=RAND()" office:value-type="float" office:value="0.610896897269413">
            <text:p>0.6108968973</text:p>
          </table:table-cell>
          <table:table-cell table:formula="of:=RAND()" office:value-type="float" office:value="0.430636344943196">
            <text:p>0.4306363449</text:p>
          </table:table-cell>
          <table:table-cell table:formula="of:=RAND()" office:value-type="float" office:value="0.0221091192215681">
            <text:p>0.0221091192</text:p>
          </table:table-cell>
          <table:table-cell table:formula="of:=RAND()" office:value-type="float" office:value="0.833054387476295">
            <text:p>0.8330543875</text:p>
          </table:table-cell>
          <table:table-cell table:formula="of:=RAND()" office:value-type="float" office:value="0.890333589632064">
            <text:p>0.8903335896</text:p>
          </table:table-cell>
          <table:table-cell table:formula="of:=RAND()" office:value-type="float" office:value="0.70392211037688">
            <text:p>0.7039221104</text:p>
          </table:table-cell>
          <table:table-cell table:formula="of:=RAND()" office:value-type="float" office:value="0.490851341513917">
            <text:p>0.4908513415</text:p>
          </table:table-cell>
          <table:table-cell table:formula="of:=RAND()" office:value-type="float" office:value="0.177774942712858">
            <text:p>0.1777749427</text:p>
          </table:table-cell>
          <table:table-cell table:formula="of:=RAND()" office:value-type="float" office:value="0.041364646749571">
            <text:p>0.0413646467</text:p>
          </table:table-cell>
          <table:table-cell table:formula="of:=RAND()" office:value-type="float" office:value="0.353344765491784">
            <text:p>0.3533447655</text:p>
          </table:table-cell>
          <table:table-cell table:formula="of:=SUM([.B540:.M540])-6" office:value-type="float" office:value="-0.60345001402311">
            <text:p>-0.603450014</text:p>
          </table:table-cell>
          <table:table-cell table:formula="of:=[.N540]-[.$G$6]" office:value-type="float" office:value="-0.579709023489151">
            <text:p>-0.5797090235</text:p>
          </table:table-cell>
          <table:table-cell table:formula="of:=[.O540]*[.O540]" office:value-type="float" office:value="0.336062551914745">
            <text:p>0.3360625519</text:p>
          </table:table-cell>
        </table:table-row>
        <table:table-row table:style-name="ro1">
          <table:table-cell/>
          <table:table-cell table:formula="of:=RAND()" office:value-type="float" office:value="0.234544561477378">
            <text:p>0.2345445615</text:p>
          </table:table-cell>
          <table:table-cell table:formula="of:=RAND()" office:value-type="float" office:value="0.638994131470099">
            <text:p>0.6389941315</text:p>
          </table:table-cell>
          <table:table-cell table:formula="of:=RAND()" office:value-type="float" office:value="0.902484132908285">
            <text:p>0.9024841329</text:p>
          </table:table-cell>
          <table:table-cell table:formula="of:=RAND()" office:value-type="float" office:value="0.409623930696398">
            <text:p>0.4096239307</text:p>
          </table:table-cell>
          <table:table-cell table:formula="of:=RAND()" office:value-type="float" office:value="0.210055030183867">
            <text:p>0.2100550302</text:p>
          </table:table-cell>
          <table:table-cell table:formula="of:=RAND()" office:value-type="float" office:value="0.543603523867205">
            <text:p>0.5436035239</text:p>
          </table:table-cell>
          <table:table-cell table:formula="of:=RAND()" office:value-type="float" office:value="0.689715601038188">
            <text:p>0.689715601</text:p>
          </table:table-cell>
          <table:table-cell table:formula="of:=RAND()" office:value-type="float" office:value="0.00615297979675233">
            <text:p>0.0061529798</text:p>
          </table:table-cell>
          <table:table-cell table:formula="of:=RAND()" office:value-type="float" office:value="0.226112482370809">
            <text:p>0.2261124824</text:p>
          </table:table-cell>
          <table:table-cell table:formula="of:=RAND()" office:value-type="float" office:value="0.846037864219397">
            <text:p>0.8460378642</text:p>
          </table:table-cell>
          <table:table-cell table:formula="of:=RAND()" office:value-type="float" office:value="0.285693876212463">
            <text:p>0.2856938762</text:p>
          </table:table-cell>
          <table:table-cell table:formula="of:=RAND()" office:value-type="float" office:value="0.241981922881678">
            <text:p>0.2419819229</text:p>
          </table:table-cell>
          <table:table-cell table:formula="of:=SUM([.B541:.M541])-6" office:value-type="float" office:value="-0.764999962877482">
            <text:p>-0.7649999629</text:p>
          </table:table-cell>
          <table:table-cell table:formula="of:=[.N541]-[.$G$6]" office:value-type="float" office:value="-0.741258972343523">
            <text:p>-0.7412589723</text:p>
          </table:table-cell>
          <table:table-cell table:formula="of:=[.O541]*[.O541]" office:value-type="float" office:value="0.549464864079776">
            <text:p>0.5494648641</text:p>
          </table:table-cell>
        </table:table-row>
        <table:table-row table:style-name="ro1">
          <table:table-cell/>
          <table:table-cell table:formula="of:=RAND()" office:value-type="float" office:value="0.926131185609847">
            <text:p>0.9261311856</text:p>
          </table:table-cell>
          <table:table-cell table:formula="of:=RAND()" office:value-type="float" office:value="0.808868097607046">
            <text:p>0.8088680976</text:p>
          </table:table-cell>
          <table:table-cell table:formula="of:=RAND()" office:value-type="float" office:value="0.448473554803059">
            <text:p>0.4484735548</text:p>
          </table:table-cell>
          <table:table-cell table:formula="of:=RAND()" office:value-type="float" office:value="0.584565460216254">
            <text:p>0.5845654602</text:p>
          </table:table-cell>
          <table:table-cell table:formula="of:=RAND()" office:value-type="float" office:value="0.310756939928979">
            <text:p>0.3107569399</text:p>
          </table:table-cell>
          <table:table-cell table:formula="of:=RAND()" office:value-type="float" office:value="0.459505927748978">
            <text:p>0.4595059277</text:p>
          </table:table-cell>
          <table:table-cell table:formula="of:=RAND()" office:value-type="float" office:value="0.982838763389736">
            <text:p>0.9828387634</text:p>
          </table:table-cell>
          <table:table-cell table:formula="of:=RAND()" office:value-type="float" office:value="0.658982635242865">
            <text:p>0.6589826352</text:p>
          </table:table-cell>
          <table:table-cell table:formula="of:=RAND()" office:value-type="float" office:value="0.543058067094535">
            <text:p>0.5430580671</text:p>
          </table:table-cell>
          <table:table-cell table:formula="of:=RAND()" office:value-type="float" office:value="0.0885377735830843">
            <text:p>0.0885377736</text:p>
          </table:table-cell>
          <table:table-cell table:formula="of:=RAND()" office:value-type="float" office:value="0.816928792279214">
            <text:p>0.8169287923</text:p>
          </table:table-cell>
          <table:table-cell table:formula="of:=RAND()" office:value-type="float" office:value="0.110447440529242">
            <text:p>0.1104474405</text:p>
          </table:table-cell>
          <table:table-cell table:formula="of:=SUM([.B542:.M542])-6" office:value-type="float" office:value="0.739094638032839">
            <text:p>0.739094638</text:p>
          </table:table-cell>
          <table:table-cell table:formula="of:=[.N542]-[.$G$6]" office:value-type="float" office:value="0.762835628566798">
            <text:p>0.7628356286</text:p>
          </table:table-cell>
          <table:table-cell table:formula="of:=[.O542]*[.O542]" office:value-type="float" office:value="0.581918196210902">
            <text:p>0.5819181962</text:p>
          </table:table-cell>
        </table:table-row>
        <table:table-row table:style-name="ro1">
          <table:table-cell/>
          <table:table-cell table:formula="of:=RAND()" office:value-type="float" office:value="0.635193819878623">
            <text:p>0.6351938199</text:p>
          </table:table-cell>
          <table:table-cell table:formula="of:=RAND()" office:value-type="float" office:value="0.224953882163391">
            <text:p>0.2249538822</text:p>
          </table:table-cell>
          <table:table-cell table:formula="of:=RAND()" office:value-type="float" office:value="0.648841106565669">
            <text:p>0.6488411066</text:p>
          </table:table-cell>
          <table:table-cell table:formula="of:=RAND()" office:value-type="float" office:value="0.432029611431062">
            <text:p>0.4320296114</text:p>
          </table:table-cell>
          <table:table-cell table:formula="of:=RAND()" office:value-type="float" office:value="0.476506650447845">
            <text:p>0.4765066504</text:p>
          </table:table-cell>
          <table:table-cell table:formula="of:=RAND()" office:value-type="float" office:value="0.151993722189218">
            <text:p>0.1519937222</text:p>
          </table:table-cell>
          <table:table-cell table:formula="of:=RAND()" office:value-type="float" office:value="0.884109579958022">
            <text:p>0.88410958</text:p>
          </table:table-cell>
          <table:table-cell table:formula="of:=RAND()" office:value-type="float" office:value="0.592853178502992">
            <text:p>0.5928531785</text:p>
          </table:table-cell>
          <table:table-cell table:formula="of:=RAND()" office:value-type="float" office:value="0.848625464364886">
            <text:p>0.8486254644</text:p>
          </table:table-cell>
          <table:table-cell table:formula="of:=RAND()" office:value-type="float" office:value="0.33717570011504">
            <text:p>0.3371757001</text:p>
          </table:table-cell>
          <table:table-cell table:formula="of:=RAND()" office:value-type="float" office:value="0.882534099975601">
            <text:p>0.8825341</text:p>
          </table:table-cell>
          <table:table-cell table:formula="of:=RAND()" office:value-type="float" office:value="0.194366099312902">
            <text:p>0.1943660993</text:p>
          </table:table-cell>
          <table:table-cell table:formula="of:=SUM([.B543:.M543])-6" office:value-type="float" office:value="0.30918291490525">
            <text:p>0.3091829149</text:p>
          </table:table-cell>
          <table:table-cell table:formula="of:=[.N543]-[.$G$6]" office:value-type="float" office:value="0.332923905439209">
            <text:p>0.3329239054</text:p>
          </table:table-cell>
          <table:table-cell table:formula="of:=[.O543]*[.O543]" office:value-type="float" office:value="0.110838326812896">
            <text:p>0.1108383268</text:p>
          </table:table-cell>
        </table:table-row>
        <table:table-row table:style-name="ro1">
          <table:table-cell/>
          <table:table-cell table:formula="of:=RAND()" office:value-type="float" office:value="0.431404107948765">
            <text:p>0.4314041079</text:p>
          </table:table-cell>
          <table:table-cell table:formula="of:=RAND()" office:value-type="float" office:value="0.803723662160337">
            <text:p>0.8037236622</text:p>
          </table:table-cell>
          <table:table-cell table:formula="of:=RAND()" office:value-type="float" office:value="0.990985492011532">
            <text:p>0.990985492</text:p>
          </table:table-cell>
          <table:table-cell table:formula="of:=RAND()" office:value-type="float" office:value="0.980525468476117">
            <text:p>0.9805254685</text:p>
          </table:table-cell>
          <table:table-cell table:formula="of:=RAND()" office:value-type="float" office:value="0.0266427451279014">
            <text:p>0.0266427451</text:p>
          </table:table-cell>
          <table:table-cell table:formula="of:=RAND()" office:value-type="float" office:value="0.0822073852177709">
            <text:p>0.0822073852</text:p>
          </table:table-cell>
          <table:table-cell table:formula="of:=RAND()" office:value-type="float" office:value="0.447734165238217">
            <text:p>0.4477341652</text:p>
          </table:table-cell>
          <table:table-cell table:formula="of:=RAND()" office:value-type="float" office:value="0.420136603759602">
            <text:p>0.4201366038</text:p>
          </table:table-cell>
          <table:table-cell table:formula="of:=RAND()" office:value-type="float" office:value="0.436394737102091">
            <text:p>0.4363947371</text:p>
          </table:table-cell>
          <table:table-cell table:formula="of:=RAND()" office:value-type="float" office:value="0.892515856539831">
            <text:p>0.8925158565</text:p>
          </table:table-cell>
          <table:table-cell table:formula="of:=RAND()" office:value-type="float" office:value="0.925280719762668">
            <text:p>0.9252807198</text:p>
          </table:table-cell>
          <table:table-cell table:formula="of:=RAND()" office:value-type="float" office:value="0.621715865563601">
            <text:p>0.6217158656</text:p>
          </table:table-cell>
          <table:table-cell table:formula="of:=SUM([.B544:.M544])-6" office:value-type="float" office:value="1.05926680890843">
            <text:p>1.0592668089</text:p>
          </table:table-cell>
          <table:table-cell table:formula="of:=[.N544]-[.$G$6]" office:value-type="float" office:value="1.08300779944239">
            <text:p>1.0830077994</text:p>
          </table:table-cell>
          <table:table-cell table:formula="of:=[.O544]*[.O544]" office:value-type="float" office:value="1.17290589365305">
            <text:p>1.1729058937</text:p>
          </table:table-cell>
        </table:table-row>
        <table:table-row table:style-name="ro1">
          <table:table-cell/>
          <table:table-cell table:formula="of:=RAND()" office:value-type="float" office:value="0.1374195527751">
            <text:p>0.1374195528</text:p>
          </table:table-cell>
          <table:table-cell table:formula="of:=RAND()" office:value-type="float" office:value="0.0286374506540596">
            <text:p>0.0286374507</text:p>
          </table:table-cell>
          <table:table-cell table:formula="of:=RAND()" office:value-type="float" office:value="0.391290437430143">
            <text:p>0.3912904374</text:p>
          </table:table-cell>
          <table:table-cell table:formula="of:=RAND()" office:value-type="float" office:value="0.194240533048287">
            <text:p>0.194240533</text:p>
          </table:table-cell>
          <table:table-cell table:formula="of:=RAND()" office:value-type="float" office:value="0.518873763736337">
            <text:p>0.5188737637</text:p>
          </table:table-cell>
          <table:table-cell table:formula="of:=RAND()" office:value-type="float" office:value="0.250533180544153">
            <text:p>0.2505331805</text:p>
          </table:table-cell>
          <table:table-cell table:formula="of:=RAND()" office:value-type="float" office:value="0.959104911889881">
            <text:p>0.9591049119</text:p>
          </table:table-cell>
          <table:table-cell table:formula="of:=RAND()" office:value-type="float" office:value="0.45040214410983">
            <text:p>0.4504021441</text:p>
          </table:table-cell>
          <table:table-cell table:formula="of:=RAND()" office:value-type="float" office:value="0.888357658870518">
            <text:p>0.8883576589</text:p>
          </table:table-cell>
          <table:table-cell table:formula="of:=RAND()" office:value-type="float" office:value="0.437752726953477">
            <text:p>0.437752727</text:p>
          </table:table-cell>
          <table:table-cell table:formula="of:=RAND()" office:value-type="float" office:value="0.792644222499803">
            <text:p>0.7926442225</text:p>
          </table:table-cell>
          <table:table-cell table:formula="of:=RAND()" office:value-type="float" office:value="0.586422530934215">
            <text:p>0.5864225309</text:p>
          </table:table-cell>
          <table:table-cell table:formula="of:=SUM([.B545:.M545])-6" office:value-type="float" office:value="-0.364320886554196">
            <text:p>-0.3643208866</text:p>
          </table:table-cell>
          <table:table-cell table:formula="of:=[.N545]-[.$G$6]" office:value-type="float" office:value="-0.340579896020237">
            <text:p>-0.340579896</text:p>
          </table:table-cell>
          <table:table-cell table:formula="of:=[.O545]*[.O545]" office:value-type="float" office:value="0.115994665573156">
            <text:p>0.1159946656</text:p>
          </table:table-cell>
        </table:table-row>
        <table:table-row table:style-name="ro1">
          <table:table-cell/>
          <table:table-cell table:formula="of:=RAND()" office:value-type="float" office:value="0.314722755691037">
            <text:p>0.3147227557</text:p>
          </table:table-cell>
          <table:table-cell table:formula="of:=RAND()" office:value-type="float" office:value="0.279123590327799">
            <text:p>0.2791235903</text:p>
          </table:table-cell>
          <table:table-cell table:formula="of:=RAND()" office:value-type="float" office:value="0.177406440721825">
            <text:p>0.1774064407</text:p>
          </table:table-cell>
          <table:table-cell table:formula="of:=RAND()" office:value-type="float" office:value="0.235912129515782">
            <text:p>0.2359121295</text:p>
          </table:table-cell>
          <table:table-cell table:formula="of:=RAND()" office:value-type="float" office:value="0.31942764413543">
            <text:p>0.3194276441</text:p>
          </table:table-cell>
          <table:table-cell table:formula="of:=RAND()" office:value-type="float" office:value="0.572499218629673">
            <text:p>0.5724992186</text:p>
          </table:table-cell>
          <table:table-cell table:formula="of:=RAND()" office:value-type="float" office:value="0.537477304460481">
            <text:p>0.5374773045</text:p>
          </table:table-cell>
          <table:table-cell table:formula="of:=RAND()" office:value-type="float" office:value="0.498494988540188">
            <text:p>0.4984949885</text:p>
          </table:table-cell>
          <table:table-cell table:formula="of:=RAND()" office:value-type="float" office:value="0.760860741138458">
            <text:p>0.7608607411</text:p>
          </table:table-cell>
          <table:table-cell table:formula="of:=RAND()" office:value-type="float" office:value="0.349052427336574">
            <text:p>0.3490524273</text:p>
          </table:table-cell>
          <table:table-cell table:formula="of:=RAND()" office:value-type="float" office:value="0.461857972666621">
            <text:p>0.4618579727</text:p>
          </table:table-cell>
          <table:table-cell table:formula="of:=RAND()" office:value-type="float" office:value="0.644568994175643">
            <text:p>0.6445689942</text:p>
          </table:table-cell>
          <table:table-cell table:formula="of:=SUM([.B546:.M546])-6" office:value-type="float" office:value="-0.84859579266049">
            <text:p>-0.8485957927</text:p>
          </table:table-cell>
          <table:table-cell table:formula="of:=[.N546]-[.$G$6]" office:value-type="float" office:value="-0.82485480212653">
            <text:p>-0.8248548021</text:p>
          </table:table-cell>
          <table:table-cell table:formula="of:=[.O546]*[.O546]" office:value-type="float" office:value="0.680385444591198">
            <text:p>0.6803854446</text:p>
          </table:table-cell>
        </table:table-row>
        <table:table-row table:style-name="ro1">
          <table:table-cell/>
          <table:table-cell table:formula="of:=RAND()" office:value-type="float" office:value="0.597350938711315">
            <text:p>0.5973509387</text:p>
          </table:table-cell>
          <table:table-cell table:formula="of:=RAND()" office:value-type="float" office:value="0.418205488473177">
            <text:p>0.4182054885</text:p>
          </table:table-cell>
          <table:table-cell table:formula="of:=RAND()" office:value-type="float" office:value="0.0295656374655664">
            <text:p>0.0295656375</text:p>
          </table:table-cell>
          <table:table-cell table:formula="of:=RAND()" office:value-type="float" office:value="0.898663291241974">
            <text:p>0.8986632912</text:p>
          </table:table-cell>
          <table:table-cell table:formula="of:=RAND()" office:value-type="float" office:value="0.578640661668032">
            <text:p>0.5786406617</text:p>
          </table:table-cell>
          <table:table-cell table:formula="of:=RAND()" office:value-type="float" office:value="0.403223508270457">
            <text:p>0.4032235083</text:p>
          </table:table-cell>
          <table:table-cell table:formula="of:=RAND()" office:value-type="float" office:value="0.967830541776493">
            <text:p>0.9678305418</text:p>
          </table:table-cell>
          <table:table-cell table:formula="of:=RAND()" office:value-type="float" office:value="0.7159402014222">
            <text:p>0.7159402014</text:p>
          </table:table-cell>
          <table:table-cell table:formula="of:=RAND()" office:value-type="float" office:value="0.945936629315838">
            <text:p>0.9459366293</text:p>
          </table:table-cell>
          <table:table-cell table:formula="of:=RAND()" office:value-type="float" office:value="0.815431519411504">
            <text:p>0.8154315194</text:p>
          </table:table-cell>
          <table:table-cell table:formula="of:=RAND()" office:value-type="float" office:value="0.597237931797281">
            <text:p>0.5972379318</text:p>
          </table:table-cell>
          <table:table-cell table:formula="of:=RAND()" office:value-type="float" office:value="0.252310010837391">
            <text:p>0.2523100108</text:p>
          </table:table-cell>
          <table:table-cell table:formula="of:=SUM([.B547:.M547])-6" office:value-type="float" office:value="1.22033636039123">
            <text:p>1.2203363604</text:p>
          </table:table-cell>
          <table:table-cell table:formula="of:=[.N547]-[.$G$6]" office:value-type="float" office:value="1.24407735092519">
            <text:p>1.2440773509</text:p>
          </table:table-cell>
          <table:table-cell table:formula="of:=[.O547]*[.O547]" office:value-type="float" office:value="1.54772845508503">
            <text:p>1.5477284551</text:p>
          </table:table-cell>
        </table:table-row>
        <table:table-row table:style-name="ro1">
          <table:table-cell/>
          <table:table-cell table:formula="of:=RAND()" office:value-type="float" office:value="0.710393540328369">
            <text:p>0.7103935403</text:p>
          </table:table-cell>
          <table:table-cell table:formula="of:=RAND()" office:value-type="float" office:value="0.210966789163649">
            <text:p>0.2109667892</text:p>
          </table:table-cell>
          <table:table-cell table:formula="of:=RAND()" office:value-type="float" office:value="0.734945364296436">
            <text:p>0.7349453643</text:p>
          </table:table-cell>
          <table:table-cell table:formula="of:=RAND()" office:value-type="float" office:value="0.0646653657313436">
            <text:p>0.0646653657</text:p>
          </table:table-cell>
          <table:table-cell table:formula="of:=RAND()" office:value-type="float" office:value="0.529760512989014">
            <text:p>0.529760513</text:p>
          </table:table-cell>
          <table:table-cell table:formula="of:=RAND()" office:value-type="float" office:value="0.83841570536606">
            <text:p>0.8384157054</text:p>
          </table:table-cell>
          <table:table-cell table:formula="of:=RAND()" office:value-type="float" office:value="0.814175174105912">
            <text:p>0.8141751741</text:p>
          </table:table-cell>
          <table:table-cell table:formula="of:=RAND()" office:value-type="float" office:value="0.883050600998104">
            <text:p>0.883050601</text:p>
          </table:table-cell>
          <table:table-cell table:formula="of:=RAND()" office:value-type="float" office:value="0.311128734145313">
            <text:p>0.3111287341</text:p>
          </table:table-cell>
          <table:table-cell table:formula="of:=RAND()" office:value-type="float" office:value="0.246449348051101">
            <text:p>0.2464493481</text:p>
          </table:table-cell>
          <table:table-cell table:formula="of:=RAND()" office:value-type="float" office:value="0.130732329329476">
            <text:p>0.1307323293</text:p>
          </table:table-cell>
          <table:table-cell table:formula="of:=RAND()" office:value-type="float" office:value="0.665894204284996">
            <text:p>0.6658942043</text:p>
          </table:table-cell>
          <table:table-cell table:formula="of:=SUM([.B548:.M548])-6" office:value-type="float" office:value="0.140577668789774">
            <text:p>0.1405776688</text:p>
          </table:table-cell>
          <table:table-cell table:formula="of:=[.N548]-[.$G$6]" office:value-type="float" office:value="0.164318659323733">
            <text:p>0.1643186593</text:p>
          </table:table-cell>
          <table:table-cell table:formula="of:=[.O548]*[.O548]" office:value-type="float" office:value="0.0270006218019491">
            <text:p>0.0270006218</text:p>
          </table:table-cell>
        </table:table-row>
        <table:table-row table:style-name="ro1">
          <table:table-cell/>
          <table:table-cell table:formula="of:=RAND()" office:value-type="float" office:value="0.488825037842616">
            <text:p>0.4888250378</text:p>
          </table:table-cell>
          <table:table-cell table:formula="of:=RAND()" office:value-type="float" office:value="0.614249971229583">
            <text:p>0.6142499712</text:p>
          </table:table-cell>
          <table:table-cell table:formula="of:=RAND()" office:value-type="float" office:value="0.435573132475838">
            <text:p>0.4355731325</text:p>
          </table:table-cell>
          <table:table-cell table:formula="of:=RAND()" office:value-type="float" office:value="0.208625429542735">
            <text:p>0.2086254295</text:p>
          </table:table-cell>
          <table:table-cell table:formula="of:=RAND()" office:value-type="float" office:value="0.962509576464072">
            <text:p>0.9625095765</text:p>
          </table:table-cell>
          <table:table-cell table:formula="of:=RAND()" office:value-type="float" office:value="0.313497428782284">
            <text:p>0.3134974288</text:p>
          </table:table-cell>
          <table:table-cell table:formula="of:=RAND()" office:value-type="float" office:value="0.923201327444986">
            <text:p>0.9232013274</text:p>
          </table:table-cell>
          <table:table-cell table:formula="of:=RAND()" office:value-type="float" office:value="0.581588424276561">
            <text:p>0.5815884243</text:p>
          </table:table-cell>
          <table:table-cell table:formula="of:=RAND()" office:value-type="float" office:value="0.0945429322309792">
            <text:p>0.0945429322</text:p>
          </table:table-cell>
          <table:table-cell table:formula="of:=RAND()" office:value-type="float" office:value="0.603128113783896">
            <text:p>0.6031281138</text:p>
          </table:table-cell>
          <table:table-cell table:formula="of:=RAND()" office:value-type="float" office:value="0.888935587601736">
            <text:p>0.8889355876</text:p>
          </table:table-cell>
          <table:table-cell table:formula="of:=RAND()" office:value-type="float" office:value="0.41744472598657">
            <text:p>0.417444726</text:p>
          </table:table-cell>
          <table:table-cell table:formula="of:=SUM([.B549:.M549])-6" office:value-type="float" office:value="0.532121687661856">
            <text:p>0.5321216877</text:p>
          </table:table-cell>
          <table:table-cell table:formula="of:=[.N549]-[.$G$6]" office:value-type="float" office:value="0.555862678195816">
            <text:p>0.5558626782</text:p>
          </table:table-cell>
          <table:table-cell table:formula="of:=[.O549]*[.O549]" office:value-type="float" office:value="0.308983317011025">
            <text:p>0.308983317</text:p>
          </table:table-cell>
        </table:table-row>
        <table:table-row table:style-name="ro1">
          <table:table-cell/>
          <table:table-cell table:formula="of:=RAND()" office:value-type="float" office:value="0.61617723829113">
            <text:p>0.6161772383</text:p>
          </table:table-cell>
          <table:table-cell table:formula="of:=RAND()" office:value-type="float" office:value="0.827693357365206">
            <text:p>0.8276933574</text:p>
          </table:table-cell>
          <table:table-cell table:formula="of:=RAND()" office:value-type="float" office:value="0.48405473283492">
            <text:p>0.4840547328</text:p>
          </table:table-cell>
          <table:table-cell table:formula="of:=RAND()" office:value-type="float" office:value="0.159877388039604">
            <text:p>0.159877388</text:p>
          </table:table-cell>
          <table:table-cell table:formula="of:=RAND()" office:value-type="float" office:value="0.646353525109589">
            <text:p>0.6463535251</text:p>
          </table:table-cell>
          <table:table-cell table:formula="of:=RAND()" office:value-type="float" office:value="0.634800115833059">
            <text:p>0.6348001158</text:p>
          </table:table-cell>
          <table:table-cell table:formula="of:=RAND()" office:value-type="float" office:value="0.189723441144452">
            <text:p>0.1897234411</text:p>
          </table:table-cell>
          <table:table-cell table:formula="of:=RAND()" office:value-type="float" office:value="0.333487928146496">
            <text:p>0.3334879281</text:p>
          </table:table-cell>
          <table:table-cell table:formula="of:=RAND()" office:value-type="float" office:value="0.732665695017204">
            <text:p>0.732665695</text:p>
          </table:table-cell>
          <table:table-cell table:formula="of:=RAND()" office:value-type="float" office:value="0.129144427366555">
            <text:p>0.1291444274</text:p>
          </table:table-cell>
          <table:table-cell table:formula="of:=RAND()" office:value-type="float" office:value="0.461158201796934">
            <text:p>0.4611582018</text:p>
          </table:table-cell>
          <table:table-cell table:formula="of:=RAND()" office:value-type="float" office:value="0.0774420364759862">
            <text:p>0.0774420365</text:p>
          </table:table-cell>
          <table:table-cell table:formula="of:=SUM([.B550:.M550])-6" office:value-type="float" office:value="-0.707421912578866">
            <text:p>-0.7074219126</text:p>
          </table:table-cell>
          <table:table-cell table:formula="of:=[.N550]-[.$G$6]" office:value-type="float" office:value="-0.683680922044907">
            <text:p>-0.683680922</text:p>
          </table:table-cell>
          <table:table-cell table:formula="of:=[.O550]*[.O550]" office:value-type="float" office:value="0.467419603168174">
            <text:p>0.4674196032</text:p>
          </table:table-cell>
        </table:table-row>
        <table:table-row table:style-name="ro1">
          <table:table-cell/>
          <table:table-cell table:formula="of:=RAND()" office:value-type="float" office:value="0.76083287759684">
            <text:p>0.7608328776</text:p>
          </table:table-cell>
          <table:table-cell table:formula="of:=RAND()" office:value-type="float" office:value="0.262318767607212">
            <text:p>0.2623187676</text:p>
          </table:table-cell>
          <table:table-cell table:formula="of:=RAND()" office:value-type="float" office:value="0.87712394609116">
            <text:p>0.8771239461</text:p>
          </table:table-cell>
          <table:table-cell table:formula="of:=RAND()" office:value-type="float" office:value="0.266852060798556">
            <text:p>0.2668520608</text:p>
          </table:table-cell>
          <table:table-cell table:formula="of:=RAND()" office:value-type="float" office:value="0.686272052582353">
            <text:p>0.6862720526</text:p>
          </table:table-cell>
          <table:table-cell table:formula="of:=RAND()" office:value-type="float" office:value="0.943114339606836">
            <text:p>0.9431143396</text:p>
          </table:table-cell>
          <table:table-cell table:formula="of:=RAND()" office:value-type="float" office:value="0.722895875340328">
            <text:p>0.7228958753</text:p>
          </table:table-cell>
          <table:table-cell table:formula="of:=RAND()" office:value-type="float" office:value="0.847473380155861">
            <text:p>0.8474733802</text:p>
          </table:table-cell>
          <table:table-cell table:formula="of:=RAND()" office:value-type="float" office:value="0.7061515271198">
            <text:p>0.7061515271</text:p>
          </table:table-cell>
          <table:table-cell table:formula="of:=RAND()" office:value-type="float" office:value="0.981902757892385">
            <text:p>0.9819027579</text:p>
          </table:table-cell>
          <table:table-cell table:formula="of:=RAND()" office:value-type="float" office:value="0.658414358040318">
            <text:p>0.658414358</text:p>
          </table:table-cell>
          <table:table-cell table:formula="of:=RAND()" office:value-type="float" office:value="0.994051495799795">
            <text:p>0.9940514958</text:p>
          </table:table-cell>
          <table:table-cell table:formula="of:=SUM([.B551:.M551])-6" office:value-type="float" office:value="2.70740343863145">
            <text:p>2.7074034386</text:p>
          </table:table-cell>
          <table:table-cell table:formula="of:=[.N551]-[.$G$6]" office:value-type="float" office:value="2.7311444291654">
            <text:p>2.7311444292</text:p>
          </table:table-cell>
          <table:table-cell table:formula="of:=[.O551]*[.O551]" office:value-type="float" office:value="7.45914989296122">
            <text:p>7.459149893</text:p>
          </table:table-cell>
        </table:table-row>
        <table:table-row table:style-name="ro1">
          <table:table-cell/>
          <table:table-cell table:formula="of:=RAND()" office:value-type="float" office:value="0.806826697895303">
            <text:p>0.8068266979</text:p>
          </table:table-cell>
          <table:table-cell table:formula="of:=RAND()" office:value-type="float" office:value="0.688581234076992">
            <text:p>0.6885812341</text:p>
          </table:table-cell>
          <table:table-cell table:formula="of:=RAND()" office:value-type="float" office:value="0.628223736770451">
            <text:p>0.6282237368</text:p>
          </table:table-cell>
          <table:table-cell table:formula="of:=RAND()" office:value-type="float" office:value="0.952074381755665">
            <text:p>0.9520743818</text:p>
          </table:table-cell>
          <table:table-cell table:formula="of:=RAND()" office:value-type="float" office:value="0.342894487315789">
            <text:p>0.3428944873</text:p>
          </table:table-cell>
          <table:table-cell table:formula="of:=RAND()" office:value-type="float" office:value="0.836114544188604">
            <text:p>0.8361145442</text:p>
          </table:table-cell>
          <table:table-cell table:formula="of:=RAND()" office:value-type="float" office:value="0.955370984040201">
            <text:p>0.955370984</text:p>
          </table:table-cell>
          <table:table-cell table:formula="of:=RAND()" office:value-type="float" office:value="0.424975839909166">
            <text:p>0.4249758399</text:p>
          </table:table-cell>
          <table:table-cell table:formula="of:=RAND()" office:value-type="float" office:value="0.13401810429059">
            <text:p>0.1340181043</text:p>
          </table:table-cell>
          <table:table-cell table:formula="of:=RAND()" office:value-type="float" office:value="0.681226781802252">
            <text:p>0.6812267818</text:p>
          </table:table-cell>
          <table:table-cell table:formula="of:=RAND()" office:value-type="float" office:value="0.731888361508027">
            <text:p>0.7318883615</text:p>
          </table:table-cell>
          <table:table-cell table:formula="of:=RAND()" office:value-type="float" office:value="0.731579380109906">
            <text:p>0.7315793801</text:p>
          </table:table-cell>
          <table:table-cell table:formula="of:=SUM([.B552:.M552])-6" office:value-type="float" office:value="1.91377453366295">
            <text:p>1.9137745337</text:p>
          </table:table-cell>
          <table:table-cell table:formula="of:=[.N552]-[.$G$6]" office:value-type="float" office:value="1.9375155241969">
            <text:p>1.9375155242</text:p>
          </table:table-cell>
          <table:table-cell table:formula="of:=[.O552]*[.O552]" office:value-type="float" office:value="3.753966406504">
            <text:p>3.7539664065</text:p>
          </table:table-cell>
        </table:table-row>
        <table:table-row table:style-name="ro1">
          <table:table-cell/>
          <table:table-cell table:formula="of:=RAND()" office:value-type="float" office:value="0.704727258067578">
            <text:p>0.7047272581</text:p>
          </table:table-cell>
          <table:table-cell table:formula="of:=RAND()" office:value-type="float" office:value="0.685432493919507">
            <text:p>0.6854324939</text:p>
          </table:table-cell>
          <table:table-cell table:formula="of:=RAND()" office:value-type="float" office:value="0.541786793852225">
            <text:p>0.5417867939</text:p>
          </table:table-cell>
          <table:table-cell table:formula="of:=RAND()" office:value-type="float" office:value="0.0905707119964063">
            <text:p>0.090570712</text:p>
          </table:table-cell>
          <table:table-cell table:formula="of:=RAND()" office:value-type="float" office:value="0.0139798868913203">
            <text:p>0.0139798869</text:p>
          </table:table-cell>
          <table:table-cell table:formula="of:=RAND()" office:value-type="float" office:value="0.100257001118734">
            <text:p>0.1002570011</text:p>
          </table:table-cell>
          <table:table-cell table:formula="of:=RAND()" office:value-type="float" office:value="0.768686171155423">
            <text:p>0.7686861712</text:p>
          </table:table-cell>
          <table:table-cell table:formula="of:=RAND()" office:value-type="float" office:value="0.195596034638584">
            <text:p>0.1955960346</text:p>
          </table:table-cell>
          <table:table-cell table:formula="of:=RAND()" office:value-type="float" office:value="0.414242758881301">
            <text:p>0.4142427589</text:p>
          </table:table-cell>
          <table:table-cell table:formula="of:=RAND()" office:value-type="float" office:value="0.413512808037922">
            <text:p>0.413512808</text:p>
          </table:table-cell>
          <table:table-cell table:formula="of:=RAND()" office:value-type="float" office:value="0.966924072243273">
            <text:p>0.9669240722</text:p>
          </table:table-cell>
          <table:table-cell table:formula="of:=RAND()" office:value-type="float" office:value="0.433903236640617">
            <text:p>0.4339032366</text:p>
          </table:table-cell>
          <table:table-cell table:formula="of:=SUM([.B553:.M553])-6" office:value-type="float" office:value="-0.67038077255711">
            <text:p>-0.6703807726</text:p>
          </table:table-cell>
          <table:table-cell table:formula="of:=[.N553]-[.$G$6]" office:value-type="float" office:value="-0.64663978202315">
            <text:p>-0.646639782</text:p>
          </table:table-cell>
          <table:table-cell table:formula="of:=[.O553]*[.O553]" office:value-type="float" office:value="0.418143007694948">
            <text:p>0.4181430077</text:p>
          </table:table-cell>
        </table:table-row>
        <table:table-row table:style-name="ro1">
          <table:table-cell/>
          <table:table-cell table:formula="of:=RAND()" office:value-type="float" office:value="0.937637800583616">
            <text:p>0.9376378006</text:p>
          </table:table-cell>
          <table:table-cell table:formula="of:=RAND()" office:value-type="float" office:value="0.591346290893853">
            <text:p>0.5913462909</text:p>
          </table:table-cell>
          <table:table-cell table:formula="of:=RAND()" office:value-type="float" office:value="0.299367741681635">
            <text:p>0.2993677417</text:p>
          </table:table-cell>
          <table:table-cell table:formula="of:=RAND()" office:value-type="float" office:value="0.964475290849805">
            <text:p>0.9644752908</text:p>
          </table:table-cell>
          <table:table-cell table:formula="of:=RAND()" office:value-type="float" office:value="0.210101457079872">
            <text:p>0.2101014571</text:p>
          </table:table-cell>
          <table:table-cell table:formula="of:=RAND()" office:value-type="float" office:value="0.057610830059275">
            <text:p>0.0576108301</text:p>
          </table:table-cell>
          <table:table-cell table:formula="of:=RAND()" office:value-type="float" office:value="0.582618947839364">
            <text:p>0.5826189478</text:p>
          </table:table-cell>
          <table:table-cell table:formula="of:=RAND()" office:value-type="float" office:value="0.208622869802639">
            <text:p>0.2086228698</text:p>
          </table:table-cell>
          <table:table-cell table:formula="of:=RAND()" office:value-type="float" office:value="0.208286409731954">
            <text:p>0.2082864097</text:p>
          </table:table-cell>
          <table:table-cell table:formula="of:=RAND()" office:value-type="float" office:value="0.193995939334854">
            <text:p>0.1939959393</text:p>
          </table:table-cell>
          <table:table-cell table:formula="of:=RAND()" office:value-type="float" office:value="0.972118981648237">
            <text:p>0.9721189816</text:p>
          </table:table-cell>
          <table:table-cell table:formula="of:=RAND()" office:value-type="float" office:value="0.234185182489455">
            <text:p>0.2341851825</text:p>
          </table:table-cell>
          <table:table-cell table:formula="of:=SUM([.B554:.M554])-6" office:value-type="float" office:value="-0.53963225800544">
            <text:p>-0.539632258</text:p>
          </table:table-cell>
          <table:table-cell table:formula="of:=[.N554]-[.$G$6]" office:value-type="float" office:value="-0.515891267471481">
            <text:p>-0.5158912675</text:p>
          </table:table-cell>
          <table:table-cell table:formula="of:=[.O554]*[.O554]" office:value-type="float" office:value="0.266143799853331">
            <text:p>0.2661437999</text:p>
          </table:table-cell>
        </table:table-row>
        <table:table-row table:style-name="ro1">
          <table:table-cell/>
          <table:table-cell table:formula="of:=RAND()" office:value-type="float" office:value="0.314540767343715">
            <text:p>0.3145407673</text:p>
          </table:table-cell>
          <table:table-cell table:formula="of:=RAND()" office:value-type="float" office:value="0.391116639133543">
            <text:p>0.3911166391</text:p>
          </table:table-cell>
          <table:table-cell table:formula="of:=RAND()" office:value-type="float" office:value="0.06022201734595">
            <text:p>0.0602220173</text:p>
          </table:table-cell>
          <table:table-cell table:formula="of:=RAND()" office:value-type="float" office:value="0.975295187905431">
            <text:p>0.9752951879</text:p>
          </table:table-cell>
          <table:table-cell table:formula="of:=RAND()" office:value-type="float" office:value="0.00386508624069393">
            <text:p>0.0038650862</text:p>
          </table:table-cell>
          <table:table-cell table:formula="of:=RAND()" office:value-type="float" office:value="0.0686415249947459">
            <text:p>0.068641525</text:p>
          </table:table-cell>
          <table:table-cell table:formula="of:=RAND()" office:value-type="float" office:value="0.553689910797402">
            <text:p>0.5536899108</text:p>
          </table:table-cell>
          <table:table-cell table:formula="of:=RAND()" office:value-type="float" office:value="0.490696291672066">
            <text:p>0.4906962917</text:p>
          </table:table-cell>
          <table:table-cell table:formula="of:=RAND()" office:value-type="float" office:value="0.927605825010687">
            <text:p>0.927605825</text:p>
          </table:table-cell>
          <table:table-cell table:formula="of:=RAND()" office:value-type="float" office:value="0.789851707406342">
            <text:p>0.7898517074</text:p>
          </table:table-cell>
          <table:table-cell table:formula="of:=RAND()" office:value-type="float" office:value="0.96720687719062">
            <text:p>0.9672068772</text:p>
          </table:table-cell>
          <table:table-cell table:formula="of:=RAND()" office:value-type="float" office:value="0.0248118301387876">
            <text:p>0.0248118301</text:p>
          </table:table-cell>
          <table:table-cell table:formula="of:=SUM([.B555:.M555])-6" office:value-type="float" office:value="-0.432456334820017">
            <text:p>-0.4324563348</text:p>
          </table:table-cell>
          <table:table-cell table:formula="of:=[.N555]-[.$G$6]" office:value-type="float" office:value="-0.408715344286058">
            <text:p>-0.4087153443</text:p>
          </table:table-cell>
          <table:table-cell table:formula="of:=[.O555]*[.O555]" office:value-type="float" office:value="0.167048232654871">
            <text:p>0.1670482327</text:p>
          </table:table-cell>
        </table:table-row>
        <table:table-row table:style-name="ro1">
          <table:table-cell/>
          <table:table-cell table:formula="of:=RAND()" office:value-type="float" office:value="0.150357688311487">
            <text:p>0.1503576883</text:p>
          </table:table-cell>
          <table:table-cell table:formula="of:=RAND()" office:value-type="float" office:value="0.233774536987767">
            <text:p>0.233774537</text:p>
          </table:table-cell>
          <table:table-cell table:formula="of:=RAND()" office:value-type="float" office:value="0.667649566195905">
            <text:p>0.6676495662</text:p>
          </table:table-cell>
          <table:table-cell table:formula="of:=RAND()" office:value-type="float" office:value="0.665825355565175">
            <text:p>0.6658253556</text:p>
          </table:table-cell>
          <table:table-cell table:formula="of:=RAND()" office:value-type="float" office:value="0.64860695367679">
            <text:p>0.6486069537</text:p>
          </table:table-cell>
          <table:table-cell table:formula="of:=RAND()" office:value-type="float" office:value="0.604938842821866">
            <text:p>0.6049388428</text:p>
          </table:table-cell>
          <table:table-cell table:formula="of:=RAND()" office:value-type="float" office:value="0.651946762576699">
            <text:p>0.6519467626</text:p>
          </table:table-cell>
          <table:table-cell table:formula="of:=RAND()" office:value-type="float" office:value="0.26372759253718">
            <text:p>0.2637275925</text:p>
          </table:table-cell>
          <table:table-cell table:formula="of:=RAND()" office:value-type="float" office:value="0.101294087944552">
            <text:p>0.1012940879</text:p>
          </table:table-cell>
          <table:table-cell table:formula="of:=RAND()" office:value-type="float" office:value="0.244330747053027">
            <text:p>0.2443307471</text:p>
          </table:table-cell>
          <table:table-cell table:formula="of:=RAND()" office:value-type="float" office:value="0.698737598722801">
            <text:p>0.6987375987</text:p>
          </table:table-cell>
          <table:table-cell table:formula="of:=RAND()" office:value-type="float" office:value="0.0629820083267987">
            <text:p>0.0629820083</text:p>
          </table:table-cell>
          <table:table-cell table:formula="of:=SUM([.B556:.M556])-6" office:value-type="float" office:value="-1.00582825927995">
            <text:p>-1.0058282593</text:p>
          </table:table-cell>
          <table:table-cell table:formula="of:=[.N556]-[.$G$6]" office:value-type="float" office:value="-0.982087268745992">
            <text:p>-0.9820872687</text:p>
          </table:table-cell>
          <table:table-cell table:formula="of:=[.O556]*[.O556]" office:value-type="float" office:value="0.964495403432963">
            <text:p>0.9644954034</text:p>
          </table:table-cell>
        </table:table-row>
        <table:table-row table:style-name="ro1">
          <table:table-cell/>
          <table:table-cell table:formula="of:=RAND()" office:value-type="float" office:value="0.633572493679822">
            <text:p>0.6335724937</text:p>
          </table:table-cell>
          <table:table-cell table:formula="of:=RAND()" office:value-type="float" office:value="0.186926746042445">
            <text:p>0.186926746</text:p>
          </table:table-cell>
          <table:table-cell table:formula="of:=RAND()" office:value-type="float" office:value="0.364063711371273">
            <text:p>0.3640637114</text:p>
          </table:table-cell>
          <table:table-cell table:formula="of:=RAND()" office:value-type="float" office:value="0.0285902651958168">
            <text:p>0.0285902652</text:p>
          </table:table-cell>
          <table:table-cell table:formula="of:=RAND()" office:value-type="float" office:value="0.397082675248384">
            <text:p>0.3970826752</text:p>
          </table:table-cell>
          <table:table-cell table:formula="of:=RAND()" office:value-type="float" office:value="0.971495966659859">
            <text:p>0.9714959667</text:p>
          </table:table-cell>
          <table:table-cell table:formula="of:=RAND()" office:value-type="float" office:value="0.337778652552515">
            <text:p>0.3377786526</text:p>
          </table:table-cell>
          <table:table-cell table:formula="of:=RAND()" office:value-type="float" office:value="0.844380010385066">
            <text:p>0.8443800104</text:p>
          </table:table-cell>
          <table:table-cell table:formula="of:=RAND()" office:value-type="float" office:value="0.905343896476552">
            <text:p>0.9053438965</text:p>
          </table:table-cell>
          <table:table-cell table:formula="of:=RAND()" office:value-type="float" office:value="0.630922156851739">
            <text:p>0.6309221569</text:p>
          </table:table-cell>
          <table:table-cell table:formula="of:=RAND()" office:value-type="float" office:value="0.186921493383124">
            <text:p>0.1869214934</text:p>
          </table:table-cell>
          <table:table-cell table:formula="of:=RAND()" office:value-type="float" office:value="0.815084685804322">
            <text:p>0.8150846858</text:p>
          </table:table-cell>
          <table:table-cell table:formula="of:=SUM([.B557:.M557])-6" office:value-type="float" office:value="0.302162753650919">
            <text:p>0.3021627537</text:p>
          </table:table-cell>
          <table:table-cell table:formula="of:=[.N557]-[.$G$6]" office:value-type="float" office:value="0.325903744184878">
            <text:p>0.3259037442</text:p>
          </table:table-cell>
          <table:table-cell table:formula="of:=[.O557]*[.O557]" office:value-type="float" office:value="0.106213250473722">
            <text:p>0.1062132505</text:p>
          </table:table-cell>
        </table:table-row>
        <table:table-row table:style-name="ro1">
          <table:table-cell/>
          <table:table-cell table:formula="of:=RAND()" office:value-type="float" office:value="0.835742516675964">
            <text:p>0.8357425167</text:p>
          </table:table-cell>
          <table:table-cell table:formula="of:=RAND()" office:value-type="float" office:value="0.655647095758468">
            <text:p>0.6556470958</text:p>
          </table:table-cell>
          <table:table-cell table:formula="of:=RAND()" office:value-type="float" office:value="0.545661450130865">
            <text:p>0.5456614501</text:p>
          </table:table-cell>
          <table:table-cell table:formula="of:=RAND()" office:value-type="float" office:value="0.875631702132523">
            <text:p>0.8756317021</text:p>
          </table:table-cell>
          <table:table-cell table:formula="of:=RAND()" office:value-type="float" office:value="0.286130468826741">
            <text:p>0.2861304688</text:p>
          </table:table-cell>
          <table:table-cell table:formula="of:=RAND()" office:value-type="float" office:value="0.693623988423497">
            <text:p>0.6936239884</text:p>
          </table:table-cell>
          <table:table-cell table:formula="of:=RAND()" office:value-type="float" office:value="0.049874764168635">
            <text:p>0.0498747642</text:p>
          </table:table-cell>
          <table:table-cell table:formula="of:=RAND()" office:value-type="float" office:value="0.759199188556522">
            <text:p>0.7591991886</text:p>
          </table:table-cell>
          <table:table-cell table:formula="of:=RAND()" office:value-type="float" office:value="0.953458853298798">
            <text:p>0.9534588533</text:p>
          </table:table-cell>
          <table:table-cell table:formula="of:=RAND()" office:value-type="float" office:value="0.30337927211076">
            <text:p>0.3033792721</text:p>
          </table:table-cell>
          <table:table-cell table:formula="of:=RAND()" office:value-type="float" office:value="0.428642991697416">
            <text:p>0.4286429917</text:p>
          </table:table-cell>
          <table:table-cell table:formula="of:=RAND()" office:value-type="float" office:value="0.731082689249888">
            <text:p>0.7310826892</text:p>
          </table:table-cell>
          <table:table-cell table:formula="of:=SUM([.B558:.M558])-6" office:value-type="float" office:value="1.11807498103008">
            <text:p>1.118074981</text:p>
          </table:table-cell>
          <table:table-cell table:formula="of:=[.N558]-[.$G$6]" office:value-type="float" office:value="1.14181597156404">
            <text:p>1.1418159716</text:p>
          </table:table-cell>
          <table:table-cell table:formula="of:=[.O558]*[.O558]" office:value-type="float" office:value="1.30374371291872">
            <text:p>1.3037437129</text:p>
          </table:table-cell>
        </table:table-row>
        <table:table-row table:style-name="ro1">
          <table:table-cell/>
          <table:table-cell table:formula="of:=RAND()" office:value-type="float" office:value="0.0744201936759055">
            <text:p>0.0744201937</text:p>
          </table:table-cell>
          <table:table-cell table:formula="of:=RAND()" office:value-type="float" office:value="0.778309487039223">
            <text:p>0.778309487</text:p>
          </table:table-cell>
          <table:table-cell table:formula="of:=RAND()" office:value-type="float" office:value="0.418531013187021">
            <text:p>0.4185310132</text:p>
          </table:table-cell>
          <table:table-cell table:formula="of:=RAND()" office:value-type="float" office:value="0.220174665329978">
            <text:p>0.2201746653</text:p>
          </table:table-cell>
          <table:table-cell table:formula="of:=RAND()" office:value-type="float" office:value="0.901243332307786">
            <text:p>0.9012433323</text:p>
          </table:table-cell>
          <table:table-cell table:formula="of:=RAND()" office:value-type="float" office:value="0.720100614940748">
            <text:p>0.7201006149</text:p>
          </table:table-cell>
          <table:table-cell table:formula="of:=RAND()" office:value-type="float" office:value="0.440133620519191">
            <text:p>0.4401336205</text:p>
          </table:table-cell>
          <table:table-cell table:formula="of:=RAND()" office:value-type="float" office:value="0.151016048621386">
            <text:p>0.1510160486</text:p>
          </table:table-cell>
          <table:table-cell table:formula="of:=RAND()" office:value-type="float" office:value="0.396116609452292">
            <text:p>0.3961166095</text:p>
          </table:table-cell>
          <table:table-cell table:formula="of:=RAND()" office:value-type="float" office:value="0.65037638344802">
            <text:p>0.6503763834</text:p>
          </table:table-cell>
          <table:table-cell table:formula="of:=RAND()" office:value-type="float" office:value="0.413248422555625">
            <text:p>0.4132484226</text:p>
          </table:table-cell>
          <table:table-cell table:formula="of:=RAND()" office:value-type="float" office:value="0.238053677137941">
            <text:p>0.2380536771</text:p>
          </table:table-cell>
          <table:table-cell table:formula="of:=SUM([.B559:.M559])-6" office:value-type="float" office:value="-0.598275931784883">
            <text:p>-0.5982759318</text:p>
          </table:table-cell>
          <table:table-cell table:formula="of:=[.N559]-[.$G$6]" office:value-type="float" office:value="-0.574534941250924">
            <text:p>-0.5745349413</text:p>
          </table:table-cell>
          <table:table-cell table:formula="of:=[.O559]*[.O559]" office:value-type="float" office:value="0.330090398718203">
            <text:p>0.3300903987</text:p>
          </table:table-cell>
        </table:table-row>
        <table:table-row table:style-name="ro1">
          <table:table-cell/>
          <table:table-cell table:formula="of:=RAND()" office:value-type="float" office:value="0.726957392646">
            <text:p>0.7269573926</text:p>
          </table:table-cell>
          <table:table-cell table:formula="of:=RAND()" office:value-type="float" office:value="0.180135196540505">
            <text:p>0.1801351965</text:p>
          </table:table-cell>
          <table:table-cell table:formula="of:=RAND()" office:value-type="float" office:value="0.699825143674389">
            <text:p>0.6998251437</text:p>
          </table:table-cell>
          <table:table-cell table:formula="of:=RAND()" office:value-type="float" office:value="0.778916869312525">
            <text:p>0.7789168693</text:p>
          </table:table-cell>
          <table:table-cell table:formula="of:=RAND()" office:value-type="float" office:value="0.372873740969226">
            <text:p>0.372873741</text:p>
          </table:table-cell>
          <table:table-cell table:formula="of:=RAND()" office:value-type="float" office:value="0.675169045338407">
            <text:p>0.6751690453</text:p>
          </table:table-cell>
          <table:table-cell table:formula="of:=RAND()" office:value-type="float" office:value="0.525521154282615">
            <text:p>0.5255211543</text:p>
          </table:table-cell>
          <table:table-cell table:formula="of:=RAND()" office:value-type="float" office:value="0.670972603140399">
            <text:p>0.6709726031</text:p>
          </table:table-cell>
          <table:table-cell table:formula="of:=RAND()" office:value-type="float" office:value="0.601346026640385">
            <text:p>0.6013460266</text:p>
          </table:table-cell>
          <table:table-cell table:formula="of:=RAND()" office:value-type="float" office:value="0.162404644535854">
            <text:p>0.1624046445</text:p>
          </table:table-cell>
          <table:table-cell table:formula="of:=RAND()" office:value-type="float" office:value="0.874379637185484">
            <text:p>0.8743796372</text:p>
          </table:table-cell>
          <table:table-cell table:formula="of:=RAND()" office:value-type="float" office:value="0.192652453202754">
            <text:p>0.1926524532</text:p>
          </table:table-cell>
          <table:table-cell table:formula="of:=SUM([.B560:.M560])-6" office:value-type="float" office:value="0.461153907468542">
            <text:p>0.4611539075</text:p>
          </table:table-cell>
          <table:table-cell table:formula="of:=[.N560]-[.$G$6]" office:value-type="float" office:value="0.484894898002502">
            <text:p>0.484894898</text:p>
          </table:table-cell>
          <table:table-cell table:formula="of:=[.O560]*[.O560]" office:value-type="float" office:value="0.235123062108856">
            <text:p>0.2351230621</text:p>
          </table:table-cell>
        </table:table-row>
        <table:table-row table:style-name="ro1">
          <table:table-cell/>
          <table:table-cell table:formula="of:=RAND()" office:value-type="float" office:value="0.27378979884088">
            <text:p>0.2737897988</text:p>
          </table:table-cell>
          <table:table-cell table:formula="of:=RAND()" office:value-type="float" office:value="0.961572238942608">
            <text:p>0.9615722389</text:p>
          </table:table-cell>
          <table:table-cell table:formula="of:=RAND()" office:value-type="float" office:value="0.550715527497232">
            <text:p>0.5507155275</text:p>
          </table:table-cell>
          <table:table-cell table:formula="of:=RAND()" office:value-type="float" office:value="0.729800794739276">
            <text:p>0.7298007947</text:p>
          </table:table-cell>
          <table:table-cell table:formula="of:=RAND()" office:value-type="float" office:value="0.339599199127406">
            <text:p>0.3395991991</text:p>
          </table:table-cell>
          <table:table-cell table:formula="of:=RAND()" office:value-type="float" office:value="0.635398351587355">
            <text:p>0.6353983516</text:p>
          </table:table-cell>
          <table:table-cell table:formula="of:=RAND()" office:value-type="float" office:value="0.317897571716458">
            <text:p>0.3178975717</text:p>
          </table:table-cell>
          <table:table-cell table:formula="of:=RAND()" office:value-type="float" office:value="0.0807597669772804">
            <text:p>0.080759767</text:p>
          </table:table-cell>
          <table:table-cell table:formula="of:=RAND()" office:value-type="float" office:value="0.204208123963326">
            <text:p>0.204208124</text:p>
          </table:table-cell>
          <table:table-cell table:formula="of:=RAND()" office:value-type="float" office:value="0.310454277554527">
            <text:p>0.3104542776</text:p>
          </table:table-cell>
          <table:table-cell table:formula="of:=RAND()" office:value-type="float" office:value="0.373505671974272">
            <text:p>0.373505672</text:p>
          </table:table-cell>
          <table:table-cell table:formula="of:=RAND()" office:value-type="float" office:value="0.796080592088401">
            <text:p>0.7960805921</text:p>
          </table:table-cell>
          <table:table-cell table:formula="of:=SUM([.B561:.M561])-6" office:value-type="float" office:value="-0.426218084990978">
            <text:p>-0.426218085</text:p>
          </table:table-cell>
          <table:table-cell table:formula="of:=[.N561]-[.$G$6]" office:value-type="float" office:value="-0.402477094457019">
            <text:p>-0.4024770945</text:p>
          </table:table-cell>
          <table:table-cell table:formula="of:=[.O561]*[.O561]" office:value-type="float" office:value="0.161987811562564">
            <text:p>0.1619878116</text:p>
          </table:table-cell>
        </table:table-row>
        <table:table-row table:style-name="ro1">
          <table:table-cell/>
          <table:table-cell table:formula="of:=RAND()" office:value-type="float" office:value="0.92709684628062">
            <text:p>0.9270968463</text:p>
          </table:table-cell>
          <table:table-cell table:formula="of:=RAND()" office:value-type="float" office:value="0.580456609139219">
            <text:p>0.5804566091</text:p>
          </table:table-cell>
          <table:table-cell table:formula="of:=RAND()" office:value-type="float" office:value="0.757152293343097">
            <text:p>0.7571522933</text:p>
          </table:table-cell>
          <table:table-cell table:formula="of:=RAND()" office:value-type="float" office:value="0.438745635328814">
            <text:p>0.4387456353</text:p>
          </table:table-cell>
          <table:table-cell table:formula="of:=RAND()" office:value-type="float" office:value="0.75576302735135">
            <text:p>0.7557630274</text:p>
          </table:table-cell>
          <table:table-cell table:formula="of:=RAND()" office:value-type="float" office:value="0.962781366892159">
            <text:p>0.9627813669</text:p>
          </table:table-cell>
          <table:table-cell table:formula="of:=RAND()" office:value-type="float" office:value="0.636930514359847">
            <text:p>0.6369305144</text:p>
          </table:table-cell>
          <table:table-cell table:formula="of:=RAND()" office:value-type="float" office:value="0.250924037303776">
            <text:p>0.2509240373</text:p>
          </table:table-cell>
          <table:table-cell table:formula="of:=RAND()" office:value-type="float" office:value="0.112241269787774">
            <text:p>0.1122412698</text:p>
          </table:table-cell>
          <table:table-cell table:formula="of:=RAND()" office:value-type="float" office:value="0.441101760137826">
            <text:p>0.4411017601</text:p>
          </table:table-cell>
          <table:table-cell table:formula="of:=RAND()" office:value-type="float" office:value="0.26774091552943">
            <text:p>0.2677409155</text:p>
          </table:table-cell>
          <table:table-cell table:formula="of:=RAND()" office:value-type="float" office:value="0.841505167307332">
            <text:p>0.8415051673</text:p>
          </table:table-cell>
          <table:table-cell table:formula="of:=SUM([.B562:.M562])-6" office:value-type="float" office:value="0.972439442761242">
            <text:p>0.9724394428</text:p>
          </table:table-cell>
          <table:table-cell table:formula="of:=[.N562]-[.$G$6]" office:value-type="float" office:value="0.996180433295202">
            <text:p>0.9961804333</text:p>
          </table:table-cell>
          <table:table-cell table:formula="of:=[.O562]*[.O562]" office:value-type="float" office:value="0.992375455680216">
            <text:p>0.9923754557</text:p>
          </table:table-cell>
        </table:table-row>
        <table:table-row table:style-name="ro1">
          <table:table-cell/>
          <table:table-cell table:formula="of:=RAND()" office:value-type="float" office:value="0.385218263370916">
            <text:p>0.3852182634</text:p>
          </table:table-cell>
          <table:table-cell table:formula="of:=RAND()" office:value-type="float" office:value="0.303936833515763">
            <text:p>0.3039368335</text:p>
          </table:table-cell>
          <table:table-cell table:formula="of:=RAND()" office:value-type="float" office:value="0.808541108155623">
            <text:p>0.8085411082</text:p>
          </table:table-cell>
          <table:table-cell table:formula="of:=RAND()" office:value-type="float" office:value="0.527019422035664">
            <text:p>0.527019422</text:p>
          </table:table-cell>
          <table:table-cell table:formula="of:=RAND()" office:value-type="float" office:value="0.181344729848206">
            <text:p>0.1813447298</text:p>
          </table:table-cell>
          <table:table-cell table:formula="of:=RAND()" office:value-type="float" office:value="0.164597524097189">
            <text:p>0.1645975241</text:p>
          </table:table-cell>
          <table:table-cell table:formula="of:=RAND()" office:value-type="float" office:value="0.851676388410851">
            <text:p>0.8516763884</text:p>
          </table:table-cell>
          <table:table-cell table:formula="of:=RAND()" office:value-type="float" office:value="0.876481888117269">
            <text:p>0.8764818881</text:p>
          </table:table-cell>
          <table:table-cell table:formula="of:=RAND()" office:value-type="float" office:value="0.796271240804344">
            <text:p>0.7962712408</text:p>
          </table:table-cell>
          <table:table-cell table:formula="of:=RAND()" office:value-type="float" office:value="0.843078305013478">
            <text:p>0.843078305</text:p>
          </table:table-cell>
          <table:table-cell table:formula="of:=RAND()" office:value-type="float" office:value="0.372313891071826">
            <text:p>0.3723138911</text:p>
          </table:table-cell>
          <table:table-cell table:formula="of:=RAND()" office:value-type="float" office:value="0.364487991668284">
            <text:p>0.3644879917</text:p>
          </table:table-cell>
          <table:table-cell table:formula="of:=SUM([.B563:.M563])-6" office:value-type="float" office:value="0.474967586109415">
            <text:p>0.4749675861</text:p>
          </table:table-cell>
          <table:table-cell table:formula="of:=[.N563]-[.$G$6]" office:value-type="float" office:value="0.498708576643374">
            <text:p>0.4987085766</text:p>
          </table:table-cell>
          <table:table-cell table:formula="of:=[.O563]*[.O563]" office:value-type="float" office:value="0.24871024441766">
            <text:p>0.2487102444</text:p>
          </table:table-cell>
        </table:table-row>
        <table:table-row table:style-name="ro1">
          <table:table-cell/>
          <table:table-cell table:formula="of:=RAND()" office:value-type="float" office:value="0.396010285709053">
            <text:p>0.3960102857</text:p>
          </table:table-cell>
          <table:table-cell table:formula="of:=RAND()" office:value-type="float" office:value="0.196841194760054">
            <text:p>0.1968411948</text:p>
          </table:table-cell>
          <table:table-cell table:formula="of:=RAND()" office:value-type="float" office:value="0.125368464738131">
            <text:p>0.1253684647</text:p>
          </table:table-cell>
          <table:table-cell table:formula="of:=RAND()" office:value-type="float" office:value="0.0982607069890946">
            <text:p>0.098260707</text:p>
          </table:table-cell>
          <table:table-cell table:formula="of:=RAND()" office:value-type="float" office:value="0.768945096293464">
            <text:p>0.7689450963</text:p>
          </table:table-cell>
          <table:table-cell table:formula="of:=RAND()" office:value-type="float" office:value="0.147928931983188">
            <text:p>0.147928932</text:p>
          </table:table-cell>
          <table:table-cell table:formula="of:=RAND()" office:value-type="float" office:value="0.0800372313242406">
            <text:p>0.0800372313</text:p>
          </table:table-cell>
          <table:table-cell table:formula="of:=RAND()" office:value-type="float" office:value="0.618710801703855">
            <text:p>0.6187108017</text:p>
          </table:table-cell>
          <table:table-cell table:formula="of:=RAND()" office:value-type="float" office:value="0.286152383545414">
            <text:p>0.2861523835</text:p>
          </table:table-cell>
          <table:table-cell table:formula="of:=RAND()" office:value-type="float" office:value="0.863214873708785">
            <text:p>0.8632148737</text:p>
          </table:table-cell>
          <table:table-cell table:formula="of:=RAND()" office:value-type="float" office:value="0.439331387868151">
            <text:p>0.4393313879</text:p>
          </table:table-cell>
          <table:table-cell table:formula="of:=RAND()" office:value-type="float" office:value="0.568450034363195">
            <text:p>0.5684500344</text:p>
          </table:table-cell>
          <table:table-cell table:formula="of:=SUM([.B564:.M564])-6" office:value-type="float" office:value="-1.41074860701337">
            <text:p>-1.410748607</text:p>
          </table:table-cell>
          <table:table-cell table:formula="of:=[.N564]-[.$G$6]" office:value-type="float" office:value="-1.38700761647942">
            <text:p>-1.3870076165</text:p>
          </table:table-cell>
          <table:table-cell table:formula="of:=[.O564]*[.O564]" office:value-type="float" office:value="1.92379012817191">
            <text:p>1.9237901282</text:p>
          </table:table-cell>
        </table:table-row>
        <table:table-row table:style-name="ro1">
          <table:table-cell/>
          <table:table-cell table:formula="of:=RAND()" office:value-type="float" office:value="0.181523462058976">
            <text:p>0.1815234621</text:p>
          </table:table-cell>
          <table:table-cell table:formula="of:=RAND()" office:value-type="float" office:value="0.426045369356871">
            <text:p>0.4260453694</text:p>
          </table:table-cell>
          <table:table-cell table:formula="of:=RAND()" office:value-type="float" office:value="0.354301291750744">
            <text:p>0.3543012918</text:p>
          </table:table-cell>
          <table:table-cell table:formula="of:=RAND()" office:value-type="float" office:value="0.428874926874414">
            <text:p>0.4288749269</text:p>
          </table:table-cell>
          <table:table-cell table:formula="of:=RAND()" office:value-type="float" office:value="0.708426479483023">
            <text:p>0.7084264795</text:p>
          </table:table-cell>
          <table:table-cell table:formula="of:=RAND()" office:value-type="float" office:value="0.320312063209712">
            <text:p>0.3203120632</text:p>
          </table:table-cell>
          <table:table-cell table:formula="of:=RAND()" office:value-type="float" office:value="0.0784900633152574">
            <text:p>0.0784900633</text:p>
          </table:table-cell>
          <table:table-cell table:formula="of:=RAND()" office:value-type="float" office:value="0.450448410818353">
            <text:p>0.4504484108</text:p>
          </table:table-cell>
          <table:table-cell table:formula="of:=RAND()" office:value-type="float" office:value="0.670454127481207">
            <text:p>0.6704541275</text:p>
          </table:table-cell>
          <table:table-cell table:formula="of:=RAND()" office:value-type="float" office:value="0.0624525053426623">
            <text:p>0.0624525053</text:p>
          </table:table-cell>
          <table:table-cell table:formula="of:=RAND()" office:value-type="float" office:value="0.0003757628146559">
            <text:p>0.0003757628</text:p>
          </table:table-cell>
          <table:table-cell table:formula="of:=RAND()" office:value-type="float" office:value="0.386664666235447">
            <text:p>0.3866646662</text:p>
          </table:table-cell>
          <table:table-cell table:formula="of:=SUM([.B565:.M565])-6" office:value-type="float" office:value="-1.93163087125868">
            <text:p>-1.9316308713</text:p>
          </table:table-cell>
          <table:table-cell table:formula="of:=[.N565]-[.$G$6]" office:value-type="float" office:value="-1.90788988072472">
            <text:p>-1.9078898807</text:p>
          </table:table-cell>
          <table:table-cell table:formula="of:=[.O565]*[.O565]" office:value-type="float" office:value="3.64004379697177">
            <text:p>3.640043797</text:p>
          </table:table-cell>
        </table:table-row>
        <table:table-row table:style-name="ro1">
          <table:table-cell/>
          <table:table-cell table:formula="of:=RAND()" office:value-type="float" office:value="0.727066279156134">
            <text:p>0.7270662792</text:p>
          </table:table-cell>
          <table:table-cell table:formula="of:=RAND()" office:value-type="float" office:value="0.71607791306451">
            <text:p>0.7160779131</text:p>
          </table:table-cell>
          <table:table-cell table:formula="of:=RAND()" office:value-type="float" office:value="0.0648646303452551">
            <text:p>0.0648646303</text:p>
          </table:table-cell>
          <table:table-cell table:formula="of:=RAND()" office:value-type="float" office:value="0.286569716408849">
            <text:p>0.2865697164</text:p>
          </table:table-cell>
          <table:table-cell table:formula="of:=RAND()" office:value-type="float" office:value="0.132587751373649">
            <text:p>0.1325877514</text:p>
          </table:table-cell>
          <table:table-cell table:formula="of:=RAND()" office:value-type="float" office:value="0.348712602397427">
            <text:p>0.3487126024</text:p>
          </table:table-cell>
          <table:table-cell table:formula="of:=RAND()" office:value-type="float" office:value="0.598955783527344">
            <text:p>0.5989557835</text:p>
          </table:table-cell>
          <table:table-cell table:formula="of:=RAND()" office:value-type="float" office:value="0.609321277355775">
            <text:p>0.6093212774</text:p>
          </table:table-cell>
          <table:table-cell table:formula="of:=RAND()" office:value-type="float" office:value="0.44300469616428">
            <text:p>0.4430046962</text:p>
          </table:table-cell>
          <table:table-cell table:formula="of:=RAND()" office:value-type="float" office:value="0.852703764569014">
            <text:p>0.8527037646</text:p>
          </table:table-cell>
          <table:table-cell table:formula="of:=RAND()" office:value-type="float" office:value="0.401280337478966">
            <text:p>0.4012803375</text:p>
          </table:table-cell>
          <table:table-cell table:formula="of:=RAND()" office:value-type="float" office:value="0.779531119158492">
            <text:p>0.7795311192</text:p>
          </table:table-cell>
          <table:table-cell table:formula="of:=SUM([.B566:.M566])-6" office:value-type="float" office:value="-0.0393241290003061">
            <text:p>-0.039324129</text:p>
          </table:table-cell>
          <table:table-cell table:formula="of:=[.N566]-[.$G$6]" office:value-type="float" office:value="-0.015583138466347">
            <text:p>-0.0155831385</text:p>
          </table:table-cell>
          <table:table-cell table:formula="of:=[.O566]*[.O566]" office:value-type="float" office:value="0.000242834204461344">
            <text:p>0.0002428342</text:p>
          </table:table-cell>
        </table:table-row>
        <table:table-row table:style-name="ro1">
          <table:table-cell/>
          <table:table-cell table:formula="of:=RAND()" office:value-type="float" office:value="0.211889000609517">
            <text:p>0.2118890006</text:p>
          </table:table-cell>
          <table:table-cell table:formula="of:=RAND()" office:value-type="float" office:value="0.710994797991589">
            <text:p>0.710994798</text:p>
          </table:table-cell>
          <table:table-cell table:formula="of:=RAND()" office:value-type="float" office:value="0.73254224518314">
            <text:p>0.7325422452</text:p>
          </table:table-cell>
          <table:table-cell table:formula="of:=RAND()" office:value-type="float" office:value="0.421844883123413">
            <text:p>0.4218448831</text:p>
          </table:table-cell>
          <table:table-cell table:formula="of:=RAND()" office:value-type="float" office:value="0.262543517863378">
            <text:p>0.2625435179</text:p>
          </table:table-cell>
          <table:table-cell table:formula="of:=RAND()" office:value-type="float" office:value="0.0511653888970614">
            <text:p>0.0511653889</text:p>
          </table:table-cell>
          <table:table-cell table:formula="of:=RAND()" office:value-type="float" office:value="0.929154277313501">
            <text:p>0.9291542773</text:p>
          </table:table-cell>
          <table:table-cell table:formula="of:=RAND()" office:value-type="float" office:value="0.547585766762495">
            <text:p>0.5475857668</text:p>
          </table:table-cell>
          <table:table-cell table:formula="of:=RAND()" office:value-type="float" office:value="0.630691101076081">
            <text:p>0.6306911011</text:p>
          </table:table-cell>
          <table:table-cell table:formula="of:=RAND()" office:value-type="float" office:value="0.579274010378867">
            <text:p>0.5792740104</text:p>
          </table:table-cell>
          <table:table-cell table:formula="of:=RAND()" office:value-type="float" office:value="0.361751963850111">
            <text:p>0.3617519639</text:p>
          </table:table-cell>
          <table:table-cell table:formula="of:=RAND()" office:value-type="float" office:value="0.212958371499553">
            <text:p>0.2129583715</text:p>
          </table:table-cell>
          <table:table-cell table:formula="of:=SUM([.B567:.M567])-6" office:value-type="float" office:value="-0.347604675451294">
            <text:p>-0.3476046755</text:p>
          </table:table-cell>
          <table:table-cell table:formula="of:=[.N567]-[.$G$6]" office:value-type="float" office:value="-0.323863684917334">
            <text:p>-0.3238636849</text:p>
          </table:table-cell>
          <table:table-cell table:formula="of:=[.O567]*[.O567]" office:value-type="float" office:value="0.104887686408235">
            <text:p>0.1048876864</text:p>
          </table:table-cell>
        </table:table-row>
        <table:table-row table:style-name="ro1">
          <table:table-cell/>
          <table:table-cell table:formula="of:=RAND()" office:value-type="float" office:value="0.141855604248121">
            <text:p>0.1418556042</text:p>
          </table:table-cell>
          <table:table-cell table:formula="of:=RAND()" office:value-type="float" office:value="0.543879304081202">
            <text:p>0.5438793041</text:p>
          </table:table-cell>
          <table:table-cell table:formula="of:=RAND()" office:value-type="float" office:value="0.29238225473091">
            <text:p>0.2923822547</text:p>
          </table:table-cell>
          <table:table-cell table:formula="of:=RAND()" office:value-type="float" office:value="0.958383876597509">
            <text:p>0.9583838766</text:p>
          </table:table-cell>
          <table:table-cell table:formula="of:=RAND()" office:value-type="float" office:value="0.236424159724265">
            <text:p>0.2364241597</text:p>
          </table:table-cell>
          <table:table-cell table:formula="of:=RAND()" office:value-type="float" office:value="0.328142240410671">
            <text:p>0.3281422404</text:p>
          </table:table-cell>
          <table:table-cell table:formula="of:=RAND()" office:value-type="float" office:value="0.4923703270033">
            <text:p>0.492370327</text:p>
          </table:table-cell>
          <table:table-cell table:formula="of:=RAND()" office:value-type="float" office:value="0.218561013694853">
            <text:p>0.2185610137</text:p>
          </table:table-cell>
          <table:table-cell table:formula="of:=RAND()" office:value-type="float" office:value="0.94271693052724">
            <text:p>0.9427169305</text:p>
          </table:table-cell>
          <table:table-cell table:formula="of:=RAND()" office:value-type="float" office:value="0.74366669729352">
            <text:p>0.7436666973</text:p>
          </table:table-cell>
          <table:table-cell table:formula="of:=RAND()" office:value-type="float" office:value="0.120044014183804">
            <text:p>0.1200440142</text:p>
          </table:table-cell>
          <table:table-cell table:formula="of:=RAND()" office:value-type="float" office:value="0.34051198605448">
            <text:p>0.3405119861</text:p>
          </table:table-cell>
          <table:table-cell table:formula="of:=SUM([.B568:.M568])-6" office:value-type="float" office:value="-0.641061591450125">
            <text:p>-0.6410615915</text:p>
          </table:table-cell>
          <table:table-cell table:formula="of:=[.N568]-[.$G$6]" office:value-type="float" office:value="-0.617320600916166">
            <text:p>-0.6173206009</text:p>
          </table:table-cell>
          <table:table-cell table:formula="of:=[.O568]*[.O568]" office:value-type="float" office:value="0.381084724315496">
            <text:p>0.3810847243</text:p>
          </table:table-cell>
        </table:table-row>
        <table:table-row table:style-name="ro1">
          <table:table-cell/>
          <table:table-cell table:formula="of:=RAND()" office:value-type="float" office:value="0.84305265545845">
            <text:p>0.8430526555</text:p>
          </table:table-cell>
          <table:table-cell table:formula="of:=RAND()" office:value-type="float" office:value="0.388788121053949">
            <text:p>0.3887881211</text:p>
          </table:table-cell>
          <table:table-cell table:formula="of:=RAND()" office:value-type="float" office:value="0.177764471387491">
            <text:p>0.1777644714</text:p>
          </table:table-cell>
          <table:table-cell table:formula="of:=RAND()" office:value-type="float" office:value="0.644730933010578">
            <text:p>0.644730933</text:p>
          </table:table-cell>
          <table:table-cell table:formula="of:=RAND()" office:value-type="float" office:value="0.623129453277215">
            <text:p>0.6231294533</text:p>
          </table:table-cell>
          <table:table-cell table:formula="of:=RAND()" office:value-type="float" office:value="0.0551697527989745">
            <text:p>0.0551697528</text:p>
          </table:table-cell>
          <table:table-cell table:formula="of:=RAND()" office:value-type="float" office:value="0.316254708450288">
            <text:p>0.3162547085</text:p>
          </table:table-cell>
          <table:table-cell table:formula="of:=RAND()" office:value-type="float" office:value="0.768078383523971">
            <text:p>0.7680783835</text:p>
          </table:table-cell>
          <table:table-cell table:formula="of:=RAND()" office:value-type="float" office:value="0.395843797596171">
            <text:p>0.3958437976</text:p>
          </table:table-cell>
          <table:table-cell table:formula="of:=RAND()" office:value-type="float" office:value="0.739226479548961">
            <text:p>0.7392264795</text:p>
          </table:table-cell>
          <table:table-cell table:formula="of:=RAND()" office:value-type="float" office:value="0.260039171902463">
            <text:p>0.2600391719</text:p>
          </table:table-cell>
          <table:table-cell table:formula="of:=RAND()" office:value-type="float" office:value="0.310903100064024">
            <text:p>0.3109031001</text:p>
          </table:table-cell>
          <table:table-cell table:formula="of:=SUM([.B569:.M569])-6" office:value-type="float" office:value="-0.477018971927464">
            <text:p>-0.4770189719</text:p>
          </table:table-cell>
          <table:table-cell table:formula="of:=[.N569]-[.$G$6]" office:value-type="float" office:value="-0.453277981393505">
            <text:p>-0.4532779814</text:p>
          </table:table-cell>
          <table:table-cell table:formula="of:=[.O569]*[.O569]" office:value-type="float" office:value="0.205460928416171">
            <text:p>0.2054609284</text:p>
          </table:table-cell>
        </table:table-row>
        <table:table-row table:style-name="ro1">
          <table:table-cell/>
          <table:table-cell table:formula="of:=RAND()" office:value-type="float" office:value="0.694019986782223">
            <text:p>0.6940199868</text:p>
          </table:table-cell>
          <table:table-cell table:formula="of:=RAND()" office:value-type="float" office:value="0.0783253097906709">
            <text:p>0.0783253098</text:p>
          </table:table-cell>
          <table:table-cell table:formula="of:=RAND()" office:value-type="float" office:value="0.25574382673949">
            <text:p>0.2557438267</text:p>
          </table:table-cell>
          <table:table-cell table:formula="of:=RAND()" office:value-type="float" office:value="0.13913862220943">
            <text:p>0.1391386222</text:p>
          </table:table-cell>
          <table:table-cell table:formula="of:=RAND()" office:value-type="float" office:value="0.468733058776706">
            <text:p>0.4687330588</text:p>
          </table:table-cell>
          <table:table-cell table:formula="of:=RAND()" office:value-type="float" office:value="0.929757499136031">
            <text:p>0.9297574991</text:p>
          </table:table-cell>
          <table:table-cell table:formula="of:=RAND()" office:value-type="float" office:value="0.149894492002204">
            <text:p>0.149894492</text:p>
          </table:table-cell>
          <table:table-cell table:formula="of:=RAND()" office:value-type="float" office:value="0.912919175578281">
            <text:p>0.9129191756</text:p>
          </table:table-cell>
          <table:table-cell table:formula="of:=RAND()" office:value-type="float" office:value="0.207487393403426">
            <text:p>0.2074873934</text:p>
          </table:table-cell>
          <table:table-cell table:formula="of:=RAND()" office:value-type="float" office:value="0.0439904839731753">
            <text:p>0.043990484</text:p>
          </table:table-cell>
          <table:table-cell table:formula="of:=RAND()" office:value-type="float" office:value="0.698109842604026">
            <text:p>0.6981098426</text:p>
          </table:table-cell>
          <table:table-cell table:formula="of:=RAND()" office:value-type="float" office:value="0.221016734838486">
            <text:p>0.2210167348</text:p>
          </table:table-cell>
          <table:table-cell table:formula="of:=SUM([.B570:.M570])-6" office:value-type="float" office:value="-1.20086357416585">
            <text:p>-1.2008635742</text:p>
          </table:table-cell>
          <table:table-cell table:formula="of:=[.N570]-[.$G$6]" office:value-type="float" office:value="-1.17712258363189">
            <text:p>-1.1771225836</text:p>
          </table:table-cell>
          <table:table-cell table:formula="of:=[.O570]*[.O570]" office:value-type="float" office:value="1.38561757689622">
            <text:p>1.3856175769</text:p>
          </table:table-cell>
        </table:table-row>
        <table:table-row table:style-name="ro1">
          <table:table-cell/>
          <table:table-cell table:formula="of:=RAND()" office:value-type="float" office:value="0.151620439253747">
            <text:p>0.1516204393</text:p>
          </table:table-cell>
          <table:table-cell table:formula="of:=RAND()" office:value-type="float" office:value="0.85290419892408">
            <text:p>0.8529041989</text:p>
          </table:table-cell>
          <table:table-cell table:formula="of:=RAND()" office:value-type="float" office:value="0.86141360597685">
            <text:p>0.861413606</text:p>
          </table:table-cell>
          <table:table-cell table:formula="of:=RAND()" office:value-type="float" office:value="0.13537221797742">
            <text:p>0.135372218</text:p>
          </table:table-cell>
          <table:table-cell table:formula="of:=RAND()" office:value-type="float" office:value="0.992062917444855">
            <text:p>0.9920629174</text:p>
          </table:table-cell>
          <table:table-cell table:formula="of:=RAND()" office:value-type="float" office:value="0.985060055041686">
            <text:p>0.985060055</text:p>
          </table:table-cell>
          <table:table-cell table:formula="of:=RAND()" office:value-type="float" office:value="0.154632234014571">
            <text:p>0.154632234</text:p>
          </table:table-cell>
          <table:table-cell table:formula="of:=RAND()" office:value-type="float" office:value="0.370588664431125">
            <text:p>0.3705886644</text:p>
          </table:table-cell>
          <table:table-cell table:formula="of:=RAND()" office:value-type="float" office:value="0.691153768682852">
            <text:p>0.6911537687</text:p>
          </table:table-cell>
          <table:table-cell table:formula="of:=RAND()" office:value-type="float" office:value="0.691994638647884">
            <text:p>0.6919946386</text:p>
          </table:table-cell>
          <table:table-cell table:formula="of:=RAND()" office:value-type="float" office:value="0.247425430454314">
            <text:p>0.2474254305</text:p>
          </table:table-cell>
          <table:table-cell table:formula="of:=RAND()" office:value-type="float" office:value="0.00571895739994943">
            <text:p>0.0057189574</text:p>
          </table:table-cell>
          <table:table-cell table:formula="of:=SUM([.B571:.M571])-6" office:value-type="float" office:value="0.139947128249332">
            <text:p>0.1399471282</text:p>
          </table:table-cell>
          <table:table-cell table:formula="of:=[.N571]-[.$G$6]" office:value-type="float" office:value="0.163688118783291">
            <text:p>0.1636881188</text:p>
          </table:table-cell>
          <table:table-cell table:formula="of:=[.O571]*[.O571]" office:value-type="float" office:value="0.0267938002308129">
            <text:p>0.0267938002</text:p>
          </table:table-cell>
        </table:table-row>
        <table:table-row table:style-name="ro1">
          <table:table-cell/>
          <table:table-cell table:formula="of:=RAND()" office:value-type="float" office:value="0.168166396673769">
            <text:p>0.1681663967</text:p>
          </table:table-cell>
          <table:table-cell table:formula="of:=RAND()" office:value-type="float" office:value="0.976554402383044">
            <text:p>0.9765544024</text:p>
          </table:table-cell>
          <table:table-cell table:formula="of:=RAND()" office:value-type="float" office:value="0.545113369356841">
            <text:p>0.5451133694</text:p>
          </table:table-cell>
          <table:table-cell table:formula="of:=RAND()" office:value-type="float" office:value="0.598634065594524">
            <text:p>0.5986340656</text:p>
          </table:table-cell>
          <table:table-cell table:formula="of:=RAND()" office:value-type="float" office:value="0.942347271135077">
            <text:p>0.9423472711</text:p>
          </table:table-cell>
          <table:table-cell table:formula="of:=RAND()" office:value-type="float" office:value="0.981200804468244">
            <text:p>0.9812008045</text:p>
          </table:table-cell>
          <table:table-cell table:formula="of:=RAND()" office:value-type="float" office:value="0.632305600913242">
            <text:p>0.6323056009</text:p>
          </table:table-cell>
          <table:table-cell table:formula="of:=RAND()" office:value-type="float" office:value="0.772874056361616">
            <text:p>0.7728740564</text:p>
          </table:table-cell>
          <table:table-cell table:formula="of:=RAND()" office:value-type="float" office:value="0.728075811406598">
            <text:p>0.7280758114</text:p>
          </table:table-cell>
          <table:table-cell table:formula="of:=RAND()" office:value-type="float" office:value="0.263324210885912">
            <text:p>0.2633242109</text:p>
          </table:table-cell>
          <table:table-cell table:formula="of:=RAND()" office:value-type="float" office:value="0.552912230836228">
            <text:p>0.5529122308</text:p>
          </table:table-cell>
          <table:table-cell table:formula="of:=RAND()" office:value-type="float" office:value="0.210528335534036">
            <text:p>0.2105283355</text:p>
          </table:table-cell>
          <table:table-cell table:formula="of:=SUM([.B572:.M572])-6" office:value-type="float" office:value="1.37203655554913">
            <text:p>1.3720365555</text:p>
          </table:table-cell>
          <table:table-cell table:formula="of:=[.N572]-[.$G$6]" office:value-type="float" office:value="1.39577754608309">
            <text:p>1.3957775461</text:p>
          </table:table-cell>
          <table:table-cell table:formula="of:=[.O572]*[.O572]" office:value-type="float" office:value="1.94819495814973">
            <text:p>1.9481949581</text:p>
          </table:table-cell>
        </table:table-row>
        <table:table-row table:style-name="ro1">
          <table:table-cell/>
          <table:table-cell table:formula="of:=RAND()" office:value-type="float" office:value="0.770076981047168">
            <text:p>0.770076981</text:p>
          </table:table-cell>
          <table:table-cell table:formula="of:=RAND()" office:value-type="float" office:value="0.153084275545552">
            <text:p>0.1530842755</text:p>
          </table:table-cell>
          <table:table-cell table:formula="of:=RAND()" office:value-type="float" office:value="0.949870489304885">
            <text:p>0.9498704893</text:p>
          </table:table-cell>
          <table:table-cell table:formula="of:=RAND()" office:value-type="float" office:value="0.0149343903176487">
            <text:p>0.0149343903</text:p>
          </table:table-cell>
          <table:table-cell table:formula="of:=RAND()" office:value-type="float" office:value="0.535546576604247">
            <text:p>0.5355465766</text:p>
          </table:table-cell>
          <table:table-cell table:formula="of:=RAND()" office:value-type="float" office:value="0.136094004614279">
            <text:p>0.1360940046</text:p>
          </table:table-cell>
          <table:table-cell table:formula="of:=RAND()" office:value-type="float" office:value="0.224089228315279">
            <text:p>0.2240892283</text:p>
          </table:table-cell>
          <table:table-cell table:formula="of:=RAND()" office:value-type="float" office:value="0.174677717033774">
            <text:p>0.174677717</text:p>
          </table:table-cell>
          <table:table-cell table:formula="of:=RAND()" office:value-type="float" office:value="0.495286106597632">
            <text:p>0.4952861066</text:p>
          </table:table-cell>
          <table:table-cell table:formula="of:=RAND()" office:value-type="float" office:value="0.452022904064506">
            <text:p>0.4520229041</text:p>
          </table:table-cell>
          <table:table-cell table:formula="of:=RAND()" office:value-type="float" office:value="0.545888100052252">
            <text:p>0.5458881001</text:p>
          </table:table-cell>
          <table:table-cell table:formula="of:=RAND()" office:value-type="float" office:value="0.398561036214232">
            <text:p>0.3985610362</text:p>
          </table:table-cell>
          <table:table-cell table:formula="of:=SUM([.B573:.M573])-6" office:value-type="float" office:value="-1.14986819028854">
            <text:p>-1.1498681903</text:p>
          </table:table-cell>
          <table:table-cell table:formula="of:=[.N573]-[.$G$6]" office:value-type="float" office:value="-1.12612719975458">
            <text:p>-1.1261271998</text:p>
          </table:table-cell>
          <table:table-cell table:formula="of:=[.O573]*[.O573]" office:value-type="float" office:value="1.2681624700271">
            <text:p>1.26816247</text:p>
          </table:table-cell>
        </table:table-row>
        <table:table-row table:style-name="ro1">
          <table:table-cell/>
          <table:table-cell table:formula="of:=RAND()" office:value-type="float" office:value="0.0603846677113324">
            <text:p>0.0603846677</text:p>
          </table:table-cell>
          <table:table-cell table:formula="of:=RAND()" office:value-type="float" office:value="0.721482362831011">
            <text:p>0.7214823628</text:p>
          </table:table-cell>
          <table:table-cell table:formula="of:=RAND()" office:value-type="float" office:value="0.962021859595552">
            <text:p>0.9620218596</text:p>
          </table:table-cell>
          <table:table-cell table:formula="of:=RAND()" office:value-type="float" office:value="0.0505889914929867">
            <text:p>0.0505889915</text:p>
          </table:table-cell>
          <table:table-cell table:formula="of:=RAND()" office:value-type="float" office:value="0.115802980959415">
            <text:p>0.115802981</text:p>
          </table:table-cell>
          <table:table-cell table:formula="of:=RAND()" office:value-type="float" office:value="0.577305458020419">
            <text:p>0.577305458</text:p>
          </table:table-cell>
          <table:table-cell table:formula="of:=RAND()" office:value-type="float" office:value="0.149116604123265">
            <text:p>0.1491166041</text:p>
          </table:table-cell>
          <table:table-cell table:formula="of:=RAND()" office:value-type="float" office:value="0.361021677963436">
            <text:p>0.361021678</text:p>
          </table:table-cell>
          <table:table-cell table:formula="of:=RAND()" office:value-type="float" office:value="0.811824613250792">
            <text:p>0.8118246133</text:p>
          </table:table-cell>
          <table:table-cell table:formula="of:=RAND()" office:value-type="float" office:value="0.496669672662392">
            <text:p>0.4966696727</text:p>
          </table:table-cell>
          <table:table-cell table:formula="of:=RAND()" office:value-type="float" office:value="0.212097818730399">
            <text:p>0.2120978187</text:p>
          </table:table-cell>
          <table:table-cell table:formula="of:=RAND()" office:value-type="float" office:value="0.745908511569724">
            <text:p>0.7459085116</text:p>
          </table:table-cell>
          <table:table-cell table:formula="of:=SUM([.B574:.M574])-6" office:value-type="float" office:value="-0.735774781089276">
            <text:p>-0.7357747811</text:p>
          </table:table-cell>
          <table:table-cell table:formula="of:=[.N574]-[.$G$6]" office:value-type="float" office:value="-0.712033790555317">
            <text:p>-0.7120337906</text:p>
          </table:table-cell>
          <table:table-cell table:formula="of:=[.O574]*[.O574]" office:value-type="float" office:value="0.506992118892573">
            <text:p>0.5069921189</text:p>
          </table:table-cell>
        </table:table-row>
        <table:table-row table:style-name="ro1">
          <table:table-cell/>
          <table:table-cell table:formula="of:=RAND()" office:value-type="float" office:value="0.81379222474061">
            <text:p>0.8137922247</text:p>
          </table:table-cell>
          <table:table-cell table:formula="of:=RAND()" office:value-type="float" office:value="0.0592406000941992">
            <text:p>0.0592406001</text:p>
          </table:table-cell>
          <table:table-cell table:formula="of:=RAND()" office:value-type="float" office:value="0.960937932832167">
            <text:p>0.9609379328</text:p>
          </table:table-cell>
          <table:table-cell table:formula="of:=RAND()" office:value-type="float" office:value="0.97146055707708">
            <text:p>0.9714605571</text:p>
          </table:table-cell>
          <table:table-cell table:formula="of:=RAND()" office:value-type="float" office:value="0.304928014986217">
            <text:p>0.304928015</text:p>
          </table:table-cell>
          <table:table-cell table:formula="of:=RAND()" office:value-type="float" office:value="0.555100688245147">
            <text:p>0.5551006882</text:p>
          </table:table-cell>
          <table:table-cell table:formula="of:=RAND()" office:value-type="float" office:value="0.733663277002052">
            <text:p>0.733663277</text:p>
          </table:table-cell>
          <table:table-cell table:formula="of:=RAND()" office:value-type="float" office:value="0.120428749360144">
            <text:p>0.1204287494</text:p>
          </table:table-cell>
          <table:table-cell table:formula="of:=RAND()" office:value-type="float" office:value="0.849432853749022">
            <text:p>0.8494328537</text:p>
          </table:table-cell>
          <table:table-cell table:formula="of:=RAND()" office:value-type="float" office:value="0.362985116662458">
            <text:p>0.3629851167</text:p>
          </table:table-cell>
          <table:table-cell table:formula="of:=RAND()" office:value-type="float" office:value="0.912758113350719">
            <text:p>0.9127581134</text:p>
          </table:table-cell>
          <table:table-cell table:formula="of:=RAND()" office:value-type="float" office:value="0.0257577076554298">
            <text:p>0.0257577077</text:p>
          </table:table-cell>
          <table:table-cell table:formula="of:=SUM([.B575:.M575])-6" office:value-type="float" office:value="0.670485835755244">
            <text:p>0.6704858358</text:p>
          </table:table-cell>
          <table:table-cell table:formula="of:=[.N575]-[.$G$6]" office:value-type="float" office:value="0.694226826289203">
            <text:p>0.6942268263</text:p>
          </table:table-cell>
          <table:table-cell table:formula="of:=[.O575]*[.O575]" office:value-type="float" office:value="0.481950886339579">
            <text:p>0.4819508863</text:p>
          </table:table-cell>
        </table:table-row>
        <table:table-row table:style-name="ro1">
          <table:table-cell/>
          <table:table-cell table:formula="of:=RAND()" office:value-type="float" office:value="0.179760488215834">
            <text:p>0.1797604882</text:p>
          </table:table-cell>
          <table:table-cell table:formula="of:=RAND()" office:value-type="float" office:value="0.20854248595424">
            <text:p>0.208542486</text:p>
          </table:table-cell>
          <table:table-cell table:formula="of:=RAND()" office:value-type="float" office:value="0.823801136109978">
            <text:p>0.8238011361</text:p>
          </table:table-cell>
          <table:table-cell table:formula="of:=RAND()" office:value-type="float" office:value="0.795985071919858">
            <text:p>0.7959850719</text:p>
          </table:table-cell>
          <table:table-cell table:formula="of:=RAND()" office:value-type="float" office:value="0.358723570592701">
            <text:p>0.3587235706</text:p>
          </table:table-cell>
          <table:table-cell table:formula="of:=RAND()" office:value-type="float" office:value="0.453723774291575">
            <text:p>0.4537237743</text:p>
          </table:table-cell>
          <table:table-cell table:formula="of:=RAND()" office:value-type="float" office:value="0.646631085313857">
            <text:p>0.6466310853</text:p>
          </table:table-cell>
          <table:table-cell table:formula="of:=RAND()" office:value-type="float" office:value="0.583683411823586">
            <text:p>0.5836834118</text:p>
          </table:table-cell>
          <table:table-cell table:formula="of:=RAND()" office:value-type="float" office:value="0.913839566055685">
            <text:p>0.9138395661</text:p>
          </table:table-cell>
          <table:table-cell table:formula="of:=RAND()" office:value-type="float" office:value="0.756118850084022">
            <text:p>0.7561188501</text:p>
          </table:table-cell>
          <table:table-cell table:formula="of:=RAND()" office:value-type="float" office:value="0.855354950996116">
            <text:p>0.855354951</text:p>
          </table:table-cell>
          <table:table-cell table:formula="of:=RAND()" office:value-type="float" office:value="0.940135571872816">
            <text:p>0.9401355719</text:p>
          </table:table-cell>
          <table:table-cell table:formula="of:=SUM([.B576:.M576])-6" office:value-type="float" office:value="1.51629996323027">
            <text:p>1.5162999632</text:p>
          </table:table-cell>
          <table:table-cell table:formula="of:=[.N576]-[.$G$6]" office:value-type="float" office:value="1.54004095376423">
            <text:p>1.5400409538</text:p>
          </table:table-cell>
          <table:table-cell table:formula="of:=[.O576]*[.O576]" office:value-type="float" office:value="2.37172613927103">
            <text:p>2.3717261393</text:p>
          </table:table-cell>
        </table:table-row>
        <table:table-row table:style-name="ro1">
          <table:table-cell/>
          <table:table-cell table:formula="of:=RAND()" office:value-type="float" office:value="0.480427100323141">
            <text:p>0.4804271003</text:p>
          </table:table-cell>
          <table:table-cell table:formula="of:=RAND()" office:value-type="float" office:value="0.206857113400474">
            <text:p>0.2068571134</text:p>
          </table:table-cell>
          <table:table-cell table:formula="of:=RAND()" office:value-type="float" office:value="0.700920784845948">
            <text:p>0.7009207848</text:p>
          </table:table-cell>
          <table:table-cell table:formula="of:=RAND()" office:value-type="float" office:value="0.91559832636267">
            <text:p>0.9155983264</text:p>
          </table:table-cell>
          <table:table-cell table:formula="of:=RAND()" office:value-type="float" office:value="0.734525233507156">
            <text:p>0.7345252335</text:p>
          </table:table-cell>
          <table:table-cell table:formula="of:=RAND()" office:value-type="float" office:value="0.295931935310364">
            <text:p>0.2959319353</text:p>
          </table:table-cell>
          <table:table-cell table:formula="of:=RAND()" office:value-type="float" office:value="0.226778412936255">
            <text:p>0.2267784129</text:p>
          </table:table-cell>
          <table:table-cell table:formula="of:=RAND()" office:value-type="float" office:value="0.589115304872394">
            <text:p>0.5891153049</text:p>
          </table:table-cell>
          <table:table-cell table:formula="of:=RAND()" office:value-type="float" office:value="0.432989503024146">
            <text:p>0.432989503</text:p>
          </table:table-cell>
          <table:table-cell table:formula="of:=RAND()" office:value-type="float" office:value="0.74403844261542">
            <text:p>0.7440384426</text:p>
          </table:table-cell>
          <table:table-cell table:formula="of:=RAND()" office:value-type="float" office:value="0.122964486246929">
            <text:p>0.1229644862</text:p>
          </table:table-cell>
          <table:table-cell table:formula="of:=RAND()" office:value-type="float" office:value="0.127577347913757">
            <text:p>0.1275773479</text:p>
          </table:table-cell>
          <table:table-cell table:formula="of:=SUM([.B577:.M577])-6" office:value-type="float" office:value="-0.422276008641347">
            <text:p>-0.4222760086</text:p>
          </table:table-cell>
          <table:table-cell table:formula="of:=[.N577]-[.$G$6]" office:value-type="float" office:value="-0.398535018107388">
            <text:p>-0.3985350181</text:p>
          </table:table-cell>
          <table:table-cell table:formula="of:=[.O577]*[.O577]" office:value-type="float" office:value="0.158830160657856">
            <text:p>0.1588301607</text:p>
          </table:table-cell>
        </table:table-row>
        <table:table-row table:style-name="ro1">
          <table:table-cell/>
          <table:table-cell table:formula="of:=RAND()" office:value-type="float" office:value="0.507653087377548">
            <text:p>0.5076530874</text:p>
          </table:table-cell>
          <table:table-cell table:formula="of:=RAND()" office:value-type="float" office:value="0.31867482769303">
            <text:p>0.3186748277</text:p>
          </table:table-cell>
          <table:table-cell table:formula="of:=RAND()" office:value-type="float" office:value="0.541186520364136">
            <text:p>0.5411865204</text:p>
          </table:table-cell>
          <table:table-cell table:formula="of:=RAND()" office:value-type="float" office:value="0.145821303827688">
            <text:p>0.1458213038</text:p>
          </table:table-cell>
          <table:table-cell table:formula="of:=RAND()" office:value-type="float" office:value="0.54611104214564">
            <text:p>0.5461110421</text:p>
          </table:table-cell>
          <table:table-cell table:formula="of:=RAND()" office:value-type="float" office:value="0.549403350334615">
            <text:p>0.5494033503</text:p>
          </table:table-cell>
          <table:table-cell table:formula="of:=RAND()" office:value-type="float" office:value="0.876373787876219">
            <text:p>0.8763737879</text:p>
          </table:table-cell>
          <table:table-cell table:formula="of:=RAND()" office:value-type="float" office:value="0.556280363816768">
            <text:p>0.5562803638</text:p>
          </table:table-cell>
          <table:table-cell table:formula="of:=RAND()" office:value-type="float" office:value="0.0994126114528626">
            <text:p>0.0994126115</text:p>
          </table:table-cell>
          <table:table-cell table:formula="of:=RAND()" office:value-type="float" office:value="0.1610373838339">
            <text:p>0.1610373838</text:p>
          </table:table-cell>
          <table:table-cell table:formula="of:=RAND()" office:value-type="float" office:value="0.14285249216482">
            <text:p>0.1428524922</text:p>
          </table:table-cell>
          <table:table-cell table:formula="of:=RAND()" office:value-type="float" office:value="0.921984961023554">
            <text:p>0.921984961</text:p>
          </table:table-cell>
          <table:table-cell table:formula="of:=SUM([.B578:.M578])-6" office:value-type="float" office:value="-0.63320826808922">
            <text:p>-0.6332082681</text:p>
          </table:table-cell>
          <table:table-cell table:formula="of:=[.N578]-[.$G$6]" office:value-type="float" office:value="-0.609467277555261">
            <text:p>-0.6094672776</text:p>
          </table:table-cell>
          <table:table-cell table:formula="of:=[.O578]*[.O578]" office:value-type="float" office:value="0.371450362410621">
            <text:p>0.3714503624</text:p>
          </table:table-cell>
        </table:table-row>
        <table:table-row table:style-name="ro1">
          <table:table-cell/>
          <table:table-cell table:formula="of:=RAND()" office:value-type="float" office:value="0.922713586594909">
            <text:p>0.9227135866</text:p>
          </table:table-cell>
          <table:table-cell table:formula="of:=RAND()" office:value-type="float" office:value="0.222621812019497">
            <text:p>0.222621812</text:p>
          </table:table-cell>
          <table:table-cell table:formula="of:=RAND()" office:value-type="float" office:value="0.313187922118232">
            <text:p>0.3131879221</text:p>
          </table:table-cell>
          <table:table-cell table:formula="of:=RAND()" office:value-type="float" office:value="0.131467988947406">
            <text:p>0.1314679889</text:p>
          </table:table-cell>
          <table:table-cell table:formula="of:=RAND()" office:value-type="float" office:value="0.871134830405936">
            <text:p>0.8711348304</text:p>
          </table:table-cell>
          <table:table-cell table:formula="of:=RAND()" office:value-type="float" office:value="0.270968771539628">
            <text:p>0.2709687715</text:p>
          </table:table-cell>
          <table:table-cell table:formula="of:=RAND()" office:value-type="float" office:value="0.972263893578202">
            <text:p>0.9722638936</text:p>
          </table:table-cell>
          <table:table-cell table:formula="of:=RAND()" office:value-type="float" office:value="0.102701019495726">
            <text:p>0.1027010195</text:p>
          </table:table-cell>
          <table:table-cell table:formula="of:=RAND()" office:value-type="float" office:value="0.0724046458490193">
            <text:p>0.0724046458</text:p>
          </table:table-cell>
          <table:table-cell table:formula="of:=RAND()" office:value-type="float" office:value="0.706951579544693">
            <text:p>0.7069515795</text:p>
          </table:table-cell>
          <table:table-cell table:formula="of:=RAND()" office:value-type="float" office:value="0.293294624891132">
            <text:p>0.2932946249</text:p>
          </table:table-cell>
          <table:table-cell table:formula="of:=RAND()" office:value-type="float" office:value="0.370493052527308">
            <text:p>0.3704930525</text:p>
          </table:table-cell>
          <table:table-cell table:formula="of:=SUM([.B579:.M579])-6" office:value-type="float" office:value="-0.749796272488311">
            <text:p>-0.7497962725</text:p>
          </table:table-cell>
          <table:table-cell table:formula="of:=[.N579]-[.$G$6]" office:value-type="float" office:value="-0.726055281954352">
            <text:p>-0.726055282</text:p>
          </table:table-cell>
          <table:table-cell table:formula="of:=[.O579]*[.O579]" office:value-type="float" office:value="0.527156272453813">
            <text:p>0.5271562725</text:p>
          </table:table-cell>
        </table:table-row>
        <table:table-row table:style-name="ro1">
          <table:table-cell/>
          <table:table-cell table:formula="of:=RAND()" office:value-type="float" office:value="0.68667705077678">
            <text:p>0.6866770508</text:p>
          </table:table-cell>
          <table:table-cell table:formula="of:=RAND()" office:value-type="float" office:value="0.826342831831425">
            <text:p>0.8263428318</text:p>
          </table:table-cell>
          <table:table-cell table:formula="of:=RAND()" office:value-type="float" office:value="0.871264532441273">
            <text:p>0.8712645324</text:p>
          </table:table-cell>
          <table:table-cell table:formula="of:=RAND()" office:value-type="float" office:value="0.169494934612885">
            <text:p>0.1694949346</text:p>
          </table:table-cell>
          <table:table-cell table:formula="of:=RAND()" office:value-type="float" office:value="0.607912156963721">
            <text:p>0.607912157</text:p>
          </table:table-cell>
          <table:table-cell table:formula="of:=RAND()" office:value-type="float" office:value="0.116286871489137">
            <text:p>0.1162868715</text:p>
          </table:table-cell>
          <table:table-cell table:formula="of:=RAND()" office:value-type="float" office:value="0.646431173197925">
            <text:p>0.6464311732</text:p>
          </table:table-cell>
          <table:table-cell table:formula="of:=RAND()" office:value-type="float" office:value="0.184111469890922">
            <text:p>0.1841114699</text:p>
          </table:table-cell>
          <table:table-cell table:formula="of:=RAND()" office:value-type="float" office:value="0.594447323586792">
            <text:p>0.5944473236</text:p>
          </table:table-cell>
          <table:table-cell table:formula="of:=RAND()" office:value-type="float" office:value="0.202341756317765">
            <text:p>0.2023417563</text:p>
          </table:table-cell>
          <table:table-cell table:formula="of:=RAND()" office:value-type="float" office:value="0.820220314199105">
            <text:p>0.8202203142</text:p>
          </table:table-cell>
          <table:table-cell table:formula="of:=RAND()" office:value-type="float" office:value="0.601642329012975">
            <text:p>0.601642329</text:p>
          </table:table-cell>
          <table:table-cell table:formula="of:=SUM([.B580:.M580])-6" office:value-type="float" office:value="0.327172744320706">
            <text:p>0.3271727443</text:p>
          </table:table-cell>
          <table:table-cell table:formula="of:=[.N580]-[.$G$6]" office:value-type="float" office:value="0.350913734854665">
            <text:p>0.3509137349</text:p>
          </table:table-cell>
          <table:table-cell table:formula="of:=[.O580]*[.O580]" office:value-type="float" office:value="0.12314044930965">
            <text:p>0.1231404493</text:p>
          </table:table-cell>
        </table:table-row>
        <table:table-row table:style-name="ro1">
          <table:table-cell/>
          <table:table-cell table:formula="of:=RAND()" office:value-type="float" office:value="0.525802888907492">
            <text:p>0.5258028889</text:p>
          </table:table-cell>
          <table:table-cell table:formula="of:=RAND()" office:value-type="float" office:value="0.864022077061236">
            <text:p>0.8640220771</text:p>
          </table:table-cell>
          <table:table-cell table:formula="of:=RAND()" office:value-type="float" office:value="0.020739913219586">
            <text:p>0.0207399132</text:p>
          </table:table-cell>
          <table:table-cell table:formula="of:=RAND()" office:value-type="float" office:value="0.05958456476219">
            <text:p>0.0595845648</text:p>
          </table:table-cell>
          <table:table-cell table:formula="of:=RAND()" office:value-type="float" office:value="0.0379445434082299">
            <text:p>0.0379445434</text:p>
          </table:table-cell>
          <table:table-cell table:formula="of:=RAND()" office:value-type="float" office:value="0.0320400525815785">
            <text:p>0.0320400526</text:p>
          </table:table-cell>
          <table:table-cell table:formula="of:=RAND()" office:value-type="float" office:value="0.678254699334502">
            <text:p>0.6782546993</text:p>
          </table:table-cell>
          <table:table-cell table:formula="of:=RAND()" office:value-type="float" office:value="0.825718221953139">
            <text:p>0.825718222</text:p>
          </table:table-cell>
          <table:table-cell table:formula="of:=RAND()" office:value-type="float" office:value="0.49758803891018">
            <text:p>0.4975880389</text:p>
          </table:table-cell>
          <table:table-cell table:formula="of:=RAND()" office:value-type="float" office:value="0.833457384025678">
            <text:p>0.833457384</text:p>
          </table:table-cell>
          <table:table-cell table:formula="of:=RAND()" office:value-type="float" office:value="0.67557183583267">
            <text:p>0.6755718358</text:p>
          </table:table-cell>
          <table:table-cell table:formula="of:=RAND()" office:value-type="float" office:value="0.0526652154512703">
            <text:p>0.0526652155</text:p>
          </table:table-cell>
          <table:table-cell table:formula="of:=SUM([.B581:.M581])-6" office:value-type="float" office:value="-0.896610564552248">
            <text:p>-0.8966105646</text:p>
          </table:table-cell>
          <table:table-cell table:formula="of:=[.N581]-[.$G$6]" office:value-type="float" office:value="-0.872869574018288">
            <text:p>-0.872869574</text:p>
          </table:table-cell>
          <table:table-cell table:formula="of:=[.O581]*[.O581]" office:value-type="float" office:value="0.761901293246868">
            <text:p>0.7619012932</text:p>
          </table:table-cell>
        </table:table-row>
        <table:table-row table:style-name="ro1">
          <table:table-cell/>
          <table:table-cell table:formula="of:=RAND()" office:value-type="float" office:value="0.569458897924051">
            <text:p>0.5694588979</text:p>
          </table:table-cell>
          <table:table-cell table:formula="of:=RAND()" office:value-type="float" office:value="0.380498741287738">
            <text:p>0.3804987413</text:p>
          </table:table-cell>
          <table:table-cell table:formula="of:=RAND()" office:value-type="float" office:value="0.822210080223158">
            <text:p>0.8222100802</text:p>
          </table:table-cell>
          <table:table-cell table:formula="of:=RAND()" office:value-type="float" office:value="0.308761973399669">
            <text:p>0.3087619734</text:p>
          </table:table-cell>
          <table:table-cell table:formula="of:=RAND()" office:value-type="float" office:value="0.361206704750657">
            <text:p>0.3612067048</text:p>
          </table:table-cell>
          <table:table-cell table:formula="of:=RAND()" office:value-type="float" office:value="0.830914840102196">
            <text:p>0.8309148401</text:p>
          </table:table-cell>
          <table:table-cell table:formula="of:=RAND()" office:value-type="float" office:value="0.156254458473995">
            <text:p>0.1562544585</text:p>
          </table:table-cell>
          <table:table-cell table:formula="of:=RAND()" office:value-type="float" office:value="0.148796949069947">
            <text:p>0.1487969491</text:p>
          </table:table-cell>
          <table:table-cell table:formula="of:=RAND()" office:value-type="float" office:value="0.944421160267666">
            <text:p>0.9444211603</text:p>
          </table:table-cell>
          <table:table-cell table:formula="of:=RAND()" office:value-type="float" office:value="0.457284574396908">
            <text:p>0.4572845744</text:p>
          </table:table-cell>
          <table:table-cell table:formula="of:=RAND()" office:value-type="float" office:value="0.990171896992251">
            <text:p>0.990171897</text:p>
          </table:table-cell>
          <table:table-cell table:formula="of:=RAND()" office:value-type="float" office:value="0.266853326931596">
            <text:p>0.2668533269</text:p>
          </table:table-cell>
          <table:table-cell table:formula="of:=SUM([.B582:.M582])-6" office:value-type="float" office:value="0.236833603819832">
            <text:p>0.2368336038</text:p>
          </table:table-cell>
          <table:table-cell table:formula="of:=[.N582]-[.$G$6]" office:value-type="float" office:value="0.260574594353791">
            <text:p>0.2605745944</text:p>
          </table:table-cell>
          <table:table-cell table:formula="of:=[.O582]*[.O582]" office:value-type="float" office:value="0.0678991192226429">
            <text:p>0.0678991192</text:p>
          </table:table-cell>
        </table:table-row>
        <table:table-row table:style-name="ro1">
          <table:table-cell/>
          <table:table-cell table:formula="of:=RAND()" office:value-type="float" office:value="0.75789977167733">
            <text:p>0.7578997717</text:p>
          </table:table-cell>
          <table:table-cell table:formula="of:=RAND()" office:value-type="float" office:value="0.986436781473458">
            <text:p>0.9864367815</text:p>
          </table:table-cell>
          <table:table-cell table:formula="of:=RAND()" office:value-type="float" office:value="0.709429105976597">
            <text:p>0.709429106</text:p>
          </table:table-cell>
          <table:table-cell table:formula="of:=RAND()" office:value-type="float" office:value="0.897722780238837">
            <text:p>0.8977227802</text:p>
          </table:table-cell>
          <table:table-cell table:formula="of:=RAND()" office:value-type="float" office:value="0.334496868308634">
            <text:p>0.3344968683</text:p>
          </table:table-cell>
          <table:table-cell table:formula="of:=RAND()" office:value-type="float" office:value="0.706380268326029">
            <text:p>0.7063802683</text:p>
          </table:table-cell>
          <table:table-cell table:formula="of:=RAND()" office:value-type="float" office:value="0.849426513537765">
            <text:p>0.8494265135</text:p>
          </table:table-cell>
          <table:table-cell table:formula="of:=RAND()" office:value-type="float" office:value="0.973723422503099">
            <text:p>0.9737234225</text:p>
          </table:table-cell>
          <table:table-cell table:formula="of:=RAND()" office:value-type="float" office:value="0.472599247936159">
            <text:p>0.4725992479</text:p>
          </table:table-cell>
          <table:table-cell table:formula="of:=RAND()" office:value-type="float" office:value="0.00529492856003344">
            <text:p>0.0052949286</text:p>
          </table:table-cell>
          <table:table-cell table:formula="of:=RAND()" office:value-type="float" office:value="0.287716439226642">
            <text:p>0.2877164392</text:p>
          </table:table-cell>
          <table:table-cell table:formula="of:=RAND()" office:value-type="float" office:value="0.237542870687321">
            <text:p>0.2375428707</text:p>
          </table:table-cell>
          <table:table-cell table:formula="of:=SUM([.B583:.M583])-6" office:value-type="float" office:value="1.2186689984519">
            <text:p>1.2186689985</text:p>
          </table:table-cell>
          <table:table-cell table:formula="of:=[.N583]-[.$G$6]" office:value-type="float" office:value="1.24240998898586">
            <text:p>1.242409989</text:p>
          </table:table-cell>
          <table:table-cell table:formula="of:=[.O583]*[.O583]" office:value-type="float" office:value="1.54358258073185">
            <text:p>1.5435825807</text:p>
          </table:table-cell>
        </table:table-row>
        <table:table-row table:style-name="ro1">
          <table:table-cell/>
          <table:table-cell table:formula="of:=RAND()" office:value-type="float" office:value="0.529002390801907">
            <text:p>0.5290023908</text:p>
          </table:table-cell>
          <table:table-cell table:formula="of:=RAND()" office:value-type="float" office:value="0.378163920715451">
            <text:p>0.3781639207</text:p>
          </table:table-cell>
          <table:table-cell table:formula="of:=RAND()" office:value-type="float" office:value="0.115902361227199">
            <text:p>0.1159023612</text:p>
          </table:table-cell>
          <table:table-cell table:formula="of:=RAND()" office:value-type="float" office:value="0.835199989378452">
            <text:p>0.8351999894</text:p>
          </table:table-cell>
          <table:table-cell table:formula="of:=RAND()" office:value-type="float" office:value="0.515486187767237">
            <text:p>0.5154861878</text:p>
          </table:table-cell>
          <table:table-cell table:formula="of:=RAND()" office:value-type="float" office:value="0.413490433478728">
            <text:p>0.4134904335</text:p>
          </table:table-cell>
          <table:table-cell table:formula="of:=RAND()" office:value-type="float" office:value="0.164635929046199">
            <text:p>0.164635929</text:p>
          </table:table-cell>
          <table:table-cell table:formula="of:=RAND()" office:value-type="float" office:value="0.385913951555267">
            <text:p>0.3859139516</text:p>
          </table:table-cell>
          <table:table-cell table:formula="of:=RAND()" office:value-type="float" office:value="0.612466346938163">
            <text:p>0.6124663469</text:p>
          </table:table-cell>
          <table:table-cell table:formula="of:=RAND()" office:value-type="float" office:value="0.329678122419864">
            <text:p>0.3296781224</text:p>
          </table:table-cell>
          <table:table-cell table:formula="of:=RAND()" office:value-type="float" office:value="0.63320105522871">
            <text:p>0.6332010552</text:p>
          </table:table-cell>
          <table:table-cell table:formula="of:=RAND()" office:value-type="float" office:value="0.279190581990406">
            <text:p>0.279190582</text:p>
          </table:table-cell>
          <table:table-cell table:formula="of:=SUM([.B584:.M584])-6" office:value-type="float" office:value="-0.807668729452416">
            <text:p>-0.8076687295</text:p>
          </table:table-cell>
          <table:table-cell table:formula="of:=[.N584]-[.$G$6]" office:value-type="float" office:value="-0.783927738918457">
            <text:p>-0.7839277389</text:p>
          </table:table-cell>
          <table:table-cell table:formula="of:=[.O584]*[.O584]" office:value-type="float" office:value="0.614542699845805">
            <text:p>0.6145426998</text:p>
          </table:table-cell>
        </table:table-row>
        <table:table-row table:style-name="ro1">
          <table:table-cell/>
          <table:table-cell table:formula="of:=RAND()" office:value-type="float" office:value="0.316961345029995">
            <text:p>0.316961345</text:p>
          </table:table-cell>
          <table:table-cell table:formula="of:=RAND()" office:value-type="float" office:value="0.500837004743516">
            <text:p>0.5008370047</text:p>
          </table:table-cell>
          <table:table-cell table:formula="of:=RAND()" office:value-type="float" office:value="0.85822469741106">
            <text:p>0.8582246974</text:p>
          </table:table-cell>
          <table:table-cell table:formula="of:=RAND()" office:value-type="float" office:value="0.123789869016036">
            <text:p>0.123789869</text:p>
          </table:table-cell>
          <table:table-cell table:formula="of:=RAND()" office:value-type="float" office:value="0.978828267194331">
            <text:p>0.9788282672</text:p>
          </table:table-cell>
          <table:table-cell table:formula="of:=RAND()" office:value-type="float" office:value="0.595471784006804">
            <text:p>0.595471784</text:p>
          </table:table-cell>
          <table:table-cell table:formula="of:=RAND()" office:value-type="float" office:value="0.413307048147544">
            <text:p>0.4133070481</text:p>
          </table:table-cell>
          <table:table-cell table:formula="of:=RAND()" office:value-type="float" office:value="0.383166480110958">
            <text:p>0.3831664801</text:p>
          </table:table-cell>
          <table:table-cell table:formula="of:=RAND()" office:value-type="float" office:value="0.0661139276344329">
            <text:p>0.0661139276</text:p>
          </table:table-cell>
          <table:table-cell table:formula="of:=RAND()" office:value-type="float" office:value="0.758167982334271">
            <text:p>0.7581679823</text:p>
          </table:table-cell>
          <table:table-cell table:formula="of:=RAND()" office:value-type="float" office:value="0.68436357122846">
            <text:p>0.6843635712</text:p>
          </table:table-cell>
          <table:table-cell table:formula="of:=RAND()" office:value-type="float" office:value="0.801225464558229">
            <text:p>0.8012254646</text:p>
          </table:table-cell>
          <table:table-cell table:formula="of:=SUM([.B585:.M585])-6" office:value-type="float" office:value="0.480457441415638">
            <text:p>0.4804574414</text:p>
          </table:table-cell>
          <table:table-cell table:formula="of:=[.N585]-[.$G$6]" office:value-type="float" office:value="0.504198431949597">
            <text:p>0.5041984319</text:p>
          </table:table-cell>
          <table:table-cell table:formula="of:=[.O585]*[.O585]" office:value-type="float" office:value="0.254216058780432">
            <text:p>0.2542160588</text:p>
          </table:table-cell>
        </table:table-row>
        <table:table-row table:style-name="ro1">
          <table:table-cell/>
          <table:table-cell table:formula="of:=RAND()" office:value-type="float" office:value="0.847323947353289">
            <text:p>0.8473239474</text:p>
          </table:table-cell>
          <table:table-cell table:formula="of:=RAND()" office:value-type="float" office:value="0.68633598415181">
            <text:p>0.6863359842</text:p>
          </table:table-cell>
          <table:table-cell table:formula="of:=RAND()" office:value-type="float" office:value="0.855337199056521">
            <text:p>0.8553371991</text:p>
          </table:table-cell>
          <table:table-cell table:formula="of:=RAND()" office:value-type="float" office:value="0.193705039098859">
            <text:p>0.1937050391</text:p>
          </table:table-cell>
          <table:table-cell table:formula="of:=RAND()" office:value-type="float" office:value="0.59284676425159">
            <text:p>0.5928467643</text:p>
          </table:table-cell>
          <table:table-cell table:formula="of:=RAND()" office:value-type="float" office:value="0.622107468545437">
            <text:p>0.6221074685</text:p>
          </table:table-cell>
          <table:table-cell table:formula="of:=RAND()" office:value-type="float" office:value="0.830225847661495">
            <text:p>0.8302258477</text:p>
          </table:table-cell>
          <table:table-cell table:formula="of:=RAND()" office:value-type="float" office:value="0.894393344642594">
            <text:p>0.8943933446</text:p>
          </table:table-cell>
          <table:table-cell table:formula="of:=RAND()" office:value-type="float" office:value="0.951510076643899">
            <text:p>0.9515100766</text:p>
          </table:table-cell>
          <table:table-cell table:formula="of:=RAND()" office:value-type="float" office:value="0.0658566656056792">
            <text:p>0.0658566656</text:p>
          </table:table-cell>
          <table:table-cell table:formula="of:=RAND()" office:value-type="float" office:value="0.183891219319776">
            <text:p>0.1838912193</text:p>
          </table:table-cell>
          <table:table-cell table:formula="of:=RAND()" office:value-type="float" office:value="0.913721951656044">
            <text:p>0.9137219517</text:p>
          </table:table-cell>
          <table:table-cell table:formula="of:=SUM([.B586:.M586])-6" office:value-type="float" office:value="1.63725550798699">
            <text:p>1.637255508</text:p>
          </table:table-cell>
          <table:table-cell table:formula="of:=[.N586]-[.$G$6]" office:value-type="float" office:value="1.66099649852095">
            <text:p>1.6609964985</text:p>
          </table:table-cell>
          <table:table-cell table:formula="of:=[.O586]*[.O586]" office:value-type="float" office:value="2.75890936809886">
            <text:p>2.7589093681</text:p>
          </table:table-cell>
        </table:table-row>
        <table:table-row table:style-name="ro1">
          <table:table-cell/>
          <table:table-cell table:formula="of:=RAND()" office:value-type="float" office:value="0.736860459204763">
            <text:p>0.7368604592</text:p>
          </table:table-cell>
          <table:table-cell table:formula="of:=RAND()" office:value-type="float" office:value="0.273879922460765">
            <text:p>0.2738799225</text:p>
          </table:table-cell>
          <table:table-cell table:formula="of:=RAND()" office:value-type="float" office:value="0.233203252777457">
            <text:p>0.2332032528</text:p>
          </table:table-cell>
          <table:table-cell table:formula="of:=RAND()" office:value-type="float" office:value="0.474135212600231">
            <text:p>0.4741352126</text:p>
          </table:table-cell>
          <table:table-cell table:formula="of:=RAND()" office:value-type="float" office:value="0.553140693344176">
            <text:p>0.5531406933</text:p>
          </table:table-cell>
          <table:table-cell table:formula="of:=RAND()" office:value-type="float" office:value="0.773140678415075">
            <text:p>0.7731406784</text:p>
          </table:table-cell>
          <table:table-cell table:formula="of:=RAND()" office:value-type="float" office:value="0.895796295255423">
            <text:p>0.8957962953</text:p>
          </table:table-cell>
          <table:table-cell table:formula="of:=RAND()" office:value-type="float" office:value="0.274776239879429">
            <text:p>0.2747762399</text:p>
          </table:table-cell>
          <table:table-cell table:formula="of:=RAND()" office:value-type="float" office:value="0.238394998246804">
            <text:p>0.2383949982</text:p>
          </table:table-cell>
          <table:table-cell table:formula="of:=RAND()" office:value-type="float" office:value="0.611522350693122">
            <text:p>0.6115223507</text:p>
          </table:table-cell>
          <table:table-cell table:formula="of:=RAND()" office:value-type="float" office:value="0.844241714803502">
            <text:p>0.8442417148</text:p>
          </table:table-cell>
          <table:table-cell table:formula="of:=RAND()" office:value-type="float" office:value="0.223132766317576">
            <text:p>0.2231327663</text:p>
          </table:table-cell>
          <table:table-cell table:formula="of:=SUM([.B587:.M587])-6" office:value-type="float" office:value="0.132224583998322">
            <text:p>0.132224584</text:p>
          </table:table-cell>
          <table:table-cell table:formula="of:=[.N587]-[.$G$6]" office:value-type="float" office:value="0.155965574532282">
            <text:p>0.1559655745</text:p>
          </table:table-cell>
          <table:table-cell table:formula="of:=[.O587]*[.O587]" office:value-type="float" office:value="0.0243252604391847">
            <text:p>0.0243252604</text:p>
          </table:table-cell>
        </table:table-row>
        <table:table-row table:style-name="ro1">
          <table:table-cell/>
          <table:table-cell table:formula="of:=RAND()" office:value-type="float" office:value="0.90748096909374">
            <text:p>0.9074809691</text:p>
          </table:table-cell>
          <table:table-cell table:formula="of:=RAND()" office:value-type="float" office:value="0.637867769692093">
            <text:p>0.6378677697</text:p>
          </table:table-cell>
          <table:table-cell table:formula="of:=RAND()" office:value-type="float" office:value="0.288449287880212">
            <text:p>0.2884492879</text:p>
          </table:table-cell>
          <table:table-cell table:formula="of:=RAND()" office:value-type="float" office:value="0.848894497379661">
            <text:p>0.8488944974</text:p>
          </table:table-cell>
          <table:table-cell table:formula="of:=RAND()" office:value-type="float" office:value="0.645427475683391">
            <text:p>0.6454274757</text:p>
          </table:table-cell>
          <table:table-cell table:formula="of:=RAND()" office:value-type="float" office:value="0.902417540550232">
            <text:p>0.9024175406</text:p>
          </table:table-cell>
          <table:table-cell table:formula="of:=RAND()" office:value-type="float" office:value="0.26816983288154">
            <text:p>0.2681698329</text:p>
          </table:table-cell>
          <table:table-cell table:formula="of:=RAND()" office:value-type="float" office:value="0.629107742570341">
            <text:p>0.6291077426</text:p>
          </table:table-cell>
          <table:table-cell table:formula="of:=RAND()" office:value-type="float" office:value="0.383964437060058">
            <text:p>0.3839644371</text:p>
          </table:table-cell>
          <table:table-cell table:formula="of:=RAND()" office:value-type="float" office:value="0.895625030156225">
            <text:p>0.8956250302</text:p>
          </table:table-cell>
          <table:table-cell table:formula="of:=RAND()" office:value-type="float" office:value="0.299206363735721">
            <text:p>0.2992063637</text:p>
          </table:table-cell>
          <table:table-cell table:formula="of:=RAND()" office:value-type="float" office:value="0.216914678225294">
            <text:p>0.2169146782</text:p>
          </table:table-cell>
          <table:table-cell table:formula="of:=SUM([.B588:.M588])-6" office:value-type="float" office:value="0.923525624908507">
            <text:p>0.9235256249</text:p>
          </table:table-cell>
          <table:table-cell table:formula="of:=[.N588]-[.$G$6]" office:value-type="float" office:value="0.947266615442466">
            <text:p>0.9472666154</text:p>
          </table:table-cell>
          <table:table-cell table:formula="of:=[.O588]*[.O588]" office:value-type="float" office:value="0.897314040731825">
            <text:p>0.8973140407</text:p>
          </table:table-cell>
        </table:table-row>
        <table:table-row table:style-name="ro1">
          <table:table-cell/>
          <table:table-cell table:formula="of:=RAND()" office:value-type="float" office:value="0.207943004556">
            <text:p>0.2079430046</text:p>
          </table:table-cell>
          <table:table-cell table:formula="of:=RAND()" office:value-type="float" office:value="0.829270306043327">
            <text:p>0.829270306</text:p>
          </table:table-cell>
          <table:table-cell table:formula="of:=RAND()" office:value-type="float" office:value="0.655837975209579">
            <text:p>0.6558379752</text:p>
          </table:table-cell>
          <table:table-cell table:formula="of:=RAND()" office:value-type="float" office:value="0.555002161534503">
            <text:p>0.5550021615</text:p>
          </table:table-cell>
          <table:table-cell table:formula="of:=RAND()" office:value-type="float" office:value="0.692803494632244">
            <text:p>0.6928034946</text:p>
          </table:table-cell>
          <table:table-cell table:formula="of:=RAND()" office:value-type="float" office:value="0.417346726171672">
            <text:p>0.4173467262</text:p>
          </table:table-cell>
          <table:table-cell table:formula="of:=RAND()" office:value-type="float" office:value="0.955285728210583">
            <text:p>0.9552857282</text:p>
          </table:table-cell>
          <table:table-cell table:formula="of:=RAND()" office:value-type="float" office:value="0.790579409571365">
            <text:p>0.7905794096</text:p>
          </table:table-cell>
          <table:table-cell table:formula="of:=RAND()" office:value-type="float" office:value="0.232900868169963">
            <text:p>0.2329008682</text:p>
          </table:table-cell>
          <table:table-cell table:formula="of:=RAND()" office:value-type="float" office:value="0.739542744820938">
            <text:p>0.7395427448</text:p>
          </table:table-cell>
          <table:table-cell table:formula="of:=RAND()" office:value-type="float" office:value="0.213001134572551">
            <text:p>0.2130011346</text:p>
          </table:table-cell>
          <table:table-cell table:formula="of:=RAND()" office:value-type="float" office:value="0.33866197289899">
            <text:p>0.3386619729</text:p>
          </table:table-cell>
          <table:table-cell table:formula="of:=SUM([.B589:.M589])-6" office:value-type="float" office:value="0.628175526391715">
            <text:p>0.6281755264</text:p>
          </table:table-cell>
          <table:table-cell table:formula="of:=[.N589]-[.$G$6]" office:value-type="float" office:value="0.651916516925674">
            <text:p>0.6519165169</text:p>
          </table:table-cell>
          <table:table-cell table:formula="of:=[.O589]*[.O589]" office:value-type="float" office:value="0.424995145040503">
            <text:p>0.424995145</text:p>
          </table:table-cell>
        </table:table-row>
        <table:table-row table:style-name="ro1">
          <table:table-cell/>
          <table:table-cell table:formula="of:=RAND()" office:value-type="float" office:value="0.617037837859243">
            <text:p>0.6170378379</text:p>
          </table:table-cell>
          <table:table-cell table:formula="of:=RAND()" office:value-type="float" office:value="0.280697074253112">
            <text:p>0.2806970743</text:p>
          </table:table-cell>
          <table:table-cell table:formula="of:=RAND()" office:value-type="float" office:value="0.686257740017027">
            <text:p>0.68625774</text:p>
          </table:table-cell>
          <table:table-cell table:formula="of:=RAND()" office:value-type="float" office:value="0.18043684749864">
            <text:p>0.1804368475</text:p>
          </table:table-cell>
          <table:table-cell table:formula="of:=RAND()" office:value-type="float" office:value="0.540564454859123">
            <text:p>0.5405644549</text:p>
          </table:table-cell>
          <table:table-cell table:formula="of:=RAND()" office:value-type="float" office:value="0.389421789441258">
            <text:p>0.3894217894</text:p>
          </table:table-cell>
          <table:table-cell table:formula="of:=RAND()" office:value-type="float" office:value="0.823696706444025">
            <text:p>0.8236967064</text:p>
          </table:table-cell>
          <table:table-cell table:formula="of:=RAND()" office:value-type="float" office:value="0.960650586057454">
            <text:p>0.9606505861</text:p>
          </table:table-cell>
          <table:table-cell table:formula="of:=RAND()" office:value-type="float" office:value="0.567221947945654">
            <text:p>0.5672219479</text:p>
          </table:table-cell>
          <table:table-cell table:formula="of:=RAND()" office:value-type="float" office:value="0.486133125377819">
            <text:p>0.4861331254</text:p>
          </table:table-cell>
          <table:table-cell table:formula="of:=RAND()" office:value-type="float" office:value="0.212073644855991">
            <text:p>0.2120736449</text:p>
          </table:table-cell>
          <table:table-cell table:formula="of:=RAND()" office:value-type="float" office:value="0.809422553516924">
            <text:p>0.8094225535</text:p>
          </table:table-cell>
          <table:table-cell table:formula="of:=SUM([.B590:.M590])-6" office:value-type="float" office:value="0.553614308126271">
            <text:p>0.5536143081</text:p>
          </table:table-cell>
          <table:table-cell table:formula="of:=[.N590]-[.$G$6]" office:value-type="float" office:value="0.57735529866023">
            <text:p>0.5773552987</text:p>
          </table:table-cell>
          <table:table-cell table:formula="of:=[.O590]*[.O590]" office:value-type="float" office:value="0.333339140891043">
            <text:p>0.3333391409</text:p>
          </table:table-cell>
        </table:table-row>
        <table:table-row table:style-name="ro1">
          <table:table-cell/>
          <table:table-cell table:formula="of:=RAND()" office:value-type="float" office:value="0.405318971723318">
            <text:p>0.4053189717</text:p>
          </table:table-cell>
          <table:table-cell table:formula="of:=RAND()" office:value-type="float" office:value="0.506053594639525">
            <text:p>0.5060535946</text:p>
          </table:table-cell>
          <table:table-cell table:formula="of:=RAND()" office:value-type="float" office:value="0.0208677053451538">
            <text:p>0.0208677053</text:p>
          </table:table-cell>
          <table:table-cell table:formula="of:=RAND()" office:value-type="float" office:value="0.225361805409193">
            <text:p>0.2253618054</text:p>
          </table:table-cell>
          <table:table-cell table:formula="of:=RAND()" office:value-type="float" office:value="0.0342172065284103">
            <text:p>0.0342172065</text:p>
          </table:table-cell>
          <table:table-cell table:formula="of:=RAND()" office:value-type="float" office:value="0.219027787214145">
            <text:p>0.2190277872</text:p>
          </table:table-cell>
          <table:table-cell table:formula="of:=RAND()" office:value-type="float" office:value="0.255131752230227">
            <text:p>0.2551317522</text:p>
          </table:table-cell>
          <table:table-cell table:formula="of:=RAND()" office:value-type="float" office:value="0.241442056372762">
            <text:p>0.2414420564</text:p>
          </table:table-cell>
          <table:table-cell table:formula="of:=RAND()" office:value-type="float" office:value="0.537424712209031">
            <text:p>0.5374247122</text:p>
          </table:table-cell>
          <table:table-cell table:formula="of:=RAND()" office:value-type="float" office:value="0.940683300141245">
            <text:p>0.9406833001</text:p>
          </table:table-cell>
          <table:table-cell table:formula="of:=RAND()" office:value-type="float" office:value="0.895272985566407">
            <text:p>0.8952729856</text:p>
          </table:table-cell>
          <table:table-cell table:formula="of:=RAND()" office:value-type="float" office:value="0.487484094221145">
            <text:p>0.4874840942</text:p>
          </table:table-cell>
          <table:table-cell table:formula="of:=SUM([.B591:.M591])-6" office:value-type="float" office:value="-1.23171402839944">
            <text:p>-1.2317140284</text:p>
          </table:table-cell>
          <table:table-cell table:formula="of:=[.N591]-[.$G$6]" office:value-type="float" office:value="-1.20797303786548">
            <text:p>-1.2079730379</text:p>
          </table:table-cell>
          <table:table-cell table:formula="of:=[.O591]*[.O591]" office:value-type="float" office:value="1.45919886020995">
            <text:p>1.4591988602</text:p>
          </table:table-cell>
        </table:table-row>
        <table:table-row table:style-name="ro1">
          <table:table-cell/>
          <table:table-cell table:formula="of:=RAND()" office:value-type="float" office:value="0.320450560422614">
            <text:p>0.3204505604</text:p>
          </table:table-cell>
          <table:table-cell table:formula="of:=RAND()" office:value-type="float" office:value="0.576028754003346">
            <text:p>0.576028754</text:p>
          </table:table-cell>
          <table:table-cell table:formula="of:=RAND()" office:value-type="float" office:value="0.936633395031095">
            <text:p>0.936633395</text:p>
          </table:table-cell>
          <table:table-cell table:formula="of:=RAND()" office:value-type="float" office:value="0.584868384758011">
            <text:p>0.5848683848</text:p>
          </table:table-cell>
          <table:table-cell table:formula="of:=RAND()" office:value-type="float" office:value="0.0926753438543528">
            <text:p>0.0926753439</text:p>
          </table:table-cell>
          <table:table-cell table:formula="of:=RAND()" office:value-type="float" office:value="0.715306341182441">
            <text:p>0.7153063412</text:p>
          </table:table-cell>
          <table:table-cell table:formula="of:=RAND()" office:value-type="float" office:value="0.976142957108095">
            <text:p>0.9761429571</text:p>
          </table:table-cell>
          <table:table-cell table:formula="of:=RAND()" office:value-type="float" office:value="0.430349904578179">
            <text:p>0.4303499046</text:p>
          </table:table-cell>
          <table:table-cell table:formula="of:=RAND()" office:value-type="float" office:value="0.081845315406099">
            <text:p>0.0818453154</text:p>
          </table:table-cell>
          <table:table-cell table:formula="of:=RAND()" office:value-type="float" office:value="0.765101871453226">
            <text:p>0.7651018715</text:p>
          </table:table-cell>
          <table:table-cell table:formula="of:=RAND()" office:value-type="float" office:value="0.711427280213684">
            <text:p>0.7114272802</text:p>
          </table:table-cell>
          <table:table-cell table:formula="of:=RAND()" office:value-type="float" office:value="0.178124309750274">
            <text:p>0.1781243098</text:p>
          </table:table-cell>
          <table:table-cell table:formula="of:=SUM([.B592:.M592])-6" office:value-type="float" office:value="0.368954417761415">
            <text:p>0.3689544178</text:p>
          </table:table-cell>
          <table:table-cell table:formula="of:=[.N592]-[.$G$6]" office:value-type="float" office:value="0.392695408295374">
            <text:p>0.3926954083</text:p>
          </table:table-cell>
          <table:table-cell table:formula="of:=[.O592]*[.O592]" office:value-type="float" office:value="0.154209683696271">
            <text:p>0.1542096837</text:p>
          </table:table-cell>
        </table:table-row>
        <table:table-row table:style-name="ro1">
          <table:table-cell/>
          <table:table-cell table:formula="of:=RAND()" office:value-type="float" office:value="0.415964363142848">
            <text:p>0.4159643631</text:p>
          </table:table-cell>
          <table:table-cell table:formula="of:=RAND()" office:value-type="float" office:value="0.858225049916655">
            <text:p>0.8582250499</text:p>
          </table:table-cell>
          <table:table-cell table:formula="of:=RAND()" office:value-type="float" office:value="0.033332921564579">
            <text:p>0.0333329216</text:p>
          </table:table-cell>
          <table:table-cell table:formula="of:=RAND()" office:value-type="float" office:value="0.89830155717209">
            <text:p>0.8983015572</text:p>
          </table:table-cell>
          <table:table-cell table:formula="of:=RAND()" office:value-type="float" office:value="0.965483851032332">
            <text:p>0.965483851</text:p>
          </table:table-cell>
          <table:table-cell table:formula="of:=RAND()" office:value-type="float" office:value="0.531529048457742">
            <text:p>0.5315290485</text:p>
          </table:table-cell>
          <table:table-cell table:formula="of:=RAND()" office:value-type="float" office:value="0.612729896791279">
            <text:p>0.6127298968</text:p>
          </table:table-cell>
          <table:table-cell table:formula="of:=RAND()" office:value-type="float" office:value="0.217430382035673">
            <text:p>0.217430382</text:p>
          </table:table-cell>
          <table:table-cell table:formula="of:=RAND()" office:value-type="float" office:value="0.768295163055882">
            <text:p>0.7682951631</text:p>
          </table:table-cell>
          <table:table-cell table:formula="of:=RAND()" office:value-type="float" office:value="0.59236376429908">
            <text:p>0.5923637643</text:p>
          </table:table-cell>
          <table:table-cell table:formula="of:=RAND()" office:value-type="float" office:value="0.00599619210697711">
            <text:p>0.0059961921</text:p>
          </table:table-cell>
          <table:table-cell table:formula="of:=RAND()" office:value-type="float" office:value="0.254069127840921">
            <text:p>0.2540691278</text:p>
          </table:table-cell>
          <table:table-cell table:formula="of:=SUM([.B593:.M593])-6" office:value-type="float" office:value="0.153721317416057">
            <text:p>0.1537213174</text:p>
          </table:table-cell>
          <table:table-cell table:formula="of:=[.N593]-[.$G$6]" office:value-type="float" office:value="0.177462307950016">
            <text:p>0.177462308</text:p>
          </table:table-cell>
          <table:table-cell table:formula="of:=[.O593]*[.O593]" office:value-type="float" office:value="0.0314928707429463">
            <text:p>0.0314928707</text:p>
          </table:table-cell>
        </table:table-row>
        <table:table-row table:style-name="ro1">
          <table:table-cell/>
          <table:table-cell table:formula="of:=RAND()" office:value-type="float" office:value="0.649509328650311">
            <text:p>0.6495093287</text:p>
          </table:table-cell>
          <table:table-cell table:formula="of:=RAND()" office:value-type="float" office:value="0.783081476576626">
            <text:p>0.7830814766</text:p>
          </table:table-cell>
          <table:table-cell table:formula="of:=RAND()" office:value-type="float" office:value="0.795165203046054">
            <text:p>0.795165203</text:p>
          </table:table-cell>
          <table:table-cell table:formula="of:=RAND()" office:value-type="float" office:value="0.56189452460967">
            <text:p>0.5618945246</text:p>
          </table:table-cell>
          <table:table-cell table:formula="of:=RAND()" office:value-type="float" office:value="0.583120248978958">
            <text:p>0.583120249</text:p>
          </table:table-cell>
          <table:table-cell table:formula="of:=RAND()" office:value-type="float" office:value="0.760677721584216">
            <text:p>0.7606777216</text:p>
          </table:table-cell>
          <table:table-cell table:formula="of:=RAND()" office:value-type="float" office:value="0.509261835599318">
            <text:p>0.5092618356</text:p>
          </table:table-cell>
          <table:table-cell table:formula="of:=RAND()" office:value-type="float" office:value="0.426733475876972">
            <text:p>0.4267334759</text:p>
          </table:table-cell>
          <table:table-cell table:formula="of:=RAND()" office:value-type="float" office:value="0.828609463060275">
            <text:p>0.8286094631</text:p>
          </table:table-cell>
          <table:table-cell table:formula="of:=RAND()" office:value-type="float" office:value="0.565563119249418">
            <text:p>0.5655631192</text:p>
          </table:table-cell>
          <table:table-cell table:formula="of:=RAND()" office:value-type="float" office:value="0.509868453722447">
            <text:p>0.5098684537</text:p>
          </table:table-cell>
          <table:table-cell table:formula="of:=RAND()" office:value-type="float" office:value="0.598810672527179">
            <text:p>0.5988106725</text:p>
          </table:table-cell>
          <table:table-cell table:formula="of:=SUM([.B594:.M594])-6" office:value-type="float" office:value="1.57229552348144">
            <text:p>1.5722955235</text:p>
          </table:table-cell>
          <table:table-cell table:formula="of:=[.N594]-[.$G$6]" office:value-type="float" office:value="1.5960365140154">
            <text:p>1.596036514</text:p>
          </table:table-cell>
          <table:table-cell table:formula="of:=[.O594]*[.O594]" office:value-type="float" office:value="2.54733255407044">
            <text:p>2.5473325541</text:p>
          </table:table-cell>
        </table:table-row>
        <table:table-row table:style-name="ro1">
          <table:table-cell/>
          <table:table-cell table:formula="of:=RAND()" office:value-type="float" office:value="0.35336612467654">
            <text:p>0.3533661247</text:p>
          </table:table-cell>
          <table:table-cell table:formula="of:=RAND()" office:value-type="float" office:value="0.205146370921284">
            <text:p>0.2051463709</text:p>
          </table:table-cell>
          <table:table-cell table:formula="of:=RAND()" office:value-type="float" office:value="0.177530274959281">
            <text:p>0.177530275</text:p>
          </table:table-cell>
          <table:table-cell table:formula="of:=RAND()" office:value-type="float" office:value="0.449032346485183">
            <text:p>0.4490323465</text:p>
          </table:table-cell>
          <table:table-cell table:formula="of:=RAND()" office:value-type="float" office:value="0.807621547952294">
            <text:p>0.807621548</text:p>
          </table:table-cell>
          <table:table-cell table:formula="of:=RAND()" office:value-type="float" office:value="0.447470194892958">
            <text:p>0.4474701949</text:p>
          </table:table-cell>
          <table:table-cell table:formula="of:=RAND()" office:value-type="float" office:value="0.291228668531403">
            <text:p>0.2912286685</text:p>
          </table:table-cell>
          <table:table-cell table:formula="of:=RAND()" office:value-type="float" office:value="0.564998218091205">
            <text:p>0.5649982181</text:p>
          </table:table-cell>
          <table:table-cell table:formula="of:=RAND()" office:value-type="float" office:value="0.21749118110165">
            <text:p>0.2174911811</text:p>
          </table:table-cell>
          <table:table-cell table:formula="of:=RAND()" office:value-type="float" office:value="0.79083459242247">
            <text:p>0.7908345924</text:p>
          </table:table-cell>
          <table:table-cell table:formula="of:=RAND()" office:value-type="float" office:value="0.569939831271768">
            <text:p>0.5699398313</text:p>
          </table:table-cell>
          <table:table-cell table:formula="of:=RAND()" office:value-type="float" office:value="0.0488485316745937">
            <text:p>0.0488485317</text:p>
          </table:table-cell>
          <table:table-cell table:formula="of:=SUM([.B595:.M595])-6" office:value-type="float" office:value="-1.07649211701937">
            <text:p>-1.076492117</text:p>
          </table:table-cell>
          <table:table-cell table:formula="of:=[.N595]-[.$G$6]" office:value-type="float" office:value="-1.05275112648541">
            <text:p>-1.0527511265</text:p>
          </table:table-cell>
          <table:table-cell table:formula="of:=[.O595]*[.O595]" office:value-type="float" office:value="1.1082849343163">
            <text:p>1.1082849343</text:p>
          </table:table-cell>
        </table:table-row>
        <table:table-row table:style-name="ro1">
          <table:table-cell/>
          <table:table-cell table:formula="of:=RAND()" office:value-type="float" office:value="0.897369706304744">
            <text:p>0.8973697063</text:p>
          </table:table-cell>
          <table:table-cell table:formula="of:=RAND()" office:value-type="float" office:value="0.331407614750788">
            <text:p>0.3314076148</text:p>
          </table:table-cell>
          <table:table-cell table:formula="of:=RAND()" office:value-type="float" office:value="0.776823589811102">
            <text:p>0.7768235898</text:p>
          </table:table-cell>
          <table:table-cell table:formula="of:=RAND()" office:value-type="float" office:value="0.48649449297227">
            <text:p>0.486494493</text:p>
          </table:table-cell>
          <table:table-cell table:formula="of:=RAND()" office:value-type="float" office:value="0.562453592428938">
            <text:p>0.5624535924</text:p>
          </table:table-cell>
          <table:table-cell table:formula="of:=RAND()" office:value-type="float" office:value="0.719675010768697">
            <text:p>0.7196750108</text:p>
          </table:table-cell>
          <table:table-cell table:formula="of:=RAND()" office:value-type="float" office:value="0.563530676532537">
            <text:p>0.5635306765</text:p>
          </table:table-cell>
          <table:table-cell table:formula="of:=RAND()" office:value-type="float" office:value="0.479397693416104">
            <text:p>0.4793976934</text:p>
          </table:table-cell>
          <table:table-cell table:formula="of:=RAND()" office:value-type="float" office:value="0.276865893043578">
            <text:p>0.276865893</text:p>
          </table:table-cell>
          <table:table-cell table:formula="of:=RAND()" office:value-type="float" office:value="0.838371240068227">
            <text:p>0.8383712401</text:p>
          </table:table-cell>
          <table:table-cell table:formula="of:=RAND()" office:value-type="float" office:value="0.615940510062501">
            <text:p>0.6159405101</text:p>
          </table:table-cell>
          <table:table-cell table:formula="of:=RAND()" office:value-type="float" office:value="0.398713550996035">
            <text:p>0.398713551</text:p>
          </table:table-cell>
          <table:table-cell table:formula="of:=SUM([.B596:.M596])-6" office:value-type="float" office:value="0.947043571155518">
            <text:p>0.9470435712</text:p>
          </table:table-cell>
          <table:table-cell table:formula="of:=[.N596]-[.$G$6]" office:value-type="float" office:value="0.970784561689477">
            <text:p>0.9707845617</text:p>
          </table:table-cell>
          <table:table-cell table:formula="of:=[.O596]*[.O596]" office:value-type="float" office:value="0.942422665214631">
            <text:p>0.9424226652</text:p>
          </table:table-cell>
        </table:table-row>
        <table:table-row table:style-name="ro1">
          <table:table-cell/>
          <table:table-cell table:formula="of:=RAND()" office:value-type="float" office:value="0.77640161011368">
            <text:p>0.7764016101</text:p>
          </table:table-cell>
          <table:table-cell table:formula="of:=RAND()" office:value-type="float" office:value="0.872965352376923">
            <text:p>0.8729653524</text:p>
          </table:table-cell>
          <table:table-cell table:formula="of:=RAND()" office:value-type="float" office:value="0.16563256108202">
            <text:p>0.1656325611</text:p>
          </table:table-cell>
          <table:table-cell table:formula="of:=RAND()" office:value-type="float" office:value="0.450595931848511">
            <text:p>0.4505959318</text:p>
          </table:table-cell>
          <table:table-cell table:formula="of:=RAND()" office:value-type="float" office:value="0.634939941577613">
            <text:p>0.6349399416</text:p>
          </table:table-cell>
          <table:table-cell table:formula="of:=RAND()" office:value-type="float" office:value="0.915810499107465">
            <text:p>0.9158104991</text:p>
          </table:table-cell>
          <table:table-cell table:formula="of:=RAND()" office:value-type="float" office:value="0.991630751639605">
            <text:p>0.9916307516</text:p>
          </table:table-cell>
          <table:table-cell table:formula="of:=RAND()" office:value-type="float" office:value="0.989008548436686">
            <text:p>0.9890085484</text:p>
          </table:table-cell>
          <table:table-cell table:formula="of:=RAND()" office:value-type="float" office:value="0.171084256842732">
            <text:p>0.1710842568</text:p>
          </table:table-cell>
          <table:table-cell table:formula="of:=RAND()" office:value-type="float" office:value="0.660885171499103">
            <text:p>0.6608851715</text:p>
          </table:table-cell>
          <table:table-cell table:formula="of:=RAND()" office:value-type="float" office:value="0.102664452511817">
            <text:p>0.1026644525</text:p>
          </table:table-cell>
          <table:table-cell table:formula="of:=RAND()" office:value-type="float" office:value="0.756404164014384">
            <text:p>0.756404164</text:p>
          </table:table-cell>
          <table:table-cell table:formula="of:=SUM([.B597:.M597])-6" office:value-type="float" office:value="1.48802324105054">
            <text:p>1.4880232411</text:p>
          </table:table-cell>
          <table:table-cell table:formula="of:=[.N597]-[.$G$6]" office:value-type="float" office:value="1.5117642315845">
            <text:p>1.5117642316</text:p>
          </table:table-cell>
          <table:table-cell table:formula="of:=[.O597]*[.O597]" office:value-type="float" office:value="2.28543109189828">
            <text:p>2.2854310919</text:p>
          </table:table-cell>
        </table:table-row>
        <table:table-row table:style-name="ro1">
          <table:table-cell/>
          <table:table-cell table:formula="of:=RAND()" office:value-type="float" office:value="0.154106562258676">
            <text:p>0.1541065623</text:p>
          </table:table-cell>
          <table:table-cell table:formula="of:=RAND()" office:value-type="float" office:value="0.781141082756221">
            <text:p>0.7811410828</text:p>
          </table:table-cell>
          <table:table-cell table:formula="of:=RAND()" office:value-type="float" office:value="0.373196646105498">
            <text:p>0.3731966461</text:p>
          </table:table-cell>
          <table:table-cell table:formula="of:=RAND()" office:value-type="float" office:value="0.243541423929855">
            <text:p>0.2435414239</text:p>
          </table:table-cell>
          <table:table-cell table:formula="of:=RAND()" office:value-type="float" office:value="0.648358457256109">
            <text:p>0.6483584573</text:p>
          </table:table-cell>
          <table:table-cell table:formula="of:=RAND()" office:value-type="float" office:value="0.874321358045563">
            <text:p>0.874321358</text:p>
          </table:table-cell>
          <table:table-cell table:formula="of:=RAND()" office:value-type="float" office:value="0.958842205116525">
            <text:p>0.9588422051</text:p>
          </table:table-cell>
          <table:table-cell table:formula="of:=RAND()" office:value-type="float" office:value="0.448751906165853">
            <text:p>0.4487519062</text:p>
          </table:table-cell>
          <table:table-cell table:formula="of:=RAND()" office:value-type="float" office:value="0.367736217100173">
            <text:p>0.3677362171</text:p>
          </table:table-cell>
          <table:table-cell table:formula="of:=RAND()" office:value-type="float" office:value="0.805849100230262">
            <text:p>0.8058491002</text:p>
          </table:table-cell>
          <table:table-cell table:formula="of:=RAND()" office:value-type="float" office:value="0.326363984961063">
            <text:p>0.326363985</text:p>
          </table:table-cell>
          <table:table-cell table:formula="of:=RAND()" office:value-type="float" office:value="0.674473368795589">
            <text:p>0.6744733688</text:p>
          </table:table-cell>
          <table:table-cell table:formula="of:=SUM([.B598:.M598])-6" office:value-type="float" office:value="0.656682312721387">
            <text:p>0.6566823127</text:p>
          </table:table-cell>
          <table:table-cell table:formula="of:=[.N598]-[.$G$6]" office:value-type="float" office:value="0.680423303255346">
            <text:p>0.6804233033</text:p>
          </table:table-cell>
          <table:table-cell table:formula="of:=[.O598]*[.O598]" office:value-type="float" office:value="0.462975871612916">
            <text:p>0.4629758716</text:p>
          </table:table-cell>
        </table:table-row>
        <table:table-row table:style-name="ro1">
          <table:table-cell/>
          <table:table-cell table:formula="of:=RAND()" office:value-type="float" office:value="0.503700776258484">
            <text:p>0.5037007763</text:p>
          </table:table-cell>
          <table:table-cell table:formula="of:=RAND()" office:value-type="float" office:value="0.779751158552244">
            <text:p>0.7797511586</text:p>
          </table:table-cell>
          <table:table-cell table:formula="of:=RAND()" office:value-type="float" office:value="0.202914272900671">
            <text:p>0.2029142729</text:p>
          </table:table-cell>
          <table:table-cell table:formula="of:=RAND()" office:value-type="float" office:value="0.469973478233442">
            <text:p>0.4699734782</text:p>
          </table:table-cell>
          <table:table-cell table:formula="of:=RAND()" office:value-type="float" office:value="0.391266843304038">
            <text:p>0.3912668433</text:p>
          </table:table-cell>
          <table:table-cell table:formula="of:=RAND()" office:value-type="float" office:value="0.787228682311252">
            <text:p>0.7872286823</text:p>
          </table:table-cell>
          <table:table-cell table:formula="of:=RAND()" office:value-type="float" office:value="0.419176706578583">
            <text:p>0.4191767066</text:p>
          </table:table-cell>
          <table:table-cell table:formula="of:=RAND()" office:value-type="float" office:value="0.491050459211692">
            <text:p>0.4910504592</text:p>
          </table:table-cell>
          <table:table-cell table:formula="of:=RAND()" office:value-type="float" office:value="0.175785893108696">
            <text:p>0.1757858931</text:p>
          </table:table-cell>
          <table:table-cell table:formula="of:=RAND()" office:value-type="float" office:value="0.744625762104988">
            <text:p>0.7446257621</text:p>
          </table:table-cell>
          <table:table-cell table:formula="of:=RAND()" office:value-type="float" office:value="0.673724311636761">
            <text:p>0.6737243116</text:p>
          </table:table-cell>
          <table:table-cell table:formula="of:=RAND()" office:value-type="float" office:value="0.274736807448789">
            <text:p>0.2747368074</text:p>
          </table:table-cell>
          <table:table-cell table:formula="of:=SUM([.B599:.M599])-6" office:value-type="float" office:value="-0.086064848350361">
            <text:p>-0.0860648484</text:p>
          </table:table-cell>
          <table:table-cell table:formula="of:=[.N599]-[.$G$6]" office:value-type="float" office:value="-0.0623238578164019">
            <text:p>-0.0623238578</text:p>
          </table:table-cell>
          <table:table-cell table:formula="of:=[.O599]*[.O599]" office:value-type="float" office:value="0.00388426325311908">
            <text:p>0.0038842633</text:p>
          </table:table-cell>
        </table:table-row>
        <table:table-row table:style-name="ro1">
          <table:table-cell/>
          <table:table-cell table:formula="of:=RAND()" office:value-type="float" office:value="0.979104748461396">
            <text:p>0.9791047485</text:p>
          </table:table-cell>
          <table:table-cell table:formula="of:=RAND()" office:value-type="float" office:value="0.548333827638999">
            <text:p>0.5483338276</text:p>
          </table:table-cell>
          <table:table-cell table:formula="of:=RAND()" office:value-type="float" office:value="0.0235158340074122">
            <text:p>0.023515834</text:p>
          </table:table-cell>
          <table:table-cell table:formula="of:=RAND()" office:value-type="float" office:value="0.782928885426372">
            <text:p>0.7829288854</text:p>
          </table:table-cell>
          <table:table-cell table:formula="of:=RAND()" office:value-type="float" office:value="0.33995406399481">
            <text:p>0.339954064</text:p>
          </table:table-cell>
          <table:table-cell table:formula="of:=RAND()" office:value-type="float" office:value="0.338055461179465">
            <text:p>0.3380554612</text:p>
          </table:table-cell>
          <table:table-cell table:formula="of:=RAND()" office:value-type="float" office:value="0.828177016461268">
            <text:p>0.8281770165</text:p>
          </table:table-cell>
          <table:table-cell table:formula="of:=RAND()" office:value-type="float" office:value="0.93739525321871">
            <text:p>0.9373952532</text:p>
          </table:table-cell>
          <table:table-cell table:formula="of:=RAND()" office:value-type="float" office:value="0.630923400400206">
            <text:p>0.6309234004</text:p>
          </table:table-cell>
          <table:table-cell table:formula="of:=RAND()" office:value-type="float" office:value="0.744470888981596">
            <text:p>0.744470889</text:p>
          </table:table-cell>
          <table:table-cell table:formula="of:=RAND()" office:value-type="float" office:value="0.194772835355252">
            <text:p>0.1947728354</text:p>
          </table:table-cell>
          <table:table-cell table:formula="of:=RAND()" office:value-type="float" office:value="0.174541610525921">
            <text:p>0.1745416105</text:p>
          </table:table-cell>
          <table:table-cell table:formula="of:=SUM([.B600:.M600])-6" office:value-type="float" office:value="0.522173825651407">
            <text:p>0.5221738257</text:p>
          </table:table-cell>
          <table:table-cell table:formula="of:=[.N600]-[.$G$6]" office:value-type="float" office:value="0.545914816185366">
            <text:p>0.5459148162</text:p>
          </table:table-cell>
          <table:table-cell table:formula="of:=[.O600]*[.O600]" office:value-type="float" office:value="0.298022986530702">
            <text:p>0.2980229865</text:p>
          </table:table-cell>
        </table:table-row>
        <table:table-row table:style-name="ro1">
          <table:table-cell/>
          <table:table-cell table:formula="of:=RAND()" office:value-type="float" office:value="0.103279324714094">
            <text:p>0.1032793247</text:p>
          </table:table-cell>
          <table:table-cell table:formula="of:=RAND()" office:value-type="float" office:value="0.489533121697605">
            <text:p>0.4895331217</text:p>
          </table:table-cell>
          <table:table-cell table:formula="of:=RAND()" office:value-type="float" office:value="0.712247540010139">
            <text:p>0.71224754</text:p>
          </table:table-cell>
          <table:table-cell table:formula="of:=RAND()" office:value-type="float" office:value="0.821872793603689">
            <text:p>0.8218727936</text:p>
          </table:table-cell>
          <table:table-cell table:formula="of:=RAND()" office:value-type="float" office:value="0.224812182597816">
            <text:p>0.2248121826</text:p>
          </table:table-cell>
          <table:table-cell table:formula="of:=RAND()" office:value-type="float" office:value="0.511911319335923">
            <text:p>0.5119113193</text:p>
          </table:table-cell>
          <table:table-cell table:formula="of:=RAND()" office:value-type="float" office:value="0.137609295314178">
            <text:p>0.1376092953</text:p>
          </table:table-cell>
          <table:table-cell table:formula="of:=RAND()" office:value-type="float" office:value="0.52406675578095">
            <text:p>0.5240667558</text:p>
          </table:table-cell>
          <table:table-cell table:formula="of:=RAND()" office:value-type="float" office:value="0.847825468750671">
            <text:p>0.8478254688</text:p>
          </table:table-cell>
          <table:table-cell table:formula="of:=RAND()" office:value-type="float" office:value="0.263908172491938">
            <text:p>0.2639081725</text:p>
          </table:table-cell>
          <table:table-cell table:formula="of:=RAND()" office:value-type="float" office:value="0.049460988258943">
            <text:p>0.0494609883</text:p>
          </table:table-cell>
          <table:table-cell table:formula="of:=RAND()" office:value-type="float" office:value="0.183060281677172">
            <text:p>0.1830602817</text:p>
          </table:table-cell>
          <table:table-cell table:formula="of:=SUM([.B601:.M601])-6" office:value-type="float" office:value="-1.13041275576688">
            <text:p>-1.1304127558</text:p>
          </table:table-cell>
          <table:table-cell table:formula="of:=[.N601]-[.$G$6]" office:value-type="float" office:value="-1.10667176523292">
            <text:p>-1.1066717652</text:p>
          </table:table-cell>
          <table:table-cell table:formula="of:=[.O601]*[.O601]" office:value-type="float" office:value="1.22472239596376">
            <text:p>1.224722396</text:p>
          </table:table-cell>
        </table:table-row>
        <table:table-row table:style-name="ro1">
          <table:table-cell/>
          <table:table-cell table:formula="of:=RAND()" office:value-type="float" office:value="0.653931462205946">
            <text:p>0.6539314622</text:p>
          </table:table-cell>
          <table:table-cell table:formula="of:=RAND()" office:value-type="float" office:value="0.138312754919752">
            <text:p>0.1383127549</text:p>
          </table:table-cell>
          <table:table-cell table:formula="of:=RAND()" office:value-type="float" office:value="0.493535188026726">
            <text:p>0.493535188</text:p>
          </table:table-cell>
          <table:table-cell table:formula="of:=RAND()" office:value-type="float" office:value="0.778283919207752">
            <text:p>0.7782839192</text:p>
          </table:table-cell>
          <table:table-cell table:formula="of:=RAND()" office:value-type="float" office:value="0.722995781106874">
            <text:p>0.7229957811</text:p>
          </table:table-cell>
          <table:table-cell table:formula="of:=RAND()" office:value-type="float" office:value="0.930888449540362">
            <text:p>0.9308884495</text:p>
          </table:table-cell>
          <table:table-cell table:formula="of:=RAND()" office:value-type="float" office:value="0.408823353704065">
            <text:p>0.4088233537</text:p>
          </table:table-cell>
          <table:table-cell table:formula="of:=RAND()" office:value-type="float" office:value="0.474833773449063">
            <text:p>0.4748337734</text:p>
          </table:table-cell>
          <table:table-cell table:formula="of:=RAND()" office:value-type="float" office:value="0.141015016008168">
            <text:p>0.141015016</text:p>
          </table:table-cell>
          <table:table-cell table:formula="of:=RAND()" office:value-type="float" office:value="0.979085262864828">
            <text:p>0.9790852629</text:p>
          </table:table-cell>
          <table:table-cell table:formula="of:=RAND()" office:value-type="float" office:value="0.308110274141654">
            <text:p>0.3081102741</text:p>
          </table:table-cell>
          <table:table-cell table:formula="of:=RAND()" office:value-type="float" office:value="0.491896961349994">
            <text:p>0.4918969613</text:p>
          </table:table-cell>
          <table:table-cell table:formula="of:=SUM([.B602:.M602])-6" office:value-type="float" office:value="0.521712196525186">
            <text:p>0.5217121965</text:p>
          </table:table-cell>
          <table:table-cell table:formula="of:=[.N602]-[.$G$6]" office:value-type="float" office:value="0.545453187059145">
            <text:p>0.5454531871</text:p>
          </table:table-cell>
          <table:table-cell table:formula="of:=[.O602]*[.O602]" office:value-type="float" office:value="0.297519179272979">
            <text:p>0.2975191793</text:p>
          </table:table-cell>
        </table:table-row>
        <table:table-row table:style-name="ro1">
          <table:table-cell/>
          <table:table-cell table:formula="of:=RAND()" office:value-type="float" office:value="0.645555769558996">
            <text:p>0.6455557696</text:p>
          </table:table-cell>
          <table:table-cell table:formula="of:=RAND()" office:value-type="float" office:value="0.659590438939631">
            <text:p>0.6595904389</text:p>
          </table:table-cell>
          <table:table-cell table:formula="of:=RAND()" office:value-type="float" office:value="0.715320051182061">
            <text:p>0.7153200512</text:p>
          </table:table-cell>
          <table:table-cell table:formula="of:=RAND()" office:value-type="float" office:value="0.0905993524938822">
            <text:p>0.0905993525</text:p>
          </table:table-cell>
          <table:table-cell table:formula="of:=RAND()" office:value-type="float" office:value="0.231346872402355">
            <text:p>0.2313468724</text:p>
          </table:table-cell>
          <table:table-cell table:formula="of:=RAND()" office:value-type="float" office:value="0.756266300333664">
            <text:p>0.7562663003</text:p>
          </table:table-cell>
          <table:table-cell table:formula="of:=RAND()" office:value-type="float" office:value="0.0860406996216625">
            <text:p>0.0860406996</text:p>
          </table:table-cell>
          <table:table-cell table:formula="of:=RAND()" office:value-type="float" office:value="0.973783199442551">
            <text:p>0.9737831994</text:p>
          </table:table-cell>
          <table:table-cell table:formula="of:=RAND()" office:value-type="float" office:value="0.3482952544">
            <text:p>0.3482952544</text:p>
          </table:table-cell>
          <table:table-cell table:formula="of:=RAND()" office:value-type="float" office:value="0.821729962481186">
            <text:p>0.8217299625</text:p>
          </table:table-cell>
          <table:table-cell table:formula="of:=RAND()" office:value-type="float" office:value="0.0335920490324497">
            <text:p>0.033592049</text:p>
          </table:table-cell>
          <table:table-cell table:formula="of:=RAND()" office:value-type="float" office:value="0.977086277445778">
            <text:p>0.9770862774</text:p>
          </table:table-cell>
          <table:table-cell table:formula="of:=SUM([.B603:.M603])-6" office:value-type="float" office:value="0.339206227334216">
            <text:p>0.3392062273</text:p>
          </table:table-cell>
          <table:table-cell table:formula="of:=[.N603]-[.$G$6]" office:value-type="float" office:value="0.362947217868175">
            <text:p>0.3629472179</text:p>
          </table:table-cell>
          <table:table-cell table:formula="of:=[.O603]*[.O603]" office:value-type="float" office:value="0.131730682958249">
            <text:p>0.131730683</text:p>
          </table:table-cell>
        </table:table-row>
        <table:table-row table:style-name="ro1">
          <table:table-cell/>
          <table:table-cell table:formula="of:=RAND()" office:value-type="float" office:value="0.922766495961696">
            <text:p>0.922766496</text:p>
          </table:table-cell>
          <table:table-cell table:formula="of:=RAND()" office:value-type="float" office:value="0.657462086062878">
            <text:p>0.6574620861</text:p>
          </table:table-cell>
          <table:table-cell table:formula="of:=RAND()" office:value-type="float" office:value="0.0535775234457105">
            <text:p>0.0535775234</text:p>
          </table:table-cell>
          <table:table-cell table:formula="of:=RAND()" office:value-type="float" office:value="0.725735909072682">
            <text:p>0.7257359091</text:p>
          </table:table-cell>
          <table:table-cell table:formula="of:=RAND()" office:value-type="float" office:value="0.231959198834375">
            <text:p>0.2319591988</text:p>
          </table:table-cell>
          <table:table-cell table:formula="of:=RAND()" office:value-type="float" office:value="0.631195127032697">
            <text:p>0.631195127</text:p>
          </table:table-cell>
          <table:table-cell table:formula="of:=RAND()" office:value-type="float" office:value="0.781152521260083">
            <text:p>0.7811525213</text:p>
          </table:table-cell>
          <table:table-cell table:formula="of:=RAND()" office:value-type="float" office:value="0.571357671404257">
            <text:p>0.5713576714</text:p>
          </table:table-cell>
          <table:table-cell table:formula="of:=RAND()" office:value-type="float" office:value="0.973121069604531">
            <text:p>0.9731210696</text:p>
          </table:table-cell>
          <table:table-cell table:formula="of:=RAND()" office:value-type="float" office:value="0.085475190076977">
            <text:p>0.0854751901</text:p>
          </table:table-cell>
          <table:table-cell table:formula="of:=RAND()" office:value-type="float" office:value="0.663895776495338">
            <text:p>0.6638957765</text:p>
          </table:table-cell>
          <table:table-cell table:formula="of:=RAND()" office:value-type="float" office:value="0.83523086248897">
            <text:p>0.8352308625</text:p>
          </table:table-cell>
          <table:table-cell table:formula="of:=SUM([.B604:.M604])-6" office:value-type="float" office:value="1.13292943174019">
            <text:p>1.1329294317</text:p>
          </table:table-cell>
          <table:table-cell table:formula="of:=[.N604]-[.$G$6]" office:value-type="float" office:value="1.15667042227415">
            <text:p>1.1566704223</text:p>
          </table:table-cell>
          <table:table-cell table:formula="of:=[.O604]*[.O604]" office:value-type="float" office:value="1.33788646576387">
            <text:p>1.3378864658</text:p>
          </table:table-cell>
        </table:table-row>
        <table:table-row table:style-name="ro1">
          <table:table-cell/>
          <table:table-cell table:formula="of:=RAND()" office:value-type="float" office:value="0.985487185185775">
            <text:p>0.9854871852</text:p>
          </table:table-cell>
          <table:table-cell table:formula="of:=RAND()" office:value-type="float" office:value="0.725569990463555">
            <text:p>0.7255699905</text:p>
          </table:table-cell>
          <table:table-cell table:formula="of:=RAND()" office:value-type="float" office:value="0.509766704170033">
            <text:p>0.5097667042</text:p>
          </table:table-cell>
          <table:table-cell table:formula="of:=RAND()" office:value-type="float" office:value="0.299185163574293">
            <text:p>0.2991851636</text:p>
          </table:table-cell>
          <table:table-cell table:formula="of:=RAND()" office:value-type="float" office:value="0.819549549603835">
            <text:p>0.8195495496</text:p>
          </table:table-cell>
          <table:table-cell table:formula="of:=RAND()" office:value-type="float" office:value="0.0327939679846168">
            <text:p>0.032793968</text:p>
          </table:table-cell>
          <table:table-cell table:formula="of:=RAND()" office:value-type="float" office:value="0.0459335383493453">
            <text:p>0.0459335383</text:p>
          </table:table-cell>
          <table:table-cell table:formula="of:=RAND()" office:value-type="float" office:value="0.266064623603597">
            <text:p>0.2660646236</text:p>
          </table:table-cell>
          <table:table-cell table:formula="of:=RAND()" office:value-type="float" office:value="0.67261703684926">
            <text:p>0.6726170368</text:p>
          </table:table-cell>
          <table:table-cell table:formula="of:=RAND()" office:value-type="float" office:value="0.459780003642663">
            <text:p>0.4597800036</text:p>
          </table:table-cell>
          <table:table-cell table:formula="of:=RAND()" office:value-type="float" office:value="0.0218665939755738">
            <text:p>0.021866594</text:p>
          </table:table-cell>
          <table:table-cell table:formula="of:=RAND()" office:value-type="float" office:value="0.29827590752393">
            <text:p>0.2982759075</text:p>
          </table:table-cell>
          <table:table-cell table:formula="of:=SUM([.B605:.M605])-6" office:value-type="float" office:value="-0.863109735073522">
            <text:p>-0.8631097351</text:p>
          </table:table-cell>
          <table:table-cell table:formula="of:=[.N605]-[.$G$6]" office:value-type="float" office:value="-0.839368744539562">
            <text:p>-0.8393687445</text:p>
          </table:table-cell>
          <table:table-cell table:formula="of:=[.O605]*[.O605]" office:value-type="float" office:value="0.704539889309921">
            <text:p>0.7045398893</text:p>
          </table:table-cell>
        </table:table-row>
        <table:table-row table:style-name="ro1">
          <table:table-cell/>
          <table:table-cell table:formula="of:=RAND()" office:value-type="float" office:value="0.763935886789113">
            <text:p>0.7639358868</text:p>
          </table:table-cell>
          <table:table-cell table:formula="of:=RAND()" office:value-type="float" office:value="0.241796475369483">
            <text:p>0.2417964754</text:p>
          </table:table-cell>
          <table:table-cell table:formula="of:=RAND()" office:value-type="float" office:value="0.285531643545255">
            <text:p>0.2855316435</text:p>
          </table:table-cell>
          <table:table-cell table:formula="of:=RAND()" office:value-type="float" office:value="0.337296913843602">
            <text:p>0.3372969138</text:p>
          </table:table-cell>
          <table:table-cell table:formula="of:=RAND()" office:value-type="float" office:value="0.627696471987292">
            <text:p>0.627696472</text:p>
          </table:table-cell>
          <table:table-cell table:formula="of:=RAND()" office:value-type="float" office:value="0.806873477296904">
            <text:p>0.8068734773</text:p>
          </table:table-cell>
          <table:table-cell table:formula="of:=RAND()" office:value-type="float" office:value="0.82538067153655">
            <text:p>0.8253806715</text:p>
          </table:table-cell>
          <table:table-cell table:formula="of:=RAND()" office:value-type="float" office:value="0.0408333903178573">
            <text:p>0.0408333903</text:p>
          </table:table-cell>
          <table:table-cell table:formula="of:=RAND()" office:value-type="float" office:value="0.753126881550998">
            <text:p>0.7531268816</text:p>
          </table:table-cell>
          <table:table-cell table:formula="of:=RAND()" office:value-type="float" office:value="0.935110748047009">
            <text:p>0.935110748</text:p>
          </table:table-cell>
          <table:table-cell table:formula="of:=RAND()" office:value-type="float" office:value="0.263587998924777">
            <text:p>0.2635879989</text:p>
          </table:table-cell>
          <table:table-cell table:formula="of:=RAND()" office:value-type="float" office:value="0.744852596893907">
            <text:p>0.7448525969</text:p>
          </table:table-cell>
          <table:table-cell table:formula="of:=SUM([.B606:.M606])-6" office:value-type="float" office:value="0.626023156102747">
            <text:p>0.6260231561</text:p>
          </table:table-cell>
          <table:table-cell table:formula="of:=[.N606]-[.$G$6]" office:value-type="float" office:value="0.649764146636706">
            <text:p>0.6497641466</text:p>
          </table:table-cell>
          <table:table-cell table:formula="of:=[.O606]*[.O606]" office:value-type="float" office:value="0.422193446254527">
            <text:p>0.4221934463</text:p>
          </table:table-cell>
        </table:table-row>
        <table:table-row table:style-name="ro1">
          <table:table-cell/>
          <table:table-cell table:formula="of:=RAND()" office:value-type="float" office:value="0.445651777554303">
            <text:p>0.4456517776</text:p>
          </table:table-cell>
          <table:table-cell table:formula="of:=RAND()" office:value-type="float" office:value="0.581521512940526">
            <text:p>0.5815215129</text:p>
          </table:table-cell>
          <table:table-cell table:formula="of:=RAND()" office:value-type="float" office:value="0.241901488509029">
            <text:p>0.2419014885</text:p>
          </table:table-cell>
          <table:table-cell table:formula="of:=RAND()" office:value-type="float" office:value="0.798146596178412">
            <text:p>0.7981465962</text:p>
          </table:table-cell>
          <table:table-cell table:formula="of:=RAND()" office:value-type="float" office:value="0.206746941665187">
            <text:p>0.2067469417</text:p>
          </table:table-cell>
          <table:table-cell table:formula="of:=RAND()" office:value-type="float" office:value="0.477681573014706">
            <text:p>0.477681573</text:p>
          </table:table-cell>
          <table:table-cell table:formula="of:=RAND()" office:value-type="float" office:value="0.0709231682121754">
            <text:p>0.0709231682</text:p>
          </table:table-cell>
          <table:table-cell table:formula="of:=RAND()" office:value-type="float" office:value="0.689825920853764">
            <text:p>0.6898259209</text:p>
          </table:table-cell>
          <table:table-cell table:formula="of:=RAND()" office:value-type="float" office:value="0.243767025647685">
            <text:p>0.2437670256</text:p>
          </table:table-cell>
          <table:table-cell table:formula="of:=RAND()" office:value-type="float" office:value="0.765149041777477">
            <text:p>0.7651490418</text:p>
          </table:table-cell>
          <table:table-cell table:formula="of:=RAND()" office:value-type="float" office:value="0.529683417407796">
            <text:p>0.5296834174</text:p>
          </table:table-cell>
          <table:table-cell table:formula="of:=RAND()" office:value-type="float" office:value="0.72683818731457">
            <text:p>0.7268381873</text:p>
          </table:table-cell>
          <table:table-cell table:formula="of:=SUM([.B607:.M607])-6" office:value-type="float" office:value="-0.222163348924369">
            <text:p>-0.2221633489</text:p>
          </table:table-cell>
          <table:table-cell table:formula="of:=[.N607]-[.$G$6]" office:value-type="float" office:value="-0.19842235839041">
            <text:p>-0.1984223584</text:p>
          </table:table-cell>
          <table:table-cell table:formula="of:=[.O607]*[.O607]" office:value-type="float" office:value="0.0393714323092121">
            <text:p>0.0393714323</text:p>
          </table:table-cell>
        </table:table-row>
        <table:table-row table:style-name="ro1">
          <table:table-cell/>
          <table:table-cell table:formula="of:=RAND()" office:value-type="float" office:value="0.789168126415461">
            <text:p>0.7891681264</text:p>
          </table:table-cell>
          <table:table-cell table:formula="of:=RAND()" office:value-type="float" office:value="0.903600801015273">
            <text:p>0.903600801</text:p>
          </table:table-cell>
          <table:table-cell table:formula="of:=RAND()" office:value-type="float" office:value="0.836990241194144">
            <text:p>0.8369902412</text:p>
          </table:table-cell>
          <table:table-cell table:formula="of:=RAND()" office:value-type="float" office:value="0.026664299890399">
            <text:p>0.0266642999</text:p>
          </table:table-cell>
          <table:table-cell table:formula="of:=RAND()" office:value-type="float" office:value="0.291944562457502">
            <text:p>0.2919445625</text:p>
          </table:table-cell>
          <table:table-cell table:formula="of:=RAND()" office:value-type="float" office:value="0.136038057040423">
            <text:p>0.136038057</text:p>
          </table:table-cell>
          <table:table-cell table:formula="of:=RAND()" office:value-type="float" office:value="0.611409791046754">
            <text:p>0.611409791</text:p>
          </table:table-cell>
          <table:table-cell table:formula="of:=RAND()" office:value-type="float" office:value="0.825585368089378">
            <text:p>0.8255853681</text:p>
          </table:table-cell>
          <table:table-cell table:formula="of:=RAND()" office:value-type="float" office:value="0.474037442356348">
            <text:p>0.4740374424</text:p>
          </table:table-cell>
          <table:table-cell table:formula="of:=RAND()" office:value-type="float" office:value="0.703667623922229">
            <text:p>0.7036676239</text:p>
          </table:table-cell>
          <table:table-cell table:formula="of:=RAND()" office:value-type="float" office:value="0.262516994262114">
            <text:p>0.2625169943</text:p>
          </table:table-cell>
          <table:table-cell table:formula="of:=RAND()" office:value-type="float" office:value="0.827557895565406">
            <text:p>0.8275578956</text:p>
          </table:table-cell>
          <table:table-cell table:formula="of:=SUM([.B608:.M608])-6" office:value-type="float" office:value="0.68918120325543">
            <text:p>0.6891812033</text:p>
          </table:table-cell>
          <table:table-cell table:formula="of:=[.N608]-[.$G$6]" office:value-type="float" office:value="0.712922193789389">
            <text:p>0.7129221938</text:p>
          </table:table-cell>
          <table:table-cell table:formula="of:=[.O608]*[.O608]" office:value-type="float" office:value="0.508258054397475">
            <text:p>0.5082580544</text:p>
          </table:table-cell>
        </table:table-row>
        <table:table-row table:style-name="ro1">
          <table:table-cell/>
          <table:table-cell table:formula="of:=RAND()" office:value-type="float" office:value="0.321615535998717">
            <text:p>0.321615536</text:p>
          </table:table-cell>
          <table:table-cell table:formula="of:=RAND()" office:value-type="float" office:value="0.688611746532843">
            <text:p>0.6886117465</text:p>
          </table:table-cell>
          <table:table-cell table:formula="of:=RAND()" office:value-type="float" office:value="0.659390845568851">
            <text:p>0.6593908456</text:p>
          </table:table-cell>
          <table:table-cell table:formula="of:=RAND()" office:value-type="float" office:value="0.123047154862434">
            <text:p>0.1230471549</text:p>
          </table:table-cell>
          <table:table-cell table:formula="of:=RAND()" office:value-type="float" office:value="0.0191238163970411">
            <text:p>0.0191238164</text:p>
          </table:table-cell>
          <table:table-cell table:formula="of:=RAND()" office:value-type="float" office:value="0.524923953227699">
            <text:p>0.5249239532</text:p>
          </table:table-cell>
          <table:table-cell table:formula="of:=RAND()" office:value-type="float" office:value="0.483762383460999">
            <text:p>0.4837623835</text:p>
          </table:table-cell>
          <table:table-cell table:formula="of:=RAND()" office:value-type="float" office:value="0.767811491852626">
            <text:p>0.7678114919</text:p>
          </table:table-cell>
          <table:table-cell table:formula="of:=RAND()" office:value-type="float" office:value="0.994136746507138">
            <text:p>0.9941367465</text:p>
          </table:table-cell>
          <table:table-cell table:formula="of:=RAND()" office:value-type="float" office:value="0.751114532351494">
            <text:p>0.7511145324</text:p>
          </table:table-cell>
          <table:table-cell table:formula="of:=RAND()" office:value-type="float" office:value="0.539424326969311">
            <text:p>0.539424327</text:p>
          </table:table-cell>
          <table:table-cell table:formula="of:=RAND()" office:value-type="float" office:value="0.627199025359005">
            <text:p>0.6271990254</text:p>
          </table:table-cell>
          <table:table-cell table:formula="of:=SUM([.B609:.M609])-6" office:value-type="float" office:value="0.500161559088156">
            <text:p>0.5001615591</text:p>
          </table:table-cell>
          <table:table-cell table:formula="of:=[.N609]-[.$G$6]" office:value-type="float" office:value="0.523902549622115">
            <text:p>0.5239025496</text:p>
          </table:table-cell>
          <table:table-cell table:formula="of:=[.O609]*[.O609]" office:value-type="float" office:value="0.274473881500552">
            <text:p>0.2744738815</text:p>
          </table:table-cell>
        </table:table-row>
        <table:table-row table:style-name="ro1">
          <table:table-cell/>
          <table:table-cell table:formula="of:=RAND()" office:value-type="float" office:value="0.550384992267937">
            <text:p>0.5503849923</text:p>
          </table:table-cell>
          <table:table-cell table:formula="of:=RAND()" office:value-type="float" office:value="0.712453556014225">
            <text:p>0.712453556</text:p>
          </table:table-cell>
          <table:table-cell table:formula="of:=RAND()" office:value-type="float" office:value="0.638261724961922">
            <text:p>0.638261725</text:p>
          </table:table-cell>
          <table:table-cell table:formula="of:=RAND()" office:value-type="float" office:value="0.118535557761788">
            <text:p>0.1185355578</text:p>
          </table:table-cell>
          <table:table-cell table:formula="of:=RAND()" office:value-type="float" office:value="0.133211119798943">
            <text:p>0.1332111198</text:p>
          </table:table-cell>
          <table:table-cell table:formula="of:=RAND()" office:value-type="float" office:value="0.500641501042992">
            <text:p>0.500641501</text:p>
          </table:table-cell>
          <table:table-cell table:formula="of:=RAND()" office:value-type="float" office:value="0.909206012729555">
            <text:p>0.9092060127</text:p>
          </table:table-cell>
          <table:table-cell table:formula="of:=RAND()" office:value-type="float" office:value="0.114055456826463">
            <text:p>0.1140554568</text:p>
          </table:table-cell>
          <table:table-cell table:formula="of:=RAND()" office:value-type="float" office:value="0.396354389609769">
            <text:p>0.3963543896</text:p>
          </table:table-cell>
          <table:table-cell table:formula="of:=RAND()" office:value-type="float" office:value="0.0303155349101871">
            <text:p>0.0303155349</text:p>
          </table:table-cell>
          <table:table-cell table:formula="of:=RAND()" office:value-type="float" office:value="0.96954282769002">
            <text:p>0.9695428277</text:p>
          </table:table-cell>
          <table:table-cell table:formula="of:=RAND()" office:value-type="float" office:value="0.511719627771527">
            <text:p>0.5117196278</text:p>
          </table:table-cell>
          <table:table-cell table:formula="of:=SUM([.B610:.M610])-6" office:value-type="float" office:value="-0.415317698614672">
            <text:p>-0.4153176986</text:p>
          </table:table-cell>
          <table:table-cell table:formula="of:=[.N610]-[.$G$6]" office:value-type="float" office:value="-0.391576708080713">
            <text:p>-0.3915767081</text:p>
          </table:table-cell>
          <table:table-cell table:formula="of:=[.O610]*[.O610]" office:value-type="float" office:value="0.153332318311328">
            <text:p>0.1533323183</text:p>
          </table:table-cell>
        </table:table-row>
        <table:table-row table:style-name="ro1">
          <table:table-cell/>
          <table:table-cell table:formula="of:=RAND()" office:value-type="float" office:value="0.105627573095262">
            <text:p>0.1056275731</text:p>
          </table:table-cell>
          <table:table-cell table:formula="of:=RAND()" office:value-type="float" office:value="0.945435495115817">
            <text:p>0.9454354951</text:p>
          </table:table-cell>
          <table:table-cell table:formula="of:=RAND()" office:value-type="float" office:value="0.209748492809013">
            <text:p>0.2097484928</text:p>
          </table:table-cell>
          <table:table-cell table:formula="of:=RAND()" office:value-type="float" office:value="0.979245744179934">
            <text:p>0.9792457442</text:p>
          </table:table-cell>
          <table:table-cell table:formula="of:=RAND()" office:value-type="float" office:value="0.0281437914818525">
            <text:p>0.0281437915</text:p>
          </table:table-cell>
          <table:table-cell table:formula="of:=RAND()" office:value-type="float" office:value="0.108381723752245">
            <text:p>0.1083817238</text:p>
          </table:table-cell>
          <table:table-cell table:formula="of:=RAND()" office:value-type="float" office:value="0.80191649030894">
            <text:p>0.8019164903</text:p>
          </table:table-cell>
          <table:table-cell table:formula="of:=RAND()" office:value-type="float" office:value="0.773832537932321">
            <text:p>0.7738325379</text:p>
          </table:table-cell>
          <table:table-cell table:formula="of:=RAND()" office:value-type="float" office:value="0.638775334693491">
            <text:p>0.6387753347</text:p>
          </table:table-cell>
          <table:table-cell table:formula="of:=RAND()" office:value-type="float" office:value="0.0708381889853627">
            <text:p>0.070838189</text:p>
          </table:table-cell>
          <table:table-cell table:formula="of:=RAND()" office:value-type="float" office:value="0.761915030889213">
            <text:p>0.7619150309</text:p>
          </table:table-cell>
          <table:table-cell table:formula="of:=RAND()" office:value-type="float" office:value="0.433362783864141">
            <text:p>0.4333627839</text:p>
          </table:table-cell>
          <table:table-cell table:formula="of:=SUM([.B611:.M611])-6" office:value-type="float" office:value="-0.142776812892407">
            <text:p>-0.1427768129</text:p>
          </table:table-cell>
          <table:table-cell table:formula="of:=[.N611]-[.$G$6]" office:value-type="float" office:value="-0.119035822358448">
            <text:p>-0.1190358224</text:p>
          </table:table-cell>
          <table:table-cell table:formula="of:=[.O611]*[.O611]" office:value-type="float" office:value="0.014169527004552">
            <text:p>0.014169527</text:p>
          </table:table-cell>
        </table:table-row>
        <table:table-row table:style-name="ro1">
          <table:table-cell/>
          <table:table-cell table:formula="of:=RAND()" office:value-type="float" office:value="0.9418158470653">
            <text:p>0.9418158471</text:p>
          </table:table-cell>
          <table:table-cell table:formula="of:=RAND()" office:value-type="float" office:value="0.471664489479736">
            <text:p>0.4716644895</text:p>
          </table:table-cell>
          <table:table-cell table:formula="of:=RAND()" office:value-type="float" office:value="0.286270961165428">
            <text:p>0.2862709612</text:p>
          </table:table-cell>
          <table:table-cell table:formula="of:=RAND()" office:value-type="float" office:value="0.819557633018121">
            <text:p>0.819557633</text:p>
          </table:table-cell>
          <table:table-cell table:formula="of:=RAND()" office:value-type="float" office:value="0.122576345456764">
            <text:p>0.1225763455</text:p>
          </table:table-cell>
          <table:table-cell table:formula="of:=RAND()" office:value-type="float" office:value="0.865809198236093">
            <text:p>0.8658091982</text:p>
          </table:table-cell>
          <table:table-cell table:formula="of:=RAND()" office:value-type="float" office:value="0.484493332449347">
            <text:p>0.4844933324</text:p>
          </table:table-cell>
          <table:table-cell table:formula="of:=RAND()" office:value-type="float" office:value="0.698087364668027">
            <text:p>0.6980873647</text:p>
          </table:table-cell>
          <table:table-cell table:formula="of:=RAND()" office:value-type="float" office:value="0.401809400180355">
            <text:p>0.4018094002</text:p>
          </table:table-cell>
          <table:table-cell table:formula="of:=RAND()" office:value-type="float" office:value="0.357849825872108">
            <text:p>0.3578498259</text:p>
          </table:table-cell>
          <table:table-cell table:formula="of:=RAND()" office:value-type="float" office:value="0.195236376486719">
            <text:p>0.1952363765</text:p>
          </table:table-cell>
          <table:table-cell table:formula="of:=RAND()" office:value-type="float" office:value="0.098863722756505">
            <text:p>0.0988637228</text:p>
          </table:table-cell>
          <table:table-cell table:formula="of:=SUM([.B612:.M612])-6" office:value-type="float" office:value="-0.255965503165498">
            <text:p>-0.2559655032</text:p>
          </table:table-cell>
          <table:table-cell table:formula="of:=[.N612]-[.$G$6]" office:value-type="float" office:value="-0.232224512631539">
            <text:p>-0.2322245126</text:p>
          </table:table-cell>
          <table:table-cell table:formula="of:=[.O612]*[.O612]" office:value-type="float" office:value="0.0539282242669559">
            <text:p>0.0539282243</text:p>
          </table:table-cell>
        </table:table-row>
        <table:table-row table:style-name="ro1">
          <table:table-cell/>
          <table:table-cell table:formula="of:=RAND()" office:value-type="float" office:value="0.165739329298958">
            <text:p>0.1657393293</text:p>
          </table:table-cell>
          <table:table-cell table:formula="of:=RAND()" office:value-type="float" office:value="0.662321934010834">
            <text:p>0.662321934</text:p>
          </table:table-cell>
          <table:table-cell table:formula="of:=RAND()" office:value-type="float" office:value="0.140306029468775">
            <text:p>0.1403060295</text:p>
          </table:table-cell>
          <table:table-cell table:formula="of:=RAND()" office:value-type="float" office:value="0.635432047303766">
            <text:p>0.6354320473</text:p>
          </table:table-cell>
          <table:table-cell table:formula="of:=RAND()" office:value-type="float" office:value="0.49811120913364">
            <text:p>0.4981112091</text:p>
          </table:table-cell>
          <table:table-cell table:formula="of:=RAND()" office:value-type="float" office:value="0.990297829266638">
            <text:p>0.9902978293</text:p>
          </table:table-cell>
          <table:table-cell table:formula="of:=RAND()" office:value-type="float" office:value="0.809989152476192">
            <text:p>0.8099891525</text:p>
          </table:table-cell>
          <table:table-cell table:formula="of:=RAND()" office:value-type="float" office:value="0.876801076577976">
            <text:p>0.8768010766</text:p>
          </table:table-cell>
          <table:table-cell table:formula="of:=RAND()" office:value-type="float" office:value="0.0319700071122497">
            <text:p>0.0319700071</text:p>
          </table:table-cell>
          <table:table-cell table:formula="of:=RAND()" office:value-type="float" office:value="0.480187187902629">
            <text:p>0.4801871879</text:p>
          </table:table-cell>
          <table:table-cell table:formula="of:=RAND()" office:value-type="float" office:value="0.153859409037977">
            <text:p>0.153859409</text:p>
          </table:table-cell>
          <table:table-cell table:formula="of:=RAND()" office:value-type="float" office:value="0.673943465342745">
            <text:p>0.6739434653</text:p>
          </table:table-cell>
          <table:table-cell table:formula="of:=SUM([.B613:.M613])-6" office:value-type="float" office:value="0.11895867693238">
            <text:p>0.1189586769</text:p>
          </table:table-cell>
          <table:table-cell table:formula="of:=[.N613]-[.$G$6]" office:value-type="float" office:value="0.142699667466339">
            <text:p>0.1426996675</text:p>
          </table:table-cell>
          <table:table-cell table:formula="of:=[.O613]*[.O613]" office:value-type="float" office:value="0.0203631950950036">
            <text:p>0.0203631951</text:p>
          </table:table-cell>
        </table:table-row>
        <table:table-row table:style-name="ro1">
          <table:table-cell/>
          <table:table-cell table:formula="of:=RAND()" office:value-type="float" office:value="0.0236323303543031">
            <text:p>0.0236323304</text:p>
          </table:table-cell>
          <table:table-cell table:formula="of:=RAND()" office:value-type="float" office:value="0.640069982968271">
            <text:p>0.640069983</text:p>
          </table:table-cell>
          <table:table-cell table:formula="of:=RAND()" office:value-type="float" office:value="0.875912889605388">
            <text:p>0.8759128896</text:p>
          </table:table-cell>
          <table:table-cell table:formula="of:=RAND()" office:value-type="float" office:value="0.74983571562916">
            <text:p>0.7498357156</text:p>
          </table:table-cell>
          <table:table-cell table:formula="of:=RAND()" office:value-type="float" office:value="0.928884683409706">
            <text:p>0.9288846834</text:p>
          </table:table-cell>
          <table:table-cell table:formula="of:=RAND()" office:value-type="float" office:value="0.444866976700723">
            <text:p>0.4448669767</text:p>
          </table:table-cell>
          <table:table-cell table:formula="of:=RAND()" office:value-type="float" office:value="0.590457121375948">
            <text:p>0.5904571214</text:p>
          </table:table-cell>
          <table:table-cell table:formula="of:=RAND()" office:value-type="float" office:value="0.0598455325234681">
            <text:p>0.0598455325</text:p>
          </table:table-cell>
          <table:table-cell table:formula="of:=RAND()" office:value-type="float" office:value="0.908961810870096">
            <text:p>0.9089618109</text:p>
          </table:table-cell>
          <table:table-cell table:formula="of:=RAND()" office:value-type="float" office:value="0.0229224804788828">
            <text:p>0.0229224805</text:p>
          </table:table-cell>
          <table:table-cell table:formula="of:=RAND()" office:value-type="float" office:value="0.124296446330845">
            <text:p>0.1242964463</text:p>
          </table:table-cell>
          <table:table-cell table:formula="of:=RAND()" office:value-type="float" office:value="0.208894032519311">
            <text:p>0.2088940325</text:p>
          </table:table-cell>
          <table:table-cell table:formula="of:=SUM([.B614:.M614])-6" office:value-type="float" office:value="-0.421419997233897">
            <text:p>-0.4214199972</text:p>
          </table:table-cell>
          <table:table-cell table:formula="of:=[.N614]-[.$G$6]" office:value-type="float" office:value="-0.397679006699938">
            <text:p>-0.3976790067</text:p>
          </table:table-cell>
          <table:table-cell table:formula="of:=[.O614]*[.O614]" office:value-type="float" office:value="0.15814859236985">
            <text:p>0.1581485924</text:p>
          </table:table-cell>
        </table:table-row>
        <table:table-row table:style-name="ro1">
          <table:table-cell/>
          <table:table-cell table:formula="of:=RAND()" office:value-type="float" office:value="0.132421009708196">
            <text:p>0.1324210097</text:p>
          </table:table-cell>
          <table:table-cell table:formula="of:=RAND()" office:value-type="float" office:value="0.0890023175161332">
            <text:p>0.0890023175</text:p>
          </table:table-cell>
          <table:table-cell table:formula="of:=RAND()" office:value-type="float" office:value="0.0324850410688668">
            <text:p>0.0324850411</text:p>
          </table:table-cell>
          <table:table-cell table:formula="of:=RAND()" office:value-type="float" office:value="0.541802759515122">
            <text:p>0.5418027595</text:p>
          </table:table-cell>
          <table:table-cell table:formula="of:=RAND()" office:value-type="float" office:value="0.755215918412432">
            <text:p>0.7552159184</text:p>
          </table:table-cell>
          <table:table-cell table:formula="of:=RAND()" office:value-type="float" office:value="0.928164960816503">
            <text:p>0.9281649608</text:p>
          </table:table-cell>
          <table:table-cell table:formula="of:=RAND()" office:value-type="float" office:value="0.575071944622323">
            <text:p>0.5750719446</text:p>
          </table:table-cell>
          <table:table-cell table:formula="of:=RAND()" office:value-type="float" office:value="0.676263998495415">
            <text:p>0.6762639985</text:p>
          </table:table-cell>
          <table:table-cell table:formula="of:=RAND()" office:value-type="float" office:value="0.354567759670317">
            <text:p>0.3545677597</text:p>
          </table:table-cell>
          <table:table-cell table:formula="of:=RAND()" office:value-type="float" office:value="0.568874662742019">
            <text:p>0.5688746627</text:p>
          </table:table-cell>
          <table:table-cell table:formula="of:=RAND()" office:value-type="float" office:value="0.717887098202482">
            <text:p>0.7178870982</text:p>
          </table:table-cell>
          <table:table-cell table:formula="of:=RAND()" office:value-type="float" office:value="0.924159376183525">
            <text:p>0.9241593762</text:p>
          </table:table-cell>
          <table:table-cell table:formula="of:=SUM([.B615:.M615])-6" office:value-type="float" office:value="0.295916846953332">
            <text:p>0.295916847</text:p>
          </table:table-cell>
          <table:table-cell table:formula="of:=[.N615]-[.$G$6]" office:value-type="float" office:value="0.319657837487291">
            <text:p>0.3196578375</text:p>
          </table:table-cell>
          <table:table-cell table:formula="of:=[.O615]*[.O615]" office:value-type="float" office:value="0.102181133067052">
            <text:p>0.1021811331</text:p>
          </table:table-cell>
        </table:table-row>
        <table:table-row table:style-name="ro1">
          <table:table-cell/>
          <table:table-cell table:formula="of:=RAND()" office:value-type="float" office:value="0.0926222312264144">
            <text:p>0.0926222312</text:p>
          </table:table-cell>
          <table:table-cell table:formula="of:=RAND()" office:value-type="float" office:value="0.05904480535537">
            <text:p>0.0590448054</text:p>
          </table:table-cell>
          <table:table-cell table:formula="of:=RAND()" office:value-type="float" office:value="0.178468383150175">
            <text:p>0.1784683832</text:p>
          </table:table-cell>
          <table:table-cell table:formula="of:=RAND()" office:value-type="float" office:value="0.223409446887672">
            <text:p>0.2234094469</text:p>
          </table:table-cell>
          <table:table-cell table:formula="of:=RAND()" office:value-type="float" office:value="0.223661402706057">
            <text:p>0.2236614027</text:p>
          </table:table-cell>
          <table:table-cell table:formula="of:=RAND()" office:value-type="float" office:value="0.93274026690051">
            <text:p>0.9327402669</text:p>
          </table:table-cell>
          <table:table-cell table:formula="of:=RAND()" office:value-type="float" office:value="0.577915001893416">
            <text:p>0.5779150019</text:p>
          </table:table-cell>
          <table:table-cell table:formula="of:=RAND()" office:value-type="float" office:value="0.718526037875563">
            <text:p>0.7185260379</text:p>
          </table:table-cell>
          <table:table-cell table:formula="of:=RAND()" office:value-type="float" office:value="0.758325033122674">
            <text:p>0.7583250331</text:p>
          </table:table-cell>
          <table:table-cell table:formula="of:=RAND()" office:value-type="float" office:value="0.274878275347874">
            <text:p>0.2748782753</text:p>
          </table:table-cell>
          <table:table-cell table:formula="of:=RAND()" office:value-type="float" office:value="0.187884946353734">
            <text:p>0.1878849464</text:p>
          </table:table-cell>
          <table:table-cell table:formula="of:=RAND()" office:value-type="float" office:value="0.797695271903649">
            <text:p>0.7976952719</text:p>
          </table:table-cell>
          <table:table-cell table:formula="of:=SUM([.B616:.M616])-6" office:value-type="float" office:value="-0.974828897276893">
            <text:p>-0.9748288973</text:p>
          </table:table-cell>
          <table:table-cell table:formula="of:=[.N616]-[.$G$6]" office:value-type="float" office:value="-0.951087906742934">
            <text:p>-0.9510879067</text:p>
          </table:table-cell>
          <table:table-cell table:formula="of:=[.O616]*[.O616]" office:value-type="float" office:value="0.904568206352656">
            <text:p>0.9045682064</text:p>
          </table:table-cell>
        </table:table-row>
        <table:table-row table:style-name="ro1">
          <table:table-cell/>
          <table:table-cell table:formula="of:=RAND()" office:value-type="float" office:value="0.669638675404713">
            <text:p>0.6696386754</text:p>
          </table:table-cell>
          <table:table-cell table:formula="of:=RAND()" office:value-type="float" office:value="0.671841940376908">
            <text:p>0.6718419404</text:p>
          </table:table-cell>
          <table:table-cell table:formula="of:=RAND()" office:value-type="float" office:value="0.325345905963331">
            <text:p>0.325345906</text:p>
          </table:table-cell>
          <table:table-cell table:formula="of:=RAND()" office:value-type="float" office:value="0.67205582279712">
            <text:p>0.6720558228</text:p>
          </table:table-cell>
          <table:table-cell table:formula="of:=RAND()" office:value-type="float" office:value="0.906042748596519">
            <text:p>0.9060427486</text:p>
          </table:table-cell>
          <table:table-cell table:formula="of:=RAND()" office:value-type="float" office:value="0.338792705675587">
            <text:p>0.3387927057</text:p>
          </table:table-cell>
          <table:table-cell table:formula="of:=RAND()" office:value-type="float" office:value="0.301851767580956">
            <text:p>0.3018517676</text:p>
          </table:table-cell>
          <table:table-cell table:formula="of:=RAND()" office:value-type="float" office:value="0.691739935427904">
            <text:p>0.6917399354</text:p>
          </table:table-cell>
          <table:table-cell table:formula="of:=RAND()" office:value-type="float" office:value="0.900293083395809">
            <text:p>0.9002930834</text:p>
          </table:table-cell>
          <table:table-cell table:formula="of:=RAND()" office:value-type="float" office:value="0.435274869203568">
            <text:p>0.4352748692</text:p>
          </table:table-cell>
          <table:table-cell table:formula="of:=RAND()" office:value-type="float" office:value="0.664254086557776">
            <text:p>0.6642540866</text:p>
          </table:table-cell>
          <table:table-cell table:formula="of:=RAND()" office:value-type="float" office:value="0.980954560916871">
            <text:p>0.9809545609</text:p>
          </table:table-cell>
          <table:table-cell table:formula="of:=SUM([.B617:.M617])-6" office:value-type="float" office:value="1.55808610189706">
            <text:p>1.5580861019</text:p>
          </table:table-cell>
          <table:table-cell table:formula="of:=[.N617]-[.$G$6]" office:value-type="float" office:value="1.58182709243102">
            <text:p>1.5818270924</text:p>
          </table:table-cell>
          <table:table-cell table:formula="of:=[.O617]*[.O617]" office:value-type="float" office:value="2.50217695034877">
            <text:p>2.5021769503</text:p>
          </table:table-cell>
        </table:table-row>
        <table:table-row table:style-name="ro1">
          <table:table-cell/>
          <table:table-cell table:formula="of:=RAND()" office:value-type="float" office:value="0.11435822583735">
            <text:p>0.1143582258</text:p>
          </table:table-cell>
          <table:table-cell table:formula="of:=RAND()" office:value-type="float" office:value="0.64309364114888">
            <text:p>0.6430936411</text:p>
          </table:table-cell>
          <table:table-cell table:formula="of:=RAND()" office:value-type="float" office:value="0.541191091295332">
            <text:p>0.5411910913</text:p>
          </table:table-cell>
          <table:table-cell table:formula="of:=RAND()" office:value-type="float" office:value="0.0929243084974587">
            <text:p>0.0929243085</text:p>
          </table:table-cell>
          <table:table-cell table:formula="of:=RAND()" office:value-type="float" office:value="0.124231011839584">
            <text:p>0.1242310118</text:p>
          </table:table-cell>
          <table:table-cell table:formula="of:=RAND()" office:value-type="float" office:value="0.923883048817515">
            <text:p>0.9238830488</text:p>
          </table:table-cell>
          <table:table-cell table:formula="of:=RAND()" office:value-type="float" office:value="0.24348934344016">
            <text:p>0.2434893434</text:p>
          </table:table-cell>
          <table:table-cell table:formula="of:=RAND()" office:value-type="float" office:value="0.713108872296289">
            <text:p>0.7131088723</text:p>
          </table:table-cell>
          <table:table-cell table:formula="of:=RAND()" office:value-type="float" office:value="0.0767537693027407">
            <text:p>0.0767537693</text:p>
          </table:table-cell>
          <table:table-cell table:formula="of:=RAND()" office:value-type="float" office:value="0.385688444599509">
            <text:p>0.3856884446</text:p>
          </table:table-cell>
          <table:table-cell table:formula="of:=RAND()" office:value-type="float" office:value="0.279575523221865">
            <text:p>0.2795755232</text:p>
          </table:table-cell>
          <table:table-cell table:formula="of:=RAND()" office:value-type="float" office:value="0.308340624440461">
            <text:p>0.3083406244</text:p>
          </table:table-cell>
          <table:table-cell table:formula="of:=SUM([.B618:.M618])-6" office:value-type="float" office:value="-1.55336209526286">
            <text:p>-1.5533620953</text:p>
          </table:table-cell>
          <table:table-cell table:formula="of:=[.N618]-[.$G$6]" office:value-type="float" office:value="-1.5296211047289">
            <text:p>-1.5296211047</text:p>
          </table:table-cell>
          <table:table-cell table:formula="of:=[.O618]*[.O618]" office:value-type="float" office:value="2.33974072403205">
            <text:p>2.339740724</text:p>
          </table:table-cell>
        </table:table-row>
        <table:table-row table:style-name="ro1">
          <table:table-cell/>
          <table:table-cell table:formula="of:=RAND()" office:value-type="float" office:value="0.427163198357448">
            <text:p>0.4271631984</text:p>
          </table:table-cell>
          <table:table-cell table:formula="of:=RAND()" office:value-type="float" office:value="0.0255025248043239">
            <text:p>0.0255025248</text:p>
          </table:table-cell>
          <table:table-cell table:formula="of:=RAND()" office:value-type="float" office:value="0.88028066791594">
            <text:p>0.8802806679</text:p>
          </table:table-cell>
          <table:table-cell table:formula="of:=RAND()" office:value-type="float" office:value="0.501562199089676">
            <text:p>0.5015621991</text:p>
          </table:table-cell>
          <table:table-cell table:formula="of:=RAND()" office:value-type="float" office:value="0.165971995331347">
            <text:p>0.1659719953</text:p>
          </table:table-cell>
          <table:table-cell table:formula="of:=RAND()" office:value-type="float" office:value="0.593515379121527">
            <text:p>0.5935153791</text:p>
          </table:table-cell>
          <table:table-cell table:formula="of:=RAND()" office:value-type="float" office:value="0.81705057923682">
            <text:p>0.8170505792</text:p>
          </table:table-cell>
          <table:table-cell table:formula="of:=RAND()" office:value-type="float" office:value="0.903174147708342">
            <text:p>0.9031741477</text:p>
          </table:table-cell>
          <table:table-cell table:formula="of:=RAND()" office:value-type="float" office:value="0.488802437670529">
            <text:p>0.4888024377</text:p>
          </table:table-cell>
          <table:table-cell table:formula="of:=RAND()" office:value-type="float" office:value="0.287277119699866">
            <text:p>0.2872771197</text:p>
          </table:table-cell>
          <table:table-cell table:formula="of:=RAND()" office:value-type="float" office:value="0.962483594659716">
            <text:p>0.9624835947</text:p>
          </table:table-cell>
          <table:table-cell table:formula="of:=RAND()" office:value-type="float" office:value="0.292929955758154">
            <text:p>0.2929299558</text:p>
          </table:table-cell>
          <table:table-cell table:formula="of:=SUM([.B619:.M619])-6" office:value-type="float" office:value="0.345713799353689">
            <text:p>0.3457137994</text:p>
          </table:table-cell>
          <table:table-cell table:formula="of:=[.N619]-[.$G$6]" office:value-type="float" office:value="0.369454789887648">
            <text:p>0.3694547899</text:p>
          </table:table-cell>
          <table:table-cell table:formula="of:=[.O619]*[.O619]" office:value-type="float" office:value="0.136496841770926">
            <text:p>0.1364968418</text:p>
          </table:table-cell>
        </table:table-row>
        <table:table-row table:style-name="ro1">
          <table:table-cell/>
          <table:table-cell table:formula="of:=RAND()" office:value-type="float" office:value="0.541857775999233">
            <text:p>0.541857776</text:p>
          </table:table-cell>
          <table:table-cell table:formula="of:=RAND()" office:value-type="float" office:value="0.313125731423497">
            <text:p>0.3131257314</text:p>
          </table:table-cell>
          <table:table-cell table:formula="of:=RAND()" office:value-type="float" office:value="0.0172697240486741">
            <text:p>0.017269724</text:p>
          </table:table-cell>
          <table:table-cell table:formula="of:=RAND()" office:value-type="float" office:value="0.806970881763846">
            <text:p>0.8069708818</text:p>
          </table:table-cell>
          <table:table-cell table:formula="of:=RAND()" office:value-type="float" office:value="0.362530447775498">
            <text:p>0.3625304478</text:p>
          </table:table-cell>
          <table:table-cell table:formula="of:=RAND()" office:value-type="float" office:value="0.650107333436608">
            <text:p>0.6501073334</text:p>
          </table:table-cell>
          <table:table-cell table:formula="of:=RAND()" office:value-type="float" office:value="0.593763021286577">
            <text:p>0.5937630213</text:p>
          </table:table-cell>
          <table:table-cell table:formula="of:=RAND()" office:value-type="float" office:value="0.374916768167168">
            <text:p>0.3749167682</text:p>
          </table:table-cell>
          <table:table-cell table:formula="of:=RAND()" office:value-type="float" office:value="0.463093671482056">
            <text:p>0.4630936715</text:p>
          </table:table-cell>
          <table:table-cell table:formula="of:=RAND()" office:value-type="float" office:value="0.966209644684568">
            <text:p>0.9662096447</text:p>
          </table:table-cell>
          <table:table-cell table:formula="of:=RAND()" office:value-type="float" office:value="0.310604528291151">
            <text:p>0.3106045283</text:p>
          </table:table-cell>
          <table:table-cell table:formula="of:=RAND()" office:value-type="float" office:value="0.433935091132298">
            <text:p>0.4339350911</text:p>
          </table:table-cell>
          <table:table-cell table:formula="of:=SUM([.B620:.M620])-6" office:value-type="float" office:value="-0.165615380508825">
            <text:p>-0.1656153805</text:p>
          </table:table-cell>
          <table:table-cell table:formula="of:=[.N620]-[.$G$6]" office:value-type="float" office:value="-0.141874389974866">
            <text:p>-0.14187439</text:p>
          </table:table-cell>
          <table:table-cell table:formula="of:=[.O620]*[.O620]" office:value-type="float" office:value="0.0201283425307404">
            <text:p>0.0201283425</text:p>
          </table:table-cell>
        </table:table-row>
        <table:table-row table:style-name="ro1">
          <table:table-cell/>
          <table:table-cell table:formula="of:=RAND()" office:value-type="float" office:value="0.229191696969792">
            <text:p>0.229191697</text:p>
          </table:table-cell>
          <table:table-cell table:formula="of:=RAND()" office:value-type="float" office:value="0.514676396967843">
            <text:p>0.514676397</text:p>
          </table:table-cell>
          <table:table-cell table:formula="of:=RAND()" office:value-type="float" office:value="0.202656219247729">
            <text:p>0.2026562192</text:p>
          </table:table-cell>
          <table:table-cell table:formula="of:=RAND()" office:value-type="float" office:value="0.452147725503892">
            <text:p>0.4521477255</text:p>
          </table:table-cell>
          <table:table-cell table:formula="of:=RAND()" office:value-type="float" office:value="0.776352332439274">
            <text:p>0.7763523324</text:p>
          </table:table-cell>
          <table:table-cell table:formula="of:=RAND()" office:value-type="float" office:value="0.623657414223999">
            <text:p>0.6236574142</text:p>
          </table:table-cell>
          <table:table-cell table:formula="of:=RAND()" office:value-type="float" office:value="0.232676275540143">
            <text:p>0.2326762755</text:p>
          </table:table-cell>
          <table:table-cell table:formula="of:=RAND()" office:value-type="float" office:value="0.541428764117882">
            <text:p>0.5414287641</text:p>
          </table:table-cell>
          <table:table-cell table:formula="of:=RAND()" office:value-type="float" office:value="0.590282697230578">
            <text:p>0.5902826972</text:p>
          </table:table-cell>
          <table:table-cell table:formula="of:=RAND()" office:value-type="float" office:value="0.466311009833589">
            <text:p>0.4663110098</text:p>
          </table:table-cell>
          <table:table-cell table:formula="of:=RAND()" office:value-type="float" office:value="0.221697185188532">
            <text:p>0.2216971852</text:p>
          </table:table-cell>
          <table:table-cell table:formula="of:=RAND()" office:value-type="float" office:value="0.785199652891606">
            <text:p>0.7851996529</text:p>
          </table:table-cell>
          <table:table-cell table:formula="of:=SUM([.B621:.M621])-6" office:value-type="float" office:value="-0.363722629845142">
            <text:p>-0.3637226298</text:p>
          </table:table-cell>
          <table:table-cell table:formula="of:=[.N621]-[.$G$6]" office:value-type="float" office:value="-0.339981639311183">
            <text:p>-0.3399816393</text:p>
          </table:table-cell>
          <table:table-cell table:formula="of:=[.O621]*[.O621]" office:value-type="float" office:value="0.11558751506872">
            <text:p>0.1155875151</text:p>
          </table:table-cell>
        </table:table-row>
        <table:table-row table:style-name="ro1">
          <table:table-cell/>
          <table:table-cell table:formula="of:=RAND()" office:value-type="float" office:value="0.60835627047345">
            <text:p>0.6083562705</text:p>
          </table:table-cell>
          <table:table-cell table:formula="of:=RAND()" office:value-type="float" office:value="0.245932065183297">
            <text:p>0.2459320652</text:p>
          </table:table-cell>
          <table:table-cell table:formula="of:=RAND()" office:value-type="float" office:value="0.285185429034755">
            <text:p>0.285185429</text:p>
          </table:table-cell>
          <table:table-cell table:formula="of:=RAND()" office:value-type="float" office:value="0.468614180805162">
            <text:p>0.4686141808</text:p>
          </table:table-cell>
          <table:table-cell table:formula="of:=RAND()" office:value-type="float" office:value="0.976753178285435">
            <text:p>0.9767531783</text:p>
          </table:table-cell>
          <table:table-cell table:formula="of:=RAND()" office:value-type="float" office:value="0.963946654926986">
            <text:p>0.9639466549</text:p>
          </table:table-cell>
          <table:table-cell table:formula="of:=RAND()" office:value-type="float" office:value="0.938652855576947">
            <text:p>0.9386528556</text:p>
          </table:table-cell>
          <table:table-cell table:formula="of:=RAND()" office:value-type="float" office:value="0.687016266863793">
            <text:p>0.6870162669</text:p>
          </table:table-cell>
          <table:table-cell table:formula="of:=RAND()" office:value-type="float" office:value="0.760041202418506">
            <text:p>0.7600412024</text:p>
          </table:table-cell>
          <table:table-cell table:formula="of:=RAND()" office:value-type="float" office:value="0.334034682717174">
            <text:p>0.3340346827</text:p>
          </table:table-cell>
          <table:table-cell table:formula="of:=RAND()" office:value-type="float" office:value="0.31801520450972">
            <text:p>0.3180152045</text:p>
          </table:table-cell>
          <table:table-cell table:formula="of:=RAND()" office:value-type="float" office:value="0.737880533561111">
            <text:p>0.7378805336</text:p>
          </table:table-cell>
          <table:table-cell table:formula="of:=SUM([.B622:.M622])-6" office:value-type="float" office:value="1.32442852435634">
            <text:p>1.3244285244</text:p>
          </table:table-cell>
          <table:table-cell table:formula="of:=[.N622]-[.$G$6]" office:value-type="float" office:value="1.34816951489029">
            <text:p>1.3481695149</text:p>
          </table:table-cell>
          <table:table-cell table:formula="of:=[.O622]*[.O622]" office:value-type="float" office:value="1.81756104087953">
            <text:p>1.8175610409</text:p>
          </table:table-cell>
        </table:table-row>
        <table:table-row table:style-name="ro1">
          <table:table-cell/>
          <table:table-cell table:formula="of:=RAND()" office:value-type="float" office:value="0.425291716121137">
            <text:p>0.4252917161</text:p>
          </table:table-cell>
          <table:table-cell table:formula="of:=RAND()" office:value-type="float" office:value="0.560666524339467">
            <text:p>0.5606665243</text:p>
          </table:table-cell>
          <table:table-cell table:formula="of:=RAND()" office:value-type="float" office:value="0.0536477793939412">
            <text:p>0.0536477794</text:p>
          </table:table-cell>
          <table:table-cell table:formula="of:=RAND()" office:value-type="float" office:value="0.35646492568776">
            <text:p>0.3564649257</text:p>
          </table:table-cell>
          <table:table-cell table:formula="of:=RAND()" office:value-type="float" office:value="0.478051834972575">
            <text:p>0.478051835</text:p>
          </table:table-cell>
          <table:table-cell table:formula="of:=RAND()" office:value-type="float" office:value="0.231004365254194">
            <text:p>0.2310043653</text:p>
          </table:table-cell>
          <table:table-cell table:formula="of:=RAND()" office:value-type="float" office:value="0.719445306807756">
            <text:p>0.7194453068</text:p>
          </table:table-cell>
          <table:table-cell table:formula="of:=RAND()" office:value-type="float" office:value="0.135557420318946">
            <text:p>0.1355574203</text:p>
          </table:table-cell>
          <table:table-cell table:formula="of:=RAND()" office:value-type="float" office:value="0.491144749103114">
            <text:p>0.4911447491</text:p>
          </table:table-cell>
          <table:table-cell table:formula="of:=RAND()" office:value-type="float" office:value="0.282340445788577">
            <text:p>0.2823404458</text:p>
          </table:table-cell>
          <table:table-cell table:formula="of:=RAND()" office:value-type="float" office:value="0.850048615830019">
            <text:p>0.8500486158</text:p>
          </table:table-cell>
          <table:table-cell table:formula="of:=RAND()" office:value-type="float" office:value="0.835479315137491">
            <text:p>0.8354793151</text:p>
          </table:table-cell>
          <table:table-cell table:formula="of:=SUM([.B623:.M623])-6" office:value-type="float" office:value="-0.580857001245022">
            <text:p>-0.5808570012</text:p>
          </table:table-cell>
          <table:table-cell table:formula="of:=[.N623]-[.$G$6]" office:value-type="float" office:value="-0.557116010711063">
            <text:p>-0.5571160107</text:p>
          </table:table-cell>
          <table:table-cell table:formula="of:=[.O623]*[.O623]" office:value-type="float" office:value="0.310378249390609">
            <text:p>0.3103782494</text:p>
          </table:table-cell>
        </table:table-row>
        <table:table-row table:style-name="ro1">
          <table:table-cell/>
          <table:table-cell table:formula="of:=RAND()" office:value-type="float" office:value="0.215007140533999">
            <text:p>0.2150071405</text:p>
          </table:table-cell>
          <table:table-cell table:formula="of:=RAND()" office:value-type="float" office:value="0.259540574857965">
            <text:p>0.2595405749</text:p>
          </table:table-cell>
          <table:table-cell table:formula="of:=RAND()" office:value-type="float" office:value="0.0583181309048086">
            <text:p>0.0583181309</text:p>
          </table:table-cell>
          <table:table-cell table:formula="of:=RAND()" office:value-type="float" office:value="0.921151392860338">
            <text:p>0.9211513929</text:p>
          </table:table-cell>
          <table:table-cell table:formula="of:=RAND()" office:value-type="float" office:value="0.733403210062534">
            <text:p>0.7334032101</text:p>
          </table:table-cell>
          <table:table-cell table:formula="of:=RAND()" office:value-type="float" office:value="0.833811605349183">
            <text:p>0.8338116053</text:p>
          </table:table-cell>
          <table:table-cell table:formula="of:=RAND()" office:value-type="float" office:value="0.535172323463485">
            <text:p>0.5351723235</text:p>
          </table:table-cell>
          <table:table-cell table:formula="of:=RAND()" office:value-type="float" office:value="0.915827368851751">
            <text:p>0.9158273689</text:p>
          </table:table-cell>
          <table:table-cell table:formula="of:=RAND()" office:value-type="float" office:value="0.44624009472318">
            <text:p>0.4462400947</text:p>
          </table:table-cell>
          <table:table-cell table:formula="of:=RAND()" office:value-type="float" office:value="0.564909596927464">
            <text:p>0.5649095969</text:p>
          </table:table-cell>
          <table:table-cell table:formula="of:=RAND()" office:value-type="float" office:value="0.803594082128257">
            <text:p>0.8035940821</text:p>
          </table:table-cell>
          <table:table-cell table:formula="of:=RAND()" office:value-type="float" office:value="0.178047890542075">
            <text:p>0.1780478905</text:p>
          </table:table-cell>
          <table:table-cell table:formula="of:=SUM([.B624:.M624])-6" office:value-type="float" office:value="0.465023411205038">
            <text:p>0.4650234112</text:p>
          </table:table-cell>
          <table:table-cell table:formula="of:=[.N624]-[.$G$6]" office:value-type="float" office:value="0.488764401738998">
            <text:p>0.4887644017</text:p>
          </table:table-cell>
          <table:table-cell table:formula="of:=[.O624]*[.O624]" office:value-type="float" office:value="0.23889064040728">
            <text:p>0.2388906404</text:p>
          </table:table-cell>
        </table:table-row>
        <table:table-row table:style-name="ro1">
          <table:table-cell/>
          <table:table-cell table:formula="of:=RAND()" office:value-type="float" office:value="0.430665971478447">
            <text:p>0.4306659715</text:p>
          </table:table-cell>
          <table:table-cell table:formula="of:=RAND()" office:value-type="float" office:value="0.107743974542245">
            <text:p>0.1077439745</text:p>
          </table:table-cell>
          <table:table-cell table:formula="of:=RAND()" office:value-type="float" office:value="0.281096952268854">
            <text:p>0.2810969523</text:p>
          </table:table-cell>
          <table:table-cell table:formula="of:=RAND()" office:value-type="float" office:value="0.0546669806353748">
            <text:p>0.0546669806</text:p>
          </table:table-cell>
          <table:table-cell table:formula="of:=RAND()" office:value-type="float" office:value="0.190401480300352">
            <text:p>0.1904014803</text:p>
          </table:table-cell>
          <table:table-cell table:formula="of:=RAND()" office:value-type="float" office:value="0.36829265137203">
            <text:p>0.3682926514</text:p>
          </table:table-cell>
          <table:table-cell table:formula="of:=RAND()" office:value-type="float" office:value="0.796492832479999">
            <text:p>0.7964928325</text:p>
          </table:table-cell>
          <table:table-cell table:formula="of:=RAND()" office:value-type="float" office:value="0.645178020233288">
            <text:p>0.6451780202</text:p>
          </table:table-cell>
          <table:table-cell table:formula="of:=RAND()" office:value-type="float" office:value="0.630172060802579">
            <text:p>0.6301720608</text:p>
          </table:table-cell>
          <table:table-cell table:formula="of:=RAND()" office:value-type="float" office:value="0.822143626399338">
            <text:p>0.8221436264</text:p>
          </table:table-cell>
          <table:table-cell table:formula="of:=RAND()" office:value-type="float" office:value="0.409772483399138">
            <text:p>0.4097724834</text:p>
          </table:table-cell>
          <table:table-cell table:formula="of:=RAND()" office:value-type="float" office:value="0.124005908146501">
            <text:p>0.1240059081</text:p>
          </table:table-cell>
          <table:table-cell table:formula="of:=SUM([.B625:.M625])-6" office:value-type="float" office:value="-1.13936705794185">
            <text:p>-1.1393670579</text:p>
          </table:table-cell>
          <table:table-cell table:formula="of:=[.N625]-[.$G$6]" office:value-type="float" office:value="-1.11562606740789">
            <text:p>-1.1156260674</text:p>
          </table:table-cell>
          <table:table-cell table:formula="of:=[.O625]*[.O625]" office:value-type="float" office:value="1.24462152228">
            <text:p>1.2446215223</text:p>
          </table:table-cell>
        </table:table-row>
        <table:table-row table:style-name="ro1">
          <table:table-cell/>
          <table:table-cell table:formula="of:=RAND()" office:value-type="float" office:value="0.42212372017093">
            <text:p>0.4221237202</text:p>
          </table:table-cell>
          <table:table-cell table:formula="of:=RAND()" office:value-type="float" office:value="0.739268489414826">
            <text:p>0.7392684894</text:p>
          </table:table-cell>
          <table:table-cell table:formula="of:=RAND()" office:value-type="float" office:value="0.582587564829737">
            <text:p>0.5825875648</text:p>
          </table:table-cell>
          <table:table-cell table:formula="of:=RAND()" office:value-type="float" office:value="0.711056502303109">
            <text:p>0.7110565023</text:p>
          </table:table-cell>
          <table:table-cell table:formula="of:=RAND()" office:value-type="float" office:value="0.584360481472686">
            <text:p>0.5843604815</text:p>
          </table:table-cell>
          <table:table-cell table:formula="of:=RAND()" office:value-type="float" office:value="0.147087440360338">
            <text:p>0.1470874404</text:p>
          </table:table-cell>
          <table:table-cell table:formula="of:=RAND()" office:value-type="float" office:value="0.601518761599436">
            <text:p>0.6015187616</text:p>
          </table:table-cell>
          <table:table-cell table:formula="of:=RAND()" office:value-type="float" office:value="0.664674911648035">
            <text:p>0.6646749116</text:p>
          </table:table-cell>
          <table:table-cell table:formula="of:=RAND()" office:value-type="float" office:value="0.722499722382054">
            <text:p>0.7224997224</text:p>
          </table:table-cell>
          <table:table-cell table:formula="of:=RAND()" office:value-type="float" office:value="0.344313144916669">
            <text:p>0.3443131449</text:p>
          </table:table-cell>
          <table:table-cell table:formula="of:=RAND()" office:value-type="float" office:value="0.3913008288946">
            <text:p>0.3913008289</text:p>
          </table:table-cell>
          <table:table-cell table:formula="of:=RAND()" office:value-type="float" office:value="0.202838320285082">
            <text:p>0.2028383203</text:p>
          </table:table-cell>
          <table:table-cell table:formula="of:=SUM([.B626:.M626])-6" office:value-type="float" office:value="0.113629888277501">
            <text:p>0.1136298883</text:p>
          </table:table-cell>
          <table:table-cell table:formula="of:=[.N626]-[.$G$6]" office:value-type="float" office:value="0.13737087881146">
            <text:p>0.1373708788</text:p>
          </table:table-cell>
          <table:table-cell table:formula="of:=[.O626]*[.O626]" office:value-type="float" office:value="0.0188707583454328">
            <text:p>0.0188707583</text:p>
          </table:table-cell>
        </table:table-row>
        <table:table-row table:style-name="ro1">
          <table:table-cell/>
          <table:table-cell table:formula="of:=RAND()" office:value-type="float" office:value="0.698073783889413">
            <text:p>0.6980737839</text:p>
          </table:table-cell>
          <table:table-cell table:formula="of:=RAND()" office:value-type="float" office:value="0.768327848054469">
            <text:p>0.7683278481</text:p>
          </table:table-cell>
          <table:table-cell table:formula="of:=RAND()" office:value-type="float" office:value="0.288403042126447">
            <text:p>0.2884030421</text:p>
          </table:table-cell>
          <table:table-cell table:formula="of:=RAND()" office:value-type="float" office:value="0.91958863241598">
            <text:p>0.9195886324</text:p>
          </table:table-cell>
          <table:table-cell table:formula="of:=RAND()" office:value-type="float" office:value="0.382710787700489">
            <text:p>0.3827107877</text:p>
          </table:table-cell>
          <table:table-cell table:formula="of:=RAND()" office:value-type="float" office:value="0.0226802607066929">
            <text:p>0.0226802607</text:p>
          </table:table-cell>
          <table:table-cell table:formula="of:=RAND()" office:value-type="float" office:value="0.507899661315605">
            <text:p>0.5078996613</text:p>
          </table:table-cell>
          <table:table-cell table:formula="of:=RAND()" office:value-type="float" office:value="0.315226226812229">
            <text:p>0.3152262268</text:p>
          </table:table-cell>
          <table:table-cell table:formula="of:=RAND()" office:value-type="float" office:value="0.109569814987481">
            <text:p>0.109569815</text:p>
          </table:table-cell>
          <table:table-cell table:formula="of:=RAND()" office:value-type="float" office:value="0.311977391131222">
            <text:p>0.3119773911</text:p>
          </table:table-cell>
          <table:table-cell table:formula="of:=RAND()" office:value-type="float" office:value="0.786289244657382">
            <text:p>0.7862892447</text:p>
          </table:table-cell>
          <table:table-cell table:formula="of:=RAND()" office:value-type="float" office:value="0.0611671288497746">
            <text:p>0.0611671288</text:p>
          </table:table-cell>
          <table:table-cell table:formula="of:=SUM([.B627:.M627])-6" office:value-type="float" office:value="-0.828086177352816">
            <text:p>-0.8280861774</text:p>
          </table:table-cell>
          <table:table-cell table:formula="of:=[.N627]-[.$G$6]" office:value-type="float" office:value="-0.804345186818857">
            <text:p>-0.8043451868</text:p>
          </table:table-cell>
          <table:table-cell table:formula="of:=[.O627]*[.O627]" office:value-type="float" office:value="0.646971179558661">
            <text:p>0.6469711796</text:p>
          </table:table-cell>
        </table:table-row>
        <table:table-row table:style-name="ro1">
          <table:table-cell/>
          <table:table-cell table:formula="of:=RAND()" office:value-type="float" office:value="0.107056859182194">
            <text:p>0.1070568592</text:p>
          </table:table-cell>
          <table:table-cell table:formula="of:=RAND()" office:value-type="float" office:value="0.956297156400979">
            <text:p>0.9562971564</text:p>
          </table:table-cell>
          <table:table-cell table:formula="of:=RAND()" office:value-type="float" office:value="0.599146577529609">
            <text:p>0.5991465775</text:p>
          </table:table-cell>
          <table:table-cell table:formula="of:=RAND()" office:value-type="float" office:value="0.342072107363492">
            <text:p>0.3420721074</text:p>
          </table:table-cell>
          <table:table-cell table:formula="of:=RAND()" office:value-type="float" office:value="0.909483911003917">
            <text:p>0.909483911</text:p>
          </table:table-cell>
          <table:table-cell table:formula="of:=RAND()" office:value-type="float" office:value="0.396271119359881">
            <text:p>0.3962711194</text:p>
          </table:table-cell>
          <table:table-cell table:formula="of:=RAND()" office:value-type="float" office:value="0.473940384108573">
            <text:p>0.4739403841</text:p>
          </table:table-cell>
          <table:table-cell table:formula="of:=RAND()" office:value-type="float" office:value="0.763544424902648">
            <text:p>0.7635444249</text:p>
          </table:table-cell>
          <table:table-cell table:formula="of:=RAND()" office:value-type="float" office:value="0.461029218975455">
            <text:p>0.461029219</text:p>
          </table:table-cell>
          <table:table-cell table:formula="of:=RAND()" office:value-type="float" office:value="0.0527668078429997">
            <text:p>0.0527668078</text:p>
          </table:table-cell>
          <table:table-cell table:formula="of:=RAND()" office:value-type="float" office:value="0.090954716084525">
            <text:p>0.0909547161</text:p>
          </table:table-cell>
          <table:table-cell table:formula="of:=RAND()" office:value-type="float" office:value="0.257489779032767">
            <text:p>0.257489779</text:p>
          </table:table-cell>
          <table:table-cell table:formula="of:=SUM([.B628:.M628])-6" office:value-type="float" office:value="-0.589946938212961">
            <text:p>-0.5899469382</text:p>
          </table:table-cell>
          <table:table-cell table:formula="of:=[.N628]-[.$G$6]" office:value-type="float" office:value="-0.566205947679002">
            <text:p>-0.5662059477</text:p>
          </table:table-cell>
          <table:table-cell table:formula="of:=[.O628]*[.O628]" office:value-type="float" office:value="0.320589175187076">
            <text:p>0.3205891752</text:p>
          </table:table-cell>
        </table:table-row>
        <table:table-row table:style-name="ro1">
          <table:table-cell/>
          <table:table-cell table:formula="of:=RAND()" office:value-type="float" office:value="0.086829157313332">
            <text:p>0.0868291573</text:p>
          </table:table-cell>
          <table:table-cell table:formula="of:=RAND()" office:value-type="float" office:value="0.685567362699658">
            <text:p>0.6855673627</text:p>
          </table:table-cell>
          <table:table-cell table:formula="of:=RAND()" office:value-type="float" office:value="0.0576626493129879">
            <text:p>0.0576626493</text:p>
          </table:table-cell>
          <table:table-cell table:formula="of:=RAND()" office:value-type="float" office:value="0.182759435614571">
            <text:p>0.1827594356</text:p>
          </table:table-cell>
          <table:table-cell table:formula="of:=RAND()" office:value-type="float" office:value="0.896472913911566">
            <text:p>0.8964729139</text:p>
          </table:table-cell>
          <table:table-cell table:formula="of:=RAND()" office:value-type="float" office:value="0.892404016805813">
            <text:p>0.8924040168</text:p>
          </table:table-cell>
          <table:table-cell table:formula="of:=RAND()" office:value-type="float" office:value="0.00714290118776262">
            <text:p>0.0071429012</text:p>
          </table:table-cell>
          <table:table-cell table:formula="of:=RAND()" office:value-type="float" office:value="0.625551331555471">
            <text:p>0.6255513316</text:p>
          </table:table-cell>
          <table:table-cell table:formula="of:=RAND()" office:value-type="float" office:value="0.923775790957734">
            <text:p>0.923775791</text:p>
          </table:table-cell>
          <table:table-cell table:formula="of:=RAND()" office:value-type="float" office:value="0.572804327122867">
            <text:p>0.5728043271</text:p>
          </table:table-cell>
          <table:table-cell table:formula="of:=RAND()" office:value-type="float" office:value="0.871100258780643">
            <text:p>0.8711002588</text:p>
          </table:table-cell>
          <table:table-cell table:formula="of:=RAND()" office:value-type="float" office:value="0.496093414491043">
            <text:p>0.4960934145</text:p>
          </table:table-cell>
          <table:table-cell table:formula="of:=SUM([.B629:.M629])-6" office:value-type="float" office:value="0.298163559753448">
            <text:p>0.2981635598</text:p>
          </table:table-cell>
          <table:table-cell table:formula="of:=[.N629]-[.$G$6]" office:value-type="float" office:value="0.321904550287407">
            <text:p>0.3219045503</text:p>
          </table:table-cell>
          <table:table-cell table:formula="of:=[.O629]*[.O629]" office:value-type="float" office:value="0.103622539495738">
            <text:p>0.1036225395</text:p>
          </table:table-cell>
        </table:table-row>
        <table:table-row table:style-name="ro1">
          <table:table-cell/>
          <table:table-cell table:formula="of:=RAND()" office:value-type="float" office:value="0.684548379620537">
            <text:p>0.6845483796</text:p>
          </table:table-cell>
          <table:table-cell table:formula="of:=RAND()" office:value-type="float" office:value="0.245379304047674">
            <text:p>0.245379304</text:p>
          </table:table-cell>
          <table:table-cell table:formula="of:=RAND()" office:value-type="float" office:value="0.403694795444608">
            <text:p>0.4036947954</text:p>
          </table:table-cell>
          <table:table-cell table:formula="of:=RAND()" office:value-type="float" office:value="0.989796156063676">
            <text:p>0.9897961561</text:p>
          </table:table-cell>
          <table:table-cell table:formula="of:=RAND()" office:value-type="float" office:value="0.682331312447786">
            <text:p>0.6823313124</text:p>
          </table:table-cell>
          <table:table-cell table:formula="of:=RAND()" office:value-type="float" office:value="0.841564046917483">
            <text:p>0.8415640469</text:p>
          </table:table-cell>
          <table:table-cell table:formula="of:=RAND()" office:value-type="float" office:value="0.689973555505276">
            <text:p>0.6899735555</text:p>
          </table:table-cell>
          <table:table-cell table:formula="of:=RAND()" office:value-type="float" office:value="0.159491215599701">
            <text:p>0.1594912156</text:p>
          </table:table-cell>
          <table:table-cell table:formula="of:=RAND()" office:value-type="float" office:value="0.371028375811875">
            <text:p>0.3710283758</text:p>
          </table:table-cell>
          <table:table-cell table:formula="of:=RAND()" office:value-type="float" office:value="0.789797476958483">
            <text:p>0.789797477</text:p>
          </table:table-cell>
          <table:table-cell table:formula="of:=RAND()" office:value-type="float" office:value="0.648622355423868">
            <text:p>0.6486223554</text:p>
          </table:table-cell>
          <table:table-cell table:formula="of:=RAND()" office:value-type="float" office:value="0.565971392439678">
            <text:p>0.5659713924</text:p>
          </table:table-cell>
          <table:table-cell table:formula="of:=SUM([.B630:.M630])-6" office:value-type="float" office:value="1.07219836628065">
            <text:p>1.0721983663</text:p>
          </table:table-cell>
          <table:table-cell table:formula="of:=[.N630]-[.$G$6]" office:value-type="float" office:value="1.0959393568146">
            <text:p>1.0959393568</text:p>
          </table:table-cell>
          <table:table-cell table:formula="of:=[.O630]*[.O630]" office:value-type="float" office:value="1.20108307381521">
            <text:p>1.2010830738</text:p>
          </table:table-cell>
        </table:table-row>
        <table:table-row table:style-name="ro1">
          <table:table-cell/>
          <table:table-cell table:formula="of:=RAND()" office:value-type="float" office:value="0.976331238634884">
            <text:p>0.9763312386</text:p>
          </table:table-cell>
          <table:table-cell table:formula="of:=RAND()" office:value-type="float" office:value="0.0325892695691437">
            <text:p>0.0325892696</text:p>
          </table:table-cell>
          <table:table-cell table:formula="of:=RAND()" office:value-type="float" office:value="0.287528522778302">
            <text:p>0.2875285228</text:p>
          </table:table-cell>
          <table:table-cell table:formula="of:=RAND()" office:value-type="float" office:value="0.156943960813805">
            <text:p>0.1569439608</text:p>
          </table:table-cell>
          <table:table-cell table:formula="of:=RAND()" office:value-type="float" office:value="0.279256505193189">
            <text:p>0.2792565052</text:p>
          </table:table-cell>
          <table:table-cell table:formula="of:=RAND()" office:value-type="float" office:value="0.381660779705271">
            <text:p>0.3816607797</text:p>
          </table:table-cell>
          <table:table-cell table:formula="of:=RAND()" office:value-type="float" office:value="0.136185557348654">
            <text:p>0.1361855573</text:p>
          </table:table-cell>
          <table:table-cell table:formula="of:=RAND()" office:value-type="float" office:value="0.697791242506355">
            <text:p>0.6977912425</text:p>
          </table:table-cell>
          <table:table-cell table:formula="of:=RAND()" office:value-type="float" office:value="0.00125796021893621">
            <text:p>0.0012579602</text:p>
          </table:table-cell>
          <table:table-cell table:formula="of:=RAND()" office:value-type="float" office:value="0.0413244550582022">
            <text:p>0.0413244551</text:p>
          </table:table-cell>
          <table:table-cell table:formula="of:=RAND()" office:value-type="float" office:value="0.351038799155503">
            <text:p>0.3510387992</text:p>
          </table:table-cell>
          <table:table-cell table:formula="of:=RAND()" office:value-type="float" office:value="0.277038934873417">
            <text:p>0.2770389349</text:p>
          </table:table-cell>
          <table:table-cell table:formula="of:=SUM([.B631:.M631])-6" office:value-type="float" office:value="-2.38105277414434">
            <text:p>-2.3810527741</text:p>
          </table:table-cell>
          <table:table-cell table:formula="of:=[.N631]-[.$G$6]" office:value-type="float" office:value="-2.35731178361038">
            <text:p>-2.3573117836</text:p>
          </table:table-cell>
          <table:table-cell table:formula="of:=[.O631]*[.O631]" office:value-type="float" office:value="5.55691884514834">
            <text:p>5.5569188451</text:p>
          </table:table-cell>
        </table:table-row>
        <table:table-row table:style-name="ro1">
          <table:table-cell/>
          <table:table-cell table:formula="of:=RAND()" office:value-type="float" office:value="0.896218847716227">
            <text:p>0.8962188477</text:p>
          </table:table-cell>
          <table:table-cell table:formula="of:=RAND()" office:value-type="float" office:value="0.619364993646741">
            <text:p>0.6193649936</text:p>
          </table:table-cell>
          <table:table-cell table:formula="of:=RAND()" office:value-type="float" office:value="0.127687604399398">
            <text:p>0.1276876044</text:p>
          </table:table-cell>
          <table:table-cell table:formula="of:=RAND()" office:value-type="float" office:value="0.647944180760533">
            <text:p>0.6479441808</text:p>
          </table:table-cell>
          <table:table-cell table:formula="of:=RAND()" office:value-type="float" office:value="0.66109104338102">
            <text:p>0.6610910434</text:p>
          </table:table-cell>
          <table:table-cell table:formula="of:=RAND()" office:value-type="float" office:value="0.488478838698939">
            <text:p>0.4884788387</text:p>
          </table:table-cell>
          <table:table-cell table:formula="of:=RAND()" office:value-type="float" office:value="0.424191512633115">
            <text:p>0.4241915126</text:p>
          </table:table-cell>
          <table:table-cell table:formula="of:=RAND()" office:value-type="float" office:value="0.596061529126018">
            <text:p>0.5960615291</text:p>
          </table:table-cell>
          <table:table-cell table:formula="of:=RAND()" office:value-type="float" office:value="0.959417413221672">
            <text:p>0.9594174132</text:p>
          </table:table-cell>
          <table:table-cell table:formula="of:=RAND()" office:value-type="float" office:value="0.933515765471384">
            <text:p>0.9335157655</text:p>
          </table:table-cell>
          <table:table-cell table:formula="of:=RAND()" office:value-type="float" office:value="0.371067817788571">
            <text:p>0.3710678178</text:p>
          </table:table-cell>
          <table:table-cell table:formula="of:=RAND()" office:value-type="float" office:value="0.685687830206007">
            <text:p>0.6856878302</text:p>
          </table:table-cell>
          <table:table-cell table:formula="of:=SUM([.B632:.M632])-6" office:value-type="float" office:value="1.41072737704963">
            <text:p>1.410727377</text:p>
          </table:table-cell>
          <table:table-cell table:formula="of:=[.N632]-[.$G$6]" office:value-type="float" office:value="1.43446836758358">
            <text:p>1.4344683676</text:p>
          </table:table-cell>
          <table:table-cell table:formula="of:=[.O632]*[.O632]" office:value-type="float" office:value="2.05769949759791">
            <text:p>2.0576994976</text:p>
          </table:table-cell>
        </table:table-row>
        <table:table-row table:style-name="ro1">
          <table:table-cell/>
          <table:table-cell table:formula="of:=RAND()" office:value-type="float" office:value="0.195283694192767">
            <text:p>0.1952836942</text:p>
          </table:table-cell>
          <table:table-cell table:formula="of:=RAND()" office:value-type="float" office:value="0.171142288018018">
            <text:p>0.171142288</text:p>
          </table:table-cell>
          <table:table-cell table:formula="of:=RAND()" office:value-type="float" office:value="0.157447400502861">
            <text:p>0.1574474005</text:p>
          </table:table-cell>
          <table:table-cell table:formula="of:=RAND()" office:value-type="float" office:value="0.334144128719345">
            <text:p>0.3341441287</text:p>
          </table:table-cell>
          <table:table-cell table:formula="of:=RAND()" office:value-type="float" office:value="0.252530080033466">
            <text:p>0.25253008</text:p>
          </table:table-cell>
          <table:table-cell table:formula="of:=RAND()" office:value-type="float" office:value="0.679119834443554">
            <text:p>0.6791198344</text:p>
          </table:table-cell>
          <table:table-cell table:formula="of:=RAND()" office:value-type="float" office:value="0.668612577952445">
            <text:p>0.668612578</text:p>
          </table:table-cell>
          <table:table-cell table:formula="of:=RAND()" office:value-type="float" office:value="0.149612870300189">
            <text:p>0.1496128703</text:p>
          </table:table-cell>
          <table:table-cell table:formula="of:=RAND()" office:value-type="float" office:value="0.341140636708587">
            <text:p>0.3411406367</text:p>
          </table:table-cell>
          <table:table-cell table:formula="of:=RAND()" office:value-type="float" office:value="0.211220783181489">
            <text:p>0.2112207832</text:p>
          </table:table-cell>
          <table:table-cell table:formula="of:=RAND()" office:value-type="float" office:value="0.892313211457804">
            <text:p>0.8923132115</text:p>
          </table:table-cell>
          <table:table-cell table:formula="of:=RAND()" office:value-type="float" office:value="0.629599086474627">
            <text:p>0.6295990865</text:p>
          </table:table-cell>
          <table:table-cell table:formula="of:=SUM([.B633:.M633])-6" office:value-type="float" office:value="-1.31783340801485">
            <text:p>-1.317833408</text:p>
          </table:table-cell>
          <table:table-cell table:formula="of:=[.N633]-[.$G$6]" office:value-type="float" office:value="-1.29409241748089">
            <text:p>-1.2940924175</text:p>
          </table:table-cell>
          <table:table-cell table:formula="of:=[.O633]*[.O633]" office:value-type="float" office:value="1.67467518498153">
            <text:p>1.674675185</text:p>
          </table:table-cell>
        </table:table-row>
        <table:table-row table:style-name="ro1">
          <table:table-cell/>
          <table:table-cell table:formula="of:=RAND()" office:value-type="float" office:value="0.598948126658797">
            <text:p>0.5989481267</text:p>
          </table:table-cell>
          <table:table-cell table:formula="of:=RAND()" office:value-type="float" office:value="0.0217772994656116">
            <text:p>0.0217772995</text:p>
          </table:table-cell>
          <table:table-cell table:formula="of:=RAND()" office:value-type="float" office:value="0.879237444372848">
            <text:p>0.8792374444</text:p>
          </table:table-cell>
          <table:table-cell table:formula="of:=RAND()" office:value-type="float" office:value="0.486471046227962">
            <text:p>0.4864710462</text:p>
          </table:table-cell>
          <table:table-cell table:formula="of:=RAND()" office:value-type="float" office:value="0.505344990175217">
            <text:p>0.5053449902</text:p>
          </table:table-cell>
          <table:table-cell table:formula="of:=RAND()" office:value-type="float" office:value="0.304793138289824">
            <text:p>0.3047931383</text:p>
          </table:table-cell>
          <table:table-cell table:formula="of:=RAND()" office:value-type="float" office:value="0.876766590867192">
            <text:p>0.8767665909</text:p>
          </table:table-cell>
          <table:table-cell table:formula="of:=RAND()" office:value-type="float" office:value="0.209572116611525">
            <text:p>0.2095721166</text:p>
          </table:table-cell>
          <table:table-cell table:formula="of:=RAND()" office:value-type="float" office:value="0.00411931308917701">
            <text:p>0.0041193131</text:p>
          </table:table-cell>
          <table:table-cell table:formula="of:=RAND()" office:value-type="float" office:value="0.870689491508529">
            <text:p>0.8706894915</text:p>
          </table:table-cell>
          <table:table-cell table:formula="of:=RAND()" office:value-type="float" office:value="0.375202739611268">
            <text:p>0.3752027396</text:p>
          </table:table-cell>
          <table:table-cell table:formula="of:=RAND()" office:value-type="float" office:value="0.397215306293219">
            <text:p>0.3972153063</text:p>
          </table:table-cell>
          <table:table-cell table:formula="of:=SUM([.B634:.M634])-6" office:value-type="float" office:value="-0.46986239682883">
            <text:p>-0.4698623968</text:p>
          </table:table-cell>
          <table:table-cell table:formula="of:=[.N634]-[.$G$6]" office:value-type="float" office:value="-0.446121406294871">
            <text:p>-0.4461214063</text:p>
          </table:table-cell>
          <table:table-cell table:formula="of:=[.O634]*[.O634]" office:value-type="float" office:value="0.199024309154513">
            <text:p>0.1990243092</text:p>
          </table:table-cell>
        </table:table-row>
        <table:table-row table:style-name="ro1">
          <table:table-cell/>
          <table:table-cell table:formula="of:=RAND()" office:value-type="float" office:value="0.0272717864718288">
            <text:p>0.0272717865</text:p>
          </table:table-cell>
          <table:table-cell table:formula="of:=RAND()" office:value-type="float" office:value="0.0573472110554576">
            <text:p>0.0573472111</text:p>
          </table:table-cell>
          <table:table-cell table:formula="of:=RAND()" office:value-type="float" office:value="0.424341301666573">
            <text:p>0.4243413017</text:p>
          </table:table-cell>
          <table:table-cell table:formula="of:=RAND()" office:value-type="float" office:value="0.738226587418467">
            <text:p>0.7382265874</text:p>
          </table:table-cell>
          <table:table-cell table:formula="of:=RAND()" office:value-type="float" office:value="0.581801135325804">
            <text:p>0.5818011353</text:p>
          </table:table-cell>
          <table:table-cell table:formula="of:=RAND()" office:value-type="float" office:value="0.40761055634357">
            <text:p>0.4076105563</text:p>
          </table:table-cell>
          <table:table-cell table:formula="of:=RAND()" office:value-type="float" office:value="0.758494690526277">
            <text:p>0.7584946905</text:p>
          </table:table-cell>
          <table:table-cell table:formula="of:=RAND()" office:value-type="float" office:value="0.548476157942787">
            <text:p>0.5484761579</text:p>
          </table:table-cell>
          <table:table-cell table:formula="of:=RAND()" office:value-type="float" office:value="0.348248903173953">
            <text:p>0.3482489032</text:p>
          </table:table-cell>
          <table:table-cell table:formula="of:=RAND()" office:value-type="float" office:value="0.586987650720403">
            <text:p>0.5869876507</text:p>
          </table:table-cell>
          <table:table-cell table:formula="of:=RAND()" office:value-type="float" office:value="0.344249111134559">
            <text:p>0.3442491111</text:p>
          </table:table-cell>
          <table:table-cell table:formula="of:=RAND()" office:value-type="float" office:value="0.835952713154256">
            <text:p>0.8359527132</text:p>
          </table:table-cell>
          <table:table-cell table:formula="of:=SUM([.B635:.M635])-6" office:value-type="float" office:value="-0.340992195066065">
            <text:p>-0.3409921951</text:p>
          </table:table-cell>
          <table:table-cell table:formula="of:=[.N635]-[.$G$6]" office:value-type="float" office:value="-0.317251204532105">
            <text:p>-0.3172512045</text:p>
          </table:table-cell>
          <table:table-cell table:formula="of:=[.O635]*[.O635]" office:value-type="float" office:value="0.100648326777072">
            <text:p>0.1006483268</text:p>
          </table:table-cell>
        </table:table-row>
        <table:table-row table:style-name="ro1">
          <table:table-cell/>
          <table:table-cell table:formula="of:=RAND()" office:value-type="float" office:value="0.874784539686516">
            <text:p>0.8747845397</text:p>
          </table:table-cell>
          <table:table-cell table:formula="of:=RAND()" office:value-type="float" office:value="0.718753864057362">
            <text:p>0.7187538641</text:p>
          </table:table-cell>
          <table:table-cell table:formula="of:=RAND()" office:value-type="float" office:value="0.672519837738946">
            <text:p>0.6725198377</text:p>
          </table:table-cell>
          <table:table-cell table:formula="of:=RAND()" office:value-type="float" office:value="0.887794834328815">
            <text:p>0.8877948343</text:p>
          </table:table-cell>
          <table:table-cell table:formula="of:=RAND()" office:value-type="float" office:value="0.559487856226042">
            <text:p>0.5594878562</text:p>
          </table:table-cell>
          <table:table-cell table:formula="of:=RAND()" office:value-type="float" office:value="0.627579330699518">
            <text:p>0.6275793307</text:p>
          </table:table-cell>
          <table:table-cell table:formula="of:=RAND()" office:value-type="float" office:value="0.117766175419092">
            <text:p>0.1177661754</text:p>
          </table:table-cell>
          <table:table-cell table:formula="of:=RAND()" office:value-type="float" office:value="0.834938583662733">
            <text:p>0.8349385837</text:p>
          </table:table-cell>
          <table:table-cell table:formula="of:=RAND()" office:value-type="float" office:value="0.221330820815638">
            <text:p>0.2213308208</text:p>
          </table:table-cell>
          <table:table-cell table:formula="of:=RAND()" office:value-type="float" office:value="0.870314627885819">
            <text:p>0.8703146279</text:p>
          </table:table-cell>
          <table:table-cell table:formula="of:=RAND()" office:value-type="float" office:value="0.360105513827875">
            <text:p>0.3601055138</text:p>
          </table:table-cell>
          <table:table-cell table:formula="of:=RAND()" office:value-type="float" office:value="0.0202532499097288">
            <text:p>0.0202532499</text:p>
          </table:table-cell>
          <table:table-cell table:formula="of:=SUM([.B636:.M636])-6" office:value-type="float" office:value="0.765629234258086">
            <text:p>0.7656292343</text:p>
          </table:table-cell>
          <table:table-cell table:formula="of:=[.N636]-[.$G$6]" office:value-type="float" office:value="0.789370224792045">
            <text:p>0.7893702248</text:p>
          </table:table-cell>
          <table:table-cell table:formula="of:=[.O636]*[.O636]" office:value-type="float" office:value="0.623105351788243">
            <text:p>0.6231053518</text:p>
          </table:table-cell>
        </table:table-row>
        <table:table-row table:style-name="ro1">
          <table:table-cell/>
          <table:table-cell table:formula="of:=RAND()" office:value-type="float" office:value="0.573050091043115">
            <text:p>0.573050091</text:p>
          </table:table-cell>
          <table:table-cell table:formula="of:=RAND()" office:value-type="float" office:value="0.174889067653567">
            <text:p>0.1748890677</text:p>
          </table:table-cell>
          <table:table-cell table:formula="of:=RAND()" office:value-type="float" office:value="0.0248671057634056">
            <text:p>0.0248671058</text:p>
          </table:table-cell>
          <table:table-cell table:formula="of:=RAND()" office:value-type="float" office:value="0.553585509536788">
            <text:p>0.5535855095</text:p>
          </table:table-cell>
          <table:table-cell table:formula="of:=RAND()" office:value-type="float" office:value="0.97259215801023">
            <text:p>0.972592158</text:p>
          </table:table-cell>
          <table:table-cell table:formula="of:=RAND()" office:value-type="float" office:value="0.976854959502816">
            <text:p>0.9768549595</text:p>
          </table:table-cell>
          <table:table-cell table:formula="of:=RAND()" office:value-type="float" office:value="0.236576050287113">
            <text:p>0.2365760503</text:p>
          </table:table-cell>
          <table:table-cell table:formula="of:=RAND()" office:value-type="float" office:value="0.928177911788225">
            <text:p>0.9281779118</text:p>
          </table:table-cell>
          <table:table-cell table:formula="of:=RAND()" office:value-type="float" office:value="0.0355987516231835">
            <text:p>0.0355987516</text:p>
          </table:table-cell>
          <table:table-cell table:formula="of:=RAND()" office:value-type="float" office:value="0.672402219846845">
            <text:p>0.6724022198</text:p>
          </table:table-cell>
          <table:table-cell table:formula="of:=RAND()" office:value-type="float" office:value="0.848932465771213">
            <text:p>0.8489324658</text:p>
          </table:table-cell>
          <table:table-cell table:formula="of:=RAND()" office:value-type="float" office:value="0.302757867844775">
            <text:p>0.3027578678</text:p>
          </table:table-cell>
          <table:table-cell table:formula="of:=SUM([.B637:.M637])-6" office:value-type="float" office:value="0.300284158671275">
            <text:p>0.3002841587</text:p>
          </table:table-cell>
          <table:table-cell table:formula="of:=[.N637]-[.$G$6]" office:value-type="float" office:value="0.324025149205234">
            <text:p>0.3240251492</text:p>
          </table:table-cell>
          <table:table-cell table:formula="of:=[.O637]*[.O637]" office:value-type="float" office:value="0.104992297317474">
            <text:p>0.1049922973</text:p>
          </table:table-cell>
        </table:table-row>
        <table:table-row table:style-name="ro1">
          <table:table-cell/>
          <table:table-cell table:formula="of:=RAND()" office:value-type="float" office:value="0.533271800493822">
            <text:p>0.5332718005</text:p>
          </table:table-cell>
          <table:table-cell table:formula="of:=RAND()" office:value-type="float" office:value="0.485097578261048">
            <text:p>0.4850975783</text:p>
          </table:table-cell>
          <table:table-cell table:formula="of:=RAND()" office:value-type="float" office:value="0.949680407065898">
            <text:p>0.9496804071</text:p>
          </table:table-cell>
          <table:table-cell table:formula="of:=RAND()" office:value-type="float" office:value="0.58027923759073">
            <text:p>0.5802792376</text:p>
          </table:table-cell>
          <table:table-cell table:formula="of:=RAND()" office:value-type="float" office:value="0.200690001714975">
            <text:p>0.2006900017</text:p>
          </table:table-cell>
          <table:table-cell table:formula="of:=RAND()" office:value-type="float" office:value="0.174244703957811">
            <text:p>0.174244704</text:p>
          </table:table-cell>
          <table:table-cell table:formula="of:=RAND()" office:value-type="float" office:value="0.730457485886291">
            <text:p>0.7304574859</text:p>
          </table:table-cell>
          <table:table-cell table:formula="of:=RAND()" office:value-type="float" office:value="0.381878680782393">
            <text:p>0.3818786808</text:p>
          </table:table-cell>
          <table:table-cell table:formula="of:=RAND()" office:value-type="float" office:value="0.735236241715029">
            <text:p>0.7352362417</text:p>
          </table:table-cell>
          <table:table-cell table:formula="of:=RAND()" office:value-type="float" office:value="0.929676442639902">
            <text:p>0.9296764426</text:p>
          </table:table-cell>
          <table:table-cell table:formula="of:=RAND()" office:value-type="float" office:value="0.462227699579671">
            <text:p>0.4622276996</text:p>
          </table:table-cell>
          <table:table-cell table:formula="of:=RAND()" office:value-type="float" office:value="0.97873796033673">
            <text:p>0.9787379603</text:p>
          </table:table-cell>
          <table:table-cell table:formula="of:=SUM([.B638:.M638])-6" office:value-type="float" office:value="1.1414782400243">
            <text:p>1.14147824</text:p>
          </table:table-cell>
          <table:table-cell table:formula="of:=[.N638]-[.$G$6]" office:value-type="float" office:value="1.16521923055826">
            <text:p>1.1652192306</text:p>
          </table:table-cell>
          <table:table-cell table:formula="of:=[.O638]*[.O638]" office:value-type="float" office:value="1.35773585526278">
            <text:p>1.3577358553</text:p>
          </table:table-cell>
        </table:table-row>
        <table:table-row table:style-name="ro1">
          <table:table-cell/>
          <table:table-cell table:formula="of:=RAND()" office:value-type="float" office:value="0.0392002640292048">
            <text:p>0.039200264</text:p>
          </table:table-cell>
          <table:table-cell table:formula="of:=RAND()" office:value-type="float" office:value="0.648636916419491">
            <text:p>0.6486369164</text:p>
          </table:table-cell>
          <table:table-cell table:formula="of:=RAND()" office:value-type="float" office:value="0.66067364695482">
            <text:p>0.660673647</text:p>
          </table:table-cell>
          <table:table-cell table:formula="of:=RAND()" office:value-type="float" office:value="0.086977782426402">
            <text:p>0.0869777824</text:p>
          </table:table-cell>
          <table:table-cell table:formula="of:=RAND()" office:value-type="float" office:value="0.214679786702618">
            <text:p>0.2146797867</text:p>
          </table:table-cell>
          <table:table-cell table:formula="of:=RAND()" office:value-type="float" office:value="0.772298693656921">
            <text:p>0.7722986937</text:p>
          </table:table-cell>
          <table:table-cell table:formula="of:=RAND()" office:value-type="float" office:value="0.845019150525332">
            <text:p>0.8450191505</text:p>
          </table:table-cell>
          <table:table-cell table:formula="of:=RAND()" office:value-type="float" office:value="0.414114561863244">
            <text:p>0.4141145619</text:p>
          </table:table-cell>
          <table:table-cell table:formula="of:=RAND()" office:value-type="float" office:value="0.286156547721475">
            <text:p>0.2861565477</text:p>
          </table:table-cell>
          <table:table-cell table:formula="of:=RAND()" office:value-type="float" office:value="0.415685205021873">
            <text:p>0.415685205</text:p>
          </table:table-cell>
          <table:table-cell table:formula="of:=RAND()" office:value-type="float" office:value="0.145473623415455">
            <text:p>0.1454736234</text:p>
          </table:table-cell>
          <table:table-cell table:formula="of:=RAND()" office:value-type="float" office:value="0.1298197589349">
            <text:p>0.1298197589</text:p>
          </table:table-cell>
          <table:table-cell table:formula="of:=SUM([.B639:.M639])-6" office:value-type="float" office:value="-1.34126406232826">
            <text:p>-1.3412640623</text:p>
          </table:table-cell>
          <table:table-cell table:formula="of:=[.N639]-[.$G$6]" office:value-type="float" office:value="-1.31752307179431">
            <text:p>-1.3175230718</text:p>
          </table:table-cell>
          <table:table-cell table:formula="of:=[.O639]*[.O639]" office:value-type="float" office:value="1.7358670447103">
            <text:p>1.7358670447</text:p>
          </table:table-cell>
        </table:table-row>
        <table:table-row table:style-name="ro1">
          <table:table-cell/>
          <table:table-cell table:formula="of:=RAND()" office:value-type="float" office:value="0.413272697944194">
            <text:p>0.4132726979</text:p>
          </table:table-cell>
          <table:table-cell table:formula="of:=RAND()" office:value-type="float" office:value="0.370719943195581">
            <text:p>0.3707199432</text:p>
          </table:table-cell>
          <table:table-cell table:formula="of:=RAND()" office:value-type="float" office:value="0.213038983754814">
            <text:p>0.2130389838</text:p>
          </table:table-cell>
          <table:table-cell table:formula="of:=RAND()" office:value-type="float" office:value="0.99527137959376">
            <text:p>0.9952713796</text:p>
          </table:table-cell>
          <table:table-cell table:formula="of:=RAND()" office:value-type="float" office:value="0.197873744182289">
            <text:p>0.1978737442</text:p>
          </table:table-cell>
          <table:table-cell table:formula="of:=RAND()" office:value-type="float" office:value="0.217547695152462">
            <text:p>0.2175476952</text:p>
          </table:table-cell>
          <table:table-cell table:formula="of:=RAND()" office:value-type="float" office:value="0.606486617121846">
            <text:p>0.6064866171</text:p>
          </table:table-cell>
          <table:table-cell table:formula="of:=RAND()" office:value-type="float" office:value="0.968084010528401">
            <text:p>0.9680840105</text:p>
          </table:table-cell>
          <table:table-cell table:formula="of:=RAND()" office:value-type="float" office:value="0.314780123066157">
            <text:p>0.3147801231</text:p>
          </table:table-cell>
          <table:table-cell table:formula="of:=RAND()" office:value-type="float" office:value="0.429833493428305">
            <text:p>0.4298334934</text:p>
          </table:table-cell>
          <table:table-cell table:formula="of:=RAND()" office:value-type="float" office:value="0.823344309348613">
            <text:p>0.8233443093</text:p>
          </table:table-cell>
          <table:table-cell table:formula="of:=RAND()" office:value-type="float" office:value="0.687113517196849">
            <text:p>0.6871135172</text:p>
          </table:table-cell>
          <table:table-cell table:formula="of:=SUM([.B640:.M640])-6" office:value-type="float" office:value="0.237366514513269">
            <text:p>0.2373665145</text:p>
          </table:table-cell>
          <table:table-cell table:formula="of:=[.N640]-[.$G$6]" office:value-type="float" office:value="0.261107505047228">
            <text:p>0.261107505</text:p>
          </table:table-cell>
          <table:table-cell table:formula="of:=[.O640]*[.O640]" office:value-type="float" office:value="0.0681771291919883">
            <text:p>0.0681771292</text:p>
          </table:table-cell>
        </table:table-row>
        <table:table-row table:style-name="ro1">
          <table:table-cell/>
          <table:table-cell table:formula="of:=RAND()" office:value-type="float" office:value="0.0551750557497144">
            <text:p>0.0551750557</text:p>
          </table:table-cell>
          <table:table-cell table:formula="of:=RAND()" office:value-type="float" office:value="0.545816180761904">
            <text:p>0.5458161808</text:p>
          </table:table-cell>
          <table:table-cell table:formula="of:=RAND()" office:value-type="float" office:value="0.40990309487097">
            <text:p>0.4099030949</text:p>
          </table:table-cell>
          <table:table-cell table:formula="of:=RAND()" office:value-type="float" office:value="0.694962257053703">
            <text:p>0.6949622571</text:p>
          </table:table-cell>
          <table:table-cell table:formula="of:=RAND()" office:value-type="float" office:value="0.717123459791765">
            <text:p>0.7171234598</text:p>
          </table:table-cell>
          <table:table-cell table:formula="of:=RAND()" office:value-type="float" office:value="0.278892274713144">
            <text:p>0.2788922747</text:p>
          </table:table-cell>
          <table:table-cell table:formula="of:=RAND()" office:value-type="float" office:value="0.83107465528883">
            <text:p>0.8310746553</text:p>
          </table:table-cell>
          <table:table-cell table:formula="of:=RAND()" office:value-type="float" office:value="0.149296204093844">
            <text:p>0.1492962041</text:p>
          </table:table-cell>
          <table:table-cell table:formula="of:=RAND()" office:value-type="float" office:value="0.979893123032525">
            <text:p>0.979893123</text:p>
          </table:table-cell>
          <table:table-cell table:formula="of:=RAND()" office:value-type="float" office:value="0.798056755680591">
            <text:p>0.7980567557</text:p>
          </table:table-cell>
          <table:table-cell table:formula="of:=RAND()" office:value-type="float" office:value="0.271055379416794">
            <text:p>0.2710553794</text:p>
          </table:table-cell>
          <table:table-cell table:formula="of:=RAND()" office:value-type="float" office:value="0.49592384765856">
            <text:p>0.4959238477</text:p>
          </table:table-cell>
          <table:table-cell table:formula="of:=SUM([.B641:.M641])-6" office:value-type="float" office:value="0.227172288112342">
            <text:p>0.2271722881</text:p>
          </table:table-cell>
          <table:table-cell table:formula="of:=[.N641]-[.$G$6]" office:value-type="float" office:value="0.250913278646301">
            <text:p>0.2509132786</text:p>
          </table:table-cell>
          <table:table-cell table:formula="of:=[.O641]*[.O641]" office:value-type="float" office:value="0.0629574734010365">
            <text:p>0.0629574734</text:p>
          </table:table-cell>
        </table:table-row>
        <table:table-row table:style-name="ro1">
          <table:table-cell/>
          <table:table-cell table:formula="of:=RAND()" office:value-type="float" office:value="0.47221582964994">
            <text:p>0.4722158296</text:p>
          </table:table-cell>
          <table:table-cell table:formula="of:=RAND()" office:value-type="float" office:value="0.615177066065371">
            <text:p>0.6151770661</text:p>
          </table:table-cell>
          <table:table-cell table:formula="of:=RAND()" office:value-type="float" office:value="0.474885943811387">
            <text:p>0.4748859438</text:p>
          </table:table-cell>
          <table:table-cell table:formula="of:=RAND()" office:value-type="float" office:value="0.750067172106355">
            <text:p>0.7500671721</text:p>
          </table:table-cell>
          <table:table-cell table:formula="of:=RAND()" office:value-type="float" office:value="0.701244547963142">
            <text:p>0.701244548</text:p>
          </table:table-cell>
          <table:table-cell table:formula="of:=RAND()" office:value-type="float" office:value="0.756832908373326">
            <text:p>0.7568329084</text:p>
          </table:table-cell>
          <table:table-cell table:formula="of:=RAND()" office:value-type="float" office:value="0.327343867393211">
            <text:p>0.3273438674</text:p>
          </table:table-cell>
          <table:table-cell table:formula="of:=RAND()" office:value-type="float" office:value="0.952126485994086">
            <text:p>0.952126486</text:p>
          </table:table-cell>
          <table:table-cell table:formula="of:=RAND()" office:value-type="float" office:value="0.772212961688638">
            <text:p>0.7722129617</text:p>
          </table:table-cell>
          <table:table-cell table:formula="of:=RAND()" office:value-type="float" office:value="0.837095643626526">
            <text:p>0.8370956436</text:p>
          </table:table-cell>
          <table:table-cell table:formula="of:=RAND()" office:value-type="float" office:value="0.714031279319897">
            <text:p>0.7140312793</text:p>
          </table:table-cell>
          <table:table-cell table:formula="of:=RAND()" office:value-type="float" office:value="0.964052261086181">
            <text:p>0.9640522611</text:p>
          </table:table-cell>
          <table:table-cell table:formula="of:=SUM([.B642:.M642])-6" office:value-type="float" office:value="2.33728596707806">
            <text:p>2.3372859671</text:p>
          </table:table-cell>
          <table:table-cell table:formula="of:=[.N642]-[.$G$6]" office:value-type="float" office:value="2.36102695761202">
            <text:p>2.3610269576</text:p>
          </table:table-cell>
          <table:table-cell table:formula="of:=[.O642]*[.O642]" office:value-type="float" office:value="5.57444829457067">
            <text:p>5.5744482946</text:p>
          </table:table-cell>
        </table:table-row>
        <table:table-row table:style-name="ro1">
          <table:table-cell/>
          <table:table-cell table:formula="of:=RAND()" office:value-type="float" office:value="0.476803963305429">
            <text:p>0.4768039633</text:p>
          </table:table-cell>
          <table:table-cell table:formula="of:=RAND()" office:value-type="float" office:value="0.945242810528725">
            <text:p>0.9452428105</text:p>
          </table:table-cell>
          <table:table-cell table:formula="of:=RAND()" office:value-type="float" office:value="0.63565833074972">
            <text:p>0.6356583307</text:p>
          </table:table-cell>
          <table:table-cell table:formula="of:=RAND()" office:value-type="float" office:value="0.364870301214978">
            <text:p>0.3648703012</text:p>
          </table:table-cell>
          <table:table-cell table:formula="of:=RAND()" office:value-type="float" office:value="0.0455891569145024">
            <text:p>0.0455891569</text:p>
          </table:table-cell>
          <table:table-cell table:formula="of:=RAND()" office:value-type="float" office:value="0.716874503064901">
            <text:p>0.7168745031</text:p>
          </table:table-cell>
          <table:table-cell table:formula="of:=RAND()" office:value-type="float" office:value="0.466583694098517">
            <text:p>0.4665836941</text:p>
          </table:table-cell>
          <table:table-cell table:formula="of:=RAND()" office:value-type="float" office:value="0.0588113067205995">
            <text:p>0.0588113067</text:p>
          </table:table-cell>
          <table:table-cell table:formula="of:=RAND()" office:value-type="float" office:value="0.420542744453996">
            <text:p>0.4205427445</text:p>
          </table:table-cell>
          <table:table-cell table:formula="of:=RAND()" office:value-type="float" office:value="0.58705631014891">
            <text:p>0.5870563101</text:p>
          </table:table-cell>
          <table:table-cell table:formula="of:=RAND()" office:value-type="float" office:value="0.956614948343486">
            <text:p>0.9566149483</text:p>
          </table:table-cell>
          <table:table-cell table:formula="of:=RAND()" office:value-type="float" office:value="0.643438000930473">
            <text:p>0.6434380009</text:p>
          </table:table-cell>
          <table:table-cell table:formula="of:=SUM([.B643:.M643])-6" office:value-type="float" office:value="0.318086070474237">
            <text:p>0.3180860705</text:p>
          </table:table-cell>
          <table:table-cell table:formula="of:=[.N643]-[.$G$6]" office:value-type="float" office:value="0.341827061008196">
            <text:p>0.341827061</text:p>
          </table:table-cell>
          <table:table-cell table:formula="of:=[.O643]*[.O643]" office:value-type="float" office:value="0.116845739637501">
            <text:p>0.1168457396</text:p>
          </table:table-cell>
        </table:table-row>
        <table:table-row table:style-name="ro1">
          <table:table-cell/>
          <table:table-cell table:formula="of:=RAND()" office:value-type="float" office:value="0.964897678932175">
            <text:p>0.9648976789</text:p>
          </table:table-cell>
          <table:table-cell table:formula="of:=RAND()" office:value-type="float" office:value="0.496578746940941">
            <text:p>0.4965787469</text:p>
          </table:table-cell>
          <table:table-cell table:formula="of:=RAND()" office:value-type="float" office:value="0.618245347170159">
            <text:p>0.6182453472</text:p>
          </table:table-cell>
          <table:table-cell table:formula="of:=RAND()" office:value-type="float" office:value="0.532890938222408">
            <text:p>0.5328909382</text:p>
          </table:table-cell>
          <table:table-cell table:formula="of:=RAND()" office:value-type="float" office:value="0.985368192894384">
            <text:p>0.9853681929</text:p>
          </table:table-cell>
          <table:table-cell table:formula="of:=RAND()" office:value-type="float" office:value="0.504759333329275">
            <text:p>0.5047593333</text:p>
          </table:table-cell>
          <table:table-cell table:formula="of:=RAND()" office:value-type="float" office:value="0.671893857419491">
            <text:p>0.6718938574</text:p>
          </table:table-cell>
          <table:table-cell table:formula="of:=RAND()" office:value-type="float" office:value="0.652855368098244">
            <text:p>0.6528553681</text:p>
          </table:table-cell>
          <table:table-cell table:formula="of:=RAND()" office:value-type="float" office:value="0.176900901831687">
            <text:p>0.1769009018</text:p>
          </table:table-cell>
          <table:table-cell table:formula="of:=RAND()" office:value-type="float" office:value="0.0628682277165353">
            <text:p>0.0628682277</text:p>
          </table:table-cell>
          <table:table-cell table:formula="of:=RAND()" office:value-type="float" office:value="0.107753267977387">
            <text:p>0.107753268</text:p>
          </table:table-cell>
          <table:table-cell table:formula="of:=RAND()" office:value-type="float" office:value="0.585121309617534">
            <text:p>0.5851213096</text:p>
          </table:table-cell>
          <table:table-cell table:formula="of:=SUM([.B644:.M644])-6" office:value-type="float" office:value="0.36013317015022">
            <text:p>0.3601331702</text:p>
          </table:table-cell>
          <table:table-cell table:formula="of:=[.N644]-[.$G$6]" office:value-type="float" office:value="0.383874160684179">
            <text:p>0.3838741607</text:p>
          </table:table-cell>
          <table:table-cell table:formula="of:=[.O644]*[.O644]" office:value-type="float" office:value="0.147359371240983">
            <text:p>0.1473593712</text:p>
          </table:table-cell>
        </table:table-row>
        <table:table-row table:style-name="ro1">
          <table:table-cell/>
          <table:table-cell table:formula="of:=RAND()" office:value-type="float" office:value="0.429131758399308">
            <text:p>0.4291317584</text:p>
          </table:table-cell>
          <table:table-cell table:formula="of:=RAND()" office:value-type="float" office:value="0.115839198697358">
            <text:p>0.1158391987</text:p>
          </table:table-cell>
          <table:table-cell table:formula="of:=RAND()" office:value-type="float" office:value="0.889598279958591">
            <text:p>0.88959828</text:p>
          </table:table-cell>
          <table:table-cell table:formula="of:=RAND()" office:value-type="float" office:value="0.61627983674407">
            <text:p>0.6162798367</text:p>
          </table:table-cell>
          <table:table-cell table:formula="of:=RAND()" office:value-type="float" office:value="0.293178721796721">
            <text:p>0.2931787218</text:p>
          </table:table-cell>
          <table:table-cell table:formula="of:=RAND()" office:value-type="float" office:value="0.745319084497169">
            <text:p>0.7453190845</text:p>
          </table:table-cell>
          <table:table-cell table:formula="of:=RAND()" office:value-type="float" office:value="0.768121270695701">
            <text:p>0.7681212707</text:p>
          </table:table-cell>
          <table:table-cell table:formula="of:=RAND()" office:value-type="float" office:value="0.316922244615853">
            <text:p>0.3169222446</text:p>
          </table:table-cell>
          <table:table-cell table:formula="of:=RAND()" office:value-type="float" office:value="0.952057837275788">
            <text:p>0.9520578373</text:p>
          </table:table-cell>
          <table:table-cell table:formula="of:=RAND()" office:value-type="float" office:value="0.137078599305823">
            <text:p>0.1370785993</text:p>
          </table:table-cell>
          <table:table-cell table:formula="of:=RAND()" office:value-type="float" office:value="0.978356797015294">
            <text:p>0.978356797</text:p>
          </table:table-cell>
          <table:table-cell table:formula="of:=RAND()" office:value-type="float" office:value="0.53568307380192">
            <text:p>0.5356830738</text:p>
          </table:table-cell>
          <table:table-cell table:formula="of:=SUM([.B645:.M645])-6" office:value-type="float" office:value="0.777566702803597">
            <text:p>0.7775667028</text:p>
          </table:table-cell>
          <table:table-cell table:formula="of:=[.N645]-[.$G$6]" office:value-type="float" office:value="0.801307693337556">
            <text:p>0.8013076933</text:p>
          </table:table-cell>
          <table:table-cell table:formula="of:=[.O645]*[.O645]" office:value-type="float" office:value="0.642094019401955">
            <text:p>0.6420940194</text:p>
          </table:table-cell>
        </table:table-row>
        <table:table-row table:style-name="ro1">
          <table:table-cell/>
          <table:table-cell table:formula="of:=RAND()" office:value-type="float" office:value="0.6381028261967">
            <text:p>0.6381028262</text:p>
          </table:table-cell>
          <table:table-cell table:formula="of:=RAND()" office:value-type="float" office:value="0.916108006611466">
            <text:p>0.9161080066</text:p>
          </table:table-cell>
          <table:table-cell table:formula="of:=RAND()" office:value-type="float" office:value="0.131012855563313">
            <text:p>0.1310128556</text:p>
          </table:table-cell>
          <table:table-cell table:formula="of:=RAND()" office:value-type="float" office:value="0.267725040670484">
            <text:p>0.2677250407</text:p>
          </table:table-cell>
          <table:table-cell table:formula="of:=RAND()" office:value-type="float" office:value="0.38779691956006">
            <text:p>0.3877969196</text:p>
          </table:table-cell>
          <table:table-cell table:formula="of:=RAND()" office:value-type="float" office:value="0.436793388100341">
            <text:p>0.4367933881</text:p>
          </table:table-cell>
          <table:table-cell table:formula="of:=RAND()" office:value-type="float" office:value="0.904457378899679">
            <text:p>0.9044573789</text:p>
          </table:table-cell>
          <table:table-cell table:formula="of:=RAND()" office:value-type="float" office:value="0.159487826982513">
            <text:p>0.159487827</text:p>
          </table:table-cell>
          <table:table-cell table:formula="of:=RAND()" office:value-type="float" office:value="0.507731857243925">
            <text:p>0.5077318572</text:p>
          </table:table-cell>
          <table:table-cell table:formula="of:=RAND()" office:value-type="float" office:value="0.270961356349289">
            <text:p>0.2709613563</text:p>
          </table:table-cell>
          <table:table-cell table:formula="of:=RAND()" office:value-type="float" office:value="0.844174329424277">
            <text:p>0.8441743294</text:p>
          </table:table-cell>
          <table:table-cell table:formula="of:=RAND()" office:value-type="float" office:value="0.23157595936209">
            <text:p>0.2315759594</text:p>
          </table:table-cell>
          <table:table-cell table:formula="of:=SUM([.B646:.M646])-6" office:value-type="float" office:value="-0.304072255035862">
            <text:p>-0.304072255</text:p>
          </table:table-cell>
          <table:table-cell table:formula="of:=[.N646]-[.$G$6]" office:value-type="float" office:value="-0.280331264501903">
            <text:p>-0.2803312645</text:p>
          </table:table-cell>
          <table:table-cell table:formula="of:=[.O646]*[.O646]" office:value-type="float" office:value="0.078585617857236">
            <text:p>0.0785856179</text:p>
          </table:table-cell>
        </table:table-row>
        <table:table-row table:style-name="ro1">
          <table:table-cell/>
          <table:table-cell table:formula="of:=RAND()" office:value-type="float" office:value="0.0428725676611066">
            <text:p>0.0428725677</text:p>
          </table:table-cell>
          <table:table-cell table:formula="of:=RAND()" office:value-type="float" office:value="0.44059816817753">
            <text:p>0.4405981682</text:p>
          </table:table-cell>
          <table:table-cell table:formula="of:=RAND()" office:value-type="float" office:value="0.164166989736259">
            <text:p>0.1641669897</text:p>
          </table:table-cell>
          <table:table-cell table:formula="of:=RAND()" office:value-type="float" office:value="0.925815431168303">
            <text:p>0.9258154312</text:p>
          </table:table-cell>
          <table:table-cell table:formula="of:=RAND()" office:value-type="float" office:value="0.432835002196953">
            <text:p>0.4328350022</text:p>
          </table:table-cell>
          <table:table-cell table:formula="of:=RAND()" office:value-type="float" office:value="0.404482945566997">
            <text:p>0.4044829456</text:p>
          </table:table-cell>
          <table:table-cell table:formula="of:=RAND()" office:value-type="float" office:value="0.162432715296745">
            <text:p>0.1624327153</text:p>
          </table:table-cell>
          <table:table-cell table:formula="of:=RAND()" office:value-type="float" office:value="0.519218535861">
            <text:p>0.5192185359</text:p>
          </table:table-cell>
          <table:table-cell table:formula="of:=RAND()" office:value-type="float" office:value="0.0563340922817588">
            <text:p>0.0563340923</text:p>
          </table:table-cell>
          <table:table-cell table:formula="of:=RAND()" office:value-type="float" office:value="0.752451058477163">
            <text:p>0.7524510585</text:p>
          </table:table-cell>
          <table:table-cell table:formula="of:=RAND()" office:value-type="float" office:value="0.488145939074457">
            <text:p>0.4881459391</text:p>
          </table:table-cell>
          <table:table-cell table:formula="of:=RAND()" office:value-type="float" office:value="0.157064363593236">
            <text:p>0.1570643636</text:p>
          </table:table-cell>
          <table:table-cell table:formula="of:=SUM([.B647:.M647])-6" office:value-type="float" office:value="-1.45358219090849">
            <text:p>-1.4535821909</text:p>
          </table:table-cell>
          <table:table-cell table:formula="of:=[.N647]-[.$G$6]" office:value-type="float" office:value="-1.42984120037453">
            <text:p>-1.4298412004</text:p>
          </table:table-cell>
          <table:table-cell table:formula="of:=[.O647]*[.O647]" office:value-type="float" office:value="2.04444585828848">
            <text:p>2.0444458583</text:p>
          </table:table-cell>
        </table:table-row>
        <table:table-row table:style-name="ro1">
          <table:table-cell/>
          <table:table-cell table:formula="of:=RAND()" office:value-type="float" office:value="0.88549889344722">
            <text:p>0.8854988934</text:p>
          </table:table-cell>
          <table:table-cell table:formula="of:=RAND()" office:value-type="float" office:value="0.7519048191607">
            <text:p>0.7519048192</text:p>
          </table:table-cell>
          <table:table-cell table:formula="of:=RAND()" office:value-type="float" office:value="0.794467159546912">
            <text:p>0.7944671595</text:p>
          </table:table-cell>
          <table:table-cell table:formula="of:=RAND()" office:value-type="float" office:value="0.210148174315691">
            <text:p>0.2101481743</text:p>
          </table:table-cell>
          <table:table-cell table:formula="of:=RAND()" office:value-type="float" office:value="0.325312060536817">
            <text:p>0.3253120605</text:p>
          </table:table-cell>
          <table:table-cell table:formula="of:=RAND()" office:value-type="float" office:value="0.573185389162973">
            <text:p>0.5731853892</text:p>
          </table:table-cell>
          <table:table-cell table:formula="of:=RAND()" office:value-type="float" office:value="0.713977424893528">
            <text:p>0.7139774249</text:p>
          </table:table-cell>
          <table:table-cell table:formula="of:=RAND()" office:value-type="float" office:value="0.231135278940201">
            <text:p>0.2311352789</text:p>
          </table:table-cell>
          <table:table-cell table:formula="of:=RAND()" office:value-type="float" office:value="0.538088463013992">
            <text:p>0.538088463</text:p>
          </table:table-cell>
          <table:table-cell table:formula="of:=RAND()" office:value-type="float" office:value="0.777052568504587">
            <text:p>0.7770525685</text:p>
          </table:table-cell>
          <table:table-cell table:formula="of:=RAND()" office:value-type="float" office:value="0.574355292832479">
            <text:p>0.5743552928</text:p>
          </table:table-cell>
          <table:table-cell table:formula="of:=RAND()" office:value-type="float" office:value="0.970175120048225">
            <text:p>0.97017512</text:p>
          </table:table-cell>
          <table:table-cell table:formula="of:=SUM([.B648:.M648])-6" office:value-type="float" office:value="1.34530064440332">
            <text:p>1.3453006444</text:p>
          </table:table-cell>
          <table:table-cell table:formula="of:=[.N648]-[.$G$6]" office:value-type="float" office:value="1.36904163493728">
            <text:p>1.3690416349</text:p>
          </table:table-cell>
          <table:table-cell table:formula="of:=[.O648]*[.O648]" office:value-type="float" office:value="1.87427499819175">
            <text:p>1.8742749982</text:p>
          </table:table-cell>
        </table:table-row>
        <table:table-row table:style-name="ro1">
          <table:table-cell/>
          <table:table-cell table:formula="of:=RAND()" office:value-type="float" office:value="0.968293448444456">
            <text:p>0.9682934484</text:p>
          </table:table-cell>
          <table:table-cell table:formula="of:=RAND()" office:value-type="float" office:value="0.247837686678395">
            <text:p>0.2478376867</text:p>
          </table:table-cell>
          <table:table-cell table:formula="of:=RAND()" office:value-type="float" office:value="0.46667575230822">
            <text:p>0.4666757523</text:p>
          </table:table-cell>
          <table:table-cell table:formula="of:=RAND()" office:value-type="float" office:value="0.914947115350515">
            <text:p>0.9149471154</text:p>
          </table:table-cell>
          <table:table-cell table:formula="of:=RAND()" office:value-type="float" office:value="0.479338195873424">
            <text:p>0.4793381959</text:p>
          </table:table-cell>
          <table:table-cell table:formula="of:=RAND()" office:value-type="float" office:value="0.334670405834913">
            <text:p>0.3346704058</text:p>
          </table:table-cell>
          <table:table-cell table:formula="of:=RAND()" office:value-type="float" office:value="0.234069167636335">
            <text:p>0.2340691676</text:p>
          </table:table-cell>
          <table:table-cell table:formula="of:=RAND()" office:value-type="float" office:value="0.489285507937893">
            <text:p>0.4892855079</text:p>
          </table:table-cell>
          <table:table-cell table:formula="of:=RAND()" office:value-type="float" office:value="0.144722452154383">
            <text:p>0.1447224522</text:p>
          </table:table-cell>
          <table:table-cell table:formula="of:=RAND()" office:value-type="float" office:value="0.920769448159263">
            <text:p>0.9207694482</text:p>
          </table:table-cell>
          <table:table-cell table:formula="of:=RAND()" office:value-type="float" office:value="0.00130533240735531">
            <text:p>0.0013053324</text:p>
          </table:table-cell>
          <table:table-cell table:formula="of:=RAND()" office:value-type="float" office:value="0.135913490783423">
            <text:p>0.1359134908</text:p>
          </table:table-cell>
          <table:table-cell table:formula="of:=SUM([.B649:.M649])-6" office:value-type="float" office:value="-0.662171996431425">
            <text:p>-0.6621719964</text:p>
          </table:table-cell>
          <table:table-cell table:formula="of:=[.N649]-[.$G$6]" office:value-type="float" office:value="-0.638431005897466">
            <text:p>-0.6384310059</text:p>
          </table:table-cell>
          <table:table-cell table:formula="of:=[.O649]*[.O649]" office:value-type="float" office:value="0.40759414929125">
            <text:p>0.4075941493</text:p>
          </table:table-cell>
        </table:table-row>
        <table:table-row table:style-name="ro1">
          <table:table-cell/>
          <table:table-cell table:formula="of:=RAND()" office:value-type="float" office:value="0.0423264349810779">
            <text:p>0.042326435</text:p>
          </table:table-cell>
          <table:table-cell table:formula="of:=RAND()" office:value-type="float" office:value="0.622726153582335">
            <text:p>0.6227261536</text:p>
          </table:table-cell>
          <table:table-cell table:formula="of:=RAND()" office:value-type="float" office:value="0.271849609445781">
            <text:p>0.2718496094</text:p>
          </table:table-cell>
          <table:table-cell table:formula="of:=RAND()" office:value-type="float" office:value="0.95924341888167">
            <text:p>0.9592434189</text:p>
          </table:table-cell>
          <table:table-cell table:formula="of:=RAND()" office:value-type="float" office:value="0.867293114541099">
            <text:p>0.8672931145</text:p>
          </table:table-cell>
          <table:table-cell table:formula="of:=RAND()" office:value-type="float" office:value="0.242113441228867">
            <text:p>0.2421134412</text:p>
          </table:table-cell>
          <table:table-cell table:formula="of:=RAND()" office:value-type="float" office:value="0.844778321450576">
            <text:p>0.8447783215</text:p>
          </table:table-cell>
          <table:table-cell table:formula="of:=RAND()" office:value-type="float" office:value="0.494987671729177">
            <text:p>0.4949876717</text:p>
          </table:table-cell>
          <table:table-cell table:formula="of:=RAND()" office:value-type="float" office:value="0.771705356659368">
            <text:p>0.7717053567</text:p>
          </table:table-cell>
          <table:table-cell table:formula="of:=RAND()" office:value-type="float" office:value="0.809075700584799">
            <text:p>0.8090757006</text:p>
          </table:table-cell>
          <table:table-cell table:formula="of:=RAND()" office:value-type="float" office:value="0.741820179158822">
            <text:p>0.7418201792</text:p>
          </table:table-cell>
          <table:table-cell table:formula="of:=RAND()" office:value-type="float" office:value="0.908520656870678">
            <text:p>0.9085206569</text:p>
          </table:table-cell>
          <table:table-cell table:formula="of:=SUM([.B650:.M650])-6" office:value-type="float" office:value="1.57644005911425">
            <text:p>1.5764400591</text:p>
          </table:table-cell>
          <table:table-cell table:formula="of:=[.N650]-[.$G$6]" office:value-type="float" office:value="1.60018104964821">
            <text:p>1.6001810496</text:p>
          </table:table-cell>
          <table:table-cell table:formula="of:=[.O650]*[.O650]" office:value-type="float" office:value="2.56057939165324">
            <text:p>2.5605793917</text:p>
          </table:table-cell>
        </table:table-row>
        <table:table-row table:style-name="ro1">
          <table:table-cell/>
          <table:table-cell table:formula="of:=RAND()" office:value-type="float" office:value="0.66107744560577">
            <text:p>0.6610774456</text:p>
          </table:table-cell>
          <table:table-cell table:formula="of:=RAND()" office:value-type="float" office:value="0.912278562318534">
            <text:p>0.9122785623</text:p>
          </table:table-cell>
          <table:table-cell table:formula="of:=RAND()" office:value-type="float" office:value="0.4298753910698">
            <text:p>0.4298753911</text:p>
          </table:table-cell>
          <table:table-cell table:formula="of:=RAND()" office:value-type="float" office:value="0.782987477257848">
            <text:p>0.7829874773</text:p>
          </table:table-cell>
          <table:table-cell table:formula="of:=RAND()" office:value-type="float" office:value="0.511132755083963">
            <text:p>0.5111327551</text:p>
          </table:table-cell>
          <table:table-cell table:formula="of:=RAND()" office:value-type="float" office:value="0.382972923573107">
            <text:p>0.3829729236</text:p>
          </table:table-cell>
          <table:table-cell table:formula="of:=RAND()" office:value-type="float" office:value="0.616060733329505">
            <text:p>0.6160607333</text:p>
          </table:table-cell>
          <table:table-cell table:formula="of:=RAND()" office:value-type="float" office:value="0.124550113454461">
            <text:p>0.1245501135</text:p>
          </table:table-cell>
          <table:table-cell table:formula="of:=RAND()" office:value-type="float" office:value="0.939026815583929">
            <text:p>0.9390268156</text:p>
          </table:table-cell>
          <table:table-cell table:formula="of:=RAND()" office:value-type="float" office:value="0.800831150496379">
            <text:p>0.8008311505</text:p>
          </table:table-cell>
          <table:table-cell table:formula="of:=RAND()" office:value-type="float" office:value="0.529070707503706">
            <text:p>0.5290707075</text:p>
          </table:table-cell>
          <table:table-cell table:formula="of:=RAND()" office:value-type="float" office:value="0.0773763069882989">
            <text:p>0.077376307</text:p>
          </table:table-cell>
          <table:table-cell table:formula="of:=SUM([.B651:.M651])-6" office:value-type="float" office:value="0.7672403822653">
            <text:p>0.7672403823</text:p>
          </table:table-cell>
          <table:table-cell table:formula="of:=[.N651]-[.$G$6]" office:value-type="float" office:value="0.790981372799259">
            <text:p>0.7909813728</text:p>
          </table:table-cell>
          <table:table-cell table:formula="of:=[.O651]*[.O651]" office:value-type="float" office:value="0.6256515321154">
            <text:p>0.6256515321</text:p>
          </table:table-cell>
        </table:table-row>
        <table:table-row table:style-name="ro1">
          <table:table-cell/>
          <table:table-cell table:formula="of:=RAND()" office:value-type="float" office:value="0.457202021032572">
            <text:p>0.457202021</text:p>
          </table:table-cell>
          <table:table-cell table:formula="of:=RAND()" office:value-type="float" office:value="0.84034131700173">
            <text:p>0.840341317</text:p>
          </table:table-cell>
          <table:table-cell table:formula="of:=RAND()" office:value-type="float" office:value="0.809206090634689">
            <text:p>0.8092060906</text:p>
          </table:table-cell>
          <table:table-cell table:formula="of:=RAND()" office:value-type="float" office:value="0.224423620384186">
            <text:p>0.2244236204</text:p>
          </table:table-cell>
          <table:table-cell table:formula="of:=RAND()" office:value-type="float" office:value="0.0472524894867092">
            <text:p>0.0472524895</text:p>
          </table:table-cell>
          <table:table-cell table:formula="of:=RAND()" office:value-type="float" office:value="0.109408125048503">
            <text:p>0.109408125</text:p>
          </table:table-cell>
          <table:table-cell table:formula="of:=RAND()" office:value-type="float" office:value="0.671752702910453">
            <text:p>0.6717527029</text:p>
          </table:table-cell>
          <table:table-cell table:formula="of:=RAND()" office:value-type="float" office:value="0.946336719905958">
            <text:p>0.9463367199</text:p>
          </table:table-cell>
          <table:table-cell table:formula="of:=RAND()" office:value-type="float" office:value="0.980054998304695">
            <text:p>0.9800549983</text:p>
          </table:table-cell>
          <table:table-cell table:formula="of:=RAND()" office:value-type="float" office:value="0.318460258422419">
            <text:p>0.3184602584</text:p>
          </table:table-cell>
          <table:table-cell table:formula="of:=RAND()" office:value-type="float" office:value="0.191752175334841">
            <text:p>0.1917521753</text:p>
          </table:table-cell>
          <table:table-cell table:formula="of:=RAND()" office:value-type="float" office:value="0.861670086625963">
            <text:p>0.8616700866</text:p>
          </table:table-cell>
          <table:table-cell table:formula="of:=SUM([.B652:.M652])-6" office:value-type="float" office:value="0.457860605092719">
            <text:p>0.4578606051</text:p>
          </table:table-cell>
          <table:table-cell table:formula="of:=[.N652]-[.$G$6]" office:value-type="float" office:value="0.481601595626678">
            <text:p>0.4816015956</text:p>
          </table:table-cell>
          <table:table-cell table:formula="of:=[.O652]*[.O652]" office:value-type="float" office:value="0.231940096910163">
            <text:p>0.2319400969</text:p>
          </table:table-cell>
        </table:table-row>
        <table:table-row table:style-name="ro1">
          <table:table-cell/>
          <table:table-cell table:formula="of:=RAND()" office:value-type="float" office:value="0.345798726193607">
            <text:p>0.3457987262</text:p>
          </table:table-cell>
          <table:table-cell table:formula="of:=RAND()" office:value-type="float" office:value="0.905544898938388">
            <text:p>0.9055448989</text:p>
          </table:table-cell>
          <table:table-cell table:formula="of:=RAND()" office:value-type="float" office:value="0.116485055536032">
            <text:p>0.1164850555</text:p>
          </table:table-cell>
          <table:table-cell table:formula="of:=RAND()" office:value-type="float" office:value="0.835478102322668">
            <text:p>0.8354781023</text:p>
          </table:table-cell>
          <table:table-cell table:formula="of:=RAND()" office:value-type="float" office:value="0.489081134553999">
            <text:p>0.4890811346</text:p>
          </table:table-cell>
          <table:table-cell table:formula="of:=RAND()" office:value-type="float" office:value="0.617141848430038">
            <text:p>0.6171418484</text:p>
          </table:table-cell>
          <table:table-cell table:formula="of:=RAND()" office:value-type="float" office:value="0.622192251263186">
            <text:p>0.6221922513</text:p>
          </table:table-cell>
          <table:table-cell table:formula="of:=RAND()" office:value-type="float" office:value="0.710188836092129">
            <text:p>0.7101888361</text:p>
          </table:table-cell>
          <table:table-cell table:formula="of:=RAND()" office:value-type="float" office:value="0.539306155405939">
            <text:p>0.5393061554</text:p>
          </table:table-cell>
          <table:table-cell table:formula="of:=RAND()" office:value-type="float" office:value="0.0701482512522489">
            <text:p>0.0701482513</text:p>
          </table:table-cell>
          <table:table-cell table:formula="of:=RAND()" office:value-type="float" office:value="0.583307005930692">
            <text:p>0.5833070059</text:p>
          </table:table-cell>
          <table:table-cell table:formula="of:=RAND()" office:value-type="float" office:value="0.852329271379858">
            <text:p>0.8523292714</text:p>
          </table:table-cell>
          <table:table-cell table:formula="of:=SUM([.B653:.M653])-6" office:value-type="float" office:value="0.687001537298784">
            <text:p>0.6870015373</text:p>
          </table:table-cell>
          <table:table-cell table:formula="of:=[.N653]-[.$G$6]" office:value-type="float" office:value="0.710742527832743">
            <text:p>0.7107425278</text:p>
          </table:table-cell>
          <table:table-cell table:formula="of:=[.O653]*[.O653]" office:value-type="float" office:value="0.505154940870077">
            <text:p>0.5051549409</text:p>
          </table:table-cell>
        </table:table-row>
        <table:table-row table:style-name="ro1">
          <table:table-cell/>
          <table:table-cell table:formula="of:=RAND()" office:value-type="float" office:value="0.18564640567638">
            <text:p>0.1856464057</text:p>
          </table:table-cell>
          <table:table-cell table:formula="of:=RAND()" office:value-type="float" office:value="0.829834260279313">
            <text:p>0.8298342603</text:p>
          </table:table-cell>
          <table:table-cell table:formula="of:=RAND()" office:value-type="float" office:value="0.225452445447445">
            <text:p>0.2254524454</text:p>
          </table:table-cell>
          <table:table-cell table:formula="of:=RAND()" office:value-type="float" office:value="0.657090170774609">
            <text:p>0.6570901708</text:p>
          </table:table-cell>
          <table:table-cell table:formula="of:=RAND()" office:value-type="float" office:value="0.163409991189837">
            <text:p>0.1634099912</text:p>
          </table:table-cell>
          <table:table-cell table:formula="of:=RAND()" office:value-type="float" office:value="0.798455006908625">
            <text:p>0.7984550069</text:p>
          </table:table-cell>
          <table:table-cell table:formula="of:=RAND()" office:value-type="float" office:value="0.843665167922154">
            <text:p>0.8436651679</text:p>
          </table:table-cell>
          <table:table-cell table:formula="of:=RAND()" office:value-type="float" office:value="0.277512232540175">
            <text:p>0.2775122325</text:p>
          </table:table-cell>
          <table:table-cell table:formula="of:=RAND()" office:value-type="float" office:value="0.219123385846615">
            <text:p>0.2191233858</text:p>
          </table:table-cell>
          <table:table-cell table:formula="of:=RAND()" office:value-type="float" office:value="0.113676827168092">
            <text:p>0.1136768272</text:p>
          </table:table-cell>
          <table:table-cell table:formula="of:=RAND()" office:value-type="float" office:value="0.991891440702602">
            <text:p>0.9918914407</text:p>
          </table:table-cell>
          <table:table-cell table:formula="of:=RAND()" office:value-type="float" office:value="0.868114677257836">
            <text:p>0.8681146773</text:p>
          </table:table-cell>
          <table:table-cell table:formula="of:=SUM([.B654:.M654])-6" office:value-type="float" office:value="0.173872011713684">
            <text:p>0.1738720117</text:p>
          </table:table-cell>
          <table:table-cell table:formula="of:=[.N654]-[.$G$6]" office:value-type="float" office:value="0.197613002247643">
            <text:p>0.1976130022</text:p>
          </table:table-cell>
          <table:table-cell table:formula="of:=[.O654]*[.O654]" office:value-type="float" office:value="0.0390508986573268">
            <text:p>0.0390508987</text:p>
          </table:table-cell>
        </table:table-row>
        <table:table-row table:style-name="ro1">
          <table:table-cell/>
          <table:table-cell table:formula="of:=RAND()" office:value-type="float" office:value="0.718851664336398">
            <text:p>0.7188516643</text:p>
          </table:table-cell>
          <table:table-cell table:formula="of:=RAND()" office:value-type="float" office:value="0.568619046360254">
            <text:p>0.5686190464</text:p>
          </table:table-cell>
          <table:table-cell table:formula="of:=RAND()" office:value-type="float" office:value="0.542832750128582">
            <text:p>0.5428327501</text:p>
          </table:table-cell>
          <table:table-cell table:formula="of:=RAND()" office:value-type="float" office:value="0.506520697614178">
            <text:p>0.5065206976</text:p>
          </table:table-cell>
          <table:table-cell table:formula="of:=RAND()" office:value-type="float" office:value="0.663501462666318">
            <text:p>0.6635014627</text:p>
          </table:table-cell>
          <table:table-cell table:formula="of:=RAND()" office:value-type="float" office:value="0.642338618403301">
            <text:p>0.6423386184</text:p>
          </table:table-cell>
          <table:table-cell table:formula="of:=RAND()" office:value-type="float" office:value="0.293734413571656">
            <text:p>0.2937344136</text:p>
          </table:table-cell>
          <table:table-cell table:formula="of:=RAND()" office:value-type="float" office:value="0.0826539776753634">
            <text:p>0.0826539777</text:p>
          </table:table-cell>
          <table:table-cell table:formula="of:=RAND()" office:value-type="float" office:value="0.776916461298242">
            <text:p>0.7769164613</text:p>
          </table:table-cell>
          <table:table-cell table:formula="of:=RAND()" office:value-type="float" office:value="0.873593824915588">
            <text:p>0.8735938249</text:p>
          </table:table-cell>
          <table:table-cell table:formula="of:=RAND()" office:value-type="float" office:value="0.253739779582247">
            <text:p>0.2537397796</text:p>
          </table:table-cell>
          <table:table-cell table:formula="of:=RAND()" office:value-type="float" office:value="0.709303574170917">
            <text:p>0.7093035742</text:p>
          </table:table-cell>
          <table:table-cell table:formula="of:=SUM([.B655:.M655])-6" office:value-type="float" office:value="0.632606270723045">
            <text:p>0.6326062707</text:p>
          </table:table-cell>
          <table:table-cell table:formula="of:=[.N655]-[.$G$6]" office:value-type="float" office:value="0.656347261257004">
            <text:p>0.6563472613</text:p>
          </table:table-cell>
          <table:table-cell table:formula="of:=[.O655]*[.O655]" office:value-type="float" office:value="0.43079172735957">
            <text:p>0.4307917274</text:p>
          </table:table-cell>
        </table:table-row>
        <table:table-row table:style-name="ro1">
          <table:table-cell/>
          <table:table-cell table:formula="of:=RAND()" office:value-type="float" office:value="0.837515293620527">
            <text:p>0.8375152936</text:p>
          </table:table-cell>
          <table:table-cell table:formula="of:=RAND()" office:value-type="float" office:value="0.218535903142765">
            <text:p>0.2185359031</text:p>
          </table:table-cell>
          <table:table-cell table:formula="of:=RAND()" office:value-type="float" office:value="0.16380301117897">
            <text:p>0.1638030112</text:p>
          </table:table-cell>
          <table:table-cell table:formula="of:=RAND()" office:value-type="float" office:value="0.579871621681377">
            <text:p>0.5798716217</text:p>
          </table:table-cell>
          <table:table-cell table:formula="of:=RAND()" office:value-type="float" office:value="0.546538566006348">
            <text:p>0.546538566</text:p>
          </table:table-cell>
          <table:table-cell table:formula="of:=RAND()" office:value-type="float" office:value="0.168071072315797">
            <text:p>0.1680710723</text:p>
          </table:table-cell>
          <table:table-cell table:formula="of:=RAND()" office:value-type="float" office:value="0.921913727652282">
            <text:p>0.9219137277</text:p>
          </table:table-cell>
          <table:table-cell table:formula="of:=RAND()" office:value-type="float" office:value="0.874377405736595">
            <text:p>0.8743774057</text:p>
          </table:table-cell>
          <table:table-cell table:formula="of:=RAND()" office:value-type="float" office:value="0.376988739008084">
            <text:p>0.376988739</text:p>
          </table:table-cell>
          <table:table-cell table:formula="of:=RAND()" office:value-type="float" office:value="0.271638005273417">
            <text:p>0.2716380053</text:p>
          </table:table-cell>
          <table:table-cell table:formula="of:=RAND()" office:value-type="float" office:value="0.452007938176394">
            <text:p>0.4520079382</text:p>
          </table:table-cell>
          <table:table-cell table:formula="of:=RAND()" office:value-type="float" office:value="0.0160546987317503">
            <text:p>0.0160546987</text:p>
          </table:table-cell>
          <table:table-cell table:formula="of:=SUM([.B656:.M656])-6" office:value-type="float" office:value="-0.572684017475694">
            <text:p>-0.5726840175</text:p>
          </table:table-cell>
          <table:table-cell table:formula="of:=[.N656]-[.$G$6]" office:value-type="float" office:value="-0.548943026941735">
            <text:p>-0.5489430269</text:p>
          </table:table-cell>
          <table:table-cell table:formula="of:=[.O656]*[.O656]" office:value-type="float" office:value="0.301338446827955">
            <text:p>0.3013384468</text:p>
          </table:table-cell>
        </table:table-row>
        <table:table-row table:style-name="ro1">
          <table:table-cell/>
          <table:table-cell table:formula="of:=RAND()" office:value-type="float" office:value="0.949557354906574">
            <text:p>0.9495573549</text:p>
          </table:table-cell>
          <table:table-cell table:formula="of:=RAND()" office:value-type="float" office:value="0.426551059819758">
            <text:p>0.4265510598</text:p>
          </table:table-cell>
          <table:table-cell table:formula="of:=RAND()" office:value-type="float" office:value="0.798260611714795">
            <text:p>0.7982606117</text:p>
          </table:table-cell>
          <table:table-cell table:formula="of:=RAND()" office:value-type="float" office:value="0.567674343939871">
            <text:p>0.5676743439</text:p>
          </table:table-cell>
          <table:table-cell table:formula="of:=RAND()" office:value-type="float" office:value="0.625569618539885">
            <text:p>0.6255696185</text:p>
          </table:table-cell>
          <table:table-cell table:formula="of:=RAND()" office:value-type="float" office:value="0.258036269340664">
            <text:p>0.2580362693</text:p>
          </table:table-cell>
          <table:table-cell table:formula="of:=RAND()" office:value-type="float" office:value="0.267814791062847">
            <text:p>0.2678147911</text:p>
          </table:table-cell>
          <table:table-cell table:formula="of:=RAND()" office:value-type="float" office:value="0.853896018583328">
            <text:p>0.8538960186</text:p>
          </table:table-cell>
          <table:table-cell table:formula="of:=RAND()" office:value-type="float" office:value="0.265516561456025">
            <text:p>0.2655165615</text:p>
          </table:table-cell>
          <table:table-cell table:formula="of:=RAND()" office:value-type="float" office:value="0.295646276557818">
            <text:p>0.2956462766</text:p>
          </table:table-cell>
          <table:table-cell table:formula="of:=RAND()" office:value-type="float" office:value="0.817770391469821">
            <text:p>0.8177703915</text:p>
          </table:table-cell>
          <table:table-cell table:formula="of:=RAND()" office:value-type="float" office:value="0.75260798051022">
            <text:p>0.7526079805</text:p>
          </table:table-cell>
          <table:table-cell table:formula="of:=SUM([.B657:.M657])-6" office:value-type="float" office:value="0.878901277901605">
            <text:p>0.8789012779</text:p>
          </table:table-cell>
          <table:table-cell table:formula="of:=[.N657]-[.$G$6]" office:value-type="float" office:value="0.902642268435564">
            <text:p>0.9026422684</text:p>
          </table:table-cell>
          <table:table-cell table:formula="of:=[.O657]*[.O657]" office:value-type="float" office:value="0.814763064766501">
            <text:p>0.8147630648</text:p>
          </table:table-cell>
        </table:table-row>
        <table:table-row table:style-name="ro1">
          <table:table-cell/>
          <table:table-cell table:formula="of:=RAND()" office:value-type="float" office:value="0.861723120789975">
            <text:p>0.8617231208</text:p>
          </table:table-cell>
          <table:table-cell table:formula="of:=RAND()" office:value-type="float" office:value="0.514031809289008">
            <text:p>0.5140318093</text:p>
          </table:table-cell>
          <table:table-cell table:formula="of:=RAND()" office:value-type="float" office:value="0.743479390395805">
            <text:p>0.7434793904</text:p>
          </table:table-cell>
          <table:table-cell table:formula="of:=RAND()" office:value-type="float" office:value="0.0618663495406508">
            <text:p>0.0618663495</text:p>
          </table:table-cell>
          <table:table-cell table:formula="of:=RAND()" office:value-type="float" office:value="0.352165995864198">
            <text:p>0.3521659959</text:p>
          </table:table-cell>
          <table:table-cell table:formula="of:=RAND()" office:value-type="float" office:value="0.224358340725303">
            <text:p>0.2243583407</text:p>
          </table:table-cell>
          <table:table-cell table:formula="of:=RAND()" office:value-type="float" office:value="0.772288415580988">
            <text:p>0.7722884156</text:p>
          </table:table-cell>
          <table:table-cell table:formula="of:=RAND()" office:value-type="float" office:value="0.595996408956125">
            <text:p>0.595996409</text:p>
          </table:table-cell>
          <table:table-cell table:formula="of:=RAND()" office:value-type="float" office:value="0.980347944423556">
            <text:p>0.9803479444</text:p>
          </table:table-cell>
          <table:table-cell table:formula="of:=RAND()" office:value-type="float" office:value="0.571251089917496">
            <text:p>0.5712510899</text:p>
          </table:table-cell>
          <table:table-cell table:formula="of:=RAND()" office:value-type="float" office:value="0.168140085181221">
            <text:p>0.1681400852</text:p>
          </table:table-cell>
          <table:table-cell table:formula="of:=RAND()" office:value-type="float" office:value="0.543550281552598">
            <text:p>0.5435502816</text:p>
          </table:table-cell>
          <table:table-cell table:formula="of:=SUM([.B658:.M658])-6" office:value-type="float" office:value="0.389199232216924">
            <text:p>0.3891992322</text:p>
          </table:table-cell>
          <table:table-cell table:formula="of:=[.N658]-[.$G$6]" office:value-type="float" office:value="0.412940222750884">
            <text:p>0.4129402228</text:p>
          </table:table-cell>
          <table:table-cell table:formula="of:=[.O658]*[.O658]" office:value-type="float" office:value="0.170519627565549">
            <text:p>0.1705196276</text:p>
          </table:table-cell>
        </table:table-row>
        <table:table-row table:style-name="ro1">
          <table:table-cell/>
          <table:table-cell table:formula="of:=RAND()" office:value-type="float" office:value="0.0777658086735755">
            <text:p>0.0777658087</text:p>
          </table:table-cell>
          <table:table-cell table:formula="of:=RAND()" office:value-type="float" office:value="0.200195446610451">
            <text:p>0.2001954466</text:p>
          </table:table-cell>
          <table:table-cell table:formula="of:=RAND()" office:value-type="float" office:value="0.051798130851239">
            <text:p>0.0517981309</text:p>
          </table:table-cell>
          <table:table-cell table:formula="of:=RAND()" office:value-type="float" office:value="0.957502319011837">
            <text:p>0.957502319</text:p>
          </table:table-cell>
          <table:table-cell table:formula="of:=RAND()" office:value-type="float" office:value="0.267617307137698">
            <text:p>0.2676173071</text:p>
          </table:table-cell>
          <table:table-cell table:formula="of:=RAND()" office:value-type="float" office:value="0.834793471498415">
            <text:p>0.8347934715</text:p>
          </table:table-cell>
          <table:table-cell table:formula="of:=RAND()" office:value-type="float" office:value="0.447346685221419">
            <text:p>0.4473466852</text:p>
          </table:table-cell>
          <table:table-cell table:formula="of:=RAND()" office:value-type="float" office:value="0.577746078837663">
            <text:p>0.5777460788</text:p>
          </table:table-cell>
          <table:table-cell table:formula="of:=RAND()" office:value-type="float" office:value="0.461136636789888">
            <text:p>0.4611366368</text:p>
          </table:table-cell>
          <table:table-cell table:formula="of:=RAND()" office:value-type="float" office:value="0.0789666064083576">
            <text:p>0.0789666064</text:p>
          </table:table-cell>
          <table:table-cell table:formula="of:=RAND()" office:value-type="float" office:value="0.0209645431023091">
            <text:p>0.0209645431</text:p>
          </table:table-cell>
          <table:table-cell table:formula="of:=RAND()" office:value-type="float" office:value="0.563788145780563">
            <text:p>0.5637881458</text:p>
          </table:table-cell>
          <table:table-cell table:formula="of:=SUM([.B659:.M659])-6" office:value-type="float" office:value="-1.46037882007658">
            <text:p>-1.4603788201</text:p>
          </table:table-cell>
          <table:table-cell table:formula="of:=[.N659]-[.$G$6]" office:value-type="float" office:value="-1.43663782954263">
            <text:p>-1.4366378295</text:p>
          </table:table-cell>
          <table:table-cell table:formula="of:=[.O659]*[.O659]" office:value-type="float" office:value="2.06392825327295">
            <text:p>2.0639282533</text:p>
          </table:table-cell>
        </table:table-row>
        <table:table-row table:style-name="ro1">
          <table:table-cell/>
          <table:table-cell table:formula="of:=RAND()" office:value-type="float" office:value="0.769642848987132">
            <text:p>0.769642849</text:p>
          </table:table-cell>
          <table:table-cell table:formula="of:=RAND()" office:value-type="float" office:value="0.0521336288657039">
            <text:p>0.0521336289</text:p>
          </table:table-cell>
          <table:table-cell table:formula="of:=RAND()" office:value-type="float" office:value="0.359677142929286">
            <text:p>0.3596771429</text:p>
          </table:table-cell>
          <table:table-cell table:formula="of:=RAND()" office:value-type="float" office:value="0.746841290500015">
            <text:p>0.7468412905</text:p>
          </table:table-cell>
          <table:table-cell table:formula="of:=RAND()" office:value-type="float" office:value="0.44077463215217">
            <text:p>0.4407746322</text:p>
          </table:table-cell>
          <table:table-cell table:formula="of:=RAND()" office:value-type="float" office:value="0.601661173859611">
            <text:p>0.6016611739</text:p>
          </table:table-cell>
          <table:table-cell table:formula="of:=RAND()" office:value-type="float" office:value="0.292003361741081">
            <text:p>0.2920033617</text:p>
          </table:table-cell>
          <table:table-cell table:formula="of:=RAND()" office:value-type="float" office:value="0.45794372423552">
            <text:p>0.4579437242</text:p>
          </table:table-cell>
          <table:table-cell table:formula="of:=RAND()" office:value-type="float" office:value="0.954457552405074">
            <text:p>0.9544575524</text:p>
          </table:table-cell>
          <table:table-cell table:formula="of:=RAND()" office:value-type="float" office:value="0.594894761918113">
            <text:p>0.5948947619</text:p>
          </table:table-cell>
          <table:table-cell table:formula="of:=RAND()" office:value-type="float" office:value="0.952895622933283">
            <text:p>0.9528956229</text:p>
          </table:table-cell>
          <table:table-cell table:formula="of:=RAND()" office:value-type="float" office:value="0.136245584813878">
            <text:p>0.1362455848</text:p>
          </table:table-cell>
          <table:table-cell table:formula="of:=SUM([.B660:.M660])-6" office:value-type="float" office:value="0.359171325340867">
            <text:p>0.3591713253</text:p>
          </table:table-cell>
          <table:table-cell table:formula="of:=[.N660]-[.$G$6]" office:value-type="float" office:value="0.382912315874826">
            <text:p>0.3829123159</text:p>
          </table:table-cell>
          <table:table-cell table:formula="of:=[.O660]*[.O660]" office:value-type="float" office:value="0.146621841648623">
            <text:p>0.1466218416</text:p>
          </table:table-cell>
        </table:table-row>
        <table:table-row table:style-name="ro1">
          <table:table-cell/>
          <table:table-cell table:formula="of:=RAND()" office:value-type="float" office:value="0.544866996817291">
            <text:p>0.5448669968</text:p>
          </table:table-cell>
          <table:table-cell table:formula="of:=RAND()" office:value-type="float" office:value="0.535828747553751">
            <text:p>0.5358287476</text:p>
          </table:table-cell>
          <table:table-cell table:formula="of:=RAND()" office:value-type="float" office:value="0.130982144735754">
            <text:p>0.1309821447</text:p>
          </table:table-cell>
          <table:table-cell table:formula="of:=RAND()" office:value-type="float" office:value="0.141218218486756">
            <text:p>0.1412182185</text:p>
          </table:table-cell>
          <table:table-cell table:formula="of:=RAND()" office:value-type="float" office:value="0.631228785263374">
            <text:p>0.6312287853</text:p>
          </table:table-cell>
          <table:table-cell table:formula="of:=RAND()" office:value-type="float" office:value="0.801357450895011">
            <text:p>0.8013574509</text:p>
          </table:table-cell>
          <table:table-cell table:formula="of:=RAND()" office:value-type="float" office:value="0.44131100946106">
            <text:p>0.4413110095</text:p>
          </table:table-cell>
          <table:table-cell table:formula="of:=RAND()" office:value-type="float" office:value="0.770080771762878">
            <text:p>0.7700807718</text:p>
          </table:table-cell>
          <table:table-cell table:formula="of:=RAND()" office:value-type="float" office:value="0.0450237835757434">
            <text:p>0.0450237836</text:p>
          </table:table-cell>
          <table:table-cell table:formula="of:=RAND()" office:value-type="float" office:value="0.338071563048288">
            <text:p>0.338071563</text:p>
          </table:table-cell>
          <table:table-cell table:formula="of:=RAND()" office:value-type="float" office:value="0.626519424375147">
            <text:p>0.6265194244</text:p>
          </table:table-cell>
          <table:table-cell table:formula="of:=RAND()" office:value-type="float" office:value="0.250092473113909">
            <text:p>0.2500924731</text:p>
          </table:table-cell>
          <table:table-cell table:formula="of:=SUM([.B661:.M661])-6" office:value-type="float" office:value="-0.743418630911037">
            <text:p>-0.7434186309</text:p>
          </table:table-cell>
          <table:table-cell table:formula="of:=[.N661]-[.$G$6]" office:value-type="float" office:value="-0.719677640377078">
            <text:p>-0.7196776404</text:p>
          </table:table-cell>
          <table:table-cell table:formula="of:=[.O661]*[.O661]" office:value-type="float" office:value="0.517935906058719">
            <text:p>0.5179359061</text:p>
          </table:table-cell>
        </table:table-row>
        <table:table-row table:style-name="ro1">
          <table:table-cell/>
          <table:table-cell table:formula="of:=RAND()" office:value-type="float" office:value="0.553422393044457">
            <text:p>0.553422393</text:p>
          </table:table-cell>
          <table:table-cell table:formula="of:=RAND()" office:value-type="float" office:value="0.0931378921959549">
            <text:p>0.0931378922</text:p>
          </table:table-cell>
          <table:table-cell table:formula="of:=RAND()" office:value-type="float" office:value="0.961233800742775">
            <text:p>0.9612338007</text:p>
          </table:table-cell>
          <table:table-cell table:formula="of:=RAND()" office:value-type="float" office:value="0.772159290499985">
            <text:p>0.7721592905</text:p>
          </table:table-cell>
          <table:table-cell table:formula="of:=RAND()" office:value-type="float" office:value="0.430390432476997">
            <text:p>0.4303904325</text:p>
          </table:table-cell>
          <table:table-cell table:formula="of:=RAND()" office:value-type="float" office:value="0.376078123925254">
            <text:p>0.3760781239</text:p>
          </table:table-cell>
          <table:table-cell table:formula="of:=RAND()" office:value-type="float" office:value="0.273990621557459">
            <text:p>0.2739906216</text:p>
          </table:table-cell>
          <table:table-cell table:formula="of:=RAND()" office:value-type="float" office:value="0.379345813300461">
            <text:p>0.3793458133</text:p>
          </table:table-cell>
          <table:table-cell table:formula="of:=RAND()" office:value-type="float" office:value="0.874675377970561">
            <text:p>0.874675378</text:p>
          </table:table-cell>
          <table:table-cell table:formula="of:=RAND()" office:value-type="float" office:value="0.688754934119061">
            <text:p>0.6887549341</text:p>
          </table:table-cell>
          <table:table-cell table:formula="of:=RAND()" office:value-type="float" office:value="0.124537136638537">
            <text:p>0.1245371366</text:p>
          </table:table-cell>
          <table:table-cell table:formula="of:=RAND()" office:value-type="float" office:value="0.3155264146626">
            <text:p>0.3155264147</text:p>
          </table:table-cell>
          <table:table-cell table:formula="of:=SUM([.B662:.M662])-6" office:value-type="float" office:value="-0.156747768865898">
            <text:p>-0.1567477689</text:p>
          </table:table-cell>
          <table:table-cell table:formula="of:=[.N662]-[.$G$6]" office:value-type="float" office:value="-0.133006778331939">
            <text:p>-0.1330067783</text:p>
          </table:table-cell>
          <table:table-cell table:formula="of:=[.O662]*[.O662]" office:value-type="float" office:value="0.0176908030822416">
            <text:p>0.0176908031</text:p>
          </table:table-cell>
        </table:table-row>
        <table:table-row table:style-name="ro1">
          <table:table-cell/>
          <table:table-cell table:formula="of:=RAND()" office:value-type="float" office:value="0.415444714017212">
            <text:p>0.415444714</text:p>
          </table:table-cell>
          <table:table-cell table:formula="of:=RAND()" office:value-type="float" office:value="0.182276598410681">
            <text:p>0.1822765984</text:p>
          </table:table-cell>
          <table:table-cell table:formula="of:=RAND()" office:value-type="float" office:value="0.572771215811372">
            <text:p>0.5727712158</text:p>
          </table:table-cell>
          <table:table-cell table:formula="of:=RAND()" office:value-type="float" office:value="0.927547252736986">
            <text:p>0.9275472527</text:p>
          </table:table-cell>
          <table:table-cell table:formula="of:=RAND()" office:value-type="float" office:value="0.993604375747964">
            <text:p>0.9936043757</text:p>
          </table:table-cell>
          <table:table-cell table:formula="of:=RAND()" office:value-type="float" office:value="0.851173605537042">
            <text:p>0.8511736055</text:p>
          </table:table-cell>
          <table:table-cell table:formula="of:=RAND()" office:value-type="float" office:value="0.174250629264861">
            <text:p>0.1742506293</text:p>
          </table:table-cell>
          <table:table-cell table:formula="of:=RAND()" office:value-type="float" office:value="0.0240700650028884">
            <text:p>0.024070065</text:p>
          </table:table-cell>
          <table:table-cell table:formula="of:=RAND()" office:value-type="float" office:value="0.105875586858019">
            <text:p>0.1058755869</text:p>
          </table:table-cell>
          <table:table-cell table:formula="of:=RAND()" office:value-type="float" office:value="0.390004851855338">
            <text:p>0.3900048519</text:p>
          </table:table-cell>
          <table:table-cell table:formula="of:=RAND()" office:value-type="float" office:value="0.448241538833827">
            <text:p>0.4482415388</text:p>
          </table:table-cell>
          <table:table-cell table:formula="of:=RAND()" office:value-type="float" office:value="0.972117224009708">
            <text:p>0.972117224</text:p>
          </table:table-cell>
          <table:table-cell table:formula="of:=SUM([.B663:.M663])-6" office:value-type="float" office:value="0.0573776580858976">
            <text:p>0.0573776581</text:p>
          </table:table-cell>
          <table:table-cell table:formula="of:=[.N663]-[.$G$6]" office:value-type="float" office:value="0.0811186486198567">
            <text:p>0.0811186486</text:p>
          </table:table-cell>
          <table:table-cell table:formula="of:=[.O663]*[.O663]" office:value-type="float" office:value="0.00658023515391178">
            <text:p>0.0065802352</text:p>
          </table:table-cell>
        </table:table-row>
        <table:table-row table:style-name="ro1">
          <table:table-cell/>
          <table:table-cell table:formula="of:=RAND()" office:value-type="float" office:value="0.736901841592044">
            <text:p>0.7369018416</text:p>
          </table:table-cell>
          <table:table-cell table:formula="of:=RAND()" office:value-type="float" office:value="0.605370889883488">
            <text:p>0.6053708899</text:p>
          </table:table-cell>
          <table:table-cell table:formula="of:=RAND()" office:value-type="float" office:value="0.191793501377106">
            <text:p>0.1917935014</text:p>
          </table:table-cell>
          <table:table-cell table:formula="of:=RAND()" office:value-type="float" office:value="0.634530688868836">
            <text:p>0.6345306889</text:p>
          </table:table-cell>
          <table:table-cell table:formula="of:=RAND()" office:value-type="float" office:value="0.524488129653037">
            <text:p>0.5244881297</text:p>
          </table:table-cell>
          <table:table-cell table:formula="of:=RAND()" office:value-type="float" office:value="0.645666116382927">
            <text:p>0.6456661164</text:p>
          </table:table-cell>
          <table:table-cell table:formula="of:=RAND()" office:value-type="float" office:value="0.813629312440753">
            <text:p>0.8136293124</text:p>
          </table:table-cell>
          <table:table-cell table:formula="of:=RAND()" office:value-type="float" office:value="0.861776166828349">
            <text:p>0.8617761668</text:p>
          </table:table-cell>
          <table:table-cell table:formula="of:=RAND()" office:value-type="float" office:value="0.329240694874898">
            <text:p>0.3292406949</text:p>
          </table:table-cell>
          <table:table-cell table:formula="of:=RAND()" office:value-type="float" office:value="0.351284336531535">
            <text:p>0.3512843365</text:p>
          </table:table-cell>
          <table:table-cell table:formula="of:=RAND()" office:value-type="float" office:value="0.817645449656993">
            <text:p>0.8176454497</text:p>
          </table:table-cell>
          <table:table-cell table:formula="of:=RAND()" office:value-type="float" office:value="0.247366070281714">
            <text:p>0.2473660703</text:p>
          </table:table-cell>
          <table:table-cell table:formula="of:=SUM([.B664:.M664])-6" office:value-type="float" office:value="0.759693198371679">
            <text:p>0.7596931984</text:p>
          </table:table-cell>
          <table:table-cell table:formula="of:=[.N664]-[.$G$6]" office:value-type="float" office:value="0.783434188905638">
            <text:p>0.7834341889</text:p>
          </table:table-cell>
          <table:table-cell table:formula="of:=[.O664]*[.O664]" office:value-type="float" office:value="0.613769128346235">
            <text:p>0.6137691283</text:p>
          </table:table-cell>
        </table:table-row>
        <table:table-row table:style-name="ro1">
          <table:table-cell/>
          <table:table-cell table:formula="of:=RAND()" office:value-type="float" office:value="0.124972737627104">
            <text:p>0.1249727376</text:p>
          </table:table-cell>
          <table:table-cell table:formula="of:=RAND()" office:value-type="float" office:value="0.582525621168315">
            <text:p>0.5825256212</text:p>
          </table:table-cell>
          <table:table-cell table:formula="of:=RAND()" office:value-type="float" office:value="0.314230137970299">
            <text:p>0.314230138</text:p>
          </table:table-cell>
          <table:table-cell table:formula="of:=RAND()" office:value-type="float" office:value="0.772258359473199">
            <text:p>0.7722583595</text:p>
          </table:table-cell>
          <table:table-cell table:formula="of:=RAND()" office:value-type="float" office:value="0.165999789955094">
            <text:p>0.16599979</text:p>
          </table:table-cell>
          <table:table-cell table:formula="of:=RAND()" office:value-type="float" office:value="0.87270681024529">
            <text:p>0.8727068102</text:p>
          </table:table-cell>
          <table:table-cell table:formula="of:=RAND()" office:value-type="float" office:value="0.109324735123664">
            <text:p>0.1093247351</text:p>
          </table:table-cell>
          <table:table-cell table:formula="of:=RAND()" office:value-type="float" office:value="0.493567659519613">
            <text:p>0.4935676595</text:p>
          </table:table-cell>
          <table:table-cell table:formula="of:=RAND()" office:value-type="float" office:value="0.523339323466644">
            <text:p>0.5233393235</text:p>
          </table:table-cell>
          <table:table-cell table:formula="of:=RAND()" office:value-type="float" office:value="0.384706236654893">
            <text:p>0.3847062367</text:p>
          </table:table-cell>
          <table:table-cell table:formula="of:=RAND()" office:value-type="float" office:value="0.6442637196742">
            <text:p>0.6442637197</text:p>
          </table:table-cell>
          <table:table-cell table:formula="of:=RAND()" office:value-type="float" office:value="0.266685212031007">
            <text:p>0.266685212</text:p>
          </table:table-cell>
          <table:table-cell table:formula="of:=SUM([.B665:.M665])-6" office:value-type="float" office:value="-0.745419657090679">
            <text:p>-0.7454196571</text:p>
          </table:table-cell>
          <table:table-cell table:formula="of:=[.N665]-[.$G$6]" office:value-type="float" office:value="-0.72167866655672">
            <text:p>-0.7216786666</text:p>
          </table:table-cell>
          <table:table-cell table:formula="of:=[.O665]*[.O665]" office:value-type="float" office:value="0.520820097763085">
            <text:p>0.5208200978</text:p>
          </table:table-cell>
        </table:table-row>
        <table:table-row table:style-name="ro1">
          <table:table-cell/>
          <table:table-cell table:formula="of:=RAND()" office:value-type="float" office:value="0.622726967325434">
            <text:p>0.6227269673</text:p>
          </table:table-cell>
          <table:table-cell table:formula="of:=RAND()" office:value-type="float" office:value="0.0432547088712454">
            <text:p>0.0432547089</text:p>
          </table:table-cell>
          <table:table-cell table:formula="of:=RAND()" office:value-type="float" office:value="0.628487129230052">
            <text:p>0.6284871292</text:p>
          </table:table-cell>
          <table:table-cell table:formula="of:=RAND()" office:value-type="float" office:value="0.925072361016646">
            <text:p>0.925072361</text:p>
          </table:table-cell>
          <table:table-cell table:formula="of:=RAND()" office:value-type="float" office:value="0.505187798989937">
            <text:p>0.505187799</text:p>
          </table:table-cell>
          <table:table-cell table:formula="of:=RAND()" office:value-type="float" office:value="0.296897535445169">
            <text:p>0.2968975354</text:p>
          </table:table-cell>
          <table:table-cell table:formula="of:=RAND()" office:value-type="float" office:value="0.780831834301353">
            <text:p>0.7808318343</text:p>
          </table:table-cell>
          <table:table-cell table:formula="of:=RAND()" office:value-type="float" office:value="0.685455441242084">
            <text:p>0.6854554412</text:p>
          </table:table-cell>
          <table:table-cell table:formula="of:=RAND()" office:value-type="float" office:value="0.652455784147605">
            <text:p>0.6524557841</text:p>
          </table:table-cell>
          <table:table-cell table:formula="of:=RAND()" office:value-type="float" office:value="0.535637227352709">
            <text:p>0.5356372274</text:p>
          </table:table-cell>
          <table:table-cell table:formula="of:=RAND()" office:value-type="float" office:value="0.769625486107543">
            <text:p>0.7696254861</text:p>
          </table:table-cell>
          <table:table-cell table:formula="of:=RAND()" office:value-type="float" office:value="0.780234126839787">
            <text:p>0.7802341268</text:p>
          </table:table-cell>
          <table:table-cell table:formula="of:=SUM([.B666:.M666])-6" office:value-type="float" office:value="1.22586640086956">
            <text:p>1.2258664009</text:p>
          </table:table-cell>
          <table:table-cell table:formula="of:=[.N666]-[.$G$6]" office:value-type="float" office:value="1.24960739140352">
            <text:p>1.2496073914</text:p>
          </table:table-cell>
          <table:table-cell table:formula="of:=[.O666]*[.O666]" office:value-type="float" office:value="1.56151863265032">
            <text:p>1.5615186327</text:p>
          </table:table-cell>
        </table:table-row>
        <table:table-row table:style-name="ro1">
          <table:table-cell/>
          <table:table-cell table:formula="of:=RAND()" office:value-type="float" office:value="0.613443723181263">
            <text:p>0.6134437232</text:p>
          </table:table-cell>
          <table:table-cell table:formula="of:=RAND()" office:value-type="float" office:value="0.409205647418276">
            <text:p>0.4092056474</text:p>
          </table:table-cell>
          <table:table-cell table:formula="of:=RAND()" office:value-type="float" office:value="0.408968725707382">
            <text:p>0.4089687257</text:p>
          </table:table-cell>
          <table:table-cell table:formula="of:=RAND()" office:value-type="float" office:value="0.651082586031407">
            <text:p>0.651082586</text:p>
          </table:table-cell>
          <table:table-cell table:formula="of:=RAND()" office:value-type="float" office:value="0.698194633005187">
            <text:p>0.698194633</text:p>
          </table:table-cell>
          <table:table-cell table:formula="of:=RAND()" office:value-type="float" office:value="0.951598336454481">
            <text:p>0.9515983365</text:p>
          </table:table-cell>
          <table:table-cell table:formula="of:=RAND()" office:value-type="float" office:value="0.120386958587915">
            <text:p>0.1203869586</text:p>
          </table:table-cell>
          <table:table-cell table:formula="of:=RAND()" office:value-type="float" office:value="0.0137795889750123">
            <text:p>0.013779589</text:p>
          </table:table-cell>
          <table:table-cell table:formula="of:=RAND()" office:value-type="float" office:value="0.976566868368536">
            <text:p>0.9765668684</text:p>
          </table:table-cell>
          <table:table-cell table:formula="of:=RAND()" office:value-type="float" office:value="0.162066928576678">
            <text:p>0.1620669286</text:p>
          </table:table-cell>
          <table:table-cell table:formula="of:=RAND()" office:value-type="float" office:value="0.248768990626559">
            <text:p>0.2487689906</text:p>
          </table:table-cell>
          <table:table-cell table:formula="of:=RAND()" office:value-type="float" office:value="0.889908372191712">
            <text:p>0.8899083722</text:p>
          </table:table-cell>
          <table:table-cell table:formula="of:=SUM([.B667:.M667])-6" office:value-type="float" office:value="0.143971359124407">
            <text:p>0.1439713591</text:p>
          </table:table-cell>
          <table:table-cell table:formula="of:=[.N667]-[.$G$6]" office:value-type="float" office:value="0.167712349658366">
            <text:p>0.1677123497</text:p>
          </table:table-cell>
          <table:table-cell table:formula="of:=[.O667]*[.O667]" office:value-type="float" office:value="0.0281274322279301">
            <text:p>0.0281274322</text:p>
          </table:table-cell>
        </table:table-row>
        <table:table-row table:style-name="ro1">
          <table:table-cell/>
          <table:table-cell table:formula="of:=RAND()" office:value-type="float" office:value="0.828696214128286">
            <text:p>0.8286962141</text:p>
          </table:table-cell>
          <table:table-cell table:formula="of:=RAND()" office:value-type="float" office:value="0.357609771890566">
            <text:p>0.3576097719</text:p>
          </table:table-cell>
          <table:table-cell table:formula="of:=RAND()" office:value-type="float" office:value="0.00815673172473908">
            <text:p>0.0081567317</text:p>
          </table:table-cell>
          <table:table-cell table:formula="of:=RAND()" office:value-type="float" office:value="0.364646313013509">
            <text:p>0.364646313</text:p>
          </table:table-cell>
          <table:table-cell table:formula="of:=RAND()" office:value-type="float" office:value="0.339106903877109">
            <text:p>0.3391069039</text:p>
          </table:table-cell>
          <table:table-cell table:formula="of:=RAND()" office:value-type="float" office:value="0.109833545517176">
            <text:p>0.1098335455</text:p>
          </table:table-cell>
          <table:table-cell table:formula="of:=RAND()" office:value-type="float" office:value="0.52316359966062">
            <text:p>0.5231635997</text:p>
          </table:table-cell>
          <table:table-cell table:formula="of:=RAND()" office:value-type="float" office:value="0.991021142574027">
            <text:p>0.9910211426</text:p>
          </table:table-cell>
          <table:table-cell table:formula="of:=RAND()" office:value-type="float" office:value="0.29950146144256">
            <text:p>0.2995014614</text:p>
          </table:table-cell>
          <table:table-cell table:formula="of:=RAND()" office:value-type="float" office:value="0.851885967189446">
            <text:p>0.8518859672</text:p>
          </table:table-cell>
          <table:table-cell table:formula="of:=RAND()" office:value-type="float" office:value="0.243395559489727">
            <text:p>0.2433955595</text:p>
          </table:table-cell>
          <table:table-cell table:formula="of:=RAND()" office:value-type="float" office:value="0.814230211777613">
            <text:p>0.8142302118</text:p>
          </table:table-cell>
          <table:table-cell table:formula="of:=SUM([.B668:.M668])-6" office:value-type="float" office:value="-0.268752577714622">
            <text:p>-0.2687525777</text:p>
          </table:table-cell>
          <table:table-cell table:formula="of:=[.N668]-[.$G$6]" office:value-type="float" office:value="-0.245011587180663">
            <text:p>-0.2450115872</text:p>
          </table:table-cell>
          <table:table-cell table:formula="of:=[.O668]*[.O668]" office:value-type="float" office:value="0.0600306778527876">
            <text:p>0.0600306779</text:p>
          </table:table-cell>
        </table:table-row>
        <table:table-row table:style-name="ro1">
          <table:table-cell/>
          <table:table-cell table:formula="of:=RAND()" office:value-type="float" office:value="0.439566990593448">
            <text:p>0.4395669906</text:p>
          </table:table-cell>
          <table:table-cell table:formula="of:=RAND()" office:value-type="float" office:value="0.890704562421888">
            <text:p>0.8907045624</text:p>
          </table:table-cell>
          <table:table-cell table:formula="of:=RAND()" office:value-type="float" office:value="0.069576415233314">
            <text:p>0.0695764152</text:p>
          </table:table-cell>
          <table:table-cell table:formula="of:=RAND()" office:value-type="float" office:value="0.463691324694082">
            <text:p>0.4636913247</text:p>
          </table:table-cell>
          <table:table-cell table:formula="of:=RAND()" office:value-type="float" office:value="0.588303548516706">
            <text:p>0.5883035485</text:p>
          </table:table-cell>
          <table:table-cell table:formula="of:=RAND()" office:value-type="float" office:value="0.490736015373841">
            <text:p>0.4907360154</text:p>
          </table:table-cell>
          <table:table-cell table:formula="of:=RAND()" office:value-type="float" office:value="0.271721175638959">
            <text:p>0.2717211756</text:p>
          </table:table-cell>
          <table:table-cell table:formula="of:=RAND()" office:value-type="float" office:value="0.566550139570609">
            <text:p>0.5665501396</text:p>
          </table:table-cell>
          <table:table-cell table:formula="of:=RAND()" office:value-type="float" office:value="0.0408446781802923">
            <text:p>0.0408446782</text:p>
          </table:table-cell>
          <table:table-cell table:formula="of:=RAND()" office:value-type="float" office:value="0.980129153933376">
            <text:p>0.9801291539</text:p>
          </table:table-cell>
          <table:table-cell table:formula="of:=RAND()" office:value-type="float" office:value="0.760635473299772">
            <text:p>0.7606354733</text:p>
          </table:table-cell>
          <table:table-cell table:formula="of:=RAND()" office:value-type="float" office:value="0.951241091359407">
            <text:p>0.9512410914</text:p>
          </table:table-cell>
          <table:table-cell table:formula="of:=SUM([.B669:.M669])-6" office:value-type="float" office:value="0.513700568815693">
            <text:p>0.5137005688</text:p>
          </table:table-cell>
          <table:table-cell table:formula="of:=[.N669]-[.$G$6]" office:value-type="float" office:value="0.537441559349652">
            <text:p>0.5374415593</text:p>
          </table:table-cell>
          <table:table-cell table:formula="of:=[.O669]*[.O669]" office:value-type="float" office:value="0.288843429716186">
            <text:p>0.2888434297</text:p>
          </table:table-cell>
        </table:table-row>
        <table:table-row table:style-name="ro1">
          <table:table-cell/>
          <table:table-cell table:formula="of:=RAND()" office:value-type="float" office:value="0.358438211958855">
            <text:p>0.358438212</text:p>
          </table:table-cell>
          <table:table-cell table:formula="of:=RAND()" office:value-type="float" office:value="0.672871003393084">
            <text:p>0.6728710034</text:p>
          </table:table-cell>
          <table:table-cell table:formula="of:=RAND()" office:value-type="float" office:value="0.584305409574881">
            <text:p>0.5843054096</text:p>
          </table:table-cell>
          <table:table-cell table:formula="of:=RAND()" office:value-type="float" office:value="0.192751375958323">
            <text:p>0.192751376</text:p>
          </table:table-cell>
          <table:table-cell table:formula="of:=RAND()" office:value-type="float" office:value="0.827871926827356">
            <text:p>0.8278719268</text:p>
          </table:table-cell>
          <table:table-cell table:formula="of:=RAND()" office:value-type="float" office:value="0.146198715083301">
            <text:p>0.1461987151</text:p>
          </table:table-cell>
          <table:table-cell table:formula="of:=RAND()" office:value-type="float" office:value="0.622811889043078">
            <text:p>0.622811889</text:p>
          </table:table-cell>
          <table:table-cell table:formula="of:=RAND()" office:value-type="float" office:value="0.239184609614313">
            <text:p>0.2391846096</text:p>
          </table:table-cell>
          <table:table-cell table:formula="of:=RAND()" office:value-type="float" office:value="0.746711075305939">
            <text:p>0.7467110753</text:p>
          </table:table-cell>
          <table:table-cell table:formula="of:=RAND()" office:value-type="float" office:value="0.916666954522952">
            <text:p>0.9166669545</text:p>
          </table:table-cell>
          <table:table-cell table:formula="of:=RAND()" office:value-type="float" office:value="0.394765110686421">
            <text:p>0.3947651107</text:p>
          </table:table-cell>
          <table:table-cell table:formula="of:=RAND()" office:value-type="float" office:value="0.380914453184232">
            <text:p>0.3809144532</text:p>
          </table:table-cell>
          <table:table-cell table:formula="of:=SUM([.B670:.M670])-6" office:value-type="float" office:value="0.0834907351527363">
            <text:p>0.0834907352</text:p>
          </table:table-cell>
          <table:table-cell table:formula="of:=[.N670]-[.$G$6]" office:value-type="float" office:value="0.107231725686695">
            <text:p>0.1072317257</text:p>
          </table:table-cell>
          <table:table-cell table:formula="of:=[.O670]*[.O670]" office:value-type="float" office:value="0.0114986429937467">
            <text:p>0.011498643</text:p>
          </table:table-cell>
        </table:table-row>
        <table:table-row table:style-name="ro1">
          <table:table-cell/>
          <table:table-cell table:formula="of:=RAND()" office:value-type="float" office:value="0.853854125365615">
            <text:p>0.8538541254</text:p>
          </table:table-cell>
          <table:table-cell table:formula="of:=RAND()" office:value-type="float" office:value="0.312224207445979">
            <text:p>0.3122242074</text:p>
          </table:table-cell>
          <table:table-cell table:formula="of:=RAND()" office:value-type="float" office:value="0.830211196327582">
            <text:p>0.8302111963</text:p>
          </table:table-cell>
          <table:table-cell table:formula="of:=RAND()" office:value-type="float" office:value="0.313602067530155">
            <text:p>0.3136020675</text:p>
          </table:table-cell>
          <table:table-cell table:formula="of:=RAND()" office:value-type="float" office:value="0.496575106866658">
            <text:p>0.4965751069</text:p>
          </table:table-cell>
          <table:table-cell table:formula="of:=RAND()" office:value-type="float" office:value="0.283965229988098">
            <text:p>0.28396523</text:p>
          </table:table-cell>
          <table:table-cell table:formula="of:=RAND()" office:value-type="float" office:value="0.0743569941259921">
            <text:p>0.0743569941</text:p>
          </table:table-cell>
          <table:table-cell table:formula="of:=RAND()" office:value-type="float" office:value="0.132577541517094">
            <text:p>0.1325775415</text:p>
          </table:table-cell>
          <table:table-cell table:formula="of:=RAND()" office:value-type="float" office:value="0.591522599570453">
            <text:p>0.5915225996</text:p>
          </table:table-cell>
          <table:table-cell table:formula="of:=RAND()" office:value-type="float" office:value="0.321564250160009">
            <text:p>0.3215642502</text:p>
          </table:table-cell>
          <table:table-cell table:formula="of:=RAND()" office:value-type="float" office:value="0.23064342350699">
            <text:p>0.2306434235</text:p>
          </table:table-cell>
          <table:table-cell table:formula="of:=RAND()" office:value-type="float" office:value="0.566664525773376">
            <text:p>0.5666645258</text:p>
          </table:table-cell>
          <table:table-cell table:formula="of:=SUM([.B671:.M671])-6" office:value-type="float" office:value="-0.992238731821999">
            <text:p>-0.9922387318</text:p>
          </table:table-cell>
          <table:table-cell table:formula="of:=[.N671]-[.$G$6]" office:value-type="float" office:value="-0.96849774128804">
            <text:p>-0.9684977413</text:p>
          </table:table-cell>
          <table:table-cell table:formula="of:=[.O671]*[.O671]" office:value-type="float" office:value="0.937987874880035">
            <text:p>0.9379878749</text:p>
          </table:table-cell>
        </table:table-row>
        <table:table-row table:style-name="ro1">
          <table:table-cell/>
          <table:table-cell table:formula="of:=RAND()" office:value-type="float" office:value="0.295126603916287">
            <text:p>0.2951266039</text:p>
          </table:table-cell>
          <table:table-cell table:formula="of:=RAND()" office:value-type="float" office:value="0.73335003037937">
            <text:p>0.7333500304</text:p>
          </table:table-cell>
          <table:table-cell table:formula="of:=RAND()" office:value-type="float" office:value="0.641687378520146">
            <text:p>0.6416873785</text:p>
          </table:table-cell>
          <table:table-cell table:formula="of:=RAND()" office:value-type="float" office:value="0.730633130529895">
            <text:p>0.7306331305</text:p>
          </table:table-cell>
          <table:table-cell table:formula="of:=RAND()" office:value-type="float" office:value="0.402958302991465">
            <text:p>0.402958303</text:p>
          </table:table-cell>
          <table:table-cell table:formula="of:=RAND()" office:value-type="float" office:value="0.244741633767262">
            <text:p>0.2447416338</text:p>
          </table:table-cell>
          <table:table-cell table:formula="of:=RAND()" office:value-type="float" office:value="0.506236413028091">
            <text:p>0.506236413</text:p>
          </table:table-cell>
          <table:table-cell table:formula="of:=RAND()" office:value-type="float" office:value="0.476072234800085">
            <text:p>0.4760722348</text:p>
          </table:table-cell>
          <table:table-cell table:formula="of:=RAND()" office:value-type="float" office:value="0.283951616380364">
            <text:p>0.2839516164</text:p>
          </table:table-cell>
          <table:table-cell table:formula="of:=RAND()" office:value-type="float" office:value="0.211949465563521">
            <text:p>0.2119494656</text:p>
          </table:table-cell>
          <table:table-cell table:formula="of:=RAND()" office:value-type="float" office:value="0.609988349955529">
            <text:p>0.60998835</text:p>
          </table:table-cell>
          <table:table-cell table:formula="of:=RAND()" office:value-type="float" office:value="0.882028241408989">
            <text:p>0.8820282414</text:p>
          </table:table-cell>
          <table:table-cell table:formula="of:=SUM([.B672:.M672])-6" office:value-type="float" office:value="0.0187234012410045">
            <text:p>0.0187234012</text:p>
          </table:table-cell>
          <table:table-cell table:formula="of:=[.N672]-[.$G$6]" office:value-type="float" office:value="0.0424643917749636">
            <text:p>0.0424643918</text:p>
          </table:table-cell>
          <table:table-cell table:formula="of:=[.O672]*[.O672]" office:value-type="float" office:value="0.00180322456881759">
            <text:p>0.0018032246</text:p>
          </table:table-cell>
        </table:table-row>
        <table:table-row table:style-name="ro1">
          <table:table-cell/>
          <table:table-cell table:formula="of:=RAND()" office:value-type="float" office:value="0.871558219427243">
            <text:p>0.8715582194</text:p>
          </table:table-cell>
          <table:table-cell table:formula="of:=RAND()" office:value-type="float" office:value="0.131809369195253">
            <text:p>0.1318093692</text:p>
          </table:table-cell>
          <table:table-cell table:formula="of:=RAND()" office:value-type="float" office:value="0.421463383128867">
            <text:p>0.4214633831</text:p>
          </table:table-cell>
          <table:table-cell table:formula="of:=RAND()" office:value-type="float" office:value="0.338090290082619">
            <text:p>0.3380902901</text:p>
          </table:table-cell>
          <table:table-cell table:formula="of:=RAND()" office:value-type="float" office:value="0.664388875709847">
            <text:p>0.6643888757</text:p>
          </table:table-cell>
          <table:table-cell table:formula="of:=RAND()" office:value-type="float" office:value="0.394484142307192">
            <text:p>0.3944841423</text:p>
          </table:table-cell>
          <table:table-cell table:formula="of:=RAND()" office:value-type="float" office:value="0.948789740679786">
            <text:p>0.9487897407</text:p>
          </table:table-cell>
          <table:table-cell table:formula="of:=RAND()" office:value-type="float" office:value="0.120167068438604">
            <text:p>0.1201670684</text:p>
          </table:table-cell>
          <table:table-cell table:formula="of:=RAND()" office:value-type="float" office:value="0.338707963936031">
            <text:p>0.3387079639</text:p>
          </table:table-cell>
          <table:table-cell table:formula="of:=RAND()" office:value-type="float" office:value="0.203758365241811">
            <text:p>0.2037583652</text:p>
          </table:table-cell>
          <table:table-cell table:formula="of:=RAND()" office:value-type="float" office:value="0.0892529904376715">
            <text:p>0.0892529904</text:p>
          </table:table-cell>
          <table:table-cell table:formula="of:=RAND()" office:value-type="float" office:value="0.249057599343359">
            <text:p>0.2490575993</text:p>
          </table:table-cell>
          <table:table-cell table:formula="of:=SUM([.B673:.M673])-6" office:value-type="float" office:value="-1.22847199207172">
            <text:p>-1.2284719921</text:p>
          </table:table-cell>
          <table:table-cell table:formula="of:=[.N673]-[.$G$6]" office:value-type="float" office:value="-1.20473100153776">
            <text:p>-1.2047310015</text:p>
          </table:table-cell>
          <table:table-cell table:formula="of:=[.O673]*[.O673]" office:value-type="float" office:value="1.45137678606617">
            <text:p>1.4513767861</text:p>
          </table:table-cell>
        </table:table-row>
        <table:table-row table:style-name="ro1">
          <table:table-cell/>
          <table:table-cell table:formula="of:=RAND()" office:value-type="float" office:value="0.137992622097954">
            <text:p>0.1379926221</text:p>
          </table:table-cell>
          <table:table-cell table:formula="of:=RAND()" office:value-type="float" office:value="0.213657449930906">
            <text:p>0.2136574499</text:p>
          </table:table-cell>
          <table:table-cell table:formula="of:=RAND()" office:value-type="float" office:value="0.237805493408814">
            <text:p>0.2378054934</text:p>
          </table:table-cell>
          <table:table-cell table:formula="of:=RAND()" office:value-type="float" office:value="0.0474170546513051">
            <text:p>0.0474170547</text:p>
          </table:table-cell>
          <table:table-cell table:formula="of:=RAND()" office:value-type="float" office:value="0.853421671781689">
            <text:p>0.8534216718</text:p>
          </table:table-cell>
          <table:table-cell table:formula="of:=RAND()" office:value-type="float" office:value="0.65334051521495">
            <text:p>0.6533405152</text:p>
          </table:table-cell>
          <table:table-cell table:formula="of:=RAND()" office:value-type="float" office:value="0.744960494106635">
            <text:p>0.7449604941</text:p>
          </table:table-cell>
          <table:table-cell table:formula="of:=RAND()" office:value-type="float" office:value="0.316783268703148">
            <text:p>0.3167832687</text:p>
          </table:table-cell>
          <table:table-cell table:formula="of:=RAND()" office:value-type="float" office:value="0.196026046993211">
            <text:p>0.196026047</text:p>
          </table:table-cell>
          <table:table-cell table:formula="of:=RAND()" office:value-type="float" office:value="0.921434347750619">
            <text:p>0.9214343478</text:p>
          </table:table-cell>
          <table:table-cell table:formula="of:=RAND()" office:value-type="float" office:value="0.745453403797001">
            <text:p>0.7454534038</text:p>
          </table:table-cell>
          <table:table-cell table:formula="of:=RAND()" office:value-type="float" office:value="0.665268218610436">
            <text:p>0.6652682186</text:p>
          </table:table-cell>
          <table:table-cell table:formula="of:=SUM([.B674:.M674])-6" office:value-type="float" office:value="-0.266439412953332">
            <text:p>-0.266439413</text:p>
          </table:table-cell>
          <table:table-cell table:formula="of:=[.N674]-[.$G$6]" office:value-type="float" office:value="-0.242698422419373">
            <text:p>-0.2426984224</text:p>
          </table:table-cell>
          <table:table-cell table:formula="of:=[.O674]*[.O674]" office:value-type="float" office:value="0.0589025242448524">
            <text:p>0.0589025242</text:p>
          </table:table-cell>
        </table:table-row>
        <table:table-row table:style-name="ro1">
          <table:table-cell/>
          <table:table-cell table:formula="of:=RAND()" office:value-type="float" office:value="0.984042259398848">
            <text:p>0.9840422594</text:p>
          </table:table-cell>
          <table:table-cell table:formula="of:=RAND()" office:value-type="float" office:value="0.145012286258861">
            <text:p>0.1450122863</text:p>
          </table:table-cell>
          <table:table-cell table:formula="of:=RAND()" office:value-type="float" office:value="0.981115550501272">
            <text:p>0.9811155505</text:p>
          </table:table-cell>
          <table:table-cell table:formula="of:=RAND()" office:value-type="float" office:value="0.42157297860831">
            <text:p>0.4215729786</text:p>
          </table:table-cell>
          <table:table-cell table:formula="of:=RAND()" office:value-type="float" office:value="0.0702036423608661">
            <text:p>0.0702036424</text:p>
          </table:table-cell>
          <table:table-cell table:formula="of:=RAND()" office:value-type="float" office:value="0.325836958596483">
            <text:p>0.3258369586</text:p>
          </table:table-cell>
          <table:table-cell table:formula="of:=RAND()" office:value-type="float" office:value="0.725815105251968">
            <text:p>0.7258151053</text:p>
          </table:table-cell>
          <table:table-cell table:formula="of:=RAND()" office:value-type="float" office:value="0.550272741355002">
            <text:p>0.5502727414</text:p>
          </table:table-cell>
          <table:table-cell table:formula="of:=RAND()" office:value-type="float" office:value="0.984445587731898">
            <text:p>0.9844455877</text:p>
          </table:table-cell>
          <table:table-cell table:formula="of:=RAND()" office:value-type="float" office:value="0.322528659598902">
            <text:p>0.3225286596</text:p>
          </table:table-cell>
          <table:table-cell table:formula="of:=RAND()" office:value-type="float" office:value="0.100395993795246">
            <text:p>0.1003959938</text:p>
          </table:table-cell>
          <table:table-cell table:formula="of:=RAND()" office:value-type="float" office:value="0.526424011681229">
            <text:p>0.5264240117</text:p>
          </table:table-cell>
          <table:table-cell table:formula="of:=SUM([.B675:.M675])-6" office:value-type="float" office:value="0.137665775138885">
            <text:p>0.1376657751</text:p>
          </table:table-cell>
          <table:table-cell table:formula="of:=[.N675]-[.$G$6]" office:value-type="float" office:value="0.161406765672844">
            <text:p>0.1614067657</text:p>
          </table:table-cell>
          <table:table-cell table:formula="of:=[.O675]*[.O675]" office:value-type="float" office:value="0.0260521440049683">
            <text:p>0.026052144</text:p>
          </table:table-cell>
        </table:table-row>
        <table:table-row table:style-name="ro1">
          <table:table-cell/>
          <table:table-cell table:formula="of:=RAND()" office:value-type="float" office:value="0.682131514651701">
            <text:p>0.6821315147</text:p>
          </table:table-cell>
          <table:table-cell table:formula="of:=RAND()" office:value-type="float" office:value="0.556064402684569">
            <text:p>0.5560644027</text:p>
          </table:table-cell>
          <table:table-cell table:formula="of:=RAND()" office:value-type="float" office:value="0.130185310728848">
            <text:p>0.1301853107</text:p>
          </table:table-cell>
          <table:table-cell table:formula="of:=RAND()" office:value-type="float" office:value="0.0868022223003209">
            <text:p>0.0868022223</text:p>
          </table:table-cell>
          <table:table-cell table:formula="of:=RAND()" office:value-type="float" office:value="0.250307004665956">
            <text:p>0.2503070047</text:p>
          </table:table-cell>
          <table:table-cell table:formula="of:=RAND()" office:value-type="float" office:value="0.0506979804486036">
            <text:p>0.0506979804</text:p>
          </table:table-cell>
          <table:table-cell table:formula="of:=RAND()" office:value-type="float" office:value="0.386087398277596">
            <text:p>0.3860873983</text:p>
          </table:table-cell>
          <table:table-cell table:formula="of:=RAND()" office:value-type="float" office:value="0.547810908639804">
            <text:p>0.5478109086</text:p>
          </table:table-cell>
          <table:table-cell table:formula="of:=RAND()" office:value-type="float" office:value="0.865349233616143">
            <text:p>0.8653492336</text:p>
          </table:table-cell>
          <table:table-cell table:formula="of:=RAND()" office:value-type="float" office:value="0.170187876792625">
            <text:p>0.1701878768</text:p>
          </table:table-cell>
          <table:table-cell table:formula="of:=RAND()" office:value-type="float" office:value="0.721286783460528">
            <text:p>0.7212867835</text:p>
          </table:table-cell>
          <table:table-cell table:formula="of:=RAND()" office:value-type="float" office:value="0.761089173611254">
            <text:p>0.7610891736</text:p>
          </table:table-cell>
          <table:table-cell table:formula="of:=SUM([.B676:.M676])-6" office:value-type="float" office:value="-0.792000190122053">
            <text:p>-0.7920001901</text:p>
          </table:table-cell>
          <table:table-cell table:formula="of:=[.N676]-[.$G$6]" office:value-type="float" office:value="-0.768259199588094">
            <text:p>-0.7682591996</text:p>
          </table:table-cell>
          <table:table-cell table:formula="of:=[.O676]*[.O676]" office:value-type="float" office:value="0.590222197751739">
            <text:p>0.5902221978</text:p>
          </table:table-cell>
        </table:table-row>
        <table:table-row table:style-name="ro1">
          <table:table-cell/>
          <table:table-cell table:formula="of:=RAND()" office:value-type="float" office:value="0.0763040764722973">
            <text:p>0.0763040765</text:p>
          </table:table-cell>
          <table:table-cell table:formula="of:=RAND()" office:value-type="float" office:value="0.106427168939263">
            <text:p>0.1064271689</text:p>
          </table:table-cell>
          <table:table-cell table:formula="of:=RAND()" office:value-type="float" office:value="0.688457581913099">
            <text:p>0.6884575819</text:p>
          </table:table-cell>
          <table:table-cell table:formula="of:=RAND()" office:value-type="float" office:value="0.327325997408479">
            <text:p>0.3273259974</text:p>
          </table:table-cell>
          <table:table-cell table:formula="of:=RAND()" office:value-type="float" office:value="0.258678326848894">
            <text:p>0.2586783268</text:p>
          </table:table-cell>
          <table:table-cell table:formula="of:=RAND()" office:value-type="float" office:value="0.459042684175074">
            <text:p>0.4590426842</text:p>
          </table:table-cell>
          <table:table-cell table:formula="of:=RAND()" office:value-type="float" office:value="0.0654916495550424">
            <text:p>0.0654916496</text:p>
          </table:table-cell>
          <table:table-cell table:formula="of:=RAND()" office:value-type="float" office:value="0.516625676536933">
            <text:p>0.5166256765</text:p>
          </table:table-cell>
          <table:table-cell table:formula="of:=RAND()" office:value-type="float" office:value="0.564238558290526">
            <text:p>0.5642385583</text:p>
          </table:table-cell>
          <table:table-cell table:formula="of:=RAND()" office:value-type="float" office:value="0.535628761164844">
            <text:p>0.5356287612</text:p>
          </table:table-cell>
          <table:table-cell table:formula="of:=RAND()" office:value-type="float" office:value="0.812778738560155">
            <text:p>0.8127787386</text:p>
          </table:table-cell>
          <table:table-cell table:formula="of:=RAND()" office:value-type="float" office:value="0.538515858352184">
            <text:p>0.5385158584</text:p>
          </table:table-cell>
          <table:table-cell table:formula="of:=SUM([.B677:.M677])-6" office:value-type="float" office:value="-1.05048492178321">
            <text:p>-1.0504849218</text:p>
          </table:table-cell>
          <table:table-cell table:formula="of:=[.N677]-[.$G$6]" office:value-type="float" office:value="-1.02674393124925">
            <text:p>-1.0267439312</text:p>
          </table:table-cell>
          <table:table-cell table:formula="of:=[.O677]*[.O677]" office:value-type="float" office:value="1.05420310035716">
            <text:p>1.0542031004</text:p>
          </table:table-cell>
        </table:table-row>
        <table:table-row table:style-name="ro1">
          <table:table-cell/>
          <table:table-cell table:formula="of:=RAND()" office:value-type="float" office:value="0.0323741256725043">
            <text:p>0.0323741257</text:p>
          </table:table-cell>
          <table:table-cell table:formula="of:=RAND()" office:value-type="float" office:value="0.921986201545224">
            <text:p>0.9219862015</text:p>
          </table:table-cell>
          <table:table-cell table:formula="of:=RAND()" office:value-type="float" office:value="0.0933279113378376">
            <text:p>0.0933279113</text:p>
          </table:table-cell>
          <table:table-cell table:formula="of:=RAND()" office:value-type="float" office:value="0.596211101394147">
            <text:p>0.5962111014</text:p>
          </table:table-cell>
          <table:table-cell table:formula="of:=RAND()" office:value-type="float" office:value="0.180467806290835">
            <text:p>0.1804678063</text:p>
          </table:table-cell>
          <table:table-cell table:formula="of:=RAND()" office:value-type="float" office:value="0.619708184385672">
            <text:p>0.6197081844</text:p>
          </table:table-cell>
          <table:table-cell table:formula="of:=RAND()" office:value-type="float" office:value="0.985029516043142">
            <text:p>0.985029516</text:p>
          </table:table-cell>
          <table:table-cell table:formula="of:=RAND()" office:value-type="float" office:value="0.258357796818018">
            <text:p>0.2583577968</text:p>
          </table:table-cell>
          <table:table-cell table:formula="of:=RAND()" office:value-type="float" office:value="0.115365025121719">
            <text:p>0.1153650251</text:p>
          </table:table-cell>
          <table:table-cell table:formula="of:=RAND()" office:value-type="float" office:value="0.179526868741959">
            <text:p>0.1795268687</text:p>
          </table:table-cell>
          <table:table-cell table:formula="of:=RAND()" office:value-type="float" office:value="0.260754268616438">
            <text:p>0.2607542686</text:p>
          </table:table-cell>
          <table:table-cell table:formula="of:=RAND()" office:value-type="float" office:value="0.556610989850014">
            <text:p>0.5566109899</text:p>
          </table:table-cell>
          <table:table-cell table:formula="of:=SUM([.B678:.M678])-6" office:value-type="float" office:value="-1.20028020418249">
            <text:p>-1.2002802042</text:p>
          </table:table-cell>
          <table:table-cell table:formula="of:=[.N678]-[.$G$6]" office:value-type="float" office:value="-1.17653921364853">
            <text:p>-1.1765392136</text:p>
          </table:table-cell>
          <table:table-cell table:formula="of:=[.O678]*[.O678]" office:value-type="float" office:value="1.38424452125271">
            <text:p>1.3842445213</text:p>
          </table:table-cell>
        </table:table-row>
        <table:table-row table:style-name="ro1">
          <table:table-cell/>
          <table:table-cell table:formula="of:=RAND()" office:value-type="float" office:value="0.00781937059946358">
            <text:p>0.0078193706</text:p>
          </table:table-cell>
          <table:table-cell table:formula="of:=RAND()" office:value-type="float" office:value="0.304828895721585">
            <text:p>0.3048288957</text:p>
          </table:table-cell>
          <table:table-cell table:formula="of:=RAND()" office:value-type="float" office:value="0.383616567822173">
            <text:p>0.3836165678</text:p>
          </table:table-cell>
          <table:table-cell table:formula="of:=RAND()" office:value-type="float" office:value="0.981754537438974">
            <text:p>0.9817545374</text:p>
          </table:table-cell>
          <table:table-cell table:formula="of:=RAND()" office:value-type="float" office:value="0.524891571840271">
            <text:p>0.5248915718</text:p>
          </table:table-cell>
          <table:table-cell table:formula="of:=RAND()" office:value-type="float" office:value="0.671900296816602">
            <text:p>0.6719002968</text:p>
          </table:table-cell>
          <table:table-cell table:formula="of:=RAND()" office:value-type="float" office:value="0.0960195225197822">
            <text:p>0.0960195225</text:p>
          </table:table-cell>
          <table:table-cell table:formula="of:=RAND()" office:value-type="float" office:value="0.732964413706213">
            <text:p>0.7329644137</text:p>
          </table:table-cell>
          <table:table-cell table:formula="of:=RAND()" office:value-type="float" office:value="0.728186196414754">
            <text:p>0.7281861964</text:p>
          </table:table-cell>
          <table:table-cell table:formula="of:=RAND()" office:value-type="float" office:value="0.597122023813427">
            <text:p>0.5971220238</text:p>
          </table:table-cell>
          <table:table-cell table:formula="of:=RAND()" office:value-type="float" office:value="0.659105814993382">
            <text:p>0.659105815</text:p>
          </table:table-cell>
          <table:table-cell table:formula="of:=RAND()" office:value-type="float" office:value="0.19620519853197">
            <text:p>0.1962051985</text:p>
          </table:table-cell>
          <table:table-cell table:formula="of:=SUM([.B679:.M679])-6" office:value-type="float" office:value="-0.115585589781404">
            <text:p>-0.1155855898</text:p>
          </table:table-cell>
          <table:table-cell table:formula="of:=[.N679]-[.$G$6]" office:value-type="float" office:value="-0.0918445992474444">
            <text:p>-0.0918445992</text:p>
          </table:table-cell>
          <table:table-cell table:formula="of:=[.O679]*[.O679]" office:value-type="float" office:value="0.00843543041092367">
            <text:p>0.0084354304</text:p>
          </table:table-cell>
        </table:table-row>
        <table:table-row table:style-name="ro1">
          <table:table-cell/>
          <table:table-cell table:formula="of:=RAND()" office:value-type="float" office:value="0.170299808727577">
            <text:p>0.1702998087</text:p>
          </table:table-cell>
          <table:table-cell table:formula="of:=RAND()" office:value-type="float" office:value="0.987065930152312">
            <text:p>0.9870659302</text:p>
          </table:table-cell>
          <table:table-cell table:formula="of:=RAND()" office:value-type="float" office:value="0.994920537108555">
            <text:p>0.9949205371</text:p>
          </table:table-cell>
          <table:table-cell table:formula="of:=RAND()" office:value-type="float" office:value="0.0783682654146105">
            <text:p>0.0783682654</text:p>
          </table:table-cell>
          <table:table-cell table:formula="of:=RAND()" office:value-type="float" office:value="0.251399183645844">
            <text:p>0.2513991836</text:p>
          </table:table-cell>
          <table:table-cell table:formula="of:=RAND()" office:value-type="float" office:value="0.363325814716518">
            <text:p>0.3633258147</text:p>
          </table:table-cell>
          <table:table-cell table:formula="of:=RAND()" office:value-type="float" office:value="0.364861909998581">
            <text:p>0.36486191</text:p>
          </table:table-cell>
          <table:table-cell table:formula="of:=RAND()" office:value-type="float" office:value="0.606810983037576">
            <text:p>0.606810983</text:p>
          </table:table-cell>
          <table:table-cell table:formula="of:=RAND()" office:value-type="float" office:value="0.955241322983056">
            <text:p>0.955241323</text:p>
          </table:table-cell>
          <table:table-cell table:formula="of:=RAND()" office:value-type="float" office:value="0.716770821250975">
            <text:p>0.7167708213</text:p>
          </table:table-cell>
          <table:table-cell table:formula="of:=RAND()" office:value-type="float" office:value="0.63543629553169">
            <text:p>0.6354362955</text:p>
          </table:table-cell>
          <table:table-cell table:formula="of:=RAND()" office:value-type="float" office:value="0.844514318741858">
            <text:p>0.8445143187</text:p>
          </table:table-cell>
          <table:table-cell table:formula="of:=SUM([.B680:.M680])-6" office:value-type="float" office:value="0.969015191309154">
            <text:p>0.9690151913</text:p>
          </table:table-cell>
          <table:table-cell table:formula="of:=[.N680]-[.$G$6]" office:value-type="float" office:value="0.992756181843113">
            <text:p>0.9927561818</text:p>
          </table:table-cell>
          <table:table-cell table:formula="of:=[.O680]*[.O680]" office:value-type="float" office:value="0.985564836587716">
            <text:p>0.9855648366</text:p>
          </table:table-cell>
        </table:table-row>
        <table:table-row table:style-name="ro1">
          <table:table-cell/>
          <table:table-cell table:formula="of:=RAND()" office:value-type="float" office:value="0.667338500963524">
            <text:p>0.667338501</text:p>
          </table:table-cell>
          <table:table-cell table:formula="of:=RAND()" office:value-type="float" office:value="0.395744696259499">
            <text:p>0.3957446963</text:p>
          </table:table-cell>
          <table:table-cell table:formula="of:=RAND()" office:value-type="float" office:value="0.0520037170499563">
            <text:p>0.052003717</text:p>
          </table:table-cell>
          <table:table-cell table:formula="of:=RAND()" office:value-type="float" office:value="0.0787613813299686">
            <text:p>0.0787613813</text:p>
          </table:table-cell>
          <table:table-cell table:formula="of:=RAND()" office:value-type="float" office:value="0.795661339536309">
            <text:p>0.7956613395</text:p>
          </table:table-cell>
          <table:table-cell table:formula="of:=RAND()" office:value-type="float" office:value="0.356132721528411">
            <text:p>0.3561327215</text:p>
          </table:table-cell>
          <table:table-cell table:formula="of:=RAND()" office:value-type="float" office:value="0.552574209636077">
            <text:p>0.5525742096</text:p>
          </table:table-cell>
          <table:table-cell table:formula="of:=RAND()" office:value-type="float" office:value="0.591065565589815">
            <text:p>0.5910655656</text:p>
          </table:table-cell>
          <table:table-cell table:formula="of:=RAND()" office:value-type="float" office:value="0.945421111537144">
            <text:p>0.9454211115</text:p>
          </table:table-cell>
          <table:table-cell table:formula="of:=RAND()" office:value-type="float" office:value="0.271611696807668">
            <text:p>0.2716116968</text:p>
          </table:table-cell>
          <table:table-cell table:formula="of:=RAND()" office:value-type="float" office:value="0.868072487181053">
            <text:p>0.8680724872</text:p>
          </table:table-cell>
          <table:table-cell table:formula="of:=RAND()" office:value-type="float" office:value="0.298335183644667">
            <text:p>0.2983351836</text:p>
          </table:table-cell>
          <table:table-cell table:formula="of:=SUM([.B681:.M681])-6" office:value-type="float" office:value="-0.127277388935909">
            <text:p>-0.1272773889</text:p>
          </table:table-cell>
          <table:table-cell table:formula="of:=[.N681]-[.$G$6]" office:value-type="float" office:value="-0.10353639840195">
            <text:p>-0.1035363984</text:p>
          </table:table-cell>
          <table:table-cell table:formula="of:=[.O681]*[.O681]" office:value-type="float" office:value="0.0107197857940472">
            <text:p>0.0107197858</text:p>
          </table:table-cell>
        </table:table-row>
        <table:table-row table:style-name="ro1">
          <table:table-cell/>
          <table:table-cell table:formula="of:=RAND()" office:value-type="float" office:value="0.0668782535940409">
            <text:p>0.0668782536</text:p>
          </table:table-cell>
          <table:table-cell table:formula="of:=RAND()" office:value-type="float" office:value="0.410030706552789">
            <text:p>0.4100307066</text:p>
          </table:table-cell>
          <table:table-cell table:formula="of:=RAND()" office:value-type="float" office:value="0.714659656630829">
            <text:p>0.7146596566</text:p>
          </table:table-cell>
          <table:table-cell table:formula="of:=RAND()" office:value-type="float" office:value="0.243231043219566">
            <text:p>0.2432310432</text:p>
          </table:table-cell>
          <table:table-cell table:formula="of:=RAND()" office:value-type="float" office:value="0.108246295014396">
            <text:p>0.108246295</text:p>
          </table:table-cell>
          <table:table-cell table:formula="of:=RAND()" office:value-type="float" office:value="0.340864486992359">
            <text:p>0.340864487</text:p>
          </table:table-cell>
          <table:table-cell table:formula="of:=RAND()" office:value-type="float" office:value="0.80142782558687">
            <text:p>0.8014278256</text:p>
          </table:table-cell>
          <table:table-cell table:formula="of:=RAND()" office:value-type="float" office:value="0.233265964547172">
            <text:p>0.2332659645</text:p>
          </table:table-cell>
          <table:table-cell table:formula="of:=RAND()" office:value-type="float" office:value="0.207374808378518">
            <text:p>0.2073748084</text:p>
          </table:table-cell>
          <table:table-cell table:formula="of:=RAND()" office:value-type="float" office:value="0.718212837586179">
            <text:p>0.7182128376</text:p>
          </table:table-cell>
          <table:table-cell table:formula="of:=RAND()" office:value-type="float" office:value="0.140876109711826">
            <text:p>0.1408761097</text:p>
          </table:table-cell>
          <table:table-cell table:formula="of:=RAND()" office:value-type="float" office:value="0.992099252529442">
            <text:p>0.9920992525</text:p>
          </table:table-cell>
          <table:table-cell table:formula="of:=SUM([.B682:.M682])-6" office:value-type="float" office:value="-1.02283275965601">
            <text:p>-1.0228327597</text:p>
          </table:table-cell>
          <table:table-cell table:formula="of:=[.N682]-[.$G$6]" office:value-type="float" office:value="-0.999091769122053">
            <text:p>-0.9990917691</text:p>
          </table:table-cell>
          <table:table-cell table:formula="of:=[.O682]*[.O682]" office:value-type="float" office:value="0.998184363127433">
            <text:p>0.9981843631</text:p>
          </table:table-cell>
        </table:table-row>
        <table:table-row table:style-name="ro1">
          <table:table-cell/>
          <table:table-cell table:formula="of:=RAND()" office:value-type="float" office:value="0.280118891270831">
            <text:p>0.2801188913</text:p>
          </table:table-cell>
          <table:table-cell table:formula="of:=RAND()" office:value-type="float" office:value="0.97204793128185">
            <text:p>0.9720479313</text:p>
          </table:table-cell>
          <table:table-cell table:formula="of:=RAND()" office:value-type="float" office:value="0.272916948189959">
            <text:p>0.2729169482</text:p>
          </table:table-cell>
          <table:table-cell table:formula="of:=RAND()" office:value-type="float" office:value="0.0338137247599661">
            <text:p>0.0338137248</text:p>
          </table:table-cell>
          <table:table-cell table:formula="of:=RAND()" office:value-type="float" office:value="0.548362908884883">
            <text:p>0.5483629089</text:p>
          </table:table-cell>
          <table:table-cell table:formula="of:=RAND()" office:value-type="float" office:value="0.659031380899251">
            <text:p>0.6590313809</text:p>
          </table:table-cell>
          <table:table-cell table:formula="of:=RAND()" office:value-type="float" office:value="0.543569083325565">
            <text:p>0.5435690833</text:p>
          </table:table-cell>
          <table:table-cell table:formula="of:=RAND()" office:value-type="float" office:value="0.500709955114871">
            <text:p>0.5007099551</text:p>
          </table:table-cell>
          <table:table-cell table:formula="of:=RAND()" office:value-type="float" office:value="0.429041820112616">
            <text:p>0.4290418201</text:p>
          </table:table-cell>
          <table:table-cell table:formula="of:=RAND()" office:value-type="float" office:value="0.33484697015956">
            <text:p>0.3348469702</text:p>
          </table:table-cell>
          <table:table-cell table:formula="of:=RAND()" office:value-type="float" office:value="0.723879226716235">
            <text:p>0.7238792267</text:p>
          </table:table-cell>
          <table:table-cell table:formula="of:=RAND()" office:value-type="float" office:value="0.262676019454375">
            <text:p>0.2626760195</text:p>
          </table:table-cell>
          <table:table-cell table:formula="of:=SUM([.B683:.M683])-6" office:value-type="float" office:value="-0.438985139830038">
            <text:p>-0.4389851398</text:p>
          </table:table-cell>
          <table:table-cell table:formula="of:=[.N683]-[.$G$6]" office:value-type="float" office:value="-0.415244149296079">
            <text:p>-0.4152441493</text:p>
          </table:table-cell>
          <table:table-cell table:formula="of:=[.O683]*[.O683]" office:value-type="float" office:value="0.172427703524624">
            <text:p>0.1724277035</text:p>
          </table:table-cell>
        </table:table-row>
        <table:table-row table:style-name="ro1">
          <table:table-cell/>
          <table:table-cell table:formula="of:=RAND()" office:value-type="float" office:value="0.893179623410106">
            <text:p>0.8931796234</text:p>
          </table:table-cell>
          <table:table-cell table:formula="of:=RAND()" office:value-type="float" office:value="0.877266318071634">
            <text:p>0.8772663181</text:p>
          </table:table-cell>
          <table:table-cell table:formula="of:=RAND()" office:value-type="float" office:value="0.757390505867079">
            <text:p>0.7573905059</text:p>
          </table:table-cell>
          <table:table-cell table:formula="of:=RAND()" office:value-type="float" office:value="0.212536670966074">
            <text:p>0.212536671</text:p>
          </table:table-cell>
          <table:table-cell table:formula="of:=RAND()" office:value-type="float" office:value="0.807139010168612">
            <text:p>0.8071390102</text:p>
          </table:table-cell>
          <table:table-cell table:formula="of:=RAND()" office:value-type="float" office:value="0.70294093969278">
            <text:p>0.7029409397</text:p>
          </table:table-cell>
          <table:table-cell table:formula="of:=RAND()" office:value-type="float" office:value="0.526665229117498">
            <text:p>0.5266652291</text:p>
          </table:table-cell>
          <table:table-cell table:formula="of:=RAND()" office:value-type="float" office:value="0.847449090564624">
            <text:p>0.8474490906</text:p>
          </table:table-cell>
          <table:table-cell table:formula="of:=RAND()" office:value-type="float" office:value="0.176659850170836">
            <text:p>0.1766598502</text:p>
          </table:table-cell>
          <table:table-cell table:formula="of:=RAND()" office:value-type="float" office:value="0.107556636910886">
            <text:p>0.1075566369</text:p>
          </table:table-cell>
          <table:table-cell table:formula="of:=RAND()" office:value-type="float" office:value="0.701362609863281">
            <text:p>0.7013626099</text:p>
          </table:table-cell>
          <table:table-cell table:formula="of:=RAND()" office:value-type="float" office:value="0.19096278375946">
            <text:p>0.1909627838</text:p>
          </table:table-cell>
          <table:table-cell table:formula="of:=SUM([.B684:.M684])-6" office:value-type="float" office:value="0.801109268562868">
            <text:p>0.8011092686</text:p>
          </table:table-cell>
          <table:table-cell table:formula="of:=[.N684]-[.$G$6]" office:value-type="float" office:value="0.824850259096827">
            <text:p>0.8248502591</text:p>
          </table:table-cell>
          <table:table-cell table:formula="of:=[.O684]*[.O684]" office:value-type="float" office:value="0.680377949932103">
            <text:p>0.6803779499</text:p>
          </table:table-cell>
        </table:table-row>
        <table:table-row table:style-name="ro1">
          <table:table-cell/>
          <table:table-cell table:formula="of:=RAND()" office:value-type="float" office:value="0.828108922112733">
            <text:p>0.8281089221</text:p>
          </table:table-cell>
          <table:table-cell table:formula="of:=RAND()" office:value-type="float" office:value="0.867413261672482">
            <text:p>0.8674132617</text:p>
          </table:table-cell>
          <table:table-cell table:formula="of:=RAND()" office:value-type="float" office:value="0.698530151508749">
            <text:p>0.6985301515</text:p>
          </table:table-cell>
          <table:table-cell table:formula="of:=RAND()" office:value-type="float" office:value="0.251087656943128">
            <text:p>0.2510876569</text:p>
          </table:table-cell>
          <table:table-cell table:formula="of:=RAND()" office:value-type="float" office:value="0.477545763598755">
            <text:p>0.4775457636</text:p>
          </table:table-cell>
          <table:table-cell table:formula="of:=RAND()" office:value-type="float" office:value="0.52412470150739">
            <text:p>0.5241247015</text:p>
          </table:table-cell>
          <table:table-cell table:formula="of:=RAND()" office:value-type="float" office:value="0.291768205584958">
            <text:p>0.2917682056</text:p>
          </table:table-cell>
          <table:table-cell table:formula="of:=RAND()" office:value-type="float" office:value="0.222463211743161">
            <text:p>0.2224632117</text:p>
          </table:table-cell>
          <table:table-cell table:formula="of:=RAND()" office:value-type="float" office:value="0.809314916608855">
            <text:p>0.8093149166</text:p>
          </table:table-cell>
          <table:table-cell table:formula="of:=RAND()" office:value-type="float" office:value="0.679113596910611">
            <text:p>0.6791135969</text:p>
          </table:table-cell>
          <table:table-cell table:formula="of:=RAND()" office:value-type="float" office:value="0.30278737610206">
            <text:p>0.3027873761</text:p>
          </table:table-cell>
          <table:table-cell table:formula="of:=RAND()" office:value-type="float" office:value="0.211001229705289">
            <text:p>0.2110012297</text:p>
          </table:table-cell>
          <table:table-cell table:formula="of:=SUM([.B685:.M685])-6" office:value-type="float" office:value="0.16325899399817">
            <text:p>0.163258994</text:p>
          </table:table-cell>
          <table:table-cell table:formula="of:=[.N685]-[.$G$6]" office:value-type="float" office:value="0.186999984532129">
            <text:p>0.1869999845</text:p>
          </table:table-cell>
          <table:table-cell table:formula="of:=[.O685]*[.O685]" office:value-type="float" office:value="0.0349689942150165">
            <text:p>0.0349689942</text:p>
          </table:table-cell>
        </table:table-row>
        <table:table-row table:style-name="ro1">
          <table:table-cell/>
          <table:table-cell table:formula="of:=RAND()" office:value-type="float" office:value="0.218926383648068">
            <text:p>0.2189263836</text:p>
          </table:table-cell>
          <table:table-cell table:formula="of:=RAND()" office:value-type="float" office:value="0.516157262492925">
            <text:p>0.5161572625</text:p>
          </table:table-cell>
          <table:table-cell table:formula="of:=RAND()" office:value-type="float" office:value="0.423128344118595">
            <text:p>0.4231283441</text:p>
          </table:table-cell>
          <table:table-cell table:formula="of:=RAND()" office:value-type="float" office:value="0.800936334533617">
            <text:p>0.8009363345</text:p>
          </table:table-cell>
          <table:table-cell table:formula="of:=RAND()" office:value-type="float" office:value="0.453473619418219">
            <text:p>0.4534736194</text:p>
          </table:table-cell>
          <table:table-cell table:formula="of:=RAND()" office:value-type="float" office:value="0.934012696845457">
            <text:p>0.9340126968</text:p>
          </table:table-cell>
          <table:table-cell table:formula="of:=RAND()" office:value-type="float" office:value="0.896698163589463">
            <text:p>0.8966981636</text:p>
          </table:table-cell>
          <table:table-cell table:formula="of:=RAND()" office:value-type="float" office:value="0.758138502482325">
            <text:p>0.7581385025</text:p>
          </table:table-cell>
          <table:table-cell table:formula="of:=RAND()" office:value-type="float" office:value="0.88263030257076">
            <text:p>0.8826303026</text:p>
          </table:table-cell>
          <table:table-cell table:formula="of:=RAND()" office:value-type="float" office:value="0.810522682731971">
            <text:p>0.8105226827</text:p>
          </table:table-cell>
          <table:table-cell table:formula="of:=RAND()" office:value-type="float" office:value="0.519752416526899">
            <text:p>0.5197524165</text:p>
          </table:table-cell>
          <table:table-cell table:formula="of:=RAND()" office:value-type="float" office:value="0.0517776454798877">
            <text:p>0.0517776455</text:p>
          </table:table-cell>
          <table:table-cell table:formula="of:=SUM([.B686:.M686])-6" office:value-type="float" office:value="1.26615435443819">
            <text:p>1.2661543544</text:p>
          </table:table-cell>
          <table:table-cell table:formula="of:=[.N686]-[.$G$6]" office:value-type="float" office:value="1.28989534497214">
            <text:p>1.289895345</text:p>
          </table:table-cell>
          <table:table-cell table:formula="of:=[.O686]*[.O686]" office:value-type="float" office:value="1.66383000098081">
            <text:p>1.663830001</text:p>
          </table:table-cell>
        </table:table-row>
        <table:table-row table:style-name="ro1">
          <table:table-cell/>
          <table:table-cell table:formula="of:=RAND()" office:value-type="float" office:value="0.406617393018678">
            <text:p>0.406617393</text:p>
          </table:table-cell>
          <table:table-cell table:formula="of:=RAND()" office:value-type="float" office:value="0.0852434621192515">
            <text:p>0.0852434621</text:p>
          </table:table-cell>
          <table:table-cell table:formula="of:=RAND()" office:value-type="float" office:value="0.752165817422792">
            <text:p>0.7521658174</text:p>
          </table:table-cell>
          <table:table-cell table:formula="of:=RAND()" office:value-type="float" office:value="0.656417923048139">
            <text:p>0.656417923</text:p>
          </table:table-cell>
          <table:table-cell table:formula="of:=RAND()" office:value-type="float" office:value="0.739800253417343">
            <text:p>0.7398002534</text:p>
          </table:table-cell>
          <table:table-cell table:formula="of:=RAND()" office:value-type="float" office:value="0.605226148851216">
            <text:p>0.6052261489</text:p>
          </table:table-cell>
          <table:table-cell table:formula="of:=RAND()" office:value-type="float" office:value="0.0266961560118943">
            <text:p>0.026696156</text:p>
          </table:table-cell>
          <table:table-cell table:formula="of:=RAND()" office:value-type="float" office:value="0.376051584258676">
            <text:p>0.3760515843</text:p>
          </table:table-cell>
          <table:table-cell table:formula="of:=RAND()" office:value-type="float" office:value="0.0228411774151027">
            <text:p>0.0228411774</text:p>
          </table:table-cell>
          <table:table-cell table:formula="of:=RAND()" office:value-type="float" office:value="0.834426462650299">
            <text:p>0.8344264627</text:p>
          </table:table-cell>
          <table:table-cell table:formula="of:=RAND()" office:value-type="float" office:value="0.747897609136999">
            <text:p>0.7478976091</text:p>
          </table:table-cell>
          <table:table-cell table:formula="of:=RAND()" office:value-type="float" office:value="0.742011033929884">
            <text:p>0.7420110339</text:p>
          </table:table-cell>
          <table:table-cell table:formula="of:=SUM([.B687:.M687])-6" office:value-type="float" office:value="-0.00460497871972621">
            <text:p>-0.0046049787</text:p>
          </table:table-cell>
          <table:table-cell table:formula="of:=[.N687]-[.$G$6]" office:value-type="float" office:value="0.0191360118142329">
            <text:p>0.0191360118</text:p>
          </table:table-cell>
          <table:table-cell table:formula="of:=[.O687]*[.O687]" office:value-type="float" office:value="0.000366186948154462">
            <text:p>0.0003661869</text:p>
          </table:table-cell>
        </table:table-row>
        <table:table-row table:style-name="ro1">
          <table:table-cell/>
          <table:table-cell table:formula="of:=RAND()" office:value-type="float" office:value="0.996615556301549">
            <text:p>0.9966155563</text:p>
          </table:table-cell>
          <table:table-cell table:formula="of:=RAND()" office:value-type="float" office:value="0.569126536371186">
            <text:p>0.5691265364</text:p>
          </table:table-cell>
          <table:table-cell table:formula="of:=RAND()" office:value-type="float" office:value="0.703083924949169">
            <text:p>0.7030839249</text:p>
          </table:table-cell>
          <table:table-cell table:formula="of:=RAND()" office:value-type="float" office:value="0.964603350963444">
            <text:p>0.964603351</text:p>
          </table:table-cell>
          <table:table-cell table:formula="of:=RAND()" office:value-type="float" office:value="0.5998704447411">
            <text:p>0.5998704447</text:p>
          </table:table-cell>
          <table:table-cell table:formula="of:=RAND()" office:value-type="float" office:value="0.959888047073036">
            <text:p>0.9598880471</text:p>
          </table:table-cell>
          <table:table-cell table:formula="of:=RAND()" office:value-type="float" office:value="0.516606423771009">
            <text:p>0.5166064238</text:p>
          </table:table-cell>
          <table:table-cell table:formula="of:=RAND()" office:value-type="float" office:value="0.991464672144502">
            <text:p>0.9914646721</text:p>
          </table:table-cell>
          <table:table-cell table:formula="of:=RAND()" office:value-type="float" office:value="0.948909036582336">
            <text:p>0.9489090366</text:p>
          </table:table-cell>
          <table:table-cell table:formula="of:=RAND()" office:value-type="float" office:value="0.649929132079706">
            <text:p>0.6499291321</text:p>
          </table:table-cell>
          <table:table-cell table:formula="of:=RAND()" office:value-type="float" office:value="0.0822442097123712">
            <text:p>0.0822442097</text:p>
          </table:table-cell>
          <table:table-cell table:formula="of:=RAND()" office:value-type="float" office:value="0.200077455956489">
            <text:p>0.200077456</text:p>
          </table:table-cell>
          <table:table-cell table:formula="of:=SUM([.B688:.M688])-6" office:value-type="float" office:value="2.1824187906459">
            <text:p>2.1824187906</text:p>
          </table:table-cell>
          <table:table-cell table:formula="of:=[.N688]-[.$G$6]" office:value-type="float" office:value="2.20615978117986">
            <text:p>2.2061597812</text:p>
          </table:table-cell>
          <table:table-cell table:formula="of:=[.O688]*[.O688]" office:value-type="float" office:value="4.86714098009555">
            <text:p>4.8671409801</text:p>
          </table:table-cell>
        </table:table-row>
        <table:table-row table:style-name="ro1">
          <table:table-cell/>
          <table:table-cell table:formula="of:=RAND()" office:value-type="float" office:value="0.489955003373325">
            <text:p>0.4899550034</text:p>
          </table:table-cell>
          <table:table-cell table:formula="of:=RAND()" office:value-type="float" office:value="0.142693205038086">
            <text:p>0.142693205</text:p>
          </table:table-cell>
          <table:table-cell table:formula="of:=RAND()" office:value-type="float" office:value="0.284625035477802">
            <text:p>0.2846250355</text:p>
          </table:table-cell>
          <table:table-cell table:formula="of:=RAND()" office:value-type="float" office:value="0.549153428524733">
            <text:p>0.5491534285</text:p>
          </table:table-cell>
          <table:table-cell table:formula="of:=RAND()" office:value-type="float" office:value="0.36678852699697">
            <text:p>0.366788527</text:p>
          </table:table-cell>
          <table:table-cell table:formula="of:=RAND()" office:value-type="float" office:value="0.495900650275871">
            <text:p>0.4959006503</text:p>
          </table:table-cell>
          <table:table-cell table:formula="of:=RAND()" office:value-type="float" office:value="0.756388910347596">
            <text:p>0.7563889103</text:p>
          </table:table-cell>
          <table:table-cell table:formula="of:=RAND()" office:value-type="float" office:value="0.17637201026082">
            <text:p>0.1763720103</text:p>
          </table:table-cell>
          <table:table-cell table:formula="of:=RAND()" office:value-type="float" office:value="0.969175872160122">
            <text:p>0.9691758722</text:p>
          </table:table-cell>
          <table:table-cell table:formula="of:=RAND()" office:value-type="float" office:value="0.97692677564919">
            <text:p>0.9769267756</text:p>
          </table:table-cell>
          <table:table-cell table:formula="of:=RAND()" office:value-type="float" office:value="0.923584137344733">
            <text:p>0.9235841373</text:p>
          </table:table-cell>
          <table:table-cell table:formula="of:=RAND()" office:value-type="float" office:value="0.0888259757775813">
            <text:p>0.0888259758</text:p>
          </table:table-cell>
          <table:table-cell table:formula="of:=SUM([.B689:.M689])-6" office:value-type="float" office:value="0.220389531226829">
            <text:p>0.2203895312</text:p>
          </table:table-cell>
          <table:table-cell table:formula="of:=[.N689]-[.$G$6]" office:value-type="float" office:value="0.244130521760788">
            <text:p>0.2441305218</text:p>
          </table:table-cell>
          <table:table-cell table:formula="of:=[.O689]*[.O689]" office:value-type="float" office:value="0.0595997116551945">
            <text:p>0.0595997117</text:p>
          </table:table-cell>
        </table:table-row>
        <table:table-row table:style-name="ro1">
          <table:table-cell/>
          <table:table-cell table:formula="of:=RAND()" office:value-type="float" office:value="0.360444946680218">
            <text:p>0.3604449467</text:p>
          </table:table-cell>
          <table:table-cell table:formula="of:=RAND()" office:value-type="float" office:value="0.22337610903196">
            <text:p>0.223376109</text:p>
          </table:table-cell>
          <table:table-cell table:formula="of:=RAND()" office:value-type="float" office:value="0.73965327325277">
            <text:p>0.7396532733</text:p>
          </table:table-cell>
          <table:table-cell table:formula="of:=RAND()" office:value-type="float" office:value="0.73199514625594">
            <text:p>0.7319951463</text:p>
          </table:table-cell>
          <table:table-cell table:formula="of:=RAND()" office:value-type="float" office:value="0.459634950384498">
            <text:p>0.4596349504</text:p>
          </table:table-cell>
          <table:table-cell table:formula="of:=RAND()" office:value-type="float" office:value="0.0430759370792657">
            <text:p>0.0430759371</text:p>
          </table:table-cell>
          <table:table-cell table:formula="of:=RAND()" office:value-type="float" office:value="0.987071911571547">
            <text:p>0.9870719116</text:p>
          </table:table-cell>
          <table:table-cell table:formula="of:=RAND()" office:value-type="float" office:value="0.34466876857914">
            <text:p>0.3446687686</text:p>
          </table:table-cell>
          <table:table-cell table:formula="of:=RAND()" office:value-type="float" office:value="0.0487042316235602">
            <text:p>0.0487042316</text:p>
          </table:table-cell>
          <table:table-cell table:formula="of:=RAND()" office:value-type="float" office:value="0.389021029463038">
            <text:p>0.3890210295</text:p>
          </table:table-cell>
          <table:table-cell table:formula="of:=RAND()" office:value-type="float" office:value="0.21798246097751">
            <text:p>0.217982461</text:p>
          </table:table-cell>
          <table:table-cell table:formula="of:=RAND()" office:value-type="float" office:value="0.294667057227343">
            <text:p>0.2946670572</text:p>
          </table:table-cell>
          <table:table-cell table:formula="of:=SUM([.B690:.M690])-6" office:value-type="float" office:value="-1.15970417787321">
            <text:p>-1.1597041779</text:p>
          </table:table-cell>
          <table:table-cell table:formula="of:=[.N690]-[.$G$6]" office:value-type="float" office:value="-1.13596318733925">
            <text:p>-1.1359631873</text:p>
          </table:table-cell>
          <table:table-cell table:formula="of:=[.O690]*[.O690]" office:value-type="float" office:value="1.29041236298995">
            <text:p>1.290412363</text:p>
          </table:table-cell>
        </table:table-row>
        <table:table-row table:style-name="ro1">
          <table:table-cell/>
          <table:table-cell table:formula="of:=RAND()" office:value-type="float" office:value="0.110088013578206">
            <text:p>0.1100880136</text:p>
          </table:table-cell>
          <table:table-cell table:formula="of:=RAND()" office:value-type="float" office:value="0.367900478420779">
            <text:p>0.3679004784</text:p>
          </table:table-cell>
          <table:table-cell table:formula="of:=RAND()" office:value-type="float" office:value="0.772480007028207">
            <text:p>0.772480007</text:p>
          </table:table-cell>
          <table:table-cell table:formula="of:=RAND()" office:value-type="float" office:value="0.834644159534946">
            <text:p>0.8346441595</text:p>
          </table:table-cell>
          <table:table-cell table:formula="of:=RAND()" office:value-type="float" office:value="0.169779346091673">
            <text:p>0.1697793461</text:p>
          </table:table-cell>
          <table:table-cell table:formula="of:=RAND()" office:value-type="float" office:value="0.346037555020303">
            <text:p>0.346037555</text:p>
          </table:table-cell>
          <table:table-cell table:formula="of:=RAND()" office:value-type="float" office:value="0.0661137867718935">
            <text:p>0.0661137868</text:p>
          </table:table-cell>
          <table:table-cell table:formula="of:=RAND()" office:value-type="float" office:value="0.208904585568234">
            <text:p>0.2089045856</text:p>
          </table:table-cell>
          <table:table-cell table:formula="of:=RAND()" office:value-type="float" office:value="0.6449066309724">
            <text:p>0.644906631</text:p>
          </table:table-cell>
          <table:table-cell table:formula="of:=RAND()" office:value-type="float" office:value="0.00432478613220155">
            <text:p>0.0043247861</text:p>
          </table:table-cell>
          <table:table-cell table:formula="of:=RAND()" office:value-type="float" office:value="0.564079345669597">
            <text:p>0.5640793457</text:p>
          </table:table-cell>
          <table:table-cell table:formula="of:=RAND()" office:value-type="float" office:value="0.0738558871671557">
            <text:p>0.0738558872</text:p>
          </table:table-cell>
          <table:table-cell table:formula="of:=SUM([.B691:.M691])-6" office:value-type="float" office:value="-1.8368854180444">
            <text:p>-1.836885418</text:p>
          </table:table-cell>
          <table:table-cell table:formula="of:=[.N691]-[.$G$6]" office:value-type="float" office:value="-1.81314442751044">
            <text:p>-1.8131444275</text:p>
          </table:table-cell>
          <table:table-cell table:formula="of:=[.O691]*[.O691]" office:value-type="float" office:value="3.28749271501218">
            <text:p>3.287492715</text:p>
          </table:table-cell>
        </table:table-row>
        <table:table-row table:style-name="ro1">
          <table:table-cell/>
          <table:table-cell table:formula="of:=RAND()" office:value-type="float" office:value="0.993985556997359">
            <text:p>0.993985557</text:p>
          </table:table-cell>
          <table:table-cell table:formula="of:=RAND()" office:value-type="float" office:value="0.0836066624615341">
            <text:p>0.0836066625</text:p>
          </table:table-cell>
          <table:table-cell table:formula="of:=RAND()" office:value-type="float" office:value="0.152154574403539">
            <text:p>0.1521545744</text:p>
          </table:table-cell>
          <table:table-cell table:formula="of:=RAND()" office:value-type="float" office:value="0.0954642405267805">
            <text:p>0.0954642405</text:p>
          </table:table-cell>
          <table:table-cell table:formula="of:=RAND()" office:value-type="float" office:value="0.385649789590389">
            <text:p>0.3856497896</text:p>
          </table:table-cell>
          <table:table-cell table:formula="of:=RAND()" office:value-type="float" office:value="0.078938425052911">
            <text:p>0.0789384251</text:p>
          </table:table-cell>
          <table:table-cell table:formula="of:=RAND()" office:value-type="float" office:value="0.983074632007629">
            <text:p>0.983074632</text:p>
          </table:table-cell>
          <table:table-cell table:formula="of:=RAND()" office:value-type="float" office:value="0.397354942280799">
            <text:p>0.3973549423</text:p>
          </table:table-cell>
          <table:table-cell table:formula="of:=RAND()" office:value-type="float" office:value="0.632654341403395">
            <text:p>0.6326543414</text:p>
          </table:table-cell>
          <table:table-cell table:formula="of:=RAND()" office:value-type="float" office:value="0.167564914561808">
            <text:p>0.1675649146</text:p>
          </table:table-cell>
          <table:table-cell table:formula="of:=RAND()" office:value-type="float" office:value="0.265681479824707">
            <text:p>0.2656814798</text:p>
          </table:table-cell>
          <table:table-cell table:formula="of:=RAND()" office:value-type="float" office:value="0.535756065044552">
            <text:p>0.535756065</text:p>
          </table:table-cell>
          <table:table-cell table:formula="of:=SUM([.B692:.M692])-6" office:value-type="float" office:value="-1.2281143758446">
            <text:p>-1.2281143758</text:p>
          </table:table-cell>
          <table:table-cell table:formula="of:=[.N692]-[.$G$6]" office:value-type="float" office:value="-1.20437338531064">
            <text:p>-1.2043733853</text:p>
          </table:table-cell>
          <table:table-cell table:formula="of:=[.O692]*[.O692]" office:value-type="float" office:value="1.45051525124461">
            <text:p>1.4505152512</text:p>
          </table:table-cell>
        </table:table-row>
        <table:table-row table:style-name="ro1">
          <table:table-cell/>
          <table:table-cell table:formula="of:=RAND()" office:value-type="float" office:value="0.88816413609311">
            <text:p>0.8881641361</text:p>
          </table:table-cell>
          <table:table-cell table:formula="of:=RAND()" office:value-type="float" office:value="0.610282863257453">
            <text:p>0.6102828633</text:p>
          </table:table-cell>
          <table:table-cell table:formula="of:=RAND()" office:value-type="float" office:value="0.241859232774004">
            <text:p>0.2418592328</text:p>
          </table:table-cell>
          <table:table-cell table:formula="of:=RAND()" office:value-type="float" office:value="0.300192354014143">
            <text:p>0.300192354</text:p>
          </table:table-cell>
          <table:table-cell table:formula="of:=RAND()" office:value-type="float" office:value="0.783888910431415">
            <text:p>0.7838889104</text:p>
          </table:table-cell>
          <table:table-cell table:formula="of:=RAND()" office:value-type="float" office:value="0.129956778604537">
            <text:p>0.1299567786</text:p>
          </table:table-cell>
          <table:table-cell table:formula="of:=RAND()" office:value-type="float" office:value="0.302857021801174">
            <text:p>0.3028570218</text:p>
          </table:table-cell>
          <table:table-cell table:formula="of:=RAND()" office:value-type="float" office:value="0.992648229235783">
            <text:p>0.9926482292</text:p>
          </table:table-cell>
          <table:table-cell table:formula="of:=RAND()" office:value-type="float" office:value="0.251495375297964">
            <text:p>0.2514953753</text:p>
          </table:table-cell>
          <table:table-cell table:formula="of:=RAND()" office:value-type="float" office:value="0.936074786819518">
            <text:p>0.9360747868</text:p>
          </table:table-cell>
          <table:table-cell table:formula="of:=RAND()" office:value-type="float" office:value="0.171380827203393">
            <text:p>0.1713808272</text:p>
          </table:table-cell>
          <table:table-cell table:formula="of:=RAND()" office:value-type="float" office:value="0.516382238827646">
            <text:p>0.5163822388</text:p>
          </table:table-cell>
          <table:table-cell table:formula="of:=SUM([.B693:.M693])-6" office:value-type="float" office:value="0.125182754360139">
            <text:p>0.1251827544</text:p>
          </table:table-cell>
          <table:table-cell table:formula="of:=[.N693]-[.$G$6]" office:value-type="float" office:value="0.148923744894098">
            <text:p>0.1489237449</text:p>
          </table:table-cell>
          <table:table-cell table:formula="of:=[.O693]*[.O693]" office:value-type="float" office:value="0.0221782817932825">
            <text:p>0.0221782818</text:p>
          </table:table-cell>
        </table:table-row>
        <table:table-row table:style-name="ro1">
          <table:table-cell/>
          <table:table-cell table:formula="of:=RAND()" office:value-type="float" office:value="0.00304932333528996">
            <text:p>0.0030493233</text:p>
          </table:table-cell>
          <table:table-cell table:formula="of:=RAND()" office:value-type="float" office:value="0.22544108889997">
            <text:p>0.2254410889</text:p>
          </table:table-cell>
          <table:table-cell table:formula="of:=RAND()" office:value-type="float" office:value="0.0179916345514357">
            <text:p>0.0179916346</text:p>
          </table:table-cell>
          <table:table-cell table:formula="of:=RAND()" office:value-type="float" office:value="0.596543618943542">
            <text:p>0.5965436189</text:p>
          </table:table-cell>
          <table:table-cell table:formula="of:=RAND()" office:value-type="float" office:value="0.277702746447176">
            <text:p>0.2777027464</text:p>
          </table:table-cell>
          <table:table-cell table:formula="of:=RAND()" office:value-type="float" office:value="0.563818823779002">
            <text:p>0.5638188238</text:p>
          </table:table-cell>
          <table:table-cell table:formula="of:=RAND()" office:value-type="float" office:value="0.826747348066419">
            <text:p>0.8267473481</text:p>
          </table:table-cell>
          <table:table-cell table:formula="of:=RAND()" office:value-type="float" office:value="0.494361999910325">
            <text:p>0.4943619999</text:p>
          </table:table-cell>
          <table:table-cell table:formula="of:=RAND()" office:value-type="float" office:value="0.230320428032428">
            <text:p>0.230320428</text:p>
          </table:table-cell>
          <table:table-cell table:formula="of:=RAND()" office:value-type="float" office:value="0.847668167902157">
            <text:p>0.8476681679</text:p>
          </table:table-cell>
          <table:table-cell table:formula="of:=RAND()" office:value-type="float" office:value="0.778402308234945">
            <text:p>0.7784023082</text:p>
          </table:table-cell>
          <table:table-cell table:formula="of:=RAND()" office:value-type="float" office:value="0.966442047152668">
            <text:p>0.9664420472</text:p>
          </table:table-cell>
          <table:table-cell table:formula="of:=SUM([.B694:.M694])-6" office:value-type="float" office:value="-0.171510464744642">
            <text:p>-0.1715104647</text:p>
          </table:table-cell>
          <table:table-cell table:formula="of:=[.N694]-[.$G$6]" office:value-type="float" office:value="-0.147769474210683">
            <text:p>-0.1477694742</text:p>
          </table:table-cell>
          <table:table-cell table:formula="of:=[.O694]*[.O694]" office:value-type="float" office:value="0.0218358175085018">
            <text:p>0.0218358175</text:p>
          </table:table-cell>
        </table:table-row>
        <table:table-row table:style-name="ro1">
          <table:table-cell/>
          <table:table-cell table:formula="of:=RAND()" office:value-type="float" office:value="0.132867028471082">
            <text:p>0.1328670285</text:p>
          </table:table-cell>
          <table:table-cell table:formula="of:=RAND()" office:value-type="float" office:value="0.295302479993552">
            <text:p>0.29530248</text:p>
          </table:table-cell>
          <table:table-cell table:formula="of:=RAND()" office:value-type="float" office:value="0.289969677804038">
            <text:p>0.2899696778</text:p>
          </table:table-cell>
          <table:table-cell table:formula="of:=RAND()" office:value-type="float" office:value="0.458431189879775">
            <text:p>0.4584311899</text:p>
          </table:table-cell>
          <table:table-cell table:formula="of:=RAND()" office:value-type="float" office:value="0.34298065234907">
            <text:p>0.3429806523</text:p>
          </table:table-cell>
          <table:table-cell table:formula="of:=RAND()" office:value-type="float" office:value="0.869273193413392">
            <text:p>0.8692731934</text:p>
          </table:table-cell>
          <table:table-cell table:formula="of:=RAND()" office:value-type="float" office:value="0.114003996131942">
            <text:p>0.1140039961</text:p>
          </table:table-cell>
          <table:table-cell table:formula="of:=RAND()" office:value-type="float" office:value="0.954177691601217">
            <text:p>0.9541776916</text:p>
          </table:table-cell>
          <table:table-cell table:formula="of:=RAND()" office:value-type="float" office:value="0.558358778711408">
            <text:p>0.5583587787</text:p>
          </table:table-cell>
          <table:table-cell table:formula="of:=RAND()" office:value-type="float" office:value="0.00242821662686765">
            <text:p>0.0024282166</text:p>
          </table:table-cell>
          <table:table-cell table:formula="of:=RAND()" office:value-type="float" office:value="0.855715434998274">
            <text:p>0.855715435</text:p>
          </table:table-cell>
          <table:table-cell table:formula="of:=RAND()" office:value-type="float" office:value="0.985961677506566">
            <text:p>0.9859616775</text:p>
          </table:table-cell>
          <table:table-cell table:formula="of:=SUM([.B695:.M695])-6" office:value-type="float" office:value="-0.140529982512817">
            <text:p>-0.1405299825</text:p>
          </table:table-cell>
          <table:table-cell table:formula="of:=[.N695]-[.$G$6]" office:value-type="float" office:value="-0.116788991978858">
            <text:p>-0.116788992</text:p>
          </table:table-cell>
          <table:table-cell table:formula="of:=[.O695]*[.O695]" office:value-type="float" office:value="0.0136396686474377">
            <text:p>0.0136396686</text:p>
          </table:table-cell>
        </table:table-row>
        <table:table-row table:style-name="ro1">
          <table:table-cell/>
          <table:table-cell table:formula="of:=RAND()" office:value-type="float" office:value="0.412330966209993">
            <text:p>0.4123309662</text:p>
          </table:table-cell>
          <table:table-cell table:formula="of:=RAND()" office:value-type="float" office:value="0.0540090296417475">
            <text:p>0.0540090296</text:p>
          </table:table-cell>
          <table:table-cell table:formula="of:=RAND()" office:value-type="float" office:value="0.519903182750568">
            <text:p>0.5199031828</text:p>
          </table:table-cell>
          <table:table-cell table:formula="of:=RAND()" office:value-type="float" office:value="0.616606493014842">
            <text:p>0.616606493</text:p>
          </table:table-cell>
          <table:table-cell table:formula="of:=RAND()" office:value-type="float" office:value="0.348540077684447">
            <text:p>0.3485400777</text:p>
          </table:table-cell>
          <table:table-cell table:formula="of:=RAND()" office:value-type="float" office:value="0.932813867693767">
            <text:p>0.9328138677</text:p>
          </table:table-cell>
          <table:table-cell table:formula="of:=RAND()" office:value-type="float" office:value="0.0924429027363658">
            <text:p>0.0924429027</text:p>
          </table:table-cell>
          <table:table-cell table:formula="of:=RAND()" office:value-type="float" office:value="0.793548333458602">
            <text:p>0.7935483335</text:p>
          </table:table-cell>
          <table:table-cell table:formula="of:=RAND()" office:value-type="float" office:value="0.811421715654433">
            <text:p>0.8114217157</text:p>
          </table:table-cell>
          <table:table-cell table:formula="of:=RAND()" office:value-type="float" office:value="0.286041388520971">
            <text:p>0.2860413885</text:p>
          </table:table-cell>
          <table:table-cell table:formula="of:=RAND()" office:value-type="float" office:value="0.111066337674856">
            <text:p>0.1110663377</text:p>
          </table:table-cell>
          <table:table-cell table:formula="of:=RAND()" office:value-type="float" office:value="0.270602215314284">
            <text:p>0.2706022153</text:p>
          </table:table-cell>
          <table:table-cell table:formula="of:=SUM([.B696:.M696])-6" office:value-type="float" office:value="-0.750673489645124">
            <text:p>-0.7506734896</text:p>
          </table:table-cell>
          <table:table-cell table:formula="of:=[.N696]-[.$G$6]" office:value-type="float" office:value="-0.726932499111164">
            <text:p>-0.7269324991</text:p>
          </table:table-cell>
          <table:table-cell table:formula="of:=[.O696]*[.O696]" office:value-type="float" office:value="0.528430858264003">
            <text:p>0.5284308583</text:p>
          </table:table-cell>
        </table:table-row>
        <table:table-row table:style-name="ro1">
          <table:table-cell/>
          <table:table-cell table:formula="of:=RAND()" office:value-type="float" office:value="0.338673149701208">
            <text:p>0.3386731497</text:p>
          </table:table-cell>
          <table:table-cell table:formula="of:=RAND()" office:value-type="float" office:value="0.461611612932757">
            <text:p>0.4616116129</text:p>
          </table:table-cell>
          <table:table-cell table:formula="of:=RAND()" office:value-type="float" office:value="0.647777704987675">
            <text:p>0.647777705</text:p>
          </table:table-cell>
          <table:table-cell table:formula="of:=RAND()" office:value-type="float" office:value="0.676010349299759">
            <text:p>0.6760103493</text:p>
          </table:table-cell>
          <table:table-cell table:formula="of:=RAND()" office:value-type="float" office:value="0.0496617215685546">
            <text:p>0.0496617216</text:p>
          </table:table-cell>
          <table:table-cell table:formula="of:=RAND()" office:value-type="float" office:value="0.491293215658516">
            <text:p>0.4912932157</text:p>
          </table:table-cell>
          <table:table-cell table:formula="of:=RAND()" office:value-type="float" office:value="0.566918508848175">
            <text:p>0.5669185088</text:p>
          </table:table-cell>
          <table:table-cell table:formula="of:=RAND()" office:value-type="float" office:value="0.188952268101275">
            <text:p>0.1889522681</text:p>
          </table:table-cell>
          <table:table-cell table:formula="of:=RAND()" office:value-type="float" office:value="0.558303775265813">
            <text:p>0.5583037753</text:p>
          </table:table-cell>
          <table:table-cell table:formula="of:=RAND()" office:value-type="float" office:value="0.153253968339413">
            <text:p>0.1532539683</text:p>
          </table:table-cell>
          <table:table-cell table:formula="of:=RAND()" office:value-type="float" office:value="0.598377328133211">
            <text:p>0.5983773281</text:p>
          </table:table-cell>
          <table:table-cell table:formula="of:=RAND()" office:value-type="float" office:value="0.250093748327345">
            <text:p>0.2500937483</text:p>
          </table:table-cell>
          <table:table-cell table:formula="of:=SUM([.B697:.M697])-6" office:value-type="float" office:value="-1.0190726488363">
            <text:p>-1.0190726488</text:p>
          </table:table-cell>
          <table:table-cell table:formula="of:=[.N697]-[.$G$6]" office:value-type="float" office:value="-0.995331658302341">
            <text:p>-0.9953316583</text:p>
          </table:table-cell>
          <table:table-cell table:formula="of:=[.O697]*[.O697]" office:value-type="float" office:value="0.990685110018887">
            <text:p>0.99068511</text:p>
          </table:table-cell>
        </table:table-row>
        <table:table-row table:style-name="ro1">
          <table:table-cell/>
          <table:table-cell table:formula="of:=RAND()" office:value-type="float" office:value="0.137907133903354">
            <text:p>0.1379071339</text:p>
          </table:table-cell>
          <table:table-cell table:formula="of:=RAND()" office:value-type="float" office:value="0.866492269793525">
            <text:p>0.8664922698</text:p>
          </table:table-cell>
          <table:table-cell table:formula="of:=RAND()" office:value-type="float" office:value="0.592073942767456">
            <text:p>0.5920739428</text:p>
          </table:table-cell>
          <table:table-cell table:formula="of:=RAND()" office:value-type="float" office:value="0.857647703262046">
            <text:p>0.8576477033</text:p>
          </table:table-cell>
          <table:table-cell table:formula="of:=RAND()" office:value-type="float" office:value="0.120716923847795">
            <text:p>0.1207169238</text:p>
          </table:table-cell>
          <table:table-cell table:formula="of:=RAND()" office:value-type="float" office:value="0.257364142220467">
            <text:p>0.2573641422</text:p>
          </table:table-cell>
          <table:table-cell table:formula="of:=RAND()" office:value-type="float" office:value="0.978106957860291">
            <text:p>0.9781069579</text:p>
          </table:table-cell>
          <table:table-cell table:formula="of:=RAND()" office:value-type="float" office:value="0.987025937298313">
            <text:p>0.9870259373</text:p>
          </table:table-cell>
          <table:table-cell table:formula="of:=RAND()" office:value-type="float" office:value="0.330443830695003">
            <text:p>0.3304438307</text:p>
          </table:table-cell>
          <table:table-cell table:formula="of:=RAND()" office:value-type="float" office:value="0.997461561812088">
            <text:p>0.9974615618</text:p>
          </table:table-cell>
          <table:table-cell table:formula="of:=RAND()" office:value-type="float" office:value="0.90399825386703">
            <text:p>0.9039982539</text:p>
          </table:table-cell>
          <table:table-cell table:formula="of:=RAND()" office:value-type="float" office:value="0.928529132856056">
            <text:p>0.9285291329</text:p>
          </table:table-cell>
          <table:table-cell table:formula="of:=SUM([.B698:.M698])-6" office:value-type="float" office:value="1.95776779018343">
            <text:p>1.9577677902</text:p>
          </table:table-cell>
          <table:table-cell table:formula="of:=[.N698]-[.$G$6]" office:value-type="float" office:value="1.98150878071738">
            <text:p>1.9815087807</text:p>
          </table:table-cell>
          <table:table-cell table:formula="of:=[.O698]*[.O698]" office:value-type="float" office:value="3.92637704806009">
            <text:p>3.9263770481</text:p>
          </table:table-cell>
        </table:table-row>
        <table:table-row table:style-name="ro1">
          <table:table-cell/>
          <table:table-cell table:formula="of:=RAND()" office:value-type="float" office:value="0.222262443276122">
            <text:p>0.2222624433</text:p>
          </table:table-cell>
          <table:table-cell table:formula="of:=RAND()" office:value-type="float" office:value="0.0356603644322604">
            <text:p>0.0356603644</text:p>
          </table:table-cell>
          <table:table-cell table:formula="of:=RAND()" office:value-type="float" office:value="0.0968633859883994">
            <text:p>0.096863386</text:p>
          </table:table-cell>
          <table:table-cell table:formula="of:=RAND()" office:value-type="float" office:value="0.464984656544402">
            <text:p>0.4649846565</text:p>
          </table:table-cell>
          <table:table-cell table:formula="of:=RAND()" office:value-type="float" office:value="0.833314768504351">
            <text:p>0.8333147685</text:p>
          </table:table-cell>
          <table:table-cell table:formula="of:=RAND()" office:value-type="float" office:value="0.418241252424195">
            <text:p>0.4182412524</text:p>
          </table:table-cell>
          <table:table-cell table:formula="of:=RAND()" office:value-type="float" office:value="0.157117032213137">
            <text:p>0.1571170322</text:p>
          </table:table-cell>
          <table:table-cell table:formula="of:=RAND()" office:value-type="float" office:value="0.815974385011941">
            <text:p>0.815974385</text:p>
          </table:table-cell>
          <table:table-cell table:formula="of:=RAND()" office:value-type="float" office:value="0.33065198152326">
            <text:p>0.3306519815</text:p>
          </table:table-cell>
          <table:table-cell table:formula="of:=RAND()" office:value-type="float" office:value="0.595618871971965">
            <text:p>0.595618872</text:p>
          </table:table-cell>
          <table:table-cell table:formula="of:=RAND()" office:value-type="float" office:value="0.236669548321515">
            <text:p>0.2366695483</text:p>
          </table:table-cell>
          <table:table-cell table:formula="of:=RAND()" office:value-type="float" office:value="0.484946106560528">
            <text:p>0.4849461066</text:p>
          </table:table-cell>
          <table:table-cell table:formula="of:=SUM([.B699:.M699])-6" office:value-type="float" office:value="-1.30769520322792">
            <text:p>-1.3076952032</text:p>
          </table:table-cell>
          <table:table-cell table:formula="of:=[.N699]-[.$G$6]" office:value-type="float" office:value="-1.28395421269396">
            <text:p>-1.2839542127</text:p>
          </table:table-cell>
          <table:table-cell table:formula="of:=[.O699]*[.O699]" office:value-type="float" office:value="1.64853842029457">
            <text:p>1.6485384203</text:p>
          </table:table-cell>
        </table:table-row>
        <table:table-row table:style-name="ro1">
          <table:table-cell/>
          <table:table-cell table:formula="of:=RAND()" office:value-type="float" office:value="0.506825995165855">
            <text:p>0.5068259952</text:p>
          </table:table-cell>
          <table:table-cell table:formula="of:=RAND()" office:value-type="float" office:value="0.520816946169362">
            <text:p>0.5208169462</text:p>
          </table:table-cell>
          <table:table-cell table:formula="of:=RAND()" office:value-type="float" office:value="0.937779673142359">
            <text:p>0.9377796731</text:p>
          </table:table-cell>
          <table:table-cell table:formula="of:=RAND()" office:value-type="float" office:value="0.535849806852639">
            <text:p>0.5358498069</text:p>
          </table:table-cell>
          <table:table-cell table:formula="of:=RAND()" office:value-type="float" office:value="0.275482946773991">
            <text:p>0.2754829468</text:p>
          </table:table-cell>
          <table:table-cell table:formula="of:=RAND()" office:value-type="float" office:value="0.65005147177726">
            <text:p>0.6500514718</text:p>
          </table:table-cell>
          <table:table-cell table:formula="of:=RAND()" office:value-type="float" office:value="0.535855624824762">
            <text:p>0.5358556248</text:p>
          </table:table-cell>
          <table:table-cell table:formula="of:=RAND()" office:value-type="float" office:value="0.867735722102225">
            <text:p>0.8677357221</text:p>
          </table:table-cell>
          <table:table-cell table:formula="of:=RAND()" office:value-type="float" office:value="0.556646101176739">
            <text:p>0.5566461012</text:p>
          </table:table-cell>
          <table:table-cell table:formula="of:=RAND()" office:value-type="float" office:value="0.718925065360963">
            <text:p>0.7189250654</text:p>
          </table:table-cell>
          <table:table-cell table:formula="of:=RAND()" office:value-type="float" office:value="0.027577044442296">
            <text:p>0.0275770444</text:p>
          </table:table-cell>
          <table:table-cell table:formula="of:=RAND()" office:value-type="float" office:value="0.244313065661117">
            <text:p>0.2443130657</text:p>
          </table:table-cell>
          <table:table-cell table:formula="of:=SUM([.B700:.M700])-6" office:value-type="float" office:value="0.377859463449568">
            <text:p>0.3778594634</text:p>
          </table:table-cell>
          <table:table-cell table:formula="of:=[.N700]-[.$G$6]" office:value-type="float" office:value="0.401600453983527">
            <text:p>0.401600454</text:p>
          </table:table-cell>
          <table:table-cell table:formula="of:=[.O700]*[.O700]" office:value-type="float" office:value="0.161282924639775">
            <text:p>0.1612829246</text:p>
          </table:table-cell>
        </table:table-row>
        <table:table-row table:style-name="ro1">
          <table:table-cell/>
          <table:table-cell table:formula="of:=RAND()" office:value-type="float" office:value="0.235068073729053">
            <text:p>0.2350680737</text:p>
          </table:table-cell>
          <table:table-cell table:formula="of:=RAND()" office:value-type="float" office:value="0.901797008467838">
            <text:p>0.9017970085</text:p>
          </table:table-cell>
          <table:table-cell table:formula="of:=RAND()" office:value-type="float" office:value="0.596893779234961">
            <text:p>0.5968937792</text:p>
          </table:table-cell>
          <table:table-cell table:formula="of:=RAND()" office:value-type="float" office:value="0.110322787659243">
            <text:p>0.1103227877</text:p>
          </table:table-cell>
          <table:table-cell table:formula="of:=RAND()" office:value-type="float" office:value="0.24134225747548">
            <text:p>0.2413422575</text:p>
          </table:table-cell>
          <table:table-cell table:formula="of:=RAND()" office:value-type="float" office:value="0.348213567631319">
            <text:p>0.3482135676</text:p>
          </table:table-cell>
          <table:table-cell table:formula="of:=RAND()" office:value-type="float" office:value="0.235487624304369">
            <text:p>0.2354876243</text:p>
          </table:table-cell>
          <table:table-cell table:formula="of:=RAND()" office:value-type="float" office:value="0.201414113864303">
            <text:p>0.2014141139</text:p>
          </table:table-cell>
          <table:table-cell table:formula="of:=RAND()" office:value-type="float" office:value="0.163794839289039">
            <text:p>0.1637948393</text:p>
          </table:table-cell>
          <table:table-cell table:formula="of:=RAND()" office:value-type="float" office:value="0.551663041114807">
            <text:p>0.5516630411</text:p>
          </table:table-cell>
          <table:table-cell table:formula="of:=RAND()" office:value-type="float" office:value="0.638690711231902">
            <text:p>0.6386907112</text:p>
          </table:table-cell>
          <table:table-cell table:formula="of:=RAND()" office:value-type="float" office:value="0.416859038174152">
            <text:p>0.4168590382</text:p>
          </table:table-cell>
          <table:table-cell table:formula="of:=SUM([.B701:.M701])-6" office:value-type="float" office:value="-1.35845315782353">
            <text:p>-1.3584531578</text:p>
          </table:table-cell>
          <table:table-cell table:formula="of:=[.N701]-[.$G$6]" office:value-type="float" office:value="-1.33471216728957">
            <text:p>-1.3347121673</text:p>
          </table:table-cell>
          <table:table-cell table:formula="of:=[.O701]*[.O701]" office:value-type="float" office:value="1.78145656951083">
            <text:p>1.7814565695</text:p>
          </table:table-cell>
        </table:table-row>
        <table:table-row table:style-name="ro1">
          <table:table-cell/>
          <table:table-cell table:formula="of:=RAND()" office:value-type="float" office:value="0.840708397096023">
            <text:p>0.8407083971</text:p>
          </table:table-cell>
          <table:table-cell table:formula="of:=RAND()" office:value-type="float" office:value="0.602903574937955">
            <text:p>0.6029035749</text:p>
          </table:table-cell>
          <table:table-cell table:formula="of:=RAND()" office:value-type="float" office:value="0.952498751226813">
            <text:p>0.9524987512</text:p>
          </table:table-cell>
          <table:table-cell table:formula="of:=RAND()" office:value-type="float" office:value="0.750109798507765">
            <text:p>0.7501097985</text:p>
          </table:table-cell>
          <table:table-cell table:formula="of:=RAND()" office:value-type="float" office:value="0.0397197466809303">
            <text:p>0.0397197467</text:p>
          </table:table-cell>
          <table:table-cell table:formula="of:=RAND()" office:value-type="float" office:value="0.674923357320949">
            <text:p>0.6749233573</text:p>
          </table:table-cell>
          <table:table-cell table:formula="of:=RAND()" office:value-type="float" office:value="0.820991770830005">
            <text:p>0.8209917708</text:p>
          </table:table-cell>
          <table:table-cell table:formula="of:=RAND()" office:value-type="float" office:value="0.645910779712722">
            <text:p>0.6459107797</text:p>
          </table:table-cell>
          <table:table-cell table:formula="of:=RAND()" office:value-type="float" office:value="0.508080785861239">
            <text:p>0.5080807859</text:p>
          </table:table-cell>
          <table:table-cell table:formula="of:=RAND()" office:value-type="float" office:value="0.623170842882246">
            <text:p>0.6231708429</text:p>
          </table:table-cell>
          <table:table-cell table:formula="of:=RAND()" office:value-type="float" office:value="0.512888847151771">
            <text:p>0.5128888472</text:p>
          </table:table-cell>
          <table:table-cell table:formula="of:=RAND()" office:value-type="float" office:value="0.513246395392343">
            <text:p>0.5132463954</text:p>
          </table:table-cell>
          <table:table-cell table:formula="of:=SUM([.B702:.M702])-6" office:value-type="float" office:value="1.48515304760076">
            <text:p>1.4851530476</text:p>
          </table:table-cell>
          <table:table-cell table:formula="of:=[.N702]-[.$G$6]" office:value-type="float" office:value="1.50889403813472">
            <text:p>1.5088940381</text:p>
          </table:table-cell>
          <table:table-cell table:formula="of:=[.O702]*[.O702]" office:value-type="float" office:value="2.2767612183185">
            <text:p>2.2767612183</text:p>
          </table:table-cell>
        </table:table-row>
        <table:table-row table:style-name="ro1">
          <table:table-cell/>
          <table:table-cell table:formula="of:=RAND()" office:value-type="float" office:value="0.633938815910369">
            <text:p>0.6339388159</text:p>
          </table:table-cell>
          <table:table-cell table:formula="of:=RAND()" office:value-type="float" office:value="0.88781644962728">
            <text:p>0.8878164496</text:p>
          </table:table-cell>
          <table:table-cell table:formula="of:=RAND()" office:value-type="float" office:value="0.0993531588464975">
            <text:p>0.0993531588</text:p>
          </table:table-cell>
          <table:table-cell table:formula="of:=RAND()" office:value-type="float" office:value="0.165599626954645">
            <text:p>0.165599627</text:p>
          </table:table-cell>
          <table:table-cell table:formula="of:=RAND()" office:value-type="float" office:value="0.497587927849963">
            <text:p>0.4975879278</text:p>
          </table:table-cell>
          <table:table-cell table:formula="of:=RAND()" office:value-type="float" office:value="0.359081002185121">
            <text:p>0.3590810022</text:p>
          </table:table-cell>
          <table:table-cell table:formula="of:=RAND()" office:value-type="float" office:value="0.740589186549187">
            <text:p>0.7405891865</text:p>
          </table:table-cell>
          <table:table-cell table:formula="of:=RAND()" office:value-type="float" office:value="0.974408220965415">
            <text:p>0.974408221</text:p>
          </table:table-cell>
          <table:table-cell table:formula="of:=RAND()" office:value-type="float" office:value="0.832316724816337">
            <text:p>0.8323167248</text:p>
          </table:table-cell>
          <table:table-cell table:formula="of:=RAND()" office:value-type="float" office:value="0.185473715420812">
            <text:p>0.1854737154</text:p>
          </table:table-cell>
          <table:table-cell table:formula="of:=RAND()" office:value-type="float" office:value="0.5619340040721">
            <text:p>0.5619340041</text:p>
          </table:table-cell>
          <table:table-cell table:formula="of:=RAND()" office:value-type="float" office:value="0.320961346616969">
            <text:p>0.3209613466</text:p>
          </table:table-cell>
          <table:table-cell table:formula="of:=SUM([.B703:.M703])-6" office:value-type="float" office:value="0.259060179814696">
            <text:p>0.2590601798</text:p>
          </table:table-cell>
          <table:table-cell table:formula="of:=[.N703]-[.$G$6]" office:value-type="float" office:value="0.282801170348655">
            <text:p>0.2828011703</text:p>
          </table:table-cell>
          <table:table-cell table:formula="of:=[.O703]*[.O703]" office:value-type="float" office:value="0.0799765019505692">
            <text:p>0.079976502</text:p>
          </table:table-cell>
        </table:table-row>
        <table:table-row table:style-name="ro1">
          <table:table-cell/>
          <table:table-cell table:formula="of:=RAND()" office:value-type="float" office:value="0.259329703636467">
            <text:p>0.2593297036</text:p>
          </table:table-cell>
          <table:table-cell table:formula="of:=RAND()" office:value-type="float" office:value="0.763363799080253">
            <text:p>0.7633637991</text:p>
          </table:table-cell>
          <table:table-cell table:formula="of:=RAND()" office:value-type="float" office:value="0.873644769890234">
            <text:p>0.8736447699</text:p>
          </table:table-cell>
          <table:table-cell table:formula="of:=RAND()" office:value-type="float" office:value="0.204026292078197">
            <text:p>0.2040262921</text:p>
          </table:table-cell>
          <table:table-cell table:formula="of:=RAND()" office:value-type="float" office:value="0.915357387624681">
            <text:p>0.9153573876</text:p>
          </table:table-cell>
          <table:table-cell table:formula="of:=RAND()" office:value-type="float" office:value="0.980656725354493">
            <text:p>0.9806567254</text:p>
          </table:table-cell>
          <table:table-cell table:formula="of:=RAND()" office:value-type="float" office:value="0.992303649196401">
            <text:p>0.9923036492</text:p>
          </table:table-cell>
          <table:table-cell table:formula="of:=RAND()" office:value-type="float" office:value="0.183624300872907">
            <text:p>0.1836243009</text:p>
          </table:table-cell>
          <table:table-cell table:formula="of:=RAND()" office:value-type="float" office:value="0.10466305539012">
            <text:p>0.1046630554</text:p>
          </table:table-cell>
          <table:table-cell table:formula="of:=RAND()" office:value-type="float" office:value="0.889668975258246">
            <text:p>0.8896689753</text:p>
          </table:table-cell>
          <table:table-cell table:formula="of:=RAND()" office:value-type="float" office:value="0.5451057292521">
            <text:p>0.5451057293</text:p>
          </table:table-cell>
          <table:table-cell table:formula="of:=RAND()" office:value-type="float" office:value="0.74599964171648">
            <text:p>0.7459996417</text:p>
          </table:table-cell>
          <table:table-cell table:formula="of:=SUM([.B704:.M704])-6" office:value-type="float" office:value="1.45774402935058">
            <text:p>1.4577440294</text:p>
          </table:table-cell>
          <table:table-cell table:formula="of:=[.N704]-[.$G$6]" office:value-type="float" office:value="1.48148501988454">
            <text:p>1.4814850199</text:p>
          </table:table-cell>
          <table:table-cell table:formula="of:=[.O704]*[.O704]" office:value-type="float" office:value="2.19479786414229">
            <text:p>2.1947978641</text:p>
          </table:table-cell>
        </table:table-row>
        <table:table-row table:style-name="ro1">
          <table:table-cell/>
          <table:table-cell table:formula="of:=RAND()" office:value-type="float" office:value="0.291050143307075">
            <text:p>0.2910501433</text:p>
          </table:table-cell>
          <table:table-cell table:formula="of:=RAND()" office:value-type="float" office:value="0.612236401066184">
            <text:p>0.6122364011</text:p>
          </table:table-cell>
          <table:table-cell table:formula="of:=RAND()" office:value-type="float" office:value="0.369928149972111">
            <text:p>0.36992815</text:p>
          </table:table-cell>
          <table:table-cell table:formula="of:=RAND()" office:value-type="float" office:value="0.777233774540946">
            <text:p>0.7772337745</text:p>
          </table:table-cell>
          <table:table-cell table:formula="of:=RAND()" office:value-type="float" office:value="0.815255186287686">
            <text:p>0.8152551863</text:p>
          </table:table-cell>
          <table:table-cell table:formula="of:=RAND()" office:value-type="float" office:value="0.686828247504309">
            <text:p>0.6868282475</text:p>
          </table:table-cell>
          <table:table-cell table:formula="of:=RAND()" office:value-type="float" office:value="0.0126677064690739">
            <text:p>0.0126677065</text:p>
          </table:table-cell>
          <table:table-cell table:formula="of:=RAND()" office:value-type="float" office:value="0.376974420389161">
            <text:p>0.3769744204</text:p>
          </table:table-cell>
          <table:table-cell table:formula="of:=RAND()" office:value-type="float" office:value="0.60764951701276">
            <text:p>0.607649517</text:p>
          </table:table-cell>
          <table:table-cell table:formula="of:=RAND()" office:value-type="float" office:value="0.714588509174064">
            <text:p>0.7145885092</text:p>
          </table:table-cell>
          <table:table-cell table:formula="of:=RAND()" office:value-type="float" office:value="0.859964805888012">
            <text:p>0.8599648059</text:p>
          </table:table-cell>
          <table:table-cell table:formula="of:=RAND()" office:value-type="float" office:value="0.00345753086730838">
            <text:p>0.0034575309</text:p>
          </table:table-cell>
          <table:table-cell table:formula="of:=SUM([.B705:.M705])-6" office:value-type="float" office:value="0.12783439247869">
            <text:p>0.1278343925</text:p>
          </table:table-cell>
          <table:table-cell table:formula="of:=[.N705]-[.$G$6]" office:value-type="float" office:value="0.151575383012649">
            <text:p>0.151575383</text:p>
          </table:table-cell>
          <table:table-cell table:formula="of:=[.O705]*[.O705]" office:value-type="float" office:value="0.0229750967354311">
            <text:p>0.0229750967</text:p>
          </table:table-cell>
        </table:table-row>
        <table:table-row table:style-name="ro1">
          <table:table-cell/>
          <table:table-cell table:formula="of:=RAND()" office:value-type="float" office:value="0.165406036889181">
            <text:p>0.1654060369</text:p>
          </table:table-cell>
          <table:table-cell table:formula="of:=RAND()" office:value-type="float" office:value="0.03853252180852">
            <text:p>0.0385325218</text:p>
          </table:table-cell>
          <table:table-cell table:formula="of:=RAND()" office:value-type="float" office:value="0.0232842667028308">
            <text:p>0.0232842667</text:p>
          </table:table-cell>
          <table:table-cell table:formula="of:=RAND()" office:value-type="float" office:value="0.0828853761777282">
            <text:p>0.0828853762</text:p>
          </table:table-cell>
          <table:table-cell table:formula="of:=RAND()" office:value-type="float" office:value="0.736930566607043">
            <text:p>0.7369305666</text:p>
          </table:table-cell>
          <table:table-cell table:formula="of:=RAND()" office:value-type="float" office:value="0.308194309007376">
            <text:p>0.308194309</text:p>
          </table:table-cell>
          <table:table-cell table:formula="of:=RAND()" office:value-type="float" office:value="0.177048450568691">
            <text:p>0.1770484506</text:p>
          </table:table-cell>
          <table:table-cell table:formula="of:=RAND()" office:value-type="float" office:value="0.0607573669403791">
            <text:p>0.0607573669</text:p>
          </table:table-cell>
          <table:table-cell table:formula="of:=RAND()" office:value-type="float" office:value="0.271814703708515">
            <text:p>0.2718147037</text:p>
          </table:table-cell>
          <table:table-cell table:formula="of:=RAND()" office:value-type="float" office:value="0.420291022164747">
            <text:p>0.4202910222</text:p>
          </table:table-cell>
          <table:table-cell table:formula="of:=RAND()" office:value-type="float" office:value="0.838715734193102">
            <text:p>0.8387157342</text:p>
          </table:table-cell>
          <table:table-cell table:formula="of:=RAND()" office:value-type="float" office:value="0.930416683899239">
            <text:p>0.9304166839</text:p>
          </table:table-cell>
          <table:table-cell table:formula="of:=SUM([.B706:.M706])-6" office:value-type="float" office:value="-1.94572296133265">
            <text:p>-1.9457229613</text:p>
          </table:table-cell>
          <table:table-cell table:formula="of:=[.N706]-[.$G$6]" office:value-type="float" office:value="-1.92198197079869">
            <text:p>-1.9219819708</text:p>
          </table:table-cell>
          <table:table-cell table:formula="of:=[.O706]*[.O706]" office:value-type="float" office:value="3.69401469607522">
            <text:p>3.6940146961</text:p>
          </table:table-cell>
        </table:table-row>
        <table:table-row table:style-name="ro1">
          <table:table-cell/>
          <table:table-cell table:formula="of:=RAND()" office:value-type="float" office:value="0.702395826112479">
            <text:p>0.7023958261</text:p>
          </table:table-cell>
          <table:table-cell table:formula="of:=RAND()" office:value-type="float" office:value="0.457807133672759">
            <text:p>0.4578071337</text:p>
          </table:table-cell>
          <table:table-cell table:formula="of:=RAND()" office:value-type="float" office:value="0.73906252370216">
            <text:p>0.7390625237</text:p>
          </table:table-cell>
          <table:table-cell table:formula="of:=RAND()" office:value-type="float" office:value="0.99569535558112">
            <text:p>0.9956953556</text:p>
          </table:table-cell>
          <table:table-cell table:formula="of:=RAND()" office:value-type="float" office:value="0.779004720738158">
            <text:p>0.7790047207</text:p>
          </table:table-cell>
          <table:table-cell table:formula="of:=RAND()" office:value-type="float" office:value="0.725597864482552">
            <text:p>0.7255978645</text:p>
          </table:table-cell>
          <table:table-cell table:formula="of:=RAND()" office:value-type="float" office:value="0.256975624011829">
            <text:p>0.256975624</text:p>
          </table:table-cell>
          <table:table-cell table:formula="of:=RAND()" office:value-type="float" office:value="0.0470652203075588">
            <text:p>0.0470652203</text:p>
          </table:table-cell>
          <table:table-cell table:formula="of:=RAND()" office:value-type="float" office:value="0.899342517135665">
            <text:p>0.8993425171</text:p>
          </table:table-cell>
          <table:table-cell table:formula="of:=RAND()" office:value-type="float" office:value="0.240736046805978">
            <text:p>0.2407360468</text:p>
          </table:table-cell>
          <table:table-cell table:formula="of:=RAND()" office:value-type="float" office:value="0.265835160156712">
            <text:p>0.2658351602</text:p>
          </table:table-cell>
          <table:table-cell table:formula="of:=RAND()" office:value-type="float" office:value="0.983875375706703">
            <text:p>0.9838753757</text:p>
          </table:table-cell>
          <table:table-cell table:formula="of:=SUM([.B707:.M707])-6" office:value-type="float" office:value="1.09339336841367">
            <text:p>1.0933933684</text:p>
          </table:table-cell>
          <table:table-cell table:formula="of:=[.N707]-[.$G$6]" office:value-type="float" office:value="1.11713435894763">
            <text:p>1.1171343589</text:p>
          </table:table-cell>
          <table:table-cell table:formula="of:=[.O707]*[.O707]" office:value-type="float" office:value="1.24798917594133">
            <text:p>1.2479891759</text:p>
          </table:table-cell>
        </table:table-row>
        <table:table-row table:style-name="ro1">
          <table:table-cell/>
          <table:table-cell table:formula="of:=RAND()" office:value-type="float" office:value="0.953076159115881">
            <text:p>0.9530761591</text:p>
          </table:table-cell>
          <table:table-cell table:formula="of:=RAND()" office:value-type="float" office:value="0.71242737211287">
            <text:p>0.7124273721</text:p>
          </table:table-cell>
          <table:table-cell table:formula="of:=RAND()" office:value-type="float" office:value="0.544635815778747">
            <text:p>0.5446358158</text:p>
          </table:table-cell>
          <table:table-cell table:formula="of:=RAND()" office:value-type="float" office:value="0.70009524258785">
            <text:p>0.7000952426</text:p>
          </table:table-cell>
          <table:table-cell table:formula="of:=RAND()" office:value-type="float" office:value="0.828199449926615">
            <text:p>0.8281994499</text:p>
          </table:table-cell>
          <table:table-cell table:formula="of:=RAND()" office:value-type="float" office:value="0.0894947287160903">
            <text:p>0.0894947287</text:p>
          </table:table-cell>
          <table:table-cell table:formula="of:=RAND()" office:value-type="float" office:value="0.469060505507514">
            <text:p>0.4690605055</text:p>
          </table:table-cell>
          <table:table-cell table:formula="of:=RAND()" office:value-type="float" office:value="0.318351355148479">
            <text:p>0.3183513551</text:p>
          </table:table-cell>
          <table:table-cell table:formula="of:=RAND()" office:value-type="float" office:value="0.40454151830636">
            <text:p>0.4045415183</text:p>
          </table:table-cell>
          <table:table-cell table:formula="of:=RAND()" office:value-type="float" office:value="0.474879562389106">
            <text:p>0.4748795624</text:p>
          </table:table-cell>
          <table:table-cell table:formula="of:=RAND()" office:value-type="float" office:value="0.0963356047868729">
            <text:p>0.0963356048</text:p>
          </table:table-cell>
          <table:table-cell table:formula="of:=RAND()" office:value-type="float" office:value="0.597137084929273">
            <text:p>0.5971370849</text:p>
          </table:table-cell>
          <table:table-cell table:formula="of:=SUM([.B708:.M708])-6" office:value-type="float" office:value="0.188234399305657">
            <text:p>0.1882343993</text:p>
          </table:table-cell>
          <table:table-cell table:formula="of:=[.N708]-[.$G$6]" office:value-type="float" office:value="0.211975389839616">
            <text:p>0.2119753898</text:p>
          </table:table-cell>
          <table:table-cell table:formula="of:=[.O708]*[.O708]" office:value-type="float" office:value="0.044933565897657">
            <text:p>0.0449335659</text:p>
          </table:table-cell>
        </table:table-row>
        <table:table-row table:style-name="ro1">
          <table:table-cell/>
          <table:table-cell table:formula="of:=RAND()" office:value-type="float" office:value="0.413022537482902">
            <text:p>0.4130225375</text:p>
          </table:table-cell>
          <table:table-cell table:formula="of:=RAND()" office:value-type="float" office:value="0.643293073168024">
            <text:p>0.6432930732</text:p>
          </table:table-cell>
          <table:table-cell table:formula="of:=RAND()" office:value-type="float" office:value="0.765866776229814">
            <text:p>0.7658667762</text:p>
          </table:table-cell>
          <table:table-cell table:formula="of:=RAND()" office:value-type="float" office:value="0.428089118795469">
            <text:p>0.4280891188</text:p>
          </table:table-cell>
          <table:table-cell table:formula="of:=RAND()" office:value-type="float" office:value="0.551050401525572">
            <text:p>0.5510504015</text:p>
          </table:table-cell>
          <table:table-cell table:formula="of:=RAND()" office:value-type="float" office:value="0.815380438230932">
            <text:p>0.8153804382</text:p>
          </table:table-cell>
          <table:table-cell table:formula="of:=RAND()" office:value-type="float" office:value="0.94068823591806">
            <text:p>0.9406882359</text:p>
          </table:table-cell>
          <table:table-cell table:formula="of:=RAND()" office:value-type="float" office:value="0.571845591533929">
            <text:p>0.5718455915</text:p>
          </table:table-cell>
          <table:table-cell table:formula="of:=RAND()" office:value-type="float" office:value="0.420519982930273">
            <text:p>0.4205199829</text:p>
          </table:table-cell>
          <table:table-cell table:formula="of:=RAND()" office:value-type="float" office:value="0.345232511404902">
            <text:p>0.3452325114</text:p>
          </table:table-cell>
          <table:table-cell table:formula="of:=RAND()" office:value-type="float" office:value="0.582988859387115">
            <text:p>0.5829888594</text:p>
          </table:table-cell>
          <table:table-cell table:formula="of:=RAND()" office:value-type="float" office:value="0.14828465715982">
            <text:p>0.1482846572</text:p>
          </table:table-cell>
          <table:table-cell table:formula="of:=SUM([.B709:.M709])-6" office:value-type="float" office:value="0.626262183766812">
            <text:p>0.6262621838</text:p>
          </table:table-cell>
          <table:table-cell table:formula="of:=[.N709]-[.$G$6]" office:value-type="float" office:value="0.650003174300771">
            <text:p>0.6500031743</text:p>
          </table:table-cell>
          <table:table-cell table:formula="of:=[.O709]*[.O709]" office:value-type="float" office:value="0.422504126601079">
            <text:p>0.4225041266</text:p>
          </table:table-cell>
        </table:table-row>
        <table:table-row table:style-name="ro1">
          <table:table-cell/>
          <table:table-cell table:formula="of:=RAND()" office:value-type="float" office:value="0.877192363375798">
            <text:p>0.8771923634</text:p>
          </table:table-cell>
          <table:table-cell table:formula="of:=RAND()" office:value-type="float" office:value="0.452058855909854">
            <text:p>0.4520588559</text:p>
          </table:table-cell>
          <table:table-cell table:formula="of:=RAND()" office:value-type="float" office:value="0.765413163928315">
            <text:p>0.7654131639</text:p>
          </table:table-cell>
          <table:table-cell table:formula="of:=RAND()" office:value-type="float" office:value="0.961251939414069">
            <text:p>0.9612519394</text:p>
          </table:table-cell>
          <table:table-cell table:formula="of:=RAND()" office:value-type="float" office:value="0.827547661028802">
            <text:p>0.827547661</text:p>
          </table:table-cell>
          <table:table-cell table:formula="of:=RAND()" office:value-type="float" office:value="0.664972708327696">
            <text:p>0.6649727083</text:p>
          </table:table-cell>
          <table:table-cell table:formula="of:=RAND()" office:value-type="float" office:value="0.209678531158715">
            <text:p>0.2096785312</text:p>
          </table:table-cell>
          <table:table-cell table:formula="of:=RAND()" office:value-type="float" office:value="0.287109610857442">
            <text:p>0.2871096109</text:p>
          </table:table-cell>
          <table:table-cell table:formula="of:=RAND()" office:value-type="float" office:value="0.0524543195497245">
            <text:p>0.0524543195</text:p>
          </table:table-cell>
          <table:table-cell table:formula="of:=RAND()" office:value-type="float" office:value="0.99958651070483">
            <text:p>0.9995865107</text:p>
          </table:table-cell>
          <table:table-cell table:formula="of:=RAND()" office:value-type="float" office:value="0.537188361864537">
            <text:p>0.5371883619</text:p>
          </table:table-cell>
          <table:table-cell table:formula="of:=RAND()" office:value-type="float" office:value="0.854683523299173">
            <text:p>0.8546835233</text:p>
          </table:table-cell>
          <table:table-cell table:formula="of:=SUM([.B710:.M710])-6" office:value-type="float" office:value="1.48913754941896">
            <text:p>1.4891375494</text:p>
          </table:table-cell>
          <table:table-cell table:formula="of:=[.N710]-[.$G$6]" office:value-type="float" office:value="1.51287853995292">
            <text:p>1.51287854</text:p>
          </table:table-cell>
          <table:table-cell table:formula="of:=[.O710]*[.O710]" office:value-type="float" office:value="2.28880147665006">
            <text:p>2.2888014767</text:p>
          </table:table-cell>
        </table:table-row>
        <table:table-row table:style-name="ro1">
          <table:table-cell/>
          <table:table-cell table:formula="of:=RAND()" office:value-type="float" office:value="0.942976953461766">
            <text:p>0.9429769535</text:p>
          </table:table-cell>
          <table:table-cell table:formula="of:=RAND()" office:value-type="float" office:value="0.387332918355241">
            <text:p>0.3873329184</text:p>
          </table:table-cell>
          <table:table-cell table:formula="of:=RAND()" office:value-type="float" office:value="0.807830137899146">
            <text:p>0.8078301379</text:p>
          </table:table-cell>
          <table:table-cell table:formula="of:=RAND()" office:value-type="float" office:value="0.0354875638149679">
            <text:p>0.0354875638</text:p>
          </table:table-cell>
          <table:table-cell table:formula="of:=RAND()" office:value-type="float" office:value="0.81516493181698">
            <text:p>0.8151649318</text:p>
          </table:table-cell>
          <table:table-cell table:formula="of:=RAND()" office:value-type="float" office:value="0.983356199227273">
            <text:p>0.9833561992</text:p>
          </table:table-cell>
          <table:table-cell table:formula="of:=RAND()" office:value-type="float" office:value="0.0275180065073073">
            <text:p>0.0275180065</text:p>
          </table:table-cell>
          <table:table-cell table:formula="of:=RAND()" office:value-type="float" office:value="0.302638596389443">
            <text:p>0.3026385964</text:p>
          </table:table-cell>
          <table:table-cell table:formula="of:=RAND()" office:value-type="float" office:value="0.44658057554625">
            <text:p>0.4465805755</text:p>
          </table:table-cell>
          <table:table-cell table:formula="of:=RAND()" office:value-type="float" office:value="0.809414798626676">
            <text:p>0.8094147986</text:p>
          </table:table-cell>
          <table:table-cell table:formula="of:=RAND()" office:value-type="float" office:value="0.715608728351072">
            <text:p>0.7156087284</text:p>
          </table:table-cell>
          <table:table-cell table:formula="of:=RAND()" office:value-type="float" office:value="0.502176313195378">
            <text:p>0.5021763132</text:p>
          </table:table-cell>
          <table:table-cell table:formula="of:=SUM([.B711:.M711])-6" office:value-type="float" office:value="0.7760857231915">
            <text:p>0.7760857232</text:p>
          </table:table-cell>
          <table:table-cell table:formula="of:=[.N711]-[.$G$6]" office:value-type="float" office:value="0.799826713725459">
            <text:p>0.7998267137</text:p>
          </table:table-cell>
          <table:table-cell table:formula="of:=[.O711]*[.O711]" office:value-type="float" office:value="0.639722771988867">
            <text:p>0.639722772</text:p>
          </table:table-cell>
        </table:table-row>
        <table:table-row table:style-name="ro1">
          <table:table-cell/>
          <table:table-cell table:formula="of:=RAND()" office:value-type="float" office:value="0.549485577037558">
            <text:p>0.549485577</text:p>
          </table:table-cell>
          <table:table-cell table:formula="of:=RAND()" office:value-type="float" office:value="0.224765854654834">
            <text:p>0.2247658547</text:p>
          </table:table-cell>
          <table:table-cell table:formula="of:=RAND()" office:value-type="float" office:value="0.555437503382564">
            <text:p>0.5554375034</text:p>
          </table:table-cell>
          <table:table-cell table:formula="of:=RAND()" office:value-type="float" office:value="0.520504100015387">
            <text:p>0.5205041</text:p>
          </table:table-cell>
          <table:table-cell table:formula="of:=RAND()" office:value-type="float" office:value="0.986151578603312">
            <text:p>0.9861515786</text:p>
          </table:table-cell>
          <table:table-cell table:formula="of:=RAND()" office:value-type="float" office:value="0.784701128024608">
            <text:p>0.784701128</text:p>
          </table:table-cell>
          <table:table-cell table:formula="of:=RAND()" office:value-type="float" office:value="0.129328639246523">
            <text:p>0.1293286392</text:p>
          </table:table-cell>
          <table:table-cell table:formula="of:=RAND()" office:value-type="float" office:value="0.243898047367111">
            <text:p>0.2438980474</text:p>
          </table:table-cell>
          <table:table-cell table:formula="of:=RAND()" office:value-type="float" office:value="0.744942923076451">
            <text:p>0.7449429231</text:p>
          </table:table-cell>
          <table:table-cell table:formula="of:=RAND()" office:value-type="float" office:value="0.767874200828373">
            <text:p>0.7678742008</text:p>
          </table:table-cell>
          <table:table-cell table:formula="of:=RAND()" office:value-type="float" office:value="0.723293143091723">
            <text:p>0.7232931431</text:p>
          </table:table-cell>
          <table:table-cell table:formula="of:=RAND()" office:value-type="float" office:value="0.79141753888689">
            <text:p>0.7914175389</text:p>
          </table:table-cell>
          <table:table-cell table:formula="of:=SUM([.B712:.M712])-6" office:value-type="float" office:value="1.02180023421533">
            <text:p>1.0218002342</text:p>
          </table:table-cell>
          <table:table-cell table:formula="of:=[.N712]-[.$G$6]" office:value-type="float" office:value="1.04554122474929">
            <text:p>1.0455412247</text:p>
          </table:table-cell>
          <table:table-cell table:formula="of:=[.O712]*[.O712]" office:value-type="float" office:value="1.09315645265025">
            <text:p>1.0931564527</text:p>
          </table:table-cell>
        </table:table-row>
        <table:table-row table:style-name="ro1">
          <table:table-cell/>
          <table:table-cell table:formula="of:=RAND()" office:value-type="float" office:value="0.834218020318076">
            <text:p>0.8342180203</text:p>
          </table:table-cell>
          <table:table-cell table:formula="of:=RAND()" office:value-type="float" office:value="0.34261586680077">
            <text:p>0.3426158668</text:p>
          </table:table-cell>
          <table:table-cell table:formula="of:=RAND()" office:value-type="float" office:value="0.097180692711845">
            <text:p>0.0971806927</text:p>
          </table:table-cell>
          <table:table-cell table:formula="of:=RAND()" office:value-type="float" office:value="0.0671095894649625">
            <text:p>0.0671095895</text:p>
          </table:table-cell>
          <table:table-cell table:formula="of:=RAND()" office:value-type="float" office:value="0.607337046647444">
            <text:p>0.6073370466</text:p>
          </table:table-cell>
          <table:table-cell table:formula="of:=RAND()" office:value-type="float" office:value="0.324730482185259">
            <text:p>0.3247304822</text:p>
          </table:table-cell>
          <table:table-cell table:formula="of:=RAND()" office:value-type="float" office:value="0.92515981476754">
            <text:p>0.9251598148</text:p>
          </table:table-cell>
          <table:table-cell table:formula="of:=RAND()" office:value-type="float" office:value="0.346717681735754">
            <text:p>0.3467176817</text:p>
          </table:table-cell>
          <table:table-cell table:formula="of:=RAND()" office:value-type="float" office:value="0.148181887343526">
            <text:p>0.1481818873</text:p>
          </table:table-cell>
          <table:table-cell table:formula="of:=RAND()" office:value-type="float" office:value="0.0203865859657526">
            <text:p>0.020386586</text:p>
          </table:table-cell>
          <table:table-cell table:formula="of:=RAND()" office:value-type="float" office:value="0.263459506677464">
            <text:p>0.2634595067</text:p>
          </table:table-cell>
          <table:table-cell table:formula="of:=RAND()" office:value-type="float" office:value="0.386169543256983">
            <text:p>0.3861695433</text:p>
          </table:table-cell>
          <table:table-cell table:formula="of:=SUM([.B713:.M713])-6" office:value-type="float" office:value="-1.63673328212462">
            <text:p>-1.6367332821</text:p>
          </table:table-cell>
          <table:table-cell table:formula="of:=[.N713]-[.$G$6]" office:value-type="float" office:value="-1.61299229159066">
            <text:p>-1.6129922916</text:p>
          </table:table-cell>
          <table:table-cell table:formula="of:=[.O713]*[.O713]" office:value-type="float" office:value="2.6017441327309">
            <text:p>2.6017441327</text:p>
          </table:table-cell>
        </table:table-row>
        <table:table-row table:style-name="ro1">
          <table:table-cell/>
          <table:table-cell table:formula="of:=RAND()" office:value-type="float" office:value="0.86843395116739">
            <text:p>0.8684339512</text:p>
          </table:table-cell>
          <table:table-cell table:formula="of:=RAND()" office:value-type="float" office:value="0.555665579391643">
            <text:p>0.5556655794</text:p>
          </table:table-cell>
          <table:table-cell table:formula="of:=RAND()" office:value-type="float" office:value="0.604777579428628">
            <text:p>0.6047775794</text:p>
          </table:table-cell>
          <table:table-cell table:formula="of:=RAND()" office:value-type="float" office:value="0.522207262227312">
            <text:p>0.5222072622</text:p>
          </table:table-cell>
          <table:table-cell table:formula="of:=RAND()" office:value-type="float" office:value="0.218299645697698">
            <text:p>0.2182996457</text:p>
          </table:table-cell>
          <table:table-cell table:formula="of:=RAND()" office:value-type="float" office:value="0.265222429996356">
            <text:p>0.26522243</text:p>
          </table:table-cell>
          <table:table-cell table:formula="of:=RAND()" office:value-type="float" office:value="0.296304817078635">
            <text:p>0.2963048171</text:p>
          </table:table-cell>
          <table:table-cell table:formula="of:=RAND()" office:value-type="float" office:value="0.250626164255664">
            <text:p>0.2506261643</text:p>
          </table:table-cell>
          <table:table-cell table:formula="of:=RAND()" office:value-type="float" office:value="0.754427892155945">
            <text:p>0.7544278922</text:p>
          </table:table-cell>
          <table:table-cell table:formula="of:=RAND()" office:value-type="float" office:value="0.972209261730313">
            <text:p>0.9722092617</text:p>
          </table:table-cell>
          <table:table-cell table:formula="of:=RAND()" office:value-type="float" office:value="0.707565434277058">
            <text:p>0.7075654343</text:p>
          </table:table-cell>
          <table:table-cell table:formula="of:=RAND()" office:value-type="float" office:value="0.911158236907795">
            <text:p>0.9111582369</text:p>
          </table:table-cell>
          <table:table-cell table:formula="of:=SUM([.B714:.M714])-6" office:value-type="float" office:value="0.926898254314438">
            <text:p>0.9268982543</text:p>
          </table:table-cell>
          <table:table-cell table:formula="of:=[.N714]-[.$G$6]" office:value-type="float" office:value="0.950639244848397">
            <text:p>0.9506392448</text:p>
          </table:table-cell>
          <table:table-cell table:formula="of:=[.O714]*[.O714]" office:value-type="float" office:value="0.90371497384593">
            <text:p>0.9037149738</text:p>
          </table:table-cell>
        </table:table-row>
        <table:table-row table:style-name="ro1">
          <table:table-cell/>
          <table:table-cell table:formula="of:=RAND()" office:value-type="float" office:value="0.149989632656798">
            <text:p>0.1499896327</text:p>
          </table:table-cell>
          <table:table-cell table:formula="of:=RAND()" office:value-type="float" office:value="0.417709479806945">
            <text:p>0.4177094798</text:p>
          </table:table-cell>
          <table:table-cell table:formula="of:=RAND()" office:value-type="float" office:value="0.515386117622256">
            <text:p>0.5153861176</text:p>
          </table:table-cell>
          <table:table-cell table:formula="of:=RAND()" office:value-type="float" office:value="0.74253169959411">
            <text:p>0.7425316996</text:p>
          </table:table-cell>
          <table:table-cell table:formula="of:=RAND()" office:value-type="float" office:value="0.520587153499946">
            <text:p>0.5205871535</text:p>
          </table:table-cell>
          <table:table-cell table:formula="of:=RAND()" office:value-type="float" office:value="0.612780195195228">
            <text:p>0.6127801952</text:p>
          </table:table-cell>
          <table:table-cell table:formula="of:=RAND()" office:value-type="float" office:value="0.211551136570051">
            <text:p>0.2115511366</text:p>
          </table:table-cell>
          <table:table-cell table:formula="of:=RAND()" office:value-type="float" office:value="0.404332906473428">
            <text:p>0.4043329065</text:p>
          </table:table-cell>
          <table:table-cell table:formula="of:=RAND()" office:value-type="float" office:value="0.341275235638022">
            <text:p>0.3412752356</text:p>
          </table:table-cell>
          <table:table-cell table:formula="of:=RAND()" office:value-type="float" office:value="0.707894352264702">
            <text:p>0.7078943523</text:p>
          </table:table-cell>
          <table:table-cell table:formula="of:=RAND()" office:value-type="float" office:value="0.478459229227155">
            <text:p>0.4784592292</text:p>
          </table:table-cell>
          <table:table-cell table:formula="of:=RAND()" office:value-type="float" office:value="0.941579031292349">
            <text:p>0.9415790313</text:p>
          </table:table-cell>
          <table:table-cell table:formula="of:=SUM([.B715:.M715])-6" office:value-type="float" office:value="0.0440761698409915">
            <text:p>0.0440761698</text:p>
          </table:table-cell>
          <table:table-cell table:formula="of:=[.N715]-[.$G$6]" office:value-type="float" office:value="0.0678171603749506">
            <text:p>0.0678171604</text:p>
          </table:table-cell>
          <table:table-cell table:formula="of:=[.O715]*[.O715]" office:value-type="float" office:value="0.00459916724132177">
            <text:p>0.0045991672</text:p>
          </table:table-cell>
        </table:table-row>
        <table:table-row table:style-name="ro1">
          <table:table-cell/>
          <table:table-cell table:formula="of:=RAND()" office:value-type="float" office:value="0.692579279886559">
            <text:p>0.6925792799</text:p>
          </table:table-cell>
          <table:table-cell table:formula="of:=RAND()" office:value-type="float" office:value="0.205518022645265">
            <text:p>0.2055180226</text:p>
          </table:table-cell>
          <table:table-cell table:formula="of:=RAND()" office:value-type="float" office:value="0.502511545317248">
            <text:p>0.5025115453</text:p>
          </table:table-cell>
          <table:table-cell table:formula="of:=RAND()" office:value-type="float" office:value="0.856022900203243">
            <text:p>0.8560229002</text:p>
          </table:table-cell>
          <table:table-cell table:formula="of:=RAND()" office:value-type="float" office:value="0.702350720297545">
            <text:p>0.7023507203</text:p>
          </table:table-cell>
          <table:table-cell table:formula="of:=RAND()" office:value-type="float" office:value="0.964793705614284">
            <text:p>0.9647937056</text:p>
          </table:table-cell>
          <table:table-cell table:formula="of:=RAND()" office:value-type="float" office:value="0.236265863291919">
            <text:p>0.2362658633</text:p>
          </table:table-cell>
          <table:table-cell table:formula="of:=RAND()" office:value-type="float" office:value="0.40237243915908">
            <text:p>0.4023724392</text:p>
          </table:table-cell>
          <table:table-cell table:formula="of:=RAND()" office:value-type="float" office:value="0.598188699223101">
            <text:p>0.5981886992</text:p>
          </table:table-cell>
          <table:table-cell table:formula="of:=RAND()" office:value-type="float" office:value="0.872330068144947">
            <text:p>0.8723300681</text:p>
          </table:table-cell>
          <table:table-cell table:formula="of:=RAND()" office:value-type="float" office:value="0.833949930267409">
            <text:p>0.8339499303</text:p>
          </table:table-cell>
          <table:table-cell table:formula="of:=RAND()" office:value-type="float" office:value="0.898151700850576">
            <text:p>0.8981517009</text:p>
          </table:table-cell>
          <table:table-cell table:formula="of:=SUM([.B716:.M716])-6" office:value-type="float" office:value="1.76503487490118">
            <text:p>1.7650348749</text:p>
          </table:table-cell>
          <table:table-cell table:formula="of:=[.N716]-[.$G$6]" office:value-type="float" office:value="1.78877586543513">
            <text:p>1.7887758654</text:p>
          </table:table-cell>
          <table:table-cell table:formula="of:=[.O716]*[.O716]" office:value-type="float" office:value="3.19971909676322">
            <text:p>3.1997190968</text:p>
          </table:table-cell>
        </table:table-row>
        <table:table-row table:style-name="ro1">
          <table:table-cell/>
          <table:table-cell table:formula="of:=RAND()" office:value-type="float" office:value="0.411426211474463">
            <text:p>0.4114262115</text:p>
          </table:table-cell>
          <table:table-cell table:formula="of:=RAND()" office:value-type="float" office:value="0.409279839368537">
            <text:p>0.4092798394</text:p>
          </table:table-cell>
          <table:table-cell table:formula="of:=RAND()" office:value-type="float" office:value="0.516269859857857">
            <text:p>0.5162698599</text:p>
          </table:table-cell>
          <table:table-cell table:formula="of:=RAND()" office:value-type="float" office:value="0.142667344771326">
            <text:p>0.1426673448</text:p>
          </table:table-cell>
          <table:table-cell table:formula="of:=RAND()" office:value-type="float" office:value="0.813019143184647">
            <text:p>0.8130191432</text:p>
          </table:table-cell>
          <table:table-cell table:formula="of:=RAND()" office:value-type="float" office:value="0.654820003313944">
            <text:p>0.6548200033</text:p>
          </table:table-cell>
          <table:table-cell table:formula="of:=RAND()" office:value-type="float" office:value="0.882773850345984">
            <text:p>0.8827738503</text:p>
          </table:table-cell>
          <table:table-cell table:formula="of:=RAND()" office:value-type="float" office:value="0.527168677886948">
            <text:p>0.5271686779</text:p>
          </table:table-cell>
          <table:table-cell table:formula="of:=RAND()" office:value-type="float" office:value="0.260697497986257">
            <text:p>0.260697498</text:p>
          </table:table-cell>
          <table:table-cell table:formula="of:=RAND()" office:value-type="float" office:value="0.385382331674919">
            <text:p>0.3853823317</text:p>
          </table:table-cell>
          <table:table-cell table:formula="of:=RAND()" office:value-type="float" office:value="0.453360529616475">
            <text:p>0.4533605296</text:p>
          </table:table-cell>
          <table:table-cell table:formula="of:=RAND()" office:value-type="float" office:value="0.700671219266951">
            <text:p>0.7006712193</text:p>
          </table:table-cell>
          <table:table-cell table:formula="of:=SUM([.B717:.M717])-6" office:value-type="float" office:value="0.157536508748308">
            <text:p>0.1575365087</text:p>
          </table:table-cell>
          <table:table-cell table:formula="of:=[.N717]-[.$G$6]" office:value-type="float" office:value="0.181277499282267">
            <text:p>0.1812774993</text:p>
          </table:table-cell>
          <table:table-cell table:formula="of:=[.O717]*[.O717]" office:value-type="float" office:value="0.0328615317460323">
            <text:p>0.0328615317</text:p>
          </table:table-cell>
        </table:table-row>
        <table:table-row table:style-name="ro1">
          <table:table-cell/>
          <table:table-cell table:formula="of:=RAND()" office:value-type="float" office:value="0.822523156180978">
            <text:p>0.8225231562</text:p>
          </table:table-cell>
          <table:table-cell table:formula="of:=RAND()" office:value-type="float" office:value="0.104711623396724">
            <text:p>0.1047116234</text:p>
          </table:table-cell>
          <table:table-cell table:formula="of:=RAND()" office:value-type="float" office:value="0.109366641147062">
            <text:p>0.1093666411</text:p>
          </table:table-cell>
          <table:table-cell table:formula="of:=RAND()" office:value-type="float" office:value="0.274152190191671">
            <text:p>0.2741521902</text:p>
          </table:table-cell>
          <table:table-cell table:formula="of:=RAND()" office:value-type="float" office:value="0.945650837849826">
            <text:p>0.9456508378</text:p>
          </table:table-cell>
          <table:table-cell table:formula="of:=RAND()" office:value-type="float" office:value="0.647475096629933">
            <text:p>0.6474750966</text:p>
          </table:table-cell>
          <table:table-cell table:formula="of:=RAND()" office:value-type="float" office:value="0.141897661378607">
            <text:p>0.1418976614</text:p>
          </table:table-cell>
          <table:table-cell table:formula="of:=RAND()" office:value-type="float" office:value="0.907940589589998">
            <text:p>0.9079405896</text:p>
          </table:table-cell>
          <table:table-cell table:formula="of:=RAND()" office:value-type="float" office:value="0.038424760568887">
            <text:p>0.0384247606</text:p>
          </table:table-cell>
          <table:table-cell table:formula="of:=RAND()" office:value-type="float" office:value="0.179835255723447">
            <text:p>0.1798352557</text:p>
          </table:table-cell>
          <table:table-cell table:formula="of:=RAND()" office:value-type="float" office:value="0.263112815096974">
            <text:p>0.2631128151</text:p>
          </table:table-cell>
          <table:table-cell table:formula="of:=RAND()" office:value-type="float" office:value="0.121066774940118">
            <text:p>0.1210667749</text:p>
          </table:table-cell>
          <table:table-cell table:formula="of:=SUM([.B718:.M718])-6" office:value-type="float" office:value="-1.44384259730577">
            <text:p>-1.4438425973</text:p>
          </table:table-cell>
          <table:table-cell table:formula="of:=[.N718]-[.$G$6]" office:value-type="float" office:value="-1.42010160677182">
            <text:p>-1.4201016068</text:p>
          </table:table-cell>
          <table:table-cell table:formula="of:=[.O718]*[.O718]" office:value-type="float" office:value="2.01668857355589">
            <text:p>2.0166885736</text:p>
          </table:table-cell>
        </table:table-row>
        <table:table-row table:style-name="ro1">
          <table:table-cell/>
          <table:table-cell table:formula="of:=RAND()" office:value-type="float" office:value="0.848431461025029">
            <text:p>0.848431461</text:p>
          </table:table-cell>
          <table:table-cell table:formula="of:=RAND()" office:value-type="float" office:value="0.395212166011333">
            <text:p>0.395212166</text:p>
          </table:table-cell>
          <table:table-cell table:formula="of:=RAND()" office:value-type="float" office:value="0.840986098861322">
            <text:p>0.8409860989</text:p>
          </table:table-cell>
          <table:table-cell table:formula="of:=RAND()" office:value-type="float" office:value="0.616630342323333">
            <text:p>0.6166303423</text:p>
          </table:table-cell>
          <table:table-cell table:formula="of:=RAND()" office:value-type="float" office:value="0.962981201242656">
            <text:p>0.9629812012</text:p>
          </table:table-cell>
          <table:table-cell table:formula="of:=RAND()" office:value-type="float" office:value="0.318444231525064">
            <text:p>0.3184442315</text:p>
          </table:table-cell>
          <table:table-cell table:formula="of:=RAND()" office:value-type="float" office:value="0.366650503128767">
            <text:p>0.3666505031</text:p>
          </table:table-cell>
          <table:table-cell table:formula="of:=RAND()" office:value-type="float" office:value="0.16589241870679">
            <text:p>0.1658924187</text:p>
          </table:table-cell>
          <table:table-cell table:formula="of:=RAND()" office:value-type="float" office:value="0.268060250440612">
            <text:p>0.2680602504</text:p>
          </table:table-cell>
          <table:table-cell table:formula="of:=RAND()" office:value-type="float" office:value="0.333981389645487">
            <text:p>0.3339813896</text:p>
          </table:table-cell>
          <table:table-cell table:formula="of:=RAND()" office:value-type="float" office:value="0.329024223610759">
            <text:p>0.3290242236</text:p>
          </table:table-cell>
          <table:table-cell table:formula="of:=RAND()" office:value-type="float" office:value="0.310392557177693">
            <text:p>0.3103925572</text:p>
          </table:table-cell>
          <table:table-cell table:formula="of:=SUM([.B719:.M719])-6" office:value-type="float" office:value="-0.243313156301156">
            <text:p>-0.2433131563</text:p>
          </table:table-cell>
          <table:table-cell table:formula="of:=[.N719]-[.$G$6]" office:value-type="float" office:value="-0.219572165767197">
            <text:p>-0.2195721658</text:p>
          </table:table-cell>
          <table:table-cell table:formula="of:=[.O719]*[.O719]" office:value-type="float" office:value="0.0482119359796973">
            <text:p>0.048211936</text:p>
          </table:table-cell>
        </table:table-row>
        <table:table-row table:style-name="ro1">
          <table:table-cell/>
          <table:table-cell table:formula="of:=RAND()" office:value-type="float" office:value="0.447843083180487">
            <text:p>0.4478430832</text:p>
          </table:table-cell>
          <table:table-cell table:formula="of:=RAND()" office:value-type="float" office:value="0.358794507337734">
            <text:p>0.3587945073</text:p>
          </table:table-cell>
          <table:table-cell table:formula="of:=RAND()" office:value-type="float" office:value="0.814411339582875">
            <text:p>0.8144113396</text:p>
          </table:table-cell>
          <table:table-cell table:formula="of:=RAND()" office:value-type="float" office:value="0.504186236066744">
            <text:p>0.5041862361</text:p>
          </table:table-cell>
          <table:table-cell table:formula="of:=RAND()" office:value-type="float" office:value="0.57308325660415">
            <text:p>0.5730832566</text:p>
          </table:table-cell>
          <table:table-cell table:formula="of:=RAND()" office:value-type="float" office:value="0.388966553844512">
            <text:p>0.3889665538</text:p>
          </table:table-cell>
          <table:table-cell table:formula="of:=RAND()" office:value-type="float" office:value="0.815887978300452">
            <text:p>0.8158879783</text:p>
          </table:table-cell>
          <table:table-cell table:formula="of:=RAND()" office:value-type="float" office:value="0.709305701311678">
            <text:p>0.7093057013</text:p>
          </table:table-cell>
          <table:table-cell table:formula="of:=RAND()" office:value-type="float" office:value="0.418860000092536">
            <text:p>0.4188600001</text:p>
          </table:table-cell>
          <table:table-cell table:formula="of:=RAND()" office:value-type="float" office:value="0.185343846678734">
            <text:p>0.1853438467</text:p>
          </table:table-cell>
          <table:table-cell table:formula="of:=RAND()" office:value-type="float" office:value="0.506881304550916">
            <text:p>0.5068813046</text:p>
          </table:table-cell>
          <table:table-cell table:formula="of:=RAND()" office:value-type="float" office:value="0.517376122996211">
            <text:p>0.517376123</text:p>
          </table:table-cell>
          <table:table-cell table:formula="of:=SUM([.B720:.M720])-6" office:value-type="float" office:value="0.240939930547029">
            <text:p>0.2409399305</text:p>
          </table:table-cell>
          <table:table-cell table:formula="of:=[.N720]-[.$G$6]" office:value-type="float" office:value="0.264680921080988">
            <text:p>0.2646809211</text:p>
          </table:table-cell>
          <table:table-cell table:formula="of:=[.O720]*[.O720]" office:value-type="float" office:value="0.0700559899842801">
            <text:p>0.07005599</text:p>
          </table:table-cell>
        </table:table-row>
        <table:table-row table:style-name="ro1">
          <table:table-cell/>
          <table:table-cell table:formula="of:=RAND()" office:value-type="float" office:value="0.408902666764334">
            <text:p>0.4089026668</text:p>
          </table:table-cell>
          <table:table-cell table:formula="of:=RAND()" office:value-type="float" office:value="0.872983312001452">
            <text:p>0.872983312</text:p>
          </table:table-cell>
          <table:table-cell table:formula="of:=RAND()" office:value-type="float" office:value="0.144595193210989">
            <text:p>0.1445951932</text:p>
          </table:table-cell>
          <table:table-cell table:formula="of:=RAND()" office:value-type="float" office:value="0.049570242408663">
            <text:p>0.0495702424</text:p>
          </table:table-cell>
          <table:table-cell table:formula="of:=RAND()" office:value-type="float" office:value="0.125944743165746">
            <text:p>0.1259447432</text:p>
          </table:table-cell>
          <table:table-cell table:formula="of:=RAND()" office:value-type="float" office:value="0.495618633925915">
            <text:p>0.4956186339</text:p>
          </table:table-cell>
          <table:table-cell table:formula="of:=RAND()" office:value-type="float" office:value="0.689712297171354">
            <text:p>0.6897122972</text:p>
          </table:table-cell>
          <table:table-cell table:formula="of:=RAND()" office:value-type="float" office:value="0.160545551450923">
            <text:p>0.1605455515</text:p>
          </table:table-cell>
          <table:table-cell table:formula="of:=RAND()" office:value-type="float" office:value="0.0596639928407967">
            <text:p>0.0596639928</text:p>
          </table:table-cell>
          <table:table-cell table:formula="of:=RAND()" office:value-type="float" office:value="0.543357218150049">
            <text:p>0.5433572182</text:p>
          </table:table-cell>
          <table:table-cell table:formula="of:=RAND()" office:value-type="float" office:value="0.765230153221637">
            <text:p>0.7652301532</text:p>
          </table:table-cell>
          <table:table-cell table:formula="of:=RAND()" office:value-type="float" office:value="0.319825324695557">
            <text:p>0.3198253247</text:p>
          </table:table-cell>
          <table:table-cell table:formula="of:=SUM([.B721:.M721])-6" office:value-type="float" office:value="-1.36405067099258">
            <text:p>-1.364050671</text:p>
          </table:table-cell>
          <table:table-cell table:formula="of:=[.N721]-[.$G$6]" office:value-type="float" office:value="-1.34030968045862">
            <text:p>-1.3403096805</text:p>
          </table:table-cell>
          <table:table-cell table:formula="of:=[.O721]*[.O721]" office:value-type="float" office:value="1.7964300395311">
            <text:p>1.7964300395</text:p>
          </table:table-cell>
        </table:table-row>
        <table:table-row table:style-name="ro1">
          <table:table-cell/>
          <table:table-cell table:formula="of:=RAND()" office:value-type="float" office:value="0.364031186327338">
            <text:p>0.3640311863</text:p>
          </table:table-cell>
          <table:table-cell table:formula="of:=RAND()" office:value-type="float" office:value="0.551590892719105">
            <text:p>0.5515908927</text:p>
          </table:table-cell>
          <table:table-cell table:formula="of:=RAND()" office:value-type="float" office:value="0.806699370965362">
            <text:p>0.806699371</text:p>
          </table:table-cell>
          <table:table-cell table:formula="of:=RAND()" office:value-type="float" office:value="0.201777529204264">
            <text:p>0.2017775292</text:p>
          </table:table-cell>
          <table:table-cell table:formula="of:=RAND()" office:value-type="float" office:value="0.709028214216232">
            <text:p>0.7090282142</text:p>
          </table:table-cell>
          <table:table-cell table:formula="of:=RAND()" office:value-type="float" office:value="0.354656441835687">
            <text:p>0.3546564418</text:p>
          </table:table-cell>
          <table:table-cell table:formula="of:=RAND()" office:value-type="float" office:value="0.984640755457804">
            <text:p>0.9846407555</text:p>
          </table:table-cell>
          <table:table-cell table:formula="of:=RAND()" office:value-type="float" office:value="0.0113008844200522">
            <text:p>0.0113008844</text:p>
          </table:table-cell>
          <table:table-cell table:formula="of:=RAND()" office:value-type="float" office:value="0.377612637355924">
            <text:p>0.3776126374</text:p>
          </table:table-cell>
          <table:table-cell table:formula="of:=RAND()" office:value-type="float" office:value="0.797616495750845">
            <text:p>0.7976164958</text:p>
          </table:table-cell>
          <table:table-cell table:formula="of:=RAND()" office:value-type="float" office:value="0.326380431652069">
            <text:p>0.3263804317</text:p>
          </table:table-cell>
          <table:table-cell table:formula="of:=RAND()" office:value-type="float" office:value="0.133070155745372">
            <text:p>0.1330701557</text:p>
          </table:table-cell>
          <table:table-cell table:formula="of:=SUM([.B722:.M722])-6" office:value-type="float" office:value="-0.381595004349947">
            <text:p>-0.3815950043</text:p>
          </table:table-cell>
          <table:table-cell table:formula="of:=[.N722]-[.$G$6]" office:value-type="float" office:value="-0.357854013815988">
            <text:p>-0.3578540138</text:p>
          </table:table-cell>
          <table:table-cell table:formula="of:=[.O722]*[.O722]" office:value-type="float" office:value="0.128059495204213">
            <text:p>0.1280594952</text:p>
          </table:table-cell>
        </table:table-row>
        <table:table-row table:style-name="ro1">
          <table:table-cell/>
          <table:table-cell table:formula="of:=RAND()" office:value-type="float" office:value="0.196788374800235">
            <text:p>0.1967883748</text:p>
          </table:table-cell>
          <table:table-cell table:formula="of:=RAND()" office:value-type="float" office:value="0.985152763780206">
            <text:p>0.9851527638</text:p>
          </table:table-cell>
          <table:table-cell table:formula="of:=RAND()" office:value-type="float" office:value="0.0390425503719598">
            <text:p>0.0390425504</text:p>
          </table:table-cell>
          <table:table-cell table:formula="of:=RAND()" office:value-type="float" office:value="0.924574294360355">
            <text:p>0.9245742944</text:p>
          </table:table-cell>
          <table:table-cell table:formula="of:=RAND()" office:value-type="float" office:value="0.267174212262034">
            <text:p>0.2671742123</text:p>
          </table:table-cell>
          <table:table-cell table:formula="of:=RAND()" office:value-type="float" office:value="0.0146065976005048">
            <text:p>0.0146065976</text:p>
          </table:table-cell>
          <table:table-cell table:formula="of:=RAND()" office:value-type="float" office:value="0.397558645810932">
            <text:p>0.3975586458</text:p>
          </table:table-cell>
          <table:table-cell table:formula="of:=RAND()" office:value-type="float" office:value="0.26584889437072">
            <text:p>0.2658488944</text:p>
          </table:table-cell>
          <table:table-cell table:formula="of:=RAND()" office:value-type="float" office:value="0.567006562603638">
            <text:p>0.5670065626</text:p>
          </table:table-cell>
          <table:table-cell table:formula="of:=RAND()" office:value-type="float" office:value="0.260920532979071">
            <text:p>0.260920533</text:p>
          </table:table-cell>
          <table:table-cell table:formula="of:=RAND()" office:value-type="float" office:value="0.201600969070569">
            <text:p>0.2016009691</text:p>
          </table:table-cell>
          <table:table-cell table:formula="of:=RAND()" office:value-type="float" office:value="0.687727535376325">
            <text:p>0.6877275354</text:p>
          </table:table-cell>
          <table:table-cell table:formula="of:=SUM([.B723:.M723])-6" office:value-type="float" office:value="-1.19199806661345">
            <text:p>-1.1919980666</text:p>
          </table:table-cell>
          <table:table-cell table:formula="of:=[.N723]-[.$G$6]" office:value-type="float" office:value="-1.16825707607949">
            <text:p>-1.1682570761</text:p>
          </table:table-cell>
          <table:table-cell table:formula="of:=[.O723]*[.O723]" office:value-type="float" office:value="1.3648245958098">
            <text:p>1.3648245958</text:p>
          </table:table-cell>
        </table:table-row>
        <table:table-row table:style-name="ro1">
          <table:table-cell/>
          <table:table-cell table:formula="of:=RAND()" office:value-type="float" office:value="0.263860152335837">
            <text:p>0.2638601523</text:p>
          </table:table-cell>
          <table:table-cell table:formula="of:=RAND()" office:value-type="float" office:value="0.53718989319168">
            <text:p>0.5371898932</text:p>
          </table:table-cell>
          <table:table-cell table:formula="of:=RAND()" office:value-type="float" office:value="0.654720544349402">
            <text:p>0.6547205443</text:p>
          </table:table-cell>
          <table:table-cell table:formula="of:=RAND()" office:value-type="float" office:value="0.737430339213461">
            <text:p>0.7374303392</text:p>
          </table:table-cell>
          <table:table-cell table:formula="of:=RAND()" office:value-type="float" office:value="0.199742351891473">
            <text:p>0.1997423519</text:p>
          </table:table-cell>
          <table:table-cell table:formula="of:=RAND()" office:value-type="float" office:value="0.271328859496862">
            <text:p>0.2713288595</text:p>
          </table:table-cell>
          <table:table-cell table:formula="of:=RAND()" office:value-type="float" office:value="0.515236734878272">
            <text:p>0.5152367349</text:p>
          </table:table-cell>
          <table:table-cell table:formula="of:=RAND()" office:value-type="float" office:value="0.53370747785084">
            <text:p>0.5337074779</text:p>
          </table:table-cell>
          <table:table-cell table:formula="of:=RAND()" office:value-type="float" office:value="0.103800557553768">
            <text:p>0.1038005576</text:p>
          </table:table-cell>
          <table:table-cell table:formula="of:=RAND()" office:value-type="float" office:value="0.977355326060206">
            <text:p>0.9773553261</text:p>
          </table:table-cell>
          <table:table-cell table:formula="of:=RAND()" office:value-type="float" office:value="0.84257782693021">
            <text:p>0.8425778269</text:p>
          </table:table-cell>
          <table:table-cell table:formula="of:=RAND()" office:value-type="float" office:value="0.492285488871858">
            <text:p>0.4922854889</text:p>
          </table:table-cell>
          <table:table-cell table:formula="of:=SUM([.B724:.M724])-6" office:value-type="float" office:value="0.129235552623868">
            <text:p>0.1292355526</text:p>
          </table:table-cell>
          <table:table-cell table:formula="of:=[.N724]-[.$G$6]" office:value-type="float" office:value="0.152976543157827">
            <text:p>0.1529765432</text:p>
          </table:table-cell>
          <table:table-cell table:formula="of:=[.O724]*[.O724]" office:value-type="float" office:value="0.0234018227565185">
            <text:p>0.0234018228</text:p>
          </table:table-cell>
        </table:table-row>
        <table:table-row table:style-name="ro1">
          <table:table-cell/>
          <table:table-cell table:formula="of:=RAND()" office:value-type="float" office:value="0.283345725852996">
            <text:p>0.2833457259</text:p>
          </table:table-cell>
          <table:table-cell table:formula="of:=RAND()" office:value-type="float" office:value="0.00750151393003762">
            <text:p>0.0075015139</text:p>
          </table:table-cell>
          <table:table-cell table:formula="of:=RAND()" office:value-type="float" office:value="0.693196115083993">
            <text:p>0.6931961151</text:p>
          </table:table-cell>
          <table:table-cell table:formula="of:=RAND()" office:value-type="float" office:value="0.891118330648169">
            <text:p>0.8911183306</text:p>
          </table:table-cell>
          <table:table-cell table:formula="of:=RAND()" office:value-type="float" office:value="0.113669321406633">
            <text:p>0.1136693214</text:p>
          </table:table-cell>
          <table:table-cell table:formula="of:=RAND()" office:value-type="float" office:value="0.53901473316364">
            <text:p>0.5390147332</text:p>
          </table:table-cell>
          <table:table-cell table:formula="of:=RAND()" office:value-type="float" office:value="0.935259563382715">
            <text:p>0.9352595634</text:p>
          </table:table-cell>
          <table:table-cell table:formula="of:=RAND()" office:value-type="float" office:value="0.958511250792071">
            <text:p>0.9585112508</text:p>
          </table:table-cell>
          <table:table-cell table:formula="of:=RAND()" office:value-type="float" office:value="0.830852344864979">
            <text:p>0.8308523449</text:p>
          </table:table-cell>
          <table:table-cell table:formula="of:=RAND()" office:value-type="float" office:value="0.751190437935293">
            <text:p>0.7511904379</text:p>
          </table:table-cell>
          <table:table-cell table:formula="of:=RAND()" office:value-type="float" office:value="0.443172577768564">
            <text:p>0.4431725778</text:p>
          </table:table-cell>
          <table:table-cell table:formula="of:=RAND()" office:value-type="float" office:value="0.531650747172534">
            <text:p>0.5316507472</text:p>
          </table:table-cell>
          <table:table-cell table:formula="of:=SUM([.B725:.M725])-6" office:value-type="float" office:value="0.978482662001625">
            <text:p>0.978482662</text:p>
          </table:table-cell>
          <table:table-cell table:formula="of:=[.N725]-[.$G$6]" office:value-type="float" office:value="1.00222365253558">
            <text:p>1.0022236525</text:p>
          </table:table-cell>
          <table:table-cell table:formula="of:=[.O725]*[.O725]" office:value-type="float" office:value="1.00445224970177">
            <text:p>1.0044522497</text:p>
          </table:table-cell>
        </table:table-row>
        <table:table-row table:style-name="ro1">
          <table:table-cell/>
          <table:table-cell table:formula="of:=RAND()" office:value-type="float" office:value="0.159252947196364">
            <text:p>0.1592529472</text:p>
          </table:table-cell>
          <table:table-cell table:formula="of:=RAND()" office:value-type="float" office:value="0.991988907568157">
            <text:p>0.9919889076</text:p>
          </table:table-cell>
          <table:table-cell table:formula="of:=RAND()" office:value-type="float" office:value="0.377254279330373">
            <text:p>0.3772542793</text:p>
          </table:table-cell>
          <table:table-cell table:formula="of:=RAND()" office:value-type="float" office:value="0.488137739244849">
            <text:p>0.4881377392</text:p>
          </table:table-cell>
          <table:table-cell table:formula="of:=RAND()" office:value-type="float" office:value="0.0124828645493835">
            <text:p>0.0124828645</text:p>
          </table:table-cell>
          <table:table-cell table:formula="of:=RAND()" office:value-type="float" office:value="0.966067894129083">
            <text:p>0.9660678941</text:p>
          </table:table-cell>
          <table:table-cell table:formula="of:=RAND()" office:value-type="float" office:value="0.445961494930089">
            <text:p>0.4459614949</text:p>
          </table:table-cell>
          <table:table-cell table:formula="of:=RAND()" office:value-type="float" office:value="0.823781069833785">
            <text:p>0.8237810698</text:p>
          </table:table-cell>
          <table:table-cell table:formula="of:=RAND()" office:value-type="float" office:value="0.818111740984023">
            <text:p>0.818111741</text:p>
          </table:table-cell>
          <table:table-cell table:formula="of:=RAND()" office:value-type="float" office:value="0.682534229708836">
            <text:p>0.6825342297</text:p>
          </table:table-cell>
          <table:table-cell table:formula="of:=RAND()" office:value-type="float" office:value="0.562457961728796">
            <text:p>0.5624579617</text:p>
          </table:table-cell>
          <table:table-cell table:formula="of:=RAND()" office:value-type="float" office:value="0.443599205929786">
            <text:p>0.4435992059</text:p>
          </table:table-cell>
          <table:table-cell table:formula="of:=SUM([.B726:.M726])-6" office:value-type="float" office:value="0.771630335133523">
            <text:p>0.7716303351</text:p>
          </table:table-cell>
          <table:table-cell table:formula="of:=[.N726]-[.$G$6]" office:value-type="float" office:value="0.795371325667482">
            <text:p>0.7953713257</text:p>
          </table:table-cell>
          <table:table-cell table:formula="of:=[.O726]*[.O726]" office:value-type="float" office:value="0.632615545694048">
            <text:p>0.6326155457</text:p>
          </table:table-cell>
        </table:table-row>
        <table:table-row table:style-name="ro1">
          <table:table-cell/>
          <table:table-cell table:formula="of:=RAND()" office:value-type="float" office:value="0.722030614968389">
            <text:p>0.722030615</text:p>
          </table:table-cell>
          <table:table-cell table:formula="of:=RAND()" office:value-type="float" office:value="0.306551879271865">
            <text:p>0.3065518793</text:p>
          </table:table-cell>
          <table:table-cell table:formula="of:=RAND()" office:value-type="float" office:value="0.62511553382501">
            <text:p>0.6251155338</text:p>
          </table:table-cell>
          <table:table-cell table:formula="of:=RAND()" office:value-type="float" office:value="0.348282783059403">
            <text:p>0.3482827831</text:p>
          </table:table-cell>
          <table:table-cell table:formula="of:=RAND()" office:value-type="float" office:value="0.315222373697907">
            <text:p>0.3152223737</text:p>
          </table:table-cell>
          <table:table-cell table:formula="of:=RAND()" office:value-type="float" office:value="0.168408704455942">
            <text:p>0.1684087045</text:p>
          </table:table-cell>
          <table:table-cell table:formula="of:=RAND()" office:value-type="float" office:value="0.452613044995815">
            <text:p>0.452613045</text:p>
          </table:table-cell>
          <table:table-cell table:formula="of:=RAND()" office:value-type="float" office:value="0.201677531236783">
            <text:p>0.2016775312</text:p>
          </table:table-cell>
          <table:table-cell table:formula="of:=RAND()" office:value-type="float" office:value="0.823352711042389">
            <text:p>0.823352711</text:p>
          </table:table-cell>
          <table:table-cell table:formula="of:=RAND()" office:value-type="float" office:value="0.281452131690457">
            <text:p>0.2814521317</text:p>
          </table:table-cell>
          <table:table-cell table:formula="of:=RAND()" office:value-type="float" office:value="0.179473231546581">
            <text:p>0.1794732315</text:p>
          </table:table-cell>
          <table:table-cell table:formula="of:=RAND()" office:value-type="float" office:value="0.309268730226904">
            <text:p>0.3092687302</text:p>
          </table:table-cell>
          <table:table-cell table:formula="of:=SUM([.B727:.M727])-6" office:value-type="float" office:value="-1.26655072998256">
            <text:p>-1.26655073</text:p>
          </table:table-cell>
          <table:table-cell table:formula="of:=[.N727]-[.$G$6]" office:value-type="float" office:value="-1.2428097394486">
            <text:p>-1.2428097394</text:p>
          </table:table-cell>
          <table:table-cell table:formula="of:=[.O727]*[.O727]" office:value-type="float" office:value="1.54457604846829">
            <text:p>1.5445760485</text:p>
          </table:table-cell>
        </table:table-row>
        <table:table-row table:style-name="ro1">
          <table:table-cell/>
          <table:table-cell table:formula="of:=RAND()" office:value-type="float" office:value="0.840950498590246">
            <text:p>0.8409504986</text:p>
          </table:table-cell>
          <table:table-cell table:formula="of:=RAND()" office:value-type="float" office:value="0.246404361678287">
            <text:p>0.2464043617</text:p>
          </table:table-cell>
          <table:table-cell table:formula="of:=RAND()" office:value-type="float" office:value="0.0789744057692587">
            <text:p>0.0789744058</text:p>
          </table:table-cell>
          <table:table-cell table:formula="of:=RAND()" office:value-type="float" office:value="0.243677173741162">
            <text:p>0.2436771737</text:p>
          </table:table-cell>
          <table:table-cell table:formula="of:=RAND()" office:value-type="float" office:value="0.27949526021257">
            <text:p>0.2794952602</text:p>
          </table:table-cell>
          <table:table-cell table:formula="of:=RAND()" office:value-type="float" office:value="0.552860031370074">
            <text:p>0.5528600314</text:p>
          </table:table-cell>
          <table:table-cell table:formula="of:=RAND()" office:value-type="float" office:value="0.181640955852345">
            <text:p>0.1816409559</text:p>
          </table:table-cell>
          <table:table-cell table:formula="of:=RAND()" office:value-type="float" office:value="0.492355481954291">
            <text:p>0.492355482</text:p>
          </table:table-cell>
          <table:table-cell table:formula="of:=RAND()" office:value-type="float" office:value="0.926609644200653">
            <text:p>0.9266096442</text:p>
          </table:table-cell>
          <table:table-cell table:formula="of:=RAND()" office:value-type="float" office:value="0.584714286029339">
            <text:p>0.584714286</text:p>
          </table:table-cell>
          <table:table-cell table:formula="of:=RAND()" office:value-type="float" office:value="0.907545026391745">
            <text:p>0.9075450264</text:p>
          </table:table-cell>
          <table:table-cell table:formula="of:=RAND()" office:value-type="float" office:value="0.770471028983593">
            <text:p>0.770471029</text:p>
          </table:table-cell>
          <table:table-cell table:formula="of:=SUM([.B728:.M728])-6" office:value-type="float" office:value="0.105698154773563">
            <text:p>0.1056981548</text:p>
          </table:table-cell>
          <table:table-cell table:formula="of:=[.N728]-[.$G$6]" office:value-type="float" office:value="0.129439145307522">
            <text:p>0.1294391453</text:p>
          </table:table-cell>
          <table:table-cell table:formula="of:=[.O728]*[.O728]" office:value-type="float" office:value="0.0167544923379419">
            <text:p>0.0167544923</text:p>
          </table:table-cell>
        </table:table-row>
        <table:table-row table:style-name="ro1">
          <table:table-cell/>
          <table:table-cell table:formula="of:=RAND()" office:value-type="float" office:value="0.525421959813684">
            <text:p>0.5254219598</text:p>
          </table:table-cell>
          <table:table-cell table:formula="of:=RAND()" office:value-type="float" office:value="0.708726323209703">
            <text:p>0.7087263232</text:p>
          </table:table-cell>
          <table:table-cell table:formula="of:=RAND()" office:value-type="float" office:value="0.491328646428883">
            <text:p>0.4913286464</text:p>
          </table:table-cell>
          <table:table-cell table:formula="of:=RAND()" office:value-type="float" office:value="0.171225163387135">
            <text:p>0.1712251634</text:p>
          </table:table-cell>
          <table:table-cell table:formula="of:=RAND()" office:value-type="float" office:value="0.616559081478044">
            <text:p>0.6165590815</text:p>
          </table:table-cell>
          <table:table-cell table:formula="of:=RAND()" office:value-type="float" office:value="0.134395980974659">
            <text:p>0.134395981</text:p>
          </table:table-cell>
          <table:table-cell table:formula="of:=RAND()" office:value-type="float" office:value="0.372059439076111">
            <text:p>0.3720594391</text:p>
          </table:table-cell>
          <table:table-cell table:formula="of:=RAND()" office:value-type="float" office:value="0.278204932110384">
            <text:p>0.2782049321</text:p>
          </table:table-cell>
          <table:table-cell table:formula="of:=RAND()" office:value-type="float" office:value="0.44964712462388">
            <text:p>0.4496471246</text:p>
          </table:table-cell>
          <table:table-cell table:formula="of:=RAND()" office:value-type="float" office:value="0.553222483256832">
            <text:p>0.5532224833</text:p>
          </table:table-cell>
          <table:table-cell table:formula="of:=RAND()" office:value-type="float" office:value="0.868248566053808">
            <text:p>0.8682485661</text:p>
          </table:table-cell>
          <table:table-cell table:formula="of:=RAND()" office:value-type="float" office:value="0.610358704114333">
            <text:p>0.6103587041</text:p>
          </table:table-cell>
          <table:table-cell table:formula="of:=SUM([.B729:.M729])-6" office:value-type="float" office:value="-0.220601595472544">
            <text:p>-0.2206015955</text:p>
          </table:table-cell>
          <table:table-cell table:formula="of:=[.N729]-[.$G$6]" office:value-type="float" office:value="-0.196860604938585">
            <text:p>-0.1968606049</text:p>
          </table:table-cell>
          <table:table-cell table:formula="of:=[.O729]*[.O729]" office:value-type="float" office:value="0.0387540977767858">
            <text:p>0.0387540978</text:p>
          </table:table-cell>
        </table:table-row>
        <table:table-row table:style-name="ro1">
          <table:table-cell/>
          <table:table-cell table:formula="of:=RAND()" office:value-type="float" office:value="0.649737644009292">
            <text:p>0.649737644</text:p>
          </table:table-cell>
          <table:table-cell table:formula="of:=RAND()" office:value-type="float" office:value="0.33589858119376">
            <text:p>0.3358985812</text:p>
          </table:table-cell>
          <table:table-cell table:formula="of:=RAND()" office:value-type="float" office:value="0.916168006835505">
            <text:p>0.9161680068</text:p>
          </table:table-cell>
          <table:table-cell table:formula="of:=RAND()" office:value-type="float" office:value="0.813492235029116">
            <text:p>0.813492235</text:p>
          </table:table-cell>
          <table:table-cell table:formula="of:=RAND()" office:value-type="float" office:value="0.48553712409921">
            <text:p>0.4855371241</text:p>
          </table:table-cell>
          <table:table-cell table:formula="of:=RAND()" office:value-type="float" office:value="0.919413918862119">
            <text:p>0.9194139189</text:p>
          </table:table-cell>
          <table:table-cell table:formula="of:=RAND()" office:value-type="float" office:value="0.344997112872079">
            <text:p>0.3449971129</text:p>
          </table:table-cell>
          <table:table-cell table:formula="of:=RAND()" office:value-type="float" office:value="0.412254123250023">
            <text:p>0.4122541233</text:p>
          </table:table-cell>
          <table:table-cell table:formula="of:=RAND()" office:value-type="float" office:value="0.869191139237955">
            <text:p>0.8691911392</text:p>
          </table:table-cell>
          <table:table-cell table:formula="of:=RAND()" office:value-type="float" office:value="0.333503224188462">
            <text:p>0.3335032242</text:p>
          </table:table-cell>
          <table:table-cell table:formula="of:=RAND()" office:value-type="float" office:value="0.553468023426831">
            <text:p>0.5534680234</text:p>
          </table:table-cell>
          <table:table-cell table:formula="of:=RAND()" office:value-type="float" office:value="0.685828587738797">
            <text:p>0.6858285877</text:p>
          </table:table-cell>
          <table:table-cell table:formula="of:=SUM([.B730:.M730])-6" office:value-type="float" office:value="1.31948972074315">
            <text:p>1.3194897207</text:p>
          </table:table-cell>
          <table:table-cell table:formula="of:=[.N730]-[.$G$6]" office:value-type="float" office:value="1.34323071127711">
            <text:p>1.3432307113</text:p>
          </table:table-cell>
          <table:table-cell table:formula="of:=[.O730]*[.O730]" office:value-type="float" office:value="1.80426874371801">
            <text:p>1.8042687437</text:p>
          </table:table-cell>
        </table:table-row>
        <table:table-row table:style-name="ro1">
          <table:table-cell/>
          <table:table-cell table:formula="of:=RAND()" office:value-type="float" office:value="0.520469483686611">
            <text:p>0.5204694837</text:p>
          </table:table-cell>
          <table:table-cell table:formula="of:=RAND()" office:value-type="float" office:value="0.133689447771758">
            <text:p>0.1336894478</text:p>
          </table:table-cell>
          <table:table-cell table:formula="of:=RAND()" office:value-type="float" office:value="0.827204113127664">
            <text:p>0.8272041131</text:p>
          </table:table-cell>
          <table:table-cell table:formula="of:=RAND()" office:value-type="float" office:value="0.317902650451288">
            <text:p>0.3179026505</text:p>
          </table:table-cell>
          <table:table-cell table:formula="of:=RAND()" office:value-type="float" office:value="0.294149399735034">
            <text:p>0.2941493997</text:p>
          </table:table-cell>
          <table:table-cell table:formula="of:=RAND()" office:value-type="float" office:value="0.593445971608162">
            <text:p>0.5934459716</text:p>
          </table:table-cell>
          <table:table-cell table:formula="of:=RAND()" office:value-type="float" office:value="0.780853853560984">
            <text:p>0.7808538536</text:p>
          </table:table-cell>
          <table:table-cell table:formula="of:=RAND()" office:value-type="float" office:value="0.920627108542249">
            <text:p>0.9206271085</text:p>
          </table:table-cell>
          <table:table-cell table:formula="of:=RAND()" office:value-type="float" office:value="0.316476715030149">
            <text:p>0.316476715</text:p>
          </table:table-cell>
          <table:table-cell table:formula="of:=RAND()" office:value-type="float" office:value="0.0160355290863663">
            <text:p>0.0160355291</text:p>
          </table:table-cell>
          <table:table-cell table:formula="of:=RAND()" office:value-type="float" office:value="0.110124181257561">
            <text:p>0.1101241813</text:p>
          </table:table-cell>
          <table:table-cell table:formula="of:=RAND()" office:value-type="float" office:value="0.617813760181889">
            <text:p>0.6178137602</text:p>
          </table:table-cell>
          <table:table-cell table:formula="of:=SUM([.B731:.M731])-6" office:value-type="float" office:value="-0.551207785960287">
            <text:p>-0.551207786</text:p>
          </table:table-cell>
          <table:table-cell table:formula="of:=[.N731]-[.$G$6]" office:value-type="float" office:value="-0.527466795426328">
            <text:p>-0.5274667954</text:p>
          </table:table-cell>
          <table:table-cell table:formula="of:=[.O731]*[.O731]" office:value-type="float" office:value="0.278221220277319">
            <text:p>0.2782212203</text:p>
          </table:table-cell>
        </table:table-row>
        <table:table-row table:style-name="ro1">
          <table:table-cell/>
          <table:table-cell table:formula="of:=RAND()" office:value-type="float" office:value="0.634628988802433">
            <text:p>0.6346289888</text:p>
          </table:table-cell>
          <table:table-cell table:formula="of:=RAND()" office:value-type="float" office:value="0.229490299010649">
            <text:p>0.229490299</text:p>
          </table:table-cell>
          <table:table-cell table:formula="of:=RAND()" office:value-type="float" office:value="0.0502616020385176">
            <text:p>0.050261602</text:p>
          </table:table-cell>
          <table:table-cell table:formula="of:=RAND()" office:value-type="float" office:value="0.071003642398864">
            <text:p>0.0710036424</text:p>
          </table:table-cell>
          <table:table-cell table:formula="of:=RAND()" office:value-type="float" office:value="0.988828988512978">
            <text:p>0.9888289885</text:p>
          </table:table-cell>
          <table:table-cell table:formula="of:=RAND()" office:value-type="float" office:value="0.640919793630019">
            <text:p>0.6409197936</text:p>
          </table:table-cell>
          <table:table-cell table:formula="of:=RAND()" office:value-type="float" office:value="0.660193492658436">
            <text:p>0.6601934927</text:p>
          </table:table-cell>
          <table:table-cell table:formula="of:=RAND()" office:value-type="float" office:value="0.752317193662748">
            <text:p>0.7523171937</text:p>
          </table:table-cell>
          <table:table-cell table:formula="of:=RAND()" office:value-type="float" office:value="0.954153845785186">
            <text:p>0.9541538458</text:p>
          </table:table-cell>
          <table:table-cell table:formula="of:=RAND()" office:value-type="float" office:value="0.325431607663631">
            <text:p>0.3254316077</text:p>
          </table:table-cell>
          <table:table-cell table:formula="of:=RAND()" office:value-type="float" office:value="0.645590343745425">
            <text:p>0.6455903437</text:p>
          </table:table-cell>
          <table:table-cell table:formula="of:=RAND()" office:value-type="float" office:value="0.204027676023543">
            <text:p>0.204027676</text:p>
          </table:table-cell>
          <table:table-cell table:formula="of:=SUM([.B732:.M732])-6" office:value-type="float" office:value="0.15684747393243">
            <text:p>0.1568474739</text:p>
          </table:table-cell>
          <table:table-cell table:formula="of:=[.N732]-[.$G$6]" office:value-type="float" office:value="0.180588464466389">
            <text:p>0.1805884645</text:p>
          </table:table-cell>
          <table:table-cell table:formula="of:=[.O732]*[.O732]" office:value-type="float" office:value="0.0326121934983283">
            <text:p>0.0326121935</text:p>
          </table:table-cell>
        </table:table-row>
        <table:table-row table:style-name="ro1">
          <table:table-cell/>
          <table:table-cell table:formula="of:=RAND()" office:value-type="float" office:value="0.189549014437944">
            <text:p>0.1895490144</text:p>
          </table:table-cell>
          <table:table-cell table:formula="of:=RAND()" office:value-type="float" office:value="0.425146265653893">
            <text:p>0.4251462657</text:p>
          </table:table-cell>
          <table:table-cell table:formula="of:=RAND()" office:value-type="float" office:value="0.214826211798936">
            <text:p>0.2148262118</text:p>
          </table:table-cell>
          <table:table-cell table:formula="of:=RAND()" office:value-type="float" office:value="0.377024634974077">
            <text:p>0.377024635</text:p>
          </table:table-cell>
          <table:table-cell table:formula="of:=RAND()" office:value-type="float" office:value="0.767885329667479">
            <text:p>0.7678853297</text:p>
          </table:table-cell>
          <table:table-cell table:formula="of:=RAND()" office:value-type="float" office:value="0.375733990222216">
            <text:p>0.3757339902</text:p>
          </table:table-cell>
          <table:table-cell table:formula="of:=RAND()" office:value-type="float" office:value="0.00920931273140013">
            <text:p>0.0092093127</text:p>
          </table:table-cell>
          <table:table-cell table:formula="of:=RAND()" office:value-type="float" office:value="0.35660372627899">
            <text:p>0.3566037263</text:p>
          </table:table-cell>
          <table:table-cell table:formula="of:=RAND()" office:value-type="float" office:value="0.875624300446361">
            <text:p>0.8756243004</text:p>
          </table:table-cell>
          <table:table-cell table:formula="of:=RAND()" office:value-type="float" office:value="0.0588672691956162">
            <text:p>0.0588672692</text:p>
          </table:table-cell>
          <table:table-cell table:formula="of:=RAND()" office:value-type="float" office:value="0.549672310007736">
            <text:p>0.54967231</text:p>
          </table:table-cell>
          <table:table-cell table:formula="of:=RAND()" office:value-type="float" office:value="0.865817031124607">
            <text:p>0.8658170311</text:p>
          </table:table-cell>
          <table:table-cell table:formula="of:=SUM([.B733:.M733])-6" office:value-type="float" office:value="-0.934040603460744">
            <text:p>-0.9340406035</text:p>
          </table:table-cell>
          <table:table-cell table:formula="of:=[.N733]-[.$G$6]" office:value-type="float" office:value="-0.910299612926785">
            <text:p>-0.9102996129</text:p>
          </table:table-cell>
          <table:table-cell table:formula="of:=[.O733]*[.O733]" office:value-type="float" office:value="0.828645385294654">
            <text:p>0.8286453853</text:p>
          </table:table-cell>
        </table:table-row>
        <table:table-row table:style-name="ro1">
          <table:table-cell/>
          <table:table-cell table:formula="of:=RAND()" office:value-type="float" office:value="0.323247382882982">
            <text:p>0.3232473829</text:p>
          </table:table-cell>
          <table:table-cell table:formula="of:=RAND()" office:value-type="float" office:value="0.236485929926857">
            <text:p>0.2364859299</text:p>
          </table:table-cell>
          <table:table-cell table:formula="of:=RAND()" office:value-type="float" office:value="0.365926830330864">
            <text:p>0.3659268303</text:p>
          </table:table-cell>
          <table:table-cell table:formula="of:=RAND()" office:value-type="float" office:value="0.75666157156229">
            <text:p>0.7566615716</text:p>
          </table:table-cell>
          <table:table-cell table:formula="of:=RAND()" office:value-type="float" office:value="0.898352832300589">
            <text:p>0.8983528323</text:p>
          </table:table-cell>
          <table:table-cell table:formula="of:=RAND()" office:value-type="float" office:value="0.413419608026743">
            <text:p>0.413419608</text:p>
          </table:table-cell>
          <table:table-cell table:formula="of:=RAND()" office:value-type="float" office:value="0.120949273230508">
            <text:p>0.1209492732</text:p>
          </table:table-cell>
          <table:table-cell table:formula="of:=RAND()" office:value-type="float" office:value="0.905386101221666">
            <text:p>0.9053861012</text:p>
          </table:table-cell>
          <table:table-cell table:formula="of:=RAND()" office:value-type="float" office:value="0.610171910608187">
            <text:p>0.6101719106</text:p>
          </table:table-cell>
          <table:table-cell table:formula="of:=RAND()" office:value-type="float" office:value="0.798311630729586">
            <text:p>0.7983116307</text:p>
          </table:table-cell>
          <table:table-cell table:formula="of:=RAND()" office:value-type="float" office:value="0.348579183686525">
            <text:p>0.3485791837</text:p>
          </table:table-cell>
          <table:table-cell table:formula="of:=RAND()" office:value-type="float" office:value="0.607730746036395">
            <text:p>0.607730746</text:p>
          </table:table-cell>
          <table:table-cell table:formula="of:=SUM([.B734:.M734])-6" office:value-type="float" office:value="0.385223000543192">
            <text:p>0.3852230005</text:p>
          </table:table-cell>
          <table:table-cell table:formula="of:=[.N734]-[.$G$6]" office:value-type="float" office:value="0.408963991077151">
            <text:p>0.4089639911</text:p>
          </table:table-cell>
          <table:table-cell table:formula="of:=[.O734]*[.O734]" office:value-type="float" office:value="0.167251545997752">
            <text:p>0.167251546</text:p>
          </table:table-cell>
        </table:table-row>
        <table:table-row table:style-name="ro1">
          <table:table-cell/>
          <table:table-cell table:formula="of:=RAND()" office:value-type="float" office:value="0.642517232568935">
            <text:p>0.6425172326</text:p>
          </table:table-cell>
          <table:table-cell table:formula="of:=RAND()" office:value-type="float" office:value="0.817536187823862">
            <text:p>0.8175361878</text:p>
          </table:table-cell>
          <table:table-cell table:formula="of:=RAND()" office:value-type="float" office:value="0.114996167831123">
            <text:p>0.1149961678</text:p>
          </table:table-cell>
          <table:table-cell table:formula="of:=RAND()" office:value-type="float" office:value="0.593473450746387">
            <text:p>0.5934734507</text:p>
          </table:table-cell>
          <table:table-cell table:formula="of:=RAND()" office:value-type="float" office:value="0.224826115183532">
            <text:p>0.2248261152</text:p>
          </table:table-cell>
          <table:table-cell table:formula="of:=RAND()" office:value-type="float" office:value="0.746075471397489">
            <text:p>0.7460754714</text:p>
          </table:table-cell>
          <table:table-cell table:formula="of:=RAND()" office:value-type="float" office:value="0.942339321831241">
            <text:p>0.9423393218</text:p>
          </table:table-cell>
          <table:table-cell table:formula="of:=RAND()" office:value-type="float" office:value="0.694169580470771">
            <text:p>0.6941695805</text:p>
          </table:table-cell>
          <table:table-cell table:formula="of:=RAND()" office:value-type="float" office:value="0.843990156892687">
            <text:p>0.8439901569</text:p>
          </table:table-cell>
          <table:table-cell table:formula="of:=RAND()" office:value-type="float" office:value="0.431098812259734">
            <text:p>0.4310988123</text:p>
          </table:table-cell>
          <table:table-cell table:formula="of:=RAND()" office:value-type="float" office:value="0.850177394924685">
            <text:p>0.8501773949</text:p>
          </table:table-cell>
          <table:table-cell table:formula="of:=RAND()" office:value-type="float" office:value="0.21916807256639">
            <text:p>0.2191680726</text:p>
          </table:table-cell>
          <table:table-cell table:formula="of:=SUM([.B735:.M735])-6" office:value-type="float" office:value="1.12036796449684">
            <text:p>1.1203679645</text:p>
          </table:table-cell>
          <table:table-cell table:formula="of:=[.N735]-[.$G$6]" office:value-type="float" office:value="1.1441089550308">
            <text:p>1.144108955</text:p>
          </table:table-cell>
          <table:table-cell table:formula="of:=[.O735]*[.O735]" office:value-type="float" office:value="1.30898530098166">
            <text:p>1.308985301</text:p>
          </table:table-cell>
        </table:table-row>
        <table:table-row table:style-name="ro1">
          <table:table-cell/>
          <table:table-cell table:formula="of:=RAND()" office:value-type="float" office:value="0.743532551452518">
            <text:p>0.7435325515</text:p>
          </table:table-cell>
          <table:table-cell table:formula="of:=RAND()" office:value-type="float" office:value="0.385793118737638">
            <text:p>0.3857931187</text:p>
          </table:table-cell>
          <table:table-cell table:formula="of:=RAND()" office:value-type="float" office:value="0.986780317034572">
            <text:p>0.986780317</text:p>
          </table:table-cell>
          <table:table-cell table:formula="of:=RAND()" office:value-type="float" office:value="0.0383092693518847">
            <text:p>0.0383092694</text:p>
          </table:table-cell>
          <table:table-cell table:formula="of:=RAND()" office:value-type="float" office:value="0.104292371310294">
            <text:p>0.1042923713</text:p>
          </table:table-cell>
          <table:table-cell table:formula="of:=RAND()" office:value-type="float" office:value="0.509077505907044">
            <text:p>0.5090775059</text:p>
          </table:table-cell>
          <table:table-cell table:formula="of:=RAND()" office:value-type="float" office:value="0.103781279409304">
            <text:p>0.1037812794</text:p>
          </table:table-cell>
          <table:table-cell table:formula="of:=RAND()" office:value-type="float" office:value="0.703606383875012">
            <text:p>0.7036063839</text:p>
          </table:table-cell>
          <table:table-cell table:formula="of:=RAND()" office:value-type="float" office:value="0.243607857264578">
            <text:p>0.2436078573</text:p>
          </table:table-cell>
          <table:table-cell table:formula="of:=RAND()" office:value-type="float" office:value="0.762158972211182">
            <text:p>0.7621589722</text:p>
          </table:table-cell>
          <table:table-cell table:formula="of:=RAND()" office:value-type="float" office:value="0.403945450438187">
            <text:p>0.4039454504</text:p>
          </table:table-cell>
          <table:table-cell table:formula="of:=RAND()" office:value-type="float" office:value="0.325889319181442">
            <text:p>0.3258893192</text:p>
          </table:table-cell>
          <table:table-cell table:formula="of:=SUM([.B736:.M736])-6" office:value-type="float" office:value="-0.689225603826344">
            <text:p>-0.6892256038</text:p>
          </table:table-cell>
          <table:table-cell table:formula="of:=[.N736]-[.$G$6]" office:value-type="float" office:value="-0.665484613292385">
            <text:p>-0.6654846133</text:p>
          </table:table-cell>
          <table:table-cell table:formula="of:=[.O736]*[.O736]" office:value-type="float" office:value="0.442869770528915">
            <text:p>0.4428697705</text:p>
          </table:table-cell>
        </table:table-row>
        <table:table-row table:style-name="ro1">
          <table:table-cell/>
          <table:table-cell table:formula="of:=RAND()" office:value-type="float" office:value="0.585538869490847">
            <text:p>0.5855388695</text:p>
          </table:table-cell>
          <table:table-cell table:formula="of:=RAND()" office:value-type="float" office:value="0.473120853072032">
            <text:p>0.4731208531</text:p>
          </table:table-cell>
          <table:table-cell table:formula="of:=RAND()" office:value-type="float" office:value="0.36299200868234">
            <text:p>0.3629920087</text:p>
          </table:table-cell>
          <table:table-cell table:formula="of:=RAND()" office:value-type="float" office:value="0.121112653287128">
            <text:p>0.1211126533</text:p>
          </table:table-cell>
          <table:table-cell table:formula="of:=RAND()" office:value-type="float" office:value="0.0513698649592698">
            <text:p>0.051369865</text:p>
          </table:table-cell>
          <table:table-cell table:formula="of:=RAND()" office:value-type="float" office:value="0.508787758648396">
            <text:p>0.5087877586</text:p>
          </table:table-cell>
          <table:table-cell table:formula="of:=RAND()" office:value-type="float" office:value="0.362765564583242">
            <text:p>0.3627655646</text:p>
          </table:table-cell>
          <table:table-cell table:formula="of:=RAND()" office:value-type="float" office:value="0.59177053370513">
            <text:p>0.5917705337</text:p>
          </table:table-cell>
          <table:table-cell table:formula="of:=RAND()" office:value-type="float" office:value="0.152642552508041">
            <text:p>0.1526425525</text:p>
          </table:table-cell>
          <table:table-cell table:formula="of:=RAND()" office:value-type="float" office:value="0.800202044192702">
            <text:p>0.8002020442</text:p>
          </table:table-cell>
          <table:table-cell table:formula="of:=RAND()" office:value-type="float" office:value="0.649764855857939">
            <text:p>0.6497648559</text:p>
          </table:table-cell>
          <table:table-cell table:formula="of:=RAND()" office:value-type="float" office:value="0.400809203274548">
            <text:p>0.4008092033</text:p>
          </table:table-cell>
          <table:table-cell table:formula="of:=SUM([.B737:.M737])-6" office:value-type="float" office:value="-0.939123237738386">
            <text:p>-0.9391232377</text:p>
          </table:table-cell>
          <table:table-cell table:formula="of:=[.N737]-[.$G$6]" office:value-type="float" office:value="-0.915382247204427">
            <text:p>-0.9153822472</text:p>
          </table:table-cell>
          <table:table-cell table:formula="of:=[.O737]*[.O737]" office:value-type="float" office:value="0.837924658497026">
            <text:p>0.8379246585</text:p>
          </table:table-cell>
        </table:table-row>
        <table:table-row table:style-name="ro1">
          <table:table-cell/>
          <table:table-cell table:formula="of:=RAND()" office:value-type="float" office:value="0.0875557989347726">
            <text:p>0.0875557989</text:p>
          </table:table-cell>
          <table:table-cell table:formula="of:=RAND()" office:value-type="float" office:value="0.0636449297890067">
            <text:p>0.0636449298</text:p>
          </table:table-cell>
          <table:table-cell table:formula="of:=RAND()" office:value-type="float" office:value="0.821956621250138">
            <text:p>0.8219566213</text:p>
          </table:table-cell>
          <table:table-cell table:formula="of:=RAND()" office:value-type="float" office:value="0.111649915343151">
            <text:p>0.1116499153</text:p>
          </table:table-cell>
          <table:table-cell table:formula="of:=RAND()" office:value-type="float" office:value="0.318409527419135">
            <text:p>0.3184095274</text:p>
          </table:table-cell>
          <table:table-cell table:formula="of:=RAND()" office:value-type="float" office:value="0.33460572338663">
            <text:p>0.3346057234</text:p>
          </table:table-cell>
          <table:table-cell table:formula="of:=RAND()" office:value-type="float" office:value="0.322536987718195">
            <text:p>0.3225369877</text:p>
          </table:table-cell>
          <table:table-cell table:formula="of:=RAND()" office:value-type="float" office:value="0.529262759024277">
            <text:p>0.529262759</text:p>
          </table:table-cell>
          <table:table-cell table:formula="of:=RAND()" office:value-type="float" office:value="0.95686984830536">
            <text:p>0.9568698483</text:p>
          </table:table-cell>
          <table:table-cell table:formula="of:=RAND()" office:value-type="float" office:value="0.74655975936912">
            <text:p>0.7465597594</text:p>
          </table:table-cell>
          <table:table-cell table:formula="of:=RAND()" office:value-type="float" office:value="0.551419813884422">
            <text:p>0.5514198139</text:p>
          </table:table-cell>
          <table:table-cell table:formula="of:=RAND()" office:value-type="float" office:value="0.505254848627374">
            <text:p>0.5052548486</text:p>
          </table:table-cell>
          <table:table-cell table:formula="of:=SUM([.B738:.M738])-6" office:value-type="float" office:value="-0.65027346694842">
            <text:p>-0.6502734669</text:p>
          </table:table-cell>
          <table:table-cell table:formula="of:=[.N738]-[.$G$6]" office:value-type="float" office:value="-0.626532476414461">
            <text:p>-0.6265324764</text:p>
          </table:table-cell>
          <table:table-cell table:formula="of:=[.O738]*[.O738]" office:value-type="float" office:value="0.392542944002037">
            <text:p>0.392542944</text:p>
          </table:table-cell>
        </table:table-row>
        <table:table-row table:style-name="ro1">
          <table:table-cell/>
          <table:table-cell table:formula="of:=RAND()" office:value-type="float" office:value="0.815944014582783">
            <text:p>0.8159440146</text:p>
          </table:table-cell>
          <table:table-cell table:formula="of:=RAND()" office:value-type="float" office:value="0.668146850541234">
            <text:p>0.6681468505</text:p>
          </table:table-cell>
          <table:table-cell table:formula="of:=RAND()" office:value-type="float" office:value="0.536289876559749">
            <text:p>0.5362898766</text:p>
          </table:table-cell>
          <table:table-cell table:formula="of:=RAND()" office:value-type="float" office:value="0.91346974321641">
            <text:p>0.9134697432</text:p>
          </table:table-cell>
          <table:table-cell table:formula="of:=RAND()" office:value-type="float" office:value="0.354996087960899">
            <text:p>0.354996088</text:p>
          </table:table-cell>
          <table:table-cell table:formula="of:=RAND()" office:value-type="float" office:value="0.43049725308083">
            <text:p>0.4304972531</text:p>
          </table:table-cell>
          <table:table-cell table:formula="of:=RAND()" office:value-type="float" office:value="0.37970897811465">
            <text:p>0.3797089781</text:p>
          </table:table-cell>
          <table:table-cell table:formula="of:=RAND()" office:value-type="float" office:value="0.132385675096884">
            <text:p>0.1323856751</text:p>
          </table:table-cell>
          <table:table-cell table:formula="of:=RAND()" office:value-type="float" office:value="0.116575396154076">
            <text:p>0.1165753962</text:p>
          </table:table-cell>
          <table:table-cell table:formula="of:=RAND()" office:value-type="float" office:value="0.236270395107567">
            <text:p>0.2362703951</text:p>
          </table:table-cell>
          <table:table-cell table:formula="of:=RAND()" office:value-type="float" office:value="0.861401589820161">
            <text:p>0.8614015898</text:p>
          </table:table-cell>
          <table:table-cell table:formula="of:=RAND()" office:value-type="float" office:value="0.613471739459783">
            <text:p>0.6134717395</text:p>
          </table:table-cell>
          <table:table-cell table:formula="of:=SUM([.B739:.M739])-6" office:value-type="float" office:value="0.0591575996950269">
            <text:p>0.0591575997</text:p>
          </table:table-cell>
          <table:table-cell table:formula="of:=[.N739]-[.$G$6]" office:value-type="float" office:value="0.082898590228986">
            <text:p>0.0828985902</text:p>
          </table:table-cell>
          <table:table-cell table:formula="of:=[.O739]*[.O739]" office:value-type="float" office:value="0.00687217626195333">
            <text:p>0.0068721763</text:p>
          </table:table-cell>
        </table:table-row>
        <table:table-row table:style-name="ro1">
          <table:table-cell/>
          <table:table-cell table:formula="of:=RAND()" office:value-type="float" office:value="0.35203229309991">
            <text:p>0.3520322931</text:p>
          </table:table-cell>
          <table:table-cell table:formula="of:=RAND()" office:value-type="float" office:value="0.440425003645942">
            <text:p>0.4404250036</text:p>
          </table:table-cell>
          <table:table-cell table:formula="of:=RAND()" office:value-type="float" office:value="0.187792179640383">
            <text:p>0.1877921796</text:p>
          </table:table-cell>
          <table:table-cell table:formula="of:=RAND()" office:value-type="float" office:value="0.590463106520474">
            <text:p>0.5904631065</text:p>
          </table:table-cell>
          <table:table-cell table:formula="of:=RAND()" office:value-type="float" office:value="0.557380664627999">
            <text:p>0.5573806646</text:p>
          </table:table-cell>
          <table:table-cell table:formula="of:=RAND()" office:value-type="float" office:value="0.567659170832485">
            <text:p>0.5676591708</text:p>
          </table:table-cell>
          <table:table-cell table:formula="of:=RAND()" office:value-type="float" office:value="0.305608787573874">
            <text:p>0.3056087876</text:p>
          </table:table-cell>
          <table:table-cell table:formula="of:=RAND()" office:value-type="float" office:value="0.957389272050932">
            <text:p>0.9573892721</text:p>
          </table:table-cell>
          <table:table-cell table:formula="of:=RAND()" office:value-type="float" office:value="0.552591162268072">
            <text:p>0.5525911623</text:p>
          </table:table-cell>
          <table:table-cell table:formula="of:=RAND()" office:value-type="float" office:value="0.617099795956165">
            <text:p>0.617099796</text:p>
          </table:table-cell>
          <table:table-cell table:formula="of:=RAND()" office:value-type="float" office:value="0.91010771645233">
            <text:p>0.9101077165</text:p>
          </table:table-cell>
          <table:table-cell table:formula="of:=RAND()" office:value-type="float" office:value="0.288097083335742">
            <text:p>0.2880970833</text:p>
          </table:table-cell>
          <table:table-cell table:formula="of:=SUM([.B740:.M740])-6" office:value-type="float" office:value="0.326646236004308">
            <text:p>0.326646236</text:p>
          </table:table-cell>
          <table:table-cell table:formula="of:=[.N740]-[.$G$6]" office:value-type="float" office:value="0.350387226538267">
            <text:p>0.3503872265</text:p>
          </table:table-cell>
          <table:table-cell table:formula="of:=[.O740]*[.O740]" office:value-type="float" office:value="0.122771208521179">
            <text:p>0.1227712085</text:p>
          </table:table-cell>
        </table:table-row>
        <table:table-row table:style-name="ro1">
          <table:table-cell/>
          <table:table-cell table:formula="of:=RAND()" office:value-type="float" office:value="0.591758346650749">
            <text:p>0.5917583467</text:p>
          </table:table-cell>
          <table:table-cell table:formula="of:=RAND()" office:value-type="float" office:value="0.21987620764412">
            <text:p>0.2198762076</text:p>
          </table:table-cell>
          <table:table-cell table:formula="of:=RAND()" office:value-type="float" office:value="0.987552577164024">
            <text:p>0.9875525772</text:p>
          </table:table-cell>
          <table:table-cell table:formula="of:=RAND()" office:value-type="float" office:value="0.514732928946614">
            <text:p>0.5147329289</text:p>
          </table:table-cell>
          <table:table-cell table:formula="of:=RAND()" office:value-type="float" office:value="0.893886760342866">
            <text:p>0.8938867603</text:p>
          </table:table-cell>
          <table:table-cell table:formula="of:=RAND()" office:value-type="float" office:value="0.187255468452349">
            <text:p>0.1872554685</text:p>
          </table:table-cell>
          <table:table-cell table:formula="of:=RAND()" office:value-type="float" office:value="0.35061561409384">
            <text:p>0.3506156141</text:p>
          </table:table-cell>
          <table:table-cell table:formula="of:=RAND()" office:value-type="float" office:value="0.579039802309126">
            <text:p>0.5790398023</text:p>
          </table:table-cell>
          <table:table-cell table:formula="of:=RAND()" office:value-type="float" office:value="0.699428766034544">
            <text:p>0.699428766</text:p>
          </table:table-cell>
          <table:table-cell table:formula="of:=RAND()" office:value-type="float" office:value="0.811017126310617">
            <text:p>0.8110171263</text:p>
          </table:table-cell>
          <table:table-cell table:formula="of:=RAND()" office:value-type="float" office:value="0.142698186915368">
            <text:p>0.1426981869</text:p>
          </table:table-cell>
          <table:table-cell table:formula="of:=RAND()" office:value-type="float" office:value="0.982937304070219">
            <text:p>0.9829373041</text:p>
          </table:table-cell>
          <table:table-cell table:formula="of:=SUM([.B741:.M741])-6" office:value-type="float" office:value="0.960799088934436">
            <text:p>0.9607990889</text:p>
          </table:table-cell>
          <table:table-cell table:formula="of:=[.N741]-[.$G$6]" office:value-type="float" office:value="0.984540079468396">
            <text:p>0.9845400795</text:p>
          </table:table-cell>
          <table:table-cell table:formula="of:=[.O741]*[.O741]" office:value-type="float" office:value="0.969319168079635">
            <text:p>0.9693191681</text:p>
          </table:table-cell>
        </table:table-row>
        <table:table-row table:style-name="ro1">
          <table:table-cell/>
          <table:table-cell table:formula="of:=RAND()" office:value-type="float" office:value="0.262223886791617">
            <text:p>0.2622238868</text:p>
          </table:table-cell>
          <table:table-cell table:formula="of:=RAND()" office:value-type="float" office:value="0.581374702975154">
            <text:p>0.581374703</text:p>
          </table:table-cell>
          <table:table-cell table:formula="of:=RAND()" office:value-type="float" office:value="0.39208855596371">
            <text:p>0.392088556</text:p>
          </table:table-cell>
          <table:table-cell table:formula="of:=RAND()" office:value-type="float" office:value="0.278910927707329">
            <text:p>0.2789109277</text:p>
          </table:table-cell>
          <table:table-cell table:formula="of:=RAND()" office:value-type="float" office:value="0.922120090341195">
            <text:p>0.9221200903</text:p>
          </table:table-cell>
          <table:table-cell table:formula="of:=RAND()" office:value-type="float" office:value="0.921375618083403">
            <text:p>0.9213756181</text:p>
          </table:table-cell>
          <table:table-cell table:formula="of:=RAND()" office:value-type="float" office:value="0.907494482351467">
            <text:p>0.9074944824</text:p>
          </table:table-cell>
          <table:table-cell table:formula="of:=RAND()" office:value-type="float" office:value="0.58974615461193">
            <text:p>0.5897461546</text:p>
          </table:table-cell>
          <table:table-cell table:formula="of:=RAND()" office:value-type="float" office:value="0.700827187858522">
            <text:p>0.7008271879</text:p>
          </table:table-cell>
          <table:table-cell table:formula="of:=RAND()" office:value-type="float" office:value="0.836207416141406">
            <text:p>0.8362074161</text:p>
          </table:table-cell>
          <table:table-cell table:formula="of:=RAND()" office:value-type="float" office:value="0.186120362952352">
            <text:p>0.186120363</text:p>
          </table:table-cell>
          <table:table-cell table:formula="of:=RAND()" office:value-type="float" office:value="0.164572379086167">
            <text:p>0.1645723791</text:p>
          </table:table-cell>
          <table:table-cell table:formula="of:=SUM([.B742:.M742])-6" office:value-type="float" office:value="0.743061764864251">
            <text:p>0.7430617649</text:p>
          </table:table-cell>
          <table:table-cell table:formula="of:=[.N742]-[.$G$6]" office:value-type="float" office:value="0.76680275539821">
            <text:p>0.7668027554</text:p>
          </table:table-cell>
          <table:table-cell table:formula="of:=[.O742]*[.O742]" office:value-type="float" office:value="0.587986465686287">
            <text:p>0.5879864657</text:p>
          </table:table-cell>
        </table:table-row>
        <table:table-row table:style-name="ro1">
          <table:table-cell/>
          <table:table-cell table:formula="of:=RAND()" office:value-type="float" office:value="0.619748204480857">
            <text:p>0.6197482045</text:p>
          </table:table-cell>
          <table:table-cell table:formula="of:=RAND()" office:value-type="float" office:value="0.762029190082103">
            <text:p>0.7620291901</text:p>
          </table:table-cell>
          <table:table-cell table:formula="of:=RAND()" office:value-type="float" office:value="0.0850180715788156">
            <text:p>0.0850180716</text:p>
          </table:table-cell>
          <table:table-cell table:formula="of:=RAND()" office:value-type="float" office:value="0.261288472218439">
            <text:p>0.2612884722</text:p>
          </table:table-cell>
          <table:table-cell table:formula="of:=RAND()" office:value-type="float" office:value="0.339767097728327">
            <text:p>0.3397670977</text:p>
          </table:table-cell>
          <table:table-cell table:formula="of:=RAND()" office:value-type="float" office:value="0.88666544877924">
            <text:p>0.8866654488</text:p>
          </table:table-cell>
          <table:table-cell table:formula="of:=RAND()" office:value-type="float" office:value="0.418466882780194">
            <text:p>0.4184668828</text:p>
          </table:table-cell>
          <table:table-cell table:formula="of:=RAND()" office:value-type="float" office:value="0.825496889417991">
            <text:p>0.8254968894</text:p>
          </table:table-cell>
          <table:table-cell table:formula="of:=RAND()" office:value-type="float" office:value="0.174192847218364">
            <text:p>0.1741928472</text:p>
          </table:table-cell>
          <table:table-cell table:formula="of:=RAND()" office:value-type="float" office:value="0.380702304886654">
            <text:p>0.3807023049</text:p>
          </table:table-cell>
          <table:table-cell table:formula="of:=RAND()" office:value-type="float" office:value="0.0256745433434844">
            <text:p>0.0256745433</text:p>
          </table:table-cell>
          <table:table-cell table:formula="of:=RAND()" office:value-type="float" office:value="0.775967792840675">
            <text:p>0.7759677928</text:p>
          </table:table-cell>
          <table:table-cell table:formula="of:=SUM([.B743:.M743])-6" office:value-type="float" office:value="-0.444982254644856">
            <text:p>-0.4449822546</text:p>
          </table:table-cell>
          <table:table-cell table:formula="of:=[.N743]-[.$G$6]" office:value-type="float" office:value="-0.421241264110897">
            <text:p>-0.4212412641</text:p>
          </table:table-cell>
          <table:table-cell table:formula="of:=[.O743]*[.O743]" office:value-type="float" office:value="0.177444202589746">
            <text:p>0.1774442026</text:p>
          </table:table-cell>
        </table:table-row>
        <table:table-row table:style-name="ro1">
          <table:table-cell/>
          <table:table-cell table:formula="of:=RAND()" office:value-type="float" office:value="0.858736105728895">
            <text:p>0.8587361057</text:p>
          </table:table-cell>
          <table:table-cell table:formula="of:=RAND()" office:value-type="float" office:value="0.7348341003526">
            <text:p>0.7348341004</text:p>
          </table:table-cell>
          <table:table-cell table:formula="of:=RAND()" office:value-type="float" office:value="0.584985635941848">
            <text:p>0.5849856359</text:p>
          </table:table-cell>
          <table:table-cell table:formula="of:=RAND()" office:value-type="float" office:value="0.878496962133795">
            <text:p>0.8784969621</text:p>
          </table:table-cell>
          <table:table-cell table:formula="of:=RAND()" office:value-type="float" office:value="0.338583799079061">
            <text:p>0.3385837991</text:p>
          </table:table-cell>
          <table:table-cell table:formula="of:=RAND()" office:value-type="float" office:value="0.719576279632747">
            <text:p>0.7195762796</text:p>
          </table:table-cell>
          <table:table-cell table:formula="of:=RAND()" office:value-type="float" office:value="0.133279901696369">
            <text:p>0.1332799017</text:p>
          </table:table-cell>
          <table:table-cell table:formula="of:=RAND()" office:value-type="float" office:value="0.28148286533542">
            <text:p>0.2814828653</text:p>
          </table:table-cell>
          <table:table-cell table:formula="of:=RAND()" office:value-type="float" office:value="0.785308484686539">
            <text:p>0.7853084847</text:p>
          </table:table-cell>
          <table:table-cell table:formula="of:=RAND()" office:value-type="float" office:value="0.788058856967837">
            <text:p>0.788058857</text:p>
          </table:table-cell>
          <table:table-cell table:formula="of:=RAND()" office:value-type="float" office:value="0.735588312149048">
            <text:p>0.7355883121</text:p>
          </table:table-cell>
          <table:table-cell table:formula="of:=RAND()" office:value-type="float" office:value="0.147826831787825">
            <text:p>0.1478268318</text:p>
          </table:table-cell>
          <table:table-cell table:formula="of:=SUM([.B744:.M744])-6" office:value-type="float" office:value="0.986758135491982">
            <text:p>0.9867581355</text:p>
          </table:table-cell>
          <table:table-cell table:formula="of:=[.N744]-[.$G$6]" office:value-type="float" office:value="1.01049912602594">
            <text:p>1.010499126</text:p>
          </table:table-cell>
          <table:table-cell table:formula="of:=[.O744]*[.O744]" office:value-type="float" office:value="1.02110848369919">
            <text:p>1.0211084837</text:p>
          </table:table-cell>
        </table:table-row>
        <table:table-row table:style-name="ro1">
          <table:table-cell/>
          <table:table-cell table:formula="of:=RAND()" office:value-type="float" office:value="0.907782329944894">
            <text:p>0.9077823299</text:p>
          </table:table-cell>
          <table:table-cell table:formula="of:=RAND()" office:value-type="float" office:value="0.71594598912634">
            <text:p>0.7159459891</text:p>
          </table:table-cell>
          <table:table-cell table:formula="of:=RAND()" office:value-type="float" office:value="0.438444379949942">
            <text:p>0.4384443799</text:p>
          </table:table-cell>
          <table:table-cell table:formula="of:=RAND()" office:value-type="float" office:value="0.271365149179474">
            <text:p>0.2713651492</text:p>
          </table:table-cell>
          <table:table-cell table:formula="of:=RAND()" office:value-type="float" office:value="0.0321914982050657">
            <text:p>0.0321914982</text:p>
          </table:table-cell>
          <table:table-cell table:formula="of:=RAND()" office:value-type="float" office:value="0.549278921913356">
            <text:p>0.5492789219</text:p>
          </table:table-cell>
          <table:table-cell table:formula="of:=RAND()" office:value-type="float" office:value="0.365977334789932">
            <text:p>0.3659773348</text:p>
          </table:table-cell>
          <table:table-cell table:formula="of:=RAND()" office:value-type="float" office:value="0.106569511350244">
            <text:p>0.1065695114</text:p>
          </table:table-cell>
          <table:table-cell table:formula="of:=RAND()" office:value-type="float" office:value="0.206217179307714">
            <text:p>0.2062171793</text:p>
          </table:table-cell>
          <table:table-cell table:formula="of:=RAND()" office:value-type="float" office:value="0.305668219458312">
            <text:p>0.3056682195</text:p>
          </table:table-cell>
          <table:table-cell table:formula="of:=RAND()" office:value-type="float" office:value="0.366137033095583">
            <text:p>0.3661370331</text:p>
          </table:table-cell>
          <table:table-cell table:formula="of:=RAND()" office:value-type="float" office:value="0.859762752661482">
            <text:p>0.8597627527</text:p>
          </table:table-cell>
          <table:table-cell table:formula="of:=SUM([.B745:.M745])-6" office:value-type="float" office:value="-0.874659701017663">
            <text:p>-0.874659701</text:p>
          </table:table-cell>
          <table:table-cell table:formula="of:=[.N745]-[.$G$6]" office:value-type="float" office:value="-0.850918710483704">
            <text:p>-0.8509187105</text:p>
          </table:table-cell>
          <table:table-cell table:formula="of:=[.O745]*[.O745]" office:value-type="float" office:value="0.724062651851249">
            <text:p>0.7240626519</text:p>
          </table:table-cell>
        </table:table-row>
        <table:table-row table:style-name="ro1">
          <table:table-cell/>
          <table:table-cell table:formula="of:=RAND()" office:value-type="float" office:value="0.362212448148057">
            <text:p>0.3622124481</text:p>
          </table:table-cell>
          <table:table-cell table:formula="of:=RAND()" office:value-type="float" office:value="0.941179468529299">
            <text:p>0.9411794685</text:p>
          </table:table-cell>
          <table:table-cell table:formula="of:=RAND()" office:value-type="float" office:value="0.0203430913388729">
            <text:p>0.0203430913</text:p>
          </table:table-cell>
          <table:table-cell table:formula="of:=RAND()" office:value-type="float" office:value="0.415437068790197">
            <text:p>0.4154370688</text:p>
          </table:table-cell>
          <table:table-cell table:formula="of:=RAND()" office:value-type="float" office:value="0.147048624698073">
            <text:p>0.1470486247</text:p>
          </table:table-cell>
          <table:table-cell table:formula="of:=RAND()" office:value-type="float" office:value="0.894141110125929">
            <text:p>0.8941411101</text:p>
          </table:table-cell>
          <table:table-cell table:formula="of:=RAND()" office:value-type="float" office:value="0.507734166458249">
            <text:p>0.5077341665</text:p>
          </table:table-cell>
          <table:table-cell table:formula="of:=RAND()" office:value-type="float" office:value="0.589488465804607">
            <text:p>0.5894884658</text:p>
          </table:table-cell>
          <table:table-cell table:formula="of:=RAND()" office:value-type="float" office:value="0.292252278653905">
            <text:p>0.2922522787</text:p>
          </table:table-cell>
          <table:table-cell table:formula="of:=RAND()" office:value-type="float" office:value="0.294147953158244">
            <text:p>0.2941479532</text:p>
          </table:table-cell>
          <table:table-cell table:formula="of:=RAND()" office:value-type="float" office:value="0.22717272141017">
            <text:p>0.2271727214</text:p>
          </table:table-cell>
          <table:table-cell table:formula="of:=RAND()" office:value-type="float" office:value="0.707788308383897">
            <text:p>0.7077883084</text:p>
          </table:table-cell>
          <table:table-cell table:formula="of:=SUM([.B746:.M746])-6" office:value-type="float" office:value="-0.6010542945005">
            <text:p>-0.6010542945</text:p>
          </table:table-cell>
          <table:table-cell table:formula="of:=[.N746]-[.$G$6]" office:value-type="float" office:value="-0.577313303966541">
            <text:p>-0.577313304</text:p>
          </table:table-cell>
          <table:table-cell table:formula="of:=[.O746]*[.O746]" office:value-type="float" office:value="0.333290650936763">
            <text:p>0.3332906509</text:p>
          </table:table-cell>
        </table:table-row>
        <table:table-row table:style-name="ro1">
          <table:table-cell/>
          <table:table-cell table:formula="of:=RAND()" office:value-type="float" office:value="0.301811643643305">
            <text:p>0.3018116436</text:p>
          </table:table-cell>
          <table:table-cell table:formula="of:=RAND()" office:value-type="float" office:value="0.247020532144234">
            <text:p>0.2470205321</text:p>
          </table:table-cell>
          <table:table-cell table:formula="of:=RAND()" office:value-type="float" office:value="0.912879976909608">
            <text:p>0.9128799769</text:p>
          </table:table-cell>
          <table:table-cell table:formula="of:=RAND()" office:value-type="float" office:value="0.305582251399755">
            <text:p>0.3055822514</text:p>
          </table:table-cell>
          <table:table-cell table:formula="of:=RAND()" office:value-type="float" office:value="0.830141628161073">
            <text:p>0.8301416282</text:p>
          </table:table-cell>
          <table:table-cell table:formula="of:=RAND()" office:value-type="float" office:value="0.932458933442831">
            <text:p>0.9324589334</text:p>
          </table:table-cell>
          <table:table-cell table:formula="of:=RAND()" office:value-type="float" office:value="0.75794053520076">
            <text:p>0.7579405352</text:p>
          </table:table-cell>
          <table:table-cell table:formula="of:=RAND()" office:value-type="float" office:value="0.492739399662241">
            <text:p>0.4927393997</text:p>
          </table:table-cell>
          <table:table-cell table:formula="of:=RAND()" office:value-type="float" office:value="0.713924242649227">
            <text:p>0.7139242426</text:p>
          </table:table-cell>
          <table:table-cell table:formula="of:=RAND()" office:value-type="float" office:value="0.954286546679214">
            <text:p>0.9542865467</text:p>
          </table:table-cell>
          <table:table-cell table:formula="of:=RAND()" office:value-type="float" office:value="0.361850101267919">
            <text:p>0.3618501013</text:p>
          </table:table-cell>
          <table:table-cell table:formula="of:=RAND()" office:value-type="float" office:value="0.0462350856978446">
            <text:p>0.0462350857</text:p>
          </table:table-cell>
          <table:table-cell table:formula="of:=SUM([.B747:.M747])-6" office:value-type="float" office:value="0.856870876858011">
            <text:p>0.8568708769</text:p>
          </table:table-cell>
          <table:table-cell table:formula="of:=[.N747]-[.$G$6]" office:value-type="float" office:value="0.88061186739197">
            <text:p>0.8806118674</text:p>
          </table:table-cell>
          <table:table-cell table:formula="of:=[.O747]*[.O747]" office:value-type="float" office:value="0.775477260991573">
            <text:p>0.775477261</text:p>
          </table:table-cell>
        </table:table-row>
        <table:table-row table:style-name="ro1">
          <table:table-cell/>
          <table:table-cell table:formula="of:=RAND()" office:value-type="float" office:value="0.926419296069071">
            <text:p>0.9264192961</text:p>
          </table:table-cell>
          <table:table-cell table:formula="of:=RAND()" office:value-type="float" office:value="0.304235251620412">
            <text:p>0.3042352516</text:p>
          </table:table-cell>
          <table:table-cell table:formula="of:=RAND()" office:value-type="float" office:value="0.500166887417436">
            <text:p>0.5001668874</text:p>
          </table:table-cell>
          <table:table-cell table:formula="of:=RAND()" office:value-type="float" office:value="0.134418218862265">
            <text:p>0.1344182189</text:p>
          </table:table-cell>
          <table:table-cell table:formula="of:=RAND()" office:value-type="float" office:value="0.0788978906348348">
            <text:p>0.0788978906</text:p>
          </table:table-cell>
          <table:table-cell table:formula="of:=RAND()" office:value-type="float" office:value="0.914964013034478">
            <text:p>0.914964013</text:p>
          </table:table-cell>
          <table:table-cell table:formula="of:=RAND()" office:value-type="float" office:value="0.0724163397680968">
            <text:p>0.0724163398</text:p>
          </table:table-cell>
          <table:table-cell table:formula="of:=RAND()" office:value-type="float" office:value="0.879874284146354">
            <text:p>0.8798742841</text:p>
          </table:table-cell>
          <table:table-cell table:formula="of:=RAND()" office:value-type="float" office:value="0.364443635335192">
            <text:p>0.3644436353</text:p>
          </table:table-cell>
          <table:table-cell table:formula="of:=RAND()" office:value-type="float" office:value="0.9383110916242">
            <text:p>0.9383110916</text:p>
          </table:table-cell>
          <table:table-cell table:formula="of:=RAND()" office:value-type="float" office:value="0.0422168064396828">
            <text:p>0.0422168064</text:p>
          </table:table-cell>
          <table:table-cell table:formula="of:=RAND()" office:value-type="float" office:value="0.754960677586496">
            <text:p>0.7549606776</text:p>
          </table:table-cell>
          <table:table-cell table:formula="of:=SUM([.B748:.M748])-6" office:value-type="float" office:value="-0.0886756074614823">
            <text:p>-0.0886756075</text:p>
          </table:table-cell>
          <table:table-cell table:formula="of:=[.N748]-[.$G$6]" office:value-type="float" office:value="-0.0649346169275232">
            <text:p>-0.0649346169</text:p>
          </table:table-cell>
          <table:table-cell table:formula="of:=[.O748]*[.O748]" office:value-type="float" office:value="0.00421650447552418">
            <text:p>0.0042165045</text:p>
          </table:table-cell>
        </table:table-row>
        <table:table-row table:style-name="ro1">
          <table:table-cell/>
          <table:table-cell table:formula="of:=RAND()" office:value-type="float" office:value="0.405005097854883">
            <text:p>0.4050050979</text:p>
          </table:table-cell>
          <table:table-cell table:formula="of:=RAND()" office:value-type="float" office:value="0.920276508200914">
            <text:p>0.9202765082</text:p>
          </table:table-cell>
          <table:table-cell table:formula="of:=RAND()" office:value-type="float" office:value="0.409949341323227">
            <text:p>0.4099493413</text:p>
          </table:table-cell>
          <table:table-cell table:formula="of:=RAND()" office:value-type="float" office:value="0.255623985547572">
            <text:p>0.2556239855</text:p>
          </table:table-cell>
          <table:table-cell table:formula="of:=RAND()" office:value-type="float" office:value="0.763255291851237">
            <text:p>0.7632552919</text:p>
          </table:table-cell>
          <table:table-cell table:formula="of:=RAND()" office:value-type="float" office:value="0.879512475337833">
            <text:p>0.8795124753</text:p>
          </table:table-cell>
          <table:table-cell table:formula="of:=RAND()" office:value-type="float" office:value="0.798624116461724">
            <text:p>0.7986241165</text:p>
          </table:table-cell>
          <table:table-cell table:formula="of:=RAND()" office:value-type="float" office:value="0.787767897825688">
            <text:p>0.7877678978</text:p>
          </table:table-cell>
          <table:table-cell table:formula="of:=RAND()" office:value-type="float" office:value="0.0694606495089829">
            <text:p>0.0694606495</text:p>
          </table:table-cell>
          <table:table-cell table:formula="of:=RAND()" office:value-type="float" office:value="0.601944850059226">
            <text:p>0.6019448501</text:p>
          </table:table-cell>
          <table:table-cell table:formula="of:=RAND()" office:value-type="float" office:value="0.119084688602015">
            <text:p>0.1190846886</text:p>
          </table:table-cell>
          <table:table-cell table:formula="of:=RAND()" office:value-type="float" office:value="0.0240951005835086">
            <text:p>0.0240951006</text:p>
          </table:table-cell>
          <table:table-cell table:formula="of:=SUM([.B749:.M749])-6" office:value-type="float" office:value="0.034600003156811">
            <text:p>0.0346000032</text:p>
          </table:table-cell>
          <table:table-cell table:formula="of:=[.N749]-[.$G$6]" office:value-type="float" office:value="0.0583409936907701">
            <text:p>0.0583409937</text:p>
          </table:table-cell>
          <table:table-cell table:formula="of:=[.O749]*[.O749]" office:value-type="float" office:value="0.00340367154482648">
            <text:p>0.0034036715</text:p>
          </table:table-cell>
        </table:table-row>
        <table:table-row table:style-name="ro1">
          <table:table-cell/>
          <table:table-cell table:formula="of:=RAND()" office:value-type="float" office:value="0.353199700824916">
            <text:p>0.3531997008</text:p>
          </table:table-cell>
          <table:table-cell table:formula="of:=RAND()" office:value-type="float" office:value="0.57115397718735">
            <text:p>0.5711539772</text:p>
          </table:table-cell>
          <table:table-cell table:formula="of:=RAND()" office:value-type="float" office:value="0.362452737754211">
            <text:p>0.3624527378</text:p>
          </table:table-cell>
          <table:table-cell table:formula="of:=RAND()" office:value-type="float" office:value="0.688218771712855">
            <text:p>0.6882187717</text:p>
          </table:table-cell>
          <table:table-cell table:formula="of:=RAND()" office:value-type="float" office:value="0.673307641874999">
            <text:p>0.6733076419</text:p>
          </table:table-cell>
          <table:table-cell table:formula="of:=RAND()" office:value-type="float" office:value="0.200440195854753">
            <text:p>0.2004401959</text:p>
          </table:table-cell>
          <table:table-cell table:formula="of:=RAND()" office:value-type="float" office:value="0.369457493536174">
            <text:p>0.3694574935</text:p>
          </table:table-cell>
          <table:table-cell table:formula="of:=RAND()" office:value-type="float" office:value="0.689931855071336">
            <text:p>0.6899318551</text:p>
          </table:table-cell>
          <table:table-cell table:formula="of:=RAND()" office:value-type="float" office:value="0.0730818808078766">
            <text:p>0.0730818808</text:p>
          </table:table-cell>
          <table:table-cell table:formula="of:=RAND()" office:value-type="float" office:value="0.425034031970426">
            <text:p>0.425034032</text:p>
          </table:table-cell>
          <table:table-cell table:formula="of:=RAND()" office:value-type="float" office:value="0.709170986199752">
            <text:p>0.7091709862</text:p>
          </table:table-cell>
          <table:table-cell table:formula="of:=RAND()" office:value-type="float" office:value="0.0215368724893779">
            <text:p>0.0215368725</text:p>
          </table:table-cell>
          <table:table-cell table:formula="of:=SUM([.B750:.M750])-6" office:value-type="float" office:value="-0.863013854715973">
            <text:p>-0.8630138547</text:p>
          </table:table-cell>
          <table:table-cell table:formula="of:=[.N750]-[.$G$6]" office:value-type="float" office:value="-0.839272864182014">
            <text:p>-0.8392728642</text:p>
          </table:table-cell>
          <table:table-cell table:formula="of:=[.O750]*[.O750]" office:value-type="float" office:value="0.704378940552281">
            <text:p>0.7043789406</text:p>
          </table:table-cell>
        </table:table-row>
        <table:table-row table:style-name="ro1">
          <table:table-cell/>
          <table:table-cell table:formula="of:=RAND()" office:value-type="float" office:value="0.995526862330735">
            <text:p>0.9955268623</text:p>
          </table:table-cell>
          <table:table-cell table:formula="of:=RAND()" office:value-type="float" office:value="0.0785878505557776">
            <text:p>0.0785878506</text:p>
          </table:table-cell>
          <table:table-cell table:formula="of:=RAND()" office:value-type="float" office:value="0.108406553510576">
            <text:p>0.1084065535</text:p>
          </table:table-cell>
          <table:table-cell table:formula="of:=RAND()" office:value-type="float" office:value="0.60516219958663">
            <text:p>0.6051621996</text:p>
          </table:table-cell>
          <table:table-cell table:formula="of:=RAND()" office:value-type="float" office:value="0.613892443012446">
            <text:p>0.613892443</text:p>
          </table:table-cell>
          <table:table-cell table:formula="of:=RAND()" office:value-type="float" office:value="0.153152834391221">
            <text:p>0.1531528344</text:p>
          </table:table-cell>
          <table:table-cell table:formula="of:=RAND()" office:value-type="float" office:value="0.911044700304046">
            <text:p>0.9110447003</text:p>
          </table:table-cell>
          <table:table-cell table:formula="of:=RAND()" office:value-type="float" office:value="0.53635505749844">
            <text:p>0.5363550575</text:p>
          </table:table-cell>
          <table:table-cell table:formula="of:=RAND()" office:value-type="float" office:value="0.564964005723596">
            <text:p>0.5649640057</text:p>
          </table:table-cell>
          <table:table-cell table:formula="of:=RAND()" office:value-type="float" office:value="0.264725164975971">
            <text:p>0.264725165</text:p>
          </table:table-cell>
          <table:table-cell table:formula="of:=RAND()" office:value-type="float" office:value="0.508128755027428">
            <text:p>0.508128755</text:p>
          </table:table-cell>
          <table:table-cell table:formula="of:=RAND()" office:value-type="float" office:value="0.014992592856288">
            <text:p>0.0149925929</text:p>
          </table:table-cell>
          <table:table-cell table:formula="of:=SUM([.B751:.M751])-6" office:value-type="float" office:value="-0.645060980226845">
            <text:p>-0.6450609802</text:p>
          </table:table-cell>
          <table:table-cell table:formula="of:=[.N751]-[.$G$6]" office:value-type="float" office:value="-0.621319989692885">
            <text:p>-0.6213199897</text:p>
          </table:table-cell>
          <table:table-cell table:formula="of:=[.O751]*[.O751]" office:value-type="float" office:value="0.386038529591967">
            <text:p>0.3860385296</text:p>
          </table:table-cell>
        </table:table-row>
        <table:table-row table:style-name="ro1">
          <table:table-cell/>
          <table:table-cell table:formula="of:=RAND()" office:value-type="float" office:value="0.991087835980579">
            <text:p>0.991087836</text:p>
          </table:table-cell>
          <table:table-cell table:formula="of:=RAND()" office:value-type="float" office:value="0.31733500235714">
            <text:p>0.3173350024</text:p>
          </table:table-cell>
          <table:table-cell table:formula="of:=RAND()" office:value-type="float" office:value="0.767324661836028">
            <text:p>0.7673246618</text:p>
          </table:table-cell>
          <table:table-cell table:formula="of:=RAND()" office:value-type="float" office:value="0.201226570876315">
            <text:p>0.2012265709</text:p>
          </table:table-cell>
          <table:table-cell table:formula="of:=RAND()" office:value-type="float" office:value="0.701046062167734">
            <text:p>0.7010460622</text:p>
          </table:table-cell>
          <table:table-cell table:formula="of:=RAND()" office:value-type="float" office:value="0.627335383556783">
            <text:p>0.6273353836</text:p>
          </table:table-cell>
          <table:table-cell table:formula="of:=RAND()" office:value-type="float" office:value="0.353383104782552">
            <text:p>0.3533831048</text:p>
          </table:table-cell>
          <table:table-cell table:formula="of:=RAND()" office:value-type="float" office:value="0.792558304034174">
            <text:p>0.792558304</text:p>
          </table:table-cell>
          <table:table-cell table:formula="of:=RAND()" office:value-type="float" office:value="0.627947397297248">
            <text:p>0.6279473973</text:p>
          </table:table-cell>
          <table:table-cell table:formula="of:=RAND()" office:value-type="float" office:value="0.368610845180228">
            <text:p>0.3686108452</text:p>
          </table:table-cell>
          <table:table-cell table:formula="of:=RAND()" office:value-type="float" office:value="0.50145848072134">
            <text:p>0.5014584807</text:p>
          </table:table-cell>
          <table:table-cell table:formula="of:=RAND()" office:value-type="float" office:value="0.199907120550051">
            <text:p>0.1999071206</text:p>
          </table:table-cell>
          <table:table-cell table:formula="of:=SUM([.B752:.M752])-6" office:value-type="float" office:value="0.449220769340172">
            <text:p>0.4492207693</text:p>
          </table:table-cell>
          <table:table-cell table:formula="of:=[.N752]-[.$G$6]" office:value-type="float" office:value="0.472961759874132">
            <text:p>0.4729617599</text:p>
          </table:table-cell>
          <table:table-cell table:formula="of:=[.O752]*[.O752]" office:value-type="float" office:value="0.223692826303236">
            <text:p>0.2236928263</text:p>
          </table:table-cell>
        </table:table-row>
        <table:table-row table:style-name="ro1">
          <table:table-cell/>
          <table:table-cell table:formula="of:=RAND()" office:value-type="float" office:value="0.307943542022258">
            <text:p>0.307943542</text:p>
          </table:table-cell>
          <table:table-cell table:formula="of:=RAND()" office:value-type="float" office:value="0.20781053067185">
            <text:p>0.2078105307</text:p>
          </table:table-cell>
          <table:table-cell table:formula="of:=RAND()" office:value-type="float" office:value="0.945103310281411">
            <text:p>0.9451033103</text:p>
          </table:table-cell>
          <table:table-cell table:formula="of:=RAND()" office:value-type="float" office:value="0.875656938413158">
            <text:p>0.8756569384</text:p>
          </table:table-cell>
          <table:table-cell table:formula="of:=RAND()" office:value-type="float" office:value="0.790567623218522">
            <text:p>0.7905676232</text:p>
          </table:table-cell>
          <table:table-cell table:formula="of:=RAND()" office:value-type="float" office:value="0.777653706027195">
            <text:p>0.777653706</text:p>
          </table:table-cell>
          <table:table-cell table:formula="of:=RAND()" office:value-type="float" office:value="0.528461812064052">
            <text:p>0.5284618121</text:p>
          </table:table-cell>
          <table:table-cell table:formula="of:=RAND()" office:value-type="float" office:value="0.600886765634641">
            <text:p>0.6008867656</text:p>
          </table:table-cell>
          <table:table-cell table:formula="of:=RAND()" office:value-type="float" office:value="0.774144431576133">
            <text:p>0.7741444316</text:p>
          </table:table-cell>
          <table:table-cell table:formula="of:=RAND()" office:value-type="float" office:value="0.581510307267308">
            <text:p>0.5815103073</text:p>
          </table:table-cell>
          <table:table-cell table:formula="of:=RAND()" office:value-type="float" office:value="0.0933134958613664">
            <text:p>0.0933134959</text:p>
          </table:table-cell>
          <table:table-cell table:formula="of:=RAND()" office:value-type="float" office:value="0.00955135538242757">
            <text:p>0.0095513554</text:p>
          </table:table-cell>
          <table:table-cell table:formula="of:=SUM([.B753:.M753])-6" office:value-type="float" office:value="0.492603818420321">
            <text:p>0.4926038184</text:p>
          </table:table-cell>
          <table:table-cell table:formula="of:=[.N753]-[.$G$6]" office:value-type="float" office:value="0.51634480895428">
            <text:p>0.516344809</text:p>
          </table:table-cell>
          <table:table-cell table:formula="of:=[.O753]*[.O753]" office:value-type="float" office:value="0.266611961734032">
            <text:p>0.2666119617</text:p>
          </table:table-cell>
        </table:table-row>
        <table:table-row table:style-name="ro1">
          <table:table-cell/>
          <table:table-cell table:formula="of:=RAND()" office:value-type="float" office:value="0.0206801269669086">
            <text:p>0.020680127</text:p>
          </table:table-cell>
          <table:table-cell table:formula="of:=RAND()" office:value-type="float" office:value="0.567572212778032">
            <text:p>0.5675722128</text:p>
          </table:table-cell>
          <table:table-cell table:formula="of:=RAND()" office:value-type="float" office:value="0.942924375412986">
            <text:p>0.9429243754</text:p>
          </table:table-cell>
          <table:table-cell table:formula="of:=RAND()" office:value-type="float" office:value="0.296345022972673">
            <text:p>0.296345023</text:p>
          </table:table-cell>
          <table:table-cell table:formula="of:=RAND()" office:value-type="float" office:value="0.401377227390185">
            <text:p>0.4013772274</text:p>
          </table:table-cell>
          <table:table-cell table:formula="of:=RAND()" office:value-type="float" office:value="0.547522558365017">
            <text:p>0.5475225584</text:p>
          </table:table-cell>
          <table:table-cell table:formula="of:=RAND()" office:value-type="float" office:value="0.383705432061106">
            <text:p>0.3837054321</text:p>
          </table:table-cell>
          <table:table-cell table:formula="of:=RAND()" office:value-type="float" office:value="0.630054321605712">
            <text:p>0.6300543216</text:p>
          </table:table-cell>
          <table:table-cell table:formula="of:=RAND()" office:value-type="float" office:value="0.586067654658109">
            <text:p>0.5860676547</text:p>
          </table:table-cell>
          <table:table-cell table:formula="of:=RAND()" office:value-type="float" office:value="0.552267279243097">
            <text:p>0.5522672792</text:p>
          </table:table-cell>
          <table:table-cell table:formula="of:=RAND()" office:value-type="float" office:value="0.292712723836303">
            <text:p>0.2927127238</text:p>
          </table:table-cell>
          <table:table-cell table:formula="of:=RAND()" office:value-type="float" office:value="0.526874135946855">
            <text:p>0.5268741359</text:p>
          </table:table-cell>
          <table:table-cell table:formula="of:=SUM([.B754:.M754])-6" office:value-type="float" office:value="-0.251896928763017">
            <text:p>-0.2518969288</text:p>
          </table:table-cell>
          <table:table-cell table:formula="of:=[.N754]-[.$G$6]" office:value-type="float" office:value="-0.228155938229058">
            <text:p>-0.2281559382</text:p>
          </table:table-cell>
          <table:table-cell table:formula="of:=[.O754]*[.O754]" office:value-type="float" office:value="0.0520551321491817">
            <text:p>0.0520551321</text:p>
          </table:table-cell>
        </table:table-row>
        <table:table-row table:style-name="ro1">
          <table:table-cell/>
          <table:table-cell table:formula="of:=RAND()" office:value-type="float" office:value="0.0115152867510915">
            <text:p>0.0115152868</text:p>
          </table:table-cell>
          <table:table-cell table:formula="of:=RAND()" office:value-type="float" office:value="0.0545413207728416">
            <text:p>0.0545413208</text:p>
          </table:table-cell>
          <table:table-cell table:formula="of:=RAND()" office:value-type="float" office:value="0.502043867018074">
            <text:p>0.502043867</text:p>
          </table:table-cell>
          <table:table-cell table:formula="of:=RAND()" office:value-type="float" office:value="0.673961392836645">
            <text:p>0.6739613928</text:p>
          </table:table-cell>
          <table:table-cell table:formula="of:=RAND()" office:value-type="float" office:value="0.616255438420922">
            <text:p>0.6162554384</text:p>
          </table:table-cell>
          <table:table-cell table:formula="of:=RAND()" office:value-type="float" office:value="0.314427469158545">
            <text:p>0.3144274692</text:p>
          </table:table-cell>
          <table:table-cell table:formula="of:=RAND()" office:value-type="float" office:value="0.16536747966893">
            <text:p>0.1653674797</text:p>
          </table:table-cell>
          <table:table-cell table:formula="of:=RAND()" office:value-type="float" office:value="0.671852639643475">
            <text:p>0.6718526396</text:p>
          </table:table-cell>
          <table:table-cell table:formula="of:=RAND()" office:value-type="float" office:value="0.141283980803564">
            <text:p>0.1412839808</text:p>
          </table:table-cell>
          <table:table-cell table:formula="of:=RAND()" office:value-type="float" office:value="0.135210799286142">
            <text:p>0.1352107993</text:p>
          </table:table-cell>
          <table:table-cell table:formula="of:=RAND()" office:value-type="float" office:value="0.419229337945581">
            <text:p>0.4192293379</text:p>
          </table:table-cell>
          <table:table-cell table:formula="of:=RAND()" office:value-type="float" office:value="0.120736236451194">
            <text:p>0.1207362365</text:p>
          </table:table-cell>
          <table:table-cell table:formula="of:=SUM([.B755:.M755])-6" office:value-type="float" office:value="-2.173574751243">
            <text:p>-2.1735747512</text:p>
          </table:table-cell>
          <table:table-cell table:formula="of:=[.N755]-[.$G$6]" office:value-type="float" office:value="-2.14983376070904">
            <text:p>-2.1498337607</text:p>
          </table:table-cell>
          <table:table-cell table:formula="of:=[.O755]*[.O755]" office:value-type="float" office:value="4.62178519868436">
            <text:p>4.6217851987</text:p>
          </table:table-cell>
        </table:table-row>
        <table:table-row table:style-name="ro1">
          <table:table-cell/>
          <table:table-cell table:formula="of:=RAND()" office:value-type="float" office:value="0.359347346937284">
            <text:p>0.3593473469</text:p>
          </table:table-cell>
          <table:table-cell table:formula="of:=RAND()" office:value-type="float" office:value="0.417063841829076">
            <text:p>0.4170638418</text:p>
          </table:table-cell>
          <table:table-cell table:formula="of:=RAND()" office:value-type="float" office:value="0.735493074869737">
            <text:p>0.7354930749</text:p>
          </table:table-cell>
          <table:table-cell table:formula="of:=RAND()" office:value-type="float" office:value="0.188061674591154">
            <text:p>0.1880616746</text:p>
          </table:table-cell>
          <table:table-cell table:formula="of:=RAND()" office:value-type="float" office:value="0.0389177000615746">
            <text:p>0.0389177001</text:p>
          </table:table-cell>
          <table:table-cell table:formula="of:=RAND()" office:value-type="float" office:value="0.0525776003487408">
            <text:p>0.0525776003</text:p>
          </table:table-cell>
          <table:table-cell table:formula="of:=RAND()" office:value-type="float" office:value="0.156923152972013">
            <text:p>0.156923153</text:p>
          </table:table-cell>
          <table:table-cell table:formula="of:=RAND()" office:value-type="float" office:value="0.0475130130071193">
            <text:p>0.047513013</text:p>
          </table:table-cell>
          <table:table-cell table:formula="of:=RAND()" office:value-type="float" office:value="0.246990085113794">
            <text:p>0.2469900851</text:p>
          </table:table-cell>
          <table:table-cell table:formula="of:=RAND()" office:value-type="float" office:value="0.897686379263178">
            <text:p>0.8976863793</text:p>
          </table:table-cell>
          <table:table-cell table:formula="of:=RAND()" office:value-type="float" office:value="0.598501025000587">
            <text:p>0.598501025</text:p>
          </table:table-cell>
          <table:table-cell table:formula="of:=RAND()" office:value-type="float" office:value="0.581516936188564">
            <text:p>0.5815169362</text:p>
          </table:table-cell>
          <table:table-cell table:formula="of:=SUM([.B756:.M756])-6" office:value-type="float" office:value="-1.67940816981718">
            <text:p>-1.6794081698</text:p>
          </table:table-cell>
          <table:table-cell table:formula="of:=[.N756]-[.$G$6]" office:value-type="float" office:value="-1.65566717928322">
            <text:p>-1.6556671793</text:p>
          </table:table-cell>
          <table:table-cell table:formula="of:=[.O756]*[.O756]" office:value-type="float" office:value="2.74123380855566">
            <text:p>2.7412338086</text:p>
          </table:table-cell>
        </table:table-row>
        <table:table-row table:style-name="ro1">
          <table:table-cell/>
          <table:table-cell table:formula="of:=RAND()" office:value-type="float" office:value="0.472589473007247">
            <text:p>0.472589473</text:p>
          </table:table-cell>
          <table:table-cell table:formula="of:=RAND()" office:value-type="float" office:value="0.0269352530594915">
            <text:p>0.0269352531</text:p>
          </table:table-cell>
          <table:table-cell table:formula="of:=RAND()" office:value-type="float" office:value="0.899810176109895">
            <text:p>0.8998101761</text:p>
          </table:table-cell>
          <table:table-cell table:formula="of:=RAND()" office:value-type="float" office:value="0.221620358293876">
            <text:p>0.2216203583</text:p>
          </table:table-cell>
          <table:table-cell table:formula="of:=RAND()" office:value-type="float" office:value="0.0152805286925286">
            <text:p>0.0152805287</text:p>
          </table:table-cell>
          <table:table-cell table:formula="of:=RAND()" office:value-type="float" office:value="0.596739271888509">
            <text:p>0.5967392719</text:p>
          </table:table-cell>
          <table:table-cell table:formula="of:=RAND()" office:value-type="float" office:value="0.525360379833728">
            <text:p>0.5253603798</text:p>
          </table:table-cell>
          <table:table-cell table:formula="of:=RAND()" office:value-type="float" office:value="0.33490506443195">
            <text:p>0.3349050644</text:p>
          </table:table-cell>
          <table:table-cell table:formula="of:=RAND()" office:value-type="float" office:value="0.155243262648582">
            <text:p>0.1552432626</text:p>
          </table:table-cell>
          <table:table-cell table:formula="of:=RAND()" office:value-type="float" office:value="0.674126155441627">
            <text:p>0.6741261554</text:p>
          </table:table-cell>
          <table:table-cell table:formula="of:=RAND()" office:value-type="float" office:value="0.390509802848101">
            <text:p>0.3905098028</text:p>
          </table:table-cell>
          <table:table-cell table:formula="of:=RAND()" office:value-type="float" office:value="0.612694775685668">
            <text:p>0.6126947757</text:p>
          </table:table-cell>
          <table:table-cell table:formula="of:=SUM([.B757:.M757])-6" office:value-type="float" office:value="-1.0741854980588">
            <text:p>-1.0741854981</text:p>
          </table:table-cell>
          <table:table-cell table:formula="of:=[.N757]-[.$G$6]" office:value-type="float" office:value="-1.05044450752484">
            <text:p>-1.0504445075</text:p>
          </table:table-cell>
          <table:table-cell table:formula="of:=[.O757]*[.O757]" office:value-type="float" office:value="1.1034336633891">
            <text:p>1.1034336634</text:p>
          </table:table-cell>
        </table:table-row>
        <table:table-row table:style-name="ro1">
          <table:table-cell/>
          <table:table-cell table:formula="of:=RAND()" office:value-type="float" office:value="0.336607249919325">
            <text:p>0.3366072499</text:p>
          </table:table-cell>
          <table:table-cell table:formula="of:=RAND()" office:value-type="float" office:value="0.291453690268099">
            <text:p>0.2914536903</text:p>
          </table:table-cell>
          <table:table-cell table:formula="of:=RAND()" office:value-type="float" office:value="0.317430873867124">
            <text:p>0.3174308739</text:p>
          </table:table-cell>
          <table:table-cell table:formula="of:=RAND()" office:value-type="float" office:value="0.349162361817434">
            <text:p>0.3491623618</text:p>
          </table:table-cell>
          <table:table-cell table:formula="of:=RAND()" office:value-type="float" office:value="0.541157491970807">
            <text:p>0.541157492</text:p>
          </table:table-cell>
          <table:table-cell table:formula="of:=RAND()" office:value-type="float" office:value="0.5391285198275">
            <text:p>0.5391285198</text:p>
          </table:table-cell>
          <table:table-cell table:formula="of:=RAND()" office:value-type="float" office:value="0.36686979746446">
            <text:p>0.3668697975</text:p>
          </table:table-cell>
          <table:table-cell table:formula="of:=RAND()" office:value-type="float" office:value="0.100933558773249">
            <text:p>0.1009335588</text:p>
          </table:table-cell>
          <table:table-cell table:formula="of:=RAND()" office:value-type="float" office:value="0.804756295168772">
            <text:p>0.8047562952</text:p>
          </table:table-cell>
          <table:table-cell table:formula="of:=RAND()" office:value-type="float" office:value="0.324113610433415">
            <text:p>0.3241136104</text:p>
          </table:table-cell>
          <table:table-cell table:formula="of:=RAND()" office:value-type="float" office:value="0.444987313821912">
            <text:p>0.4449873138</text:p>
          </table:table-cell>
          <table:table-cell table:formula="of:=RAND()" office:value-type="float" office:value="0.496387011604384">
            <text:p>0.4963870116</text:p>
          </table:table-cell>
          <table:table-cell table:formula="of:=SUM([.B758:.M758])-6" office:value-type="float" office:value="-1.08701222506352">
            <text:p>-1.0870122251</text:p>
          </table:table-cell>
          <table:table-cell table:formula="of:=[.N758]-[.$G$6]" office:value-type="float" office:value="-1.06327123452956">
            <text:p>-1.0632712345</text:p>
          </table:table-cell>
          <table:table-cell table:formula="of:=[.O758]*[.O758]" office:value-type="float" office:value="1.13054571817801">
            <text:p>1.1305457182</text:p>
          </table:table-cell>
        </table:table-row>
        <table:table-row table:style-name="ro1">
          <table:table-cell/>
          <table:table-cell table:formula="of:=RAND()" office:value-type="float" office:value="0.4152866252698">
            <text:p>0.4152866253</text:p>
          </table:table-cell>
          <table:table-cell table:formula="of:=RAND()" office:value-type="float" office:value="0.288001417880878">
            <text:p>0.2880014179</text:p>
          </table:table-cell>
          <table:table-cell table:formula="of:=RAND()" office:value-type="float" office:value="0.393600373761728">
            <text:p>0.3936003738</text:p>
          </table:table-cell>
          <table:table-cell table:formula="of:=RAND()" office:value-type="float" office:value="0.432045838562772">
            <text:p>0.4320458386</text:p>
          </table:table-cell>
          <table:table-cell table:formula="of:=RAND()" office:value-type="float" office:value="0.938808097271249">
            <text:p>0.9388080973</text:p>
          </table:table-cell>
          <table:table-cell table:formula="of:=RAND()" office:value-type="float" office:value="0.692051654448733">
            <text:p>0.6920516544</text:p>
          </table:table-cell>
          <table:table-cell table:formula="of:=RAND()" office:value-type="float" office:value="0.107476658886299">
            <text:p>0.1074766589</text:p>
          </table:table-cell>
          <table:table-cell table:formula="of:=RAND()" office:value-type="float" office:value="0.368986997986212">
            <text:p>0.368986998</text:p>
          </table:table-cell>
          <table:table-cell table:formula="of:=RAND()" office:value-type="float" office:value="0.399055094923824">
            <text:p>0.3990550949</text:p>
          </table:table-cell>
          <table:table-cell table:formula="of:=RAND()" office:value-type="float" office:value="0.482131205732003">
            <text:p>0.4821312057</text:p>
          </table:table-cell>
          <table:table-cell table:formula="of:=RAND()" office:value-type="float" office:value="0.91484890319407">
            <text:p>0.9148489032</text:p>
          </table:table-cell>
          <table:table-cell table:formula="of:=RAND()" office:value-type="float" office:value="0.1588605705183">
            <text:p>0.1588605705</text:p>
          </table:table-cell>
          <table:table-cell table:formula="of:=SUM([.B759:.M759])-6" office:value-type="float" office:value="-0.408846561564133">
            <text:p>-0.4088465616</text:p>
          </table:table-cell>
          <table:table-cell table:formula="of:=[.N759]-[.$G$6]" office:value-type="float" office:value="-0.385105571030173">
            <text:p>-0.385105571</text:p>
          </table:table-cell>
          <table:table-cell table:formula="of:=[.O759]*[.O759]" office:value-type="float" office:value="0.148306300838476">
            <text:p>0.1483063008</text:p>
          </table:table-cell>
        </table:table-row>
        <table:table-row table:style-name="ro1">
          <table:table-cell/>
          <table:table-cell table:formula="of:=RAND()" office:value-type="float" office:value="0.477890319656581">
            <text:p>0.4778903197</text:p>
          </table:table-cell>
          <table:table-cell table:formula="of:=RAND()" office:value-type="float" office:value="0.525899678934366">
            <text:p>0.5258996789</text:p>
          </table:table-cell>
          <table:table-cell table:formula="of:=RAND()" office:value-type="float" office:value="0.56240298692137">
            <text:p>0.5624029869</text:p>
          </table:table-cell>
          <table:table-cell table:formula="of:=RAND()" office:value-type="float" office:value="0.646183501230553">
            <text:p>0.6461835012</text:p>
          </table:table-cell>
          <table:table-cell table:formula="of:=RAND()" office:value-type="float" office:value="0.497711134608835">
            <text:p>0.4977111346</text:p>
          </table:table-cell>
          <table:table-cell table:formula="of:=RAND()" office:value-type="float" office:value="0.357826904626563">
            <text:p>0.3578269046</text:p>
          </table:table-cell>
          <table:table-cell table:formula="of:=RAND()" office:value-type="float" office:value="0.316882910439745">
            <text:p>0.3168829104</text:p>
          </table:table-cell>
          <table:table-cell table:formula="of:=RAND()" office:value-type="float" office:value="0.217493672156706">
            <text:p>0.2174936722</text:p>
          </table:table-cell>
          <table:table-cell table:formula="of:=RAND()" office:value-type="float" office:value="0.910280818585306">
            <text:p>0.9102808186</text:p>
          </table:table-cell>
          <table:table-cell table:formula="of:=RAND()" office:value-type="float" office:value="0.623215837404132">
            <text:p>0.6232158374</text:p>
          </table:table-cell>
          <table:table-cell table:formula="of:=RAND()" office:value-type="float" office:value="0.196589869447052">
            <text:p>0.1965898694</text:p>
          </table:table-cell>
          <table:table-cell table:formula="of:=RAND()" office:value-type="float" office:value="0.854585983790457">
            <text:p>0.8545859838</text:p>
          </table:table-cell>
          <table:table-cell table:formula="of:=SUM([.B760:.M760])-6" office:value-type="float" office:value="0.186963617801666">
            <text:p>0.1869636178</text:p>
          </table:table-cell>
          <table:table-cell table:formula="of:=[.N760]-[.$G$6]" office:value-type="float" office:value="0.210704608335625">
            <text:p>0.2107046083</text:p>
          </table:table-cell>
          <table:table-cell table:formula="of:=[.O760]*[.O760]" office:value-type="float" office:value="0.0443964319738693">
            <text:p>0.044396432</text:p>
          </table:table-cell>
        </table:table-row>
        <table:table-row table:style-name="ro1">
          <table:table-cell/>
          <table:table-cell table:formula="of:=RAND()" office:value-type="float" office:value="0.0959631423465908">
            <text:p>0.0959631423</text:p>
          </table:table-cell>
          <table:table-cell table:formula="of:=RAND()" office:value-type="float" office:value="0.781993216834962">
            <text:p>0.7819932168</text:p>
          </table:table-cell>
          <table:table-cell table:formula="of:=RAND()" office:value-type="float" office:value="0.873274441342801">
            <text:p>0.8732744413</text:p>
          </table:table-cell>
          <table:table-cell table:formula="of:=RAND()" office:value-type="float" office:value="0.943799771368504">
            <text:p>0.9437997714</text:p>
          </table:table-cell>
          <table:table-cell table:formula="of:=RAND()" office:value-type="float" office:value="0.65962845319882">
            <text:p>0.6596284532</text:p>
          </table:table-cell>
          <table:table-cell table:formula="of:=RAND()" office:value-type="float" office:value="0.641154909739271">
            <text:p>0.6411549097</text:p>
          </table:table-cell>
          <table:table-cell table:formula="of:=RAND()" office:value-type="float" office:value="0.666839570039883">
            <text:p>0.66683957</text:p>
          </table:table-cell>
          <table:table-cell table:formula="of:=RAND()" office:value-type="float" office:value="0.0290211369283497">
            <text:p>0.0290211369</text:p>
          </table:table-cell>
          <table:table-cell table:formula="of:=RAND()" office:value-type="float" office:value="0.177475755801424">
            <text:p>0.1774757558</text:p>
          </table:table-cell>
          <table:table-cell table:formula="of:=RAND()" office:value-type="float" office:value="0.0928149642422795">
            <text:p>0.0928149642</text:p>
          </table:table-cell>
          <table:table-cell table:formula="of:=RAND()" office:value-type="float" office:value="0.921181813813746">
            <text:p>0.9211818138</text:p>
          </table:table-cell>
          <table:table-cell table:formula="of:=RAND()" office:value-type="float" office:value="0.1706482777372">
            <text:p>0.1706482777</text:p>
          </table:table-cell>
          <table:table-cell table:formula="of:=SUM([.B761:.M761])-6" office:value-type="float" office:value="0.0537954533938319">
            <text:p>0.0537954534</text:p>
          </table:table-cell>
          <table:table-cell table:formula="of:=[.N761]-[.$G$6]" office:value-type="float" office:value="0.077536443927791">
            <text:p>0.0775364439</text:p>
          </table:table-cell>
          <table:table-cell table:formula="of:=[.O761]*[.O761]" office:value-type="float" office:value="0.00601190013696747">
            <text:p>0.0060119001</text:p>
          </table:table-cell>
        </table:table-row>
        <table:table-row table:style-name="ro1">
          <table:table-cell/>
          <table:table-cell table:formula="of:=RAND()" office:value-type="float" office:value="0.556490478105843">
            <text:p>0.5564904781</text:p>
          </table:table-cell>
          <table:table-cell table:formula="of:=RAND()" office:value-type="float" office:value="0.716769466176629">
            <text:p>0.7167694662</text:p>
          </table:table-cell>
          <table:table-cell table:formula="of:=RAND()" office:value-type="float" office:value="0.0827545779757202">
            <text:p>0.082754578</text:p>
          </table:table-cell>
          <table:table-cell table:formula="of:=RAND()" office:value-type="float" office:value="0.538414486451075">
            <text:p>0.5384144865</text:p>
          </table:table-cell>
          <table:table-cell table:formula="of:=RAND()" office:value-type="float" office:value="0.97403623489663">
            <text:p>0.9740362349</text:p>
          </table:table-cell>
          <table:table-cell table:formula="of:=RAND()" office:value-type="float" office:value="0.989770197542384">
            <text:p>0.9897701975</text:p>
          </table:table-cell>
          <table:table-cell table:formula="of:=RAND()" office:value-type="float" office:value="0.0146290170960128">
            <text:p>0.0146290171</text:p>
          </table:table-cell>
          <table:table-cell table:formula="of:=RAND()" office:value-type="float" office:value="0.049177250592038">
            <text:p>0.0491772506</text:p>
          </table:table-cell>
          <table:table-cell table:formula="of:=RAND()" office:value-type="float" office:value="0.22144336393103">
            <text:p>0.2214433639</text:p>
          </table:table-cell>
          <table:table-cell table:formula="of:=RAND()" office:value-type="float" office:value="0.168020628159866">
            <text:p>0.1680206282</text:p>
          </table:table-cell>
          <table:table-cell table:formula="of:=RAND()" office:value-type="float" office:value="0.871207697084174">
            <text:p>0.8712076971</text:p>
          </table:table-cell>
          <table:table-cell table:formula="of:=RAND()" office:value-type="float" office:value="0.075631387764588">
            <text:p>0.0756313878</text:p>
          </table:table-cell>
          <table:table-cell table:formula="of:=SUM([.B762:.M762])-6" office:value-type="float" office:value="-0.741655214224011">
            <text:p>-0.7416552142</text:p>
          </table:table-cell>
          <table:table-cell table:formula="of:=[.N762]-[.$G$6]" office:value-type="float" office:value="-0.717914223690052">
            <text:p>-0.7179142237</text:p>
          </table:table-cell>
          <table:table-cell table:formula="of:=[.O762]*[.O762]" office:value-type="float" office:value="0.515400832576489">
            <text:p>0.5154008326</text:p>
          </table:table-cell>
        </table:table-row>
        <table:table-row table:style-name="ro1">
          <table:table-cell/>
          <table:table-cell table:formula="of:=RAND()" office:value-type="float" office:value="0.728271370986477">
            <text:p>0.728271371</text:p>
          </table:table-cell>
          <table:table-cell table:formula="of:=RAND()" office:value-type="float" office:value="0.918120750691742">
            <text:p>0.9181207507</text:p>
          </table:table-cell>
          <table:table-cell table:formula="of:=RAND()" office:value-type="float" office:value="0.215451366035268">
            <text:p>0.215451366</text:p>
          </table:table-cell>
          <table:table-cell table:formula="of:=RAND()" office:value-type="float" office:value="0.977814656449482">
            <text:p>0.9778146564</text:p>
          </table:table-cell>
          <table:table-cell table:formula="of:=RAND()" office:value-type="float" office:value="0.697462684242055">
            <text:p>0.6974626842</text:p>
          </table:table-cell>
          <table:table-cell table:formula="of:=RAND()" office:value-type="float" office:value="0.787581160198897">
            <text:p>0.7875811602</text:p>
          </table:table-cell>
          <table:table-cell table:formula="of:=RAND()" office:value-type="float" office:value="0.740611765999347">
            <text:p>0.740611766</text:p>
          </table:table-cell>
          <table:table-cell table:formula="of:=RAND()" office:value-type="float" office:value="0.183539630612358">
            <text:p>0.1835396306</text:p>
          </table:table-cell>
          <table:table-cell table:formula="of:=RAND()" office:value-type="float" office:value="0.6582071329467">
            <text:p>0.6582071329</text:p>
          </table:table-cell>
          <table:table-cell table:formula="of:=RAND()" office:value-type="float" office:value="0.898057736223564">
            <text:p>0.8980577362</text:p>
          </table:table-cell>
          <table:table-cell table:formula="of:=RAND()" office:value-type="float" office:value="0.326954248361289">
            <text:p>0.3269542484</text:p>
          </table:table-cell>
          <table:table-cell table:formula="of:=RAND()" office:value-type="float" office:value="0.981372977374122">
            <text:p>0.9813729774</text:p>
          </table:table-cell>
          <table:table-cell table:formula="of:=SUM([.B763:.M763])-6" office:value-type="float" office:value="2.1134454801213">
            <text:p>2.1134454801</text:p>
          </table:table-cell>
          <table:table-cell table:formula="of:=[.N763]-[.$G$6]" office:value-type="float" office:value="2.13718647065526">
            <text:p>2.1371864707</text:p>
          </table:table-cell>
          <table:table-cell table:formula="of:=[.O763]*[.O763]" office:value-type="float" office:value="4.56756601035188">
            <text:p>4.5675660104</text:p>
          </table:table-cell>
        </table:table-row>
        <table:table-row table:style-name="ro1">
          <table:table-cell/>
          <table:table-cell table:formula="of:=RAND()" office:value-type="float" office:value="0.605582730378956">
            <text:p>0.6055827304</text:p>
          </table:table-cell>
          <table:table-cell table:formula="of:=RAND()" office:value-type="float" office:value="0.855958069674671">
            <text:p>0.8559580697</text:p>
          </table:table-cell>
          <table:table-cell table:formula="of:=RAND()" office:value-type="float" office:value="0.234194349264726">
            <text:p>0.2341943493</text:p>
          </table:table-cell>
          <table:table-cell table:formula="of:=RAND()" office:value-type="float" office:value="0.413163394667208">
            <text:p>0.4131633947</text:p>
          </table:table-cell>
          <table:table-cell table:formula="of:=RAND()" office:value-type="float" office:value="0.688088626833633">
            <text:p>0.6880886268</text:p>
          </table:table-cell>
          <table:table-cell table:formula="of:=RAND()" office:value-type="float" office:value="0.646403809543699">
            <text:p>0.6464038095</text:p>
          </table:table-cell>
          <table:table-cell table:formula="of:=RAND()" office:value-type="float" office:value="0.354715648107231">
            <text:p>0.3547156481</text:p>
          </table:table-cell>
          <table:table-cell table:formula="of:=RAND()" office:value-type="float" office:value="0.148459817748517">
            <text:p>0.1484598177</text:p>
          </table:table-cell>
          <table:table-cell table:formula="of:=RAND()" office:value-type="float" office:value="0.197722297394648">
            <text:p>0.1977222974</text:p>
          </table:table-cell>
          <table:table-cell table:formula="of:=RAND()" office:value-type="float" office:value="0.873175863642246">
            <text:p>0.8731758636</text:p>
          </table:table-cell>
          <table:table-cell table:formula="of:=RAND()" office:value-type="float" office:value="0.587153008440509">
            <text:p>0.5871530084</text:p>
          </table:table-cell>
          <table:table-cell table:formula="of:=RAND()" office:value-type="float" office:value="0.73383050551638">
            <text:p>0.7338305055</text:p>
          </table:table-cell>
          <table:table-cell table:formula="of:=SUM([.B764:.M764])-6" office:value-type="float" office:value="0.338448121212423">
            <text:p>0.3384481212</text:p>
          </table:table-cell>
          <table:table-cell table:formula="of:=[.N764]-[.$G$6]" office:value-type="float" office:value="0.362189111746382">
            <text:p>0.3621891117</text:p>
          </table:table-cell>
          <table:table-cell table:formula="of:=[.O764]*[.O764]" office:value-type="float" office:value="0.131180952667633">
            <text:p>0.1311809527</text:p>
          </table:table-cell>
        </table:table-row>
        <table:table-row table:style-name="ro1">
          <table:table-cell/>
          <table:table-cell table:formula="of:=RAND()" office:value-type="float" office:value="0.392482420895249">
            <text:p>0.3924824209</text:p>
          </table:table-cell>
          <table:table-cell table:formula="of:=RAND()" office:value-type="float" office:value="0.154009164776653">
            <text:p>0.1540091648</text:p>
          </table:table-cell>
          <table:table-cell table:formula="of:=RAND()" office:value-type="float" office:value="0.660554785048589">
            <text:p>0.660554785</text:p>
          </table:table-cell>
          <table:table-cell table:formula="of:=RAND()" office:value-type="float" office:value="0.413465697783977">
            <text:p>0.4134656978</text:p>
          </table:table-cell>
          <table:table-cell table:formula="of:=RAND()" office:value-type="float" office:value="0.00755310733802617">
            <text:p>0.0075531073</text:p>
          </table:table-cell>
          <table:table-cell table:formula="of:=RAND()" office:value-type="float" office:value="0.13478007982485">
            <text:p>0.1347800798</text:p>
          </table:table-cell>
          <table:table-cell table:formula="of:=RAND()" office:value-type="float" office:value="0.371519121807069">
            <text:p>0.3715191218</text:p>
          </table:table-cell>
          <table:table-cell table:formula="of:=RAND()" office:value-type="float" office:value="0.888144673779607">
            <text:p>0.8881446738</text:p>
          </table:table-cell>
          <table:table-cell table:formula="of:=RAND()" office:value-type="float" office:value="0.617400740506128">
            <text:p>0.6174007405</text:p>
          </table:table-cell>
          <table:table-cell table:formula="of:=RAND()" office:value-type="float" office:value="0.0454932637512684">
            <text:p>0.0454932638</text:p>
          </table:table-cell>
          <table:table-cell table:formula="of:=RAND()" office:value-type="float" office:value="0.22799552930519">
            <text:p>0.2279955293</text:p>
          </table:table-cell>
          <table:table-cell table:formula="of:=RAND()" office:value-type="float" office:value="0.767692918889225">
            <text:p>0.7676929189</text:p>
          </table:table-cell>
          <table:table-cell table:formula="of:=SUM([.B765:.M765])-6" office:value-type="float" office:value="-1.31890849629417">
            <text:p>-1.3189084963</text:p>
          </table:table-cell>
          <table:table-cell table:formula="of:=[.N765]-[.$G$6]" office:value-type="float" office:value="-1.29516750576021">
            <text:p>-1.2951675058</text:p>
          </table:table-cell>
          <table:table-cell table:formula="of:=[.O765]*[.O765]" office:value-type="float" office:value="1.67745886797713">
            <text:p>1.677458868</text:p>
          </table:table-cell>
        </table:table-row>
        <table:table-row table:style-name="ro1">
          <table:table-cell/>
          <table:table-cell table:formula="of:=RAND()" office:value-type="float" office:value="0.97458701999858">
            <text:p>0.97458702</text:p>
          </table:table-cell>
          <table:table-cell table:formula="of:=RAND()" office:value-type="float" office:value="0.104555609170347">
            <text:p>0.1045556092</text:p>
          </table:table-cell>
          <table:table-cell table:formula="of:=RAND()" office:value-type="float" office:value="0.957846969831735">
            <text:p>0.9578469698</text:p>
          </table:table-cell>
          <table:table-cell table:formula="of:=RAND()" office:value-type="float" office:value="0.543329171370715">
            <text:p>0.5433291714</text:p>
          </table:table-cell>
          <table:table-cell table:formula="of:=RAND()" office:value-type="float" office:value="0.496643280377612">
            <text:p>0.4966432804</text:p>
          </table:table-cell>
          <table:table-cell table:formula="of:=RAND()" office:value-type="float" office:value="0.0949772770982236">
            <text:p>0.0949772771</text:p>
          </table:table-cell>
          <table:table-cell table:formula="of:=RAND()" office:value-type="float" office:value="0.199871358461678">
            <text:p>0.1998713585</text:p>
          </table:table-cell>
          <table:table-cell table:formula="of:=RAND()" office:value-type="float" office:value="0.409759062575176">
            <text:p>0.4097590626</text:p>
          </table:table-cell>
          <table:table-cell table:formula="of:=RAND()" office:value-type="float" office:value="0.981394791975617">
            <text:p>0.981394792</text:p>
          </table:table-cell>
          <table:table-cell table:formula="of:=RAND()" office:value-type="float" office:value="0.617891255998984">
            <text:p>0.617891256</text:p>
          </table:table-cell>
          <table:table-cell table:formula="of:=RAND()" office:value-type="float" office:value="0.300476650707424">
            <text:p>0.3004766507</text:p>
          </table:table-cell>
          <table:table-cell table:formula="of:=RAND()" office:value-type="float" office:value="0.60257602063939">
            <text:p>0.6025760206</text:p>
          </table:table-cell>
          <table:table-cell table:formula="of:=SUM([.B766:.M766])-6" office:value-type="float" office:value="0.283908468205482">
            <text:p>0.2839084682</text:p>
          </table:table-cell>
          <table:table-cell table:formula="of:=[.N766]-[.$G$6]" office:value-type="float" office:value="0.307649458739441">
            <text:p>0.3076494587</text:p>
          </table:table-cell>
          <table:table-cell table:formula="of:=[.O766]*[.O766]" office:value-type="float" office:value="0.0946481894626709">
            <text:p>0.0946481895</text:p>
          </table:table-cell>
        </table:table-row>
        <table:table-row table:style-name="ro1">
          <table:table-cell/>
          <table:table-cell table:formula="of:=RAND()" office:value-type="float" office:value="0.768371812067926">
            <text:p>0.7683718121</text:p>
          </table:table-cell>
          <table:table-cell table:formula="of:=RAND()" office:value-type="float" office:value="0.407318938523531">
            <text:p>0.4073189385</text:p>
          </table:table-cell>
          <table:table-cell table:formula="of:=RAND()" office:value-type="float" office:value="0.664092090912163">
            <text:p>0.6640920909</text:p>
          </table:table-cell>
          <table:table-cell table:formula="of:=RAND()" office:value-type="float" office:value="0.212141246767715">
            <text:p>0.2121412468</text:p>
          </table:table-cell>
          <table:table-cell table:formula="of:=RAND()" office:value-type="float" office:value="0.402217019349337">
            <text:p>0.4022170193</text:p>
          </table:table-cell>
          <table:table-cell table:formula="of:=RAND()" office:value-type="float" office:value="0.657913440838456">
            <text:p>0.6579134408</text:p>
          </table:table-cell>
          <table:table-cell table:formula="of:=RAND()" office:value-type="float" office:value="0.422579384874553">
            <text:p>0.4225793849</text:p>
          </table:table-cell>
          <table:table-cell table:formula="of:=RAND()" office:value-type="float" office:value="0.492863834137097">
            <text:p>0.4928638341</text:p>
          </table:table-cell>
          <table:table-cell table:formula="of:=RAND()" office:value-type="float" office:value="0.985731337917969">
            <text:p>0.9857313379</text:p>
          </table:table-cell>
          <table:table-cell table:formula="of:=RAND()" office:value-type="float" office:value="0.609264720696956">
            <text:p>0.6092647207</text:p>
          </table:table-cell>
          <table:table-cell table:formula="of:=RAND()" office:value-type="float" office:value="0.950843904865906">
            <text:p>0.9508439049</text:p>
          </table:table-cell>
          <table:table-cell table:formula="of:=RAND()" office:value-type="float" office:value="0.189438121626154">
            <text:p>0.1894381216</text:p>
          </table:table-cell>
          <table:table-cell table:formula="of:=SUM([.B767:.M767])-6" office:value-type="float" office:value="0.762775852577761">
            <text:p>0.7627758526</text:p>
          </table:table-cell>
          <table:table-cell table:formula="of:=[.N767]-[.$G$6]" office:value-type="float" office:value="0.78651684311172">
            <text:p>0.7865168431</text:p>
          </table:table-cell>
          <table:table-cell table:formula="of:=[.O767]*[.O767]" office:value-type="float" office:value="0.618608744498426">
            <text:p>0.6186087445</text:p>
          </table:table-cell>
        </table:table-row>
        <table:table-row table:style-name="ro1">
          <table:table-cell/>
          <table:table-cell table:formula="of:=RAND()" office:value-type="float" office:value="0.0624094705563039">
            <text:p>0.0624094706</text:p>
          </table:table-cell>
          <table:table-cell table:formula="of:=RAND()" office:value-type="float" office:value="0.705921112792566">
            <text:p>0.7059211128</text:p>
          </table:table-cell>
          <table:table-cell table:formula="of:=RAND()" office:value-type="float" office:value="0.708270876435563">
            <text:p>0.7082708764</text:p>
          </table:table-cell>
          <table:table-cell table:formula="of:=RAND()" office:value-type="float" office:value="0.512064953800291">
            <text:p>0.5120649538</text:p>
          </table:table-cell>
          <table:table-cell table:formula="of:=RAND()" office:value-type="float" office:value="0.96102198283188">
            <text:p>0.9610219828</text:p>
          </table:table-cell>
          <table:table-cell table:formula="of:=RAND()" office:value-type="float" office:value="0.18036855221726">
            <text:p>0.1803685522</text:p>
          </table:table-cell>
          <table:table-cell table:formula="of:=RAND()" office:value-type="float" office:value="0.804230033420026">
            <text:p>0.8042300334</text:p>
          </table:table-cell>
          <table:table-cell table:formula="of:=RAND()" office:value-type="float" office:value="0.128418966662139">
            <text:p>0.1284189667</text:p>
          </table:table-cell>
          <table:table-cell table:formula="of:=RAND()" office:value-type="float" office:value="0.337638379540294">
            <text:p>0.3376383795</text:p>
          </table:table-cell>
          <table:table-cell table:formula="of:=RAND()" office:value-type="float" office:value="0.0416377556975931">
            <text:p>0.0416377557</text:p>
          </table:table-cell>
          <table:table-cell table:formula="of:=RAND()" office:value-type="float" office:value="0.551779288798571">
            <text:p>0.5517792888</text:p>
          </table:table-cell>
          <table:table-cell table:formula="of:=RAND()" office:value-type="float" office:value="0.199705849867314">
            <text:p>0.1997058499</text:p>
          </table:table-cell>
          <table:table-cell table:formula="of:=SUM([.B768:.M768])-6" office:value-type="float" office:value="-0.806532777380198">
            <text:p>-0.8065327774</text:p>
          </table:table-cell>
          <table:table-cell table:formula="of:=[.N768]-[.$G$6]" office:value-type="float" office:value="-0.782791786846239">
            <text:p>-0.7827917868</text:p>
          </table:table-cell>
          <table:table-cell table:formula="of:=[.O768]*[.O768]" office:value-type="float" office:value="0.612762981553928">
            <text:p>0.6127629816</text:p>
          </table:table-cell>
        </table:table-row>
        <table:table-row table:style-name="ro1">
          <table:table-cell/>
          <table:table-cell table:formula="of:=RAND()" office:value-type="float" office:value="0.746024529449642">
            <text:p>0.7460245294</text:p>
          </table:table-cell>
          <table:table-cell table:formula="of:=RAND()" office:value-type="float" office:value="0.764374565333128">
            <text:p>0.7643745653</text:p>
          </table:table-cell>
          <table:table-cell table:formula="of:=RAND()" office:value-type="float" office:value="0.298714657779783">
            <text:p>0.2987146578</text:p>
          </table:table-cell>
          <table:table-cell table:formula="of:=RAND()" office:value-type="float" office:value="0.701868855627254">
            <text:p>0.7018688556</text:p>
          </table:table-cell>
          <table:table-cell table:formula="of:=RAND()" office:value-type="float" office:value="0.68699255422689">
            <text:p>0.6869925542</text:p>
          </table:table-cell>
          <table:table-cell table:formula="of:=RAND()" office:value-type="float" office:value="0.678206671029329">
            <text:p>0.678206671</text:p>
          </table:table-cell>
          <table:table-cell table:formula="of:=RAND()" office:value-type="float" office:value="0.238626887090504">
            <text:p>0.2386268871</text:p>
          </table:table-cell>
          <table:table-cell table:formula="of:=RAND()" office:value-type="float" office:value="0.885006369790062">
            <text:p>0.8850063698</text:p>
          </table:table-cell>
          <table:table-cell table:formula="of:=RAND()" office:value-type="float" office:value="0.746123441262171">
            <text:p>0.7461234413</text:p>
          </table:table-cell>
          <table:table-cell table:formula="of:=RAND()" office:value-type="float" office:value="0.263606960186735">
            <text:p>0.2636069602</text:p>
          </table:table-cell>
          <table:table-cell table:formula="of:=RAND()" office:value-type="float" office:value="0.612347843591124">
            <text:p>0.6123478436</text:p>
          </table:table-cell>
          <table:table-cell table:formula="of:=RAND()" office:value-type="float" office:value="0.268121520988643">
            <text:p>0.268121521</text:p>
          </table:table-cell>
          <table:table-cell table:formula="of:=SUM([.B769:.M769])-6" office:value-type="float" office:value="0.890014856355265">
            <text:p>0.8900148564</text:p>
          </table:table-cell>
          <table:table-cell table:formula="of:=[.N769]-[.$G$6]" office:value-type="float" office:value="0.913755846889224">
            <text:p>0.9137558469</text:p>
          </table:table-cell>
          <table:table-cell table:formula="of:=[.O769]*[.O769]" office:value-type="float" office:value="0.834949747724243">
            <text:p>0.8349497477</text:p>
          </table:table-cell>
        </table:table-row>
        <table:table-row table:style-name="ro1">
          <table:table-cell/>
          <table:table-cell table:formula="of:=RAND()" office:value-type="float" office:value="0.199157847557217">
            <text:p>0.1991578476</text:p>
          </table:table-cell>
          <table:table-cell table:formula="of:=RAND()" office:value-type="float" office:value="0.750940084923059">
            <text:p>0.7509400849</text:p>
          </table:table-cell>
          <table:table-cell table:formula="of:=RAND()" office:value-type="float" office:value="0.04414267023094">
            <text:p>0.0441426702</text:p>
          </table:table-cell>
          <table:table-cell table:formula="of:=RAND()" office:value-type="float" office:value="0.73741309531033">
            <text:p>0.7374130953</text:p>
          </table:table-cell>
          <table:table-cell table:formula="of:=RAND()" office:value-type="float" office:value="0.821770728100091">
            <text:p>0.8217707281</text:p>
          </table:table-cell>
          <table:table-cell table:formula="of:=RAND()" office:value-type="float" office:value="0.894188246689737">
            <text:p>0.8941882467</text:p>
          </table:table-cell>
          <table:table-cell table:formula="of:=RAND()" office:value-type="float" office:value="0.638098468771204">
            <text:p>0.6380984688</text:p>
          </table:table-cell>
          <table:table-cell table:formula="of:=RAND()" office:value-type="float" office:value="0.926524623762816">
            <text:p>0.9265246238</text:p>
          </table:table-cell>
          <table:table-cell table:formula="of:=RAND()" office:value-type="float" office:value="0.69495680811815">
            <text:p>0.6949568081</text:p>
          </table:table-cell>
          <table:table-cell table:formula="of:=RAND()" office:value-type="float" office:value="0.919648174196482">
            <text:p>0.9196481742</text:p>
          </table:table-cell>
          <table:table-cell table:formula="of:=RAND()" office:value-type="float" office:value="0.455206814687699">
            <text:p>0.4552068147</text:p>
          </table:table-cell>
          <table:table-cell table:formula="of:=RAND()" office:value-type="float" office:value="0.741789516061544">
            <text:p>0.7417895161</text:p>
          </table:table-cell>
          <table:table-cell table:formula="of:=SUM([.B770:.M770])-6" office:value-type="float" office:value="1.82383707840927">
            <text:p>1.8238370784</text:p>
          </table:table-cell>
          <table:table-cell table:formula="of:=[.N770]-[.$G$6]" office:value-type="float" office:value="1.84757806894323">
            <text:p>1.8475780689</text:p>
          </table:table-cell>
          <table:table-cell table:formula="of:=[.O770]*[.O770]" office:value-type="float" office:value="3.41354472083999">
            <text:p>3.4135447208</text:p>
          </table:table-cell>
        </table:table-row>
        <table:table-row table:style-name="ro1">
          <table:table-cell/>
          <table:table-cell table:formula="of:=RAND()" office:value-type="float" office:value="0.702677652938291">
            <text:p>0.7026776529</text:p>
          </table:table-cell>
          <table:table-cell table:formula="of:=RAND()" office:value-type="float" office:value="0.442706571891904">
            <text:p>0.4427065719</text:p>
          </table:table-cell>
          <table:table-cell table:formula="of:=RAND()" office:value-type="float" office:value="0.36324137263">
            <text:p>0.3632413726</text:p>
          </table:table-cell>
          <table:table-cell table:formula="of:=RAND()" office:value-type="float" office:value="0.128051060251892">
            <text:p>0.1280510603</text:p>
          </table:table-cell>
          <table:table-cell table:formula="of:=RAND()" office:value-type="float" office:value="0.0381841375492513">
            <text:p>0.0381841375</text:p>
          </table:table-cell>
          <table:table-cell table:formula="of:=RAND()" office:value-type="float" office:value="0.534215517342091">
            <text:p>0.5342155173</text:p>
          </table:table-cell>
          <table:table-cell table:formula="of:=RAND()" office:value-type="float" office:value="0.40600668778643">
            <text:p>0.4060066878</text:p>
          </table:table-cell>
          <table:table-cell table:formula="of:=RAND()" office:value-type="float" office:value="0.966089111752808">
            <text:p>0.9660891118</text:p>
          </table:table-cell>
          <table:table-cell table:formula="of:=RAND()" office:value-type="float" office:value="0.392542382469401">
            <text:p>0.3925423825</text:p>
          </table:table-cell>
          <table:table-cell table:formula="of:=RAND()" office:value-type="float" office:value="0.395055357832462">
            <text:p>0.3950553578</text:p>
          </table:table-cell>
          <table:table-cell table:formula="of:=RAND()" office:value-type="float" office:value="0.226540511008352">
            <text:p>0.226540511</text:p>
          </table:table-cell>
          <table:table-cell table:formula="of:=RAND()" office:value-type="float" office:value="0.951640070881695">
            <text:p>0.9516400709</text:p>
          </table:table-cell>
          <table:table-cell table:formula="of:=SUM([.B771:.M771])-6" office:value-type="float" office:value="-0.453049565665424">
            <text:p>-0.4530495657</text:p>
          </table:table-cell>
          <table:table-cell table:formula="of:=[.N771]-[.$G$6]" office:value-type="float" office:value="-0.429308575131465">
            <text:p>-0.4293085751</text:p>
          </table:table-cell>
          <table:table-cell table:formula="of:=[.O771]*[.O771]" office:value-type="float" office:value="0.184305852681409">
            <text:p>0.1843058527</text:p>
          </table:table-cell>
        </table:table-row>
        <table:table-row table:style-name="ro1">
          <table:table-cell/>
          <table:table-cell table:formula="of:=RAND()" office:value-type="float" office:value="0.3240792513825">
            <text:p>0.3240792514</text:p>
          </table:table-cell>
          <table:table-cell table:formula="of:=RAND()" office:value-type="float" office:value="0.0456079847645015">
            <text:p>0.0456079848</text:p>
          </table:table-cell>
          <table:table-cell table:formula="of:=RAND()" office:value-type="float" office:value="0.599140560254455">
            <text:p>0.5991405603</text:p>
          </table:table-cell>
          <table:table-cell table:formula="of:=RAND()" office:value-type="float" office:value="0.176087291445583">
            <text:p>0.1760872914</text:p>
          </table:table-cell>
          <table:table-cell table:formula="of:=RAND()" office:value-type="float" office:value="0.0168082353193313">
            <text:p>0.0168082353</text:p>
          </table:table-cell>
          <table:table-cell table:formula="of:=RAND()" office:value-type="float" office:value="0.17488722037524">
            <text:p>0.1748872204</text:p>
          </table:table-cell>
          <table:table-cell table:formula="of:=RAND()" office:value-type="float" office:value="0.736288751708344">
            <text:p>0.7362887517</text:p>
          </table:table-cell>
          <table:table-cell table:formula="of:=RAND()" office:value-type="float" office:value="0.399144673254341">
            <text:p>0.3991446733</text:p>
          </table:table-cell>
          <table:table-cell table:formula="of:=RAND()" office:value-type="float" office:value="0.108576283557341">
            <text:p>0.1085762836</text:p>
          </table:table-cell>
          <table:table-cell table:formula="of:=RAND()" office:value-type="float" office:value="0.730414853198454">
            <text:p>0.7304148532</text:p>
          </table:table-cell>
          <table:table-cell table:formula="of:=RAND()" office:value-type="float" office:value="0.448392986087129">
            <text:p>0.4483929861</text:p>
          </table:table-cell>
          <table:table-cell table:formula="of:=RAND()" office:value-type="float" office:value="0.915535778738558">
            <text:p>0.9155357787</text:p>
          </table:table-cell>
          <table:table-cell table:formula="of:=SUM([.B772:.M772])-6" office:value-type="float" office:value="-1.32503612991422">
            <text:p>-1.3250361299</text:p>
          </table:table-cell>
          <table:table-cell table:formula="of:=[.N772]-[.$G$6]" office:value-type="float" office:value="-1.30129513938027">
            <text:p>-1.3012951394</text:p>
          </table:table-cell>
          <table:table-cell table:formula="of:=[.O772]*[.O772]" office:value-type="float" office:value="1.6933690397747">
            <text:p>1.6933690398</text:p>
          </table:table-cell>
        </table:table-row>
        <table:table-row table:style-name="ro1">
          <table:table-cell/>
          <table:table-cell table:formula="of:=RAND()" office:value-type="float" office:value="0.739649056689814">
            <text:p>0.7396490567</text:p>
          </table:table-cell>
          <table:table-cell table:formula="of:=RAND()" office:value-type="float" office:value="0.398877231404185">
            <text:p>0.3988772314</text:p>
          </table:table-cell>
          <table:table-cell table:formula="of:=RAND()" office:value-type="float" office:value="0.294122716644779">
            <text:p>0.2941227166</text:p>
          </table:table-cell>
          <table:table-cell table:formula="of:=RAND()" office:value-type="float" office:value="0.920523865846917">
            <text:p>0.9205238658</text:p>
          </table:table-cell>
          <table:table-cell table:formula="of:=RAND()" office:value-type="float" office:value="0.652246142504737">
            <text:p>0.6522461425</text:p>
          </table:table-cell>
          <table:table-cell table:formula="of:=RAND()" office:value-type="float" office:value="0.680905997054651">
            <text:p>0.6809059971</text:p>
          </table:table-cell>
          <table:table-cell table:formula="of:=RAND()" office:value-type="float" office:value="0.815270266495645">
            <text:p>0.8152702665</text:p>
          </table:table-cell>
          <table:table-cell table:formula="of:=RAND()" office:value-type="float" office:value="0.525202471064404">
            <text:p>0.5252024711</text:p>
          </table:table-cell>
          <table:table-cell table:formula="of:=RAND()" office:value-type="float" office:value="0.583304583095014">
            <text:p>0.5833045831</text:p>
          </table:table-cell>
          <table:table-cell table:formula="of:=RAND()" office:value-type="float" office:value="0.399803729960695">
            <text:p>0.39980373</text:p>
          </table:table-cell>
          <table:table-cell table:formula="of:=RAND()" office:value-type="float" office:value="0.650086400797591">
            <text:p>0.6500864008</text:p>
          </table:table-cell>
          <table:table-cell table:formula="of:=RAND()" office:value-type="float" office:value="0.307751683751121">
            <text:p>0.3077516838</text:p>
          </table:table-cell>
          <table:table-cell table:formula="of:=SUM([.B773:.M773])-6" office:value-type="float" office:value="0.967744145309553">
            <text:p>0.9677441453</text:p>
          </table:table-cell>
          <table:table-cell table:formula="of:=[.N773]-[.$G$6]" office:value-type="float" office:value="0.991485135843512">
            <text:p>0.9914851358</text:p>
          </table:table-cell>
          <table:table-cell table:formula="of:=[.O773]*[.O773]" office:value-type="float" office:value="0.983042774598627">
            <text:p>0.9830427746</text:p>
          </table:table-cell>
        </table:table-row>
        <table:table-row table:style-name="ro1">
          <table:table-cell/>
          <table:table-cell table:formula="of:=RAND()" office:value-type="float" office:value="0.872542936122045">
            <text:p>0.8725429361</text:p>
          </table:table-cell>
          <table:table-cell table:formula="of:=RAND()" office:value-type="float" office:value="0.257414723513648">
            <text:p>0.2574147235</text:p>
          </table:table-cell>
          <table:table-cell table:formula="of:=RAND()" office:value-type="float" office:value="0.253130562603474">
            <text:p>0.2531305626</text:p>
          </table:table-cell>
          <table:table-cell table:formula="of:=RAND()" office:value-type="float" office:value="0.722968553658575">
            <text:p>0.7229685537</text:p>
          </table:table-cell>
          <table:table-cell table:formula="of:=RAND()" office:value-type="float" office:value="0.846488559152931">
            <text:p>0.8464885592</text:p>
          </table:table-cell>
          <table:table-cell table:formula="of:=RAND()" office:value-type="float" office:value="0.18817713111639">
            <text:p>0.1881771311</text:p>
          </table:table-cell>
          <table:table-cell table:formula="of:=RAND()" office:value-type="float" office:value="0.222736582159996">
            <text:p>0.2227365822</text:p>
          </table:table-cell>
          <table:table-cell table:formula="of:=RAND()" office:value-type="float" office:value="0.242451960919425">
            <text:p>0.2424519609</text:p>
          </table:table-cell>
          <table:table-cell table:formula="of:=RAND()" office:value-type="float" office:value="0.840772476047277">
            <text:p>0.840772476</text:p>
          </table:table-cell>
          <table:table-cell table:formula="of:=RAND()" office:value-type="float" office:value="0.805693035013974">
            <text:p>0.805693035</text:p>
          </table:table-cell>
          <table:table-cell table:formula="of:=RAND()" office:value-type="float" office:value="0.826400484656915">
            <text:p>0.8264004847</text:p>
          </table:table-cell>
          <table:table-cell table:formula="of:=RAND()" office:value-type="float" office:value="0.17819355847314">
            <text:p>0.1781935585</text:p>
          </table:table-cell>
          <table:table-cell table:formula="of:=SUM([.B774:.M774])-6" office:value-type="float" office:value="0.25697056343779">
            <text:p>0.2569705634</text:p>
          </table:table-cell>
          <table:table-cell table:formula="of:=[.N774]-[.$G$6]" office:value-type="float" office:value="0.280711553971749">
            <text:p>0.280711554</text:p>
          </table:table-cell>
          <table:table-cell table:formula="of:=[.O774]*[.O774]" office:value-type="float" office:value="0.078798976533234">
            <text:p>0.0787989765</text:p>
          </table:table-cell>
        </table:table-row>
        <table:table-row table:style-name="ro1">
          <table:table-cell/>
          <table:table-cell table:formula="of:=RAND()" office:value-type="float" office:value="0.545018221484497">
            <text:p>0.5450182215</text:p>
          </table:table-cell>
          <table:table-cell table:formula="of:=RAND()" office:value-type="float" office:value="0.733604885172099">
            <text:p>0.7336048852</text:p>
          </table:table-cell>
          <table:table-cell table:formula="of:=RAND()" office:value-type="float" office:value="0.105365644209087">
            <text:p>0.1053656442</text:p>
          </table:table-cell>
          <table:table-cell table:formula="of:=RAND()" office:value-type="float" office:value="0.699163383571431">
            <text:p>0.6991633836</text:p>
          </table:table-cell>
          <table:table-cell table:formula="of:=RAND()" office:value-type="float" office:value="0.746549152536318">
            <text:p>0.7465491525</text:p>
          </table:table-cell>
          <table:table-cell table:formula="of:=RAND()" office:value-type="float" office:value="0.416378654073924">
            <text:p>0.4163786541</text:p>
          </table:table-cell>
          <table:table-cell table:formula="of:=RAND()" office:value-type="float" office:value="0.961413471261039">
            <text:p>0.9614134713</text:p>
          </table:table-cell>
          <table:table-cell table:formula="of:=RAND()" office:value-type="float" office:value="0.41337130125612">
            <text:p>0.4133713013</text:p>
          </table:table-cell>
          <table:table-cell table:formula="of:=RAND()" office:value-type="float" office:value="0.298677082173526">
            <text:p>0.2986770822</text:p>
          </table:table-cell>
          <table:table-cell table:formula="of:=RAND()" office:value-type="float" office:value="0.00439261109568179">
            <text:p>0.0043926111</text:p>
          </table:table-cell>
          <table:table-cell table:formula="of:=RAND()" office:value-type="float" office:value="0.953634810866788">
            <text:p>0.9536348109</text:p>
          </table:table-cell>
          <table:table-cell table:formula="of:=RAND()" office:value-type="float" office:value="0.782785005634651">
            <text:p>0.7827850056</text:p>
          </table:table-cell>
          <table:table-cell table:formula="of:=SUM([.B775:.M775])-6" office:value-type="float" office:value="0.660354223335162">
            <text:p>0.6603542233</text:p>
          </table:table-cell>
          <table:table-cell table:formula="of:=[.N775]-[.$G$6]" office:value-type="float" office:value="0.684095213869121">
            <text:p>0.6840952139</text:p>
          </table:table-cell>
          <table:table-cell table:formula="of:=[.O775]*[.O775]" office:value-type="float" office:value="0.467986261638638">
            <text:p>0.4679862616</text:p>
          </table:table-cell>
        </table:table-row>
        <table:table-row table:style-name="ro1">
          <table:table-cell/>
          <table:table-cell table:formula="of:=RAND()" office:value-type="float" office:value="0.956379686715081">
            <text:p>0.9563796867</text:p>
          </table:table-cell>
          <table:table-cell table:formula="of:=RAND()" office:value-type="float" office:value="0.342620704555884">
            <text:p>0.3426207046</text:p>
          </table:table-cell>
          <table:table-cell table:formula="of:=RAND()" office:value-type="float" office:value="0.180886087939143">
            <text:p>0.1808860879</text:p>
          </table:table-cell>
          <table:table-cell table:formula="of:=RAND()" office:value-type="float" office:value="0.261709664016962">
            <text:p>0.261709664</text:p>
          </table:table-cell>
          <table:table-cell table:formula="of:=RAND()" office:value-type="float" office:value="0.535740006482229">
            <text:p>0.5357400065</text:p>
          </table:table-cell>
          <table:table-cell table:formula="of:=RAND()" office:value-type="float" office:value="0.257352322107181">
            <text:p>0.2573523221</text:p>
          </table:table-cell>
          <table:table-cell table:formula="of:=RAND()" office:value-type="float" office:value="0.324605315458029">
            <text:p>0.3246053155</text:p>
          </table:table-cell>
          <table:table-cell table:formula="of:=RAND()" office:value-type="float" office:value="0.982121860142797">
            <text:p>0.9821218601</text:p>
          </table:table-cell>
          <table:table-cell table:formula="of:=RAND()" office:value-type="float" office:value="0.243304303381592">
            <text:p>0.2433043034</text:p>
          </table:table-cell>
          <table:table-cell table:formula="of:=RAND()" office:value-type="float" office:value="0.0404265145771205">
            <text:p>0.0404265146</text:p>
          </table:table-cell>
          <table:table-cell table:formula="of:=RAND()" office:value-type="float" office:value="0.191629249602556">
            <text:p>0.1916292496</text:p>
          </table:table-cell>
          <table:table-cell table:formula="of:=RAND()" office:value-type="float" office:value="0.569926327094436">
            <text:p>0.5699263271</text:p>
          </table:table-cell>
          <table:table-cell table:formula="of:=SUM([.B776:.M776])-6" office:value-type="float" office:value="-1.11329795792699">
            <text:p>-1.1132979579</text:p>
          </table:table-cell>
          <table:table-cell table:formula="of:=[.N776]-[.$G$6]" office:value-type="float" office:value="-1.08955696739303">
            <text:p>-1.0895569674</text:p>
          </table:table-cell>
          <table:table-cell table:formula="of:=[.O776]*[.O776]" office:value-type="float" office:value="1.1871343851947">
            <text:p>1.1871343852</text:p>
          </table:table-cell>
        </table:table-row>
        <table:table-row table:style-name="ro1">
          <table:table-cell/>
          <table:table-cell table:formula="of:=RAND()" office:value-type="float" office:value="0.510350537719205">
            <text:p>0.5103505377</text:p>
          </table:table-cell>
          <table:table-cell table:formula="of:=RAND()" office:value-type="float" office:value="0.661475482862443">
            <text:p>0.6614754829</text:p>
          </table:table-cell>
          <table:table-cell table:formula="of:=RAND()" office:value-type="float" office:value="0.990512085845694">
            <text:p>0.9905120858</text:p>
          </table:table-cell>
          <table:table-cell table:formula="of:=RAND()" office:value-type="float" office:value="0.418558212695643">
            <text:p>0.4185582127</text:p>
          </table:table-cell>
          <table:table-cell table:formula="of:=RAND()" office:value-type="float" office:value="0.150007874239236">
            <text:p>0.1500078742</text:p>
          </table:table-cell>
          <table:table-cell table:formula="of:=RAND()" office:value-type="float" office:value="0.438546645222232">
            <text:p>0.4385466452</text:p>
          </table:table-cell>
          <table:table-cell table:formula="of:=RAND()" office:value-type="float" office:value="0.0196959003806114">
            <text:p>0.0196959004</text:p>
          </table:table-cell>
          <table:table-cell table:formula="of:=RAND()" office:value-type="float" office:value="0.667707829969004">
            <text:p>0.66770783</text:p>
          </table:table-cell>
          <table:table-cell table:formula="of:=RAND()" office:value-type="float" office:value="0.671982788713649">
            <text:p>0.6719827887</text:p>
          </table:table-cell>
          <table:table-cell table:formula="of:=RAND()" office:value-type="float" office:value="0.76514261495322">
            <text:p>0.765142615</text:p>
          </table:table-cell>
          <table:table-cell table:formula="of:=RAND()" office:value-type="float" office:value="0.542212329572067">
            <text:p>0.5422123296</text:p>
          </table:table-cell>
          <table:table-cell table:formula="of:=RAND()" office:value-type="float" office:value="0.859773586504161">
            <text:p>0.8597735865</text:p>
          </table:table-cell>
          <table:table-cell table:formula="of:=SUM([.B777:.M777])-6" office:value-type="float" office:value="0.695965888677165">
            <text:p>0.6959658887</text:p>
          </table:table-cell>
          <table:table-cell table:formula="of:=[.N777]-[.$G$6]" office:value-type="float" office:value="0.719706879211124">
            <text:p>0.7197068792</text:p>
          </table:table-cell>
          <table:table-cell table:formula="of:=[.O777]*[.O777]" office:value-type="float" office:value="0.517977991983816">
            <text:p>0.517977992</text:p>
          </table:table-cell>
        </table:table-row>
        <table:table-row table:style-name="ro1">
          <table:table-cell/>
          <table:table-cell table:formula="of:=RAND()" office:value-type="float" office:value="0.403940121177584">
            <text:p>0.4039401212</text:p>
          </table:table-cell>
          <table:table-cell table:formula="of:=RAND()" office:value-type="float" office:value="0.443570446455851">
            <text:p>0.4435704465</text:p>
          </table:table-cell>
          <table:table-cell table:formula="of:=RAND()" office:value-type="float" office:value="0.676094100577757">
            <text:p>0.6760941006</text:p>
          </table:table-cell>
          <table:table-cell table:formula="of:=RAND()" office:value-type="float" office:value="0.37718571559526">
            <text:p>0.3771857156</text:p>
          </table:table-cell>
          <table:table-cell table:formula="of:=RAND()" office:value-type="float" office:value="0.335255555342883">
            <text:p>0.3352555553</text:p>
          </table:table-cell>
          <table:table-cell table:formula="of:=RAND()" office:value-type="float" office:value="0.515077333431691">
            <text:p>0.5150773334</text:p>
          </table:table-cell>
          <table:table-cell table:formula="of:=RAND()" office:value-type="float" office:value="0.297906752675772">
            <text:p>0.2979067527</text:p>
          </table:table-cell>
          <table:table-cell table:formula="of:=RAND()" office:value-type="float" office:value="0.38456617644988">
            <text:p>0.3845661764</text:p>
          </table:table-cell>
          <table:table-cell table:formula="of:=RAND()" office:value-type="float" office:value="0.42238208395429">
            <text:p>0.422382084</text:p>
          </table:table-cell>
          <table:table-cell table:formula="of:=RAND()" office:value-type="float" office:value="0.56554089137353">
            <text:p>0.5655408914</text:p>
          </table:table-cell>
          <table:table-cell table:formula="of:=RAND()" office:value-type="float" office:value="0.353475469863042">
            <text:p>0.3534754699</text:p>
          </table:table-cell>
          <table:table-cell table:formula="of:=RAND()" office:value-type="float" office:value="0.177671763347462">
            <text:p>0.1776717633</text:p>
          </table:table-cell>
          <table:table-cell table:formula="of:=SUM([.B778:.M778])-6" office:value-type="float" office:value="-1.047333589755">
            <text:p>-1.0473335898</text:p>
          </table:table-cell>
          <table:table-cell table:formula="of:=[.N778]-[.$G$6]" office:value-type="float" office:value="-1.02359259922104">
            <text:p>-1.0235925992</text:p>
          </table:table-cell>
          <table:table-cell table:formula="of:=[.O778]*[.O778]" office:value-type="float" office:value="1.04774180918008">
            <text:p>1.0477418092</text:p>
          </table:table-cell>
        </table:table-row>
        <table:table-row table:style-name="ro1">
          <table:table-cell/>
          <table:table-cell table:formula="of:=RAND()" office:value-type="float" office:value="0.339607364498079">
            <text:p>0.3396073645</text:p>
          </table:table-cell>
          <table:table-cell table:formula="of:=RAND()" office:value-type="float" office:value="0.855672460515052">
            <text:p>0.8556724605</text:p>
          </table:table-cell>
          <table:table-cell table:formula="of:=RAND()" office:value-type="float" office:value="0.659769749036059">
            <text:p>0.659769749</text:p>
          </table:table-cell>
          <table:table-cell table:formula="of:=RAND()" office:value-type="float" office:value="0.94091222435236">
            <text:p>0.9409122244</text:p>
          </table:table-cell>
          <table:table-cell table:formula="of:=RAND()" office:value-type="float" office:value="0.611654070904478">
            <text:p>0.6116540709</text:p>
          </table:table-cell>
          <table:table-cell table:formula="of:=RAND()" office:value-type="float" office:value="0.605175312142819">
            <text:p>0.6051753121</text:p>
          </table:table-cell>
          <table:table-cell table:formula="of:=RAND()" office:value-type="float" office:value="0.298574169399217">
            <text:p>0.2985741694</text:p>
          </table:table-cell>
          <table:table-cell table:formula="of:=RAND()" office:value-type="float" office:value="0.695485269650817">
            <text:p>0.6954852697</text:p>
          </table:table-cell>
          <table:table-cell table:formula="of:=RAND()" office:value-type="float" office:value="0.435014776652679">
            <text:p>0.4350147767</text:p>
          </table:table-cell>
          <table:table-cell table:formula="of:=RAND()" office:value-type="float" office:value="0.881308164214715">
            <text:p>0.8813081642</text:p>
          </table:table-cell>
          <table:table-cell table:formula="of:=RAND()" office:value-type="float" office:value="0.491784014971927">
            <text:p>0.491784015</text:p>
          </table:table-cell>
          <table:table-cell table:formula="of:=RAND()" office:value-type="float" office:value="0.0917212723288685">
            <text:p>0.0917212723</text:p>
          </table:table-cell>
          <table:table-cell table:formula="of:=SUM([.B779:.M779])-6" office:value-type="float" office:value="0.90667884866707">
            <text:p>0.9066788487</text:p>
          </table:table-cell>
          <table:table-cell table:formula="of:=[.N779]-[.$G$6]" office:value-type="float" office:value="0.930419839201029">
            <text:p>0.9304198392</text:p>
          </table:table-cell>
          <table:table-cell table:formula="of:=[.O779]*[.O779]" office:value-type="float" office:value="0.865681077178869">
            <text:p>0.8656810772</text:p>
          </table:table-cell>
        </table:table-row>
        <table:table-row table:style-name="ro1">
          <table:table-cell/>
          <table:table-cell table:formula="of:=RAND()" office:value-type="float" office:value="0.649542581290007">
            <text:p>0.6495425813</text:p>
          </table:table-cell>
          <table:table-cell table:formula="of:=RAND()" office:value-type="float" office:value="0.83510781195946">
            <text:p>0.835107812</text:p>
          </table:table-cell>
          <table:table-cell table:formula="of:=RAND()" office:value-type="float" office:value="0.0725013543851674">
            <text:p>0.0725013544</text:p>
          </table:table-cell>
          <table:table-cell table:formula="of:=RAND()" office:value-type="float" office:value="0.231316174380481">
            <text:p>0.2313161744</text:p>
          </table:table-cell>
          <table:table-cell table:formula="of:=RAND()" office:value-type="float" office:value="0.939379070419818">
            <text:p>0.9393790704</text:p>
          </table:table-cell>
          <table:table-cell table:formula="of:=RAND()" office:value-type="float" office:value="0.499738961691037">
            <text:p>0.4997389617</text:p>
          </table:table-cell>
          <table:table-cell table:formula="of:=RAND()" office:value-type="float" office:value="0.730785881634802">
            <text:p>0.7307858816</text:p>
          </table:table-cell>
          <table:table-cell table:formula="of:=RAND()" office:value-type="float" office:value="0.0690245092846453">
            <text:p>0.0690245093</text:p>
          </table:table-cell>
          <table:table-cell table:formula="of:=RAND()" office:value-type="float" office:value="0.569418054074049">
            <text:p>0.5694180541</text:p>
          </table:table-cell>
          <table:table-cell table:formula="of:=RAND()" office:value-type="float" office:value="0.212739666458219">
            <text:p>0.2127396665</text:p>
          </table:table-cell>
          <table:table-cell table:formula="of:=RAND()" office:value-type="float" office:value="0.443116643466055">
            <text:p>0.4431166435</text:p>
          </table:table-cell>
          <table:table-cell table:formula="of:=RAND()" office:value-type="float" office:value="0.220455389469862">
            <text:p>0.2204553895</text:p>
          </table:table-cell>
          <table:table-cell table:formula="of:=SUM([.B780:.M780])-6" office:value-type="float" office:value="-0.526873901486397">
            <text:p>-0.5268739015</text:p>
          </table:table-cell>
          <table:table-cell table:formula="of:=[.N780]-[.$G$6]" office:value-type="float" office:value="-0.503132910952438">
            <text:p>-0.503132911</text:p>
          </table:table-cell>
          <table:table-cell table:formula="of:=[.O780]*[.O780]" office:value-type="float" office:value="0.253142726083474">
            <text:p>0.2531427261</text:p>
          </table:table-cell>
        </table:table-row>
        <table:table-row table:style-name="ro1">
          <table:table-cell/>
          <table:table-cell table:formula="of:=RAND()" office:value-type="float" office:value="0.535811878275126">
            <text:p>0.5358118783</text:p>
          </table:table-cell>
          <table:table-cell table:formula="of:=RAND()" office:value-type="float" office:value="0.270628863479942">
            <text:p>0.2706288635</text:p>
          </table:table-cell>
          <table:table-cell table:formula="of:=RAND()" office:value-type="float" office:value="0.510691764764488">
            <text:p>0.5106917648</text:p>
          </table:table-cell>
          <table:table-cell table:formula="of:=RAND()" office:value-type="float" office:value="0.0565845845267177">
            <text:p>0.0565845845</text:p>
          </table:table-cell>
          <table:table-cell table:formula="of:=RAND()" office:value-type="float" office:value="0.0431312492582947">
            <text:p>0.0431312493</text:p>
          </table:table-cell>
          <table:table-cell table:formula="of:=RAND()" office:value-type="float" office:value="0.551421578042209">
            <text:p>0.551421578</text:p>
          </table:table-cell>
          <table:table-cell table:formula="of:=RAND()" office:value-type="float" office:value="0.78696799883619">
            <text:p>0.7869679988</text:p>
          </table:table-cell>
          <table:table-cell table:formula="of:=RAND()" office:value-type="float" office:value="0.744681894546375">
            <text:p>0.7446818945</text:p>
          </table:table-cell>
          <table:table-cell table:formula="of:=RAND()" office:value-type="float" office:value="0.0573163484223187">
            <text:p>0.0573163484</text:p>
          </table:table-cell>
          <table:table-cell table:formula="of:=RAND()" office:value-type="float" office:value="0.826314422069117">
            <text:p>0.8263144221</text:p>
          </table:table-cell>
          <table:table-cell table:formula="of:=RAND()" office:value-type="float" office:value="0.991504843113944">
            <text:p>0.9915048431</text:p>
          </table:table-cell>
          <table:table-cell table:formula="of:=RAND()" office:value-type="float" office:value="0.417188976891339">
            <text:p>0.4171889769</text:p>
          </table:table-cell>
          <table:table-cell table:formula="of:=SUM([.B781:.M781])-6" office:value-type="float" office:value="-0.207755597773939">
            <text:p>-0.2077555978</text:p>
          </table:table-cell>
          <table:table-cell table:formula="of:=[.N781]-[.$G$6]" office:value-type="float" office:value="-0.18401460723998">
            <text:p>-0.1840146072</text:p>
          </table:table-cell>
          <table:table-cell table:formula="of:=[.O781]*[.O781]" office:value-type="float" office:value="0.0338613756776842">
            <text:p>0.0338613757</text:p>
          </table:table-cell>
        </table:table-row>
        <table:table-row table:style-name="ro1">
          <table:table-cell/>
          <table:table-cell table:formula="of:=RAND()" office:value-type="float" office:value="0.98517662868835">
            <text:p>0.9851766287</text:p>
          </table:table-cell>
          <table:table-cell table:formula="of:=RAND()" office:value-type="float" office:value="0.913406117353588">
            <text:p>0.9134061174</text:p>
          </table:table-cell>
          <table:table-cell table:formula="of:=RAND()" office:value-type="float" office:value="0.159384693251923">
            <text:p>0.1593846933</text:p>
          </table:table-cell>
          <table:table-cell table:formula="of:=RAND()" office:value-type="float" office:value="0.162049009697512">
            <text:p>0.1620490097</text:p>
          </table:table-cell>
          <table:table-cell table:formula="of:=RAND()" office:value-type="float" office:value="0.811994593823329">
            <text:p>0.8119945938</text:p>
          </table:table-cell>
          <table:table-cell table:formula="of:=RAND()" office:value-type="float" office:value="0.83639162639156">
            <text:p>0.8363916264</text:p>
          </table:table-cell>
          <table:table-cell table:formula="of:=RAND()" office:value-type="float" office:value="0.491747037507594">
            <text:p>0.4917470375</text:p>
          </table:table-cell>
          <table:table-cell table:formula="of:=RAND()" office:value-type="float" office:value="0.991716981166974">
            <text:p>0.9917169812</text:p>
          </table:table-cell>
          <table:table-cell table:formula="of:=RAND()" office:value-type="float" office:value="0.144482891075313">
            <text:p>0.1444828911</text:p>
          </table:table-cell>
          <table:table-cell table:formula="of:=RAND()" office:value-type="float" office:value="0.0968154908623546">
            <text:p>0.0968154909</text:p>
          </table:table-cell>
          <table:table-cell table:formula="of:=RAND()" office:value-type="float" office:value="0.439862658502534">
            <text:p>0.4398626585</text:p>
          </table:table-cell>
          <table:table-cell table:formula="of:=RAND()" office:value-type="float" office:value="0.987283853348345">
            <text:p>0.9872838533</text:p>
          </table:table-cell>
          <table:table-cell table:formula="of:=SUM([.B782:.M782])-6" office:value-type="float" office:value="1.02031158166938">
            <text:p>1.0203115817</text:p>
          </table:table-cell>
          <table:table-cell table:formula="of:=[.N782]-[.$G$6]" office:value-type="float" office:value="1.04405257220333">
            <text:p>1.0440525722</text:p>
          </table:table-cell>
          <table:table-cell table:formula="of:=[.O782]*[.O782]" office:value-type="float" office:value="1.0900457735244">
            <text:p>1.0900457735</text:p>
          </table:table-cell>
        </table:table-row>
        <table:table-row table:style-name="ro1">
          <table:table-cell/>
          <table:table-cell table:formula="of:=RAND()" office:value-type="float" office:value="0.0709318644367158">
            <text:p>0.0709318644</text:p>
          </table:table-cell>
          <table:table-cell table:formula="of:=RAND()" office:value-type="float" office:value="0.390796403167769">
            <text:p>0.3907964032</text:p>
          </table:table-cell>
          <table:table-cell table:formula="of:=RAND()" office:value-type="float" office:value="0.943990395404398">
            <text:p>0.9439903954</text:p>
          </table:table-cell>
          <table:table-cell table:formula="of:=RAND()" office:value-type="float" office:value="0.485883323010057">
            <text:p>0.485883323</text:p>
          </table:table-cell>
          <table:table-cell table:formula="of:=RAND()" office:value-type="float" office:value="0.345692024333403">
            <text:p>0.3456920243</text:p>
          </table:table-cell>
          <table:table-cell table:formula="of:=RAND()" office:value-type="float" office:value="0.360309639712796">
            <text:p>0.3603096397</text:p>
          </table:table-cell>
          <table:table-cell table:formula="of:=RAND()" office:value-type="float" office:value="0.311766850762069">
            <text:p>0.3117668508</text:p>
          </table:table-cell>
          <table:table-cell table:formula="of:=RAND()" office:value-type="float" office:value="0.158926385920495">
            <text:p>0.1589263859</text:p>
          </table:table-cell>
          <table:table-cell table:formula="of:=RAND()" office:value-type="float" office:value="0.0873444601893425">
            <text:p>0.0873444602</text:p>
          </table:table-cell>
          <table:table-cell table:formula="of:=RAND()" office:value-type="float" office:value="0.0988338163588196">
            <text:p>0.0988338164</text:p>
          </table:table-cell>
          <table:table-cell table:formula="of:=RAND()" office:value-type="float" office:value="0.331474591279402">
            <text:p>0.3314745913</text:p>
          </table:table-cell>
          <table:table-cell table:formula="of:=RAND()" office:value-type="float" office:value="0.788565512048081">
            <text:p>0.788565512</text:p>
          </table:table-cell>
          <table:table-cell table:formula="of:=SUM([.B783:.M783])-6" office:value-type="float" office:value="-1.62548473337665">
            <text:p>-1.6254847334</text:p>
          </table:table-cell>
          <table:table-cell table:formula="of:=[.N783]-[.$G$6]" office:value-type="float" office:value="-1.60174374284269">
            <text:p>-1.6017437428</text:p>
          </table:table-cell>
          <table:table-cell table:formula="of:=[.O783]*[.O783]" office:value-type="float" office:value="2.56558301773572">
            <text:p>2.5655830177</text:p>
          </table:table-cell>
        </table:table-row>
        <table:table-row table:style-name="ro1">
          <table:table-cell/>
          <table:table-cell table:formula="of:=RAND()" office:value-type="float" office:value="0.226408503716812">
            <text:p>0.2264085037</text:p>
          </table:table-cell>
          <table:table-cell table:formula="of:=RAND()" office:value-type="float" office:value="0.492949455510825">
            <text:p>0.4929494555</text:p>
          </table:table-cell>
          <table:table-cell table:formula="of:=RAND()" office:value-type="float" office:value="0.708617838099599">
            <text:p>0.7086178381</text:p>
          </table:table-cell>
          <table:table-cell table:formula="of:=RAND()" office:value-type="float" office:value="0.543854431714863">
            <text:p>0.5438544317</text:p>
          </table:table-cell>
          <table:table-cell table:formula="of:=RAND()" office:value-type="float" office:value="0.561060288920999">
            <text:p>0.5610602889</text:p>
          </table:table-cell>
          <table:table-cell table:formula="of:=RAND()" office:value-type="float" office:value="0.305510315811262">
            <text:p>0.3055103158</text:p>
          </table:table-cell>
          <table:table-cell table:formula="of:=RAND()" office:value-type="float" office:value="0.134695566492155">
            <text:p>0.1346955665</text:p>
          </table:table-cell>
          <table:table-cell table:formula="of:=RAND()" office:value-type="float" office:value="0.140263688052073">
            <text:p>0.1402636881</text:p>
          </table:table-cell>
          <table:table-cell table:formula="of:=RAND()" office:value-type="float" office:value="0.23823208338581">
            <text:p>0.2382320834</text:p>
          </table:table-cell>
          <table:table-cell table:formula="of:=RAND()" office:value-type="float" office:value="0.569612333318219">
            <text:p>0.5696123333</text:p>
          </table:table-cell>
          <table:table-cell table:formula="of:=RAND()" office:value-type="float" office:value="0.731724749319255">
            <text:p>0.7317247493</text:p>
          </table:table-cell>
          <table:table-cell table:formula="of:=RAND()" office:value-type="float" office:value="0.917079369770363">
            <text:p>0.9170793698</text:p>
          </table:table-cell>
          <table:table-cell table:formula="of:=SUM([.B784:.M784])-6" office:value-type="float" office:value="-0.429991375887767">
            <text:p>-0.4299913759</text:p>
          </table:table-cell>
          <table:table-cell table:formula="of:=[.N784]-[.$G$6]" office:value-type="float" office:value="-0.406250385353807">
            <text:p>-0.4062503854</text:p>
          </table:table-cell>
          <table:table-cell table:formula="of:=[.O784]*[.O784]" office:value-type="float" office:value="0.165039375600117">
            <text:p>0.1650393756</text:p>
          </table:table-cell>
        </table:table-row>
        <table:table-row table:style-name="ro1">
          <table:table-cell/>
          <table:table-cell table:formula="of:=RAND()" office:value-type="float" office:value="0.679131374461576">
            <text:p>0.6791313745</text:p>
          </table:table-cell>
          <table:table-cell table:formula="of:=RAND()" office:value-type="float" office:value="0.88646167749539">
            <text:p>0.8864616775</text:p>
          </table:table-cell>
          <table:table-cell table:formula="of:=RAND()" office:value-type="float" office:value="0.491688306210563">
            <text:p>0.4916883062</text:p>
          </table:table-cell>
          <table:table-cell table:formula="of:=RAND()" office:value-type="float" office:value="0.0141702685505152">
            <text:p>0.0141702686</text:p>
          </table:table-cell>
          <table:table-cell table:formula="of:=RAND()" office:value-type="float" office:value="0.903400756418705">
            <text:p>0.9034007564</text:p>
          </table:table-cell>
          <table:table-cell table:formula="of:=RAND()" office:value-type="float" office:value="0.107054916443303">
            <text:p>0.1070549164</text:p>
          </table:table-cell>
          <table:table-cell table:formula="of:=RAND()" office:value-type="float" office:value="0.610572015866637">
            <text:p>0.6105720159</text:p>
          </table:table-cell>
          <table:table-cell table:formula="of:=RAND()" office:value-type="float" office:value="0.367461272748187">
            <text:p>0.3674612727</text:p>
          </table:table-cell>
          <table:table-cell table:formula="of:=RAND()" office:value-type="float" office:value="0.343921914929524">
            <text:p>0.3439219149</text:p>
          </table:table-cell>
          <table:table-cell table:formula="of:=RAND()" office:value-type="float" office:value="0.314006511121988">
            <text:p>0.3140065111</text:p>
          </table:table-cell>
          <table:table-cell table:formula="of:=RAND()" office:value-type="float" office:value="0.783335562096909">
            <text:p>0.7833355621</text:p>
          </table:table-cell>
          <table:table-cell table:formula="of:=RAND()" office:value-type="float" office:value="0.119879726320505">
            <text:p>0.1198797263</text:p>
          </table:table-cell>
          <table:table-cell table:formula="of:=SUM([.B785:.M785])-6" office:value-type="float" office:value="-0.378915697336197">
            <text:p>-0.3789156973</text:p>
          </table:table-cell>
          <table:table-cell table:formula="of:=[.N785]-[.$G$6]" office:value-type="float" office:value="-0.355174706802238">
            <text:p>-0.3551747068</text:p>
          </table:table-cell>
          <table:table-cell table:formula="of:=[.O785]*[.O785]" office:value-type="float" office:value="0.126149072352056">
            <text:p>0.1261490724</text:p>
          </table:table-cell>
        </table:table-row>
        <table:table-row table:style-name="ro1">
          <table:table-cell/>
          <table:table-cell table:formula="of:=RAND()" office:value-type="float" office:value="0.793698627734557">
            <text:p>0.7936986277</text:p>
          </table:table-cell>
          <table:table-cell table:formula="of:=RAND()" office:value-type="float" office:value="0.357474542455748">
            <text:p>0.3574745425</text:p>
          </table:table-cell>
          <table:table-cell table:formula="of:=RAND()" office:value-type="float" office:value="0.760095511795953">
            <text:p>0.7600955118</text:p>
          </table:table-cell>
          <table:table-cell table:formula="of:=RAND()" office:value-type="float" office:value="0.307457208167762">
            <text:p>0.3074572082</text:p>
          </table:table-cell>
          <table:table-cell table:formula="of:=RAND()" office:value-type="float" office:value="0.576764488592744">
            <text:p>0.5767644886</text:p>
          </table:table-cell>
          <table:table-cell table:formula="of:=RAND()" office:value-type="float" office:value="0.493543125223368">
            <text:p>0.4935431252</text:p>
          </table:table-cell>
          <table:table-cell table:formula="of:=RAND()" office:value-type="float" office:value="0.291981876594946">
            <text:p>0.2919818766</text:p>
          </table:table-cell>
          <table:table-cell table:formula="of:=RAND()" office:value-type="float" office:value="0.91207627300173">
            <text:p>0.912076273</text:p>
          </table:table-cell>
          <table:table-cell table:formula="of:=RAND()" office:value-type="float" office:value="0.655843258369714">
            <text:p>0.6558432584</text:p>
          </table:table-cell>
          <table:table-cell table:formula="of:=RAND()" office:value-type="float" office:value="0.0195260159671307">
            <text:p>0.019526016</text:p>
          </table:table-cell>
          <table:table-cell table:formula="of:=RAND()" office:value-type="float" office:value="0.134347709594294">
            <text:p>0.1343477096</text:p>
          </table:table-cell>
          <table:table-cell table:formula="of:=RAND()" office:value-type="float" office:value="0.431674974039197">
            <text:p>0.431674974</text:p>
          </table:table-cell>
          <table:table-cell table:formula="of:=SUM([.B786:.M786])-6" office:value-type="float" office:value="-0.265516388462856">
            <text:p>-0.2655163885</text:p>
          </table:table-cell>
          <table:table-cell table:formula="of:=[.N786]-[.$G$6]" office:value-type="float" office:value="-0.241775397928897">
            <text:p>-0.2417753979</text:p>
          </table:table-cell>
          <table:table-cell table:formula="of:=[.O786]*[.O786]" office:value-type="float" office:value="0.0584553430436766">
            <text:p>0.058455343</text:p>
          </table:table-cell>
        </table:table-row>
        <table:table-row table:style-name="ro1">
          <table:table-cell/>
          <table:table-cell table:formula="of:=RAND()" office:value-type="float" office:value="0.67031076643616">
            <text:p>0.6703107664</text:p>
          </table:table-cell>
          <table:table-cell table:formula="of:=RAND()" office:value-type="float" office:value="0.178911042399704">
            <text:p>0.1789110424</text:p>
          </table:table-cell>
          <table:table-cell table:formula="of:=RAND()" office:value-type="float" office:value="0.767255506943911">
            <text:p>0.7672555069</text:p>
          </table:table-cell>
          <table:table-cell table:formula="of:=RAND()" office:value-type="float" office:value="0.89492377336137">
            <text:p>0.8949237734</text:p>
          </table:table-cell>
          <table:table-cell table:formula="of:=RAND()" office:value-type="float" office:value="0.872377517167479">
            <text:p>0.8723775172</text:p>
          </table:table-cell>
          <table:table-cell table:formula="of:=RAND()" office:value-type="float" office:value="0.537785063730553">
            <text:p>0.5377850637</text:p>
          </table:table-cell>
          <table:table-cell table:formula="of:=RAND()" office:value-type="float" office:value="0.630228898022324">
            <text:p>0.630228898</text:p>
          </table:table-cell>
          <table:table-cell table:formula="of:=RAND()" office:value-type="float" office:value="0.858687802450731">
            <text:p>0.8586878025</text:p>
          </table:table-cell>
          <table:table-cell table:formula="of:=RAND()" office:value-type="float" office:value="0.245159595273435">
            <text:p>0.2451595953</text:p>
          </table:table-cell>
          <table:table-cell table:formula="of:=RAND()" office:value-type="float" office:value="0.0777836244087666">
            <text:p>0.0777836244</text:p>
          </table:table-cell>
          <table:table-cell table:formula="of:=RAND()" office:value-type="float" office:value="0.552042453316972">
            <text:p>0.5520424533</text:p>
          </table:table-cell>
          <table:table-cell table:formula="of:=RAND()" office:value-type="float" office:value="0.247008249629289">
            <text:p>0.2470082496</text:p>
          </table:table-cell>
          <table:table-cell table:formula="of:=SUM([.B787:.M787])-6" office:value-type="float" office:value="0.532474293140695">
            <text:p>0.5324742931</text:p>
          </table:table-cell>
          <table:table-cell table:formula="of:=[.N787]-[.$G$6]" office:value-type="float" office:value="0.556215283674654">
            <text:p>0.5562152837</text:p>
          </table:table-cell>
          <table:table-cell table:formula="of:=[.O787]*[.O787]" office:value-type="float" office:value="0.309375441793275">
            <text:p>0.3093754418</text:p>
          </table:table-cell>
        </table:table-row>
        <table:table-row table:style-name="ro1">
          <table:table-cell/>
          <table:table-cell table:formula="of:=RAND()" office:value-type="float" office:value="0.331961380783468">
            <text:p>0.3319613808</text:p>
          </table:table-cell>
          <table:table-cell table:formula="of:=RAND()" office:value-type="float" office:value="0.479061974445358">
            <text:p>0.4790619744</text:p>
          </table:table-cell>
          <table:table-cell table:formula="of:=RAND()" office:value-type="float" office:value="0.245467808796093">
            <text:p>0.2454678088</text:p>
          </table:table-cell>
          <table:table-cell table:formula="of:=RAND()" office:value-type="float" office:value="0.621940778335556">
            <text:p>0.6219407783</text:p>
          </table:table-cell>
          <table:table-cell table:formula="of:=RAND()" office:value-type="float" office:value="0.659974152687937">
            <text:p>0.6599741527</text:p>
          </table:table-cell>
          <table:table-cell table:formula="of:=RAND()" office:value-type="float" office:value="0.637954901671037">
            <text:p>0.6379549017</text:p>
          </table:table-cell>
          <table:table-cell table:formula="of:=RAND()" office:value-type="float" office:value="0.128517371369526">
            <text:p>0.1285173714</text:p>
          </table:table-cell>
          <table:table-cell table:formula="of:=RAND()" office:value-type="float" office:value="0.542702423408628">
            <text:p>0.5427024234</text:p>
          </table:table-cell>
          <table:table-cell table:formula="of:=RAND()" office:value-type="float" office:value="0.830498898401856">
            <text:p>0.8304988984</text:p>
          </table:table-cell>
          <table:table-cell table:formula="of:=RAND()" office:value-type="float" office:value="0.902118648169562">
            <text:p>0.9021186482</text:p>
          </table:table-cell>
          <table:table-cell table:formula="of:=RAND()" office:value-type="float" office:value="0.698436205042526">
            <text:p>0.698436205</text:p>
          </table:table-cell>
          <table:table-cell table:formula="of:=RAND()" office:value-type="float" office:value="0.92529843817465">
            <text:p>0.9252984382</text:p>
          </table:table-cell>
          <table:table-cell table:formula="of:=SUM([.B788:.M788])-6" office:value-type="float" office:value="1.0039329812862">
            <text:p>1.0039329813</text:p>
          </table:table-cell>
          <table:table-cell table:formula="of:=[.N788]-[.$G$6]" office:value-type="float" office:value="1.02767397182016">
            <text:p>1.0276739718</text:p>
          </table:table-cell>
          <table:table-cell table:formula="of:=[.O788]*[.O788]" office:value-type="float" office:value="1.05611379235662">
            <text:p>1.0561137924</text:p>
          </table:table-cell>
        </table:table-row>
        <table:table-row table:style-name="ro1">
          <table:table-cell/>
          <table:table-cell table:formula="of:=RAND()" office:value-type="float" office:value="0.980905098374933">
            <text:p>0.9809050984</text:p>
          </table:table-cell>
          <table:table-cell table:formula="of:=RAND()" office:value-type="float" office:value="0.518534592818469">
            <text:p>0.5185345928</text:p>
          </table:table-cell>
          <table:table-cell table:formula="of:=RAND()" office:value-type="float" office:value="0.0975858410820365">
            <text:p>0.0975858411</text:p>
          </table:table-cell>
          <table:table-cell table:formula="of:=RAND()" office:value-type="float" office:value="0.666736050043255">
            <text:p>0.66673605</text:p>
          </table:table-cell>
          <table:table-cell table:formula="of:=RAND()" office:value-type="float" office:value="0.854411309119314">
            <text:p>0.8544113091</text:p>
          </table:table-cell>
          <table:table-cell table:formula="of:=RAND()" office:value-type="float" office:value="0.452715798513964">
            <text:p>0.4527157985</text:p>
          </table:table-cell>
          <table:table-cell table:formula="of:=RAND()" office:value-type="float" office:value="0.314191374462098">
            <text:p>0.3141913745</text:p>
          </table:table-cell>
          <table:table-cell table:formula="of:=RAND()" office:value-type="float" office:value="0.254783789860085">
            <text:p>0.2547837899</text:p>
          </table:table-cell>
          <table:table-cell table:formula="of:=RAND()" office:value-type="float" office:value="0.106010948307812">
            <text:p>0.1060109483</text:p>
          </table:table-cell>
          <table:table-cell table:formula="of:=RAND()" office:value-type="float" office:value="0.277050763135776">
            <text:p>0.2770507631</text:p>
          </table:table-cell>
          <table:table-cell table:formula="of:=RAND()" office:value-type="float" office:value="0.462832394754514">
            <text:p>0.4628323948</text:p>
          </table:table-cell>
          <table:table-cell table:formula="of:=RAND()" office:value-type="float" office:value="0.717149428091943">
            <text:p>0.7171494281</text:p>
          </table:table-cell>
          <table:table-cell table:formula="of:=SUM([.B789:.M789])-6" office:value-type="float" office:value="-0.297092611435801">
            <text:p>-0.2970926114</text:p>
          </table:table-cell>
          <table:table-cell table:formula="of:=[.N789]-[.$G$6]" office:value-type="float" office:value="-0.273351620901842">
            <text:p>-0.2733516209</text:p>
          </table:table-cell>
          <table:table-cell table:formula="of:=[.O789]*[.O789]" office:value-type="float" office:value="0.0747211086496642">
            <text:p>0.0747211086</text:p>
          </table:table-cell>
        </table:table-row>
        <table:table-row table:style-name="ro1">
          <table:table-cell/>
          <table:table-cell table:formula="of:=RAND()" office:value-type="float" office:value="0.0120287998579443">
            <text:p>0.0120287999</text:p>
          </table:table-cell>
          <table:table-cell table:formula="of:=RAND()" office:value-type="float" office:value="0.202760493848473">
            <text:p>0.2027604938</text:p>
          </table:table-cell>
          <table:table-cell table:formula="of:=RAND()" office:value-type="float" office:value="0.876693569589406">
            <text:p>0.8766935696</text:p>
          </table:table-cell>
          <table:table-cell table:formula="of:=RAND()" office:value-type="float" office:value="0.0772347010206431">
            <text:p>0.077234701</text:p>
          </table:table-cell>
          <table:table-cell table:formula="of:=RAND()" office:value-type="float" office:value="0.809104625601321">
            <text:p>0.8091046256</text:p>
          </table:table-cell>
          <table:table-cell table:formula="of:=RAND()" office:value-type="float" office:value="0.89576831785962">
            <text:p>0.8957683179</text:p>
          </table:table-cell>
          <table:table-cell table:formula="of:=RAND()" office:value-type="float" office:value="0.0469605082180351">
            <text:p>0.0469605082</text:p>
          </table:table-cell>
          <table:table-cell table:formula="of:=RAND()" office:value-type="float" office:value="0.00203762529417872">
            <text:p>0.0020376253</text:p>
          </table:table-cell>
          <table:table-cell table:formula="of:=RAND()" office:value-type="float" office:value="0.490825456101447">
            <text:p>0.4908254561</text:p>
          </table:table-cell>
          <table:table-cell table:formula="of:=RAND()" office:value-type="float" office:value="0.130070713814348">
            <text:p>0.1300707138</text:p>
          </table:table-cell>
          <table:table-cell table:formula="of:=RAND()" office:value-type="float" office:value="0.705506457248703">
            <text:p>0.7055064572</text:p>
          </table:table-cell>
          <table:table-cell table:formula="of:=RAND()" office:value-type="float" office:value="0.46432700403966">
            <text:p>0.464327004</text:p>
          </table:table-cell>
          <table:table-cell table:formula="of:=SUM([.B790:.M790])-6" office:value-type="float" office:value="-1.28668172750622">
            <text:p>-1.2866817275</text:p>
          </table:table-cell>
          <table:table-cell table:formula="of:=[.N790]-[.$G$6]" office:value-type="float" office:value="-1.26294073697226">
            <text:p>-1.262940737</text:p>
          </table:table-cell>
          <table:table-cell table:formula="of:=[.O790]*[.O790]" office:value-type="float" office:value="1.59501930510404">
            <text:p>1.5950193051</text:p>
          </table:table-cell>
        </table:table-row>
        <table:table-row table:style-name="ro1">
          <table:table-cell/>
          <table:table-cell table:formula="of:=RAND()" office:value-type="float" office:value="0.247663296060637">
            <text:p>0.2476632961</text:p>
          </table:table-cell>
          <table:table-cell table:formula="of:=RAND()" office:value-type="float" office:value="0.506253334227949">
            <text:p>0.5062533342</text:p>
          </table:table-cell>
          <table:table-cell table:formula="of:=RAND()" office:value-type="float" office:value="0.852357470430434">
            <text:p>0.8523574704</text:p>
          </table:table-cell>
          <table:table-cell table:formula="of:=RAND()" office:value-type="float" office:value="0.433718975167722">
            <text:p>0.4337189752</text:p>
          </table:table-cell>
          <table:table-cell table:formula="of:=RAND()" office:value-type="float" office:value="0.768279031617567">
            <text:p>0.7682790316</text:p>
          </table:table-cell>
          <table:table-cell table:formula="of:=RAND()" office:value-type="float" office:value="0.809228096622974">
            <text:p>0.8092280966</text:p>
          </table:table-cell>
          <table:table-cell table:formula="of:=RAND()" office:value-type="float" office:value="0.554050276987255">
            <text:p>0.554050277</text:p>
          </table:table-cell>
          <table:table-cell table:formula="of:=RAND()" office:value-type="float" office:value="0.114972596056759">
            <text:p>0.1149725961</text:p>
          </table:table-cell>
          <table:table-cell table:formula="of:=RAND()" office:value-type="float" office:value="0.301021308405325">
            <text:p>0.3010213084</text:p>
          </table:table-cell>
          <table:table-cell table:formula="of:=RAND()" office:value-type="float" office:value="0.0471830854658037">
            <text:p>0.0471830855</text:p>
          </table:table-cell>
          <table:table-cell table:formula="of:=RAND()" office:value-type="float" office:value="0.610403259517625">
            <text:p>0.6104032595</text:p>
          </table:table-cell>
          <table:table-cell table:formula="of:=RAND()" office:value-type="float" office:value="0.683498263126239">
            <text:p>0.6834982631</text:p>
          </table:table-cell>
          <table:table-cell table:formula="of:=SUM([.B791:.M791])-6" office:value-type="float" office:value="-0.0713710063137114">
            <text:p>-0.0713710063</text:p>
          </table:table-cell>
          <table:table-cell table:formula="of:=[.N791]-[.$G$6]" office:value-type="float" office:value="-0.0476300157797523">
            <text:p>-0.0476300158</text:p>
          </table:table-cell>
          <table:table-cell table:formula="of:=[.O791]*[.O791]" office:value-type="float" office:value="0.00226861840317945">
            <text:p>0.0022686184</text:p>
          </table:table-cell>
        </table:table-row>
        <table:table-row table:style-name="ro1">
          <table:table-cell/>
          <table:table-cell table:formula="of:=RAND()" office:value-type="float" office:value="0.00975957768969238">
            <text:p>0.0097595777</text:p>
          </table:table-cell>
          <table:table-cell table:formula="of:=RAND()" office:value-type="float" office:value="0.885564945405349">
            <text:p>0.8855649454</text:p>
          </table:table-cell>
          <table:table-cell table:formula="of:=RAND()" office:value-type="float" office:value="0.0545952045358717">
            <text:p>0.0545952045</text:p>
          </table:table-cell>
          <table:table-cell table:formula="of:=RAND()" office:value-type="float" office:value="0.275089365895838">
            <text:p>0.2750893659</text:p>
          </table:table-cell>
          <table:table-cell table:formula="of:=RAND()" office:value-type="float" office:value="0.599840800510719">
            <text:p>0.5998408005</text:p>
          </table:table-cell>
          <table:table-cell table:formula="of:=RAND()" office:value-type="float" office:value="0.966613810509443">
            <text:p>0.9666138105</text:p>
          </table:table-cell>
          <table:table-cell table:formula="of:=RAND()" office:value-type="float" office:value="0.0912837334908545">
            <text:p>0.0912837335</text:p>
          </table:table-cell>
          <table:table-cell table:formula="of:=RAND()" office:value-type="float" office:value="0.708997088018805">
            <text:p>0.708997088</text:p>
          </table:table-cell>
          <table:table-cell table:formula="of:=RAND()" office:value-type="float" office:value="0.61349473381415">
            <text:p>0.6134947338</text:p>
          </table:table-cell>
          <table:table-cell table:formula="of:=RAND()" office:value-type="float" office:value="0.921877439133823">
            <text:p>0.9218774391</text:p>
          </table:table-cell>
          <table:table-cell table:formula="of:=RAND()" office:value-type="float" office:value="0.884333540685475">
            <text:p>0.8843335407</text:p>
          </table:table-cell>
          <table:table-cell table:formula="of:=RAND()" office:value-type="float" office:value="0.884593735914677">
            <text:p>0.8845937359</text:p>
          </table:table-cell>
          <table:table-cell table:formula="of:=SUM([.B792:.M792])-6" office:value-type="float" office:value="0.896043975604698">
            <text:p>0.8960439756</text:p>
          </table:table-cell>
          <table:table-cell table:formula="of:=[.N792]-[.$G$6]" office:value-type="float" office:value="0.919784966138657">
            <text:p>0.9197849661</text:p>
          </table:table-cell>
          <table:table-cell table:formula="of:=[.O792]*[.O792]" office:value-type="float" office:value="0.846004383934691">
            <text:p>0.8460043839</text:p>
          </table:table-cell>
        </table:table-row>
        <table:table-row table:style-name="ro1">
          <table:table-cell/>
          <table:table-cell table:formula="of:=RAND()" office:value-type="float" office:value="0.941573828458786">
            <text:p>0.9415738285</text:p>
          </table:table-cell>
          <table:table-cell table:formula="of:=RAND()" office:value-type="float" office:value="0.0813185754232109">
            <text:p>0.0813185754</text:p>
          </table:table-cell>
          <table:table-cell table:formula="of:=RAND()" office:value-type="float" office:value="0.950669806683436">
            <text:p>0.9506698067</text:p>
          </table:table-cell>
          <table:table-cell table:formula="of:=RAND()" office:value-type="float" office:value="0.586570706684142">
            <text:p>0.5865707067</text:p>
          </table:table-cell>
          <table:table-cell table:formula="of:=RAND()" office:value-type="float" office:value="0.496393824461848">
            <text:p>0.4963938245</text:p>
          </table:table-cell>
          <table:table-cell table:formula="of:=RAND()" office:value-type="float" office:value="0.437145274365321">
            <text:p>0.4371452744</text:p>
          </table:table-cell>
          <table:table-cell table:formula="of:=RAND()" office:value-type="float" office:value="0.504386010812596">
            <text:p>0.5043860108</text:p>
          </table:table-cell>
          <table:table-cell table:formula="of:=RAND()" office:value-type="float" office:value="0.857340885093436">
            <text:p>0.8573408851</text:p>
          </table:table-cell>
          <table:table-cell table:formula="of:=RAND()" office:value-type="float" office:value="0.760505203856155">
            <text:p>0.7605052039</text:p>
          </table:table-cell>
          <table:table-cell table:formula="of:=RAND()" office:value-type="float" office:value="0.530085168313235">
            <text:p>0.5300851683</text:p>
          </table:table-cell>
          <table:table-cell table:formula="of:=RAND()" office:value-type="float" office:value="0.525487024802715">
            <text:p>0.5254870248</text:p>
          </table:table-cell>
          <table:table-cell table:formula="of:=RAND()" office:value-type="float" office:value="0.569504154380411">
            <text:p>0.5695041544</text:p>
          </table:table-cell>
          <table:table-cell table:formula="of:=SUM([.B793:.M793])-6" office:value-type="float" office:value="1.24098046333529">
            <text:p>1.2409804633</text:p>
          </table:table-cell>
          <table:table-cell table:formula="of:=[.N793]-[.$G$6]" office:value-type="float" office:value="1.26472145386925">
            <text:p>1.2647214539</text:p>
          </table:table-cell>
          <table:table-cell table:formula="of:=[.O793]*[.O793]" office:value-type="float" office:value="1.59952035587715">
            <text:p>1.5995203559</text:p>
          </table:table-cell>
        </table:table-row>
        <table:table-row table:style-name="ro1">
          <table:table-cell/>
          <table:table-cell table:formula="of:=RAND()" office:value-type="float" office:value="0.807566010393202">
            <text:p>0.8075660104</text:p>
          </table:table-cell>
          <table:table-cell table:formula="of:=RAND()" office:value-type="float" office:value="0.217609707033262">
            <text:p>0.217609707</text:p>
          </table:table-cell>
          <table:table-cell table:formula="of:=RAND()" office:value-type="float" office:value="0.591745238285512">
            <text:p>0.5917452383</text:p>
          </table:table-cell>
          <table:table-cell table:formula="of:=RAND()" office:value-type="float" office:value="0.0955497650429606">
            <text:p>0.095549765</text:p>
          </table:table-cell>
          <table:table-cell table:formula="of:=RAND()" office:value-type="float" office:value="0.468494376633316">
            <text:p>0.4684943766</text:p>
          </table:table-cell>
          <table:table-cell table:formula="of:=RAND()" office:value-type="float" office:value="0.487808539532125">
            <text:p>0.4878085395</text:p>
          </table:table-cell>
          <table:table-cell table:formula="of:=RAND()" office:value-type="float" office:value="0.636778097832575">
            <text:p>0.6367780978</text:p>
          </table:table-cell>
          <table:table-cell table:formula="of:=RAND()" office:value-type="float" office:value="0.920591561123729">
            <text:p>0.9205915611</text:p>
          </table:table-cell>
          <table:table-cell table:formula="of:=RAND()" office:value-type="float" office:value="0.820716184098274">
            <text:p>0.8207161841</text:p>
          </table:table-cell>
          <table:table-cell table:formula="of:=RAND()" office:value-type="float" office:value="0.93654780020006">
            <text:p>0.9365478002</text:p>
          </table:table-cell>
          <table:table-cell table:formula="of:=RAND()" office:value-type="float" office:value="0.631100819678977">
            <text:p>0.6311008197</text:p>
          </table:table-cell>
          <table:table-cell table:formula="of:=RAND()" office:value-type="float" office:value="0.977960682706907">
            <text:p>0.9779606827</text:p>
          </table:table-cell>
          <table:table-cell table:formula="of:=SUM([.B794:.M794])-6" office:value-type="float" office:value="1.5924687825609">
            <text:p>1.5924687826</text:p>
          </table:table-cell>
          <table:table-cell table:formula="of:=[.N794]-[.$G$6]" office:value-type="float" office:value="1.61620977309486">
            <text:p>1.6162097731</text:p>
          </table:table-cell>
          <table:table-cell table:formula="of:=[.O794]*[.O794]" office:value-type="float" office:value="2.61213403064734">
            <text:p>2.6121340306</text:p>
          </table:table-cell>
        </table:table-row>
        <table:table-row table:style-name="ro1">
          <table:table-cell/>
          <table:table-cell table:formula="of:=RAND()" office:value-type="float" office:value="0.761096718488261">
            <text:p>0.7610967185</text:p>
          </table:table-cell>
          <table:table-cell table:formula="of:=RAND()" office:value-type="float" office:value="0.00830122013576329">
            <text:p>0.0083012201</text:p>
          </table:table-cell>
          <table:table-cell table:formula="of:=RAND()" office:value-type="float" office:value="0.841078338678926">
            <text:p>0.8410783387</text:p>
          </table:table-cell>
          <table:table-cell table:formula="of:=RAND()" office:value-type="float" office:value="0.856182509334758">
            <text:p>0.8561825093</text:p>
          </table:table-cell>
          <table:table-cell table:formula="of:=RAND()" office:value-type="float" office:value="0.00770224770531058">
            <text:p>0.0077022477</text:p>
          </table:table-cell>
          <table:table-cell table:formula="of:=RAND()" office:value-type="float" office:value="0.365530556999147">
            <text:p>0.365530557</text:p>
          </table:table-cell>
          <table:table-cell table:formula="of:=RAND()" office:value-type="float" office:value="0.207610033685341">
            <text:p>0.2076100337</text:p>
          </table:table-cell>
          <table:table-cell table:formula="of:=RAND()" office:value-type="float" office:value="0.198744602734223">
            <text:p>0.1987446027</text:p>
          </table:table-cell>
          <table:table-cell table:formula="of:=RAND()" office:value-type="float" office:value="0.0563088848721236">
            <text:p>0.0563088849</text:p>
          </table:table-cell>
          <table:table-cell table:formula="of:=RAND()" office:value-type="float" office:value="0.175078115193173">
            <text:p>0.1750781152</text:p>
          </table:table-cell>
          <table:table-cell table:formula="of:=RAND()" office:value-type="float" office:value="0.0397116439417005">
            <text:p>0.0397116439</text:p>
          </table:table-cell>
          <table:table-cell table:formula="of:=RAND()" office:value-type="float" office:value="0.485227701021358">
            <text:p>0.485227701</text:p>
          </table:table-cell>
          <table:table-cell table:formula="of:=SUM([.B795:.M795])-6" office:value-type="float" office:value="-1.99742742720991">
            <text:p>-1.9974274272</text:p>
          </table:table-cell>
          <table:table-cell table:formula="of:=[.N795]-[.$G$6]" office:value-type="float" office:value="-1.97368643667595">
            <text:p>-1.9736864367</text:p>
          </table:table-cell>
          <table:table-cell table:formula="of:=[.O795]*[.O795]" office:value-type="float" office:value="3.89543815031863">
            <text:p>3.8954381503</text:p>
          </table:table-cell>
        </table:table-row>
        <table:table-row table:style-name="ro1">
          <table:table-cell/>
          <table:table-cell table:formula="of:=RAND()" office:value-type="float" office:value="0.664259233511984">
            <text:p>0.6642592335</text:p>
          </table:table-cell>
          <table:table-cell table:formula="of:=RAND()" office:value-type="float" office:value="0.943699905648828">
            <text:p>0.9436999056</text:p>
          </table:table-cell>
          <table:table-cell table:formula="of:=RAND()" office:value-type="float" office:value="0.875129057327285">
            <text:p>0.8751290573</text:p>
          </table:table-cell>
          <table:table-cell table:formula="of:=RAND()" office:value-type="float" office:value="0.841587190981954">
            <text:p>0.841587191</text:p>
          </table:table-cell>
          <table:table-cell table:formula="of:=RAND()" office:value-type="float" office:value="0.25149933132343">
            <text:p>0.2514993313</text:p>
          </table:table-cell>
          <table:table-cell table:formula="of:=RAND()" office:value-type="float" office:value="0.266557156573981">
            <text:p>0.2665571566</text:p>
          </table:table-cell>
          <table:table-cell table:formula="of:=RAND()" office:value-type="float" office:value="0.248345106840134">
            <text:p>0.2483451068</text:p>
          </table:table-cell>
          <table:table-cell table:formula="of:=RAND()" office:value-type="float" office:value="0.568936311872676">
            <text:p>0.5689363119</text:p>
          </table:table-cell>
          <table:table-cell table:formula="of:=RAND()" office:value-type="float" office:value="0.386898710625246">
            <text:p>0.3868987106</text:p>
          </table:table-cell>
          <table:table-cell table:formula="of:=RAND()" office:value-type="float" office:value="0.838014501612633">
            <text:p>0.8380145016</text:p>
          </table:table-cell>
          <table:table-cell table:formula="of:=RAND()" office:value-type="float" office:value="0.281116737984121">
            <text:p>0.281116738</text:p>
          </table:table-cell>
          <table:table-cell table:formula="of:=RAND()" office:value-type="float" office:value="0.424154910491779">
            <text:p>0.4241549105</text:p>
          </table:table-cell>
          <table:table-cell table:formula="of:=SUM([.B796:.M796])-6" office:value-type="float" office:value="0.590198154794052">
            <text:p>0.5901981548</text:p>
          </table:table-cell>
          <table:table-cell table:formula="of:=[.N796]-[.$G$6]" office:value-type="float" office:value="0.613939145328011">
            <text:p>0.6139391453</text:p>
          </table:table-cell>
          <table:table-cell table:formula="of:=[.O796]*[.O796]" office:value-type="float" office:value="0.376921274166089">
            <text:p>0.3769212742</text:p>
          </table:table-cell>
        </table:table-row>
        <table:table-row table:style-name="ro1">
          <table:table-cell/>
          <table:table-cell table:formula="of:=RAND()" office:value-type="float" office:value="0.814415046013892">
            <text:p>0.814415046</text:p>
          </table:table-cell>
          <table:table-cell table:formula="of:=RAND()" office:value-type="float" office:value="0.690958706662059">
            <text:p>0.6909587067</text:p>
          </table:table-cell>
          <table:table-cell table:formula="of:=RAND()" office:value-type="float" office:value="0.255129873054102">
            <text:p>0.2551298731</text:p>
          </table:table-cell>
          <table:table-cell table:formula="of:=RAND()" office:value-type="float" office:value="0.90833977307193">
            <text:p>0.9083397731</text:p>
          </table:table-cell>
          <table:table-cell table:formula="of:=RAND()" office:value-type="float" office:value="0.791701416950673">
            <text:p>0.791701417</text:p>
          </table:table-cell>
          <table:table-cell table:formula="of:=RAND()" office:value-type="float" office:value="0.133123933337629">
            <text:p>0.1331239333</text:p>
          </table:table-cell>
          <table:table-cell table:formula="of:=RAND()" office:value-type="float" office:value="0.145635782275349">
            <text:p>0.1456357823</text:p>
          </table:table-cell>
          <table:table-cell table:formula="of:=RAND()" office:value-type="float" office:value="0.188198592979461">
            <text:p>0.188198593</text:p>
          </table:table-cell>
          <table:table-cell table:formula="of:=RAND()" office:value-type="float" office:value="0.797388633247465">
            <text:p>0.7973886332</text:p>
          </table:table-cell>
          <table:table-cell table:formula="of:=RAND()" office:value-type="float" office:value="0.0634564838837832">
            <text:p>0.0634564839</text:p>
          </table:table-cell>
          <table:table-cell table:formula="of:=RAND()" office:value-type="float" office:value="0.364081347594038">
            <text:p>0.3640813476</text:p>
          </table:table-cell>
          <table:table-cell table:formula="of:=RAND()" office:value-type="float" office:value="0.445783288218081">
            <text:p>0.4457832882</text:p>
          </table:table-cell>
          <table:table-cell table:formula="of:=SUM([.B797:.M797])-6" office:value-type="float" office:value="-0.401787122711539">
            <text:p>-0.4017871227</text:p>
          </table:table-cell>
          <table:table-cell table:formula="of:=[.N797]-[.$G$6]" office:value-type="float" office:value="-0.37804613217758">
            <text:p>-0.3780461322</text:p>
          </table:table-cell>
          <table:table-cell table:formula="of:=[.O797]*[.O797]" office:value-type="float" office:value="0.142918878054428">
            <text:p>0.1429188781</text:p>
          </table:table-cell>
        </table:table-row>
        <table:table-row table:style-name="ro1">
          <table:table-cell/>
          <table:table-cell table:formula="of:=RAND()" office:value-type="float" office:value="0.683357135392726">
            <text:p>0.6833571354</text:p>
          </table:table-cell>
          <table:table-cell table:formula="of:=RAND()" office:value-type="float" office:value="0.480327458120883">
            <text:p>0.4803274581</text:p>
          </table:table-cell>
          <table:table-cell table:formula="of:=RAND()" office:value-type="float" office:value="0.338228048756719">
            <text:p>0.3382280488</text:p>
          </table:table-cell>
          <table:table-cell table:formula="of:=RAND()" office:value-type="float" office:value="0.933950522448868">
            <text:p>0.9339505224</text:p>
          </table:table-cell>
          <table:table-cell table:formula="of:=RAND()" office:value-type="float" office:value="0.398258773609996">
            <text:p>0.3982587736</text:p>
          </table:table-cell>
          <table:table-cell table:formula="of:=RAND()" office:value-type="float" office:value="0.295938293449581">
            <text:p>0.2959382934</text:p>
          </table:table-cell>
          <table:table-cell table:formula="of:=RAND()" office:value-type="float" office:value="0.212631401838735">
            <text:p>0.2126314018</text:p>
          </table:table-cell>
          <table:table-cell table:formula="of:=RAND()" office:value-type="float" office:value="0.753680894616991">
            <text:p>0.7536808946</text:p>
          </table:table-cell>
          <table:table-cell table:formula="of:=RAND()" office:value-type="float" office:value="0.815265885088593">
            <text:p>0.8152658851</text:p>
          </table:table-cell>
          <table:table-cell table:formula="of:=RAND()" office:value-type="float" office:value="0.313631557393819">
            <text:p>0.3136315574</text:p>
          </table:table-cell>
          <table:table-cell table:formula="of:=RAND()" office:value-type="float" office:value="0.977662671357393">
            <text:p>0.9776626714</text:p>
          </table:table-cell>
          <table:table-cell table:formula="of:=RAND()" office:value-type="float" office:value="0.617638877592981">
            <text:p>0.6176388776</text:p>
          </table:table-cell>
          <table:table-cell table:formula="of:=SUM([.B798:.M798])-6" office:value-type="float" office:value="0.820571519667283">
            <text:p>0.8205715197</text:p>
          </table:table-cell>
          <table:table-cell table:formula="of:=[.N798]-[.$G$6]" office:value-type="float" office:value="0.844312510201242">
            <text:p>0.8443125102</text:p>
          </table:table-cell>
          <table:table-cell table:formula="of:=[.O798]*[.O798]" office:value-type="float" office:value="0.712863614882322">
            <text:p>0.7128636149</text:p>
          </table:table-cell>
        </table:table-row>
        <table:table-row table:style-name="ro1">
          <table:table-cell/>
          <table:table-cell table:formula="of:=RAND()" office:value-type="float" office:value="0.626871214946732">
            <text:p>0.6268712149</text:p>
          </table:table-cell>
          <table:table-cell table:formula="of:=RAND()" office:value-type="float" office:value="0.966860670829192">
            <text:p>0.9668606708</text:p>
          </table:table-cell>
          <table:table-cell table:formula="of:=RAND()" office:value-type="float" office:value="0.466311145341024">
            <text:p>0.4663111453</text:p>
          </table:table-cell>
          <table:table-cell table:formula="of:=RAND()" office:value-type="float" office:value="0.332568325102329">
            <text:p>0.3325683251</text:p>
          </table:table-cell>
          <table:table-cell table:formula="of:=RAND()" office:value-type="float" office:value="0.396657643374056">
            <text:p>0.3966576434</text:p>
          </table:table-cell>
          <table:table-cell table:formula="of:=RAND()" office:value-type="float" office:value="0.610060650855303">
            <text:p>0.6100606509</text:p>
          </table:table-cell>
          <table:table-cell table:formula="of:=RAND()" office:value-type="float" office:value="0.00127278314903378">
            <text:p>0.0012727831</text:p>
          </table:table-cell>
          <table:table-cell table:formula="of:=RAND()" office:value-type="float" office:value="0.53693481371738">
            <text:p>0.5369348137</text:p>
          </table:table-cell>
          <table:table-cell table:formula="of:=RAND()" office:value-type="float" office:value="0.770219045458362">
            <text:p>0.7702190455</text:p>
          </table:table-cell>
          <table:table-cell table:formula="of:=RAND()" office:value-type="float" office:value="0.904049849370495">
            <text:p>0.9040498494</text:p>
          </table:table-cell>
          <table:table-cell table:formula="of:=RAND()" office:value-type="float" office:value="0.44605853385292">
            <text:p>0.4460585339</text:p>
          </table:table-cell>
          <table:table-cell table:formula="of:=RAND()" office:value-type="float" office:value="0.379817330976948">
            <text:p>0.379817331</text:p>
          </table:table-cell>
          <table:table-cell table:formula="of:=SUM([.B799:.M799])-6" office:value-type="float" office:value="0.437682006973773">
            <text:p>0.437682007</text:p>
          </table:table-cell>
          <table:table-cell table:formula="of:=[.N799]-[.$G$6]" office:value-type="float" office:value="0.461422997507732">
            <text:p>0.4614229975</text:p>
          </table:table-cell>
          <table:table-cell table:formula="of:=[.O799]*[.O799]" office:value-type="float" office:value="0.212911182629021">
            <text:p>0.2129111826</text:p>
          </table:table-cell>
        </table:table-row>
        <table:table-row table:style-name="ro1">
          <table:table-cell/>
          <table:table-cell table:formula="of:=RAND()" office:value-type="float" office:value="0.642812260659412">
            <text:p>0.6428122607</text:p>
          </table:table-cell>
          <table:table-cell table:formula="of:=RAND()" office:value-type="float" office:value="0.931575195863843">
            <text:p>0.9315751959</text:p>
          </table:table-cell>
          <table:table-cell table:formula="of:=RAND()" office:value-type="float" office:value="0.224391876952723">
            <text:p>0.224391877</text:p>
          </table:table-cell>
          <table:table-cell table:formula="of:=RAND()" office:value-type="float" office:value="0.0549373463727534">
            <text:p>0.0549373464</text:p>
          </table:table-cell>
          <table:table-cell table:formula="of:=RAND()" office:value-type="float" office:value="0.972278917208314">
            <text:p>0.9722789172</text:p>
          </table:table-cell>
          <table:table-cell table:formula="of:=RAND()" office:value-type="float" office:value="0.127098885364831">
            <text:p>0.1270988854</text:p>
          </table:table-cell>
          <table:table-cell table:formula="of:=RAND()" office:value-type="float" office:value="0.541503467131406">
            <text:p>0.5415034671</text:p>
          </table:table-cell>
          <table:table-cell table:formula="of:=RAND()" office:value-type="float" office:value="0.119731302140281">
            <text:p>0.1197313021</text:p>
          </table:table-cell>
          <table:table-cell table:formula="of:=RAND()" office:value-type="float" office:value="0.176306053996086">
            <text:p>0.176306054</text:p>
          </table:table-cell>
          <table:table-cell table:formula="of:=RAND()" office:value-type="float" office:value="0.26443227333948">
            <text:p>0.2644322733</text:p>
          </table:table-cell>
          <table:table-cell table:formula="of:=RAND()" office:value-type="float" office:value="0.413734693545848">
            <text:p>0.4137346935</text:p>
          </table:table-cell>
          <table:table-cell table:formula="of:=RAND()" office:value-type="float" office:value="0.661559937056154">
            <text:p>0.6615599371</text:p>
          </table:table-cell>
          <table:table-cell table:formula="of:=SUM([.B800:.M800])-6" office:value-type="float" office:value="-0.86963779036887">
            <text:p>-0.8696377904</text:p>
          </table:table-cell>
          <table:table-cell table:formula="of:=[.N800]-[.$G$6]" office:value-type="float" office:value="-0.845896799834911">
            <text:p>-0.8458967998</text:p>
          </table:table-cell>
          <table:table-cell table:formula="of:=[.O800]*[.O800]" office:value-type="float" office:value="0.715541395970943">
            <text:p>0.715541396</text:p>
          </table:table-cell>
        </table:table-row>
        <table:table-row table:style-name="ro1">
          <table:table-cell/>
          <table:table-cell table:formula="of:=RAND()" office:value-type="float" office:value="0.00515738152898848">
            <text:p>0.0051573815</text:p>
          </table:table-cell>
          <table:table-cell table:formula="of:=RAND()" office:value-type="float" office:value="0.471889490494505">
            <text:p>0.4718894905</text:p>
          </table:table-cell>
          <table:table-cell table:formula="of:=RAND()" office:value-type="float" office:value="0.549274594057351">
            <text:p>0.5492745941</text:p>
          </table:table-cell>
          <table:table-cell table:formula="of:=RAND()" office:value-type="float" office:value="0.253270753659308">
            <text:p>0.2532707537</text:p>
          </table:table-cell>
          <table:table-cell table:formula="of:=RAND()" office:value-type="float" office:value="0.712144518503919">
            <text:p>0.7121445185</text:p>
          </table:table-cell>
          <table:table-cell table:formula="of:=RAND()" office:value-type="float" office:value="0.225124103017151">
            <text:p>0.225124103</text:p>
          </table:table-cell>
          <table:table-cell table:formula="of:=RAND()" office:value-type="float" office:value="0.164678012952209">
            <text:p>0.164678013</text:p>
          </table:table-cell>
          <table:table-cell table:formula="of:=RAND()" office:value-type="float" office:value="0.207440183730796">
            <text:p>0.2074401837</text:p>
          </table:table-cell>
          <table:table-cell table:formula="of:=RAND()" office:value-type="float" office:value="0.572607044363394">
            <text:p>0.5726070444</text:p>
          </table:table-cell>
          <table:table-cell table:formula="of:=RAND()" office:value-type="float" office:value="0.508393479743972">
            <text:p>0.5083934797</text:p>
          </table:table-cell>
          <table:table-cell table:formula="of:=RAND()" office:value-type="float" office:value="0.122871151892468">
            <text:p>0.1228711519</text:p>
          </table:table-cell>
          <table:table-cell table:formula="of:=RAND()" office:value-type="float" office:value="0.104651813628152">
            <text:p>0.1046518136</text:p>
          </table:table-cell>
          <table:table-cell table:formula="of:=SUM([.B801:.M801])-6" office:value-type="float" office:value="-2.10249747242779">
            <text:p>-2.1024974724</text:p>
          </table:table-cell>
          <table:table-cell table:formula="of:=[.N801]-[.$G$6]" office:value-type="float" office:value="-2.07875648189383">
            <text:p>-2.0787564819</text:p>
          </table:table-cell>
          <table:table-cell table:formula="of:=[.O801]*[.O801]" office:value-type="float" office:value="4.3212285110156">
            <text:p>4.321228511</text:p>
          </table:table-cell>
        </table:table-row>
        <table:table-row table:style-name="ro1">
          <table:table-cell/>
          <table:table-cell table:formula="of:=RAND()" office:value-type="float" office:value="0.295180848101154">
            <text:p>0.2951808481</text:p>
          </table:table-cell>
          <table:table-cell table:formula="of:=RAND()" office:value-type="float" office:value="0.1263952718582">
            <text:p>0.1263952719</text:p>
          </table:table-cell>
          <table:table-cell table:formula="of:=RAND()" office:value-type="float" office:value="0.293329661944881">
            <text:p>0.2933296619</text:p>
          </table:table-cell>
          <table:table-cell table:formula="of:=RAND()" office:value-type="float" office:value="0.372248178813606">
            <text:p>0.3722481788</text:p>
          </table:table-cell>
          <table:table-cell table:formula="of:=RAND()" office:value-type="float" office:value="0.780964762438089">
            <text:p>0.7809647624</text:p>
          </table:table-cell>
          <table:table-cell table:formula="of:=RAND()" office:value-type="float" office:value="0.510099954437465">
            <text:p>0.5100999544</text:p>
          </table:table-cell>
          <table:table-cell table:formula="of:=RAND()" office:value-type="float" office:value="0.0912099482957274">
            <text:p>0.0912099483</text:p>
          </table:table-cell>
          <table:table-cell table:formula="of:=RAND()" office:value-type="float" office:value="0.00802073674276471">
            <text:p>0.0080207367</text:p>
          </table:table-cell>
          <table:table-cell table:formula="of:=RAND()" office:value-type="float" office:value="0.847709382651374">
            <text:p>0.8477093827</text:p>
          </table:table-cell>
          <table:table-cell table:formula="of:=RAND()" office:value-type="float" office:value="0.00766203040257096">
            <text:p>0.0076620304</text:p>
          </table:table-cell>
          <table:table-cell table:formula="of:=RAND()" office:value-type="float" office:value="0.405864146072418">
            <text:p>0.4058641461</text:p>
          </table:table-cell>
          <table:table-cell table:formula="of:=RAND()" office:value-type="float" office:value="0.86060350923799">
            <text:p>0.8606035092</text:p>
          </table:table-cell>
          <table:table-cell table:formula="of:=SUM([.B802:.M802])-6" office:value-type="float" office:value="-1.40071156900376">
            <text:p>-1.400711569</text:p>
          </table:table-cell>
          <table:table-cell table:formula="of:=[.N802]-[.$G$6]" office:value-type="float" office:value="-1.3769705784698">
            <text:p>-1.3769705785</text:p>
          </table:table-cell>
          <table:table-cell table:formula="of:=[.O802]*[.O802]" office:value-type="float" office:value="1.89604797397146">
            <text:p>1.896047974</text:p>
          </table:table-cell>
        </table:table-row>
        <table:table-row table:style-name="ro1">
          <table:table-cell/>
          <table:table-cell table:formula="of:=RAND()" office:value-type="float" office:value="0.829651671694592">
            <text:p>0.8296516717</text:p>
          </table:table-cell>
          <table:table-cell table:formula="of:=RAND()" office:value-type="float" office:value="0.297948979772627">
            <text:p>0.2979489798</text:p>
          </table:table-cell>
          <table:table-cell table:formula="of:=RAND()" office:value-type="float" office:value="0.299771130550653">
            <text:p>0.2997711306</text:p>
          </table:table-cell>
          <table:table-cell table:formula="of:=RAND()" office:value-type="float" office:value="0.854082348290831">
            <text:p>0.8540823483</text:p>
          </table:table-cell>
          <table:table-cell table:formula="of:=RAND()" office:value-type="float" office:value="0.390092403627932">
            <text:p>0.3900924036</text:p>
          </table:table-cell>
          <table:table-cell table:formula="of:=RAND()" office:value-type="float" office:value="0.406298054382205">
            <text:p>0.4062980544</text:p>
          </table:table-cell>
          <table:table-cell table:formula="of:=RAND()" office:value-type="float" office:value="0.38601911184378">
            <text:p>0.3860191118</text:p>
          </table:table-cell>
          <table:table-cell table:formula="of:=RAND()" office:value-type="float" office:value="0.473295964999124">
            <text:p>0.473295965</text:p>
          </table:table-cell>
          <table:table-cell table:formula="of:=RAND()" office:value-type="float" office:value="0.92886456544511">
            <text:p>0.9288645654</text:p>
          </table:table-cell>
          <table:table-cell table:formula="of:=RAND()" office:value-type="float" office:value="0.409860862419009">
            <text:p>0.4098608624</text:p>
          </table:table-cell>
          <table:table-cell table:formula="of:=RAND()" office:value-type="float" office:value="0.125037585152313">
            <text:p>0.1250375852</text:p>
          </table:table-cell>
          <table:table-cell table:formula="of:=RAND()" office:value-type="float" office:value="0.270797716220841">
            <text:p>0.2707977162</text:p>
          </table:table-cell>
          <table:table-cell table:formula="of:=SUM([.B803:.M803])-6" office:value-type="float" office:value="-0.328279605600983">
            <text:p>-0.3282796056</text:p>
          </table:table-cell>
          <table:table-cell table:formula="of:=[.N803]-[.$G$6]" office:value-type="float" office:value="-0.304538615067024">
            <text:p>-0.3045386151</text:p>
          </table:table-cell>
          <table:table-cell table:formula="of:=[.O803]*[.O803]" office:value-type="float" office:value="0.0927437680669409">
            <text:p>0.0927437681</text:p>
          </table:table-cell>
        </table:table-row>
        <table:table-row table:style-name="ro1">
          <table:table-cell/>
          <table:table-cell table:formula="of:=RAND()" office:value-type="float" office:value="0.168855199590325">
            <text:p>0.1688551996</text:p>
          </table:table-cell>
          <table:table-cell table:formula="of:=RAND()" office:value-type="float" office:value="0.439685312798247">
            <text:p>0.4396853128</text:p>
          </table:table-cell>
          <table:table-cell table:formula="of:=RAND()" office:value-type="float" office:value="0.944613029714674">
            <text:p>0.9446130297</text:p>
          </table:table-cell>
          <table:table-cell table:formula="of:=RAND()" office:value-type="float" office:value="0.0357179671991616">
            <text:p>0.0357179672</text:p>
          </table:table-cell>
          <table:table-cell table:formula="of:=RAND()" office:value-type="float" office:value="0.884385777637363">
            <text:p>0.8843857776</text:p>
          </table:table-cell>
          <table:table-cell table:formula="of:=RAND()" office:value-type="float" office:value="0.440334706567228">
            <text:p>0.4403347066</text:p>
          </table:table-cell>
          <table:table-cell table:formula="of:=RAND()" office:value-type="float" office:value="0.718383007450029">
            <text:p>0.7183830075</text:p>
          </table:table-cell>
          <table:table-cell table:formula="of:=RAND()" office:value-type="float" office:value="0.731240620836616">
            <text:p>0.7312406208</text:p>
          </table:table-cell>
          <table:table-cell table:formula="of:=RAND()" office:value-type="float" office:value="0.0412562068086118">
            <text:p>0.0412562068</text:p>
          </table:table-cell>
          <table:table-cell table:formula="of:=RAND()" office:value-type="float" office:value="0.0335823418572545">
            <text:p>0.0335823419</text:p>
          </table:table-cell>
          <table:table-cell table:formula="of:=RAND()" office:value-type="float" office:value="0.528973757056519">
            <text:p>0.5289737571</text:p>
          </table:table-cell>
          <table:table-cell table:formula="of:=RAND()" office:value-type="float" office:value="0.279960783664137">
            <text:p>0.2799607837</text:p>
          </table:table-cell>
          <table:table-cell table:formula="of:=SUM([.B804:.M804])-6" office:value-type="float" office:value="-0.753011288819835">
            <text:p>-0.7530112888</text:p>
          </table:table-cell>
          <table:table-cell table:formula="of:=[.N804]-[.$G$6]" office:value-type="float" office:value="-0.729270298285875">
            <text:p>-0.7292702983</text:p>
          </table:table-cell>
          <table:table-cell table:formula="of:=[.O804]*[.O804]" office:value-type="float" office:value="0.53183516796197">
            <text:p>0.531835168</text:p>
          </table:table-cell>
        </table:table-row>
        <table:table-row table:style-name="ro1">
          <table:table-cell/>
          <table:table-cell table:formula="of:=RAND()" office:value-type="float" office:value="0.658229451393709">
            <text:p>0.6582294514</text:p>
          </table:table-cell>
          <table:table-cell table:formula="of:=RAND()" office:value-type="float" office:value="0.202663214411587">
            <text:p>0.2026632144</text:p>
          </table:table-cell>
          <table:table-cell table:formula="of:=RAND()" office:value-type="float" office:value="0.266790347406641">
            <text:p>0.2667903474</text:p>
          </table:table-cell>
          <table:table-cell table:formula="of:=RAND()" office:value-type="float" office:value="0.31010223692283">
            <text:p>0.3101022369</text:p>
          </table:table-cell>
          <table:table-cell table:formula="of:=RAND()" office:value-type="float" office:value="0.774053674191237">
            <text:p>0.7740536742</text:p>
          </table:table-cell>
          <table:table-cell table:formula="of:=RAND()" office:value-type="float" office:value="0.729797409148887">
            <text:p>0.7297974091</text:p>
          </table:table-cell>
          <table:table-cell table:formula="of:=RAND()" office:value-type="float" office:value="0.368779010139406">
            <text:p>0.3687790101</text:p>
          </table:table-cell>
          <table:table-cell table:formula="of:=RAND()" office:value-type="float" office:value="0.144746694946662">
            <text:p>0.1447466949</text:p>
          </table:table-cell>
          <table:table-cell table:formula="of:=RAND()" office:value-type="float" office:value="0.0991503747645766">
            <text:p>0.0991503748</text:p>
          </table:table-cell>
          <table:table-cell table:formula="of:=RAND()" office:value-type="float" office:value="0.558844699524343">
            <text:p>0.5588446995</text:p>
          </table:table-cell>
          <table:table-cell table:formula="of:=RAND()" office:value-type="float" office:value="0.915908940602094">
            <text:p>0.9159089406</text:p>
          </table:table-cell>
          <table:table-cell table:formula="of:=RAND()" office:value-type="float" office:value="0.61254294263199">
            <text:p>0.6125429426</text:p>
          </table:table-cell>
          <table:table-cell table:formula="of:=SUM([.B805:.M805])-6" office:value-type="float" office:value="-0.35839100391604">
            <text:p>-0.3583910039</text:p>
          </table:table-cell>
          <table:table-cell table:formula="of:=[.N805]-[.$G$6]" office:value-type="float" office:value="-0.334650013382081">
            <text:p>-0.3346500134</text:p>
          </table:table-cell>
          <table:table-cell table:formula="of:=[.O805]*[.O805]" office:value-type="float" office:value="0.111990631456627">
            <text:p>0.1119906315</text:p>
          </table:table-cell>
        </table:table-row>
        <table:table-row table:style-name="ro1">
          <table:table-cell/>
          <table:table-cell table:formula="of:=RAND()" office:value-type="float" office:value="0.367560797836632">
            <text:p>0.3675607978</text:p>
          </table:table-cell>
          <table:table-cell table:formula="of:=RAND()" office:value-type="float" office:value="0.698013288900256">
            <text:p>0.6980132889</text:p>
          </table:table-cell>
          <table:table-cell table:formula="of:=RAND()" office:value-type="float" office:value="0.419325152877718">
            <text:p>0.4193251529</text:p>
          </table:table-cell>
          <table:table-cell table:formula="of:=RAND()" office:value-type="float" office:value="0.955626792740077">
            <text:p>0.9556267927</text:p>
          </table:table-cell>
          <table:table-cell table:formula="of:=RAND()" office:value-type="float" office:value="0.246658330550417">
            <text:p>0.2466583306</text:p>
          </table:table-cell>
          <table:table-cell table:formula="of:=RAND()" office:value-type="float" office:value="0.146347830304876">
            <text:p>0.1463478303</text:p>
          </table:table-cell>
          <table:table-cell table:formula="of:=RAND()" office:value-type="float" office:value="0.263195471838117">
            <text:p>0.2631954718</text:p>
          </table:table-cell>
          <table:table-cell table:formula="of:=RAND()" office:value-type="float" office:value="0.726299265166745">
            <text:p>0.7262992652</text:p>
          </table:table-cell>
          <table:table-cell table:formula="of:=RAND()" office:value-type="float" office:value="0.81683527235873">
            <text:p>0.8168352724</text:p>
          </table:table-cell>
          <table:table-cell table:formula="of:=RAND()" office:value-type="float" office:value="0.0561666002031416">
            <text:p>0.0561666002</text:p>
          </table:table-cell>
          <table:table-cell table:formula="of:=RAND()" office:value-type="float" office:value="0.238958823494613">
            <text:p>0.2389588235</text:p>
          </table:table-cell>
          <table:table-cell table:formula="of:=RAND()" office:value-type="float" office:value="0.935668302699924">
            <text:p>0.9356683027</text:p>
          </table:table-cell>
          <table:table-cell table:formula="of:=SUM([.B806:.M806])-6" office:value-type="float" office:value="-0.129344071028754">
            <text:p>-0.129344071</text:p>
          </table:table-cell>
          <table:table-cell table:formula="of:=[.N806]-[.$G$6]" office:value-type="float" office:value="-0.105603080494795">
            <text:p>-0.1056030805</text:p>
          </table:table-cell>
          <table:table-cell table:formula="of:=[.O806]*[.O806]" office:value-type="float" office:value="0.0111520106099902">
            <text:p>0.0111520106</text:p>
          </table:table-cell>
        </table:table-row>
        <table:table-row table:style-name="ro1">
          <table:table-cell/>
          <table:table-cell table:formula="of:=RAND()" office:value-type="float" office:value="0.0913243582472205">
            <text:p>0.0913243582</text:p>
          </table:table-cell>
          <table:table-cell table:formula="of:=RAND()" office:value-type="float" office:value="0.106979292817414">
            <text:p>0.1069792928</text:p>
          </table:table-cell>
          <table:table-cell table:formula="of:=RAND()" office:value-type="float" office:value="0.0789636205881834">
            <text:p>0.0789636206</text:p>
          </table:table-cell>
          <table:table-cell table:formula="of:=RAND()" office:value-type="float" office:value="0.383925048867241">
            <text:p>0.3839250489</text:p>
          </table:table-cell>
          <table:table-cell table:formula="of:=RAND()" office:value-type="float" office:value="0.490348330931738">
            <text:p>0.4903483309</text:p>
          </table:table-cell>
          <table:table-cell table:formula="of:=RAND()" office:value-type="float" office:value="0.284820678643882">
            <text:p>0.2848206786</text:p>
          </table:table-cell>
          <table:table-cell table:formula="of:=RAND()" office:value-type="float" office:value="0.969346650177613">
            <text:p>0.9693466502</text:p>
          </table:table-cell>
          <table:table-cell table:formula="of:=RAND()" office:value-type="float" office:value="0.321948319440708">
            <text:p>0.3219483194</text:p>
          </table:table-cell>
          <table:table-cell table:formula="of:=RAND()" office:value-type="float" office:value="0.202980137662962">
            <text:p>0.2029801377</text:p>
          </table:table-cell>
          <table:table-cell table:formula="of:=RAND()" office:value-type="float" office:value="0.667733185458928">
            <text:p>0.6677331855</text:p>
          </table:table-cell>
          <table:table-cell table:formula="of:=RAND()" office:value-type="float" office:value="0.990846691885963">
            <text:p>0.9908466919</text:p>
          </table:table-cell>
          <table:table-cell table:formula="of:=RAND()" office:value-type="float" office:value="0.0678642611019313">
            <text:p>0.0678642611</text:p>
          </table:table-cell>
          <table:table-cell table:formula="of:=SUM([.B807:.M807])-6" office:value-type="float" office:value="-1.34291942417622">
            <text:p>-1.3429194242</text:p>
          </table:table-cell>
          <table:table-cell table:formula="of:=[.N807]-[.$G$6]" office:value-type="float" office:value="-1.31917843364226">
            <text:p>-1.3191784336</text:p>
          </table:table-cell>
          <table:table-cell table:formula="of:=[.O807]*[.O807]" office:value-type="float" office:value="1.74023173978684">
            <text:p>1.7402317398</text:p>
          </table:table-cell>
        </table:table-row>
        <table:table-row table:style-name="ro1">
          <table:table-cell/>
          <table:table-cell table:formula="of:=RAND()" office:value-type="float" office:value="0.501419716281816">
            <text:p>0.5014197163</text:p>
          </table:table-cell>
          <table:table-cell table:formula="of:=RAND()" office:value-type="float" office:value="0.0715244128368795">
            <text:p>0.0715244128</text:p>
          </table:table-cell>
          <table:table-cell table:formula="of:=RAND()" office:value-type="float" office:value="0.696410277392715">
            <text:p>0.6964102774</text:p>
          </table:table-cell>
          <table:table-cell table:formula="of:=RAND()" office:value-type="float" office:value="0.819774904521182">
            <text:p>0.8197749045</text:p>
          </table:table-cell>
          <table:table-cell table:formula="of:=RAND()" office:value-type="float" office:value="0.969128894852474">
            <text:p>0.9691288949</text:p>
          </table:table-cell>
          <table:table-cell table:formula="of:=RAND()" office:value-type="float" office:value="0.962168847443536">
            <text:p>0.9621688474</text:p>
          </table:table-cell>
          <table:table-cell table:formula="of:=RAND()" office:value-type="float" office:value="0.0424772095866501">
            <text:p>0.0424772096</text:p>
          </table:table-cell>
          <table:table-cell table:formula="of:=RAND()" office:value-type="float" office:value="0.0456609798129648">
            <text:p>0.0456609798</text:p>
          </table:table-cell>
          <table:table-cell table:formula="of:=RAND()" office:value-type="float" office:value="0.117155650164932">
            <text:p>0.1171556502</text:p>
          </table:table-cell>
          <table:table-cell table:formula="of:=RAND()" office:value-type="float" office:value="0.204234113916755">
            <text:p>0.2042341139</text:p>
          </table:table-cell>
          <table:table-cell table:formula="of:=RAND()" office:value-type="float" office:value="0.696932593127713">
            <text:p>0.6969325931</text:p>
          </table:table-cell>
          <table:table-cell table:formula="of:=RAND()" office:value-type="float" office:value="0.880786515306681">
            <text:p>0.8807865153</text:p>
          </table:table-cell>
          <table:table-cell table:formula="of:=SUM([.B808:.M808])-6" office:value-type="float" office:value="0.00767411524429917">
            <text:p>0.0076741152</text:p>
          </table:table-cell>
          <table:table-cell table:formula="of:=[.N808]-[.$G$6]" office:value-type="float" office:value="0.0314151057782583">
            <text:p>0.0314151058</text:p>
          </table:table-cell>
          <table:table-cell table:formula="of:=[.O808]*[.O808]" office:value-type="float" office:value="0.000986908871059157">
            <text:p>0.0009869089</text:p>
          </table:table-cell>
        </table:table-row>
        <table:table-row table:style-name="ro1">
          <table:table-cell/>
          <table:table-cell table:formula="of:=RAND()" office:value-type="float" office:value="0.0579492929391563">
            <text:p>0.0579492929</text:p>
          </table:table-cell>
          <table:table-cell table:formula="of:=RAND()" office:value-type="float" office:value="0.18743619741872">
            <text:p>0.1874361974</text:p>
          </table:table-cell>
          <table:table-cell table:formula="of:=RAND()" office:value-type="float" office:value="0.875738840317354">
            <text:p>0.8757388403</text:p>
          </table:table-cell>
          <table:table-cell table:formula="of:=RAND()" office:value-type="float" office:value="0.215821631951258">
            <text:p>0.215821632</text:p>
          </table:table-cell>
          <table:table-cell table:formula="of:=RAND()" office:value-type="float" office:value="0.875906113767996">
            <text:p>0.8759061138</text:p>
          </table:table-cell>
          <table:table-cell table:formula="of:=RAND()" office:value-type="float" office:value="0.459533168002963">
            <text:p>0.459533168</text:p>
          </table:table-cell>
          <table:table-cell table:formula="of:=RAND()" office:value-type="float" office:value="0.234024928417057">
            <text:p>0.2340249284</text:p>
          </table:table-cell>
          <table:table-cell table:formula="of:=RAND()" office:value-type="float" office:value="0.170570784714073">
            <text:p>0.1705707847</text:p>
          </table:table-cell>
          <table:table-cell table:formula="of:=RAND()" office:value-type="float" office:value="0.376558789983392">
            <text:p>0.37655879</text:p>
          </table:table-cell>
          <table:table-cell table:formula="of:=RAND()" office:value-type="float" office:value="0.2639869984705">
            <text:p>0.2639869985</text:p>
          </table:table-cell>
          <table:table-cell table:formula="of:=RAND()" office:value-type="float" office:value="0.327691639075056">
            <text:p>0.3276916391</text:p>
          </table:table-cell>
          <table:table-cell table:formula="of:=RAND()" office:value-type="float" office:value="0.424979267176241">
            <text:p>0.4249792672</text:p>
          </table:table-cell>
          <table:table-cell table:formula="of:=SUM([.B809:.M809])-6" office:value-type="float" office:value="-1.52980234776624">
            <text:p>-1.5298023478</text:p>
          </table:table-cell>
          <table:table-cell table:formula="of:=[.N809]-[.$G$6]" office:value-type="float" office:value="-1.50606135723228">
            <text:p>-1.5060613572</text:p>
          </table:table-cell>
          <table:table-cell table:formula="of:=[.O809]*[.O809]" office:value-type="float" office:value="2.26822081174833">
            <text:p>2.2682208117</text:p>
          </table:table-cell>
        </table:table-row>
        <table:table-row table:style-name="ro1">
          <table:table-cell/>
          <table:table-cell table:formula="of:=RAND()" office:value-type="float" office:value="0.44995136372745">
            <text:p>0.4499513637</text:p>
          </table:table-cell>
          <table:table-cell table:formula="of:=RAND()" office:value-type="float" office:value="0.0890412072185427">
            <text:p>0.0890412072</text:p>
          </table:table-cell>
          <table:table-cell table:formula="of:=RAND()" office:value-type="float" office:value="0.121221105568111">
            <text:p>0.1212211056</text:p>
          </table:table-cell>
          <table:table-cell table:formula="of:=RAND()" office:value-type="float" office:value="0.557791388127953">
            <text:p>0.5577913881</text:p>
          </table:table-cell>
          <table:table-cell table:formula="of:=RAND()" office:value-type="float" office:value="0.215635062195361">
            <text:p>0.2156350622</text:p>
          </table:table-cell>
          <table:table-cell table:formula="of:=RAND()" office:value-type="float" office:value="0.324454040499404">
            <text:p>0.3244540405</text:p>
          </table:table-cell>
          <table:table-cell table:formula="of:=RAND()" office:value-type="float" office:value="0.62866960815154">
            <text:p>0.6286696082</text:p>
          </table:table-cell>
          <table:table-cell table:formula="of:=RAND()" office:value-type="float" office:value="0.420018415898085">
            <text:p>0.4200184159</text:p>
          </table:table-cell>
          <table:table-cell table:formula="of:=RAND()" office:value-type="float" office:value="0.63303493289277">
            <text:p>0.6330349329</text:p>
          </table:table-cell>
          <table:table-cell table:formula="of:=RAND()" office:value-type="float" office:value="0.997316421940923">
            <text:p>0.9973164219</text:p>
          </table:table-cell>
          <table:table-cell table:formula="of:=RAND()" office:value-type="float" office:value="0.386173805687577">
            <text:p>0.3861738057</text:p>
          </table:table-cell>
          <table:table-cell table:formula="of:=RAND()" office:value-type="float" office:value="0.0709678458515555">
            <text:p>0.0709678459</text:p>
          </table:table-cell>
          <table:table-cell table:formula="of:=SUM([.B810:.M810])-6" office:value-type="float" office:value="-1.10572480224073">
            <text:p>-1.1057248022</text:p>
          </table:table-cell>
          <table:table-cell table:formula="of:=[.N810]-[.$G$6]" office:value-type="float" office:value="-1.08198381170677">
            <text:p>-1.0819838117</text:p>
          </table:table-cell>
          <table:table-cell table:formula="of:=[.O810]*[.O810]" office:value-type="float" office:value="1.17068896879551">
            <text:p>1.1706889688</text:p>
          </table:table-cell>
        </table:table-row>
        <table:table-row table:style-name="ro1">
          <table:table-cell/>
          <table:table-cell table:formula="of:=RAND()" office:value-type="float" office:value="0.917436111019924">
            <text:p>0.917436111</text:p>
          </table:table-cell>
          <table:table-cell table:formula="of:=RAND()" office:value-type="float" office:value="0.867946959566325">
            <text:p>0.8679469596</text:p>
          </table:table-cell>
          <table:table-cell table:formula="of:=RAND()" office:value-type="float" office:value="0.0338786672800779">
            <text:p>0.0338786673</text:p>
          </table:table-cell>
          <table:table-cell table:formula="of:=RAND()" office:value-type="float" office:value="0.0364237586036324">
            <text:p>0.0364237586</text:p>
          </table:table-cell>
          <table:table-cell table:formula="of:=RAND()" office:value-type="float" office:value="0.00384410936385393">
            <text:p>0.0038441094</text:p>
          </table:table-cell>
          <table:table-cell table:formula="of:=RAND()" office:value-type="float" office:value="0.895919282920659">
            <text:p>0.8959192829</text:p>
          </table:table-cell>
          <table:table-cell table:formula="of:=RAND()" office:value-type="float" office:value="0.943381893448532">
            <text:p>0.9433818934</text:p>
          </table:table-cell>
          <table:table-cell table:formula="of:=RAND()" office:value-type="float" office:value="0.691540221916512">
            <text:p>0.6915402219</text:p>
          </table:table-cell>
          <table:table-cell table:formula="of:=RAND()" office:value-type="float" office:value="0.314205699367449">
            <text:p>0.3142056994</text:p>
          </table:table-cell>
          <table:table-cell table:formula="of:=RAND()" office:value-type="float" office:value="0.483689794782549">
            <text:p>0.4836897948</text:p>
          </table:table-cell>
          <table:table-cell table:formula="of:=RAND()" office:value-type="float" office:value="0.967759788967669">
            <text:p>0.967759789</text:p>
          </table:table-cell>
          <table:table-cell table:formula="of:=RAND()" office:value-type="float" office:value="0.671068203868344">
            <text:p>0.6710682039</text:p>
          </table:table-cell>
          <table:table-cell table:formula="of:=SUM([.B811:.M811])-6" office:value-type="float" office:value="0.827094491105527">
            <text:p>0.8270944911</text:p>
          </table:table-cell>
          <table:table-cell table:formula="of:=[.N811]-[.$G$6]" office:value-type="float" office:value="0.850835481639486">
            <text:p>0.8508354816</text:p>
          </table:table-cell>
          <table:table-cell table:formula="of:=[.O811]*[.O811]" office:value-type="float" office:value="0.723921016816696">
            <text:p>0.7239210168</text:p>
          </table:table-cell>
        </table:table-row>
        <table:table-row table:style-name="ro1">
          <table:table-cell/>
          <table:table-cell table:formula="of:=RAND()" office:value-type="float" office:value="0.817449180176482">
            <text:p>0.8174491802</text:p>
          </table:table-cell>
          <table:table-cell table:formula="of:=RAND()" office:value-type="float" office:value="0.585810085292906">
            <text:p>0.5858100853</text:p>
          </table:table-cell>
          <table:table-cell table:formula="of:=RAND()" office:value-type="float" office:value="0.849088005023077">
            <text:p>0.849088005</text:p>
          </table:table-cell>
          <table:table-cell table:formula="of:=RAND()" office:value-type="float" office:value="0.334692579461262">
            <text:p>0.3346925795</text:p>
          </table:table-cell>
          <table:table-cell table:formula="of:=RAND()" office:value-type="float" office:value="0.310426461743191">
            <text:p>0.3104264617</text:p>
          </table:table-cell>
          <table:table-cell table:formula="of:=RAND()" office:value-type="float" office:value="0.206242328276858">
            <text:p>0.2062423283</text:p>
          </table:table-cell>
          <table:table-cell table:formula="of:=RAND()" office:value-type="float" office:value="0.267333799507469">
            <text:p>0.2673337995</text:p>
          </table:table-cell>
          <table:table-cell table:formula="of:=RAND()" office:value-type="float" office:value="0.498350368347019">
            <text:p>0.4983503683</text:p>
          </table:table-cell>
          <table:table-cell table:formula="of:=RAND()" office:value-type="float" office:value="0.186314430786297">
            <text:p>0.1863144308</text:p>
          </table:table-cell>
          <table:table-cell table:formula="of:=RAND()" office:value-type="float" office:value="0.773644708096981">
            <text:p>0.7736447081</text:p>
          </table:table-cell>
          <table:table-cell table:formula="of:=RAND()" office:value-type="float" office:value="0.285970494849607">
            <text:p>0.2859704948</text:p>
          </table:table-cell>
          <table:table-cell table:formula="of:=RAND()" office:value-type="float" office:value="0.953825247474015">
            <text:p>0.9538252475</text:p>
          </table:table-cell>
          <table:table-cell table:formula="of:=SUM([.B812:.M812])-6" office:value-type="float" office:value="0.0691476890351623">
            <text:p>0.069147689</text:p>
          </table:table-cell>
          <table:table-cell table:formula="of:=[.N812]-[.$G$6]" office:value-type="float" office:value="0.0928886795691214">
            <text:p>0.0928886796</text:p>
          </table:table-cell>
          <table:table-cell table:formula="of:=[.O812]*[.O812]" office:value-type="float" office:value="0.00862830679209492">
            <text:p>0.0086283068</text:p>
          </table:table-cell>
        </table:table-row>
        <table:table-row table:style-name="ro1">
          <table:table-cell/>
          <table:table-cell table:formula="of:=RAND()" office:value-type="float" office:value="0.959006431046873">
            <text:p>0.959006431</text:p>
          </table:table-cell>
          <table:table-cell table:formula="of:=RAND()" office:value-type="float" office:value="0.676038590027019">
            <text:p>0.67603859</text:p>
          </table:table-cell>
          <table:table-cell table:formula="of:=RAND()" office:value-type="float" office:value="0.890177505556494">
            <text:p>0.8901775056</text:p>
          </table:table-cell>
          <table:table-cell table:formula="of:=RAND()" office:value-type="float" office:value="0.756055719219148">
            <text:p>0.7560557192</text:p>
          </table:table-cell>
          <table:table-cell table:formula="of:=RAND()" office:value-type="float" office:value="0.222167047206312">
            <text:p>0.2221670472</text:p>
          </table:table-cell>
          <table:table-cell table:formula="of:=RAND()" office:value-type="float" office:value="0.0094056420493871">
            <text:p>0.009405642</text:p>
          </table:table-cell>
          <table:table-cell table:formula="of:=RAND()" office:value-type="float" office:value="0.11591827403754">
            <text:p>0.115918274</text:p>
          </table:table-cell>
          <table:table-cell table:formula="of:=RAND()" office:value-type="float" office:value="0.89336004643701">
            <text:p>0.8933600464</text:p>
          </table:table-cell>
          <table:table-cell table:formula="of:=RAND()" office:value-type="float" office:value="0.59197289054282">
            <text:p>0.5919728905</text:p>
          </table:table-cell>
          <table:table-cell table:formula="of:=RAND()" office:value-type="float" office:value="0.154043103568256">
            <text:p>0.1540431036</text:p>
          </table:table-cell>
          <table:table-cell table:formula="of:=RAND()" office:value-type="float" office:value="0.333085741149262">
            <text:p>0.3330857411</text:p>
          </table:table-cell>
          <table:table-cell table:formula="of:=RAND()" office:value-type="float" office:value="0.00344301643781364">
            <text:p>0.0034430164</text:p>
          </table:table-cell>
          <table:table-cell table:formula="of:=SUM([.B813:.M813])-6" office:value-type="float" office:value="-0.395325992722064">
            <text:p>-0.3953259927</text:p>
          </table:table-cell>
          <table:table-cell table:formula="of:=[.N813]-[.$G$6]" office:value-type="float" office:value="-0.371585002188105">
            <text:p>-0.3715850022</text:p>
          </table:table-cell>
          <table:table-cell table:formula="of:=[.O813]*[.O813]" office:value-type="float" office:value="0.138075413851134">
            <text:p>0.1380754139</text:p>
          </table:table-cell>
        </table:table-row>
        <table:table-row table:style-name="ro1">
          <table:table-cell/>
          <table:table-cell table:formula="of:=RAND()" office:value-type="float" office:value="0.943121593911201">
            <text:p>0.9431215939</text:p>
          </table:table-cell>
          <table:table-cell table:formula="of:=RAND()" office:value-type="float" office:value="0.479760083602741">
            <text:p>0.4797600836</text:p>
          </table:table-cell>
          <table:table-cell table:formula="of:=RAND()" office:value-type="float" office:value="0.303392644738778">
            <text:p>0.3033926447</text:p>
          </table:table-cell>
          <table:table-cell table:formula="of:=RAND()" office:value-type="float" office:value="0.475768761243671">
            <text:p>0.4757687612</text:p>
          </table:table-cell>
          <table:table-cell table:formula="of:=RAND()" office:value-type="float" office:value="0.396530780708417">
            <text:p>0.3965307807</text:p>
          </table:table-cell>
          <table:table-cell table:formula="of:=RAND()" office:value-type="float" office:value="0.605092881247401">
            <text:p>0.6050928812</text:p>
          </table:table-cell>
          <table:table-cell table:formula="of:=RAND()" office:value-type="float" office:value="0.376321148825809">
            <text:p>0.3763211488</text:p>
          </table:table-cell>
          <table:table-cell table:formula="of:=RAND()" office:value-type="float" office:value="0.0344171947799623">
            <text:p>0.0344171948</text:p>
          </table:table-cell>
          <table:table-cell table:formula="of:=RAND()" office:value-type="float" office:value="0.551645630737767">
            <text:p>0.5516456307</text:p>
          </table:table-cell>
          <table:table-cell table:formula="of:=RAND()" office:value-type="float" office:value="0.986145673319697">
            <text:p>0.9861456733</text:p>
          </table:table-cell>
          <table:table-cell table:formula="of:=RAND()" office:value-type="float" office:value="0.237373602576554">
            <text:p>0.2373736026</text:p>
          </table:table-cell>
          <table:table-cell table:formula="of:=RAND()" office:value-type="float" office:value="0.886524102184922">
            <text:p>0.8865241022</text:p>
          </table:table-cell>
          <table:table-cell table:formula="of:=SUM([.B814:.M814])-6" office:value-type="float" office:value="0.276094097876921">
            <text:p>0.2760940979</text:p>
          </table:table-cell>
          <table:table-cell table:formula="of:=[.N814]-[.$G$6]" office:value-type="float" office:value="0.29983508841088">
            <text:p>0.2998350884</text:p>
          </table:table-cell>
          <table:table-cell table:formula="of:=[.O814]*[.O814]" office:value-type="float" office:value="0.0899010802423605">
            <text:p>0.0899010802</text:p>
          </table:table-cell>
        </table:table-row>
        <table:table-row table:style-name="ro1">
          <table:table-cell/>
          <table:table-cell table:formula="of:=RAND()" office:value-type="float" office:value="0.301172344246879">
            <text:p>0.3011723442</text:p>
          </table:table-cell>
          <table:table-cell table:formula="of:=RAND()" office:value-type="float" office:value="0.0756503653246909">
            <text:p>0.0756503653</text:p>
          </table:table-cell>
          <table:table-cell table:formula="of:=RAND()" office:value-type="float" office:value="0.322419299511239">
            <text:p>0.3224192995</text:p>
          </table:table-cell>
          <table:table-cell table:formula="of:=RAND()" office:value-type="float" office:value="0.897460101405159">
            <text:p>0.8974601014</text:p>
          </table:table-cell>
          <table:table-cell table:formula="of:=RAND()" office:value-type="float" office:value="0.872499989811331">
            <text:p>0.8724999898</text:p>
          </table:table-cell>
          <table:table-cell table:formula="of:=RAND()" office:value-type="float" office:value="0.515091337263584">
            <text:p>0.5150913373</text:p>
          </table:table-cell>
          <table:table-cell table:formula="of:=RAND()" office:value-type="float" office:value="0.021033093566075">
            <text:p>0.0210330936</text:p>
          </table:table-cell>
          <table:table-cell table:formula="of:=RAND()" office:value-type="float" office:value="0.466971060959622">
            <text:p>0.466971061</text:p>
          </table:table-cell>
          <table:table-cell table:formula="of:=RAND()" office:value-type="float" office:value="0.0294609956908971">
            <text:p>0.0294609957</text:p>
          </table:table-cell>
          <table:table-cell table:formula="of:=RAND()" office:value-type="float" office:value="0.594012736342847">
            <text:p>0.5940127363</text:p>
          </table:table-cell>
          <table:table-cell table:formula="of:=RAND()" office:value-type="float" office:value="0.89129894785583">
            <text:p>0.8912989479</text:p>
          </table:table-cell>
          <table:table-cell table:formula="of:=RAND()" office:value-type="float" office:value="0.146770929219201">
            <text:p>0.1467709292</text:p>
          </table:table-cell>
          <table:table-cell table:formula="of:=SUM([.B815:.M815])-6" office:value-type="float" office:value="-0.866158798802644">
            <text:p>-0.8661587988</text:p>
          </table:table-cell>
          <table:table-cell table:formula="of:=[.N815]-[.$G$6]" office:value-type="float" office:value="-0.842417808268685">
            <text:p>-0.8424178083</text:p>
          </table:table-cell>
          <table:table-cell table:formula="of:=[.O815]*[.O815]" office:value-type="float" office:value="0.709667763688215">
            <text:p>0.7096677637</text:p>
          </table:table-cell>
        </table:table-row>
        <table:table-row table:style-name="ro1">
          <table:table-cell/>
          <table:table-cell table:formula="of:=RAND()" office:value-type="float" office:value="0.866640071384609">
            <text:p>0.8666400714</text:p>
          </table:table-cell>
          <table:table-cell table:formula="of:=RAND()" office:value-type="float" office:value="0.499364388408139">
            <text:p>0.4993643884</text:p>
          </table:table-cell>
          <table:table-cell table:formula="of:=RAND()" office:value-type="float" office:value="0.204179412219673">
            <text:p>0.2041794122</text:p>
          </table:table-cell>
          <table:table-cell table:formula="of:=RAND()" office:value-type="float" office:value="0.176467331126332">
            <text:p>0.1764673311</text:p>
          </table:table-cell>
          <table:table-cell table:formula="of:=RAND()" office:value-type="float" office:value="0.482767302775756">
            <text:p>0.4827673028</text:p>
          </table:table-cell>
          <table:table-cell table:formula="of:=RAND()" office:value-type="float" office:value="0.103358053369448">
            <text:p>0.1033580534</text:p>
          </table:table-cell>
          <table:table-cell table:formula="of:=RAND()" office:value-type="float" office:value="0.528414003318176">
            <text:p>0.5284140033</text:p>
          </table:table-cell>
          <table:table-cell table:formula="of:=RAND()" office:value-type="float" office:value="0.906647999538109">
            <text:p>0.9066479995</text:p>
          </table:table-cell>
          <table:table-cell table:formula="of:=RAND()" office:value-type="float" office:value="0.418963986681774">
            <text:p>0.4189639867</text:p>
          </table:table-cell>
          <table:table-cell table:formula="of:=RAND()" office:value-type="float" office:value="0.92947134305723">
            <text:p>0.9294713431</text:p>
          </table:table-cell>
          <table:table-cell table:formula="of:=RAND()" office:value-type="float" office:value="0.857074668630958">
            <text:p>0.8570746686</text:p>
          </table:table-cell>
          <table:table-cell table:formula="of:=RAND()" office:value-type="float" office:value="0.814242604887113">
            <text:p>0.8142426049</text:p>
          </table:table-cell>
          <table:table-cell table:formula="of:=SUM([.B816:.M816])-6" office:value-type="float" office:value="0.787591165397316">
            <text:p>0.7875911654</text:p>
          </table:table-cell>
          <table:table-cell table:formula="of:=[.N816]-[.$G$6]" office:value-type="float" office:value="0.811332155931275">
            <text:p>0.8113321559</text:p>
          </table:table-cell>
          <table:table-cell table:formula="of:=[.O816]*[.O816]" office:value-type="float" office:value="0.658259867248091">
            <text:p>0.6582598672</text:p>
          </table:table-cell>
        </table:table-row>
        <table:table-row table:style-name="ro1">
          <table:table-cell/>
          <table:table-cell table:formula="of:=RAND()" office:value-type="float" office:value="0.907945278100669">
            <text:p>0.9079452781</text:p>
          </table:table-cell>
          <table:table-cell table:formula="of:=RAND()" office:value-type="float" office:value="0.957349472912028">
            <text:p>0.9573494729</text:p>
          </table:table-cell>
          <table:table-cell table:formula="of:=RAND()" office:value-type="float" office:value="0.190557704074308">
            <text:p>0.1905577041</text:p>
          </table:table-cell>
          <table:table-cell table:formula="of:=RAND()" office:value-type="float" office:value="0.774737203959376">
            <text:p>0.774737204</text:p>
          </table:table-cell>
          <table:table-cell table:formula="of:=RAND()" office:value-type="float" office:value="0.765150753082708">
            <text:p>0.7651507531</text:p>
          </table:table-cell>
          <table:table-cell table:formula="of:=RAND()" office:value-type="float" office:value="0.673134795855731">
            <text:p>0.6731347959</text:p>
          </table:table-cell>
          <table:table-cell table:formula="of:=RAND()" office:value-type="float" office:value="0.547376167261973">
            <text:p>0.5473761673</text:p>
          </table:table-cell>
          <table:table-cell table:formula="of:=RAND()" office:value-type="float" office:value="0.716238372726366">
            <text:p>0.7162383727</text:p>
          </table:table-cell>
          <table:table-cell table:formula="of:=RAND()" office:value-type="float" office:value="0.607981593580917">
            <text:p>0.6079815936</text:p>
          </table:table-cell>
          <table:table-cell table:formula="of:=RAND()" office:value-type="float" office:value="0.257340932032093">
            <text:p>0.257340932</text:p>
          </table:table-cell>
          <table:table-cell table:formula="of:=RAND()" office:value-type="float" office:value="0.167472051922232">
            <text:p>0.1674720519</text:p>
          </table:table-cell>
          <table:table-cell table:formula="of:=RAND()" office:value-type="float" office:value="0.90947274537757">
            <text:p>0.9094727454</text:p>
          </table:table-cell>
          <table:table-cell table:formula="of:=SUM([.B817:.M817])-6" office:value-type="float" office:value="1.47475707088597">
            <text:p>1.4747570709</text:p>
          </table:table-cell>
          <table:table-cell table:formula="of:=[.N817]-[.$G$6]" office:value-type="float" office:value="1.49849806141993">
            <text:p>1.4984980614</text:p>
          </table:table-cell>
          <table:table-cell table:formula="of:=[.O817]*[.O817]" office:value-type="float" office:value="2.24549644007929">
            <text:p>2.2454964401</text:p>
          </table:table-cell>
        </table:table-row>
        <table:table-row table:style-name="ro1">
          <table:table-cell/>
          <table:table-cell table:formula="of:=RAND()" office:value-type="float" office:value="0.7169211988803">
            <text:p>0.7169211989</text:p>
          </table:table-cell>
          <table:table-cell table:formula="of:=RAND()" office:value-type="float" office:value="0.242528467439115">
            <text:p>0.2425284674</text:p>
          </table:table-cell>
          <table:table-cell table:formula="of:=RAND()" office:value-type="float" office:value="0.598983492702246">
            <text:p>0.5989834927</text:p>
          </table:table-cell>
          <table:table-cell table:formula="of:=RAND()" office:value-type="float" office:value="0.178856253623962">
            <text:p>0.1788562536</text:p>
          </table:table-cell>
          <table:table-cell table:formula="of:=RAND()" office:value-type="float" office:value="0.90948717482388">
            <text:p>0.9094871748</text:p>
          </table:table-cell>
          <table:table-cell table:formula="of:=RAND()" office:value-type="float" office:value="0.193952167639509">
            <text:p>0.1939521676</text:p>
          </table:table-cell>
          <table:table-cell table:formula="of:=RAND()" office:value-type="float" office:value="0.77607189770788">
            <text:p>0.7760718977</text:p>
          </table:table-cell>
          <table:table-cell table:formula="of:=RAND()" office:value-type="float" office:value="0.837639585370198">
            <text:p>0.8376395854</text:p>
          </table:table-cell>
          <table:table-cell table:formula="of:=RAND()" office:value-type="float" office:value="0.951277877669781">
            <text:p>0.9512778777</text:p>
          </table:table-cell>
          <table:table-cell table:formula="of:=RAND()" office:value-type="float" office:value="0.836452830582857">
            <text:p>0.8364528306</text:p>
          </table:table-cell>
          <table:table-cell table:formula="of:=RAND()" office:value-type="float" office:value="0.00162462634034455">
            <text:p>0.0016246263</text:p>
          </table:table-cell>
          <table:table-cell table:formula="of:=RAND()" office:value-type="float" office:value="0.570210471749306">
            <text:p>0.5702104717</text:p>
          </table:table-cell>
          <table:table-cell table:formula="of:=SUM([.B818:.M818])-6" office:value-type="float" office:value="0.814006044529378">
            <text:p>0.8140060445</text:p>
          </table:table-cell>
          <table:table-cell table:formula="of:=[.N818]-[.$G$6]" office:value-type="float" office:value="0.837747035063338">
            <text:p>0.8377470351</text:p>
          </table:table-cell>
          <table:table-cell table:formula="of:=[.O818]*[.O818]" office:value-type="float" office:value="0.701820094757413">
            <text:p>0.7018200948</text:p>
          </table:table-cell>
        </table:table-row>
        <table:table-row table:style-name="ro1">
          <table:table-cell/>
          <table:table-cell table:formula="of:=RAND()" office:value-type="float" office:value="0.0602875286713243">
            <text:p>0.0602875287</text:p>
          </table:table-cell>
          <table:table-cell table:formula="of:=RAND()" office:value-type="float" office:value="0.388526441063732">
            <text:p>0.3885264411</text:p>
          </table:table-cell>
          <table:table-cell table:formula="of:=RAND()" office:value-type="float" office:value="0.100588367553428">
            <text:p>0.1005883676</text:p>
          </table:table-cell>
          <table:table-cell table:formula="of:=RAND()" office:value-type="float" office:value="0.635504469741136">
            <text:p>0.6355044697</text:p>
          </table:table-cell>
          <table:table-cell table:formula="of:=RAND()" office:value-type="float" office:value="0.089252999285236">
            <text:p>0.0892529993</text:p>
          </table:table-cell>
          <table:table-cell table:formula="of:=RAND()" office:value-type="float" office:value="0.637419627048075">
            <text:p>0.637419627</text:p>
          </table:table-cell>
          <table:table-cell table:formula="of:=RAND()" office:value-type="float" office:value="0.401774239027873">
            <text:p>0.401774239</text:p>
          </table:table-cell>
          <table:table-cell table:formula="of:=RAND()" office:value-type="float" office:value="0.00825500790961087">
            <text:p>0.0082550079</text:p>
          </table:table-cell>
          <table:table-cell table:formula="of:=RAND()" office:value-type="float" office:value="0.616745894076303">
            <text:p>0.6167458941</text:p>
          </table:table-cell>
          <table:table-cell table:formula="of:=RAND()" office:value-type="float" office:value="0.103429979411885">
            <text:p>0.1034299794</text:p>
          </table:table-cell>
          <table:table-cell table:formula="of:=RAND()" office:value-type="float" office:value="0.662649892969057">
            <text:p>0.662649893</text:p>
          </table:table-cell>
          <table:table-cell table:formula="of:=RAND()" office:value-type="float" office:value="0.213229779852554">
            <text:p>0.2132297799</text:p>
          </table:table-cell>
          <table:table-cell table:formula="of:=SUM([.B819:.M819])-6" office:value-type="float" office:value="-2.08233577338979">
            <text:p>-2.0823357734</text:p>
          </table:table-cell>
          <table:table-cell table:formula="of:=[.N819]-[.$G$6]" office:value-type="float" office:value="-2.05859478285583">
            <text:p>-2.0585947829</text:p>
          </table:table-cell>
          <table:table-cell table:formula="of:=[.O819]*[.O819]" office:value-type="float" office:value="4.23781248000123">
            <text:p>4.23781248</text:p>
          </table:table-cell>
        </table:table-row>
        <table:table-row table:style-name="ro1">
          <table:table-cell/>
          <table:table-cell table:formula="of:=RAND()" office:value-type="float" office:value="0.397301679011434">
            <text:p>0.397301679</text:p>
          </table:table-cell>
          <table:table-cell table:formula="of:=RAND()" office:value-type="float" office:value="0.263257066486403">
            <text:p>0.2632570665</text:p>
          </table:table-cell>
          <table:table-cell table:formula="of:=RAND()" office:value-type="float" office:value="0.330338700674474">
            <text:p>0.3303387007</text:p>
          </table:table-cell>
          <table:table-cell table:formula="of:=RAND()" office:value-type="float" office:value="0.384919695556164">
            <text:p>0.3849196956</text:p>
          </table:table-cell>
          <table:table-cell table:formula="of:=RAND()" office:value-type="float" office:value="0.573939157184213">
            <text:p>0.5739391572</text:p>
          </table:table-cell>
          <table:table-cell table:formula="of:=RAND()" office:value-type="float" office:value="0.634400265756995">
            <text:p>0.6344002658</text:p>
          </table:table-cell>
          <table:table-cell table:formula="of:=RAND()" office:value-type="float" office:value="0.0959205129183829">
            <text:p>0.0959205129</text:p>
          </table:table-cell>
          <table:table-cell table:formula="of:=RAND()" office:value-type="float" office:value="0.500466778175905">
            <text:p>0.5004667782</text:p>
          </table:table-cell>
          <table:table-cell table:formula="of:=RAND()" office:value-type="float" office:value="0.546032596612349">
            <text:p>0.5460325966</text:p>
          </table:table-cell>
          <table:table-cell table:formula="of:=RAND()" office:value-type="float" office:value="0.471779329469427">
            <text:p>0.4717793295</text:p>
          </table:table-cell>
          <table:table-cell table:formula="of:=RAND()" office:value-type="float" office:value="0.264977002050728">
            <text:p>0.2649770021</text:p>
          </table:table-cell>
          <table:table-cell table:formula="of:=RAND()" office:value-type="float" office:value="0.465745924506336">
            <text:p>0.4657459245</text:p>
          </table:table-cell>
          <table:table-cell table:formula="of:=SUM([.B820:.M820])-6" office:value-type="float" office:value="-1.07092129159719">
            <text:p>-1.0709212916</text:p>
          </table:table-cell>
          <table:table-cell table:formula="of:=[.N820]-[.$G$6]" office:value-type="float" office:value="-1.04718030106323">
            <text:p>-1.0471803011</text:p>
          </table:table-cell>
          <table:table-cell table:formula="of:=[.O820]*[.O820]" office:value-type="float" office:value="1.09658658293487">
            <text:p>1.0965865829</text:p>
          </table:table-cell>
        </table:table-row>
        <table:table-row table:style-name="ro1">
          <table:table-cell/>
          <table:table-cell table:formula="of:=RAND()" office:value-type="float" office:value="0.0506270248442888">
            <text:p>0.0506270248</text:p>
          </table:table-cell>
          <table:table-cell table:formula="of:=RAND()" office:value-type="float" office:value="0.908634846564382">
            <text:p>0.9086348466</text:p>
          </table:table-cell>
          <table:table-cell table:formula="of:=RAND()" office:value-type="float" office:value="0.555967826861888">
            <text:p>0.5559678269</text:p>
          </table:table-cell>
          <table:table-cell table:formula="of:=RAND()" office:value-type="float" office:value="0.940725805703551">
            <text:p>0.9407258057</text:p>
          </table:table-cell>
          <table:table-cell table:formula="of:=RAND()" office:value-type="float" office:value="0.430090363835916">
            <text:p>0.4300903638</text:p>
          </table:table-cell>
          <table:table-cell table:formula="of:=RAND()" office:value-type="float" office:value="0.303884171880782">
            <text:p>0.3038841719</text:p>
          </table:table-cell>
          <table:table-cell table:formula="of:=RAND()" office:value-type="float" office:value="0.350725502008572">
            <text:p>0.350725502</text:p>
          </table:table-cell>
          <table:table-cell table:formula="of:=RAND()" office:value-type="float" office:value="0.0831019286997616">
            <text:p>0.0831019287</text:p>
          </table:table-cell>
          <table:table-cell table:formula="of:=RAND()" office:value-type="float" office:value="0.754443894373253">
            <text:p>0.7544438944</text:p>
          </table:table-cell>
          <table:table-cell table:formula="of:=RAND()" office:value-type="float" office:value="0.472355955280364">
            <text:p>0.4723559553</text:p>
          </table:table-cell>
          <table:table-cell table:formula="of:=RAND()" office:value-type="float" office:value="0.310821638675407">
            <text:p>0.3108216387</text:p>
          </table:table-cell>
          <table:table-cell table:formula="of:=RAND()" office:value-type="float" office:value="0.0437200427986681">
            <text:p>0.0437200428</text:p>
          </table:table-cell>
          <table:table-cell table:formula="of:=SUM([.B821:.M821])-6" office:value-type="float" office:value="-0.794900998473167">
            <text:p>-0.7949009985</text:p>
          </table:table-cell>
          <table:table-cell table:formula="of:=[.N821]-[.$G$6]" office:value-type="float" office:value="-0.771160007939208">
            <text:p>-0.7711600079</text:p>
          </table:table-cell>
          <table:table-cell table:formula="of:=[.O821]*[.O821]" office:value-type="float" office:value="0.5946877578448">
            <text:p>0.5946877578</text:p>
          </table:table-cell>
        </table:table-row>
        <table:table-row table:style-name="ro1">
          <table:table-cell/>
          <table:table-cell table:formula="of:=RAND()" office:value-type="float" office:value="0.138359958538786">
            <text:p>0.1383599585</text:p>
          </table:table-cell>
          <table:table-cell table:formula="of:=RAND()" office:value-type="float" office:value="0.253160249441862">
            <text:p>0.2531602494</text:p>
          </table:table-cell>
          <table:table-cell table:formula="of:=RAND()" office:value-type="float" office:value="0.347489799140021">
            <text:p>0.3474897991</text:p>
          </table:table-cell>
          <table:table-cell table:formula="of:=RAND()" office:value-type="float" office:value="0.601080225780606">
            <text:p>0.6010802258</text:p>
          </table:table-cell>
          <table:table-cell table:formula="of:=RAND()" office:value-type="float" office:value="0.0354763153009117">
            <text:p>0.0354763153</text:p>
          </table:table-cell>
          <table:table-cell table:formula="of:=RAND()" office:value-type="float" office:value="0.0858074454590678">
            <text:p>0.0858074455</text:p>
          </table:table-cell>
          <table:table-cell table:formula="of:=RAND()" office:value-type="float" office:value="0.823848525295034">
            <text:p>0.8238485253</text:p>
          </table:table-cell>
          <table:table-cell table:formula="of:=RAND()" office:value-type="float" office:value="0.603938560467213">
            <text:p>0.6039385605</text:p>
          </table:table-cell>
          <table:table-cell table:formula="of:=RAND()" office:value-type="float" office:value="0.36989855999127">
            <text:p>0.36989856</text:p>
          </table:table-cell>
          <table:table-cell table:formula="of:=RAND()" office:value-type="float" office:value="0.520987499970943">
            <text:p>0.5209875</text:p>
          </table:table-cell>
          <table:table-cell table:formula="of:=RAND()" office:value-type="float" office:value="0.317131822230294">
            <text:p>0.3171318222</text:p>
          </table:table-cell>
          <table:table-cell table:formula="of:=RAND()" office:value-type="float" office:value="0.387564179953188">
            <text:p>0.38756418</text:p>
          </table:table-cell>
          <table:table-cell table:formula="of:=SUM([.B822:.M822])-6" office:value-type="float" office:value="-1.5152568584308">
            <text:p>-1.5152568584</text:p>
          </table:table-cell>
          <table:table-cell table:formula="of:=[.N822]-[.$G$6]" office:value-type="float" office:value="-1.49151586789684">
            <text:p>-1.4915158679</text:p>
          </table:table-cell>
          <table:table-cell table:formula="of:=[.O822]*[.O822]" office:value-type="float" office:value="2.22461958418807">
            <text:p>2.2246195842</text:p>
          </table:table-cell>
        </table:table-row>
        <table:table-row table:style-name="ro1">
          <table:table-cell/>
          <table:table-cell table:formula="of:=RAND()" office:value-type="float" office:value="0.636883920058608">
            <text:p>0.6368839201</text:p>
          </table:table-cell>
          <table:table-cell table:formula="of:=RAND()" office:value-type="float" office:value="0.31351082585752">
            <text:p>0.3135108259</text:p>
          </table:table-cell>
          <table:table-cell table:formula="of:=RAND()" office:value-type="float" office:value="0.142453040461987">
            <text:p>0.1424530405</text:p>
          </table:table-cell>
          <table:table-cell table:formula="of:=RAND()" office:value-type="float" office:value="0.072193861939013">
            <text:p>0.0721938619</text:p>
          </table:table-cell>
          <table:table-cell table:formula="of:=RAND()" office:value-type="float" office:value="0.614357265410945">
            <text:p>0.6143572654</text:p>
          </table:table-cell>
          <table:table-cell table:formula="of:=RAND()" office:value-type="float" office:value="0.171082387911156">
            <text:p>0.1710823879</text:p>
          </table:table-cell>
          <table:table-cell table:formula="of:=RAND()" office:value-type="float" office:value="0.906823896802962">
            <text:p>0.9068238968</text:p>
          </table:table-cell>
          <table:table-cell table:formula="of:=RAND()" office:value-type="float" office:value="0.961161048617214">
            <text:p>0.9611610486</text:p>
          </table:table-cell>
          <table:table-cell table:formula="of:=RAND()" office:value-type="float" office:value="0.89779411489144">
            <text:p>0.8977941149</text:p>
          </table:table-cell>
          <table:table-cell table:formula="of:=RAND()" office:value-type="float" office:value="0.152919895015657">
            <text:p>0.152919895</text:p>
          </table:table-cell>
          <table:table-cell table:formula="of:=RAND()" office:value-type="float" office:value="0.257393995532766">
            <text:p>0.2573939955</text:p>
          </table:table-cell>
          <table:table-cell table:formula="of:=RAND()" office:value-type="float" office:value="0.365331646986306">
            <text:p>0.365331647</text:p>
          </table:table-cell>
          <table:table-cell table:formula="of:=SUM([.B823:.M823])-6" office:value-type="float" office:value="-0.508094100514427">
            <text:p>-0.5080941005</text:p>
          </table:table-cell>
          <table:table-cell table:formula="of:=[.N823]-[.$G$6]" office:value-type="float" office:value="-0.484353109980468">
            <text:p>-0.48435311</text:p>
          </table:table-cell>
          <table:table-cell table:formula="of:=[.O823]*[.O823]" office:value-type="float" office:value="0.234597935147751">
            <text:p>0.2345979351</text:p>
          </table:table-cell>
        </table:table-row>
        <table:table-row table:style-name="ro1">
          <table:table-cell/>
          <table:table-cell table:formula="of:=RAND()" office:value-type="float" office:value="0.682255530962721">
            <text:p>0.682255531</text:p>
          </table:table-cell>
          <table:table-cell table:formula="of:=RAND()" office:value-type="float" office:value="0.346997741376981">
            <text:p>0.3469977414</text:p>
          </table:table-cell>
          <table:table-cell table:formula="of:=RAND()" office:value-type="float" office:value="0.627086038934067">
            <text:p>0.6270860389</text:p>
          </table:table-cell>
          <table:table-cell table:formula="of:=RAND()" office:value-type="float" office:value="0.353174096671864">
            <text:p>0.3531740967</text:p>
          </table:table-cell>
          <table:table-cell table:formula="of:=RAND()" office:value-type="float" office:value="0.906680446118116">
            <text:p>0.9066804461</text:p>
          </table:table-cell>
          <table:table-cell table:formula="of:=RAND()" office:value-type="float" office:value="0.20943046011962">
            <text:p>0.2094304601</text:p>
          </table:table-cell>
          <table:table-cell table:formula="of:=RAND()" office:value-type="float" office:value="0.729129839222878">
            <text:p>0.7291298392</text:p>
          </table:table-cell>
          <table:table-cell table:formula="of:=RAND()" office:value-type="float" office:value="0.430424350546673">
            <text:p>0.4304243505</text:p>
          </table:table-cell>
          <table:table-cell table:formula="of:=RAND()" office:value-type="float" office:value="0.982194817159325">
            <text:p>0.9821948172</text:p>
          </table:table-cell>
          <table:table-cell table:formula="of:=RAND()" office:value-type="float" office:value="0.287726490525529">
            <text:p>0.2877264905</text:p>
          </table:table-cell>
          <table:table-cell table:formula="of:=RAND()" office:value-type="float" office:value="0.680745729943737">
            <text:p>0.6807457299</text:p>
          </table:table-cell>
          <table:table-cell table:formula="of:=RAND()" office:value-type="float" office:value="0.769388126209378">
            <text:p>0.7693881262</text:p>
          </table:table-cell>
          <table:table-cell table:formula="of:=SUM([.B824:.M824])-6" office:value-type="float" office:value="1.00523366779089">
            <text:p>1.0052336678</text:p>
          </table:table-cell>
          <table:table-cell table:formula="of:=[.N824]-[.$G$6]" office:value-type="float" office:value="1.02897465832485">
            <text:p>1.0289746583</text:p>
          </table:table-cell>
          <table:table-cell table:formula="of:=[.O824]*[.O824]" office:value-type="float" office:value="1.05878884747474">
            <text:p>1.0587888475</text:p>
          </table:table-cell>
        </table:table-row>
        <table:table-row table:style-name="ro1">
          <table:table-cell/>
          <table:table-cell table:formula="of:=RAND()" office:value-type="float" office:value="0.189429520862177">
            <text:p>0.1894295209</text:p>
          </table:table-cell>
          <table:table-cell table:formula="of:=RAND()" office:value-type="float" office:value="0.740888467524201">
            <text:p>0.7408884675</text:p>
          </table:table-cell>
          <table:table-cell table:formula="of:=RAND()" office:value-type="float" office:value="0.270293957088143">
            <text:p>0.2702939571</text:p>
          </table:table-cell>
          <table:table-cell table:formula="of:=RAND()" office:value-type="float" office:value="0.690482738660648">
            <text:p>0.6904827387</text:p>
          </table:table-cell>
          <table:table-cell table:formula="of:=RAND()" office:value-type="float" office:value="0.165015847655013">
            <text:p>0.1650158477</text:p>
          </table:table-cell>
          <table:table-cell table:formula="of:=RAND()" office:value-type="float" office:value="0.0508492088411003">
            <text:p>0.0508492088</text:p>
          </table:table-cell>
          <table:table-cell table:formula="of:=RAND()" office:value-type="float" office:value="0.942649640142918">
            <text:p>0.9426496401</text:p>
          </table:table-cell>
          <table:table-cell table:formula="of:=RAND()" office:value-type="float" office:value="0.664516499498859">
            <text:p>0.6645164995</text:p>
          </table:table-cell>
          <table:table-cell table:formula="of:=RAND()" office:value-type="float" office:value="0.164810893125832">
            <text:p>0.1648108931</text:p>
          </table:table-cell>
          <table:table-cell table:formula="of:=RAND()" office:value-type="float" office:value="0.252146235434338">
            <text:p>0.2521462354</text:p>
          </table:table-cell>
          <table:table-cell table:formula="of:=RAND()" office:value-type="float" office:value="0.801332115195692">
            <text:p>0.8013321152</text:p>
          </table:table-cell>
          <table:table-cell table:formula="of:=RAND()" office:value-type="float" office:value="0.0775088863447309">
            <text:p>0.0775088863</text:p>
          </table:table-cell>
          <table:table-cell table:formula="of:=SUM([.B825:.M825])-6" office:value-type="float" office:value="-0.990075989626348">
            <text:p>-0.9900759896</text:p>
          </table:table-cell>
          <table:table-cell table:formula="of:=[.N825]-[.$G$6]" office:value-type="float" office:value="-0.966334999092389">
            <text:p>-0.9663349991</text:p>
          </table:table-cell>
          <table:table-cell table:formula="of:=[.O825]*[.O825]" office:value-type="float" office:value="0.933803330470887">
            <text:p>0.9338033305</text:p>
          </table:table-cell>
        </table:table-row>
        <table:table-row table:style-name="ro1">
          <table:table-cell/>
          <table:table-cell table:formula="of:=RAND()" office:value-type="float" office:value="0.968356973491609">
            <text:p>0.9683569735</text:p>
          </table:table-cell>
          <table:table-cell table:formula="of:=RAND()" office:value-type="float" office:value="0.830347601557151">
            <text:p>0.8303476016</text:p>
          </table:table-cell>
          <table:table-cell table:formula="of:=RAND()" office:value-type="float" office:value="0.656791121466085">
            <text:p>0.6567911215</text:p>
          </table:table-cell>
          <table:table-cell table:formula="of:=RAND()" office:value-type="float" office:value="0.842216444667429">
            <text:p>0.8422164447</text:p>
          </table:table-cell>
          <table:table-cell table:formula="of:=RAND()" office:value-type="float" office:value="0.772311191540211">
            <text:p>0.7723111915</text:p>
          </table:table-cell>
          <table:table-cell table:formula="of:=RAND()" office:value-type="float" office:value="0.976564966375008">
            <text:p>0.9765649664</text:p>
          </table:table-cell>
          <table:table-cell table:formula="of:=RAND()" office:value-type="float" office:value="0.207656493410468">
            <text:p>0.2076564934</text:p>
          </table:table-cell>
          <table:table-cell table:formula="of:=RAND()" office:value-type="float" office:value="0.662598363589495">
            <text:p>0.6625983636</text:p>
          </table:table-cell>
          <table:table-cell table:formula="of:=RAND()" office:value-type="float" office:value="0.249284828081727">
            <text:p>0.2492848281</text:p>
          </table:table-cell>
          <table:table-cell table:formula="of:=RAND()" office:value-type="float" office:value="0.71844796417281">
            <text:p>0.7184479642</text:p>
          </table:table-cell>
          <table:table-cell table:formula="of:=RAND()" office:value-type="float" office:value="0.178227674681693">
            <text:p>0.1782276747</text:p>
          </table:table-cell>
          <table:table-cell table:formula="of:=RAND()" office:value-type="float" office:value="0.693859790218994">
            <text:p>0.6938597902</text:p>
          </table:table-cell>
          <table:table-cell table:formula="of:=SUM([.B826:.M826])-6" office:value-type="float" office:value="1.75666341325268">
            <text:p>1.7566634133</text:p>
          </table:table-cell>
          <table:table-cell table:formula="of:=[.N826]-[.$G$6]" office:value-type="float" office:value="1.78040440378664">
            <text:p>1.7804044038</text:p>
          </table:table-cell>
          <table:table-cell table:formula="of:=[.O826]*[.O826]" office:value-type="float" office:value="3.16983984102286">
            <text:p>3.169839841</text:p>
          </table:table-cell>
        </table:table-row>
        <table:table-row table:style-name="ro1">
          <table:table-cell/>
          <table:table-cell table:formula="of:=RAND()" office:value-type="float" office:value="0.750200310954824">
            <text:p>0.750200311</text:p>
          </table:table-cell>
          <table:table-cell table:formula="of:=RAND()" office:value-type="float" office:value="0.558022678131238">
            <text:p>0.5580226781</text:p>
          </table:table-cell>
          <table:table-cell table:formula="of:=RAND()" office:value-type="float" office:value="0.716973178554326">
            <text:p>0.7169731786</text:p>
          </table:table-cell>
          <table:table-cell table:formula="of:=RAND()" office:value-type="float" office:value="0.711067248601466">
            <text:p>0.7110672486</text:p>
          </table:table-cell>
          <table:table-cell table:formula="of:=RAND()" office:value-type="float" office:value="0.185067492770031">
            <text:p>0.1850674928</text:p>
          </table:table-cell>
          <table:table-cell table:formula="of:=RAND()" office:value-type="float" office:value="0.430289004696533">
            <text:p>0.4302890047</text:p>
          </table:table-cell>
          <table:table-cell table:formula="of:=RAND()" office:value-type="float" office:value="0.403634226648137">
            <text:p>0.4036342266</text:p>
          </table:table-cell>
          <table:table-cell table:formula="of:=RAND()" office:value-type="float" office:value="0.716321600833908">
            <text:p>0.7163216008</text:p>
          </table:table-cell>
          <table:table-cell table:formula="of:=RAND()" office:value-type="float" office:value="0.816590833943337">
            <text:p>0.8165908339</text:p>
          </table:table-cell>
          <table:table-cell table:formula="of:=RAND()" office:value-type="float" office:value="0.382450718432665">
            <text:p>0.3824507184</text:p>
          </table:table-cell>
          <table:table-cell table:formula="of:=RAND()" office:value-type="float" office:value="0.238801630912349">
            <text:p>0.2388016309</text:p>
          </table:table-cell>
          <table:table-cell table:formula="of:=RAND()" office:value-type="float" office:value="0.0532085774466395">
            <text:p>0.0532085774</text:p>
          </table:table-cell>
          <table:table-cell table:formula="of:=SUM([.B827:.M827])-6" office:value-type="float" office:value="-0.0373724980745465">
            <text:p>-0.0373724981</text:p>
          </table:table-cell>
          <table:table-cell table:formula="of:=[.N827]-[.$G$6]" office:value-type="float" office:value="-0.0136315075405873">
            <text:p>-0.0136315075</text:p>
          </table:table-cell>
          <table:table-cell table:formula="of:=[.O827]*[.O827]" office:value-type="float" office:value="0.000185817997829089">
            <text:p>0.000185818</text:p>
          </table:table-cell>
        </table:table-row>
        <table:table-row table:style-name="ro1">
          <table:table-cell/>
          <table:table-cell table:formula="of:=RAND()" office:value-type="float" office:value="0.669949351577088">
            <text:p>0.6699493516</text:p>
          </table:table-cell>
          <table:table-cell table:formula="of:=RAND()" office:value-type="float" office:value="0.0622469887603074">
            <text:p>0.0622469888</text:p>
          </table:table-cell>
          <table:table-cell table:formula="of:=RAND()" office:value-type="float" office:value="0.47251651273109">
            <text:p>0.4725165127</text:p>
          </table:table-cell>
          <table:table-cell table:formula="of:=RAND()" office:value-type="float" office:value="0.218243770767003">
            <text:p>0.2182437708</text:p>
          </table:table-cell>
          <table:table-cell table:formula="of:=RAND()" office:value-type="float" office:value="0.442298195557669">
            <text:p>0.4422981956</text:p>
          </table:table-cell>
          <table:table-cell table:formula="of:=RAND()" office:value-type="float" office:value="0.0462357616052032">
            <text:p>0.0462357616</text:p>
          </table:table-cell>
          <table:table-cell table:formula="of:=RAND()" office:value-type="float" office:value="0.935675129527226">
            <text:p>0.9356751295</text:p>
          </table:table-cell>
          <table:table-cell table:formula="of:=RAND()" office:value-type="float" office:value="0.293959454866126">
            <text:p>0.2939594549</text:p>
          </table:table-cell>
          <table:table-cell table:formula="of:=RAND()" office:value-type="float" office:value="0.0842313766479492">
            <text:p>0.0842313766</text:p>
          </table:table-cell>
          <table:table-cell table:formula="of:=RAND()" office:value-type="float" office:value="0.0860510505735874">
            <text:p>0.0860510506</text:p>
          </table:table-cell>
          <table:table-cell table:formula="of:=RAND()" office:value-type="float" office:value="0.365239043720067">
            <text:p>0.3652390437</text:p>
          </table:table-cell>
          <table:table-cell table:formula="of:=RAND()" office:value-type="float" office:value="0.891993307741359">
            <text:p>0.8919933077</text:p>
          </table:table-cell>
          <table:table-cell table:formula="of:=SUM([.B828:.M828])-6" office:value-type="float" office:value="-1.43136005592532">
            <text:p>-1.4313600559</text:p>
          </table:table-cell>
          <table:table-cell table:formula="of:=[.N828]-[.$G$6]" office:value-type="float" office:value="-1.40761906539137">
            <text:p>-1.4076190654</text:p>
          </table:table-cell>
          <table:table-cell table:formula="of:=[.O828]*[.O828]" office:value-type="float" office:value="1.98139143325326">
            <text:p>1.9813914333</text:p>
          </table:table-cell>
        </table:table-row>
        <table:table-row table:style-name="ro1">
          <table:table-cell/>
          <table:table-cell table:formula="of:=RAND()" office:value-type="float" office:value="0.567287938902155">
            <text:p>0.5672879389</text:p>
          </table:table-cell>
          <table:table-cell table:formula="of:=RAND()" office:value-type="float" office:value="0.180166602134705">
            <text:p>0.1801666021</text:p>
          </table:table-cell>
          <table:table-cell table:formula="of:=RAND()" office:value-type="float" office:value="0.152917416999117">
            <text:p>0.152917417</text:p>
          </table:table-cell>
          <table:table-cell table:formula="of:=RAND()" office:value-type="float" office:value="0.292554273270071">
            <text:p>0.2925542733</text:p>
          </table:table-cell>
          <table:table-cell table:formula="of:=RAND()" office:value-type="float" office:value="0.730052343336865">
            <text:p>0.7300523433</text:p>
          </table:table-cell>
          <table:table-cell table:formula="of:=RAND()" office:value-type="float" office:value="0.660408492898569">
            <text:p>0.6604084929</text:p>
          </table:table-cell>
          <table:table-cell table:formula="of:=RAND()" office:value-type="float" office:value="0.854095299262553">
            <text:p>0.8540952993</text:p>
          </table:table-cell>
          <table:table-cell table:formula="of:=RAND()" office:value-type="float" office:value="0.42995746107772">
            <text:p>0.4299574611</text:p>
          </table:table-cell>
          <table:table-cell table:formula="of:=RAND()" office:value-type="float" office:value="0.391281043412164">
            <text:p>0.3912810434</text:p>
          </table:table-cell>
          <table:table-cell table:formula="of:=RAND()" office:value-type="float" office:value="0.642821517074481">
            <text:p>0.6428215171</text:p>
          </table:table-cell>
          <table:table-cell table:formula="of:=RAND()" office:value-type="float" office:value="0.306551704416051">
            <text:p>0.3065517044</text:p>
          </table:table-cell>
          <table:table-cell table:formula="of:=RAND()" office:value-type="float" office:value="0.100996135966852">
            <text:p>0.100996136</text:p>
          </table:table-cell>
          <table:table-cell table:formula="of:=SUM([.B829:.M829])-6" office:value-type="float" office:value="-0.690909771248698">
            <text:p>-0.6909097712</text:p>
          </table:table-cell>
          <table:table-cell table:formula="of:=[.N829]-[.$G$6]" office:value-type="float" office:value="-0.667168780714739">
            <text:p>-0.6671687807</text:p>
          </table:table-cell>
          <table:table-cell table:formula="of:=[.O829]*[.O829]" office:value-type="float" office:value="0.445114181960392">
            <text:p>0.445114182</text:p>
          </table:table-cell>
        </table:table-row>
        <table:table-row table:style-name="ro1">
          <table:table-cell/>
          <table:table-cell table:formula="of:=RAND()" office:value-type="float" office:value="0.375344244530424">
            <text:p>0.3753442445</text:p>
          </table:table-cell>
          <table:table-cell table:formula="of:=RAND()" office:value-type="float" office:value="0.650350231444463">
            <text:p>0.6503502314</text:p>
          </table:table-cell>
          <table:table-cell table:formula="of:=RAND()" office:value-type="float" office:value="0.460214251885191">
            <text:p>0.4602142519</text:p>
          </table:table-cell>
          <table:table-cell table:formula="of:=RAND()" office:value-type="float" office:value="0.392332333372906">
            <text:p>0.3923323334</text:p>
          </table:table-cell>
          <table:table-cell table:formula="of:=RAND()" office:value-type="float" office:value="0.676595325116068">
            <text:p>0.6765953251</text:p>
          </table:table-cell>
          <table:table-cell table:formula="of:=RAND()" office:value-type="float" office:value="0.150961293838918">
            <text:p>0.1509612938</text:p>
          </table:table-cell>
          <table:table-cell table:formula="of:=RAND()" office:value-type="float" office:value="0.378387313568965">
            <text:p>0.3783873136</text:p>
          </table:table-cell>
          <table:table-cell table:formula="of:=RAND()" office:value-type="float" office:value="0.101526420563459">
            <text:p>0.1015264206</text:p>
          </table:table-cell>
          <table:table-cell table:formula="of:=RAND()" office:value-type="float" office:value="0.943439078982919">
            <text:p>0.943439079</text:p>
          </table:table-cell>
          <table:table-cell table:formula="of:=RAND()" office:value-type="float" office:value="0.73511199792847">
            <text:p>0.7351119979</text:p>
          </table:table-cell>
          <table:table-cell table:formula="of:=RAND()" office:value-type="float" office:value="0.658703045453876">
            <text:p>0.6587030455</text:p>
          </table:table-cell>
          <table:table-cell table:formula="of:=RAND()" office:value-type="float" office:value="0.852118998533115">
            <text:p>0.8521189985</text:p>
          </table:table-cell>
          <table:table-cell table:formula="of:=SUM([.B830:.M830])-6" office:value-type="float" office:value="0.375084535218775">
            <text:p>0.3750845352</text:p>
          </table:table-cell>
          <table:table-cell table:formula="of:=[.N830]-[.$G$6]" office:value-type="float" office:value="0.398825525752734">
            <text:p>0.3988255258</text:p>
          </table:table-cell>
          <table:table-cell table:formula="of:=[.O830]*[.O830]" office:value-type="float" office:value="0.159061799991945">
            <text:p>0.1590618</text:p>
          </table:table-cell>
        </table:table-row>
        <table:table-row table:style-name="ro1">
          <table:table-cell/>
          <table:table-cell table:formula="of:=RAND()" office:value-type="float" office:value="0.540884632151574">
            <text:p>0.5408846322</text:p>
          </table:table-cell>
          <table:table-cell table:formula="of:=RAND()" office:value-type="float" office:value="0.937376983463764">
            <text:p>0.9373769835</text:p>
          </table:table-cell>
          <table:table-cell table:formula="of:=RAND()" office:value-type="float" office:value="0.728928758762777">
            <text:p>0.7289287588</text:p>
          </table:table-cell>
          <table:table-cell table:formula="of:=RAND()" office:value-type="float" office:value="0.562425109790638">
            <text:p>0.5624251098</text:p>
          </table:table-cell>
          <table:table-cell table:formula="of:=RAND()" office:value-type="float" office:value="0.471055711386725">
            <text:p>0.4710557114</text:p>
          </table:table-cell>
          <table:table-cell table:formula="of:=RAND()" office:value-type="float" office:value="0.412281168624759">
            <text:p>0.4122811686</text:p>
          </table:table-cell>
          <table:table-cell table:formula="of:=RAND()" office:value-type="float" office:value="0.0267269208561629">
            <text:p>0.0267269209</text:p>
          </table:table-cell>
          <table:table-cell table:formula="of:=RAND()" office:value-type="float" office:value="0.894998691044748">
            <text:p>0.894998691</text:p>
          </table:table-cell>
          <table:table-cell table:formula="of:=RAND()" office:value-type="float" office:value="0.776664544595405">
            <text:p>0.7766645446</text:p>
          </table:table-cell>
          <table:table-cell table:formula="of:=RAND()" office:value-type="float" office:value="0.874309812672436">
            <text:p>0.8743098127</text:p>
          </table:table-cell>
          <table:table-cell table:formula="of:=RAND()" office:value-type="float" office:value="0.104808576405048">
            <text:p>0.1048085764</text:p>
          </table:table-cell>
          <table:table-cell table:formula="of:=RAND()" office:value-type="float" office:value="0.573320480529219">
            <text:p>0.5733204805</text:p>
          </table:table-cell>
          <table:table-cell table:formula="of:=SUM([.B831:.M831])-6" office:value-type="float" office:value="0.903781390283257">
            <text:p>0.9037813903</text:p>
          </table:table-cell>
          <table:table-cell table:formula="of:=[.N831]-[.$G$6]" office:value-type="float" office:value="0.927522380817216">
            <text:p>0.9275223808</text:p>
          </table:table-cell>
          <table:table-cell table:formula="of:=[.O831]*[.O831]" office:value-type="float" office:value="0.860297766916836">
            <text:p>0.8602977669</text:p>
          </table:table-cell>
        </table:table-row>
        <table:table-row table:style-name="ro1">
          <table:table-cell/>
          <table:table-cell table:formula="of:=RAND()" office:value-type="float" office:value="0.724752857815474">
            <text:p>0.7247528578</text:p>
          </table:table-cell>
          <table:table-cell table:formula="of:=RAND()" office:value-type="float" office:value="0.756637273123488">
            <text:p>0.7566372731</text:p>
          </table:table-cell>
          <table:table-cell table:formula="of:=RAND()" office:value-type="float" office:value="0.436027409508824">
            <text:p>0.4360274095</text:p>
          </table:table-cell>
          <table:table-cell table:formula="of:=RAND()" office:value-type="float" office:value="0.620222181780264">
            <text:p>0.6202221818</text:p>
          </table:table-cell>
          <table:table-cell table:formula="of:=RAND()" office:value-type="float" office:value="0.110981866717339">
            <text:p>0.1109818667</text:p>
          </table:table-cell>
          <table:table-cell table:formula="of:=RAND()" office:value-type="float" office:value="0.679160077124834">
            <text:p>0.6791600771</text:p>
          </table:table-cell>
          <table:table-cell table:formula="of:=RAND()" office:value-type="float" office:value="0.268715132260695">
            <text:p>0.2687151323</text:p>
          </table:table-cell>
          <table:table-cell table:formula="of:=RAND()" office:value-type="float" office:value="0.612406505038962">
            <text:p>0.612406505</text:p>
          </table:table-cell>
          <table:table-cell table:formula="of:=RAND()" office:value-type="float" office:value="0.047540325904265">
            <text:p>0.0475403259</text:p>
          </table:table-cell>
          <table:table-cell table:formula="of:=RAND()" office:value-type="float" office:value="0.747505984734744">
            <text:p>0.7475059847</text:p>
          </table:table-cell>
          <table:table-cell table:formula="of:=RAND()" office:value-type="float" office:value="0.410218259086832">
            <text:p>0.4102182591</text:p>
          </table:table-cell>
          <table:table-cell table:formula="of:=RAND()" office:value-type="float" office:value="0.632685910910368">
            <text:p>0.6326859109</text:p>
          </table:table-cell>
          <table:table-cell table:formula="of:=SUM([.B832:.M832])-6" office:value-type="float" office:value="0.046853784006089">
            <text:p>0.046853784</text:p>
          </table:table-cell>
          <table:table-cell table:formula="of:=[.N832]-[.$G$6]" office:value-type="float" office:value="0.0705947745400481">
            <text:p>0.0705947745</text:p>
          </table:table-cell>
          <table:table-cell table:formula="of:=[.O832]*[.O832]" office:value-type="float" office:value="0.00498362219236022">
            <text:p>0.0049836222</text:p>
          </table:table-cell>
        </table:table-row>
        <table:table-row table:style-name="ro1">
          <table:table-cell/>
          <table:table-cell table:formula="of:=RAND()" office:value-type="float" office:value="0.63533082860522">
            <text:p>0.6353308286</text:p>
          </table:table-cell>
          <table:table-cell table:formula="of:=RAND()" office:value-type="float" office:value="0.623982845572755">
            <text:p>0.6239828456</text:p>
          </table:table-cell>
          <table:table-cell table:formula="of:=RAND()" office:value-type="float" office:value="0.959743779385462">
            <text:p>0.9597437794</text:p>
          </table:table-cell>
          <table:table-cell table:formula="of:=RAND()" office:value-type="float" office:value="0.98361966595985">
            <text:p>0.983619666</text:p>
          </table:table-cell>
          <table:table-cell table:formula="of:=RAND()" office:value-type="float" office:value="0.018145349342376">
            <text:p>0.0181453493</text:p>
          </table:table-cell>
          <table:table-cell table:formula="of:=RAND()" office:value-type="float" office:value="0.150408218614757">
            <text:p>0.1504082186</text:p>
          </table:table-cell>
          <table:table-cell table:formula="of:=RAND()" office:value-type="float" office:value="0.819529403932393">
            <text:p>0.8195294039</text:p>
          </table:table-cell>
          <table:table-cell table:formula="of:=RAND()" office:value-type="float" office:value="0.466503532137722">
            <text:p>0.4665035321</text:p>
          </table:table-cell>
          <table:table-cell table:formula="of:=RAND()" office:value-type="float" office:value="0.602158535504714">
            <text:p>0.6021585355</text:p>
          </table:table-cell>
          <table:table-cell table:formula="of:=RAND()" office:value-type="float" office:value="0.995518668554723">
            <text:p>0.9955186686</text:p>
          </table:table-cell>
          <table:table-cell table:formula="of:=RAND()" office:value-type="float" office:value="0.763213464058936">
            <text:p>0.7632134641</text:p>
          </table:table-cell>
          <table:table-cell table:formula="of:=RAND()" office:value-type="float" office:value="0.492781861685216">
            <text:p>0.4927818617</text:p>
          </table:table-cell>
          <table:table-cell table:formula="of:=SUM([.B833:.M833])-6" office:value-type="float" office:value="1.51093615335412">
            <text:p>1.5109361534</text:p>
          </table:table-cell>
          <table:table-cell table:formula="of:=[.N833]-[.$G$6]" office:value-type="float" office:value="1.53467714388808">
            <text:p>1.5346771439</text:p>
          </table:table-cell>
          <table:table-cell table:formula="of:=[.O833]*[.O833]" office:value-type="float" office:value="2.35523393597248">
            <text:p>2.355233936</text:p>
          </table:table-cell>
        </table:table-row>
        <table:table-row table:style-name="ro1">
          <table:table-cell/>
          <table:table-cell table:formula="of:=RAND()" office:value-type="float" office:value="0.130633972585201">
            <text:p>0.1306339726</text:p>
          </table:table-cell>
          <table:table-cell table:formula="of:=RAND()" office:value-type="float" office:value="0.610078093595803">
            <text:p>0.6100780936</text:p>
          </table:table-cell>
          <table:table-cell table:formula="of:=RAND()" office:value-type="float" office:value="0.214329263428226">
            <text:p>0.2143292634</text:p>
          </table:table-cell>
          <table:table-cell table:formula="of:=RAND()" office:value-type="float" office:value="0.936855882871896">
            <text:p>0.9368558829</text:p>
          </table:table-cell>
          <table:table-cell table:formula="of:=RAND()" office:value-type="float" office:value="0.899922160431743">
            <text:p>0.8999221604</text:p>
          </table:table-cell>
          <table:table-cell table:formula="of:=RAND()" office:value-type="float" office:value="0.769967034459114">
            <text:p>0.7699670345</text:p>
          </table:table-cell>
          <table:table-cell table:formula="of:=RAND()" office:value-type="float" office:value="0.696894518099725">
            <text:p>0.6968945181</text:p>
          </table:table-cell>
          <table:table-cell table:formula="of:=RAND()" office:value-type="float" office:value="0.889325289987028">
            <text:p>0.88932529</text:p>
          </table:table-cell>
          <table:table-cell table:formula="of:=RAND()" office:value-type="float" office:value="0.0637255026958883">
            <text:p>0.0637255027</text:p>
          </table:table-cell>
          <table:table-cell table:formula="of:=RAND()" office:value-type="float" office:value="0.910774545976892">
            <text:p>0.910774546</text:p>
          </table:table-cell>
          <table:table-cell table:formula="of:=RAND()" office:value-type="float" office:value="0.189391613705084">
            <text:p>0.1893916137</text:p>
          </table:table-cell>
          <table:table-cell table:formula="of:=RAND()" office:value-type="float" office:value="0.122236169409007">
            <text:p>0.1222361694</text:p>
          </table:table-cell>
          <table:table-cell table:formula="of:=SUM([.B834:.M834])-6" office:value-type="float" office:value="0.434134047245607">
            <text:p>0.4341340472</text:p>
          </table:table-cell>
          <table:table-cell table:formula="of:=[.N834]-[.$G$6]" office:value-type="float" office:value="0.457875037779566">
            <text:p>0.4578750378</text:p>
          </table:table-cell>
          <table:table-cell table:formula="of:=[.O834]*[.O834]" office:value-type="float" office:value="0.209649550221639">
            <text:p>0.2096495502</text:p>
          </table:table-cell>
        </table:table-row>
        <table:table-row table:style-name="ro1">
          <table:table-cell/>
          <table:table-cell table:formula="of:=RAND()" office:value-type="float" office:value="0.579894768074155">
            <text:p>0.5798947681</text:p>
          </table:table-cell>
          <table:table-cell table:formula="of:=RAND()" office:value-type="float" office:value="0.99779363302514">
            <text:p>0.997793633</text:p>
          </table:table-cell>
          <table:table-cell table:formula="of:=RAND()" office:value-type="float" office:value="0.134694733424112">
            <text:p>0.1346947334</text:p>
          </table:table-cell>
          <table:table-cell table:formula="of:=RAND()" office:value-type="float" office:value="0.410224622813985">
            <text:p>0.4102246228</text:p>
          </table:table-cell>
          <table:table-cell table:formula="of:=RAND()" office:value-type="float" office:value="0.175242860801518">
            <text:p>0.1752428608</text:p>
          </table:table-cell>
          <table:table-cell table:formula="of:=RAND()" office:value-type="float" office:value="0.430858865845948">
            <text:p>0.4308588658</text:p>
          </table:table-cell>
          <table:table-cell table:formula="of:=RAND()" office:value-type="float" office:value="0.175028507597744">
            <text:p>0.1750285076</text:p>
          </table:table-cell>
          <table:table-cell table:formula="of:=RAND()" office:value-type="float" office:value="0.0827982225455344">
            <text:p>0.0827982225</text:p>
          </table:table-cell>
          <table:table-cell table:formula="of:=RAND()" office:value-type="float" office:value="0.969135376159102">
            <text:p>0.9691353762</text:p>
          </table:table-cell>
          <table:table-cell table:formula="of:=RAND()" office:value-type="float" office:value="0.130161534063518">
            <text:p>0.1301615341</text:p>
          </table:table-cell>
          <table:table-cell table:formula="of:=RAND()" office:value-type="float" office:value="0.226258303038776">
            <text:p>0.226258303</text:p>
          </table:table-cell>
          <table:table-cell table:formula="of:=RAND()" office:value-type="float" office:value="0.521395657444373">
            <text:p>0.5213956574</text:p>
          </table:table-cell>
          <table:table-cell table:formula="of:=SUM([.B835:.M835])-6" office:value-type="float" office:value="-1.1665129151661">
            <text:p>-1.1665129152</text:p>
          </table:table-cell>
          <table:table-cell table:formula="of:=[.N835]-[.$G$6]" office:value-type="float" office:value="-1.14277192463214">
            <text:p>-1.1427719246</text:p>
          </table:table-cell>
          <table:table-cell table:formula="of:=[.O835]*[.O835]" office:value-type="float" office:value="1.30592767172744">
            <text:p>1.3059276717</text:p>
          </table:table-cell>
        </table:table-row>
        <table:table-row table:style-name="ro1">
          <table:table-cell/>
          <table:table-cell table:formula="of:=RAND()" office:value-type="float" office:value="0.698606171878055">
            <text:p>0.6986061719</text:p>
          </table:table-cell>
          <table:table-cell table:formula="of:=RAND()" office:value-type="float" office:value="0.927616018336266">
            <text:p>0.9276160183</text:p>
          </table:table-cell>
          <table:table-cell table:formula="of:=RAND()" office:value-type="float" office:value="0.724399948259816">
            <text:p>0.7243999483</text:p>
          </table:table-cell>
          <table:table-cell table:formula="of:=RAND()" office:value-type="float" office:value="0.781619707820937">
            <text:p>0.7816197078</text:p>
          </table:table-cell>
          <table:table-cell table:formula="of:=RAND()" office:value-type="float" office:value="0.0611236940603703">
            <text:p>0.0611236941</text:p>
          </table:table-cell>
          <table:table-cell table:formula="of:=RAND()" office:value-type="float" office:value="0.84309947793372">
            <text:p>0.8430994779</text:p>
          </table:table-cell>
          <table:table-cell table:formula="of:=RAND()" office:value-type="float" office:value="0.24556697322987">
            <text:p>0.2455669732</text:p>
          </table:table-cell>
          <table:table-cell table:formula="of:=RAND()" office:value-type="float" office:value="0.50745797296986">
            <text:p>0.507457973</text:p>
          </table:table-cell>
          <table:table-cell table:formula="of:=RAND()" office:value-type="float" office:value="0.0089372203219682">
            <text:p>0.0089372203</text:p>
          </table:table-cell>
          <table:table-cell table:formula="of:=RAND()" office:value-type="float" office:value="0.106562173226848">
            <text:p>0.1065621732</text:p>
          </table:table-cell>
          <table:table-cell table:formula="of:=RAND()" office:value-type="float" office:value="0.0414857377763838">
            <text:p>0.0414857378</text:p>
          </table:table-cell>
          <table:table-cell table:formula="of:=RAND()" office:value-type="float" office:value="0.833850272698328">
            <text:p>0.8338502727</text:p>
          </table:table-cell>
          <table:table-cell table:formula="of:=SUM([.B836:.M836])-6" office:value-type="float" office:value="-0.219674631487578">
            <text:p>-0.2196746315</text:p>
          </table:table-cell>
          <table:table-cell table:formula="of:=[.N836]-[.$G$6]" office:value-type="float" office:value="-0.195933640953619">
            <text:p>-0.195933641</text:p>
          </table:table-cell>
          <table:table-cell table:formula="of:=[.O836]*[.O836]" office:value-type="float" office:value="0.0383899916573417">
            <text:p>0.0383899917</text:p>
          </table:table-cell>
        </table:table-row>
        <table:table-row table:style-name="ro1">
          <table:table-cell/>
          <table:table-cell table:formula="of:=RAND()" office:value-type="float" office:value="0.921015653759241">
            <text:p>0.9210156538</text:p>
          </table:table-cell>
          <table:table-cell table:formula="of:=RAND()" office:value-type="float" office:value="0.316711883526295">
            <text:p>0.3167118835</text:p>
          </table:table-cell>
          <table:table-cell table:formula="of:=RAND()" office:value-type="float" office:value="0.201725986320525">
            <text:p>0.2017259863</text:p>
          </table:table-cell>
          <table:table-cell table:formula="of:=RAND()" office:value-type="float" office:value="0.140369606902823">
            <text:p>0.1403696069</text:p>
          </table:table-cell>
          <table:table-cell table:formula="of:=RAND()" office:value-type="float" office:value="0.0178875892888755">
            <text:p>0.0178875893</text:p>
          </table:table-cell>
          <table:table-cell table:formula="of:=RAND()" office:value-type="float" office:value="0.027041107416153">
            <text:p>0.0270411074</text:p>
          </table:table-cell>
          <table:table-cell table:formula="of:=RAND()" office:value-type="float" office:value="0.716788237215951">
            <text:p>0.7167882372</text:p>
          </table:table-cell>
          <table:table-cell table:formula="of:=RAND()" office:value-type="float" office:value="0.991649467498064">
            <text:p>0.9916494675</text:p>
          </table:table-cell>
          <table:table-cell table:formula="of:=RAND()" office:value-type="float" office:value="0.510540451854467">
            <text:p>0.5105404519</text:p>
          </table:table-cell>
          <table:table-cell table:formula="of:=RAND()" office:value-type="float" office:value="0.902138381497934">
            <text:p>0.9021383815</text:p>
          </table:table-cell>
          <table:table-cell table:formula="of:=RAND()" office:value-type="float" office:value="0.543271388160065">
            <text:p>0.5432713882</text:p>
          </table:table-cell>
          <table:table-cell table:formula="of:=RAND()" office:value-type="float" office:value="0.221363965654746">
            <text:p>0.2213639657</text:p>
          </table:table-cell>
          <table:table-cell table:formula="of:=SUM([.B837:.M837])-6" office:value-type="float" office:value="-0.489496280904859">
            <text:p>-0.4894962809</text:p>
          </table:table-cell>
          <table:table-cell table:formula="of:=[.N837]-[.$G$6]" office:value-type="float" office:value="-0.4657552903709">
            <text:p>-0.4657552904</text:p>
          </table:table-cell>
          <table:table-cell table:formula="of:=[.O837]*[.O837]" office:value-type="float" office:value="0.216927990508482">
            <text:p>0.2169279905</text:p>
          </table:table-cell>
        </table:table-row>
        <table:table-row table:style-name="ro1">
          <table:table-cell/>
          <table:table-cell table:formula="of:=RAND()" office:value-type="float" office:value="0.506429315777496">
            <text:p>0.5064293158</text:p>
          </table:table-cell>
          <table:table-cell table:formula="of:=RAND()" office:value-type="float" office:value="0.55558797204867">
            <text:p>0.555587972</text:p>
          </table:table-cell>
          <table:table-cell table:formula="of:=RAND()" office:value-type="float" office:value="0.945454972796142">
            <text:p>0.9454549728</text:p>
          </table:table-cell>
          <table:table-cell table:formula="of:=RAND()" office:value-type="float" office:value="0.314851777860895">
            <text:p>0.3148517779</text:p>
          </table:table-cell>
          <table:table-cell table:formula="of:=RAND()" office:value-type="float" office:value="0.117975564440712">
            <text:p>0.1179755644</text:p>
          </table:table-cell>
          <table:table-cell table:formula="of:=RAND()" office:value-type="float" office:value="0.366146055515856">
            <text:p>0.3661460555</text:p>
          </table:table-cell>
          <table:table-cell table:formula="of:=RAND()" office:value-type="float" office:value="0.648281233850867">
            <text:p>0.6482812339</text:p>
          </table:table-cell>
          <table:table-cell table:formula="of:=RAND()" office:value-type="float" office:value="0.511508562834933">
            <text:p>0.5115085628</text:p>
          </table:table-cell>
          <table:table-cell table:formula="of:=RAND()" office:value-type="float" office:value="0.864886451745406">
            <text:p>0.8648864517</text:p>
          </table:table-cell>
          <table:table-cell table:formula="of:=RAND()" office:value-type="float" office:value="0.0758491198066622">
            <text:p>0.0758491198</text:p>
          </table:table-cell>
          <table:table-cell table:formula="of:=RAND()" office:value-type="float" office:value="0.177572794025764">
            <text:p>0.177572794</text:p>
          </table:table-cell>
          <table:table-cell table:formula="of:=RAND()" office:value-type="float" office:value="0.180316045880318">
            <text:p>0.1803160459</text:p>
          </table:table-cell>
          <table:table-cell table:formula="of:=SUM([.B838:.M838])-6" office:value-type="float" office:value="-0.73514013341628">
            <text:p>-0.7351401334</text:p>
          </table:table-cell>
          <table:table-cell table:formula="of:=[.N838]-[.$G$6]" office:value-type="float" office:value="-0.711399142882321">
            <text:p>-0.7113991429</text:p>
          </table:table-cell>
          <table:table-cell table:formula="of:=[.O838]*[.O838]" office:value-type="float" office:value="0.506088740493701">
            <text:p>0.5060887405</text:p>
          </table:table-cell>
        </table:table-row>
        <table:table-row table:style-name="ro1">
          <table:table-cell/>
          <table:table-cell table:formula="of:=RAND()" office:value-type="float" office:value="0.0501018550712615">
            <text:p>0.0501018551</text:p>
          </table:table-cell>
          <table:table-cell table:formula="of:=RAND()" office:value-type="float" office:value="0.457511901156977">
            <text:p>0.4575119012</text:p>
          </table:table-cell>
          <table:table-cell table:formula="of:=RAND()" office:value-type="float" office:value="0.40875449590385">
            <text:p>0.4087544959</text:p>
          </table:table-cell>
          <table:table-cell table:formula="of:=RAND()" office:value-type="float" office:value="0.936480999924243">
            <text:p>0.9364809999</text:p>
          </table:table-cell>
          <table:table-cell table:formula="of:=RAND()" office:value-type="float" office:value="0.556563653983176">
            <text:p>0.556563654</text:p>
          </table:table-cell>
          <table:table-cell table:formula="of:=RAND()" office:value-type="float" office:value="0.612739382544532">
            <text:p>0.6127393825</text:p>
          </table:table-cell>
          <table:table-cell table:formula="of:=RAND()" office:value-type="float" office:value="0.891965764341876">
            <text:p>0.8919657643</text:p>
          </table:table-cell>
          <table:table-cell table:formula="of:=RAND()" office:value-type="float" office:value="0.713703491026536">
            <text:p>0.713703491</text:p>
          </table:table-cell>
          <table:table-cell table:formula="of:=RAND()" office:value-type="float" office:value="0.129127006279305">
            <text:p>0.1291270063</text:p>
          </table:table-cell>
          <table:table-cell table:formula="of:=RAND()" office:value-type="float" office:value="0.822475904366002">
            <text:p>0.8224759044</text:p>
          </table:table-cell>
          <table:table-cell table:formula="of:=RAND()" office:value-type="float" office:value="0.574700800003484">
            <text:p>0.5747008</text:p>
          </table:table-cell>
          <table:table-cell table:formula="of:=RAND()" office:value-type="float" office:value="0.0534775205887854">
            <text:p>0.0534775206</text:p>
          </table:table-cell>
          <table:table-cell table:formula="of:=SUM([.B839:.M839])-6" office:value-type="float" office:value="0.207602775190026">
            <text:p>0.2076027752</text:p>
          </table:table-cell>
          <table:table-cell table:formula="of:=[.N839]-[.$G$6]" office:value-type="float" office:value="0.231343765723985">
            <text:p>0.2313437657</text:p>
          </table:table-cell>
          <table:table-cell table:formula="of:=[.O839]*[.O839]" office:value-type="float" office:value="0.0535199379393539">
            <text:p>0.0535199379</text:p>
          </table:table-cell>
        </table:table-row>
        <table:table-row table:style-name="ro1">
          <table:table-cell/>
          <table:table-cell table:formula="of:=RAND()" office:value-type="float" office:value="0.583400275325403">
            <text:p>0.5834002753</text:p>
          </table:table-cell>
          <table:table-cell table:formula="of:=RAND()" office:value-type="float" office:value="0.636503702262417">
            <text:p>0.6365037023</text:p>
          </table:table-cell>
          <table:table-cell table:formula="of:=RAND()" office:value-type="float" office:value="0.092296828282997">
            <text:p>0.0922968283</text:p>
          </table:table-cell>
          <table:table-cell table:formula="of:=RAND()" office:value-type="float" office:value="0.992298737866804">
            <text:p>0.9922987379</text:p>
          </table:table-cell>
          <table:table-cell table:formula="of:=RAND()" office:value-type="float" office:value="0.984462688211352">
            <text:p>0.9844626882</text:p>
          </table:table-cell>
          <table:table-cell table:formula="of:=RAND()" office:value-type="float" office:value="0.0898403078317642">
            <text:p>0.0898403078</text:p>
          </table:table-cell>
          <table:table-cell table:formula="of:=RAND()" office:value-type="float" office:value="0.845106450142339">
            <text:p>0.8451064501</text:p>
          </table:table-cell>
          <table:table-cell table:formula="of:=RAND()" office:value-type="float" office:value="0.174068801337853">
            <text:p>0.1740688013</text:p>
          </table:table-cell>
          <table:table-cell table:formula="of:=RAND()" office:value-type="float" office:value="0.232147389557213">
            <text:p>0.2321473896</text:p>
          </table:table-cell>
          <table:table-cell table:formula="of:=RAND()" office:value-type="float" office:value="0.0564251625910401">
            <text:p>0.0564251626</text:p>
          </table:table-cell>
          <table:table-cell table:formula="of:=RAND()" office:value-type="float" office:value="0.822798910085112">
            <text:p>0.8227989101</text:p>
          </table:table-cell>
          <table:table-cell table:formula="of:=RAND()" office:value-type="float" office:value="0.65353523590602">
            <text:p>0.6535352359</text:p>
          </table:table-cell>
          <table:table-cell table:formula="of:=SUM([.B840:.M840])-6" office:value-type="float" office:value="0.162884489400312">
            <text:p>0.1628844894</text:p>
          </table:table-cell>
          <table:table-cell table:formula="of:=[.N840]-[.$G$6]" office:value-type="float" office:value="0.186625479934271">
            <text:p>0.1866254799</text:p>
          </table:table-cell>
          <table:table-cell table:formula="of:=[.O840]*[.O840]" office:value-type="float" office:value="0.0348290697606971">
            <text:p>0.0348290698</text:p>
          </table:table-cell>
        </table:table-row>
        <table:table-row table:style-name="ro1">
          <table:table-cell/>
          <table:table-cell table:formula="of:=RAND()" office:value-type="float" office:value="0.759795327205211">
            <text:p>0.7597953272</text:p>
          </table:table-cell>
          <table:table-cell table:formula="of:=RAND()" office:value-type="float" office:value="0.290657106088474">
            <text:p>0.2906571061</text:p>
          </table:table-cell>
          <table:table-cell table:formula="of:=RAND()" office:value-type="float" office:value="0.28970303805545">
            <text:p>0.2897030381</text:p>
          </table:table-cell>
          <table:table-cell table:formula="of:=RAND()" office:value-type="float" office:value="0.161163944285363">
            <text:p>0.1611639443</text:p>
          </table:table-cell>
          <table:table-cell table:formula="of:=RAND()" office:value-type="float" office:value="0.506271510384977">
            <text:p>0.5062715104</text:p>
          </table:table-cell>
          <table:table-cell table:formula="of:=RAND()" office:value-type="float" office:value="0.415160271106288">
            <text:p>0.4151602711</text:p>
          </table:table-cell>
          <table:table-cell table:formula="of:=RAND()" office:value-type="float" office:value="0.87621263647452">
            <text:p>0.8762126365</text:p>
          </table:table-cell>
          <table:table-cell table:formula="of:=RAND()" office:value-type="float" office:value="0.652596772881225">
            <text:p>0.6525967729</text:p>
          </table:table-cell>
          <table:table-cell table:formula="of:=RAND()" office:value-type="float" office:value="0.627894163364545">
            <text:p>0.6278941634</text:p>
          </table:table-cell>
          <table:table-cell table:formula="of:=RAND()" office:value-type="float" office:value="0.629601261811331">
            <text:p>0.6296012618</text:p>
          </table:table-cell>
          <table:table-cell table:formula="of:=RAND()" office:value-type="float" office:value="0.160024140728638">
            <text:p>0.1600241407</text:p>
          </table:table-cell>
          <table:table-cell table:formula="of:=RAND()" office:value-type="float" office:value="0.6849258558359">
            <text:p>0.6849258558</text:p>
          </table:table-cell>
          <table:table-cell table:formula="of:=SUM([.B841:.M841])-6" office:value-type="float" office:value="0.0540060282219201">
            <text:p>0.0540060282</text:p>
          </table:table-cell>
          <table:table-cell table:formula="of:=[.N841]-[.$G$6]" office:value-type="float" office:value="0.0777470187558793">
            <text:p>0.0777470188</text:p>
          </table:table-cell>
          <table:table-cell table:formula="of:=[.O841]*[.O841]" office:value-type="float" office:value="0.00604459892542704">
            <text:p>0.0060445989</text:p>
          </table:table-cell>
        </table:table-row>
        <table:table-row table:style-name="ro1">
          <table:table-cell/>
          <table:table-cell table:formula="of:=RAND()" office:value-type="float" office:value="0.410674451151863">
            <text:p>0.4106744512</text:p>
          </table:table-cell>
          <table:table-cell table:formula="of:=RAND()" office:value-type="float" office:value="0.495800328440964">
            <text:p>0.4958003284</text:p>
          </table:table-cell>
          <table:table-cell table:formula="of:=RAND()" office:value-type="float" office:value="0.948452558368444">
            <text:p>0.9484525584</text:p>
          </table:table-cell>
          <table:table-cell table:formula="of:=RAND()" office:value-type="float" office:value="0.190189308254048">
            <text:p>0.1901893083</text:p>
          </table:table-cell>
          <table:table-cell table:formula="of:=RAND()" office:value-type="float" office:value="0.755935705034062">
            <text:p>0.755935705</text:p>
          </table:table-cell>
          <table:table-cell table:formula="of:=RAND()" office:value-type="float" office:value="0.118897004518658">
            <text:p>0.1188970045</text:p>
          </table:table-cell>
          <table:table-cell table:formula="of:=RAND()" office:value-type="float" office:value="0.974990199552849">
            <text:p>0.9749901996</text:p>
          </table:table-cell>
          <table:table-cell table:formula="of:=RAND()" office:value-type="float" office:value="0.428755932021886">
            <text:p>0.428755932</text:p>
          </table:table-cell>
          <table:table-cell table:formula="of:=RAND()" office:value-type="float" office:value="0.0434432646725327">
            <text:p>0.0434432647</text:p>
          </table:table-cell>
          <table:table-cell table:formula="of:=RAND()" office:value-type="float" office:value="0.540926875546575">
            <text:p>0.5409268755</text:p>
          </table:table-cell>
          <table:table-cell table:formula="of:=RAND()" office:value-type="float" office:value="0.970791674684733">
            <text:p>0.9707916747</text:p>
          </table:table-cell>
          <table:table-cell table:formula="of:=RAND()" office:value-type="float" office:value="0.6258183803875">
            <text:p>0.6258183804</text:p>
          </table:table-cell>
          <table:table-cell table:formula="of:=SUM([.B842:.M842])-6" office:value-type="float" office:value="0.504675682634115">
            <text:p>0.5046756826</text:p>
          </table:table-cell>
          <table:table-cell table:formula="of:=[.N842]-[.$G$6]" office:value-type="float" office:value="0.528416673168074">
            <text:p>0.5284166732</text:p>
          </table:table-cell>
          <table:table-cell table:formula="of:=[.O842]*[.O842]" office:value-type="float" office:value="0.279224180482016">
            <text:p>0.2792241805</text:p>
          </table:table-cell>
        </table:table-row>
        <table:table-row table:style-name="ro1">
          <table:table-cell/>
          <table:table-cell table:formula="of:=RAND()" office:value-type="float" office:value="0.255959206260741">
            <text:p>0.2559592063</text:p>
          </table:table-cell>
          <table:table-cell table:formula="of:=RAND()" office:value-type="float" office:value="0.266343487659469">
            <text:p>0.2663434877</text:p>
          </table:table-cell>
          <table:table-cell table:formula="of:=RAND()" office:value-type="float" office:value="0.232315868139267">
            <text:p>0.2323158681</text:p>
          </table:table-cell>
          <table:table-cell table:formula="of:=RAND()" office:value-type="float" office:value="0.671616029227152">
            <text:p>0.6716160292</text:p>
          </table:table-cell>
          <table:table-cell table:formula="of:=RAND()" office:value-type="float" office:value="0.699792449129745">
            <text:p>0.6997924491</text:p>
          </table:table-cell>
          <table:table-cell table:formula="of:=RAND()" office:value-type="float" office:value="0.122230981243774">
            <text:p>0.1222309812</text:p>
          </table:table-cell>
          <table:table-cell table:formula="of:=RAND()" office:value-type="float" office:value="0.218560640467331">
            <text:p>0.2185606405</text:p>
          </table:table-cell>
          <table:table-cell table:formula="of:=RAND()" office:value-type="float" office:value="0.0445064899977297">
            <text:p>0.04450649</text:p>
          </table:table-cell>
          <table:table-cell table:formula="of:=RAND()" office:value-type="float" office:value="0.265637141186744">
            <text:p>0.2656371412</text:p>
          </table:table-cell>
          <table:table-cell table:formula="of:=RAND()" office:value-type="float" office:value="0.409759099828079">
            <text:p>0.4097590998</text:p>
          </table:table-cell>
          <table:table-cell table:formula="of:=RAND()" office:value-type="float" office:value="0.561316935578361">
            <text:p>0.5613169356</text:p>
          </table:table-cell>
          <table:table-cell table:formula="of:=RAND()" office:value-type="float" office:value="0.655984763754532">
            <text:p>0.6559847638</text:p>
          </table:table-cell>
          <table:table-cell table:formula="of:=SUM([.B843:.M843])-6" office:value-type="float" office:value="-1.59597690752707">
            <text:p>-1.5959769075</text:p>
          </table:table-cell>
          <table:table-cell table:formula="of:=[.N843]-[.$G$6]" office:value-type="float" office:value="-1.57223591699312">
            <text:p>-1.572235917</text:p>
          </table:table-cell>
          <table:table-cell table:formula="of:=[.O843]*[.O843]" office:value-type="float" office:value="2.47192577868318">
            <text:p>2.4719257787</text:p>
          </table:table-cell>
        </table:table-row>
        <table:table-row table:style-name="ro1">
          <table:table-cell/>
          <table:table-cell table:formula="of:=RAND()" office:value-type="float" office:value="0.0101149035617709">
            <text:p>0.0101149036</text:p>
          </table:table-cell>
          <table:table-cell table:formula="of:=RAND()" office:value-type="float" office:value="0.57727127475664">
            <text:p>0.5772712748</text:p>
          </table:table-cell>
          <table:table-cell table:formula="of:=RAND()" office:value-type="float" office:value="0.835760240908712">
            <text:p>0.8357602409</text:p>
          </table:table-cell>
          <table:table-cell table:formula="of:=RAND()" office:value-type="float" office:value="0.738447706913576">
            <text:p>0.7384477069</text:p>
          </table:table-cell>
          <table:table-cell table:formula="of:=RAND()" office:value-type="float" office:value="0.239056265680119">
            <text:p>0.2390562657</text:p>
          </table:table-cell>
          <table:table-cell table:formula="of:=RAND()" office:value-type="float" office:value="0.898054844234139">
            <text:p>0.8980548442</text:p>
          </table:table-cell>
          <table:table-cell table:formula="of:=RAND()" office:value-type="float" office:value="0.321050587575883">
            <text:p>0.3210505876</text:p>
          </table:table-cell>
          <table:table-cell table:formula="of:=RAND()" office:value-type="float" office:value="0.582794444868341">
            <text:p>0.5827944449</text:p>
          </table:table-cell>
          <table:table-cell table:formula="of:=RAND()" office:value-type="float" office:value="0.191926840459928">
            <text:p>0.1919268405</text:p>
          </table:table-cell>
          <table:table-cell table:formula="of:=RAND()" office:value-type="float" office:value="0.0981924277730286">
            <text:p>0.0981924278</text:p>
          </table:table-cell>
          <table:table-cell table:formula="of:=RAND()" office:value-type="float" office:value="0.598604574333876">
            <text:p>0.5986045743</text:p>
          </table:table-cell>
          <table:table-cell table:formula="of:=RAND()" office:value-type="float" office:value="0.372021794784814">
            <text:p>0.3720217948</text:p>
          </table:table-cell>
          <table:table-cell table:formula="of:=SUM([.B844:.M844])-6" office:value-type="float" office:value="-0.536704094149172">
            <text:p>-0.5367040941</text:p>
          </table:table-cell>
          <table:table-cell table:formula="of:=[.N844]-[.$G$6]" office:value-type="float" office:value="-0.512963103615213">
            <text:p>-0.5129631036</text:p>
          </table:table-cell>
          <table:table-cell table:formula="of:=[.O844]*[.O844]" office:value-type="float" office:value="0.263131145670552">
            <text:p>0.2631311457</text:p>
          </table:table-cell>
        </table:table-row>
        <table:table-row table:style-name="ro1">
          <table:table-cell/>
          <table:table-cell table:formula="of:=RAND()" office:value-type="float" office:value="0.0729848823975772">
            <text:p>0.0729848824</text:p>
          </table:table-cell>
          <table:table-cell table:formula="of:=RAND()" office:value-type="float" office:value="0.245514737209305">
            <text:p>0.2455147372</text:p>
          </table:table-cell>
          <table:table-cell table:formula="of:=RAND()" office:value-type="float" office:value="0.315091104712337">
            <text:p>0.3150911047</text:p>
          </table:table-cell>
          <table:table-cell table:formula="of:=RAND()" office:value-type="float" office:value="0.240134686930105">
            <text:p>0.2401346869</text:p>
          </table:table-cell>
          <table:table-cell table:formula="of:=RAND()" office:value-type="float" office:value="0.60549885337241">
            <text:p>0.6054988534</text:p>
          </table:table-cell>
          <table:table-cell table:formula="of:=RAND()" office:value-type="float" office:value="0.802600855473429">
            <text:p>0.8026008555</text:p>
          </table:table-cell>
          <table:table-cell table:formula="of:=RAND()" office:value-type="float" office:value="0.840009363600984">
            <text:p>0.8400093636</text:p>
          </table:table-cell>
          <table:table-cell table:formula="of:=RAND()" office:value-type="float" office:value="0.892241198569536">
            <text:p>0.8922411986</text:p>
          </table:table-cell>
          <table:table-cell table:formula="of:=RAND()" office:value-type="float" office:value="0.882382032461464">
            <text:p>0.8823820325</text:p>
          </table:table-cell>
          <table:table-cell table:formula="of:=RAND()" office:value-type="float" office:value="0.160636045970023">
            <text:p>0.160636046</text:p>
          </table:table-cell>
          <table:table-cell table:formula="of:=RAND()" office:value-type="float" office:value="0.0834307535551488">
            <text:p>0.0834307536</text:p>
          </table:table-cell>
          <table:table-cell table:formula="of:=RAND()" office:value-type="float" office:value="0.996390628395602">
            <text:p>0.9963906284</text:p>
          </table:table-cell>
          <table:table-cell table:formula="of:=SUM([.B845:.M845])-6" office:value-type="float" office:value="0.136915142647922">
            <text:p>0.1369151426</text:p>
          </table:table-cell>
          <table:table-cell table:formula="of:=[.N845]-[.$G$6]" office:value-type="float" office:value="0.160656133181881">
            <text:p>0.1606561332</text:p>
          </table:table-cell>
          <table:table-cell table:formula="of:=[.O845]*[.O845]" office:value-type="float" office:value="0.0258103931289543">
            <text:p>0.0258103931</text:p>
          </table:table-cell>
        </table:table-row>
        <table:table-row table:style-name="ro1">
          <table:table-cell/>
          <table:table-cell table:formula="of:=RAND()" office:value-type="float" office:value="0.356967605184764">
            <text:p>0.3569676052</text:p>
          </table:table-cell>
          <table:table-cell table:formula="of:=RAND()" office:value-type="float" office:value="0.838319813366979">
            <text:p>0.8383198134</text:p>
          </table:table-cell>
          <table:table-cell table:formula="of:=RAND()" office:value-type="float" office:value="0.340181729989126">
            <text:p>0.34018173</text:p>
          </table:table-cell>
          <table:table-cell table:formula="of:=RAND()" office:value-type="float" office:value="0.889174112118781">
            <text:p>0.8891741121</text:p>
          </table:table-cell>
          <table:table-cell table:formula="of:=RAND()" office:value-type="float" office:value="0.528760779416189">
            <text:p>0.5287607794</text:p>
          </table:table-cell>
          <table:table-cell table:formula="of:=RAND()" office:value-type="float" office:value="0.294723535422236">
            <text:p>0.2947235354</text:p>
          </table:table-cell>
          <table:table-cell table:formula="of:=RAND()" office:value-type="float" office:value="0.646413264330477">
            <text:p>0.6464132643</text:p>
          </table:table-cell>
          <table:table-cell table:formula="of:=RAND()" office:value-type="float" office:value="0.41644449159503">
            <text:p>0.4164444916</text:p>
          </table:table-cell>
          <table:table-cell table:formula="of:=RAND()" office:value-type="float" office:value="0.403105437755585">
            <text:p>0.4031054378</text:p>
          </table:table-cell>
          <table:table-cell table:formula="of:=RAND()" office:value-type="float" office:value="0.15293555543758">
            <text:p>0.1529355554</text:p>
          </table:table-cell>
          <table:table-cell table:formula="of:=RAND()" office:value-type="float" office:value="0.245474163908511">
            <text:p>0.2454741639</text:p>
          </table:table-cell>
          <table:table-cell table:formula="of:=RAND()" office:value-type="float" office:value="0.193520840024576">
            <text:p>0.19352084</text:p>
          </table:table-cell>
          <table:table-cell table:formula="of:=SUM([.B846:.M846])-6" office:value-type="float" office:value="-0.693978671450168">
            <text:p>-0.6939786715</text:p>
          </table:table-cell>
          <table:table-cell table:formula="of:=[.N846]-[.$G$6]" office:value-type="float" office:value="-0.670237680916209">
            <text:p>-0.6702376809</text:p>
          </table:table-cell>
          <table:table-cell table:formula="of:=[.O846]*[.O846]" office:value-type="float" office:value="0.449218548919938">
            <text:p>0.4492185489</text:p>
          </table:table-cell>
        </table:table-row>
        <table:table-row table:style-name="ro1">
          <table:table-cell/>
          <table:table-cell table:formula="of:=RAND()" office:value-type="float" office:value="0.706452565733343">
            <text:p>0.7064525657</text:p>
          </table:table-cell>
          <table:table-cell table:formula="of:=RAND()" office:value-type="float" office:value="0.461623325478286">
            <text:p>0.4616233255</text:p>
          </table:table-cell>
          <table:table-cell table:formula="of:=RAND()" office:value-type="float" office:value="0.518319110851735">
            <text:p>0.5183191109</text:p>
          </table:table-cell>
          <table:table-cell table:formula="of:=RAND()" office:value-type="float" office:value="0.0328035575803369">
            <text:p>0.0328035576</text:p>
          </table:table-cell>
          <table:table-cell table:formula="of:=RAND()" office:value-type="float" office:value="0.551121508935466">
            <text:p>0.5511215089</text:p>
          </table:table-cell>
          <table:table-cell table:formula="of:=RAND()" office:value-type="float" office:value="0.559246449964121">
            <text:p>0.55924645</text:p>
          </table:table-cell>
          <table:table-cell table:formula="of:=RAND()" office:value-type="float" office:value="0.326950713060796">
            <text:p>0.3269507131</text:p>
          </table:table-cell>
          <table:table-cell table:formula="of:=RAND()" office:value-type="float" office:value="0.826334262965247">
            <text:p>0.826334263</text:p>
          </table:table-cell>
          <table:table-cell table:formula="of:=RAND()" office:value-type="float" office:value="0.511941769393161">
            <text:p>0.5119417694</text:p>
          </table:table-cell>
          <table:table-cell table:formula="of:=RAND()" office:value-type="float" office:value="0.183194543002173">
            <text:p>0.183194543</text:p>
          </table:table-cell>
          <table:table-cell table:formula="of:=RAND()" office:value-type="float" office:value="0.115437563275918">
            <text:p>0.1154375633</text:p>
          </table:table-cell>
          <table:table-cell table:formula="of:=RAND()" office:value-type="float" office:value="0.0794167371932417">
            <text:p>0.0794167372</text:p>
          </table:table-cell>
          <table:table-cell table:formula="of:=SUM([.B847:.M847])-6" office:value-type="float" office:value="-1.12715789256617">
            <text:p>-1.1271578926</text:p>
          </table:table-cell>
          <table:table-cell table:formula="of:=[.N847]-[.$G$6]" office:value-type="float" office:value="-1.10341690203222">
            <text:p>-1.103416902</text:p>
          </table:table-cell>
          <table:table-cell table:formula="of:=[.O847]*[.O847]" office:value-type="float" office:value="1.21752885969037">
            <text:p>1.2175288597</text:p>
          </table:table-cell>
        </table:table-row>
        <table:table-row table:style-name="ro1">
          <table:table-cell/>
          <table:table-cell table:formula="of:=RAND()" office:value-type="float" office:value="0.888047379441559">
            <text:p>0.8880473794</text:p>
          </table:table-cell>
          <table:table-cell table:formula="of:=RAND()" office:value-type="float" office:value="0.646239416208118">
            <text:p>0.6462394162</text:p>
          </table:table-cell>
          <table:table-cell table:formula="of:=RAND()" office:value-type="float" office:value="0.588831562316045">
            <text:p>0.5888315623</text:p>
          </table:table-cell>
          <table:table-cell table:formula="of:=RAND()" office:value-type="float" office:value="0.963658930268139">
            <text:p>0.9636589303</text:p>
          </table:table-cell>
          <table:table-cell table:formula="of:=RAND()" office:value-type="float" office:value="0.453772491076961">
            <text:p>0.4537724911</text:p>
          </table:table-cell>
          <table:table-cell table:formula="of:=RAND()" office:value-type="float" office:value="0.546099795494229">
            <text:p>0.5460997955</text:p>
          </table:table-cell>
          <table:table-cell table:formula="of:=RAND()" office:value-type="float" office:value="0.396115429699421">
            <text:p>0.3961154297</text:p>
          </table:table-cell>
          <table:table-cell table:formula="of:=RAND()" office:value-type="float" office:value="0.970618113409728">
            <text:p>0.9706181134</text:p>
          </table:table-cell>
          <table:table-cell table:formula="of:=RAND()" office:value-type="float" office:value="0.984138986095786">
            <text:p>0.9841389861</text:p>
          </table:table-cell>
          <table:table-cell table:formula="of:=RAND()" office:value-type="float" office:value="0.158784536411986">
            <text:p>0.1587845364</text:p>
          </table:table-cell>
          <table:table-cell table:formula="of:=RAND()" office:value-type="float" office:value="0.989011607365683">
            <text:p>0.9890116074</text:p>
          </table:table-cell>
          <table:table-cell table:formula="of:=RAND()" office:value-type="float" office:value="0.938905550166965">
            <text:p>0.9389055502</text:p>
          </table:table-cell>
          <table:table-cell table:formula="of:=SUM([.B848:.M848])-6" office:value-type="float" office:value="2.52422379795462">
            <text:p>2.524223798</text:p>
          </table:table-cell>
          <table:table-cell table:formula="of:=[.N848]-[.$G$6]" office:value-type="float" office:value="2.54796478848858">
            <text:p>2.5479647885</text:p>
          </table:table-cell>
          <table:table-cell table:formula="of:=[.O848]*[.O848]" office:value-type="float" office:value="6.49212456337764">
            <text:p>6.4921245634</text:p>
          </table:table-cell>
        </table:table-row>
        <table:table-row table:style-name="ro1">
          <table:table-cell/>
          <table:table-cell table:formula="of:=RAND()" office:value-type="float" office:value="0.485163343371823">
            <text:p>0.4851633434</text:p>
          </table:table-cell>
          <table:table-cell table:formula="of:=RAND()" office:value-type="float" office:value="0.893668230855837">
            <text:p>0.8936682309</text:p>
          </table:table-cell>
          <table:table-cell table:formula="of:=RAND()" office:value-type="float" office:value="0.428258444881067">
            <text:p>0.4282584449</text:p>
          </table:table-cell>
          <table:table-cell table:formula="of:=RAND()" office:value-type="float" office:value="0.257289371220395">
            <text:p>0.2572893712</text:p>
          </table:table-cell>
          <table:table-cell table:formula="of:=RAND()" office:value-type="float" office:value="0.0985823234077543">
            <text:p>0.0985823234</text:p>
          </table:table-cell>
          <table:table-cell table:formula="of:=RAND()" office:value-type="float" office:value="0.690494606737047">
            <text:p>0.6904946067</text:p>
          </table:table-cell>
          <table:table-cell table:formula="of:=RAND()" office:value-type="float" office:value="0.145761888008565">
            <text:p>0.145761888</text:p>
          </table:table-cell>
          <table:table-cell table:formula="of:=RAND()" office:value-type="float" office:value="0.646196479443461">
            <text:p>0.6461964794</text:p>
          </table:table-cell>
          <table:table-cell table:formula="of:=RAND()" office:value-type="float" office:value="0.387141396058723">
            <text:p>0.3871413961</text:p>
          </table:table-cell>
          <table:table-cell table:formula="of:=RAND()" office:value-type="float" office:value="0.627901142928749">
            <text:p>0.6279011429</text:p>
          </table:table-cell>
          <table:table-cell table:formula="of:=RAND()" office:value-type="float" office:value="0.556106323609129">
            <text:p>0.5561063236</text:p>
          </table:table-cell>
          <table:table-cell table:formula="of:=RAND()" office:value-type="float" office:value="0.648974874755368">
            <text:p>0.6489748748</text:p>
          </table:table-cell>
          <table:table-cell table:formula="of:=SUM([.B849:.M849])-6" office:value-type="float" office:value="-0.134461574722081">
            <text:p>-0.1344615747</text:p>
          </table:table-cell>
          <table:table-cell table:formula="of:=[.N849]-[.$G$6]" office:value-type="float" office:value="-0.110720584188122">
            <text:p>-0.1107205842</text:p>
          </table:table-cell>
          <table:table-cell table:formula="of:=[.O849]*[.O849]" office:value-type="float" office:value="0.0122590477629591">
            <text:p>0.0122590478</text:p>
          </table:table-cell>
        </table:table-row>
        <table:table-row table:style-name="ro1">
          <table:table-cell/>
          <table:table-cell table:formula="of:=RAND()" office:value-type="float" office:value="0.664930138504133">
            <text:p>0.6649301385</text:p>
          </table:table-cell>
          <table:table-cell table:formula="of:=RAND()" office:value-type="float" office:value="0.972242115996778">
            <text:p>0.972242116</text:p>
          </table:table-cell>
          <table:table-cell table:formula="of:=RAND()" office:value-type="float" office:value="0.877847294323146">
            <text:p>0.8778472943</text:p>
          </table:table-cell>
          <table:table-cell table:formula="of:=RAND()" office:value-type="float" office:value="0.552309950115159">
            <text:p>0.5523099501</text:p>
          </table:table-cell>
          <table:table-cell table:formula="of:=RAND()" office:value-type="float" office:value="0.339067445835099">
            <text:p>0.3390674458</text:p>
          </table:table-cell>
          <table:table-cell table:formula="of:=RAND()" office:value-type="float" office:value="0.375539114931598">
            <text:p>0.3755391149</text:p>
          </table:table-cell>
          <table:table-cell table:formula="of:=RAND()" office:value-type="float" office:value="0.211446201428771">
            <text:p>0.2114462014</text:p>
          </table:table-cell>
          <table:table-cell table:formula="of:=RAND()" office:value-type="float" office:value="0.538887568050996">
            <text:p>0.5388875681</text:p>
          </table:table-cell>
          <table:table-cell table:formula="of:=RAND()" office:value-type="float" office:value="0.900173709727824">
            <text:p>0.9001737097</text:p>
          </table:table-cell>
          <table:table-cell table:formula="of:=RAND()" office:value-type="float" office:value="0.684189272113144">
            <text:p>0.6841892721</text:p>
          </table:table-cell>
          <table:table-cell table:formula="of:=RAND()" office:value-type="float" office:value="0.520147104980424">
            <text:p>0.520147105</text:p>
          </table:table-cell>
          <table:table-cell table:formula="of:=RAND()" office:value-type="float" office:value="0.270420595537871">
            <text:p>0.2704205955</text:p>
          </table:table-cell>
          <table:table-cell table:formula="of:=SUM([.B850:.M850])-6" office:value-type="float" office:value="0.907200511544943">
            <text:p>0.9072005115</text:p>
          </table:table-cell>
          <table:table-cell table:formula="of:=[.N850]-[.$G$6]" office:value-type="float" office:value="0.930941502078902">
            <text:p>0.9309415021</text:p>
          </table:table-cell>
          <table:table-cell table:formula="of:=[.O850]*[.O850]" office:value-type="float" office:value="0.866652080292922">
            <text:p>0.8666520803</text:p>
          </table:table-cell>
        </table:table-row>
        <table:table-row table:style-name="ro1">
          <table:table-cell/>
          <table:table-cell table:formula="of:=RAND()" office:value-type="float" office:value="0.718190669082105">
            <text:p>0.7181906691</text:p>
          </table:table-cell>
          <table:table-cell table:formula="of:=RAND()" office:value-type="float" office:value="0.673617405816913">
            <text:p>0.6736174058</text:p>
          </table:table-cell>
          <table:table-cell table:formula="of:=RAND()" office:value-type="float" office:value="0.474378992570564">
            <text:p>0.4743789926</text:p>
          </table:table-cell>
          <table:table-cell table:formula="of:=RAND()" office:value-type="float" office:value="0.705420820973814">
            <text:p>0.705420821</text:p>
          </table:table-cell>
          <table:table-cell table:formula="of:=RAND()" office:value-type="float" office:value="0.979204796487466">
            <text:p>0.9792047965</text:p>
          </table:table-cell>
          <table:table-cell table:formula="of:=RAND()" office:value-type="float" office:value="0.537531176349148">
            <text:p>0.5375311763</text:p>
          </table:table-cell>
          <table:table-cell table:formula="of:=RAND()" office:value-type="float" office:value="0.876337323570624">
            <text:p>0.8763373236</text:p>
          </table:table-cell>
          <table:table-cell table:formula="of:=RAND()" office:value-type="float" office:value="0.131790173240006">
            <text:p>0.1317901732</text:p>
          </table:table-cell>
          <table:table-cell table:formula="of:=RAND()" office:value-type="float" office:value="0.716990560758859">
            <text:p>0.7169905608</text:p>
          </table:table-cell>
          <table:table-cell table:formula="of:=RAND()" office:value-type="float" office:value="0.421351254219189">
            <text:p>0.4213512542</text:p>
          </table:table-cell>
          <table:table-cell table:formula="of:=RAND()" office:value-type="float" office:value="0.975953873014078">
            <text:p>0.975953873</text:p>
          </table:table-cell>
          <table:table-cell table:formula="of:=RAND()" office:value-type="float" office:value="0.551574255572632">
            <text:p>0.5515742556</text:p>
          </table:table-cell>
          <table:table-cell table:formula="of:=SUM([.B851:.M851])-6" office:value-type="float" office:value="1.7623413016554">
            <text:p>1.7623413017</text:p>
          </table:table-cell>
          <table:table-cell table:formula="of:=[.N851]-[.$G$6]" office:value-type="float" office:value="1.78608229218936">
            <text:p>1.7860822922</text:p>
          </table:table-cell>
          <table:table-cell table:formula="of:=[.O851]*[.O851]" office:value-type="float" office:value="3.19008995447238">
            <text:p>3.1900899545</text:p>
          </table:table-cell>
        </table:table-row>
        <table:table-row table:style-name="ro1">
          <table:table-cell/>
          <table:table-cell table:formula="of:=RAND()" office:value-type="float" office:value="0.249024914111942">
            <text:p>0.2490249141</text:p>
          </table:table-cell>
          <table:table-cell table:formula="of:=RAND()" office:value-type="float" office:value="0.357771538430825">
            <text:p>0.3577715384</text:p>
          </table:table-cell>
          <table:table-cell table:formula="of:=RAND()" office:value-type="float" office:value="0.56272242940031">
            <text:p>0.5627224294</text:p>
          </table:table-cell>
          <table:table-cell table:formula="of:=RAND()" office:value-type="float" office:value="0.385851460276172">
            <text:p>0.3858514603</text:p>
          </table:table-cell>
          <table:table-cell table:formula="of:=RAND()" office:value-type="float" office:value="0.369639280950651">
            <text:p>0.369639281</text:p>
          </table:table-cell>
          <table:table-cell table:formula="of:=RAND()" office:value-type="float" office:value="0.000615473603829742">
            <text:p>0.0006154736</text:p>
          </table:table-cell>
          <table:table-cell table:formula="of:=RAND()" office:value-type="float" office:value="0.249505820451304">
            <text:p>0.2495058205</text:p>
          </table:table-cell>
          <table:table-cell table:formula="of:=RAND()" office:value-type="float" office:value="0.625310337403789">
            <text:p>0.6253103374</text:p>
          </table:table-cell>
          <table:table-cell table:formula="of:=RAND()" office:value-type="float" office:value="0.00721999537199736">
            <text:p>0.0072199954</text:p>
          </table:table-cell>
          <table:table-cell table:formula="of:=RAND()" office:value-type="float" office:value="0.895488479873166">
            <text:p>0.8954884799</text:p>
          </table:table-cell>
          <table:table-cell table:formula="of:=RAND()" office:value-type="float" office:value="0.359550053020939">
            <text:p>0.359550053</text:p>
          </table:table-cell>
          <table:table-cell table:formula="of:=RAND()" office:value-type="float" office:value="0.206281014950946">
            <text:p>0.206281015</text:p>
          </table:table-cell>
          <table:table-cell table:formula="of:=SUM([.B852:.M852])-6" office:value-type="float" office:value="-1.73101920215413">
            <text:p>-1.7310192022</text:p>
          </table:table-cell>
          <table:table-cell table:formula="of:=[.N852]-[.$G$6]" office:value-type="float" office:value="-1.70727821162017">
            <text:p>-1.7072782116</text:p>
          </table:table-cell>
          <table:table-cell table:formula="of:=[.O852]*[.O852]" office:value-type="float" office:value="2.91479889187297">
            <text:p>2.9147988919</text:p>
          </table:table-cell>
        </table:table-row>
        <table:table-row table:style-name="ro1">
          <table:table-cell/>
          <table:table-cell table:formula="of:=RAND()" office:value-type="float" office:value="0.766061877133325">
            <text:p>0.7660618771</text:p>
          </table:table-cell>
          <table:table-cell table:formula="of:=RAND()" office:value-type="float" office:value="0.615869229193777">
            <text:p>0.6158692292</text:p>
          </table:table-cell>
          <table:table-cell table:formula="of:=RAND()" office:value-type="float" office:value="0.967393614118919">
            <text:p>0.9673936141</text:p>
          </table:table-cell>
          <table:table-cell table:formula="of:=RAND()" office:value-type="float" office:value="0.100503262830898">
            <text:p>0.1005032628</text:p>
          </table:table-cell>
          <table:table-cell table:formula="of:=RAND()" office:value-type="float" office:value="0.321515095187351">
            <text:p>0.3215150952</text:p>
          </table:table-cell>
          <table:table-cell table:formula="of:=RAND()" office:value-type="float" office:value="0.0575330953579396">
            <text:p>0.0575330954</text:p>
          </table:table-cell>
          <table:table-cell table:formula="of:=RAND()" office:value-type="float" office:value="0.359250808600336">
            <text:p>0.3592508086</text:p>
          </table:table-cell>
          <table:table-cell table:formula="of:=RAND()" office:value-type="float" office:value="0.898951949784532">
            <text:p>0.8989519498</text:p>
          </table:table-cell>
          <table:table-cell table:formula="of:=RAND()" office:value-type="float" office:value="0.410400738473982">
            <text:p>0.4104007385</text:p>
          </table:table-cell>
          <table:table-cell table:formula="of:=RAND()" office:value-type="float" office:value="0.943648813758045">
            <text:p>0.9436488138</text:p>
          </table:table-cell>
          <table:table-cell table:formula="of:=RAND()" office:value-type="float" office:value="0.446306289639324">
            <text:p>0.4463062896</text:p>
          </table:table-cell>
          <table:table-cell table:formula="of:=RAND()" office:value-type="float" office:value="0.662546928273514">
            <text:p>0.6625469283</text:p>
          </table:table-cell>
          <table:table-cell table:formula="of:=SUM([.B853:.M853])-6" office:value-type="float" office:value="0.549981702351943">
            <text:p>0.5499817024</text:p>
          </table:table-cell>
          <table:table-cell table:formula="of:=[.N853]-[.$G$6]" office:value-type="float" office:value="0.573722692885902">
            <text:p>0.5737226929</text:p>
          </table:table-cell>
          <table:table-cell table:formula="of:=[.O853]*[.O853]" office:value-type="float" office:value="0.329157728332251">
            <text:p>0.3291577283</text:p>
          </table:table-cell>
        </table:table-row>
        <table:table-row table:style-name="ro1">
          <table:table-cell/>
          <table:table-cell table:formula="of:=RAND()" office:value-type="float" office:value="0.472487360239029">
            <text:p>0.4724873602</text:p>
          </table:table-cell>
          <table:table-cell table:formula="of:=RAND()" office:value-type="float" office:value="0.53897159639746">
            <text:p>0.5389715964</text:p>
          </table:table-cell>
          <table:table-cell table:formula="of:=RAND()" office:value-type="float" office:value="0.346375337801874">
            <text:p>0.3463753378</text:p>
          </table:table-cell>
          <table:table-cell table:formula="of:=RAND()" office:value-type="float" office:value="0.580864904914051">
            <text:p>0.5808649049</text:p>
          </table:table-cell>
          <table:table-cell table:formula="of:=RAND()" office:value-type="float" office:value="0.456172925420105">
            <text:p>0.4561729254</text:p>
          </table:table-cell>
          <table:table-cell table:formula="of:=RAND()" office:value-type="float" office:value="0.914753498276696">
            <text:p>0.9147534983</text:p>
          </table:table-cell>
          <table:table-cell table:formula="of:=RAND()" office:value-type="float" office:value="0.779710328439251">
            <text:p>0.7797103284</text:p>
          </table:table-cell>
          <table:table-cell table:formula="of:=RAND()" office:value-type="float" office:value="0.899696844862774">
            <text:p>0.8996968449</text:p>
          </table:table-cell>
          <table:table-cell table:formula="of:=RAND()" office:value-type="float" office:value="0.979796155821532">
            <text:p>0.9797961558</text:p>
          </table:table-cell>
          <table:table-cell table:formula="of:=RAND()" office:value-type="float" office:value="0.655717903049663">
            <text:p>0.655717903</text:p>
          </table:table-cell>
          <table:table-cell table:formula="of:=RAND()" office:value-type="float" office:value="0.693572391755879">
            <text:p>0.6935723918</text:p>
          </table:table-cell>
          <table:table-cell table:formula="of:=RAND()" office:value-type="float" office:value="0.300337553489953">
            <text:p>0.3003375535</text:p>
          </table:table-cell>
          <table:table-cell table:formula="of:=SUM([.B854:.M854])-6" office:value-type="float" office:value="1.61845680046827">
            <text:p>1.6184568005</text:p>
          </table:table-cell>
          <table:table-cell table:formula="of:=[.N854]-[.$G$6]" office:value-type="float" office:value="1.64219779100223">
            <text:p>1.642197791</text:p>
          </table:table-cell>
          <table:table-cell table:formula="of:=[.O854]*[.O854]" office:value-type="float" office:value="2.69681358477259">
            <text:p>2.6968135848</text:p>
          </table:table-cell>
        </table:table-row>
        <table:table-row table:style-name="ro1">
          <table:table-cell/>
          <table:table-cell table:formula="of:=RAND()" office:value-type="float" office:value="0.925147764151916">
            <text:p>0.9251477642</text:p>
          </table:table-cell>
          <table:table-cell table:formula="of:=RAND()" office:value-type="float" office:value="0.796991194598377">
            <text:p>0.7969911946</text:p>
          </table:table-cell>
          <table:table-cell table:formula="of:=RAND()" office:value-type="float" office:value="0.438149762805551">
            <text:p>0.4381497628</text:p>
          </table:table-cell>
          <table:table-cell table:formula="of:=RAND()" office:value-type="float" office:value="0.644887640606612">
            <text:p>0.6448876406</text:p>
          </table:table-cell>
          <table:table-cell table:formula="of:=RAND()" office:value-type="float" office:value="0.327350161504">
            <text:p>0.3273501615</text:p>
          </table:table-cell>
          <table:table-cell table:formula="of:=RAND()" office:value-type="float" office:value="0.500400933902711">
            <text:p>0.5004009339</text:p>
          </table:table-cell>
          <table:table-cell table:formula="of:=RAND()" office:value-type="float" office:value="0.993838955415413">
            <text:p>0.9938389554</text:p>
          </table:table-cell>
          <table:table-cell table:formula="of:=RAND()" office:value-type="float" office:value="0.0846147751435638">
            <text:p>0.0846147751</text:p>
          </table:table-cell>
          <table:table-cell table:formula="of:=RAND()" office:value-type="float" office:value="0.304017526330426">
            <text:p>0.3040175263</text:p>
          </table:table-cell>
          <table:table-cell table:formula="of:=RAND()" office:value-type="float" office:value="0.664032531669363">
            <text:p>0.6640325317</text:p>
          </table:table-cell>
          <table:table-cell table:formula="of:=RAND()" office:value-type="float" office:value="0.906376538099721">
            <text:p>0.9063765381</text:p>
          </table:table-cell>
          <table:table-cell table:formula="of:=RAND()" office:value-type="float" office:value="0.852360208984464">
            <text:p>0.852360209</text:p>
          </table:table-cell>
          <table:table-cell table:formula="of:=SUM([.B855:.M855])-6" office:value-type="float" office:value="1.43816799321212">
            <text:p>1.4381679932</text:p>
          </table:table-cell>
          <table:table-cell table:formula="of:=[.N855]-[.$G$6]" office:value-type="float" office:value="1.46190898374608">
            <text:p>1.4619089837</text:p>
          </table:table-cell>
          <table:table-cell table:formula="of:=[.O855]*[.O855]" office:value-type="float" office:value="2.13717787675749">
            <text:p>2.1371778768</text:p>
          </table:table-cell>
        </table:table-row>
        <table:table-row table:style-name="ro1">
          <table:table-cell/>
          <table:table-cell table:formula="of:=RAND()" office:value-type="float" office:value="0.96599172661081">
            <text:p>0.9659917266</text:p>
          </table:table-cell>
          <table:table-cell table:formula="of:=RAND()" office:value-type="float" office:value="0.0457380206789821">
            <text:p>0.0457380207</text:p>
          </table:table-cell>
          <table:table-cell table:formula="of:=RAND()" office:value-type="float" office:value="0.98553544213064">
            <text:p>0.9855354421</text:p>
          </table:table-cell>
          <table:table-cell table:formula="of:=RAND()" office:value-type="float" office:value="0.877204070566222">
            <text:p>0.8772040706</text:p>
          </table:table-cell>
          <table:table-cell table:formula="of:=RAND()" office:value-type="float" office:value="0.6067066823598">
            <text:p>0.6067066824</text:p>
          </table:table-cell>
          <table:table-cell table:formula="of:=RAND()" office:value-type="float" office:value="0.286910748807713">
            <text:p>0.2869107488</text:p>
          </table:table-cell>
          <table:table-cell table:formula="of:=RAND()" office:value-type="float" office:value="0.966757907299325">
            <text:p>0.9667579073</text:p>
          </table:table-cell>
          <table:table-cell table:formula="of:=RAND()" office:value-type="float" office:value="0.960492408135906">
            <text:p>0.9604924081</text:p>
          </table:table-cell>
          <table:table-cell table:formula="of:=RAND()" office:value-type="float" office:value="0.294297982938588">
            <text:p>0.2942979829</text:p>
          </table:table-cell>
          <table:table-cell table:formula="of:=RAND()" office:value-type="float" office:value="0.648663519416004">
            <text:p>0.6486635194</text:p>
          </table:table-cell>
          <table:table-cell table:formula="of:=RAND()" office:value-type="float" office:value="0.460430978797376">
            <text:p>0.4604309788</text:p>
          </table:table-cell>
          <table:table-cell table:formula="of:=RAND()" office:value-type="float" office:value="0.400953993666917">
            <text:p>0.4009539937</text:p>
          </table:table-cell>
          <table:table-cell table:formula="of:=SUM([.B856:.M856])-6" office:value-type="float" office:value="1.49968348140828">
            <text:p>1.4996834814</text:p>
          </table:table-cell>
          <table:table-cell table:formula="of:=[.N856]-[.$G$6]" office:value-type="float" office:value="1.52342447194224">
            <text:p>1.5234244719</text:p>
          </table:table-cell>
          <table:table-cell table:formula="of:=[.O856]*[.O856]" office:value-type="float" office:value="2.3208221217125">
            <text:p>2.3208221217</text:p>
          </table:table-cell>
        </table:table-row>
        <table:table-row table:style-name="ro1">
          <table:table-cell/>
          <table:table-cell table:formula="of:=RAND()" office:value-type="float" office:value="0.227435982786119">
            <text:p>0.2274359828</text:p>
          </table:table-cell>
          <table:table-cell table:formula="of:=RAND()" office:value-type="float" office:value="0.0995082401204854">
            <text:p>0.0995082401</text:p>
          </table:table-cell>
          <table:table-cell table:formula="of:=RAND()" office:value-type="float" office:value="0.951046201400459">
            <text:p>0.9510462014</text:p>
          </table:table-cell>
          <table:table-cell table:formula="of:=RAND()" office:value-type="float" office:value="0.673762174323201">
            <text:p>0.6737621743</text:p>
          </table:table-cell>
          <table:table-cell table:formula="of:=RAND()" office:value-type="float" office:value="0.0657905985135585">
            <text:p>0.0657905985</text:p>
          </table:table-cell>
          <table:table-cell table:formula="of:=RAND()" office:value-type="float" office:value="0.395342584699392">
            <text:p>0.3953425847</text:p>
          </table:table-cell>
          <table:table-cell table:formula="of:=RAND()" office:value-type="float" office:value="0.316873996984214">
            <text:p>0.316873997</text:p>
          </table:table-cell>
          <table:table-cell table:formula="of:=RAND()" office:value-type="float" office:value="0.505499024875462">
            <text:p>0.5054990249</text:p>
          </table:table-cell>
          <table:table-cell table:formula="of:=RAND()" office:value-type="float" office:value="0.270771811250597">
            <text:p>0.2707718113</text:p>
          </table:table-cell>
          <table:table-cell table:formula="of:=RAND()" office:value-type="float" office:value="0.683245535707101">
            <text:p>0.6832455357</text:p>
          </table:table-cell>
          <table:table-cell table:formula="of:=RAND()" office:value-type="float" office:value="0.306382976472378">
            <text:p>0.3063829765</text:p>
          </table:table-cell>
          <table:table-cell table:formula="of:=RAND()" office:value-type="float" office:value="0.592883575707674">
            <text:p>0.5928835757</text:p>
          </table:table-cell>
          <table:table-cell table:formula="of:=SUM([.B857:.M857])-6" office:value-type="float" office:value="-0.911457297159359">
            <text:p>-0.9114572972</text:p>
          </table:table-cell>
          <table:table-cell table:formula="of:=[.N857]-[.$G$6]" office:value-type="float" office:value="-0.8877163066254">
            <text:p>-0.8877163066</text:p>
          </table:table-cell>
          <table:table-cell table:formula="of:=[.O857]*[.O857]" office:value-type="float" office:value="0.788040241048641">
            <text:p>0.788040241</text:p>
          </table:table-cell>
        </table:table-row>
        <table:table-row table:style-name="ro1">
          <table:table-cell/>
          <table:table-cell table:formula="of:=RAND()" office:value-type="float" office:value="0.345616828184575">
            <text:p>0.3456168282</text:p>
          </table:table-cell>
          <table:table-cell table:formula="of:=RAND()" office:value-type="float" office:value="0.598502882290632">
            <text:p>0.5985028823</text:p>
          </table:table-cell>
          <table:table-cell table:formula="of:=RAND()" office:value-type="float" office:value="0.228579616174102">
            <text:p>0.2285796162</text:p>
          </table:table-cell>
          <table:table-cell table:formula="of:=RAND()" office:value-type="float" office:value="0.416492458898574">
            <text:p>0.4164924589</text:p>
          </table:table-cell>
          <table:table-cell table:formula="of:=RAND()" office:value-type="float" office:value="0.677570037543774">
            <text:p>0.6775700375</text:p>
          </table:table-cell>
          <table:table-cell table:formula="of:=RAND()" office:value-type="float" office:value="0.960507746320218">
            <text:p>0.9605077463</text:p>
          </table:table-cell>
          <table:table-cell table:formula="of:=RAND()" office:value-type="float" office:value="0.503287663450465">
            <text:p>0.5032876635</text:p>
          </table:table-cell>
          <table:table-cell table:formula="of:=RAND()" office:value-type="float" office:value="0.199127619387582">
            <text:p>0.1991276194</text:p>
          </table:table-cell>
          <table:table-cell table:formula="of:=RAND()" office:value-type="float" office:value="0.300454848678783">
            <text:p>0.3004548487</text:p>
          </table:table-cell>
          <table:table-cell table:formula="of:=RAND()" office:value-type="float" office:value="0.739951857132837">
            <text:p>0.7399518571</text:p>
          </table:table-cell>
          <table:table-cell table:formula="of:=RAND()" office:value-type="float" office:value="0.044839157955721">
            <text:p>0.044839158</text:p>
          </table:table-cell>
          <table:table-cell table:formula="of:=RAND()" office:value-type="float" office:value="0.778527643764392">
            <text:p>0.7785276438</text:p>
          </table:table-cell>
          <table:table-cell table:formula="of:=SUM([.B858:.M858])-6" office:value-type="float" office:value="-0.206541640218347">
            <text:p>-0.2065416402</text:p>
          </table:table-cell>
          <table:table-cell table:formula="of:=[.N858]-[.$G$6]" office:value-type="float" office:value="-0.182800649684388">
            <text:p>-0.1828006497</text:p>
          </table:table-cell>
          <table:table-cell table:formula="of:=[.O858]*[.O858]" office:value-type="float" office:value="0.0334160775250344">
            <text:p>0.0334160775</text:p>
          </table:table-cell>
        </table:table-row>
        <table:table-row table:style-name="ro1">
          <table:table-cell/>
          <table:table-cell table:formula="of:=RAND()" office:value-type="float" office:value="0.42181011592038">
            <text:p>0.4218101159</text:p>
          </table:table-cell>
          <table:table-cell table:formula="of:=RAND()" office:value-type="float" office:value="0.336649338249117">
            <text:p>0.3366493382</text:p>
          </table:table-cell>
          <table:table-cell table:formula="of:=RAND()" office:value-type="float" office:value="0.527048171730712">
            <text:p>0.5270481717</text:p>
          </table:table-cell>
          <table:table-cell table:formula="of:=RAND()" office:value-type="float" office:value="0.560199420666322">
            <text:p>0.5601994207</text:p>
          </table:table-cell>
          <table:table-cell table:formula="of:=RAND()" office:value-type="float" office:value="0.847048110095784">
            <text:p>0.8470481101</text:p>
          </table:table-cell>
          <table:table-cell table:formula="of:=RAND()" office:value-type="float" office:value="0.682790921302512">
            <text:p>0.6827909213</text:p>
          </table:table-cell>
          <table:table-cell table:formula="of:=RAND()" office:value-type="float" office:value="0.49811633490026">
            <text:p>0.4981163349</text:p>
          </table:table-cell>
          <table:table-cell table:formula="of:=RAND()" office:value-type="float" office:value="0.844713479746133">
            <text:p>0.8447134797</text:p>
          </table:table-cell>
          <table:table-cell table:formula="of:=RAND()" office:value-type="float" office:value="0.339647613931447">
            <text:p>0.3396476139</text:p>
          </table:table-cell>
          <table:table-cell table:formula="of:=RAND()" office:value-type="float" office:value="0.646719962591305">
            <text:p>0.6467199626</text:p>
          </table:table-cell>
          <table:table-cell table:formula="of:=RAND()" office:value-type="float" office:value="0.885810210835189">
            <text:p>0.8858102108</text:p>
          </table:table-cell>
          <table:table-cell table:formula="of:=RAND()" office:value-type="float" office:value="0.742424980271608">
            <text:p>0.7424249803</text:p>
          </table:table-cell>
          <table:table-cell table:formula="of:=SUM([.B859:.M859])-6" office:value-type="float" office:value="1.33297866024077">
            <text:p>1.3329786602</text:p>
          </table:table-cell>
          <table:table-cell table:formula="of:=[.N859]-[.$G$6]" office:value-type="float" office:value="1.35671965077473">
            <text:p>1.3567196508</text:p>
          </table:table-cell>
          <table:table-cell table:formula="of:=[.O859]*[.O859]" office:value-type="float" office:value="1.8406882107983">
            <text:p>1.8406882108</text:p>
          </table:table-cell>
        </table:table-row>
        <table:table-row table:style-name="ro1">
          <table:table-cell/>
          <table:table-cell table:formula="of:=RAND()" office:value-type="float" office:value="0.442867980105802">
            <text:p>0.4428679801</text:p>
          </table:table-cell>
          <table:table-cell table:formula="of:=RAND()" office:value-type="float" office:value="0.56034262245521">
            <text:p>0.5603426225</text:p>
          </table:table-cell>
          <table:table-cell table:formula="of:=RAND()" office:value-type="float" office:value="0.0737347786780447">
            <text:p>0.0737347787</text:p>
          </table:table-cell>
          <table:table-cell table:formula="of:=RAND()" office:value-type="float" office:value="0.255287326872349">
            <text:p>0.2552873269</text:p>
          </table:table-cell>
          <table:table-cell table:formula="of:=RAND()" office:value-type="float" office:value="0.620273478562012">
            <text:p>0.6202734786</text:p>
          </table:table-cell>
          <table:table-cell table:formula="of:=RAND()" office:value-type="float" office:value="0.100402498384938">
            <text:p>0.1004024984</text:p>
          </table:table-cell>
          <table:table-cell table:formula="of:=RAND()" office:value-type="float" office:value="0.143380184890702">
            <text:p>0.1433801849</text:p>
          </table:table-cell>
          <table:table-cell table:formula="of:=RAND()" office:value-type="float" office:value="0.481773009290919">
            <text:p>0.4817730093</text:p>
          </table:table-cell>
          <table:table-cell table:formula="of:=RAND()" office:value-type="float" office:value="0.97000097646378">
            <text:p>0.9700009765</text:p>
          </table:table-cell>
          <table:table-cell table:formula="of:=RAND()" office:value-type="float" office:value="0.899769389303401">
            <text:p>0.8997693893</text:p>
          </table:table-cell>
          <table:table-cell table:formula="of:=RAND()" office:value-type="float" office:value="0.192666673567146">
            <text:p>0.1926666736</text:p>
          </table:table-cell>
          <table:table-cell table:formula="of:=RAND()" office:value-type="float" office:value="0.649034188361838">
            <text:p>0.6490341884</text:p>
          </table:table-cell>
          <table:table-cell table:formula="of:=SUM([.B860:.M860])-6" office:value-type="float" office:value="-0.610466893063858">
            <text:p>-0.6104668931</text:p>
          </table:table-cell>
          <table:table-cell table:formula="of:=[.N860]-[.$G$6]" office:value-type="float" office:value="-0.586725902529899">
            <text:p>-0.5867259025</text:p>
          </table:table-cell>
          <table:table-cell table:formula="of:=[.O860]*[.O860]" office:value-type="float" office:value="0.344247284699524">
            <text:p>0.3442472847</text:p>
          </table:table-cell>
        </table:table-row>
        <table:table-row table:style-name="ro1">
          <table:table-cell/>
          <table:table-cell table:formula="of:=RAND()" office:value-type="float" office:value="0.904817063594237">
            <text:p>0.9048170636</text:p>
          </table:table-cell>
          <table:table-cell table:formula="of:=RAND()" office:value-type="float" office:value="0.635463504353538">
            <text:p>0.6354635044</text:p>
          </table:table-cell>
          <table:table-cell table:formula="of:=RAND()" office:value-type="float" office:value="0.517429535044357">
            <text:p>0.517429535</text:p>
          </table:table-cell>
          <table:table-cell table:formula="of:=RAND()" office:value-type="float" office:value="0.653679959475994">
            <text:p>0.6536799595</text:p>
          </table:table-cell>
          <table:table-cell table:formula="of:=RAND()" office:value-type="float" office:value="0.302736768266186">
            <text:p>0.3027367683</text:p>
          </table:table-cell>
          <table:table-cell table:formula="of:=RAND()" office:value-type="float" office:value="0.288917623693123">
            <text:p>0.2889176237</text:p>
          </table:table-cell>
          <table:table-cell table:formula="of:=RAND()" office:value-type="float" office:value="0.766163517953828">
            <text:p>0.766163518</text:p>
          </table:table-cell>
          <table:table-cell table:formula="of:=RAND()" office:value-type="float" office:value="0.893311901483685">
            <text:p>0.8933119015</text:p>
          </table:table-cell>
          <table:table-cell table:formula="of:=RAND()" office:value-type="float" office:value="0.892828923184425">
            <text:p>0.8928289232</text:p>
          </table:table-cell>
          <table:table-cell table:formula="of:=RAND()" office:value-type="float" office:value="0.214759620139375">
            <text:p>0.2147596201</text:p>
          </table:table-cell>
          <table:table-cell table:formula="of:=RAND()" office:value-type="float" office:value="0.372627994511276">
            <text:p>0.3726279945</text:p>
          </table:table-cell>
          <table:table-cell table:formula="of:=RAND()" office:value-type="float" office:value="0.762235207250342">
            <text:p>0.7622352073</text:p>
          </table:table-cell>
          <table:table-cell table:formula="of:=SUM([.B861:.M861])-6" office:value-type="float" office:value="1.20497161895037">
            <text:p>1.204971619</text:p>
          </table:table-cell>
          <table:table-cell table:formula="of:=[.N861]-[.$G$6]" office:value-type="float" office:value="1.22871260948433">
            <text:p>1.2287126095</text:p>
          </table:table-cell>
          <table:table-cell table:formula="of:=[.O861]*[.O861]" office:value-type="float" office:value="1.50973467670578">
            <text:p>1.5097346767</text:p>
          </table:table-cell>
        </table:table-row>
        <table:table-row table:style-name="ro1">
          <table:table-cell/>
          <table:table-cell table:formula="of:=RAND()" office:value-type="float" office:value="0.263710857136175">
            <text:p>0.2637108571</text:p>
          </table:table-cell>
          <table:table-cell table:formula="of:=RAND()" office:value-type="float" office:value="0.204005073290318">
            <text:p>0.2040050733</text:p>
          </table:table-cell>
          <table:table-cell table:formula="of:=RAND()" office:value-type="float" office:value="0.531629761680961">
            <text:p>0.5316297617</text:p>
          </table:table-cell>
          <table:table-cell table:formula="of:=RAND()" office:value-type="float" office:value="0.490904278354719">
            <text:p>0.4909042784</text:p>
          </table:table-cell>
          <table:table-cell table:formula="of:=RAND()" office:value-type="float" office:value="0.970726313767955">
            <text:p>0.9707263138</text:p>
          </table:table-cell>
          <table:table-cell table:formula="of:=RAND()" office:value-type="float" office:value="0.153933541150764">
            <text:p>0.1539335412</text:p>
          </table:table-cell>
          <table:table-cell table:formula="of:=RAND()" office:value-type="float" office:value="0.250633523799479">
            <text:p>0.2506335238</text:p>
          </table:table-cell>
          <table:table-cell table:formula="of:=RAND()" office:value-type="float" office:value="0.956005780724809">
            <text:p>0.9560057807</text:p>
          </table:table-cell>
          <table:table-cell table:formula="of:=RAND()" office:value-type="float" office:value="0.132522912696004">
            <text:p>0.1325229127</text:p>
          </table:table-cell>
          <table:table-cell table:formula="of:=RAND()" office:value-type="float" office:value="0.47831624513492">
            <text:p>0.4783162451</text:p>
          </table:table-cell>
          <table:table-cell table:formula="of:=RAND()" office:value-type="float" office:value="0.513855082681403">
            <text:p>0.5138550827</text:p>
          </table:table-cell>
          <table:table-cell table:formula="of:=RAND()" office:value-type="float" office:value="0.252780517796054">
            <text:p>0.2527805178</text:p>
          </table:table-cell>
          <table:table-cell table:formula="of:=SUM([.B862:.M862])-6" office:value-type="float" office:value="-0.80097611178644">
            <text:p>-0.8009761118</text:p>
          </table:table-cell>
          <table:table-cell table:formula="of:=[.N862]-[.$G$6]" office:value-type="float" office:value="-0.777235121252481">
            <text:p>-0.7772351213</text:p>
          </table:table-cell>
          <table:table-cell table:formula="of:=[.O862]*[.O862]" office:value-type="float" office:value="0.604094433708359">
            <text:p>0.6040944337</text:p>
          </table:table-cell>
        </table:table-row>
        <table:table-row table:style-name="ro1">
          <table:table-cell/>
          <table:table-cell table:formula="of:=RAND()" office:value-type="float" office:value="0.377514692954719">
            <text:p>0.377514693</text:p>
          </table:table-cell>
          <table:table-cell table:formula="of:=RAND()" office:value-type="float" office:value="0.190768977394328">
            <text:p>0.1907689774</text:p>
          </table:table-cell>
          <table:table-cell table:formula="of:=RAND()" office:value-type="float" office:value="0.952039942611009">
            <text:p>0.9520399426</text:p>
          </table:table-cell>
          <table:table-cell table:formula="of:=RAND()" office:value-type="float" office:value="0.373862512176856">
            <text:p>0.3738625122</text:p>
          </table:table-cell>
          <table:table-cell table:formula="of:=RAND()" office:value-type="float" office:value="0.830955970101059">
            <text:p>0.8309559701</text:p>
          </table:table-cell>
          <table:table-cell table:formula="of:=RAND()" office:value-type="float" office:value="0.950293171219528">
            <text:p>0.9502931712</text:p>
          </table:table-cell>
          <table:table-cell table:formula="of:=RAND()" office:value-type="float" office:value="0.841719486983493">
            <text:p>0.841719487</text:p>
          </table:table-cell>
          <table:table-cell table:formula="of:=RAND()" office:value-type="float" office:value="0.726627108408138">
            <text:p>0.7266271084</text:p>
          </table:table-cell>
          <table:table-cell table:formula="of:=RAND()" office:value-type="float" office:value="0.418816206976771">
            <text:p>0.418816207</text:p>
          </table:table-cell>
          <table:table-cell table:formula="of:=RAND()" office:value-type="float" office:value="0.211082832422107">
            <text:p>0.2110828324</text:p>
          </table:table-cell>
          <table:table-cell table:formula="of:=RAND()" office:value-type="float" office:value="0.770299919415265">
            <text:p>0.7702999194</text:p>
          </table:table-cell>
          <table:table-cell table:formula="of:=RAND()" office:value-type="float" office:value="0.0639398423954845">
            <text:p>0.0639398424</text:p>
          </table:table-cell>
          <table:table-cell table:formula="of:=SUM([.B863:.M863])-6" office:value-type="float" office:value="0.707920663058758">
            <text:p>0.7079206631</text:p>
          </table:table-cell>
          <table:table-cell table:formula="of:=[.N863]-[.$G$6]" office:value-type="float" office:value="0.731661653592717">
            <text:p>0.7316616536</text:p>
          </table:table-cell>
          <table:table-cell table:formula="of:=[.O863]*[.O863]" office:value-type="float" office:value="0.535328775338029">
            <text:p>0.5353287753</text:p>
          </table:table-cell>
        </table:table-row>
        <table:table-row table:style-name="ro1">
          <table:table-cell/>
          <table:table-cell table:formula="of:=RAND()" office:value-type="float" office:value="0.511009905487299">
            <text:p>0.5110099055</text:p>
          </table:table-cell>
          <table:table-cell table:formula="of:=RAND()" office:value-type="float" office:value="0.383897004649043">
            <text:p>0.3838970046</text:p>
          </table:table-cell>
          <table:table-cell table:formula="of:=RAND()" office:value-type="float" office:value="0.0781321341637522">
            <text:p>0.0781321342</text:p>
          </table:table-cell>
          <table:table-cell table:formula="of:=RAND()" office:value-type="float" office:value="0.841615650802851">
            <text:p>0.8416156508</text:p>
          </table:table-cell>
          <table:table-cell table:formula="of:=RAND()" office:value-type="float" office:value="0.79918690235354">
            <text:p>0.7991869024</text:p>
          </table:table-cell>
          <table:table-cell table:formula="of:=RAND()" office:value-type="float" office:value="0.260289452271536">
            <text:p>0.2602894523</text:p>
          </table:table-cell>
          <table:table-cell table:formula="of:=RAND()" office:value-type="float" office:value="0.721891381079331">
            <text:p>0.7218913811</text:p>
          </table:table-cell>
          <table:table-cell table:formula="of:=RAND()" office:value-type="float" office:value="0.69445773633197">
            <text:p>0.6944577363</text:p>
          </table:table-cell>
          <table:table-cell table:formula="of:=RAND()" office:value-type="float" office:value="0.497343899216503">
            <text:p>0.4973438992</text:p>
          </table:table-cell>
          <table:table-cell table:formula="of:=RAND()" office:value-type="float" office:value="0.439974337583408">
            <text:p>0.4399743376</text:p>
          </table:table-cell>
          <table:table-cell table:formula="of:=RAND()" office:value-type="float" office:value="0.204754310194403">
            <text:p>0.2047543102</text:p>
          </table:table-cell>
          <table:table-cell table:formula="of:=RAND()" office:value-type="float" office:value="0.146225892240182">
            <text:p>0.1462258922</text:p>
          </table:table-cell>
          <table:table-cell table:formula="of:=SUM([.B864:.M864])-6" office:value-type="float" office:value="-0.421221393626183">
            <text:p>-0.4212213936</text:p>
          </table:table-cell>
          <table:table-cell table:formula="of:=[.N864]-[.$G$6]" office:value-type="float" office:value="-0.397480403092224">
            <text:p>-0.3974804031</text:p>
          </table:table-cell>
          <table:table-cell table:formula="of:=[.O864]*[.O864]" office:value-type="float" office:value="0.157990670842357">
            <text:p>0.1579906708</text:p>
          </table:table-cell>
        </table:table-row>
        <table:table-row table:style-name="ro1">
          <table:table-cell/>
          <table:table-cell table:formula="of:=RAND()" office:value-type="float" office:value="0.128641044721007">
            <text:p>0.1286410447</text:p>
          </table:table-cell>
          <table:table-cell table:formula="of:=RAND()" office:value-type="float" office:value="0.891531724249944">
            <text:p>0.8915317242</text:p>
          </table:table-cell>
          <table:table-cell table:formula="of:=RAND()" office:value-type="float" office:value="0.562526476336643">
            <text:p>0.5625264763</text:p>
          </table:table-cell>
          <table:table-cell table:formula="of:=RAND()" office:value-type="float" office:value="0.276063899742439">
            <text:p>0.2760638997</text:p>
          </table:table-cell>
          <table:table-cell table:formula="of:=RAND()" office:value-type="float" office:value="0.356264697387815">
            <text:p>0.3562646974</text:p>
          </table:table-cell>
          <table:table-cell table:formula="of:=RAND()" office:value-type="float" office:value="0.91791055072099">
            <text:p>0.9179105507</text:p>
          </table:table-cell>
          <table:table-cell table:formula="of:=RAND()" office:value-type="float" office:value="0.537323106080294">
            <text:p>0.5373231061</text:p>
          </table:table-cell>
          <table:table-cell table:formula="of:=RAND()" office:value-type="float" office:value="0.760266816709191">
            <text:p>0.7602668167</text:p>
          </table:table-cell>
          <table:table-cell table:formula="of:=RAND()" office:value-type="float" office:value="0.999813898932189">
            <text:p>0.9998138989</text:p>
          </table:table-cell>
          <table:table-cell table:formula="of:=RAND()" office:value-type="float" office:value="0.0214062870945781">
            <text:p>0.0214062871</text:p>
          </table:table-cell>
          <table:table-cell table:formula="of:=RAND()" office:value-type="float" office:value="0.927891801577061">
            <text:p>0.9278918016</text:p>
          </table:table-cell>
          <table:table-cell table:formula="of:=RAND()" office:value-type="float" office:value="0.832200633594766">
            <text:p>0.8322006336</text:p>
          </table:table-cell>
          <table:table-cell table:formula="of:=SUM([.B865:.M865])-6" office:value-type="float" office:value="1.21184093714692">
            <text:p>1.2118409371</text:p>
          </table:table-cell>
          <table:table-cell table:formula="of:=[.N865]-[.$G$6]" office:value-type="float" office:value="1.23558192768088">
            <text:p>1.2355819277</text:p>
          </table:table-cell>
          <table:table-cell table:formula="of:=[.O865]*[.O865]" office:value-type="float" office:value="1.52666270001159">
            <text:p>1.5266627</text:p>
          </table:table-cell>
        </table:table-row>
        <table:table-row table:style-name="ro1">
          <table:table-cell/>
          <table:table-cell table:formula="of:=RAND()" office:value-type="float" office:value="0.595583794405684">
            <text:p>0.5955837944</text:p>
          </table:table-cell>
          <table:table-cell table:formula="of:=RAND()" office:value-type="float" office:value="0.745179664576426">
            <text:p>0.7451796646</text:p>
          </table:table-cell>
          <table:table-cell table:formula="of:=RAND()" office:value-type="float" office:value="0.143229588633403">
            <text:p>0.1432295886</text:p>
          </table:table-cell>
          <table:table-cell table:formula="of:=RAND()" office:value-type="float" office:value="0.774392032064498">
            <text:p>0.7743920321</text:p>
          </table:table-cell>
          <table:table-cell table:formula="of:=RAND()" office:value-type="float" office:value="0.352736207889393">
            <text:p>0.3527362079</text:p>
          </table:table-cell>
          <table:table-cell table:formula="of:=RAND()" office:value-type="float" office:value="0.833910233573988">
            <text:p>0.8339102336</text:p>
          </table:table-cell>
          <table:table-cell table:formula="of:=RAND()" office:value-type="float" office:value="0.410089015029371">
            <text:p>0.410089015</text:p>
          </table:table-cell>
          <table:table-cell table:formula="of:=RAND()" office:value-type="float" office:value="0.0804893570020795">
            <text:p>0.080489357</text:p>
          </table:table-cell>
          <table:table-cell table:formula="of:=RAND()" office:value-type="float" office:value="0.560202178312466">
            <text:p>0.5602021783</text:p>
          </table:table-cell>
          <table:table-cell table:formula="of:=RAND()" office:value-type="float" office:value="0.301936467410997">
            <text:p>0.3019364674</text:p>
          </table:table-cell>
          <table:table-cell table:formula="of:=RAND()" office:value-type="float" office:value="0.43682884098962">
            <text:p>0.436828841</text:p>
          </table:table-cell>
          <table:table-cell table:formula="of:=RAND()" office:value-type="float" office:value="0.696184603730217">
            <text:p>0.6961846037</text:p>
          </table:table-cell>
          <table:table-cell table:formula="of:=SUM([.B866:.M866])-6" office:value-type="float" office:value="-0.0692380163818598">
            <text:p>-0.0692380164</text:p>
          </table:table-cell>
          <table:table-cell table:formula="of:=[.N866]-[.$G$6]" office:value-type="float" office:value="-0.0454970258479007">
            <text:p>-0.0454970258</text:p>
          </table:table-cell>
          <table:table-cell table:formula="of:=[.O866]*[.O866]" office:value-type="float" office:value="0.00206997936100454">
            <text:p>0.0020699794</text:p>
          </table:table-cell>
        </table:table-row>
        <table:table-row table:style-name="ro1">
          <table:table-cell/>
          <table:table-cell table:formula="of:=RAND()" office:value-type="float" office:value="0.113936824491248">
            <text:p>0.1139368245</text:p>
          </table:table-cell>
          <table:table-cell table:formula="of:=RAND()" office:value-type="float" office:value="0.415352968731895">
            <text:p>0.4153529687</text:p>
          </table:table-cell>
          <table:table-cell table:formula="of:=RAND()" office:value-type="float" office:value="0.502479927847162">
            <text:p>0.5024799278</text:p>
          </table:table-cell>
          <table:table-cell table:formula="of:=RAND()" office:value-type="float" office:value="0.320508545031771">
            <text:p>0.320508545</text:p>
          </table:table-cell>
          <table:table-cell table:formula="of:=RAND()" office:value-type="float" office:value="0.372903942828998">
            <text:p>0.3729039428</text:p>
          </table:table-cell>
          <table:table-cell table:formula="of:=RAND()" office:value-type="float" office:value="0.0991325185168535">
            <text:p>0.0991325185</text:p>
          </table:table-cell>
          <table:table-cell table:formula="of:=RAND()" office:value-type="float" office:value="0.179743750952184">
            <text:p>0.179743751</text:p>
          </table:table-cell>
          <table:table-cell table:formula="of:=RAND()" office:value-type="float" office:value="0.491833467269316">
            <text:p>0.4918334673</text:p>
          </table:table-cell>
          <table:table-cell table:formula="of:=RAND()" office:value-type="float" office:value="0.878983119968325">
            <text:p>0.87898312</text:p>
          </table:table-cell>
          <table:table-cell table:formula="of:=RAND()" office:value-type="float" office:value="0.946739895269275">
            <text:p>0.9467398953</text:p>
          </table:table-cell>
          <table:table-cell table:formula="of:=RAND()" office:value-type="float" office:value="0.0844198598060757">
            <text:p>0.0844198598</text:p>
          </table:table-cell>
          <table:table-cell table:formula="of:=RAND()" office:value-type="float" office:value="0.0927076623775065">
            <text:p>0.0927076624</text:p>
          </table:table-cell>
          <table:table-cell table:formula="of:=SUM([.B867:.M867])-6" office:value-type="float" office:value="-1.50125751690939">
            <text:p>-1.5012575169</text:p>
          </table:table-cell>
          <table:table-cell table:formula="of:=[.N867]-[.$G$6]" office:value-type="float" office:value="-1.47751652637543">
            <text:p>-1.4775165264</text:p>
          </table:table-cell>
          <table:table-cell table:formula="of:=[.O867]*[.O867]" office:value-type="float" office:value="2.18305508571252">
            <text:p>2.1830550857</text:p>
          </table:table-cell>
        </table:table-row>
        <table:table-row table:style-name="ro1">
          <table:table-cell/>
          <table:table-cell table:formula="of:=RAND()" office:value-type="float" office:value="0.400451869005337">
            <text:p>0.400451869</text:p>
          </table:table-cell>
          <table:table-cell table:formula="of:=RAND()" office:value-type="float" office:value="0.757211220450699">
            <text:p>0.7572112205</text:p>
          </table:table-cell>
          <table:table-cell table:formula="of:=RAND()" office:value-type="float" office:value="0.0529536695685238">
            <text:p>0.0529536696</text:p>
          </table:table-cell>
          <table:table-cell table:formula="of:=RAND()" office:value-type="float" office:value="0.353158228099346">
            <text:p>0.3531582281</text:p>
          </table:table-cell>
          <table:table-cell table:formula="of:=RAND()" office:value-type="float" office:value="0.274265356361866">
            <text:p>0.2742653564</text:p>
          </table:table-cell>
          <table:table-cell table:formula="of:=RAND()" office:value-type="float" office:value="0.0337748595047742">
            <text:p>0.0337748595</text:p>
          </table:table-cell>
          <table:table-cell table:formula="of:=RAND()" office:value-type="float" office:value="0.456901037599891">
            <text:p>0.4569010376</text:p>
          </table:table-cell>
          <table:table-cell table:formula="of:=RAND()" office:value-type="float" office:value="0.761743251699954">
            <text:p>0.7617432517</text:p>
          </table:table-cell>
          <table:table-cell table:formula="of:=RAND()" office:value-type="float" office:value="0.632738307584077">
            <text:p>0.6327383076</text:p>
          </table:table-cell>
          <table:table-cell table:formula="of:=RAND()" office:value-type="float" office:value="0.455600848188624">
            <text:p>0.4556008482</text:p>
          </table:table-cell>
          <table:table-cell table:formula="of:=RAND()" office:value-type="float" office:value="0.346773912897333">
            <text:p>0.3467739129</text:p>
          </table:table-cell>
          <table:table-cell table:formula="of:=RAND()" office:value-type="float" office:value="0.780554905068129">
            <text:p>0.7805549051</text:p>
          </table:table-cell>
          <table:table-cell table:formula="of:=SUM([.B868:.M868])-6" office:value-type="float" office:value="-0.693872533971444">
            <text:p>-0.693872534</text:p>
          </table:table-cell>
          <table:table-cell table:formula="of:=[.N868]-[.$G$6]" office:value-type="float" office:value="-0.670131543437485">
            <text:p>-0.6701315434</text:p>
          </table:table-cell>
          <table:table-cell table:formula="of:=[.O868]*[.O868]" office:value-type="float" office:value="0.449076285509905">
            <text:p>0.4490762855</text:p>
          </table:table-cell>
        </table:table-row>
        <table:table-row table:style-name="ro1">
          <table:table-cell/>
          <table:table-cell table:formula="of:=RAND()" office:value-type="float" office:value="0.593644060660154">
            <text:p>0.5936440607</text:p>
          </table:table-cell>
          <table:table-cell table:formula="of:=RAND()" office:value-type="float" office:value="0.0620237444527447">
            <text:p>0.0620237445</text:p>
          </table:table-cell>
          <table:table-cell table:formula="of:=RAND()" office:value-type="float" office:value="0.129540918627754">
            <text:p>0.1295409186</text:p>
          </table:table-cell>
          <table:table-cell table:formula="of:=RAND()" office:value-type="float" office:value="0.00448839250020683">
            <text:p>0.0044883925</text:p>
          </table:table-cell>
          <table:table-cell table:formula="of:=RAND()" office:value-type="float" office:value="0.468051180243492">
            <text:p>0.4680511802</text:p>
          </table:table-cell>
          <table:table-cell table:formula="of:=RAND()" office:value-type="float" office:value="0.0551648910623044">
            <text:p>0.0551648911</text:p>
          </table:table-cell>
          <table:table-cell table:formula="of:=RAND()" office:value-type="float" office:value="0.684598721330985">
            <text:p>0.6845987213</text:p>
          </table:table-cell>
          <table:table-cell table:formula="of:=RAND()" office:value-type="float" office:value="0.351920105982572">
            <text:p>0.351920106</text:p>
          </table:table-cell>
          <table:table-cell table:formula="of:=RAND()" office:value-type="float" office:value="0.887075468432158">
            <text:p>0.8870754684</text:p>
          </table:table-cell>
          <table:table-cell table:formula="of:=RAND()" office:value-type="float" office:value="0.919419526821002">
            <text:p>0.9194195268</text:p>
          </table:table-cell>
          <table:table-cell table:formula="of:=RAND()" office:value-type="float" office:value="0.0555292346980423">
            <text:p>0.0555292347</text:p>
          </table:table-cell>
          <table:table-cell table:formula="of:=RAND()" office:value-type="float" office:value="0.906439624493942">
            <text:p>0.9064396245</text:p>
          </table:table-cell>
          <table:table-cell table:formula="of:=SUM([.B869:.M869])-6" office:value-type="float" office:value="-0.882104130694643">
            <text:p>-0.8821041307</text:p>
          </table:table-cell>
          <table:table-cell table:formula="of:=[.N869]-[.$G$6]" office:value-type="float" office:value="-0.858363140160683">
            <text:p>-0.8583631402</text:p>
          </table:table-cell>
          <table:table-cell table:formula="of:=[.O869]*[.O869]" office:value-type="float" office:value="0.736787280386509">
            <text:p>0.7367872804</text:p>
          </table:table-cell>
        </table:table-row>
        <table:table-row table:style-name="ro1">
          <table:table-cell/>
          <table:table-cell table:formula="of:=RAND()" office:value-type="float" office:value="0.350669527659193">
            <text:p>0.3506695277</text:p>
          </table:table-cell>
          <table:table-cell table:formula="of:=RAND()" office:value-type="float" office:value="0.187242623185739">
            <text:p>0.1872426232</text:p>
          </table:table-cell>
          <table:table-cell table:formula="of:=RAND()" office:value-type="float" office:value="0.363599130185321">
            <text:p>0.3635991302</text:p>
          </table:table-cell>
          <table:table-cell table:formula="of:=RAND()" office:value-type="float" office:value="0.757327529601753">
            <text:p>0.7573275296</text:p>
          </table:table-cell>
          <table:table-cell table:formula="of:=RAND()" office:value-type="float" office:value="0.636604606872425">
            <text:p>0.6366046069</text:p>
          </table:table-cell>
          <table:table-cell table:formula="of:=RAND()" office:value-type="float" office:value="0.690964821260423">
            <text:p>0.6909648213</text:p>
          </table:table-cell>
          <table:table-cell table:formula="of:=RAND()" office:value-type="float" office:value="0.577321144985035">
            <text:p>0.577321145</text:p>
          </table:table-cell>
          <table:table-cell table:formula="of:=RAND()" office:value-type="float" office:value="0.191576238023117">
            <text:p>0.191576238</text:p>
          </table:table-cell>
          <table:table-cell table:formula="of:=RAND()" office:value-type="float" office:value="0.835837283171713">
            <text:p>0.8358372832</text:p>
          </table:table-cell>
          <table:table-cell table:formula="of:=RAND()" office:value-type="float" office:value="0.902682232437655">
            <text:p>0.9026822324</text:p>
          </table:table-cell>
          <table:table-cell table:formula="of:=RAND()" office:value-type="float" office:value="0.211024550255388">
            <text:p>0.2110245503</text:p>
          </table:table-cell>
          <table:table-cell table:formula="of:=RAND()" office:value-type="float" office:value="0.7916685200762">
            <text:p>0.7916685201</text:p>
          </table:table-cell>
          <table:table-cell table:formula="of:=SUM([.B870:.M870])-6" office:value-type="float" office:value="0.496518207713962">
            <text:p>0.4965182077</text:p>
          </table:table-cell>
          <table:table-cell table:formula="of:=[.N870]-[.$G$6]" office:value-type="float" office:value="0.520259198247921">
            <text:p>0.5202591982</text:p>
          </table:table-cell>
          <table:table-cell table:formula="of:=[.O870]*[.O870]" office:value-type="float" office:value="0.270669633361569">
            <text:p>0.2706696334</text:p>
          </table:table-cell>
        </table:table-row>
        <table:table-row table:style-name="ro1">
          <table:table-cell/>
          <table:table-cell table:formula="of:=RAND()" office:value-type="float" office:value="0.759006378008053">
            <text:p>0.759006378</text:p>
          </table:table-cell>
          <table:table-cell table:formula="of:=RAND()" office:value-type="float" office:value="0.585106422193348">
            <text:p>0.5851064222</text:p>
          </table:table-cell>
          <table:table-cell table:formula="of:=RAND()" office:value-type="float" office:value="0.0500227804295719">
            <text:p>0.0500227804</text:p>
          </table:table-cell>
          <table:table-cell table:formula="of:=RAND()" office:value-type="float" office:value="0.0119735815096647">
            <text:p>0.0119735815</text:p>
          </table:table-cell>
          <table:table-cell table:formula="of:=RAND()" office:value-type="float" office:value="0.223637356190011">
            <text:p>0.2236373562</text:p>
          </table:table-cell>
          <table:table-cell table:formula="of:=RAND()" office:value-type="float" office:value="0.745669577037916">
            <text:p>0.745669577</text:p>
          </table:table-cell>
          <table:table-cell table:formula="of:=RAND()" office:value-type="float" office:value="0.538897122489288">
            <text:p>0.5388971225</text:p>
          </table:table-cell>
          <table:table-cell table:formula="of:=RAND()" office:value-type="float" office:value="0.902899439446628">
            <text:p>0.9028994394</text:p>
          </table:table-cell>
          <table:table-cell table:formula="of:=RAND()" office:value-type="float" office:value="0.406818280462176">
            <text:p>0.4068182805</text:p>
          </table:table-cell>
          <table:table-cell table:formula="of:=RAND()" office:value-type="float" office:value="0.888748260214925">
            <text:p>0.8887482602</text:p>
          </table:table-cell>
          <table:table-cell table:formula="of:=RAND()" office:value-type="float" office:value="0.683339163428173">
            <text:p>0.6833391634</text:p>
          </table:table-cell>
          <table:table-cell table:formula="of:=RAND()" office:value-type="float" office:value="0.873903215164319">
            <text:p>0.8739032152</text:p>
          </table:table-cell>
          <table:table-cell table:formula="of:=SUM([.B871:.M871])-6" office:value-type="float" office:value="0.670021576574072">
            <text:p>0.6700215766</text:p>
          </table:table-cell>
          <table:table-cell table:formula="of:=[.N871]-[.$G$6]" office:value-type="float" office:value="0.693762567108031">
            <text:p>0.6937625671</text:p>
          </table:table-cell>
          <table:table-cell table:formula="of:=[.O871]*[.O871]" office:value-type="float" office:value="0.481306499520326">
            <text:p>0.4813064995</text:p>
          </table:table-cell>
        </table:table-row>
        <table:table-row table:style-name="ro1">
          <table:table-cell/>
          <table:table-cell table:formula="of:=RAND()" office:value-type="float" office:value="0.796633210033178">
            <text:p>0.79663321</text:p>
          </table:table-cell>
          <table:table-cell table:formula="of:=RAND()" office:value-type="float" office:value="0.704169832635671">
            <text:p>0.7041698326</text:p>
          </table:table-cell>
          <table:table-cell table:formula="of:=RAND()" office:value-type="float" office:value="0.149285059655085">
            <text:p>0.1492850597</text:p>
          </table:table-cell>
          <table:table-cell table:formula="of:=RAND()" office:value-type="float" office:value="0.469655940309167">
            <text:p>0.4696559403</text:p>
          </table:table-cell>
          <table:table-cell table:formula="of:=RAND()" office:value-type="float" office:value="0.358311594231054">
            <text:p>0.3583115942</text:p>
          </table:table-cell>
          <table:table-cell table:formula="of:=RAND()" office:value-type="float" office:value="0.977089456049725">
            <text:p>0.977089456</text:p>
          </table:table-cell>
          <table:table-cell table:formula="of:=RAND()" office:value-type="float" office:value="0.542033861391246">
            <text:p>0.5420338614</text:p>
          </table:table-cell>
          <table:table-cell table:formula="of:=RAND()" office:value-type="float" office:value="0.355491685215384">
            <text:p>0.3554916852</text:p>
          </table:table-cell>
          <table:table-cell table:formula="of:=RAND()" office:value-type="float" office:value="0.0691714270506054">
            <text:p>0.0691714271</text:p>
          </table:table-cell>
          <table:table-cell table:formula="of:=RAND()" office:value-type="float" office:value="0.577847593463957">
            <text:p>0.5778475935</text:p>
          </table:table-cell>
          <table:table-cell table:formula="of:=RAND()" office:value-type="float" office:value="0.314638060284778">
            <text:p>0.3146380603</text:p>
          </table:table-cell>
          <table:table-cell table:formula="of:=RAND()" office:value-type="float" office:value="0.73835302493535">
            <text:p>0.7383530249</text:p>
          </table:table-cell>
          <table:table-cell table:formula="of:=SUM([.B872:.M872])-6" office:value-type="float" office:value="0.0526807452552021">
            <text:p>0.0526807453</text:p>
          </table:table-cell>
          <table:table-cell table:formula="of:=[.N872]-[.$G$6]" office:value-type="float" office:value="0.0764217357891612">
            <text:p>0.0764217358</text:p>
          </table:table-cell>
          <table:table-cell table:formula="of:=[.O872]*[.O872]" office:value-type="float" office:value="0.00584028170102836">
            <text:p>0.0058402817</text:p>
          </table:table-cell>
        </table:table-row>
        <table:table-row table:style-name="ro1">
          <table:table-cell/>
          <table:table-cell table:formula="of:=RAND()" office:value-type="float" office:value="0.242914587259293">
            <text:p>0.2429145873</text:p>
          </table:table-cell>
          <table:table-cell table:formula="of:=RAND()" office:value-type="float" office:value="0.0969446247909218">
            <text:p>0.0969446248</text:p>
          </table:table-cell>
          <table:table-cell table:formula="of:=RAND()" office:value-type="float" office:value="0.818617605604231">
            <text:p>0.8186176056</text:p>
          </table:table-cell>
          <table:table-cell table:formula="of:=RAND()" office:value-type="float" office:value="0.942517765564844">
            <text:p>0.9425177656</text:p>
          </table:table-cell>
          <table:table-cell table:formula="of:=RAND()" office:value-type="float" office:value="0.910517260897905">
            <text:p>0.9105172609</text:p>
          </table:table-cell>
          <table:table-cell table:formula="of:=RAND()" office:value-type="float" office:value="0.459169651381671">
            <text:p>0.4591696514</text:p>
          </table:table-cell>
          <table:table-cell table:formula="of:=RAND()" office:value-type="float" office:value="0.252812823047861">
            <text:p>0.252812823</text:p>
          </table:table-cell>
          <table:table-cell table:formula="of:=RAND()" office:value-type="float" office:value="0.335227909497917">
            <text:p>0.3352279095</text:p>
          </table:table-cell>
          <table:table-cell table:formula="of:=RAND()" office:value-type="float" office:value="0.901676328852773">
            <text:p>0.9016763289</text:p>
          </table:table-cell>
          <table:table-cell table:formula="of:=RAND()" office:value-type="float" office:value="0.407397731207311">
            <text:p>0.4073977312</text:p>
          </table:table-cell>
          <table:table-cell table:formula="of:=RAND()" office:value-type="float" office:value="0.19791677268222">
            <text:p>0.1979167727</text:p>
          </table:table-cell>
          <table:table-cell table:formula="of:=RAND()" office:value-type="float" office:value="0.170282711740583">
            <text:p>0.1702827117</text:p>
          </table:table-cell>
          <table:table-cell table:formula="of:=SUM([.B873:.M873])-6" office:value-type="float" office:value="-0.264004227472469">
            <text:p>-0.2640042275</text:p>
          </table:table-cell>
          <table:table-cell table:formula="of:=[.N873]-[.$G$6]" office:value-type="float" office:value="-0.24026323693851">
            <text:p>-0.2402632369</text:p>
          </table:table-cell>
          <table:table-cell table:formula="of:=[.O873]*[.O873]" office:value-type="float" office:value="0.0577264230241706">
            <text:p>0.057726423</text:p>
          </table:table-cell>
        </table:table-row>
        <table:table-row table:style-name="ro1">
          <table:table-cell/>
          <table:table-cell table:formula="of:=RAND()" office:value-type="float" office:value="0.250576849095523">
            <text:p>0.2505768491</text:p>
          </table:table-cell>
          <table:table-cell table:formula="of:=RAND()" office:value-type="float" office:value="0.349649384152144">
            <text:p>0.3496493842</text:p>
          </table:table-cell>
          <table:table-cell table:formula="of:=RAND()" office:value-type="float" office:value="0.725758631015196">
            <text:p>0.725758631</text:p>
          </table:table-cell>
          <table:table-cell table:formula="of:=RAND()" office:value-type="float" office:value="0.775435760850087">
            <text:p>0.7754357609</text:p>
          </table:table-cell>
          <table:table-cell table:formula="of:=RAND()" office:value-type="float" office:value="0.0741036252584308">
            <text:p>0.0741036253</text:p>
          </table:table-cell>
          <table:table-cell table:formula="of:=RAND()" office:value-type="float" office:value="0.506620715372264">
            <text:p>0.5066207154</text:p>
          </table:table-cell>
          <table:table-cell table:formula="of:=RAND()" office:value-type="float" office:value="0.223706477088854">
            <text:p>0.2237064771</text:p>
          </table:table-cell>
          <table:table-cell table:formula="of:=RAND()" office:value-type="float" office:value="0.374384367372841">
            <text:p>0.3743843674</text:p>
          </table:table-cell>
          <table:table-cell table:formula="of:=RAND()" office:value-type="float" office:value="0.241860043257475">
            <text:p>0.2418600433</text:p>
          </table:table-cell>
          <table:table-cell table:formula="of:=RAND()" office:value-type="float" office:value="0.335680598858744">
            <text:p>0.3356805989</text:p>
          </table:table-cell>
          <table:table-cell table:formula="of:=RAND()" office:value-type="float" office:value="0.0796150933019817">
            <text:p>0.0796150933</text:p>
          </table:table-cell>
          <table:table-cell table:formula="of:=RAND()" office:value-type="float" office:value="0.765628719003871">
            <text:p>0.765628719</text:p>
          </table:table-cell>
          <table:table-cell table:formula="of:=SUM([.B874:.M874])-6" office:value-type="float" office:value="-1.29697973537259">
            <text:p>-1.2969797354</text:p>
          </table:table-cell>
          <table:table-cell table:formula="of:=[.N874]-[.$G$6]" office:value-type="float" office:value="-1.27323874483863">
            <text:p>-1.2732387448</text:p>
          </table:table-cell>
          <table:table-cell table:formula="of:=[.O874]*[.O874]" office:value-type="float" office:value="1.62113690135825">
            <text:p>1.6211369014</text:p>
          </table:table-cell>
        </table:table-row>
        <table:table-row table:style-name="ro1">
          <table:table-cell/>
          <table:table-cell table:formula="of:=RAND()" office:value-type="float" office:value="0.366113247582689">
            <text:p>0.3661132476</text:p>
          </table:table-cell>
          <table:table-cell table:formula="of:=RAND()" office:value-type="float" office:value="0.638973590685055">
            <text:p>0.6389735907</text:p>
          </table:table-cell>
          <table:table-cell table:formula="of:=RAND()" office:value-type="float" office:value="0.280701546929777">
            <text:p>0.2807015469</text:p>
          </table:table-cell>
          <table:table-cell table:formula="of:=RAND()" office:value-type="float" office:value="0.21554848481901">
            <text:p>0.2155484848</text:p>
          </table:table-cell>
          <table:table-cell table:formula="of:=RAND()" office:value-type="float" office:value="0.831572238355875">
            <text:p>0.8315722384</text:p>
          </table:table-cell>
          <table:table-cell table:formula="of:=RAND()" office:value-type="float" office:value="0.483420262811706">
            <text:p>0.4834202628</text:p>
          </table:table-cell>
          <table:table-cell table:formula="of:=RAND()" office:value-type="float" office:value="0.431013030465692">
            <text:p>0.4310130305</text:p>
          </table:table-cell>
          <table:table-cell table:formula="of:=RAND()" office:value-type="float" office:value="0.144088545348495">
            <text:p>0.1440885453</text:p>
          </table:table-cell>
          <table:table-cell table:formula="of:=RAND()" office:value-type="float" office:value="0.129341832594946">
            <text:p>0.1293418326</text:p>
          </table:table-cell>
          <table:table-cell table:formula="of:=RAND()" office:value-type="float" office:value="0.36805262719281">
            <text:p>0.3680526272</text:p>
          </table:table-cell>
          <table:table-cell table:formula="of:=RAND()" office:value-type="float" office:value="0.688707961468026">
            <text:p>0.6887079615</text:p>
          </table:table-cell>
          <table:table-cell table:formula="of:=RAND()" office:value-type="float" office:value="0.2934151859954">
            <text:p>0.293415186</text:p>
          </table:table-cell>
          <table:table-cell table:formula="of:=SUM([.B875:.M875])-6" office:value-type="float" office:value="-1.12905144575052">
            <text:p>-1.1290514458</text:p>
          </table:table-cell>
          <table:table-cell table:formula="of:=[.N875]-[.$G$6]" office:value-type="float" office:value="-1.10531045521656">
            <text:p>-1.1053104552</text:p>
          </table:table-cell>
          <table:table-cell table:formula="of:=[.O875]*[.O875]" office:value-type="float" office:value="1.22171120241104">
            <text:p>1.2217112024</text:p>
          </table:table-cell>
        </table:table-row>
        <table:table-row table:style-name="ro1">
          <table:table-cell/>
          <table:table-cell table:formula="of:=RAND()" office:value-type="float" office:value="0.704790109070018">
            <text:p>0.7047901091</text:p>
          </table:table-cell>
          <table:table-cell table:formula="of:=RAND()" office:value-type="float" office:value="0.382555798627436">
            <text:p>0.3825557986</text:p>
          </table:table-cell>
          <table:table-cell table:formula="of:=RAND()" office:value-type="float" office:value="0.274495305260643">
            <text:p>0.2744953053</text:p>
          </table:table-cell>
          <table:table-cell table:formula="of:=RAND()" office:value-type="float" office:value="0.67250200919807">
            <text:p>0.6725020092</text:p>
          </table:table-cell>
          <table:table-cell table:formula="of:=RAND()" office:value-type="float" office:value="0.854351113317534">
            <text:p>0.8543511133</text:p>
          </table:table-cell>
          <table:table-cell table:formula="of:=RAND()" office:value-type="float" office:value="0.405369859887287">
            <text:p>0.4053698599</text:p>
          </table:table-cell>
          <table:table-cell table:formula="of:=RAND()" office:value-type="float" office:value="0.344851299189031">
            <text:p>0.3448512992</text:p>
          </table:table-cell>
          <table:table-cell table:formula="of:=RAND()" office:value-type="float" office:value="0.836780375102535">
            <text:p>0.8367803751</text:p>
          </table:table-cell>
          <table:table-cell table:formula="of:=RAND()" office:value-type="float" office:value="0.299416898982599">
            <text:p>0.299416899</text:p>
          </table:table-cell>
          <table:table-cell table:formula="of:=RAND()" office:value-type="float" office:value="0.133435437921435">
            <text:p>0.1334354379</text:p>
          </table:table-cell>
          <table:table-cell table:formula="of:=RAND()" office:value-type="float" office:value="0.332932343007997">
            <text:p>0.332932343</text:p>
          </table:table-cell>
          <table:table-cell table:formula="of:=RAND()" office:value-type="float" office:value="0.532119633164257">
            <text:p>0.5321196332</text:p>
          </table:table-cell>
          <table:table-cell table:formula="of:=SUM([.B876:.M876])-6" office:value-type="float" office:value="-0.226399817271158">
            <text:p>-0.2263998173</text:p>
          </table:table-cell>
          <table:table-cell table:formula="of:=[.N876]-[.$G$6]" office:value-type="float" office:value="-0.202658826737199">
            <text:p>-0.2026588267</text:p>
          </table:table-cell>
          <table:table-cell table:formula="of:=[.O876]*[.O876]" office:value-type="float" office:value="0.041070600054498">
            <text:p>0.0410706001</text:p>
          </table:table-cell>
        </table:table-row>
        <table:table-row table:style-name="ro1">
          <table:table-cell/>
          <table:table-cell table:formula="of:=RAND()" office:value-type="float" office:value="0.960844457149506">
            <text:p>0.9608444571</text:p>
          </table:table-cell>
          <table:table-cell table:formula="of:=RAND()" office:value-type="float" office:value="0.570257970131934">
            <text:p>0.5702579701</text:p>
          </table:table-cell>
          <table:table-cell table:formula="of:=RAND()" office:value-type="float" office:value="0.958917518379167">
            <text:p>0.9589175184</text:p>
          </table:table-cell>
          <table:table-cell table:formula="of:=RAND()" office:value-type="float" office:value="0.877717082388699">
            <text:p>0.8777170824</text:p>
          </table:table-cell>
          <table:table-cell table:formula="of:=RAND()" office:value-type="float" office:value="0.0134513373486698">
            <text:p>0.0134513373</text:p>
          </table:table-cell>
          <table:table-cell table:formula="of:=RAND()" office:value-type="float" office:value="0.392010781448334">
            <text:p>0.3920107814</text:p>
          </table:table-cell>
          <table:table-cell table:formula="of:=RAND()" office:value-type="float" office:value="0.531678932253271">
            <text:p>0.5316789323</text:p>
          </table:table-cell>
          <table:table-cell table:formula="of:=RAND()" office:value-type="float" office:value="0.691382906399667">
            <text:p>0.6913829064</text:p>
          </table:table-cell>
          <table:table-cell table:formula="of:=RAND()" office:value-type="float" office:value="0.592293032677844">
            <text:p>0.5922930327</text:p>
          </table:table-cell>
          <table:table-cell table:formula="of:=RAND()" office:value-type="float" office:value="0.0443168519996107">
            <text:p>0.044316852</text:p>
          </table:table-cell>
          <table:table-cell table:formula="of:=RAND()" office:value-type="float" office:value="0.664612336782739">
            <text:p>0.6646123368</text:p>
          </table:table-cell>
          <table:table-cell table:formula="of:=RAND()" office:value-type="float" office:value="0.0203576770145446">
            <text:p>0.020357677</text:p>
          </table:table-cell>
          <table:table-cell table:formula="of:=SUM([.B877:.M877])-6" office:value-type="float" office:value="0.317840883973986">
            <text:p>0.317840884</text:p>
          </table:table-cell>
          <table:table-cell table:formula="of:=[.N877]-[.$G$6]" office:value-type="float" office:value="0.341581874507945">
            <text:p>0.3415818745</text:p>
          </table:table-cell>
          <table:table-cell table:formula="of:=[.O877]*[.O877]" office:value-type="float" office:value="0.116678176992362">
            <text:p>0.116678177</text:p>
          </table:table-cell>
        </table:table-row>
        <table:table-row table:style-name="ro1">
          <table:table-cell/>
          <table:table-cell table:formula="of:=RAND()" office:value-type="float" office:value="0.481709401821718">
            <text:p>0.4817094018</text:p>
          </table:table-cell>
          <table:table-cell table:formula="of:=RAND()" office:value-type="float" office:value="0.432020236738026">
            <text:p>0.4320202367</text:p>
          </table:table-cell>
          <table:table-cell table:formula="of:=RAND()" office:value-type="float" office:value="0.675821504788473">
            <text:p>0.6758215048</text:p>
          </table:table-cell>
          <table:table-cell table:formula="of:=RAND()" office:value-type="float" office:value="0.353497466538101">
            <text:p>0.3534974665</text:p>
          </table:table-cell>
          <table:table-cell table:formula="of:=RAND()" office:value-type="float" office:value="0.687182500259951">
            <text:p>0.6871825003</text:p>
          </table:table-cell>
          <table:table-cell table:formula="of:=RAND()" office:value-type="float" office:value="0.0850083997938782">
            <text:p>0.0850083998</text:p>
          </table:table-cell>
          <table:table-cell table:formula="of:=RAND()" office:value-type="float" office:value="0.804771966766566">
            <text:p>0.8047719668</text:p>
          </table:table-cell>
          <table:table-cell table:formula="of:=RAND()" office:value-type="float" office:value="0.22551499097608">
            <text:p>0.225514991</text:p>
          </table:table-cell>
          <table:table-cell table:formula="of:=RAND()" office:value-type="float" office:value="0.495878874557093">
            <text:p>0.4958788746</text:p>
          </table:table-cell>
          <table:table-cell table:formula="of:=RAND()" office:value-type="float" office:value="0.964322946034372">
            <text:p>0.964322946</text:p>
          </table:table-cell>
          <table:table-cell table:formula="of:=RAND()" office:value-type="float" office:value="0.0294733713380992">
            <text:p>0.0294733713</text:p>
          </table:table-cell>
          <table:table-cell table:formula="of:=RAND()" office:value-type="float" office:value="0.741066777380183">
            <text:p>0.7410667774</text:p>
          </table:table-cell>
          <table:table-cell table:formula="of:=SUM([.B878:.M878])-6" office:value-type="float" office:value="-0.023731563007459">
            <text:p>-0.023731563</text:p>
          </table:table-cell>
          <table:table-cell table:formula="of:=[.N878]-[.$G$6]" office:value-type="float" office:value="0.00000942752650007553">
            <text:p>9.42752650007553E-006</text:p>
          </table:table-cell>
          <table:table-cell table:formula="of:=[.O878]*[.O878]" office:value-type="float" office:value="0.0000000000888782559096264">
            <text:p>8.88782559096264E-011</text:p>
          </table:table-cell>
        </table:table-row>
        <table:table-row table:style-name="ro1">
          <table:table-cell/>
          <table:table-cell table:formula="of:=RAND()" office:value-type="float" office:value="0.993362526176497">
            <text:p>0.9933625262</text:p>
          </table:table-cell>
          <table:table-cell table:formula="of:=RAND()" office:value-type="float" office:value="0.0293825319968164">
            <text:p>0.029382532</text:p>
          </table:table-cell>
          <table:table-cell table:formula="of:=RAND()" office:value-type="float" office:value="0.507559145800769">
            <text:p>0.5075591458</text:p>
          </table:table-cell>
          <table:table-cell table:formula="of:=RAND()" office:value-type="float" office:value="0.283161254134029">
            <text:p>0.2831612541</text:p>
          </table:table-cell>
          <table:table-cell table:formula="of:=RAND()" office:value-type="float" office:value="0.19708705577068">
            <text:p>0.1970870558</text:p>
          </table:table-cell>
          <table:table-cell table:formula="of:=RAND()" office:value-type="float" office:value="0.165855870116502">
            <text:p>0.1658558701</text:p>
          </table:table-cell>
          <table:table-cell table:formula="of:=RAND()" office:value-type="float" office:value="0.915690146619454">
            <text:p>0.9156901466</text:p>
          </table:table-cell>
          <table:table-cell table:formula="of:=RAND()" office:value-type="float" office:value="0.4586655437015">
            <text:p>0.4586655437</text:p>
          </table:table-cell>
          <table:table-cell table:formula="of:=RAND()" office:value-type="float" office:value="0.419626174261794">
            <text:p>0.4196261743</text:p>
          </table:table-cell>
          <table:table-cell table:formula="of:=RAND()" office:value-type="float" office:value="0.0825773093383759">
            <text:p>0.0825773093</text:p>
          </table:table-cell>
          <table:table-cell table:formula="of:=RAND()" office:value-type="float" office:value="0.445322951534763">
            <text:p>0.4453229515</text:p>
          </table:table-cell>
          <table:table-cell table:formula="of:=RAND()" office:value-type="float" office:value="0.0764337091241032">
            <text:p>0.0764337091</text:p>
          </table:table-cell>
          <table:table-cell table:formula="of:=SUM([.B879:.M879])-6" office:value-type="float" office:value="-1.42527578142472">
            <text:p>-1.4252757814</text:p>
          </table:table-cell>
          <table:table-cell table:formula="of:=[.N879]-[.$G$6]" office:value-type="float" office:value="-1.40153479089076">
            <text:p>-1.4015347909</text:p>
          </table:table-cell>
          <table:table-cell table:formula="of:=[.O879]*[.O879]" office:value-type="float" office:value="1.9642997700772">
            <text:p>1.9642997701</text:p>
          </table:table-cell>
        </table:table-row>
        <table:table-row table:style-name="ro1">
          <table:table-cell/>
          <table:table-cell table:formula="of:=RAND()" office:value-type="float" office:value="0.543501062318683">
            <text:p>0.5435010623</text:p>
          </table:table-cell>
          <table:table-cell table:formula="of:=RAND()" office:value-type="float" office:value="0.4378913983237">
            <text:p>0.4378913983</text:p>
          </table:table-cell>
          <table:table-cell table:formula="of:=RAND()" office:value-type="float" office:value="0.377082799561322">
            <text:p>0.3770827996</text:p>
          </table:table-cell>
          <table:table-cell table:formula="of:=RAND()" office:value-type="float" office:value="0.925095601473004">
            <text:p>0.9250956015</text:p>
          </table:table-cell>
          <table:table-cell table:formula="of:=RAND()" office:value-type="float" office:value="0.413082951446995">
            <text:p>0.4130829514</text:p>
          </table:table-cell>
          <table:table-cell table:formula="of:=RAND()" office:value-type="float" office:value="0.893146761925891">
            <text:p>0.8931467619</text:p>
          </table:table-cell>
          <table:table-cell table:formula="of:=RAND()" office:value-type="float" office:value="0.484482414321974">
            <text:p>0.4844824143</text:p>
          </table:table-cell>
          <table:table-cell table:formula="of:=RAND()" office:value-type="float" office:value="0.556048792321235">
            <text:p>0.5560487923</text:p>
          </table:table-cell>
          <table:table-cell table:formula="of:=RAND()" office:value-type="float" office:value="0.954192291479558">
            <text:p>0.9541922915</text:p>
          </table:table-cell>
          <table:table-cell table:formula="of:=RAND()" office:value-type="float" office:value="0.219301304081455">
            <text:p>0.2193013041</text:p>
          </table:table-cell>
          <table:table-cell table:formula="of:=RAND()" office:value-type="float" office:value="0.0526331271976233">
            <text:p>0.0526331272</text:p>
          </table:table-cell>
          <table:table-cell table:formula="of:=RAND()" office:value-type="float" office:value="0.0642898820806295">
            <text:p>0.0642898821</text:p>
          </table:table-cell>
          <table:table-cell table:formula="of:=SUM([.B880:.M880])-6" office:value-type="float" office:value="-0.0792516134679318">
            <text:p>-0.0792516135</text:p>
          </table:table-cell>
          <table:table-cell table:formula="of:=[.N880]-[.$G$6]" office:value-type="float" office:value="-0.0555106229339726">
            <text:p>-0.0555106229</text:p>
          </table:table-cell>
          <table:table-cell table:formula="of:=[.O880]*[.O880]" office:value-type="float" office:value="0.00308142925851769">
            <text:p>0.0030814293</text:p>
          </table:table-cell>
        </table:table-row>
        <table:table-row table:style-name="ro1">
          <table:table-cell/>
          <table:table-cell table:formula="of:=RAND()" office:value-type="float" office:value="0.700480386149138">
            <text:p>0.7004803861</text:p>
          </table:table-cell>
          <table:table-cell table:formula="of:=RAND()" office:value-type="float" office:value="0.205601980444044">
            <text:p>0.2056019804</text:p>
          </table:table-cell>
          <table:table-cell table:formula="of:=RAND()" office:value-type="float" office:value="0.200550252804533">
            <text:p>0.2005502528</text:p>
          </table:table-cell>
          <table:table-cell table:formula="of:=RAND()" office:value-type="float" office:value="0.115625946782529">
            <text:p>0.1156259468</text:p>
          </table:table-cell>
          <table:table-cell table:formula="of:=RAND()" office:value-type="float" office:value="0.450163724832237">
            <text:p>0.4501637248</text:p>
          </table:table-cell>
          <table:table-cell table:formula="of:=RAND()" office:value-type="float" office:value="0.479292278643698">
            <text:p>0.4792922786</text:p>
          </table:table-cell>
          <table:table-cell table:formula="of:=RAND()" office:value-type="float" office:value="0.870776725234464">
            <text:p>0.8707767252</text:p>
          </table:table-cell>
          <table:table-cell table:formula="of:=RAND()" office:value-type="float" office:value="0.977127400459722">
            <text:p>0.9771274005</text:p>
          </table:table-cell>
          <table:table-cell table:formula="of:=RAND()" office:value-type="float" office:value="0.0326670773793012">
            <text:p>0.0326670774</text:p>
          </table:table-cell>
          <table:table-cell table:formula="of:=RAND()" office:value-type="float" office:value="0.552098280284554">
            <text:p>0.5520982803</text:p>
          </table:table-cell>
          <table:table-cell table:formula="of:=RAND()" office:value-type="float" office:value="0.785476534860209">
            <text:p>0.7854765349</text:p>
          </table:table-cell>
          <table:table-cell table:formula="of:=RAND()" office:value-type="float" office:value="0.231503265909851">
            <text:p>0.2315032659</text:p>
          </table:table-cell>
          <table:table-cell table:formula="of:=SUM([.B881:.M881])-6" office:value-type="float" office:value="-0.398636146215722">
            <text:p>-0.3986361462</text:p>
          </table:table-cell>
          <table:table-cell table:formula="of:=[.N881]-[.$G$6]" office:value-type="float" office:value="-0.374895155681763">
            <text:p>-0.3748951557</text:p>
          </table:table-cell>
          <table:table-cell table:formula="of:=[.O881]*[.O881]" office:value-type="float" office:value="0.140546377753653">
            <text:p>0.1405463778</text:p>
          </table:table-cell>
        </table:table-row>
        <table:table-row table:style-name="ro1">
          <table:table-cell/>
          <table:table-cell table:formula="of:=RAND()" office:value-type="float" office:value="0.831249756971374">
            <text:p>0.831249757</text:p>
          </table:table-cell>
          <table:table-cell table:formula="of:=RAND()" office:value-type="float" office:value="0.440587124088779">
            <text:p>0.4405871241</text:p>
          </table:table-cell>
          <table:table-cell table:formula="of:=RAND()" office:value-type="float" office:value="0.544767976738513">
            <text:p>0.5447679767</text:p>
          </table:table-cell>
          <table:table-cell table:formula="of:=RAND()" office:value-type="float" office:value="0.309968093177304">
            <text:p>0.3099680932</text:p>
          </table:table-cell>
          <table:table-cell table:formula="of:=RAND()" office:value-type="float" office:value="0.705999370897189">
            <text:p>0.7059993709</text:p>
          </table:table-cell>
          <table:table-cell table:formula="of:=RAND()" office:value-type="float" office:value="0.845054458128288">
            <text:p>0.8450544581</text:p>
          </table:table-cell>
          <table:table-cell table:formula="of:=RAND()" office:value-type="float" office:value="0.0553588920738548">
            <text:p>0.0553588921</text:p>
          </table:table-cell>
          <table:table-cell table:formula="of:=RAND()" office:value-type="float" office:value="0.508782481774688">
            <text:p>0.5087824818</text:p>
          </table:table-cell>
          <table:table-cell table:formula="of:=RAND()" office:value-type="float" office:value="0.96847737277858">
            <text:p>0.9684773728</text:p>
          </table:table-cell>
          <table:table-cell table:formula="of:=RAND()" office:value-type="float" office:value="0.599831548286602">
            <text:p>0.5998315483</text:p>
          </table:table-cell>
          <table:table-cell table:formula="of:=RAND()" office:value-type="float" office:value="0.707571933045983">
            <text:p>0.707571933</text:p>
          </table:table-cell>
          <table:table-cell table:formula="of:=RAND()" office:value-type="float" office:value="0.613712119404227">
            <text:p>0.6137121194</text:p>
          </table:table-cell>
          <table:table-cell table:formula="of:=SUM([.B882:.M882])-6" office:value-type="float" office:value="1.13136112736538">
            <text:p>1.1313611274</text:p>
          </table:table-cell>
          <table:table-cell table:formula="of:=[.N882]-[.$G$6]" office:value-type="float" office:value="1.15510211789934">
            <text:p>1.1551021179</text:p>
          </table:table-cell>
          <table:table-cell table:formula="of:=[.O882]*[.O882]" office:value-type="float" office:value="1.33426090277554">
            <text:p>1.3342609028</text:p>
          </table:table-cell>
        </table:table-row>
        <table:table-row table:style-name="ro1">
          <table:table-cell/>
          <table:table-cell table:formula="of:=RAND()" office:value-type="float" office:value="0.91460420540534">
            <text:p>0.9146042054</text:p>
          </table:table-cell>
          <table:table-cell table:formula="of:=RAND()" office:value-type="float" office:value="0.967707936186343">
            <text:p>0.9677079362</text:p>
          </table:table-cell>
          <table:table-cell table:formula="of:=RAND()" office:value-type="float" office:value="0.251428403658792">
            <text:p>0.2514284037</text:p>
          </table:table-cell>
          <table:table-cell table:formula="of:=RAND()" office:value-type="float" office:value="0.10970141319558">
            <text:p>0.1097014132</text:p>
          </table:table-cell>
          <table:table-cell table:formula="of:=RAND()" office:value-type="float" office:value="0.0708950515836477">
            <text:p>0.0708950516</text:p>
          </table:table-cell>
          <table:table-cell table:formula="of:=RAND()" office:value-type="float" office:value="0.197251200210303">
            <text:p>0.1972512002</text:p>
          </table:table-cell>
          <table:table-cell table:formula="of:=RAND()" office:value-type="float" office:value="0.127913855249062">
            <text:p>0.1279138552</text:p>
          </table:table-cell>
          <table:table-cell table:formula="of:=RAND()" office:value-type="float" office:value="0.80244116182439">
            <text:p>0.8024411618</text:p>
          </table:table-cell>
          <table:table-cell table:formula="of:=RAND()" office:value-type="float" office:value="0.521070597460493">
            <text:p>0.5210705975</text:p>
          </table:table-cell>
          <table:table-cell table:formula="of:=RAND()" office:value-type="float" office:value="0.191644555190578">
            <text:p>0.1916445552</text:p>
          </table:table-cell>
          <table:table-cell table:formula="of:=RAND()" office:value-type="float" office:value="0.345123198116198">
            <text:p>0.3451231981</text:p>
          </table:table-cell>
          <table:table-cell table:formula="of:=RAND()" office:value-type="float" office:value="0.229167755227536">
            <text:p>0.2291677552</text:p>
          </table:table-cell>
          <table:table-cell table:formula="of:=SUM([.B883:.M883])-6" office:value-type="float" office:value="-1.27105066669174">
            <text:p>-1.2710506667</text:p>
          </table:table-cell>
          <table:table-cell table:formula="of:=[.N883]-[.$G$6]" office:value-type="float" office:value="-1.24730967615778">
            <text:p>-1.2473096762</text:p>
          </table:table-cell>
          <table:table-cell table:formula="of:=[.O883]*[.O883]" office:value-type="float" office:value="1.55578142823682">
            <text:p>1.5557814282</text:p>
          </table:table-cell>
        </table:table-row>
        <table:table-row table:style-name="ro1">
          <table:table-cell/>
          <table:table-cell table:formula="of:=RAND()" office:value-type="float" office:value="0.721249561058357">
            <text:p>0.7212495611</text:p>
          </table:table-cell>
          <table:table-cell table:formula="of:=RAND()" office:value-type="float" office:value="0.762562023708597">
            <text:p>0.7625620237</text:p>
          </table:table-cell>
          <table:table-cell table:formula="of:=RAND()" office:value-type="float" office:value="0.213450997835025">
            <text:p>0.2134509978</text:p>
          </table:table-cell>
          <table:table-cell table:formula="of:=RAND()" office:value-type="float" office:value="0.577897957758978">
            <text:p>0.5778979578</text:p>
          </table:table-cell>
          <table:table-cell table:formula="of:=RAND()" office:value-type="float" office:value="0.989679436665028">
            <text:p>0.9896794367</text:p>
          </table:table-cell>
          <table:table-cell table:formula="of:=RAND()" office:value-type="float" office:value="0.858346083201468">
            <text:p>0.8583460832</text:p>
          </table:table-cell>
          <table:table-cell table:formula="of:=RAND()" office:value-type="float" office:value="0.984875871101394">
            <text:p>0.9848758711</text:p>
          </table:table-cell>
          <table:table-cell table:formula="of:=RAND()" office:value-type="float" office:value="0.0744675945024937">
            <text:p>0.0744675945</text:p>
          </table:table-cell>
          <table:table-cell table:formula="of:=RAND()" office:value-type="float" office:value="0.415092372335494">
            <text:p>0.4150923723</text:p>
          </table:table-cell>
          <table:table-cell table:formula="of:=RAND()" office:value-type="float" office:value="0.8978351932019">
            <text:p>0.8978351932</text:p>
          </table:table-cell>
          <table:table-cell table:formula="of:=RAND()" office:value-type="float" office:value="0.628237638855353">
            <text:p>0.6282376389</text:p>
          </table:table-cell>
          <table:table-cell table:formula="of:=RAND()" office:value-type="float" office:value="0.0249416753649712">
            <text:p>0.0249416754</text:p>
          </table:table-cell>
          <table:table-cell table:formula="of:=SUM([.B884:.M884])-6" office:value-type="float" office:value="1.14863640558906">
            <text:p>1.1486364056</text:p>
          </table:table-cell>
          <table:table-cell table:formula="of:=[.N884]-[.$G$6]" office:value-type="float" office:value="1.17237739612302">
            <text:p>1.1723773961</text:p>
          </table:table-cell>
          <table:table-cell table:formula="of:=[.O884]*[.O884]" office:value-type="float" office:value="1.37446875894019">
            <text:p>1.3744687589</text:p>
          </table:table-cell>
        </table:table-row>
        <table:table-row table:style-name="ro1">
          <table:table-cell/>
          <table:table-cell table:formula="of:=RAND()" office:value-type="float" office:value="0.554930301615968">
            <text:p>0.5549303016</text:p>
          </table:table-cell>
          <table:table-cell table:formula="of:=RAND()" office:value-type="float" office:value="0.00382639747112989">
            <text:p>0.0038263975</text:p>
          </table:table-cell>
          <table:table-cell table:formula="of:=RAND()" office:value-type="float" office:value="0.17807161482051">
            <text:p>0.1780716148</text:p>
          </table:table-cell>
          <table:table-cell table:formula="of:=RAND()" office:value-type="float" office:value="0.981447317404673">
            <text:p>0.9814473174</text:p>
          </table:table-cell>
          <table:table-cell table:formula="of:=RAND()" office:value-type="float" office:value="0.367198021383956">
            <text:p>0.3671980214</text:p>
          </table:table-cell>
          <table:table-cell table:formula="of:=RAND()" office:value-type="float" office:value="0.649881438817829">
            <text:p>0.6498814388</text:p>
          </table:table-cell>
          <table:table-cell table:formula="of:=RAND()" office:value-type="float" office:value="0.728944149333984">
            <text:p>0.7289441493</text:p>
          </table:table-cell>
          <table:table-cell table:formula="of:=RAND()" office:value-type="float" office:value="0.372608725912869">
            <text:p>0.3726087259</text:p>
          </table:table-cell>
          <table:table-cell table:formula="of:=RAND()" office:value-type="float" office:value="0.755393718136475">
            <text:p>0.7553937181</text:p>
          </table:table-cell>
          <table:table-cell table:formula="of:=RAND()" office:value-type="float" office:value="0.70070904516615">
            <text:p>0.7007090452</text:p>
          </table:table-cell>
          <table:table-cell table:formula="of:=RAND()" office:value-type="float" office:value="0.568442630581558">
            <text:p>0.5684426306</text:p>
          </table:table-cell>
          <table:table-cell table:formula="of:=RAND()" office:value-type="float" office:value="0.172008255496621">
            <text:p>0.1720082555</text:p>
          </table:table-cell>
          <table:table-cell table:formula="of:=SUM([.B885:.M885])-6" office:value-type="float" office:value="0.0334616161417216">
            <text:p>0.0334616161</text:p>
          </table:table-cell>
          <table:table-cell table:formula="of:=[.N885]-[.$G$6]" office:value-type="float" office:value="0.0572026066756807">
            <text:p>0.0572026067</text:p>
          </table:table-cell>
          <table:table-cell table:formula="of:=[.O885]*[.O885]" office:value-type="float" office:value="0.00327213821049263">
            <text:p>0.0032721382</text:p>
          </table:table-cell>
        </table:table-row>
        <table:table-row table:style-name="ro1">
          <table:table-cell/>
          <table:table-cell table:formula="of:=RAND()" office:value-type="float" office:value="0.955668597016484">
            <text:p>0.955668597</text:p>
          </table:table-cell>
          <table:table-cell table:formula="of:=RAND()" office:value-type="float" office:value="0.887279860442504">
            <text:p>0.8872798604</text:p>
          </table:table-cell>
          <table:table-cell table:formula="of:=RAND()" office:value-type="float" office:value="0.150436449563131">
            <text:p>0.1504364496</text:p>
          </table:table-cell>
          <table:table-cell table:formula="of:=RAND()" office:value-type="float" office:value="0.360937344608828">
            <text:p>0.3609373446</text:p>
          </table:table-cell>
          <table:table-cell table:formula="of:=RAND()" office:value-type="float" office:value="0.201504458440468">
            <text:p>0.2015044584</text:p>
          </table:table-cell>
          <table:table-cell table:formula="of:=RAND()" office:value-type="float" office:value="0.806658178102225">
            <text:p>0.8066581781</text:p>
          </table:table-cell>
          <table:table-cell table:formula="of:=RAND()" office:value-type="float" office:value="0.757731653284282">
            <text:p>0.7577316533</text:p>
          </table:table-cell>
          <table:table-cell table:formula="of:=RAND()" office:value-type="float" office:value="0.239275958854705">
            <text:p>0.2392759589</text:p>
          </table:table-cell>
          <table:table-cell table:formula="of:=RAND()" office:value-type="float" office:value="0.420830875635147">
            <text:p>0.4208308756</text:p>
          </table:table-cell>
          <table:table-cell table:formula="of:=RAND()" office:value-type="float" office:value="0.523627375019714">
            <text:p>0.523627375</text:p>
          </table:table-cell>
          <table:table-cell table:formula="of:=RAND()" office:value-type="float" office:value="0.940150505164638">
            <text:p>0.9401505052</text:p>
          </table:table-cell>
          <table:table-cell table:formula="of:=RAND()" office:value-type="float" office:value="0.0456099454313517">
            <text:p>0.0456099454</text:p>
          </table:table-cell>
          <table:table-cell table:formula="of:=SUM([.B886:.M886])-6" office:value-type="float" office:value="0.289711201563478">
            <text:p>0.2897112016</text:p>
          </table:table-cell>
          <table:table-cell table:formula="of:=[.N886]-[.$G$6]" office:value-type="float" office:value="0.313452192097437">
            <text:p>0.3134521921</text:p>
          </table:table-cell>
          <table:table-cell table:formula="of:=[.O886]*[.O886]" office:value-type="float" office:value="0.0982522767306883">
            <text:p>0.0982522767</text:p>
          </table:table-cell>
        </table:table-row>
        <table:table-row table:style-name="ro1">
          <table:table-cell/>
          <table:table-cell table:formula="of:=RAND()" office:value-type="float" office:value="0.425172477494925">
            <text:p>0.4251724775</text:p>
          </table:table-cell>
          <table:table-cell table:formula="of:=RAND()" office:value-type="float" office:value="0.614242513896897">
            <text:p>0.6142425139</text:p>
          </table:table-cell>
          <table:table-cell table:formula="of:=RAND()" office:value-type="float" office:value="0.346663920208812">
            <text:p>0.3466639202</text:p>
          </table:table-cell>
          <table:table-cell table:formula="of:=RAND()" office:value-type="float" office:value="0.487273945007473">
            <text:p>0.487273945</text:p>
          </table:table-cell>
          <table:table-cell table:formula="of:=RAND()" office:value-type="float" office:value="0.00630581262521446">
            <text:p>0.0063058126</text:p>
          </table:table-cell>
          <table:table-cell table:formula="of:=RAND()" office:value-type="float" office:value="0.231950599700212">
            <text:p>0.2319505997</text:p>
          </table:table-cell>
          <table:table-cell table:formula="of:=RAND()" office:value-type="float" office:value="0.726292256964371">
            <text:p>0.726292257</text:p>
          </table:table-cell>
          <table:table-cell table:formula="of:=RAND()" office:value-type="float" office:value="0.960402044700459">
            <text:p>0.9604020447</text:p>
          </table:table-cell>
          <table:table-cell table:formula="of:=RAND()" office:value-type="float" office:value="0.408653073944151">
            <text:p>0.4086530739</text:p>
          </table:table-cell>
          <table:table-cell table:formula="of:=RAND()" office:value-type="float" office:value="0.675673386547715">
            <text:p>0.6756733865</text:p>
          </table:table-cell>
          <table:table-cell table:formula="of:=RAND()" office:value-type="float" office:value="0.0607351395301521">
            <text:p>0.0607351395</text:p>
          </table:table-cell>
          <table:table-cell table:formula="of:=RAND()" office:value-type="float" office:value="0.990985777461901">
            <text:p>0.9909857775</text:p>
          </table:table-cell>
          <table:table-cell table:formula="of:=SUM([.B887:.M887])-6" office:value-type="float" office:value="-0.0656490519177169">
            <text:p>-0.0656490519</text:p>
          </table:table-cell>
          <table:table-cell table:formula="of:=[.N887]-[.$G$6]" office:value-type="float" office:value="-0.0419080613837577">
            <text:p>-0.0419080614</text:p>
          </table:table-cell>
          <table:table-cell table:formula="of:=[.O887]*[.O887]" office:value-type="float" office:value="0.00175628560894481">
            <text:p>0.0017562856</text:p>
          </table:table-cell>
        </table:table-row>
        <table:table-row table:style-name="ro1">
          <table:table-cell/>
          <table:table-cell table:formula="of:=RAND()" office:value-type="float" office:value="0.468006374314427">
            <text:p>0.4680063743</text:p>
          </table:table-cell>
          <table:table-cell table:formula="of:=RAND()" office:value-type="float" office:value="0.295917561044917">
            <text:p>0.295917561</text:p>
          </table:table-cell>
          <table:table-cell table:formula="of:=RAND()" office:value-type="float" office:value="0.0452726054936647">
            <text:p>0.0452726055</text:p>
          </table:table-cell>
          <table:table-cell table:formula="of:=RAND()" office:value-type="float" office:value="0.204267794033512">
            <text:p>0.204267794</text:p>
          </table:table-cell>
          <table:table-cell table:formula="of:=RAND()" office:value-type="float" office:value="0.415104681625962">
            <text:p>0.4151046816</text:p>
          </table:table-cell>
          <table:table-cell table:formula="of:=RAND()" office:value-type="float" office:value="0.808763162465766">
            <text:p>0.8087631625</text:p>
          </table:table-cell>
          <table:table-cell table:formula="of:=RAND()" office:value-type="float" office:value="0.887847632635385">
            <text:p>0.8878476326</text:p>
          </table:table-cell>
          <table:table-cell table:formula="of:=RAND()" office:value-type="float" office:value="0.356551763834432">
            <text:p>0.3565517638</text:p>
          </table:table-cell>
          <table:table-cell table:formula="of:=RAND()" office:value-type="float" office:value="0.216169586637989">
            <text:p>0.2161695866</text:p>
          </table:table-cell>
          <table:table-cell table:formula="of:=RAND()" office:value-type="float" office:value="0.675568074453622">
            <text:p>0.6755680745</text:p>
          </table:table-cell>
          <table:table-cell table:formula="of:=RAND()" office:value-type="float" office:value="0.0192469994071871">
            <text:p>0.0192469994</text:p>
          </table:table-cell>
          <table:table-cell table:formula="of:=RAND()" office:value-type="float" office:value="0.693705681012943">
            <text:p>0.693705681</text:p>
          </table:table-cell>
          <table:table-cell table:formula="of:=SUM([.B888:.M888])-6" office:value-type="float" office:value="-0.913578083040193">
            <text:p>-0.913578083</text:p>
          </table:table-cell>
          <table:table-cell table:formula="of:=[.N888]-[.$G$6]" office:value-type="float" office:value="-0.889837092506233">
            <text:p>-0.8898370925</text:p>
          </table:table-cell>
          <table:table-cell table:formula="of:=[.O888]*[.O888]" office:value-type="float" office:value="0.791810051199947">
            <text:p>0.7918100512</text:p>
          </table:table-cell>
        </table:table-row>
        <table:table-row table:style-name="ro1">
          <table:table-cell/>
          <table:table-cell table:formula="of:=RAND()" office:value-type="float" office:value="0.230552069842815">
            <text:p>0.2305520698</text:p>
          </table:table-cell>
          <table:table-cell table:formula="of:=RAND()" office:value-type="float" office:value="0.746812011813745">
            <text:p>0.7468120118</text:p>
          </table:table-cell>
          <table:table-cell table:formula="of:=RAND()" office:value-type="float" office:value="0.582567398203537">
            <text:p>0.5825673982</text:p>
          </table:table-cell>
          <table:table-cell table:formula="of:=RAND()" office:value-type="float" office:value="0.0675113017205149">
            <text:p>0.0675113017</text:p>
          </table:table-cell>
          <table:table-cell table:formula="of:=RAND()" office:value-type="float" office:value="0.962229711702094">
            <text:p>0.9622297117</text:p>
          </table:table-cell>
          <table:table-cell table:formula="of:=RAND()" office:value-type="float" office:value="0.572582259541377">
            <text:p>0.5725822595</text:p>
          </table:table-cell>
          <table:table-cell table:formula="of:=RAND()" office:value-type="float" office:value="0.869574597803876">
            <text:p>0.8695745978</text:p>
          </table:table-cell>
          <table:table-cell table:formula="of:=RAND()" office:value-type="float" office:value="0.0380026146303862">
            <text:p>0.0380026146</text:p>
          </table:table-cell>
          <table:table-cell table:formula="of:=RAND()" office:value-type="float" office:value="0.0487180335912854">
            <text:p>0.0487180336</text:p>
          </table:table-cell>
          <table:table-cell table:formula="of:=RAND()" office:value-type="float" office:value="0.617495411541313">
            <text:p>0.6174954115</text:p>
          </table:table-cell>
          <table:table-cell table:formula="of:=RAND()" office:value-type="float" office:value="0.607982908375561">
            <text:p>0.6079829084</text:p>
          </table:table-cell>
          <table:table-cell table:formula="of:=RAND()" office:value-type="float" office:value="0.926151713589206">
            <text:p>0.9261517136</text:p>
          </table:table-cell>
          <table:table-cell table:formula="of:=SUM([.B889:.M889])-6" office:value-type="float" office:value="0.270180032355711">
            <text:p>0.2701800324</text:p>
          </table:table-cell>
          <table:table-cell table:formula="of:=[.N889]-[.$G$6]" office:value-type="float" office:value="0.29392102288967">
            <text:p>0.2939210229</text:p>
          </table:table-cell>
          <table:table-cell table:formula="of:=[.O889]*[.O889]" office:value-type="float" office:value="0.0863895676965099">
            <text:p>0.0863895677</text:p>
          </table:table-cell>
        </table:table-row>
        <table:table-row table:style-name="ro1">
          <table:table-cell/>
          <table:table-cell table:formula="of:=RAND()" office:value-type="float" office:value="0.988081850344315">
            <text:p>0.9880818503</text:p>
          </table:table-cell>
          <table:table-cell table:formula="of:=RAND()" office:value-type="float" office:value="0.467312857974321">
            <text:p>0.467312858</text:p>
          </table:table-cell>
          <table:table-cell table:formula="of:=RAND()" office:value-type="float" office:value="0.320607282919809">
            <text:p>0.3206072829</text:p>
          </table:table-cell>
          <table:table-cell table:formula="of:=RAND()" office:value-type="float" office:value="0.520481565967202">
            <text:p>0.520481566</text:p>
          </table:table-cell>
          <table:table-cell table:formula="of:=RAND()" office:value-type="float" office:value="0.898439463926479">
            <text:p>0.8984394639</text:p>
          </table:table-cell>
          <table:table-cell table:formula="of:=RAND()" office:value-type="float" office:value="0.788932114606723">
            <text:p>0.7889321146</text:p>
          </table:table-cell>
          <table:table-cell table:formula="of:=RAND()" office:value-type="float" office:value="0.423171383561567">
            <text:p>0.4231713836</text:p>
          </table:table-cell>
          <table:table-cell table:formula="of:=RAND()" office:value-type="float" office:value="0.372774404473603">
            <text:p>0.3727744045</text:p>
          </table:table-cell>
          <table:table-cell table:formula="of:=RAND()" office:value-type="float" office:value="0.0895082331262529">
            <text:p>0.0895082331</text:p>
          </table:table-cell>
          <table:table-cell table:formula="of:=RAND()" office:value-type="float" office:value="0.0139474291354418">
            <text:p>0.0139474291</text:p>
          </table:table-cell>
          <table:table-cell table:formula="of:=RAND()" office:value-type="float" office:value="0.362771167652681">
            <text:p>0.3627711677</text:p>
          </table:table-cell>
          <table:table-cell table:formula="of:=RAND()" office:value-type="float" office:value="0.0632272099610418">
            <text:p>0.06322721</text:p>
          </table:table-cell>
          <table:table-cell table:formula="of:=SUM([.B890:.M890])-6" office:value-type="float" office:value="-0.690745036350563">
            <text:p>-0.6907450364</text:p>
          </table:table-cell>
          <table:table-cell table:formula="of:=[.N890]-[.$G$6]" office:value-type="float" office:value="-0.667004045816604">
            <text:p>-0.6670040458</text:p>
          </table:table-cell>
          <table:table-cell table:formula="of:=[.O890]*[.O890]" office:value-type="float" office:value="0.444894397135718">
            <text:p>0.4448943971</text:p>
          </table:table-cell>
        </table:table-row>
        <table:table-row table:style-name="ro1">
          <table:table-cell/>
          <table:table-cell table:formula="of:=RAND()" office:value-type="float" office:value="0.979372160742059">
            <text:p>0.9793721607</text:p>
          </table:table-cell>
          <table:table-cell table:formula="of:=RAND()" office:value-type="float" office:value="0.0721997492946684">
            <text:p>0.0721997493</text:p>
          </table:table-cell>
          <table:table-cell table:formula="of:=RAND()" office:value-type="float" office:value="0.701258954126388">
            <text:p>0.7012589541</text:p>
          </table:table-cell>
          <table:table-cell table:formula="of:=RAND()" office:value-type="float" office:value="0.0153300319798291">
            <text:p>0.015330032</text:p>
          </table:table-cell>
          <table:table-cell table:formula="of:=RAND()" office:value-type="float" office:value="0.952026580227539">
            <text:p>0.9520265802</text:p>
          </table:table-cell>
          <table:table-cell table:formula="of:=RAND()" office:value-type="float" office:value="0.892636528704315">
            <text:p>0.8926365287</text:p>
          </table:table-cell>
          <table:table-cell table:formula="of:=RAND()" office:value-type="float" office:value="0.655637722462416">
            <text:p>0.6556377225</text:p>
          </table:table-cell>
          <table:table-cell table:formula="of:=RAND()" office:value-type="float" office:value="0.886006196727976">
            <text:p>0.8860061967</text:p>
          </table:table-cell>
          <table:table-cell table:formula="of:=RAND()" office:value-type="float" office:value="0.795203170040622">
            <text:p>0.79520317</text:p>
          </table:table-cell>
          <table:table-cell table:formula="of:=RAND()" office:value-type="float" office:value="0.868169609457254">
            <text:p>0.8681696095</text:p>
          </table:table-cell>
          <table:table-cell table:formula="of:=RAND()" office:value-type="float" office:value="0.605866499710828">
            <text:p>0.6058664997</text:p>
          </table:table-cell>
          <table:table-cell table:formula="of:=RAND()" office:value-type="float" office:value="0.227215771563351">
            <text:p>0.2272157716</text:p>
          </table:table-cell>
          <table:table-cell table:formula="of:=SUM([.B891:.M891])-6" office:value-type="float" office:value="1.65092297503725">
            <text:p>1.650922975</text:p>
          </table:table-cell>
          <table:table-cell table:formula="of:=[.N891]-[.$G$6]" office:value-type="float" office:value="1.67466396557121">
            <text:p>1.6746639656</text:p>
          </table:table-cell>
          <table:table-cell table:formula="of:=[.O891]*[.O891]" office:value-type="float" office:value="2.80449939758268">
            <text:p>2.8044993976</text:p>
          </table:table-cell>
        </table:table-row>
        <table:table-row table:style-name="ro1">
          <table:table-cell/>
          <table:table-cell table:formula="of:=RAND()" office:value-type="float" office:value="0.879629063652828">
            <text:p>0.8796290637</text:p>
          </table:table-cell>
          <table:table-cell table:formula="of:=RAND()" office:value-type="float" office:value="0.459890364203602">
            <text:p>0.4598903642</text:p>
          </table:table-cell>
          <table:table-cell table:formula="of:=RAND()" office:value-type="float" office:value="0.84077159082517">
            <text:p>0.8407715908</text:p>
          </table:table-cell>
          <table:table-cell table:formula="of:=RAND()" office:value-type="float" office:value="0.17179333535023">
            <text:p>0.1717933354</text:p>
          </table:table-cell>
          <table:table-cell table:formula="of:=RAND()" office:value-type="float" office:value="0.494893064023927">
            <text:p>0.494893064</text:p>
          </table:table-cell>
          <table:table-cell table:formula="of:=RAND()" office:value-type="float" office:value="0.261539858998731">
            <text:p>0.261539859</text:p>
          </table:table-cell>
          <table:table-cell table:formula="of:=RAND()" office:value-type="float" office:value="0.0521964314393699">
            <text:p>0.0521964314</text:p>
          </table:table-cell>
          <table:table-cell table:formula="of:=RAND()" office:value-type="float" office:value="0.321831804234534">
            <text:p>0.3218318042</text:p>
          </table:table-cell>
          <table:table-cell table:formula="of:=RAND()" office:value-type="float" office:value="0.962765540694818">
            <text:p>0.9627655407</text:p>
          </table:table-cell>
          <table:table-cell table:formula="of:=RAND()" office:value-type="float" office:value="0.279852817067876">
            <text:p>0.2798528171</text:p>
          </table:table-cell>
          <table:table-cell table:formula="of:=RAND()" office:value-type="float" office:value="0.878822895698249">
            <text:p>0.8788228957</text:p>
          </table:table-cell>
          <table:table-cell table:formula="of:=RAND()" office:value-type="float" office:value="0.0770083498209715">
            <text:p>0.0770083498</text:p>
          </table:table-cell>
          <table:table-cell table:formula="of:=SUM([.B892:.M892])-6" office:value-type="float" office:value="-0.319004883989692">
            <text:p>-0.319004884</text:p>
          </table:table-cell>
          <table:table-cell table:formula="of:=[.N892]-[.$G$6]" office:value-type="float" office:value="-0.295263893455733">
            <text:p>-0.2952638935</text:p>
          </table:table-cell>
          <table:table-cell table:formula="of:=[.O892]*[.O892]" office:value-type="float" office:value="0.0871807667786382">
            <text:p>0.0871807668</text:p>
          </table:table-cell>
        </table:table-row>
        <table:table-row table:style-name="ro1">
          <table:table-cell/>
          <table:table-cell table:formula="of:=RAND()" office:value-type="float" office:value="0.892279209336266">
            <text:p>0.8922792093</text:p>
          </table:table-cell>
          <table:table-cell table:formula="of:=RAND()" office:value-type="float" office:value="0.370508248219267">
            <text:p>0.3705082482</text:p>
          </table:table-cell>
          <table:table-cell table:formula="of:=RAND()" office:value-type="float" office:value="0.497818707255647">
            <text:p>0.4978187073</text:p>
          </table:table-cell>
          <table:table-cell table:formula="of:=RAND()" office:value-type="float" office:value="0.609279828611761">
            <text:p>0.6092798286</text:p>
          </table:table-cell>
          <table:table-cell table:formula="of:=RAND()" office:value-type="float" office:value="0.622746681328863">
            <text:p>0.6227466813</text:p>
          </table:table-cell>
          <table:table-cell table:formula="of:=RAND()" office:value-type="float" office:value="0.379894060781226">
            <text:p>0.3798940608</text:p>
          </table:table-cell>
          <table:table-cell table:formula="of:=RAND()" office:value-type="float" office:value="0.897614629939199">
            <text:p>0.8976146299</text:p>
          </table:table-cell>
          <table:table-cell table:formula="of:=RAND()" office:value-type="float" office:value="0.429158548358828">
            <text:p>0.4291585484</text:p>
          </table:table-cell>
          <table:table-cell table:formula="of:=RAND()" office:value-type="float" office:value="0.281692094402388">
            <text:p>0.2816920944</text:p>
          </table:table-cell>
          <table:table-cell table:formula="of:=RAND()" office:value-type="float" office:value="0.0601608308497816">
            <text:p>0.0601608308</text:p>
          </table:table-cell>
          <table:table-cell table:formula="of:=RAND()" office:value-type="float" office:value="0.251092470483854">
            <text:p>0.2510924705</text:p>
          </table:table-cell>
          <table:table-cell table:formula="of:=RAND()" office:value-type="float" office:value="0.229018099140376">
            <text:p>0.2290180991</text:p>
          </table:table-cell>
          <table:table-cell table:formula="of:=SUM([.B893:.M893])-6" office:value-type="float" office:value="-0.478736591292545">
            <text:p>-0.4787365913</text:p>
          </table:table-cell>
          <table:table-cell table:formula="of:=[.N893]-[.$G$6]" office:value-type="float" office:value="-0.454995600758586">
            <text:p>-0.4549956008</text:p>
          </table:table-cell>
          <table:table-cell table:formula="of:=[.O893]*[.O893]" office:value-type="float" office:value="0.207020996709667">
            <text:p>0.2070209967</text:p>
          </table:table-cell>
        </table:table-row>
        <table:table-row table:style-name="ro1">
          <table:table-cell/>
          <table:table-cell table:formula="of:=RAND()" office:value-type="float" office:value="0.788066148525104">
            <text:p>0.7880661485</text:p>
          </table:table-cell>
          <table:table-cell table:formula="of:=RAND()" office:value-type="float" office:value="0.943197056185454">
            <text:p>0.9431970562</text:p>
          </table:table-cell>
          <table:table-cell table:formula="of:=RAND()" office:value-type="float" office:value="0.498971718130633">
            <text:p>0.4989717181</text:p>
          </table:table-cell>
          <table:table-cell table:formula="of:=RAND()" office:value-type="float" office:value="0.346690754406154">
            <text:p>0.3466907544</text:p>
          </table:table-cell>
          <table:table-cell table:formula="of:=RAND()" office:value-type="float" office:value="0.530061670579016">
            <text:p>0.5300616706</text:p>
          </table:table-cell>
          <table:table-cell table:formula="of:=RAND()" office:value-type="float" office:value="0.425549237523228">
            <text:p>0.4255492375</text:p>
          </table:table-cell>
          <table:table-cell table:formula="of:=RAND()" office:value-type="float" office:value="0.075473087374121">
            <text:p>0.0754730874</text:p>
          </table:table-cell>
          <table:table-cell table:formula="of:=RAND()" office:value-type="float" office:value="0.849247554084286">
            <text:p>0.8492475541</text:p>
          </table:table-cell>
          <table:table-cell table:formula="of:=RAND()" office:value-type="float" office:value="0.767168221995235">
            <text:p>0.767168222</text:p>
          </table:table-cell>
          <table:table-cell table:formula="of:=RAND()" office:value-type="float" office:value="0.149791456991807">
            <text:p>0.149791457</text:p>
          </table:table-cell>
          <table:table-cell table:formula="of:=RAND()" office:value-type="float" office:value="0.901282474398613">
            <text:p>0.9012824744</text:p>
          </table:table-cell>
          <table:table-cell table:formula="of:=RAND()" office:value-type="float" office:value="0.237100875237957">
            <text:p>0.2371008752</text:p>
          </table:table-cell>
          <table:table-cell table:formula="of:=SUM([.B894:.M894])-6" office:value-type="float" office:value="0.512600255431607">
            <text:p>0.5126002554</text:p>
          </table:table-cell>
          <table:table-cell table:formula="of:=[.N894]-[.$G$6]" office:value-type="float" office:value="0.536341245965567">
            <text:p>0.536341246</text:p>
          </table:table-cell>
          <table:table-cell table:formula="of:=[.O894]*[.O894]" office:value-type="float" office:value="0.287661932123896">
            <text:p>0.2876619321</text:p>
          </table:table-cell>
        </table:table-row>
        <table:table-row table:style-name="ro1">
          <table:table-cell/>
          <table:table-cell table:formula="of:=RAND()" office:value-type="float" office:value="0.125807891367003">
            <text:p>0.1258078914</text:p>
          </table:table-cell>
          <table:table-cell table:formula="of:=RAND()" office:value-type="float" office:value="0.594290135428309">
            <text:p>0.5942901354</text:p>
          </table:table-cell>
          <table:table-cell table:formula="of:=RAND()" office:value-type="float" office:value="0.643358614761382">
            <text:p>0.6433586148</text:p>
          </table:table-cell>
          <table:table-cell table:formula="of:=RAND()" office:value-type="float" office:value="0.288690498797223">
            <text:p>0.2886904988</text:p>
          </table:table-cell>
          <table:table-cell table:formula="of:=RAND()" office:value-type="float" office:value="0.214282368309796">
            <text:p>0.2142823683</text:p>
          </table:table-cell>
          <table:table-cell table:formula="of:=RAND()" office:value-type="float" office:value="0.544842527946457">
            <text:p>0.5448425279</text:p>
          </table:table-cell>
          <table:table-cell table:formula="of:=RAND()" office:value-type="float" office:value="0.931328644044697">
            <text:p>0.931328644</text:p>
          </table:table-cell>
          <table:table-cell table:formula="of:=RAND()" office:value-type="float" office:value="0.429334429791197">
            <text:p>0.4293344298</text:p>
          </table:table-cell>
          <table:table-cell table:formula="of:=RAND()" office:value-type="float" office:value="0.520862497156486">
            <text:p>0.5208624972</text:p>
          </table:table-cell>
          <table:table-cell table:formula="of:=RAND()" office:value-type="float" office:value="0.0873900665901601">
            <text:p>0.0873900666</text:p>
          </table:table-cell>
          <table:table-cell table:formula="of:=RAND()" office:value-type="float" office:value="0.239623109111562">
            <text:p>0.2396231091</text:p>
          </table:table-cell>
          <table:table-cell table:formula="of:=RAND()" office:value-type="float" office:value="0.228714015334845">
            <text:p>0.2287140153</text:p>
          </table:table-cell>
          <table:table-cell table:formula="of:=SUM([.B895:.M895])-6" office:value-type="float" office:value="-1.15147520136088">
            <text:p>-1.1514752014</text:p>
          </table:table-cell>
          <table:table-cell table:formula="of:=[.N895]-[.$G$6]" office:value-type="float" office:value="-1.12773421082692">
            <text:p>-1.1277342108</text:p>
          </table:table-cell>
          <table:table-cell table:formula="of:=[.O895]*[.O895]" office:value-type="float" office:value="1.27178445026942">
            <text:p>1.2717844503</text:p>
          </table:table-cell>
        </table:table-row>
        <table:table-row table:style-name="ro1">
          <table:table-cell/>
          <table:table-cell table:formula="of:=RAND()" office:value-type="float" office:value="0.50041891890578">
            <text:p>0.5004189189</text:p>
          </table:table-cell>
          <table:table-cell table:formula="of:=RAND()" office:value-type="float" office:value="0.202178749721497">
            <text:p>0.2021787497</text:p>
          </table:table-cell>
          <table:table-cell table:formula="of:=RAND()" office:value-type="float" office:value="0.0767531038727611">
            <text:p>0.0767531039</text:p>
          </table:table-cell>
          <table:table-cell table:formula="of:=RAND()" office:value-type="float" office:value="0.965782271232456">
            <text:p>0.9657822712</text:p>
          </table:table-cell>
          <table:table-cell table:formula="of:=RAND()" office:value-type="float" office:value="0.231595291523263">
            <text:p>0.2315952915</text:p>
          </table:table-cell>
          <table:table-cell table:formula="of:=RAND()" office:value-type="float" office:value="0.251562779070809">
            <text:p>0.2515627791</text:p>
          </table:table-cell>
          <table:table-cell table:formula="of:=RAND()" office:value-type="float" office:value="0.157745059579611">
            <text:p>0.1577450596</text:p>
          </table:table-cell>
          <table:table-cell table:formula="of:=RAND()" office:value-type="float" office:value="0.482289476785809">
            <text:p>0.4822894768</text:p>
          </table:table-cell>
          <table:table-cell table:formula="of:=RAND()" office:value-type="float" office:value="0.557285978924483">
            <text:p>0.5572859789</text:p>
          </table:table-cell>
          <table:table-cell table:formula="of:=RAND()" office:value-type="float" office:value="0.592665608273819">
            <text:p>0.5926656083</text:p>
          </table:table-cell>
          <table:table-cell table:formula="of:=RAND()" office:value-type="float" office:value="0.768328361678869">
            <text:p>0.7683283617</text:p>
          </table:table-cell>
          <table:table-cell table:formula="of:=RAND()" office:value-type="float" office:value="0.44582238746807">
            <text:p>0.4458223875</text:p>
          </table:table-cell>
          <table:table-cell table:formula="of:=SUM([.B896:.M896])-6" office:value-type="float" office:value="-0.767572012962773">
            <text:p>-0.767572013</text:p>
          </table:table-cell>
          <table:table-cell table:formula="of:=[.N896]-[.$G$6]" office:value-type="float" office:value="-0.743831022428814">
            <text:p>-0.7438310224</text:p>
          </table:table-cell>
          <table:table-cell table:formula="of:=[.O896]*[.O896]" office:value-type="float" office:value="0.553284589927495">
            <text:p>0.5532845899</text:p>
          </table:table-cell>
        </table:table-row>
        <table:table-row table:style-name="ro1">
          <table:table-cell/>
          <table:table-cell table:formula="of:=RAND()" office:value-type="float" office:value="0.169583130627871">
            <text:p>0.1695831306</text:p>
          </table:table-cell>
          <table:table-cell table:formula="of:=RAND()" office:value-type="float" office:value="0.403764075599611">
            <text:p>0.4037640756</text:p>
          </table:table-cell>
          <table:table-cell table:formula="of:=RAND()" office:value-type="float" office:value="0.839802105911076">
            <text:p>0.8398021059</text:p>
          </table:table-cell>
          <table:table-cell table:formula="of:=RAND()" office:value-type="float" office:value="0.964588914765045">
            <text:p>0.9645889148</text:p>
          </table:table-cell>
          <table:table-cell table:formula="of:=RAND()" office:value-type="float" office:value="0.717281298013404">
            <text:p>0.717281298</text:p>
          </table:table-cell>
          <table:table-cell table:formula="of:=RAND()" office:value-type="float" office:value="0.0757251461036503">
            <text:p>0.0757251461</text:p>
          </table:table-cell>
          <table:table-cell table:formula="of:=RAND()" office:value-type="float" office:value="0.720219920622185">
            <text:p>0.7202199206</text:p>
          </table:table-cell>
          <table:table-cell table:formula="of:=RAND()" office:value-type="float" office:value="0.45912849274464">
            <text:p>0.4591284927</text:p>
          </table:table-cell>
          <table:table-cell table:formula="of:=RAND()" office:value-type="float" office:value="0.74304176075384">
            <text:p>0.7430417608</text:p>
          </table:table-cell>
          <table:table-cell table:formula="of:=RAND()" office:value-type="float" office:value="0.780187389347702">
            <text:p>0.7801873893</text:p>
          </table:table-cell>
          <table:table-cell table:formula="of:=RAND()" office:value-type="float" office:value="0.449165042489767">
            <text:p>0.4491650425</text:p>
          </table:table-cell>
          <table:table-cell table:formula="of:=RAND()" office:value-type="float" office:value="0.774399285204709">
            <text:p>0.7743992852</text:p>
          </table:table-cell>
          <table:table-cell table:formula="of:=SUM([.B897:.M897])-6" office:value-type="float" office:value="1.0968865621835">
            <text:p>1.0968865622</text:p>
          </table:table-cell>
          <table:table-cell table:formula="of:=[.N897]-[.$G$6]" office:value-type="float" office:value="1.12062755271746">
            <text:p>1.1206275527</text:p>
          </table:table-cell>
          <table:table-cell table:formula="of:=[.O897]*[.O897]" office:value-type="float" office:value="1.25580611190952">
            <text:p>1.2558061119</text:p>
          </table:table-cell>
        </table:table-row>
        <table:table-row table:style-name="ro1">
          <table:table-cell/>
          <table:table-cell table:formula="of:=RAND()" office:value-type="float" office:value="0.715942543931305">
            <text:p>0.7159425439</text:p>
          </table:table-cell>
          <table:table-cell table:formula="of:=RAND()" office:value-type="float" office:value="0.173094183439389">
            <text:p>0.1730941834</text:p>
          </table:table-cell>
          <table:table-cell table:formula="of:=RAND()" office:value-type="float" office:value="0.782042308244854">
            <text:p>0.7820423082</text:p>
          </table:table-cell>
          <table:table-cell table:formula="of:=RAND()" office:value-type="float" office:value="0.230044615222141">
            <text:p>0.2300446152</text:p>
          </table:table-cell>
          <table:table-cell table:formula="of:=RAND()" office:value-type="float" office:value="0.801530526950955">
            <text:p>0.801530527</text:p>
          </table:table-cell>
          <table:table-cell table:formula="of:=RAND()" office:value-type="float" office:value="0.222329935990274">
            <text:p>0.222329936</text:p>
          </table:table-cell>
          <table:table-cell table:formula="of:=RAND()" office:value-type="float" office:value="0.192387515446171">
            <text:p>0.1923875154</text:p>
          </table:table-cell>
          <table:table-cell table:formula="of:=RAND()" office:value-type="float" office:value="0.630412182537839">
            <text:p>0.6304121825</text:p>
          </table:table-cell>
          <table:table-cell table:formula="of:=RAND()" office:value-type="float" office:value="0.207105985376984">
            <text:p>0.2071059854</text:p>
          </table:table-cell>
          <table:table-cell table:formula="of:=RAND()" office:value-type="float" office:value="0.701418142300099">
            <text:p>0.7014181423</text:p>
          </table:table-cell>
          <table:table-cell table:formula="of:=RAND()" office:value-type="float" office:value="0.880013234913349">
            <text:p>0.8800132349</text:p>
          </table:table-cell>
          <table:table-cell table:formula="of:=RAND()" office:value-type="float" office:value="0.256970538757741">
            <text:p>0.2569705388</text:p>
          </table:table-cell>
          <table:table-cell table:formula="of:=SUM([.B898:.M898])-6" office:value-type="float" office:value="-0.206708286888897">
            <text:p>-0.2067082869</text:p>
          </table:table-cell>
          <table:table-cell table:formula="of:=[.N898]-[.$G$6]" office:value-type="float" office:value="-0.182967296354938">
            <text:p>-0.1829672964</text:p>
          </table:table-cell>
          <table:table-cell table:formula="of:=[.O898]*[.O898]" office:value-type="float" office:value="0.0334770315354358">
            <text:p>0.0334770315</text:p>
          </table:table-cell>
        </table:table-row>
        <table:table-row table:style-name="ro1">
          <table:table-cell/>
          <table:table-cell table:formula="of:=RAND()" office:value-type="float" office:value="0.107533672591671">
            <text:p>0.1075336726</text:p>
          </table:table-cell>
          <table:table-cell table:formula="of:=RAND()" office:value-type="float" office:value="0.982577239396051">
            <text:p>0.9825772394</text:p>
          </table:table-cell>
          <table:table-cell table:formula="of:=RAND()" office:value-type="float" office:value="0.847888001939282">
            <text:p>0.8478880019</text:p>
          </table:table-cell>
          <table:table-cell table:formula="of:=RAND()" office:value-type="float" office:value="0.549250975251198">
            <text:p>0.5492509753</text:p>
          </table:table-cell>
          <table:table-cell table:formula="of:=RAND()" office:value-type="float" office:value="0.538656260352582">
            <text:p>0.5386562604</text:p>
          </table:table-cell>
          <table:table-cell table:formula="of:=RAND()" office:value-type="float" office:value="0.38597511081025">
            <text:p>0.3859751108</text:p>
          </table:table-cell>
          <table:table-cell table:formula="of:=RAND()" office:value-type="float" office:value="0.695624449523166">
            <text:p>0.6956244495</text:p>
          </table:table-cell>
          <table:table-cell table:formula="of:=RAND()" office:value-type="float" office:value="0.412933776155114">
            <text:p>0.4129337762</text:p>
          </table:table-cell>
          <table:table-cell table:formula="of:=RAND()" office:value-type="float" office:value="0.677967731608078">
            <text:p>0.6779677316</text:p>
          </table:table-cell>
          <table:table-cell table:formula="of:=RAND()" office:value-type="float" office:value="0.84767864854075">
            <text:p>0.8476786485</text:p>
          </table:table-cell>
          <table:table-cell table:formula="of:=RAND()" office:value-type="float" office:value="0.598663991782814">
            <text:p>0.5986639918</text:p>
          </table:table-cell>
          <table:table-cell table:formula="of:=RAND()" office:value-type="float" office:value="0.183547134511173">
            <text:p>0.1835471345</text:p>
          </table:table-cell>
          <table:table-cell table:formula="of:=SUM([.B899:.M899])-6" office:value-type="float" office:value="0.828296992462128">
            <text:p>0.8282969925</text:p>
          </table:table-cell>
          <table:table-cell table:formula="of:=[.N899]-[.$G$6]" office:value-type="float" office:value="0.852037982996088">
            <text:p>0.852037983</text:p>
          </table:table-cell>
          <table:table-cell table:formula="of:=[.O899]*[.O899]" office:value-type="float" office:value="0.725968724468041">
            <text:p>0.7259687245</text:p>
          </table:table-cell>
        </table:table-row>
        <table:table-row table:style-name="ro1">
          <table:table-cell/>
          <table:table-cell table:formula="of:=RAND()" office:value-type="float" office:value="0.996783953625709">
            <text:p>0.9967839536</text:p>
          </table:table-cell>
          <table:table-cell table:formula="of:=RAND()" office:value-type="float" office:value="0.250303374603391">
            <text:p>0.2503033746</text:p>
          </table:table-cell>
          <table:table-cell table:formula="of:=RAND()" office:value-type="float" office:value="0.217760915169492">
            <text:p>0.2177609152</text:p>
          </table:table-cell>
          <table:table-cell table:formula="of:=RAND()" office:value-type="float" office:value="0.412034995155409">
            <text:p>0.4120349952</text:p>
          </table:table-cell>
          <table:table-cell table:formula="of:=RAND()" office:value-type="float" office:value="0.304377000080422">
            <text:p>0.3043770001</text:p>
          </table:table-cell>
          <table:table-cell table:formula="of:=RAND()" office:value-type="float" office:value="0.731955342460424">
            <text:p>0.7319553425</text:p>
          </table:table-cell>
          <table:table-cell table:formula="of:=RAND()" office:value-type="float" office:value="0.455816686153412">
            <text:p>0.4558166862</text:p>
          </table:table-cell>
          <table:table-cell table:formula="of:=RAND()" office:value-type="float" office:value="0.991051775636151">
            <text:p>0.9910517756</text:p>
          </table:table-cell>
          <table:table-cell table:formula="of:=RAND()" office:value-type="float" office:value="0.569340381771326">
            <text:p>0.5693403818</text:p>
          </table:table-cell>
          <table:table-cell table:formula="of:=RAND()" office:value-type="float" office:value="0.68161107134074">
            <text:p>0.6816110713</text:p>
          </table:table-cell>
          <table:table-cell table:formula="of:=RAND()" office:value-type="float" office:value="0.746896029915661">
            <text:p>0.7468960299</text:p>
          </table:table-cell>
          <table:table-cell table:formula="of:=RAND()" office:value-type="float" office:value="0.48435216397047">
            <text:p>0.484352164</text:p>
          </table:table-cell>
          <table:table-cell table:formula="of:=SUM([.B900:.M900])-6" office:value-type="float" office:value="0.842283689882606">
            <text:p>0.8422836899</text:p>
          </table:table-cell>
          <table:table-cell table:formula="of:=[.N900]-[.$G$6]" office:value-type="float" office:value="0.866024680416565">
            <text:p>0.8660246804</text:p>
          </table:table-cell>
          <table:table-cell table:formula="of:=[.O900]*[.O900]" office:value-type="float" office:value="0.749998747090614">
            <text:p>0.7499987471</text:p>
          </table:table-cell>
        </table:table-row>
        <table:table-row table:style-name="ro1">
          <table:table-cell/>
          <table:table-cell table:formula="of:=RAND()" office:value-type="float" office:value="0.252263838192448">
            <text:p>0.2522638382</text:p>
          </table:table-cell>
          <table:table-cell table:formula="of:=RAND()" office:value-type="float" office:value="0.218663226114586">
            <text:p>0.2186632261</text:p>
          </table:table-cell>
          <table:table-cell table:formula="of:=RAND()" office:value-type="float" office:value="0.92594092618674">
            <text:p>0.9259409262</text:p>
          </table:table-cell>
          <table:table-cell table:formula="of:=RAND()" office:value-type="float" office:value="0.850309531204402">
            <text:p>0.8503095312</text:p>
          </table:table-cell>
          <table:table-cell table:formula="of:=RAND()" office:value-type="float" office:value="0.569929615827277">
            <text:p>0.5699296158</text:p>
          </table:table-cell>
          <table:table-cell table:formula="of:=RAND()" office:value-type="float" office:value="0.00888044969178736">
            <text:p>0.0088804497</text:p>
          </table:table-cell>
          <table:table-cell table:formula="of:=RAND()" office:value-type="float" office:value="0.822861531283706">
            <text:p>0.8228615313</text:p>
          </table:table-cell>
          <table:table-cell table:formula="of:=RAND()" office:value-type="float" office:value="0.311965723754838">
            <text:p>0.3119657238</text:p>
          </table:table-cell>
          <table:table-cell table:formula="of:=RAND()" office:value-type="float" office:value="0.934676832286641">
            <text:p>0.9346768323</text:p>
          </table:table-cell>
          <table:table-cell table:formula="of:=RAND()" office:value-type="float" office:value="0.982209027511999">
            <text:p>0.9822090275</text:p>
          </table:table-cell>
          <table:table-cell table:formula="of:=RAND()" office:value-type="float" office:value="0.807961400365457">
            <text:p>0.8079614004</text:p>
          </table:table-cell>
          <table:table-cell table:formula="of:=RAND()" office:value-type="float" office:value="0.365358571521938">
            <text:p>0.3653585715</text:p>
          </table:table-cell>
          <table:table-cell table:formula="of:=SUM([.B901:.M901])-6" office:value-type="float" office:value="1.05102067394182">
            <text:p>1.0510206739</text:p>
          </table:table-cell>
          <table:table-cell table:formula="of:=[.N901]-[.$G$6]" office:value-type="float" office:value="1.07476166447578">
            <text:p>1.0747616645</text:p>
          </table:table-cell>
          <table:table-cell table:formula="of:=[.O901]*[.O901]" office:value-type="float" office:value="1.15511263542675">
            <text:p>1.1551126354</text:p>
          </table:table-cell>
        </table:table-row>
        <table:table-row table:style-name="ro1">
          <table:table-cell/>
          <table:table-cell table:formula="of:=RAND()" office:value-type="float" office:value="0.0167159452103078">
            <text:p>0.0167159452</text:p>
          </table:table-cell>
          <table:table-cell table:formula="of:=RAND()" office:value-type="float" office:value="0.204336445545778">
            <text:p>0.2043364455</text:p>
          </table:table-cell>
          <table:table-cell table:formula="of:=RAND()" office:value-type="float" office:value="0.0612244396470487">
            <text:p>0.0612244396</text:p>
          </table:table-cell>
          <table:table-cell table:formula="of:=RAND()" office:value-type="float" office:value="0.153438149485737">
            <text:p>0.1534381495</text:p>
          </table:table-cell>
          <table:table-cell table:formula="of:=RAND()" office:value-type="float" office:value="0.950307537103072">
            <text:p>0.9503075371</text:p>
          </table:table-cell>
          <table:table-cell table:formula="of:=RAND()" office:value-type="float" office:value="0.203854531981051">
            <text:p>0.203854532</text:p>
          </table:table-cell>
          <table:table-cell table:formula="of:=RAND()" office:value-type="float" office:value="0.479399079456925">
            <text:p>0.4793990795</text:p>
          </table:table-cell>
          <table:table-cell table:formula="of:=RAND()" office:value-type="float" office:value="0.663933945354074">
            <text:p>0.6639339454</text:p>
          </table:table-cell>
          <table:table-cell table:formula="of:=RAND()" office:value-type="float" office:value="0.537794963922352">
            <text:p>0.5377949639</text:p>
          </table:table-cell>
          <table:table-cell table:formula="of:=RAND()" office:value-type="float" office:value="0.126994790509343">
            <text:p>0.1269947905</text:p>
          </table:table-cell>
          <table:table-cell table:formula="of:=RAND()" office:value-type="float" office:value="0.943754127714783">
            <text:p>0.9437541277</text:p>
          </table:table-cell>
          <table:table-cell table:formula="of:=RAND()" office:value-type="float" office:value="0.935980314156041">
            <text:p>0.9359803142</text:p>
          </table:table-cell>
          <table:table-cell table:formula="of:=SUM([.B902:.M902])-6" office:value-type="float" office:value="-0.722265729913488">
            <text:p>-0.7222657299</text:p>
          </table:table-cell>
          <table:table-cell table:formula="of:=[.N902]-[.$G$6]" office:value-type="float" office:value="-0.698524739379529">
            <text:p>-0.6985247394</text:p>
          </table:table-cell>
          <table:table-cell table:formula="of:=[.O902]*[.O902]" office:value-type="float" office:value="0.487936811525239">
            <text:p>0.4879368115</text:p>
          </table:table-cell>
        </table:table-row>
        <table:table-row table:style-name="ro1">
          <table:table-cell/>
          <table:table-cell table:formula="of:=RAND()" office:value-type="float" office:value="0.289593701949343">
            <text:p>0.2895937019</text:p>
          </table:table-cell>
          <table:table-cell table:formula="of:=RAND()" office:value-type="float" office:value="0.56359751522541">
            <text:p>0.5635975152</text:p>
          </table:table-cell>
          <table:table-cell table:formula="of:=RAND()" office:value-type="float" office:value="0.0634178076870739">
            <text:p>0.0634178077</text:p>
          </table:table-cell>
          <table:table-cell table:formula="of:=RAND()" office:value-type="float" office:value="0.402021940331906">
            <text:p>0.4020219403</text:p>
          </table:table-cell>
          <table:table-cell table:formula="of:=RAND()" office:value-type="float" office:value="0.507710700156167">
            <text:p>0.5077107002</text:p>
          </table:table-cell>
          <table:table-cell table:formula="of:=RAND()" office:value-type="float" office:value="0.703246786026284">
            <text:p>0.703246786</text:p>
          </table:table-cell>
          <table:table-cell table:formula="of:=RAND()" office:value-type="float" office:value="0.291395687498152">
            <text:p>0.2913956875</text:p>
          </table:table-cell>
          <table:table-cell table:formula="of:=RAND()" office:value-type="float" office:value="0.498886907706037">
            <text:p>0.4988869077</text:p>
          </table:table-cell>
          <table:table-cell table:formula="of:=RAND()" office:value-type="float" office:value="0.208665173267946">
            <text:p>0.2086651733</text:p>
          </table:table-cell>
          <table:table-cell table:formula="of:=RAND()" office:value-type="float" office:value="0.435727895004675">
            <text:p>0.435727895</text:p>
          </table:table-cell>
          <table:table-cell table:formula="of:=RAND()" office:value-type="float" office:value="0.708392798434943">
            <text:p>0.7083927984</text:p>
          </table:table-cell>
          <table:table-cell table:formula="of:=RAND()" office:value-type="float" office:value="0.598594611277804">
            <text:p>0.5985946113</text:p>
          </table:table-cell>
          <table:table-cell table:formula="of:=SUM([.B903:.M903])-6" office:value-type="float" office:value="-0.728748475434259">
            <text:p>-0.7287484754</text:p>
          </table:table-cell>
          <table:table-cell table:formula="of:=[.N903]-[.$G$6]" office:value-type="float" office:value="-0.705007484900299">
            <text:p>-0.7050074849</text:p>
          </table:table-cell>
          <table:table-cell table:formula="of:=[.O903]*[.O903]" office:value-type="float" office:value="0.497035553765446">
            <text:p>0.4970355538</text:p>
          </table:table-cell>
        </table:table-row>
        <table:table-row table:style-name="ro1">
          <table:table-cell/>
          <table:table-cell table:formula="of:=RAND()" office:value-type="float" office:value="0.405189685057849">
            <text:p>0.4051896851</text:p>
          </table:table-cell>
          <table:table-cell table:formula="of:=RAND()" office:value-type="float" office:value="0.138976686634123">
            <text:p>0.1389766866</text:p>
          </table:table-cell>
          <table:table-cell table:formula="of:=RAND()" office:value-type="float" office:value="0.675290120998398">
            <text:p>0.675290121</text:p>
          </table:table-cell>
          <table:table-cell table:formula="of:=RAND()" office:value-type="float" office:value="0.712956130038947">
            <text:p>0.71295613</text:p>
          </table:table-cell>
          <table:table-cell table:formula="of:=RAND()" office:value-type="float" office:value="0.783138840692118">
            <text:p>0.7831388407</text:p>
          </table:table-cell>
          <table:table-cell table:formula="of:=RAND()" office:value-type="float" office:value="0.163677562493831">
            <text:p>0.1636775625</text:p>
          </table:table-cell>
          <table:table-cell table:formula="of:=RAND()" office:value-type="float" office:value="0.0245097323786467">
            <text:p>0.0245097324</text:p>
          </table:table-cell>
          <table:table-cell table:formula="of:=RAND()" office:value-type="float" office:value="0.975641531404108">
            <text:p>0.9756415314</text:p>
          </table:table-cell>
          <table:table-cell table:formula="of:=RAND()" office:value-type="float" office:value="0.656021242961288">
            <text:p>0.656021243</text:p>
          </table:table-cell>
          <table:table-cell table:formula="of:=RAND()" office:value-type="float" office:value="0.643253474729136">
            <text:p>0.6432534747</text:p>
          </table:table-cell>
          <table:table-cell table:formula="of:=RAND()" office:value-type="float" office:value="0.205456973752007">
            <text:p>0.2054569738</text:p>
          </table:table-cell>
          <table:table-cell table:formula="of:=RAND()" office:value-type="float" office:value="0.247607770143077">
            <text:p>0.2476077701</text:p>
          </table:table-cell>
          <table:table-cell table:formula="of:=SUM([.B904:.M904])-6" office:value-type="float" office:value="-0.368280248716474">
            <text:p>-0.3682802487</text:p>
          </table:table-cell>
          <table:table-cell table:formula="of:=[.N904]-[.$G$6]" office:value-type="float" office:value="-0.344539258182514">
            <text:p>-0.3445392582</text:p>
          </table:table-cell>
          <table:table-cell table:formula="of:=[.O904]*[.O904]" office:value-type="float" office:value="0.118707300428957">
            <text:p>0.1187073004</text:p>
          </table:table-cell>
        </table:table-row>
        <table:table-row table:style-name="ro1">
          <table:table-cell/>
          <table:table-cell table:formula="of:=RAND()" office:value-type="float" office:value="0.0752095992211252">
            <text:p>0.0752095992</text:p>
          </table:table-cell>
          <table:table-cell table:formula="of:=RAND()" office:value-type="float" office:value="0.346154329134151">
            <text:p>0.3461543291</text:p>
          </table:table-cell>
          <table:table-cell table:formula="of:=RAND()" office:value-type="float" office:value="0.262667183531448">
            <text:p>0.2626671835</text:p>
          </table:table-cell>
          <table:table-cell table:formula="of:=RAND()" office:value-type="float" office:value="0.543864229694009">
            <text:p>0.5438642297</text:p>
          </table:table-cell>
          <table:table-cell table:formula="of:=RAND()" office:value-type="float" office:value="0.495863029966131">
            <text:p>0.49586303</text:p>
          </table:table-cell>
          <table:table-cell table:formula="of:=RAND()" office:value-type="float" office:value="0.49546032352373">
            <text:p>0.4954603235</text:p>
          </table:table-cell>
          <table:table-cell table:formula="of:=RAND()" office:value-type="float" office:value="0.881898230407387">
            <text:p>0.8818982304</text:p>
          </table:table-cell>
          <table:table-cell table:formula="of:=RAND()" office:value-type="float" office:value="0.665249449200928">
            <text:p>0.6652494492</text:p>
          </table:table-cell>
          <table:table-cell table:formula="of:=RAND()" office:value-type="float" office:value="0.593909642891958">
            <text:p>0.5939096429</text:p>
          </table:table-cell>
          <table:table-cell table:formula="of:=RAND()" office:value-type="float" office:value="0.603233377216384">
            <text:p>0.6032333772</text:p>
          </table:table-cell>
          <table:table-cell table:formula="of:=RAND()" office:value-type="float" office:value="0.467479609884322">
            <text:p>0.4674796099</text:p>
          </table:table-cell>
          <table:table-cell table:formula="of:=RAND()" office:value-type="float" office:value="0.438121621729806">
            <text:p>0.4381216217</text:p>
          </table:table-cell>
          <table:table-cell table:formula="of:=SUM([.B905:.M905])-6" office:value-type="float" office:value="-0.13088937359862">
            <text:p>-0.1308893736</text:p>
          </table:table-cell>
          <table:table-cell table:formula="of:=[.N905]-[.$G$6]" office:value-type="float" office:value="-0.107148383064661">
            <text:p>-0.1071483831</text:p>
          </table:table-cell>
          <table:table-cell table:formula="of:=[.O905]*[.O905]" office:value-type="float" office:value="0.0114807759933714">
            <text:p>0.011480776</text:p>
          </table:table-cell>
        </table:table-row>
        <table:table-row table:style-name="ro1">
          <table:table-cell/>
          <table:table-cell table:formula="of:=RAND()" office:value-type="float" office:value="0.686189082451165">
            <text:p>0.6861890825</text:p>
          </table:table-cell>
          <table:table-cell table:formula="of:=RAND()" office:value-type="float" office:value="0.445563830668107">
            <text:p>0.4455638307</text:p>
          </table:table-cell>
          <table:table-cell table:formula="of:=RAND()" office:value-type="float" office:value="0.129685145337135">
            <text:p>0.1296851453</text:p>
          </table:table-cell>
          <table:table-cell table:formula="of:=RAND()" office:value-type="float" office:value="0.784797127591446">
            <text:p>0.7847971276</text:p>
          </table:table-cell>
          <table:table-cell table:formula="of:=RAND()" office:value-type="float" office:value="0.596820366801694">
            <text:p>0.5968203668</text:p>
          </table:table-cell>
          <table:table-cell table:formula="of:=RAND()" office:value-type="float" office:value="0.472481916192919">
            <text:p>0.4724819162</text:p>
          </table:table-cell>
          <table:table-cell table:formula="of:=RAND()" office:value-type="float" office:value="0.36679240455851">
            <text:p>0.3667924046</text:p>
          </table:table-cell>
          <table:table-cell table:formula="of:=RAND()" office:value-type="float" office:value="0.299240747699514">
            <text:p>0.2992407477</text:p>
          </table:table-cell>
          <table:table-cell table:formula="of:=RAND()" office:value-type="float" office:value="0.0598148538265377">
            <text:p>0.0598148538</text:p>
          </table:table-cell>
          <table:table-cell table:formula="of:=RAND()" office:value-type="float" office:value="0.28714295453392">
            <text:p>0.2871429545</text:p>
          </table:table-cell>
          <table:table-cell table:formula="of:=RAND()" office:value-type="float" office:value="0.957978207385168">
            <text:p>0.9579782074</text:p>
          </table:table-cell>
          <table:table-cell table:formula="of:=RAND()" office:value-type="float" office:value="0.872138432925567">
            <text:p>0.8721384329</text:p>
          </table:table-cell>
          <table:table-cell table:formula="of:=SUM([.B906:.M906])-6" office:value-type="float" office:value="-0.0413549300283194">
            <text:p>-0.04135493</text:p>
          </table:table-cell>
          <table:table-cell table:formula="of:=[.N906]-[.$G$6]" office:value-type="float" office:value="-0.0176139394943602">
            <text:p>-0.0176139395</text:p>
          </table:table-cell>
          <table:table-cell table:formula="of:=[.O906]*[.O906]" office:value-type="float" office:value="0.000310250864510983">
            <text:p>0.0003102509</text:p>
          </table:table-cell>
        </table:table-row>
        <table:table-row table:style-name="ro1">
          <table:table-cell/>
          <table:table-cell table:formula="of:=RAND()" office:value-type="float" office:value="0.681420791195706">
            <text:p>0.6814207912</text:p>
          </table:table-cell>
          <table:table-cell table:formula="of:=RAND()" office:value-type="float" office:value="0.686447714455426">
            <text:p>0.6864477145</text:p>
          </table:table-cell>
          <table:table-cell table:formula="of:=RAND()" office:value-type="float" office:value="0.0413014825899154">
            <text:p>0.0413014826</text:p>
          </table:table-cell>
          <table:table-cell table:formula="of:=RAND()" office:value-type="float" office:value="0.806792902993038">
            <text:p>0.806792903</text:p>
          </table:table-cell>
          <table:table-cell table:formula="of:=RAND()" office:value-type="float" office:value="0.477446616627276">
            <text:p>0.4774466166</text:p>
          </table:table-cell>
          <table:table-cell table:formula="of:=RAND()" office:value-type="float" office:value="0.347294958075508">
            <text:p>0.3472949581</text:p>
          </table:table-cell>
          <table:table-cell table:formula="of:=RAND()" office:value-type="float" office:value="0.397568780463189">
            <text:p>0.3975687805</text:p>
          </table:table-cell>
          <table:table-cell table:formula="of:=RAND()" office:value-type="float" office:value="0.845900196349248">
            <text:p>0.8459001963</text:p>
          </table:table-cell>
          <table:table-cell table:formula="of:=RAND()" office:value-type="float" office:value="0.687905569793657">
            <text:p>0.6879055698</text:p>
          </table:table-cell>
          <table:table-cell table:formula="of:=RAND()" office:value-type="float" office:value="0.705388468690217">
            <text:p>0.7053884687</text:p>
          </table:table-cell>
          <table:table-cell table:formula="of:=RAND()" office:value-type="float" office:value="0.222549228696153">
            <text:p>0.2225492287</text:p>
          </table:table-cell>
          <table:table-cell table:formula="of:=RAND()" office:value-type="float" office:value="0.428576827282086">
            <text:p>0.4285768273</text:p>
          </table:table-cell>
          <table:table-cell table:formula="of:=SUM([.B907:.M907])-6" office:value-type="float" office:value="0.328593537211418">
            <text:p>0.3285935372</text:p>
          </table:table-cell>
          <table:table-cell table:formula="of:=[.N907]-[.$G$6]" office:value-type="float" office:value="0.352334527745377">
            <text:p>0.3523345277</text:p>
          </table:table-cell>
          <table:table-cell table:formula="of:=[.O907]*[.O907]" office:value-type="float" office:value="0.124139619441558">
            <text:p>0.1241396194</text:p>
          </table:table-cell>
        </table:table-row>
        <table:table-row table:style-name="ro1">
          <table:table-cell/>
          <table:table-cell table:formula="of:=RAND()" office:value-type="float" office:value="0.340703160967678">
            <text:p>0.340703161</text:p>
          </table:table-cell>
          <table:table-cell table:formula="of:=RAND()" office:value-type="float" office:value="0.302680340362713">
            <text:p>0.3026803404</text:p>
          </table:table-cell>
          <table:table-cell table:formula="of:=RAND()" office:value-type="float" office:value="0.942433801479638">
            <text:p>0.9424338015</text:p>
          </table:table-cell>
          <table:table-cell table:formula="of:=RAND()" office:value-type="float" office:value="0.164178536972031">
            <text:p>0.164178537</text:p>
          </table:table-cell>
          <table:table-cell table:formula="of:=RAND()" office:value-type="float" office:value="0.515607909765095">
            <text:p>0.5156079098</text:p>
          </table:table-cell>
          <table:table-cell table:formula="of:=RAND()" office:value-type="float" office:value="0.654638596344739">
            <text:p>0.6546385963</text:p>
          </table:table-cell>
          <table:table-cell table:formula="of:=RAND()" office:value-type="float" office:value="0.768823025980964">
            <text:p>0.768823026</text:p>
          </table:table-cell>
          <table:table-cell table:formula="of:=RAND()" office:value-type="float" office:value="0.265116280177608">
            <text:p>0.2651162802</text:p>
          </table:table-cell>
          <table:table-cell table:formula="of:=RAND()" office:value-type="float" office:value="0.879404551815242">
            <text:p>0.8794045518</text:p>
          </table:table-cell>
          <table:table-cell table:formula="of:=RAND()" office:value-type="float" office:value="0.543037261813879">
            <text:p>0.5430372618</text:p>
          </table:table-cell>
          <table:table-cell table:formula="of:=RAND()" office:value-type="float" office:value="0.690395626239479">
            <text:p>0.6903956262</text:p>
          </table:table-cell>
          <table:table-cell table:formula="of:=RAND()" office:value-type="float" office:value="0.420445918105543">
            <text:p>0.4204459181</text:p>
          </table:table-cell>
          <table:table-cell table:formula="of:=SUM([.B908:.M908])-6" office:value-type="float" office:value="0.487465010024607">
            <text:p>0.48746501</text:p>
          </table:table-cell>
          <table:table-cell table:formula="of:=[.N908]-[.$G$6]" office:value-type="float" office:value="0.511206000558566">
            <text:p>0.5112060006</text:p>
          </table:table-cell>
          <table:table-cell table:formula="of:=[.O908]*[.O908]" office:value-type="float" office:value="0.261331575007085">
            <text:p>0.261331575</text:p>
          </table:table-cell>
        </table:table-row>
        <table:table-row table:style-name="ro1">
          <table:table-cell/>
          <table:table-cell table:formula="of:=RAND()" office:value-type="float" office:value="0.682630993891507">
            <text:p>0.6826309939</text:p>
          </table:table-cell>
          <table:table-cell table:formula="of:=RAND()" office:value-type="float" office:value="0.44374131411314">
            <text:p>0.4437413141</text:p>
          </table:table-cell>
          <table:table-cell table:formula="of:=RAND()" office:value-type="float" office:value="0.077492049196735">
            <text:p>0.0774920492</text:p>
          </table:table-cell>
          <table:table-cell table:formula="of:=RAND()" office:value-type="float" office:value="0.684883028035983">
            <text:p>0.684883028</text:p>
          </table:table-cell>
          <table:table-cell table:formula="of:=RAND()" office:value-type="float" office:value="0.380016941111535">
            <text:p>0.3800169411</text:p>
          </table:table-cell>
          <table:table-cell table:formula="of:=RAND()" office:value-type="float" office:value="0.0740973080974072">
            <text:p>0.0740973081</text:p>
          </table:table-cell>
          <table:table-cell table:formula="of:=RAND()" office:value-type="float" office:value="0.398755975998938">
            <text:p>0.398755976</text:p>
          </table:table-cell>
          <table:table-cell table:formula="of:=RAND()" office:value-type="float" office:value="0.492640224285424">
            <text:p>0.4926402243</text:p>
          </table:table-cell>
          <table:table-cell table:formula="of:=RAND()" office:value-type="float" office:value="0.535089237615466">
            <text:p>0.5350892376</text:p>
          </table:table-cell>
          <table:table-cell table:formula="of:=RAND()" office:value-type="float" office:value="0.687609834130853">
            <text:p>0.6876098341</text:p>
          </table:table-cell>
          <table:table-cell table:formula="of:=RAND()" office:value-type="float" office:value="0.05609215865843">
            <text:p>0.0560921587</text:p>
          </table:table-cell>
          <table:table-cell table:formula="of:=RAND()" office:value-type="float" office:value="0.582444353261963">
            <text:p>0.5824443533</text:p>
          </table:table-cell>
          <table:table-cell table:formula="of:=SUM([.B909:.M909])-6" office:value-type="float" office:value="-0.904506581602618">
            <text:p>-0.9045065816</text:p>
          </table:table-cell>
          <table:table-cell table:formula="of:=[.N909]-[.$G$6]" office:value-type="float" office:value="-0.880765591068659">
            <text:p>-0.8807655911</text:p>
          </table:table-cell>
          <table:table-cell table:formula="of:=[.O909]*[.O909]" office:value-type="float" office:value="0.775748026410524">
            <text:p>0.7757480264</text:p>
          </table:table-cell>
        </table:table-row>
        <table:table-row table:style-name="ro1">
          <table:table-cell/>
          <table:table-cell table:formula="of:=RAND()" office:value-type="float" office:value="0.262255574343726">
            <text:p>0.2622555743</text:p>
          </table:table-cell>
          <table:table-cell table:formula="of:=RAND()" office:value-type="float" office:value="0.522732420591638">
            <text:p>0.5227324206</text:p>
          </table:table-cell>
          <table:table-cell table:formula="of:=RAND()" office:value-type="float" office:value="0.912744726985693">
            <text:p>0.912744727</text:p>
          </table:table-cell>
          <table:table-cell table:formula="of:=RAND()" office:value-type="float" office:value="0.725463972426951">
            <text:p>0.7254639724</text:p>
          </table:table-cell>
          <table:table-cell table:formula="of:=RAND()" office:value-type="float" office:value="0.496626954525709">
            <text:p>0.4966269545</text:p>
          </table:table-cell>
          <table:table-cell table:formula="of:=RAND()" office:value-type="float" office:value="0.602966465754434">
            <text:p>0.6029664658</text:p>
          </table:table-cell>
          <table:table-cell table:formula="of:=RAND()" office:value-type="float" office:value="0.606538662454113">
            <text:p>0.6065386625</text:p>
          </table:table-cell>
          <table:table-cell table:formula="of:=RAND()" office:value-type="float" office:value="0.895022711250931">
            <text:p>0.8950227113</text:p>
          </table:table-cell>
          <table:table-cell table:formula="of:=RAND()" office:value-type="float" office:value="0.322103435173631">
            <text:p>0.3221034352</text:p>
          </table:table-cell>
          <table:table-cell table:formula="of:=RAND()" office:value-type="float" office:value="0.917855002451688">
            <text:p>0.9178550025</text:p>
          </table:table-cell>
          <table:table-cell table:formula="of:=RAND()" office:value-type="float" office:value="0.190863249823451">
            <text:p>0.1908632498</text:p>
          </table:table-cell>
          <table:table-cell table:formula="of:=RAND()" office:value-type="float" office:value="0.775407099630684">
            <text:p>0.7754070996</text:p>
          </table:table-cell>
          <table:table-cell table:formula="of:=SUM([.B910:.M910])-6" office:value-type="float" office:value="1.23058027541265">
            <text:p>1.2305802754</text:p>
          </table:table-cell>
          <table:table-cell table:formula="of:=[.N910]-[.$G$6]" office:value-type="float" office:value="1.25432126594661">
            <text:p>1.2543212659</text:p>
          </table:table-cell>
          <table:table-cell table:formula="of:=[.O910]*[.O910]" office:value-type="float" office:value="1.5733218382059">
            <text:p>1.5733218382</text:p>
          </table:table-cell>
        </table:table-row>
        <table:table-row table:style-name="ro1">
          <table:table-cell/>
          <table:table-cell table:formula="of:=RAND()" office:value-type="float" office:value="0.795098598813638">
            <text:p>0.7950985988</text:p>
          </table:table-cell>
          <table:table-cell table:formula="of:=RAND()" office:value-type="float" office:value="0.820795178646222">
            <text:p>0.8207951786</text:p>
          </table:table-cell>
          <table:table-cell table:formula="of:=RAND()" office:value-type="float" office:value="0.686746618477628">
            <text:p>0.6867466185</text:p>
          </table:table-cell>
          <table:table-cell table:formula="of:=RAND()" office:value-type="float" office:value="0.881897501181811">
            <text:p>0.8818975012</text:p>
          </table:table-cell>
          <table:table-cell table:formula="of:=RAND()" office:value-type="float" office:value="0.00307238288223743">
            <text:p>0.0030723829</text:p>
          </table:table-cell>
          <table:table-cell table:formula="of:=RAND()" office:value-type="float" office:value="0.642987348837778">
            <text:p>0.6429873488</text:p>
          </table:table-cell>
          <table:table-cell table:formula="of:=RAND()" office:value-type="float" office:value="0.167313074925914">
            <text:p>0.1673130749</text:p>
          </table:table-cell>
          <table:table-cell table:formula="of:=RAND()" office:value-type="float" office:value="0.363087304169312">
            <text:p>0.3630873042</text:p>
          </table:table-cell>
          <table:table-cell table:formula="of:=RAND()" office:value-type="float" office:value="0.998193104518577">
            <text:p>0.9981931045</text:p>
          </table:table-cell>
          <table:table-cell table:formula="of:=RAND()" office:value-type="float" office:value="0.378598127281293">
            <text:p>0.3785981273</text:p>
          </table:table-cell>
          <table:table-cell table:formula="of:=RAND()" office:value-type="float" office:value="0.0104455405380577">
            <text:p>0.0104455405</text:p>
          </table:table-cell>
          <table:table-cell table:formula="of:=RAND()" office:value-type="float" office:value="0.169171572895721">
            <text:p>0.1691715729</text:p>
          </table:table-cell>
          <table:table-cell table:formula="of:=SUM([.B911:.M911])-6" office:value-type="float" office:value="-0.0825936468318105">
            <text:p>-0.0825936468</text:p>
          </table:table-cell>
          <table:table-cell table:formula="of:=[.N911]-[.$G$6]" office:value-type="float" office:value="-0.0588526562978514">
            <text:p>-0.0588526563</text:p>
          </table:table-cell>
          <table:table-cell table:formula="of:=[.O911]*[.O911]" office:value-type="float" office:value="0.00346363515331302">
            <text:p>0.0034636352</text:p>
          </table:table-cell>
        </table:table-row>
        <table:table-row table:style-name="ro1">
          <table:table-cell/>
          <table:table-cell table:formula="of:=RAND()" office:value-type="float" office:value="0.402910003904253">
            <text:p>0.4029100039</text:p>
          </table:table-cell>
          <table:table-cell table:formula="of:=RAND()" office:value-type="float" office:value="0.935517565114424">
            <text:p>0.9355175651</text:p>
          </table:table-cell>
          <table:table-cell table:formula="of:=RAND()" office:value-type="float" office:value="0.95131955598481">
            <text:p>0.951319556</text:p>
          </table:table-cell>
          <table:table-cell table:formula="of:=RAND()" office:value-type="float" office:value="0.702866598730907">
            <text:p>0.7028665987</text:p>
          </table:table-cell>
          <table:table-cell table:formula="of:=RAND()" office:value-type="float" office:value="0.201102673076093">
            <text:p>0.2011026731</text:p>
          </table:table-cell>
          <table:table-cell table:formula="of:=RAND()" office:value-type="float" office:value="0.383452804060653">
            <text:p>0.3834528041</text:p>
          </table:table-cell>
          <table:table-cell table:formula="of:=RAND()" office:value-type="float" office:value="0.764409570256248">
            <text:p>0.7644095703</text:p>
          </table:table-cell>
          <table:table-cell table:formula="of:=RAND()" office:value-type="float" office:value="0.199211885454133">
            <text:p>0.1992118855</text:p>
          </table:table-cell>
          <table:table-cell table:formula="of:=RAND()" office:value-type="float" office:value="0.437151855323464">
            <text:p>0.4371518553</text:p>
          </table:table-cell>
          <table:table-cell table:formula="of:=RAND()" office:value-type="float" office:value="0.939897923497483">
            <text:p>0.9398979235</text:p>
          </table:table-cell>
          <table:table-cell table:formula="of:=RAND()" office:value-type="float" office:value="0.543854407500476">
            <text:p>0.5438544075</text:p>
          </table:table-cell>
          <table:table-cell table:formula="of:=RAND()" office:value-type="float" office:value="0.860816527623683">
            <text:p>0.8608165276</text:p>
          </table:table-cell>
          <table:table-cell table:formula="of:=SUM([.B912:.M912])-6" office:value-type="float" office:value="1.32251137052663">
            <text:p>1.3225113705</text:p>
          </table:table-cell>
          <table:table-cell table:formula="of:=[.N912]-[.$G$6]" office:value-type="float" office:value="1.34625236106059">
            <text:p>1.3462523611</text:p>
          </table:table-cell>
          <table:table-cell table:formula="of:=[.O912]*[.O912]" office:value-type="float" office:value="1.8123954196612">
            <text:p>1.8123954197</text:p>
          </table:table-cell>
        </table:table-row>
        <table:table-row table:style-name="ro1">
          <table:table-cell/>
          <table:table-cell table:formula="of:=RAND()" office:value-type="float" office:value="0.272954596905038">
            <text:p>0.2729545969</text:p>
          </table:table-cell>
          <table:table-cell table:formula="of:=RAND()" office:value-type="float" office:value="0.546039855107665">
            <text:p>0.5460398551</text:p>
          </table:table-cell>
          <table:table-cell table:formula="of:=RAND()" office:value-type="float" office:value="0.434746763901785">
            <text:p>0.4347467639</text:p>
          </table:table-cell>
          <table:table-cell table:formula="of:=RAND()" office:value-type="float" office:value="0.258442051941529">
            <text:p>0.2584420519</text:p>
          </table:table-cell>
          <table:table-cell table:formula="of:=RAND()" office:value-type="float" office:value="0.758563581155613">
            <text:p>0.7585635812</text:p>
          </table:table-cell>
          <table:table-cell table:formula="of:=RAND()" office:value-type="float" office:value="0.669481732184067">
            <text:p>0.6694817322</text:p>
          </table:table-cell>
          <table:table-cell table:formula="of:=RAND()" office:value-type="float" office:value="0.56370792654343">
            <text:p>0.5637079265</text:p>
          </table:table-cell>
          <table:table-cell table:formula="of:=RAND()" office:value-type="float" office:value="0.284665723331273">
            <text:p>0.2846657233</text:p>
          </table:table-cell>
          <table:table-cell table:formula="of:=RAND()" office:value-type="float" office:value="0.835461740382016">
            <text:p>0.8354617404</text:p>
          </table:table-cell>
          <table:table-cell table:formula="of:=RAND()" office:value-type="float" office:value="0.419103428022936">
            <text:p>0.419103428</text:p>
          </table:table-cell>
          <table:table-cell table:formula="of:=RAND()" office:value-type="float" office:value="0.286337858298793">
            <text:p>0.2863378583</text:p>
          </table:table-cell>
          <table:table-cell table:formula="of:=RAND()" office:value-type="float" office:value="0.401006785221398">
            <text:p>0.4010067852</text:p>
          </table:table-cell>
          <table:table-cell table:formula="of:=SUM([.B913:.M913])-6" office:value-type="float" office:value="-0.269487957004458">
            <text:p>-0.269487957</text:p>
          </table:table-cell>
          <table:table-cell table:formula="of:=[.N913]-[.$G$6]" office:value-type="float" office:value="-0.245746966470499">
            <text:p>-0.2457469665</text:p>
          </table:table-cell>
          <table:table-cell table:formula="of:=[.O913]*[.O913]" office:value-type="float" office:value="0.0603915715294524">
            <text:p>0.0603915715</text:p>
          </table:table-cell>
        </table:table-row>
        <table:table-row table:style-name="ro1">
          <table:table-cell/>
          <table:table-cell table:formula="of:=RAND()" office:value-type="float" office:value="0.555049442918971">
            <text:p>0.5550494429</text:p>
          </table:table-cell>
          <table:table-cell table:formula="of:=RAND()" office:value-type="float" office:value="0.366244137519971">
            <text:p>0.3662441375</text:p>
          </table:table-cell>
          <table:table-cell table:formula="of:=RAND()" office:value-type="float" office:value="0.136188860516995">
            <text:p>0.1361888605</text:p>
          </table:table-cell>
          <table:table-cell table:formula="of:=RAND()" office:value-type="float" office:value="0.386376726673916">
            <text:p>0.3863767267</text:p>
          </table:table-cell>
          <table:table-cell table:formula="of:=RAND()" office:value-type="float" office:value="0.963524504564703">
            <text:p>0.9635245046</text:p>
          </table:table-cell>
          <table:table-cell table:formula="of:=RAND()" office:value-type="float" office:value="0.412986907642335">
            <text:p>0.4129869076</text:p>
          </table:table-cell>
          <table:table-cell table:formula="of:=RAND()" office:value-type="float" office:value="0.252009929856285">
            <text:p>0.2520099299</text:p>
          </table:table-cell>
          <table:table-cell table:formula="of:=RAND()" office:value-type="float" office:value="0.249264359474182">
            <text:p>0.2492643595</text:p>
          </table:table-cell>
          <table:table-cell table:formula="of:=RAND()" office:value-type="float" office:value="0.828151191817597">
            <text:p>0.8281511918</text:p>
          </table:table-cell>
          <table:table-cell table:formula="of:=RAND()" office:value-type="float" office:value="0.365671944105998">
            <text:p>0.3656719441</text:p>
          </table:table-cell>
          <table:table-cell table:formula="of:=RAND()" office:value-type="float" office:value="0.518656913423911">
            <text:p>0.5186569134</text:p>
          </table:table-cell>
          <table:table-cell table:formula="of:=RAND()" office:value-type="float" office:value="0.567631932673976">
            <text:p>0.5676319327</text:p>
          </table:table-cell>
          <table:table-cell table:formula="of:=SUM([.B914:.M914])-6" office:value-type="float" office:value="-0.398243148811162">
            <text:p>-0.3982431488</text:p>
          </table:table-cell>
          <table:table-cell table:formula="of:=[.N914]-[.$G$6]" office:value-type="float" office:value="-0.374502158277202">
            <text:p>-0.3745021583</text:p>
          </table:table-cell>
          <table:table-cell table:formula="of:=[.O914]*[.O914]" office:value-type="float" office:value="0.140251866554283">
            <text:p>0.1402518666</text:p>
          </table:table-cell>
        </table:table-row>
        <table:table-row table:style-name="ro1">
          <table:table-cell/>
          <table:table-cell table:formula="of:=RAND()" office:value-type="float" office:value="0.00374065223149955">
            <text:p>0.0037406522</text:p>
          </table:table-cell>
          <table:table-cell table:formula="of:=RAND()" office:value-type="float" office:value="0.151716821826994">
            <text:p>0.1517168218</text:p>
          </table:table-cell>
          <table:table-cell table:formula="of:=RAND()" office:value-type="float" office:value="0.777657865546644">
            <text:p>0.7776578655</text:p>
          </table:table-cell>
          <table:table-cell table:formula="of:=RAND()" office:value-type="float" office:value="0.975995072862133">
            <text:p>0.9759950729</text:p>
          </table:table-cell>
          <table:table-cell table:formula="of:=RAND()" office:value-type="float" office:value="0.114382956176996">
            <text:p>0.1143829562</text:p>
          </table:table-cell>
          <table:table-cell table:formula="of:=RAND()" office:value-type="float" office:value="0.95955325406976">
            <text:p>0.9595532541</text:p>
          </table:table-cell>
          <table:table-cell table:formula="of:=RAND()" office:value-type="float" office:value="0.0359053653664887">
            <text:p>0.0359053654</text:p>
          </table:table-cell>
          <table:table-cell table:formula="of:=RAND()" office:value-type="float" office:value="0.883104414446279">
            <text:p>0.8831044144</text:p>
          </table:table-cell>
          <table:table-cell table:formula="of:=RAND()" office:value-type="float" office:value="0.717518927995116">
            <text:p>0.717518928</text:p>
          </table:table-cell>
          <table:table-cell table:formula="of:=RAND()" office:value-type="float" office:value="0.624775708885863">
            <text:p>0.6247757089</text:p>
          </table:table-cell>
          <table:table-cell table:formula="of:=RAND()" office:value-type="float" office:value="0.929449381073937">
            <text:p>0.9294493811</text:p>
          </table:table-cell>
          <table:table-cell table:formula="of:=RAND()" office:value-type="float" office:value="0.0669307000935078">
            <text:p>0.0669307001</text:p>
          </table:table-cell>
          <table:table-cell table:formula="of:=SUM([.B915:.M915])-6" office:value-type="float" office:value="0.240731120575219">
            <text:p>0.2407311206</text:p>
          </table:table-cell>
          <table:table-cell table:formula="of:=[.N915]-[.$G$6]" office:value-type="float" office:value="0.264472111109178">
            <text:p>0.2644721111</text:p>
          </table:table-cell>
          <table:table-cell table:formula="of:=[.O915]*[.O915]" office:value-type="float" office:value="0.0699454975545457">
            <text:p>0.0699454976</text:p>
          </table:table-cell>
        </table:table-row>
        <table:table-row table:style-name="ro1">
          <table:table-cell/>
          <table:table-cell table:formula="of:=RAND()" office:value-type="float" office:value="0.950978765729815">
            <text:p>0.9509787657</text:p>
          </table:table-cell>
          <table:table-cell table:formula="of:=RAND()" office:value-type="float" office:value="0.573263243539259">
            <text:p>0.5732632435</text:p>
          </table:table-cell>
          <table:table-cell table:formula="of:=RAND()" office:value-type="float" office:value="0.464135986519977">
            <text:p>0.4641359865</text:p>
          </table:table-cell>
          <table:table-cell table:formula="of:=RAND()" office:value-type="float" office:value="0.8339447255712">
            <text:p>0.8339447256</text:p>
          </table:table-cell>
          <table:table-cell table:formula="of:=RAND()" office:value-type="float" office:value="0.244240604573861">
            <text:p>0.2442406046</text:p>
          </table:table-cell>
          <table:table-cell table:formula="of:=RAND()" office:value-type="float" office:value="0.87223533866927">
            <text:p>0.8722353387</text:p>
          </table:table-cell>
          <table:table-cell table:formula="of:=RAND()" office:value-type="float" office:value="0.0410598157905042">
            <text:p>0.0410598158</text:p>
          </table:table-cell>
          <table:table-cell table:formula="of:=RAND()" office:value-type="float" office:value="0.210377844981849">
            <text:p>0.210377845</text:p>
          </table:table-cell>
          <table:table-cell table:formula="of:=RAND()" office:value-type="float" office:value="0.506373852025718">
            <text:p>0.506373852</text:p>
          </table:table-cell>
          <table:table-cell table:formula="of:=RAND()" office:value-type="float" office:value="0.880846930667758">
            <text:p>0.8808469307</text:p>
          </table:table-cell>
          <table:table-cell table:formula="of:=RAND()" office:value-type="float" office:value="0.487724093953148">
            <text:p>0.487724094</text:p>
          </table:table-cell>
          <table:table-cell table:formula="of:=RAND()" office:value-type="float" office:value="0.368784793652594">
            <text:p>0.3687847937</text:p>
          </table:table-cell>
          <table:table-cell table:formula="of:=SUM([.B916:.M916])-6" office:value-type="float" office:value="0.433965995674953">
            <text:p>0.4339659957</text:p>
          </table:table-cell>
          <table:table-cell table:formula="of:=[.N916]-[.$G$6]" office:value-type="float" office:value="0.457706986208912">
            <text:p>0.4577069862</text:p>
          </table:table-cell>
          <table:table-cell table:formula="of:=[.O916]*[.O916]" office:value-type="float" office:value="0.209495685224445">
            <text:p>0.2094956852</text:p>
          </table:table-cell>
        </table:table-row>
        <table:table-row table:style-name="ro1">
          <table:table-cell/>
          <table:table-cell table:formula="of:=RAND()" office:value-type="float" office:value="0.610561678186059">
            <text:p>0.6105616782</text:p>
          </table:table-cell>
          <table:table-cell table:formula="of:=RAND()" office:value-type="float" office:value="0.762894554995">
            <text:p>0.762894555</text:p>
          </table:table-cell>
          <table:table-cell table:formula="of:=RAND()" office:value-type="float" office:value="0.396101957419887">
            <text:p>0.3961019574</text:p>
          </table:table-cell>
          <table:table-cell table:formula="of:=RAND()" office:value-type="float" office:value="0.307499224320054">
            <text:p>0.3074992243</text:p>
          </table:table-cell>
          <table:table-cell table:formula="of:=RAND()" office:value-type="float" office:value="0.483473763335496">
            <text:p>0.4834737633</text:p>
          </table:table-cell>
          <table:table-cell table:formula="of:=RAND()" office:value-type="float" office:value="0.806200755294412">
            <text:p>0.8062007553</text:p>
          </table:table-cell>
          <table:table-cell table:formula="of:=RAND()" office:value-type="float" office:value="0.905564138432965">
            <text:p>0.9055641384</text:p>
          </table:table-cell>
          <table:table-cell table:formula="of:=RAND()" office:value-type="float" office:value="0.963179221143946">
            <text:p>0.9631792211</text:p>
          </table:table-cell>
          <table:table-cell table:formula="of:=RAND()" office:value-type="float" office:value="0.578834717161953">
            <text:p>0.5788347172</text:p>
          </table:table-cell>
          <table:table-cell table:formula="of:=RAND()" office:value-type="float" office:value="0.24818867421709">
            <text:p>0.2481886742</text:p>
          </table:table-cell>
          <table:table-cell table:formula="of:=RAND()" office:value-type="float" office:value="0.543832975439727">
            <text:p>0.5438329754</text:p>
          </table:table-cell>
          <table:table-cell table:formula="of:=RAND()" office:value-type="float" office:value="0.232803707011044">
            <text:p>0.232803707</text:p>
          </table:table-cell>
          <table:table-cell table:formula="of:=SUM([.B917:.M917])-6" office:value-type="float" office:value="0.839135366957635">
            <text:p>0.839135367</text:p>
          </table:table-cell>
          <table:table-cell table:formula="of:=[.N917]-[.$G$6]" office:value-type="float" office:value="0.862876357491594">
            <text:p>0.8628763575</text:p>
          </table:table-cell>
          <table:table-cell table:formula="of:=[.O917]*[.O917]" office:value-type="float" office:value="0.744555608317961">
            <text:p>0.7445556083</text:p>
          </table:table-cell>
        </table:table-row>
        <table:table-row table:style-name="ro1">
          <table:table-cell/>
          <table:table-cell table:formula="of:=RAND()" office:value-type="float" office:value="0.811772838933393">
            <text:p>0.8117728389</text:p>
          </table:table-cell>
          <table:table-cell table:formula="of:=RAND()" office:value-type="float" office:value="0.180702311685309">
            <text:p>0.1807023117</text:p>
          </table:table-cell>
          <table:table-cell table:formula="of:=RAND()" office:value-type="float" office:value="0.886009197216481">
            <text:p>0.8860091972</text:p>
          </table:table-cell>
          <table:table-cell table:formula="of:=RAND()" office:value-type="float" office:value="0.311468777945265">
            <text:p>0.3114687779</text:p>
          </table:table-cell>
          <table:table-cell table:formula="of:=RAND()" office:value-type="float" office:value="0.955728424247354">
            <text:p>0.9557284242</text:p>
          </table:table-cell>
          <table:table-cell table:formula="of:=RAND()" office:value-type="float" office:value="0.0748936391901225">
            <text:p>0.0748936392</text:p>
          </table:table-cell>
          <table:table-cell table:formula="of:=RAND()" office:value-type="float" office:value="0.464956715004519">
            <text:p>0.464956715</text:p>
          </table:table-cell>
          <table:table-cell table:formula="of:=RAND()" office:value-type="float" office:value="0.690160082187504">
            <text:p>0.6901600822</text:p>
          </table:table-cell>
          <table:table-cell table:formula="of:=RAND()" office:value-type="float" office:value="0.130214400356635">
            <text:p>0.1302144004</text:p>
          </table:table-cell>
          <table:table-cell table:formula="of:=RAND()" office:value-type="float" office:value="0.00153909833170474">
            <text:p>0.0015390983</text:p>
          </table:table-cell>
          <table:table-cell table:formula="of:=RAND()" office:value-type="float" office:value="0.711194672854617">
            <text:p>0.7111946729</text:p>
          </table:table-cell>
          <table:table-cell table:formula="of:=RAND()" office:value-type="float" office:value="0.813187944702804">
            <text:p>0.8131879447</text:p>
          </table:table-cell>
          <table:table-cell table:formula="of:=SUM([.B918:.M918])-6" office:value-type="float" office:value="0.0318281026557088">
            <text:p>0.0318281027</text:p>
          </table:table-cell>
          <table:table-cell table:formula="of:=[.N918]-[.$G$6]" office:value-type="float" office:value="0.0555690931896679">
            <text:p>0.0555690932</text:p>
          </table:table-cell>
          <table:table-cell table:formula="of:=[.O918]*[.O918]" office:value-type="float" office:value="0.003087924117922">
            <text:p>0.0030879241</text:p>
          </table:table-cell>
        </table:table-row>
        <table:table-row table:style-name="ro1">
          <table:table-cell/>
          <table:table-cell table:formula="of:=RAND()" office:value-type="float" office:value="0.768515161238611">
            <text:p>0.7685151612</text:p>
          </table:table-cell>
          <table:table-cell table:formula="of:=RAND()" office:value-type="float" office:value="0.561550009762868">
            <text:p>0.5615500098</text:p>
          </table:table-cell>
          <table:table-cell table:formula="of:=RAND()" office:value-type="float" office:value="0.626862620702013">
            <text:p>0.6268626207</text:p>
          </table:table-cell>
          <table:table-cell table:formula="of:=RAND()" office:value-type="float" office:value="0.254625515080988">
            <text:p>0.2546255151</text:p>
          </table:table-cell>
          <table:table-cell table:formula="of:=RAND()" office:value-type="float" office:value="0.331395549001172">
            <text:p>0.331395549</text:p>
          </table:table-cell>
          <table:table-cell table:formula="of:=RAND()" office:value-type="float" office:value="0.164378149202093">
            <text:p>0.1643781492</text:p>
          </table:table-cell>
          <table:table-cell table:formula="of:=RAND()" office:value-type="float" office:value="0.625633688410744">
            <text:p>0.6256336884</text:p>
          </table:table-cell>
          <table:table-cell table:formula="of:=RAND()" office:value-type="float" office:value="0.816934264497831">
            <text:p>0.8169342645</text:p>
          </table:table-cell>
          <table:table-cell table:formula="of:=RAND()" office:value-type="float" office:value="0.176292578689754">
            <text:p>0.1762925787</text:p>
          </table:table-cell>
          <table:table-cell table:formula="of:=RAND()" office:value-type="float" office:value="0.398474048124626">
            <text:p>0.3984740481</text:p>
          </table:table-cell>
          <table:table-cell table:formula="of:=RAND()" office:value-type="float" office:value="0.688016449101269">
            <text:p>0.6880164491</text:p>
          </table:table-cell>
          <table:table-cell table:formula="of:=RAND()" office:value-type="float" office:value="0.0519351831171662">
            <text:p>0.0519351831</text:p>
          </table:table-cell>
          <table:table-cell table:formula="of:=SUM([.B919:.M919])-6" office:value-type="float" office:value="-0.535386783070862">
            <text:p>-0.5353867831</text:p>
          </table:table-cell>
          <table:table-cell table:formula="of:=[.N919]-[.$G$6]" office:value-type="float" office:value="-0.511645792536903">
            <text:p>-0.5116457925</text:p>
          </table:table-cell>
          <table:table-cell table:formula="of:=[.O919]*[.O919]" office:value-type="float" office:value="0.261781417020716">
            <text:p>0.261781417</text:p>
          </table:table-cell>
        </table:table-row>
        <table:table-row table:style-name="ro1">
          <table:table-cell/>
          <table:table-cell table:formula="of:=RAND()" office:value-type="float" office:value="0.251770581817254">
            <text:p>0.2517705818</text:p>
          </table:table-cell>
          <table:table-cell table:formula="of:=RAND()" office:value-type="float" office:value="0.538109165849164">
            <text:p>0.5381091658</text:p>
          </table:table-cell>
          <table:table-cell table:formula="of:=RAND()" office:value-type="float" office:value="0.442901844857261">
            <text:p>0.4429018449</text:p>
          </table:table-cell>
          <table:table-cell table:formula="of:=RAND()" office:value-type="float" office:value="0.212110562482849">
            <text:p>0.2121105625</text:p>
          </table:table-cell>
          <table:table-cell table:formula="of:=RAND()" office:value-type="float" office:value="0.135125182103366">
            <text:p>0.1351251821</text:p>
          </table:table-cell>
          <table:table-cell table:formula="of:=RAND()" office:value-type="float" office:value="0.584065007511526">
            <text:p>0.5840650075</text:p>
          </table:table-cell>
          <table:table-cell table:formula="of:=RAND()" office:value-type="float" office:value="0.847816022345796">
            <text:p>0.8478160223</text:p>
          </table:table-cell>
          <table:table-cell table:formula="of:=RAND()" office:value-type="float" office:value="0.536074287025258">
            <text:p>0.536074287</text:p>
          </table:table-cell>
          <table:table-cell table:formula="of:=RAND()" office:value-type="float" office:value="0.692443458596244">
            <text:p>0.6924434586</text:p>
          </table:table-cell>
          <table:table-cell table:formula="of:=RAND()" office:value-type="float" office:value="0.112568606622517">
            <text:p>0.1125686066</text:p>
          </table:table-cell>
          <table:table-cell table:formula="of:=RAND()" office:value-type="float" office:value="0.0138152411673218">
            <text:p>0.0138152412</text:p>
          </table:table-cell>
          <table:table-cell table:formula="of:=RAND()" office:value-type="float" office:value="0.483346959110349">
            <text:p>0.4833469591</text:p>
          </table:table-cell>
          <table:table-cell table:formula="of:=SUM([.B920:.M920])-6" office:value-type="float" office:value="-1.14985308051109">
            <text:p>-1.1498530805</text:p>
          </table:table-cell>
          <table:table-cell table:formula="of:=[.N920]-[.$G$6]" office:value-type="float" office:value="-1.12611208997713">
            <text:p>-1.12611209</text:p>
          </table:table-cell>
          <table:table-cell table:formula="of:=[.O920]*[.O920]" office:value-type="float" office:value="1.26812843919267">
            <text:p>1.2681284392</text:p>
          </table:table-cell>
        </table:table-row>
        <table:table-row table:style-name="ro1">
          <table:table-cell/>
          <table:table-cell table:formula="of:=RAND()" office:value-type="float" office:value="0.952167321229354">
            <text:p>0.9521673212</text:p>
          </table:table-cell>
          <table:table-cell table:formula="of:=RAND()" office:value-type="float" office:value="0.0659364548046142">
            <text:p>0.0659364548</text:p>
          </table:table-cell>
          <table:table-cell table:formula="of:=RAND()" office:value-type="float" office:value="0.54979566950351">
            <text:p>0.5497956695</text:p>
          </table:table-cell>
          <table:table-cell table:formula="of:=RAND()" office:value-type="float" office:value="0.567037124186754">
            <text:p>0.5670371242</text:p>
          </table:table-cell>
          <table:table-cell table:formula="of:=RAND()" office:value-type="float" office:value="0.970755147049204">
            <text:p>0.970755147</text:p>
          </table:table-cell>
          <table:table-cell table:formula="of:=RAND()" office:value-type="float" office:value="0.540898546343669">
            <text:p>0.5408985463</text:p>
          </table:table-cell>
          <table:table-cell table:formula="of:=RAND()" office:value-type="float" office:value="0.219595079543069">
            <text:p>0.2195950795</text:p>
          </table:table-cell>
          <table:table-cell table:formula="of:=RAND()" office:value-type="float" office:value="0.640280971769244">
            <text:p>0.6402809718</text:p>
          </table:table-cell>
          <table:table-cell table:formula="of:=RAND()" office:value-type="float" office:value="0.408805226208642">
            <text:p>0.4088052262</text:p>
          </table:table-cell>
          <table:table-cell table:formula="of:=RAND()" office:value-type="float" office:value="0.288386120460927">
            <text:p>0.2883861205</text:p>
          </table:table-cell>
          <table:table-cell table:formula="of:=RAND()" office:value-type="float" office:value="0.631088900612667">
            <text:p>0.6310889006</text:p>
          </table:table-cell>
          <table:table-cell table:formula="of:=RAND()" office:value-type="float" office:value="0.913426095154136">
            <text:p>0.9134260952</text:p>
          </table:table-cell>
          <table:table-cell table:formula="of:=SUM([.B921:.M921])-6" office:value-type="float" office:value="0.748172656865791">
            <text:p>0.7481726569</text:p>
          </table:table-cell>
          <table:table-cell table:formula="of:=[.N921]-[.$G$6]" office:value-type="float" office:value="0.77191364739975">
            <text:p>0.7719136474</text:p>
          </table:table-cell>
          <table:table-cell table:formula="of:=[.O921]*[.O921]" office:value-type="float" office:value="0.595850679041985">
            <text:p>0.595850679</text:p>
          </table:table-cell>
        </table:table-row>
        <table:table-row table:style-name="ro1">
          <table:table-cell/>
          <table:table-cell table:formula="of:=RAND()" office:value-type="float" office:value="0.356312727089971">
            <text:p>0.3563127271</text:p>
          </table:table-cell>
          <table:table-cell table:formula="of:=RAND()" office:value-type="float" office:value="0.396701938938349">
            <text:p>0.3967019389</text:p>
          </table:table-cell>
          <table:table-cell table:formula="of:=RAND()" office:value-type="float" office:value="0.414788552792743">
            <text:p>0.4147885528</text:p>
          </table:table-cell>
          <table:table-cell table:formula="of:=RAND()" office:value-type="float" office:value="0.473157467786223">
            <text:p>0.4731574678</text:p>
          </table:table-cell>
          <table:table-cell table:formula="of:=RAND()" office:value-type="float" office:value="0.202045935904607">
            <text:p>0.2020459359</text:p>
          </table:table-cell>
          <table:table-cell table:formula="of:=RAND()" office:value-type="float" office:value="0.401125196600333">
            <text:p>0.4011251966</text:p>
          </table:table-cell>
          <table:table-cell table:formula="of:=RAND()" office:value-type="float" office:value="0.14572242111899">
            <text:p>0.1457224211</text:p>
          </table:table-cell>
          <table:table-cell table:formula="of:=RAND()" office:value-type="float" office:value="0.872774245683104">
            <text:p>0.8727742457</text:p>
          </table:table-cell>
          <table:table-cell table:formula="of:=RAND()" office:value-type="float" office:value="0.479638238437474">
            <text:p>0.4796382384</text:p>
          </table:table-cell>
          <table:table-cell table:formula="of:=RAND()" office:value-type="float" office:value="0.384938923642039">
            <text:p>0.3849389236</text:p>
          </table:table-cell>
          <table:table-cell table:formula="of:=RAND()" office:value-type="float" office:value="0.557777352165431">
            <text:p>0.5577773522</text:p>
          </table:table-cell>
          <table:table-cell table:formula="of:=RAND()" office:value-type="float" office:value="0.742552400799468">
            <text:p>0.7425524008</text:p>
          </table:table-cell>
          <table:table-cell table:formula="of:=SUM([.B922:.M922])-6" office:value-type="float" office:value="-0.572464599041268">
            <text:p>-0.572464599</text:p>
          </table:table-cell>
          <table:table-cell table:formula="of:=[.N922]-[.$G$6]" office:value-type="float" office:value="-0.548723608507309">
            <text:p>-0.5487236085</text:p>
          </table:table-cell>
          <table:table-cell table:formula="of:=[.O922]*[.O922]" office:value-type="float" office:value="0.301097598533283">
            <text:p>0.3010975985</text:p>
          </table:table-cell>
        </table:table-row>
        <table:table-row table:style-name="ro1">
          <table:table-cell/>
          <table:table-cell table:formula="of:=RAND()" office:value-type="float" office:value="0.729426723904908">
            <text:p>0.7294267239</text:p>
          </table:table-cell>
          <table:table-cell table:formula="of:=RAND()" office:value-type="float" office:value="0.56658428395167">
            <text:p>0.566584284</text:p>
          </table:table-cell>
          <table:table-cell table:formula="of:=RAND()" office:value-type="float" office:value="0.0546947314869612">
            <text:p>0.0546947315</text:p>
          </table:table-cell>
          <table:table-cell table:formula="of:=RAND()" office:value-type="float" office:value="0.857846524566412">
            <text:p>0.8578465246</text:p>
          </table:table-cell>
          <table:table-cell table:formula="of:=RAND()" office:value-type="float" office:value="0.628233195282519">
            <text:p>0.6282331953</text:p>
          </table:table-cell>
          <table:table-cell table:formula="of:=RAND()" office:value-type="float" office:value="0.440347262658179">
            <text:p>0.4403472627</text:p>
          </table:table-cell>
          <table:table-cell table:formula="of:=RAND()" office:value-type="float" office:value="0.00694365333765745">
            <text:p>0.0069436533</text:p>
          </table:table-cell>
          <table:table-cell table:formula="of:=RAND()" office:value-type="float" office:value="0.648993370356038">
            <text:p>0.6489933704</text:p>
          </table:table-cell>
          <table:table-cell table:formula="of:=RAND()" office:value-type="float" office:value="0.189277872210369">
            <text:p>0.1892778722</text:p>
          </table:table-cell>
          <table:table-cell table:formula="of:=RAND()" office:value-type="float" office:value="0.544739216100425">
            <text:p>0.5447392161</text:p>
          </table:table-cell>
          <table:table-cell table:formula="of:=RAND()" office:value-type="float" office:value="0.727596326963976">
            <text:p>0.727596327</text:p>
          </table:table-cell>
          <table:table-cell table:formula="of:=RAND()" office:value-type="float" office:value="0.834132538409904">
            <text:p>0.8341325384</text:p>
          </table:table-cell>
          <table:table-cell table:formula="of:=SUM([.B923:.M923])-6" office:value-type="float" office:value="0.228815699229017">
            <text:p>0.2288156992</text:p>
          </table:table-cell>
          <table:table-cell table:formula="of:=[.N923]-[.$G$6]" office:value-type="float" office:value="0.252556689762976">
            <text:p>0.2525566898</text:p>
          </table:table-cell>
          <table:table-cell table:formula="of:=[.O923]*[.O923]" office:value-type="float" office:value="0.0637848815440321">
            <text:p>0.0637848815</text:p>
          </table:table-cell>
        </table:table-row>
        <table:table-row table:style-name="ro1">
          <table:table-cell/>
          <table:table-cell table:formula="of:=RAND()" office:value-type="float" office:value="0.554621835006401">
            <text:p>0.554621835</text:p>
          </table:table-cell>
          <table:table-cell table:formula="of:=RAND()" office:value-type="float" office:value="0.814586691558361">
            <text:p>0.8145866916</text:p>
          </table:table-cell>
          <table:table-cell table:formula="of:=RAND()" office:value-type="float" office:value="0.78122458094731">
            <text:p>0.7812245809</text:p>
          </table:table-cell>
          <table:table-cell table:formula="of:=RAND()" office:value-type="float" office:value="0.261860767379403">
            <text:p>0.2618607674</text:p>
          </table:table-cell>
          <table:table-cell table:formula="of:=RAND()" office:value-type="float" office:value="0.490917600691319">
            <text:p>0.4909176007</text:p>
          </table:table-cell>
          <table:table-cell table:formula="of:=RAND()" office:value-type="float" office:value="0.979094461770728">
            <text:p>0.9790944618</text:p>
          </table:table-cell>
          <table:table-cell table:formula="of:=RAND()" office:value-type="float" office:value="0.518265338847414">
            <text:p>0.5182653388</text:p>
          </table:table-cell>
          <table:table-cell table:formula="of:=RAND()" office:value-type="float" office:value="0.825962841510773">
            <text:p>0.8259628415</text:p>
          </table:table-cell>
          <table:table-cell table:formula="of:=RAND()" office:value-type="float" office:value="0.476412237156183">
            <text:p>0.4764122372</text:p>
          </table:table-cell>
          <table:table-cell table:formula="of:=RAND()" office:value-type="float" office:value="0.29621220799163">
            <text:p>0.296212208</text:p>
          </table:table-cell>
          <table:table-cell table:formula="of:=RAND()" office:value-type="float" office:value="0.47397602815181">
            <text:p>0.4739760282</text:p>
          </table:table-cell>
          <table:table-cell table:formula="of:=RAND()" office:value-type="float" office:value="0.856563510838896">
            <text:p>0.8565635108</text:p>
          </table:table-cell>
          <table:table-cell table:formula="of:=SUM([.B924:.M924])-6" office:value-type="float" office:value="1.32969810185023">
            <text:p>1.3296981019</text:p>
          </table:table-cell>
          <table:table-cell table:formula="of:=[.N924]-[.$G$6]" office:value-type="float" office:value="1.35343909238419">
            <text:p>1.3534390924</text:p>
          </table:table-cell>
          <table:table-cell table:formula="of:=[.O924]*[.O924]" office:value-type="float" office:value="1.83179737679373">
            <text:p>1.8317973768</text:p>
          </table:table-cell>
        </table:table-row>
        <table:table-row table:style-name="ro1">
          <table:table-cell/>
          <table:table-cell table:formula="of:=RAND()" office:value-type="float" office:value="0.633910453412682">
            <text:p>0.6339104534</text:p>
          </table:table-cell>
          <table:table-cell table:formula="of:=RAND()" office:value-type="float" office:value="0.626320995856077">
            <text:p>0.6263209959</text:p>
          </table:table-cell>
          <table:table-cell table:formula="of:=RAND()" office:value-type="float" office:value="0.462403727462515">
            <text:p>0.4624037275</text:p>
          </table:table-cell>
          <table:table-cell table:formula="of:=RAND()" office:value-type="float" office:value="0.998106562532485">
            <text:p>0.9981065625</text:p>
          </table:table-cell>
          <table:table-cell table:formula="of:=RAND()" office:value-type="float" office:value="0.919582995120436">
            <text:p>0.9195829951</text:p>
          </table:table-cell>
          <table:table-cell table:formula="of:=RAND()" office:value-type="float" office:value="0.219261683989316">
            <text:p>0.219261684</text:p>
          </table:table-cell>
          <table:table-cell table:formula="of:=RAND()" office:value-type="float" office:value="0.384485730901361">
            <text:p>0.3844857309</text:p>
          </table:table-cell>
          <table:table-cell table:formula="of:=RAND()" office:value-type="float" office:value="0.678263400215656">
            <text:p>0.6782634002</text:p>
          </table:table-cell>
          <table:table-cell table:formula="of:=RAND()" office:value-type="float" office:value="0.186691333306953">
            <text:p>0.1866913333</text:p>
          </table:table-cell>
          <table:table-cell table:formula="of:=RAND()" office:value-type="float" office:value="0.263192414538935">
            <text:p>0.2631924145</text:p>
          </table:table-cell>
          <table:table-cell table:formula="of:=RAND()" office:value-type="float" office:value="0.384672330925241">
            <text:p>0.3846723309</text:p>
          </table:table-cell>
          <table:table-cell table:formula="of:=RAND()" office:value-type="float" office:value="0.112912748707458">
            <text:p>0.1129127487</text:p>
          </table:table-cell>
          <table:table-cell table:formula="of:=SUM([.B925:.M925])-6" office:value-type="float" office:value="-0.130195623030886">
            <text:p>-0.130195623</text:p>
          </table:table-cell>
          <table:table-cell table:formula="of:=[.N925]-[.$G$6]" office:value-type="float" office:value="-0.106454632496927">
            <text:p>-0.1064546325</text:p>
          </table:table-cell>
          <table:table-cell table:formula="of:=[.O925]*[.O925]" office:value-type="float" office:value="0.0113325887800558">
            <text:p>0.0113325888</text:p>
          </table:table-cell>
        </table:table-row>
        <table:table-row table:style-name="ro1">
          <table:table-cell/>
          <table:table-cell table:formula="of:=RAND()" office:value-type="float" office:value="0.324263743124902">
            <text:p>0.3242637431</text:p>
          </table:table-cell>
          <table:table-cell table:formula="of:=RAND()" office:value-type="float" office:value="0.777992878807709">
            <text:p>0.7779928788</text:p>
          </table:table-cell>
          <table:table-cell table:formula="of:=RAND()" office:value-type="float" office:value="0.153575571952388">
            <text:p>0.153575572</text:p>
          </table:table-cell>
          <table:table-cell table:formula="of:=RAND()" office:value-type="float" office:value="0.993313089944422">
            <text:p>0.9933130899</text:p>
          </table:table-cell>
          <table:table-cell table:formula="of:=RAND()" office:value-type="float" office:value="0.640760369366035">
            <text:p>0.6407603694</text:p>
          </table:table-cell>
          <table:table-cell table:formula="of:=RAND()" office:value-type="float" office:value="0.444164470303804">
            <text:p>0.4441644703</text:p>
          </table:table-cell>
          <table:table-cell table:formula="of:=RAND()" office:value-type="float" office:value="0.000928261084482074">
            <text:p>0.0009282611</text:p>
          </table:table-cell>
          <table:table-cell table:formula="of:=RAND()" office:value-type="float" office:value="0.185797980753705">
            <text:p>0.1857979808</text:p>
          </table:table-cell>
          <table:table-cell table:formula="of:=RAND()" office:value-type="float" office:value="0.815518716350198">
            <text:p>0.8155187164</text:p>
          </table:table-cell>
          <table:table-cell table:formula="of:=RAND()" office:value-type="float" office:value="0.728777654934675">
            <text:p>0.7287776549</text:p>
          </table:table-cell>
          <table:table-cell table:formula="of:=RAND()" office:value-type="float" office:value="0.127507908036932">
            <text:p>0.127507908</text:p>
          </table:table-cell>
          <table:table-cell table:formula="of:=RAND()" office:value-type="float" office:value="0.439936018548906">
            <text:p>0.4399360185</text:p>
          </table:table-cell>
          <table:table-cell table:formula="of:=SUM([.B926:.M926])-6" office:value-type="float" office:value="-0.367463336791843">
            <text:p>-0.3674633368</text:p>
          </table:table-cell>
          <table:table-cell table:formula="of:=[.N926]-[.$G$6]" office:value-type="float" office:value="-0.343722346257884">
            <text:p>-0.3437223463</text:p>
          </table:table-cell>
          <table:table-cell table:formula="of:=[.O926]*[.O926]" office:value-type="float" office:value="0.118145051317025">
            <text:p>0.1181450513</text:p>
          </table:table-cell>
        </table:table-row>
        <table:table-row table:style-name="ro1">
          <table:table-cell/>
          <table:table-cell table:formula="of:=RAND()" office:value-type="float" office:value="0.137985092354938">
            <text:p>0.1379850924</text:p>
          </table:table-cell>
          <table:table-cell table:formula="of:=RAND()" office:value-type="float" office:value="0.717880833894014">
            <text:p>0.7178808339</text:p>
          </table:table-cell>
          <table:table-cell table:formula="of:=RAND()" office:value-type="float" office:value="0.316321248654276">
            <text:p>0.3163212487</text:p>
          </table:table-cell>
          <table:table-cell table:formula="of:=RAND()" office:value-type="float" office:value="0.41290645301342">
            <text:p>0.412906453</text:p>
          </table:table-cell>
          <table:table-cell table:formula="of:=RAND()" office:value-type="float" office:value="0.943680362310261">
            <text:p>0.9436803623</text:p>
          </table:table-cell>
          <table:table-cell table:formula="of:=RAND()" office:value-type="float" office:value="0.312785780057311">
            <text:p>0.3127857801</text:p>
          </table:table-cell>
          <table:table-cell table:formula="of:=RAND()" office:value-type="float" office:value="0.673500879434869">
            <text:p>0.6735008794</text:p>
          </table:table-cell>
          <table:table-cell table:formula="of:=RAND()" office:value-type="float" office:value="0.247763606021181">
            <text:p>0.247763606</text:p>
          </table:table-cell>
          <table:table-cell table:formula="of:=RAND()" office:value-type="float" office:value="0.563727472908795">
            <text:p>0.5637274729</text:p>
          </table:table-cell>
          <table:table-cell table:formula="of:=RAND()" office:value-type="float" office:value="0.00997485895641148">
            <text:p>0.009974859</text:p>
          </table:table-cell>
          <table:table-cell table:formula="of:=RAND()" office:value-type="float" office:value="0.257679788628593">
            <text:p>0.2576797886</text:p>
          </table:table-cell>
          <table:table-cell table:formula="of:=RAND()" office:value-type="float" office:value="0.205129969166592">
            <text:p>0.2051299692</text:p>
          </table:table-cell>
          <table:table-cell table:formula="of:=SUM([.B927:.M927])-6" office:value-type="float" office:value="-1.20066365459934">
            <text:p>-1.2006636546</text:p>
          </table:table-cell>
          <table:table-cell table:formula="of:=[.N927]-[.$G$6]" office:value-type="float" office:value="-1.17692266406538">
            <text:p>-1.1769226641</text:p>
          </table:table-cell>
          <table:table-cell table:formula="of:=[.O927]*[.O927]" office:value-type="float" office:value="1.38514695719075">
            <text:p>1.3851469572</text:p>
          </table:table-cell>
        </table:table-row>
        <table:table-row table:style-name="ro1">
          <table:table-cell/>
          <table:table-cell table:formula="of:=RAND()" office:value-type="float" office:value="0.741024238290265">
            <text:p>0.7410242383</text:p>
          </table:table-cell>
          <table:table-cell table:formula="of:=RAND()" office:value-type="float" office:value="0.404680073494092">
            <text:p>0.4046800735</text:p>
          </table:table-cell>
          <table:table-cell table:formula="of:=RAND()" office:value-type="float" office:value="0.77565312338993">
            <text:p>0.7756531234</text:p>
          </table:table-cell>
          <table:table-cell table:formula="of:=RAND()" office:value-type="float" office:value="0.598834709497169">
            <text:p>0.5988347095</text:p>
          </table:table-cell>
          <table:table-cell table:formula="of:=RAND()" office:value-type="float" office:value="0.16322618117556">
            <text:p>0.1632261812</text:p>
          </table:table-cell>
          <table:table-cell table:formula="of:=RAND()" office:value-type="float" office:value="0.229921909049153">
            <text:p>0.229921909</text:p>
          </table:table-cell>
          <table:table-cell table:formula="of:=RAND()" office:value-type="float" office:value="0.530047674896196">
            <text:p>0.5300476749</text:p>
          </table:table-cell>
          <table:table-cell table:formula="of:=RAND()" office:value-type="float" office:value="0.81106813554652">
            <text:p>0.8110681355</text:p>
          </table:table-cell>
          <table:table-cell table:formula="of:=RAND()" office:value-type="float" office:value="0.273697548313066">
            <text:p>0.2736975483</text:p>
          </table:table-cell>
          <table:table-cell table:formula="of:=RAND()" office:value-type="float" office:value="0.283939494751394">
            <text:p>0.2839394948</text:p>
          </table:table-cell>
          <table:table-cell table:formula="of:=RAND()" office:value-type="float" office:value="0.748575410339981">
            <text:p>0.7485754103</text:p>
          </table:table-cell>
          <table:table-cell table:formula="of:=RAND()" office:value-type="float" office:value="0.959609237965196">
            <text:p>0.959609238</text:p>
          </table:table-cell>
          <table:table-cell table:formula="of:=SUM([.B928:.M928])-6" office:value-type="float" office:value="0.520277736708522">
            <text:p>0.5202777367</text:p>
          </table:table-cell>
          <table:table-cell table:formula="of:=[.N928]-[.$G$6]" office:value-type="float" office:value="0.544018727242481">
            <text:p>0.5440187272</text:p>
          </table:table-cell>
          <table:table-cell table:formula="of:=[.O928]*[.O928]" office:value-type="float" office:value="0.295956375590529">
            <text:p>0.2959563756</text:p>
          </table:table-cell>
        </table:table-row>
        <table:table-row table:style-name="ro1">
          <table:table-cell/>
          <table:table-cell table:formula="of:=RAND()" office:value-type="float" office:value="0.120947440620512">
            <text:p>0.1209474406</text:p>
          </table:table-cell>
          <table:table-cell table:formula="of:=RAND()" office:value-type="float" office:value="0.175356113817543">
            <text:p>0.1753561138</text:p>
          </table:table-cell>
          <table:table-cell table:formula="of:=RAND()" office:value-type="float" office:value="0.624763817293569">
            <text:p>0.6247638173</text:p>
          </table:table-cell>
          <table:table-cell table:formula="of:=RAND()" office:value-type="float" office:value="0.554447178961709">
            <text:p>0.554447179</text:p>
          </table:table-cell>
          <table:table-cell table:formula="of:=RAND()" office:value-type="float" office:value="0.524910966167226">
            <text:p>0.5249109662</text:p>
          </table:table-cell>
          <table:table-cell table:formula="of:=RAND()" office:value-type="float" office:value="0.868455947376788">
            <text:p>0.8684559474</text:p>
          </table:table-cell>
          <table:table-cell table:formula="of:=RAND()" office:value-type="float" office:value="0.713244633283466">
            <text:p>0.7132446333</text:p>
          </table:table-cell>
          <table:table-cell table:formula="of:=RAND()" office:value-type="float" office:value="0.424382267985493">
            <text:p>0.424382268</text:p>
          </table:table-cell>
          <table:table-cell table:formula="of:=RAND()" office:value-type="float" office:value="0.878618103917688">
            <text:p>0.8786181039</text:p>
          </table:table-cell>
          <table:table-cell table:formula="of:=RAND()" office:value-type="float" office:value="0.658238557633013">
            <text:p>0.6582385576</text:p>
          </table:table-cell>
          <table:table-cell table:formula="of:=RAND()" office:value-type="float" office:value="0.738400696311146">
            <text:p>0.7384006963</text:p>
          </table:table-cell>
          <table:table-cell table:formula="of:=RAND()" office:value-type="float" office:value="0.224231520900503">
            <text:p>0.2242315209</text:p>
          </table:table-cell>
          <table:table-cell table:formula="of:=SUM([.B929:.M929])-6" office:value-type="float" office:value="0.505997244268656">
            <text:p>0.5059972443</text:p>
          </table:table-cell>
          <table:table-cell table:formula="of:=[.N929]-[.$G$6]" office:value-type="float" office:value="0.529738234802615">
            <text:p>0.5297382348</text:p>
          </table:table-cell>
          <table:table-cell table:formula="of:=[.O929]*[.O929]" office:value-type="float" office:value="0.28062259741179">
            <text:p>0.2806225974</text:p>
          </table:table-cell>
        </table:table-row>
        <table:table-row table:style-name="ro1">
          <table:table-cell/>
          <table:table-cell table:formula="of:=RAND()" office:value-type="float" office:value="0.666782876942307">
            <text:p>0.6667828769</text:p>
          </table:table-cell>
          <table:table-cell table:formula="of:=RAND()" office:value-type="float" office:value="0.999768561217934">
            <text:p>0.9997685612</text:p>
          </table:table-cell>
          <table:table-cell table:formula="of:=RAND()" office:value-type="float" office:value="0.454712873091921">
            <text:p>0.4547128731</text:p>
          </table:table-cell>
          <table:table-cell table:formula="of:=RAND()" office:value-type="float" office:value="0.870604585390538">
            <text:p>0.8706045854</text:p>
          </table:table-cell>
          <table:table-cell table:formula="of:=RAND()" office:value-type="float" office:value="0.634565684013069">
            <text:p>0.634565684</text:p>
          </table:table-cell>
          <table:table-cell table:formula="of:=RAND()" office:value-type="float" office:value="0.929797853110358">
            <text:p>0.9297978531</text:p>
          </table:table-cell>
          <table:table-cell table:formula="of:=RAND()" office:value-type="float" office:value="0.170328637352213">
            <text:p>0.1703286374</text:p>
          </table:table-cell>
          <table:table-cell table:formula="of:=RAND()" office:value-type="float" office:value="0.651627176674083">
            <text:p>0.6516271767</text:p>
          </table:table-cell>
          <table:table-cell table:formula="of:=RAND()" office:value-type="float" office:value="0.0675458076875657">
            <text:p>0.0675458077</text:p>
          </table:table-cell>
          <table:table-cell table:formula="of:=RAND()" office:value-type="float" office:value="0.399958972586319">
            <text:p>0.3999589726</text:p>
          </table:table-cell>
          <table:table-cell table:formula="of:=RAND()" office:value-type="float" office:value="0.739221609430388">
            <text:p>0.7392216094</text:p>
          </table:table-cell>
          <table:table-cell table:formula="of:=RAND()" office:value-type="float" office:value="0.0039915288798511">
            <text:p>0.0039915289</text:p>
          </table:table-cell>
          <table:table-cell table:formula="of:=SUM([.B930:.M930])-6" office:value-type="float" office:value="0.588906166376546">
            <text:p>0.5889061664</text:p>
          </table:table-cell>
          <table:table-cell table:formula="of:=[.N930]-[.$G$6]" office:value-type="float" office:value="0.612647156910505">
            <text:p>0.6126471569</text:p>
          </table:table-cell>
          <table:table-cell table:formula="of:=[.O930]*[.O930]" office:value-type="float" office:value="0.375336538870525">
            <text:p>0.3753365389</text:p>
          </table:table-cell>
        </table:table-row>
        <table:table-row table:style-name="ro1">
          <table:table-cell/>
          <table:table-cell table:formula="of:=RAND()" office:value-type="float" office:value="0.548523572506383">
            <text:p>0.5485235725</text:p>
          </table:table-cell>
          <table:table-cell table:formula="of:=RAND()" office:value-type="float" office:value="0.323169867042452">
            <text:p>0.323169867</text:p>
          </table:table-cell>
          <table:table-cell table:formula="of:=RAND()" office:value-type="float" office:value="0.372956476872787">
            <text:p>0.3729564769</text:p>
          </table:table-cell>
          <table:table-cell table:formula="of:=RAND()" office:value-type="float" office:value="0.246711025713012">
            <text:p>0.2467110257</text:p>
          </table:table-cell>
          <table:table-cell table:formula="of:=RAND()" office:value-type="float" office:value="0.21477541862987">
            <text:p>0.2147754186</text:p>
          </table:table-cell>
          <table:table-cell table:formula="of:=RAND()" office:value-type="float" office:value="0.147806202061474">
            <text:p>0.1478062021</text:p>
          </table:table-cell>
          <table:table-cell table:formula="of:=RAND()" office:value-type="float" office:value="0.921742694685236">
            <text:p>0.9217426947</text:p>
          </table:table-cell>
          <table:table-cell table:formula="of:=RAND()" office:value-type="float" office:value="0.456569166621193">
            <text:p>0.4565691666</text:p>
          </table:table-cell>
          <table:table-cell table:formula="of:=RAND()" office:value-type="float" office:value="0.679244275437668">
            <text:p>0.6792442754</text:p>
          </table:table-cell>
          <table:table-cell table:formula="of:=RAND()" office:value-type="float" office:value="0.262545909965411">
            <text:p>0.26254591</text:p>
          </table:table-cell>
          <table:table-cell table:formula="of:=RAND()" office:value-type="float" office:value="0.349760232726112">
            <text:p>0.3497602327</text:p>
          </table:table-cell>
          <table:table-cell table:formula="of:=RAND()" office:value-type="float" office:value="0.112383859697729">
            <text:p>0.1123838597</text:p>
          </table:table-cell>
          <table:table-cell table:formula="of:=SUM([.B931:.M931])-6" office:value-type="float" office:value="-1.36381129804067">
            <text:p>-1.363811298</text:p>
          </table:table-cell>
          <table:table-cell table:formula="of:=[.N931]-[.$G$6]" office:value-type="float" office:value="-1.34007030750671">
            <text:p>-1.3400703075</text:p>
          </table:table-cell>
          <table:table-cell table:formula="of:=[.O931]*[.O931]" office:value-type="float" office:value="1.79578842906114">
            <text:p>1.7957884291</text:p>
          </table:table-cell>
        </table:table-row>
        <table:table-row table:style-name="ro1">
          <table:table-cell/>
          <table:table-cell table:formula="of:=RAND()" office:value-type="float" office:value="0.837362214457244">
            <text:p>0.8373622145</text:p>
          </table:table-cell>
          <table:table-cell table:formula="of:=RAND()" office:value-type="float" office:value="0.796832226682454">
            <text:p>0.7968322267</text:p>
          </table:table-cell>
          <table:table-cell table:formula="of:=RAND()" office:value-type="float" office:value="0.898991237394512">
            <text:p>0.8989912374</text:p>
          </table:table-cell>
          <table:table-cell table:formula="of:=RAND()" office:value-type="float" office:value="0.175557862967253">
            <text:p>0.175557863</text:p>
          </table:table-cell>
          <table:table-cell table:formula="of:=RAND()" office:value-type="float" office:value="0.0965138438623399">
            <text:p>0.0965138439</text:p>
          </table:table-cell>
          <table:table-cell table:formula="of:=RAND()" office:value-type="float" office:value="0.057766052428633">
            <text:p>0.0577660524</text:p>
          </table:table-cell>
          <table:table-cell table:formula="of:=RAND()" office:value-type="float" office:value="0.0288982021156698">
            <text:p>0.0288982021</text:p>
          </table:table-cell>
          <table:table-cell table:formula="of:=RAND()" office:value-type="float" office:value="0.188395765610039">
            <text:p>0.1883957656</text:p>
          </table:table-cell>
          <table:table-cell table:formula="of:=RAND()" office:value-type="float" office:value="0.186673848889768">
            <text:p>0.1866738489</text:p>
          </table:table-cell>
          <table:table-cell table:formula="of:=RAND()" office:value-type="float" office:value="0.291669749421999">
            <text:p>0.2916697494</text:p>
          </table:table-cell>
          <table:table-cell table:formula="of:=RAND()" office:value-type="float" office:value="0.0489592207595706">
            <text:p>0.0489592208</text:p>
          </table:table-cell>
          <table:table-cell table:formula="of:=RAND()" office:value-type="float" office:value="0.198259095661342">
            <text:p>0.1982590957</text:p>
          </table:table-cell>
          <table:table-cell table:formula="of:=SUM([.B932:.M932])-6" office:value-type="float" office:value="-2.19412067974918">
            <text:p>-2.1941206797</text:p>
          </table:table-cell>
          <table:table-cell table:formula="of:=[.N932]-[.$G$6]" office:value-type="float" office:value="-2.17037968921522">
            <text:p>-2.1703796892</text:p>
          </table:table-cell>
          <table:table-cell table:formula="of:=[.O932]*[.O932]" office:value-type="float" office:value="4.71054799535794">
            <text:p>4.7105479954</text:p>
          </table:table-cell>
        </table:table-row>
        <table:table-row table:style-name="ro1">
          <table:table-cell/>
          <table:table-cell table:formula="of:=RAND()" office:value-type="float" office:value="0.411933024181053">
            <text:p>0.4119330242</text:p>
          </table:table-cell>
          <table:table-cell table:formula="of:=RAND()" office:value-type="float" office:value="0.480132698314264">
            <text:p>0.4801326983</text:p>
          </table:table-cell>
          <table:table-cell table:formula="of:=RAND()" office:value-type="float" office:value="0.104927838779986">
            <text:p>0.1049278388</text:p>
          </table:table-cell>
          <table:table-cell table:formula="of:=RAND()" office:value-type="float" office:value="0.306385825388134">
            <text:p>0.3063858254</text:p>
          </table:table-cell>
          <table:table-cell table:formula="of:=RAND()" office:value-type="float" office:value="0.102276725228876">
            <text:p>0.1022767252</text:p>
          </table:table-cell>
          <table:table-cell table:formula="of:=RAND()" office:value-type="float" office:value="0.426104837330058">
            <text:p>0.4261048373</text:p>
          </table:table-cell>
          <table:table-cell table:formula="of:=RAND()" office:value-type="float" office:value="0.194979278137907">
            <text:p>0.1949792781</text:p>
          </table:table-cell>
          <table:table-cell table:formula="of:=RAND()" office:value-type="float" office:value="0.749911673134193">
            <text:p>0.7499116731</text:p>
          </table:table-cell>
          <table:table-cell table:formula="of:=RAND()" office:value-type="float" office:value="0.492049056105316">
            <text:p>0.4920490561</text:p>
          </table:table-cell>
          <table:table-cell table:formula="of:=RAND()" office:value-type="float" office:value="0.671589258592576">
            <text:p>0.6715892586</text:p>
          </table:table-cell>
          <table:table-cell table:formula="of:=RAND()" office:value-type="float" office:value="0.122874516062438">
            <text:p>0.1228745161</text:p>
          </table:table-cell>
          <table:table-cell table:formula="of:=RAND()" office:value-type="float" office:value="0.176985135534778">
            <text:p>0.1769851355</text:p>
          </table:table-cell>
          <table:table-cell table:formula="of:=SUM([.B933:.M933])-6" office:value-type="float" office:value="-1.75985013321042">
            <text:p>-1.7598501332</text:p>
          </table:table-cell>
          <table:table-cell table:formula="of:=[.N933]-[.$G$6]" office:value-type="float" office:value="-1.73610914267646">
            <text:p>-1.7361091427</text:p>
          </table:table-cell>
          <table:table-cell table:formula="of:=[.O933]*[.O933]" office:value-type="float" office:value="3.0140749552848">
            <text:p>3.0140749553</text:p>
          </table:table-cell>
        </table:table-row>
        <table:table-row table:style-name="ro1">
          <table:table-cell/>
          <table:table-cell table:formula="of:=RAND()" office:value-type="float" office:value="0.550388832576573">
            <text:p>0.5503888326</text:p>
          </table:table-cell>
          <table:table-cell table:formula="of:=RAND()" office:value-type="float" office:value="0.350467829732224">
            <text:p>0.3504678297</text:p>
          </table:table-cell>
          <table:table-cell table:formula="of:=RAND()" office:value-type="float" office:value="0.503478233003989">
            <text:p>0.503478233</text:p>
          </table:table-cell>
          <table:table-cell table:formula="of:=RAND()" office:value-type="float" office:value="0.234083391493186">
            <text:p>0.2340833915</text:p>
          </table:table-cell>
          <table:table-cell table:formula="of:=RAND()" office:value-type="float" office:value="0.986719363834709">
            <text:p>0.9867193638</text:p>
          </table:table-cell>
          <table:table-cell table:formula="of:=RAND()" office:value-type="float" office:value="0.517784772906452">
            <text:p>0.5177847729</text:p>
          </table:table-cell>
          <table:table-cell table:formula="of:=RAND()" office:value-type="float" office:value="0.962498462758958">
            <text:p>0.9624984628</text:p>
          </table:table-cell>
          <table:table-cell table:formula="of:=RAND()" office:value-type="float" office:value="0.865202546818182">
            <text:p>0.8652025468</text:p>
          </table:table-cell>
          <table:table-cell table:formula="of:=RAND()" office:value-type="float" office:value="0.754022566834465">
            <text:p>0.7540225668</text:p>
          </table:table-cell>
          <table:table-cell table:formula="of:=RAND()" office:value-type="float" office:value="0.413848710944876">
            <text:p>0.4138487109</text:p>
          </table:table-cell>
          <table:table-cell table:formula="of:=RAND()" office:value-type="float" office:value="0.078380961669609">
            <text:p>0.0783809617</text:p>
          </table:table-cell>
          <table:table-cell table:formula="of:=RAND()" office:value-type="float" office:value="0.934421945596114">
            <text:p>0.9344219456</text:p>
          </table:table-cell>
          <table:table-cell table:formula="of:=SUM([.B934:.M934])-6" office:value-type="float" office:value="1.15129761816934">
            <text:p>1.1512976182</text:p>
          </table:table-cell>
          <table:table-cell table:formula="of:=[.N934]-[.$G$6]" office:value-type="float" office:value="1.1750386087033">
            <text:p>1.1750386087</text:p>
          </table:table-cell>
          <table:table-cell table:formula="of:=[.O934]*[.O934]" office:value-type="float" office:value="1.38071573194338">
            <text:p>1.3807157319</text:p>
          </table:table-cell>
        </table:table-row>
        <table:table-row table:style-name="ro1">
          <table:table-cell/>
          <table:table-cell table:formula="of:=RAND()" office:value-type="float" office:value="0.216975297546014">
            <text:p>0.2169752975</text:p>
          </table:table-cell>
          <table:table-cell table:formula="of:=RAND()" office:value-type="float" office:value="0.665887149283662">
            <text:p>0.6658871493</text:p>
          </table:table-cell>
          <table:table-cell table:formula="of:=RAND()" office:value-type="float" office:value="0.334599663037807">
            <text:p>0.334599663</text:p>
          </table:table-cell>
          <table:table-cell table:formula="of:=RAND()" office:value-type="float" office:value="0.097716586664319">
            <text:p>0.0977165867</text:p>
          </table:table-cell>
          <table:table-cell table:formula="of:=RAND()" office:value-type="float" office:value="0.999712018063292">
            <text:p>0.9997120181</text:p>
          </table:table-cell>
          <table:table-cell table:formula="of:=RAND()" office:value-type="float" office:value="0.444232956971973">
            <text:p>0.444232957</text:p>
          </table:table-cell>
          <table:table-cell table:formula="of:=RAND()" office:value-type="float" office:value="0.605234741000459">
            <text:p>0.605234741</text:p>
          </table:table-cell>
          <table:table-cell table:formula="of:=RAND()" office:value-type="float" office:value="0.33329460513778">
            <text:p>0.3332946051</text:p>
          </table:table-cell>
          <table:table-cell table:formula="of:=RAND()" office:value-type="float" office:value="0.465161744272336">
            <text:p>0.4651617443</text:p>
          </table:table-cell>
          <table:table-cell table:formula="of:=RAND()" office:value-type="float" office:value="0.418142391135916">
            <text:p>0.4181423911</text:p>
          </table:table-cell>
          <table:table-cell table:formula="of:=RAND()" office:value-type="float" office:value="0.779735593823716">
            <text:p>0.7797355938</text:p>
          </table:table-cell>
          <table:table-cell table:formula="of:=RAND()" office:value-type="float" office:value="0.674033677671105">
            <text:p>0.6740336777</text:p>
          </table:table-cell>
          <table:table-cell table:formula="of:=SUM([.B935:.M935])-6" office:value-type="float" office:value="0.0347264246083796">
            <text:p>0.0347264246</text:p>
          </table:table-cell>
          <table:table-cell table:formula="of:=[.N935]-[.$G$6]" office:value-type="float" office:value="0.0584674151423387">
            <text:p>0.0584674151</text:p>
          </table:table-cell>
          <table:table-cell table:formula="of:=[.O935]*[.O935]" office:value-type="float" office:value="0.00341843863342658">
            <text:p>0.0034184386</text:p>
          </table:table-cell>
        </table:table-row>
        <table:table-row table:style-name="ro1">
          <table:table-cell/>
          <table:table-cell table:formula="of:=RAND()" office:value-type="float" office:value="0.0988731826655567">
            <text:p>0.0988731827</text:p>
          </table:table-cell>
          <table:table-cell table:formula="of:=RAND()" office:value-type="float" office:value="0.085790075128898">
            <text:p>0.0857900751</text:p>
          </table:table-cell>
          <table:table-cell table:formula="of:=RAND()" office:value-type="float" office:value="0.128009762149304">
            <text:p>0.1280097621</text:p>
          </table:table-cell>
          <table:table-cell table:formula="of:=RAND()" office:value-type="float" office:value="0.950697652529925">
            <text:p>0.9506976525</text:p>
          </table:table-cell>
          <table:table-cell table:formula="of:=RAND()" office:value-type="float" office:value="0.497359653469175">
            <text:p>0.4973596535</text:p>
          </table:table-cell>
          <table:table-cell table:formula="of:=RAND()" office:value-type="float" office:value="0.0192479901015759">
            <text:p>0.0192479901</text:p>
          </table:table-cell>
          <table:table-cell table:formula="of:=RAND()" office:value-type="float" office:value="0.661528762895614">
            <text:p>0.6615287629</text:p>
          </table:table-cell>
          <table:table-cell table:formula="of:=RAND()" office:value-type="float" office:value="0.709503415273503">
            <text:p>0.7095034153</text:p>
          </table:table-cell>
          <table:table-cell table:formula="of:=RAND()" office:value-type="float" office:value="0.623558639315888">
            <text:p>0.6235586393</text:p>
          </table:table-cell>
          <table:table-cell table:formula="of:=RAND()" office:value-type="float" office:value="0.595391141716391">
            <text:p>0.5953911417</text:p>
          </table:table-cell>
          <table:table-cell table:formula="of:=RAND()" office:value-type="float" office:value="0.615534775657579">
            <text:p>0.6155347757</text:p>
          </table:table-cell>
          <table:table-cell table:formula="of:=RAND()" office:value-type="float" office:value="0.397251253714785">
            <text:p>0.3972512537</text:p>
          </table:table-cell>
          <table:table-cell table:formula="of:=SUM([.B936:.M936])-6" office:value-type="float" office:value="-0.617253695381805">
            <text:p>-0.6172536954</text:p>
          </table:table-cell>
          <table:table-cell table:formula="of:=[.N936]-[.$G$6]" office:value-type="float" office:value="-0.593512704847846">
            <text:p>-0.5935127048</text:p>
          </table:table-cell>
          <table:table-cell table:formula="of:=[.O936]*[.O936]" office:value-type="float" office:value="0.352257330815806">
            <text:p>0.3522573308</text:p>
          </table:table-cell>
        </table:table-row>
        <table:table-row table:style-name="ro1">
          <table:table-cell/>
          <table:table-cell table:formula="of:=RAND()" office:value-type="float" office:value="0.852845624554902">
            <text:p>0.8528456246</text:p>
          </table:table-cell>
          <table:table-cell table:formula="of:=RAND()" office:value-type="float" office:value="0.632681126706302">
            <text:p>0.6326811267</text:p>
          </table:table-cell>
          <table:table-cell table:formula="of:=RAND()" office:value-type="float" office:value="0.71810834784992">
            <text:p>0.7181083478</text:p>
          </table:table-cell>
          <table:table-cell table:formula="of:=RAND()" office:value-type="float" office:value="0.78534643817693">
            <text:p>0.7853464382</text:p>
          </table:table-cell>
          <table:table-cell table:formula="of:=RAND()" office:value-type="float" office:value="0.0332858564797789">
            <text:p>0.0332858565</text:p>
          </table:table-cell>
          <table:table-cell table:formula="of:=RAND()" office:value-type="float" office:value="0.636624314123765">
            <text:p>0.6366243141</text:p>
          </table:table-cell>
          <table:table-cell table:formula="of:=RAND()" office:value-type="float" office:value="0.481127562001348">
            <text:p>0.481127562</text:p>
          </table:table-cell>
          <table:table-cell table:formula="of:=RAND()" office:value-type="float" office:value="0.240711750462651">
            <text:p>0.2407117505</text:p>
          </table:table-cell>
          <table:table-cell table:formula="of:=RAND()" office:value-type="float" office:value="0.547969588078558">
            <text:p>0.5479695881</text:p>
          </table:table-cell>
          <table:table-cell table:formula="of:=RAND()" office:value-type="float" office:value="0.480030569946393">
            <text:p>0.4800305699</text:p>
          </table:table-cell>
          <table:table-cell table:formula="of:=RAND()" office:value-type="float" office:value="0.155861713457853">
            <text:p>0.1558617135</text:p>
          </table:table-cell>
          <table:table-cell table:formula="of:=RAND()" office:value-type="float" office:value="0.812749780248851">
            <text:p>0.8127497802</text:p>
          </table:table-cell>
          <table:table-cell table:formula="of:=SUM([.B937:.M937])-6" office:value-type="float" office:value="0.377342672087252">
            <text:p>0.3773426721</text:p>
          </table:table-cell>
          <table:table-cell table:formula="of:=[.N937]-[.$G$6]" office:value-type="float" office:value="0.401083662621211">
            <text:p>0.4010836626</text:p>
          </table:table-cell>
          <table:table-cell table:formula="of:=[.O937]*[.O937]" office:value-type="float" office:value="0.160868104421646">
            <text:p>0.1608681044</text:p>
          </table:table-cell>
        </table:table-row>
        <table:table-row table:style-name="ro1">
          <table:table-cell/>
          <table:table-cell table:formula="of:=RAND()" office:value-type="float" office:value="0.72160901571624">
            <text:p>0.7216090157</text:p>
          </table:table-cell>
          <table:table-cell table:formula="of:=RAND()" office:value-type="float" office:value="0.116832942701876">
            <text:p>0.1168329427</text:p>
          </table:table-cell>
          <table:table-cell table:formula="of:=RAND()" office:value-type="float" office:value="0.245852610561997">
            <text:p>0.2458526106</text:p>
          </table:table-cell>
          <table:table-cell table:formula="of:=RAND()" office:value-type="float" office:value="0.98586765001528">
            <text:p>0.98586765</text:p>
          </table:table-cell>
          <table:table-cell table:formula="of:=RAND()" office:value-type="float" office:value="0.0575950581114739">
            <text:p>0.0575950581</text:p>
          </table:table-cell>
          <table:table-cell table:formula="of:=RAND()" office:value-type="float" office:value="0.407418038230389">
            <text:p>0.4074180382</text:p>
          </table:table-cell>
          <table:table-cell table:formula="of:=RAND()" office:value-type="float" office:value="0.213874128647149">
            <text:p>0.2138741286</text:p>
          </table:table-cell>
          <table:table-cell table:formula="of:=RAND()" office:value-type="float" office:value="0.431649847421795">
            <text:p>0.4316498474</text:p>
          </table:table-cell>
          <table:table-cell table:formula="of:=RAND()" office:value-type="float" office:value="0.945685156388208">
            <text:p>0.9456851564</text:p>
          </table:table-cell>
          <table:table-cell table:formula="of:=RAND()" office:value-type="float" office:value="0.455306317424402">
            <text:p>0.4553063174</text:p>
          </table:table-cell>
          <table:table-cell table:formula="of:=RAND()" office:value-type="float" office:value="0.591225044103339">
            <text:p>0.5912250441</text:p>
          </table:table-cell>
          <table:table-cell table:formula="of:=RAND()" office:value-type="float" office:value="0.701411276124418">
            <text:p>0.7014112761</text:p>
          </table:table-cell>
          <table:table-cell table:formula="of:=SUM([.B938:.M938])-6" office:value-type="float" office:value="-0.125672914553434">
            <text:p>-0.1256729146</text:p>
          </table:table-cell>
          <table:table-cell table:formula="of:=[.N938]-[.$G$6]" office:value-type="float" office:value="-0.101931924019475">
            <text:p>-0.101931924</text:p>
          </table:table-cell>
          <table:table-cell table:formula="of:=[.O938]*[.O938]" office:value-type="float" office:value="0.0103901171343119">
            <text:p>0.0103901171</text:p>
          </table:table-cell>
        </table:table-row>
        <table:table-row table:style-name="ro1">
          <table:table-cell/>
          <table:table-cell table:formula="of:=RAND()" office:value-type="float" office:value="0.930528732948005">
            <text:p>0.9305287329</text:p>
          </table:table-cell>
          <table:table-cell table:formula="of:=RAND()" office:value-type="float" office:value="0.837157845962793">
            <text:p>0.837157846</text:p>
          </table:table-cell>
          <table:table-cell table:formula="of:=RAND()" office:value-type="float" office:value="0.0454205425921828">
            <text:p>0.0454205426</text:p>
          </table:table-cell>
          <table:table-cell table:formula="of:=RAND()" office:value-type="float" office:value="0.487969832029194">
            <text:p>0.487969832</text:p>
          </table:table-cell>
          <table:table-cell table:formula="of:=RAND()" office:value-type="float" office:value="0.168053548317403">
            <text:p>0.1680535483</text:p>
          </table:table-cell>
          <table:table-cell table:formula="of:=RAND()" office:value-type="float" office:value="0.499796765390784">
            <text:p>0.4997967654</text:p>
          </table:table-cell>
          <table:table-cell table:formula="of:=RAND()" office:value-type="float" office:value="0.295380401890725">
            <text:p>0.2953804019</text:p>
          </table:table-cell>
          <table:table-cell table:formula="of:=RAND()" office:value-type="float" office:value="0.275228922488168">
            <text:p>0.2752289225</text:p>
          </table:table-cell>
          <table:table-cell table:formula="of:=RAND()" office:value-type="float" office:value="0.84392667398788">
            <text:p>0.843926674</text:p>
          </table:table-cell>
          <table:table-cell table:formula="of:=RAND()" office:value-type="float" office:value="0.26895058946684">
            <text:p>0.2689505895</text:p>
          </table:table-cell>
          <table:table-cell table:formula="of:=RAND()" office:value-type="float" office:value="0.347268583020195">
            <text:p>0.347268583</text:p>
          </table:table-cell>
          <table:table-cell table:formula="of:=RAND()" office:value-type="float" office:value="0.694715286139399">
            <text:p>0.6947152861</text:p>
          </table:table-cell>
          <table:table-cell table:formula="of:=SUM([.B939:.M939])-6" office:value-type="float" office:value="-0.305602275766432">
            <text:p>-0.3056022758</text:p>
          </table:table-cell>
          <table:table-cell table:formula="of:=[.N939]-[.$G$6]" office:value-type="float" office:value="-0.281861285232473">
            <text:p>-0.2818612852</text:p>
          </table:table-cell>
          <table:table-cell table:formula="of:=[.O939]*[.O939]" office:value-type="float" office:value="0.0794457841129016">
            <text:p>0.0794457841</text:p>
          </table:table-cell>
        </table:table-row>
        <table:table-row table:style-name="ro1">
          <table:table-cell/>
          <table:table-cell table:formula="of:=RAND()" office:value-type="float" office:value="0.208141303621232">
            <text:p>0.2081413036</text:p>
          </table:table-cell>
          <table:table-cell table:formula="of:=RAND()" office:value-type="float" office:value="0.478408238384873">
            <text:p>0.4784082384</text:p>
          </table:table-cell>
          <table:table-cell table:formula="of:=RAND()" office:value-type="float" office:value="0.736625344492495">
            <text:p>0.7366253445</text:p>
          </table:table-cell>
          <table:table-cell table:formula="of:=RAND()" office:value-type="float" office:value="0.779990225564688">
            <text:p>0.7799902256</text:p>
          </table:table-cell>
          <table:table-cell table:formula="of:=RAND()" office:value-type="float" office:value="0.908222871599719">
            <text:p>0.9082228716</text:p>
          </table:table-cell>
          <table:table-cell table:formula="of:=RAND()" office:value-type="float" office:value="0.35632480471395">
            <text:p>0.3563248047</text:p>
          </table:table-cell>
          <table:table-cell table:formula="of:=RAND()" office:value-type="float" office:value="0.628681808244437">
            <text:p>0.6286818082</text:p>
          </table:table-cell>
          <table:table-cell table:formula="of:=RAND()" office:value-type="float" office:value="0.479355280986056">
            <text:p>0.479355281</text:p>
          </table:table-cell>
          <table:table-cell table:formula="of:=RAND()" office:value-type="float" office:value="0.163243929855526">
            <text:p>0.1632439299</text:p>
          </table:table-cell>
          <table:table-cell table:formula="of:=RAND()" office:value-type="float" office:value="0.127495591295883">
            <text:p>0.1274955913</text:p>
          </table:table-cell>
          <table:table-cell table:formula="of:=RAND()" office:value-type="float" office:value="0.00843729916960001">
            <text:p>0.0084372992</text:p>
          </table:table-cell>
          <table:table-cell table:formula="of:=RAND()" office:value-type="float" office:value="0.7449895828031">
            <text:p>0.7449895828</text:p>
          </table:table-cell>
          <table:table-cell table:formula="of:=SUM([.B940:.M940])-6" office:value-type="float" office:value="-0.380083719268441">
            <text:p>-0.3800837193</text:p>
          </table:table-cell>
          <table:table-cell table:formula="of:=[.N940]-[.$G$6]" office:value-type="float" office:value="-0.356342728734482">
            <text:p>-0.3563427287</text:p>
          </table:table-cell>
          <table:table-cell table:formula="of:=[.O940]*[.O940]" office:value-type="float" office:value="0.126980140321937">
            <text:p>0.1269801403</text:p>
          </table:table-cell>
        </table:table-row>
        <table:table-row table:style-name="ro1">
          <table:table-cell/>
          <table:table-cell table:formula="of:=RAND()" office:value-type="float" office:value="0.268108220538124">
            <text:p>0.2681082205</text:p>
          </table:table-cell>
          <table:table-cell table:formula="of:=RAND()" office:value-type="float" office:value="0.585903671802953">
            <text:p>0.5859036718</text:p>
          </table:table-cell>
          <table:table-cell table:formula="of:=RAND()" office:value-type="float" office:value="0.503761786501855">
            <text:p>0.5037617865</text:p>
          </table:table-cell>
          <table:table-cell table:formula="of:=RAND()" office:value-type="float" office:value="0.388256587088108">
            <text:p>0.3882565871</text:p>
          </table:table-cell>
          <table:table-cell table:formula="of:=RAND()" office:value-type="float" office:value="0.62172853644006">
            <text:p>0.6217285364</text:p>
          </table:table-cell>
          <table:table-cell table:formula="of:=RAND()" office:value-type="float" office:value="0.953450821572915">
            <text:p>0.9534508216</text:p>
          </table:table-cell>
          <table:table-cell table:formula="of:=RAND()" office:value-type="float" office:value="0.582096691709012">
            <text:p>0.5820966917</text:p>
          </table:table-cell>
          <table:table-cell table:formula="of:=RAND()" office:value-type="float" office:value="0.52219496620819">
            <text:p>0.5221949662</text:p>
          </table:table-cell>
          <table:table-cell table:formula="of:=RAND()" office:value-type="float" office:value="0.889942578738555">
            <text:p>0.8899425787</text:p>
          </table:table-cell>
          <table:table-cell table:formula="of:=RAND()" office:value-type="float" office:value="0.412641522241756">
            <text:p>0.4126415222</text:p>
          </table:table-cell>
          <table:table-cell table:formula="of:=RAND()" office:value-type="float" office:value="0.589309452101588">
            <text:p>0.5893094521</text:p>
          </table:table-cell>
          <table:table-cell table:formula="of:=RAND()" office:value-type="float" office:value="0.0459042296279222">
            <text:p>0.0459042296</text:p>
          </table:table-cell>
          <table:table-cell table:formula="of:=SUM([.B941:.M941])-6" office:value-type="float" office:value="0.363299064571038">
            <text:p>0.3632990646</text:p>
          </table:table-cell>
          <table:table-cell table:formula="of:=[.N941]-[.$G$6]" office:value-type="float" office:value="0.387040055104997">
            <text:p>0.3870400551</text:p>
          </table:table-cell>
          <table:table-cell table:formula="of:=[.O941]*[.O941]" office:value-type="float" office:value="0.149800004255679">
            <text:p>0.1498000043</text:p>
          </table:table-cell>
        </table:table-row>
        <table:table-row table:style-name="ro1">
          <table:table-cell/>
          <table:table-cell table:formula="of:=RAND()" office:value-type="float" office:value="0.39927556947805">
            <text:p>0.3992755695</text:p>
          </table:table-cell>
          <table:table-cell table:formula="of:=RAND()" office:value-type="float" office:value="0.669300920329988">
            <text:p>0.6693009203</text:p>
          </table:table-cell>
          <table:table-cell table:formula="of:=RAND()" office:value-type="float" office:value="0.113247817847878">
            <text:p>0.1132478178</text:p>
          </table:table-cell>
          <table:table-cell table:formula="of:=RAND()" office:value-type="float" office:value="0.486414158716798">
            <text:p>0.4864141587</text:p>
          </table:table-cell>
          <table:table-cell table:formula="of:=RAND()" office:value-type="float" office:value="0.668073237640783">
            <text:p>0.6680732376</text:p>
          </table:table-cell>
          <table:table-cell table:formula="of:=RAND()" office:value-type="float" office:value="0.0915603991597891">
            <text:p>0.0915603992</text:p>
          </table:table-cell>
          <table:table-cell table:formula="of:=RAND()" office:value-type="float" office:value="0.481479338137433">
            <text:p>0.4814793381</text:p>
          </table:table-cell>
          <table:table-cell table:formula="of:=RAND()" office:value-type="float" office:value="0.977038788143545">
            <text:p>0.9770387881</text:p>
          </table:table-cell>
          <table:table-cell table:formula="of:=RAND()" office:value-type="float" office:value="0.937597711570561">
            <text:p>0.9375977116</text:p>
          </table:table-cell>
          <table:table-cell table:formula="of:=RAND()" office:value-type="float" office:value="0.360644248547032">
            <text:p>0.3606442485</text:p>
          </table:table-cell>
          <table:table-cell table:formula="of:=RAND()" office:value-type="float" office:value="0.277426132000983">
            <text:p>0.277426132</text:p>
          </table:table-cell>
          <table:table-cell table:formula="of:=RAND()" office:value-type="float" office:value="0.583426863187924">
            <text:p>0.5834268632</text:p>
          </table:table-cell>
          <table:table-cell table:formula="of:=SUM([.B942:.M942])-6" office:value-type="float" office:value="0.0454851847607642">
            <text:p>0.0454851848</text:p>
          </table:table-cell>
          <table:table-cell table:formula="of:=[.N942]-[.$G$6]" office:value-type="float" office:value="0.0692261752947234">
            <text:p>0.0692261753</text:p>
          </table:table-cell>
          <table:table-cell table:formula="of:=[.O942]*[.O942]" office:value-type="float" office:value="0.00479226334593577">
            <text:p>0.0047922633</text:p>
          </table:table-cell>
        </table:table-row>
        <table:table-row table:style-name="ro1">
          <table:table-cell/>
          <table:table-cell table:formula="of:=RAND()" office:value-type="float" office:value="0.0316500025801361">
            <text:p>0.0316500026</text:p>
          </table:table-cell>
          <table:table-cell table:formula="of:=RAND()" office:value-type="float" office:value="0.102577815763652">
            <text:p>0.1025778158</text:p>
          </table:table-cell>
          <table:table-cell table:formula="of:=RAND()" office:value-type="float" office:value="0.663962217047811">
            <text:p>0.663962217</text:p>
          </table:table-cell>
          <table:table-cell table:formula="of:=RAND()" office:value-type="float" office:value="0.876701544504613">
            <text:p>0.8767015445</text:p>
          </table:table-cell>
          <table:table-cell table:formula="of:=RAND()" office:value-type="float" office:value="0.0475174847524613">
            <text:p>0.0475174848</text:p>
          </table:table-cell>
          <table:table-cell table:formula="of:=RAND()" office:value-type="float" office:value="0.831784724025056">
            <text:p>0.831784724</text:p>
          </table:table-cell>
          <table:table-cell table:formula="of:=RAND()" office:value-type="float" office:value="0.409993445733562">
            <text:p>0.4099934457</text:p>
          </table:table-cell>
          <table:table-cell table:formula="of:=RAND()" office:value-type="float" office:value="0.516108434414491">
            <text:p>0.5161084344</text:p>
          </table:table-cell>
          <table:table-cell table:formula="of:=RAND()" office:value-type="float" office:value="0.0128365820273757">
            <text:p>0.012836582</text:p>
          </table:table-cell>
          <table:table-cell table:formula="of:=RAND()" office:value-type="float" office:value="0.722625368507579">
            <text:p>0.7226253685</text:p>
          </table:table-cell>
          <table:table-cell table:formula="of:=RAND()" office:value-type="float" office:value="0.517912041628733">
            <text:p>0.5179120416</text:p>
          </table:table-cell>
          <table:table-cell table:formula="of:=RAND()" office:value-type="float" office:value="0.88926144875586">
            <text:p>0.8892614488</text:p>
          </table:table-cell>
          <table:table-cell table:formula="of:=SUM([.B943:.M943])-6" office:value-type="float" office:value="-0.37706889025867">
            <text:p>-0.3770688903</text:p>
          </table:table-cell>
          <table:table-cell table:formula="of:=[.N943]-[.$G$6]" office:value-type="float" office:value="-0.353327899724711">
            <text:p>-0.3533278997</text:p>
          </table:table-cell>
          <table:table-cell table:formula="of:=[.O943]*[.O943]" office:value-type="float" office:value="0.124840604723875">
            <text:p>0.1248406047</text:p>
          </table:table-cell>
        </table:table-row>
        <table:table-row table:style-name="ro1">
          <table:table-cell/>
          <table:table-cell table:formula="of:=RAND()" office:value-type="float" office:value="0.127714371308684">
            <text:p>0.1277143713</text:p>
          </table:table-cell>
          <table:table-cell table:formula="of:=RAND()" office:value-type="float" office:value="0.68286376981996">
            <text:p>0.6828637698</text:p>
          </table:table-cell>
          <table:table-cell table:formula="of:=RAND()" office:value-type="float" office:value="0.922226638766006">
            <text:p>0.9222266388</text:p>
          </table:table-cell>
          <table:table-cell table:formula="of:=RAND()" office:value-type="float" office:value="0.709512475179508">
            <text:p>0.7095124752</text:p>
          </table:table-cell>
          <table:table-cell table:formula="of:=RAND()" office:value-type="float" office:value="0.64789304509759">
            <text:p>0.6478930451</text:p>
          </table:table-cell>
          <table:table-cell table:formula="of:=RAND()" office:value-type="float" office:value="0.561730015091598">
            <text:p>0.5617300151</text:p>
          </table:table-cell>
          <table:table-cell table:formula="of:=RAND()" office:value-type="float" office:value="0.788771501975134">
            <text:p>0.788771502</text:p>
          </table:table-cell>
          <table:table-cell table:formula="of:=RAND()" office:value-type="float" office:value="0.278150444151834">
            <text:p>0.2781504442</text:p>
          </table:table-cell>
          <table:table-cell table:formula="of:=RAND()" office:value-type="float" office:value="0.15064274542965">
            <text:p>0.1506427454</text:p>
          </table:table-cell>
          <table:table-cell table:formula="of:=RAND()" office:value-type="float" office:value="0.995497805997729">
            <text:p>0.995497806</text:p>
          </table:table-cell>
          <table:table-cell table:formula="of:=RAND()" office:value-type="float" office:value="0.83603105135262">
            <text:p>0.8360310514</text:p>
          </table:table-cell>
          <table:table-cell table:formula="of:=RAND()" office:value-type="float" office:value="0.350555908866227">
            <text:p>0.3505559089</text:p>
          </table:table-cell>
          <table:table-cell table:formula="of:=SUM([.B944:.M944])-6" office:value-type="float" office:value="1.05158977303654">
            <text:p>1.051589773</text:p>
          </table:table-cell>
          <table:table-cell table:formula="of:=[.N944]-[.$G$6]" office:value-type="float" office:value="1.0753307635705">
            <text:p>1.0753307636</text:p>
          </table:table-cell>
          <table:table-cell table:formula="of:=[.O944]*[.O944]" office:value-type="float" office:value="1.15633625108111">
            <text:p>1.1563362511</text:p>
          </table:table-cell>
        </table:table-row>
        <table:table-row table:style-name="ro1">
          <table:table-cell/>
          <table:table-cell table:formula="of:=RAND()" office:value-type="float" office:value="0.121873079333454">
            <text:p>0.1218730793</text:p>
          </table:table-cell>
          <table:table-cell table:formula="of:=RAND()" office:value-type="float" office:value="0.54970095353201">
            <text:p>0.5497009535</text:p>
          </table:table-cell>
          <table:table-cell table:formula="of:=RAND()" office:value-type="float" office:value="0.287848852574825">
            <text:p>0.2878488526</text:p>
          </table:table-cell>
          <table:table-cell table:formula="of:=RAND()" office:value-type="float" office:value="0.186522875912488">
            <text:p>0.1865228759</text:p>
          </table:table-cell>
          <table:table-cell table:formula="of:=RAND()" office:value-type="float" office:value="0.991249003680423">
            <text:p>0.9912490037</text:p>
          </table:table-cell>
          <table:table-cell table:formula="of:=RAND()" office:value-type="float" office:value="0.416754913516343">
            <text:p>0.4167549135</text:p>
          </table:table-cell>
          <table:table-cell table:formula="of:=RAND()" office:value-type="float" office:value="0.25112706492655">
            <text:p>0.2511270649</text:p>
          </table:table-cell>
          <table:table-cell table:formula="of:=RAND()" office:value-type="float" office:value="0.215485101332888">
            <text:p>0.2154851013</text:p>
          </table:table-cell>
          <table:table-cell table:formula="of:=RAND()" office:value-type="float" office:value="0.944187322398648">
            <text:p>0.9441873224</text:p>
          </table:table-cell>
          <table:table-cell table:formula="of:=RAND()" office:value-type="float" office:value="0.732594338012859">
            <text:p>0.732594338</text:p>
          </table:table-cell>
          <table:table-cell table:formula="of:=RAND()" office:value-type="float" office:value="0.871414597146213">
            <text:p>0.8714145971</text:p>
          </table:table-cell>
          <table:table-cell table:formula="of:=RAND()" office:value-type="float" office:value="0.0334171515423805">
            <text:p>0.0334171515</text:p>
          </table:table-cell>
          <table:table-cell table:formula="of:=SUM([.B945:.M945])-6" office:value-type="float" office:value="-0.397824746090919">
            <text:p>-0.3978247461</text:p>
          </table:table-cell>
          <table:table-cell table:formula="of:=[.N945]-[.$G$6]" office:value-type="float" office:value="-0.37408375555696">
            <text:p>-0.3740837556</text:p>
          </table:table-cell>
          <table:table-cell table:formula="of:=[.O945]*[.O945]" office:value-type="float" office:value="0.139938656171599">
            <text:p>0.1399386562</text:p>
          </table:table-cell>
        </table:table-row>
        <table:table-row table:style-name="ro1">
          <table:table-cell/>
          <table:table-cell table:formula="of:=RAND()" office:value-type="float" office:value="0.400669127004221">
            <text:p>0.400669127</text:p>
          </table:table-cell>
          <table:table-cell table:formula="of:=RAND()" office:value-type="float" office:value="0.893108213087544">
            <text:p>0.8931082131</text:p>
          </table:table-cell>
          <table:table-cell table:formula="of:=RAND()" office:value-type="float" office:value="0.833327561384067">
            <text:p>0.8333275614</text:p>
          </table:table-cell>
          <table:table-cell table:formula="of:=RAND()" office:value-type="float" office:value="0.378753809724003">
            <text:p>0.3787538097</text:p>
          </table:table-cell>
          <table:table-cell table:formula="of:=RAND()" office:value-type="float" office:value="0.0879521274473518">
            <text:p>0.0879521274</text:p>
          </table:table-cell>
          <table:table-cell table:formula="of:=RAND()" office:value-type="float" office:value="0.422828696900979">
            <text:p>0.4228286969</text:p>
          </table:table-cell>
          <table:table-cell table:formula="of:=RAND()" office:value-type="float" office:value="0.390351896872744">
            <text:p>0.3903518969</text:p>
          </table:table-cell>
          <table:table-cell table:formula="of:=RAND()" office:value-type="float" office:value="0.147908690851182">
            <text:p>0.1479086909</text:p>
          </table:table-cell>
          <table:table-cell table:formula="of:=RAND()" office:value-type="float" office:value="0.288403529673815">
            <text:p>0.2884035297</text:p>
          </table:table-cell>
          <table:table-cell table:formula="of:=RAND()" office:value-type="float" office:value="0.191146388882771">
            <text:p>0.1911463889</text:p>
          </table:table-cell>
          <table:table-cell table:formula="of:=RAND()" office:value-type="float" office:value="0.928872960619628">
            <text:p>0.9288729606</text:p>
          </table:table-cell>
          <table:table-cell table:formula="of:=RAND()" office:value-type="float" office:value="0.544150341302156">
            <text:p>0.5441503413</text:p>
          </table:table-cell>
          <table:table-cell table:formula="of:=SUM([.B946:.M946])-6" office:value-type="float" office:value="-0.492526656249538">
            <text:p>-0.4925266562</text:p>
          </table:table-cell>
          <table:table-cell table:formula="of:=[.N946]-[.$G$6]" office:value-type="float" office:value="-0.468785665715579">
            <text:p>-0.4687856657</text:p>
          </table:table-cell>
          <table:table-cell table:formula="of:=[.O946]*[.O946]" office:value-type="float" office:value="0.219760000380399">
            <text:p>0.2197600004</text:p>
          </table:table-cell>
        </table:table-row>
        <table:table-row table:style-name="ro1">
          <table:table-cell/>
          <table:table-cell table:formula="of:=RAND()" office:value-type="float" office:value="0.47551072947681">
            <text:p>0.4755107295</text:p>
          </table:table-cell>
          <table:table-cell table:formula="of:=RAND()" office:value-type="float" office:value="0.767825370654464">
            <text:p>0.7678253707</text:p>
          </table:table-cell>
          <table:table-cell table:formula="of:=RAND()" office:value-type="float" office:value="0.273364540189505">
            <text:p>0.2733645402</text:p>
          </table:table-cell>
          <table:table-cell table:formula="of:=RAND()" office:value-type="float" office:value="0.161722443066537">
            <text:p>0.1617224431</text:p>
          </table:table-cell>
          <table:table-cell table:formula="of:=RAND()" office:value-type="float" office:value="0.286509717814624">
            <text:p>0.2865097178</text:p>
          </table:table-cell>
          <table:table-cell table:formula="of:=RAND()" office:value-type="float" office:value="0.109162132022902">
            <text:p>0.109162132</text:p>
          </table:table-cell>
          <table:table-cell table:formula="of:=RAND()" office:value-type="float" office:value="0.603382050525397">
            <text:p>0.6033820505</text:p>
          </table:table-cell>
          <table:table-cell table:formula="of:=RAND()" office:value-type="float" office:value="0.569810225628316">
            <text:p>0.5698102256</text:p>
          </table:table-cell>
          <table:table-cell table:formula="of:=RAND()" office:value-type="float" office:value="0.0884456317871809">
            <text:p>0.0884456318</text:p>
          </table:table-cell>
          <table:table-cell table:formula="of:=RAND()" office:value-type="float" office:value="0.906522810691968">
            <text:p>0.9065228107</text:p>
          </table:table-cell>
          <table:table-cell table:formula="of:=RAND()" office:value-type="float" office:value="0.0394217057619244">
            <text:p>0.0394217058</text:p>
          </table:table-cell>
          <table:table-cell table:formula="of:=RAND()" office:value-type="float" office:value="0.226275369292125">
            <text:p>0.2262753693</text:p>
          </table:table-cell>
          <table:table-cell table:formula="of:=SUM([.B947:.M947])-6" office:value-type="float" office:value="-1.49204727308825">
            <text:p>-1.4920472731</text:p>
          </table:table-cell>
          <table:table-cell table:formula="of:=[.N947]-[.$G$6]" office:value-type="float" office:value="-1.46830628255429">
            <text:p>-1.4683062826</text:p>
          </table:table-cell>
          <table:table-cell table:formula="of:=[.O947]*[.O947]" office:value-type="float" office:value="2.15592333938839">
            <text:p>2.1559233394</text:p>
          </table:table-cell>
        </table:table-row>
        <table:table-row table:style-name="ro1">
          <table:table-cell/>
          <table:table-cell table:formula="of:=RAND()" office:value-type="float" office:value="0.534763012081385">
            <text:p>0.5347630121</text:p>
          </table:table-cell>
          <table:table-cell table:formula="of:=RAND()" office:value-type="float" office:value="0.618365817237645">
            <text:p>0.6183658172</text:p>
          </table:table-cell>
          <table:table-cell table:formula="of:=RAND()" office:value-type="float" office:value="0.981882332358509">
            <text:p>0.9818823324</text:p>
          </table:table-cell>
          <table:table-cell table:formula="of:=RAND()" office:value-type="float" office:value="0.0228007696568966">
            <text:p>0.0228007697</text:p>
          </table:table-cell>
          <table:table-cell table:formula="of:=RAND()" office:value-type="float" office:value="0.585865939036012">
            <text:p>0.585865939</text:p>
          </table:table-cell>
          <table:table-cell table:formula="of:=RAND()" office:value-type="float" office:value="0.717528550885618">
            <text:p>0.7175285509</text:p>
          </table:table-cell>
          <table:table-cell table:formula="of:=RAND()" office:value-type="float" office:value="0.645555986324325">
            <text:p>0.6455559863</text:p>
          </table:table-cell>
          <table:table-cell table:formula="of:=RAND()" office:value-type="float" office:value="0.414538279175758">
            <text:p>0.4145382792</text:p>
          </table:table-cell>
          <table:table-cell table:formula="of:=RAND()" office:value-type="float" office:value="0.313421791419387">
            <text:p>0.3134217914</text:p>
          </table:table-cell>
          <table:table-cell table:formula="of:=RAND()" office:value-type="float" office:value="0.129456077935174">
            <text:p>0.1294560779</text:p>
          </table:table-cell>
          <table:table-cell table:formula="of:=RAND()" office:value-type="float" office:value="0.236410998506472">
            <text:p>0.2364109985</text:p>
          </table:table-cell>
          <table:table-cell table:formula="of:=RAND()" office:value-type="float" office:value="0.261249810922891">
            <text:p>0.2612498109</text:p>
          </table:table-cell>
          <table:table-cell table:formula="of:=SUM([.B948:.M948])-6" office:value-type="float" office:value="-0.538160634459928">
            <text:p>-0.5381606345</text:p>
          </table:table-cell>
          <table:table-cell table:formula="of:=[.N948]-[.$G$6]" office:value-type="float" office:value="-0.514419643925968">
            <text:p>-0.5144196439</text:p>
          </table:table-cell>
          <table:table-cell table:formula="of:=[.O948]*[.O948]" office:value-type="float" office:value="0.26462757005692">
            <text:p>0.2646275701</text:p>
          </table:table-cell>
        </table:table-row>
        <table:table-row table:style-name="ro1">
          <table:table-cell/>
          <table:table-cell table:formula="of:=RAND()" office:value-type="float" office:value="0.762516770046204">
            <text:p>0.76251677</text:p>
          </table:table-cell>
          <table:table-cell table:formula="of:=RAND()" office:value-type="float" office:value="0.468649212038145">
            <text:p>0.468649212</text:p>
          </table:table-cell>
          <table:table-cell table:formula="of:=RAND()" office:value-type="float" office:value="0.444091748213396">
            <text:p>0.4440917482</text:p>
          </table:table-cell>
          <table:table-cell table:formula="of:=RAND()" office:value-type="float" office:value="0.316328865941614">
            <text:p>0.3163288659</text:p>
          </table:table-cell>
          <table:table-cell table:formula="of:=RAND()" office:value-type="float" office:value="0.98424965958111">
            <text:p>0.9842496596</text:p>
          </table:table-cell>
          <table:table-cell table:formula="of:=RAND()" office:value-type="float" office:value="0.383701304905117">
            <text:p>0.3837013049</text:p>
          </table:table-cell>
          <table:table-cell table:formula="of:=RAND()" office:value-type="float" office:value="0.41396098700352">
            <text:p>0.413960987</text:p>
          </table:table-cell>
          <table:table-cell table:formula="of:=RAND()" office:value-type="float" office:value="0.170121022267267">
            <text:p>0.1701210223</text:p>
          </table:table-cell>
          <table:table-cell table:formula="of:=RAND()" office:value-type="float" office:value="0.414336134912446">
            <text:p>0.4143361349</text:p>
          </table:table-cell>
          <table:table-cell table:formula="of:=RAND()" office:value-type="float" office:value="0.0235984751489013">
            <text:p>0.0235984751</text:p>
          </table:table-cell>
          <table:table-cell table:formula="of:=RAND()" office:value-type="float" office:value="0.638362132245675">
            <text:p>0.6383621322</text:p>
          </table:table-cell>
          <table:table-cell table:formula="of:=RAND()" office:value-type="float" office:value="0.400566041236743">
            <text:p>0.4005660412</text:p>
          </table:table-cell>
          <table:table-cell table:formula="of:=SUM([.B949:.M949])-6" office:value-type="float" office:value="-0.579517646459863">
            <text:p>-0.5795176465</text:p>
          </table:table-cell>
          <table:table-cell table:formula="of:=[.N949]-[.$G$6]" office:value-type="float" office:value="-0.555776655925903">
            <text:p>-0.5557766559</text:p>
          </table:table-cell>
          <table:table-cell table:formula="of:=[.O949]*[.O949]" office:value-type="float" office:value="0.30888769127218">
            <text:p>0.3088876913</text:p>
          </table:table-cell>
        </table:table-row>
        <table:table-row table:style-name="ro1">
          <table:table-cell/>
          <table:table-cell table:formula="of:=RAND()" office:value-type="float" office:value="0.760820490540937">
            <text:p>0.7608204905</text:p>
          </table:table-cell>
          <table:table-cell table:formula="of:=RAND()" office:value-type="float" office:value="0.721388366306201">
            <text:p>0.7213883663</text:p>
          </table:table-cell>
          <table:table-cell table:formula="of:=RAND()" office:value-type="float" office:value="0.0926450788974762">
            <text:p>0.0926450789</text:p>
          </table:table-cell>
          <table:table-cell table:formula="of:=RAND()" office:value-type="float" office:value="0.677007123595104">
            <text:p>0.6770071236</text:p>
          </table:table-cell>
          <table:table-cell table:formula="of:=RAND()" office:value-type="float" office:value="0.991658444516361">
            <text:p>0.9916584445</text:p>
          </table:table-cell>
          <table:table-cell table:formula="of:=RAND()" office:value-type="float" office:value="0.850427689729258">
            <text:p>0.8504276897</text:p>
          </table:table-cell>
          <table:table-cell table:formula="of:=RAND()" office:value-type="float" office:value="0.410969375167042">
            <text:p>0.4109693752</text:p>
          </table:table-cell>
          <table:table-cell table:formula="of:=RAND()" office:value-type="float" office:value="0.010398744372651">
            <text:p>0.0103987444</text:p>
          </table:table-cell>
          <table:table-cell table:formula="of:=RAND()" office:value-type="float" office:value="0.797540000174195">
            <text:p>0.7975400002</text:p>
          </table:table-cell>
          <table:table-cell table:formula="of:=RAND()" office:value-type="float" office:value="0.280738270841539">
            <text:p>0.2807382708</text:p>
          </table:table-cell>
          <table:table-cell table:formula="of:=RAND()" office:value-type="float" office:value="0.303947561886162">
            <text:p>0.3039475619</text:p>
          </table:table-cell>
          <table:table-cell table:formula="of:=RAND()" office:value-type="float" office:value="0.891718453494832">
            <text:p>0.8917184535</text:p>
          </table:table-cell>
          <table:table-cell table:formula="of:=SUM([.B950:.M950])-6" office:value-type="float" office:value="0.789259599521756">
            <text:p>0.7892595995</text:p>
          </table:table-cell>
          <table:table-cell table:formula="of:=[.N950]-[.$G$6]" office:value-type="float" office:value="0.813000590055715">
            <text:p>0.8130005901</text:p>
          </table:table-cell>
          <table:table-cell table:formula="of:=[.O950]*[.O950]" office:value-type="float" office:value="0.660969959430941">
            <text:p>0.6609699594</text:p>
          </table:table-cell>
        </table:table-row>
        <table:table-row table:style-name="ro1">
          <table:table-cell/>
          <table:table-cell table:formula="of:=RAND()" office:value-type="float" office:value="0.517498087370768">
            <text:p>0.5174980874</text:p>
          </table:table-cell>
          <table:table-cell table:formula="of:=RAND()" office:value-type="float" office:value="0.027876399224624">
            <text:p>0.0278763992</text:p>
          </table:table-cell>
          <table:table-cell table:formula="of:=RAND()" office:value-type="float" office:value="0.767058679834008">
            <text:p>0.7670586798</text:p>
          </table:table-cell>
          <table:table-cell table:formula="of:=RAND()" office:value-type="float" office:value="0.85563026345335">
            <text:p>0.8556302635</text:p>
          </table:table-cell>
          <table:table-cell table:formula="of:=RAND()" office:value-type="float" office:value="0.409040309954435">
            <text:p>0.40904031</text:p>
          </table:table-cell>
          <table:table-cell table:formula="of:=RAND()" office:value-type="float" office:value="0.815953811863437">
            <text:p>0.8159538119</text:p>
          </table:table-cell>
          <table:table-cell table:formula="of:=RAND()" office:value-type="float" office:value="0.931442023254931">
            <text:p>0.9314420233</text:p>
          </table:table-cell>
          <table:table-cell table:formula="of:=RAND()" office:value-type="float" office:value="0.666417483240366">
            <text:p>0.6664174832</text:p>
          </table:table-cell>
          <table:table-cell table:formula="of:=RAND()" office:value-type="float" office:value="0.0119960627052933">
            <text:p>0.0119960627</text:p>
          </table:table-cell>
          <table:table-cell table:formula="of:=RAND()" office:value-type="float" office:value="0.440976042998955">
            <text:p>0.440976043</text:p>
          </table:table-cell>
          <table:table-cell table:formula="of:=RAND()" office:value-type="float" office:value="0.0987328246701509">
            <text:p>0.0987328247</text:p>
          </table:table-cell>
          <table:table-cell table:formula="of:=RAND()" office:value-type="float" office:value="0.649920084280893">
            <text:p>0.6499200843</text:p>
          </table:table-cell>
          <table:table-cell table:formula="of:=SUM([.B951:.M951])-6" office:value-type="float" office:value="0.192542072851211">
            <text:p>0.1925420729</text:p>
          </table:table-cell>
          <table:table-cell table:formula="of:=[.N951]-[.$G$6]" office:value-type="float" office:value="0.21628306338517">
            <text:p>0.2162830634</text:p>
          </table:table-cell>
          <table:table-cell table:formula="of:=[.O951]*[.O951]" office:value-type="float" office:value="0.0467783635072734">
            <text:p>0.0467783635</text:p>
          </table:table-cell>
        </table:table-row>
        <table:table-row table:style-name="ro1">
          <table:table-cell/>
          <table:table-cell table:formula="of:=RAND()" office:value-type="float" office:value="0.531228666892275">
            <text:p>0.5312286669</text:p>
          </table:table-cell>
          <table:table-cell table:formula="of:=RAND()" office:value-type="float" office:value="0.5576511323452">
            <text:p>0.5576511323</text:p>
          </table:table-cell>
          <table:table-cell table:formula="of:=RAND()" office:value-type="float" office:value="0.334460465237498">
            <text:p>0.3344604652</text:p>
          </table:table-cell>
          <table:table-cell table:formula="of:=RAND()" office:value-type="float" office:value="0.12697759247385">
            <text:p>0.1269775925</text:p>
          </table:table-cell>
          <table:table-cell table:formula="of:=RAND()" office:value-type="float" office:value="0.294529299484566">
            <text:p>0.2945292995</text:p>
          </table:table-cell>
          <table:table-cell table:formula="of:=RAND()" office:value-type="float" office:value="0.411115533905104">
            <text:p>0.4111155339</text:p>
          </table:table-cell>
          <table:table-cell table:formula="of:=RAND()" office:value-type="float" office:value="0.321272731292993">
            <text:p>0.3212727313</text:p>
          </table:table-cell>
          <table:table-cell table:formula="of:=RAND()" office:value-type="float" office:value="0.0962399318814278">
            <text:p>0.0962399319</text:p>
          </table:table-cell>
          <table:table-cell table:formula="of:=RAND()" office:value-type="float" office:value="0.813416116638109">
            <text:p>0.8134161166</text:p>
          </table:table-cell>
          <table:table-cell table:formula="of:=RAND()" office:value-type="float" office:value="0.0515656883362681">
            <text:p>0.0515656883</text:p>
          </table:table-cell>
          <table:table-cell table:formula="of:=RAND()" office:value-type="float" office:value="0.725975005421788">
            <text:p>0.7259750054</text:p>
          </table:table-cell>
          <table:table-cell table:formula="of:=RAND()" office:value-type="float" office:value="0.143775269156322">
            <text:p>0.1437752692</text:p>
          </table:table-cell>
          <table:table-cell table:formula="of:=SUM([.B952:.M952])-6" office:value-type="float" office:value="-1.5917925669346">
            <text:p>-1.5917925669</text:p>
          </table:table-cell>
          <table:table-cell table:formula="of:=[.N952]-[.$G$6]" office:value-type="float" office:value="-1.56805157640064">
            <text:p>-1.5680515764</text:p>
          </table:table-cell>
          <table:table-cell table:formula="of:=[.O952]*[.O952]" office:value-type="float" office:value="2.45878574625254">
            <text:p>2.4587857463</text:p>
          </table:table-cell>
        </table:table-row>
        <table:table-row table:style-name="ro1">
          <table:table-cell/>
          <table:table-cell table:formula="of:=RAND()" office:value-type="float" office:value="0.975388545542955">
            <text:p>0.9753885455</text:p>
          </table:table-cell>
          <table:table-cell table:formula="of:=RAND()" office:value-type="float" office:value="0.0723510307725519">
            <text:p>0.0723510308</text:p>
          </table:table-cell>
          <table:table-cell table:formula="of:=RAND()" office:value-type="float" office:value="0.368820271687582">
            <text:p>0.3688202717</text:p>
          </table:table-cell>
          <table:table-cell table:formula="of:=RAND()" office:value-type="float" office:value="0.444792488822714">
            <text:p>0.4447924888</text:p>
          </table:table-cell>
          <table:table-cell table:formula="of:=RAND()" office:value-type="float" office:value="0.00871138507500291">
            <text:p>0.0087113851</text:p>
          </table:table-cell>
          <table:table-cell table:formula="of:=RAND()" office:value-type="float" office:value="0.441018133191392">
            <text:p>0.4410181332</text:p>
          </table:table-cell>
          <table:table-cell table:formula="of:=RAND()" office:value-type="float" office:value="0.21994169591926">
            <text:p>0.2199416959</text:p>
          </table:table-cell>
          <table:table-cell table:formula="of:=RAND()" office:value-type="float" office:value="0.915722207631916">
            <text:p>0.9157222076</text:p>
          </table:table-cell>
          <table:table-cell table:formula="of:=RAND()" office:value-type="float" office:value="0.293738179141656">
            <text:p>0.2937381791</text:p>
          </table:table-cell>
          <table:table-cell table:formula="of:=RAND()" office:value-type="float" office:value="0.775847963290289">
            <text:p>0.7758479633</text:p>
          </table:table-cell>
          <table:table-cell table:formula="of:=RAND()" office:value-type="float" office:value="0.180122864665464">
            <text:p>0.1801228647</text:p>
          </table:table-cell>
          <table:table-cell table:formula="of:=RAND()" office:value-type="float" office:value="0.0153953998815268">
            <text:p>0.0153953999</text:p>
          </table:table-cell>
          <table:table-cell table:formula="of:=SUM([.B953:.M953])-6" office:value-type="float" office:value="-1.28814983437769">
            <text:p>-1.2881498344</text:p>
          </table:table-cell>
          <table:table-cell table:formula="of:=[.N953]-[.$G$6]" office:value-type="float" office:value="-1.26440884384373">
            <text:p>-1.2644088438</text:p>
          </table:table-cell>
          <table:table-cell table:formula="of:=[.O953]*[.O953]" office:value-type="float" office:value="1.59872972439024">
            <text:p>1.5987297244</text:p>
          </table:table-cell>
        </table:table-row>
        <table:table-row table:style-name="ro1">
          <table:table-cell/>
          <table:table-cell table:formula="of:=RAND()" office:value-type="float" office:value="0.208507529227063">
            <text:p>0.2085075292</text:p>
          </table:table-cell>
          <table:table-cell table:formula="of:=RAND()" office:value-type="float" office:value="0.480111073004082">
            <text:p>0.480111073</text:p>
          </table:table-cell>
          <table:table-cell table:formula="of:=RAND()" office:value-type="float" office:value="0.446538852760568">
            <text:p>0.4465388528</text:p>
          </table:table-cell>
          <table:table-cell table:formula="of:=RAND()" office:value-type="float" office:value="0.692403172375634">
            <text:p>0.6924031724</text:p>
          </table:table-cell>
          <table:table-cell table:formula="of:=RAND()" office:value-type="float" office:value="0.427607056219131">
            <text:p>0.4276070562</text:p>
          </table:table-cell>
          <table:table-cell table:formula="of:=RAND()" office:value-type="float" office:value="0.172988727455959">
            <text:p>0.1729887275</text:p>
          </table:table-cell>
          <table:table-cell table:formula="of:=RAND()" office:value-type="float" office:value="0.0343726794235408">
            <text:p>0.0343726794</text:p>
          </table:table-cell>
          <table:table-cell table:formula="of:=RAND()" office:value-type="float" office:value="0.386377164628357">
            <text:p>0.3863771646</text:p>
          </table:table-cell>
          <table:table-cell table:formula="of:=RAND()" office:value-type="float" office:value="0.573887756792828">
            <text:p>0.5738877568</text:p>
          </table:table-cell>
          <table:table-cell table:formula="of:=RAND()" office:value-type="float" office:value="0.792034758953378">
            <text:p>0.792034759</text:p>
          </table:table-cell>
          <table:table-cell table:formula="of:=RAND()" office:value-type="float" office:value="0.194559366209432">
            <text:p>0.1945593662</text:p>
          </table:table-cell>
          <table:table-cell table:formula="of:=RAND()" office:value-type="float" office:value="0.73247602628544">
            <text:p>0.7324760263</text:p>
          </table:table-cell>
          <table:table-cell table:formula="of:=SUM([.B954:.M954])-6" office:value-type="float" office:value="-0.858135836664587">
            <text:p>-0.8581358367</text:p>
          </table:table-cell>
          <table:table-cell table:formula="of:=[.N954]-[.$G$6]" office:value-type="float" office:value="-0.834394846130628">
            <text:p>-0.8343948461</text:p>
          </table:table-cell>
          <table:table-cell table:formula="of:=[.O954]*[.O954]" office:value-type="float" office:value="0.696214759249355">
            <text:p>0.6962147592</text:p>
          </table:table-cell>
        </table:table-row>
        <table:table-row table:style-name="ro1">
          <table:table-cell/>
          <table:table-cell table:formula="of:=RAND()" office:value-type="float" office:value="0.288635505829006">
            <text:p>0.2886355058</text:p>
          </table:table-cell>
          <table:table-cell table:formula="of:=RAND()" office:value-type="float" office:value="0.0639308930840343">
            <text:p>0.0639308931</text:p>
          </table:table-cell>
          <table:table-cell table:formula="of:=RAND()" office:value-type="float" office:value="0.610336835030466">
            <text:p>0.610336835</text:p>
          </table:table-cell>
          <table:table-cell table:formula="of:=RAND()" office:value-type="float" office:value="0.738010662607849">
            <text:p>0.7380106626</text:p>
          </table:table-cell>
          <table:table-cell table:formula="of:=RAND()" office:value-type="float" office:value="0.0471578878350556">
            <text:p>0.0471578878</text:p>
          </table:table-cell>
          <table:table-cell table:formula="of:=RAND()" office:value-type="float" office:value="0.0364927686750889">
            <text:p>0.0364927687</text:p>
          </table:table-cell>
          <table:table-cell table:formula="of:=RAND()" office:value-type="float" office:value="0.903799874940887">
            <text:p>0.9037998749</text:p>
          </table:table-cell>
          <table:table-cell table:formula="of:=RAND()" office:value-type="float" office:value="0.674733431776986">
            <text:p>0.6747334318</text:p>
          </table:table-cell>
          <table:table-cell table:formula="of:=RAND()" office:value-type="float" office:value="0.387669097399339">
            <text:p>0.3876690974</text:p>
          </table:table-cell>
          <table:table-cell table:formula="of:=RAND()" office:value-type="float" office:value="0.375235754996538">
            <text:p>0.375235755</text:p>
          </table:table-cell>
          <table:table-cell table:formula="of:=RAND()" office:value-type="float" office:value="0.908772272756323">
            <text:p>0.9087722728</text:p>
          </table:table-cell>
          <table:table-cell table:formula="of:=RAND()" office:value-type="float" office:value="0.448134044185281">
            <text:p>0.4481340442</text:p>
          </table:table-cell>
          <table:table-cell table:formula="of:=SUM([.B955:.M955])-6" office:value-type="float" office:value="-0.517090970883146">
            <text:p>-0.5170909709</text:p>
          </table:table-cell>
          <table:table-cell table:formula="of:=[.N955]-[.$G$6]" office:value-type="float" office:value="-0.493349980349187">
            <text:p>-0.4933499803</text:p>
          </table:table-cell>
          <table:table-cell table:formula="of:=[.O955]*[.O955]" office:value-type="float" office:value="0.243394203110543">
            <text:p>0.2433942031</text:p>
          </table:table-cell>
        </table:table-row>
        <table:table-row table:style-name="ro1">
          <table:table-cell/>
          <table:table-cell table:formula="of:=RAND()" office:value-type="float" office:value="0.541119676083326">
            <text:p>0.5411196761</text:p>
          </table:table-cell>
          <table:table-cell table:formula="of:=RAND()" office:value-type="float" office:value="0.532245710259303">
            <text:p>0.5322457103</text:p>
          </table:table-cell>
          <table:table-cell table:formula="of:=RAND()" office:value-type="float" office:value="0.869459156878293">
            <text:p>0.8694591569</text:p>
          </table:table-cell>
          <table:table-cell table:formula="of:=RAND()" office:value-type="float" office:value="0.444536353228614">
            <text:p>0.4445363532</text:p>
          </table:table-cell>
          <table:table-cell table:formula="of:=RAND()" office:value-type="float" office:value="0.522718995343894">
            <text:p>0.5227189953</text:p>
          </table:table-cell>
          <table:table-cell table:formula="of:=RAND()" office:value-type="float" office:value="0.663697926560417">
            <text:p>0.6636979266</text:p>
          </table:table-cell>
          <table:table-cell table:formula="of:=RAND()" office:value-type="float" office:value="0.938267933437601">
            <text:p>0.9382679334</text:p>
          </table:table-cell>
          <table:table-cell table:formula="of:=RAND()" office:value-type="float" office:value="0.00823438353836536">
            <text:p>0.0082343835</text:p>
          </table:table-cell>
          <table:table-cell table:formula="of:=RAND()" office:value-type="float" office:value="0.400359796825796">
            <text:p>0.4003597968</text:p>
          </table:table-cell>
          <table:table-cell table:formula="of:=RAND()" office:value-type="float" office:value="0.3066493968945">
            <text:p>0.3066493969</text:p>
          </table:table-cell>
          <table:table-cell table:formula="of:=RAND()" office:value-type="float" office:value="0.94473338406533">
            <text:p>0.9447333841</text:p>
          </table:table-cell>
          <table:table-cell table:formula="of:=RAND()" office:value-type="float" office:value="0.908791716443375">
            <text:p>0.9087917164</text:p>
          </table:table-cell>
          <table:table-cell table:formula="of:=SUM([.B956:.M956])-6" office:value-type="float" office:value="1.08081442955881">
            <text:p>1.0808144296</text:p>
          </table:table-cell>
          <table:table-cell table:formula="of:=[.N956]-[.$G$6]" office:value-type="float" office:value="1.10455542009277">
            <text:p>1.1045554201</text:p>
          </table:table-cell>
          <table:table-cell table:formula="of:=[.O956]*[.O956]" office:value-type="float" office:value="1.22004267605632">
            <text:p>1.2200426761</text:p>
          </table:table-cell>
        </table:table-row>
        <table:table-row table:style-name="ro1">
          <table:table-cell/>
          <table:table-cell table:formula="of:=RAND()" office:value-type="float" office:value="0.695992221590132">
            <text:p>0.6959922216</text:p>
          </table:table-cell>
          <table:table-cell table:formula="of:=RAND()" office:value-type="float" office:value="0.800051196478307">
            <text:p>0.8000511965</text:p>
          </table:table-cell>
          <table:table-cell table:formula="of:=RAND()" office:value-type="float" office:value="0.431644216412678">
            <text:p>0.4316442164</text:p>
          </table:table-cell>
          <table:table-cell table:formula="of:=RAND()" office:value-type="float" office:value="0.659574458375573">
            <text:p>0.6595744584</text:p>
          </table:table-cell>
          <table:table-cell table:formula="of:=RAND()" office:value-type="float" office:value="0.445064750267193">
            <text:p>0.4450647503</text:p>
          </table:table-cell>
          <table:table-cell table:formula="of:=RAND()" office:value-type="float" office:value="0.312253058655187">
            <text:p>0.3122530587</text:p>
          </table:table-cell>
          <table:table-cell table:formula="of:=RAND()" office:value-type="float" office:value="0.0890977964736521">
            <text:p>0.0890977965</text:p>
          </table:table-cell>
          <table:table-cell table:formula="of:=RAND()" office:value-type="float" office:value="0.122186650056392">
            <text:p>0.1221866501</text:p>
          </table:table-cell>
          <table:table-cell table:formula="of:=RAND()" office:value-type="float" office:value="0.593807525234297">
            <text:p>0.5938075252</text:p>
          </table:table-cell>
          <table:table-cell table:formula="of:=RAND()" office:value-type="float" office:value="0.838951477082446">
            <text:p>0.8389514771</text:p>
          </table:table-cell>
          <table:table-cell table:formula="of:=RAND()" office:value-type="float" office:value="0.611104698153213">
            <text:p>0.6111046982</text:p>
          </table:table-cell>
          <table:table-cell table:formula="of:=RAND()" office:value-type="float" office:value="0.527668031631038">
            <text:p>0.5276680316</text:p>
          </table:table-cell>
          <table:table-cell table:formula="of:=SUM([.B957:.M957])-6" office:value-type="float" office:value="0.127396080410108">
            <text:p>0.1273960804</text:p>
          </table:table-cell>
          <table:table-cell table:formula="of:=[.N957]-[.$G$6]" office:value-type="float" office:value="0.151137070944067">
            <text:p>0.1511370709</text:p>
          </table:table-cell>
          <table:table-cell table:formula="of:=[.O957]*[.O957]" office:value-type="float" office:value="0.022842414213552">
            <text:p>0.0228424142</text:p>
          </table:table-cell>
        </table:table-row>
        <table:table-row table:style-name="ro1">
          <table:table-cell/>
          <table:table-cell table:formula="of:=RAND()" office:value-type="float" office:value="0.546159952413291">
            <text:p>0.5461599524</text:p>
          </table:table-cell>
          <table:table-cell table:formula="of:=RAND()" office:value-type="float" office:value="0.845149250933901">
            <text:p>0.8451492509</text:p>
          </table:table-cell>
          <table:table-cell table:formula="of:=RAND()" office:value-type="float" office:value="0.978352785808966">
            <text:p>0.9783527858</text:p>
          </table:table-cell>
          <table:table-cell table:formula="of:=RAND()" office:value-type="float" office:value="0.533780920319259">
            <text:p>0.5337809203</text:p>
          </table:table-cell>
          <table:table-cell table:formula="of:=RAND()" office:value-type="float" office:value="0.544439638964832">
            <text:p>0.544439639</text:p>
          </table:table-cell>
          <table:table-cell table:formula="of:=RAND()" office:value-type="float" office:value="0.281951584853232">
            <text:p>0.2819515849</text:p>
          </table:table-cell>
          <table:table-cell table:formula="of:=RAND()" office:value-type="float" office:value="0.680851300479844">
            <text:p>0.6808513005</text:p>
          </table:table-cell>
          <table:table-cell table:formula="of:=RAND()" office:value-type="float" office:value="0.143475577933714">
            <text:p>0.1434755779</text:p>
          </table:table-cell>
          <table:table-cell table:formula="of:=RAND()" office:value-type="float" office:value="0.716223170049489">
            <text:p>0.71622317</text:p>
          </table:table-cell>
          <table:table-cell table:formula="of:=RAND()" office:value-type="float" office:value="0.687404438853264">
            <text:p>0.6874044389</text:p>
          </table:table-cell>
          <table:table-cell table:formula="of:=RAND()" office:value-type="float" office:value="0.268376677995548">
            <text:p>0.268376678</text:p>
          </table:table-cell>
          <table:table-cell table:formula="of:=RAND()" office:value-type="float" office:value="0.788356757489964">
            <text:p>0.7883567575</text:p>
          </table:table-cell>
          <table:table-cell table:formula="of:=SUM([.B958:.M958])-6" office:value-type="float" office:value="1.0145220560953">
            <text:p>1.0145220561</text:p>
          </table:table-cell>
          <table:table-cell table:formula="of:=[.N958]-[.$G$6]" office:value-type="float" office:value="1.03826304662926">
            <text:p>1.0382630466</text:p>
          </table:table-cell>
          <table:table-cell table:formula="of:=[.O958]*[.O958]" office:value-type="float" office:value="1.07799015399588">
            <text:p>1.077990154</text:p>
          </table:table-cell>
        </table:table-row>
        <table:table-row table:style-name="ro1">
          <table:table-cell/>
          <table:table-cell table:formula="of:=RAND()" office:value-type="float" office:value="0.181174211436883">
            <text:p>0.1811742114</text:p>
          </table:table-cell>
          <table:table-cell table:formula="of:=RAND()" office:value-type="float" office:value="0.853032102808356">
            <text:p>0.8530321028</text:p>
          </table:table-cell>
          <table:table-cell table:formula="of:=RAND()" office:value-type="float" office:value="0.861494764685631">
            <text:p>0.8614947647</text:p>
          </table:table-cell>
          <table:table-cell table:formula="of:=RAND()" office:value-type="float" office:value="0.983884385088459">
            <text:p>0.9838843851</text:p>
          </table:table-cell>
          <table:table-cell table:formula="of:=RAND()" office:value-type="float" office:value="0.605084424605593">
            <text:p>0.6050844246</text:p>
          </table:table-cell>
          <table:table-cell table:formula="of:=RAND()" office:value-type="float" office:value="0.489654630888253">
            <text:p>0.4896546309</text:p>
          </table:table-cell>
          <table:table-cell table:formula="of:=RAND()" office:value-type="float" office:value="0.716149691492319">
            <text:p>0.7161496915</text:p>
          </table:table-cell>
          <table:table-cell table:formula="of:=RAND()" office:value-type="float" office:value="0.696183486143127">
            <text:p>0.6961834861</text:p>
          </table:table-cell>
          <table:table-cell table:formula="of:=RAND()" office:value-type="float" office:value="0.922852689865977">
            <text:p>0.9228526899</text:p>
          </table:table-cell>
          <table:table-cell table:formula="of:=RAND()" office:value-type="float" office:value="0.619104210985824">
            <text:p>0.619104211</text:p>
          </table:table-cell>
          <table:table-cell table:formula="of:=RAND()" office:value-type="float" office:value="0.568125853314996">
            <text:p>0.5681258533</text:p>
          </table:table-cell>
          <table:table-cell table:formula="of:=RAND()" office:value-type="float" office:value="0.32883894443512">
            <text:p>0.3288389444</text:p>
          </table:table-cell>
          <table:table-cell table:formula="of:=SUM([.B959:.M959])-6" office:value-type="float" office:value="1.82557939575054">
            <text:p>1.8255793958</text:p>
          </table:table-cell>
          <table:table-cell table:formula="of:=[.N959]-[.$G$6]" office:value-type="float" office:value="1.8493203862845">
            <text:p>1.8493203863</text:p>
          </table:table-cell>
          <table:table-cell table:formula="of:=[.O959]*[.O959]" office:value-type="float" office:value="3.41998589112744">
            <text:p>3.4199858911</text:p>
          </table:table-cell>
        </table:table-row>
        <table:table-row table:style-name="ro1">
          <table:table-cell/>
          <table:table-cell table:formula="of:=RAND()" office:value-type="float" office:value="0.272538372315466">
            <text:p>0.2725383723</text:p>
          </table:table-cell>
          <table:table-cell table:formula="of:=RAND()" office:value-type="float" office:value="0.577216152101755">
            <text:p>0.5772161521</text:p>
          </table:table-cell>
          <table:table-cell table:formula="of:=RAND()" office:value-type="float" office:value="0.72482536570169">
            <text:p>0.7248253657</text:p>
          </table:table-cell>
          <table:table-cell table:formula="of:=RAND()" office:value-type="float" office:value="0.089191576698795">
            <text:p>0.0891915767</text:p>
          </table:table-cell>
          <table:table-cell table:formula="of:=RAND()" office:value-type="float" office:value="0.334755950141698">
            <text:p>0.3347559501</text:p>
          </table:table-cell>
          <table:table-cell table:formula="of:=RAND()" office:value-type="float" office:value="0.0506969685666263">
            <text:p>0.0506969686</text:p>
          </table:table-cell>
          <table:table-cell table:formula="of:=RAND()" office:value-type="float" office:value="0.738486269488931">
            <text:p>0.7384862695</text:p>
          </table:table-cell>
          <table:table-cell table:formula="of:=RAND()" office:value-type="float" office:value="0.106050806352869">
            <text:p>0.1060508064</text:p>
          </table:table-cell>
          <table:table-cell table:formula="of:=RAND()" office:value-type="float" office:value="0.955098057631403">
            <text:p>0.9550980576</text:p>
          </table:table-cell>
          <table:table-cell table:formula="of:=RAND()" office:value-type="float" office:value="0.469847293104976">
            <text:p>0.4698472931</text:p>
          </table:table-cell>
          <table:table-cell table:formula="of:=RAND()" office:value-type="float" office:value="0.965239098295569">
            <text:p>0.9652390983</text:p>
          </table:table-cell>
          <table:table-cell table:formula="of:=RAND()" office:value-type="float" office:value="0.195810077013448">
            <text:p>0.195810077</text:p>
          </table:table-cell>
          <table:table-cell table:formula="of:=SUM([.B960:.M960])-6" office:value-type="float" office:value="-0.520244012586772">
            <text:p>-0.5202440126</text:p>
          </table:table-cell>
          <table:table-cell table:formula="of:=[.N960]-[.$G$6]" office:value-type="float" office:value="-0.496503022052813">
            <text:p>-0.4965030221</text:p>
          </table:table-cell>
          <table:table-cell table:formula="of:=[.O960]*[.O960]" office:value-type="float" office:value="0.246515250907576">
            <text:p>0.2465152509</text:p>
          </table:table-cell>
        </table:table-row>
        <table:table-row table:style-name="ro1">
          <table:table-cell/>
          <table:table-cell table:formula="of:=RAND()" office:value-type="float" office:value="0.151863169390708">
            <text:p>0.1518631694</text:p>
          </table:table-cell>
          <table:table-cell table:formula="of:=RAND()" office:value-type="float" office:value="0.473271023482084">
            <text:p>0.4732710235</text:p>
          </table:table-cell>
          <table:table-cell table:formula="of:=RAND()" office:value-type="float" office:value="0.106566953705624">
            <text:p>0.1065669537</text:p>
          </table:table-cell>
          <table:table-cell table:formula="of:=RAND()" office:value-type="float" office:value="0.882941366871819">
            <text:p>0.8829413669</text:p>
          </table:table-cell>
          <table:table-cell table:formula="of:=RAND()" office:value-type="float" office:value="0.201239985879511">
            <text:p>0.2012399859</text:p>
          </table:table-cell>
          <table:table-cell table:formula="of:=RAND()" office:value-type="float" office:value="0.294195044552907">
            <text:p>0.2941950446</text:p>
          </table:table-cell>
          <table:table-cell table:formula="of:=RAND()" office:value-type="float" office:value="0.813934021396562">
            <text:p>0.8139340214</text:p>
          </table:table-cell>
          <table:table-cell table:formula="of:=RAND()" office:value-type="float" office:value="0.153308544307947">
            <text:p>0.1533085443</text:p>
          </table:table-cell>
          <table:table-cell table:formula="of:=RAND()" office:value-type="float" office:value="0.406867308774963">
            <text:p>0.4068673088</text:p>
          </table:table-cell>
          <table:table-cell table:formula="of:=RAND()" office:value-type="float" office:value="0.33807020727545">
            <text:p>0.3380702073</text:p>
          </table:table-cell>
          <table:table-cell table:formula="of:=RAND()" office:value-type="float" office:value="0.180475139059126">
            <text:p>0.1804751391</text:p>
          </table:table-cell>
          <table:table-cell table:formula="of:=RAND()" office:value-type="float" office:value="0.0428231090772897">
            <text:p>0.0428231091</text:p>
          </table:table-cell>
          <table:table-cell table:formula="of:=SUM([.B961:.M961])-6" office:value-type="float" office:value="-1.95444412622601">
            <text:p>-1.9544441262</text:p>
          </table:table-cell>
          <table:table-cell table:formula="of:=[.N961]-[.$G$6]" office:value-type="float" office:value="-1.93070313569205">
            <text:p>-1.9307031357</text:p>
          </table:table-cell>
          <table:table-cell table:formula="of:=[.O961]*[.O961]" office:value-type="float" office:value="3.72761459817111">
            <text:p>3.7276145982</text:p>
          </table:table-cell>
        </table:table-row>
        <table:table-row table:style-name="ro1">
          <table:table-cell/>
          <table:table-cell table:formula="of:=RAND()" office:value-type="float" office:value="0.925675609381869">
            <text:p>0.9256756094</text:p>
          </table:table-cell>
          <table:table-cell table:formula="of:=RAND()" office:value-type="float" office:value="0.257263825507835">
            <text:p>0.2572638255</text:p>
          </table:table-cell>
          <table:table-cell table:formula="of:=RAND()" office:value-type="float" office:value="0.00307871820405126">
            <text:p>0.0030787182</text:p>
          </table:table-cell>
          <table:table-cell table:formula="of:=RAND()" office:value-type="float" office:value="0.0998935699462891">
            <text:p>0.0998935699</text:p>
          </table:table-cell>
          <table:table-cell table:formula="of:=RAND()" office:value-type="float" office:value="0.985642881831154">
            <text:p>0.9856428818</text:p>
          </table:table-cell>
          <table:table-cell table:formula="of:=RAND()" office:value-type="float" office:value="0.114238580921665">
            <text:p>0.1142385809</text:p>
          </table:table-cell>
          <table:table-cell table:formula="of:=RAND()" office:value-type="float" office:value="0.794409438734874">
            <text:p>0.7944094387</text:p>
          </table:table-cell>
          <table:table-cell table:formula="of:=RAND()" office:value-type="float" office:value="0.612963245948777">
            <text:p>0.6129632459</text:p>
          </table:table-cell>
          <table:table-cell table:formula="of:=RAND()" office:value-type="float" office:value="0.0476548711303622">
            <text:p>0.0476548711</text:p>
          </table:table-cell>
          <table:table-cell table:formula="of:=RAND()" office:value-type="float" office:value="0.328573256032541">
            <text:p>0.328573256</text:p>
          </table:table-cell>
          <table:table-cell table:formula="of:=RAND()" office:value-type="float" office:value="0.554818043718115">
            <text:p>0.5548180437</text:p>
          </table:table-cell>
          <table:table-cell table:formula="of:=RAND()" office:value-type="float" office:value="0.954390626167879">
            <text:p>0.9543906262</text:p>
          </table:table-cell>
          <table:table-cell table:formula="of:=SUM([.B962:.M962])-6" office:value-type="float" office:value="-0.321397332474589">
            <text:p>-0.3213973325</text:p>
          </table:table-cell>
          <table:table-cell table:formula="of:=[.N962]-[.$G$6]" office:value-type="float" office:value="-0.29765634194063">
            <text:p>-0.2976563419</text:p>
          </table:table-cell>
          <table:table-cell table:formula="of:=[.O962]*[.O962]" office:value-type="float" office:value="0.0885992978974774">
            <text:p>0.0885992979</text:p>
          </table:table-cell>
        </table:table-row>
        <table:table-row table:style-name="ro1">
          <table:table-cell/>
          <table:table-cell table:formula="of:=RAND()" office:value-type="float" office:value="0.174090857850388">
            <text:p>0.1740908579</text:p>
          </table:table-cell>
          <table:table-cell table:formula="of:=RAND()" office:value-type="float" office:value="0.394497938919812">
            <text:p>0.3944979389</text:p>
          </table:table-cell>
          <table:table-cell table:formula="of:=RAND()" office:value-type="float" office:value="0.952000220771879">
            <text:p>0.9520002208</text:p>
          </table:table-cell>
          <table:table-cell table:formula="of:=RAND()" office:value-type="float" office:value="0.648055077297613">
            <text:p>0.6480550773</text:p>
          </table:table-cell>
          <table:table-cell table:formula="of:=RAND()" office:value-type="float" office:value="0.431703199865297">
            <text:p>0.4317031999</text:p>
          </table:table-cell>
          <table:table-cell table:formula="of:=RAND()" office:value-type="float" office:value="0.435745944036171">
            <text:p>0.435745944</text:p>
          </table:table-cell>
          <table:table-cell table:formula="of:=RAND()" office:value-type="float" office:value="0.45052799815312">
            <text:p>0.4505279982</text:p>
          </table:table-cell>
          <table:table-cell table:formula="of:=RAND()" office:value-type="float" office:value="0.487390467198566">
            <text:p>0.4873904672</text:p>
          </table:table-cell>
          <table:table-cell table:formula="of:=RAND()" office:value-type="float" office:value="0.893306998070329">
            <text:p>0.8933069981</text:p>
          </table:table-cell>
          <table:table-cell table:formula="of:=RAND()" office:value-type="float" office:value="0.376085685100406">
            <text:p>0.3760856851</text:p>
          </table:table-cell>
          <table:table-cell table:formula="of:=RAND()" office:value-type="float" office:value="0.657375092385337">
            <text:p>0.6573750924</text:p>
          </table:table-cell>
          <table:table-cell table:formula="of:=RAND()" office:value-type="float" office:value="0.327176807215437">
            <text:p>0.3271768072</text:p>
          </table:table-cell>
          <table:table-cell table:formula="of:=SUM([.B963:.M963])-6" office:value-type="float" office:value="0.227956286864355">
            <text:p>0.2279562869</text:p>
          </table:table-cell>
          <table:table-cell table:formula="of:=[.N963]-[.$G$6]" office:value-type="float" office:value="0.251697277398314">
            <text:p>0.2516972774</text:p>
          </table:table-cell>
          <table:table-cell table:formula="of:=[.O963]*[.O963]" office:value-type="float" office:value="0.063351519449724">
            <text:p>0.0633515194</text:p>
          </table:table-cell>
        </table:table-row>
        <table:table-row table:style-name="ro1">
          <table:table-cell/>
          <table:table-cell table:formula="of:=RAND()" office:value-type="float" office:value="0.406840146053582">
            <text:p>0.4068401461</text:p>
          </table:table-cell>
          <table:table-cell table:formula="of:=RAND()" office:value-type="float" office:value="0.639070556499064">
            <text:p>0.6390705565</text:p>
          </table:table-cell>
          <table:table-cell table:formula="of:=RAND()" office:value-type="float" office:value="0.385916406987235">
            <text:p>0.385916407</text:p>
          </table:table-cell>
          <table:table-cell table:formula="of:=RAND()" office:value-type="float" office:value="0.936245899414644">
            <text:p>0.9362458994</text:p>
          </table:table-cell>
          <table:table-cell table:formula="of:=RAND()" office:value-type="float" office:value="0.522577177267522">
            <text:p>0.5225771773</text:p>
          </table:table-cell>
          <table:table-cell table:formula="of:=RAND()" office:value-type="float" office:value="0.828996441327035">
            <text:p>0.8289964413</text:p>
          </table:table-cell>
          <table:table-cell table:formula="of:=RAND()" office:value-type="float" office:value="0.78189433622174">
            <text:p>0.7818943362</text:p>
          </table:table-cell>
          <table:table-cell table:formula="of:=RAND()" office:value-type="float" office:value="0.501876630820334">
            <text:p>0.5018766308</text:p>
          </table:table-cell>
          <table:table-cell table:formula="of:=RAND()" office:value-type="float" office:value="0.712234698934481">
            <text:p>0.7122346989</text:p>
          </table:table-cell>
          <table:table-cell table:formula="of:=RAND()" office:value-type="float" office:value="0.162505987565964">
            <text:p>0.1625059876</text:p>
          </table:table-cell>
          <table:table-cell table:formula="of:=RAND()" office:value-type="float" office:value="0.844150796998292">
            <text:p>0.844150797</text:p>
          </table:table-cell>
          <table:table-cell table:formula="of:=RAND()" office:value-type="float" office:value="0.577026194892824">
            <text:p>0.5770261949</text:p>
          </table:table-cell>
          <table:table-cell table:formula="of:=SUM([.B964:.M964])-6" office:value-type="float" office:value="1.29933527298272">
            <text:p>1.299335273</text:p>
          </table:table-cell>
          <table:table-cell table:formula="of:=[.N964]-[.$G$6]" office:value-type="float" office:value="1.32307626351668">
            <text:p>1.3230762635</text:p>
          </table:table-cell>
          <table:table-cell table:formula="of:=[.O964]*[.O964]" office:value-type="float" office:value="1.75053079908125">
            <text:p>1.7505307991</text:p>
          </table:table-cell>
        </table:table-row>
        <table:table-row table:style-name="ro1">
          <table:table-cell/>
          <table:table-cell table:formula="of:=RAND()" office:value-type="float" office:value="0.35366702475585">
            <text:p>0.3536670248</text:p>
          </table:table-cell>
          <table:table-cell table:formula="of:=RAND()" office:value-type="float" office:value="0.0165140710305423">
            <text:p>0.016514071</text:p>
          </table:table-cell>
          <table:table-cell table:formula="of:=RAND()" office:value-type="float" office:value="0.760170665569603">
            <text:p>0.7601706656</text:p>
          </table:table-cell>
          <table:table-cell table:formula="of:=RAND()" office:value-type="float" office:value="0.219377381028607">
            <text:p>0.219377381</text:p>
          </table:table-cell>
          <table:table-cell table:formula="of:=RAND()" office:value-type="float" office:value="0.482645643875003">
            <text:p>0.4826456439</text:p>
          </table:table-cell>
          <table:table-cell table:formula="of:=RAND()" office:value-type="float" office:value="0.451799397356808">
            <text:p>0.4517993974</text:p>
          </table:table-cell>
          <table:table-cell table:formula="of:=RAND()" office:value-type="float" office:value="0.20226026698947">
            <text:p>0.202260267</text:p>
          </table:table-cell>
          <table:table-cell table:formula="of:=RAND()" office:value-type="float" office:value="0.728669373318553">
            <text:p>0.7286693733</text:p>
          </table:table-cell>
          <table:table-cell table:formula="of:=RAND()" office:value-type="float" office:value="0.0333698203321546">
            <text:p>0.0333698203</text:p>
          </table:table-cell>
          <table:table-cell table:formula="of:=RAND()" office:value-type="float" office:value="0.444027764722705">
            <text:p>0.4440277647</text:p>
          </table:table-cell>
          <table:table-cell table:formula="of:=RAND()" office:value-type="float" office:value="0.9783703351859">
            <text:p>0.9783703352</text:p>
          </table:table-cell>
          <table:table-cell table:formula="of:=RAND()" office:value-type="float" office:value="0.274088392965496">
            <text:p>0.274088393</text:p>
          </table:table-cell>
          <table:table-cell table:formula="of:=SUM([.B965:.M965])-6" office:value-type="float" office:value="-1.05503986286931">
            <text:p>-1.0550398629</text:p>
          </table:table-cell>
          <table:table-cell table:formula="of:=[.N965]-[.$G$6]" office:value-type="float" office:value="-1.03129887233535">
            <text:p>-1.0312988723</text:p>
          </table:table-cell>
          <table:table-cell table:formula="of:=[.O965]*[.O965]" office:value-type="float" office:value="1.06357736408016">
            <text:p>1.0635773641</text:p>
          </table:table-cell>
        </table:table-row>
        <table:table-row table:style-name="ro1">
          <table:table-cell/>
          <table:table-cell table:formula="of:=RAND()" office:value-type="float" office:value="0.529065180802718">
            <text:p>0.5290651808</text:p>
          </table:table-cell>
          <table:table-cell table:formula="of:=RAND()" office:value-type="float" office:value="0.511779899243265">
            <text:p>0.5117798992</text:p>
          </table:table-cell>
          <table:table-cell table:formula="of:=RAND()" office:value-type="float" office:value="0.367108779260889">
            <text:p>0.3671087793</text:p>
          </table:table-cell>
          <table:table-cell table:formula="of:=RAND()" office:value-type="float" office:value="0.595231602201238">
            <text:p>0.5952316022</text:p>
          </table:table-cell>
          <table:table-cell table:formula="of:=RAND()" office:value-type="float" office:value="0.438429007306695">
            <text:p>0.4384290073</text:p>
          </table:table-cell>
          <table:table-cell table:formula="of:=RAND()" office:value-type="float" office:value="0.819420889252797">
            <text:p>0.8194208893</text:p>
          </table:table-cell>
          <table:table-cell table:formula="of:=RAND()" office:value-type="float" office:value="0.810476892860606">
            <text:p>0.8104768929</text:p>
          </table:table-cell>
          <table:table-cell table:formula="of:=RAND()" office:value-type="float" office:value="0.285314898006618">
            <text:p>0.285314898</text:p>
          </table:table-cell>
          <table:table-cell table:formula="of:=RAND()" office:value-type="float" office:value="0.742910946719348">
            <text:p>0.7429109467</text:p>
          </table:table-cell>
          <table:table-cell table:formula="of:=RAND()" office:value-type="float" office:value="0.137742308201268">
            <text:p>0.1377423082</text:p>
          </table:table-cell>
          <table:table-cell table:formula="of:=RAND()" office:value-type="float" office:value="0.729121508775279">
            <text:p>0.7291215088</text:p>
          </table:table-cell>
          <table:table-cell table:formula="of:=RAND()" office:value-type="float" office:value="0.882413123501465">
            <text:p>0.8824131235</text:p>
          </table:table-cell>
          <table:table-cell table:formula="of:=SUM([.B966:.M966])-6" office:value-type="float" office:value="0.849015036132187">
            <text:p>0.8490150361</text:p>
          </table:table-cell>
          <table:table-cell table:formula="of:=[.N966]-[.$G$6]" office:value-type="float" office:value="0.872756026666146">
            <text:p>0.8727560267</text:p>
          </table:table-cell>
          <table:table-cell table:formula="of:=[.O966]*[.O966]" office:value-type="float" office:value="0.761703082082078">
            <text:p>0.7617030821</text:p>
          </table:table-cell>
        </table:table-row>
        <table:table-row table:style-name="ro1">
          <table:table-cell/>
          <table:table-cell table:formula="of:=RAND()" office:value-type="float" office:value="0.541053397813812">
            <text:p>0.5410533978</text:p>
          </table:table-cell>
          <table:table-cell table:formula="of:=RAND()" office:value-type="float" office:value="0.431475498946384">
            <text:p>0.4314754989</text:p>
          </table:table-cell>
          <table:table-cell table:formula="of:=RAND()" office:value-type="float" office:value="0.773481586016715">
            <text:p>0.773481586</text:p>
          </table:table-cell>
          <table:table-cell table:formula="of:=RAND()" office:value-type="float" office:value="0.121815158985555">
            <text:p>0.121815159</text:p>
          </table:table-cell>
          <table:table-cell table:formula="of:=RAND()" office:value-type="float" office:value="0.724245034856722">
            <text:p>0.7242450349</text:p>
          </table:table-cell>
          <table:table-cell table:formula="of:=RAND()" office:value-type="float" office:value="0.590017873095349">
            <text:p>0.5900178731</text:p>
          </table:table-cell>
          <table:table-cell table:formula="of:=RAND()" office:value-type="float" office:value="0.721770745934919">
            <text:p>0.7217707459</text:p>
          </table:table-cell>
          <table:table-cell table:formula="of:=RAND()" office:value-type="float" office:value="0.342992431716993">
            <text:p>0.3429924317</text:p>
          </table:table-cell>
          <table:table-cell table:formula="of:=RAND()" office:value-type="float" office:value="0.745766064617783">
            <text:p>0.7457660646</text:p>
          </table:table-cell>
          <table:table-cell table:formula="of:=RAND()" office:value-type="float" office:value="0.4947009307798">
            <text:p>0.4947009308</text:p>
          </table:table-cell>
          <table:table-cell table:formula="of:=RAND()" office:value-type="float" office:value="0.542335496051237">
            <text:p>0.5423354961</text:p>
          </table:table-cell>
          <table:table-cell table:formula="of:=RAND()" office:value-type="float" office:value="0.931164272129536">
            <text:p>0.9311642721</text:p>
          </table:table-cell>
          <table:table-cell table:formula="of:=SUM([.B967:.M967])-6" office:value-type="float" office:value="0.960818490944803">
            <text:p>0.9608184909</text:p>
          </table:table-cell>
          <table:table-cell table:formula="of:=[.N967]-[.$G$6]" office:value-type="float" office:value="0.984559481478762">
            <text:p>0.9845594815</text:p>
          </table:table-cell>
          <table:table-cell table:formula="of:=[.O967]*[.O967]" office:value-type="float" office:value="0.969357372569728">
            <text:p>0.9693573726</text:p>
          </table:table-cell>
        </table:table-row>
        <table:table-row table:style-name="ro1">
          <table:table-cell/>
          <table:table-cell table:formula="of:=RAND()" office:value-type="float" office:value="0.720496989088133">
            <text:p>0.7204969891</text:p>
          </table:table-cell>
          <table:table-cell table:formula="of:=RAND()" office:value-type="float" office:value="0.104339847806841">
            <text:p>0.1043398478</text:p>
          </table:table-cell>
          <table:table-cell table:formula="of:=RAND()" office:value-type="float" office:value="0.552384739741683">
            <text:p>0.5523847397</text:p>
          </table:table-cell>
          <table:table-cell table:formula="of:=RAND()" office:value-type="float" office:value="0.280201083282009">
            <text:p>0.2802010833</text:p>
          </table:table-cell>
          <table:table-cell table:formula="of:=RAND()" office:value-type="float" office:value="0.565398751292378">
            <text:p>0.5653987513</text:p>
          </table:table-cell>
          <table:table-cell table:formula="of:=RAND()" office:value-type="float" office:value="0.948832096531987">
            <text:p>0.9488320965</text:p>
          </table:table-cell>
          <table:table-cell table:formula="of:=RAND()" office:value-type="float" office:value="0.965228807646781">
            <text:p>0.9652288076</text:p>
          </table:table-cell>
          <table:table-cell table:formula="of:=RAND()" office:value-type="float" office:value="0.0573192799929529">
            <text:p>0.05731928</text:p>
          </table:table-cell>
          <table:table-cell table:formula="of:=RAND()" office:value-type="float" office:value="0.552434689598158">
            <text:p>0.5524346896</text:p>
          </table:table-cell>
          <table:table-cell table:formula="of:=RAND()" office:value-type="float" office:value="0.995352055644617">
            <text:p>0.9953520556</text:p>
          </table:table-cell>
          <table:table-cell table:formula="of:=RAND()" office:value-type="float" office:value="0.623041425831616">
            <text:p>0.6230414258</text:p>
          </table:table-cell>
          <table:table-cell table:formula="of:=RAND()" office:value-type="float" office:value="0.760009555611759">
            <text:p>0.7600095556</text:p>
          </table:table-cell>
          <table:table-cell table:formula="of:=SUM([.B968:.M968])-6" office:value-type="float" office:value="1.12503932206891">
            <text:p>1.1250393221</text:p>
          </table:table-cell>
          <table:table-cell table:formula="of:=[.N968]-[.$G$6]" office:value-type="float" office:value="1.14878031260287">
            <text:p>1.1487803126</text:p>
          </table:table-cell>
          <table:table-cell table:formula="of:=[.O968]*[.O968]" office:value-type="float" office:value="1.31969620662396">
            <text:p>1.3196962066</text:p>
          </table:table-cell>
        </table:table-row>
        <table:table-row table:style-name="ro1">
          <table:table-cell/>
          <table:table-cell table:formula="of:=RAND()" office:value-type="float" office:value="0.940529455663636">
            <text:p>0.9405294557</text:p>
          </table:table-cell>
          <table:table-cell table:formula="of:=RAND()" office:value-type="float" office:value="0.756691433489323">
            <text:p>0.7566914335</text:p>
          </table:table-cell>
          <table:table-cell table:formula="of:=RAND()" office:value-type="float" office:value="0.196732245152816">
            <text:p>0.1967322452</text:p>
          </table:table-cell>
          <table:table-cell table:formula="of:=RAND()" office:value-type="float" office:value="0.419363145716488">
            <text:p>0.4193631457</text:p>
          </table:table-cell>
          <table:table-cell table:formula="of:=RAND()" office:value-type="float" office:value="0.144053295254707">
            <text:p>0.1440532953</text:p>
          </table:table-cell>
          <table:table-cell table:formula="of:=RAND()" office:value-type="float" office:value="0.127670316956937">
            <text:p>0.127670317</text:p>
          </table:table-cell>
          <table:table-cell table:formula="of:=RAND()" office:value-type="float" office:value="0.349913151236251">
            <text:p>0.3499131512</text:p>
          </table:table-cell>
          <table:table-cell table:formula="of:=RAND()" office:value-type="float" office:value="0.688814655644819">
            <text:p>0.6888146556</text:p>
          </table:table-cell>
          <table:table-cell table:formula="of:=RAND()" office:value-type="float" office:value="0.326177659444511">
            <text:p>0.3261776594</text:p>
          </table:table-cell>
          <table:table-cell table:formula="of:=RAND()" office:value-type="float" office:value="0.252387507352978">
            <text:p>0.2523875074</text:p>
          </table:table-cell>
          <table:table-cell table:formula="of:=RAND()" office:value-type="float" office:value="0.152299958281219">
            <text:p>0.1522999583</text:p>
          </table:table-cell>
          <table:table-cell table:formula="of:=RAND()" office:value-type="float" office:value="0.620815250789747">
            <text:p>0.6208152508</text:p>
          </table:table-cell>
          <table:table-cell table:formula="of:=SUM([.B969:.M969])-6" office:value-type="float" office:value="-1.02455192501657">
            <text:p>-1.024551925</text:p>
          </table:table-cell>
          <table:table-cell table:formula="of:=[.N969]-[.$G$6]" office:value-type="float" office:value="-1.00081093448261">
            <text:p>-1.0008109345</text:p>
          </table:table-cell>
          <table:table-cell table:formula="of:=[.O969]*[.O969]" office:value-type="float" office:value="1.00162252657995">
            <text:p>1.0016225266</text:p>
          </table:table-cell>
        </table:table-row>
        <table:table-row table:style-name="ro1">
          <table:table-cell/>
          <table:table-cell table:formula="of:=RAND()" office:value-type="float" office:value="0.48997970437631">
            <text:p>0.4899797044</text:p>
          </table:table-cell>
          <table:table-cell table:formula="of:=RAND()" office:value-type="float" office:value="0.160018698778003">
            <text:p>0.1600186988</text:p>
          </table:table-cell>
          <table:table-cell table:formula="of:=RAND()" office:value-type="float" office:value="0.974078234052286">
            <text:p>0.9740782341</text:p>
          </table:table-cell>
          <table:table-cell table:formula="of:=RAND()" office:value-type="float" office:value="0.247175026684999">
            <text:p>0.2471750267</text:p>
          </table:table-cell>
          <table:table-cell table:formula="of:=RAND()" office:value-type="float" office:value="0.18325308477506">
            <text:p>0.1832530848</text:p>
          </table:table-cell>
          <table:table-cell table:formula="of:=RAND()" office:value-type="float" office:value="0.0872537165414542">
            <text:p>0.0872537165</text:p>
          </table:table-cell>
          <table:table-cell table:formula="of:=RAND()" office:value-type="float" office:value="0.0464104528073221">
            <text:p>0.0464104528</text:p>
          </table:table-cell>
          <table:table-cell table:formula="of:=RAND()" office:value-type="float" office:value="0.872181411832571">
            <text:p>0.8721814118</text:p>
          </table:table-cell>
          <table:table-cell table:formula="of:=RAND()" office:value-type="float" office:value="0.446411212906241">
            <text:p>0.4464112129</text:p>
          </table:table-cell>
          <table:table-cell table:formula="of:=RAND()" office:value-type="float" office:value="0.753684824565426">
            <text:p>0.7536848246</text:p>
          </table:table-cell>
          <table:table-cell table:formula="of:=RAND()" office:value-type="float" office:value="0.47300525684841">
            <text:p>0.4730052568</text:p>
          </table:table-cell>
          <table:table-cell table:formula="of:=RAND()" office:value-type="float" office:value="0.450340407434851">
            <text:p>0.4503404074</text:p>
          </table:table-cell>
          <table:table-cell table:formula="of:=SUM([.B970:.M970])-6" office:value-type="float" office:value="-0.816207968397066">
            <text:p>-0.8162079684</text:p>
          </table:table-cell>
          <table:table-cell table:formula="of:=[.N970]-[.$G$6]" office:value-type="float" office:value="-0.792466977863107">
            <text:p>-0.7924669779</text:p>
          </table:table-cell>
          <table:table-cell table:formula="of:=[.O970]*[.O970]" office:value-type="float" office:value="0.628003911003486">
            <text:p>0.628003911</text:p>
          </table:table-cell>
        </table:table-row>
        <table:table-row table:style-name="ro1">
          <table:table-cell/>
          <table:table-cell table:formula="of:=RAND()" office:value-type="float" office:value="0.647613813169301">
            <text:p>0.6476138132</text:p>
          </table:table-cell>
          <table:table-cell table:formula="of:=RAND()" office:value-type="float" office:value="0.660161069361493">
            <text:p>0.6601610694</text:p>
          </table:table-cell>
          <table:table-cell table:formula="of:=RAND()" office:value-type="float" office:value="0.571542487712577">
            <text:p>0.5715424877</text:p>
          </table:table-cell>
          <table:table-cell table:formula="of:=RAND()" office:value-type="float" office:value="0.580645776586607">
            <text:p>0.5806457766</text:p>
          </table:table-cell>
          <table:table-cell table:formula="of:=RAND()" office:value-type="float" office:value="0.317761308746412">
            <text:p>0.3177613087</text:p>
          </table:table-cell>
          <table:table-cell table:formula="of:=RAND()" office:value-type="float" office:value="0.776222761487588">
            <text:p>0.7762227615</text:p>
          </table:table-cell>
          <table:table-cell table:formula="of:=RAND()" office:value-type="float" office:value="0.348185130162165">
            <text:p>0.3481851302</text:p>
          </table:table-cell>
          <table:table-cell table:formula="of:=RAND()" office:value-type="float" office:value="0.475580122554675">
            <text:p>0.4755801226</text:p>
          </table:table-cell>
          <table:table-cell table:formula="of:=RAND()" office:value-type="float" office:value="0.531595924636349">
            <text:p>0.5315959246</text:p>
          </table:table-cell>
          <table:table-cell table:formula="of:=RAND()" office:value-type="float" office:value="0.0717067488003522">
            <text:p>0.0717067488</text:p>
          </table:table-cell>
          <table:table-cell table:formula="of:=RAND()" office:value-type="float" office:value="0.127651164773852">
            <text:p>0.1276511648</text:p>
          </table:table-cell>
          <table:table-cell table:formula="of:=RAND()" office:value-type="float" office:value="0.639760431833565">
            <text:p>0.6397604318</text:p>
          </table:table-cell>
          <table:table-cell table:formula="of:=SUM([.B971:.M971])-6" office:value-type="float" office:value="-0.251573260175064">
            <text:p>-0.2515732602</text:p>
          </table:table-cell>
          <table:table-cell table:formula="of:=[.N971]-[.$G$6]" office:value-type="float" office:value="-0.227832269641105">
            <text:p>-0.2278322696</text:p>
          </table:table-cell>
          <table:table-cell table:formula="of:=[.O971]*[.O971]" office:value-type="float" office:value="0.0519075430898172">
            <text:p>0.0519075431</text:p>
          </table:table-cell>
        </table:table-row>
        <table:table-row table:style-name="ro1">
          <table:table-cell/>
          <table:table-cell table:formula="of:=RAND()" office:value-type="float" office:value="0.550596753368154">
            <text:p>0.5505967534</text:p>
          </table:table-cell>
          <table:table-cell table:formula="of:=RAND()" office:value-type="float" office:value="0.00482687749899924">
            <text:p>0.0048268775</text:p>
          </table:table-cell>
          <table:table-cell table:formula="of:=RAND()" office:value-type="float" office:value="0.0138211941812187">
            <text:p>0.0138211942</text:p>
          </table:table-cell>
          <table:table-cell table:formula="of:=RAND()" office:value-type="float" office:value="0.695812297984958">
            <text:p>0.695812298</text:p>
          </table:table-cell>
          <table:table-cell table:formula="of:=RAND()" office:value-type="float" office:value="0.436549957375973">
            <text:p>0.4365499574</text:p>
          </table:table-cell>
          <table:table-cell table:formula="of:=RAND()" office:value-type="float" office:value="0.643171102041379">
            <text:p>0.643171102</text:p>
          </table:table-cell>
          <table:table-cell table:formula="of:=RAND()" office:value-type="float" office:value="0.610994138754904">
            <text:p>0.6109941388</text:p>
          </table:table-cell>
          <table:table-cell table:formula="of:=RAND()" office:value-type="float" office:value="0.446226147701964">
            <text:p>0.4462261477</text:p>
          </table:table-cell>
          <table:table-cell table:formula="of:=RAND()" office:value-type="float" office:value="0.926890913629904">
            <text:p>0.9268909136</text:p>
          </table:table-cell>
          <table:table-cell table:formula="of:=RAND()" office:value-type="float" office:value="0.0260081321466714">
            <text:p>0.0260081321</text:p>
          </table:table-cell>
          <table:table-cell table:formula="of:=RAND()" office:value-type="float" office:value="0.866077555110678">
            <text:p>0.8660775551</text:p>
          </table:table-cell>
          <table:table-cell table:formula="of:=RAND()" office:value-type="float" office:value="0.8695095453877">
            <text:p>0.8695095454</text:p>
          </table:table-cell>
          <table:table-cell table:formula="of:=SUM([.B972:.M972])-6" office:value-type="float" office:value="0.0904846151825041">
            <text:p>0.0904846152</text:p>
          </table:table-cell>
          <table:table-cell table:formula="of:=[.N972]-[.$G$6]" office:value-type="float" office:value="0.114225605716463">
            <text:p>0.1142256057</text:p>
          </table:table-cell>
          <table:table-cell table:formula="of:=[.O972]*[.O972]" office:value-type="float" office:value="0.0130474890012929">
            <text:p>0.013047489</text:p>
          </table:table-cell>
        </table:table-row>
        <table:table-row table:style-name="ro1">
          <table:table-cell/>
          <table:table-cell table:formula="of:=RAND()" office:value-type="float" office:value="0.919999552890658">
            <text:p>0.9199995529</text:p>
          </table:table-cell>
          <table:table-cell table:formula="of:=RAND()" office:value-type="float" office:value="0.185157641768456">
            <text:p>0.1851576418</text:p>
          </table:table-cell>
          <table:table-cell table:formula="of:=RAND()" office:value-type="float" office:value="0.597964302636683">
            <text:p>0.5979643026</text:p>
          </table:table-cell>
          <table:table-cell table:formula="of:=RAND()" office:value-type="float" office:value="0.345918281003833">
            <text:p>0.345918281</text:p>
          </table:table-cell>
          <table:table-cell table:formula="of:=RAND()" office:value-type="float" office:value="0.513496764004231">
            <text:p>0.513496764</text:p>
          </table:table-cell>
          <table:table-cell table:formula="of:=RAND()" office:value-type="float" office:value="0.960311762290075">
            <text:p>0.9603117623</text:p>
          </table:table-cell>
          <table:table-cell table:formula="of:=RAND()" office:value-type="float" office:value="0.822830085642636">
            <text:p>0.8228300856</text:p>
          </table:table-cell>
          <table:table-cell table:formula="of:=RAND()" office:value-type="float" office:value="0.059062210842967">
            <text:p>0.0590622108</text:p>
          </table:table-cell>
          <table:table-cell table:formula="of:=RAND()" office:value-type="float" office:value="0.736344847595319">
            <text:p>0.7363448476</text:p>
          </table:table-cell>
          <table:table-cell table:formula="of:=RAND()" office:value-type="float" office:value="0.513304097345099">
            <text:p>0.5133040973</text:p>
          </table:table-cell>
          <table:table-cell table:formula="of:=RAND()" office:value-type="float" office:value="0.922049559652805">
            <text:p>0.9220495597</text:p>
          </table:table-cell>
          <table:table-cell table:formula="of:=RAND()" office:value-type="float" office:value="0.36611707508564">
            <text:p>0.3661170751</text:p>
          </table:table-cell>
          <table:table-cell table:formula="of:=SUM([.B973:.M973])-6" office:value-type="float" office:value="0.942556180758402">
            <text:p>0.9425561808</text:p>
          </table:table-cell>
          <table:table-cell table:formula="of:=[.N973]-[.$G$6]" office:value-type="float" office:value="0.966297171292361">
            <text:p>0.9662971713</text:p>
          </table:table-cell>
          <table:table-cell table:formula="of:=[.O973]*[.O973]" office:value-type="float" office:value="0.933730223247618">
            <text:p>0.9337302232</text:p>
          </table:table-cell>
        </table:table-row>
        <table:table-row table:style-name="ro1">
          <table:table-cell/>
          <table:table-cell table:formula="of:=RAND()" office:value-type="float" office:value="0.355797069845721">
            <text:p>0.3557970698</text:p>
          </table:table-cell>
          <table:table-cell table:formula="of:=RAND()" office:value-type="float" office:value="0.863215836696327">
            <text:p>0.8632158367</text:p>
          </table:table-cell>
          <table:table-cell table:formula="of:=RAND()" office:value-type="float" office:value="0.21896876883693">
            <text:p>0.2189687688</text:p>
          </table:table-cell>
          <table:table-cell table:formula="of:=RAND()" office:value-type="float" office:value="0.320285288849846">
            <text:p>0.3202852888</text:p>
          </table:table-cell>
          <table:table-cell table:formula="of:=RAND()" office:value-type="float" office:value="0.495102658169344">
            <text:p>0.4951026582</text:p>
          </table:table-cell>
          <table:table-cell table:formula="of:=RAND()" office:value-type="float" office:value="0.89284899411723">
            <text:p>0.8928489941</text:p>
          </table:table-cell>
          <table:table-cell table:formula="of:=RAND()" office:value-type="float" office:value="0.821163223357871">
            <text:p>0.8211632234</text:p>
          </table:table-cell>
          <table:table-cell table:formula="of:=RAND()" office:value-type="float" office:value="0.16245175874792">
            <text:p>0.1624517587</text:p>
          </table:table-cell>
          <table:table-cell table:formula="of:=RAND()" office:value-type="float" office:value="0.758565663127229">
            <text:p>0.7585656631</text:p>
          </table:table-cell>
          <table:table-cell table:formula="of:=RAND()" office:value-type="float" office:value="0.281077711842954">
            <text:p>0.2810777118</text:p>
          </table:table-cell>
          <table:table-cell table:formula="of:=RAND()" office:value-type="float" office:value="0.197825321462005">
            <text:p>0.1978253215</text:p>
          </table:table-cell>
          <table:table-cell table:formula="of:=RAND()" office:value-type="float" office:value="0.311076923506334">
            <text:p>0.3110769235</text:p>
          </table:table-cell>
          <table:table-cell table:formula="of:=SUM([.B974:.M974])-6" office:value-type="float" office:value="-0.321620781440288">
            <text:p>-0.3216207814</text:p>
          </table:table-cell>
          <table:table-cell table:formula="of:=[.N974]-[.$G$6]" office:value-type="float" office:value="-0.297879790906329">
            <text:p>-0.2978797909</text:p>
          </table:table-cell>
          <table:table-cell table:formula="of:=[.O974]*[.O974]" office:value-type="float" office:value="0.0887323698303981">
            <text:p>0.0887323698</text:p>
          </table:table-cell>
        </table:table-row>
        <table:table-row table:style-name="ro1">
          <table:table-cell/>
          <table:table-cell table:formula="of:=RAND()" office:value-type="float" office:value="0.813945318572223">
            <text:p>0.8139453186</text:p>
          </table:table-cell>
          <table:table-cell table:formula="of:=RAND()" office:value-type="float" office:value="0.900345969479531">
            <text:p>0.9003459695</text:p>
          </table:table-cell>
          <table:table-cell table:formula="of:=RAND()" office:value-type="float" office:value="0.180941823404282">
            <text:p>0.1809418234</text:p>
          </table:table-cell>
          <table:table-cell table:formula="of:=RAND()" office:value-type="float" office:value="0.82823318685405">
            <text:p>0.8282331869</text:p>
          </table:table-cell>
          <table:table-cell table:formula="of:=RAND()" office:value-type="float" office:value="0.946610425366089">
            <text:p>0.9466104254</text:p>
          </table:table-cell>
          <table:table-cell table:formula="of:=RAND()" office:value-type="float" office:value="0.710226362105459">
            <text:p>0.7102263621</text:p>
          </table:table-cell>
          <table:table-cell table:formula="of:=RAND()" office:value-type="float" office:value="0.785471675219014">
            <text:p>0.7854716752</text:p>
          </table:table-cell>
          <table:table-cell table:formula="of:=RAND()" office:value-type="float" office:value="0.13491928181611">
            <text:p>0.1349192818</text:p>
          </table:table-cell>
          <table:table-cell table:formula="of:=RAND()" office:value-type="float" office:value="0.870318911969662">
            <text:p>0.870318912</text:p>
          </table:table-cell>
          <table:table-cell table:formula="of:=RAND()" office:value-type="float" office:value="0.346911271568388">
            <text:p>0.3469112716</text:p>
          </table:table-cell>
          <table:table-cell table:formula="of:=RAND()" office:value-type="float" office:value="0.320975653128698">
            <text:p>0.3209756531</text:p>
          </table:table-cell>
          <table:table-cell table:formula="of:=RAND()" office:value-type="float" office:value="0.778933961177245">
            <text:p>0.7789339612</text:p>
          </table:table-cell>
          <table:table-cell table:formula="of:=SUM([.B975:.M975])-6" office:value-type="float" office:value="1.61783384066075">
            <text:p>1.6178338407</text:p>
          </table:table-cell>
          <table:table-cell table:formula="of:=[.N975]-[.$G$6]" office:value-type="float" office:value="1.64157483119471">
            <text:p>1.6415748312</text:p>
          </table:table-cell>
          <table:table-cell table:formula="of:=[.O975]*[.O975]" office:value-type="float" office:value="2.69476792641194">
            <text:p>2.6947679264</text:p>
          </table:table-cell>
        </table:table-row>
        <table:table-row table:style-name="ro1">
          <table:table-cell/>
          <table:table-cell table:formula="of:=RAND()" office:value-type="float" office:value="0.852718215901405">
            <text:p>0.8527182159</text:p>
          </table:table-cell>
          <table:table-cell table:formula="of:=RAND()" office:value-type="float" office:value="0.0585047688800842">
            <text:p>0.0585047689</text:p>
          </table:table-cell>
          <table:table-cell table:formula="of:=RAND()" office:value-type="float" office:value="0.177987845148891">
            <text:p>0.1779878451</text:p>
          </table:table-cell>
          <table:table-cell table:formula="of:=RAND()" office:value-type="float" office:value="0.847595236031339">
            <text:p>0.847595236</text:p>
          </table:table-cell>
          <table:table-cell table:formula="of:=RAND()" office:value-type="float" office:value="0.625666517065838">
            <text:p>0.6256665171</text:p>
          </table:table-cell>
          <table:table-cell table:formula="of:=RAND()" office:value-type="float" office:value="0.0504707475192845">
            <text:p>0.0504707475</text:p>
          </table:table-cell>
          <table:table-cell table:formula="of:=RAND()" office:value-type="float" office:value="0.471772824646905">
            <text:p>0.4717728246</text:p>
          </table:table-cell>
          <table:table-cell table:formula="of:=RAND()" office:value-type="float" office:value="0.412968472810462">
            <text:p>0.4129684728</text:p>
          </table:table-cell>
          <table:table-cell table:formula="of:=RAND()" office:value-type="float" office:value="0.26942677795887">
            <text:p>0.269426778</text:p>
          </table:table-cell>
          <table:table-cell table:formula="of:=RAND()" office:value-type="float" office:value="0.388098492985591">
            <text:p>0.388098493</text:p>
          </table:table-cell>
          <table:table-cell table:formula="of:=RAND()" office:value-type="float" office:value="0.755626752739772">
            <text:p>0.7556267527</text:p>
          </table:table-cell>
          <table:table-cell table:formula="of:=RAND()" office:value-type="float" office:value="0.638903790386394">
            <text:p>0.6389037904</text:p>
          </table:table-cell>
          <table:table-cell table:formula="of:=SUM([.B976:.M976])-6" office:value-type="float" office:value="-0.450259557925165">
            <text:p>-0.4502595579</text:p>
          </table:table-cell>
          <table:table-cell table:formula="of:=[.N976]-[.$G$6]" office:value-type="float" office:value="-0.426518567391206">
            <text:p>-0.4265185674</text:p>
          </table:table-cell>
          <table:table-cell table:formula="of:=[.O976]*[.O976]" office:value-type="float" office:value="0.181918088329446">
            <text:p>0.1819180883</text:p>
          </table:table-cell>
        </table:table-row>
        <table:table-row table:style-name="ro1">
          <table:table-cell/>
          <table:table-cell table:formula="of:=RAND()" office:value-type="float" office:value="0.510619500884786">
            <text:p>0.5106195009</text:p>
          </table:table-cell>
          <table:table-cell table:formula="of:=RAND()" office:value-type="float" office:value="0.777928814291954">
            <text:p>0.7779288143</text:p>
          </table:table-cell>
          <table:table-cell table:formula="of:=RAND()" office:value-type="float" office:value="0.0447217342443764">
            <text:p>0.0447217342</text:p>
          </table:table-cell>
          <table:table-cell table:formula="of:=RAND()" office:value-type="float" office:value="0.525258975103498">
            <text:p>0.5252589751</text:p>
          </table:table-cell>
          <table:table-cell table:formula="of:=RAND()" office:value-type="float" office:value="0.226361769950017">
            <text:p>0.22636177</text:p>
          </table:table-cell>
          <table:table-cell table:formula="of:=RAND()" office:value-type="float" office:value="0.658832862041891">
            <text:p>0.658832862</text:p>
          </table:table-cell>
          <table:table-cell table:formula="of:=RAND()" office:value-type="float" office:value="0.0670235201250762">
            <text:p>0.0670235201</text:p>
          </table:table-cell>
          <table:table-cell table:formula="of:=RAND()" office:value-type="float" office:value="0.436316041043028">
            <text:p>0.436316041</text:p>
          </table:table-cell>
          <table:table-cell table:formula="of:=RAND()" office:value-type="float" office:value="0.736092623323202">
            <text:p>0.7360926233</text:p>
          </table:table-cell>
          <table:table-cell table:formula="of:=RAND()" office:value-type="float" office:value="0.532966370694339">
            <text:p>0.5329663707</text:p>
          </table:table-cell>
          <table:table-cell table:formula="of:=RAND()" office:value-type="float" office:value="0.175652760546654">
            <text:p>0.1756527605</text:p>
          </table:table-cell>
          <table:table-cell table:formula="of:=RAND()" office:value-type="float" office:value="0.345047317910939">
            <text:p>0.3450473179</text:p>
          </table:table-cell>
          <table:table-cell table:formula="of:=SUM([.B977:.M977])-6" office:value-type="float" office:value="-0.963177709840238">
            <text:p>-0.9631777098</text:p>
          </table:table-cell>
          <table:table-cell table:formula="of:=[.N977]-[.$G$6]" office:value-type="float" office:value="-0.939436719306279">
            <text:p>-0.9394367193</text:p>
          </table:table-cell>
          <table:table-cell table:formula="of:=[.O977]*[.O977]" office:value-type="float" office:value="0.882541349580944">
            <text:p>0.8825413496</text:p>
          </table:table-cell>
        </table:table-row>
        <table:table-row table:style-name="ro1">
          <table:table-cell/>
          <table:table-cell table:formula="of:=RAND()" office:value-type="float" office:value="0.856619268190116">
            <text:p>0.8566192682</text:p>
          </table:table-cell>
          <table:table-cell table:formula="of:=RAND()" office:value-type="float" office:value="0.977902298793197">
            <text:p>0.9779022988</text:p>
          </table:table-cell>
          <table:table-cell table:formula="of:=RAND()" office:value-type="float" office:value="0.0514483614824712">
            <text:p>0.0514483615</text:p>
          </table:table-cell>
          <table:table-cell table:formula="of:=RAND()" office:value-type="float" office:value="0.411383151309565">
            <text:p>0.4113831513</text:p>
          </table:table-cell>
          <table:table-cell table:formula="of:=RAND()" office:value-type="float" office:value="0.190964980749413">
            <text:p>0.1909649807</text:p>
          </table:table-cell>
          <table:table-cell table:formula="of:=RAND()" office:value-type="float" office:value="0.186972062336281">
            <text:p>0.1869720623</text:p>
          </table:table-cell>
          <table:table-cell table:formula="of:=RAND()" office:value-type="float" office:value="0.358375342329964">
            <text:p>0.3583753423</text:p>
          </table:table-cell>
          <table:table-cell table:formula="of:=RAND()" office:value-type="float" office:value="0.0180860215332359">
            <text:p>0.0180860215</text:p>
          </table:table-cell>
          <table:table-cell table:formula="of:=RAND()" office:value-type="float" office:value="0.179012563545257">
            <text:p>0.1790125635</text:p>
          </table:table-cell>
          <table:table-cell table:formula="of:=RAND()" office:value-type="float" office:value="0.874270947184414">
            <text:p>0.8742709472</text:p>
          </table:table-cell>
          <table:table-cell table:formula="of:=RAND()" office:value-type="float" office:value="0.434455964947119">
            <text:p>0.4344559649</text:p>
          </table:table-cell>
          <table:table-cell table:formula="of:=RAND()" office:value-type="float" office:value="0.455278159352019">
            <text:p>0.4552781594</text:p>
          </table:table-cell>
          <table:table-cell table:formula="of:=SUM([.B978:.M978])-6" office:value-type="float" office:value="-1.00523087824695">
            <text:p>-1.0052308782</text:p>
          </table:table-cell>
          <table:table-cell table:formula="of:=[.N978]-[.$G$6]" office:value-type="float" office:value="-0.981489887712989">
            <text:p>-0.9814898877</text:p>
          </table:table-cell>
          <table:table-cell table:formula="of:=[.O978]*[.O978]" office:value-type="float" office:value="0.963322399682856">
            <text:p>0.9633223997</text:p>
          </table:table-cell>
        </table:table-row>
        <table:table-row table:style-name="ro1">
          <table:table-cell/>
          <table:table-cell table:formula="of:=RAND()" office:value-type="float" office:value="0.0770250773057342">
            <text:p>0.0770250773</text:p>
          </table:table-cell>
          <table:table-cell table:formula="of:=RAND()" office:value-type="float" office:value="0.362480300245807">
            <text:p>0.3624803002</text:p>
          </table:table-cell>
          <table:table-cell table:formula="of:=RAND()" office:value-type="float" office:value="0.219456907594576">
            <text:p>0.2194569076</text:p>
          </table:table-cell>
          <table:table-cell table:formula="of:=RAND()" office:value-type="float" office:value="0.244990183738992">
            <text:p>0.2449901837</text:p>
          </table:table-cell>
          <table:table-cell table:formula="of:=RAND()" office:value-type="float" office:value="0.993838732363656">
            <text:p>0.9938387324</text:p>
          </table:table-cell>
          <table:table-cell table:formula="of:=RAND()" office:value-type="float" office:value="0.0982633221428841">
            <text:p>0.0982633221</text:p>
          </table:table-cell>
          <table:table-cell table:formula="of:=RAND()" office:value-type="float" office:value="0.497364860959351">
            <text:p>0.497364861</text:p>
          </table:table-cell>
          <table:table-cell table:formula="of:=RAND()" office:value-type="float" office:value="0.291033456567675">
            <text:p>0.2910334566</text:p>
          </table:table-cell>
          <table:table-cell table:formula="of:=RAND()" office:value-type="float" office:value="0.0773277773987502">
            <text:p>0.0773277774</text:p>
          </table:table-cell>
          <table:table-cell table:formula="of:=RAND()" office:value-type="float" office:value="0.443254873622209">
            <text:p>0.4432548736</text:p>
          </table:table-cell>
          <table:table-cell table:formula="of:=RAND()" office:value-type="float" office:value="0.579189901007339">
            <text:p>0.579189901</text:p>
          </table:table-cell>
          <table:table-cell table:formula="of:=RAND()" office:value-type="float" office:value="0.750863068038598">
            <text:p>0.750863068</text:p>
          </table:table-cell>
          <table:table-cell table:formula="of:=SUM([.B979:.M979])-6" office:value-type="float" office:value="-1.36491153901443">
            <text:p>-1.364911539</text:p>
          </table:table-cell>
          <table:table-cell table:formula="of:=[.N979]-[.$G$6]" office:value-type="float" office:value="-1.34117054848047">
            <text:p>-1.3411705485</text:p>
          </table:table-cell>
          <table:table-cell table:formula="of:=[.O979]*[.O979]" office:value-type="float" office:value="1.7987384401114">
            <text:p>1.7987384401</text:p>
          </table:table-cell>
        </table:table-row>
        <table:table-row table:style-name="ro1">
          <table:table-cell/>
          <table:table-cell table:formula="of:=RAND()" office:value-type="float" office:value="0.572478021029383">
            <text:p>0.572478021</text:p>
          </table:table-cell>
          <table:table-cell table:formula="of:=RAND()" office:value-type="float" office:value="0.7003674141597">
            <text:p>0.7003674142</text:p>
          </table:table-cell>
          <table:table-cell table:formula="of:=RAND()" office:value-type="float" office:value="0.847194177564234">
            <text:p>0.8471941776</text:p>
          </table:table-cell>
          <table:table-cell table:formula="of:=RAND()" office:value-type="float" office:value="0.0733654438517988">
            <text:p>0.0733654439</text:p>
          </table:table-cell>
          <table:table-cell table:formula="of:=RAND()" office:value-type="float" office:value="0.907761297188699">
            <text:p>0.9077612972</text:p>
          </table:table-cell>
          <table:table-cell table:formula="of:=RAND()" office:value-type="float" office:value="0.627580658067018">
            <text:p>0.6275806581</text:p>
          </table:table-cell>
          <table:table-cell table:formula="of:=RAND()" office:value-type="float" office:value="0.171309050638229">
            <text:p>0.1713090506</text:p>
          </table:table-cell>
          <table:table-cell table:formula="of:=RAND()" office:value-type="float" office:value="0.400200090371072">
            <text:p>0.4002000904</text:p>
          </table:table-cell>
          <table:table-cell table:formula="of:=RAND()" office:value-type="float" office:value="0.151610671775416">
            <text:p>0.1516106718</text:p>
          </table:table-cell>
          <table:table-cell table:formula="of:=RAND()" office:value-type="float" office:value="0.625928356777877">
            <text:p>0.6259283568</text:p>
          </table:table-cell>
          <table:table-cell table:formula="of:=RAND()" office:value-type="float" office:value="0.603682031156495">
            <text:p>0.6036820312</text:p>
          </table:table-cell>
          <table:table-cell table:formula="of:=RAND()" office:value-type="float" office:value="0.454957615584135">
            <text:p>0.4549576156</text:p>
          </table:table-cell>
          <table:table-cell table:formula="of:=SUM([.B980:.M980])-6" office:value-type="float" office:value="0.136434828164056">
            <text:p>0.1364348282</text:p>
          </table:table-cell>
          <table:table-cell table:formula="of:=[.N980]-[.$G$6]" office:value-type="float" office:value="0.160175818698015">
            <text:p>0.1601758187</text:p>
          </table:table-cell>
          <table:table-cell table:formula="of:=[.O980]*[.O980]" office:value-type="float" office:value="0.0256562928955794">
            <text:p>0.0256562929</text:p>
          </table:table-cell>
        </table:table-row>
        <table:table-row table:style-name="ro1">
          <table:table-cell/>
          <table:table-cell table:formula="of:=RAND()" office:value-type="float" office:value="0.243879411136731">
            <text:p>0.2438794111</text:p>
          </table:table-cell>
          <table:table-cell table:formula="of:=RAND()" office:value-type="float" office:value="0.368236485403031">
            <text:p>0.3682364854</text:p>
          </table:table-cell>
          <table:table-cell table:formula="of:=RAND()" office:value-type="float" office:value="0.236005815211684">
            <text:p>0.2360058152</text:p>
          </table:table-cell>
          <table:table-cell table:formula="of:=RAND()" office:value-type="float" office:value="0.00535751041024923">
            <text:p>0.0053575104</text:p>
          </table:table-cell>
          <table:table-cell table:formula="of:=RAND()" office:value-type="float" office:value="0.713550147600472">
            <text:p>0.7135501476</text:p>
          </table:table-cell>
          <table:table-cell table:formula="of:=RAND()" office:value-type="float" office:value="0.946779610589147">
            <text:p>0.9467796106</text:p>
          </table:table-cell>
          <table:table-cell table:formula="of:=RAND()" office:value-type="float" office:value="0.47779399366118">
            <text:p>0.4777939937</text:p>
          </table:table-cell>
          <table:table-cell table:formula="of:=RAND()" office:value-type="float" office:value="0.910082097165287">
            <text:p>0.9100820972</text:p>
          </table:table-cell>
          <table:table-cell table:formula="of:=RAND()" office:value-type="float" office:value="0.93390955706127">
            <text:p>0.9339095571</text:p>
          </table:table-cell>
          <table:table-cell table:formula="of:=RAND()" office:value-type="float" office:value="0.397622290300205">
            <text:p>0.3976222903</text:p>
          </table:table-cell>
          <table:table-cell table:formula="of:=RAND()" office:value-type="float" office:value="0.185018663294613">
            <text:p>0.1850186633</text:p>
          </table:table-cell>
          <table:table-cell table:formula="of:=RAND()" office:value-type="float" office:value="0.264449452748522">
            <text:p>0.2644494527</text:p>
          </table:table-cell>
          <table:table-cell table:formula="of:=SUM([.B981:.M981])-6" office:value-type="float" office:value="-0.317314965417609">
            <text:p>-0.3173149654</text:p>
          </table:table-cell>
          <table:table-cell table:formula="of:=[.N981]-[.$G$6]" office:value-type="float" office:value="-0.293573974883649">
            <text:p>-0.2935739749</text:p>
          </table:table-cell>
          <table:table-cell table:formula="of:=[.O981]*[.O981]" office:value-type="float" office:value="0.0861856787289857">
            <text:p>0.0861856787</text:p>
          </table:table-cell>
        </table:table-row>
        <table:table-row table:style-name="ro1">
          <table:table-cell/>
          <table:table-cell table:formula="of:=RAND()" office:value-type="float" office:value="0.69863111176528">
            <text:p>0.6986311118</text:p>
          </table:table-cell>
          <table:table-cell table:formula="of:=RAND()" office:value-type="float" office:value="0.0041317620780319">
            <text:p>0.0041317621</text:p>
          </table:table-cell>
          <table:table-cell table:formula="of:=RAND()" office:value-type="float" office:value="0.876996226375923">
            <text:p>0.8769962264</text:p>
          </table:table-cell>
          <table:table-cell table:formula="of:=RAND()" office:value-type="float" office:value="0.859544276725501">
            <text:p>0.8595442767</text:p>
          </table:table-cell>
          <table:table-cell table:formula="of:=RAND()" office:value-type="float" office:value="0.987812203355134">
            <text:p>0.9878122034</text:p>
          </table:table-cell>
          <table:table-cell table:formula="of:=RAND()" office:value-type="float" office:value="0.219062939751893">
            <text:p>0.2190629398</text:p>
          </table:table-cell>
          <table:table-cell table:formula="of:=RAND()" office:value-type="float" office:value="0.975480679888278">
            <text:p>0.9754806799</text:p>
          </table:table-cell>
          <table:table-cell table:formula="of:=RAND()" office:value-type="float" office:value="0.416147402254865">
            <text:p>0.4161474023</text:p>
          </table:table-cell>
          <table:table-cell table:formula="of:=RAND()" office:value-type="float" office:value="0.98334641684778">
            <text:p>0.9833464168</text:p>
          </table:table-cell>
          <table:table-cell table:formula="of:=RAND()" office:value-type="float" office:value="0.0411548730917275">
            <text:p>0.0411548731</text:p>
          </table:table-cell>
          <table:table-cell table:formula="of:=RAND()" office:value-type="float" office:value="0.0508744104299694">
            <text:p>0.0508744104</text:p>
          </table:table-cell>
          <table:table-cell table:formula="of:=RAND()" office:value-type="float" office:value="0.856869513634592">
            <text:p>0.8568695136</text:p>
          </table:table-cell>
          <table:table-cell table:formula="of:=SUM([.B982:.M982])-6" office:value-type="float" office:value="0.970051816198975">
            <text:p>0.9700518162</text:p>
          </table:table-cell>
          <table:table-cell table:formula="of:=[.N982]-[.$G$6]" office:value-type="float" office:value="0.993792806732934">
            <text:p>0.9937928067</text:p>
          </table:table-cell>
          <table:table-cell table:formula="of:=[.O982]*[.O982]" office:value-type="float" office:value="0.987624142714123">
            <text:p>0.9876241427</text:p>
          </table:table-cell>
        </table:table-row>
        <table:table-row table:style-name="ro1">
          <table:table-cell/>
          <table:table-cell table:formula="of:=RAND()" office:value-type="float" office:value="0.852883619489148">
            <text:p>0.8528836195</text:p>
          </table:table-cell>
          <table:table-cell table:formula="of:=RAND()" office:value-type="float" office:value="0.192408159375191">
            <text:p>0.1924081594</text:p>
          </table:table-cell>
          <table:table-cell table:formula="of:=RAND()" office:value-type="float" office:value="0.662421157583594">
            <text:p>0.6624211576</text:p>
          </table:table-cell>
          <table:table-cell table:formula="of:=RAND()" office:value-type="float" office:value="0.205559456022456">
            <text:p>0.205559456</text:p>
          </table:table-cell>
          <table:table-cell table:formula="of:=RAND()" office:value-type="float" office:value="0.376346466131508">
            <text:p>0.3763464661</text:p>
          </table:table-cell>
          <table:table-cell table:formula="of:=RAND()" office:value-type="float" office:value="0.374653862789273">
            <text:p>0.3746538628</text:p>
          </table:table-cell>
          <table:table-cell table:formula="of:=RAND()" office:value-type="float" office:value="0.446488899644464">
            <text:p>0.4464888996</text:p>
          </table:table-cell>
          <table:table-cell table:formula="of:=RAND()" office:value-type="float" office:value="0.957938831765205">
            <text:p>0.9579388318</text:p>
          </table:table-cell>
          <table:table-cell table:formula="of:=RAND()" office:value-type="float" office:value="0.805182305863127">
            <text:p>0.8051823059</text:p>
          </table:table-cell>
          <table:table-cell table:formula="of:=RAND()" office:value-type="float" office:value="0.48258317518048">
            <text:p>0.4825831752</text:p>
          </table:table-cell>
          <table:table-cell table:formula="of:=RAND()" office:value-type="float" office:value="0.420061375480145">
            <text:p>0.4200613755</text:p>
          </table:table-cell>
          <table:table-cell table:formula="of:=RAND()" office:value-type="float" office:value="0.399214484263211">
            <text:p>0.3992144843</text:p>
          </table:table-cell>
          <table:table-cell table:formula="of:=SUM([.B983:.M983])-6" office:value-type="float" office:value="0.175741793587804">
            <text:p>0.1757417936</text:p>
          </table:table-cell>
          <table:table-cell table:formula="of:=[.N983]-[.$G$6]" office:value-type="float" office:value="0.199482784121763">
            <text:p>0.1994827841</text:p>
          </table:table-cell>
          <table:table-cell table:formula="of:=[.O983]*[.O983]" office:value-type="float" office:value="0.0397933811609699">
            <text:p>0.0397933812</text:p>
          </table:table-cell>
        </table:table-row>
        <table:table-row table:style-name="ro1">
          <table:table-cell/>
          <table:table-cell table:formula="of:=RAND()" office:value-type="float" office:value="0.857393485726789">
            <text:p>0.8573934857</text:p>
          </table:table-cell>
          <table:table-cell table:formula="of:=RAND()" office:value-type="float" office:value="0.846587981563062">
            <text:p>0.8465879816</text:p>
          </table:table-cell>
          <table:table-cell table:formula="of:=RAND()" office:value-type="float" office:value="0.95250037428923">
            <text:p>0.9525003743</text:p>
          </table:table-cell>
          <table:table-cell table:formula="of:=RAND()" office:value-type="float" office:value="0.704081700649112">
            <text:p>0.7040817006</text:p>
          </table:table-cell>
          <table:table-cell table:formula="of:=RAND()" office:value-type="float" office:value="0.0367130604572594">
            <text:p>0.0367130605</text:p>
          </table:table-cell>
          <table:table-cell table:formula="of:=RAND()" office:value-type="float" office:value="0.616888623451814">
            <text:p>0.6168886235</text:p>
          </table:table-cell>
          <table:table-cell table:formula="of:=RAND()" office:value-type="float" office:value="0.597390060545877">
            <text:p>0.5973900605</text:p>
          </table:table-cell>
          <table:table-cell table:formula="of:=RAND()" office:value-type="float" office:value="0.0554068537894636">
            <text:p>0.0554068538</text:p>
          </table:table-cell>
          <table:table-cell table:formula="of:=RAND()" office:value-type="float" office:value="0.378836304182187">
            <text:p>0.3788363042</text:p>
          </table:table-cell>
          <table:table-cell table:formula="of:=RAND()" office:value-type="float" office:value="0.708300716942176">
            <text:p>0.7083007169</text:p>
          </table:table-cell>
          <table:table-cell table:formula="of:=RAND()" office:value-type="float" office:value="0.0658058130647987">
            <text:p>0.0658058131</text:p>
          </table:table-cell>
          <table:table-cell table:formula="of:=RAND()" office:value-type="float" office:value="0.353783826809376">
            <text:p>0.3537838268</text:p>
          </table:table-cell>
          <table:table-cell table:formula="of:=SUM([.B984:.M984])-6" office:value-type="float" office:value="0.173688801471144">
            <text:p>0.1736888015</text:p>
          </table:table-cell>
          <table:table-cell table:formula="of:=[.N984]-[.$G$6]" office:value-type="float" office:value="0.197429792005103">
            <text:p>0.197429792</text:p>
          </table:table-cell>
          <table:table-cell table:formula="of:=[.O984]*[.O984]" office:value-type="float" office:value="0.0389785227711783">
            <text:p>0.0389785228</text:p>
          </table:table-cell>
        </table:table-row>
        <table:table-row table:style-name="ro1">
          <table:table-cell/>
          <table:table-cell table:formula="of:=RAND()" office:value-type="float" office:value="0.109766263049096">
            <text:p>0.109766263</text:p>
          </table:table-cell>
          <table:table-cell table:formula="of:=RAND()" office:value-type="float" office:value="0.714155471418053">
            <text:p>0.7141554714</text:p>
          </table:table-cell>
          <table:table-cell table:formula="of:=RAND()" office:value-type="float" office:value="0.686183348298073">
            <text:p>0.6861833483</text:p>
          </table:table-cell>
          <table:table-cell table:formula="of:=RAND()" office:value-type="float" office:value="0.916207185480744">
            <text:p>0.9162071855</text:p>
          </table:table-cell>
          <table:table-cell table:formula="of:=RAND()" office:value-type="float" office:value="0.11519418633543">
            <text:p>0.1151941863</text:p>
          </table:table-cell>
          <table:table-cell table:formula="of:=RAND()" office:value-type="float" office:value="0.17222803644836">
            <text:p>0.1722280364</text:p>
          </table:table-cell>
          <table:table-cell table:formula="of:=RAND()" office:value-type="float" office:value="0.223955931840464">
            <text:p>0.2239559318</text:p>
          </table:table-cell>
          <table:table-cell table:formula="of:=RAND()" office:value-type="float" office:value="0.310424827272072">
            <text:p>0.3104248273</text:p>
          </table:table-cell>
          <table:table-cell table:formula="of:=RAND()" office:value-type="float" office:value="0.642618104582652">
            <text:p>0.6426181046</text:p>
          </table:table-cell>
          <table:table-cell table:formula="of:=RAND()" office:value-type="float" office:value="0.884863600600511">
            <text:p>0.8848636006</text:p>
          </table:table-cell>
          <table:table-cell table:formula="of:=RAND()" office:value-type="float" office:value="0.0862949423026294">
            <text:p>0.0862949423</text:p>
          </table:table-cell>
          <table:table-cell table:formula="of:=RAND()" office:value-type="float" office:value="0.0699123663362116">
            <text:p>0.0699123663</text:p>
          </table:table-cell>
          <table:table-cell table:formula="of:=SUM([.B985:.M985])-6" office:value-type="float" office:value="-1.0681957360357">
            <text:p>-1.068195736</text:p>
          </table:table-cell>
          <table:table-cell table:formula="of:=[.N985]-[.$G$6]" office:value-type="float" office:value="-1.04445474550175">
            <text:p>-1.0444547455</text:p>
          </table:table-cell>
          <table:table-cell table:formula="of:=[.O985]*[.O985]" office:value-type="float" office:value="1.09088571540112">
            <text:p>1.0908857154</text:p>
          </table:table-cell>
        </table:table-row>
        <table:table-row table:style-name="ro1">
          <table:table-cell/>
          <table:table-cell table:formula="of:=RAND()" office:value-type="float" office:value="0.680599672021344">
            <text:p>0.680599672</text:p>
          </table:table-cell>
          <table:table-cell table:formula="of:=RAND()" office:value-type="float" office:value="0.139943779446185">
            <text:p>0.1399437794</text:p>
          </table:table-cell>
          <table:table-cell table:formula="of:=RAND()" office:value-type="float" office:value="0.651890217559412">
            <text:p>0.6518902176</text:p>
          </table:table-cell>
          <table:table-cell table:formula="of:=RAND()" office:value-type="float" office:value="0.368024398572743">
            <text:p>0.3680243986</text:p>
          </table:table-cell>
          <table:table-cell table:formula="of:=RAND()" office:value-type="float" office:value="0.12054633279331">
            <text:p>0.1205463328</text:p>
          </table:table-cell>
          <table:table-cell table:formula="of:=RAND()" office:value-type="float" office:value="0.40819706604816">
            <text:p>0.408197066</text:p>
          </table:table-cell>
          <table:table-cell table:formula="of:=RAND()" office:value-type="float" office:value="0.337156404508278">
            <text:p>0.3371564045</text:p>
          </table:table-cell>
          <table:table-cell table:formula="of:=RAND()" office:value-type="float" office:value="0.0365126959513873">
            <text:p>0.036512696</text:p>
          </table:table-cell>
          <table:table-cell table:formula="of:=RAND()" office:value-type="float" office:value="0.918764017056674">
            <text:p>0.9187640171</text:p>
          </table:table-cell>
          <table:table-cell table:formula="of:=RAND()" office:value-type="float" office:value="0.500560543732718">
            <text:p>0.5005605437</text:p>
          </table:table-cell>
          <table:table-cell table:formula="of:=RAND()" office:value-type="float" office:value="0.120900795562193">
            <text:p>0.1209007956</text:p>
          </table:table-cell>
          <table:table-cell table:formula="of:=RAND()" office:value-type="float" office:value="0.0221457863226533">
            <text:p>0.0221457863</text:p>
          </table:table-cell>
          <table:table-cell table:formula="of:=SUM([.B986:.M986])-6" office:value-type="float" office:value="-1.69475829042494">
            <text:p>-1.6947582904</text:p>
          </table:table-cell>
          <table:table-cell table:formula="of:=[.N986]-[.$G$6]" office:value-type="float" office:value="-1.67101729989098">
            <text:p>-1.6710172999</text:p>
          </table:table-cell>
          <table:table-cell table:formula="of:=[.O986]*[.O986]" office:value-type="float" office:value="2.79229881653495">
            <text:p>2.7922988165</text:p>
          </table:table-cell>
        </table:table-row>
        <table:table-row table:style-name="ro1">
          <table:table-cell/>
          <table:table-cell table:formula="of:=RAND()" office:value-type="float" office:value="0.324871795019135">
            <text:p>0.324871795</text:p>
          </table:table-cell>
          <table:table-cell table:formula="of:=RAND()" office:value-type="float" office:value="0.726661761756986">
            <text:p>0.7266617618</text:p>
          </table:table-cell>
          <table:table-cell table:formula="of:=RAND()" office:value-type="float" office:value="0.564492155564949">
            <text:p>0.5644921556</text:p>
          </table:table-cell>
          <table:table-cell table:formula="of:=RAND()" office:value-type="float" office:value="0.706661843461916">
            <text:p>0.7066618435</text:p>
          </table:table-cell>
          <table:table-cell table:formula="of:=RAND()" office:value-type="float" office:value="0.651242211693898">
            <text:p>0.6512422117</text:p>
          </table:table-cell>
          <table:table-cell table:formula="of:=RAND()" office:value-type="float" office:value="0.724819942610338">
            <text:p>0.7248199426</text:p>
          </table:table-cell>
          <table:table-cell table:formula="of:=RAND()" office:value-type="float" office:value="0.498399413889274">
            <text:p>0.4983994139</text:p>
          </table:table-cell>
          <table:table-cell table:formula="of:=RAND()" office:value-type="float" office:value="0.483096377924085">
            <text:p>0.4830963779</text:p>
          </table:table-cell>
          <table:table-cell table:formula="of:=RAND()" office:value-type="float" office:value="0.829747868003324">
            <text:p>0.829747868</text:p>
          </table:table-cell>
          <table:table-cell table:formula="of:=RAND()" office:value-type="float" office:value="0.156910048332065">
            <text:p>0.1569100483</text:p>
          </table:table-cell>
          <table:table-cell table:formula="of:=RAND()" office:value-type="float" office:value="0.941361753735691">
            <text:p>0.9413617537</text:p>
          </table:table-cell>
          <table:table-cell table:formula="of:=RAND()" office:value-type="float" office:value="0.618770421016961">
            <text:p>0.618770421</text:p>
          </table:table-cell>
          <table:table-cell table:formula="of:=SUM([.B987:.M987])-6" office:value-type="float" office:value="1.22703559300862">
            <text:p>1.227035593</text:p>
          </table:table-cell>
          <table:table-cell table:formula="of:=[.N987]-[.$G$6]" office:value-type="float" office:value="1.25077658354258">
            <text:p>1.2507765835</text:p>
          </table:table-cell>
          <table:table-cell table:formula="of:=[.O987]*[.O987]" office:value-type="float" office:value="1.56444206193845">
            <text:p>1.5644420619</text:p>
          </table:table-cell>
        </table:table-row>
        <table:table-row table:style-name="ro1">
          <table:table-cell/>
          <table:table-cell table:formula="of:=RAND()" office:value-type="float" office:value="0.21359128295444">
            <text:p>0.213591283</text:p>
          </table:table-cell>
          <table:table-cell table:formula="of:=RAND()" office:value-type="float" office:value="0.0718220022972673">
            <text:p>0.0718220023</text:p>
          </table:table-cell>
          <table:table-cell table:formula="of:=RAND()" office:value-type="float" office:value="0.28914767713286">
            <text:p>0.2891476771</text:p>
          </table:table-cell>
          <table:table-cell table:formula="of:=RAND()" office:value-type="float" office:value="0.859685090603307">
            <text:p>0.8596850906</text:p>
          </table:table-cell>
          <table:table-cell table:formula="of:=RAND()" office:value-type="float" office:value="0.975151164922863">
            <text:p>0.9751511649</text:p>
          </table:table-cell>
          <table:table-cell table:formula="of:=RAND()" office:value-type="float" office:value="0.393249023705721">
            <text:p>0.3932490237</text:p>
          </table:table-cell>
          <table:table-cell table:formula="of:=RAND()" office:value-type="float" office:value="0.55121295969002">
            <text:p>0.5512129597</text:p>
          </table:table-cell>
          <table:table-cell table:formula="of:=RAND()" office:value-type="float" office:value="0.0905535179190338">
            <text:p>0.0905535179</text:p>
          </table:table-cell>
          <table:table-cell table:formula="of:=RAND()" office:value-type="float" office:value="0.32666062284261">
            <text:p>0.3266606228</text:p>
          </table:table-cell>
          <table:table-cell table:formula="of:=RAND()" office:value-type="float" office:value="0.513307147426531">
            <text:p>0.5133071474</text:p>
          </table:table-cell>
          <table:table-cell table:formula="of:=RAND()" office:value-type="float" office:value="0.324018356623128">
            <text:p>0.3240183566</text:p>
          </table:table-cell>
          <table:table-cell table:formula="of:=RAND()" office:value-type="float" office:value="0.787963033188134">
            <text:p>0.7879630332</text:p>
          </table:table-cell>
          <table:table-cell table:formula="of:=SUM([.B988:.M988])-6" office:value-type="float" office:value="-0.603638120694086">
            <text:p>-0.6036381207</text:p>
          </table:table-cell>
          <table:table-cell table:formula="of:=[.N988]-[.$G$6]" office:value-type="float" office:value="-0.579897130160127">
            <text:p>-0.5798971302</text:p>
          </table:table-cell>
          <table:table-cell table:formula="of:=[.O988]*[.O988]" office:value-type="float" office:value="0.336280681567951">
            <text:p>0.3362806816</text:p>
          </table:table-cell>
        </table:table-row>
        <table:table-row table:style-name="ro1">
          <table:table-cell/>
          <table:table-cell table:formula="of:=RAND()" office:value-type="float" office:value="0.807420991128311">
            <text:p>0.8074209911</text:p>
          </table:table-cell>
          <table:table-cell table:formula="of:=RAND()" office:value-type="float" office:value="0.763879406964406">
            <text:p>0.763879407</text:p>
          </table:table-cell>
          <table:table-cell table:formula="of:=RAND()" office:value-type="float" office:value="0.120085903676227">
            <text:p>0.1200859037</text:p>
          </table:table-cell>
          <table:table-cell table:formula="of:=RAND()" office:value-type="float" office:value="0.305402695666999">
            <text:p>0.3054026957</text:p>
          </table:table-cell>
          <table:table-cell table:formula="of:=RAND()" office:value-type="float" office:value="0.930784834548831">
            <text:p>0.9307848345</text:p>
          </table:table-cell>
          <table:table-cell table:formula="of:=RAND()" office:value-type="float" office:value="0.719171458622441">
            <text:p>0.7191714586</text:p>
          </table:table-cell>
          <table:table-cell table:formula="of:=RAND()" office:value-type="float" office:value="0.905609513167292">
            <text:p>0.9056095132</text:p>
          </table:table-cell>
          <table:table-cell table:formula="of:=RAND()" office:value-type="float" office:value="0.235525446711108">
            <text:p>0.2355254467</text:p>
          </table:table-cell>
          <table:table-cell table:formula="of:=RAND()" office:value-type="float" office:value="0.997283230768517">
            <text:p>0.9972832308</text:p>
          </table:table-cell>
          <table:table-cell table:formula="of:=RAND()" office:value-type="float" office:value="0.937767740571871">
            <text:p>0.9377677406</text:p>
          </table:table-cell>
          <table:table-cell table:formula="of:=RAND()" office:value-type="float" office:value="0.317132658790797">
            <text:p>0.3171326588</text:p>
          </table:table-cell>
          <table:table-cell table:formula="of:=RAND()" office:value-type="float" office:value="0.0724712130613625">
            <text:p>0.0724712131</text:p>
          </table:table-cell>
          <table:table-cell table:formula="of:=SUM([.B989:.M989])-6" office:value-type="float" office:value="1.11253509367816">
            <text:p>1.1125350937</text:p>
          </table:table-cell>
          <table:table-cell table:formula="of:=[.N989]-[.$G$6]" office:value-type="float" office:value="1.13627608421212">
            <text:p>1.1362760842</text:p>
          </table:table-cell>
          <table:table-cell table:formula="of:=[.O989]*[.O989]" office:value-type="float" office:value="1.29112333955243">
            <text:p>1.2911233396</text:p>
          </table:table-cell>
        </table:table-row>
        <table:table-row table:style-name="ro1">
          <table:table-cell/>
          <table:table-cell table:formula="of:=RAND()" office:value-type="float" office:value="0.721451478078961">
            <text:p>0.7214514781</text:p>
          </table:table-cell>
          <table:table-cell table:formula="of:=RAND()" office:value-type="float" office:value="0.823428740724921">
            <text:p>0.8234287407</text:p>
          </table:table-cell>
          <table:table-cell table:formula="of:=RAND()" office:value-type="float" office:value="0.0811100921127945">
            <text:p>0.0811100921</text:p>
          </table:table-cell>
          <table:table-cell table:formula="of:=RAND()" office:value-type="float" office:value="0.547839076956734">
            <text:p>0.547839077</text:p>
          </table:table-cell>
          <table:table-cell table:formula="of:=RAND()" office:value-type="float" office:value="0.666715955128893">
            <text:p>0.6667159551</text:p>
          </table:table-cell>
          <table:table-cell table:formula="of:=RAND()" office:value-type="float" office:value="0.546722724335268">
            <text:p>0.5467227243</text:p>
          </table:table-cell>
          <table:table-cell table:formula="of:=RAND()" office:value-type="float" office:value="0.662409690907225">
            <text:p>0.6624096909</text:p>
          </table:table-cell>
          <table:table-cell table:formula="of:=RAND()" office:value-type="float" office:value="0.715507833752781">
            <text:p>0.7155078338</text:p>
          </table:table-cell>
          <table:table-cell table:formula="of:=RAND()" office:value-type="float" office:value="0.895272413268685">
            <text:p>0.8952724133</text:p>
          </table:table-cell>
          <table:table-cell table:formula="of:=RAND()" office:value-type="float" office:value="0.989674096694216">
            <text:p>0.9896740967</text:p>
          </table:table-cell>
          <table:table-cell table:formula="of:=RAND()" office:value-type="float" office:value="0.0755674887914211">
            <text:p>0.0755674888</text:p>
          </table:table-cell>
          <table:table-cell table:formula="of:=RAND()" office:value-type="float" office:value="0.740025134989992">
            <text:p>0.740025135</text:p>
          </table:table-cell>
          <table:table-cell table:formula="of:=SUM([.B990:.M990])-6" office:value-type="float" office:value="1.46572472574189">
            <text:p>1.4657247257</text:p>
          </table:table-cell>
          <table:table-cell table:formula="of:=[.N990]-[.$G$6]" office:value-type="float" office:value="1.48946571627585">
            <text:p>1.4894657163</text:p>
          </table:table-cell>
          <table:table-cell table:formula="of:=[.O990]*[.O990]" office:value-type="float" office:value="2.21850811996114">
            <text:p>2.21850812</text:p>
          </table:table-cell>
        </table:table-row>
        <table:table-row table:style-name="ro1">
          <table:table-cell/>
          <table:table-cell table:formula="of:=RAND()" office:value-type="float" office:value="0.853725490393117">
            <text:p>0.8537254904</text:p>
          </table:table-cell>
          <table:table-cell table:formula="of:=RAND()" office:value-type="float" office:value="0.885932573350146">
            <text:p>0.8859325734</text:p>
          </table:table-cell>
          <table:table-cell table:formula="of:=RAND()" office:value-type="float" office:value="0.574006092268974">
            <text:p>0.5740060923</text:p>
          </table:table-cell>
          <table:table-cell table:formula="of:=RAND()" office:value-type="float" office:value="0.0415884873364121">
            <text:p>0.0415884873</text:p>
          </table:table-cell>
          <table:table-cell table:formula="of:=RAND()" office:value-type="float" office:value="0.459028099430725">
            <text:p>0.4590280994</text:p>
          </table:table-cell>
          <table:table-cell table:formula="of:=RAND()" office:value-type="float" office:value="0.493026936193928">
            <text:p>0.4930269362</text:p>
          </table:table-cell>
          <table:table-cell table:formula="of:=RAND()" office:value-type="float" office:value="0.309104231419042">
            <text:p>0.3091042314</text:p>
          </table:table-cell>
          <table:table-cell table:formula="of:=RAND()" office:value-type="float" office:value="0.961526829283685">
            <text:p>0.9615268293</text:p>
          </table:table-cell>
          <table:table-cell table:formula="of:=RAND()" office:value-type="float" office:value="0.212495207088068">
            <text:p>0.2124952071</text:p>
          </table:table-cell>
          <table:table-cell table:formula="of:=RAND()" office:value-type="float" office:value="0.141162323998287">
            <text:p>0.141162324</text:p>
          </table:table-cell>
          <table:table-cell table:formula="of:=RAND()" office:value-type="float" office:value="0.952614688081667">
            <text:p>0.9526146881</text:p>
          </table:table-cell>
          <table:table-cell table:formula="of:=RAND()" office:value-type="float" office:value="0.189335413277149">
            <text:p>0.1893354133</text:p>
          </table:table-cell>
          <table:table-cell table:formula="of:=SUM([.B991:.M991])-6" office:value-type="float" office:value="0.0735463721212">
            <text:p>0.0735463721</text:p>
          </table:table-cell>
          <table:table-cell table:formula="of:=[.N991]-[.$G$6]" office:value-type="float" office:value="0.0972873626551591">
            <text:p>0.0972873627</text:p>
          </table:table-cell>
          <table:table-cell table:formula="of:=[.O991]*[.O991]" office:value-type="float" office:value="0.00946483093239644">
            <text:p>0.0094648309</text:p>
          </table:table-cell>
        </table:table-row>
        <table:table-row table:style-name="ro1">
          <table:table-cell/>
          <table:table-cell table:formula="of:=RAND()" office:value-type="float" office:value="0.74912701616995">
            <text:p>0.7491270162</text:p>
          </table:table-cell>
          <table:table-cell table:formula="of:=RAND()" office:value-type="float" office:value="0.364900038111955">
            <text:p>0.3649000381</text:p>
          </table:table-cell>
          <table:table-cell table:formula="of:=RAND()" office:value-type="float" office:value="0.368743749335408">
            <text:p>0.3687437493</text:p>
          </table:table-cell>
          <table:table-cell table:formula="of:=RAND()" office:value-type="float" office:value="0.237972079543397">
            <text:p>0.2379720795</text:p>
          </table:table-cell>
          <table:table-cell table:formula="of:=RAND()" office:value-type="float" office:value="0.238082938129082">
            <text:p>0.2380829381</text:p>
          </table:table-cell>
          <table:table-cell table:formula="of:=RAND()" office:value-type="float" office:value="0.234675485873595">
            <text:p>0.2346754859</text:p>
          </table:table-cell>
          <table:table-cell table:formula="of:=RAND()" office:value-type="float" office:value="0.00676444452255964">
            <text:p>0.0067644445</text:p>
          </table:table-cell>
          <table:table-cell table:formula="of:=RAND()" office:value-type="float" office:value="0.71693465905264">
            <text:p>0.7169346591</text:p>
          </table:table-cell>
          <table:table-cell table:formula="of:=RAND()" office:value-type="float" office:value="0.298304404364899">
            <text:p>0.2983044044</text:p>
          </table:table-cell>
          <table:table-cell table:formula="of:=RAND()" office:value-type="float" office:value="0.0810830099508166">
            <text:p>0.08108301</text:p>
          </table:table-cell>
          <table:table-cell table:formula="of:=RAND()" office:value-type="float" office:value="0.413082572864369">
            <text:p>0.4130825729</text:p>
          </table:table-cell>
          <table:table-cell table:formula="of:=RAND()" office:value-type="float" office:value="0.363526289351284">
            <text:p>0.3635262894</text:p>
          </table:table-cell>
          <table:table-cell table:formula="of:=SUM([.B992:.M992])-6" office:value-type="float" office:value="-1.92680331273004">
            <text:p>-1.9268033127</text:p>
          </table:table-cell>
          <table:table-cell table:formula="of:=[.N992]-[.$G$6]" office:value-type="float" office:value="-1.90306232219609">
            <text:p>-1.9030623222</text:p>
          </table:table-cell>
          <table:table-cell table:formula="of:=[.O992]*[.O992]" office:value-type="float" office:value="3.62164620216236">
            <text:p>3.6216462022</text:p>
          </table:table-cell>
        </table:table-row>
        <table:table-row table:style-name="ro1">
          <table:table-cell/>
          <table:table-cell table:formula="of:=RAND()" office:value-type="float" office:value="0.22447549784556">
            <text:p>0.2244754978</text:p>
          </table:table-cell>
          <table:table-cell table:formula="of:=RAND()" office:value-type="float" office:value="0.0862560502719134">
            <text:p>0.0862560503</text:p>
          </table:table-cell>
          <table:table-cell table:formula="of:=RAND()" office:value-type="float" office:value="0.915531985927373">
            <text:p>0.9155319859</text:p>
          </table:table-cell>
          <table:table-cell table:formula="of:=RAND()" office:value-type="float" office:value="0.473113926360384">
            <text:p>0.4731139264</text:p>
          </table:table-cell>
          <table:table-cell table:formula="of:=RAND()" office:value-type="float" office:value="0.662143325433135">
            <text:p>0.6621433254</text:p>
          </table:table-cell>
          <table:table-cell table:formula="of:=RAND()" office:value-type="float" office:value="0.177018508780748">
            <text:p>0.1770185088</text:p>
          </table:table-cell>
          <table:table-cell table:formula="of:=RAND()" office:value-type="float" office:value="0.487368121976033">
            <text:p>0.487368122</text:p>
          </table:table-cell>
          <table:table-cell table:formula="of:=RAND()" office:value-type="float" office:value="0.771684201434255">
            <text:p>0.7716842014</text:p>
          </table:table-cell>
          <table:table-cell table:formula="of:=RAND()" office:value-type="float" office:value="0.0819325265474618">
            <text:p>0.0819325265</text:p>
          </table:table-cell>
          <table:table-cell table:formula="of:=RAND()" office:value-type="float" office:value="0.289890031330287">
            <text:p>0.2898900313</text:p>
          </table:table-cell>
          <table:table-cell table:formula="of:=RAND()" office:value-type="float" office:value="0.780886607244611">
            <text:p>0.7808866072</text:p>
          </table:table-cell>
          <table:table-cell table:formula="of:=RAND()" office:value-type="float" office:value="0.493518910603598">
            <text:p>0.4935189106</text:p>
          </table:table-cell>
          <table:table-cell table:formula="of:=SUM([.B993:.M993])-6" office:value-type="float" office:value="-0.556180306244642">
            <text:p>-0.5561803062</text:p>
          </table:table-cell>
          <table:table-cell table:formula="of:=[.N993]-[.$G$6]" office:value-type="float" office:value="-0.532439315710682">
            <text:p>-0.5324393157</text:p>
          </table:table-cell>
          <table:table-cell table:formula="of:=[.O993]*[.O993]" office:value-type="float" office:value="0.28349162491446">
            <text:p>0.2834916249</text:p>
          </table:table-cell>
        </table:table-row>
        <table:table-row table:style-name="ro1">
          <table:table-cell/>
          <table:table-cell table:formula="of:=RAND()" office:value-type="float" office:value="0.867087081540376">
            <text:p>0.8670870815</text:p>
          </table:table-cell>
          <table:table-cell table:formula="of:=RAND()" office:value-type="float" office:value="0.103883811971173">
            <text:p>0.103883812</text:p>
          </table:table-cell>
          <table:table-cell table:formula="of:=RAND()" office:value-type="float" office:value="0.177608917234465">
            <text:p>0.1776089172</text:p>
          </table:table-cell>
          <table:table-cell table:formula="of:=RAND()" office:value-type="float" office:value="0.49417022196576">
            <text:p>0.494170222</text:p>
          </table:table-cell>
          <table:table-cell table:formula="of:=RAND()" office:value-type="float" office:value="0.97216324461624">
            <text:p>0.9721632446</text:p>
          </table:table-cell>
          <table:table-cell table:formula="of:=RAND()" office:value-type="float" office:value="0.427454959135503">
            <text:p>0.4274549591</text:p>
          </table:table-cell>
          <table:table-cell table:formula="of:=RAND()" office:value-type="float" office:value="0.828469823580235">
            <text:p>0.8284698236</text:p>
          </table:table-cell>
          <table:table-cell table:formula="of:=RAND()" office:value-type="float" office:value="0.868307153461501">
            <text:p>0.8683071535</text:p>
          </table:table-cell>
          <table:table-cell table:formula="of:=RAND()" office:value-type="float" office:value="0.491868355777115">
            <text:p>0.4918683558</text:p>
          </table:table-cell>
          <table:table-cell table:formula="of:=RAND()" office:value-type="float" office:value="0.580332204932347">
            <text:p>0.5803322049</text:p>
          </table:table-cell>
          <table:table-cell table:formula="of:=RAND()" office:value-type="float" office:value="0.287708133459091">
            <text:p>0.2877081335</text:p>
          </table:table-cell>
          <table:table-cell table:formula="of:=RAND()" office:value-type="float" office:value="0.200705574126914">
            <text:p>0.2007055741</text:p>
          </table:table-cell>
          <table:table-cell table:formula="of:=SUM([.B994:.M994])-6" office:value-type="float" office:value="0.29975948180072">
            <text:p>0.2997594818</text:p>
          </table:table-cell>
          <table:table-cell table:formula="of:=[.N994]-[.$G$6]" office:value-type="float" office:value="0.323500472334679">
            <text:p>0.3235004723</text:p>
          </table:table-cell>
          <table:table-cell table:formula="of:=[.O994]*[.O994]" office:value-type="float" office:value="0.104652555600761">
            <text:p>0.1046525556</text:p>
          </table:table-cell>
        </table:table-row>
        <table:table-row table:style-name="ro1">
          <table:table-cell/>
          <table:table-cell table:formula="of:=RAND()" office:value-type="float" office:value="0.741511939093471">
            <text:p>0.7415119391</text:p>
          </table:table-cell>
          <table:table-cell table:formula="of:=RAND()" office:value-type="float" office:value="0.261739334324375">
            <text:p>0.2617393343</text:p>
          </table:table-cell>
          <table:table-cell table:formula="of:=RAND()" office:value-type="float" office:value="0.167531568324193">
            <text:p>0.1675315683</text:p>
          </table:table-cell>
          <table:table-cell table:formula="of:=RAND()" office:value-type="float" office:value="0.397105657728389">
            <text:p>0.3971056577</text:p>
          </table:table-cell>
          <table:table-cell table:formula="of:=RAND()" office:value-type="float" office:value="0.691837832098827">
            <text:p>0.6918378321</text:p>
          </table:table-cell>
          <table:table-cell table:formula="of:=RAND()" office:value-type="float" office:value="0.875006183749065">
            <text:p>0.8750061837</text:p>
          </table:table-cell>
          <table:table-cell table:formula="of:=RAND()" office:value-type="float" office:value="0.352263358421624">
            <text:p>0.3522633584</text:p>
          </table:table-cell>
          <table:table-cell table:formula="of:=RAND()" office:value-type="float" office:value="0.118112628813833">
            <text:p>0.1181126288</text:p>
          </table:table-cell>
          <table:table-cell table:formula="of:=RAND()" office:value-type="float" office:value="0.505505315493792">
            <text:p>0.5055053155</text:p>
          </table:table-cell>
          <table:table-cell table:formula="of:=RAND()" office:value-type="float" office:value="0.453236157074571">
            <text:p>0.4532361571</text:p>
          </table:table-cell>
          <table:table-cell table:formula="of:=RAND()" office:value-type="float" office:value="0.36831410904415">
            <text:p>0.368314109</text:p>
          </table:table-cell>
          <table:table-cell table:formula="of:=RAND()" office:value-type="float" office:value="0.48401374462992">
            <text:p>0.4840137446</text:p>
          </table:table-cell>
          <table:table-cell table:formula="of:=SUM([.B995:.M995])-6" office:value-type="float" office:value="-0.583822171203792">
            <text:p>-0.5838221712</text:p>
          </table:table-cell>
          <table:table-cell table:formula="of:=[.N995]-[.$G$6]" office:value-type="float" office:value="-0.560081180669833">
            <text:p>-0.5600811807</text:p>
          </table:table-cell>
          <table:table-cell table:formula="of:=[.O995]*[.O995]" office:value-type="float" office:value="0.313690928940514">
            <text:p>0.3136909289</text:p>
          </table:table-cell>
        </table:table-row>
        <table:table-row table:style-name="ro1">
          <table:table-cell/>
          <table:table-cell table:formula="of:=RAND()" office:value-type="float" office:value="0.172212387667969">
            <text:p>0.1722123877</text:p>
          </table:table-cell>
          <table:table-cell table:formula="of:=RAND()" office:value-type="float" office:value="0.110817607492208">
            <text:p>0.1108176075</text:p>
          </table:table-cell>
          <table:table-cell table:formula="of:=RAND()" office:value-type="float" office:value="0.0097738984040916">
            <text:p>0.0097738984</text:p>
          </table:table-cell>
          <table:table-cell table:formula="of:=RAND()" office:value-type="float" office:value="0.724363199202344">
            <text:p>0.7243631992</text:p>
          </table:table-cell>
          <table:table-cell table:formula="of:=RAND()" office:value-type="float" office:value="0.307240555295721">
            <text:p>0.3072405553</text:p>
          </table:table-cell>
          <table:table-cell table:formula="of:=RAND()" office:value-type="float" office:value="0.72269517253153">
            <text:p>0.7226951725</text:p>
          </table:table-cell>
          <table:table-cell table:formula="of:=RAND()" office:value-type="float" office:value="0.403052910231054">
            <text:p>0.4030529102</text:p>
          </table:table-cell>
          <table:table-cell table:formula="of:=RAND()" office:value-type="float" office:value="0.132869723718613">
            <text:p>0.1328697237</text:p>
          </table:table-cell>
          <table:table-cell table:formula="of:=RAND()" office:value-type="float" office:value="0.458727012388408">
            <text:p>0.4587270124</text:p>
          </table:table-cell>
          <table:table-cell table:formula="of:=RAND()" office:value-type="float" office:value="0.24993035197258">
            <text:p>0.249930352</text:p>
          </table:table-cell>
          <table:table-cell table:formula="of:=RAND()" office:value-type="float" office:value="0.481753725325689">
            <text:p>0.4817537253</text:p>
          </table:table-cell>
          <table:table-cell table:formula="of:=RAND()" office:value-type="float" office:value="0.96142066642642">
            <text:p>0.9614206664</text:p>
          </table:table-cell>
          <table:table-cell table:formula="of:=SUM([.B996:.M996])-6" office:value-type="float" office:value="-1.26514278934337">
            <text:p>-1.2651427893</text:p>
          </table:table-cell>
          <table:table-cell table:formula="of:=[.N996]-[.$G$6]" office:value-type="float" office:value="-1.24140179880941">
            <text:p>-1.2414017988</text:p>
          </table:table-cell>
          <table:table-cell table:formula="of:=[.O996]*[.O996]" office:value-type="float" office:value="1.54107842608725">
            <text:p>1.5410784261</text:p>
          </table:table-cell>
        </table:table-row>
        <table:table-row table:style-name="ro1">
          <table:table-cell/>
          <table:table-cell table:formula="of:=RAND()" office:value-type="float" office:value="0.842372501967475">
            <text:p>0.842372502</text:p>
          </table:table-cell>
          <table:table-cell table:formula="of:=RAND()" office:value-type="float" office:value="0.456582379061729">
            <text:p>0.4565823791</text:p>
          </table:table-cell>
          <table:table-cell table:formula="of:=RAND()" office:value-type="float" office:value="0.560209039133042">
            <text:p>0.5602090391</text:p>
          </table:table-cell>
          <table:table-cell table:formula="of:=RAND()" office:value-type="float" office:value="0.555307144764811">
            <text:p>0.5553071448</text:p>
          </table:table-cell>
          <table:table-cell table:formula="of:=RAND()" office:value-type="float" office:value="0.69011030998081">
            <text:p>0.69011031</text:p>
          </table:table-cell>
          <table:table-cell table:formula="of:=RAND()" office:value-type="float" office:value="0.375536315375939">
            <text:p>0.3755363154</text:p>
          </table:table-cell>
          <table:table-cell table:formula="of:=RAND()" office:value-type="float" office:value="0.400650394381955">
            <text:p>0.4006503944</text:p>
          </table:table-cell>
          <table:table-cell table:formula="of:=RAND()" office:value-type="float" office:value="0.323895713547245">
            <text:p>0.3238957135</text:p>
          </table:table-cell>
          <table:table-cell table:formula="of:=RAND()" office:value-type="float" office:value="0.682156641501933">
            <text:p>0.6821566415</text:p>
          </table:table-cell>
          <table:table-cell table:formula="of:=RAND()" office:value-type="float" office:value="0.0712544501293451">
            <text:p>0.0712544501</text:p>
          </table:table-cell>
          <table:table-cell table:formula="of:=RAND()" office:value-type="float" office:value="0.342361119808629">
            <text:p>0.3423611198</text:p>
          </table:table-cell>
          <table:table-cell table:formula="of:=RAND()" office:value-type="float" office:value="0.948600761825219">
            <text:p>0.9486007618</text:p>
          </table:table-cell>
          <table:table-cell table:formula="of:=SUM([.B997:.M997])-6" office:value-type="float" office:value="0.249036771478131">
            <text:p>0.2490367715</text:p>
          </table:table-cell>
          <table:table-cell table:formula="of:=[.N997]-[.$G$6]" office:value-type="float" office:value="0.27277776201209">
            <text:p>0.272777762</text:p>
          </table:table-cell>
          <table:table-cell table:formula="of:=[.O997]*[.O997]" office:value-type="float" office:value="0.0744077074483247">
            <text:p>0.0744077074</text:p>
          </table:table-cell>
        </table:table-row>
        <table:table-row table:style-name="ro1">
          <table:table-cell/>
          <table:table-cell table:formula="of:=RAND()" office:value-type="float" office:value="0.351503709331155">
            <text:p>0.3515037093</text:p>
          </table:table-cell>
          <table:table-cell table:formula="of:=RAND()" office:value-type="float" office:value="0.556328012607992">
            <text:p>0.5563280126</text:p>
          </table:table-cell>
          <table:table-cell table:formula="of:=RAND()" office:value-type="float" office:value="0.931647337041795">
            <text:p>0.931647337</text:p>
          </table:table-cell>
          <table:table-cell table:formula="of:=RAND()" office:value-type="float" office:value="0.735889147268608">
            <text:p>0.7358891473</text:p>
          </table:table-cell>
          <table:table-cell table:formula="of:=RAND()" office:value-type="float" office:value="0.977603039937094">
            <text:p>0.9776030399</text:p>
          </table:table-cell>
          <table:table-cell table:formula="of:=RAND()" office:value-type="float" office:value="0.523884508991614">
            <text:p>0.523884509</text:p>
          </table:table-cell>
          <table:table-cell table:formula="of:=RAND()" office:value-type="float" office:value="0.204771067015827">
            <text:p>0.204771067</text:p>
          </table:table-cell>
          <table:table-cell table:formula="of:=RAND()" office:value-type="float" office:value="0.703256692970172">
            <text:p>0.703256693</text:p>
          </table:table-cell>
          <table:table-cell table:formula="of:=RAND()" office:value-type="float" office:value="0.825771194184199">
            <text:p>0.8257711942</text:p>
          </table:table-cell>
          <table:table-cell table:formula="of:=RAND()" office:value-type="float" office:value="0.655548848211765">
            <text:p>0.6555488482</text:p>
          </table:table-cell>
          <table:table-cell table:formula="of:=RAND()" office:value-type="float" office:value="0.364314777543768">
            <text:p>0.3643147775</text:p>
          </table:table-cell>
          <table:table-cell table:formula="of:=RAND()" office:value-type="float" office:value="0.863414669642225">
            <text:p>0.8634146696</text:p>
          </table:table-cell>
          <table:table-cell table:formula="of:=SUM([.B998:.M998])-6" office:value-type="float" office:value="1.69393300474621">
            <text:p>1.6939330047</text:p>
          </table:table-cell>
          <table:table-cell table:formula="of:=[.N998]-[.$G$6]" office:value-type="float" office:value="1.71767399528017">
            <text:p>1.7176739953</text:p>
          </table:table-cell>
          <table:table-cell table:formula="of:=[.O998]*[.O998]" office:value-type="float" office:value="2.95040395406175">
            <text:p>2.9504039541</text:p>
          </table:table-cell>
        </table:table-row>
        <table:table-row table:style-name="ro1">
          <table:table-cell/>
          <table:table-cell table:formula="of:=RAND()" office:value-type="float" office:value="0.703217099886388">
            <text:p>0.7032170999</text:p>
          </table:table-cell>
          <table:table-cell table:formula="of:=RAND()" office:value-type="float" office:value="0.210651290137321">
            <text:p>0.2106512901</text:p>
          </table:table-cell>
          <table:table-cell table:formula="of:=RAND()" office:value-type="float" office:value="0.142085867002606">
            <text:p>0.142085867</text:p>
          </table:table-cell>
          <table:table-cell table:formula="of:=RAND()" office:value-type="float" office:value="0.036086700623855">
            <text:p>0.0360867006</text:p>
          </table:table-cell>
          <table:table-cell table:formula="of:=RAND()" office:value-type="float" office:value="0.547253536991775">
            <text:p>0.547253537</text:p>
          </table:table-cell>
          <table:table-cell table:formula="of:=RAND()" office:value-type="float" office:value="0.502634262433276">
            <text:p>0.5026342624</text:p>
          </table:table-cell>
          <table:table-cell table:formula="of:=RAND()" office:value-type="float" office:value="0.85272623365745">
            <text:p>0.8527262337</text:p>
          </table:table-cell>
          <table:table-cell table:formula="of:=RAND()" office:value-type="float" office:value="0.371887617278844">
            <text:p>0.3718876173</text:p>
          </table:table-cell>
          <table:table-cell table:formula="of:=RAND()" office:value-type="float" office:value="0.137199115939438">
            <text:p>0.1371991159</text:p>
          </table:table-cell>
          <table:table-cell table:formula="of:=RAND()" office:value-type="float" office:value="0.273897740524262">
            <text:p>0.2738977405</text:p>
          </table:table-cell>
          <table:table-cell table:formula="of:=RAND()" office:value-type="float" office:value="0.920770444208756">
            <text:p>0.9207704442</text:p>
          </table:table-cell>
          <table:table-cell table:formula="of:=RAND()" office:value-type="float" office:value="0.983273799763992">
            <text:p>0.9832737998</text:p>
          </table:table-cell>
          <table:table-cell table:formula="of:=SUM([.B999:.M999])-6" office:value-type="float" office:value="-0.318316291552037">
            <text:p>-0.3183162916</text:p>
          </table:table-cell>
          <table:table-cell table:formula="of:=[.N999]-[.$G$6]" office:value-type="float" office:value="-0.294575301018078">
            <text:p>-0.294575301</text:p>
          </table:table-cell>
          <table:table-cell table:formula="of:=[.O999]*[.O999]" office:value-type="float" office:value="0.0867746079698912">
            <text:p>0.086774608</text:p>
          </table:table-cell>
        </table:table-row>
        <table:table-row table:style-name="ro1">
          <table:table-cell/>
          <table:table-cell table:formula="of:=RAND()" office:value-type="float" office:value="0.843440760858357">
            <text:p>0.8434407609</text:p>
          </table:table-cell>
          <table:table-cell table:formula="of:=RAND()" office:value-type="float" office:value="0.0327166968490928">
            <text:p>0.0327166968</text:p>
          </table:table-cell>
          <table:table-cell table:formula="of:=RAND()" office:value-type="float" office:value="0.758624047972262">
            <text:p>0.758624048</text:p>
          </table:table-cell>
          <table:table-cell table:formula="of:=RAND()" office:value-type="float" office:value="0.693382841767743">
            <text:p>0.6933828418</text:p>
          </table:table-cell>
          <table:table-cell table:formula="of:=RAND()" office:value-type="float" office:value="0.335803042864427">
            <text:p>0.3358030429</text:p>
          </table:table-cell>
          <table:table-cell table:formula="of:=RAND()" office:value-type="float" office:value="0.59133092709817">
            <text:p>0.5913309271</text:p>
          </table:table-cell>
          <table:table-cell table:formula="of:=RAND()" office:value-type="float" office:value="0.531580951996148">
            <text:p>0.531580952</text:p>
          </table:table-cell>
          <table:table-cell table:formula="of:=RAND()" office:value-type="float" office:value="0.739349216688424">
            <text:p>0.7393492167</text:p>
          </table:table-cell>
          <table:table-cell table:formula="of:=RAND()" office:value-type="float" office:value="0.335731455124915">
            <text:p>0.3357314551</text:p>
          </table:table-cell>
          <table:table-cell table:formula="of:=RAND()" office:value-type="float" office:value="0.266839560354128">
            <text:p>0.2668395604</text:p>
          </table:table-cell>
          <table:table-cell table:formula="of:=RAND()" office:value-type="float" office:value="0.605494525050744">
            <text:p>0.6054945251</text:p>
          </table:table-cell>
          <table:table-cell table:formula="of:=RAND()" office:value-type="float" office:value="0.769553066696972">
            <text:p>0.7695530667</text:p>
          </table:table-cell>
          <table:table-cell table:formula="of:=SUM([.B1000:.M1000])-6" office:value-type="float" office:value="0.503847093321383">
            <text:p>0.5038470933</text:p>
          </table:table-cell>
          <table:table-cell table:formula="of:=[.N1000]-[.$G$6]" office:value-type="float" office:value="0.527588083855342">
            <text:p>0.5275880839</text:p>
          </table:table-cell>
          <table:table-cell table:formula="of:=[.O1000]*[.O1000]" office:value-type="float" office:value="0.278349186226152">
            <text:p>0.2783491862</text:p>
          </table:table-cell>
        </table:table-row>
        <table:table-row table:style-name="ro1">
          <table:table-cell/>
          <table:table-cell table:formula="of:=RAND()" office:value-type="float" office:value="0.936712085967884">
            <text:p>0.936712086</text:p>
          </table:table-cell>
          <table:table-cell table:formula="of:=RAND()" office:value-type="float" office:value="0.687078499235213">
            <text:p>0.6870784992</text:p>
          </table:table-cell>
          <table:table-cell table:formula="of:=RAND()" office:value-type="float" office:value="0.946957940934226">
            <text:p>0.9469579409</text:p>
          </table:table-cell>
          <table:table-cell table:formula="of:=RAND()" office:value-type="float" office:value="0.960446272976697">
            <text:p>0.960446273</text:p>
          </table:table-cell>
          <table:table-cell table:formula="of:=RAND()" office:value-type="float" office:value="0.6474913447164">
            <text:p>0.6474913447</text:p>
          </table:table-cell>
          <table:table-cell table:formula="of:=RAND()" office:value-type="float" office:value="0.401097123278305">
            <text:p>0.4010971233</text:p>
          </table:table-cell>
          <table:table-cell table:formula="of:=RAND()" office:value-type="float" office:value="0.730128312949091">
            <text:p>0.7301283129</text:p>
          </table:table-cell>
          <table:table-cell table:formula="of:=RAND()" office:value-type="float" office:value="0.12524002417922">
            <text:p>0.1252400242</text:p>
          </table:table-cell>
          <table:table-cell table:formula="of:=RAND()" office:value-type="float" office:value="0.414841876830906">
            <text:p>0.4148418768</text:p>
          </table:table-cell>
          <table:table-cell table:formula="of:=RAND()" office:value-type="float" office:value="0.486290438566357">
            <text:p>0.4862904386</text:p>
          </table:table-cell>
          <table:table-cell table:formula="of:=RAND()" office:value-type="float" office:value="0.136915287002921">
            <text:p>0.136915287</text:p>
          </table:table-cell>
          <table:table-cell table:formula="of:=RAND()" office:value-type="float" office:value="0.44791616522707">
            <text:p>0.4479161652</text:p>
          </table:table-cell>
          <table:table-cell table:formula="of:=SUM([.B1001:.M1001])-6" office:value-type="float" office:value="0.921115371864289">
            <text:p>0.9211153719</text:p>
          </table:table-cell>
          <table:table-cell table:formula="of:=[.N1001]-[.$G$6]" office:value-type="float" office:value="0.944856362398248">
            <text:p>0.9448563624</text:p>
          </table:table-cell>
          <table:table-cell table:formula="of:=[.O1001]*[.O1001]" office:value-type="float" office:value="0.89275354556445">
            <text:p>0.8927535456</text:p>
          </table:table-cell>
        </table:table-row>
        <table:table-row table:style-name="ro1">
          <table:table-cell/>
          <table:table-cell table:formula="of:=RAND()" office:value-type="float" office:value="0.943053180119023">
            <text:p>0.9430531801</text:p>
          </table:table-cell>
          <table:table-cell table:formula="of:=RAND()" office:value-type="float" office:value="0.704605823848397">
            <text:p>0.7046058238</text:p>
          </table:table-cell>
          <table:table-cell table:formula="of:=RAND()" office:value-type="float" office:value="0.821378046181053">
            <text:p>0.8213780462</text:p>
          </table:table-cell>
          <table:table-cell table:formula="of:=RAND()" office:value-type="float" office:value="0.514659382170066">
            <text:p>0.5146593822</text:p>
          </table:table-cell>
          <table:table-cell table:formula="of:=RAND()" office:value-type="float" office:value="0.368450318695977">
            <text:p>0.3684503187</text:p>
          </table:table-cell>
          <table:table-cell table:formula="of:=RAND()" office:value-type="float" office:value="0.897138197906315">
            <text:p>0.8971381979</text:p>
          </table:table-cell>
          <table:table-cell table:formula="of:=RAND()" office:value-type="float" office:value="0.513331282418221">
            <text:p>0.5133312824</text:p>
          </table:table-cell>
          <table:table-cell table:formula="of:=RAND()" office:value-type="float" office:value="0.133638669503853">
            <text:p>0.1336386695</text:p>
          </table:table-cell>
          <table:table-cell table:formula="of:=RAND()" office:value-type="float" office:value="0.971282576443628">
            <text:p>0.9712825764</text:p>
          </table:table-cell>
          <table:table-cell table:formula="of:=RAND()" office:value-type="float" office:value="0.689392793923616">
            <text:p>0.6893927939</text:p>
          </table:table-cell>
          <table:table-cell table:formula="of:=RAND()" office:value-type="float" office:value="0.220319865969941">
            <text:p>0.220319866</text:p>
          </table:table-cell>
          <table:table-cell table:formula="of:=RAND()" office:value-type="float" office:value="0.580725287785754">
            <text:p>0.5807252878</text:p>
          </table:table-cell>
          <table:table-cell table:formula="of:=SUM([.B1002:.M1002])-6" office:value-type="float" office:value="1.35797542496584">
            <text:p>1.357975425</text:p>
          </table:table-cell>
          <table:table-cell table:formula="of:=[.N1002]-[.$G$6]" office:value-type="float" office:value="1.3817164154998">
            <text:p>1.3817164155</text:p>
          </table:table-cell>
          <table:table-cell table:formula="of:=[.O1002]*[.O1002]" office:value-type="float" office:value="1.90914025286162">
            <text:p>1.9091402529</text:p>
          </table:table-cell>
        </table:table-row>
        <table:table-row table:style-name="ro1">
          <table:table-cell/>
          <table:table-cell table:formula="of:=RAND()" office:value-type="float" office:value="0.806154048535973">
            <text:p>0.8061540485</text:p>
          </table:table-cell>
          <table:table-cell table:formula="of:=RAND()" office:value-type="float" office:value="0.842236893251538">
            <text:p>0.8422368933</text:p>
          </table:table-cell>
          <table:table-cell table:formula="of:=RAND()" office:value-type="float" office:value="0.502216717693955">
            <text:p>0.5022167177</text:p>
          </table:table-cell>
          <table:table-cell table:formula="of:=RAND()" office:value-type="float" office:value="0.8668833875563">
            <text:p>0.8668833876</text:p>
          </table:table-cell>
          <table:table-cell table:formula="of:=RAND()" office:value-type="float" office:value="0.158338505541906">
            <text:p>0.1583385055</text:p>
          </table:table-cell>
          <table:table-cell table:formula="of:=RAND()" office:value-type="float" office:value="0.0951486798003316">
            <text:p>0.0951486798</text:p>
          </table:table-cell>
          <table:table-cell table:formula="of:=RAND()" office:value-type="float" office:value="0.338090967852622">
            <text:p>0.3380909679</text:p>
          </table:table-cell>
          <table:table-cell table:formula="of:=RAND()" office:value-type="float" office:value="0.132467129034922">
            <text:p>0.132467129</text:p>
          </table:table-cell>
          <table:table-cell table:formula="of:=RAND()" office:value-type="float" office:value="0.00297251669690013">
            <text:p>0.0029725167</text:p>
          </table:table-cell>
          <table:table-cell table:formula="of:=RAND()" office:value-type="float" office:value="0.513481090310961">
            <text:p>0.5134810903</text:p>
          </table:table-cell>
          <table:table-cell table:formula="of:=RAND()" office:value-type="float" office:value="0.61311429226771">
            <text:p>0.6131142923</text:p>
          </table:table-cell>
          <table:table-cell table:formula="of:=RAND()" office:value-type="float" office:value="0.777029175078496">
            <text:p>0.7770291751</text:p>
          </table:table-cell>
          <table:table-cell table:formula="of:=SUM([.B1003:.M1003])-6" office:value-type="float" office:value="-0.351866596378386">
            <text:p>-0.3518665964</text:p>
          </table:table-cell>
          <table:table-cell table:formula="of:=[.N1003]-[.$G$6]" office:value-type="float" office:value="-0.328125605844427">
            <text:p>-0.3281256058</text:p>
          </table:table-cell>
          <table:table-cell table:formula="of:=[.O1003]*[.O1003]" office:value-type="float" office:value="0.107666413210772">
            <text:p>0.1076664132</text:p>
          </table:table-cell>
        </table:table-row>
        <table:table-row table:style-name="ro1">
          <table:table-cell/>
          <table:table-cell table:formula="of:=RAND()" office:value-type="float" office:value="0.633756680646911">
            <text:p>0.6337566806</text:p>
          </table:table-cell>
          <table:table-cell table:formula="of:=RAND()" office:value-type="float" office:value="0.949901753803715">
            <text:p>0.9499017538</text:p>
          </table:table-cell>
          <table:table-cell table:formula="of:=RAND()" office:value-type="float" office:value="0.551494454033673">
            <text:p>0.551494454</text:p>
          </table:table-cell>
          <table:table-cell table:formula="of:=RAND()" office:value-type="float" office:value="0.678784512449056">
            <text:p>0.6787845124</text:p>
          </table:table-cell>
          <table:table-cell table:formula="of:=RAND()" office:value-type="float" office:value="0.00580400484614074">
            <text:p>0.0058040048</text:p>
          </table:table-cell>
          <table:table-cell table:formula="of:=RAND()" office:value-type="float" office:value="0.387917682994157">
            <text:p>0.387917683</text:p>
          </table:table-cell>
          <table:table-cell table:formula="of:=RAND()" office:value-type="float" office:value="0.192327424185351">
            <text:p>0.1923274242</text:p>
          </table:table-cell>
          <table:table-cell table:formula="of:=RAND()" office:value-type="float" office:value="0.733032137155533">
            <text:p>0.7330321372</text:p>
          </table:table-cell>
          <table:table-cell table:formula="of:=RAND()" office:value-type="float" office:value="0.47753048571758">
            <text:p>0.4775304857</text:p>
          </table:table-cell>
          <table:table-cell table:formula="of:=RAND()" office:value-type="float" office:value="0.3181954594329">
            <text:p>0.3181954594</text:p>
          </table:table-cell>
          <table:table-cell table:formula="of:=RAND()" office:value-type="float" office:value="0.268529476132244">
            <text:p>0.2685294761</text:p>
          </table:table-cell>
          <table:table-cell table:formula="of:=RAND()" office:value-type="float" office:value="0.628823001403362">
            <text:p>0.6288230014</text:p>
          </table:table-cell>
          <table:table-cell table:formula="of:=SUM([.B1004:.M1004])-6" office:value-type="float" office:value="-0.173902927199379">
            <text:p>-0.1739029272</text:p>
          </table:table-cell>
          <table:table-cell table:formula="of:=[.N1004]-[.$G$6]" office:value-type="float" office:value="-0.150161936665419">
            <text:p>-0.1501619367</text:p>
          </table:table-cell>
          <table:table-cell table:formula="of:=[.O1004]*[.O1004]" office:value-type="float" office:value="0.0225486072231095">
            <text:p>0.0225486072</text:p>
          </table:table-cell>
        </table:table-row>
        <table:table-row table:style-name="ro1">
          <table:table-cell/>
          <table:table-cell table:formula="of:=RAND()" office:value-type="float" office:value="0.106953851412982">
            <text:p>0.1069538514</text:p>
          </table:table-cell>
          <table:table-cell table:formula="of:=RAND()" office:value-type="float" office:value="0.248553232988343">
            <text:p>0.248553233</text:p>
          </table:table-cell>
          <table:table-cell table:formula="of:=RAND()" office:value-type="float" office:value="0.0804026171099395">
            <text:p>0.0804026171</text:p>
          </table:table-cell>
          <table:table-cell table:formula="of:=RAND()" office:value-type="float" office:value="0.448939605150372">
            <text:p>0.4489396052</text:p>
          </table:table-cell>
          <table:table-cell table:formula="of:=RAND()" office:value-type="float" office:value="0.300396315287799">
            <text:p>0.3003963153</text:p>
          </table:table-cell>
          <table:table-cell table:formula="of:=RAND()" office:value-type="float" office:value="0.302710113115609">
            <text:p>0.3027101131</text:p>
          </table:table-cell>
          <table:table-cell table:formula="of:=RAND()" office:value-type="float" office:value="0.810333149274811">
            <text:p>0.8103331493</text:p>
          </table:table-cell>
          <table:table-cell table:formula="of:=RAND()" office:value-type="float" office:value="0.586640793364495">
            <text:p>0.5866407934</text:p>
          </table:table-cell>
          <table:table-cell table:formula="of:=RAND()" office:value-type="float" office:value="0.634946436155587">
            <text:p>0.6349464362</text:p>
          </table:table-cell>
          <table:table-cell table:formula="of:=RAND()" office:value-type="float" office:value="0.266459726262838">
            <text:p>0.2664597263</text:p>
          </table:table-cell>
          <table:table-cell table:formula="of:=RAND()" office:value-type="float" office:value="0.434484140714631">
            <text:p>0.4344841407</text:p>
          </table:table-cell>
          <table:table-cell table:formula="of:=RAND()" office:value-type="float" office:value="0.973837499972433">
            <text:p>0.9738375</text:p>
          </table:table-cell>
          <table:table-cell table:formula="of:=SUM([.B1005:.M1005])-6" office:value-type="float" office:value="-0.805342519190162">
            <text:p>-0.8053425192</text:p>
          </table:table-cell>
          <table:table-cell table:formula="of:=[.N1005]-[.$G$6]" office:value-type="float" office:value="-0.781601528656203">
            <text:p>-0.7816015287</text:p>
          </table:table-cell>
          <table:table-cell table:formula="of:=[.O1005]*[.O1005]" office:value-type="float" office:value="0.610900949597714">
            <text:p>0.6109009496</text:p>
          </table:table-cell>
        </table:table-row>
        <table:table-row table:style-name="ro1">
          <table:table-cell/>
          <table:table-cell table:formula="of:=RAND()" office:value-type="float" office:value="0.37366297817789">
            <text:p>0.3736629782</text:p>
          </table:table-cell>
          <table:table-cell table:formula="of:=RAND()" office:value-type="float" office:value="0.900993776507676">
            <text:p>0.9009937765</text:p>
          </table:table-cell>
          <table:table-cell table:formula="of:=RAND()" office:value-type="float" office:value="0.372987577458844">
            <text:p>0.3729875775</text:p>
          </table:table-cell>
          <table:table-cell table:formula="of:=RAND()" office:value-type="float" office:value="0.366320016328245">
            <text:p>0.3663200163</text:p>
          </table:table-cell>
          <table:table-cell table:formula="of:=RAND()" office:value-type="float" office:value="0.626962224021554">
            <text:p>0.626962224</text:p>
          </table:table-cell>
          <table:table-cell table:formula="of:=RAND()" office:value-type="float" office:value="0.630614451598376">
            <text:p>0.6306144516</text:p>
          </table:table-cell>
          <table:table-cell table:formula="of:=RAND()" office:value-type="float" office:value="0.671106792520732">
            <text:p>0.6711067925</text:p>
          </table:table-cell>
          <table:table-cell table:formula="of:=RAND()" office:value-type="float" office:value="0.132976447232068">
            <text:p>0.1329764472</text:p>
          </table:table-cell>
          <table:table-cell table:formula="of:=RAND()" office:value-type="float" office:value="0.32654021284543">
            <text:p>0.3265402128</text:p>
          </table:table-cell>
          <table:table-cell table:formula="of:=RAND()" office:value-type="float" office:value="0.5628004334867">
            <text:p>0.5628004335</text:p>
          </table:table-cell>
          <table:table-cell table:formula="of:=RAND()" office:value-type="float" office:value="0.754980294732377">
            <text:p>0.7549802947</text:p>
          </table:table-cell>
          <table:table-cell table:formula="of:=RAND()" office:value-type="float" office:value="0.800902253948152">
            <text:p>0.8009022539</text:p>
          </table:table-cell>
          <table:table-cell table:formula="of:=SUM([.B1006:.M1006])-6" office:value-type="float" office:value="0.520847458858043">
            <text:p>0.5208474589</text:p>
          </table:table-cell>
          <table:table-cell table:formula="of:=[.N1006]-[.$G$6]" office:value-type="float" office:value="0.544588449392002">
            <text:p>0.5445884494</text:p>
          </table:table-cell>
          <table:table-cell table:formula="of:=[.O1006]*[.O1006]" office:value-type="float" office:value="0.296576579211185">
            <text:p>0.2965765792</text:p>
          </table:table-cell>
        </table:table-row>
        <table:table-row table:style-name="ro1">
          <table:table-cell/>
          <table:table-cell table:formula="of:=RAND()" office:value-type="float" office:value="0.671629618154839">
            <text:p>0.6716296182</text:p>
          </table:table-cell>
          <table:table-cell table:formula="of:=RAND()" office:value-type="float" office:value="0.289772925898433">
            <text:p>0.2897729259</text:p>
          </table:table-cell>
          <table:table-cell table:formula="of:=RAND()" office:value-type="float" office:value="0.367979991715401">
            <text:p>0.3679799917</text:p>
          </table:table-cell>
          <table:table-cell table:formula="of:=RAND()" office:value-type="float" office:value="0.136144825723022">
            <text:p>0.1361448257</text:p>
          </table:table-cell>
          <table:table-cell table:formula="of:=RAND()" office:value-type="float" office:value="0.608176467008889">
            <text:p>0.608176467</text:p>
          </table:table-cell>
          <table:table-cell table:formula="of:=RAND()" office:value-type="float" office:value="0.042923801811412">
            <text:p>0.0429238018</text:p>
          </table:table-cell>
          <table:table-cell table:formula="of:=RAND()" office:value-type="float" office:value="0.833352188812569">
            <text:p>0.8333521888</text:p>
          </table:table-cell>
          <table:table-cell table:formula="of:=RAND()" office:value-type="float" office:value="0.574355290969834">
            <text:p>0.574355291</text:p>
          </table:table-cell>
          <table:table-cell table:formula="of:=RAND()" office:value-type="float" office:value="0.27993635693565">
            <text:p>0.2799363569</text:p>
          </table:table-cell>
          <table:table-cell table:formula="of:=RAND()" office:value-type="float" office:value="0.579386225668713">
            <text:p>0.5793862257</text:p>
          </table:table-cell>
          <table:table-cell table:formula="of:=RAND()" office:value-type="float" office:value="0.299238699022681">
            <text:p>0.299238699</text:p>
          </table:table-cell>
          <table:table-cell table:formula="of:=RAND()" office:value-type="float" office:value="0.299984708428383">
            <text:p>0.2999847084</text:p>
          </table:table-cell>
          <table:table-cell table:formula="of:=SUM([.B1007:.M1007])-6" office:value-type="float" office:value="-1.01711889985017">
            <text:p>-1.0171188999</text:p>
          </table:table-cell>
          <table:table-cell table:formula="of:=[.N1007]-[.$G$6]" office:value-type="float" office:value="-0.993377909316216">
            <text:p>-0.9933779093</text:p>
          </table:table-cell>
          <table:table-cell table:formula="of:=[.O1007]*[.O1007]" office:value-type="float" office:value="0.986799670717455">
            <text:p>0.9867996707</text:p>
          </table:table-cell>
        </table:table-row>
        <table:table-row table:style-name="ro1">
          <table:table-cell/>
          <table:table-cell table:formula="of:=RAND()" office:value-type="float" office:value="0.425482407212257">
            <text:p>0.4254824072</text:p>
          </table:table-cell>
          <table:table-cell table:formula="of:=RAND()" office:value-type="float" office:value="0.0894140400923789">
            <text:p>0.0894140401</text:p>
          </table:table-cell>
          <table:table-cell table:formula="of:=RAND()" office:value-type="float" office:value="0.663306953851134">
            <text:p>0.6633069539</text:p>
          </table:table-cell>
          <table:table-cell table:formula="of:=RAND()" office:value-type="float" office:value="0.659509605029598">
            <text:p>0.659509605</text:p>
          </table:table-cell>
          <table:table-cell table:formula="of:=RAND()" office:value-type="float" office:value="0.58093151752837">
            <text:p>0.5809315175</text:p>
          </table:table-cell>
          <table:table-cell table:formula="of:=RAND()" office:value-type="float" office:value="0.503474014811218">
            <text:p>0.5034740148</text:p>
          </table:table-cell>
          <table:table-cell table:formula="of:=RAND()" office:value-type="float" office:value="0.593878497602418">
            <text:p>0.5938784976</text:p>
          </table:table-cell>
          <table:table-cell table:formula="of:=RAND()" office:value-type="float" office:value="0.661474541062489">
            <text:p>0.6614745411</text:p>
          </table:table-cell>
          <table:table-cell table:formula="of:=RAND()" office:value-type="float" office:value="0.00820874935016036">
            <text:p>0.0082087494</text:p>
          </table:table-cell>
          <table:table-cell table:formula="of:=RAND()" office:value-type="float" office:value="0.0256556880194694">
            <text:p>0.025655688</text:p>
          </table:table-cell>
          <table:table-cell table:formula="of:=RAND()" office:value-type="float" office:value="0.461990677285939">
            <text:p>0.4619906773</text:p>
          </table:table-cell>
          <table:table-cell table:formula="of:=RAND()" office:value-type="float" office:value="0.746306955814362">
            <text:p>0.7463069558</text:p>
          </table:table-cell>
          <table:table-cell table:formula="of:=SUM([.B1008:.M1008])-6" office:value-type="float" office:value="-0.580366352340207">
            <text:p>-0.5803663523</text:p>
          </table:table-cell>
          <table:table-cell table:formula="of:=[.N1008]-[.$G$6]" office:value-type="float" office:value="-0.556625361806247">
            <text:p>-0.5566253618</text:p>
          </table:table-cell>
          <table:table-cell table:formula="of:=[.O1008]*[.O1008]" office:value-type="float" office:value="0.309831793405936">
            <text:p>0.3098317934</text:p>
          </table:table-cell>
        </table:table-row>
        <table:table-row table:style-name="ro1">
          <table:table-cell/>
          <table:table-cell table:formula="of:=RAND()" office:value-type="float" office:value="0.217104601208121">
            <text:p>0.2171046012</text:p>
          </table:table-cell>
          <table:table-cell table:formula="of:=RAND()" office:value-type="float" office:value="0.334655427141115">
            <text:p>0.3346554271</text:p>
          </table:table-cell>
          <table:table-cell table:formula="of:=RAND()" office:value-type="float" office:value="0.303611077368259">
            <text:p>0.3036110774</text:p>
          </table:table-cell>
          <table:table-cell table:formula="of:=RAND()" office:value-type="float" office:value="0.718266323208809">
            <text:p>0.7182663232</text:p>
          </table:table-cell>
          <table:table-cell table:formula="of:=RAND()" office:value-type="float" office:value="0.947353727417067">
            <text:p>0.9473537274</text:p>
          </table:table-cell>
          <table:table-cell table:formula="of:=RAND()" office:value-type="float" office:value="0.148218438494951">
            <text:p>0.1482184385</text:p>
          </table:table-cell>
          <table:table-cell table:formula="of:=RAND()" office:value-type="float" office:value="0.0660031440202147">
            <text:p>0.066003144</text:p>
          </table:table-cell>
          <table:table-cell table:formula="of:=RAND()" office:value-type="float" office:value="0.172056280309334">
            <text:p>0.1720562803</text:p>
          </table:table-cell>
          <table:table-cell table:formula="of:=RAND()" office:value-type="float" office:value="0.981154754757881">
            <text:p>0.9811547548</text:p>
          </table:table-cell>
          <table:table-cell table:formula="of:=RAND()" office:value-type="float" office:value="0.770979618653655">
            <text:p>0.7709796187</text:p>
          </table:table-cell>
          <table:table-cell table:formula="of:=RAND()" office:value-type="float" office:value="0.80715491482988">
            <text:p>0.8071549148</text:p>
          </table:table-cell>
          <table:table-cell table:formula="of:=RAND()" office:value-type="float" office:value="0.227006469853222">
            <text:p>0.2270064699</text:p>
          </table:table-cell>
          <table:table-cell table:formula="of:=SUM([.B1009:.M1009])-6" office:value-type="float" office:value="-0.306435222737491">
            <text:p>-0.3064352227</text:p>
          </table:table-cell>
          <table:table-cell table:formula="of:=[.N1009]-[.$G$6]" office:value-type="float" office:value="-0.282694232203532">
            <text:p>-0.2826942322</text:p>
          </table:table-cell>
          <table:table-cell table:formula="of:=[.O1009]*[.O1009]" office:value-type="float" office:value="0.0799160289211445">
            <text:p>0.0799160289</text:p>
          </table:table-cell>
        </table:table-row>
        <table:table-row table:style-name="ro1">
          <table:table-cell/>
          <table:table-cell table:formula="of:=RAND()" office:value-type="float" office:value="0.584887846838683">
            <text:p>0.5848878468</text:p>
          </table:table-cell>
          <table:table-cell table:formula="of:=RAND()" office:value-type="float" office:value="0.0398018071427941">
            <text:p>0.0398018071</text:p>
          </table:table-cell>
          <table:table-cell table:formula="of:=RAND()" office:value-type="float" office:value="0.580015138955787">
            <text:p>0.580015139</text:p>
          </table:table-cell>
          <table:table-cell table:formula="of:=RAND()" office:value-type="float" office:value="0.765987346880138">
            <text:p>0.7659873469</text:p>
          </table:table-cell>
          <table:table-cell table:formula="of:=RAND()" office:value-type="float" office:value="0.413775343215093">
            <text:p>0.4137753432</text:p>
          </table:table-cell>
          <table:table-cell table:formula="of:=RAND()" office:value-type="float" office:value="0.191218863008544">
            <text:p>0.191218863</text:p>
          </table:table-cell>
          <table:table-cell table:formula="of:=RAND()" office:value-type="float" office:value="0.43932140734978">
            <text:p>0.4393214073</text:p>
          </table:table-cell>
          <table:table-cell table:formula="of:=RAND()" office:value-type="float" office:value="0.0550765327643603">
            <text:p>0.0550765328</text:p>
          </table:table-cell>
          <table:table-cell table:formula="of:=RAND()" office:value-type="float" office:value="0.234945511911064">
            <text:p>0.2349455119</text:p>
          </table:table-cell>
          <table:table-cell table:formula="of:=RAND()" office:value-type="float" office:value="0.0579914774280041">
            <text:p>0.0579914774</text:p>
          </table:table-cell>
          <table:table-cell table:formula="of:=RAND()" office:value-type="float" office:value="0.479793831007555">
            <text:p>0.479793831</text:p>
          </table:table-cell>
          <table:table-cell table:formula="of:=RAND()" office:value-type="float" office:value="0.788850468117744">
            <text:p>0.7888504681</text:p>
          </table:table-cell>
          <table:table-cell table:formula="of:=SUM([.B1010:.M1010])-6" office:value-type="float" office:value="-1.36833442538045">
            <text:p>-1.3683344254</text:p>
          </table:table-cell>
          <table:table-cell table:formula="of:=[.N1010]-[.$G$6]" office:value-type="float" office:value="-1.34459343484649">
            <text:p>-1.3445934348</text:p>
          </table:table-cell>
          <table:table-cell table:formula="of:=[.O1010]*[.O1010]" office:value-type="float" office:value="1.80793150503229">
            <text:p>1.807931505</text:p>
          </table:table-cell>
        </table:table-row>
        <table:table-row table:style-name="ro1">
          <table:table-cell/>
          <table:table-cell table:formula="of:=RAND()" office:value-type="float" office:value="0.575199717655778">
            <text:p>0.5751997177</text:p>
          </table:table-cell>
          <table:table-cell table:formula="of:=RAND()" office:value-type="float" office:value="0.234049922320992">
            <text:p>0.2340499223</text:p>
          </table:table-cell>
          <table:table-cell table:formula="of:=RAND()" office:value-type="float" office:value="0.700846717925742">
            <text:p>0.7008467179</text:p>
          </table:table-cell>
          <table:table-cell table:formula="of:=RAND()" office:value-type="float" office:value="0.17690028809011">
            <text:p>0.1769002881</text:p>
          </table:table-cell>
          <table:table-cell table:formula="of:=RAND()" office:value-type="float" office:value="0.467259202385321">
            <text:p>0.4672592024</text:p>
          </table:table-cell>
          <table:table-cell table:formula="of:=RAND()" office:value-type="float" office:value="0.48466129694134">
            <text:p>0.4846612969</text:p>
          </table:table-cell>
          <table:table-cell table:formula="of:=RAND()" office:value-type="float" office:value="0.639811719069257">
            <text:p>0.6398117191</text:p>
          </table:table-cell>
          <table:table-cell table:formula="of:=RAND()" office:value-type="float" office:value="0.877261842368171">
            <text:p>0.8772618424</text:p>
          </table:table-cell>
          <table:table-cell table:formula="of:=RAND()" office:value-type="float" office:value="0.908139053033665">
            <text:p>0.908139053</text:p>
          </table:table-cell>
          <table:table-cell table:formula="of:=RAND()" office:value-type="float" office:value="0.506675659678876">
            <text:p>0.5066756597</text:p>
          </table:table-cell>
          <table:table-cell table:formula="of:=RAND()" office:value-type="float" office:value="0.276932160370052">
            <text:p>0.2769321604</text:p>
          </table:table-cell>
          <table:table-cell table:formula="of:=RAND()" office:value-type="float" office:value="0.751963853137568">
            <text:p>0.7519638531</text:p>
          </table:table-cell>
          <table:table-cell table:formula="of:=SUM([.B1011:.M1011])-6" office:value-type="float" office:value="0.599701432976872">
            <text:p>0.599701433</text:p>
          </table:table-cell>
          <table:table-cell table:formula="of:=[.N1011]-[.$G$6]" office:value-type="float" office:value="0.623442423510831">
            <text:p>0.6234424235</text:p>
          </table:table-cell>
          <table:table-cell table:formula="of:=[.O1011]*[.O1011]" office:value-type="float" office:value="0.388680455433058">
            <text:p>0.3886804554</text:p>
          </table:table-cell>
        </table:table-row>
        <table:table-row table:style-name="ro1">
          <table:table-cell/>
          <table:table-cell table:formula="of:=RAND()" office:value-type="float" office:value="0.985614630160853">
            <text:p>0.9856146302</text:p>
          </table:table-cell>
          <table:table-cell table:formula="of:=RAND()" office:value-type="float" office:value="0.294328078860417">
            <text:p>0.2943280789</text:p>
          </table:table-cell>
          <table:table-cell table:formula="of:=RAND()" office:value-type="float" office:value="0.798187802778557">
            <text:p>0.7981878028</text:p>
          </table:table-cell>
          <table:table-cell table:formula="of:=RAND()" office:value-type="float" office:value="0.547329362714663">
            <text:p>0.5473293627</text:p>
          </table:table-cell>
          <table:table-cell table:formula="of:=RAND()" office:value-type="float" office:value="0.000393314519897103">
            <text:p>0.0003933145</text:p>
          </table:table-cell>
          <table:table-cell table:formula="of:=RAND()" office:value-type="float" office:value="0.164955454645678">
            <text:p>0.1649554546</text:p>
          </table:table-cell>
          <table:table-cell table:formula="of:=RAND()" office:value-type="float" office:value="0.309350888710469">
            <text:p>0.3093508887</text:p>
          </table:table-cell>
          <table:table-cell table:formula="of:=RAND()" office:value-type="float" office:value="0.116720963502303">
            <text:p>0.1167209635</text:p>
          </table:table-cell>
          <table:table-cell table:formula="of:=RAND()" office:value-type="float" office:value="0.20836348598823">
            <text:p>0.208363486</text:p>
          </table:table-cell>
          <table:table-cell table:formula="of:=RAND()" office:value-type="float" office:value="0.0588637872133404">
            <text:p>0.0588637872</text:p>
          </table:table-cell>
          <table:table-cell table:formula="of:=RAND()" office:value-type="float" office:value="0.21444229921326">
            <text:p>0.2144422992</text:p>
          </table:table-cell>
          <table:table-cell table:formula="of:=RAND()" office:value-type="float" office:value="0.688671209616587">
            <text:p>0.6886712096</text:p>
          </table:table-cell>
          <table:table-cell table:formula="of:=SUM([.B1012:.M1012])-6" office:value-type="float" office:value="-1.61277872207575">
            <text:p>-1.6127787221</text:p>
          </table:table-cell>
          <table:table-cell table:formula="of:=[.N1012]-[.$G$6]" office:value-type="float" office:value="-1.58903773154179">
            <text:p>-1.5890377315</text:p>
          </table:table-cell>
          <table:table-cell table:formula="of:=[.O1012]*[.O1012]" office:value-type="float" office:value="2.52504091226347">
            <text:p>2.5250409123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11/22/2017</text:date>, <text:time>08:0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11-21T10:00:45.31</meta:creation-date>
    <meta:generator>OpenOffice/4.1.3$Win32 OpenOffice.org_project/413m1$Build-9783</meta:generator>
    <dc:date>2017-11-22T08:02:06.28</dc:date>
    <dc:creator>RCC RCCD</dc:creator>
    <meta:editing-duration>PT51M36S</meta:editing-duration>
    <meta:editing-cycles>2</meta:editing-cycles>
    <meta:document-statistic meta:table-count="1" meta:cell-count="15026" meta:object-count="0"/>
  </office:meta>
</office:document-meta>
</file>